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6cm"/>
    </style:style>
    <style:style style:name="co2" style:family="table-column">
      <style:table-column-properties fo:break-before="auto" style:column-width="0.7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1"/>
      <style:map style:condition="cell-content()=&quot;01&quot;" style:apply-style-name="Grass1" style:base-cell-address="LAYERS.A1"/>
      <style:map style:condition="cell-content()=&quot;02&quot;" style:apply-style-name="Grass2" style:base-cell-address="LAYERS.A1"/>
      <style:map style:condition="cell-content()=&quot;03&quot;" style:apply-style-name="Road1" style:base-cell-address="LAYERS.A1"/>
      <style:map style:condition="cell-content()=&quot;04&quot;" style:apply-style-name="Road2" style:base-cell-address="LAYERS.A1"/>
      <style:map style:condition="cell-content()=&quot;05&quot;" style:apply-style-name="Wast" style:base-cell-address="LAYERS.A1"/>
      <style:map style:condition="cell-content()=&quot;06&quot;" style:apply-style-name="Rock" style:base-cell-address="LAYERS.A1"/>
      <style:map style:condition="cell-content()=&quot;07&quot;" style:apply-style-name="Water" style:base-cell-address="LAYERS.A1"/>
      <style:map style:condition="cell-content()=&quot;08&quot;" style:apply-style-name="Empty" style:base-cell-address="LAYERS.A1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2"/>
      <style:map style:condition="cell-content()=&quot;01&quot;" style:apply-style-name="Grass1" style:base-cell-address="LAYERS.A2"/>
      <style:map style:condition="cell-content()=&quot;02&quot;" style:apply-style-name="Grass2" style:base-cell-address="LAYERS.A2"/>
      <style:map style:condition="cell-content()=&quot;03&quot;" style:apply-style-name="Road1" style:base-cell-address="LAYERS.A2"/>
      <style:map style:condition="cell-content()=&quot;04&quot;" style:apply-style-name="Road2" style:base-cell-address="LAYERS.A2"/>
      <style:map style:condition="cell-content()=&quot;05&quot;" style:apply-style-name="Wast" style:base-cell-address="LAYERS.A2"/>
      <style:map style:condition="cell-content()=&quot;06&quot;" style:apply-style-name="Rock" style:base-cell-address="LAYERS.A2"/>
      <style:map style:condition="cell-content()=&quot;07&quot;" style:apply-style-name="Water" style:base-cell-address="LAYERS.A2"/>
      <style:map style:condition="cell-content()=&quot;08&quot;" style:apply-style-name="Empty" style:base-cell-address="LAYERS.A2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33"/>
      <style:map style:condition="cell-content()=&quot;01&quot;" style:apply-style-name="Grass1" style:base-cell-address="LAYERS.A33"/>
      <style:map style:condition="cell-content()=&quot;02&quot;" style:apply-style-name="Grass2" style:base-cell-address="LAYERS.A33"/>
      <style:map style:condition="cell-content()=&quot;03&quot;" style:apply-style-name="Road1" style:base-cell-address="LAYERS.A33"/>
      <style:map style:condition="cell-content()=&quot;04&quot;" style:apply-style-name="Road2" style:base-cell-address="LAYERS.A33"/>
      <style:map style:condition="cell-content()=&quot;05&quot;" style:apply-style-name="Wast" style:base-cell-address="LAYERS.A33"/>
      <style:map style:condition="cell-content()=&quot;06&quot;" style:apply-style-name="Rock" style:base-cell-address="LAYERS.A33"/>
      <style:map style:condition="cell-content()=&quot;07&quot;" style:apply-style-name="Water" style:base-cell-address="LAYERS.A33"/>
      <style:map style:condition="cell-content()=&quot;08&quot;" style:apply-style-name="Empty" style:base-cell-address="LAYERS.A33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1"/>
      <style:map style:condition="cell-content()=&quot;01&quot;" style:apply-style-name="Grass1" style:base-cell-address="LAYERS.B1"/>
      <style:map style:condition="cell-content()=&quot;02&quot;" style:apply-style-name="Grass2" style:base-cell-address="LAYERS.B1"/>
      <style:map style:condition="cell-content()=&quot;03&quot;" style:apply-style-name="Road1" style:base-cell-address="LAYERS.B1"/>
      <style:map style:condition="cell-content()=&quot;04&quot;" style:apply-style-name="Road2" style:base-cell-address="LAYERS.B1"/>
      <style:map style:condition="cell-content()=&quot;05&quot;" style:apply-style-name="Wast" style:base-cell-address="LAYERS.B1"/>
      <style:map style:condition="cell-content()=&quot;06&quot;" style:apply-style-name="Rock" style:base-cell-address="LAYERS.B1"/>
      <style:map style:condition="cell-content()=&quot;07&quot;" style:apply-style-name="Water" style:base-cell-address="LAYERS.B1"/>
      <style:map style:condition="cell-content()=&quot;08&quot;" style:apply-style-name="Empty" style:base-cell-address="LAYERS.B1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2"/>
      <style:map style:condition="cell-content()=&quot;01&quot;" style:apply-style-name="Grass1" style:base-cell-address="LAYERS.B2"/>
      <style:map style:condition="cell-content()=&quot;02&quot;" style:apply-style-name="Grass2" style:base-cell-address="LAYERS.B2"/>
      <style:map style:condition="cell-content()=&quot;03&quot;" style:apply-style-name="Road1" style:base-cell-address="LAYERS.B2"/>
      <style:map style:condition="cell-content()=&quot;04&quot;" style:apply-style-name="Road2" style:base-cell-address="LAYERS.B2"/>
      <style:map style:condition="cell-content()=&quot;05&quot;" style:apply-style-name="Wast" style:base-cell-address="LAYERS.B2"/>
      <style:map style:condition="cell-content()=&quot;06&quot;" style:apply-style-name="Rock" style:base-cell-address="LAYERS.B2"/>
      <style:map style:condition="cell-content()=&quot;07&quot;" style:apply-style-name="Water" style:base-cell-address="LAYERS.B2"/>
      <style:map style:condition="cell-content()=&quot;08&quot;" style:apply-style-name="Empty" style:base-cell-address="LAYERS.B2"/>
      <style:map style:condition="cell-content()=&quot;-1&quot;" style:apply-style-name="Empty" style:base-cell-address="LAYERS.B2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3"/>
      <style:map style:condition="cell-content()=&quot;01&quot;" style:apply-style-name="Grass1" style:base-cell-address="LAYERS.B3"/>
      <style:map style:condition="cell-content()=&quot;02&quot;" style:apply-style-name="Grass2" style:base-cell-address="LAYERS.B3"/>
      <style:map style:condition="cell-content()=&quot;03&quot;" style:apply-style-name="Road1" style:base-cell-address="LAYERS.B3"/>
      <style:map style:condition="cell-content()=&quot;04&quot;" style:apply-style-name="Road2" style:base-cell-address="LAYERS.B3"/>
      <style:map style:condition="cell-content()=&quot;05&quot;" style:apply-style-name="Wast" style:base-cell-address="LAYERS.B3"/>
      <style:map style:condition="cell-content()=&quot;06&quot;" style:apply-style-name="Rock" style:base-cell-address="LAYERS.B3"/>
      <style:map style:condition="cell-content()=&quot;07&quot;" style:apply-style-name="Water" style:base-cell-address="LAYERS.B3"/>
      <style:map style:condition="cell-content()=&quot;08&quot;" style:apply-style-name="Empty" style:base-cell-address="LAYERS.B3"/>
      <style:map style:condition="cell-content()=&quot;-1&quot;" style:apply-style-name="Empty" style:base-cell-address="LAYERS.B3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4"/>
      <style:map style:condition="cell-content()=&quot;01&quot;" style:apply-style-name="Grass1" style:base-cell-address="LAYERS.B4"/>
      <style:map style:condition="cell-content()=&quot;02&quot;" style:apply-style-name="Grass2" style:base-cell-address="LAYERS.B4"/>
      <style:map style:condition="cell-content()=&quot;03&quot;" style:apply-style-name="Road1" style:base-cell-address="LAYERS.B4"/>
      <style:map style:condition="cell-content()=&quot;04&quot;" style:apply-style-name="Road2" style:base-cell-address="LAYERS.B4"/>
      <style:map style:condition="cell-content()=&quot;05&quot;" style:apply-style-name="Wast" style:base-cell-address="LAYERS.B4"/>
      <style:map style:condition="cell-content()=&quot;06&quot;" style:apply-style-name="Rock" style:base-cell-address="LAYERS.B4"/>
      <style:map style:condition="cell-content()=&quot;07&quot;" style:apply-style-name="Water" style:base-cell-address="LAYERS.B4"/>
      <style:map style:condition="cell-content()=&quot;08&quot;" style:apply-style-name="Empty" style:base-cell-address="LAYERS.B4"/>
      <style:map style:condition="cell-content()=&quot;-1&quot;" style:apply-style-name="Empty" style:base-cell-address="LAYERS.B4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5"/>
      <style:map style:condition="cell-content()=&quot;01&quot;" style:apply-style-name="Grass1" style:base-cell-address="LAYERS.B5"/>
      <style:map style:condition="cell-content()=&quot;02&quot;" style:apply-style-name="Grass2" style:base-cell-address="LAYERS.B5"/>
      <style:map style:condition="cell-content()=&quot;03&quot;" style:apply-style-name="Road1" style:base-cell-address="LAYERS.B5"/>
      <style:map style:condition="cell-content()=&quot;04&quot;" style:apply-style-name="Road2" style:base-cell-address="LAYERS.B5"/>
      <style:map style:condition="cell-content()=&quot;05&quot;" style:apply-style-name="Wast" style:base-cell-address="LAYERS.B5"/>
      <style:map style:condition="cell-content()=&quot;06&quot;" style:apply-style-name="Rock" style:base-cell-address="LAYERS.B5"/>
      <style:map style:condition="cell-content()=&quot;07&quot;" style:apply-style-name="Water" style:base-cell-address="LAYERS.B5"/>
      <style:map style:condition="cell-content()=&quot;08&quot;" style:apply-style-name="Empty" style:base-cell-address="LAYERS.B5"/>
      <style:map style:condition="cell-content()=&quot;-1&quot;" style:apply-style-name="Empty" style:base-cell-address="LAYERS.B5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6"/>
      <style:map style:condition="cell-content()=&quot;01&quot;" style:apply-style-name="Grass1" style:base-cell-address="LAYERS.B6"/>
      <style:map style:condition="cell-content()=&quot;02&quot;" style:apply-style-name="Grass2" style:base-cell-address="LAYERS.B6"/>
      <style:map style:condition="cell-content()=&quot;03&quot;" style:apply-style-name="Road1" style:base-cell-address="LAYERS.B6"/>
      <style:map style:condition="cell-content()=&quot;04&quot;" style:apply-style-name="Road2" style:base-cell-address="LAYERS.B6"/>
      <style:map style:condition="cell-content()=&quot;05&quot;" style:apply-style-name="Wast" style:base-cell-address="LAYERS.B6"/>
      <style:map style:condition="cell-content()=&quot;06&quot;" style:apply-style-name="Rock" style:base-cell-address="LAYERS.B6"/>
      <style:map style:condition="cell-content()=&quot;07&quot;" style:apply-style-name="Water" style:base-cell-address="LAYERS.B6"/>
      <style:map style:condition="cell-content()=&quot;08&quot;" style:apply-style-name="Empty" style:base-cell-address="LAYERS.B6"/>
      <style:map style:condition="cell-content()=&quot;-1&quot;" style:apply-style-name="Empty" style:base-cell-address="LAYERS.B6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7"/>
      <style:map style:condition="cell-content()=&quot;01&quot;" style:apply-style-name="Grass1" style:base-cell-address="LAYERS.B7"/>
      <style:map style:condition="cell-content()=&quot;02&quot;" style:apply-style-name="Grass2" style:base-cell-address="LAYERS.B7"/>
      <style:map style:condition="cell-content()=&quot;03&quot;" style:apply-style-name="Road1" style:base-cell-address="LAYERS.B7"/>
      <style:map style:condition="cell-content()=&quot;04&quot;" style:apply-style-name="Road2" style:base-cell-address="LAYERS.B7"/>
      <style:map style:condition="cell-content()=&quot;05&quot;" style:apply-style-name="Wast" style:base-cell-address="LAYERS.B7"/>
      <style:map style:condition="cell-content()=&quot;06&quot;" style:apply-style-name="Rock" style:base-cell-address="LAYERS.B7"/>
      <style:map style:condition="cell-content()=&quot;07&quot;" style:apply-style-name="Water" style:base-cell-address="LAYERS.B7"/>
      <style:map style:condition="cell-content()=&quot;08&quot;" style:apply-style-name="Empty" style:base-cell-address="LAYERS.B7"/>
      <style:map style:condition="cell-content()=&quot;-1&quot;" style:apply-style-name="Empty" style:base-cell-address="LAYERS.B7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8"/>
      <style:map style:condition="cell-content()=&quot;01&quot;" style:apply-style-name="Grass1" style:base-cell-address="LAYERS.B8"/>
      <style:map style:condition="cell-content()=&quot;02&quot;" style:apply-style-name="Grass2" style:base-cell-address="LAYERS.B8"/>
      <style:map style:condition="cell-content()=&quot;03&quot;" style:apply-style-name="Road1" style:base-cell-address="LAYERS.B8"/>
      <style:map style:condition="cell-content()=&quot;04&quot;" style:apply-style-name="Road2" style:base-cell-address="LAYERS.B8"/>
      <style:map style:condition="cell-content()=&quot;05&quot;" style:apply-style-name="Wast" style:base-cell-address="LAYERS.B8"/>
      <style:map style:condition="cell-content()=&quot;06&quot;" style:apply-style-name="Rock" style:base-cell-address="LAYERS.B8"/>
      <style:map style:condition="cell-content()=&quot;07&quot;" style:apply-style-name="Water" style:base-cell-address="LAYERS.B8"/>
      <style:map style:condition="cell-content()=&quot;08&quot;" style:apply-style-name="Empty" style:base-cell-address="LAYERS.B8"/>
      <style:map style:condition="cell-content()=&quot;-1&quot;" style:apply-style-name="Empty" style:base-cell-address="LAYERS.B8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9"/>
      <style:map style:condition="cell-content()=&quot;01&quot;" style:apply-style-name="Grass1" style:base-cell-address="LAYERS.B9"/>
      <style:map style:condition="cell-content()=&quot;02&quot;" style:apply-style-name="Grass2" style:base-cell-address="LAYERS.B9"/>
      <style:map style:condition="cell-content()=&quot;03&quot;" style:apply-style-name="Road1" style:base-cell-address="LAYERS.B9"/>
      <style:map style:condition="cell-content()=&quot;04&quot;" style:apply-style-name="Road2" style:base-cell-address="LAYERS.B9"/>
      <style:map style:condition="cell-content()=&quot;05&quot;" style:apply-style-name="Wast" style:base-cell-address="LAYERS.B9"/>
      <style:map style:condition="cell-content()=&quot;06&quot;" style:apply-style-name="Rock" style:base-cell-address="LAYERS.B9"/>
      <style:map style:condition="cell-content()=&quot;07&quot;" style:apply-style-name="Water" style:base-cell-address="LAYERS.B9"/>
      <style:map style:condition="cell-content()=&quot;08&quot;" style:apply-style-name="Empty" style:base-cell-address="LAYERS.B9"/>
      <style:map style:condition="cell-content()=&quot;-1&quot;" style:apply-style-name="Empty" style:base-cell-address="LAYERS.B9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10"/>
      <style:map style:condition="cell-content()=&quot;01&quot;" style:apply-style-name="Grass1" style:base-cell-address="LAYERS.B10"/>
      <style:map style:condition="cell-content()=&quot;02&quot;" style:apply-style-name="Grass2" style:base-cell-address="LAYERS.B10"/>
      <style:map style:condition="cell-content()=&quot;03&quot;" style:apply-style-name="Road1" style:base-cell-address="LAYERS.B10"/>
      <style:map style:condition="cell-content()=&quot;04&quot;" style:apply-style-name="Road2" style:base-cell-address="LAYERS.B10"/>
      <style:map style:condition="cell-content()=&quot;05&quot;" style:apply-style-name="Wast" style:base-cell-address="LAYERS.B10"/>
      <style:map style:condition="cell-content()=&quot;06&quot;" style:apply-style-name="Rock" style:base-cell-address="LAYERS.B10"/>
      <style:map style:condition="cell-content()=&quot;07&quot;" style:apply-style-name="Water" style:base-cell-address="LAYERS.B10"/>
      <style:map style:condition="cell-content()=&quot;08&quot;" style:apply-style-name="Empty" style:base-cell-address="LAYERS.B10"/>
      <style:map style:condition="cell-content()=&quot;-1&quot;" style:apply-style-name="Empty" style:base-cell-address="LAYERS.B10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11"/>
      <style:map style:condition="cell-content()=&quot;01&quot;" style:apply-style-name="Grass1" style:base-cell-address="LAYERS.B11"/>
      <style:map style:condition="cell-content()=&quot;02&quot;" style:apply-style-name="Grass2" style:base-cell-address="LAYERS.B11"/>
      <style:map style:condition="cell-content()=&quot;03&quot;" style:apply-style-name="Road1" style:base-cell-address="LAYERS.B11"/>
      <style:map style:condition="cell-content()=&quot;04&quot;" style:apply-style-name="Road2" style:base-cell-address="LAYERS.B11"/>
      <style:map style:condition="cell-content()=&quot;05&quot;" style:apply-style-name="Wast" style:base-cell-address="LAYERS.B11"/>
      <style:map style:condition="cell-content()=&quot;06&quot;" style:apply-style-name="Rock" style:base-cell-address="LAYERS.B11"/>
      <style:map style:condition="cell-content()=&quot;07&quot;" style:apply-style-name="Water" style:base-cell-address="LAYERS.B11"/>
      <style:map style:condition="cell-content()=&quot;08&quot;" style:apply-style-name="Empty" style:base-cell-address="LAYERS.B11"/>
      <style:map style:condition="cell-content()=&quot;-1&quot;" style:apply-style-name="Empty" style:base-cell-address="LAYERS.B11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12"/>
      <style:map style:condition="cell-content()=&quot;01&quot;" style:apply-style-name="Grass1" style:base-cell-address="LAYERS.B12"/>
      <style:map style:condition="cell-content()=&quot;02&quot;" style:apply-style-name="Grass2" style:base-cell-address="LAYERS.B12"/>
      <style:map style:condition="cell-content()=&quot;03&quot;" style:apply-style-name="Road1" style:base-cell-address="LAYERS.B12"/>
      <style:map style:condition="cell-content()=&quot;04&quot;" style:apply-style-name="Road2" style:base-cell-address="LAYERS.B12"/>
      <style:map style:condition="cell-content()=&quot;05&quot;" style:apply-style-name="Wast" style:base-cell-address="LAYERS.B12"/>
      <style:map style:condition="cell-content()=&quot;06&quot;" style:apply-style-name="Rock" style:base-cell-address="LAYERS.B12"/>
      <style:map style:condition="cell-content()=&quot;07&quot;" style:apply-style-name="Water" style:base-cell-address="LAYERS.B12"/>
      <style:map style:condition="cell-content()=&quot;08&quot;" style:apply-style-name="Empty" style:base-cell-address="LAYERS.B12"/>
      <style:map style:condition="cell-content()=&quot;-1&quot;" style:apply-style-name="Empty" style:base-cell-address="LAYERS.B12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13"/>
      <style:map style:condition="cell-content()=&quot;01&quot;" style:apply-style-name="Grass1" style:base-cell-address="LAYERS.B13"/>
      <style:map style:condition="cell-content()=&quot;02&quot;" style:apply-style-name="Grass2" style:base-cell-address="LAYERS.B13"/>
      <style:map style:condition="cell-content()=&quot;03&quot;" style:apply-style-name="Road1" style:base-cell-address="LAYERS.B13"/>
      <style:map style:condition="cell-content()=&quot;04&quot;" style:apply-style-name="Road2" style:base-cell-address="LAYERS.B13"/>
      <style:map style:condition="cell-content()=&quot;05&quot;" style:apply-style-name="Wast" style:base-cell-address="LAYERS.B13"/>
      <style:map style:condition="cell-content()=&quot;06&quot;" style:apply-style-name="Rock" style:base-cell-address="LAYERS.B13"/>
      <style:map style:condition="cell-content()=&quot;07&quot;" style:apply-style-name="Water" style:base-cell-address="LAYERS.B13"/>
      <style:map style:condition="cell-content()=&quot;08&quot;" style:apply-style-name="Empty" style:base-cell-address="LAYERS.B13"/>
      <style:map style:condition="cell-content()=&quot;-1&quot;" style:apply-style-name="Empty" style:base-cell-address="LAYERS.B13"/>
    </style:style>
    <style:style style:name="ce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14"/>
      <style:map style:condition="cell-content()=&quot;01&quot;" style:apply-style-name="Grass1" style:base-cell-address="LAYERS.B14"/>
      <style:map style:condition="cell-content()=&quot;02&quot;" style:apply-style-name="Grass2" style:base-cell-address="LAYERS.B14"/>
      <style:map style:condition="cell-content()=&quot;03&quot;" style:apply-style-name="Road1" style:base-cell-address="LAYERS.B14"/>
      <style:map style:condition="cell-content()=&quot;04&quot;" style:apply-style-name="Road2" style:base-cell-address="LAYERS.B14"/>
      <style:map style:condition="cell-content()=&quot;05&quot;" style:apply-style-name="Wast" style:base-cell-address="LAYERS.B14"/>
      <style:map style:condition="cell-content()=&quot;06&quot;" style:apply-style-name="Rock" style:base-cell-address="LAYERS.B14"/>
      <style:map style:condition="cell-content()=&quot;07&quot;" style:apply-style-name="Water" style:base-cell-address="LAYERS.B14"/>
      <style:map style:condition="cell-content()=&quot;08&quot;" style:apply-style-name="Empty" style:base-cell-address="LAYERS.B14"/>
      <style:map style:condition="cell-content()=&quot;-1&quot;" style:apply-style-name="Empty" style:base-cell-address="LAYERS.B14"/>
    </style:style>
    <style:style style:name="ce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15"/>
      <style:map style:condition="cell-content()=&quot;01&quot;" style:apply-style-name="Grass1" style:base-cell-address="LAYERS.B15"/>
      <style:map style:condition="cell-content()=&quot;02&quot;" style:apply-style-name="Grass2" style:base-cell-address="LAYERS.B15"/>
      <style:map style:condition="cell-content()=&quot;03&quot;" style:apply-style-name="Road1" style:base-cell-address="LAYERS.B15"/>
      <style:map style:condition="cell-content()=&quot;04&quot;" style:apply-style-name="Road2" style:base-cell-address="LAYERS.B15"/>
      <style:map style:condition="cell-content()=&quot;05&quot;" style:apply-style-name="Wast" style:base-cell-address="LAYERS.B15"/>
      <style:map style:condition="cell-content()=&quot;06&quot;" style:apply-style-name="Rock" style:base-cell-address="LAYERS.B15"/>
      <style:map style:condition="cell-content()=&quot;07&quot;" style:apply-style-name="Water" style:base-cell-address="LAYERS.B15"/>
      <style:map style:condition="cell-content()=&quot;08&quot;" style:apply-style-name="Empty" style:base-cell-address="LAYERS.B15"/>
      <style:map style:condition="cell-content()=&quot;-1&quot;" style:apply-style-name="Empty" style:base-cell-address="LAYERS.B15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16"/>
      <style:map style:condition="cell-content()=&quot;01&quot;" style:apply-style-name="Grass1" style:base-cell-address="LAYERS.B16"/>
      <style:map style:condition="cell-content()=&quot;02&quot;" style:apply-style-name="Grass2" style:base-cell-address="LAYERS.B16"/>
      <style:map style:condition="cell-content()=&quot;03&quot;" style:apply-style-name="Road1" style:base-cell-address="LAYERS.B16"/>
      <style:map style:condition="cell-content()=&quot;04&quot;" style:apply-style-name="Road2" style:base-cell-address="LAYERS.B16"/>
      <style:map style:condition="cell-content()=&quot;05&quot;" style:apply-style-name="Wast" style:base-cell-address="LAYERS.B16"/>
      <style:map style:condition="cell-content()=&quot;06&quot;" style:apply-style-name="Rock" style:base-cell-address="LAYERS.B16"/>
      <style:map style:condition="cell-content()=&quot;07&quot;" style:apply-style-name="Water" style:base-cell-address="LAYERS.B16"/>
      <style:map style:condition="cell-content()=&quot;08&quot;" style:apply-style-name="Empty" style:base-cell-address="LAYERS.B16"/>
      <style:map style:condition="cell-content()=&quot;-1&quot;" style:apply-style-name="Empty" style:base-cell-address="LAYERS.B16"/>
    </style:style>
    <style:style style:name="ce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17"/>
      <style:map style:condition="cell-content()=&quot;01&quot;" style:apply-style-name="Grass1" style:base-cell-address="LAYERS.B17"/>
      <style:map style:condition="cell-content()=&quot;02&quot;" style:apply-style-name="Grass2" style:base-cell-address="LAYERS.B17"/>
      <style:map style:condition="cell-content()=&quot;03&quot;" style:apply-style-name="Road1" style:base-cell-address="LAYERS.B17"/>
      <style:map style:condition="cell-content()=&quot;04&quot;" style:apply-style-name="Road2" style:base-cell-address="LAYERS.B17"/>
      <style:map style:condition="cell-content()=&quot;05&quot;" style:apply-style-name="Wast" style:base-cell-address="LAYERS.B17"/>
      <style:map style:condition="cell-content()=&quot;06&quot;" style:apply-style-name="Rock" style:base-cell-address="LAYERS.B17"/>
      <style:map style:condition="cell-content()=&quot;07&quot;" style:apply-style-name="Water" style:base-cell-address="LAYERS.B17"/>
      <style:map style:condition="cell-content()=&quot;08&quot;" style:apply-style-name="Empty" style:base-cell-address="LAYERS.B17"/>
      <style:map style:condition="cell-content()=&quot;-1&quot;" style:apply-style-name="Empty" style:base-cell-address="LAYERS.B17"/>
    </style:style>
    <style:style style:name="ce2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18"/>
      <style:map style:condition="cell-content()=&quot;01&quot;" style:apply-style-name="Grass1" style:base-cell-address="LAYERS.B18"/>
      <style:map style:condition="cell-content()=&quot;02&quot;" style:apply-style-name="Grass2" style:base-cell-address="LAYERS.B18"/>
      <style:map style:condition="cell-content()=&quot;03&quot;" style:apply-style-name="Road1" style:base-cell-address="LAYERS.B18"/>
      <style:map style:condition="cell-content()=&quot;04&quot;" style:apply-style-name="Road2" style:base-cell-address="LAYERS.B18"/>
      <style:map style:condition="cell-content()=&quot;05&quot;" style:apply-style-name="Wast" style:base-cell-address="LAYERS.B18"/>
      <style:map style:condition="cell-content()=&quot;06&quot;" style:apply-style-name="Rock" style:base-cell-address="LAYERS.B18"/>
      <style:map style:condition="cell-content()=&quot;07&quot;" style:apply-style-name="Water" style:base-cell-address="LAYERS.B18"/>
      <style:map style:condition="cell-content()=&quot;08&quot;" style:apply-style-name="Empty" style:base-cell-address="LAYERS.B18"/>
      <style:map style:condition="cell-content()=&quot;-1&quot;" style:apply-style-name="Empty" style:base-cell-address="LAYERS.B18"/>
    </style:style>
    <style:style style:name="ce2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19"/>
      <style:map style:condition="cell-content()=&quot;01&quot;" style:apply-style-name="Grass1" style:base-cell-address="LAYERS.B19"/>
      <style:map style:condition="cell-content()=&quot;02&quot;" style:apply-style-name="Grass2" style:base-cell-address="LAYERS.B19"/>
      <style:map style:condition="cell-content()=&quot;03&quot;" style:apply-style-name="Road1" style:base-cell-address="LAYERS.B19"/>
      <style:map style:condition="cell-content()=&quot;04&quot;" style:apply-style-name="Road2" style:base-cell-address="LAYERS.B19"/>
      <style:map style:condition="cell-content()=&quot;05&quot;" style:apply-style-name="Wast" style:base-cell-address="LAYERS.B19"/>
      <style:map style:condition="cell-content()=&quot;06&quot;" style:apply-style-name="Rock" style:base-cell-address="LAYERS.B19"/>
      <style:map style:condition="cell-content()=&quot;07&quot;" style:apply-style-name="Water" style:base-cell-address="LAYERS.B19"/>
      <style:map style:condition="cell-content()=&quot;08&quot;" style:apply-style-name="Empty" style:base-cell-address="LAYERS.B19"/>
      <style:map style:condition="cell-content()=&quot;-1&quot;" style:apply-style-name="Empty" style:base-cell-address="LAYERS.B19"/>
    </style:style>
    <style:style style:name="ce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20"/>
      <style:map style:condition="cell-content()=&quot;01&quot;" style:apply-style-name="Grass1" style:base-cell-address="LAYERS.B20"/>
      <style:map style:condition="cell-content()=&quot;02&quot;" style:apply-style-name="Grass2" style:base-cell-address="LAYERS.B20"/>
      <style:map style:condition="cell-content()=&quot;03&quot;" style:apply-style-name="Road1" style:base-cell-address="LAYERS.B20"/>
      <style:map style:condition="cell-content()=&quot;04&quot;" style:apply-style-name="Road2" style:base-cell-address="LAYERS.B20"/>
      <style:map style:condition="cell-content()=&quot;05&quot;" style:apply-style-name="Wast" style:base-cell-address="LAYERS.B20"/>
      <style:map style:condition="cell-content()=&quot;06&quot;" style:apply-style-name="Rock" style:base-cell-address="LAYERS.B20"/>
      <style:map style:condition="cell-content()=&quot;07&quot;" style:apply-style-name="Water" style:base-cell-address="LAYERS.B20"/>
      <style:map style:condition="cell-content()=&quot;08&quot;" style:apply-style-name="Empty" style:base-cell-address="LAYERS.B20"/>
      <style:map style:condition="cell-content()=&quot;-1&quot;" style:apply-style-name="Empty" style:base-cell-address="LAYERS.B20"/>
    </style:style>
    <style:style style:name="ce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21"/>
      <style:map style:condition="cell-content()=&quot;01&quot;" style:apply-style-name="Grass1" style:base-cell-address="LAYERS.B21"/>
      <style:map style:condition="cell-content()=&quot;02&quot;" style:apply-style-name="Grass2" style:base-cell-address="LAYERS.B21"/>
      <style:map style:condition="cell-content()=&quot;03&quot;" style:apply-style-name="Road1" style:base-cell-address="LAYERS.B21"/>
      <style:map style:condition="cell-content()=&quot;04&quot;" style:apply-style-name="Road2" style:base-cell-address="LAYERS.B21"/>
      <style:map style:condition="cell-content()=&quot;05&quot;" style:apply-style-name="Wast" style:base-cell-address="LAYERS.B21"/>
      <style:map style:condition="cell-content()=&quot;06&quot;" style:apply-style-name="Rock" style:base-cell-address="LAYERS.B21"/>
      <style:map style:condition="cell-content()=&quot;07&quot;" style:apply-style-name="Water" style:base-cell-address="LAYERS.B21"/>
      <style:map style:condition="cell-content()=&quot;08&quot;" style:apply-style-name="Empty" style:base-cell-address="LAYERS.B21"/>
      <style:map style:condition="cell-content()=&quot;-1&quot;" style:apply-style-name="Empty" style:base-cell-address="LAYERS.B21"/>
    </style:style>
    <style:style style:name="ce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22"/>
      <style:map style:condition="cell-content()=&quot;01&quot;" style:apply-style-name="Grass1" style:base-cell-address="LAYERS.B22"/>
      <style:map style:condition="cell-content()=&quot;02&quot;" style:apply-style-name="Grass2" style:base-cell-address="LAYERS.B22"/>
      <style:map style:condition="cell-content()=&quot;03&quot;" style:apply-style-name="Road1" style:base-cell-address="LAYERS.B22"/>
      <style:map style:condition="cell-content()=&quot;04&quot;" style:apply-style-name="Road2" style:base-cell-address="LAYERS.B22"/>
      <style:map style:condition="cell-content()=&quot;05&quot;" style:apply-style-name="Wast" style:base-cell-address="LAYERS.B22"/>
      <style:map style:condition="cell-content()=&quot;06&quot;" style:apply-style-name="Rock" style:base-cell-address="LAYERS.B22"/>
      <style:map style:condition="cell-content()=&quot;07&quot;" style:apply-style-name="Water" style:base-cell-address="LAYERS.B22"/>
      <style:map style:condition="cell-content()=&quot;08&quot;" style:apply-style-name="Empty" style:base-cell-address="LAYERS.B22"/>
      <style:map style:condition="cell-content()=&quot;-1&quot;" style:apply-style-name="Empty" style:base-cell-address="LAYERS.B22"/>
    </style:style>
    <style:style style:name="ce2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23"/>
      <style:map style:condition="cell-content()=&quot;01&quot;" style:apply-style-name="Grass1" style:base-cell-address="LAYERS.B23"/>
      <style:map style:condition="cell-content()=&quot;02&quot;" style:apply-style-name="Grass2" style:base-cell-address="LAYERS.B23"/>
      <style:map style:condition="cell-content()=&quot;03&quot;" style:apply-style-name="Road1" style:base-cell-address="LAYERS.B23"/>
      <style:map style:condition="cell-content()=&quot;04&quot;" style:apply-style-name="Road2" style:base-cell-address="LAYERS.B23"/>
      <style:map style:condition="cell-content()=&quot;05&quot;" style:apply-style-name="Wast" style:base-cell-address="LAYERS.B23"/>
      <style:map style:condition="cell-content()=&quot;06&quot;" style:apply-style-name="Rock" style:base-cell-address="LAYERS.B23"/>
      <style:map style:condition="cell-content()=&quot;07&quot;" style:apply-style-name="Water" style:base-cell-address="LAYERS.B23"/>
      <style:map style:condition="cell-content()=&quot;08&quot;" style:apply-style-name="Empty" style:base-cell-address="LAYERS.B23"/>
      <style:map style:condition="cell-content()=&quot;-1&quot;" style:apply-style-name="Empty" style:base-cell-address="LAYERS.B23"/>
    </style:style>
    <style:style style:name="ce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24"/>
      <style:map style:condition="cell-content()=&quot;01&quot;" style:apply-style-name="Grass1" style:base-cell-address="LAYERS.B24"/>
      <style:map style:condition="cell-content()=&quot;02&quot;" style:apply-style-name="Grass2" style:base-cell-address="LAYERS.B24"/>
      <style:map style:condition="cell-content()=&quot;03&quot;" style:apply-style-name="Road1" style:base-cell-address="LAYERS.B24"/>
      <style:map style:condition="cell-content()=&quot;04&quot;" style:apply-style-name="Road2" style:base-cell-address="LAYERS.B24"/>
      <style:map style:condition="cell-content()=&quot;05&quot;" style:apply-style-name="Wast" style:base-cell-address="LAYERS.B24"/>
      <style:map style:condition="cell-content()=&quot;06&quot;" style:apply-style-name="Rock" style:base-cell-address="LAYERS.B24"/>
      <style:map style:condition="cell-content()=&quot;07&quot;" style:apply-style-name="Water" style:base-cell-address="LAYERS.B24"/>
      <style:map style:condition="cell-content()=&quot;08&quot;" style:apply-style-name="Empty" style:base-cell-address="LAYERS.B24"/>
      <style:map style:condition="cell-content()=&quot;-1&quot;" style:apply-style-name="Empty" style:base-cell-address="LAYERS.B24"/>
    </style:style>
    <style:style style:name="ce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25"/>
      <style:map style:condition="cell-content()=&quot;01&quot;" style:apply-style-name="Grass1" style:base-cell-address="LAYERS.B25"/>
      <style:map style:condition="cell-content()=&quot;02&quot;" style:apply-style-name="Grass2" style:base-cell-address="LAYERS.B25"/>
      <style:map style:condition="cell-content()=&quot;03&quot;" style:apply-style-name="Road1" style:base-cell-address="LAYERS.B25"/>
      <style:map style:condition="cell-content()=&quot;04&quot;" style:apply-style-name="Road2" style:base-cell-address="LAYERS.B25"/>
      <style:map style:condition="cell-content()=&quot;05&quot;" style:apply-style-name="Wast" style:base-cell-address="LAYERS.B25"/>
      <style:map style:condition="cell-content()=&quot;06&quot;" style:apply-style-name="Rock" style:base-cell-address="LAYERS.B25"/>
      <style:map style:condition="cell-content()=&quot;07&quot;" style:apply-style-name="Water" style:base-cell-address="LAYERS.B25"/>
      <style:map style:condition="cell-content()=&quot;08&quot;" style:apply-style-name="Empty" style:base-cell-address="LAYERS.B25"/>
      <style:map style:condition="cell-content()=&quot;-1&quot;" style:apply-style-name="Empty" style:base-cell-address="LAYERS.B25"/>
    </style:style>
    <style:style style:name="ce3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26"/>
      <style:map style:condition="cell-content()=&quot;01&quot;" style:apply-style-name="Grass1" style:base-cell-address="LAYERS.B26"/>
      <style:map style:condition="cell-content()=&quot;02&quot;" style:apply-style-name="Grass2" style:base-cell-address="LAYERS.B26"/>
      <style:map style:condition="cell-content()=&quot;03&quot;" style:apply-style-name="Road1" style:base-cell-address="LAYERS.B26"/>
      <style:map style:condition="cell-content()=&quot;04&quot;" style:apply-style-name="Road2" style:base-cell-address="LAYERS.B26"/>
      <style:map style:condition="cell-content()=&quot;05&quot;" style:apply-style-name="Wast" style:base-cell-address="LAYERS.B26"/>
      <style:map style:condition="cell-content()=&quot;06&quot;" style:apply-style-name="Rock" style:base-cell-address="LAYERS.B26"/>
      <style:map style:condition="cell-content()=&quot;07&quot;" style:apply-style-name="Water" style:base-cell-address="LAYERS.B26"/>
      <style:map style:condition="cell-content()=&quot;08&quot;" style:apply-style-name="Empty" style:base-cell-address="LAYERS.B26"/>
      <style:map style:condition="cell-content()=&quot;-1&quot;" style:apply-style-name="Empty" style:base-cell-address="LAYERS.B26"/>
    </style:style>
    <style:style style:name="ce3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27"/>
      <style:map style:condition="cell-content()=&quot;01&quot;" style:apply-style-name="Grass1" style:base-cell-address="LAYERS.B27"/>
      <style:map style:condition="cell-content()=&quot;02&quot;" style:apply-style-name="Grass2" style:base-cell-address="LAYERS.B27"/>
      <style:map style:condition="cell-content()=&quot;03&quot;" style:apply-style-name="Road1" style:base-cell-address="LAYERS.B27"/>
      <style:map style:condition="cell-content()=&quot;04&quot;" style:apply-style-name="Road2" style:base-cell-address="LAYERS.B27"/>
      <style:map style:condition="cell-content()=&quot;05&quot;" style:apply-style-name="Wast" style:base-cell-address="LAYERS.B27"/>
      <style:map style:condition="cell-content()=&quot;06&quot;" style:apply-style-name="Rock" style:base-cell-address="LAYERS.B27"/>
      <style:map style:condition="cell-content()=&quot;07&quot;" style:apply-style-name="Water" style:base-cell-address="LAYERS.B27"/>
      <style:map style:condition="cell-content()=&quot;08&quot;" style:apply-style-name="Empty" style:base-cell-address="LAYERS.B27"/>
      <style:map style:condition="cell-content()=&quot;-1&quot;" style:apply-style-name="Empty" style:base-cell-address="LAYERS.B27"/>
    </style:style>
    <style:style style:name="ce3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28"/>
      <style:map style:condition="cell-content()=&quot;01&quot;" style:apply-style-name="Grass1" style:base-cell-address="LAYERS.B28"/>
      <style:map style:condition="cell-content()=&quot;02&quot;" style:apply-style-name="Grass2" style:base-cell-address="LAYERS.B28"/>
      <style:map style:condition="cell-content()=&quot;03&quot;" style:apply-style-name="Road1" style:base-cell-address="LAYERS.B28"/>
      <style:map style:condition="cell-content()=&quot;04&quot;" style:apply-style-name="Road2" style:base-cell-address="LAYERS.B28"/>
      <style:map style:condition="cell-content()=&quot;05&quot;" style:apply-style-name="Wast" style:base-cell-address="LAYERS.B28"/>
      <style:map style:condition="cell-content()=&quot;06&quot;" style:apply-style-name="Rock" style:base-cell-address="LAYERS.B28"/>
      <style:map style:condition="cell-content()=&quot;07&quot;" style:apply-style-name="Water" style:base-cell-address="LAYERS.B28"/>
      <style:map style:condition="cell-content()=&quot;08&quot;" style:apply-style-name="Empty" style:base-cell-address="LAYERS.B28"/>
      <style:map style:condition="cell-content()=&quot;-1&quot;" style:apply-style-name="Empty" style:base-cell-address="LAYERS.B28"/>
    </style:style>
    <style:style style:name="ce3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29"/>
      <style:map style:condition="cell-content()=&quot;01&quot;" style:apply-style-name="Grass1" style:base-cell-address="LAYERS.B29"/>
      <style:map style:condition="cell-content()=&quot;02&quot;" style:apply-style-name="Grass2" style:base-cell-address="LAYERS.B29"/>
      <style:map style:condition="cell-content()=&quot;03&quot;" style:apply-style-name="Road1" style:base-cell-address="LAYERS.B29"/>
      <style:map style:condition="cell-content()=&quot;04&quot;" style:apply-style-name="Road2" style:base-cell-address="LAYERS.B29"/>
      <style:map style:condition="cell-content()=&quot;05&quot;" style:apply-style-name="Wast" style:base-cell-address="LAYERS.B29"/>
      <style:map style:condition="cell-content()=&quot;06&quot;" style:apply-style-name="Rock" style:base-cell-address="LAYERS.B29"/>
      <style:map style:condition="cell-content()=&quot;07&quot;" style:apply-style-name="Water" style:base-cell-address="LAYERS.B29"/>
      <style:map style:condition="cell-content()=&quot;08&quot;" style:apply-style-name="Empty" style:base-cell-address="LAYERS.B29"/>
      <style:map style:condition="cell-content()=&quot;-1&quot;" style:apply-style-name="Empty" style:base-cell-address="LAYERS.B29"/>
    </style:style>
    <style:style style:name="ce3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30"/>
      <style:map style:condition="cell-content()=&quot;01&quot;" style:apply-style-name="Grass1" style:base-cell-address="LAYERS.B30"/>
      <style:map style:condition="cell-content()=&quot;02&quot;" style:apply-style-name="Grass2" style:base-cell-address="LAYERS.B30"/>
      <style:map style:condition="cell-content()=&quot;03&quot;" style:apply-style-name="Road1" style:base-cell-address="LAYERS.B30"/>
      <style:map style:condition="cell-content()=&quot;04&quot;" style:apply-style-name="Road2" style:base-cell-address="LAYERS.B30"/>
      <style:map style:condition="cell-content()=&quot;05&quot;" style:apply-style-name="Wast" style:base-cell-address="LAYERS.B30"/>
      <style:map style:condition="cell-content()=&quot;06&quot;" style:apply-style-name="Rock" style:base-cell-address="LAYERS.B30"/>
      <style:map style:condition="cell-content()=&quot;07&quot;" style:apply-style-name="Water" style:base-cell-address="LAYERS.B30"/>
      <style:map style:condition="cell-content()=&quot;08&quot;" style:apply-style-name="Empty" style:base-cell-address="LAYERS.B30"/>
      <style:map style:condition="cell-content()=&quot;-1&quot;" style:apply-style-name="Empty" style:base-cell-address="LAYERS.B30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31"/>
      <style:map style:condition="cell-content()=&quot;01&quot;" style:apply-style-name="Grass1" style:base-cell-address="LAYERS.B31"/>
      <style:map style:condition="cell-content()=&quot;02&quot;" style:apply-style-name="Grass2" style:base-cell-address="LAYERS.B31"/>
      <style:map style:condition="cell-content()=&quot;03&quot;" style:apply-style-name="Road1" style:base-cell-address="LAYERS.B31"/>
      <style:map style:condition="cell-content()=&quot;04&quot;" style:apply-style-name="Road2" style:base-cell-address="LAYERS.B31"/>
      <style:map style:condition="cell-content()=&quot;05&quot;" style:apply-style-name="Wast" style:base-cell-address="LAYERS.B31"/>
      <style:map style:condition="cell-content()=&quot;06&quot;" style:apply-style-name="Rock" style:base-cell-address="LAYERS.B31"/>
      <style:map style:condition="cell-content()=&quot;07&quot;" style:apply-style-name="Water" style:base-cell-address="LAYERS.B31"/>
      <style:map style:condition="cell-content()=&quot;08&quot;" style:apply-style-name="Empty" style:base-cell-address="LAYERS.B31"/>
      <style:map style:condition="cell-content()=&quot;-1&quot;" style:apply-style-name="Empty" style:base-cell-address="LAYERS.B31"/>
    </style:style>
    <style:style style:name="ce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32"/>
      <style:map style:condition="cell-content()=&quot;01&quot;" style:apply-style-name="Grass1" style:base-cell-address="LAYERS.B32"/>
      <style:map style:condition="cell-content()=&quot;02&quot;" style:apply-style-name="Grass2" style:base-cell-address="LAYERS.B32"/>
      <style:map style:condition="cell-content()=&quot;03&quot;" style:apply-style-name="Road1" style:base-cell-address="LAYERS.B32"/>
      <style:map style:condition="cell-content()=&quot;04&quot;" style:apply-style-name="Road2" style:base-cell-address="LAYERS.B32"/>
      <style:map style:condition="cell-content()=&quot;05&quot;" style:apply-style-name="Wast" style:base-cell-address="LAYERS.B32"/>
      <style:map style:condition="cell-content()=&quot;06&quot;" style:apply-style-name="Rock" style:base-cell-address="LAYERS.B32"/>
      <style:map style:condition="cell-content()=&quot;07&quot;" style:apply-style-name="Water" style:base-cell-address="LAYERS.B32"/>
      <style:map style:condition="cell-content()=&quot;08&quot;" style:apply-style-name="Empty" style:base-cell-address="LAYERS.B32"/>
      <style:map style:condition="cell-content()=&quot;-1&quot;" style:apply-style-name="Empty" style:base-cell-address="LAYERS.B32"/>
    </style:style>
    <style:style style:name="ce3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B33"/>
      <style:map style:condition="cell-content()=&quot;01&quot;" style:apply-style-name="Grass1" style:base-cell-address="LAYERS.B33"/>
      <style:map style:condition="cell-content()=&quot;02&quot;" style:apply-style-name="Grass2" style:base-cell-address="LAYERS.B33"/>
      <style:map style:condition="cell-content()=&quot;03&quot;" style:apply-style-name="Road1" style:base-cell-address="LAYERS.B33"/>
      <style:map style:condition="cell-content()=&quot;04&quot;" style:apply-style-name="Road2" style:base-cell-address="LAYERS.B33"/>
      <style:map style:condition="cell-content()=&quot;05&quot;" style:apply-style-name="Wast" style:base-cell-address="LAYERS.B33"/>
      <style:map style:condition="cell-content()=&quot;06&quot;" style:apply-style-name="Rock" style:base-cell-address="LAYERS.B33"/>
      <style:map style:condition="cell-content()=&quot;07&quot;" style:apply-style-name="Water" style:base-cell-address="LAYERS.B33"/>
      <style:map style:condition="cell-content()=&quot;08&quot;" style:apply-style-name="Empty" style:base-cell-address="LAYERS.B33"/>
      <style:map style:condition="cell-content()=&quot;-1&quot;" style:apply-style-name="Empty" style:base-cell-address="LAYERS.B33"/>
    </style:style>
    <style:style style:name="ce3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2"/>
      <style:map style:condition="cell-content()=&quot;01&quot;" style:apply-style-name="Grass1" style:base-cell-address="LAYERS.C2"/>
      <style:map style:condition="cell-content()=&quot;02&quot;" style:apply-style-name="Grass2" style:base-cell-address="LAYERS.C2"/>
      <style:map style:condition="cell-content()=&quot;03&quot;" style:apply-style-name="Road1" style:base-cell-address="LAYERS.C2"/>
      <style:map style:condition="cell-content()=&quot;04&quot;" style:apply-style-name="Road2" style:base-cell-address="LAYERS.C2"/>
      <style:map style:condition="cell-content()=&quot;05&quot;" style:apply-style-name="Wast" style:base-cell-address="LAYERS.C2"/>
      <style:map style:condition="cell-content()=&quot;06&quot;" style:apply-style-name="Rock" style:base-cell-address="LAYERS.C2"/>
      <style:map style:condition="cell-content()=&quot;07&quot;" style:apply-style-name="Water" style:base-cell-address="LAYERS.C2"/>
      <style:map style:condition="cell-content()=&quot;08&quot;" style:apply-style-name="Empty" style:base-cell-address="LAYERS.C2"/>
      <style:map style:condition="cell-content()=&quot;-1&quot;" style:apply-style-name="Empty" style:base-cell-address="LAYERS.C2"/>
    </style:style>
    <style:style style:name="ce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3"/>
      <style:map style:condition="cell-content()=&quot;01&quot;" style:apply-style-name="Grass1" style:base-cell-address="LAYERS.C3"/>
      <style:map style:condition="cell-content()=&quot;02&quot;" style:apply-style-name="Grass2" style:base-cell-address="LAYERS.C3"/>
      <style:map style:condition="cell-content()=&quot;03&quot;" style:apply-style-name="Road1" style:base-cell-address="LAYERS.C3"/>
      <style:map style:condition="cell-content()=&quot;04&quot;" style:apply-style-name="Road2" style:base-cell-address="LAYERS.C3"/>
      <style:map style:condition="cell-content()=&quot;05&quot;" style:apply-style-name="Wast" style:base-cell-address="LAYERS.C3"/>
      <style:map style:condition="cell-content()=&quot;06&quot;" style:apply-style-name="Rock" style:base-cell-address="LAYERS.C3"/>
      <style:map style:condition="cell-content()=&quot;07&quot;" style:apply-style-name="Water" style:base-cell-address="LAYERS.C3"/>
      <style:map style:condition="cell-content()=&quot;08&quot;" style:apply-style-name="Empty" style:base-cell-address="LAYERS.C3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4"/>
      <style:map style:condition="cell-content()=&quot;01&quot;" style:apply-style-name="Grass1" style:base-cell-address="LAYERS.C4"/>
      <style:map style:condition="cell-content()=&quot;02&quot;" style:apply-style-name="Grass2" style:base-cell-address="LAYERS.C4"/>
      <style:map style:condition="cell-content()=&quot;03&quot;" style:apply-style-name="Road1" style:base-cell-address="LAYERS.C4"/>
      <style:map style:condition="cell-content()=&quot;04&quot;" style:apply-style-name="Road2" style:base-cell-address="LAYERS.C4"/>
      <style:map style:condition="cell-content()=&quot;05&quot;" style:apply-style-name="Wast" style:base-cell-address="LAYERS.C4"/>
      <style:map style:condition="cell-content()=&quot;06&quot;" style:apply-style-name="Rock" style:base-cell-address="LAYERS.C4"/>
      <style:map style:condition="cell-content()=&quot;07&quot;" style:apply-style-name="Water" style:base-cell-address="LAYERS.C4"/>
      <style:map style:condition="cell-content()=&quot;08&quot;" style:apply-style-name="Empty" style:base-cell-address="LAYERS.C4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5"/>
      <style:map style:condition="cell-content()=&quot;01&quot;" style:apply-style-name="Grass1" style:base-cell-address="LAYERS.C5"/>
      <style:map style:condition="cell-content()=&quot;02&quot;" style:apply-style-name="Grass2" style:base-cell-address="LAYERS.C5"/>
      <style:map style:condition="cell-content()=&quot;03&quot;" style:apply-style-name="Road1" style:base-cell-address="LAYERS.C5"/>
      <style:map style:condition="cell-content()=&quot;04&quot;" style:apply-style-name="Road2" style:base-cell-address="LAYERS.C5"/>
      <style:map style:condition="cell-content()=&quot;05&quot;" style:apply-style-name="Wast" style:base-cell-address="LAYERS.C5"/>
      <style:map style:condition="cell-content()=&quot;06&quot;" style:apply-style-name="Rock" style:base-cell-address="LAYERS.C5"/>
      <style:map style:condition="cell-content()=&quot;07&quot;" style:apply-style-name="Water" style:base-cell-address="LAYERS.C5"/>
      <style:map style:condition="cell-content()=&quot;08&quot;" style:apply-style-name="Empty" style:base-cell-address="LAYERS.C5"/>
    </style:style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6"/>
      <style:map style:condition="cell-content()=&quot;01&quot;" style:apply-style-name="Grass1" style:base-cell-address="LAYERS.C6"/>
      <style:map style:condition="cell-content()=&quot;02&quot;" style:apply-style-name="Grass2" style:base-cell-address="LAYERS.C6"/>
      <style:map style:condition="cell-content()=&quot;03&quot;" style:apply-style-name="Road1" style:base-cell-address="LAYERS.C6"/>
      <style:map style:condition="cell-content()=&quot;04&quot;" style:apply-style-name="Road2" style:base-cell-address="LAYERS.C6"/>
      <style:map style:condition="cell-content()=&quot;05&quot;" style:apply-style-name="Wast" style:base-cell-address="LAYERS.C6"/>
      <style:map style:condition="cell-content()=&quot;06&quot;" style:apply-style-name="Rock" style:base-cell-address="LAYERS.C6"/>
      <style:map style:condition="cell-content()=&quot;07&quot;" style:apply-style-name="Water" style:base-cell-address="LAYERS.C6"/>
      <style:map style:condition="cell-content()=&quot;08&quot;" style:apply-style-name="Empty" style:base-cell-address="LAYERS.C6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7"/>
      <style:map style:condition="cell-content()=&quot;01&quot;" style:apply-style-name="Grass1" style:base-cell-address="LAYERS.C7"/>
      <style:map style:condition="cell-content()=&quot;02&quot;" style:apply-style-name="Grass2" style:base-cell-address="LAYERS.C7"/>
      <style:map style:condition="cell-content()=&quot;03&quot;" style:apply-style-name="Road1" style:base-cell-address="LAYERS.C7"/>
      <style:map style:condition="cell-content()=&quot;04&quot;" style:apply-style-name="Road2" style:base-cell-address="LAYERS.C7"/>
      <style:map style:condition="cell-content()=&quot;05&quot;" style:apply-style-name="Wast" style:base-cell-address="LAYERS.C7"/>
      <style:map style:condition="cell-content()=&quot;06&quot;" style:apply-style-name="Rock" style:base-cell-address="LAYERS.C7"/>
      <style:map style:condition="cell-content()=&quot;07&quot;" style:apply-style-name="Water" style:base-cell-address="LAYERS.C7"/>
      <style:map style:condition="cell-content()=&quot;08&quot;" style:apply-style-name="Empty" style:base-cell-address="LAYERS.C7"/>
    </style:style>
    <style:style style:name="ce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8"/>
      <style:map style:condition="cell-content()=&quot;01&quot;" style:apply-style-name="Grass1" style:base-cell-address="LAYERS.C8"/>
      <style:map style:condition="cell-content()=&quot;02&quot;" style:apply-style-name="Grass2" style:base-cell-address="LAYERS.C8"/>
      <style:map style:condition="cell-content()=&quot;03&quot;" style:apply-style-name="Road1" style:base-cell-address="LAYERS.C8"/>
      <style:map style:condition="cell-content()=&quot;04&quot;" style:apply-style-name="Road2" style:base-cell-address="LAYERS.C8"/>
      <style:map style:condition="cell-content()=&quot;05&quot;" style:apply-style-name="Wast" style:base-cell-address="LAYERS.C8"/>
      <style:map style:condition="cell-content()=&quot;06&quot;" style:apply-style-name="Rock" style:base-cell-address="LAYERS.C8"/>
      <style:map style:condition="cell-content()=&quot;07&quot;" style:apply-style-name="Water" style:base-cell-address="LAYERS.C8"/>
      <style:map style:condition="cell-content()=&quot;08&quot;" style:apply-style-name="Empty" style:base-cell-address="LAYERS.C8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9"/>
      <style:map style:condition="cell-content()=&quot;01&quot;" style:apply-style-name="Grass1" style:base-cell-address="LAYERS.C9"/>
      <style:map style:condition="cell-content()=&quot;02&quot;" style:apply-style-name="Grass2" style:base-cell-address="LAYERS.C9"/>
      <style:map style:condition="cell-content()=&quot;03&quot;" style:apply-style-name="Road1" style:base-cell-address="LAYERS.C9"/>
      <style:map style:condition="cell-content()=&quot;04&quot;" style:apply-style-name="Road2" style:base-cell-address="LAYERS.C9"/>
      <style:map style:condition="cell-content()=&quot;05&quot;" style:apply-style-name="Wast" style:base-cell-address="LAYERS.C9"/>
      <style:map style:condition="cell-content()=&quot;06&quot;" style:apply-style-name="Rock" style:base-cell-address="LAYERS.C9"/>
      <style:map style:condition="cell-content()=&quot;07&quot;" style:apply-style-name="Water" style:base-cell-address="LAYERS.C9"/>
      <style:map style:condition="cell-content()=&quot;08&quot;" style:apply-style-name="Empty" style:base-cell-address="LAYERS.C9"/>
    </style:style>
    <style:style style:name="ce4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10"/>
      <style:map style:condition="cell-content()=&quot;01&quot;" style:apply-style-name="Grass1" style:base-cell-address="LAYERS.C10"/>
      <style:map style:condition="cell-content()=&quot;02&quot;" style:apply-style-name="Grass2" style:base-cell-address="LAYERS.C10"/>
      <style:map style:condition="cell-content()=&quot;03&quot;" style:apply-style-name="Road1" style:base-cell-address="LAYERS.C10"/>
      <style:map style:condition="cell-content()=&quot;04&quot;" style:apply-style-name="Road2" style:base-cell-address="LAYERS.C10"/>
      <style:map style:condition="cell-content()=&quot;05&quot;" style:apply-style-name="Wast" style:base-cell-address="LAYERS.C10"/>
      <style:map style:condition="cell-content()=&quot;06&quot;" style:apply-style-name="Rock" style:base-cell-address="LAYERS.C10"/>
      <style:map style:condition="cell-content()=&quot;07&quot;" style:apply-style-name="Water" style:base-cell-address="LAYERS.C10"/>
      <style:map style:condition="cell-content()=&quot;08&quot;" style:apply-style-name="Empty" style:base-cell-address="LAYERS.C10"/>
    </style:style>
    <style:style style:name="ce4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11"/>
      <style:map style:condition="cell-content()=&quot;01&quot;" style:apply-style-name="Grass1" style:base-cell-address="LAYERS.C11"/>
      <style:map style:condition="cell-content()=&quot;02&quot;" style:apply-style-name="Grass2" style:base-cell-address="LAYERS.C11"/>
      <style:map style:condition="cell-content()=&quot;03&quot;" style:apply-style-name="Road1" style:base-cell-address="LAYERS.C11"/>
      <style:map style:condition="cell-content()=&quot;04&quot;" style:apply-style-name="Road2" style:base-cell-address="LAYERS.C11"/>
      <style:map style:condition="cell-content()=&quot;05&quot;" style:apply-style-name="Wast" style:base-cell-address="LAYERS.C11"/>
      <style:map style:condition="cell-content()=&quot;06&quot;" style:apply-style-name="Rock" style:base-cell-address="LAYERS.C11"/>
      <style:map style:condition="cell-content()=&quot;07&quot;" style:apply-style-name="Water" style:base-cell-address="LAYERS.C11"/>
      <style:map style:condition="cell-content()=&quot;08&quot;" style:apply-style-name="Empty" style:base-cell-address="LAYERS.C11"/>
    </style:style>
    <style:style style:name="ce4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12"/>
      <style:map style:condition="cell-content()=&quot;01&quot;" style:apply-style-name="Grass1" style:base-cell-address="LAYERS.C12"/>
      <style:map style:condition="cell-content()=&quot;02&quot;" style:apply-style-name="Grass2" style:base-cell-address="LAYERS.C12"/>
      <style:map style:condition="cell-content()=&quot;03&quot;" style:apply-style-name="Road1" style:base-cell-address="LAYERS.C12"/>
      <style:map style:condition="cell-content()=&quot;04&quot;" style:apply-style-name="Road2" style:base-cell-address="LAYERS.C12"/>
      <style:map style:condition="cell-content()=&quot;05&quot;" style:apply-style-name="Wast" style:base-cell-address="LAYERS.C12"/>
      <style:map style:condition="cell-content()=&quot;06&quot;" style:apply-style-name="Rock" style:base-cell-address="LAYERS.C12"/>
      <style:map style:condition="cell-content()=&quot;07&quot;" style:apply-style-name="Water" style:base-cell-address="LAYERS.C12"/>
      <style:map style:condition="cell-content()=&quot;08&quot;" style:apply-style-name="Empty" style:base-cell-address="LAYERS.C12"/>
    </style:style>
    <style:style style:name="ce4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13"/>
      <style:map style:condition="cell-content()=&quot;01&quot;" style:apply-style-name="Grass1" style:base-cell-address="LAYERS.C13"/>
      <style:map style:condition="cell-content()=&quot;02&quot;" style:apply-style-name="Grass2" style:base-cell-address="LAYERS.C13"/>
      <style:map style:condition="cell-content()=&quot;03&quot;" style:apply-style-name="Road1" style:base-cell-address="LAYERS.C13"/>
      <style:map style:condition="cell-content()=&quot;04&quot;" style:apply-style-name="Road2" style:base-cell-address="LAYERS.C13"/>
      <style:map style:condition="cell-content()=&quot;05&quot;" style:apply-style-name="Wast" style:base-cell-address="LAYERS.C13"/>
      <style:map style:condition="cell-content()=&quot;06&quot;" style:apply-style-name="Rock" style:base-cell-address="LAYERS.C13"/>
      <style:map style:condition="cell-content()=&quot;07&quot;" style:apply-style-name="Water" style:base-cell-address="LAYERS.C13"/>
      <style:map style:condition="cell-content()=&quot;08&quot;" style:apply-style-name="Empty" style:base-cell-address="LAYERS.C13"/>
    </style:style>
    <style:style style:name="ce5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14"/>
      <style:map style:condition="cell-content()=&quot;01&quot;" style:apply-style-name="Grass1" style:base-cell-address="LAYERS.C14"/>
      <style:map style:condition="cell-content()=&quot;02&quot;" style:apply-style-name="Grass2" style:base-cell-address="LAYERS.C14"/>
      <style:map style:condition="cell-content()=&quot;03&quot;" style:apply-style-name="Road1" style:base-cell-address="LAYERS.C14"/>
      <style:map style:condition="cell-content()=&quot;04&quot;" style:apply-style-name="Road2" style:base-cell-address="LAYERS.C14"/>
      <style:map style:condition="cell-content()=&quot;05&quot;" style:apply-style-name="Wast" style:base-cell-address="LAYERS.C14"/>
      <style:map style:condition="cell-content()=&quot;06&quot;" style:apply-style-name="Rock" style:base-cell-address="LAYERS.C14"/>
      <style:map style:condition="cell-content()=&quot;07&quot;" style:apply-style-name="Water" style:base-cell-address="LAYERS.C14"/>
      <style:map style:condition="cell-content()=&quot;08&quot;" style:apply-style-name="Empty" style:base-cell-address="LAYERS.C14"/>
    </style:style>
    <style:style style:name="ce5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15"/>
      <style:map style:condition="cell-content()=&quot;01&quot;" style:apply-style-name="Grass1" style:base-cell-address="LAYERS.C15"/>
      <style:map style:condition="cell-content()=&quot;02&quot;" style:apply-style-name="Grass2" style:base-cell-address="LAYERS.C15"/>
      <style:map style:condition="cell-content()=&quot;03&quot;" style:apply-style-name="Road1" style:base-cell-address="LAYERS.C15"/>
      <style:map style:condition="cell-content()=&quot;04&quot;" style:apply-style-name="Road2" style:base-cell-address="LAYERS.C15"/>
      <style:map style:condition="cell-content()=&quot;05&quot;" style:apply-style-name="Wast" style:base-cell-address="LAYERS.C15"/>
      <style:map style:condition="cell-content()=&quot;06&quot;" style:apply-style-name="Rock" style:base-cell-address="LAYERS.C15"/>
      <style:map style:condition="cell-content()=&quot;07&quot;" style:apply-style-name="Water" style:base-cell-address="LAYERS.C15"/>
      <style:map style:condition="cell-content()=&quot;08&quot;" style:apply-style-name="Empty" style:base-cell-address="LAYERS.C15"/>
    </style:style>
    <style:style style:name="ce5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16"/>
      <style:map style:condition="cell-content()=&quot;01&quot;" style:apply-style-name="Grass1" style:base-cell-address="LAYERS.C16"/>
      <style:map style:condition="cell-content()=&quot;02&quot;" style:apply-style-name="Grass2" style:base-cell-address="LAYERS.C16"/>
      <style:map style:condition="cell-content()=&quot;03&quot;" style:apply-style-name="Road1" style:base-cell-address="LAYERS.C16"/>
      <style:map style:condition="cell-content()=&quot;04&quot;" style:apply-style-name="Road2" style:base-cell-address="LAYERS.C16"/>
      <style:map style:condition="cell-content()=&quot;05&quot;" style:apply-style-name="Wast" style:base-cell-address="LAYERS.C16"/>
      <style:map style:condition="cell-content()=&quot;06&quot;" style:apply-style-name="Rock" style:base-cell-address="LAYERS.C16"/>
      <style:map style:condition="cell-content()=&quot;07&quot;" style:apply-style-name="Water" style:base-cell-address="LAYERS.C16"/>
      <style:map style:condition="cell-content()=&quot;08&quot;" style:apply-style-name="Empty" style:base-cell-address="LAYERS.C16"/>
    </style:style>
    <style:style style:name="ce5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17"/>
      <style:map style:condition="cell-content()=&quot;01&quot;" style:apply-style-name="Grass1" style:base-cell-address="LAYERS.C17"/>
      <style:map style:condition="cell-content()=&quot;02&quot;" style:apply-style-name="Grass2" style:base-cell-address="LAYERS.C17"/>
      <style:map style:condition="cell-content()=&quot;03&quot;" style:apply-style-name="Road1" style:base-cell-address="LAYERS.C17"/>
      <style:map style:condition="cell-content()=&quot;04&quot;" style:apply-style-name="Road2" style:base-cell-address="LAYERS.C17"/>
      <style:map style:condition="cell-content()=&quot;05&quot;" style:apply-style-name="Wast" style:base-cell-address="LAYERS.C17"/>
      <style:map style:condition="cell-content()=&quot;06&quot;" style:apply-style-name="Rock" style:base-cell-address="LAYERS.C17"/>
      <style:map style:condition="cell-content()=&quot;07&quot;" style:apply-style-name="Water" style:base-cell-address="LAYERS.C17"/>
      <style:map style:condition="cell-content()=&quot;08&quot;" style:apply-style-name="Empty" style:base-cell-address="LAYERS.C17"/>
    </style:style>
    <style:style style:name="ce5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18"/>
      <style:map style:condition="cell-content()=&quot;01&quot;" style:apply-style-name="Grass1" style:base-cell-address="LAYERS.C18"/>
      <style:map style:condition="cell-content()=&quot;02&quot;" style:apply-style-name="Grass2" style:base-cell-address="LAYERS.C18"/>
      <style:map style:condition="cell-content()=&quot;03&quot;" style:apply-style-name="Road1" style:base-cell-address="LAYERS.C18"/>
      <style:map style:condition="cell-content()=&quot;04&quot;" style:apply-style-name="Road2" style:base-cell-address="LAYERS.C18"/>
      <style:map style:condition="cell-content()=&quot;05&quot;" style:apply-style-name="Wast" style:base-cell-address="LAYERS.C18"/>
      <style:map style:condition="cell-content()=&quot;06&quot;" style:apply-style-name="Rock" style:base-cell-address="LAYERS.C18"/>
      <style:map style:condition="cell-content()=&quot;07&quot;" style:apply-style-name="Water" style:base-cell-address="LAYERS.C18"/>
      <style:map style:condition="cell-content()=&quot;08&quot;" style:apply-style-name="Empty" style:base-cell-address="LAYERS.C18"/>
    </style:style>
    <style:style style:name="ce5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19"/>
      <style:map style:condition="cell-content()=&quot;01&quot;" style:apply-style-name="Grass1" style:base-cell-address="LAYERS.C19"/>
      <style:map style:condition="cell-content()=&quot;02&quot;" style:apply-style-name="Grass2" style:base-cell-address="LAYERS.C19"/>
      <style:map style:condition="cell-content()=&quot;03&quot;" style:apply-style-name="Road1" style:base-cell-address="LAYERS.C19"/>
      <style:map style:condition="cell-content()=&quot;04&quot;" style:apply-style-name="Road2" style:base-cell-address="LAYERS.C19"/>
      <style:map style:condition="cell-content()=&quot;05&quot;" style:apply-style-name="Wast" style:base-cell-address="LAYERS.C19"/>
      <style:map style:condition="cell-content()=&quot;06&quot;" style:apply-style-name="Rock" style:base-cell-address="LAYERS.C19"/>
      <style:map style:condition="cell-content()=&quot;07&quot;" style:apply-style-name="Water" style:base-cell-address="LAYERS.C19"/>
      <style:map style:condition="cell-content()=&quot;08&quot;" style:apply-style-name="Empty" style:base-cell-address="LAYERS.C19"/>
    </style:style>
    <style:style style:name="ce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20"/>
      <style:map style:condition="cell-content()=&quot;01&quot;" style:apply-style-name="Grass1" style:base-cell-address="LAYERS.C20"/>
      <style:map style:condition="cell-content()=&quot;02&quot;" style:apply-style-name="Grass2" style:base-cell-address="LAYERS.C20"/>
      <style:map style:condition="cell-content()=&quot;03&quot;" style:apply-style-name="Road1" style:base-cell-address="LAYERS.C20"/>
      <style:map style:condition="cell-content()=&quot;04&quot;" style:apply-style-name="Road2" style:base-cell-address="LAYERS.C20"/>
      <style:map style:condition="cell-content()=&quot;05&quot;" style:apply-style-name="Wast" style:base-cell-address="LAYERS.C20"/>
      <style:map style:condition="cell-content()=&quot;06&quot;" style:apply-style-name="Rock" style:base-cell-address="LAYERS.C20"/>
      <style:map style:condition="cell-content()=&quot;07&quot;" style:apply-style-name="Water" style:base-cell-address="LAYERS.C20"/>
      <style:map style:condition="cell-content()=&quot;08&quot;" style:apply-style-name="Empty" style:base-cell-address="LAYERS.C20"/>
    </style:style>
    <style:style style:name="ce5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21"/>
      <style:map style:condition="cell-content()=&quot;01&quot;" style:apply-style-name="Grass1" style:base-cell-address="LAYERS.C21"/>
      <style:map style:condition="cell-content()=&quot;02&quot;" style:apply-style-name="Grass2" style:base-cell-address="LAYERS.C21"/>
      <style:map style:condition="cell-content()=&quot;03&quot;" style:apply-style-name="Road1" style:base-cell-address="LAYERS.C21"/>
      <style:map style:condition="cell-content()=&quot;04&quot;" style:apply-style-name="Road2" style:base-cell-address="LAYERS.C21"/>
      <style:map style:condition="cell-content()=&quot;05&quot;" style:apply-style-name="Wast" style:base-cell-address="LAYERS.C21"/>
      <style:map style:condition="cell-content()=&quot;06&quot;" style:apply-style-name="Rock" style:base-cell-address="LAYERS.C21"/>
      <style:map style:condition="cell-content()=&quot;07&quot;" style:apply-style-name="Water" style:base-cell-address="LAYERS.C21"/>
      <style:map style:condition="cell-content()=&quot;08&quot;" style:apply-style-name="Empty" style:base-cell-address="LAYERS.C21"/>
    </style:style>
    <style:style style:name="ce5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22"/>
      <style:map style:condition="cell-content()=&quot;01&quot;" style:apply-style-name="Grass1" style:base-cell-address="LAYERS.C22"/>
      <style:map style:condition="cell-content()=&quot;02&quot;" style:apply-style-name="Grass2" style:base-cell-address="LAYERS.C22"/>
      <style:map style:condition="cell-content()=&quot;03&quot;" style:apply-style-name="Road1" style:base-cell-address="LAYERS.C22"/>
      <style:map style:condition="cell-content()=&quot;04&quot;" style:apply-style-name="Road2" style:base-cell-address="LAYERS.C22"/>
      <style:map style:condition="cell-content()=&quot;05&quot;" style:apply-style-name="Wast" style:base-cell-address="LAYERS.C22"/>
      <style:map style:condition="cell-content()=&quot;06&quot;" style:apply-style-name="Rock" style:base-cell-address="LAYERS.C22"/>
      <style:map style:condition="cell-content()=&quot;07&quot;" style:apply-style-name="Water" style:base-cell-address="LAYERS.C22"/>
      <style:map style:condition="cell-content()=&quot;08&quot;" style:apply-style-name="Empty" style:base-cell-address="LAYERS.C22"/>
    </style:style>
    <style:style style:name="ce5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28"/>
      <style:map style:condition="cell-content()=&quot;01&quot;" style:apply-style-name="Grass1" style:base-cell-address="LAYERS.C28"/>
      <style:map style:condition="cell-content()=&quot;02&quot;" style:apply-style-name="Grass2" style:base-cell-address="LAYERS.C28"/>
      <style:map style:condition="cell-content()=&quot;03&quot;" style:apply-style-name="Road1" style:base-cell-address="LAYERS.C28"/>
      <style:map style:condition="cell-content()=&quot;04&quot;" style:apply-style-name="Road2" style:base-cell-address="LAYERS.C28"/>
      <style:map style:condition="cell-content()=&quot;05&quot;" style:apply-style-name="Wast" style:base-cell-address="LAYERS.C28"/>
      <style:map style:condition="cell-content()=&quot;06&quot;" style:apply-style-name="Rock" style:base-cell-address="LAYERS.C28"/>
      <style:map style:condition="cell-content()=&quot;07&quot;" style:apply-style-name="Water" style:base-cell-address="LAYERS.C28"/>
      <style:map style:condition="cell-content()=&quot;08&quot;" style:apply-style-name="Empty" style:base-cell-address="LAYERS.C28"/>
    </style:style>
    <style:style style:name="ce6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29"/>
      <style:map style:condition="cell-content()=&quot;01&quot;" style:apply-style-name="Grass1" style:base-cell-address="LAYERS.C29"/>
      <style:map style:condition="cell-content()=&quot;02&quot;" style:apply-style-name="Grass2" style:base-cell-address="LAYERS.C29"/>
      <style:map style:condition="cell-content()=&quot;03&quot;" style:apply-style-name="Road1" style:base-cell-address="LAYERS.C29"/>
      <style:map style:condition="cell-content()=&quot;04&quot;" style:apply-style-name="Road2" style:base-cell-address="LAYERS.C29"/>
      <style:map style:condition="cell-content()=&quot;05&quot;" style:apply-style-name="Wast" style:base-cell-address="LAYERS.C29"/>
      <style:map style:condition="cell-content()=&quot;06&quot;" style:apply-style-name="Rock" style:base-cell-address="LAYERS.C29"/>
      <style:map style:condition="cell-content()=&quot;07&quot;" style:apply-style-name="Water" style:base-cell-address="LAYERS.C29"/>
      <style:map style:condition="cell-content()=&quot;08&quot;" style:apply-style-name="Empty" style:base-cell-address="LAYERS.C29"/>
    </style:style>
    <style:style style:name="ce6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30"/>
      <style:map style:condition="cell-content()=&quot;01&quot;" style:apply-style-name="Grass1" style:base-cell-address="LAYERS.C30"/>
      <style:map style:condition="cell-content()=&quot;02&quot;" style:apply-style-name="Grass2" style:base-cell-address="LAYERS.C30"/>
      <style:map style:condition="cell-content()=&quot;03&quot;" style:apply-style-name="Road1" style:base-cell-address="LAYERS.C30"/>
      <style:map style:condition="cell-content()=&quot;04&quot;" style:apply-style-name="Road2" style:base-cell-address="LAYERS.C30"/>
      <style:map style:condition="cell-content()=&quot;05&quot;" style:apply-style-name="Wast" style:base-cell-address="LAYERS.C30"/>
      <style:map style:condition="cell-content()=&quot;06&quot;" style:apply-style-name="Rock" style:base-cell-address="LAYERS.C30"/>
      <style:map style:condition="cell-content()=&quot;07&quot;" style:apply-style-name="Water" style:base-cell-address="LAYERS.C30"/>
      <style:map style:condition="cell-content()=&quot;08&quot;" style:apply-style-name="Empty" style:base-cell-address="LAYERS.C30"/>
    </style:style>
    <style:style style:name="ce6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31"/>
      <style:map style:condition="cell-content()=&quot;01&quot;" style:apply-style-name="Grass1" style:base-cell-address="LAYERS.C31"/>
      <style:map style:condition="cell-content()=&quot;02&quot;" style:apply-style-name="Grass2" style:base-cell-address="LAYERS.C31"/>
      <style:map style:condition="cell-content()=&quot;03&quot;" style:apply-style-name="Road1" style:base-cell-address="LAYERS.C31"/>
      <style:map style:condition="cell-content()=&quot;04&quot;" style:apply-style-name="Road2" style:base-cell-address="LAYERS.C31"/>
      <style:map style:condition="cell-content()=&quot;05&quot;" style:apply-style-name="Wast" style:base-cell-address="LAYERS.C31"/>
      <style:map style:condition="cell-content()=&quot;06&quot;" style:apply-style-name="Rock" style:base-cell-address="LAYERS.C31"/>
      <style:map style:condition="cell-content()=&quot;07&quot;" style:apply-style-name="Water" style:base-cell-address="LAYERS.C31"/>
      <style:map style:condition="cell-content()=&quot;08&quot;" style:apply-style-name="Empty" style:base-cell-address="LAYERS.C31"/>
    </style:style>
    <style:style style:name="ce6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32"/>
      <style:map style:condition="cell-content()=&quot;01&quot;" style:apply-style-name="Grass1" style:base-cell-address="LAYERS.C32"/>
      <style:map style:condition="cell-content()=&quot;02&quot;" style:apply-style-name="Grass2" style:base-cell-address="LAYERS.C32"/>
      <style:map style:condition="cell-content()=&quot;03&quot;" style:apply-style-name="Road1" style:base-cell-address="LAYERS.C32"/>
      <style:map style:condition="cell-content()=&quot;04&quot;" style:apply-style-name="Road2" style:base-cell-address="LAYERS.C32"/>
      <style:map style:condition="cell-content()=&quot;05&quot;" style:apply-style-name="Wast" style:base-cell-address="LAYERS.C32"/>
      <style:map style:condition="cell-content()=&quot;06&quot;" style:apply-style-name="Rock" style:base-cell-address="LAYERS.C32"/>
      <style:map style:condition="cell-content()=&quot;07&quot;" style:apply-style-name="Water" style:base-cell-address="LAYERS.C32"/>
      <style:map style:condition="cell-content()=&quot;08&quot;" style:apply-style-name="Empty" style:base-cell-address="LAYERS.C32"/>
    </style:style>
    <style:style style:name="ce6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C33"/>
      <style:map style:condition="cell-content()=&quot;01&quot;" style:apply-style-name="Grass1" style:base-cell-address="LAYERS.C33"/>
      <style:map style:condition="cell-content()=&quot;02&quot;" style:apply-style-name="Grass2" style:base-cell-address="LAYERS.C33"/>
      <style:map style:condition="cell-content()=&quot;03&quot;" style:apply-style-name="Road1" style:base-cell-address="LAYERS.C33"/>
      <style:map style:condition="cell-content()=&quot;04&quot;" style:apply-style-name="Road2" style:base-cell-address="LAYERS.C33"/>
      <style:map style:condition="cell-content()=&quot;05&quot;" style:apply-style-name="Wast" style:base-cell-address="LAYERS.C33"/>
      <style:map style:condition="cell-content()=&quot;06&quot;" style:apply-style-name="Rock" style:base-cell-address="LAYERS.C33"/>
      <style:map style:condition="cell-content()=&quot;07&quot;" style:apply-style-name="Water" style:base-cell-address="LAYERS.C33"/>
      <style:map style:condition="cell-content()=&quot;08&quot;" style:apply-style-name="Empty" style:base-cell-address="LAYERS.C33"/>
      <style:map style:condition="cell-content()=&quot;-1&quot;" style:apply-style-name="Empty" style:base-cell-address="LAYERS.C33"/>
    </style:style>
    <style:style style:name="ce6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2"/>
      <style:map style:condition="cell-content()=&quot;01&quot;" style:apply-style-name="Grass1" style:base-cell-address="LAYERS.D2"/>
      <style:map style:condition="cell-content()=&quot;02&quot;" style:apply-style-name="Grass2" style:base-cell-address="LAYERS.D2"/>
      <style:map style:condition="cell-content()=&quot;03&quot;" style:apply-style-name="Road1" style:base-cell-address="LAYERS.D2"/>
      <style:map style:condition="cell-content()=&quot;04&quot;" style:apply-style-name="Road2" style:base-cell-address="LAYERS.D2"/>
      <style:map style:condition="cell-content()=&quot;05&quot;" style:apply-style-name="Wast" style:base-cell-address="LAYERS.D2"/>
      <style:map style:condition="cell-content()=&quot;06&quot;" style:apply-style-name="Rock" style:base-cell-address="LAYERS.D2"/>
      <style:map style:condition="cell-content()=&quot;07&quot;" style:apply-style-name="Water" style:base-cell-address="LAYERS.D2"/>
      <style:map style:condition="cell-content()=&quot;08&quot;" style:apply-style-name="Empty" style:base-cell-address="LAYERS.D2"/>
      <style:map style:condition="cell-content()=&quot;-1&quot;" style:apply-style-name="Empty" style:base-cell-address="LAYERS.D2"/>
    </style:style>
    <style:style style:name="ce6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3"/>
      <style:map style:condition="cell-content()=&quot;01&quot;" style:apply-style-name="Grass1" style:base-cell-address="LAYERS.D3"/>
      <style:map style:condition="cell-content()=&quot;02&quot;" style:apply-style-name="Grass2" style:base-cell-address="LAYERS.D3"/>
      <style:map style:condition="cell-content()=&quot;03&quot;" style:apply-style-name="Road1" style:base-cell-address="LAYERS.D3"/>
      <style:map style:condition="cell-content()=&quot;04&quot;" style:apply-style-name="Road2" style:base-cell-address="LAYERS.D3"/>
      <style:map style:condition="cell-content()=&quot;05&quot;" style:apply-style-name="Wast" style:base-cell-address="LAYERS.D3"/>
      <style:map style:condition="cell-content()=&quot;06&quot;" style:apply-style-name="Rock" style:base-cell-address="LAYERS.D3"/>
      <style:map style:condition="cell-content()=&quot;07&quot;" style:apply-style-name="Water" style:base-cell-address="LAYERS.D3"/>
      <style:map style:condition="cell-content()=&quot;08&quot;" style:apply-style-name="Empty" style:base-cell-address="LAYERS.D3"/>
    </style:style>
    <style:style style:name="ce6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4"/>
      <style:map style:condition="cell-content()=&quot;01&quot;" style:apply-style-name="Grass1" style:base-cell-address="LAYERS.D4"/>
      <style:map style:condition="cell-content()=&quot;02&quot;" style:apply-style-name="Grass2" style:base-cell-address="LAYERS.D4"/>
      <style:map style:condition="cell-content()=&quot;03&quot;" style:apply-style-name="Road1" style:base-cell-address="LAYERS.D4"/>
      <style:map style:condition="cell-content()=&quot;04&quot;" style:apply-style-name="Road2" style:base-cell-address="LAYERS.D4"/>
      <style:map style:condition="cell-content()=&quot;05&quot;" style:apply-style-name="Wast" style:base-cell-address="LAYERS.D4"/>
      <style:map style:condition="cell-content()=&quot;06&quot;" style:apply-style-name="Rock" style:base-cell-address="LAYERS.D4"/>
      <style:map style:condition="cell-content()=&quot;07&quot;" style:apply-style-name="Water" style:base-cell-address="LAYERS.D4"/>
      <style:map style:condition="cell-content()=&quot;08&quot;" style:apply-style-name="Empty" style:base-cell-address="LAYERS.D4"/>
    </style:style>
    <style:style style:name="ce6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5"/>
      <style:map style:condition="cell-content()=&quot;01&quot;" style:apply-style-name="Grass1" style:base-cell-address="LAYERS.D5"/>
      <style:map style:condition="cell-content()=&quot;02&quot;" style:apply-style-name="Grass2" style:base-cell-address="LAYERS.D5"/>
      <style:map style:condition="cell-content()=&quot;03&quot;" style:apply-style-name="Road1" style:base-cell-address="LAYERS.D5"/>
      <style:map style:condition="cell-content()=&quot;04&quot;" style:apply-style-name="Road2" style:base-cell-address="LAYERS.D5"/>
      <style:map style:condition="cell-content()=&quot;05&quot;" style:apply-style-name="Wast" style:base-cell-address="LAYERS.D5"/>
      <style:map style:condition="cell-content()=&quot;06&quot;" style:apply-style-name="Rock" style:base-cell-address="LAYERS.D5"/>
      <style:map style:condition="cell-content()=&quot;07&quot;" style:apply-style-name="Water" style:base-cell-address="LAYERS.D5"/>
      <style:map style:condition="cell-content()=&quot;08&quot;" style:apply-style-name="Empty" style:base-cell-address="LAYERS.D5"/>
    </style:style>
    <style:style style:name="ce6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6"/>
      <style:map style:condition="cell-content()=&quot;01&quot;" style:apply-style-name="Grass1" style:base-cell-address="LAYERS.D6"/>
      <style:map style:condition="cell-content()=&quot;02&quot;" style:apply-style-name="Grass2" style:base-cell-address="LAYERS.D6"/>
      <style:map style:condition="cell-content()=&quot;03&quot;" style:apply-style-name="Road1" style:base-cell-address="LAYERS.D6"/>
      <style:map style:condition="cell-content()=&quot;04&quot;" style:apply-style-name="Road2" style:base-cell-address="LAYERS.D6"/>
      <style:map style:condition="cell-content()=&quot;05&quot;" style:apply-style-name="Wast" style:base-cell-address="LAYERS.D6"/>
      <style:map style:condition="cell-content()=&quot;06&quot;" style:apply-style-name="Rock" style:base-cell-address="LAYERS.D6"/>
      <style:map style:condition="cell-content()=&quot;07&quot;" style:apply-style-name="Water" style:base-cell-address="LAYERS.D6"/>
      <style:map style:condition="cell-content()=&quot;08&quot;" style:apply-style-name="Empty" style:base-cell-address="LAYERS.D6"/>
    </style:style>
    <style:style style:name="ce7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7"/>
      <style:map style:condition="cell-content()=&quot;01&quot;" style:apply-style-name="Grass1" style:base-cell-address="LAYERS.D7"/>
      <style:map style:condition="cell-content()=&quot;02&quot;" style:apply-style-name="Grass2" style:base-cell-address="LAYERS.D7"/>
      <style:map style:condition="cell-content()=&quot;03&quot;" style:apply-style-name="Road1" style:base-cell-address="LAYERS.D7"/>
      <style:map style:condition="cell-content()=&quot;04&quot;" style:apply-style-name="Road2" style:base-cell-address="LAYERS.D7"/>
      <style:map style:condition="cell-content()=&quot;05&quot;" style:apply-style-name="Wast" style:base-cell-address="LAYERS.D7"/>
      <style:map style:condition="cell-content()=&quot;06&quot;" style:apply-style-name="Rock" style:base-cell-address="LAYERS.D7"/>
      <style:map style:condition="cell-content()=&quot;07&quot;" style:apply-style-name="Water" style:base-cell-address="LAYERS.D7"/>
      <style:map style:condition="cell-content()=&quot;08&quot;" style:apply-style-name="Empty" style:base-cell-address="LAYERS.D7"/>
    </style:style>
    <style:style style:name="ce7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8"/>
      <style:map style:condition="cell-content()=&quot;01&quot;" style:apply-style-name="Grass1" style:base-cell-address="LAYERS.D8"/>
      <style:map style:condition="cell-content()=&quot;02&quot;" style:apply-style-name="Grass2" style:base-cell-address="LAYERS.D8"/>
      <style:map style:condition="cell-content()=&quot;03&quot;" style:apply-style-name="Road1" style:base-cell-address="LAYERS.D8"/>
      <style:map style:condition="cell-content()=&quot;04&quot;" style:apply-style-name="Road2" style:base-cell-address="LAYERS.D8"/>
      <style:map style:condition="cell-content()=&quot;05&quot;" style:apply-style-name="Wast" style:base-cell-address="LAYERS.D8"/>
      <style:map style:condition="cell-content()=&quot;06&quot;" style:apply-style-name="Rock" style:base-cell-address="LAYERS.D8"/>
      <style:map style:condition="cell-content()=&quot;07&quot;" style:apply-style-name="Water" style:base-cell-address="LAYERS.D8"/>
      <style:map style:condition="cell-content()=&quot;08&quot;" style:apply-style-name="Empty" style:base-cell-address="LAYERS.D8"/>
    </style:style>
    <style:style style:name="ce7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9"/>
      <style:map style:condition="cell-content()=&quot;01&quot;" style:apply-style-name="Grass1" style:base-cell-address="LAYERS.D9"/>
      <style:map style:condition="cell-content()=&quot;02&quot;" style:apply-style-name="Grass2" style:base-cell-address="LAYERS.D9"/>
      <style:map style:condition="cell-content()=&quot;03&quot;" style:apply-style-name="Road1" style:base-cell-address="LAYERS.D9"/>
      <style:map style:condition="cell-content()=&quot;04&quot;" style:apply-style-name="Road2" style:base-cell-address="LAYERS.D9"/>
      <style:map style:condition="cell-content()=&quot;05&quot;" style:apply-style-name="Wast" style:base-cell-address="LAYERS.D9"/>
      <style:map style:condition="cell-content()=&quot;06&quot;" style:apply-style-name="Rock" style:base-cell-address="LAYERS.D9"/>
      <style:map style:condition="cell-content()=&quot;07&quot;" style:apply-style-name="Water" style:base-cell-address="LAYERS.D9"/>
      <style:map style:condition="cell-content()=&quot;08&quot;" style:apply-style-name="Empty" style:base-cell-address="LAYERS.D9"/>
    </style:style>
    <style:style style:name="ce7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10"/>
      <style:map style:condition="cell-content()=&quot;01&quot;" style:apply-style-name="Grass1" style:base-cell-address="LAYERS.D10"/>
      <style:map style:condition="cell-content()=&quot;02&quot;" style:apply-style-name="Grass2" style:base-cell-address="LAYERS.D10"/>
      <style:map style:condition="cell-content()=&quot;03&quot;" style:apply-style-name="Road1" style:base-cell-address="LAYERS.D10"/>
      <style:map style:condition="cell-content()=&quot;04&quot;" style:apply-style-name="Road2" style:base-cell-address="LAYERS.D10"/>
      <style:map style:condition="cell-content()=&quot;05&quot;" style:apply-style-name="Wast" style:base-cell-address="LAYERS.D10"/>
      <style:map style:condition="cell-content()=&quot;06&quot;" style:apply-style-name="Rock" style:base-cell-address="LAYERS.D10"/>
      <style:map style:condition="cell-content()=&quot;07&quot;" style:apply-style-name="Water" style:base-cell-address="LAYERS.D10"/>
      <style:map style:condition="cell-content()=&quot;08&quot;" style:apply-style-name="Empty" style:base-cell-address="LAYERS.D10"/>
    </style:style>
    <style:style style:name="ce7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11"/>
      <style:map style:condition="cell-content()=&quot;01&quot;" style:apply-style-name="Grass1" style:base-cell-address="LAYERS.D11"/>
      <style:map style:condition="cell-content()=&quot;02&quot;" style:apply-style-name="Grass2" style:base-cell-address="LAYERS.D11"/>
      <style:map style:condition="cell-content()=&quot;03&quot;" style:apply-style-name="Road1" style:base-cell-address="LAYERS.D11"/>
      <style:map style:condition="cell-content()=&quot;04&quot;" style:apply-style-name="Road2" style:base-cell-address="LAYERS.D11"/>
      <style:map style:condition="cell-content()=&quot;05&quot;" style:apply-style-name="Wast" style:base-cell-address="LAYERS.D11"/>
      <style:map style:condition="cell-content()=&quot;06&quot;" style:apply-style-name="Rock" style:base-cell-address="LAYERS.D11"/>
      <style:map style:condition="cell-content()=&quot;07&quot;" style:apply-style-name="Water" style:base-cell-address="LAYERS.D11"/>
      <style:map style:condition="cell-content()=&quot;08&quot;" style:apply-style-name="Empty" style:base-cell-address="LAYERS.D11"/>
    </style:style>
    <style:style style:name="ce7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12"/>
      <style:map style:condition="cell-content()=&quot;01&quot;" style:apply-style-name="Grass1" style:base-cell-address="LAYERS.D12"/>
      <style:map style:condition="cell-content()=&quot;02&quot;" style:apply-style-name="Grass2" style:base-cell-address="LAYERS.D12"/>
      <style:map style:condition="cell-content()=&quot;03&quot;" style:apply-style-name="Road1" style:base-cell-address="LAYERS.D12"/>
      <style:map style:condition="cell-content()=&quot;04&quot;" style:apply-style-name="Road2" style:base-cell-address="LAYERS.D12"/>
      <style:map style:condition="cell-content()=&quot;05&quot;" style:apply-style-name="Wast" style:base-cell-address="LAYERS.D12"/>
      <style:map style:condition="cell-content()=&quot;06&quot;" style:apply-style-name="Rock" style:base-cell-address="LAYERS.D12"/>
      <style:map style:condition="cell-content()=&quot;07&quot;" style:apply-style-name="Water" style:base-cell-address="LAYERS.D12"/>
      <style:map style:condition="cell-content()=&quot;08&quot;" style:apply-style-name="Empty" style:base-cell-address="LAYERS.D12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13"/>
      <style:map style:condition="cell-content()=&quot;01&quot;" style:apply-style-name="Grass1" style:base-cell-address="LAYERS.D13"/>
      <style:map style:condition="cell-content()=&quot;02&quot;" style:apply-style-name="Grass2" style:base-cell-address="LAYERS.D13"/>
      <style:map style:condition="cell-content()=&quot;03&quot;" style:apply-style-name="Road1" style:base-cell-address="LAYERS.D13"/>
      <style:map style:condition="cell-content()=&quot;04&quot;" style:apply-style-name="Road2" style:base-cell-address="LAYERS.D13"/>
      <style:map style:condition="cell-content()=&quot;05&quot;" style:apply-style-name="Wast" style:base-cell-address="LAYERS.D13"/>
      <style:map style:condition="cell-content()=&quot;06&quot;" style:apply-style-name="Rock" style:base-cell-address="LAYERS.D13"/>
      <style:map style:condition="cell-content()=&quot;07&quot;" style:apply-style-name="Water" style:base-cell-address="LAYERS.D13"/>
      <style:map style:condition="cell-content()=&quot;08&quot;" style:apply-style-name="Empty" style:base-cell-address="LAYERS.D13"/>
    </style:style>
    <style:style style:name="ce7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14"/>
      <style:map style:condition="cell-content()=&quot;01&quot;" style:apply-style-name="Grass1" style:base-cell-address="LAYERS.D14"/>
      <style:map style:condition="cell-content()=&quot;02&quot;" style:apply-style-name="Grass2" style:base-cell-address="LAYERS.D14"/>
      <style:map style:condition="cell-content()=&quot;03&quot;" style:apply-style-name="Road1" style:base-cell-address="LAYERS.D14"/>
      <style:map style:condition="cell-content()=&quot;04&quot;" style:apply-style-name="Road2" style:base-cell-address="LAYERS.D14"/>
      <style:map style:condition="cell-content()=&quot;05&quot;" style:apply-style-name="Wast" style:base-cell-address="LAYERS.D14"/>
      <style:map style:condition="cell-content()=&quot;06&quot;" style:apply-style-name="Rock" style:base-cell-address="LAYERS.D14"/>
      <style:map style:condition="cell-content()=&quot;07&quot;" style:apply-style-name="Water" style:base-cell-address="LAYERS.D14"/>
      <style:map style:condition="cell-content()=&quot;08&quot;" style:apply-style-name="Empty" style:base-cell-address="LAYERS.D14"/>
    </style:style>
    <style:style style:name="ce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15"/>
      <style:map style:condition="cell-content()=&quot;01&quot;" style:apply-style-name="Grass1" style:base-cell-address="LAYERS.D15"/>
      <style:map style:condition="cell-content()=&quot;02&quot;" style:apply-style-name="Grass2" style:base-cell-address="LAYERS.D15"/>
      <style:map style:condition="cell-content()=&quot;03&quot;" style:apply-style-name="Road1" style:base-cell-address="LAYERS.D15"/>
      <style:map style:condition="cell-content()=&quot;04&quot;" style:apply-style-name="Road2" style:base-cell-address="LAYERS.D15"/>
      <style:map style:condition="cell-content()=&quot;05&quot;" style:apply-style-name="Wast" style:base-cell-address="LAYERS.D15"/>
      <style:map style:condition="cell-content()=&quot;06&quot;" style:apply-style-name="Rock" style:base-cell-address="LAYERS.D15"/>
      <style:map style:condition="cell-content()=&quot;07&quot;" style:apply-style-name="Water" style:base-cell-address="LAYERS.D15"/>
      <style:map style:condition="cell-content()=&quot;08&quot;" style:apply-style-name="Empty" style:base-cell-address="LAYERS.D15"/>
    </style:style>
    <style:style style:name="ce7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16"/>
      <style:map style:condition="cell-content()=&quot;01&quot;" style:apply-style-name="Grass1" style:base-cell-address="LAYERS.D16"/>
      <style:map style:condition="cell-content()=&quot;02&quot;" style:apply-style-name="Grass2" style:base-cell-address="LAYERS.D16"/>
      <style:map style:condition="cell-content()=&quot;03&quot;" style:apply-style-name="Road1" style:base-cell-address="LAYERS.D16"/>
      <style:map style:condition="cell-content()=&quot;04&quot;" style:apply-style-name="Road2" style:base-cell-address="LAYERS.D16"/>
      <style:map style:condition="cell-content()=&quot;05&quot;" style:apply-style-name="Wast" style:base-cell-address="LAYERS.D16"/>
      <style:map style:condition="cell-content()=&quot;06&quot;" style:apply-style-name="Rock" style:base-cell-address="LAYERS.D16"/>
      <style:map style:condition="cell-content()=&quot;07&quot;" style:apply-style-name="Water" style:base-cell-address="LAYERS.D16"/>
      <style:map style:condition="cell-content()=&quot;08&quot;" style:apply-style-name="Empty" style:base-cell-address="LAYERS.D16"/>
    </style:style>
    <style:style style:name="ce8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17"/>
      <style:map style:condition="cell-content()=&quot;01&quot;" style:apply-style-name="Grass1" style:base-cell-address="LAYERS.D17"/>
      <style:map style:condition="cell-content()=&quot;02&quot;" style:apply-style-name="Grass2" style:base-cell-address="LAYERS.D17"/>
      <style:map style:condition="cell-content()=&quot;03&quot;" style:apply-style-name="Road1" style:base-cell-address="LAYERS.D17"/>
      <style:map style:condition="cell-content()=&quot;04&quot;" style:apply-style-name="Road2" style:base-cell-address="LAYERS.D17"/>
      <style:map style:condition="cell-content()=&quot;05&quot;" style:apply-style-name="Wast" style:base-cell-address="LAYERS.D17"/>
      <style:map style:condition="cell-content()=&quot;06&quot;" style:apply-style-name="Rock" style:base-cell-address="LAYERS.D17"/>
      <style:map style:condition="cell-content()=&quot;07&quot;" style:apply-style-name="Water" style:base-cell-address="LAYERS.D17"/>
      <style:map style:condition="cell-content()=&quot;08&quot;" style:apply-style-name="Empty" style:base-cell-address="LAYERS.D17"/>
    </style:style>
    <style:style style:name="ce8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19"/>
      <style:map style:condition="cell-content()=&quot;01&quot;" style:apply-style-name="Grass1" style:base-cell-address="LAYERS.D19"/>
      <style:map style:condition="cell-content()=&quot;02&quot;" style:apply-style-name="Grass2" style:base-cell-address="LAYERS.D19"/>
      <style:map style:condition="cell-content()=&quot;03&quot;" style:apply-style-name="Road1" style:base-cell-address="LAYERS.D19"/>
      <style:map style:condition="cell-content()=&quot;04&quot;" style:apply-style-name="Road2" style:base-cell-address="LAYERS.D19"/>
      <style:map style:condition="cell-content()=&quot;05&quot;" style:apply-style-name="Wast" style:base-cell-address="LAYERS.D19"/>
      <style:map style:condition="cell-content()=&quot;06&quot;" style:apply-style-name="Rock" style:base-cell-address="LAYERS.D19"/>
      <style:map style:condition="cell-content()=&quot;07&quot;" style:apply-style-name="Water" style:base-cell-address="LAYERS.D19"/>
      <style:map style:condition="cell-content()=&quot;08&quot;" style:apply-style-name="Empty" style:base-cell-address="LAYERS.D19"/>
    </style:style>
    <style:style style:name="ce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20"/>
      <style:map style:condition="cell-content()=&quot;01&quot;" style:apply-style-name="Grass1" style:base-cell-address="LAYERS.D20"/>
      <style:map style:condition="cell-content()=&quot;02&quot;" style:apply-style-name="Grass2" style:base-cell-address="LAYERS.D20"/>
      <style:map style:condition="cell-content()=&quot;03&quot;" style:apply-style-name="Road1" style:base-cell-address="LAYERS.D20"/>
      <style:map style:condition="cell-content()=&quot;04&quot;" style:apply-style-name="Road2" style:base-cell-address="LAYERS.D20"/>
      <style:map style:condition="cell-content()=&quot;05&quot;" style:apply-style-name="Wast" style:base-cell-address="LAYERS.D20"/>
      <style:map style:condition="cell-content()=&quot;06&quot;" style:apply-style-name="Rock" style:base-cell-address="LAYERS.D20"/>
      <style:map style:condition="cell-content()=&quot;07&quot;" style:apply-style-name="Water" style:base-cell-address="LAYERS.D20"/>
      <style:map style:condition="cell-content()=&quot;08&quot;" style:apply-style-name="Empty" style:base-cell-address="LAYERS.D20"/>
    </style:style>
    <style:style style:name="ce8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21"/>
      <style:map style:condition="cell-content()=&quot;01&quot;" style:apply-style-name="Grass1" style:base-cell-address="LAYERS.D21"/>
      <style:map style:condition="cell-content()=&quot;02&quot;" style:apply-style-name="Grass2" style:base-cell-address="LAYERS.D21"/>
      <style:map style:condition="cell-content()=&quot;03&quot;" style:apply-style-name="Road1" style:base-cell-address="LAYERS.D21"/>
      <style:map style:condition="cell-content()=&quot;04&quot;" style:apply-style-name="Road2" style:base-cell-address="LAYERS.D21"/>
      <style:map style:condition="cell-content()=&quot;05&quot;" style:apply-style-name="Wast" style:base-cell-address="LAYERS.D21"/>
      <style:map style:condition="cell-content()=&quot;06&quot;" style:apply-style-name="Rock" style:base-cell-address="LAYERS.D21"/>
      <style:map style:condition="cell-content()=&quot;07&quot;" style:apply-style-name="Water" style:base-cell-address="LAYERS.D21"/>
      <style:map style:condition="cell-content()=&quot;08&quot;" style:apply-style-name="Empty" style:base-cell-address="LAYERS.D21"/>
    </style:style>
    <style:style style:name="ce8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22"/>
      <style:map style:condition="cell-content()=&quot;01&quot;" style:apply-style-name="Grass1" style:base-cell-address="LAYERS.D22"/>
      <style:map style:condition="cell-content()=&quot;02&quot;" style:apply-style-name="Grass2" style:base-cell-address="LAYERS.D22"/>
      <style:map style:condition="cell-content()=&quot;03&quot;" style:apply-style-name="Road1" style:base-cell-address="LAYERS.D22"/>
      <style:map style:condition="cell-content()=&quot;04&quot;" style:apply-style-name="Road2" style:base-cell-address="LAYERS.D22"/>
      <style:map style:condition="cell-content()=&quot;05&quot;" style:apply-style-name="Wast" style:base-cell-address="LAYERS.D22"/>
      <style:map style:condition="cell-content()=&quot;06&quot;" style:apply-style-name="Rock" style:base-cell-address="LAYERS.D22"/>
      <style:map style:condition="cell-content()=&quot;07&quot;" style:apply-style-name="Water" style:base-cell-address="LAYERS.D22"/>
      <style:map style:condition="cell-content()=&quot;08&quot;" style:apply-style-name="Empty" style:base-cell-address="LAYERS.D22"/>
    </style:style>
    <style:style style:name="ce8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28"/>
      <style:map style:condition="cell-content()=&quot;01&quot;" style:apply-style-name="Grass1" style:base-cell-address="LAYERS.D28"/>
      <style:map style:condition="cell-content()=&quot;02&quot;" style:apply-style-name="Grass2" style:base-cell-address="LAYERS.D28"/>
      <style:map style:condition="cell-content()=&quot;03&quot;" style:apply-style-name="Road1" style:base-cell-address="LAYERS.D28"/>
      <style:map style:condition="cell-content()=&quot;04&quot;" style:apply-style-name="Road2" style:base-cell-address="LAYERS.D28"/>
      <style:map style:condition="cell-content()=&quot;05&quot;" style:apply-style-name="Wast" style:base-cell-address="LAYERS.D28"/>
      <style:map style:condition="cell-content()=&quot;06&quot;" style:apply-style-name="Rock" style:base-cell-address="LAYERS.D28"/>
      <style:map style:condition="cell-content()=&quot;07&quot;" style:apply-style-name="Water" style:base-cell-address="LAYERS.D28"/>
      <style:map style:condition="cell-content()=&quot;08&quot;" style:apply-style-name="Empty" style:base-cell-address="LAYERS.D28"/>
    </style:style>
    <style:style style:name="ce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29"/>
      <style:map style:condition="cell-content()=&quot;01&quot;" style:apply-style-name="Grass1" style:base-cell-address="LAYERS.D29"/>
      <style:map style:condition="cell-content()=&quot;02&quot;" style:apply-style-name="Grass2" style:base-cell-address="LAYERS.D29"/>
      <style:map style:condition="cell-content()=&quot;03&quot;" style:apply-style-name="Road1" style:base-cell-address="LAYERS.D29"/>
      <style:map style:condition="cell-content()=&quot;04&quot;" style:apply-style-name="Road2" style:base-cell-address="LAYERS.D29"/>
      <style:map style:condition="cell-content()=&quot;05&quot;" style:apply-style-name="Wast" style:base-cell-address="LAYERS.D29"/>
      <style:map style:condition="cell-content()=&quot;06&quot;" style:apply-style-name="Rock" style:base-cell-address="LAYERS.D29"/>
      <style:map style:condition="cell-content()=&quot;07&quot;" style:apply-style-name="Water" style:base-cell-address="LAYERS.D29"/>
      <style:map style:condition="cell-content()=&quot;08&quot;" style:apply-style-name="Empty" style:base-cell-address="LAYERS.D29"/>
    </style:style>
    <style:style style:name="ce8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30"/>
      <style:map style:condition="cell-content()=&quot;01&quot;" style:apply-style-name="Grass1" style:base-cell-address="LAYERS.D30"/>
      <style:map style:condition="cell-content()=&quot;02&quot;" style:apply-style-name="Grass2" style:base-cell-address="LAYERS.D30"/>
      <style:map style:condition="cell-content()=&quot;03&quot;" style:apply-style-name="Road1" style:base-cell-address="LAYERS.D30"/>
      <style:map style:condition="cell-content()=&quot;04&quot;" style:apply-style-name="Road2" style:base-cell-address="LAYERS.D30"/>
      <style:map style:condition="cell-content()=&quot;05&quot;" style:apply-style-name="Wast" style:base-cell-address="LAYERS.D30"/>
      <style:map style:condition="cell-content()=&quot;06&quot;" style:apply-style-name="Rock" style:base-cell-address="LAYERS.D30"/>
      <style:map style:condition="cell-content()=&quot;07&quot;" style:apply-style-name="Water" style:base-cell-address="LAYERS.D30"/>
      <style:map style:condition="cell-content()=&quot;08&quot;" style:apply-style-name="Empty" style:base-cell-address="LAYERS.D30"/>
    </style:style>
    <style:style style:name="ce8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31"/>
      <style:map style:condition="cell-content()=&quot;01&quot;" style:apply-style-name="Grass1" style:base-cell-address="LAYERS.D31"/>
      <style:map style:condition="cell-content()=&quot;02&quot;" style:apply-style-name="Grass2" style:base-cell-address="LAYERS.D31"/>
      <style:map style:condition="cell-content()=&quot;03&quot;" style:apply-style-name="Road1" style:base-cell-address="LAYERS.D31"/>
      <style:map style:condition="cell-content()=&quot;04&quot;" style:apply-style-name="Road2" style:base-cell-address="LAYERS.D31"/>
      <style:map style:condition="cell-content()=&quot;05&quot;" style:apply-style-name="Wast" style:base-cell-address="LAYERS.D31"/>
      <style:map style:condition="cell-content()=&quot;06&quot;" style:apply-style-name="Rock" style:base-cell-address="LAYERS.D31"/>
      <style:map style:condition="cell-content()=&quot;07&quot;" style:apply-style-name="Water" style:base-cell-address="LAYERS.D31"/>
      <style:map style:condition="cell-content()=&quot;08&quot;" style:apply-style-name="Empty" style:base-cell-address="LAYERS.D31"/>
    </style:style>
    <style:style style:name="ce8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32"/>
      <style:map style:condition="cell-content()=&quot;01&quot;" style:apply-style-name="Grass1" style:base-cell-address="LAYERS.D32"/>
      <style:map style:condition="cell-content()=&quot;02&quot;" style:apply-style-name="Grass2" style:base-cell-address="LAYERS.D32"/>
      <style:map style:condition="cell-content()=&quot;03&quot;" style:apply-style-name="Road1" style:base-cell-address="LAYERS.D32"/>
      <style:map style:condition="cell-content()=&quot;04&quot;" style:apply-style-name="Road2" style:base-cell-address="LAYERS.D32"/>
      <style:map style:condition="cell-content()=&quot;05&quot;" style:apply-style-name="Wast" style:base-cell-address="LAYERS.D32"/>
      <style:map style:condition="cell-content()=&quot;06&quot;" style:apply-style-name="Rock" style:base-cell-address="LAYERS.D32"/>
      <style:map style:condition="cell-content()=&quot;07&quot;" style:apply-style-name="Water" style:base-cell-address="LAYERS.D32"/>
      <style:map style:condition="cell-content()=&quot;08&quot;" style:apply-style-name="Empty" style:base-cell-address="LAYERS.D32"/>
    </style:style>
    <style:style style:name="ce9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D33"/>
      <style:map style:condition="cell-content()=&quot;01&quot;" style:apply-style-name="Grass1" style:base-cell-address="LAYERS.D33"/>
      <style:map style:condition="cell-content()=&quot;02&quot;" style:apply-style-name="Grass2" style:base-cell-address="LAYERS.D33"/>
      <style:map style:condition="cell-content()=&quot;03&quot;" style:apply-style-name="Road1" style:base-cell-address="LAYERS.D33"/>
      <style:map style:condition="cell-content()=&quot;04&quot;" style:apply-style-name="Road2" style:base-cell-address="LAYERS.D33"/>
      <style:map style:condition="cell-content()=&quot;05&quot;" style:apply-style-name="Wast" style:base-cell-address="LAYERS.D33"/>
      <style:map style:condition="cell-content()=&quot;06&quot;" style:apply-style-name="Rock" style:base-cell-address="LAYERS.D33"/>
      <style:map style:condition="cell-content()=&quot;07&quot;" style:apply-style-name="Water" style:base-cell-address="LAYERS.D33"/>
      <style:map style:condition="cell-content()=&quot;08&quot;" style:apply-style-name="Empty" style:base-cell-address="LAYERS.D33"/>
      <style:map style:condition="cell-content()=&quot;-1&quot;" style:apply-style-name="Empty" style:base-cell-address="LAYERS.D33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2"/>
      <style:map style:condition="cell-content()=&quot;01&quot;" style:apply-style-name="Grass1" style:base-cell-address="LAYERS.E2"/>
      <style:map style:condition="cell-content()=&quot;02&quot;" style:apply-style-name="Grass2" style:base-cell-address="LAYERS.E2"/>
      <style:map style:condition="cell-content()=&quot;03&quot;" style:apply-style-name="Road1" style:base-cell-address="LAYERS.E2"/>
      <style:map style:condition="cell-content()=&quot;04&quot;" style:apply-style-name="Road2" style:base-cell-address="LAYERS.E2"/>
      <style:map style:condition="cell-content()=&quot;05&quot;" style:apply-style-name="Wast" style:base-cell-address="LAYERS.E2"/>
      <style:map style:condition="cell-content()=&quot;06&quot;" style:apply-style-name="Rock" style:base-cell-address="LAYERS.E2"/>
      <style:map style:condition="cell-content()=&quot;07&quot;" style:apply-style-name="Water" style:base-cell-address="LAYERS.E2"/>
      <style:map style:condition="cell-content()=&quot;08&quot;" style:apply-style-name="Empty" style:base-cell-address="LAYERS.E2"/>
      <style:map style:condition="cell-content()=&quot;-1&quot;" style:apply-style-name="Empty" style:base-cell-address="LAYERS.E2"/>
    </style:style>
    <style:style style:name="ce9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3"/>
      <style:map style:condition="cell-content()=&quot;01&quot;" style:apply-style-name="Grass1" style:base-cell-address="LAYERS.E3"/>
      <style:map style:condition="cell-content()=&quot;02&quot;" style:apply-style-name="Grass2" style:base-cell-address="LAYERS.E3"/>
      <style:map style:condition="cell-content()=&quot;03&quot;" style:apply-style-name="Road1" style:base-cell-address="LAYERS.E3"/>
      <style:map style:condition="cell-content()=&quot;04&quot;" style:apply-style-name="Road2" style:base-cell-address="LAYERS.E3"/>
      <style:map style:condition="cell-content()=&quot;05&quot;" style:apply-style-name="Wast" style:base-cell-address="LAYERS.E3"/>
      <style:map style:condition="cell-content()=&quot;06&quot;" style:apply-style-name="Rock" style:base-cell-address="LAYERS.E3"/>
      <style:map style:condition="cell-content()=&quot;07&quot;" style:apply-style-name="Water" style:base-cell-address="LAYERS.E3"/>
      <style:map style:condition="cell-content()=&quot;08&quot;" style:apply-style-name="Empty" style:base-cell-address="LAYERS.E3"/>
    </style:style>
    <style:style style:name="ce9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4"/>
      <style:map style:condition="cell-content()=&quot;01&quot;" style:apply-style-name="Grass1" style:base-cell-address="LAYERS.E4"/>
      <style:map style:condition="cell-content()=&quot;02&quot;" style:apply-style-name="Grass2" style:base-cell-address="LAYERS.E4"/>
      <style:map style:condition="cell-content()=&quot;03&quot;" style:apply-style-name="Road1" style:base-cell-address="LAYERS.E4"/>
      <style:map style:condition="cell-content()=&quot;04&quot;" style:apply-style-name="Road2" style:base-cell-address="LAYERS.E4"/>
      <style:map style:condition="cell-content()=&quot;05&quot;" style:apply-style-name="Wast" style:base-cell-address="LAYERS.E4"/>
      <style:map style:condition="cell-content()=&quot;06&quot;" style:apply-style-name="Rock" style:base-cell-address="LAYERS.E4"/>
      <style:map style:condition="cell-content()=&quot;07&quot;" style:apply-style-name="Water" style:base-cell-address="LAYERS.E4"/>
      <style:map style:condition="cell-content()=&quot;08&quot;" style:apply-style-name="Empty" style:base-cell-address="LAYERS.E4"/>
    </style:style>
    <style:style style:name="ce9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5"/>
      <style:map style:condition="cell-content()=&quot;01&quot;" style:apply-style-name="Grass1" style:base-cell-address="LAYERS.E5"/>
      <style:map style:condition="cell-content()=&quot;02&quot;" style:apply-style-name="Grass2" style:base-cell-address="LAYERS.E5"/>
      <style:map style:condition="cell-content()=&quot;03&quot;" style:apply-style-name="Road1" style:base-cell-address="LAYERS.E5"/>
      <style:map style:condition="cell-content()=&quot;04&quot;" style:apply-style-name="Road2" style:base-cell-address="LAYERS.E5"/>
      <style:map style:condition="cell-content()=&quot;05&quot;" style:apply-style-name="Wast" style:base-cell-address="LAYERS.E5"/>
      <style:map style:condition="cell-content()=&quot;06&quot;" style:apply-style-name="Rock" style:base-cell-address="LAYERS.E5"/>
      <style:map style:condition="cell-content()=&quot;07&quot;" style:apply-style-name="Water" style:base-cell-address="LAYERS.E5"/>
      <style:map style:condition="cell-content()=&quot;08&quot;" style:apply-style-name="Empty" style:base-cell-address="LAYERS.E5"/>
    </style:style>
    <style:style style:name="ce9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6"/>
      <style:map style:condition="cell-content()=&quot;01&quot;" style:apply-style-name="Grass1" style:base-cell-address="LAYERS.E6"/>
      <style:map style:condition="cell-content()=&quot;02&quot;" style:apply-style-name="Grass2" style:base-cell-address="LAYERS.E6"/>
      <style:map style:condition="cell-content()=&quot;03&quot;" style:apply-style-name="Road1" style:base-cell-address="LAYERS.E6"/>
      <style:map style:condition="cell-content()=&quot;04&quot;" style:apply-style-name="Road2" style:base-cell-address="LAYERS.E6"/>
      <style:map style:condition="cell-content()=&quot;05&quot;" style:apply-style-name="Wast" style:base-cell-address="LAYERS.E6"/>
      <style:map style:condition="cell-content()=&quot;06&quot;" style:apply-style-name="Rock" style:base-cell-address="LAYERS.E6"/>
      <style:map style:condition="cell-content()=&quot;07&quot;" style:apply-style-name="Water" style:base-cell-address="LAYERS.E6"/>
      <style:map style:condition="cell-content()=&quot;08&quot;" style:apply-style-name="Empty" style:base-cell-address="LAYERS.E6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7"/>
      <style:map style:condition="cell-content()=&quot;01&quot;" style:apply-style-name="Grass1" style:base-cell-address="LAYERS.E7"/>
      <style:map style:condition="cell-content()=&quot;02&quot;" style:apply-style-name="Grass2" style:base-cell-address="LAYERS.E7"/>
      <style:map style:condition="cell-content()=&quot;03&quot;" style:apply-style-name="Road1" style:base-cell-address="LAYERS.E7"/>
      <style:map style:condition="cell-content()=&quot;04&quot;" style:apply-style-name="Road2" style:base-cell-address="LAYERS.E7"/>
      <style:map style:condition="cell-content()=&quot;05&quot;" style:apply-style-name="Wast" style:base-cell-address="LAYERS.E7"/>
      <style:map style:condition="cell-content()=&quot;06&quot;" style:apply-style-name="Rock" style:base-cell-address="LAYERS.E7"/>
      <style:map style:condition="cell-content()=&quot;07&quot;" style:apply-style-name="Water" style:base-cell-address="LAYERS.E7"/>
      <style:map style:condition="cell-content()=&quot;08&quot;" style:apply-style-name="Empty" style:base-cell-address="LAYERS.E7"/>
    </style:style>
    <style:style style:name="ce9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8"/>
      <style:map style:condition="cell-content()=&quot;01&quot;" style:apply-style-name="Grass1" style:base-cell-address="LAYERS.E8"/>
      <style:map style:condition="cell-content()=&quot;02&quot;" style:apply-style-name="Grass2" style:base-cell-address="LAYERS.E8"/>
      <style:map style:condition="cell-content()=&quot;03&quot;" style:apply-style-name="Road1" style:base-cell-address="LAYERS.E8"/>
      <style:map style:condition="cell-content()=&quot;04&quot;" style:apply-style-name="Road2" style:base-cell-address="LAYERS.E8"/>
      <style:map style:condition="cell-content()=&quot;05&quot;" style:apply-style-name="Wast" style:base-cell-address="LAYERS.E8"/>
      <style:map style:condition="cell-content()=&quot;06&quot;" style:apply-style-name="Rock" style:base-cell-address="LAYERS.E8"/>
      <style:map style:condition="cell-content()=&quot;07&quot;" style:apply-style-name="Water" style:base-cell-address="LAYERS.E8"/>
      <style:map style:condition="cell-content()=&quot;08&quot;" style:apply-style-name="Empty" style:base-cell-address="LAYERS.E8"/>
    </style:style>
    <style:style style:name="ce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9"/>
      <style:map style:condition="cell-content()=&quot;01&quot;" style:apply-style-name="Grass1" style:base-cell-address="LAYERS.E9"/>
      <style:map style:condition="cell-content()=&quot;02&quot;" style:apply-style-name="Grass2" style:base-cell-address="LAYERS.E9"/>
      <style:map style:condition="cell-content()=&quot;03&quot;" style:apply-style-name="Road1" style:base-cell-address="LAYERS.E9"/>
      <style:map style:condition="cell-content()=&quot;04&quot;" style:apply-style-name="Road2" style:base-cell-address="LAYERS.E9"/>
      <style:map style:condition="cell-content()=&quot;05&quot;" style:apply-style-name="Wast" style:base-cell-address="LAYERS.E9"/>
      <style:map style:condition="cell-content()=&quot;06&quot;" style:apply-style-name="Rock" style:base-cell-address="LAYERS.E9"/>
      <style:map style:condition="cell-content()=&quot;07&quot;" style:apply-style-name="Water" style:base-cell-address="LAYERS.E9"/>
      <style:map style:condition="cell-content()=&quot;08&quot;" style:apply-style-name="Empty" style:base-cell-address="LAYERS.E9"/>
    </style:style>
    <style:style style:name="ce9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10"/>
      <style:map style:condition="cell-content()=&quot;01&quot;" style:apply-style-name="Grass1" style:base-cell-address="LAYERS.E10"/>
      <style:map style:condition="cell-content()=&quot;02&quot;" style:apply-style-name="Grass2" style:base-cell-address="LAYERS.E10"/>
      <style:map style:condition="cell-content()=&quot;03&quot;" style:apply-style-name="Road1" style:base-cell-address="LAYERS.E10"/>
      <style:map style:condition="cell-content()=&quot;04&quot;" style:apply-style-name="Road2" style:base-cell-address="LAYERS.E10"/>
      <style:map style:condition="cell-content()=&quot;05&quot;" style:apply-style-name="Wast" style:base-cell-address="LAYERS.E10"/>
      <style:map style:condition="cell-content()=&quot;06&quot;" style:apply-style-name="Rock" style:base-cell-address="LAYERS.E10"/>
      <style:map style:condition="cell-content()=&quot;07&quot;" style:apply-style-name="Water" style:base-cell-address="LAYERS.E10"/>
      <style:map style:condition="cell-content()=&quot;08&quot;" style:apply-style-name="Empty" style:base-cell-address="LAYERS.E10"/>
    </style:style>
    <style:style style:name="ce10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11"/>
      <style:map style:condition="cell-content()=&quot;01&quot;" style:apply-style-name="Grass1" style:base-cell-address="LAYERS.E11"/>
      <style:map style:condition="cell-content()=&quot;02&quot;" style:apply-style-name="Grass2" style:base-cell-address="LAYERS.E11"/>
      <style:map style:condition="cell-content()=&quot;03&quot;" style:apply-style-name="Road1" style:base-cell-address="LAYERS.E11"/>
      <style:map style:condition="cell-content()=&quot;04&quot;" style:apply-style-name="Road2" style:base-cell-address="LAYERS.E11"/>
      <style:map style:condition="cell-content()=&quot;05&quot;" style:apply-style-name="Wast" style:base-cell-address="LAYERS.E11"/>
      <style:map style:condition="cell-content()=&quot;06&quot;" style:apply-style-name="Rock" style:base-cell-address="LAYERS.E11"/>
      <style:map style:condition="cell-content()=&quot;07&quot;" style:apply-style-name="Water" style:base-cell-address="LAYERS.E11"/>
      <style:map style:condition="cell-content()=&quot;08&quot;" style:apply-style-name="Empty" style:base-cell-address="LAYERS.E11"/>
    </style:style>
    <style:style style:name="ce10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12"/>
      <style:map style:condition="cell-content()=&quot;01&quot;" style:apply-style-name="Grass1" style:base-cell-address="LAYERS.E12"/>
      <style:map style:condition="cell-content()=&quot;02&quot;" style:apply-style-name="Grass2" style:base-cell-address="LAYERS.E12"/>
      <style:map style:condition="cell-content()=&quot;03&quot;" style:apply-style-name="Road1" style:base-cell-address="LAYERS.E12"/>
      <style:map style:condition="cell-content()=&quot;04&quot;" style:apply-style-name="Road2" style:base-cell-address="LAYERS.E12"/>
      <style:map style:condition="cell-content()=&quot;05&quot;" style:apply-style-name="Wast" style:base-cell-address="LAYERS.E12"/>
      <style:map style:condition="cell-content()=&quot;06&quot;" style:apply-style-name="Rock" style:base-cell-address="LAYERS.E12"/>
      <style:map style:condition="cell-content()=&quot;07&quot;" style:apply-style-name="Water" style:base-cell-address="LAYERS.E12"/>
      <style:map style:condition="cell-content()=&quot;08&quot;" style:apply-style-name="Empty" style:base-cell-address="LAYERS.E12"/>
    </style:style>
    <style:style style:name="ce10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13"/>
      <style:map style:condition="cell-content()=&quot;01&quot;" style:apply-style-name="Grass1" style:base-cell-address="LAYERS.E13"/>
      <style:map style:condition="cell-content()=&quot;02&quot;" style:apply-style-name="Grass2" style:base-cell-address="LAYERS.E13"/>
      <style:map style:condition="cell-content()=&quot;03&quot;" style:apply-style-name="Road1" style:base-cell-address="LAYERS.E13"/>
      <style:map style:condition="cell-content()=&quot;04&quot;" style:apply-style-name="Road2" style:base-cell-address="LAYERS.E13"/>
      <style:map style:condition="cell-content()=&quot;05&quot;" style:apply-style-name="Wast" style:base-cell-address="LAYERS.E13"/>
      <style:map style:condition="cell-content()=&quot;06&quot;" style:apply-style-name="Rock" style:base-cell-address="LAYERS.E13"/>
      <style:map style:condition="cell-content()=&quot;07&quot;" style:apply-style-name="Water" style:base-cell-address="LAYERS.E13"/>
      <style:map style:condition="cell-content()=&quot;08&quot;" style:apply-style-name="Empty" style:base-cell-address="LAYERS.E13"/>
    </style:style>
    <style:style style:name="ce10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14"/>
      <style:map style:condition="cell-content()=&quot;01&quot;" style:apply-style-name="Grass1" style:base-cell-address="LAYERS.E14"/>
      <style:map style:condition="cell-content()=&quot;02&quot;" style:apply-style-name="Grass2" style:base-cell-address="LAYERS.E14"/>
      <style:map style:condition="cell-content()=&quot;03&quot;" style:apply-style-name="Road1" style:base-cell-address="LAYERS.E14"/>
      <style:map style:condition="cell-content()=&quot;04&quot;" style:apply-style-name="Road2" style:base-cell-address="LAYERS.E14"/>
      <style:map style:condition="cell-content()=&quot;05&quot;" style:apply-style-name="Wast" style:base-cell-address="LAYERS.E14"/>
      <style:map style:condition="cell-content()=&quot;06&quot;" style:apply-style-name="Rock" style:base-cell-address="LAYERS.E14"/>
      <style:map style:condition="cell-content()=&quot;07&quot;" style:apply-style-name="Water" style:base-cell-address="LAYERS.E14"/>
      <style:map style:condition="cell-content()=&quot;08&quot;" style:apply-style-name="Empty" style:base-cell-address="LAYERS.E14"/>
    </style:style>
    <style:style style:name="ce10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15"/>
      <style:map style:condition="cell-content()=&quot;01&quot;" style:apply-style-name="Grass1" style:base-cell-address="LAYERS.E15"/>
      <style:map style:condition="cell-content()=&quot;02&quot;" style:apply-style-name="Grass2" style:base-cell-address="LAYERS.E15"/>
      <style:map style:condition="cell-content()=&quot;03&quot;" style:apply-style-name="Road1" style:base-cell-address="LAYERS.E15"/>
      <style:map style:condition="cell-content()=&quot;04&quot;" style:apply-style-name="Road2" style:base-cell-address="LAYERS.E15"/>
      <style:map style:condition="cell-content()=&quot;05&quot;" style:apply-style-name="Wast" style:base-cell-address="LAYERS.E15"/>
      <style:map style:condition="cell-content()=&quot;06&quot;" style:apply-style-name="Rock" style:base-cell-address="LAYERS.E15"/>
      <style:map style:condition="cell-content()=&quot;07&quot;" style:apply-style-name="Water" style:base-cell-address="LAYERS.E15"/>
      <style:map style:condition="cell-content()=&quot;08&quot;" style:apply-style-name="Empty" style:base-cell-address="LAYERS.E15"/>
    </style:style>
    <style:style style:name="ce10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16"/>
      <style:map style:condition="cell-content()=&quot;01&quot;" style:apply-style-name="Grass1" style:base-cell-address="LAYERS.E16"/>
      <style:map style:condition="cell-content()=&quot;02&quot;" style:apply-style-name="Grass2" style:base-cell-address="LAYERS.E16"/>
      <style:map style:condition="cell-content()=&quot;03&quot;" style:apply-style-name="Road1" style:base-cell-address="LAYERS.E16"/>
      <style:map style:condition="cell-content()=&quot;04&quot;" style:apply-style-name="Road2" style:base-cell-address="LAYERS.E16"/>
      <style:map style:condition="cell-content()=&quot;05&quot;" style:apply-style-name="Wast" style:base-cell-address="LAYERS.E16"/>
      <style:map style:condition="cell-content()=&quot;06&quot;" style:apply-style-name="Rock" style:base-cell-address="LAYERS.E16"/>
      <style:map style:condition="cell-content()=&quot;07&quot;" style:apply-style-name="Water" style:base-cell-address="LAYERS.E16"/>
      <style:map style:condition="cell-content()=&quot;08&quot;" style:apply-style-name="Empty" style:base-cell-address="LAYERS.E16"/>
    </style:style>
    <style:style style:name="ce10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17"/>
      <style:map style:condition="cell-content()=&quot;01&quot;" style:apply-style-name="Grass1" style:base-cell-address="LAYERS.E17"/>
      <style:map style:condition="cell-content()=&quot;02&quot;" style:apply-style-name="Grass2" style:base-cell-address="LAYERS.E17"/>
      <style:map style:condition="cell-content()=&quot;03&quot;" style:apply-style-name="Road1" style:base-cell-address="LAYERS.E17"/>
      <style:map style:condition="cell-content()=&quot;04&quot;" style:apply-style-name="Road2" style:base-cell-address="LAYERS.E17"/>
      <style:map style:condition="cell-content()=&quot;05&quot;" style:apply-style-name="Wast" style:base-cell-address="LAYERS.E17"/>
      <style:map style:condition="cell-content()=&quot;06&quot;" style:apply-style-name="Rock" style:base-cell-address="LAYERS.E17"/>
      <style:map style:condition="cell-content()=&quot;07&quot;" style:apply-style-name="Water" style:base-cell-address="LAYERS.E17"/>
      <style:map style:condition="cell-content()=&quot;08&quot;" style:apply-style-name="Empty" style:base-cell-address="LAYERS.E17"/>
    </style:style>
    <style:style style:name="ce10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19"/>
      <style:map style:condition="cell-content()=&quot;01&quot;" style:apply-style-name="Grass1" style:base-cell-address="LAYERS.E19"/>
      <style:map style:condition="cell-content()=&quot;02&quot;" style:apply-style-name="Grass2" style:base-cell-address="LAYERS.E19"/>
      <style:map style:condition="cell-content()=&quot;03&quot;" style:apply-style-name="Road1" style:base-cell-address="LAYERS.E19"/>
      <style:map style:condition="cell-content()=&quot;04&quot;" style:apply-style-name="Road2" style:base-cell-address="LAYERS.E19"/>
      <style:map style:condition="cell-content()=&quot;05&quot;" style:apply-style-name="Wast" style:base-cell-address="LAYERS.E19"/>
      <style:map style:condition="cell-content()=&quot;06&quot;" style:apply-style-name="Rock" style:base-cell-address="LAYERS.E19"/>
      <style:map style:condition="cell-content()=&quot;07&quot;" style:apply-style-name="Water" style:base-cell-address="LAYERS.E19"/>
      <style:map style:condition="cell-content()=&quot;08&quot;" style:apply-style-name="Empty" style:base-cell-address="LAYERS.E19"/>
    </style:style>
    <style:style style:name="ce10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20"/>
      <style:map style:condition="cell-content()=&quot;01&quot;" style:apply-style-name="Grass1" style:base-cell-address="LAYERS.E20"/>
      <style:map style:condition="cell-content()=&quot;02&quot;" style:apply-style-name="Grass2" style:base-cell-address="LAYERS.E20"/>
      <style:map style:condition="cell-content()=&quot;03&quot;" style:apply-style-name="Road1" style:base-cell-address="LAYERS.E20"/>
      <style:map style:condition="cell-content()=&quot;04&quot;" style:apply-style-name="Road2" style:base-cell-address="LAYERS.E20"/>
      <style:map style:condition="cell-content()=&quot;05&quot;" style:apply-style-name="Wast" style:base-cell-address="LAYERS.E20"/>
      <style:map style:condition="cell-content()=&quot;06&quot;" style:apply-style-name="Rock" style:base-cell-address="LAYERS.E20"/>
      <style:map style:condition="cell-content()=&quot;07&quot;" style:apply-style-name="Water" style:base-cell-address="LAYERS.E20"/>
      <style:map style:condition="cell-content()=&quot;08&quot;" style:apply-style-name="Empty" style:base-cell-address="LAYERS.E20"/>
    </style:style>
    <style:style style:name="ce10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21"/>
      <style:map style:condition="cell-content()=&quot;01&quot;" style:apply-style-name="Grass1" style:base-cell-address="LAYERS.E21"/>
      <style:map style:condition="cell-content()=&quot;02&quot;" style:apply-style-name="Grass2" style:base-cell-address="LAYERS.E21"/>
      <style:map style:condition="cell-content()=&quot;03&quot;" style:apply-style-name="Road1" style:base-cell-address="LAYERS.E21"/>
      <style:map style:condition="cell-content()=&quot;04&quot;" style:apply-style-name="Road2" style:base-cell-address="LAYERS.E21"/>
      <style:map style:condition="cell-content()=&quot;05&quot;" style:apply-style-name="Wast" style:base-cell-address="LAYERS.E21"/>
      <style:map style:condition="cell-content()=&quot;06&quot;" style:apply-style-name="Rock" style:base-cell-address="LAYERS.E21"/>
      <style:map style:condition="cell-content()=&quot;07&quot;" style:apply-style-name="Water" style:base-cell-address="LAYERS.E21"/>
      <style:map style:condition="cell-content()=&quot;08&quot;" style:apply-style-name="Empty" style:base-cell-address="LAYERS.E21"/>
    </style:style>
    <style:style style:name="ce1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22"/>
      <style:map style:condition="cell-content()=&quot;01&quot;" style:apply-style-name="Grass1" style:base-cell-address="LAYERS.E22"/>
      <style:map style:condition="cell-content()=&quot;02&quot;" style:apply-style-name="Grass2" style:base-cell-address="LAYERS.E22"/>
      <style:map style:condition="cell-content()=&quot;03&quot;" style:apply-style-name="Road1" style:base-cell-address="LAYERS.E22"/>
      <style:map style:condition="cell-content()=&quot;04&quot;" style:apply-style-name="Road2" style:base-cell-address="LAYERS.E22"/>
      <style:map style:condition="cell-content()=&quot;05&quot;" style:apply-style-name="Wast" style:base-cell-address="LAYERS.E22"/>
      <style:map style:condition="cell-content()=&quot;06&quot;" style:apply-style-name="Rock" style:base-cell-address="LAYERS.E22"/>
      <style:map style:condition="cell-content()=&quot;07&quot;" style:apply-style-name="Water" style:base-cell-address="LAYERS.E22"/>
      <style:map style:condition="cell-content()=&quot;08&quot;" style:apply-style-name="Empty" style:base-cell-address="LAYERS.E22"/>
    </style:style>
    <style:style style:name="ce1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28"/>
      <style:map style:condition="cell-content()=&quot;01&quot;" style:apply-style-name="Grass1" style:base-cell-address="LAYERS.E28"/>
      <style:map style:condition="cell-content()=&quot;02&quot;" style:apply-style-name="Grass2" style:base-cell-address="LAYERS.E28"/>
      <style:map style:condition="cell-content()=&quot;03&quot;" style:apply-style-name="Road1" style:base-cell-address="LAYERS.E28"/>
      <style:map style:condition="cell-content()=&quot;04&quot;" style:apply-style-name="Road2" style:base-cell-address="LAYERS.E28"/>
      <style:map style:condition="cell-content()=&quot;05&quot;" style:apply-style-name="Wast" style:base-cell-address="LAYERS.E28"/>
      <style:map style:condition="cell-content()=&quot;06&quot;" style:apply-style-name="Rock" style:base-cell-address="LAYERS.E28"/>
      <style:map style:condition="cell-content()=&quot;07&quot;" style:apply-style-name="Water" style:base-cell-address="LAYERS.E28"/>
      <style:map style:condition="cell-content()=&quot;08&quot;" style:apply-style-name="Empty" style:base-cell-address="LAYERS.E28"/>
    </style:style>
    <style:style style:name="ce1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29"/>
      <style:map style:condition="cell-content()=&quot;01&quot;" style:apply-style-name="Grass1" style:base-cell-address="LAYERS.E29"/>
      <style:map style:condition="cell-content()=&quot;02&quot;" style:apply-style-name="Grass2" style:base-cell-address="LAYERS.E29"/>
      <style:map style:condition="cell-content()=&quot;03&quot;" style:apply-style-name="Road1" style:base-cell-address="LAYERS.E29"/>
      <style:map style:condition="cell-content()=&quot;04&quot;" style:apply-style-name="Road2" style:base-cell-address="LAYERS.E29"/>
      <style:map style:condition="cell-content()=&quot;05&quot;" style:apply-style-name="Wast" style:base-cell-address="LAYERS.E29"/>
      <style:map style:condition="cell-content()=&quot;06&quot;" style:apply-style-name="Rock" style:base-cell-address="LAYERS.E29"/>
      <style:map style:condition="cell-content()=&quot;07&quot;" style:apply-style-name="Water" style:base-cell-address="LAYERS.E29"/>
      <style:map style:condition="cell-content()=&quot;08&quot;" style:apply-style-name="Empty" style:base-cell-address="LAYERS.E29"/>
    </style:style>
    <style:style style:name="ce1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30"/>
      <style:map style:condition="cell-content()=&quot;01&quot;" style:apply-style-name="Grass1" style:base-cell-address="LAYERS.E30"/>
      <style:map style:condition="cell-content()=&quot;02&quot;" style:apply-style-name="Grass2" style:base-cell-address="LAYERS.E30"/>
      <style:map style:condition="cell-content()=&quot;03&quot;" style:apply-style-name="Road1" style:base-cell-address="LAYERS.E30"/>
      <style:map style:condition="cell-content()=&quot;04&quot;" style:apply-style-name="Road2" style:base-cell-address="LAYERS.E30"/>
      <style:map style:condition="cell-content()=&quot;05&quot;" style:apply-style-name="Wast" style:base-cell-address="LAYERS.E30"/>
      <style:map style:condition="cell-content()=&quot;06&quot;" style:apply-style-name="Rock" style:base-cell-address="LAYERS.E30"/>
      <style:map style:condition="cell-content()=&quot;07&quot;" style:apply-style-name="Water" style:base-cell-address="LAYERS.E30"/>
      <style:map style:condition="cell-content()=&quot;08&quot;" style:apply-style-name="Empty" style:base-cell-address="LAYERS.E30"/>
    </style:style>
    <style:style style:name="ce1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31"/>
      <style:map style:condition="cell-content()=&quot;01&quot;" style:apply-style-name="Grass1" style:base-cell-address="LAYERS.E31"/>
      <style:map style:condition="cell-content()=&quot;02&quot;" style:apply-style-name="Grass2" style:base-cell-address="LAYERS.E31"/>
      <style:map style:condition="cell-content()=&quot;03&quot;" style:apply-style-name="Road1" style:base-cell-address="LAYERS.E31"/>
      <style:map style:condition="cell-content()=&quot;04&quot;" style:apply-style-name="Road2" style:base-cell-address="LAYERS.E31"/>
      <style:map style:condition="cell-content()=&quot;05&quot;" style:apply-style-name="Wast" style:base-cell-address="LAYERS.E31"/>
      <style:map style:condition="cell-content()=&quot;06&quot;" style:apply-style-name="Rock" style:base-cell-address="LAYERS.E31"/>
      <style:map style:condition="cell-content()=&quot;07&quot;" style:apply-style-name="Water" style:base-cell-address="LAYERS.E31"/>
      <style:map style:condition="cell-content()=&quot;08&quot;" style:apply-style-name="Empty" style:base-cell-address="LAYERS.E31"/>
    </style:style>
    <style:style style:name="ce1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32"/>
      <style:map style:condition="cell-content()=&quot;01&quot;" style:apply-style-name="Grass1" style:base-cell-address="LAYERS.E32"/>
      <style:map style:condition="cell-content()=&quot;02&quot;" style:apply-style-name="Grass2" style:base-cell-address="LAYERS.E32"/>
      <style:map style:condition="cell-content()=&quot;03&quot;" style:apply-style-name="Road1" style:base-cell-address="LAYERS.E32"/>
      <style:map style:condition="cell-content()=&quot;04&quot;" style:apply-style-name="Road2" style:base-cell-address="LAYERS.E32"/>
      <style:map style:condition="cell-content()=&quot;05&quot;" style:apply-style-name="Wast" style:base-cell-address="LAYERS.E32"/>
      <style:map style:condition="cell-content()=&quot;06&quot;" style:apply-style-name="Rock" style:base-cell-address="LAYERS.E32"/>
      <style:map style:condition="cell-content()=&quot;07&quot;" style:apply-style-name="Water" style:base-cell-address="LAYERS.E32"/>
      <style:map style:condition="cell-content()=&quot;08&quot;" style:apply-style-name="Empty" style:base-cell-address="LAYERS.E32"/>
    </style:style>
    <style:style style:name="ce1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E33"/>
      <style:map style:condition="cell-content()=&quot;01&quot;" style:apply-style-name="Grass1" style:base-cell-address="LAYERS.E33"/>
      <style:map style:condition="cell-content()=&quot;02&quot;" style:apply-style-name="Grass2" style:base-cell-address="LAYERS.E33"/>
      <style:map style:condition="cell-content()=&quot;03&quot;" style:apply-style-name="Road1" style:base-cell-address="LAYERS.E33"/>
      <style:map style:condition="cell-content()=&quot;04&quot;" style:apply-style-name="Road2" style:base-cell-address="LAYERS.E33"/>
      <style:map style:condition="cell-content()=&quot;05&quot;" style:apply-style-name="Wast" style:base-cell-address="LAYERS.E33"/>
      <style:map style:condition="cell-content()=&quot;06&quot;" style:apply-style-name="Rock" style:base-cell-address="LAYERS.E33"/>
      <style:map style:condition="cell-content()=&quot;07&quot;" style:apply-style-name="Water" style:base-cell-address="LAYERS.E33"/>
      <style:map style:condition="cell-content()=&quot;08&quot;" style:apply-style-name="Empty" style:base-cell-address="LAYERS.E33"/>
      <style:map style:condition="cell-content()=&quot;-1&quot;" style:apply-style-name="Empty" style:base-cell-address="LAYERS.E33"/>
    </style:style>
    <style:style style:name="ce1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2"/>
      <style:map style:condition="cell-content()=&quot;01&quot;" style:apply-style-name="Grass1" style:base-cell-address="LAYERS.F2"/>
      <style:map style:condition="cell-content()=&quot;02&quot;" style:apply-style-name="Grass2" style:base-cell-address="LAYERS.F2"/>
      <style:map style:condition="cell-content()=&quot;03&quot;" style:apply-style-name="Road1" style:base-cell-address="LAYERS.F2"/>
      <style:map style:condition="cell-content()=&quot;04&quot;" style:apply-style-name="Road2" style:base-cell-address="LAYERS.F2"/>
      <style:map style:condition="cell-content()=&quot;05&quot;" style:apply-style-name="Wast" style:base-cell-address="LAYERS.F2"/>
      <style:map style:condition="cell-content()=&quot;06&quot;" style:apply-style-name="Rock" style:base-cell-address="LAYERS.F2"/>
      <style:map style:condition="cell-content()=&quot;07&quot;" style:apply-style-name="Water" style:base-cell-address="LAYERS.F2"/>
      <style:map style:condition="cell-content()=&quot;08&quot;" style:apply-style-name="Empty" style:base-cell-address="LAYERS.F2"/>
      <style:map style:condition="cell-content()=&quot;-1&quot;" style:apply-style-name="Empty" style:base-cell-address="LAYERS.F2"/>
    </style:style>
    <style:style style:name="ce1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3"/>
      <style:map style:condition="cell-content()=&quot;01&quot;" style:apply-style-name="Grass1" style:base-cell-address="LAYERS.F3"/>
      <style:map style:condition="cell-content()=&quot;02&quot;" style:apply-style-name="Grass2" style:base-cell-address="LAYERS.F3"/>
      <style:map style:condition="cell-content()=&quot;03&quot;" style:apply-style-name="Road1" style:base-cell-address="LAYERS.F3"/>
      <style:map style:condition="cell-content()=&quot;04&quot;" style:apply-style-name="Road2" style:base-cell-address="LAYERS.F3"/>
      <style:map style:condition="cell-content()=&quot;05&quot;" style:apply-style-name="Wast" style:base-cell-address="LAYERS.F3"/>
      <style:map style:condition="cell-content()=&quot;06&quot;" style:apply-style-name="Rock" style:base-cell-address="LAYERS.F3"/>
      <style:map style:condition="cell-content()=&quot;07&quot;" style:apply-style-name="Water" style:base-cell-address="LAYERS.F3"/>
      <style:map style:condition="cell-content()=&quot;08&quot;" style:apply-style-name="Empty" style:base-cell-address="LAYERS.F3"/>
    </style:style>
    <style:style style:name="ce1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4"/>
      <style:map style:condition="cell-content()=&quot;01&quot;" style:apply-style-name="Grass1" style:base-cell-address="LAYERS.F4"/>
      <style:map style:condition="cell-content()=&quot;02&quot;" style:apply-style-name="Grass2" style:base-cell-address="LAYERS.F4"/>
      <style:map style:condition="cell-content()=&quot;03&quot;" style:apply-style-name="Road1" style:base-cell-address="LAYERS.F4"/>
      <style:map style:condition="cell-content()=&quot;04&quot;" style:apply-style-name="Road2" style:base-cell-address="LAYERS.F4"/>
      <style:map style:condition="cell-content()=&quot;05&quot;" style:apply-style-name="Wast" style:base-cell-address="LAYERS.F4"/>
      <style:map style:condition="cell-content()=&quot;06&quot;" style:apply-style-name="Rock" style:base-cell-address="LAYERS.F4"/>
      <style:map style:condition="cell-content()=&quot;07&quot;" style:apply-style-name="Water" style:base-cell-address="LAYERS.F4"/>
      <style:map style:condition="cell-content()=&quot;08&quot;" style:apply-style-name="Empty" style:base-cell-address="LAYERS.F4"/>
    </style:style>
    <style:style style:name="ce1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5"/>
      <style:map style:condition="cell-content()=&quot;01&quot;" style:apply-style-name="Grass1" style:base-cell-address="LAYERS.F5"/>
      <style:map style:condition="cell-content()=&quot;02&quot;" style:apply-style-name="Grass2" style:base-cell-address="LAYERS.F5"/>
      <style:map style:condition="cell-content()=&quot;03&quot;" style:apply-style-name="Road1" style:base-cell-address="LAYERS.F5"/>
      <style:map style:condition="cell-content()=&quot;04&quot;" style:apply-style-name="Road2" style:base-cell-address="LAYERS.F5"/>
      <style:map style:condition="cell-content()=&quot;05&quot;" style:apply-style-name="Wast" style:base-cell-address="LAYERS.F5"/>
      <style:map style:condition="cell-content()=&quot;06&quot;" style:apply-style-name="Rock" style:base-cell-address="LAYERS.F5"/>
      <style:map style:condition="cell-content()=&quot;07&quot;" style:apply-style-name="Water" style:base-cell-address="LAYERS.F5"/>
      <style:map style:condition="cell-content()=&quot;08&quot;" style:apply-style-name="Empty" style:base-cell-address="LAYERS.F5"/>
    </style:style>
    <style:style style:name="ce1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6"/>
      <style:map style:condition="cell-content()=&quot;01&quot;" style:apply-style-name="Grass1" style:base-cell-address="LAYERS.F6"/>
      <style:map style:condition="cell-content()=&quot;02&quot;" style:apply-style-name="Grass2" style:base-cell-address="LAYERS.F6"/>
      <style:map style:condition="cell-content()=&quot;03&quot;" style:apply-style-name="Road1" style:base-cell-address="LAYERS.F6"/>
      <style:map style:condition="cell-content()=&quot;04&quot;" style:apply-style-name="Road2" style:base-cell-address="LAYERS.F6"/>
      <style:map style:condition="cell-content()=&quot;05&quot;" style:apply-style-name="Wast" style:base-cell-address="LAYERS.F6"/>
      <style:map style:condition="cell-content()=&quot;06&quot;" style:apply-style-name="Rock" style:base-cell-address="LAYERS.F6"/>
      <style:map style:condition="cell-content()=&quot;07&quot;" style:apply-style-name="Water" style:base-cell-address="LAYERS.F6"/>
      <style:map style:condition="cell-content()=&quot;08&quot;" style:apply-style-name="Empty" style:base-cell-address="LAYERS.F6"/>
    </style:style>
    <style:style style:name="ce12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7"/>
      <style:map style:condition="cell-content()=&quot;01&quot;" style:apply-style-name="Grass1" style:base-cell-address="LAYERS.F7"/>
      <style:map style:condition="cell-content()=&quot;02&quot;" style:apply-style-name="Grass2" style:base-cell-address="LAYERS.F7"/>
      <style:map style:condition="cell-content()=&quot;03&quot;" style:apply-style-name="Road1" style:base-cell-address="LAYERS.F7"/>
      <style:map style:condition="cell-content()=&quot;04&quot;" style:apply-style-name="Road2" style:base-cell-address="LAYERS.F7"/>
      <style:map style:condition="cell-content()=&quot;05&quot;" style:apply-style-name="Wast" style:base-cell-address="LAYERS.F7"/>
      <style:map style:condition="cell-content()=&quot;06&quot;" style:apply-style-name="Rock" style:base-cell-address="LAYERS.F7"/>
      <style:map style:condition="cell-content()=&quot;07&quot;" style:apply-style-name="Water" style:base-cell-address="LAYERS.F7"/>
      <style:map style:condition="cell-content()=&quot;08&quot;" style:apply-style-name="Empty" style:base-cell-address="LAYERS.F7"/>
    </style:style>
    <style:style style:name="ce12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8"/>
      <style:map style:condition="cell-content()=&quot;01&quot;" style:apply-style-name="Grass1" style:base-cell-address="LAYERS.F8"/>
      <style:map style:condition="cell-content()=&quot;02&quot;" style:apply-style-name="Grass2" style:base-cell-address="LAYERS.F8"/>
      <style:map style:condition="cell-content()=&quot;03&quot;" style:apply-style-name="Road1" style:base-cell-address="LAYERS.F8"/>
      <style:map style:condition="cell-content()=&quot;04&quot;" style:apply-style-name="Road2" style:base-cell-address="LAYERS.F8"/>
      <style:map style:condition="cell-content()=&quot;05&quot;" style:apply-style-name="Wast" style:base-cell-address="LAYERS.F8"/>
      <style:map style:condition="cell-content()=&quot;06&quot;" style:apply-style-name="Rock" style:base-cell-address="LAYERS.F8"/>
      <style:map style:condition="cell-content()=&quot;07&quot;" style:apply-style-name="Water" style:base-cell-address="LAYERS.F8"/>
      <style:map style:condition="cell-content()=&quot;08&quot;" style:apply-style-name="Empty" style:base-cell-address="LAYERS.F8"/>
    </style:style>
    <style:style style:name="ce1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9"/>
      <style:map style:condition="cell-content()=&quot;01&quot;" style:apply-style-name="Grass1" style:base-cell-address="LAYERS.F9"/>
      <style:map style:condition="cell-content()=&quot;02&quot;" style:apply-style-name="Grass2" style:base-cell-address="LAYERS.F9"/>
      <style:map style:condition="cell-content()=&quot;03&quot;" style:apply-style-name="Road1" style:base-cell-address="LAYERS.F9"/>
      <style:map style:condition="cell-content()=&quot;04&quot;" style:apply-style-name="Road2" style:base-cell-address="LAYERS.F9"/>
      <style:map style:condition="cell-content()=&quot;05&quot;" style:apply-style-name="Wast" style:base-cell-address="LAYERS.F9"/>
      <style:map style:condition="cell-content()=&quot;06&quot;" style:apply-style-name="Rock" style:base-cell-address="LAYERS.F9"/>
      <style:map style:condition="cell-content()=&quot;07&quot;" style:apply-style-name="Water" style:base-cell-address="LAYERS.F9"/>
      <style:map style:condition="cell-content()=&quot;08&quot;" style:apply-style-name="Empty" style:base-cell-address="LAYERS.F9"/>
    </style:style>
    <style:style style:name="ce1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10"/>
      <style:map style:condition="cell-content()=&quot;01&quot;" style:apply-style-name="Grass1" style:base-cell-address="LAYERS.F10"/>
      <style:map style:condition="cell-content()=&quot;02&quot;" style:apply-style-name="Grass2" style:base-cell-address="LAYERS.F10"/>
      <style:map style:condition="cell-content()=&quot;03&quot;" style:apply-style-name="Road1" style:base-cell-address="LAYERS.F10"/>
      <style:map style:condition="cell-content()=&quot;04&quot;" style:apply-style-name="Road2" style:base-cell-address="LAYERS.F10"/>
      <style:map style:condition="cell-content()=&quot;05&quot;" style:apply-style-name="Wast" style:base-cell-address="LAYERS.F10"/>
      <style:map style:condition="cell-content()=&quot;06&quot;" style:apply-style-name="Rock" style:base-cell-address="LAYERS.F10"/>
      <style:map style:condition="cell-content()=&quot;07&quot;" style:apply-style-name="Water" style:base-cell-address="LAYERS.F10"/>
      <style:map style:condition="cell-content()=&quot;08&quot;" style:apply-style-name="Empty" style:base-cell-address="LAYERS.F10"/>
    </style:style>
    <style:style style:name="ce1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11"/>
      <style:map style:condition="cell-content()=&quot;01&quot;" style:apply-style-name="Grass1" style:base-cell-address="LAYERS.F11"/>
      <style:map style:condition="cell-content()=&quot;02&quot;" style:apply-style-name="Grass2" style:base-cell-address="LAYERS.F11"/>
      <style:map style:condition="cell-content()=&quot;03&quot;" style:apply-style-name="Road1" style:base-cell-address="LAYERS.F11"/>
      <style:map style:condition="cell-content()=&quot;04&quot;" style:apply-style-name="Road2" style:base-cell-address="LAYERS.F11"/>
      <style:map style:condition="cell-content()=&quot;05&quot;" style:apply-style-name="Wast" style:base-cell-address="LAYERS.F11"/>
      <style:map style:condition="cell-content()=&quot;06&quot;" style:apply-style-name="Rock" style:base-cell-address="LAYERS.F11"/>
      <style:map style:condition="cell-content()=&quot;07&quot;" style:apply-style-name="Water" style:base-cell-address="LAYERS.F11"/>
      <style:map style:condition="cell-content()=&quot;08&quot;" style:apply-style-name="Empty" style:base-cell-address="LAYERS.F11"/>
    </style:style>
    <style:style style:name="ce12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12"/>
      <style:map style:condition="cell-content()=&quot;01&quot;" style:apply-style-name="Grass1" style:base-cell-address="LAYERS.F12"/>
      <style:map style:condition="cell-content()=&quot;02&quot;" style:apply-style-name="Grass2" style:base-cell-address="LAYERS.F12"/>
      <style:map style:condition="cell-content()=&quot;03&quot;" style:apply-style-name="Road1" style:base-cell-address="LAYERS.F12"/>
      <style:map style:condition="cell-content()=&quot;04&quot;" style:apply-style-name="Road2" style:base-cell-address="LAYERS.F12"/>
      <style:map style:condition="cell-content()=&quot;05&quot;" style:apply-style-name="Wast" style:base-cell-address="LAYERS.F12"/>
      <style:map style:condition="cell-content()=&quot;06&quot;" style:apply-style-name="Rock" style:base-cell-address="LAYERS.F12"/>
      <style:map style:condition="cell-content()=&quot;07&quot;" style:apply-style-name="Water" style:base-cell-address="LAYERS.F12"/>
      <style:map style:condition="cell-content()=&quot;08&quot;" style:apply-style-name="Empty" style:base-cell-address="LAYERS.F12"/>
    </style:style>
    <style:style style:name="ce1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13"/>
      <style:map style:condition="cell-content()=&quot;01&quot;" style:apply-style-name="Grass1" style:base-cell-address="LAYERS.F13"/>
      <style:map style:condition="cell-content()=&quot;02&quot;" style:apply-style-name="Grass2" style:base-cell-address="LAYERS.F13"/>
      <style:map style:condition="cell-content()=&quot;03&quot;" style:apply-style-name="Road1" style:base-cell-address="LAYERS.F13"/>
      <style:map style:condition="cell-content()=&quot;04&quot;" style:apply-style-name="Road2" style:base-cell-address="LAYERS.F13"/>
      <style:map style:condition="cell-content()=&quot;05&quot;" style:apply-style-name="Wast" style:base-cell-address="LAYERS.F13"/>
      <style:map style:condition="cell-content()=&quot;06&quot;" style:apply-style-name="Rock" style:base-cell-address="LAYERS.F13"/>
      <style:map style:condition="cell-content()=&quot;07&quot;" style:apply-style-name="Water" style:base-cell-address="LAYERS.F13"/>
      <style:map style:condition="cell-content()=&quot;08&quot;" style:apply-style-name="Empty" style:base-cell-address="LAYERS.F13"/>
    </style:style>
    <style:style style:name="ce1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14"/>
      <style:map style:condition="cell-content()=&quot;01&quot;" style:apply-style-name="Grass1" style:base-cell-address="LAYERS.F14"/>
      <style:map style:condition="cell-content()=&quot;02&quot;" style:apply-style-name="Grass2" style:base-cell-address="LAYERS.F14"/>
      <style:map style:condition="cell-content()=&quot;03&quot;" style:apply-style-name="Road1" style:base-cell-address="LAYERS.F14"/>
      <style:map style:condition="cell-content()=&quot;04&quot;" style:apply-style-name="Road2" style:base-cell-address="LAYERS.F14"/>
      <style:map style:condition="cell-content()=&quot;05&quot;" style:apply-style-name="Wast" style:base-cell-address="LAYERS.F14"/>
      <style:map style:condition="cell-content()=&quot;06&quot;" style:apply-style-name="Rock" style:base-cell-address="LAYERS.F14"/>
      <style:map style:condition="cell-content()=&quot;07&quot;" style:apply-style-name="Water" style:base-cell-address="LAYERS.F14"/>
      <style:map style:condition="cell-content()=&quot;08&quot;" style:apply-style-name="Empty" style:base-cell-address="LAYERS.F14"/>
    </style:style>
    <style:style style:name="ce13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15"/>
      <style:map style:condition="cell-content()=&quot;01&quot;" style:apply-style-name="Grass1" style:base-cell-address="LAYERS.F15"/>
      <style:map style:condition="cell-content()=&quot;02&quot;" style:apply-style-name="Grass2" style:base-cell-address="LAYERS.F15"/>
      <style:map style:condition="cell-content()=&quot;03&quot;" style:apply-style-name="Road1" style:base-cell-address="LAYERS.F15"/>
      <style:map style:condition="cell-content()=&quot;04&quot;" style:apply-style-name="Road2" style:base-cell-address="LAYERS.F15"/>
      <style:map style:condition="cell-content()=&quot;05&quot;" style:apply-style-name="Wast" style:base-cell-address="LAYERS.F15"/>
      <style:map style:condition="cell-content()=&quot;06&quot;" style:apply-style-name="Rock" style:base-cell-address="LAYERS.F15"/>
      <style:map style:condition="cell-content()=&quot;07&quot;" style:apply-style-name="Water" style:base-cell-address="LAYERS.F15"/>
      <style:map style:condition="cell-content()=&quot;08&quot;" style:apply-style-name="Empty" style:base-cell-address="LAYERS.F15"/>
    </style:style>
    <style:style style:name="ce13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16"/>
      <style:map style:condition="cell-content()=&quot;01&quot;" style:apply-style-name="Grass1" style:base-cell-address="LAYERS.F16"/>
      <style:map style:condition="cell-content()=&quot;02&quot;" style:apply-style-name="Grass2" style:base-cell-address="LAYERS.F16"/>
      <style:map style:condition="cell-content()=&quot;03&quot;" style:apply-style-name="Road1" style:base-cell-address="LAYERS.F16"/>
      <style:map style:condition="cell-content()=&quot;04&quot;" style:apply-style-name="Road2" style:base-cell-address="LAYERS.F16"/>
      <style:map style:condition="cell-content()=&quot;05&quot;" style:apply-style-name="Wast" style:base-cell-address="LAYERS.F16"/>
      <style:map style:condition="cell-content()=&quot;06&quot;" style:apply-style-name="Rock" style:base-cell-address="LAYERS.F16"/>
      <style:map style:condition="cell-content()=&quot;07&quot;" style:apply-style-name="Water" style:base-cell-address="LAYERS.F16"/>
      <style:map style:condition="cell-content()=&quot;08&quot;" style:apply-style-name="Empty" style:base-cell-address="LAYERS.F16"/>
    </style:style>
    <style:style style:name="ce13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17"/>
      <style:map style:condition="cell-content()=&quot;01&quot;" style:apply-style-name="Grass1" style:base-cell-address="LAYERS.F17"/>
      <style:map style:condition="cell-content()=&quot;02&quot;" style:apply-style-name="Grass2" style:base-cell-address="LAYERS.F17"/>
      <style:map style:condition="cell-content()=&quot;03&quot;" style:apply-style-name="Road1" style:base-cell-address="LAYERS.F17"/>
      <style:map style:condition="cell-content()=&quot;04&quot;" style:apply-style-name="Road2" style:base-cell-address="LAYERS.F17"/>
      <style:map style:condition="cell-content()=&quot;05&quot;" style:apply-style-name="Wast" style:base-cell-address="LAYERS.F17"/>
      <style:map style:condition="cell-content()=&quot;06&quot;" style:apply-style-name="Rock" style:base-cell-address="LAYERS.F17"/>
      <style:map style:condition="cell-content()=&quot;07&quot;" style:apply-style-name="Water" style:base-cell-address="LAYERS.F17"/>
      <style:map style:condition="cell-content()=&quot;08&quot;" style:apply-style-name="Empty" style:base-cell-address="LAYERS.F17"/>
    </style:style>
    <style:style style:name="ce13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19"/>
      <style:map style:condition="cell-content()=&quot;01&quot;" style:apply-style-name="Grass1" style:base-cell-address="LAYERS.F19"/>
      <style:map style:condition="cell-content()=&quot;02&quot;" style:apply-style-name="Grass2" style:base-cell-address="LAYERS.F19"/>
      <style:map style:condition="cell-content()=&quot;03&quot;" style:apply-style-name="Road1" style:base-cell-address="LAYERS.F19"/>
      <style:map style:condition="cell-content()=&quot;04&quot;" style:apply-style-name="Road2" style:base-cell-address="LAYERS.F19"/>
      <style:map style:condition="cell-content()=&quot;05&quot;" style:apply-style-name="Wast" style:base-cell-address="LAYERS.F19"/>
      <style:map style:condition="cell-content()=&quot;06&quot;" style:apply-style-name="Rock" style:base-cell-address="LAYERS.F19"/>
      <style:map style:condition="cell-content()=&quot;07&quot;" style:apply-style-name="Water" style:base-cell-address="LAYERS.F19"/>
      <style:map style:condition="cell-content()=&quot;08&quot;" style:apply-style-name="Empty" style:base-cell-address="LAYERS.F19"/>
    </style:style>
    <style:style style:name="ce13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20"/>
      <style:map style:condition="cell-content()=&quot;01&quot;" style:apply-style-name="Grass1" style:base-cell-address="LAYERS.F20"/>
      <style:map style:condition="cell-content()=&quot;02&quot;" style:apply-style-name="Grass2" style:base-cell-address="LAYERS.F20"/>
      <style:map style:condition="cell-content()=&quot;03&quot;" style:apply-style-name="Road1" style:base-cell-address="LAYERS.F20"/>
      <style:map style:condition="cell-content()=&quot;04&quot;" style:apply-style-name="Road2" style:base-cell-address="LAYERS.F20"/>
      <style:map style:condition="cell-content()=&quot;05&quot;" style:apply-style-name="Wast" style:base-cell-address="LAYERS.F20"/>
      <style:map style:condition="cell-content()=&quot;06&quot;" style:apply-style-name="Rock" style:base-cell-address="LAYERS.F20"/>
      <style:map style:condition="cell-content()=&quot;07&quot;" style:apply-style-name="Water" style:base-cell-address="LAYERS.F20"/>
      <style:map style:condition="cell-content()=&quot;08&quot;" style:apply-style-name="Empty" style:base-cell-address="LAYERS.F20"/>
    </style:style>
    <style:style style:name="ce1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21"/>
      <style:map style:condition="cell-content()=&quot;01&quot;" style:apply-style-name="Grass1" style:base-cell-address="LAYERS.F21"/>
      <style:map style:condition="cell-content()=&quot;02&quot;" style:apply-style-name="Grass2" style:base-cell-address="LAYERS.F21"/>
      <style:map style:condition="cell-content()=&quot;03&quot;" style:apply-style-name="Road1" style:base-cell-address="LAYERS.F21"/>
      <style:map style:condition="cell-content()=&quot;04&quot;" style:apply-style-name="Road2" style:base-cell-address="LAYERS.F21"/>
      <style:map style:condition="cell-content()=&quot;05&quot;" style:apply-style-name="Wast" style:base-cell-address="LAYERS.F21"/>
      <style:map style:condition="cell-content()=&quot;06&quot;" style:apply-style-name="Rock" style:base-cell-address="LAYERS.F21"/>
      <style:map style:condition="cell-content()=&quot;07&quot;" style:apply-style-name="Water" style:base-cell-address="LAYERS.F21"/>
      <style:map style:condition="cell-content()=&quot;08&quot;" style:apply-style-name="Empty" style:base-cell-address="LAYERS.F21"/>
    </style:style>
    <style:style style:name="ce1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22"/>
      <style:map style:condition="cell-content()=&quot;01&quot;" style:apply-style-name="Grass1" style:base-cell-address="LAYERS.F22"/>
      <style:map style:condition="cell-content()=&quot;02&quot;" style:apply-style-name="Grass2" style:base-cell-address="LAYERS.F22"/>
      <style:map style:condition="cell-content()=&quot;03&quot;" style:apply-style-name="Road1" style:base-cell-address="LAYERS.F22"/>
      <style:map style:condition="cell-content()=&quot;04&quot;" style:apply-style-name="Road2" style:base-cell-address="LAYERS.F22"/>
      <style:map style:condition="cell-content()=&quot;05&quot;" style:apply-style-name="Wast" style:base-cell-address="LAYERS.F22"/>
      <style:map style:condition="cell-content()=&quot;06&quot;" style:apply-style-name="Rock" style:base-cell-address="LAYERS.F22"/>
      <style:map style:condition="cell-content()=&quot;07&quot;" style:apply-style-name="Water" style:base-cell-address="LAYERS.F22"/>
      <style:map style:condition="cell-content()=&quot;08&quot;" style:apply-style-name="Empty" style:base-cell-address="LAYERS.F22"/>
    </style:style>
    <style:style style:name="ce13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28"/>
      <style:map style:condition="cell-content()=&quot;01&quot;" style:apply-style-name="Grass1" style:base-cell-address="LAYERS.F28"/>
      <style:map style:condition="cell-content()=&quot;02&quot;" style:apply-style-name="Grass2" style:base-cell-address="LAYERS.F28"/>
      <style:map style:condition="cell-content()=&quot;03&quot;" style:apply-style-name="Road1" style:base-cell-address="LAYERS.F28"/>
      <style:map style:condition="cell-content()=&quot;04&quot;" style:apply-style-name="Road2" style:base-cell-address="LAYERS.F28"/>
      <style:map style:condition="cell-content()=&quot;05&quot;" style:apply-style-name="Wast" style:base-cell-address="LAYERS.F28"/>
      <style:map style:condition="cell-content()=&quot;06&quot;" style:apply-style-name="Rock" style:base-cell-address="LAYERS.F28"/>
      <style:map style:condition="cell-content()=&quot;07&quot;" style:apply-style-name="Water" style:base-cell-address="LAYERS.F28"/>
      <style:map style:condition="cell-content()=&quot;08&quot;" style:apply-style-name="Empty" style:base-cell-address="LAYERS.F28"/>
    </style:style>
    <style:style style:name="ce13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29"/>
      <style:map style:condition="cell-content()=&quot;01&quot;" style:apply-style-name="Grass1" style:base-cell-address="LAYERS.F29"/>
      <style:map style:condition="cell-content()=&quot;02&quot;" style:apply-style-name="Grass2" style:base-cell-address="LAYERS.F29"/>
      <style:map style:condition="cell-content()=&quot;03&quot;" style:apply-style-name="Road1" style:base-cell-address="LAYERS.F29"/>
      <style:map style:condition="cell-content()=&quot;04&quot;" style:apply-style-name="Road2" style:base-cell-address="LAYERS.F29"/>
      <style:map style:condition="cell-content()=&quot;05&quot;" style:apply-style-name="Wast" style:base-cell-address="LAYERS.F29"/>
      <style:map style:condition="cell-content()=&quot;06&quot;" style:apply-style-name="Rock" style:base-cell-address="LAYERS.F29"/>
      <style:map style:condition="cell-content()=&quot;07&quot;" style:apply-style-name="Water" style:base-cell-address="LAYERS.F29"/>
      <style:map style:condition="cell-content()=&quot;08&quot;" style:apply-style-name="Empty" style:base-cell-address="LAYERS.F29"/>
    </style:style>
    <style:style style:name="ce1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30"/>
      <style:map style:condition="cell-content()=&quot;01&quot;" style:apply-style-name="Grass1" style:base-cell-address="LAYERS.F30"/>
      <style:map style:condition="cell-content()=&quot;02&quot;" style:apply-style-name="Grass2" style:base-cell-address="LAYERS.F30"/>
      <style:map style:condition="cell-content()=&quot;03&quot;" style:apply-style-name="Road1" style:base-cell-address="LAYERS.F30"/>
      <style:map style:condition="cell-content()=&quot;04&quot;" style:apply-style-name="Road2" style:base-cell-address="LAYERS.F30"/>
      <style:map style:condition="cell-content()=&quot;05&quot;" style:apply-style-name="Wast" style:base-cell-address="LAYERS.F30"/>
      <style:map style:condition="cell-content()=&quot;06&quot;" style:apply-style-name="Rock" style:base-cell-address="LAYERS.F30"/>
      <style:map style:condition="cell-content()=&quot;07&quot;" style:apply-style-name="Water" style:base-cell-address="LAYERS.F30"/>
      <style:map style:condition="cell-content()=&quot;08&quot;" style:apply-style-name="Empty" style:base-cell-address="LAYERS.F30"/>
    </style:style>
    <style:style style:name="ce1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31"/>
      <style:map style:condition="cell-content()=&quot;01&quot;" style:apply-style-name="Grass1" style:base-cell-address="LAYERS.F31"/>
      <style:map style:condition="cell-content()=&quot;02&quot;" style:apply-style-name="Grass2" style:base-cell-address="LAYERS.F31"/>
      <style:map style:condition="cell-content()=&quot;03&quot;" style:apply-style-name="Road1" style:base-cell-address="LAYERS.F31"/>
      <style:map style:condition="cell-content()=&quot;04&quot;" style:apply-style-name="Road2" style:base-cell-address="LAYERS.F31"/>
      <style:map style:condition="cell-content()=&quot;05&quot;" style:apply-style-name="Wast" style:base-cell-address="LAYERS.F31"/>
      <style:map style:condition="cell-content()=&quot;06&quot;" style:apply-style-name="Rock" style:base-cell-address="LAYERS.F31"/>
      <style:map style:condition="cell-content()=&quot;07&quot;" style:apply-style-name="Water" style:base-cell-address="LAYERS.F31"/>
      <style:map style:condition="cell-content()=&quot;08&quot;" style:apply-style-name="Empty" style:base-cell-address="LAYERS.F31"/>
    </style:style>
    <style:style style:name="ce1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32"/>
      <style:map style:condition="cell-content()=&quot;01&quot;" style:apply-style-name="Grass1" style:base-cell-address="LAYERS.F32"/>
      <style:map style:condition="cell-content()=&quot;02&quot;" style:apply-style-name="Grass2" style:base-cell-address="LAYERS.F32"/>
      <style:map style:condition="cell-content()=&quot;03&quot;" style:apply-style-name="Road1" style:base-cell-address="LAYERS.F32"/>
      <style:map style:condition="cell-content()=&quot;04&quot;" style:apply-style-name="Road2" style:base-cell-address="LAYERS.F32"/>
      <style:map style:condition="cell-content()=&quot;05&quot;" style:apply-style-name="Wast" style:base-cell-address="LAYERS.F32"/>
      <style:map style:condition="cell-content()=&quot;06&quot;" style:apply-style-name="Rock" style:base-cell-address="LAYERS.F32"/>
      <style:map style:condition="cell-content()=&quot;07&quot;" style:apply-style-name="Water" style:base-cell-address="LAYERS.F32"/>
      <style:map style:condition="cell-content()=&quot;08&quot;" style:apply-style-name="Empty" style:base-cell-address="LAYERS.F32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F33"/>
      <style:map style:condition="cell-content()=&quot;01&quot;" style:apply-style-name="Grass1" style:base-cell-address="LAYERS.F33"/>
      <style:map style:condition="cell-content()=&quot;02&quot;" style:apply-style-name="Grass2" style:base-cell-address="LAYERS.F33"/>
      <style:map style:condition="cell-content()=&quot;03&quot;" style:apply-style-name="Road1" style:base-cell-address="LAYERS.F33"/>
      <style:map style:condition="cell-content()=&quot;04&quot;" style:apply-style-name="Road2" style:base-cell-address="LAYERS.F33"/>
      <style:map style:condition="cell-content()=&quot;05&quot;" style:apply-style-name="Wast" style:base-cell-address="LAYERS.F33"/>
      <style:map style:condition="cell-content()=&quot;06&quot;" style:apply-style-name="Rock" style:base-cell-address="LAYERS.F33"/>
      <style:map style:condition="cell-content()=&quot;07&quot;" style:apply-style-name="Water" style:base-cell-address="LAYERS.F33"/>
      <style:map style:condition="cell-content()=&quot;08&quot;" style:apply-style-name="Empty" style:base-cell-address="LAYERS.F33"/>
      <style:map style:condition="cell-content()=&quot;-1&quot;" style:apply-style-name="Empty" style:base-cell-address="LAYERS.F33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2"/>
      <style:map style:condition="cell-content()=&quot;01&quot;" style:apply-style-name="Grass1" style:base-cell-address="LAYERS.G2"/>
      <style:map style:condition="cell-content()=&quot;02&quot;" style:apply-style-name="Grass2" style:base-cell-address="LAYERS.G2"/>
      <style:map style:condition="cell-content()=&quot;03&quot;" style:apply-style-name="Road1" style:base-cell-address="LAYERS.G2"/>
      <style:map style:condition="cell-content()=&quot;04&quot;" style:apply-style-name="Road2" style:base-cell-address="LAYERS.G2"/>
      <style:map style:condition="cell-content()=&quot;05&quot;" style:apply-style-name="Wast" style:base-cell-address="LAYERS.G2"/>
      <style:map style:condition="cell-content()=&quot;06&quot;" style:apply-style-name="Rock" style:base-cell-address="LAYERS.G2"/>
      <style:map style:condition="cell-content()=&quot;07&quot;" style:apply-style-name="Water" style:base-cell-address="LAYERS.G2"/>
      <style:map style:condition="cell-content()=&quot;08&quot;" style:apply-style-name="Empty" style:base-cell-address="LAYERS.G2"/>
      <style:map style:condition="cell-content()=&quot;-1&quot;" style:apply-style-name="Empty" style:base-cell-address="LAYERS.G2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3"/>
      <style:map style:condition="cell-content()=&quot;01&quot;" style:apply-style-name="Grass1" style:base-cell-address="LAYERS.G3"/>
      <style:map style:condition="cell-content()=&quot;02&quot;" style:apply-style-name="Grass2" style:base-cell-address="LAYERS.G3"/>
      <style:map style:condition="cell-content()=&quot;03&quot;" style:apply-style-name="Road1" style:base-cell-address="LAYERS.G3"/>
      <style:map style:condition="cell-content()=&quot;04&quot;" style:apply-style-name="Road2" style:base-cell-address="LAYERS.G3"/>
      <style:map style:condition="cell-content()=&quot;05&quot;" style:apply-style-name="Wast" style:base-cell-address="LAYERS.G3"/>
      <style:map style:condition="cell-content()=&quot;06&quot;" style:apply-style-name="Rock" style:base-cell-address="LAYERS.G3"/>
      <style:map style:condition="cell-content()=&quot;07&quot;" style:apply-style-name="Water" style:base-cell-address="LAYERS.G3"/>
      <style:map style:condition="cell-content()=&quot;08&quot;" style:apply-style-name="Empty" style:base-cell-address="LAYERS.G3"/>
    </style:style>
    <style:style style:name="ce14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4"/>
      <style:map style:condition="cell-content()=&quot;01&quot;" style:apply-style-name="Grass1" style:base-cell-address="LAYERS.G4"/>
      <style:map style:condition="cell-content()=&quot;02&quot;" style:apply-style-name="Grass2" style:base-cell-address="LAYERS.G4"/>
      <style:map style:condition="cell-content()=&quot;03&quot;" style:apply-style-name="Road1" style:base-cell-address="LAYERS.G4"/>
      <style:map style:condition="cell-content()=&quot;04&quot;" style:apply-style-name="Road2" style:base-cell-address="LAYERS.G4"/>
      <style:map style:condition="cell-content()=&quot;05&quot;" style:apply-style-name="Wast" style:base-cell-address="LAYERS.G4"/>
      <style:map style:condition="cell-content()=&quot;06&quot;" style:apply-style-name="Rock" style:base-cell-address="LAYERS.G4"/>
      <style:map style:condition="cell-content()=&quot;07&quot;" style:apply-style-name="Water" style:base-cell-address="LAYERS.G4"/>
      <style:map style:condition="cell-content()=&quot;08&quot;" style:apply-style-name="Empty" style:base-cell-address="LAYERS.G4"/>
    </style:style>
    <style:style style:name="ce14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5"/>
      <style:map style:condition="cell-content()=&quot;01&quot;" style:apply-style-name="Grass1" style:base-cell-address="LAYERS.G5"/>
      <style:map style:condition="cell-content()=&quot;02&quot;" style:apply-style-name="Grass2" style:base-cell-address="LAYERS.G5"/>
      <style:map style:condition="cell-content()=&quot;03&quot;" style:apply-style-name="Road1" style:base-cell-address="LAYERS.G5"/>
      <style:map style:condition="cell-content()=&quot;04&quot;" style:apply-style-name="Road2" style:base-cell-address="LAYERS.G5"/>
      <style:map style:condition="cell-content()=&quot;05&quot;" style:apply-style-name="Wast" style:base-cell-address="LAYERS.G5"/>
      <style:map style:condition="cell-content()=&quot;06&quot;" style:apply-style-name="Rock" style:base-cell-address="LAYERS.G5"/>
      <style:map style:condition="cell-content()=&quot;07&quot;" style:apply-style-name="Water" style:base-cell-address="LAYERS.G5"/>
      <style:map style:condition="cell-content()=&quot;08&quot;" style:apply-style-name="Empty" style:base-cell-address="LAYERS.G5"/>
    </style:style>
    <style:style style:name="ce14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6"/>
      <style:map style:condition="cell-content()=&quot;01&quot;" style:apply-style-name="Grass1" style:base-cell-address="LAYERS.G6"/>
      <style:map style:condition="cell-content()=&quot;02&quot;" style:apply-style-name="Grass2" style:base-cell-address="LAYERS.G6"/>
      <style:map style:condition="cell-content()=&quot;03&quot;" style:apply-style-name="Road1" style:base-cell-address="LAYERS.G6"/>
      <style:map style:condition="cell-content()=&quot;04&quot;" style:apply-style-name="Road2" style:base-cell-address="LAYERS.G6"/>
      <style:map style:condition="cell-content()=&quot;05&quot;" style:apply-style-name="Wast" style:base-cell-address="LAYERS.G6"/>
      <style:map style:condition="cell-content()=&quot;06&quot;" style:apply-style-name="Rock" style:base-cell-address="LAYERS.G6"/>
      <style:map style:condition="cell-content()=&quot;07&quot;" style:apply-style-name="Water" style:base-cell-address="LAYERS.G6"/>
      <style:map style:condition="cell-content()=&quot;08&quot;" style:apply-style-name="Empty" style:base-cell-address="LAYERS.G6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7"/>
      <style:map style:condition="cell-content()=&quot;01&quot;" style:apply-style-name="Grass1" style:base-cell-address="LAYERS.G7"/>
      <style:map style:condition="cell-content()=&quot;02&quot;" style:apply-style-name="Grass2" style:base-cell-address="LAYERS.G7"/>
      <style:map style:condition="cell-content()=&quot;03&quot;" style:apply-style-name="Road1" style:base-cell-address="LAYERS.G7"/>
      <style:map style:condition="cell-content()=&quot;04&quot;" style:apply-style-name="Road2" style:base-cell-address="LAYERS.G7"/>
      <style:map style:condition="cell-content()=&quot;05&quot;" style:apply-style-name="Wast" style:base-cell-address="LAYERS.G7"/>
      <style:map style:condition="cell-content()=&quot;06&quot;" style:apply-style-name="Rock" style:base-cell-address="LAYERS.G7"/>
      <style:map style:condition="cell-content()=&quot;07&quot;" style:apply-style-name="Water" style:base-cell-address="LAYERS.G7"/>
      <style:map style:condition="cell-content()=&quot;08&quot;" style:apply-style-name="Empty" style:base-cell-address="LAYERS.G7"/>
    </style:style>
    <style:style style:name="ce14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8"/>
      <style:map style:condition="cell-content()=&quot;01&quot;" style:apply-style-name="Grass1" style:base-cell-address="LAYERS.G8"/>
      <style:map style:condition="cell-content()=&quot;02&quot;" style:apply-style-name="Grass2" style:base-cell-address="LAYERS.G8"/>
      <style:map style:condition="cell-content()=&quot;03&quot;" style:apply-style-name="Road1" style:base-cell-address="LAYERS.G8"/>
      <style:map style:condition="cell-content()=&quot;04&quot;" style:apply-style-name="Road2" style:base-cell-address="LAYERS.G8"/>
      <style:map style:condition="cell-content()=&quot;05&quot;" style:apply-style-name="Wast" style:base-cell-address="LAYERS.G8"/>
      <style:map style:condition="cell-content()=&quot;06&quot;" style:apply-style-name="Rock" style:base-cell-address="LAYERS.G8"/>
      <style:map style:condition="cell-content()=&quot;07&quot;" style:apply-style-name="Water" style:base-cell-address="LAYERS.G8"/>
      <style:map style:condition="cell-content()=&quot;08&quot;" style:apply-style-name="Empty" style:base-cell-address="LAYERS.G8"/>
    </style:style>
    <style:style style:name="ce15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9"/>
      <style:map style:condition="cell-content()=&quot;01&quot;" style:apply-style-name="Grass1" style:base-cell-address="LAYERS.G9"/>
      <style:map style:condition="cell-content()=&quot;02&quot;" style:apply-style-name="Grass2" style:base-cell-address="LAYERS.G9"/>
      <style:map style:condition="cell-content()=&quot;03&quot;" style:apply-style-name="Road1" style:base-cell-address="LAYERS.G9"/>
      <style:map style:condition="cell-content()=&quot;04&quot;" style:apply-style-name="Road2" style:base-cell-address="LAYERS.G9"/>
      <style:map style:condition="cell-content()=&quot;05&quot;" style:apply-style-name="Wast" style:base-cell-address="LAYERS.G9"/>
      <style:map style:condition="cell-content()=&quot;06&quot;" style:apply-style-name="Rock" style:base-cell-address="LAYERS.G9"/>
      <style:map style:condition="cell-content()=&quot;07&quot;" style:apply-style-name="Water" style:base-cell-address="LAYERS.G9"/>
      <style:map style:condition="cell-content()=&quot;08&quot;" style:apply-style-name="Empty" style:base-cell-address="LAYERS.G9"/>
    </style:style>
    <style:style style:name="ce15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10"/>
      <style:map style:condition="cell-content()=&quot;01&quot;" style:apply-style-name="Grass1" style:base-cell-address="LAYERS.G10"/>
      <style:map style:condition="cell-content()=&quot;02&quot;" style:apply-style-name="Grass2" style:base-cell-address="LAYERS.G10"/>
      <style:map style:condition="cell-content()=&quot;03&quot;" style:apply-style-name="Road1" style:base-cell-address="LAYERS.G10"/>
      <style:map style:condition="cell-content()=&quot;04&quot;" style:apply-style-name="Road2" style:base-cell-address="LAYERS.G10"/>
      <style:map style:condition="cell-content()=&quot;05&quot;" style:apply-style-name="Wast" style:base-cell-address="LAYERS.G10"/>
      <style:map style:condition="cell-content()=&quot;06&quot;" style:apply-style-name="Rock" style:base-cell-address="LAYERS.G10"/>
      <style:map style:condition="cell-content()=&quot;07&quot;" style:apply-style-name="Water" style:base-cell-address="LAYERS.G10"/>
      <style:map style:condition="cell-content()=&quot;08&quot;" style:apply-style-name="Empty" style:base-cell-address="LAYERS.G10"/>
    </style:style>
    <style:style style:name="ce15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11"/>
      <style:map style:condition="cell-content()=&quot;01&quot;" style:apply-style-name="Grass1" style:base-cell-address="LAYERS.G11"/>
      <style:map style:condition="cell-content()=&quot;02&quot;" style:apply-style-name="Grass2" style:base-cell-address="LAYERS.G11"/>
      <style:map style:condition="cell-content()=&quot;03&quot;" style:apply-style-name="Road1" style:base-cell-address="LAYERS.G11"/>
      <style:map style:condition="cell-content()=&quot;04&quot;" style:apply-style-name="Road2" style:base-cell-address="LAYERS.G11"/>
      <style:map style:condition="cell-content()=&quot;05&quot;" style:apply-style-name="Wast" style:base-cell-address="LAYERS.G11"/>
      <style:map style:condition="cell-content()=&quot;06&quot;" style:apply-style-name="Rock" style:base-cell-address="LAYERS.G11"/>
      <style:map style:condition="cell-content()=&quot;07&quot;" style:apply-style-name="Water" style:base-cell-address="LAYERS.G11"/>
      <style:map style:condition="cell-content()=&quot;08&quot;" style:apply-style-name="Empty" style:base-cell-address="LAYERS.G11"/>
    </style:style>
    <style:style style:name="ce15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12"/>
      <style:map style:condition="cell-content()=&quot;01&quot;" style:apply-style-name="Grass1" style:base-cell-address="LAYERS.G12"/>
      <style:map style:condition="cell-content()=&quot;02&quot;" style:apply-style-name="Grass2" style:base-cell-address="LAYERS.G12"/>
      <style:map style:condition="cell-content()=&quot;03&quot;" style:apply-style-name="Road1" style:base-cell-address="LAYERS.G12"/>
      <style:map style:condition="cell-content()=&quot;04&quot;" style:apply-style-name="Road2" style:base-cell-address="LAYERS.G12"/>
      <style:map style:condition="cell-content()=&quot;05&quot;" style:apply-style-name="Wast" style:base-cell-address="LAYERS.G12"/>
      <style:map style:condition="cell-content()=&quot;06&quot;" style:apply-style-name="Rock" style:base-cell-address="LAYERS.G12"/>
      <style:map style:condition="cell-content()=&quot;07&quot;" style:apply-style-name="Water" style:base-cell-address="LAYERS.G12"/>
      <style:map style:condition="cell-content()=&quot;08&quot;" style:apply-style-name="Empty" style:base-cell-address="LAYERS.G12"/>
    </style:style>
    <style:style style:name="ce15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13"/>
      <style:map style:condition="cell-content()=&quot;01&quot;" style:apply-style-name="Grass1" style:base-cell-address="LAYERS.G13"/>
      <style:map style:condition="cell-content()=&quot;02&quot;" style:apply-style-name="Grass2" style:base-cell-address="LAYERS.G13"/>
      <style:map style:condition="cell-content()=&quot;03&quot;" style:apply-style-name="Road1" style:base-cell-address="LAYERS.G13"/>
      <style:map style:condition="cell-content()=&quot;04&quot;" style:apply-style-name="Road2" style:base-cell-address="LAYERS.G13"/>
      <style:map style:condition="cell-content()=&quot;05&quot;" style:apply-style-name="Wast" style:base-cell-address="LAYERS.G13"/>
      <style:map style:condition="cell-content()=&quot;06&quot;" style:apply-style-name="Rock" style:base-cell-address="LAYERS.G13"/>
      <style:map style:condition="cell-content()=&quot;07&quot;" style:apply-style-name="Water" style:base-cell-address="LAYERS.G13"/>
      <style:map style:condition="cell-content()=&quot;08&quot;" style:apply-style-name="Empty" style:base-cell-address="LAYERS.G13"/>
    </style:style>
    <style:style style:name="ce15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14"/>
      <style:map style:condition="cell-content()=&quot;01&quot;" style:apply-style-name="Grass1" style:base-cell-address="LAYERS.G14"/>
      <style:map style:condition="cell-content()=&quot;02&quot;" style:apply-style-name="Grass2" style:base-cell-address="LAYERS.G14"/>
      <style:map style:condition="cell-content()=&quot;03&quot;" style:apply-style-name="Road1" style:base-cell-address="LAYERS.G14"/>
      <style:map style:condition="cell-content()=&quot;04&quot;" style:apply-style-name="Road2" style:base-cell-address="LAYERS.G14"/>
      <style:map style:condition="cell-content()=&quot;05&quot;" style:apply-style-name="Wast" style:base-cell-address="LAYERS.G14"/>
      <style:map style:condition="cell-content()=&quot;06&quot;" style:apply-style-name="Rock" style:base-cell-address="LAYERS.G14"/>
      <style:map style:condition="cell-content()=&quot;07&quot;" style:apply-style-name="Water" style:base-cell-address="LAYERS.G14"/>
      <style:map style:condition="cell-content()=&quot;08&quot;" style:apply-style-name="Empty" style:base-cell-address="LAYERS.G14"/>
    </style:style>
    <style:style style:name="ce1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15"/>
      <style:map style:condition="cell-content()=&quot;01&quot;" style:apply-style-name="Grass1" style:base-cell-address="LAYERS.G15"/>
      <style:map style:condition="cell-content()=&quot;02&quot;" style:apply-style-name="Grass2" style:base-cell-address="LAYERS.G15"/>
      <style:map style:condition="cell-content()=&quot;03&quot;" style:apply-style-name="Road1" style:base-cell-address="LAYERS.G15"/>
      <style:map style:condition="cell-content()=&quot;04&quot;" style:apply-style-name="Road2" style:base-cell-address="LAYERS.G15"/>
      <style:map style:condition="cell-content()=&quot;05&quot;" style:apply-style-name="Wast" style:base-cell-address="LAYERS.G15"/>
      <style:map style:condition="cell-content()=&quot;06&quot;" style:apply-style-name="Rock" style:base-cell-address="LAYERS.G15"/>
      <style:map style:condition="cell-content()=&quot;07&quot;" style:apply-style-name="Water" style:base-cell-address="LAYERS.G15"/>
      <style:map style:condition="cell-content()=&quot;08&quot;" style:apply-style-name="Empty" style:base-cell-address="LAYERS.G15"/>
    </style:style>
    <style:style style:name="ce15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16"/>
      <style:map style:condition="cell-content()=&quot;01&quot;" style:apply-style-name="Grass1" style:base-cell-address="LAYERS.G16"/>
      <style:map style:condition="cell-content()=&quot;02&quot;" style:apply-style-name="Grass2" style:base-cell-address="LAYERS.G16"/>
      <style:map style:condition="cell-content()=&quot;03&quot;" style:apply-style-name="Road1" style:base-cell-address="LAYERS.G16"/>
      <style:map style:condition="cell-content()=&quot;04&quot;" style:apply-style-name="Road2" style:base-cell-address="LAYERS.G16"/>
      <style:map style:condition="cell-content()=&quot;05&quot;" style:apply-style-name="Wast" style:base-cell-address="LAYERS.G16"/>
      <style:map style:condition="cell-content()=&quot;06&quot;" style:apply-style-name="Rock" style:base-cell-address="LAYERS.G16"/>
      <style:map style:condition="cell-content()=&quot;07&quot;" style:apply-style-name="Water" style:base-cell-address="LAYERS.G16"/>
      <style:map style:condition="cell-content()=&quot;08&quot;" style:apply-style-name="Empty" style:base-cell-address="LAYERS.G16"/>
    </style:style>
    <style:style style:name="ce15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17"/>
      <style:map style:condition="cell-content()=&quot;01&quot;" style:apply-style-name="Grass1" style:base-cell-address="LAYERS.G17"/>
      <style:map style:condition="cell-content()=&quot;02&quot;" style:apply-style-name="Grass2" style:base-cell-address="LAYERS.G17"/>
      <style:map style:condition="cell-content()=&quot;03&quot;" style:apply-style-name="Road1" style:base-cell-address="LAYERS.G17"/>
      <style:map style:condition="cell-content()=&quot;04&quot;" style:apply-style-name="Road2" style:base-cell-address="LAYERS.G17"/>
      <style:map style:condition="cell-content()=&quot;05&quot;" style:apply-style-name="Wast" style:base-cell-address="LAYERS.G17"/>
      <style:map style:condition="cell-content()=&quot;06&quot;" style:apply-style-name="Rock" style:base-cell-address="LAYERS.G17"/>
      <style:map style:condition="cell-content()=&quot;07&quot;" style:apply-style-name="Water" style:base-cell-address="LAYERS.G17"/>
      <style:map style:condition="cell-content()=&quot;08&quot;" style:apply-style-name="Empty" style:base-cell-address="LAYERS.G17"/>
    </style:style>
    <style:style style:name="ce15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19"/>
      <style:map style:condition="cell-content()=&quot;01&quot;" style:apply-style-name="Grass1" style:base-cell-address="LAYERS.G19"/>
      <style:map style:condition="cell-content()=&quot;02&quot;" style:apply-style-name="Grass2" style:base-cell-address="LAYERS.G19"/>
      <style:map style:condition="cell-content()=&quot;03&quot;" style:apply-style-name="Road1" style:base-cell-address="LAYERS.G19"/>
      <style:map style:condition="cell-content()=&quot;04&quot;" style:apply-style-name="Road2" style:base-cell-address="LAYERS.G19"/>
      <style:map style:condition="cell-content()=&quot;05&quot;" style:apply-style-name="Wast" style:base-cell-address="LAYERS.G19"/>
      <style:map style:condition="cell-content()=&quot;06&quot;" style:apply-style-name="Rock" style:base-cell-address="LAYERS.G19"/>
      <style:map style:condition="cell-content()=&quot;07&quot;" style:apply-style-name="Water" style:base-cell-address="LAYERS.G19"/>
      <style:map style:condition="cell-content()=&quot;08&quot;" style:apply-style-name="Empty" style:base-cell-address="LAYERS.G19"/>
    </style:style>
    <style:style style:name="ce16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20"/>
      <style:map style:condition="cell-content()=&quot;01&quot;" style:apply-style-name="Grass1" style:base-cell-address="LAYERS.G20"/>
      <style:map style:condition="cell-content()=&quot;02&quot;" style:apply-style-name="Grass2" style:base-cell-address="LAYERS.G20"/>
      <style:map style:condition="cell-content()=&quot;03&quot;" style:apply-style-name="Road1" style:base-cell-address="LAYERS.G20"/>
      <style:map style:condition="cell-content()=&quot;04&quot;" style:apply-style-name="Road2" style:base-cell-address="LAYERS.G20"/>
      <style:map style:condition="cell-content()=&quot;05&quot;" style:apply-style-name="Wast" style:base-cell-address="LAYERS.G20"/>
      <style:map style:condition="cell-content()=&quot;06&quot;" style:apply-style-name="Rock" style:base-cell-address="LAYERS.G20"/>
      <style:map style:condition="cell-content()=&quot;07&quot;" style:apply-style-name="Water" style:base-cell-address="LAYERS.G20"/>
      <style:map style:condition="cell-content()=&quot;08&quot;" style:apply-style-name="Empty" style:base-cell-address="LAYERS.G20"/>
    </style:style>
    <style:style style:name="ce16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21"/>
      <style:map style:condition="cell-content()=&quot;01&quot;" style:apply-style-name="Grass1" style:base-cell-address="LAYERS.G21"/>
      <style:map style:condition="cell-content()=&quot;02&quot;" style:apply-style-name="Grass2" style:base-cell-address="LAYERS.G21"/>
      <style:map style:condition="cell-content()=&quot;03&quot;" style:apply-style-name="Road1" style:base-cell-address="LAYERS.G21"/>
      <style:map style:condition="cell-content()=&quot;04&quot;" style:apply-style-name="Road2" style:base-cell-address="LAYERS.G21"/>
      <style:map style:condition="cell-content()=&quot;05&quot;" style:apply-style-name="Wast" style:base-cell-address="LAYERS.G21"/>
      <style:map style:condition="cell-content()=&quot;06&quot;" style:apply-style-name="Rock" style:base-cell-address="LAYERS.G21"/>
      <style:map style:condition="cell-content()=&quot;07&quot;" style:apply-style-name="Water" style:base-cell-address="LAYERS.G21"/>
      <style:map style:condition="cell-content()=&quot;08&quot;" style:apply-style-name="Empty" style:base-cell-address="LAYERS.G21"/>
    </style:style>
    <style:style style:name="ce16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22"/>
      <style:map style:condition="cell-content()=&quot;01&quot;" style:apply-style-name="Grass1" style:base-cell-address="LAYERS.G22"/>
      <style:map style:condition="cell-content()=&quot;02&quot;" style:apply-style-name="Grass2" style:base-cell-address="LAYERS.G22"/>
      <style:map style:condition="cell-content()=&quot;03&quot;" style:apply-style-name="Road1" style:base-cell-address="LAYERS.G22"/>
      <style:map style:condition="cell-content()=&quot;04&quot;" style:apply-style-name="Road2" style:base-cell-address="LAYERS.G22"/>
      <style:map style:condition="cell-content()=&quot;05&quot;" style:apply-style-name="Wast" style:base-cell-address="LAYERS.G22"/>
      <style:map style:condition="cell-content()=&quot;06&quot;" style:apply-style-name="Rock" style:base-cell-address="LAYERS.G22"/>
      <style:map style:condition="cell-content()=&quot;07&quot;" style:apply-style-name="Water" style:base-cell-address="LAYERS.G22"/>
      <style:map style:condition="cell-content()=&quot;08&quot;" style:apply-style-name="Empty" style:base-cell-address="LAYERS.G22"/>
    </style:style>
    <style:style style:name="ce16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28"/>
      <style:map style:condition="cell-content()=&quot;01&quot;" style:apply-style-name="Grass1" style:base-cell-address="LAYERS.G28"/>
      <style:map style:condition="cell-content()=&quot;02&quot;" style:apply-style-name="Grass2" style:base-cell-address="LAYERS.G28"/>
      <style:map style:condition="cell-content()=&quot;03&quot;" style:apply-style-name="Road1" style:base-cell-address="LAYERS.G28"/>
      <style:map style:condition="cell-content()=&quot;04&quot;" style:apply-style-name="Road2" style:base-cell-address="LAYERS.G28"/>
      <style:map style:condition="cell-content()=&quot;05&quot;" style:apply-style-name="Wast" style:base-cell-address="LAYERS.G28"/>
      <style:map style:condition="cell-content()=&quot;06&quot;" style:apply-style-name="Rock" style:base-cell-address="LAYERS.G28"/>
      <style:map style:condition="cell-content()=&quot;07&quot;" style:apply-style-name="Water" style:base-cell-address="LAYERS.G28"/>
      <style:map style:condition="cell-content()=&quot;08&quot;" style:apply-style-name="Empty" style:base-cell-address="LAYERS.G28"/>
    </style:style>
    <style:style style:name="ce16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29"/>
      <style:map style:condition="cell-content()=&quot;01&quot;" style:apply-style-name="Grass1" style:base-cell-address="LAYERS.G29"/>
      <style:map style:condition="cell-content()=&quot;02&quot;" style:apply-style-name="Grass2" style:base-cell-address="LAYERS.G29"/>
      <style:map style:condition="cell-content()=&quot;03&quot;" style:apply-style-name="Road1" style:base-cell-address="LAYERS.G29"/>
      <style:map style:condition="cell-content()=&quot;04&quot;" style:apply-style-name="Road2" style:base-cell-address="LAYERS.G29"/>
      <style:map style:condition="cell-content()=&quot;05&quot;" style:apply-style-name="Wast" style:base-cell-address="LAYERS.G29"/>
      <style:map style:condition="cell-content()=&quot;06&quot;" style:apply-style-name="Rock" style:base-cell-address="LAYERS.G29"/>
      <style:map style:condition="cell-content()=&quot;07&quot;" style:apply-style-name="Water" style:base-cell-address="LAYERS.G29"/>
      <style:map style:condition="cell-content()=&quot;08&quot;" style:apply-style-name="Empty" style:base-cell-address="LAYERS.G29"/>
    </style:style>
    <style:style style:name="ce16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30"/>
      <style:map style:condition="cell-content()=&quot;01&quot;" style:apply-style-name="Grass1" style:base-cell-address="LAYERS.G30"/>
      <style:map style:condition="cell-content()=&quot;02&quot;" style:apply-style-name="Grass2" style:base-cell-address="LAYERS.G30"/>
      <style:map style:condition="cell-content()=&quot;03&quot;" style:apply-style-name="Road1" style:base-cell-address="LAYERS.G30"/>
      <style:map style:condition="cell-content()=&quot;04&quot;" style:apply-style-name="Road2" style:base-cell-address="LAYERS.G30"/>
      <style:map style:condition="cell-content()=&quot;05&quot;" style:apply-style-name="Wast" style:base-cell-address="LAYERS.G30"/>
      <style:map style:condition="cell-content()=&quot;06&quot;" style:apply-style-name="Rock" style:base-cell-address="LAYERS.G30"/>
      <style:map style:condition="cell-content()=&quot;07&quot;" style:apply-style-name="Water" style:base-cell-address="LAYERS.G30"/>
      <style:map style:condition="cell-content()=&quot;08&quot;" style:apply-style-name="Empty" style:base-cell-address="LAYERS.G30"/>
    </style:style>
    <style:style style:name="ce16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31"/>
      <style:map style:condition="cell-content()=&quot;01&quot;" style:apply-style-name="Grass1" style:base-cell-address="LAYERS.G31"/>
      <style:map style:condition="cell-content()=&quot;02&quot;" style:apply-style-name="Grass2" style:base-cell-address="LAYERS.G31"/>
      <style:map style:condition="cell-content()=&quot;03&quot;" style:apply-style-name="Road1" style:base-cell-address="LAYERS.G31"/>
      <style:map style:condition="cell-content()=&quot;04&quot;" style:apply-style-name="Road2" style:base-cell-address="LAYERS.G31"/>
      <style:map style:condition="cell-content()=&quot;05&quot;" style:apply-style-name="Wast" style:base-cell-address="LAYERS.G31"/>
      <style:map style:condition="cell-content()=&quot;06&quot;" style:apply-style-name="Rock" style:base-cell-address="LAYERS.G31"/>
      <style:map style:condition="cell-content()=&quot;07&quot;" style:apply-style-name="Water" style:base-cell-address="LAYERS.G31"/>
      <style:map style:condition="cell-content()=&quot;08&quot;" style:apply-style-name="Empty" style:base-cell-address="LAYERS.G31"/>
    </style:style>
    <style:style style:name="ce16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32"/>
      <style:map style:condition="cell-content()=&quot;01&quot;" style:apply-style-name="Grass1" style:base-cell-address="LAYERS.G32"/>
      <style:map style:condition="cell-content()=&quot;02&quot;" style:apply-style-name="Grass2" style:base-cell-address="LAYERS.G32"/>
      <style:map style:condition="cell-content()=&quot;03&quot;" style:apply-style-name="Road1" style:base-cell-address="LAYERS.G32"/>
      <style:map style:condition="cell-content()=&quot;04&quot;" style:apply-style-name="Road2" style:base-cell-address="LAYERS.G32"/>
      <style:map style:condition="cell-content()=&quot;05&quot;" style:apply-style-name="Wast" style:base-cell-address="LAYERS.G32"/>
      <style:map style:condition="cell-content()=&quot;06&quot;" style:apply-style-name="Rock" style:base-cell-address="LAYERS.G32"/>
      <style:map style:condition="cell-content()=&quot;07&quot;" style:apply-style-name="Water" style:base-cell-address="LAYERS.G32"/>
      <style:map style:condition="cell-content()=&quot;08&quot;" style:apply-style-name="Empty" style:base-cell-address="LAYERS.G32"/>
    </style:style>
    <style:style style:name="ce16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G33"/>
      <style:map style:condition="cell-content()=&quot;01&quot;" style:apply-style-name="Grass1" style:base-cell-address="LAYERS.G33"/>
      <style:map style:condition="cell-content()=&quot;02&quot;" style:apply-style-name="Grass2" style:base-cell-address="LAYERS.G33"/>
      <style:map style:condition="cell-content()=&quot;03&quot;" style:apply-style-name="Road1" style:base-cell-address="LAYERS.G33"/>
      <style:map style:condition="cell-content()=&quot;04&quot;" style:apply-style-name="Road2" style:base-cell-address="LAYERS.G33"/>
      <style:map style:condition="cell-content()=&quot;05&quot;" style:apply-style-name="Wast" style:base-cell-address="LAYERS.G33"/>
      <style:map style:condition="cell-content()=&quot;06&quot;" style:apply-style-name="Rock" style:base-cell-address="LAYERS.G33"/>
      <style:map style:condition="cell-content()=&quot;07&quot;" style:apply-style-name="Water" style:base-cell-address="LAYERS.G33"/>
      <style:map style:condition="cell-content()=&quot;08&quot;" style:apply-style-name="Empty" style:base-cell-address="LAYERS.G33"/>
      <style:map style:condition="cell-content()=&quot;-1&quot;" style:apply-style-name="Empty" style:base-cell-address="LAYERS.G33"/>
    </style:style>
    <style:style style:name="ce16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2"/>
      <style:map style:condition="cell-content()=&quot;01&quot;" style:apply-style-name="Grass1" style:base-cell-address="LAYERS.H2"/>
      <style:map style:condition="cell-content()=&quot;02&quot;" style:apply-style-name="Grass2" style:base-cell-address="LAYERS.H2"/>
      <style:map style:condition="cell-content()=&quot;03&quot;" style:apply-style-name="Road1" style:base-cell-address="LAYERS.H2"/>
      <style:map style:condition="cell-content()=&quot;04&quot;" style:apply-style-name="Road2" style:base-cell-address="LAYERS.H2"/>
      <style:map style:condition="cell-content()=&quot;05&quot;" style:apply-style-name="Wast" style:base-cell-address="LAYERS.H2"/>
      <style:map style:condition="cell-content()=&quot;06&quot;" style:apply-style-name="Rock" style:base-cell-address="LAYERS.H2"/>
      <style:map style:condition="cell-content()=&quot;07&quot;" style:apply-style-name="Water" style:base-cell-address="LAYERS.H2"/>
      <style:map style:condition="cell-content()=&quot;08&quot;" style:apply-style-name="Empty" style:base-cell-address="LAYERS.H2"/>
      <style:map style:condition="cell-content()=&quot;-1&quot;" style:apply-style-name="Empty" style:base-cell-address="LAYERS.H2"/>
    </style:style>
    <style:style style:name="ce17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3"/>
      <style:map style:condition="cell-content()=&quot;01&quot;" style:apply-style-name="Grass1" style:base-cell-address="LAYERS.H3"/>
      <style:map style:condition="cell-content()=&quot;02&quot;" style:apply-style-name="Grass2" style:base-cell-address="LAYERS.H3"/>
      <style:map style:condition="cell-content()=&quot;03&quot;" style:apply-style-name="Road1" style:base-cell-address="LAYERS.H3"/>
      <style:map style:condition="cell-content()=&quot;04&quot;" style:apply-style-name="Road2" style:base-cell-address="LAYERS.H3"/>
      <style:map style:condition="cell-content()=&quot;05&quot;" style:apply-style-name="Wast" style:base-cell-address="LAYERS.H3"/>
      <style:map style:condition="cell-content()=&quot;06&quot;" style:apply-style-name="Rock" style:base-cell-address="LAYERS.H3"/>
      <style:map style:condition="cell-content()=&quot;07&quot;" style:apply-style-name="Water" style:base-cell-address="LAYERS.H3"/>
      <style:map style:condition="cell-content()=&quot;08&quot;" style:apply-style-name="Empty" style:base-cell-address="LAYERS.H3"/>
    </style:style>
    <style:style style:name="ce17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4"/>
      <style:map style:condition="cell-content()=&quot;01&quot;" style:apply-style-name="Grass1" style:base-cell-address="LAYERS.H4"/>
      <style:map style:condition="cell-content()=&quot;02&quot;" style:apply-style-name="Grass2" style:base-cell-address="LAYERS.H4"/>
      <style:map style:condition="cell-content()=&quot;03&quot;" style:apply-style-name="Road1" style:base-cell-address="LAYERS.H4"/>
      <style:map style:condition="cell-content()=&quot;04&quot;" style:apply-style-name="Road2" style:base-cell-address="LAYERS.H4"/>
      <style:map style:condition="cell-content()=&quot;05&quot;" style:apply-style-name="Wast" style:base-cell-address="LAYERS.H4"/>
      <style:map style:condition="cell-content()=&quot;06&quot;" style:apply-style-name="Rock" style:base-cell-address="LAYERS.H4"/>
      <style:map style:condition="cell-content()=&quot;07&quot;" style:apply-style-name="Water" style:base-cell-address="LAYERS.H4"/>
      <style:map style:condition="cell-content()=&quot;08&quot;" style:apply-style-name="Empty" style:base-cell-address="LAYERS.H4"/>
    </style:style>
    <style:style style:name="ce17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5"/>
      <style:map style:condition="cell-content()=&quot;01&quot;" style:apply-style-name="Grass1" style:base-cell-address="LAYERS.H5"/>
      <style:map style:condition="cell-content()=&quot;02&quot;" style:apply-style-name="Grass2" style:base-cell-address="LAYERS.H5"/>
      <style:map style:condition="cell-content()=&quot;03&quot;" style:apply-style-name="Road1" style:base-cell-address="LAYERS.H5"/>
      <style:map style:condition="cell-content()=&quot;04&quot;" style:apply-style-name="Road2" style:base-cell-address="LAYERS.H5"/>
      <style:map style:condition="cell-content()=&quot;05&quot;" style:apply-style-name="Wast" style:base-cell-address="LAYERS.H5"/>
      <style:map style:condition="cell-content()=&quot;06&quot;" style:apply-style-name="Rock" style:base-cell-address="LAYERS.H5"/>
      <style:map style:condition="cell-content()=&quot;07&quot;" style:apply-style-name="Water" style:base-cell-address="LAYERS.H5"/>
      <style:map style:condition="cell-content()=&quot;08&quot;" style:apply-style-name="Empty" style:base-cell-address="LAYERS.H5"/>
    </style:style>
    <style:style style:name="ce17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6"/>
      <style:map style:condition="cell-content()=&quot;01&quot;" style:apply-style-name="Grass1" style:base-cell-address="LAYERS.H6"/>
      <style:map style:condition="cell-content()=&quot;02&quot;" style:apply-style-name="Grass2" style:base-cell-address="LAYERS.H6"/>
      <style:map style:condition="cell-content()=&quot;03&quot;" style:apply-style-name="Road1" style:base-cell-address="LAYERS.H6"/>
      <style:map style:condition="cell-content()=&quot;04&quot;" style:apply-style-name="Road2" style:base-cell-address="LAYERS.H6"/>
      <style:map style:condition="cell-content()=&quot;05&quot;" style:apply-style-name="Wast" style:base-cell-address="LAYERS.H6"/>
      <style:map style:condition="cell-content()=&quot;06&quot;" style:apply-style-name="Rock" style:base-cell-address="LAYERS.H6"/>
      <style:map style:condition="cell-content()=&quot;07&quot;" style:apply-style-name="Water" style:base-cell-address="LAYERS.H6"/>
      <style:map style:condition="cell-content()=&quot;08&quot;" style:apply-style-name="Empty" style:base-cell-address="LAYERS.H6"/>
    </style:style>
    <style:style style:name="ce17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7"/>
      <style:map style:condition="cell-content()=&quot;01&quot;" style:apply-style-name="Grass1" style:base-cell-address="LAYERS.H7"/>
      <style:map style:condition="cell-content()=&quot;02&quot;" style:apply-style-name="Grass2" style:base-cell-address="LAYERS.H7"/>
      <style:map style:condition="cell-content()=&quot;03&quot;" style:apply-style-name="Road1" style:base-cell-address="LAYERS.H7"/>
      <style:map style:condition="cell-content()=&quot;04&quot;" style:apply-style-name="Road2" style:base-cell-address="LAYERS.H7"/>
      <style:map style:condition="cell-content()=&quot;05&quot;" style:apply-style-name="Wast" style:base-cell-address="LAYERS.H7"/>
      <style:map style:condition="cell-content()=&quot;06&quot;" style:apply-style-name="Rock" style:base-cell-address="LAYERS.H7"/>
      <style:map style:condition="cell-content()=&quot;07&quot;" style:apply-style-name="Water" style:base-cell-address="LAYERS.H7"/>
      <style:map style:condition="cell-content()=&quot;08&quot;" style:apply-style-name="Empty" style:base-cell-address="LAYERS.H7"/>
    </style:style>
    <style:style style:name="ce17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8"/>
      <style:map style:condition="cell-content()=&quot;01&quot;" style:apply-style-name="Grass1" style:base-cell-address="LAYERS.H8"/>
      <style:map style:condition="cell-content()=&quot;02&quot;" style:apply-style-name="Grass2" style:base-cell-address="LAYERS.H8"/>
      <style:map style:condition="cell-content()=&quot;03&quot;" style:apply-style-name="Road1" style:base-cell-address="LAYERS.H8"/>
      <style:map style:condition="cell-content()=&quot;04&quot;" style:apply-style-name="Road2" style:base-cell-address="LAYERS.H8"/>
      <style:map style:condition="cell-content()=&quot;05&quot;" style:apply-style-name="Wast" style:base-cell-address="LAYERS.H8"/>
      <style:map style:condition="cell-content()=&quot;06&quot;" style:apply-style-name="Rock" style:base-cell-address="LAYERS.H8"/>
      <style:map style:condition="cell-content()=&quot;07&quot;" style:apply-style-name="Water" style:base-cell-address="LAYERS.H8"/>
      <style:map style:condition="cell-content()=&quot;08&quot;" style:apply-style-name="Empty" style:base-cell-address="LAYERS.H8"/>
    </style:style>
    <style:style style:name="ce1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9"/>
      <style:map style:condition="cell-content()=&quot;01&quot;" style:apply-style-name="Grass1" style:base-cell-address="LAYERS.H9"/>
      <style:map style:condition="cell-content()=&quot;02&quot;" style:apply-style-name="Grass2" style:base-cell-address="LAYERS.H9"/>
      <style:map style:condition="cell-content()=&quot;03&quot;" style:apply-style-name="Road1" style:base-cell-address="LAYERS.H9"/>
      <style:map style:condition="cell-content()=&quot;04&quot;" style:apply-style-name="Road2" style:base-cell-address="LAYERS.H9"/>
      <style:map style:condition="cell-content()=&quot;05&quot;" style:apply-style-name="Wast" style:base-cell-address="LAYERS.H9"/>
      <style:map style:condition="cell-content()=&quot;06&quot;" style:apply-style-name="Rock" style:base-cell-address="LAYERS.H9"/>
      <style:map style:condition="cell-content()=&quot;07&quot;" style:apply-style-name="Water" style:base-cell-address="LAYERS.H9"/>
      <style:map style:condition="cell-content()=&quot;08&quot;" style:apply-style-name="Empty" style:base-cell-address="LAYERS.H9"/>
    </style:style>
    <style:style style:name="ce17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10"/>
      <style:map style:condition="cell-content()=&quot;01&quot;" style:apply-style-name="Grass1" style:base-cell-address="LAYERS.H10"/>
      <style:map style:condition="cell-content()=&quot;02&quot;" style:apply-style-name="Grass2" style:base-cell-address="LAYERS.H10"/>
      <style:map style:condition="cell-content()=&quot;03&quot;" style:apply-style-name="Road1" style:base-cell-address="LAYERS.H10"/>
      <style:map style:condition="cell-content()=&quot;04&quot;" style:apply-style-name="Road2" style:base-cell-address="LAYERS.H10"/>
      <style:map style:condition="cell-content()=&quot;05&quot;" style:apply-style-name="Wast" style:base-cell-address="LAYERS.H10"/>
      <style:map style:condition="cell-content()=&quot;06&quot;" style:apply-style-name="Rock" style:base-cell-address="LAYERS.H10"/>
      <style:map style:condition="cell-content()=&quot;07&quot;" style:apply-style-name="Water" style:base-cell-address="LAYERS.H10"/>
      <style:map style:condition="cell-content()=&quot;08&quot;" style:apply-style-name="Empty" style:base-cell-address="LAYERS.H10"/>
    </style:style>
    <style:style style:name="ce1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11"/>
      <style:map style:condition="cell-content()=&quot;01&quot;" style:apply-style-name="Grass1" style:base-cell-address="LAYERS.H11"/>
      <style:map style:condition="cell-content()=&quot;02&quot;" style:apply-style-name="Grass2" style:base-cell-address="LAYERS.H11"/>
      <style:map style:condition="cell-content()=&quot;03&quot;" style:apply-style-name="Road1" style:base-cell-address="LAYERS.H11"/>
      <style:map style:condition="cell-content()=&quot;04&quot;" style:apply-style-name="Road2" style:base-cell-address="LAYERS.H11"/>
      <style:map style:condition="cell-content()=&quot;05&quot;" style:apply-style-name="Wast" style:base-cell-address="LAYERS.H11"/>
      <style:map style:condition="cell-content()=&quot;06&quot;" style:apply-style-name="Rock" style:base-cell-address="LAYERS.H11"/>
      <style:map style:condition="cell-content()=&quot;07&quot;" style:apply-style-name="Water" style:base-cell-address="LAYERS.H11"/>
      <style:map style:condition="cell-content()=&quot;08&quot;" style:apply-style-name="Empty" style:base-cell-address="LAYERS.H11"/>
    </style:style>
    <style:style style:name="ce17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12"/>
      <style:map style:condition="cell-content()=&quot;01&quot;" style:apply-style-name="Grass1" style:base-cell-address="LAYERS.H12"/>
      <style:map style:condition="cell-content()=&quot;02&quot;" style:apply-style-name="Grass2" style:base-cell-address="LAYERS.H12"/>
      <style:map style:condition="cell-content()=&quot;03&quot;" style:apply-style-name="Road1" style:base-cell-address="LAYERS.H12"/>
      <style:map style:condition="cell-content()=&quot;04&quot;" style:apply-style-name="Road2" style:base-cell-address="LAYERS.H12"/>
      <style:map style:condition="cell-content()=&quot;05&quot;" style:apply-style-name="Wast" style:base-cell-address="LAYERS.H12"/>
      <style:map style:condition="cell-content()=&quot;06&quot;" style:apply-style-name="Rock" style:base-cell-address="LAYERS.H12"/>
      <style:map style:condition="cell-content()=&quot;07&quot;" style:apply-style-name="Water" style:base-cell-address="LAYERS.H12"/>
      <style:map style:condition="cell-content()=&quot;08&quot;" style:apply-style-name="Empty" style:base-cell-address="LAYERS.H12"/>
    </style:style>
    <style:style style:name="ce18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13"/>
      <style:map style:condition="cell-content()=&quot;01&quot;" style:apply-style-name="Grass1" style:base-cell-address="LAYERS.H13"/>
      <style:map style:condition="cell-content()=&quot;02&quot;" style:apply-style-name="Grass2" style:base-cell-address="LAYERS.H13"/>
      <style:map style:condition="cell-content()=&quot;03&quot;" style:apply-style-name="Road1" style:base-cell-address="LAYERS.H13"/>
      <style:map style:condition="cell-content()=&quot;04&quot;" style:apply-style-name="Road2" style:base-cell-address="LAYERS.H13"/>
      <style:map style:condition="cell-content()=&quot;05&quot;" style:apply-style-name="Wast" style:base-cell-address="LAYERS.H13"/>
      <style:map style:condition="cell-content()=&quot;06&quot;" style:apply-style-name="Rock" style:base-cell-address="LAYERS.H13"/>
      <style:map style:condition="cell-content()=&quot;07&quot;" style:apply-style-name="Water" style:base-cell-address="LAYERS.H13"/>
      <style:map style:condition="cell-content()=&quot;08&quot;" style:apply-style-name="Empty" style:base-cell-address="LAYERS.H13"/>
    </style:style>
    <style:style style:name="ce18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14"/>
      <style:map style:condition="cell-content()=&quot;01&quot;" style:apply-style-name="Grass1" style:base-cell-address="LAYERS.H14"/>
      <style:map style:condition="cell-content()=&quot;02&quot;" style:apply-style-name="Grass2" style:base-cell-address="LAYERS.H14"/>
      <style:map style:condition="cell-content()=&quot;03&quot;" style:apply-style-name="Road1" style:base-cell-address="LAYERS.H14"/>
      <style:map style:condition="cell-content()=&quot;04&quot;" style:apply-style-name="Road2" style:base-cell-address="LAYERS.H14"/>
      <style:map style:condition="cell-content()=&quot;05&quot;" style:apply-style-name="Wast" style:base-cell-address="LAYERS.H14"/>
      <style:map style:condition="cell-content()=&quot;06&quot;" style:apply-style-name="Rock" style:base-cell-address="LAYERS.H14"/>
      <style:map style:condition="cell-content()=&quot;07&quot;" style:apply-style-name="Water" style:base-cell-address="LAYERS.H14"/>
      <style:map style:condition="cell-content()=&quot;08&quot;" style:apply-style-name="Empty" style:base-cell-address="LAYERS.H14"/>
    </style:style>
    <style:style style:name="ce1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15"/>
      <style:map style:condition="cell-content()=&quot;01&quot;" style:apply-style-name="Grass1" style:base-cell-address="LAYERS.H15"/>
      <style:map style:condition="cell-content()=&quot;02&quot;" style:apply-style-name="Grass2" style:base-cell-address="LAYERS.H15"/>
      <style:map style:condition="cell-content()=&quot;03&quot;" style:apply-style-name="Road1" style:base-cell-address="LAYERS.H15"/>
      <style:map style:condition="cell-content()=&quot;04&quot;" style:apply-style-name="Road2" style:base-cell-address="LAYERS.H15"/>
      <style:map style:condition="cell-content()=&quot;05&quot;" style:apply-style-name="Wast" style:base-cell-address="LAYERS.H15"/>
      <style:map style:condition="cell-content()=&quot;06&quot;" style:apply-style-name="Rock" style:base-cell-address="LAYERS.H15"/>
      <style:map style:condition="cell-content()=&quot;07&quot;" style:apply-style-name="Water" style:base-cell-address="LAYERS.H15"/>
      <style:map style:condition="cell-content()=&quot;08&quot;" style:apply-style-name="Empty" style:base-cell-address="LAYERS.H15"/>
    </style:style>
    <style:style style:name="ce18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16"/>
      <style:map style:condition="cell-content()=&quot;01&quot;" style:apply-style-name="Grass1" style:base-cell-address="LAYERS.H16"/>
      <style:map style:condition="cell-content()=&quot;02&quot;" style:apply-style-name="Grass2" style:base-cell-address="LAYERS.H16"/>
      <style:map style:condition="cell-content()=&quot;03&quot;" style:apply-style-name="Road1" style:base-cell-address="LAYERS.H16"/>
      <style:map style:condition="cell-content()=&quot;04&quot;" style:apply-style-name="Road2" style:base-cell-address="LAYERS.H16"/>
      <style:map style:condition="cell-content()=&quot;05&quot;" style:apply-style-name="Wast" style:base-cell-address="LAYERS.H16"/>
      <style:map style:condition="cell-content()=&quot;06&quot;" style:apply-style-name="Rock" style:base-cell-address="LAYERS.H16"/>
      <style:map style:condition="cell-content()=&quot;07&quot;" style:apply-style-name="Water" style:base-cell-address="LAYERS.H16"/>
      <style:map style:condition="cell-content()=&quot;08&quot;" style:apply-style-name="Empty" style:base-cell-address="LAYERS.H16"/>
    </style:style>
    <style:style style:name="ce18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17"/>
      <style:map style:condition="cell-content()=&quot;01&quot;" style:apply-style-name="Grass1" style:base-cell-address="LAYERS.H17"/>
      <style:map style:condition="cell-content()=&quot;02&quot;" style:apply-style-name="Grass2" style:base-cell-address="LAYERS.H17"/>
      <style:map style:condition="cell-content()=&quot;03&quot;" style:apply-style-name="Road1" style:base-cell-address="LAYERS.H17"/>
      <style:map style:condition="cell-content()=&quot;04&quot;" style:apply-style-name="Road2" style:base-cell-address="LAYERS.H17"/>
      <style:map style:condition="cell-content()=&quot;05&quot;" style:apply-style-name="Wast" style:base-cell-address="LAYERS.H17"/>
      <style:map style:condition="cell-content()=&quot;06&quot;" style:apply-style-name="Rock" style:base-cell-address="LAYERS.H17"/>
      <style:map style:condition="cell-content()=&quot;07&quot;" style:apply-style-name="Water" style:base-cell-address="LAYERS.H17"/>
      <style:map style:condition="cell-content()=&quot;08&quot;" style:apply-style-name="Empty" style:base-cell-address="LAYERS.H17"/>
    </style:style>
    <style:style style:name="ce18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19"/>
      <style:map style:condition="cell-content()=&quot;01&quot;" style:apply-style-name="Grass1" style:base-cell-address="LAYERS.H19"/>
      <style:map style:condition="cell-content()=&quot;02&quot;" style:apply-style-name="Grass2" style:base-cell-address="LAYERS.H19"/>
      <style:map style:condition="cell-content()=&quot;03&quot;" style:apply-style-name="Road1" style:base-cell-address="LAYERS.H19"/>
      <style:map style:condition="cell-content()=&quot;04&quot;" style:apply-style-name="Road2" style:base-cell-address="LAYERS.H19"/>
      <style:map style:condition="cell-content()=&quot;05&quot;" style:apply-style-name="Wast" style:base-cell-address="LAYERS.H19"/>
      <style:map style:condition="cell-content()=&quot;06&quot;" style:apply-style-name="Rock" style:base-cell-address="LAYERS.H19"/>
      <style:map style:condition="cell-content()=&quot;07&quot;" style:apply-style-name="Water" style:base-cell-address="LAYERS.H19"/>
      <style:map style:condition="cell-content()=&quot;08&quot;" style:apply-style-name="Empty" style:base-cell-address="LAYERS.H19"/>
    </style:style>
    <style:style style:name="ce1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20"/>
      <style:map style:condition="cell-content()=&quot;01&quot;" style:apply-style-name="Grass1" style:base-cell-address="LAYERS.H20"/>
      <style:map style:condition="cell-content()=&quot;02&quot;" style:apply-style-name="Grass2" style:base-cell-address="LAYERS.H20"/>
      <style:map style:condition="cell-content()=&quot;03&quot;" style:apply-style-name="Road1" style:base-cell-address="LAYERS.H20"/>
      <style:map style:condition="cell-content()=&quot;04&quot;" style:apply-style-name="Road2" style:base-cell-address="LAYERS.H20"/>
      <style:map style:condition="cell-content()=&quot;05&quot;" style:apply-style-name="Wast" style:base-cell-address="LAYERS.H20"/>
      <style:map style:condition="cell-content()=&quot;06&quot;" style:apply-style-name="Rock" style:base-cell-address="LAYERS.H20"/>
      <style:map style:condition="cell-content()=&quot;07&quot;" style:apply-style-name="Water" style:base-cell-address="LAYERS.H20"/>
      <style:map style:condition="cell-content()=&quot;08&quot;" style:apply-style-name="Empty" style:base-cell-address="LAYERS.H20"/>
    </style:style>
    <style:style style:name="ce18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21"/>
      <style:map style:condition="cell-content()=&quot;01&quot;" style:apply-style-name="Grass1" style:base-cell-address="LAYERS.H21"/>
      <style:map style:condition="cell-content()=&quot;02&quot;" style:apply-style-name="Grass2" style:base-cell-address="LAYERS.H21"/>
      <style:map style:condition="cell-content()=&quot;03&quot;" style:apply-style-name="Road1" style:base-cell-address="LAYERS.H21"/>
      <style:map style:condition="cell-content()=&quot;04&quot;" style:apply-style-name="Road2" style:base-cell-address="LAYERS.H21"/>
      <style:map style:condition="cell-content()=&quot;05&quot;" style:apply-style-name="Wast" style:base-cell-address="LAYERS.H21"/>
      <style:map style:condition="cell-content()=&quot;06&quot;" style:apply-style-name="Rock" style:base-cell-address="LAYERS.H21"/>
      <style:map style:condition="cell-content()=&quot;07&quot;" style:apply-style-name="Water" style:base-cell-address="LAYERS.H21"/>
      <style:map style:condition="cell-content()=&quot;08&quot;" style:apply-style-name="Empty" style:base-cell-address="LAYERS.H21"/>
    </style:style>
    <style:style style:name="ce18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22"/>
      <style:map style:condition="cell-content()=&quot;01&quot;" style:apply-style-name="Grass1" style:base-cell-address="LAYERS.H22"/>
      <style:map style:condition="cell-content()=&quot;02&quot;" style:apply-style-name="Grass2" style:base-cell-address="LAYERS.H22"/>
      <style:map style:condition="cell-content()=&quot;03&quot;" style:apply-style-name="Road1" style:base-cell-address="LAYERS.H22"/>
      <style:map style:condition="cell-content()=&quot;04&quot;" style:apply-style-name="Road2" style:base-cell-address="LAYERS.H22"/>
      <style:map style:condition="cell-content()=&quot;05&quot;" style:apply-style-name="Wast" style:base-cell-address="LAYERS.H22"/>
      <style:map style:condition="cell-content()=&quot;06&quot;" style:apply-style-name="Rock" style:base-cell-address="LAYERS.H22"/>
      <style:map style:condition="cell-content()=&quot;07&quot;" style:apply-style-name="Water" style:base-cell-address="LAYERS.H22"/>
      <style:map style:condition="cell-content()=&quot;08&quot;" style:apply-style-name="Empty" style:base-cell-address="LAYERS.H22"/>
    </style:style>
    <style:style style:name="ce18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28"/>
      <style:map style:condition="cell-content()=&quot;01&quot;" style:apply-style-name="Grass1" style:base-cell-address="LAYERS.H28"/>
      <style:map style:condition="cell-content()=&quot;02&quot;" style:apply-style-name="Grass2" style:base-cell-address="LAYERS.H28"/>
      <style:map style:condition="cell-content()=&quot;03&quot;" style:apply-style-name="Road1" style:base-cell-address="LAYERS.H28"/>
      <style:map style:condition="cell-content()=&quot;04&quot;" style:apply-style-name="Road2" style:base-cell-address="LAYERS.H28"/>
      <style:map style:condition="cell-content()=&quot;05&quot;" style:apply-style-name="Wast" style:base-cell-address="LAYERS.H28"/>
      <style:map style:condition="cell-content()=&quot;06&quot;" style:apply-style-name="Rock" style:base-cell-address="LAYERS.H28"/>
      <style:map style:condition="cell-content()=&quot;07&quot;" style:apply-style-name="Water" style:base-cell-address="LAYERS.H28"/>
      <style:map style:condition="cell-content()=&quot;08&quot;" style:apply-style-name="Empty" style:base-cell-address="LAYERS.H28"/>
    </style:style>
    <style:style style:name="ce19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29"/>
      <style:map style:condition="cell-content()=&quot;01&quot;" style:apply-style-name="Grass1" style:base-cell-address="LAYERS.H29"/>
      <style:map style:condition="cell-content()=&quot;02&quot;" style:apply-style-name="Grass2" style:base-cell-address="LAYERS.H29"/>
      <style:map style:condition="cell-content()=&quot;03&quot;" style:apply-style-name="Road1" style:base-cell-address="LAYERS.H29"/>
      <style:map style:condition="cell-content()=&quot;04&quot;" style:apply-style-name="Road2" style:base-cell-address="LAYERS.H29"/>
      <style:map style:condition="cell-content()=&quot;05&quot;" style:apply-style-name="Wast" style:base-cell-address="LAYERS.H29"/>
      <style:map style:condition="cell-content()=&quot;06&quot;" style:apply-style-name="Rock" style:base-cell-address="LAYERS.H29"/>
      <style:map style:condition="cell-content()=&quot;07&quot;" style:apply-style-name="Water" style:base-cell-address="LAYERS.H29"/>
      <style:map style:condition="cell-content()=&quot;08&quot;" style:apply-style-name="Empty" style:base-cell-address="LAYERS.H29"/>
    </style:style>
    <style:style style:name="ce19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30"/>
      <style:map style:condition="cell-content()=&quot;01&quot;" style:apply-style-name="Grass1" style:base-cell-address="LAYERS.H30"/>
      <style:map style:condition="cell-content()=&quot;02&quot;" style:apply-style-name="Grass2" style:base-cell-address="LAYERS.H30"/>
      <style:map style:condition="cell-content()=&quot;03&quot;" style:apply-style-name="Road1" style:base-cell-address="LAYERS.H30"/>
      <style:map style:condition="cell-content()=&quot;04&quot;" style:apply-style-name="Road2" style:base-cell-address="LAYERS.H30"/>
      <style:map style:condition="cell-content()=&quot;05&quot;" style:apply-style-name="Wast" style:base-cell-address="LAYERS.H30"/>
      <style:map style:condition="cell-content()=&quot;06&quot;" style:apply-style-name="Rock" style:base-cell-address="LAYERS.H30"/>
      <style:map style:condition="cell-content()=&quot;07&quot;" style:apply-style-name="Water" style:base-cell-address="LAYERS.H30"/>
      <style:map style:condition="cell-content()=&quot;08&quot;" style:apply-style-name="Empty" style:base-cell-address="LAYERS.H30"/>
    </style:style>
    <style:style style:name="ce19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31"/>
      <style:map style:condition="cell-content()=&quot;01&quot;" style:apply-style-name="Grass1" style:base-cell-address="LAYERS.H31"/>
      <style:map style:condition="cell-content()=&quot;02&quot;" style:apply-style-name="Grass2" style:base-cell-address="LAYERS.H31"/>
      <style:map style:condition="cell-content()=&quot;03&quot;" style:apply-style-name="Road1" style:base-cell-address="LAYERS.H31"/>
      <style:map style:condition="cell-content()=&quot;04&quot;" style:apply-style-name="Road2" style:base-cell-address="LAYERS.H31"/>
      <style:map style:condition="cell-content()=&quot;05&quot;" style:apply-style-name="Wast" style:base-cell-address="LAYERS.H31"/>
      <style:map style:condition="cell-content()=&quot;06&quot;" style:apply-style-name="Rock" style:base-cell-address="LAYERS.H31"/>
      <style:map style:condition="cell-content()=&quot;07&quot;" style:apply-style-name="Water" style:base-cell-address="LAYERS.H31"/>
      <style:map style:condition="cell-content()=&quot;08&quot;" style:apply-style-name="Empty" style:base-cell-address="LAYERS.H31"/>
    </style:style>
    <style:style style:name="ce19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32"/>
      <style:map style:condition="cell-content()=&quot;01&quot;" style:apply-style-name="Grass1" style:base-cell-address="LAYERS.H32"/>
      <style:map style:condition="cell-content()=&quot;02&quot;" style:apply-style-name="Grass2" style:base-cell-address="LAYERS.H32"/>
      <style:map style:condition="cell-content()=&quot;03&quot;" style:apply-style-name="Road1" style:base-cell-address="LAYERS.H32"/>
      <style:map style:condition="cell-content()=&quot;04&quot;" style:apply-style-name="Road2" style:base-cell-address="LAYERS.H32"/>
      <style:map style:condition="cell-content()=&quot;05&quot;" style:apply-style-name="Wast" style:base-cell-address="LAYERS.H32"/>
      <style:map style:condition="cell-content()=&quot;06&quot;" style:apply-style-name="Rock" style:base-cell-address="LAYERS.H32"/>
      <style:map style:condition="cell-content()=&quot;07&quot;" style:apply-style-name="Water" style:base-cell-address="LAYERS.H32"/>
      <style:map style:condition="cell-content()=&quot;08&quot;" style:apply-style-name="Empty" style:base-cell-address="LAYERS.H32"/>
    </style:style>
    <style:style style:name="ce19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H33"/>
      <style:map style:condition="cell-content()=&quot;01&quot;" style:apply-style-name="Grass1" style:base-cell-address="LAYERS.H33"/>
      <style:map style:condition="cell-content()=&quot;02&quot;" style:apply-style-name="Grass2" style:base-cell-address="LAYERS.H33"/>
      <style:map style:condition="cell-content()=&quot;03&quot;" style:apply-style-name="Road1" style:base-cell-address="LAYERS.H33"/>
      <style:map style:condition="cell-content()=&quot;04&quot;" style:apply-style-name="Road2" style:base-cell-address="LAYERS.H33"/>
      <style:map style:condition="cell-content()=&quot;05&quot;" style:apply-style-name="Wast" style:base-cell-address="LAYERS.H33"/>
      <style:map style:condition="cell-content()=&quot;06&quot;" style:apply-style-name="Rock" style:base-cell-address="LAYERS.H33"/>
      <style:map style:condition="cell-content()=&quot;07&quot;" style:apply-style-name="Water" style:base-cell-address="LAYERS.H33"/>
      <style:map style:condition="cell-content()=&quot;08&quot;" style:apply-style-name="Empty" style:base-cell-address="LAYERS.H33"/>
      <style:map style:condition="cell-content()=&quot;-1&quot;" style:apply-style-name="Empty" style:base-cell-address="LAYERS.H33"/>
    </style:style>
    <style:style style:name="ce19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2"/>
      <style:map style:condition="cell-content()=&quot;01&quot;" style:apply-style-name="Grass1" style:base-cell-address="LAYERS.I2"/>
      <style:map style:condition="cell-content()=&quot;02&quot;" style:apply-style-name="Grass2" style:base-cell-address="LAYERS.I2"/>
      <style:map style:condition="cell-content()=&quot;03&quot;" style:apply-style-name="Road1" style:base-cell-address="LAYERS.I2"/>
      <style:map style:condition="cell-content()=&quot;04&quot;" style:apply-style-name="Road2" style:base-cell-address="LAYERS.I2"/>
      <style:map style:condition="cell-content()=&quot;05&quot;" style:apply-style-name="Wast" style:base-cell-address="LAYERS.I2"/>
      <style:map style:condition="cell-content()=&quot;06&quot;" style:apply-style-name="Rock" style:base-cell-address="LAYERS.I2"/>
      <style:map style:condition="cell-content()=&quot;07&quot;" style:apply-style-name="Water" style:base-cell-address="LAYERS.I2"/>
      <style:map style:condition="cell-content()=&quot;08&quot;" style:apply-style-name="Empty" style:base-cell-address="LAYERS.I2"/>
      <style:map style:condition="cell-content()=&quot;-1&quot;" style:apply-style-name="Empty" style:base-cell-address="LAYERS.I2"/>
    </style:style>
    <style:style style:name="ce1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3"/>
      <style:map style:condition="cell-content()=&quot;01&quot;" style:apply-style-name="Grass1" style:base-cell-address="LAYERS.I3"/>
      <style:map style:condition="cell-content()=&quot;02&quot;" style:apply-style-name="Grass2" style:base-cell-address="LAYERS.I3"/>
      <style:map style:condition="cell-content()=&quot;03&quot;" style:apply-style-name="Road1" style:base-cell-address="LAYERS.I3"/>
      <style:map style:condition="cell-content()=&quot;04&quot;" style:apply-style-name="Road2" style:base-cell-address="LAYERS.I3"/>
      <style:map style:condition="cell-content()=&quot;05&quot;" style:apply-style-name="Wast" style:base-cell-address="LAYERS.I3"/>
      <style:map style:condition="cell-content()=&quot;06&quot;" style:apply-style-name="Rock" style:base-cell-address="LAYERS.I3"/>
      <style:map style:condition="cell-content()=&quot;07&quot;" style:apply-style-name="Water" style:base-cell-address="LAYERS.I3"/>
      <style:map style:condition="cell-content()=&quot;08&quot;" style:apply-style-name="Empty" style:base-cell-address="LAYERS.I3"/>
    </style:style>
    <style:style style:name="ce19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4"/>
      <style:map style:condition="cell-content()=&quot;01&quot;" style:apply-style-name="Grass1" style:base-cell-address="LAYERS.I4"/>
      <style:map style:condition="cell-content()=&quot;02&quot;" style:apply-style-name="Grass2" style:base-cell-address="LAYERS.I4"/>
      <style:map style:condition="cell-content()=&quot;03&quot;" style:apply-style-name="Road1" style:base-cell-address="LAYERS.I4"/>
      <style:map style:condition="cell-content()=&quot;04&quot;" style:apply-style-name="Road2" style:base-cell-address="LAYERS.I4"/>
      <style:map style:condition="cell-content()=&quot;05&quot;" style:apply-style-name="Wast" style:base-cell-address="LAYERS.I4"/>
      <style:map style:condition="cell-content()=&quot;06&quot;" style:apply-style-name="Rock" style:base-cell-address="LAYERS.I4"/>
      <style:map style:condition="cell-content()=&quot;07&quot;" style:apply-style-name="Water" style:base-cell-address="LAYERS.I4"/>
      <style:map style:condition="cell-content()=&quot;08&quot;" style:apply-style-name="Empty" style:base-cell-address="LAYERS.I4"/>
    </style:style>
    <style:style style:name="ce1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5"/>
      <style:map style:condition="cell-content()=&quot;01&quot;" style:apply-style-name="Grass1" style:base-cell-address="LAYERS.I5"/>
      <style:map style:condition="cell-content()=&quot;02&quot;" style:apply-style-name="Grass2" style:base-cell-address="LAYERS.I5"/>
      <style:map style:condition="cell-content()=&quot;03&quot;" style:apply-style-name="Road1" style:base-cell-address="LAYERS.I5"/>
      <style:map style:condition="cell-content()=&quot;04&quot;" style:apply-style-name="Road2" style:base-cell-address="LAYERS.I5"/>
      <style:map style:condition="cell-content()=&quot;05&quot;" style:apply-style-name="Wast" style:base-cell-address="LAYERS.I5"/>
      <style:map style:condition="cell-content()=&quot;06&quot;" style:apply-style-name="Rock" style:base-cell-address="LAYERS.I5"/>
      <style:map style:condition="cell-content()=&quot;07&quot;" style:apply-style-name="Water" style:base-cell-address="LAYERS.I5"/>
      <style:map style:condition="cell-content()=&quot;08&quot;" style:apply-style-name="Empty" style:base-cell-address="LAYERS.I5"/>
    </style:style>
    <style:style style:name="ce19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6"/>
      <style:map style:condition="cell-content()=&quot;01&quot;" style:apply-style-name="Grass1" style:base-cell-address="LAYERS.I6"/>
      <style:map style:condition="cell-content()=&quot;02&quot;" style:apply-style-name="Grass2" style:base-cell-address="LAYERS.I6"/>
      <style:map style:condition="cell-content()=&quot;03&quot;" style:apply-style-name="Road1" style:base-cell-address="LAYERS.I6"/>
      <style:map style:condition="cell-content()=&quot;04&quot;" style:apply-style-name="Road2" style:base-cell-address="LAYERS.I6"/>
      <style:map style:condition="cell-content()=&quot;05&quot;" style:apply-style-name="Wast" style:base-cell-address="LAYERS.I6"/>
      <style:map style:condition="cell-content()=&quot;06&quot;" style:apply-style-name="Rock" style:base-cell-address="LAYERS.I6"/>
      <style:map style:condition="cell-content()=&quot;07&quot;" style:apply-style-name="Water" style:base-cell-address="LAYERS.I6"/>
      <style:map style:condition="cell-content()=&quot;08&quot;" style:apply-style-name="Empty" style:base-cell-address="LAYERS.I6"/>
    </style:style>
    <style:style style:name="ce20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7"/>
      <style:map style:condition="cell-content()=&quot;01&quot;" style:apply-style-name="Grass1" style:base-cell-address="LAYERS.I7"/>
      <style:map style:condition="cell-content()=&quot;02&quot;" style:apply-style-name="Grass2" style:base-cell-address="LAYERS.I7"/>
      <style:map style:condition="cell-content()=&quot;03&quot;" style:apply-style-name="Road1" style:base-cell-address="LAYERS.I7"/>
      <style:map style:condition="cell-content()=&quot;04&quot;" style:apply-style-name="Road2" style:base-cell-address="LAYERS.I7"/>
      <style:map style:condition="cell-content()=&quot;05&quot;" style:apply-style-name="Wast" style:base-cell-address="LAYERS.I7"/>
      <style:map style:condition="cell-content()=&quot;06&quot;" style:apply-style-name="Rock" style:base-cell-address="LAYERS.I7"/>
      <style:map style:condition="cell-content()=&quot;07&quot;" style:apply-style-name="Water" style:base-cell-address="LAYERS.I7"/>
      <style:map style:condition="cell-content()=&quot;08&quot;" style:apply-style-name="Empty" style:base-cell-address="LAYERS.I7"/>
    </style:style>
    <style:style style:name="ce20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8"/>
      <style:map style:condition="cell-content()=&quot;01&quot;" style:apply-style-name="Grass1" style:base-cell-address="LAYERS.I8"/>
      <style:map style:condition="cell-content()=&quot;02&quot;" style:apply-style-name="Grass2" style:base-cell-address="LAYERS.I8"/>
      <style:map style:condition="cell-content()=&quot;03&quot;" style:apply-style-name="Road1" style:base-cell-address="LAYERS.I8"/>
      <style:map style:condition="cell-content()=&quot;04&quot;" style:apply-style-name="Road2" style:base-cell-address="LAYERS.I8"/>
      <style:map style:condition="cell-content()=&quot;05&quot;" style:apply-style-name="Wast" style:base-cell-address="LAYERS.I8"/>
      <style:map style:condition="cell-content()=&quot;06&quot;" style:apply-style-name="Rock" style:base-cell-address="LAYERS.I8"/>
      <style:map style:condition="cell-content()=&quot;07&quot;" style:apply-style-name="Water" style:base-cell-address="LAYERS.I8"/>
      <style:map style:condition="cell-content()=&quot;08&quot;" style:apply-style-name="Empty" style:base-cell-address="LAYERS.I8"/>
    </style:style>
    <style:style style:name="ce20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9"/>
      <style:map style:condition="cell-content()=&quot;01&quot;" style:apply-style-name="Grass1" style:base-cell-address="LAYERS.I9"/>
      <style:map style:condition="cell-content()=&quot;02&quot;" style:apply-style-name="Grass2" style:base-cell-address="LAYERS.I9"/>
      <style:map style:condition="cell-content()=&quot;03&quot;" style:apply-style-name="Road1" style:base-cell-address="LAYERS.I9"/>
      <style:map style:condition="cell-content()=&quot;04&quot;" style:apply-style-name="Road2" style:base-cell-address="LAYERS.I9"/>
      <style:map style:condition="cell-content()=&quot;05&quot;" style:apply-style-name="Wast" style:base-cell-address="LAYERS.I9"/>
      <style:map style:condition="cell-content()=&quot;06&quot;" style:apply-style-name="Rock" style:base-cell-address="LAYERS.I9"/>
      <style:map style:condition="cell-content()=&quot;07&quot;" style:apply-style-name="Water" style:base-cell-address="LAYERS.I9"/>
      <style:map style:condition="cell-content()=&quot;08&quot;" style:apply-style-name="Empty" style:base-cell-address="LAYERS.I9"/>
    </style:style>
    <style:style style:name="ce20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10"/>
      <style:map style:condition="cell-content()=&quot;01&quot;" style:apply-style-name="Grass1" style:base-cell-address="LAYERS.I10"/>
      <style:map style:condition="cell-content()=&quot;02&quot;" style:apply-style-name="Grass2" style:base-cell-address="LAYERS.I10"/>
      <style:map style:condition="cell-content()=&quot;03&quot;" style:apply-style-name="Road1" style:base-cell-address="LAYERS.I10"/>
      <style:map style:condition="cell-content()=&quot;04&quot;" style:apply-style-name="Road2" style:base-cell-address="LAYERS.I10"/>
      <style:map style:condition="cell-content()=&quot;05&quot;" style:apply-style-name="Wast" style:base-cell-address="LAYERS.I10"/>
      <style:map style:condition="cell-content()=&quot;06&quot;" style:apply-style-name="Rock" style:base-cell-address="LAYERS.I10"/>
      <style:map style:condition="cell-content()=&quot;07&quot;" style:apply-style-name="Water" style:base-cell-address="LAYERS.I10"/>
      <style:map style:condition="cell-content()=&quot;08&quot;" style:apply-style-name="Empty" style:base-cell-address="LAYERS.I10"/>
    </style:style>
    <style:style style:name="ce20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11"/>
      <style:map style:condition="cell-content()=&quot;01&quot;" style:apply-style-name="Grass1" style:base-cell-address="LAYERS.I11"/>
      <style:map style:condition="cell-content()=&quot;02&quot;" style:apply-style-name="Grass2" style:base-cell-address="LAYERS.I11"/>
      <style:map style:condition="cell-content()=&quot;03&quot;" style:apply-style-name="Road1" style:base-cell-address="LAYERS.I11"/>
      <style:map style:condition="cell-content()=&quot;04&quot;" style:apply-style-name="Road2" style:base-cell-address="LAYERS.I11"/>
      <style:map style:condition="cell-content()=&quot;05&quot;" style:apply-style-name="Wast" style:base-cell-address="LAYERS.I11"/>
      <style:map style:condition="cell-content()=&quot;06&quot;" style:apply-style-name="Rock" style:base-cell-address="LAYERS.I11"/>
      <style:map style:condition="cell-content()=&quot;07&quot;" style:apply-style-name="Water" style:base-cell-address="LAYERS.I11"/>
      <style:map style:condition="cell-content()=&quot;08&quot;" style:apply-style-name="Empty" style:base-cell-address="LAYERS.I11"/>
    </style:style>
    <style:style style:name="ce20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12"/>
      <style:map style:condition="cell-content()=&quot;01&quot;" style:apply-style-name="Grass1" style:base-cell-address="LAYERS.I12"/>
      <style:map style:condition="cell-content()=&quot;02&quot;" style:apply-style-name="Grass2" style:base-cell-address="LAYERS.I12"/>
      <style:map style:condition="cell-content()=&quot;03&quot;" style:apply-style-name="Road1" style:base-cell-address="LAYERS.I12"/>
      <style:map style:condition="cell-content()=&quot;04&quot;" style:apply-style-name="Road2" style:base-cell-address="LAYERS.I12"/>
      <style:map style:condition="cell-content()=&quot;05&quot;" style:apply-style-name="Wast" style:base-cell-address="LAYERS.I12"/>
      <style:map style:condition="cell-content()=&quot;06&quot;" style:apply-style-name="Rock" style:base-cell-address="LAYERS.I12"/>
      <style:map style:condition="cell-content()=&quot;07&quot;" style:apply-style-name="Water" style:base-cell-address="LAYERS.I12"/>
      <style:map style:condition="cell-content()=&quot;08&quot;" style:apply-style-name="Empty" style:base-cell-address="LAYERS.I12"/>
    </style:style>
    <style:style style:name="ce20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13"/>
      <style:map style:condition="cell-content()=&quot;01&quot;" style:apply-style-name="Grass1" style:base-cell-address="LAYERS.I13"/>
      <style:map style:condition="cell-content()=&quot;02&quot;" style:apply-style-name="Grass2" style:base-cell-address="LAYERS.I13"/>
      <style:map style:condition="cell-content()=&quot;03&quot;" style:apply-style-name="Road1" style:base-cell-address="LAYERS.I13"/>
      <style:map style:condition="cell-content()=&quot;04&quot;" style:apply-style-name="Road2" style:base-cell-address="LAYERS.I13"/>
      <style:map style:condition="cell-content()=&quot;05&quot;" style:apply-style-name="Wast" style:base-cell-address="LAYERS.I13"/>
      <style:map style:condition="cell-content()=&quot;06&quot;" style:apply-style-name="Rock" style:base-cell-address="LAYERS.I13"/>
      <style:map style:condition="cell-content()=&quot;07&quot;" style:apply-style-name="Water" style:base-cell-address="LAYERS.I13"/>
      <style:map style:condition="cell-content()=&quot;08&quot;" style:apply-style-name="Empty" style:base-cell-address="LAYERS.I13"/>
    </style:style>
    <style:style style:name="ce20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14"/>
      <style:map style:condition="cell-content()=&quot;01&quot;" style:apply-style-name="Grass1" style:base-cell-address="LAYERS.I14"/>
      <style:map style:condition="cell-content()=&quot;02&quot;" style:apply-style-name="Grass2" style:base-cell-address="LAYERS.I14"/>
      <style:map style:condition="cell-content()=&quot;03&quot;" style:apply-style-name="Road1" style:base-cell-address="LAYERS.I14"/>
      <style:map style:condition="cell-content()=&quot;04&quot;" style:apply-style-name="Road2" style:base-cell-address="LAYERS.I14"/>
      <style:map style:condition="cell-content()=&quot;05&quot;" style:apply-style-name="Wast" style:base-cell-address="LAYERS.I14"/>
      <style:map style:condition="cell-content()=&quot;06&quot;" style:apply-style-name="Rock" style:base-cell-address="LAYERS.I14"/>
      <style:map style:condition="cell-content()=&quot;07&quot;" style:apply-style-name="Water" style:base-cell-address="LAYERS.I14"/>
      <style:map style:condition="cell-content()=&quot;08&quot;" style:apply-style-name="Empty" style:base-cell-address="LAYERS.I14"/>
    </style:style>
    <style:style style:name="ce20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15"/>
      <style:map style:condition="cell-content()=&quot;01&quot;" style:apply-style-name="Grass1" style:base-cell-address="LAYERS.I15"/>
      <style:map style:condition="cell-content()=&quot;02&quot;" style:apply-style-name="Grass2" style:base-cell-address="LAYERS.I15"/>
      <style:map style:condition="cell-content()=&quot;03&quot;" style:apply-style-name="Road1" style:base-cell-address="LAYERS.I15"/>
      <style:map style:condition="cell-content()=&quot;04&quot;" style:apply-style-name="Road2" style:base-cell-address="LAYERS.I15"/>
      <style:map style:condition="cell-content()=&quot;05&quot;" style:apply-style-name="Wast" style:base-cell-address="LAYERS.I15"/>
      <style:map style:condition="cell-content()=&quot;06&quot;" style:apply-style-name="Rock" style:base-cell-address="LAYERS.I15"/>
      <style:map style:condition="cell-content()=&quot;07&quot;" style:apply-style-name="Water" style:base-cell-address="LAYERS.I15"/>
      <style:map style:condition="cell-content()=&quot;08&quot;" style:apply-style-name="Empty" style:base-cell-address="LAYERS.I15"/>
    </style:style>
    <style:style style:name="ce20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16"/>
      <style:map style:condition="cell-content()=&quot;01&quot;" style:apply-style-name="Grass1" style:base-cell-address="LAYERS.I16"/>
      <style:map style:condition="cell-content()=&quot;02&quot;" style:apply-style-name="Grass2" style:base-cell-address="LAYERS.I16"/>
      <style:map style:condition="cell-content()=&quot;03&quot;" style:apply-style-name="Road1" style:base-cell-address="LAYERS.I16"/>
      <style:map style:condition="cell-content()=&quot;04&quot;" style:apply-style-name="Road2" style:base-cell-address="LAYERS.I16"/>
      <style:map style:condition="cell-content()=&quot;05&quot;" style:apply-style-name="Wast" style:base-cell-address="LAYERS.I16"/>
      <style:map style:condition="cell-content()=&quot;06&quot;" style:apply-style-name="Rock" style:base-cell-address="LAYERS.I16"/>
      <style:map style:condition="cell-content()=&quot;07&quot;" style:apply-style-name="Water" style:base-cell-address="LAYERS.I16"/>
      <style:map style:condition="cell-content()=&quot;08&quot;" style:apply-style-name="Empty" style:base-cell-address="LAYERS.I16"/>
    </style:style>
    <style:style style:name="ce2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17"/>
      <style:map style:condition="cell-content()=&quot;01&quot;" style:apply-style-name="Grass1" style:base-cell-address="LAYERS.I17"/>
      <style:map style:condition="cell-content()=&quot;02&quot;" style:apply-style-name="Grass2" style:base-cell-address="LAYERS.I17"/>
      <style:map style:condition="cell-content()=&quot;03&quot;" style:apply-style-name="Road1" style:base-cell-address="LAYERS.I17"/>
      <style:map style:condition="cell-content()=&quot;04&quot;" style:apply-style-name="Road2" style:base-cell-address="LAYERS.I17"/>
      <style:map style:condition="cell-content()=&quot;05&quot;" style:apply-style-name="Wast" style:base-cell-address="LAYERS.I17"/>
      <style:map style:condition="cell-content()=&quot;06&quot;" style:apply-style-name="Rock" style:base-cell-address="LAYERS.I17"/>
      <style:map style:condition="cell-content()=&quot;07&quot;" style:apply-style-name="Water" style:base-cell-address="LAYERS.I17"/>
      <style:map style:condition="cell-content()=&quot;08&quot;" style:apply-style-name="Empty" style:base-cell-address="LAYERS.I17"/>
    </style:style>
    <style:style style:name="ce2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18"/>
      <style:map style:condition="cell-content()=&quot;01&quot;" style:apply-style-name="Grass1" style:base-cell-address="LAYERS.I18"/>
      <style:map style:condition="cell-content()=&quot;02&quot;" style:apply-style-name="Grass2" style:base-cell-address="LAYERS.I18"/>
      <style:map style:condition="cell-content()=&quot;03&quot;" style:apply-style-name="Road1" style:base-cell-address="LAYERS.I18"/>
      <style:map style:condition="cell-content()=&quot;04&quot;" style:apply-style-name="Road2" style:base-cell-address="LAYERS.I18"/>
      <style:map style:condition="cell-content()=&quot;05&quot;" style:apply-style-name="Wast" style:base-cell-address="LAYERS.I18"/>
      <style:map style:condition="cell-content()=&quot;06&quot;" style:apply-style-name="Rock" style:base-cell-address="LAYERS.I18"/>
      <style:map style:condition="cell-content()=&quot;07&quot;" style:apply-style-name="Water" style:base-cell-address="LAYERS.I18"/>
      <style:map style:condition="cell-content()=&quot;08&quot;" style:apply-style-name="Empty" style:base-cell-address="LAYERS.I18"/>
    </style:style>
    <style:style style:name="ce2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19"/>
      <style:map style:condition="cell-content()=&quot;01&quot;" style:apply-style-name="Grass1" style:base-cell-address="LAYERS.I19"/>
      <style:map style:condition="cell-content()=&quot;02&quot;" style:apply-style-name="Grass2" style:base-cell-address="LAYERS.I19"/>
      <style:map style:condition="cell-content()=&quot;03&quot;" style:apply-style-name="Road1" style:base-cell-address="LAYERS.I19"/>
      <style:map style:condition="cell-content()=&quot;04&quot;" style:apply-style-name="Road2" style:base-cell-address="LAYERS.I19"/>
      <style:map style:condition="cell-content()=&quot;05&quot;" style:apply-style-name="Wast" style:base-cell-address="LAYERS.I19"/>
      <style:map style:condition="cell-content()=&quot;06&quot;" style:apply-style-name="Rock" style:base-cell-address="LAYERS.I19"/>
      <style:map style:condition="cell-content()=&quot;07&quot;" style:apply-style-name="Water" style:base-cell-address="LAYERS.I19"/>
      <style:map style:condition="cell-content()=&quot;08&quot;" style:apply-style-name="Empty" style:base-cell-address="LAYERS.I19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20"/>
      <style:map style:condition="cell-content()=&quot;01&quot;" style:apply-style-name="Grass1" style:base-cell-address="LAYERS.I20"/>
      <style:map style:condition="cell-content()=&quot;02&quot;" style:apply-style-name="Grass2" style:base-cell-address="LAYERS.I20"/>
      <style:map style:condition="cell-content()=&quot;03&quot;" style:apply-style-name="Road1" style:base-cell-address="LAYERS.I20"/>
      <style:map style:condition="cell-content()=&quot;04&quot;" style:apply-style-name="Road2" style:base-cell-address="LAYERS.I20"/>
      <style:map style:condition="cell-content()=&quot;05&quot;" style:apply-style-name="Wast" style:base-cell-address="LAYERS.I20"/>
      <style:map style:condition="cell-content()=&quot;06&quot;" style:apply-style-name="Rock" style:base-cell-address="LAYERS.I20"/>
      <style:map style:condition="cell-content()=&quot;07&quot;" style:apply-style-name="Water" style:base-cell-address="LAYERS.I20"/>
      <style:map style:condition="cell-content()=&quot;08&quot;" style:apply-style-name="Empty" style:base-cell-address="LAYERS.I20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21"/>
      <style:map style:condition="cell-content()=&quot;01&quot;" style:apply-style-name="Grass1" style:base-cell-address="LAYERS.I21"/>
      <style:map style:condition="cell-content()=&quot;02&quot;" style:apply-style-name="Grass2" style:base-cell-address="LAYERS.I21"/>
      <style:map style:condition="cell-content()=&quot;03&quot;" style:apply-style-name="Road1" style:base-cell-address="LAYERS.I21"/>
      <style:map style:condition="cell-content()=&quot;04&quot;" style:apply-style-name="Road2" style:base-cell-address="LAYERS.I21"/>
      <style:map style:condition="cell-content()=&quot;05&quot;" style:apply-style-name="Wast" style:base-cell-address="LAYERS.I21"/>
      <style:map style:condition="cell-content()=&quot;06&quot;" style:apply-style-name="Rock" style:base-cell-address="LAYERS.I21"/>
      <style:map style:condition="cell-content()=&quot;07&quot;" style:apply-style-name="Water" style:base-cell-address="LAYERS.I21"/>
      <style:map style:condition="cell-content()=&quot;08&quot;" style:apply-style-name="Empty" style:base-cell-address="LAYERS.I21"/>
    </style:style>
    <style:style style:name="ce2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22"/>
      <style:map style:condition="cell-content()=&quot;01&quot;" style:apply-style-name="Grass1" style:base-cell-address="LAYERS.I22"/>
      <style:map style:condition="cell-content()=&quot;02&quot;" style:apply-style-name="Grass2" style:base-cell-address="LAYERS.I22"/>
      <style:map style:condition="cell-content()=&quot;03&quot;" style:apply-style-name="Road1" style:base-cell-address="LAYERS.I22"/>
      <style:map style:condition="cell-content()=&quot;04&quot;" style:apply-style-name="Road2" style:base-cell-address="LAYERS.I22"/>
      <style:map style:condition="cell-content()=&quot;05&quot;" style:apply-style-name="Wast" style:base-cell-address="LAYERS.I22"/>
      <style:map style:condition="cell-content()=&quot;06&quot;" style:apply-style-name="Rock" style:base-cell-address="LAYERS.I22"/>
      <style:map style:condition="cell-content()=&quot;07&quot;" style:apply-style-name="Water" style:base-cell-address="LAYERS.I22"/>
      <style:map style:condition="cell-content()=&quot;08&quot;" style:apply-style-name="Empty" style:base-cell-address="LAYERS.I22"/>
    </style:style>
    <style:style style:name="ce2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28"/>
      <style:map style:condition="cell-content()=&quot;01&quot;" style:apply-style-name="Grass1" style:base-cell-address="LAYERS.I28"/>
      <style:map style:condition="cell-content()=&quot;02&quot;" style:apply-style-name="Grass2" style:base-cell-address="LAYERS.I28"/>
      <style:map style:condition="cell-content()=&quot;03&quot;" style:apply-style-name="Road1" style:base-cell-address="LAYERS.I28"/>
      <style:map style:condition="cell-content()=&quot;04&quot;" style:apply-style-name="Road2" style:base-cell-address="LAYERS.I28"/>
      <style:map style:condition="cell-content()=&quot;05&quot;" style:apply-style-name="Wast" style:base-cell-address="LAYERS.I28"/>
      <style:map style:condition="cell-content()=&quot;06&quot;" style:apply-style-name="Rock" style:base-cell-address="LAYERS.I28"/>
      <style:map style:condition="cell-content()=&quot;07&quot;" style:apply-style-name="Water" style:base-cell-address="LAYERS.I28"/>
      <style:map style:condition="cell-content()=&quot;08&quot;" style:apply-style-name="Empty" style:base-cell-address="LAYERS.I28"/>
    </style:style>
    <style:style style:name="ce2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29"/>
      <style:map style:condition="cell-content()=&quot;01&quot;" style:apply-style-name="Grass1" style:base-cell-address="LAYERS.I29"/>
      <style:map style:condition="cell-content()=&quot;02&quot;" style:apply-style-name="Grass2" style:base-cell-address="LAYERS.I29"/>
      <style:map style:condition="cell-content()=&quot;03&quot;" style:apply-style-name="Road1" style:base-cell-address="LAYERS.I29"/>
      <style:map style:condition="cell-content()=&quot;04&quot;" style:apply-style-name="Road2" style:base-cell-address="LAYERS.I29"/>
      <style:map style:condition="cell-content()=&quot;05&quot;" style:apply-style-name="Wast" style:base-cell-address="LAYERS.I29"/>
      <style:map style:condition="cell-content()=&quot;06&quot;" style:apply-style-name="Rock" style:base-cell-address="LAYERS.I29"/>
      <style:map style:condition="cell-content()=&quot;07&quot;" style:apply-style-name="Water" style:base-cell-address="LAYERS.I29"/>
      <style:map style:condition="cell-content()=&quot;08&quot;" style:apply-style-name="Empty" style:base-cell-address="LAYERS.I29"/>
    </style:style>
    <style:style style:name="ce2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30"/>
      <style:map style:condition="cell-content()=&quot;01&quot;" style:apply-style-name="Grass1" style:base-cell-address="LAYERS.I30"/>
      <style:map style:condition="cell-content()=&quot;02&quot;" style:apply-style-name="Grass2" style:base-cell-address="LAYERS.I30"/>
      <style:map style:condition="cell-content()=&quot;03&quot;" style:apply-style-name="Road1" style:base-cell-address="LAYERS.I30"/>
      <style:map style:condition="cell-content()=&quot;04&quot;" style:apply-style-name="Road2" style:base-cell-address="LAYERS.I30"/>
      <style:map style:condition="cell-content()=&quot;05&quot;" style:apply-style-name="Wast" style:base-cell-address="LAYERS.I30"/>
      <style:map style:condition="cell-content()=&quot;06&quot;" style:apply-style-name="Rock" style:base-cell-address="LAYERS.I30"/>
      <style:map style:condition="cell-content()=&quot;07&quot;" style:apply-style-name="Water" style:base-cell-address="LAYERS.I30"/>
      <style:map style:condition="cell-content()=&quot;08&quot;" style:apply-style-name="Empty" style:base-cell-address="LAYERS.I30"/>
    </style:style>
    <style:style style:name="ce2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31"/>
      <style:map style:condition="cell-content()=&quot;01&quot;" style:apply-style-name="Grass1" style:base-cell-address="LAYERS.I31"/>
      <style:map style:condition="cell-content()=&quot;02&quot;" style:apply-style-name="Grass2" style:base-cell-address="LAYERS.I31"/>
      <style:map style:condition="cell-content()=&quot;03&quot;" style:apply-style-name="Road1" style:base-cell-address="LAYERS.I31"/>
      <style:map style:condition="cell-content()=&quot;04&quot;" style:apply-style-name="Road2" style:base-cell-address="LAYERS.I31"/>
      <style:map style:condition="cell-content()=&quot;05&quot;" style:apply-style-name="Wast" style:base-cell-address="LAYERS.I31"/>
      <style:map style:condition="cell-content()=&quot;06&quot;" style:apply-style-name="Rock" style:base-cell-address="LAYERS.I31"/>
      <style:map style:condition="cell-content()=&quot;07&quot;" style:apply-style-name="Water" style:base-cell-address="LAYERS.I31"/>
      <style:map style:condition="cell-content()=&quot;08&quot;" style:apply-style-name="Empty" style:base-cell-address="LAYERS.I31"/>
    </style:style>
    <style:style style:name="ce2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32"/>
      <style:map style:condition="cell-content()=&quot;01&quot;" style:apply-style-name="Grass1" style:base-cell-address="LAYERS.I32"/>
      <style:map style:condition="cell-content()=&quot;02&quot;" style:apply-style-name="Grass2" style:base-cell-address="LAYERS.I32"/>
      <style:map style:condition="cell-content()=&quot;03&quot;" style:apply-style-name="Road1" style:base-cell-address="LAYERS.I32"/>
      <style:map style:condition="cell-content()=&quot;04&quot;" style:apply-style-name="Road2" style:base-cell-address="LAYERS.I32"/>
      <style:map style:condition="cell-content()=&quot;05&quot;" style:apply-style-name="Wast" style:base-cell-address="LAYERS.I32"/>
      <style:map style:condition="cell-content()=&quot;06&quot;" style:apply-style-name="Rock" style:base-cell-address="LAYERS.I32"/>
      <style:map style:condition="cell-content()=&quot;07&quot;" style:apply-style-name="Water" style:base-cell-address="LAYERS.I32"/>
      <style:map style:condition="cell-content()=&quot;08&quot;" style:apply-style-name="Empty" style:base-cell-address="LAYERS.I32"/>
    </style:style>
    <style:style style:name="ce2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I33"/>
      <style:map style:condition="cell-content()=&quot;01&quot;" style:apply-style-name="Grass1" style:base-cell-address="LAYERS.I33"/>
      <style:map style:condition="cell-content()=&quot;02&quot;" style:apply-style-name="Grass2" style:base-cell-address="LAYERS.I33"/>
      <style:map style:condition="cell-content()=&quot;03&quot;" style:apply-style-name="Road1" style:base-cell-address="LAYERS.I33"/>
      <style:map style:condition="cell-content()=&quot;04&quot;" style:apply-style-name="Road2" style:base-cell-address="LAYERS.I33"/>
      <style:map style:condition="cell-content()=&quot;05&quot;" style:apply-style-name="Wast" style:base-cell-address="LAYERS.I33"/>
      <style:map style:condition="cell-content()=&quot;06&quot;" style:apply-style-name="Rock" style:base-cell-address="LAYERS.I33"/>
      <style:map style:condition="cell-content()=&quot;07&quot;" style:apply-style-name="Water" style:base-cell-address="LAYERS.I33"/>
      <style:map style:condition="cell-content()=&quot;08&quot;" style:apply-style-name="Empty" style:base-cell-address="LAYERS.I33"/>
      <style:map style:condition="cell-content()=&quot;-1&quot;" style:apply-style-name="Empty" style:base-cell-address="LAYERS.I33"/>
    </style:style>
    <style:style style:name="ce22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2"/>
      <style:map style:condition="cell-content()=&quot;01&quot;" style:apply-style-name="Grass1" style:base-cell-address="LAYERS.J2"/>
      <style:map style:condition="cell-content()=&quot;02&quot;" style:apply-style-name="Grass2" style:base-cell-address="LAYERS.J2"/>
      <style:map style:condition="cell-content()=&quot;03&quot;" style:apply-style-name="Road1" style:base-cell-address="LAYERS.J2"/>
      <style:map style:condition="cell-content()=&quot;04&quot;" style:apply-style-name="Road2" style:base-cell-address="LAYERS.J2"/>
      <style:map style:condition="cell-content()=&quot;05&quot;" style:apply-style-name="Wast" style:base-cell-address="LAYERS.J2"/>
      <style:map style:condition="cell-content()=&quot;06&quot;" style:apply-style-name="Rock" style:base-cell-address="LAYERS.J2"/>
      <style:map style:condition="cell-content()=&quot;07&quot;" style:apply-style-name="Water" style:base-cell-address="LAYERS.J2"/>
      <style:map style:condition="cell-content()=&quot;08&quot;" style:apply-style-name="Empty" style:base-cell-address="LAYERS.J2"/>
      <style:map style:condition="cell-content()=&quot;-1&quot;" style:apply-style-name="Empty" style:base-cell-address="LAYERS.J2"/>
    </style:style>
    <style:style style:name="ce22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3"/>
      <style:map style:condition="cell-content()=&quot;01&quot;" style:apply-style-name="Grass1" style:base-cell-address="LAYERS.J3"/>
      <style:map style:condition="cell-content()=&quot;02&quot;" style:apply-style-name="Grass2" style:base-cell-address="LAYERS.J3"/>
      <style:map style:condition="cell-content()=&quot;03&quot;" style:apply-style-name="Road1" style:base-cell-address="LAYERS.J3"/>
      <style:map style:condition="cell-content()=&quot;04&quot;" style:apply-style-name="Road2" style:base-cell-address="LAYERS.J3"/>
      <style:map style:condition="cell-content()=&quot;05&quot;" style:apply-style-name="Wast" style:base-cell-address="LAYERS.J3"/>
      <style:map style:condition="cell-content()=&quot;06&quot;" style:apply-style-name="Rock" style:base-cell-address="LAYERS.J3"/>
      <style:map style:condition="cell-content()=&quot;07&quot;" style:apply-style-name="Water" style:base-cell-address="LAYERS.J3"/>
      <style:map style:condition="cell-content()=&quot;08&quot;" style:apply-style-name="Empty" style:base-cell-address="LAYERS.J3"/>
    </style:style>
    <style:style style:name="ce2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6"/>
      <style:map style:condition="cell-content()=&quot;01&quot;" style:apply-style-name="Grass1" style:base-cell-address="LAYERS.J6"/>
      <style:map style:condition="cell-content()=&quot;02&quot;" style:apply-style-name="Grass2" style:base-cell-address="LAYERS.J6"/>
      <style:map style:condition="cell-content()=&quot;03&quot;" style:apply-style-name="Road1" style:base-cell-address="LAYERS.J6"/>
      <style:map style:condition="cell-content()=&quot;04&quot;" style:apply-style-name="Road2" style:base-cell-address="LAYERS.J6"/>
      <style:map style:condition="cell-content()=&quot;05&quot;" style:apply-style-name="Wast" style:base-cell-address="LAYERS.J6"/>
      <style:map style:condition="cell-content()=&quot;06&quot;" style:apply-style-name="Rock" style:base-cell-address="LAYERS.J6"/>
      <style:map style:condition="cell-content()=&quot;07&quot;" style:apply-style-name="Water" style:base-cell-address="LAYERS.J6"/>
      <style:map style:condition="cell-content()=&quot;08&quot;" style:apply-style-name="Empty" style:base-cell-address="LAYERS.J6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7"/>
      <style:map style:condition="cell-content()=&quot;01&quot;" style:apply-style-name="Grass1" style:base-cell-address="LAYERS.J7"/>
      <style:map style:condition="cell-content()=&quot;02&quot;" style:apply-style-name="Grass2" style:base-cell-address="LAYERS.J7"/>
      <style:map style:condition="cell-content()=&quot;03&quot;" style:apply-style-name="Road1" style:base-cell-address="LAYERS.J7"/>
      <style:map style:condition="cell-content()=&quot;04&quot;" style:apply-style-name="Road2" style:base-cell-address="LAYERS.J7"/>
      <style:map style:condition="cell-content()=&quot;05&quot;" style:apply-style-name="Wast" style:base-cell-address="LAYERS.J7"/>
      <style:map style:condition="cell-content()=&quot;06&quot;" style:apply-style-name="Rock" style:base-cell-address="LAYERS.J7"/>
      <style:map style:condition="cell-content()=&quot;07&quot;" style:apply-style-name="Water" style:base-cell-address="LAYERS.J7"/>
      <style:map style:condition="cell-content()=&quot;08&quot;" style:apply-style-name="Empty" style:base-cell-address="LAYERS.J7"/>
    </style:style>
    <style:style style:name="ce2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8"/>
      <style:map style:condition="cell-content()=&quot;01&quot;" style:apply-style-name="Grass1" style:base-cell-address="LAYERS.J8"/>
      <style:map style:condition="cell-content()=&quot;02&quot;" style:apply-style-name="Grass2" style:base-cell-address="LAYERS.J8"/>
      <style:map style:condition="cell-content()=&quot;03&quot;" style:apply-style-name="Road1" style:base-cell-address="LAYERS.J8"/>
      <style:map style:condition="cell-content()=&quot;04&quot;" style:apply-style-name="Road2" style:base-cell-address="LAYERS.J8"/>
      <style:map style:condition="cell-content()=&quot;05&quot;" style:apply-style-name="Wast" style:base-cell-address="LAYERS.J8"/>
      <style:map style:condition="cell-content()=&quot;06&quot;" style:apply-style-name="Rock" style:base-cell-address="LAYERS.J8"/>
      <style:map style:condition="cell-content()=&quot;07&quot;" style:apply-style-name="Water" style:base-cell-address="LAYERS.J8"/>
      <style:map style:condition="cell-content()=&quot;08&quot;" style:apply-style-name="Empty" style:base-cell-address="LAYERS.J8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9"/>
      <style:map style:condition="cell-content()=&quot;01&quot;" style:apply-style-name="Grass1" style:base-cell-address="LAYERS.J9"/>
      <style:map style:condition="cell-content()=&quot;02&quot;" style:apply-style-name="Grass2" style:base-cell-address="LAYERS.J9"/>
      <style:map style:condition="cell-content()=&quot;03&quot;" style:apply-style-name="Road1" style:base-cell-address="LAYERS.J9"/>
      <style:map style:condition="cell-content()=&quot;04&quot;" style:apply-style-name="Road2" style:base-cell-address="LAYERS.J9"/>
      <style:map style:condition="cell-content()=&quot;05&quot;" style:apply-style-name="Wast" style:base-cell-address="LAYERS.J9"/>
      <style:map style:condition="cell-content()=&quot;06&quot;" style:apply-style-name="Rock" style:base-cell-address="LAYERS.J9"/>
      <style:map style:condition="cell-content()=&quot;07&quot;" style:apply-style-name="Water" style:base-cell-address="LAYERS.J9"/>
      <style:map style:condition="cell-content()=&quot;08&quot;" style:apply-style-name="Empty" style:base-cell-address="LAYERS.J9"/>
    </style:style>
    <style:style style:name="ce2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10"/>
      <style:map style:condition="cell-content()=&quot;01&quot;" style:apply-style-name="Grass1" style:base-cell-address="LAYERS.J10"/>
      <style:map style:condition="cell-content()=&quot;02&quot;" style:apply-style-name="Grass2" style:base-cell-address="LAYERS.J10"/>
      <style:map style:condition="cell-content()=&quot;03&quot;" style:apply-style-name="Road1" style:base-cell-address="LAYERS.J10"/>
      <style:map style:condition="cell-content()=&quot;04&quot;" style:apply-style-name="Road2" style:base-cell-address="LAYERS.J10"/>
      <style:map style:condition="cell-content()=&quot;05&quot;" style:apply-style-name="Wast" style:base-cell-address="LAYERS.J10"/>
      <style:map style:condition="cell-content()=&quot;06&quot;" style:apply-style-name="Rock" style:base-cell-address="LAYERS.J10"/>
      <style:map style:condition="cell-content()=&quot;07&quot;" style:apply-style-name="Water" style:base-cell-address="LAYERS.J10"/>
      <style:map style:condition="cell-content()=&quot;08&quot;" style:apply-style-name="Empty" style:base-cell-address="LAYERS.J10"/>
    </style:style>
    <style:style style:name="ce2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11"/>
      <style:map style:condition="cell-content()=&quot;01&quot;" style:apply-style-name="Grass1" style:base-cell-address="LAYERS.J11"/>
      <style:map style:condition="cell-content()=&quot;02&quot;" style:apply-style-name="Grass2" style:base-cell-address="LAYERS.J11"/>
      <style:map style:condition="cell-content()=&quot;03&quot;" style:apply-style-name="Road1" style:base-cell-address="LAYERS.J11"/>
      <style:map style:condition="cell-content()=&quot;04&quot;" style:apply-style-name="Road2" style:base-cell-address="LAYERS.J11"/>
      <style:map style:condition="cell-content()=&quot;05&quot;" style:apply-style-name="Wast" style:base-cell-address="LAYERS.J11"/>
      <style:map style:condition="cell-content()=&quot;06&quot;" style:apply-style-name="Rock" style:base-cell-address="LAYERS.J11"/>
      <style:map style:condition="cell-content()=&quot;07&quot;" style:apply-style-name="Water" style:base-cell-address="LAYERS.J11"/>
      <style:map style:condition="cell-content()=&quot;08&quot;" style:apply-style-name="Empty" style:base-cell-address="LAYERS.J11"/>
    </style:style>
    <style:style style:name="ce23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12"/>
      <style:map style:condition="cell-content()=&quot;01&quot;" style:apply-style-name="Grass1" style:base-cell-address="LAYERS.J12"/>
      <style:map style:condition="cell-content()=&quot;02&quot;" style:apply-style-name="Grass2" style:base-cell-address="LAYERS.J12"/>
      <style:map style:condition="cell-content()=&quot;03&quot;" style:apply-style-name="Road1" style:base-cell-address="LAYERS.J12"/>
      <style:map style:condition="cell-content()=&quot;04&quot;" style:apply-style-name="Road2" style:base-cell-address="LAYERS.J12"/>
      <style:map style:condition="cell-content()=&quot;05&quot;" style:apply-style-name="Wast" style:base-cell-address="LAYERS.J12"/>
      <style:map style:condition="cell-content()=&quot;06&quot;" style:apply-style-name="Rock" style:base-cell-address="LAYERS.J12"/>
      <style:map style:condition="cell-content()=&quot;07&quot;" style:apply-style-name="Water" style:base-cell-address="LAYERS.J12"/>
      <style:map style:condition="cell-content()=&quot;08&quot;" style:apply-style-name="Empty" style:base-cell-address="LAYERS.J12"/>
    </style:style>
    <style:style style:name="ce23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13"/>
      <style:map style:condition="cell-content()=&quot;01&quot;" style:apply-style-name="Grass1" style:base-cell-address="LAYERS.J13"/>
      <style:map style:condition="cell-content()=&quot;02&quot;" style:apply-style-name="Grass2" style:base-cell-address="LAYERS.J13"/>
      <style:map style:condition="cell-content()=&quot;03&quot;" style:apply-style-name="Road1" style:base-cell-address="LAYERS.J13"/>
      <style:map style:condition="cell-content()=&quot;04&quot;" style:apply-style-name="Road2" style:base-cell-address="LAYERS.J13"/>
      <style:map style:condition="cell-content()=&quot;05&quot;" style:apply-style-name="Wast" style:base-cell-address="LAYERS.J13"/>
      <style:map style:condition="cell-content()=&quot;06&quot;" style:apply-style-name="Rock" style:base-cell-address="LAYERS.J13"/>
      <style:map style:condition="cell-content()=&quot;07&quot;" style:apply-style-name="Water" style:base-cell-address="LAYERS.J13"/>
      <style:map style:condition="cell-content()=&quot;08&quot;" style:apply-style-name="Empty" style:base-cell-address="LAYERS.J13"/>
    </style:style>
    <style:style style:name="ce23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14"/>
      <style:map style:condition="cell-content()=&quot;01&quot;" style:apply-style-name="Grass1" style:base-cell-address="LAYERS.J14"/>
      <style:map style:condition="cell-content()=&quot;02&quot;" style:apply-style-name="Grass2" style:base-cell-address="LAYERS.J14"/>
      <style:map style:condition="cell-content()=&quot;03&quot;" style:apply-style-name="Road1" style:base-cell-address="LAYERS.J14"/>
      <style:map style:condition="cell-content()=&quot;04&quot;" style:apply-style-name="Road2" style:base-cell-address="LAYERS.J14"/>
      <style:map style:condition="cell-content()=&quot;05&quot;" style:apply-style-name="Wast" style:base-cell-address="LAYERS.J14"/>
      <style:map style:condition="cell-content()=&quot;06&quot;" style:apply-style-name="Rock" style:base-cell-address="LAYERS.J14"/>
      <style:map style:condition="cell-content()=&quot;07&quot;" style:apply-style-name="Water" style:base-cell-address="LAYERS.J14"/>
      <style:map style:condition="cell-content()=&quot;08&quot;" style:apply-style-name="Empty" style:base-cell-address="LAYERS.J14"/>
    </style:style>
    <style:style style:name="ce23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15"/>
      <style:map style:condition="cell-content()=&quot;01&quot;" style:apply-style-name="Grass1" style:base-cell-address="LAYERS.J15"/>
      <style:map style:condition="cell-content()=&quot;02&quot;" style:apply-style-name="Grass2" style:base-cell-address="LAYERS.J15"/>
      <style:map style:condition="cell-content()=&quot;03&quot;" style:apply-style-name="Road1" style:base-cell-address="LAYERS.J15"/>
      <style:map style:condition="cell-content()=&quot;04&quot;" style:apply-style-name="Road2" style:base-cell-address="LAYERS.J15"/>
      <style:map style:condition="cell-content()=&quot;05&quot;" style:apply-style-name="Wast" style:base-cell-address="LAYERS.J15"/>
      <style:map style:condition="cell-content()=&quot;06&quot;" style:apply-style-name="Rock" style:base-cell-address="LAYERS.J15"/>
      <style:map style:condition="cell-content()=&quot;07&quot;" style:apply-style-name="Water" style:base-cell-address="LAYERS.J15"/>
      <style:map style:condition="cell-content()=&quot;08&quot;" style:apply-style-name="Empty" style:base-cell-address="LAYERS.J15"/>
    </style:style>
    <style:style style:name="ce23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16"/>
      <style:map style:condition="cell-content()=&quot;01&quot;" style:apply-style-name="Grass1" style:base-cell-address="LAYERS.J16"/>
      <style:map style:condition="cell-content()=&quot;02&quot;" style:apply-style-name="Grass2" style:base-cell-address="LAYERS.J16"/>
      <style:map style:condition="cell-content()=&quot;03&quot;" style:apply-style-name="Road1" style:base-cell-address="LAYERS.J16"/>
      <style:map style:condition="cell-content()=&quot;04&quot;" style:apply-style-name="Road2" style:base-cell-address="LAYERS.J16"/>
      <style:map style:condition="cell-content()=&quot;05&quot;" style:apply-style-name="Wast" style:base-cell-address="LAYERS.J16"/>
      <style:map style:condition="cell-content()=&quot;06&quot;" style:apply-style-name="Rock" style:base-cell-address="LAYERS.J16"/>
      <style:map style:condition="cell-content()=&quot;07&quot;" style:apply-style-name="Water" style:base-cell-address="LAYERS.J16"/>
      <style:map style:condition="cell-content()=&quot;08&quot;" style:apply-style-name="Empty" style:base-cell-address="LAYERS.J16"/>
    </style:style>
    <style:style style:name="ce2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17"/>
      <style:map style:condition="cell-content()=&quot;01&quot;" style:apply-style-name="Grass1" style:base-cell-address="LAYERS.J17"/>
      <style:map style:condition="cell-content()=&quot;02&quot;" style:apply-style-name="Grass2" style:base-cell-address="LAYERS.J17"/>
      <style:map style:condition="cell-content()=&quot;03&quot;" style:apply-style-name="Road1" style:base-cell-address="LAYERS.J17"/>
      <style:map style:condition="cell-content()=&quot;04&quot;" style:apply-style-name="Road2" style:base-cell-address="LAYERS.J17"/>
      <style:map style:condition="cell-content()=&quot;05&quot;" style:apply-style-name="Wast" style:base-cell-address="LAYERS.J17"/>
      <style:map style:condition="cell-content()=&quot;06&quot;" style:apply-style-name="Rock" style:base-cell-address="LAYERS.J17"/>
      <style:map style:condition="cell-content()=&quot;07&quot;" style:apply-style-name="Water" style:base-cell-address="LAYERS.J17"/>
      <style:map style:condition="cell-content()=&quot;08&quot;" style:apply-style-name="Empty" style:base-cell-address="LAYERS.J17"/>
    </style:style>
    <style:style style:name="ce2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18"/>
      <style:map style:condition="cell-content()=&quot;01&quot;" style:apply-style-name="Grass1" style:base-cell-address="LAYERS.J18"/>
      <style:map style:condition="cell-content()=&quot;02&quot;" style:apply-style-name="Grass2" style:base-cell-address="LAYERS.J18"/>
      <style:map style:condition="cell-content()=&quot;03&quot;" style:apply-style-name="Road1" style:base-cell-address="LAYERS.J18"/>
      <style:map style:condition="cell-content()=&quot;04&quot;" style:apply-style-name="Road2" style:base-cell-address="LAYERS.J18"/>
      <style:map style:condition="cell-content()=&quot;05&quot;" style:apply-style-name="Wast" style:base-cell-address="LAYERS.J18"/>
      <style:map style:condition="cell-content()=&quot;06&quot;" style:apply-style-name="Rock" style:base-cell-address="LAYERS.J18"/>
      <style:map style:condition="cell-content()=&quot;07&quot;" style:apply-style-name="Water" style:base-cell-address="LAYERS.J18"/>
      <style:map style:condition="cell-content()=&quot;08&quot;" style:apply-style-name="Empty" style:base-cell-address="LAYERS.J18"/>
    </style:style>
    <style:style style:name="ce23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19"/>
      <style:map style:condition="cell-content()=&quot;01&quot;" style:apply-style-name="Grass1" style:base-cell-address="LAYERS.J19"/>
      <style:map style:condition="cell-content()=&quot;02&quot;" style:apply-style-name="Grass2" style:base-cell-address="LAYERS.J19"/>
      <style:map style:condition="cell-content()=&quot;03&quot;" style:apply-style-name="Road1" style:base-cell-address="LAYERS.J19"/>
      <style:map style:condition="cell-content()=&quot;04&quot;" style:apply-style-name="Road2" style:base-cell-address="LAYERS.J19"/>
      <style:map style:condition="cell-content()=&quot;05&quot;" style:apply-style-name="Wast" style:base-cell-address="LAYERS.J19"/>
      <style:map style:condition="cell-content()=&quot;06&quot;" style:apply-style-name="Rock" style:base-cell-address="LAYERS.J19"/>
      <style:map style:condition="cell-content()=&quot;07&quot;" style:apply-style-name="Water" style:base-cell-address="LAYERS.J19"/>
      <style:map style:condition="cell-content()=&quot;08&quot;" style:apply-style-name="Empty" style:base-cell-address="LAYERS.J19"/>
    </style:style>
    <style:style style:name="ce23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20"/>
      <style:map style:condition="cell-content()=&quot;01&quot;" style:apply-style-name="Grass1" style:base-cell-address="LAYERS.J20"/>
      <style:map style:condition="cell-content()=&quot;02&quot;" style:apply-style-name="Grass2" style:base-cell-address="LAYERS.J20"/>
      <style:map style:condition="cell-content()=&quot;03&quot;" style:apply-style-name="Road1" style:base-cell-address="LAYERS.J20"/>
      <style:map style:condition="cell-content()=&quot;04&quot;" style:apply-style-name="Road2" style:base-cell-address="LAYERS.J20"/>
      <style:map style:condition="cell-content()=&quot;05&quot;" style:apply-style-name="Wast" style:base-cell-address="LAYERS.J20"/>
      <style:map style:condition="cell-content()=&quot;06&quot;" style:apply-style-name="Rock" style:base-cell-address="LAYERS.J20"/>
      <style:map style:condition="cell-content()=&quot;07&quot;" style:apply-style-name="Water" style:base-cell-address="LAYERS.J20"/>
      <style:map style:condition="cell-content()=&quot;08&quot;" style:apply-style-name="Empty" style:base-cell-address="LAYERS.J20"/>
    </style:style>
    <style:style style:name="ce2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21"/>
      <style:map style:condition="cell-content()=&quot;01&quot;" style:apply-style-name="Grass1" style:base-cell-address="LAYERS.J21"/>
      <style:map style:condition="cell-content()=&quot;02&quot;" style:apply-style-name="Grass2" style:base-cell-address="LAYERS.J21"/>
      <style:map style:condition="cell-content()=&quot;03&quot;" style:apply-style-name="Road1" style:base-cell-address="LAYERS.J21"/>
      <style:map style:condition="cell-content()=&quot;04&quot;" style:apply-style-name="Road2" style:base-cell-address="LAYERS.J21"/>
      <style:map style:condition="cell-content()=&quot;05&quot;" style:apply-style-name="Wast" style:base-cell-address="LAYERS.J21"/>
      <style:map style:condition="cell-content()=&quot;06&quot;" style:apply-style-name="Rock" style:base-cell-address="LAYERS.J21"/>
      <style:map style:condition="cell-content()=&quot;07&quot;" style:apply-style-name="Water" style:base-cell-address="LAYERS.J21"/>
      <style:map style:condition="cell-content()=&quot;08&quot;" style:apply-style-name="Empty" style:base-cell-address="LAYERS.J21"/>
    </style:style>
    <style:style style:name="ce2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22"/>
      <style:map style:condition="cell-content()=&quot;01&quot;" style:apply-style-name="Grass1" style:base-cell-address="LAYERS.J22"/>
      <style:map style:condition="cell-content()=&quot;02&quot;" style:apply-style-name="Grass2" style:base-cell-address="LAYERS.J22"/>
      <style:map style:condition="cell-content()=&quot;03&quot;" style:apply-style-name="Road1" style:base-cell-address="LAYERS.J22"/>
      <style:map style:condition="cell-content()=&quot;04&quot;" style:apply-style-name="Road2" style:base-cell-address="LAYERS.J22"/>
      <style:map style:condition="cell-content()=&quot;05&quot;" style:apply-style-name="Wast" style:base-cell-address="LAYERS.J22"/>
      <style:map style:condition="cell-content()=&quot;06&quot;" style:apply-style-name="Rock" style:base-cell-address="LAYERS.J22"/>
      <style:map style:condition="cell-content()=&quot;07&quot;" style:apply-style-name="Water" style:base-cell-address="LAYERS.J22"/>
      <style:map style:condition="cell-content()=&quot;08&quot;" style:apply-style-name="Empty" style:base-cell-address="LAYERS.J22"/>
    </style:style>
    <style:style style:name="ce2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23"/>
      <style:map style:condition="cell-content()=&quot;01&quot;" style:apply-style-name="Grass1" style:base-cell-address="LAYERS.J23"/>
      <style:map style:condition="cell-content()=&quot;02&quot;" style:apply-style-name="Grass2" style:base-cell-address="LAYERS.J23"/>
      <style:map style:condition="cell-content()=&quot;03&quot;" style:apply-style-name="Road1" style:base-cell-address="LAYERS.J23"/>
      <style:map style:condition="cell-content()=&quot;04&quot;" style:apply-style-name="Road2" style:base-cell-address="LAYERS.J23"/>
      <style:map style:condition="cell-content()=&quot;05&quot;" style:apply-style-name="Wast" style:base-cell-address="LAYERS.J23"/>
      <style:map style:condition="cell-content()=&quot;06&quot;" style:apply-style-name="Rock" style:base-cell-address="LAYERS.J23"/>
      <style:map style:condition="cell-content()=&quot;07&quot;" style:apply-style-name="Water" style:base-cell-address="LAYERS.J23"/>
      <style:map style:condition="cell-content()=&quot;08&quot;" style:apply-style-name="Empty" style:base-cell-address="LAYERS.J23"/>
    </style:style>
    <style:style style:name="ce2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28"/>
      <style:map style:condition="cell-content()=&quot;01&quot;" style:apply-style-name="Grass1" style:base-cell-address="LAYERS.J28"/>
      <style:map style:condition="cell-content()=&quot;02&quot;" style:apply-style-name="Grass2" style:base-cell-address="LAYERS.J28"/>
      <style:map style:condition="cell-content()=&quot;03&quot;" style:apply-style-name="Road1" style:base-cell-address="LAYERS.J28"/>
      <style:map style:condition="cell-content()=&quot;04&quot;" style:apply-style-name="Road2" style:base-cell-address="LAYERS.J28"/>
      <style:map style:condition="cell-content()=&quot;05&quot;" style:apply-style-name="Wast" style:base-cell-address="LAYERS.J28"/>
      <style:map style:condition="cell-content()=&quot;06&quot;" style:apply-style-name="Rock" style:base-cell-address="LAYERS.J28"/>
      <style:map style:condition="cell-content()=&quot;07&quot;" style:apply-style-name="Water" style:base-cell-address="LAYERS.J28"/>
      <style:map style:condition="cell-content()=&quot;08&quot;" style:apply-style-name="Empty" style:base-cell-address="LAYERS.J28"/>
    </style:style>
    <style:style style:name="ce2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29"/>
      <style:map style:condition="cell-content()=&quot;01&quot;" style:apply-style-name="Grass1" style:base-cell-address="LAYERS.J29"/>
      <style:map style:condition="cell-content()=&quot;02&quot;" style:apply-style-name="Grass2" style:base-cell-address="LAYERS.J29"/>
      <style:map style:condition="cell-content()=&quot;03&quot;" style:apply-style-name="Road1" style:base-cell-address="LAYERS.J29"/>
      <style:map style:condition="cell-content()=&quot;04&quot;" style:apply-style-name="Road2" style:base-cell-address="LAYERS.J29"/>
      <style:map style:condition="cell-content()=&quot;05&quot;" style:apply-style-name="Wast" style:base-cell-address="LAYERS.J29"/>
      <style:map style:condition="cell-content()=&quot;06&quot;" style:apply-style-name="Rock" style:base-cell-address="LAYERS.J29"/>
      <style:map style:condition="cell-content()=&quot;07&quot;" style:apply-style-name="Water" style:base-cell-address="LAYERS.J29"/>
      <style:map style:condition="cell-content()=&quot;08&quot;" style:apply-style-name="Empty" style:base-cell-address="LAYERS.J29"/>
    </style:style>
    <style:style style:name="ce2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30"/>
      <style:map style:condition="cell-content()=&quot;01&quot;" style:apply-style-name="Grass1" style:base-cell-address="LAYERS.J30"/>
      <style:map style:condition="cell-content()=&quot;02&quot;" style:apply-style-name="Grass2" style:base-cell-address="LAYERS.J30"/>
      <style:map style:condition="cell-content()=&quot;03&quot;" style:apply-style-name="Road1" style:base-cell-address="LAYERS.J30"/>
      <style:map style:condition="cell-content()=&quot;04&quot;" style:apply-style-name="Road2" style:base-cell-address="LAYERS.J30"/>
      <style:map style:condition="cell-content()=&quot;05&quot;" style:apply-style-name="Wast" style:base-cell-address="LAYERS.J30"/>
      <style:map style:condition="cell-content()=&quot;06&quot;" style:apply-style-name="Rock" style:base-cell-address="LAYERS.J30"/>
      <style:map style:condition="cell-content()=&quot;07&quot;" style:apply-style-name="Water" style:base-cell-address="LAYERS.J30"/>
      <style:map style:condition="cell-content()=&quot;08&quot;" style:apply-style-name="Empty" style:base-cell-address="LAYERS.J30"/>
    </style:style>
    <style:style style:name="ce24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31"/>
      <style:map style:condition="cell-content()=&quot;01&quot;" style:apply-style-name="Grass1" style:base-cell-address="LAYERS.J31"/>
      <style:map style:condition="cell-content()=&quot;02&quot;" style:apply-style-name="Grass2" style:base-cell-address="LAYERS.J31"/>
      <style:map style:condition="cell-content()=&quot;03&quot;" style:apply-style-name="Road1" style:base-cell-address="LAYERS.J31"/>
      <style:map style:condition="cell-content()=&quot;04&quot;" style:apply-style-name="Road2" style:base-cell-address="LAYERS.J31"/>
      <style:map style:condition="cell-content()=&quot;05&quot;" style:apply-style-name="Wast" style:base-cell-address="LAYERS.J31"/>
      <style:map style:condition="cell-content()=&quot;06&quot;" style:apply-style-name="Rock" style:base-cell-address="LAYERS.J31"/>
      <style:map style:condition="cell-content()=&quot;07&quot;" style:apply-style-name="Water" style:base-cell-address="LAYERS.J31"/>
      <style:map style:condition="cell-content()=&quot;08&quot;" style:apply-style-name="Empty" style:base-cell-address="LAYERS.J31"/>
    </style:style>
    <style:style style:name="ce24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32"/>
      <style:map style:condition="cell-content()=&quot;01&quot;" style:apply-style-name="Grass1" style:base-cell-address="LAYERS.J32"/>
      <style:map style:condition="cell-content()=&quot;02&quot;" style:apply-style-name="Grass2" style:base-cell-address="LAYERS.J32"/>
      <style:map style:condition="cell-content()=&quot;03&quot;" style:apply-style-name="Road1" style:base-cell-address="LAYERS.J32"/>
      <style:map style:condition="cell-content()=&quot;04&quot;" style:apply-style-name="Road2" style:base-cell-address="LAYERS.J32"/>
      <style:map style:condition="cell-content()=&quot;05&quot;" style:apply-style-name="Wast" style:base-cell-address="LAYERS.J32"/>
      <style:map style:condition="cell-content()=&quot;06&quot;" style:apply-style-name="Rock" style:base-cell-address="LAYERS.J32"/>
      <style:map style:condition="cell-content()=&quot;07&quot;" style:apply-style-name="Water" style:base-cell-address="LAYERS.J32"/>
      <style:map style:condition="cell-content()=&quot;08&quot;" style:apply-style-name="Empty" style:base-cell-address="LAYERS.J32"/>
    </style:style>
    <style:style style:name="ce24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J33"/>
      <style:map style:condition="cell-content()=&quot;01&quot;" style:apply-style-name="Grass1" style:base-cell-address="LAYERS.J33"/>
      <style:map style:condition="cell-content()=&quot;02&quot;" style:apply-style-name="Grass2" style:base-cell-address="LAYERS.J33"/>
      <style:map style:condition="cell-content()=&quot;03&quot;" style:apply-style-name="Road1" style:base-cell-address="LAYERS.J33"/>
      <style:map style:condition="cell-content()=&quot;04&quot;" style:apply-style-name="Road2" style:base-cell-address="LAYERS.J33"/>
      <style:map style:condition="cell-content()=&quot;05&quot;" style:apply-style-name="Wast" style:base-cell-address="LAYERS.J33"/>
      <style:map style:condition="cell-content()=&quot;06&quot;" style:apply-style-name="Rock" style:base-cell-address="LAYERS.J33"/>
      <style:map style:condition="cell-content()=&quot;07&quot;" style:apply-style-name="Water" style:base-cell-address="LAYERS.J33"/>
      <style:map style:condition="cell-content()=&quot;08&quot;" style:apply-style-name="Empty" style:base-cell-address="LAYERS.J33"/>
      <style:map style:condition="cell-content()=&quot;-1&quot;" style:apply-style-name="Empty" style:base-cell-address="LAYERS.J33"/>
    </style:style>
    <style:style style:name="ce24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2"/>
      <style:map style:condition="cell-content()=&quot;01&quot;" style:apply-style-name="Grass1" style:base-cell-address="LAYERS.K2"/>
      <style:map style:condition="cell-content()=&quot;02&quot;" style:apply-style-name="Grass2" style:base-cell-address="LAYERS.K2"/>
      <style:map style:condition="cell-content()=&quot;03&quot;" style:apply-style-name="Road1" style:base-cell-address="LAYERS.K2"/>
      <style:map style:condition="cell-content()=&quot;04&quot;" style:apply-style-name="Road2" style:base-cell-address="LAYERS.K2"/>
      <style:map style:condition="cell-content()=&quot;05&quot;" style:apply-style-name="Wast" style:base-cell-address="LAYERS.K2"/>
      <style:map style:condition="cell-content()=&quot;06&quot;" style:apply-style-name="Rock" style:base-cell-address="LAYERS.K2"/>
      <style:map style:condition="cell-content()=&quot;07&quot;" style:apply-style-name="Water" style:base-cell-address="LAYERS.K2"/>
      <style:map style:condition="cell-content()=&quot;08&quot;" style:apply-style-name="Empty" style:base-cell-address="LAYERS.K2"/>
      <style:map style:condition="cell-content()=&quot;-1&quot;" style:apply-style-name="Empty" style:base-cell-address="LAYERS.K2"/>
    </style:style>
    <style:style style:name="ce24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3"/>
      <style:map style:condition="cell-content()=&quot;01&quot;" style:apply-style-name="Grass1" style:base-cell-address="LAYERS.K3"/>
      <style:map style:condition="cell-content()=&quot;02&quot;" style:apply-style-name="Grass2" style:base-cell-address="LAYERS.K3"/>
      <style:map style:condition="cell-content()=&quot;03&quot;" style:apply-style-name="Road1" style:base-cell-address="LAYERS.K3"/>
      <style:map style:condition="cell-content()=&quot;04&quot;" style:apply-style-name="Road2" style:base-cell-address="LAYERS.K3"/>
      <style:map style:condition="cell-content()=&quot;05&quot;" style:apply-style-name="Wast" style:base-cell-address="LAYERS.K3"/>
      <style:map style:condition="cell-content()=&quot;06&quot;" style:apply-style-name="Rock" style:base-cell-address="LAYERS.K3"/>
      <style:map style:condition="cell-content()=&quot;07&quot;" style:apply-style-name="Water" style:base-cell-address="LAYERS.K3"/>
      <style:map style:condition="cell-content()=&quot;08&quot;" style:apply-style-name="Empty" style:base-cell-address="LAYERS.K3"/>
    </style:style>
    <style:style style:name="ce25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1"/>
      <style:map style:condition="cell-content()=&quot;01&quot;" style:apply-style-name="Grass1" style:base-cell-address="LAYERS.A1"/>
      <style:map style:condition="cell-content()=&quot;02&quot;" style:apply-style-name="Grass2" style:base-cell-address="LAYERS.A1"/>
      <style:map style:condition="cell-content()=&quot;03&quot;" style:apply-style-name="Road1" style:base-cell-address="LAYERS.A1"/>
      <style:map style:condition="cell-content()=&quot;04&quot;" style:apply-style-name="Road2" style:base-cell-address="LAYERS.A1"/>
      <style:map style:condition="cell-content()=&quot;05&quot;" style:apply-style-name="Wast" style:base-cell-address="LAYERS.A1"/>
      <style:map style:condition="cell-content()=&quot;06&quot;" style:apply-style-name="Rock" style:base-cell-address="LAYERS.A1"/>
      <style:map style:condition="cell-content()=&quot;07&quot;" style:apply-style-name="Water" style:base-cell-address="LAYERS.A1"/>
      <style:map style:condition="cell-content()=&quot;08&quot;" style:apply-style-name="Empty" style:base-cell-address="LAYERS.A1"/>
    </style:style>
    <style:style style:name="ce25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10"/>
      <style:map style:condition="cell-content()=&quot;01&quot;" style:apply-style-name="Grass1" style:base-cell-address="LAYERS.K10"/>
      <style:map style:condition="cell-content()=&quot;02&quot;" style:apply-style-name="Grass2" style:base-cell-address="LAYERS.K10"/>
      <style:map style:condition="cell-content()=&quot;03&quot;" style:apply-style-name="Road1" style:base-cell-address="LAYERS.K10"/>
      <style:map style:condition="cell-content()=&quot;04&quot;" style:apply-style-name="Road2" style:base-cell-address="LAYERS.K10"/>
      <style:map style:condition="cell-content()=&quot;05&quot;" style:apply-style-name="Wast" style:base-cell-address="LAYERS.K10"/>
      <style:map style:condition="cell-content()=&quot;06&quot;" style:apply-style-name="Rock" style:base-cell-address="LAYERS.K10"/>
      <style:map style:condition="cell-content()=&quot;07&quot;" style:apply-style-name="Water" style:base-cell-address="LAYERS.K10"/>
      <style:map style:condition="cell-content()=&quot;08&quot;" style:apply-style-name="Empty" style:base-cell-address="LAYERS.K10"/>
    </style:style>
    <style:style style:name="ce25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11"/>
      <style:map style:condition="cell-content()=&quot;01&quot;" style:apply-style-name="Grass1" style:base-cell-address="LAYERS.K11"/>
      <style:map style:condition="cell-content()=&quot;02&quot;" style:apply-style-name="Grass2" style:base-cell-address="LAYERS.K11"/>
      <style:map style:condition="cell-content()=&quot;03&quot;" style:apply-style-name="Road1" style:base-cell-address="LAYERS.K11"/>
      <style:map style:condition="cell-content()=&quot;04&quot;" style:apply-style-name="Road2" style:base-cell-address="LAYERS.K11"/>
      <style:map style:condition="cell-content()=&quot;05&quot;" style:apply-style-name="Wast" style:base-cell-address="LAYERS.K11"/>
      <style:map style:condition="cell-content()=&quot;06&quot;" style:apply-style-name="Rock" style:base-cell-address="LAYERS.K11"/>
      <style:map style:condition="cell-content()=&quot;07&quot;" style:apply-style-name="Water" style:base-cell-address="LAYERS.K11"/>
      <style:map style:condition="cell-content()=&quot;08&quot;" style:apply-style-name="Empty" style:base-cell-address="LAYERS.K11"/>
    </style:style>
    <style:style style:name="ce25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12"/>
      <style:map style:condition="cell-content()=&quot;01&quot;" style:apply-style-name="Grass1" style:base-cell-address="LAYERS.K12"/>
      <style:map style:condition="cell-content()=&quot;02&quot;" style:apply-style-name="Grass2" style:base-cell-address="LAYERS.K12"/>
      <style:map style:condition="cell-content()=&quot;03&quot;" style:apply-style-name="Road1" style:base-cell-address="LAYERS.K12"/>
      <style:map style:condition="cell-content()=&quot;04&quot;" style:apply-style-name="Road2" style:base-cell-address="LAYERS.K12"/>
      <style:map style:condition="cell-content()=&quot;05&quot;" style:apply-style-name="Wast" style:base-cell-address="LAYERS.K12"/>
      <style:map style:condition="cell-content()=&quot;06&quot;" style:apply-style-name="Rock" style:base-cell-address="LAYERS.K12"/>
      <style:map style:condition="cell-content()=&quot;07&quot;" style:apply-style-name="Water" style:base-cell-address="LAYERS.K12"/>
      <style:map style:condition="cell-content()=&quot;08&quot;" style:apply-style-name="Empty" style:base-cell-address="LAYERS.K12"/>
    </style:style>
    <style:style style:name="ce25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13"/>
      <style:map style:condition="cell-content()=&quot;01&quot;" style:apply-style-name="Grass1" style:base-cell-address="LAYERS.K13"/>
      <style:map style:condition="cell-content()=&quot;02&quot;" style:apply-style-name="Grass2" style:base-cell-address="LAYERS.K13"/>
      <style:map style:condition="cell-content()=&quot;03&quot;" style:apply-style-name="Road1" style:base-cell-address="LAYERS.K13"/>
      <style:map style:condition="cell-content()=&quot;04&quot;" style:apply-style-name="Road2" style:base-cell-address="LAYERS.K13"/>
      <style:map style:condition="cell-content()=&quot;05&quot;" style:apply-style-name="Wast" style:base-cell-address="LAYERS.K13"/>
      <style:map style:condition="cell-content()=&quot;06&quot;" style:apply-style-name="Rock" style:base-cell-address="LAYERS.K13"/>
      <style:map style:condition="cell-content()=&quot;07&quot;" style:apply-style-name="Water" style:base-cell-address="LAYERS.K13"/>
      <style:map style:condition="cell-content()=&quot;08&quot;" style:apply-style-name="Empty" style:base-cell-address="LAYERS.K13"/>
    </style:style>
    <style:style style:name="ce25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14"/>
      <style:map style:condition="cell-content()=&quot;01&quot;" style:apply-style-name="Grass1" style:base-cell-address="LAYERS.K14"/>
      <style:map style:condition="cell-content()=&quot;02&quot;" style:apply-style-name="Grass2" style:base-cell-address="LAYERS.K14"/>
      <style:map style:condition="cell-content()=&quot;03&quot;" style:apply-style-name="Road1" style:base-cell-address="LAYERS.K14"/>
      <style:map style:condition="cell-content()=&quot;04&quot;" style:apply-style-name="Road2" style:base-cell-address="LAYERS.K14"/>
      <style:map style:condition="cell-content()=&quot;05&quot;" style:apply-style-name="Wast" style:base-cell-address="LAYERS.K14"/>
      <style:map style:condition="cell-content()=&quot;06&quot;" style:apply-style-name="Rock" style:base-cell-address="LAYERS.K14"/>
      <style:map style:condition="cell-content()=&quot;07&quot;" style:apply-style-name="Water" style:base-cell-address="LAYERS.K14"/>
      <style:map style:condition="cell-content()=&quot;08&quot;" style:apply-style-name="Empty" style:base-cell-address="LAYERS.K14"/>
    </style:style>
    <style:style style:name="ce2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15"/>
      <style:map style:condition="cell-content()=&quot;01&quot;" style:apply-style-name="Grass1" style:base-cell-address="LAYERS.K15"/>
      <style:map style:condition="cell-content()=&quot;02&quot;" style:apply-style-name="Grass2" style:base-cell-address="LAYERS.K15"/>
      <style:map style:condition="cell-content()=&quot;03&quot;" style:apply-style-name="Road1" style:base-cell-address="LAYERS.K15"/>
      <style:map style:condition="cell-content()=&quot;04&quot;" style:apply-style-name="Road2" style:base-cell-address="LAYERS.K15"/>
      <style:map style:condition="cell-content()=&quot;05&quot;" style:apply-style-name="Wast" style:base-cell-address="LAYERS.K15"/>
      <style:map style:condition="cell-content()=&quot;06&quot;" style:apply-style-name="Rock" style:base-cell-address="LAYERS.K15"/>
      <style:map style:condition="cell-content()=&quot;07&quot;" style:apply-style-name="Water" style:base-cell-address="LAYERS.K15"/>
      <style:map style:condition="cell-content()=&quot;08&quot;" style:apply-style-name="Empty" style:base-cell-address="LAYERS.K15"/>
    </style:style>
    <style:style style:name="ce25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16"/>
      <style:map style:condition="cell-content()=&quot;01&quot;" style:apply-style-name="Grass1" style:base-cell-address="LAYERS.K16"/>
      <style:map style:condition="cell-content()=&quot;02&quot;" style:apply-style-name="Grass2" style:base-cell-address="LAYERS.K16"/>
      <style:map style:condition="cell-content()=&quot;03&quot;" style:apply-style-name="Road1" style:base-cell-address="LAYERS.K16"/>
      <style:map style:condition="cell-content()=&quot;04&quot;" style:apply-style-name="Road2" style:base-cell-address="LAYERS.K16"/>
      <style:map style:condition="cell-content()=&quot;05&quot;" style:apply-style-name="Wast" style:base-cell-address="LAYERS.K16"/>
      <style:map style:condition="cell-content()=&quot;06&quot;" style:apply-style-name="Rock" style:base-cell-address="LAYERS.K16"/>
      <style:map style:condition="cell-content()=&quot;07&quot;" style:apply-style-name="Water" style:base-cell-address="LAYERS.K16"/>
      <style:map style:condition="cell-content()=&quot;08&quot;" style:apply-style-name="Empty" style:base-cell-address="LAYERS.K16"/>
    </style:style>
    <style:style style:name="ce25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17"/>
      <style:map style:condition="cell-content()=&quot;01&quot;" style:apply-style-name="Grass1" style:base-cell-address="LAYERS.K17"/>
      <style:map style:condition="cell-content()=&quot;02&quot;" style:apply-style-name="Grass2" style:base-cell-address="LAYERS.K17"/>
      <style:map style:condition="cell-content()=&quot;03&quot;" style:apply-style-name="Road1" style:base-cell-address="LAYERS.K17"/>
      <style:map style:condition="cell-content()=&quot;04&quot;" style:apply-style-name="Road2" style:base-cell-address="LAYERS.K17"/>
      <style:map style:condition="cell-content()=&quot;05&quot;" style:apply-style-name="Wast" style:base-cell-address="LAYERS.K17"/>
      <style:map style:condition="cell-content()=&quot;06&quot;" style:apply-style-name="Rock" style:base-cell-address="LAYERS.K17"/>
      <style:map style:condition="cell-content()=&quot;07&quot;" style:apply-style-name="Water" style:base-cell-address="LAYERS.K17"/>
      <style:map style:condition="cell-content()=&quot;08&quot;" style:apply-style-name="Empty" style:base-cell-address="LAYERS.K17"/>
    </style:style>
    <style:style style:name="ce25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18"/>
      <style:map style:condition="cell-content()=&quot;01&quot;" style:apply-style-name="Grass1" style:base-cell-address="LAYERS.K18"/>
      <style:map style:condition="cell-content()=&quot;02&quot;" style:apply-style-name="Grass2" style:base-cell-address="LAYERS.K18"/>
      <style:map style:condition="cell-content()=&quot;03&quot;" style:apply-style-name="Road1" style:base-cell-address="LAYERS.K18"/>
      <style:map style:condition="cell-content()=&quot;04&quot;" style:apply-style-name="Road2" style:base-cell-address="LAYERS.K18"/>
      <style:map style:condition="cell-content()=&quot;05&quot;" style:apply-style-name="Wast" style:base-cell-address="LAYERS.K18"/>
      <style:map style:condition="cell-content()=&quot;06&quot;" style:apply-style-name="Rock" style:base-cell-address="LAYERS.K18"/>
      <style:map style:condition="cell-content()=&quot;07&quot;" style:apply-style-name="Water" style:base-cell-address="LAYERS.K18"/>
      <style:map style:condition="cell-content()=&quot;08&quot;" style:apply-style-name="Empty" style:base-cell-address="LAYERS.K18"/>
    </style:style>
    <style:style style:name="ce26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19"/>
      <style:map style:condition="cell-content()=&quot;01&quot;" style:apply-style-name="Grass1" style:base-cell-address="LAYERS.K19"/>
      <style:map style:condition="cell-content()=&quot;02&quot;" style:apply-style-name="Grass2" style:base-cell-address="LAYERS.K19"/>
      <style:map style:condition="cell-content()=&quot;03&quot;" style:apply-style-name="Road1" style:base-cell-address="LAYERS.K19"/>
      <style:map style:condition="cell-content()=&quot;04&quot;" style:apply-style-name="Road2" style:base-cell-address="LAYERS.K19"/>
      <style:map style:condition="cell-content()=&quot;05&quot;" style:apply-style-name="Wast" style:base-cell-address="LAYERS.K19"/>
      <style:map style:condition="cell-content()=&quot;06&quot;" style:apply-style-name="Rock" style:base-cell-address="LAYERS.K19"/>
      <style:map style:condition="cell-content()=&quot;07&quot;" style:apply-style-name="Water" style:base-cell-address="LAYERS.K19"/>
      <style:map style:condition="cell-content()=&quot;08&quot;" style:apply-style-name="Empty" style:base-cell-address="LAYERS.K19"/>
    </style:style>
    <style:style style:name="ce26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20"/>
      <style:map style:condition="cell-content()=&quot;01&quot;" style:apply-style-name="Grass1" style:base-cell-address="LAYERS.K20"/>
      <style:map style:condition="cell-content()=&quot;02&quot;" style:apply-style-name="Grass2" style:base-cell-address="LAYERS.K20"/>
      <style:map style:condition="cell-content()=&quot;03&quot;" style:apply-style-name="Road1" style:base-cell-address="LAYERS.K20"/>
      <style:map style:condition="cell-content()=&quot;04&quot;" style:apply-style-name="Road2" style:base-cell-address="LAYERS.K20"/>
      <style:map style:condition="cell-content()=&quot;05&quot;" style:apply-style-name="Wast" style:base-cell-address="LAYERS.K20"/>
      <style:map style:condition="cell-content()=&quot;06&quot;" style:apply-style-name="Rock" style:base-cell-address="LAYERS.K20"/>
      <style:map style:condition="cell-content()=&quot;07&quot;" style:apply-style-name="Water" style:base-cell-address="LAYERS.K20"/>
      <style:map style:condition="cell-content()=&quot;08&quot;" style:apply-style-name="Empty" style:base-cell-address="LAYERS.K20"/>
    </style:style>
    <style:style style:name="ce26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21"/>
      <style:map style:condition="cell-content()=&quot;01&quot;" style:apply-style-name="Grass1" style:base-cell-address="LAYERS.K21"/>
      <style:map style:condition="cell-content()=&quot;02&quot;" style:apply-style-name="Grass2" style:base-cell-address="LAYERS.K21"/>
      <style:map style:condition="cell-content()=&quot;03&quot;" style:apply-style-name="Road1" style:base-cell-address="LAYERS.K21"/>
      <style:map style:condition="cell-content()=&quot;04&quot;" style:apply-style-name="Road2" style:base-cell-address="LAYERS.K21"/>
      <style:map style:condition="cell-content()=&quot;05&quot;" style:apply-style-name="Wast" style:base-cell-address="LAYERS.K21"/>
      <style:map style:condition="cell-content()=&quot;06&quot;" style:apply-style-name="Rock" style:base-cell-address="LAYERS.K21"/>
      <style:map style:condition="cell-content()=&quot;07&quot;" style:apply-style-name="Water" style:base-cell-address="LAYERS.K21"/>
      <style:map style:condition="cell-content()=&quot;08&quot;" style:apply-style-name="Empty" style:base-cell-address="LAYERS.K21"/>
    </style:style>
    <style:style style:name="ce26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22"/>
      <style:map style:condition="cell-content()=&quot;01&quot;" style:apply-style-name="Grass1" style:base-cell-address="LAYERS.K22"/>
      <style:map style:condition="cell-content()=&quot;02&quot;" style:apply-style-name="Grass2" style:base-cell-address="LAYERS.K22"/>
      <style:map style:condition="cell-content()=&quot;03&quot;" style:apply-style-name="Road1" style:base-cell-address="LAYERS.K22"/>
      <style:map style:condition="cell-content()=&quot;04&quot;" style:apply-style-name="Road2" style:base-cell-address="LAYERS.K22"/>
      <style:map style:condition="cell-content()=&quot;05&quot;" style:apply-style-name="Wast" style:base-cell-address="LAYERS.K22"/>
      <style:map style:condition="cell-content()=&quot;06&quot;" style:apply-style-name="Rock" style:base-cell-address="LAYERS.K22"/>
      <style:map style:condition="cell-content()=&quot;07&quot;" style:apply-style-name="Water" style:base-cell-address="LAYERS.K22"/>
      <style:map style:condition="cell-content()=&quot;08&quot;" style:apply-style-name="Empty" style:base-cell-address="LAYERS.K22"/>
    </style:style>
    <style:style style:name="ce26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23"/>
      <style:map style:condition="cell-content()=&quot;01&quot;" style:apply-style-name="Grass1" style:base-cell-address="LAYERS.K23"/>
      <style:map style:condition="cell-content()=&quot;02&quot;" style:apply-style-name="Grass2" style:base-cell-address="LAYERS.K23"/>
      <style:map style:condition="cell-content()=&quot;03&quot;" style:apply-style-name="Road1" style:base-cell-address="LAYERS.K23"/>
      <style:map style:condition="cell-content()=&quot;04&quot;" style:apply-style-name="Road2" style:base-cell-address="LAYERS.K23"/>
      <style:map style:condition="cell-content()=&quot;05&quot;" style:apply-style-name="Wast" style:base-cell-address="LAYERS.K23"/>
      <style:map style:condition="cell-content()=&quot;06&quot;" style:apply-style-name="Rock" style:base-cell-address="LAYERS.K23"/>
      <style:map style:condition="cell-content()=&quot;07&quot;" style:apply-style-name="Water" style:base-cell-address="LAYERS.K23"/>
      <style:map style:condition="cell-content()=&quot;08&quot;" style:apply-style-name="Empty" style:base-cell-address="LAYERS.K23"/>
    </style:style>
    <style:style style:name="ce26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28"/>
      <style:map style:condition="cell-content()=&quot;01&quot;" style:apply-style-name="Grass1" style:base-cell-address="LAYERS.K28"/>
      <style:map style:condition="cell-content()=&quot;02&quot;" style:apply-style-name="Grass2" style:base-cell-address="LAYERS.K28"/>
      <style:map style:condition="cell-content()=&quot;03&quot;" style:apply-style-name="Road1" style:base-cell-address="LAYERS.K28"/>
      <style:map style:condition="cell-content()=&quot;04&quot;" style:apply-style-name="Road2" style:base-cell-address="LAYERS.K28"/>
      <style:map style:condition="cell-content()=&quot;05&quot;" style:apply-style-name="Wast" style:base-cell-address="LAYERS.K28"/>
      <style:map style:condition="cell-content()=&quot;06&quot;" style:apply-style-name="Rock" style:base-cell-address="LAYERS.K28"/>
      <style:map style:condition="cell-content()=&quot;07&quot;" style:apply-style-name="Water" style:base-cell-address="LAYERS.K28"/>
      <style:map style:condition="cell-content()=&quot;08&quot;" style:apply-style-name="Empty" style:base-cell-address="LAYERS.K28"/>
    </style:style>
    <style:style style:name="ce26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29"/>
      <style:map style:condition="cell-content()=&quot;01&quot;" style:apply-style-name="Grass1" style:base-cell-address="LAYERS.K29"/>
      <style:map style:condition="cell-content()=&quot;02&quot;" style:apply-style-name="Grass2" style:base-cell-address="LAYERS.K29"/>
      <style:map style:condition="cell-content()=&quot;03&quot;" style:apply-style-name="Road1" style:base-cell-address="LAYERS.K29"/>
      <style:map style:condition="cell-content()=&quot;04&quot;" style:apply-style-name="Road2" style:base-cell-address="LAYERS.K29"/>
      <style:map style:condition="cell-content()=&quot;05&quot;" style:apply-style-name="Wast" style:base-cell-address="LAYERS.K29"/>
      <style:map style:condition="cell-content()=&quot;06&quot;" style:apply-style-name="Rock" style:base-cell-address="LAYERS.K29"/>
      <style:map style:condition="cell-content()=&quot;07&quot;" style:apply-style-name="Water" style:base-cell-address="LAYERS.K29"/>
      <style:map style:condition="cell-content()=&quot;08&quot;" style:apply-style-name="Empty" style:base-cell-address="LAYERS.K29"/>
    </style:style>
    <style:style style:name="ce26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30"/>
      <style:map style:condition="cell-content()=&quot;01&quot;" style:apply-style-name="Grass1" style:base-cell-address="LAYERS.K30"/>
      <style:map style:condition="cell-content()=&quot;02&quot;" style:apply-style-name="Grass2" style:base-cell-address="LAYERS.K30"/>
      <style:map style:condition="cell-content()=&quot;03&quot;" style:apply-style-name="Road1" style:base-cell-address="LAYERS.K30"/>
      <style:map style:condition="cell-content()=&quot;04&quot;" style:apply-style-name="Road2" style:base-cell-address="LAYERS.K30"/>
      <style:map style:condition="cell-content()=&quot;05&quot;" style:apply-style-name="Wast" style:base-cell-address="LAYERS.K30"/>
      <style:map style:condition="cell-content()=&quot;06&quot;" style:apply-style-name="Rock" style:base-cell-address="LAYERS.K30"/>
      <style:map style:condition="cell-content()=&quot;07&quot;" style:apply-style-name="Water" style:base-cell-address="LAYERS.K30"/>
      <style:map style:condition="cell-content()=&quot;08&quot;" style:apply-style-name="Empty" style:base-cell-address="LAYERS.K30"/>
    </style:style>
    <style:style style:name="ce26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31"/>
      <style:map style:condition="cell-content()=&quot;01&quot;" style:apply-style-name="Grass1" style:base-cell-address="LAYERS.K31"/>
      <style:map style:condition="cell-content()=&quot;02&quot;" style:apply-style-name="Grass2" style:base-cell-address="LAYERS.K31"/>
      <style:map style:condition="cell-content()=&quot;03&quot;" style:apply-style-name="Road1" style:base-cell-address="LAYERS.K31"/>
      <style:map style:condition="cell-content()=&quot;04&quot;" style:apply-style-name="Road2" style:base-cell-address="LAYERS.K31"/>
      <style:map style:condition="cell-content()=&quot;05&quot;" style:apply-style-name="Wast" style:base-cell-address="LAYERS.K31"/>
      <style:map style:condition="cell-content()=&quot;06&quot;" style:apply-style-name="Rock" style:base-cell-address="LAYERS.K31"/>
      <style:map style:condition="cell-content()=&quot;07&quot;" style:apply-style-name="Water" style:base-cell-address="LAYERS.K31"/>
      <style:map style:condition="cell-content()=&quot;08&quot;" style:apply-style-name="Empty" style:base-cell-address="LAYERS.K31"/>
    </style:style>
    <style:style style:name="ce26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32"/>
      <style:map style:condition="cell-content()=&quot;01&quot;" style:apply-style-name="Grass1" style:base-cell-address="LAYERS.K32"/>
      <style:map style:condition="cell-content()=&quot;02&quot;" style:apply-style-name="Grass2" style:base-cell-address="LAYERS.K32"/>
      <style:map style:condition="cell-content()=&quot;03&quot;" style:apply-style-name="Road1" style:base-cell-address="LAYERS.K32"/>
      <style:map style:condition="cell-content()=&quot;04&quot;" style:apply-style-name="Road2" style:base-cell-address="LAYERS.K32"/>
      <style:map style:condition="cell-content()=&quot;05&quot;" style:apply-style-name="Wast" style:base-cell-address="LAYERS.K32"/>
      <style:map style:condition="cell-content()=&quot;06&quot;" style:apply-style-name="Rock" style:base-cell-address="LAYERS.K32"/>
      <style:map style:condition="cell-content()=&quot;07&quot;" style:apply-style-name="Water" style:base-cell-address="LAYERS.K32"/>
      <style:map style:condition="cell-content()=&quot;08&quot;" style:apply-style-name="Empty" style:base-cell-address="LAYERS.K32"/>
    </style:style>
    <style:style style:name="ce27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K33"/>
      <style:map style:condition="cell-content()=&quot;01&quot;" style:apply-style-name="Grass1" style:base-cell-address="LAYERS.K33"/>
      <style:map style:condition="cell-content()=&quot;02&quot;" style:apply-style-name="Grass2" style:base-cell-address="LAYERS.K33"/>
      <style:map style:condition="cell-content()=&quot;03&quot;" style:apply-style-name="Road1" style:base-cell-address="LAYERS.K33"/>
      <style:map style:condition="cell-content()=&quot;04&quot;" style:apply-style-name="Road2" style:base-cell-address="LAYERS.K33"/>
      <style:map style:condition="cell-content()=&quot;05&quot;" style:apply-style-name="Wast" style:base-cell-address="LAYERS.K33"/>
      <style:map style:condition="cell-content()=&quot;06&quot;" style:apply-style-name="Rock" style:base-cell-address="LAYERS.K33"/>
      <style:map style:condition="cell-content()=&quot;07&quot;" style:apply-style-name="Water" style:base-cell-address="LAYERS.K33"/>
      <style:map style:condition="cell-content()=&quot;08&quot;" style:apply-style-name="Empty" style:base-cell-address="LAYERS.K33"/>
      <style:map style:condition="cell-content()=&quot;-1&quot;" style:apply-style-name="Empty" style:base-cell-address="LAYERS.K33"/>
    </style:style>
    <style:style style:name="ce27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2"/>
      <style:map style:condition="cell-content()=&quot;01&quot;" style:apply-style-name="Grass1" style:base-cell-address="LAYERS.L2"/>
      <style:map style:condition="cell-content()=&quot;02&quot;" style:apply-style-name="Grass2" style:base-cell-address="LAYERS.L2"/>
      <style:map style:condition="cell-content()=&quot;03&quot;" style:apply-style-name="Road1" style:base-cell-address="LAYERS.L2"/>
      <style:map style:condition="cell-content()=&quot;04&quot;" style:apply-style-name="Road2" style:base-cell-address="LAYERS.L2"/>
      <style:map style:condition="cell-content()=&quot;05&quot;" style:apply-style-name="Wast" style:base-cell-address="LAYERS.L2"/>
      <style:map style:condition="cell-content()=&quot;06&quot;" style:apply-style-name="Rock" style:base-cell-address="LAYERS.L2"/>
      <style:map style:condition="cell-content()=&quot;07&quot;" style:apply-style-name="Water" style:base-cell-address="LAYERS.L2"/>
      <style:map style:condition="cell-content()=&quot;08&quot;" style:apply-style-name="Empty" style:base-cell-address="LAYERS.L2"/>
      <style:map style:condition="cell-content()=&quot;-1&quot;" style:apply-style-name="Empty" style:base-cell-address="LAYERS.L2"/>
    </style:style>
    <style:style style:name="ce27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3"/>
      <style:map style:condition="cell-content()=&quot;01&quot;" style:apply-style-name="Grass1" style:base-cell-address="LAYERS.L3"/>
      <style:map style:condition="cell-content()=&quot;02&quot;" style:apply-style-name="Grass2" style:base-cell-address="LAYERS.L3"/>
      <style:map style:condition="cell-content()=&quot;03&quot;" style:apply-style-name="Road1" style:base-cell-address="LAYERS.L3"/>
      <style:map style:condition="cell-content()=&quot;04&quot;" style:apply-style-name="Road2" style:base-cell-address="LAYERS.L3"/>
      <style:map style:condition="cell-content()=&quot;05&quot;" style:apply-style-name="Wast" style:base-cell-address="LAYERS.L3"/>
      <style:map style:condition="cell-content()=&quot;06&quot;" style:apply-style-name="Rock" style:base-cell-address="LAYERS.L3"/>
      <style:map style:condition="cell-content()=&quot;07&quot;" style:apply-style-name="Water" style:base-cell-address="LAYERS.L3"/>
      <style:map style:condition="cell-content()=&quot;08&quot;" style:apply-style-name="Empty" style:base-cell-address="LAYERS.L3"/>
    </style:style>
    <style:style style:name="ce27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10"/>
      <style:map style:condition="cell-content()=&quot;01&quot;" style:apply-style-name="Grass1" style:base-cell-address="LAYERS.L10"/>
      <style:map style:condition="cell-content()=&quot;02&quot;" style:apply-style-name="Grass2" style:base-cell-address="LAYERS.L10"/>
      <style:map style:condition="cell-content()=&quot;03&quot;" style:apply-style-name="Road1" style:base-cell-address="LAYERS.L10"/>
      <style:map style:condition="cell-content()=&quot;04&quot;" style:apply-style-name="Road2" style:base-cell-address="LAYERS.L10"/>
      <style:map style:condition="cell-content()=&quot;05&quot;" style:apply-style-name="Wast" style:base-cell-address="LAYERS.L10"/>
      <style:map style:condition="cell-content()=&quot;06&quot;" style:apply-style-name="Rock" style:base-cell-address="LAYERS.L10"/>
      <style:map style:condition="cell-content()=&quot;07&quot;" style:apply-style-name="Water" style:base-cell-address="LAYERS.L10"/>
      <style:map style:condition="cell-content()=&quot;08&quot;" style:apply-style-name="Empty" style:base-cell-address="LAYERS.L10"/>
    </style:style>
    <style:style style:name="ce27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11"/>
      <style:map style:condition="cell-content()=&quot;01&quot;" style:apply-style-name="Grass1" style:base-cell-address="LAYERS.L11"/>
      <style:map style:condition="cell-content()=&quot;02&quot;" style:apply-style-name="Grass2" style:base-cell-address="LAYERS.L11"/>
      <style:map style:condition="cell-content()=&quot;03&quot;" style:apply-style-name="Road1" style:base-cell-address="LAYERS.L11"/>
      <style:map style:condition="cell-content()=&quot;04&quot;" style:apply-style-name="Road2" style:base-cell-address="LAYERS.L11"/>
      <style:map style:condition="cell-content()=&quot;05&quot;" style:apply-style-name="Wast" style:base-cell-address="LAYERS.L11"/>
      <style:map style:condition="cell-content()=&quot;06&quot;" style:apply-style-name="Rock" style:base-cell-address="LAYERS.L11"/>
      <style:map style:condition="cell-content()=&quot;07&quot;" style:apply-style-name="Water" style:base-cell-address="LAYERS.L11"/>
      <style:map style:condition="cell-content()=&quot;08&quot;" style:apply-style-name="Empty" style:base-cell-address="LAYERS.L11"/>
    </style:style>
    <style:style style:name="ce27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12"/>
      <style:map style:condition="cell-content()=&quot;01&quot;" style:apply-style-name="Grass1" style:base-cell-address="LAYERS.L12"/>
      <style:map style:condition="cell-content()=&quot;02&quot;" style:apply-style-name="Grass2" style:base-cell-address="LAYERS.L12"/>
      <style:map style:condition="cell-content()=&quot;03&quot;" style:apply-style-name="Road1" style:base-cell-address="LAYERS.L12"/>
      <style:map style:condition="cell-content()=&quot;04&quot;" style:apply-style-name="Road2" style:base-cell-address="LAYERS.L12"/>
      <style:map style:condition="cell-content()=&quot;05&quot;" style:apply-style-name="Wast" style:base-cell-address="LAYERS.L12"/>
      <style:map style:condition="cell-content()=&quot;06&quot;" style:apply-style-name="Rock" style:base-cell-address="LAYERS.L12"/>
      <style:map style:condition="cell-content()=&quot;07&quot;" style:apply-style-name="Water" style:base-cell-address="LAYERS.L12"/>
      <style:map style:condition="cell-content()=&quot;08&quot;" style:apply-style-name="Empty" style:base-cell-address="LAYERS.L12"/>
    </style:style>
    <style:style style:name="ce2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13"/>
      <style:map style:condition="cell-content()=&quot;01&quot;" style:apply-style-name="Grass1" style:base-cell-address="LAYERS.L13"/>
      <style:map style:condition="cell-content()=&quot;02&quot;" style:apply-style-name="Grass2" style:base-cell-address="LAYERS.L13"/>
      <style:map style:condition="cell-content()=&quot;03&quot;" style:apply-style-name="Road1" style:base-cell-address="LAYERS.L13"/>
      <style:map style:condition="cell-content()=&quot;04&quot;" style:apply-style-name="Road2" style:base-cell-address="LAYERS.L13"/>
      <style:map style:condition="cell-content()=&quot;05&quot;" style:apply-style-name="Wast" style:base-cell-address="LAYERS.L13"/>
      <style:map style:condition="cell-content()=&quot;06&quot;" style:apply-style-name="Rock" style:base-cell-address="LAYERS.L13"/>
      <style:map style:condition="cell-content()=&quot;07&quot;" style:apply-style-name="Water" style:base-cell-address="LAYERS.L13"/>
      <style:map style:condition="cell-content()=&quot;08&quot;" style:apply-style-name="Empty" style:base-cell-address="LAYERS.L13"/>
    </style:style>
    <style:style style:name="ce27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14"/>
      <style:map style:condition="cell-content()=&quot;01&quot;" style:apply-style-name="Grass1" style:base-cell-address="LAYERS.L14"/>
      <style:map style:condition="cell-content()=&quot;02&quot;" style:apply-style-name="Grass2" style:base-cell-address="LAYERS.L14"/>
      <style:map style:condition="cell-content()=&quot;03&quot;" style:apply-style-name="Road1" style:base-cell-address="LAYERS.L14"/>
      <style:map style:condition="cell-content()=&quot;04&quot;" style:apply-style-name="Road2" style:base-cell-address="LAYERS.L14"/>
      <style:map style:condition="cell-content()=&quot;05&quot;" style:apply-style-name="Wast" style:base-cell-address="LAYERS.L14"/>
      <style:map style:condition="cell-content()=&quot;06&quot;" style:apply-style-name="Rock" style:base-cell-address="LAYERS.L14"/>
      <style:map style:condition="cell-content()=&quot;07&quot;" style:apply-style-name="Water" style:base-cell-address="LAYERS.L14"/>
      <style:map style:condition="cell-content()=&quot;08&quot;" style:apply-style-name="Empty" style:base-cell-address="LAYERS.L14"/>
    </style:style>
    <style:style style:name="ce2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15"/>
      <style:map style:condition="cell-content()=&quot;01&quot;" style:apply-style-name="Grass1" style:base-cell-address="LAYERS.L15"/>
      <style:map style:condition="cell-content()=&quot;02&quot;" style:apply-style-name="Grass2" style:base-cell-address="LAYERS.L15"/>
      <style:map style:condition="cell-content()=&quot;03&quot;" style:apply-style-name="Road1" style:base-cell-address="LAYERS.L15"/>
      <style:map style:condition="cell-content()=&quot;04&quot;" style:apply-style-name="Road2" style:base-cell-address="LAYERS.L15"/>
      <style:map style:condition="cell-content()=&quot;05&quot;" style:apply-style-name="Wast" style:base-cell-address="LAYERS.L15"/>
      <style:map style:condition="cell-content()=&quot;06&quot;" style:apply-style-name="Rock" style:base-cell-address="LAYERS.L15"/>
      <style:map style:condition="cell-content()=&quot;07&quot;" style:apply-style-name="Water" style:base-cell-address="LAYERS.L15"/>
      <style:map style:condition="cell-content()=&quot;08&quot;" style:apply-style-name="Empty" style:base-cell-address="LAYERS.L15"/>
    </style:style>
    <style:style style:name="ce27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16"/>
      <style:map style:condition="cell-content()=&quot;01&quot;" style:apply-style-name="Grass1" style:base-cell-address="LAYERS.L16"/>
      <style:map style:condition="cell-content()=&quot;02&quot;" style:apply-style-name="Grass2" style:base-cell-address="LAYERS.L16"/>
      <style:map style:condition="cell-content()=&quot;03&quot;" style:apply-style-name="Road1" style:base-cell-address="LAYERS.L16"/>
      <style:map style:condition="cell-content()=&quot;04&quot;" style:apply-style-name="Road2" style:base-cell-address="LAYERS.L16"/>
      <style:map style:condition="cell-content()=&quot;05&quot;" style:apply-style-name="Wast" style:base-cell-address="LAYERS.L16"/>
      <style:map style:condition="cell-content()=&quot;06&quot;" style:apply-style-name="Rock" style:base-cell-address="LAYERS.L16"/>
      <style:map style:condition="cell-content()=&quot;07&quot;" style:apply-style-name="Water" style:base-cell-address="LAYERS.L16"/>
      <style:map style:condition="cell-content()=&quot;08&quot;" style:apply-style-name="Empty" style:base-cell-address="LAYERS.L16"/>
    </style:style>
    <style:style style:name="ce28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17"/>
      <style:map style:condition="cell-content()=&quot;01&quot;" style:apply-style-name="Grass1" style:base-cell-address="LAYERS.L17"/>
      <style:map style:condition="cell-content()=&quot;02&quot;" style:apply-style-name="Grass2" style:base-cell-address="LAYERS.L17"/>
      <style:map style:condition="cell-content()=&quot;03&quot;" style:apply-style-name="Road1" style:base-cell-address="LAYERS.L17"/>
      <style:map style:condition="cell-content()=&quot;04&quot;" style:apply-style-name="Road2" style:base-cell-address="LAYERS.L17"/>
      <style:map style:condition="cell-content()=&quot;05&quot;" style:apply-style-name="Wast" style:base-cell-address="LAYERS.L17"/>
      <style:map style:condition="cell-content()=&quot;06&quot;" style:apply-style-name="Rock" style:base-cell-address="LAYERS.L17"/>
      <style:map style:condition="cell-content()=&quot;07&quot;" style:apply-style-name="Water" style:base-cell-address="LAYERS.L17"/>
      <style:map style:condition="cell-content()=&quot;08&quot;" style:apply-style-name="Empty" style:base-cell-address="LAYERS.L17"/>
    </style:style>
    <style:style style:name="ce28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18"/>
      <style:map style:condition="cell-content()=&quot;01&quot;" style:apply-style-name="Grass1" style:base-cell-address="LAYERS.L18"/>
      <style:map style:condition="cell-content()=&quot;02&quot;" style:apply-style-name="Grass2" style:base-cell-address="LAYERS.L18"/>
      <style:map style:condition="cell-content()=&quot;03&quot;" style:apply-style-name="Road1" style:base-cell-address="LAYERS.L18"/>
      <style:map style:condition="cell-content()=&quot;04&quot;" style:apply-style-name="Road2" style:base-cell-address="LAYERS.L18"/>
      <style:map style:condition="cell-content()=&quot;05&quot;" style:apply-style-name="Wast" style:base-cell-address="LAYERS.L18"/>
      <style:map style:condition="cell-content()=&quot;06&quot;" style:apply-style-name="Rock" style:base-cell-address="LAYERS.L18"/>
      <style:map style:condition="cell-content()=&quot;07&quot;" style:apply-style-name="Water" style:base-cell-address="LAYERS.L18"/>
      <style:map style:condition="cell-content()=&quot;08&quot;" style:apply-style-name="Empty" style:base-cell-address="LAYERS.L18"/>
    </style:style>
    <style:style style:name="ce2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19"/>
      <style:map style:condition="cell-content()=&quot;01&quot;" style:apply-style-name="Grass1" style:base-cell-address="LAYERS.L19"/>
      <style:map style:condition="cell-content()=&quot;02&quot;" style:apply-style-name="Grass2" style:base-cell-address="LAYERS.L19"/>
      <style:map style:condition="cell-content()=&quot;03&quot;" style:apply-style-name="Road1" style:base-cell-address="LAYERS.L19"/>
      <style:map style:condition="cell-content()=&quot;04&quot;" style:apply-style-name="Road2" style:base-cell-address="LAYERS.L19"/>
      <style:map style:condition="cell-content()=&quot;05&quot;" style:apply-style-name="Wast" style:base-cell-address="LAYERS.L19"/>
      <style:map style:condition="cell-content()=&quot;06&quot;" style:apply-style-name="Rock" style:base-cell-address="LAYERS.L19"/>
      <style:map style:condition="cell-content()=&quot;07&quot;" style:apply-style-name="Water" style:base-cell-address="LAYERS.L19"/>
      <style:map style:condition="cell-content()=&quot;08&quot;" style:apply-style-name="Empty" style:base-cell-address="LAYERS.L19"/>
    </style:style>
    <style:style style:name="ce28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20"/>
      <style:map style:condition="cell-content()=&quot;01&quot;" style:apply-style-name="Grass1" style:base-cell-address="LAYERS.L20"/>
      <style:map style:condition="cell-content()=&quot;02&quot;" style:apply-style-name="Grass2" style:base-cell-address="LAYERS.L20"/>
      <style:map style:condition="cell-content()=&quot;03&quot;" style:apply-style-name="Road1" style:base-cell-address="LAYERS.L20"/>
      <style:map style:condition="cell-content()=&quot;04&quot;" style:apply-style-name="Road2" style:base-cell-address="LAYERS.L20"/>
      <style:map style:condition="cell-content()=&quot;05&quot;" style:apply-style-name="Wast" style:base-cell-address="LAYERS.L20"/>
      <style:map style:condition="cell-content()=&quot;06&quot;" style:apply-style-name="Rock" style:base-cell-address="LAYERS.L20"/>
      <style:map style:condition="cell-content()=&quot;07&quot;" style:apply-style-name="Water" style:base-cell-address="LAYERS.L20"/>
      <style:map style:condition="cell-content()=&quot;08&quot;" style:apply-style-name="Empty" style:base-cell-address="LAYERS.L20"/>
    </style:style>
    <style:style style:name="ce28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21"/>
      <style:map style:condition="cell-content()=&quot;01&quot;" style:apply-style-name="Grass1" style:base-cell-address="LAYERS.L21"/>
      <style:map style:condition="cell-content()=&quot;02&quot;" style:apply-style-name="Grass2" style:base-cell-address="LAYERS.L21"/>
      <style:map style:condition="cell-content()=&quot;03&quot;" style:apply-style-name="Road1" style:base-cell-address="LAYERS.L21"/>
      <style:map style:condition="cell-content()=&quot;04&quot;" style:apply-style-name="Road2" style:base-cell-address="LAYERS.L21"/>
      <style:map style:condition="cell-content()=&quot;05&quot;" style:apply-style-name="Wast" style:base-cell-address="LAYERS.L21"/>
      <style:map style:condition="cell-content()=&quot;06&quot;" style:apply-style-name="Rock" style:base-cell-address="LAYERS.L21"/>
      <style:map style:condition="cell-content()=&quot;07&quot;" style:apply-style-name="Water" style:base-cell-address="LAYERS.L21"/>
      <style:map style:condition="cell-content()=&quot;08&quot;" style:apply-style-name="Empty" style:base-cell-address="LAYERS.L21"/>
    </style:style>
    <style:style style:name="ce28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22"/>
      <style:map style:condition="cell-content()=&quot;01&quot;" style:apply-style-name="Grass1" style:base-cell-address="LAYERS.L22"/>
      <style:map style:condition="cell-content()=&quot;02&quot;" style:apply-style-name="Grass2" style:base-cell-address="LAYERS.L22"/>
      <style:map style:condition="cell-content()=&quot;03&quot;" style:apply-style-name="Road1" style:base-cell-address="LAYERS.L22"/>
      <style:map style:condition="cell-content()=&quot;04&quot;" style:apply-style-name="Road2" style:base-cell-address="LAYERS.L22"/>
      <style:map style:condition="cell-content()=&quot;05&quot;" style:apply-style-name="Wast" style:base-cell-address="LAYERS.L22"/>
      <style:map style:condition="cell-content()=&quot;06&quot;" style:apply-style-name="Rock" style:base-cell-address="LAYERS.L22"/>
      <style:map style:condition="cell-content()=&quot;07&quot;" style:apply-style-name="Water" style:base-cell-address="LAYERS.L22"/>
      <style:map style:condition="cell-content()=&quot;08&quot;" style:apply-style-name="Empty" style:base-cell-address="LAYERS.L22"/>
    </style:style>
    <style:style style:name="ce2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23"/>
      <style:map style:condition="cell-content()=&quot;01&quot;" style:apply-style-name="Grass1" style:base-cell-address="LAYERS.L23"/>
      <style:map style:condition="cell-content()=&quot;02&quot;" style:apply-style-name="Grass2" style:base-cell-address="LAYERS.L23"/>
      <style:map style:condition="cell-content()=&quot;03&quot;" style:apply-style-name="Road1" style:base-cell-address="LAYERS.L23"/>
      <style:map style:condition="cell-content()=&quot;04&quot;" style:apply-style-name="Road2" style:base-cell-address="LAYERS.L23"/>
      <style:map style:condition="cell-content()=&quot;05&quot;" style:apply-style-name="Wast" style:base-cell-address="LAYERS.L23"/>
      <style:map style:condition="cell-content()=&quot;06&quot;" style:apply-style-name="Rock" style:base-cell-address="LAYERS.L23"/>
      <style:map style:condition="cell-content()=&quot;07&quot;" style:apply-style-name="Water" style:base-cell-address="LAYERS.L23"/>
      <style:map style:condition="cell-content()=&quot;08&quot;" style:apply-style-name="Empty" style:base-cell-address="LAYERS.L23"/>
    </style:style>
    <style:style style:name="ce28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28"/>
      <style:map style:condition="cell-content()=&quot;01&quot;" style:apply-style-name="Grass1" style:base-cell-address="LAYERS.L28"/>
      <style:map style:condition="cell-content()=&quot;02&quot;" style:apply-style-name="Grass2" style:base-cell-address="LAYERS.L28"/>
      <style:map style:condition="cell-content()=&quot;03&quot;" style:apply-style-name="Road1" style:base-cell-address="LAYERS.L28"/>
      <style:map style:condition="cell-content()=&quot;04&quot;" style:apply-style-name="Road2" style:base-cell-address="LAYERS.L28"/>
      <style:map style:condition="cell-content()=&quot;05&quot;" style:apply-style-name="Wast" style:base-cell-address="LAYERS.L28"/>
      <style:map style:condition="cell-content()=&quot;06&quot;" style:apply-style-name="Rock" style:base-cell-address="LAYERS.L28"/>
      <style:map style:condition="cell-content()=&quot;07&quot;" style:apply-style-name="Water" style:base-cell-address="LAYERS.L28"/>
      <style:map style:condition="cell-content()=&quot;08&quot;" style:apply-style-name="Empty" style:base-cell-address="LAYERS.L28"/>
    </style:style>
    <style:style style:name="ce28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29"/>
      <style:map style:condition="cell-content()=&quot;01&quot;" style:apply-style-name="Grass1" style:base-cell-address="LAYERS.L29"/>
      <style:map style:condition="cell-content()=&quot;02&quot;" style:apply-style-name="Grass2" style:base-cell-address="LAYERS.L29"/>
      <style:map style:condition="cell-content()=&quot;03&quot;" style:apply-style-name="Road1" style:base-cell-address="LAYERS.L29"/>
      <style:map style:condition="cell-content()=&quot;04&quot;" style:apply-style-name="Road2" style:base-cell-address="LAYERS.L29"/>
      <style:map style:condition="cell-content()=&quot;05&quot;" style:apply-style-name="Wast" style:base-cell-address="LAYERS.L29"/>
      <style:map style:condition="cell-content()=&quot;06&quot;" style:apply-style-name="Rock" style:base-cell-address="LAYERS.L29"/>
      <style:map style:condition="cell-content()=&quot;07&quot;" style:apply-style-name="Water" style:base-cell-address="LAYERS.L29"/>
      <style:map style:condition="cell-content()=&quot;08&quot;" style:apply-style-name="Empty" style:base-cell-address="LAYERS.L29"/>
    </style:style>
    <style:style style:name="ce28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30"/>
      <style:map style:condition="cell-content()=&quot;01&quot;" style:apply-style-name="Grass1" style:base-cell-address="LAYERS.L30"/>
      <style:map style:condition="cell-content()=&quot;02&quot;" style:apply-style-name="Grass2" style:base-cell-address="LAYERS.L30"/>
      <style:map style:condition="cell-content()=&quot;03&quot;" style:apply-style-name="Road1" style:base-cell-address="LAYERS.L30"/>
      <style:map style:condition="cell-content()=&quot;04&quot;" style:apply-style-name="Road2" style:base-cell-address="LAYERS.L30"/>
      <style:map style:condition="cell-content()=&quot;05&quot;" style:apply-style-name="Wast" style:base-cell-address="LAYERS.L30"/>
      <style:map style:condition="cell-content()=&quot;06&quot;" style:apply-style-name="Rock" style:base-cell-address="LAYERS.L30"/>
      <style:map style:condition="cell-content()=&quot;07&quot;" style:apply-style-name="Water" style:base-cell-address="LAYERS.L30"/>
      <style:map style:condition="cell-content()=&quot;08&quot;" style:apply-style-name="Empty" style:base-cell-address="LAYERS.L30"/>
    </style:style>
    <style:style style:name="ce29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31"/>
      <style:map style:condition="cell-content()=&quot;01&quot;" style:apply-style-name="Grass1" style:base-cell-address="LAYERS.L31"/>
      <style:map style:condition="cell-content()=&quot;02&quot;" style:apply-style-name="Grass2" style:base-cell-address="LAYERS.L31"/>
      <style:map style:condition="cell-content()=&quot;03&quot;" style:apply-style-name="Road1" style:base-cell-address="LAYERS.L31"/>
      <style:map style:condition="cell-content()=&quot;04&quot;" style:apply-style-name="Road2" style:base-cell-address="LAYERS.L31"/>
      <style:map style:condition="cell-content()=&quot;05&quot;" style:apply-style-name="Wast" style:base-cell-address="LAYERS.L31"/>
      <style:map style:condition="cell-content()=&quot;06&quot;" style:apply-style-name="Rock" style:base-cell-address="LAYERS.L31"/>
      <style:map style:condition="cell-content()=&quot;07&quot;" style:apply-style-name="Water" style:base-cell-address="LAYERS.L31"/>
      <style:map style:condition="cell-content()=&quot;08&quot;" style:apply-style-name="Empty" style:base-cell-address="LAYERS.L31"/>
    </style:style>
    <style:style style:name="ce29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32"/>
      <style:map style:condition="cell-content()=&quot;01&quot;" style:apply-style-name="Grass1" style:base-cell-address="LAYERS.L32"/>
      <style:map style:condition="cell-content()=&quot;02&quot;" style:apply-style-name="Grass2" style:base-cell-address="LAYERS.L32"/>
      <style:map style:condition="cell-content()=&quot;03&quot;" style:apply-style-name="Road1" style:base-cell-address="LAYERS.L32"/>
      <style:map style:condition="cell-content()=&quot;04&quot;" style:apply-style-name="Road2" style:base-cell-address="LAYERS.L32"/>
      <style:map style:condition="cell-content()=&quot;05&quot;" style:apply-style-name="Wast" style:base-cell-address="LAYERS.L32"/>
      <style:map style:condition="cell-content()=&quot;06&quot;" style:apply-style-name="Rock" style:base-cell-address="LAYERS.L32"/>
      <style:map style:condition="cell-content()=&quot;07&quot;" style:apply-style-name="Water" style:base-cell-address="LAYERS.L32"/>
      <style:map style:condition="cell-content()=&quot;08&quot;" style:apply-style-name="Empty" style:base-cell-address="LAYERS.L32"/>
    </style:style>
    <style:style style:name="ce29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L33"/>
      <style:map style:condition="cell-content()=&quot;01&quot;" style:apply-style-name="Grass1" style:base-cell-address="LAYERS.L33"/>
      <style:map style:condition="cell-content()=&quot;02&quot;" style:apply-style-name="Grass2" style:base-cell-address="LAYERS.L33"/>
      <style:map style:condition="cell-content()=&quot;03&quot;" style:apply-style-name="Road1" style:base-cell-address="LAYERS.L33"/>
      <style:map style:condition="cell-content()=&quot;04&quot;" style:apply-style-name="Road2" style:base-cell-address="LAYERS.L33"/>
      <style:map style:condition="cell-content()=&quot;05&quot;" style:apply-style-name="Wast" style:base-cell-address="LAYERS.L33"/>
      <style:map style:condition="cell-content()=&quot;06&quot;" style:apply-style-name="Rock" style:base-cell-address="LAYERS.L33"/>
      <style:map style:condition="cell-content()=&quot;07&quot;" style:apply-style-name="Water" style:base-cell-address="LAYERS.L33"/>
      <style:map style:condition="cell-content()=&quot;08&quot;" style:apply-style-name="Empty" style:base-cell-address="LAYERS.L33"/>
      <style:map style:condition="cell-content()=&quot;-1&quot;" style:apply-style-name="Empty" style:base-cell-address="LAYERS.L33"/>
    </style:style>
    <style:style style:name="ce29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2"/>
      <style:map style:condition="cell-content()=&quot;01&quot;" style:apply-style-name="Grass1" style:base-cell-address="LAYERS.M2"/>
      <style:map style:condition="cell-content()=&quot;02&quot;" style:apply-style-name="Grass2" style:base-cell-address="LAYERS.M2"/>
      <style:map style:condition="cell-content()=&quot;03&quot;" style:apply-style-name="Road1" style:base-cell-address="LAYERS.M2"/>
      <style:map style:condition="cell-content()=&quot;04&quot;" style:apply-style-name="Road2" style:base-cell-address="LAYERS.M2"/>
      <style:map style:condition="cell-content()=&quot;05&quot;" style:apply-style-name="Wast" style:base-cell-address="LAYERS.M2"/>
      <style:map style:condition="cell-content()=&quot;06&quot;" style:apply-style-name="Rock" style:base-cell-address="LAYERS.M2"/>
      <style:map style:condition="cell-content()=&quot;07&quot;" style:apply-style-name="Water" style:base-cell-address="LAYERS.M2"/>
      <style:map style:condition="cell-content()=&quot;08&quot;" style:apply-style-name="Empty" style:base-cell-address="LAYERS.M2"/>
      <style:map style:condition="cell-content()=&quot;-1&quot;" style:apply-style-name="Empty" style:base-cell-address="LAYERS.M2"/>
    </style:style>
    <style:style style:name="ce29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3"/>
      <style:map style:condition="cell-content()=&quot;01&quot;" style:apply-style-name="Grass1" style:base-cell-address="LAYERS.M3"/>
      <style:map style:condition="cell-content()=&quot;02&quot;" style:apply-style-name="Grass2" style:base-cell-address="LAYERS.M3"/>
      <style:map style:condition="cell-content()=&quot;03&quot;" style:apply-style-name="Road1" style:base-cell-address="LAYERS.M3"/>
      <style:map style:condition="cell-content()=&quot;04&quot;" style:apply-style-name="Road2" style:base-cell-address="LAYERS.M3"/>
      <style:map style:condition="cell-content()=&quot;05&quot;" style:apply-style-name="Wast" style:base-cell-address="LAYERS.M3"/>
      <style:map style:condition="cell-content()=&quot;06&quot;" style:apply-style-name="Rock" style:base-cell-address="LAYERS.M3"/>
      <style:map style:condition="cell-content()=&quot;07&quot;" style:apply-style-name="Water" style:base-cell-address="LAYERS.M3"/>
      <style:map style:condition="cell-content()=&quot;08&quot;" style:apply-style-name="Empty" style:base-cell-address="LAYERS.M3"/>
    </style:style>
    <style:style style:name="ce29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13"/>
      <style:map style:condition="cell-content()=&quot;01&quot;" style:apply-style-name="Grass1" style:base-cell-address="LAYERS.M13"/>
      <style:map style:condition="cell-content()=&quot;02&quot;" style:apply-style-name="Grass2" style:base-cell-address="LAYERS.M13"/>
      <style:map style:condition="cell-content()=&quot;03&quot;" style:apply-style-name="Road1" style:base-cell-address="LAYERS.M13"/>
      <style:map style:condition="cell-content()=&quot;04&quot;" style:apply-style-name="Road2" style:base-cell-address="LAYERS.M13"/>
      <style:map style:condition="cell-content()=&quot;05&quot;" style:apply-style-name="Wast" style:base-cell-address="LAYERS.M13"/>
      <style:map style:condition="cell-content()=&quot;06&quot;" style:apply-style-name="Rock" style:base-cell-address="LAYERS.M13"/>
      <style:map style:condition="cell-content()=&quot;07&quot;" style:apply-style-name="Water" style:base-cell-address="LAYERS.M13"/>
      <style:map style:condition="cell-content()=&quot;08&quot;" style:apply-style-name="Empty" style:base-cell-address="LAYERS.M13"/>
    </style:style>
    <style:style style:name="ce2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14"/>
      <style:map style:condition="cell-content()=&quot;01&quot;" style:apply-style-name="Grass1" style:base-cell-address="LAYERS.M14"/>
      <style:map style:condition="cell-content()=&quot;02&quot;" style:apply-style-name="Grass2" style:base-cell-address="LAYERS.M14"/>
      <style:map style:condition="cell-content()=&quot;03&quot;" style:apply-style-name="Road1" style:base-cell-address="LAYERS.M14"/>
      <style:map style:condition="cell-content()=&quot;04&quot;" style:apply-style-name="Road2" style:base-cell-address="LAYERS.M14"/>
      <style:map style:condition="cell-content()=&quot;05&quot;" style:apply-style-name="Wast" style:base-cell-address="LAYERS.M14"/>
      <style:map style:condition="cell-content()=&quot;06&quot;" style:apply-style-name="Rock" style:base-cell-address="LAYERS.M14"/>
      <style:map style:condition="cell-content()=&quot;07&quot;" style:apply-style-name="Water" style:base-cell-address="LAYERS.M14"/>
      <style:map style:condition="cell-content()=&quot;08&quot;" style:apply-style-name="Empty" style:base-cell-address="LAYERS.M14"/>
    </style:style>
    <style:style style:name="ce29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15"/>
      <style:map style:condition="cell-content()=&quot;01&quot;" style:apply-style-name="Grass1" style:base-cell-address="LAYERS.M15"/>
      <style:map style:condition="cell-content()=&quot;02&quot;" style:apply-style-name="Grass2" style:base-cell-address="LAYERS.M15"/>
      <style:map style:condition="cell-content()=&quot;03&quot;" style:apply-style-name="Road1" style:base-cell-address="LAYERS.M15"/>
      <style:map style:condition="cell-content()=&quot;04&quot;" style:apply-style-name="Road2" style:base-cell-address="LAYERS.M15"/>
      <style:map style:condition="cell-content()=&quot;05&quot;" style:apply-style-name="Wast" style:base-cell-address="LAYERS.M15"/>
      <style:map style:condition="cell-content()=&quot;06&quot;" style:apply-style-name="Rock" style:base-cell-address="LAYERS.M15"/>
      <style:map style:condition="cell-content()=&quot;07&quot;" style:apply-style-name="Water" style:base-cell-address="LAYERS.M15"/>
      <style:map style:condition="cell-content()=&quot;08&quot;" style:apply-style-name="Empty" style:base-cell-address="LAYERS.M15"/>
    </style:style>
    <style:style style:name="ce2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16"/>
      <style:map style:condition="cell-content()=&quot;01&quot;" style:apply-style-name="Grass1" style:base-cell-address="LAYERS.M16"/>
      <style:map style:condition="cell-content()=&quot;02&quot;" style:apply-style-name="Grass2" style:base-cell-address="LAYERS.M16"/>
      <style:map style:condition="cell-content()=&quot;03&quot;" style:apply-style-name="Road1" style:base-cell-address="LAYERS.M16"/>
      <style:map style:condition="cell-content()=&quot;04&quot;" style:apply-style-name="Road2" style:base-cell-address="LAYERS.M16"/>
      <style:map style:condition="cell-content()=&quot;05&quot;" style:apply-style-name="Wast" style:base-cell-address="LAYERS.M16"/>
      <style:map style:condition="cell-content()=&quot;06&quot;" style:apply-style-name="Rock" style:base-cell-address="LAYERS.M16"/>
      <style:map style:condition="cell-content()=&quot;07&quot;" style:apply-style-name="Water" style:base-cell-address="LAYERS.M16"/>
      <style:map style:condition="cell-content()=&quot;08&quot;" style:apply-style-name="Empty" style:base-cell-address="LAYERS.M16"/>
    </style:style>
    <style:style style:name="ce29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17"/>
      <style:map style:condition="cell-content()=&quot;01&quot;" style:apply-style-name="Grass1" style:base-cell-address="LAYERS.M17"/>
      <style:map style:condition="cell-content()=&quot;02&quot;" style:apply-style-name="Grass2" style:base-cell-address="LAYERS.M17"/>
      <style:map style:condition="cell-content()=&quot;03&quot;" style:apply-style-name="Road1" style:base-cell-address="LAYERS.M17"/>
      <style:map style:condition="cell-content()=&quot;04&quot;" style:apply-style-name="Road2" style:base-cell-address="LAYERS.M17"/>
      <style:map style:condition="cell-content()=&quot;05&quot;" style:apply-style-name="Wast" style:base-cell-address="LAYERS.M17"/>
      <style:map style:condition="cell-content()=&quot;06&quot;" style:apply-style-name="Rock" style:base-cell-address="LAYERS.M17"/>
      <style:map style:condition="cell-content()=&quot;07&quot;" style:apply-style-name="Water" style:base-cell-address="LAYERS.M17"/>
      <style:map style:condition="cell-content()=&quot;08&quot;" style:apply-style-name="Empty" style:base-cell-address="LAYERS.M17"/>
    </style:style>
    <style:style style:name="ce30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18"/>
      <style:map style:condition="cell-content()=&quot;01&quot;" style:apply-style-name="Grass1" style:base-cell-address="LAYERS.M18"/>
      <style:map style:condition="cell-content()=&quot;02&quot;" style:apply-style-name="Grass2" style:base-cell-address="LAYERS.M18"/>
      <style:map style:condition="cell-content()=&quot;03&quot;" style:apply-style-name="Road1" style:base-cell-address="LAYERS.M18"/>
      <style:map style:condition="cell-content()=&quot;04&quot;" style:apply-style-name="Road2" style:base-cell-address="LAYERS.M18"/>
      <style:map style:condition="cell-content()=&quot;05&quot;" style:apply-style-name="Wast" style:base-cell-address="LAYERS.M18"/>
      <style:map style:condition="cell-content()=&quot;06&quot;" style:apply-style-name="Rock" style:base-cell-address="LAYERS.M18"/>
      <style:map style:condition="cell-content()=&quot;07&quot;" style:apply-style-name="Water" style:base-cell-address="LAYERS.M18"/>
      <style:map style:condition="cell-content()=&quot;08&quot;" style:apply-style-name="Empty" style:base-cell-address="LAYERS.M18"/>
    </style:style>
    <style:style style:name="ce30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19"/>
      <style:map style:condition="cell-content()=&quot;01&quot;" style:apply-style-name="Grass1" style:base-cell-address="LAYERS.M19"/>
      <style:map style:condition="cell-content()=&quot;02&quot;" style:apply-style-name="Grass2" style:base-cell-address="LAYERS.M19"/>
      <style:map style:condition="cell-content()=&quot;03&quot;" style:apply-style-name="Road1" style:base-cell-address="LAYERS.M19"/>
      <style:map style:condition="cell-content()=&quot;04&quot;" style:apply-style-name="Road2" style:base-cell-address="LAYERS.M19"/>
      <style:map style:condition="cell-content()=&quot;05&quot;" style:apply-style-name="Wast" style:base-cell-address="LAYERS.M19"/>
      <style:map style:condition="cell-content()=&quot;06&quot;" style:apply-style-name="Rock" style:base-cell-address="LAYERS.M19"/>
      <style:map style:condition="cell-content()=&quot;07&quot;" style:apply-style-name="Water" style:base-cell-address="LAYERS.M19"/>
      <style:map style:condition="cell-content()=&quot;08&quot;" style:apply-style-name="Empty" style:base-cell-address="LAYERS.M19"/>
    </style:style>
    <style:style style:name="ce30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20"/>
      <style:map style:condition="cell-content()=&quot;01&quot;" style:apply-style-name="Grass1" style:base-cell-address="LAYERS.M20"/>
      <style:map style:condition="cell-content()=&quot;02&quot;" style:apply-style-name="Grass2" style:base-cell-address="LAYERS.M20"/>
      <style:map style:condition="cell-content()=&quot;03&quot;" style:apply-style-name="Road1" style:base-cell-address="LAYERS.M20"/>
      <style:map style:condition="cell-content()=&quot;04&quot;" style:apply-style-name="Road2" style:base-cell-address="LAYERS.M20"/>
      <style:map style:condition="cell-content()=&quot;05&quot;" style:apply-style-name="Wast" style:base-cell-address="LAYERS.M20"/>
      <style:map style:condition="cell-content()=&quot;06&quot;" style:apply-style-name="Rock" style:base-cell-address="LAYERS.M20"/>
      <style:map style:condition="cell-content()=&quot;07&quot;" style:apply-style-name="Water" style:base-cell-address="LAYERS.M20"/>
      <style:map style:condition="cell-content()=&quot;08&quot;" style:apply-style-name="Empty" style:base-cell-address="LAYERS.M20"/>
    </style:style>
    <style:style style:name="ce30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21"/>
      <style:map style:condition="cell-content()=&quot;01&quot;" style:apply-style-name="Grass1" style:base-cell-address="LAYERS.M21"/>
      <style:map style:condition="cell-content()=&quot;02&quot;" style:apply-style-name="Grass2" style:base-cell-address="LAYERS.M21"/>
      <style:map style:condition="cell-content()=&quot;03&quot;" style:apply-style-name="Road1" style:base-cell-address="LAYERS.M21"/>
      <style:map style:condition="cell-content()=&quot;04&quot;" style:apply-style-name="Road2" style:base-cell-address="LAYERS.M21"/>
      <style:map style:condition="cell-content()=&quot;05&quot;" style:apply-style-name="Wast" style:base-cell-address="LAYERS.M21"/>
      <style:map style:condition="cell-content()=&quot;06&quot;" style:apply-style-name="Rock" style:base-cell-address="LAYERS.M21"/>
      <style:map style:condition="cell-content()=&quot;07&quot;" style:apply-style-name="Water" style:base-cell-address="LAYERS.M21"/>
      <style:map style:condition="cell-content()=&quot;08&quot;" style:apply-style-name="Empty" style:base-cell-address="LAYERS.M21"/>
    </style:style>
    <style:style style:name="ce30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22"/>
      <style:map style:condition="cell-content()=&quot;01&quot;" style:apply-style-name="Grass1" style:base-cell-address="LAYERS.M22"/>
      <style:map style:condition="cell-content()=&quot;02&quot;" style:apply-style-name="Grass2" style:base-cell-address="LAYERS.M22"/>
      <style:map style:condition="cell-content()=&quot;03&quot;" style:apply-style-name="Road1" style:base-cell-address="LAYERS.M22"/>
      <style:map style:condition="cell-content()=&quot;04&quot;" style:apply-style-name="Road2" style:base-cell-address="LAYERS.M22"/>
      <style:map style:condition="cell-content()=&quot;05&quot;" style:apply-style-name="Wast" style:base-cell-address="LAYERS.M22"/>
      <style:map style:condition="cell-content()=&quot;06&quot;" style:apply-style-name="Rock" style:base-cell-address="LAYERS.M22"/>
      <style:map style:condition="cell-content()=&quot;07&quot;" style:apply-style-name="Water" style:base-cell-address="LAYERS.M22"/>
      <style:map style:condition="cell-content()=&quot;08&quot;" style:apply-style-name="Empty" style:base-cell-address="LAYERS.M22"/>
    </style:style>
    <style:style style:name="ce30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25"/>
      <style:map style:condition="cell-content()=&quot;01&quot;" style:apply-style-name="Grass1" style:base-cell-address="LAYERS.M25"/>
      <style:map style:condition="cell-content()=&quot;02&quot;" style:apply-style-name="Grass2" style:base-cell-address="LAYERS.M25"/>
      <style:map style:condition="cell-content()=&quot;03&quot;" style:apply-style-name="Road1" style:base-cell-address="LAYERS.M25"/>
      <style:map style:condition="cell-content()=&quot;04&quot;" style:apply-style-name="Road2" style:base-cell-address="LAYERS.M25"/>
      <style:map style:condition="cell-content()=&quot;05&quot;" style:apply-style-name="Wast" style:base-cell-address="LAYERS.M25"/>
      <style:map style:condition="cell-content()=&quot;06&quot;" style:apply-style-name="Rock" style:base-cell-address="LAYERS.M25"/>
      <style:map style:condition="cell-content()=&quot;07&quot;" style:apply-style-name="Water" style:base-cell-address="LAYERS.M25"/>
      <style:map style:condition="cell-content()=&quot;08&quot;" style:apply-style-name="Empty" style:base-cell-address="LAYERS.M25"/>
    </style:style>
    <style:style style:name="ce30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26"/>
      <style:map style:condition="cell-content()=&quot;01&quot;" style:apply-style-name="Grass1" style:base-cell-address="LAYERS.M26"/>
      <style:map style:condition="cell-content()=&quot;02&quot;" style:apply-style-name="Grass2" style:base-cell-address="LAYERS.M26"/>
      <style:map style:condition="cell-content()=&quot;03&quot;" style:apply-style-name="Road1" style:base-cell-address="LAYERS.M26"/>
      <style:map style:condition="cell-content()=&quot;04&quot;" style:apply-style-name="Road2" style:base-cell-address="LAYERS.M26"/>
      <style:map style:condition="cell-content()=&quot;05&quot;" style:apply-style-name="Wast" style:base-cell-address="LAYERS.M26"/>
      <style:map style:condition="cell-content()=&quot;06&quot;" style:apply-style-name="Rock" style:base-cell-address="LAYERS.M26"/>
      <style:map style:condition="cell-content()=&quot;07&quot;" style:apply-style-name="Water" style:base-cell-address="LAYERS.M26"/>
      <style:map style:condition="cell-content()=&quot;08&quot;" style:apply-style-name="Empty" style:base-cell-address="LAYERS.M26"/>
    </style:style>
    <style:style style:name="ce30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27"/>
      <style:map style:condition="cell-content()=&quot;01&quot;" style:apply-style-name="Grass1" style:base-cell-address="LAYERS.M27"/>
      <style:map style:condition="cell-content()=&quot;02&quot;" style:apply-style-name="Grass2" style:base-cell-address="LAYERS.M27"/>
      <style:map style:condition="cell-content()=&quot;03&quot;" style:apply-style-name="Road1" style:base-cell-address="LAYERS.M27"/>
      <style:map style:condition="cell-content()=&quot;04&quot;" style:apply-style-name="Road2" style:base-cell-address="LAYERS.M27"/>
      <style:map style:condition="cell-content()=&quot;05&quot;" style:apply-style-name="Wast" style:base-cell-address="LAYERS.M27"/>
      <style:map style:condition="cell-content()=&quot;06&quot;" style:apply-style-name="Rock" style:base-cell-address="LAYERS.M27"/>
      <style:map style:condition="cell-content()=&quot;07&quot;" style:apply-style-name="Water" style:base-cell-address="LAYERS.M27"/>
      <style:map style:condition="cell-content()=&quot;08&quot;" style:apply-style-name="Empty" style:base-cell-address="LAYERS.M27"/>
    </style:style>
    <style:style style:name="ce30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28"/>
      <style:map style:condition="cell-content()=&quot;01&quot;" style:apply-style-name="Grass1" style:base-cell-address="LAYERS.M28"/>
      <style:map style:condition="cell-content()=&quot;02&quot;" style:apply-style-name="Grass2" style:base-cell-address="LAYERS.M28"/>
      <style:map style:condition="cell-content()=&quot;03&quot;" style:apply-style-name="Road1" style:base-cell-address="LAYERS.M28"/>
      <style:map style:condition="cell-content()=&quot;04&quot;" style:apply-style-name="Road2" style:base-cell-address="LAYERS.M28"/>
      <style:map style:condition="cell-content()=&quot;05&quot;" style:apply-style-name="Wast" style:base-cell-address="LAYERS.M28"/>
      <style:map style:condition="cell-content()=&quot;06&quot;" style:apply-style-name="Rock" style:base-cell-address="LAYERS.M28"/>
      <style:map style:condition="cell-content()=&quot;07&quot;" style:apply-style-name="Water" style:base-cell-address="LAYERS.M28"/>
      <style:map style:condition="cell-content()=&quot;08&quot;" style:apply-style-name="Empty" style:base-cell-address="LAYERS.M28"/>
    </style:style>
    <style:style style:name="ce30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29"/>
      <style:map style:condition="cell-content()=&quot;01&quot;" style:apply-style-name="Grass1" style:base-cell-address="LAYERS.M29"/>
      <style:map style:condition="cell-content()=&quot;02&quot;" style:apply-style-name="Grass2" style:base-cell-address="LAYERS.M29"/>
      <style:map style:condition="cell-content()=&quot;03&quot;" style:apply-style-name="Road1" style:base-cell-address="LAYERS.M29"/>
      <style:map style:condition="cell-content()=&quot;04&quot;" style:apply-style-name="Road2" style:base-cell-address="LAYERS.M29"/>
      <style:map style:condition="cell-content()=&quot;05&quot;" style:apply-style-name="Wast" style:base-cell-address="LAYERS.M29"/>
      <style:map style:condition="cell-content()=&quot;06&quot;" style:apply-style-name="Rock" style:base-cell-address="LAYERS.M29"/>
      <style:map style:condition="cell-content()=&quot;07&quot;" style:apply-style-name="Water" style:base-cell-address="LAYERS.M29"/>
      <style:map style:condition="cell-content()=&quot;08&quot;" style:apply-style-name="Empty" style:base-cell-address="LAYERS.M29"/>
    </style:style>
    <style:style style:name="ce3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30"/>
      <style:map style:condition="cell-content()=&quot;01&quot;" style:apply-style-name="Grass1" style:base-cell-address="LAYERS.M30"/>
      <style:map style:condition="cell-content()=&quot;02&quot;" style:apply-style-name="Grass2" style:base-cell-address="LAYERS.M30"/>
      <style:map style:condition="cell-content()=&quot;03&quot;" style:apply-style-name="Road1" style:base-cell-address="LAYERS.M30"/>
      <style:map style:condition="cell-content()=&quot;04&quot;" style:apply-style-name="Road2" style:base-cell-address="LAYERS.M30"/>
      <style:map style:condition="cell-content()=&quot;05&quot;" style:apply-style-name="Wast" style:base-cell-address="LAYERS.M30"/>
      <style:map style:condition="cell-content()=&quot;06&quot;" style:apply-style-name="Rock" style:base-cell-address="LAYERS.M30"/>
      <style:map style:condition="cell-content()=&quot;07&quot;" style:apply-style-name="Water" style:base-cell-address="LAYERS.M30"/>
      <style:map style:condition="cell-content()=&quot;08&quot;" style:apply-style-name="Empty" style:base-cell-address="LAYERS.M30"/>
    </style:style>
    <style:style style:name="ce3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31"/>
      <style:map style:condition="cell-content()=&quot;01&quot;" style:apply-style-name="Grass1" style:base-cell-address="LAYERS.M31"/>
      <style:map style:condition="cell-content()=&quot;02&quot;" style:apply-style-name="Grass2" style:base-cell-address="LAYERS.M31"/>
      <style:map style:condition="cell-content()=&quot;03&quot;" style:apply-style-name="Road1" style:base-cell-address="LAYERS.M31"/>
      <style:map style:condition="cell-content()=&quot;04&quot;" style:apply-style-name="Road2" style:base-cell-address="LAYERS.M31"/>
      <style:map style:condition="cell-content()=&quot;05&quot;" style:apply-style-name="Wast" style:base-cell-address="LAYERS.M31"/>
      <style:map style:condition="cell-content()=&quot;06&quot;" style:apply-style-name="Rock" style:base-cell-address="LAYERS.M31"/>
      <style:map style:condition="cell-content()=&quot;07&quot;" style:apply-style-name="Water" style:base-cell-address="LAYERS.M31"/>
      <style:map style:condition="cell-content()=&quot;08&quot;" style:apply-style-name="Empty" style:base-cell-address="LAYERS.M31"/>
    </style:style>
    <style:style style:name="ce3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32"/>
      <style:map style:condition="cell-content()=&quot;01&quot;" style:apply-style-name="Grass1" style:base-cell-address="LAYERS.M32"/>
      <style:map style:condition="cell-content()=&quot;02&quot;" style:apply-style-name="Grass2" style:base-cell-address="LAYERS.M32"/>
      <style:map style:condition="cell-content()=&quot;03&quot;" style:apply-style-name="Road1" style:base-cell-address="LAYERS.M32"/>
      <style:map style:condition="cell-content()=&quot;04&quot;" style:apply-style-name="Road2" style:base-cell-address="LAYERS.M32"/>
      <style:map style:condition="cell-content()=&quot;05&quot;" style:apply-style-name="Wast" style:base-cell-address="LAYERS.M32"/>
      <style:map style:condition="cell-content()=&quot;06&quot;" style:apply-style-name="Rock" style:base-cell-address="LAYERS.M32"/>
      <style:map style:condition="cell-content()=&quot;07&quot;" style:apply-style-name="Water" style:base-cell-address="LAYERS.M32"/>
      <style:map style:condition="cell-content()=&quot;08&quot;" style:apply-style-name="Empty" style:base-cell-address="LAYERS.M32"/>
    </style:style>
    <style:style style:name="ce3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M33"/>
      <style:map style:condition="cell-content()=&quot;01&quot;" style:apply-style-name="Grass1" style:base-cell-address="LAYERS.M33"/>
      <style:map style:condition="cell-content()=&quot;02&quot;" style:apply-style-name="Grass2" style:base-cell-address="LAYERS.M33"/>
      <style:map style:condition="cell-content()=&quot;03&quot;" style:apply-style-name="Road1" style:base-cell-address="LAYERS.M33"/>
      <style:map style:condition="cell-content()=&quot;04&quot;" style:apply-style-name="Road2" style:base-cell-address="LAYERS.M33"/>
      <style:map style:condition="cell-content()=&quot;05&quot;" style:apply-style-name="Wast" style:base-cell-address="LAYERS.M33"/>
      <style:map style:condition="cell-content()=&quot;06&quot;" style:apply-style-name="Rock" style:base-cell-address="LAYERS.M33"/>
      <style:map style:condition="cell-content()=&quot;07&quot;" style:apply-style-name="Water" style:base-cell-address="LAYERS.M33"/>
      <style:map style:condition="cell-content()=&quot;08&quot;" style:apply-style-name="Empty" style:base-cell-address="LAYERS.M33"/>
      <style:map style:condition="cell-content()=&quot;-1&quot;" style:apply-style-name="Empty" style:base-cell-address="LAYERS.M33"/>
    </style:style>
    <style:style style:name="ce3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2"/>
      <style:map style:condition="cell-content()=&quot;01&quot;" style:apply-style-name="Grass1" style:base-cell-address="LAYERS.N2"/>
      <style:map style:condition="cell-content()=&quot;02&quot;" style:apply-style-name="Grass2" style:base-cell-address="LAYERS.N2"/>
      <style:map style:condition="cell-content()=&quot;03&quot;" style:apply-style-name="Road1" style:base-cell-address="LAYERS.N2"/>
      <style:map style:condition="cell-content()=&quot;04&quot;" style:apply-style-name="Road2" style:base-cell-address="LAYERS.N2"/>
      <style:map style:condition="cell-content()=&quot;05&quot;" style:apply-style-name="Wast" style:base-cell-address="LAYERS.N2"/>
      <style:map style:condition="cell-content()=&quot;06&quot;" style:apply-style-name="Rock" style:base-cell-address="LAYERS.N2"/>
      <style:map style:condition="cell-content()=&quot;07&quot;" style:apply-style-name="Water" style:base-cell-address="LAYERS.N2"/>
      <style:map style:condition="cell-content()=&quot;08&quot;" style:apply-style-name="Empty" style:base-cell-address="LAYERS.N2"/>
      <style:map style:condition="cell-content()=&quot;-1&quot;" style:apply-style-name="Empty" style:base-cell-address="LAYERS.N2"/>
    </style:style>
    <style:style style:name="ce3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3"/>
      <style:map style:condition="cell-content()=&quot;01&quot;" style:apply-style-name="Grass1" style:base-cell-address="LAYERS.N3"/>
      <style:map style:condition="cell-content()=&quot;02&quot;" style:apply-style-name="Grass2" style:base-cell-address="LAYERS.N3"/>
      <style:map style:condition="cell-content()=&quot;03&quot;" style:apply-style-name="Road1" style:base-cell-address="LAYERS.N3"/>
      <style:map style:condition="cell-content()=&quot;04&quot;" style:apply-style-name="Road2" style:base-cell-address="LAYERS.N3"/>
      <style:map style:condition="cell-content()=&quot;05&quot;" style:apply-style-name="Wast" style:base-cell-address="LAYERS.N3"/>
      <style:map style:condition="cell-content()=&quot;06&quot;" style:apply-style-name="Rock" style:base-cell-address="LAYERS.N3"/>
      <style:map style:condition="cell-content()=&quot;07&quot;" style:apply-style-name="Water" style:base-cell-address="LAYERS.N3"/>
      <style:map style:condition="cell-content()=&quot;08&quot;" style:apply-style-name="Empty" style:base-cell-address="LAYERS.N3"/>
    </style:style>
    <style:style style:name="ce3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4"/>
      <style:map style:condition="cell-content()=&quot;01&quot;" style:apply-style-name="Grass1" style:base-cell-address="LAYERS.N4"/>
      <style:map style:condition="cell-content()=&quot;02&quot;" style:apply-style-name="Grass2" style:base-cell-address="LAYERS.N4"/>
      <style:map style:condition="cell-content()=&quot;03&quot;" style:apply-style-name="Road1" style:base-cell-address="LAYERS.N4"/>
      <style:map style:condition="cell-content()=&quot;04&quot;" style:apply-style-name="Road2" style:base-cell-address="LAYERS.N4"/>
      <style:map style:condition="cell-content()=&quot;05&quot;" style:apply-style-name="Wast" style:base-cell-address="LAYERS.N4"/>
      <style:map style:condition="cell-content()=&quot;06&quot;" style:apply-style-name="Rock" style:base-cell-address="LAYERS.N4"/>
      <style:map style:condition="cell-content()=&quot;07&quot;" style:apply-style-name="Water" style:base-cell-address="LAYERS.N4"/>
      <style:map style:condition="cell-content()=&quot;08&quot;" style:apply-style-name="Empty" style:base-cell-address="LAYERS.N4"/>
    </style:style>
    <style:style style:name="ce3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5"/>
      <style:map style:condition="cell-content()=&quot;01&quot;" style:apply-style-name="Grass1" style:base-cell-address="LAYERS.N5"/>
      <style:map style:condition="cell-content()=&quot;02&quot;" style:apply-style-name="Grass2" style:base-cell-address="LAYERS.N5"/>
      <style:map style:condition="cell-content()=&quot;03&quot;" style:apply-style-name="Road1" style:base-cell-address="LAYERS.N5"/>
      <style:map style:condition="cell-content()=&quot;04&quot;" style:apply-style-name="Road2" style:base-cell-address="LAYERS.N5"/>
      <style:map style:condition="cell-content()=&quot;05&quot;" style:apply-style-name="Wast" style:base-cell-address="LAYERS.N5"/>
      <style:map style:condition="cell-content()=&quot;06&quot;" style:apply-style-name="Rock" style:base-cell-address="LAYERS.N5"/>
      <style:map style:condition="cell-content()=&quot;07&quot;" style:apply-style-name="Water" style:base-cell-address="LAYERS.N5"/>
      <style:map style:condition="cell-content()=&quot;08&quot;" style:apply-style-name="Empty" style:base-cell-address="LAYERS.N5"/>
    </style:style>
    <style:style style:name="ce3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13"/>
      <style:map style:condition="cell-content()=&quot;01&quot;" style:apply-style-name="Grass1" style:base-cell-address="LAYERS.N13"/>
      <style:map style:condition="cell-content()=&quot;02&quot;" style:apply-style-name="Grass2" style:base-cell-address="LAYERS.N13"/>
      <style:map style:condition="cell-content()=&quot;03&quot;" style:apply-style-name="Road1" style:base-cell-address="LAYERS.N13"/>
      <style:map style:condition="cell-content()=&quot;04&quot;" style:apply-style-name="Road2" style:base-cell-address="LAYERS.N13"/>
      <style:map style:condition="cell-content()=&quot;05&quot;" style:apply-style-name="Wast" style:base-cell-address="LAYERS.N13"/>
      <style:map style:condition="cell-content()=&quot;06&quot;" style:apply-style-name="Rock" style:base-cell-address="LAYERS.N13"/>
      <style:map style:condition="cell-content()=&quot;07&quot;" style:apply-style-name="Water" style:base-cell-address="LAYERS.N13"/>
      <style:map style:condition="cell-content()=&quot;08&quot;" style:apply-style-name="Empty" style:base-cell-address="LAYERS.N13"/>
    </style:style>
    <style:style style:name="ce3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14"/>
      <style:map style:condition="cell-content()=&quot;01&quot;" style:apply-style-name="Grass1" style:base-cell-address="LAYERS.N14"/>
      <style:map style:condition="cell-content()=&quot;02&quot;" style:apply-style-name="Grass2" style:base-cell-address="LAYERS.N14"/>
      <style:map style:condition="cell-content()=&quot;03&quot;" style:apply-style-name="Road1" style:base-cell-address="LAYERS.N14"/>
      <style:map style:condition="cell-content()=&quot;04&quot;" style:apply-style-name="Road2" style:base-cell-address="LAYERS.N14"/>
      <style:map style:condition="cell-content()=&quot;05&quot;" style:apply-style-name="Wast" style:base-cell-address="LAYERS.N14"/>
      <style:map style:condition="cell-content()=&quot;06&quot;" style:apply-style-name="Rock" style:base-cell-address="LAYERS.N14"/>
      <style:map style:condition="cell-content()=&quot;07&quot;" style:apply-style-name="Water" style:base-cell-address="LAYERS.N14"/>
      <style:map style:condition="cell-content()=&quot;08&quot;" style:apply-style-name="Empty" style:base-cell-address="LAYERS.N14"/>
    </style:style>
    <style:style style:name="ce3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15"/>
      <style:map style:condition="cell-content()=&quot;01&quot;" style:apply-style-name="Grass1" style:base-cell-address="LAYERS.N15"/>
      <style:map style:condition="cell-content()=&quot;02&quot;" style:apply-style-name="Grass2" style:base-cell-address="LAYERS.N15"/>
      <style:map style:condition="cell-content()=&quot;03&quot;" style:apply-style-name="Road1" style:base-cell-address="LAYERS.N15"/>
      <style:map style:condition="cell-content()=&quot;04&quot;" style:apply-style-name="Road2" style:base-cell-address="LAYERS.N15"/>
      <style:map style:condition="cell-content()=&quot;05&quot;" style:apply-style-name="Wast" style:base-cell-address="LAYERS.N15"/>
      <style:map style:condition="cell-content()=&quot;06&quot;" style:apply-style-name="Rock" style:base-cell-address="LAYERS.N15"/>
      <style:map style:condition="cell-content()=&quot;07&quot;" style:apply-style-name="Water" style:base-cell-address="LAYERS.N15"/>
      <style:map style:condition="cell-content()=&quot;08&quot;" style:apply-style-name="Empty" style:base-cell-address="LAYERS.N15"/>
    </style:style>
    <style:style style:name="ce3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16"/>
      <style:map style:condition="cell-content()=&quot;01&quot;" style:apply-style-name="Grass1" style:base-cell-address="LAYERS.N16"/>
      <style:map style:condition="cell-content()=&quot;02&quot;" style:apply-style-name="Grass2" style:base-cell-address="LAYERS.N16"/>
      <style:map style:condition="cell-content()=&quot;03&quot;" style:apply-style-name="Road1" style:base-cell-address="LAYERS.N16"/>
      <style:map style:condition="cell-content()=&quot;04&quot;" style:apply-style-name="Road2" style:base-cell-address="LAYERS.N16"/>
      <style:map style:condition="cell-content()=&quot;05&quot;" style:apply-style-name="Wast" style:base-cell-address="LAYERS.N16"/>
      <style:map style:condition="cell-content()=&quot;06&quot;" style:apply-style-name="Rock" style:base-cell-address="LAYERS.N16"/>
      <style:map style:condition="cell-content()=&quot;07&quot;" style:apply-style-name="Water" style:base-cell-address="LAYERS.N16"/>
      <style:map style:condition="cell-content()=&quot;08&quot;" style:apply-style-name="Empty" style:base-cell-address="LAYERS.N16"/>
    </style:style>
    <style:style style:name="ce32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17"/>
      <style:map style:condition="cell-content()=&quot;01&quot;" style:apply-style-name="Grass1" style:base-cell-address="LAYERS.N17"/>
      <style:map style:condition="cell-content()=&quot;02&quot;" style:apply-style-name="Grass2" style:base-cell-address="LAYERS.N17"/>
      <style:map style:condition="cell-content()=&quot;03&quot;" style:apply-style-name="Road1" style:base-cell-address="LAYERS.N17"/>
      <style:map style:condition="cell-content()=&quot;04&quot;" style:apply-style-name="Road2" style:base-cell-address="LAYERS.N17"/>
      <style:map style:condition="cell-content()=&quot;05&quot;" style:apply-style-name="Wast" style:base-cell-address="LAYERS.N17"/>
      <style:map style:condition="cell-content()=&quot;06&quot;" style:apply-style-name="Rock" style:base-cell-address="LAYERS.N17"/>
      <style:map style:condition="cell-content()=&quot;07&quot;" style:apply-style-name="Water" style:base-cell-address="LAYERS.N17"/>
      <style:map style:condition="cell-content()=&quot;08&quot;" style:apply-style-name="Empty" style:base-cell-address="LAYERS.N17"/>
    </style:style>
    <style:style style:name="ce32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18"/>
      <style:map style:condition="cell-content()=&quot;01&quot;" style:apply-style-name="Grass1" style:base-cell-address="LAYERS.N18"/>
      <style:map style:condition="cell-content()=&quot;02&quot;" style:apply-style-name="Grass2" style:base-cell-address="LAYERS.N18"/>
      <style:map style:condition="cell-content()=&quot;03&quot;" style:apply-style-name="Road1" style:base-cell-address="LAYERS.N18"/>
      <style:map style:condition="cell-content()=&quot;04&quot;" style:apply-style-name="Road2" style:base-cell-address="LAYERS.N18"/>
      <style:map style:condition="cell-content()=&quot;05&quot;" style:apply-style-name="Wast" style:base-cell-address="LAYERS.N18"/>
      <style:map style:condition="cell-content()=&quot;06&quot;" style:apply-style-name="Rock" style:base-cell-address="LAYERS.N18"/>
      <style:map style:condition="cell-content()=&quot;07&quot;" style:apply-style-name="Water" style:base-cell-address="LAYERS.N18"/>
      <style:map style:condition="cell-content()=&quot;08&quot;" style:apply-style-name="Empty" style:base-cell-address="LAYERS.N18"/>
    </style:style>
    <style:style style:name="ce3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19"/>
      <style:map style:condition="cell-content()=&quot;01&quot;" style:apply-style-name="Grass1" style:base-cell-address="LAYERS.N19"/>
      <style:map style:condition="cell-content()=&quot;02&quot;" style:apply-style-name="Grass2" style:base-cell-address="LAYERS.N19"/>
      <style:map style:condition="cell-content()=&quot;03&quot;" style:apply-style-name="Road1" style:base-cell-address="LAYERS.N19"/>
      <style:map style:condition="cell-content()=&quot;04&quot;" style:apply-style-name="Road2" style:base-cell-address="LAYERS.N19"/>
      <style:map style:condition="cell-content()=&quot;05&quot;" style:apply-style-name="Wast" style:base-cell-address="LAYERS.N19"/>
      <style:map style:condition="cell-content()=&quot;06&quot;" style:apply-style-name="Rock" style:base-cell-address="LAYERS.N19"/>
      <style:map style:condition="cell-content()=&quot;07&quot;" style:apply-style-name="Water" style:base-cell-address="LAYERS.N19"/>
      <style:map style:condition="cell-content()=&quot;08&quot;" style:apply-style-name="Empty" style:base-cell-address="LAYERS.N19"/>
    </style:style>
    <style:style style:name="ce3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20"/>
      <style:map style:condition="cell-content()=&quot;01&quot;" style:apply-style-name="Grass1" style:base-cell-address="LAYERS.N20"/>
      <style:map style:condition="cell-content()=&quot;02&quot;" style:apply-style-name="Grass2" style:base-cell-address="LAYERS.N20"/>
      <style:map style:condition="cell-content()=&quot;03&quot;" style:apply-style-name="Road1" style:base-cell-address="LAYERS.N20"/>
      <style:map style:condition="cell-content()=&quot;04&quot;" style:apply-style-name="Road2" style:base-cell-address="LAYERS.N20"/>
      <style:map style:condition="cell-content()=&quot;05&quot;" style:apply-style-name="Wast" style:base-cell-address="LAYERS.N20"/>
      <style:map style:condition="cell-content()=&quot;06&quot;" style:apply-style-name="Rock" style:base-cell-address="LAYERS.N20"/>
      <style:map style:condition="cell-content()=&quot;07&quot;" style:apply-style-name="Water" style:base-cell-address="LAYERS.N20"/>
      <style:map style:condition="cell-content()=&quot;08&quot;" style:apply-style-name="Empty" style:base-cell-address="LAYERS.N20"/>
    </style:style>
    <style:style style:name="ce3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21"/>
      <style:map style:condition="cell-content()=&quot;01&quot;" style:apply-style-name="Grass1" style:base-cell-address="LAYERS.N21"/>
      <style:map style:condition="cell-content()=&quot;02&quot;" style:apply-style-name="Grass2" style:base-cell-address="LAYERS.N21"/>
      <style:map style:condition="cell-content()=&quot;03&quot;" style:apply-style-name="Road1" style:base-cell-address="LAYERS.N21"/>
      <style:map style:condition="cell-content()=&quot;04&quot;" style:apply-style-name="Road2" style:base-cell-address="LAYERS.N21"/>
      <style:map style:condition="cell-content()=&quot;05&quot;" style:apply-style-name="Wast" style:base-cell-address="LAYERS.N21"/>
      <style:map style:condition="cell-content()=&quot;06&quot;" style:apply-style-name="Rock" style:base-cell-address="LAYERS.N21"/>
      <style:map style:condition="cell-content()=&quot;07&quot;" style:apply-style-name="Water" style:base-cell-address="LAYERS.N21"/>
      <style:map style:condition="cell-content()=&quot;08&quot;" style:apply-style-name="Empty" style:base-cell-address="LAYERS.N21"/>
    </style:style>
    <style:style style:name="ce32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22"/>
      <style:map style:condition="cell-content()=&quot;01&quot;" style:apply-style-name="Grass1" style:base-cell-address="LAYERS.N22"/>
      <style:map style:condition="cell-content()=&quot;02&quot;" style:apply-style-name="Grass2" style:base-cell-address="LAYERS.N22"/>
      <style:map style:condition="cell-content()=&quot;03&quot;" style:apply-style-name="Road1" style:base-cell-address="LAYERS.N22"/>
      <style:map style:condition="cell-content()=&quot;04&quot;" style:apply-style-name="Road2" style:base-cell-address="LAYERS.N22"/>
      <style:map style:condition="cell-content()=&quot;05&quot;" style:apply-style-name="Wast" style:base-cell-address="LAYERS.N22"/>
      <style:map style:condition="cell-content()=&quot;06&quot;" style:apply-style-name="Rock" style:base-cell-address="LAYERS.N22"/>
      <style:map style:condition="cell-content()=&quot;07&quot;" style:apply-style-name="Water" style:base-cell-address="LAYERS.N22"/>
      <style:map style:condition="cell-content()=&quot;08&quot;" style:apply-style-name="Empty" style:base-cell-address="LAYERS.N22"/>
    </style:style>
    <style:style style:name="ce3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25"/>
      <style:map style:condition="cell-content()=&quot;01&quot;" style:apply-style-name="Grass1" style:base-cell-address="LAYERS.N25"/>
      <style:map style:condition="cell-content()=&quot;02&quot;" style:apply-style-name="Grass2" style:base-cell-address="LAYERS.N25"/>
      <style:map style:condition="cell-content()=&quot;03&quot;" style:apply-style-name="Road1" style:base-cell-address="LAYERS.N25"/>
      <style:map style:condition="cell-content()=&quot;04&quot;" style:apply-style-name="Road2" style:base-cell-address="LAYERS.N25"/>
      <style:map style:condition="cell-content()=&quot;05&quot;" style:apply-style-name="Wast" style:base-cell-address="LAYERS.N25"/>
      <style:map style:condition="cell-content()=&quot;06&quot;" style:apply-style-name="Rock" style:base-cell-address="LAYERS.N25"/>
      <style:map style:condition="cell-content()=&quot;07&quot;" style:apply-style-name="Water" style:base-cell-address="LAYERS.N25"/>
      <style:map style:condition="cell-content()=&quot;08&quot;" style:apply-style-name="Empty" style:base-cell-address="LAYERS.N25"/>
    </style:style>
    <style:style style:name="ce3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26"/>
      <style:map style:condition="cell-content()=&quot;01&quot;" style:apply-style-name="Grass1" style:base-cell-address="LAYERS.N26"/>
      <style:map style:condition="cell-content()=&quot;02&quot;" style:apply-style-name="Grass2" style:base-cell-address="LAYERS.N26"/>
      <style:map style:condition="cell-content()=&quot;03&quot;" style:apply-style-name="Road1" style:base-cell-address="LAYERS.N26"/>
      <style:map style:condition="cell-content()=&quot;04&quot;" style:apply-style-name="Road2" style:base-cell-address="LAYERS.N26"/>
      <style:map style:condition="cell-content()=&quot;05&quot;" style:apply-style-name="Wast" style:base-cell-address="LAYERS.N26"/>
      <style:map style:condition="cell-content()=&quot;06&quot;" style:apply-style-name="Rock" style:base-cell-address="LAYERS.N26"/>
      <style:map style:condition="cell-content()=&quot;07&quot;" style:apply-style-name="Water" style:base-cell-address="LAYERS.N26"/>
      <style:map style:condition="cell-content()=&quot;08&quot;" style:apply-style-name="Empty" style:base-cell-address="LAYERS.N26"/>
    </style:style>
    <style:style style:name="ce33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27"/>
      <style:map style:condition="cell-content()=&quot;01&quot;" style:apply-style-name="Grass1" style:base-cell-address="LAYERS.N27"/>
      <style:map style:condition="cell-content()=&quot;02&quot;" style:apply-style-name="Grass2" style:base-cell-address="LAYERS.N27"/>
      <style:map style:condition="cell-content()=&quot;03&quot;" style:apply-style-name="Road1" style:base-cell-address="LAYERS.N27"/>
      <style:map style:condition="cell-content()=&quot;04&quot;" style:apply-style-name="Road2" style:base-cell-address="LAYERS.N27"/>
      <style:map style:condition="cell-content()=&quot;05&quot;" style:apply-style-name="Wast" style:base-cell-address="LAYERS.N27"/>
      <style:map style:condition="cell-content()=&quot;06&quot;" style:apply-style-name="Rock" style:base-cell-address="LAYERS.N27"/>
      <style:map style:condition="cell-content()=&quot;07&quot;" style:apply-style-name="Water" style:base-cell-address="LAYERS.N27"/>
      <style:map style:condition="cell-content()=&quot;08&quot;" style:apply-style-name="Empty" style:base-cell-address="LAYERS.N27"/>
    </style:style>
    <style:style style:name="ce33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28"/>
      <style:map style:condition="cell-content()=&quot;01&quot;" style:apply-style-name="Grass1" style:base-cell-address="LAYERS.N28"/>
      <style:map style:condition="cell-content()=&quot;02&quot;" style:apply-style-name="Grass2" style:base-cell-address="LAYERS.N28"/>
      <style:map style:condition="cell-content()=&quot;03&quot;" style:apply-style-name="Road1" style:base-cell-address="LAYERS.N28"/>
      <style:map style:condition="cell-content()=&quot;04&quot;" style:apply-style-name="Road2" style:base-cell-address="LAYERS.N28"/>
      <style:map style:condition="cell-content()=&quot;05&quot;" style:apply-style-name="Wast" style:base-cell-address="LAYERS.N28"/>
      <style:map style:condition="cell-content()=&quot;06&quot;" style:apply-style-name="Rock" style:base-cell-address="LAYERS.N28"/>
      <style:map style:condition="cell-content()=&quot;07&quot;" style:apply-style-name="Water" style:base-cell-address="LAYERS.N28"/>
      <style:map style:condition="cell-content()=&quot;08&quot;" style:apply-style-name="Empty" style:base-cell-address="LAYERS.N28"/>
    </style:style>
    <style:style style:name="ce33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29"/>
      <style:map style:condition="cell-content()=&quot;01&quot;" style:apply-style-name="Grass1" style:base-cell-address="LAYERS.N29"/>
      <style:map style:condition="cell-content()=&quot;02&quot;" style:apply-style-name="Grass2" style:base-cell-address="LAYERS.N29"/>
      <style:map style:condition="cell-content()=&quot;03&quot;" style:apply-style-name="Road1" style:base-cell-address="LAYERS.N29"/>
      <style:map style:condition="cell-content()=&quot;04&quot;" style:apply-style-name="Road2" style:base-cell-address="LAYERS.N29"/>
      <style:map style:condition="cell-content()=&quot;05&quot;" style:apply-style-name="Wast" style:base-cell-address="LAYERS.N29"/>
      <style:map style:condition="cell-content()=&quot;06&quot;" style:apply-style-name="Rock" style:base-cell-address="LAYERS.N29"/>
      <style:map style:condition="cell-content()=&quot;07&quot;" style:apply-style-name="Water" style:base-cell-address="LAYERS.N29"/>
      <style:map style:condition="cell-content()=&quot;08&quot;" style:apply-style-name="Empty" style:base-cell-address="LAYERS.N29"/>
    </style:style>
    <style:style style:name="ce33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30"/>
      <style:map style:condition="cell-content()=&quot;01&quot;" style:apply-style-name="Grass1" style:base-cell-address="LAYERS.N30"/>
      <style:map style:condition="cell-content()=&quot;02&quot;" style:apply-style-name="Grass2" style:base-cell-address="LAYERS.N30"/>
      <style:map style:condition="cell-content()=&quot;03&quot;" style:apply-style-name="Road1" style:base-cell-address="LAYERS.N30"/>
      <style:map style:condition="cell-content()=&quot;04&quot;" style:apply-style-name="Road2" style:base-cell-address="LAYERS.N30"/>
      <style:map style:condition="cell-content()=&quot;05&quot;" style:apply-style-name="Wast" style:base-cell-address="LAYERS.N30"/>
      <style:map style:condition="cell-content()=&quot;06&quot;" style:apply-style-name="Rock" style:base-cell-address="LAYERS.N30"/>
      <style:map style:condition="cell-content()=&quot;07&quot;" style:apply-style-name="Water" style:base-cell-address="LAYERS.N30"/>
      <style:map style:condition="cell-content()=&quot;08&quot;" style:apply-style-name="Empty" style:base-cell-address="LAYERS.N30"/>
    </style:style>
    <style:style style:name="ce33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31"/>
      <style:map style:condition="cell-content()=&quot;01&quot;" style:apply-style-name="Grass1" style:base-cell-address="LAYERS.N31"/>
      <style:map style:condition="cell-content()=&quot;02&quot;" style:apply-style-name="Grass2" style:base-cell-address="LAYERS.N31"/>
      <style:map style:condition="cell-content()=&quot;03&quot;" style:apply-style-name="Road1" style:base-cell-address="LAYERS.N31"/>
      <style:map style:condition="cell-content()=&quot;04&quot;" style:apply-style-name="Road2" style:base-cell-address="LAYERS.N31"/>
      <style:map style:condition="cell-content()=&quot;05&quot;" style:apply-style-name="Wast" style:base-cell-address="LAYERS.N31"/>
      <style:map style:condition="cell-content()=&quot;06&quot;" style:apply-style-name="Rock" style:base-cell-address="LAYERS.N31"/>
      <style:map style:condition="cell-content()=&quot;07&quot;" style:apply-style-name="Water" style:base-cell-address="LAYERS.N31"/>
      <style:map style:condition="cell-content()=&quot;08&quot;" style:apply-style-name="Empty" style:base-cell-address="LAYERS.N31"/>
    </style:style>
    <style:style style:name="ce3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32"/>
      <style:map style:condition="cell-content()=&quot;01&quot;" style:apply-style-name="Grass1" style:base-cell-address="LAYERS.N32"/>
      <style:map style:condition="cell-content()=&quot;02&quot;" style:apply-style-name="Grass2" style:base-cell-address="LAYERS.N32"/>
      <style:map style:condition="cell-content()=&quot;03&quot;" style:apply-style-name="Road1" style:base-cell-address="LAYERS.N32"/>
      <style:map style:condition="cell-content()=&quot;04&quot;" style:apply-style-name="Road2" style:base-cell-address="LAYERS.N32"/>
      <style:map style:condition="cell-content()=&quot;05&quot;" style:apply-style-name="Wast" style:base-cell-address="LAYERS.N32"/>
      <style:map style:condition="cell-content()=&quot;06&quot;" style:apply-style-name="Rock" style:base-cell-address="LAYERS.N32"/>
      <style:map style:condition="cell-content()=&quot;07&quot;" style:apply-style-name="Water" style:base-cell-address="LAYERS.N32"/>
      <style:map style:condition="cell-content()=&quot;08&quot;" style:apply-style-name="Empty" style:base-cell-address="LAYERS.N32"/>
    </style:style>
    <style:style style:name="ce3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N33"/>
      <style:map style:condition="cell-content()=&quot;01&quot;" style:apply-style-name="Grass1" style:base-cell-address="LAYERS.N33"/>
      <style:map style:condition="cell-content()=&quot;02&quot;" style:apply-style-name="Grass2" style:base-cell-address="LAYERS.N33"/>
      <style:map style:condition="cell-content()=&quot;03&quot;" style:apply-style-name="Road1" style:base-cell-address="LAYERS.N33"/>
      <style:map style:condition="cell-content()=&quot;04&quot;" style:apply-style-name="Road2" style:base-cell-address="LAYERS.N33"/>
      <style:map style:condition="cell-content()=&quot;05&quot;" style:apply-style-name="Wast" style:base-cell-address="LAYERS.N33"/>
      <style:map style:condition="cell-content()=&quot;06&quot;" style:apply-style-name="Rock" style:base-cell-address="LAYERS.N33"/>
      <style:map style:condition="cell-content()=&quot;07&quot;" style:apply-style-name="Water" style:base-cell-address="LAYERS.N33"/>
      <style:map style:condition="cell-content()=&quot;08&quot;" style:apply-style-name="Empty" style:base-cell-address="LAYERS.N33"/>
      <style:map style:condition="cell-content()=&quot;-1&quot;" style:apply-style-name="Empty" style:base-cell-address="LAYERS.N33"/>
    </style:style>
    <style:style style:name="ce33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2"/>
      <style:map style:condition="cell-content()=&quot;01&quot;" style:apply-style-name="Grass1" style:base-cell-address="LAYERS.O2"/>
      <style:map style:condition="cell-content()=&quot;02&quot;" style:apply-style-name="Grass2" style:base-cell-address="LAYERS.O2"/>
      <style:map style:condition="cell-content()=&quot;03&quot;" style:apply-style-name="Road1" style:base-cell-address="LAYERS.O2"/>
      <style:map style:condition="cell-content()=&quot;04&quot;" style:apply-style-name="Road2" style:base-cell-address="LAYERS.O2"/>
      <style:map style:condition="cell-content()=&quot;05&quot;" style:apply-style-name="Wast" style:base-cell-address="LAYERS.O2"/>
      <style:map style:condition="cell-content()=&quot;06&quot;" style:apply-style-name="Rock" style:base-cell-address="LAYERS.O2"/>
      <style:map style:condition="cell-content()=&quot;07&quot;" style:apply-style-name="Water" style:base-cell-address="LAYERS.O2"/>
      <style:map style:condition="cell-content()=&quot;08&quot;" style:apply-style-name="Empty" style:base-cell-address="LAYERS.O2"/>
      <style:map style:condition="cell-content()=&quot;-1&quot;" style:apply-style-name="Empty" style:base-cell-address="LAYERS.O2"/>
    </style:style>
    <style:style style:name="ce33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3"/>
      <style:map style:condition="cell-content()=&quot;01&quot;" style:apply-style-name="Grass1" style:base-cell-address="LAYERS.O3"/>
      <style:map style:condition="cell-content()=&quot;02&quot;" style:apply-style-name="Grass2" style:base-cell-address="LAYERS.O3"/>
      <style:map style:condition="cell-content()=&quot;03&quot;" style:apply-style-name="Road1" style:base-cell-address="LAYERS.O3"/>
      <style:map style:condition="cell-content()=&quot;04&quot;" style:apply-style-name="Road2" style:base-cell-address="LAYERS.O3"/>
      <style:map style:condition="cell-content()=&quot;05&quot;" style:apply-style-name="Wast" style:base-cell-address="LAYERS.O3"/>
      <style:map style:condition="cell-content()=&quot;06&quot;" style:apply-style-name="Rock" style:base-cell-address="LAYERS.O3"/>
      <style:map style:condition="cell-content()=&quot;07&quot;" style:apply-style-name="Water" style:base-cell-address="LAYERS.O3"/>
      <style:map style:condition="cell-content()=&quot;08&quot;" style:apply-style-name="Empty" style:base-cell-address="LAYERS.O3"/>
    </style:style>
    <style:style style:name="ce3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13"/>
      <style:map style:condition="cell-content()=&quot;01&quot;" style:apply-style-name="Grass1" style:base-cell-address="LAYERS.O13"/>
      <style:map style:condition="cell-content()=&quot;02&quot;" style:apply-style-name="Grass2" style:base-cell-address="LAYERS.O13"/>
      <style:map style:condition="cell-content()=&quot;03&quot;" style:apply-style-name="Road1" style:base-cell-address="LAYERS.O13"/>
      <style:map style:condition="cell-content()=&quot;04&quot;" style:apply-style-name="Road2" style:base-cell-address="LAYERS.O13"/>
      <style:map style:condition="cell-content()=&quot;05&quot;" style:apply-style-name="Wast" style:base-cell-address="LAYERS.O13"/>
      <style:map style:condition="cell-content()=&quot;06&quot;" style:apply-style-name="Rock" style:base-cell-address="LAYERS.O13"/>
      <style:map style:condition="cell-content()=&quot;07&quot;" style:apply-style-name="Water" style:base-cell-address="LAYERS.O13"/>
      <style:map style:condition="cell-content()=&quot;08&quot;" style:apply-style-name="Empty" style:base-cell-address="LAYERS.O13"/>
    </style:style>
    <style:style style:name="ce3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14"/>
      <style:map style:condition="cell-content()=&quot;01&quot;" style:apply-style-name="Grass1" style:base-cell-address="LAYERS.O14"/>
      <style:map style:condition="cell-content()=&quot;02&quot;" style:apply-style-name="Grass2" style:base-cell-address="LAYERS.O14"/>
      <style:map style:condition="cell-content()=&quot;03&quot;" style:apply-style-name="Road1" style:base-cell-address="LAYERS.O14"/>
      <style:map style:condition="cell-content()=&quot;04&quot;" style:apply-style-name="Road2" style:base-cell-address="LAYERS.O14"/>
      <style:map style:condition="cell-content()=&quot;05&quot;" style:apply-style-name="Wast" style:base-cell-address="LAYERS.O14"/>
      <style:map style:condition="cell-content()=&quot;06&quot;" style:apply-style-name="Rock" style:base-cell-address="LAYERS.O14"/>
      <style:map style:condition="cell-content()=&quot;07&quot;" style:apply-style-name="Water" style:base-cell-address="LAYERS.O14"/>
      <style:map style:condition="cell-content()=&quot;08&quot;" style:apply-style-name="Empty" style:base-cell-address="LAYERS.O14"/>
    </style:style>
    <style:style style:name="ce3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15"/>
      <style:map style:condition="cell-content()=&quot;01&quot;" style:apply-style-name="Grass1" style:base-cell-address="LAYERS.O15"/>
      <style:map style:condition="cell-content()=&quot;02&quot;" style:apply-style-name="Grass2" style:base-cell-address="LAYERS.O15"/>
      <style:map style:condition="cell-content()=&quot;03&quot;" style:apply-style-name="Road1" style:base-cell-address="LAYERS.O15"/>
      <style:map style:condition="cell-content()=&quot;04&quot;" style:apply-style-name="Road2" style:base-cell-address="LAYERS.O15"/>
      <style:map style:condition="cell-content()=&quot;05&quot;" style:apply-style-name="Wast" style:base-cell-address="LAYERS.O15"/>
      <style:map style:condition="cell-content()=&quot;06&quot;" style:apply-style-name="Rock" style:base-cell-address="LAYERS.O15"/>
      <style:map style:condition="cell-content()=&quot;07&quot;" style:apply-style-name="Water" style:base-cell-address="LAYERS.O15"/>
      <style:map style:condition="cell-content()=&quot;08&quot;" style:apply-style-name="Empty" style:base-cell-address="LAYERS.O15"/>
    </style:style>
    <style:style style:name="ce3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16"/>
      <style:map style:condition="cell-content()=&quot;01&quot;" style:apply-style-name="Grass1" style:base-cell-address="LAYERS.O16"/>
      <style:map style:condition="cell-content()=&quot;02&quot;" style:apply-style-name="Grass2" style:base-cell-address="LAYERS.O16"/>
      <style:map style:condition="cell-content()=&quot;03&quot;" style:apply-style-name="Road1" style:base-cell-address="LAYERS.O16"/>
      <style:map style:condition="cell-content()=&quot;04&quot;" style:apply-style-name="Road2" style:base-cell-address="LAYERS.O16"/>
      <style:map style:condition="cell-content()=&quot;05&quot;" style:apply-style-name="Wast" style:base-cell-address="LAYERS.O16"/>
      <style:map style:condition="cell-content()=&quot;06&quot;" style:apply-style-name="Rock" style:base-cell-address="LAYERS.O16"/>
      <style:map style:condition="cell-content()=&quot;07&quot;" style:apply-style-name="Water" style:base-cell-address="LAYERS.O16"/>
      <style:map style:condition="cell-content()=&quot;08&quot;" style:apply-style-name="Empty" style:base-cell-address="LAYERS.O16"/>
    </style:style>
    <style:style style:name="ce3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17"/>
      <style:map style:condition="cell-content()=&quot;01&quot;" style:apply-style-name="Grass1" style:base-cell-address="LAYERS.O17"/>
      <style:map style:condition="cell-content()=&quot;02&quot;" style:apply-style-name="Grass2" style:base-cell-address="LAYERS.O17"/>
      <style:map style:condition="cell-content()=&quot;03&quot;" style:apply-style-name="Road1" style:base-cell-address="LAYERS.O17"/>
      <style:map style:condition="cell-content()=&quot;04&quot;" style:apply-style-name="Road2" style:base-cell-address="LAYERS.O17"/>
      <style:map style:condition="cell-content()=&quot;05&quot;" style:apply-style-name="Wast" style:base-cell-address="LAYERS.O17"/>
      <style:map style:condition="cell-content()=&quot;06&quot;" style:apply-style-name="Rock" style:base-cell-address="LAYERS.O17"/>
      <style:map style:condition="cell-content()=&quot;07&quot;" style:apply-style-name="Water" style:base-cell-address="LAYERS.O17"/>
      <style:map style:condition="cell-content()=&quot;08&quot;" style:apply-style-name="Empty" style:base-cell-address="LAYERS.O17"/>
    </style:style>
    <style:style style:name="ce3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18"/>
      <style:map style:condition="cell-content()=&quot;01&quot;" style:apply-style-name="Grass1" style:base-cell-address="LAYERS.O18"/>
      <style:map style:condition="cell-content()=&quot;02&quot;" style:apply-style-name="Grass2" style:base-cell-address="LAYERS.O18"/>
      <style:map style:condition="cell-content()=&quot;03&quot;" style:apply-style-name="Road1" style:base-cell-address="LAYERS.O18"/>
      <style:map style:condition="cell-content()=&quot;04&quot;" style:apply-style-name="Road2" style:base-cell-address="LAYERS.O18"/>
      <style:map style:condition="cell-content()=&quot;05&quot;" style:apply-style-name="Wast" style:base-cell-address="LAYERS.O18"/>
      <style:map style:condition="cell-content()=&quot;06&quot;" style:apply-style-name="Rock" style:base-cell-address="LAYERS.O18"/>
      <style:map style:condition="cell-content()=&quot;07&quot;" style:apply-style-name="Water" style:base-cell-address="LAYERS.O18"/>
      <style:map style:condition="cell-content()=&quot;08&quot;" style:apply-style-name="Empty" style:base-cell-address="LAYERS.O18"/>
    </style:style>
    <style:style style:name="ce34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19"/>
      <style:map style:condition="cell-content()=&quot;01&quot;" style:apply-style-name="Grass1" style:base-cell-address="LAYERS.O19"/>
      <style:map style:condition="cell-content()=&quot;02&quot;" style:apply-style-name="Grass2" style:base-cell-address="LAYERS.O19"/>
      <style:map style:condition="cell-content()=&quot;03&quot;" style:apply-style-name="Road1" style:base-cell-address="LAYERS.O19"/>
      <style:map style:condition="cell-content()=&quot;04&quot;" style:apply-style-name="Road2" style:base-cell-address="LAYERS.O19"/>
      <style:map style:condition="cell-content()=&quot;05&quot;" style:apply-style-name="Wast" style:base-cell-address="LAYERS.O19"/>
      <style:map style:condition="cell-content()=&quot;06&quot;" style:apply-style-name="Rock" style:base-cell-address="LAYERS.O19"/>
      <style:map style:condition="cell-content()=&quot;07&quot;" style:apply-style-name="Water" style:base-cell-address="LAYERS.O19"/>
      <style:map style:condition="cell-content()=&quot;08&quot;" style:apply-style-name="Empty" style:base-cell-address="LAYERS.O19"/>
    </style:style>
    <style:style style:name="ce34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20"/>
      <style:map style:condition="cell-content()=&quot;01&quot;" style:apply-style-name="Grass1" style:base-cell-address="LAYERS.O20"/>
      <style:map style:condition="cell-content()=&quot;02&quot;" style:apply-style-name="Grass2" style:base-cell-address="LAYERS.O20"/>
      <style:map style:condition="cell-content()=&quot;03&quot;" style:apply-style-name="Road1" style:base-cell-address="LAYERS.O20"/>
      <style:map style:condition="cell-content()=&quot;04&quot;" style:apply-style-name="Road2" style:base-cell-address="LAYERS.O20"/>
      <style:map style:condition="cell-content()=&quot;05&quot;" style:apply-style-name="Wast" style:base-cell-address="LAYERS.O20"/>
      <style:map style:condition="cell-content()=&quot;06&quot;" style:apply-style-name="Rock" style:base-cell-address="LAYERS.O20"/>
      <style:map style:condition="cell-content()=&quot;07&quot;" style:apply-style-name="Water" style:base-cell-address="LAYERS.O20"/>
      <style:map style:condition="cell-content()=&quot;08&quot;" style:apply-style-name="Empty" style:base-cell-address="LAYERS.O20"/>
    </style:style>
    <style:style style:name="ce34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21"/>
      <style:map style:condition="cell-content()=&quot;01&quot;" style:apply-style-name="Grass1" style:base-cell-address="LAYERS.O21"/>
      <style:map style:condition="cell-content()=&quot;02&quot;" style:apply-style-name="Grass2" style:base-cell-address="LAYERS.O21"/>
      <style:map style:condition="cell-content()=&quot;03&quot;" style:apply-style-name="Road1" style:base-cell-address="LAYERS.O21"/>
      <style:map style:condition="cell-content()=&quot;04&quot;" style:apply-style-name="Road2" style:base-cell-address="LAYERS.O21"/>
      <style:map style:condition="cell-content()=&quot;05&quot;" style:apply-style-name="Wast" style:base-cell-address="LAYERS.O21"/>
      <style:map style:condition="cell-content()=&quot;06&quot;" style:apply-style-name="Rock" style:base-cell-address="LAYERS.O21"/>
      <style:map style:condition="cell-content()=&quot;07&quot;" style:apply-style-name="Water" style:base-cell-address="LAYERS.O21"/>
      <style:map style:condition="cell-content()=&quot;08&quot;" style:apply-style-name="Empty" style:base-cell-address="LAYERS.O21"/>
    </style:style>
    <style:style style:name="ce34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22"/>
      <style:map style:condition="cell-content()=&quot;01&quot;" style:apply-style-name="Grass1" style:base-cell-address="LAYERS.O22"/>
      <style:map style:condition="cell-content()=&quot;02&quot;" style:apply-style-name="Grass2" style:base-cell-address="LAYERS.O22"/>
      <style:map style:condition="cell-content()=&quot;03&quot;" style:apply-style-name="Road1" style:base-cell-address="LAYERS.O22"/>
      <style:map style:condition="cell-content()=&quot;04&quot;" style:apply-style-name="Road2" style:base-cell-address="LAYERS.O22"/>
      <style:map style:condition="cell-content()=&quot;05&quot;" style:apply-style-name="Wast" style:base-cell-address="LAYERS.O22"/>
      <style:map style:condition="cell-content()=&quot;06&quot;" style:apply-style-name="Rock" style:base-cell-address="LAYERS.O22"/>
      <style:map style:condition="cell-content()=&quot;07&quot;" style:apply-style-name="Water" style:base-cell-address="LAYERS.O22"/>
      <style:map style:condition="cell-content()=&quot;08&quot;" style:apply-style-name="Empty" style:base-cell-address="LAYERS.O22"/>
    </style:style>
    <style:style style:name="ce34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23"/>
      <style:map style:condition="cell-content()=&quot;01&quot;" style:apply-style-name="Grass1" style:base-cell-address="LAYERS.O23"/>
      <style:map style:condition="cell-content()=&quot;02&quot;" style:apply-style-name="Grass2" style:base-cell-address="LAYERS.O23"/>
      <style:map style:condition="cell-content()=&quot;03&quot;" style:apply-style-name="Road1" style:base-cell-address="LAYERS.O23"/>
      <style:map style:condition="cell-content()=&quot;04&quot;" style:apply-style-name="Road2" style:base-cell-address="LAYERS.O23"/>
      <style:map style:condition="cell-content()=&quot;05&quot;" style:apply-style-name="Wast" style:base-cell-address="LAYERS.O23"/>
      <style:map style:condition="cell-content()=&quot;06&quot;" style:apply-style-name="Rock" style:base-cell-address="LAYERS.O23"/>
      <style:map style:condition="cell-content()=&quot;07&quot;" style:apply-style-name="Water" style:base-cell-address="LAYERS.O23"/>
      <style:map style:condition="cell-content()=&quot;08&quot;" style:apply-style-name="Empty" style:base-cell-address="LAYERS.O23"/>
    </style:style>
    <style:style style:name="ce35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24"/>
      <style:map style:condition="cell-content()=&quot;01&quot;" style:apply-style-name="Grass1" style:base-cell-address="LAYERS.O24"/>
      <style:map style:condition="cell-content()=&quot;02&quot;" style:apply-style-name="Grass2" style:base-cell-address="LAYERS.O24"/>
      <style:map style:condition="cell-content()=&quot;03&quot;" style:apply-style-name="Road1" style:base-cell-address="LAYERS.O24"/>
      <style:map style:condition="cell-content()=&quot;04&quot;" style:apply-style-name="Road2" style:base-cell-address="LAYERS.O24"/>
      <style:map style:condition="cell-content()=&quot;05&quot;" style:apply-style-name="Wast" style:base-cell-address="LAYERS.O24"/>
      <style:map style:condition="cell-content()=&quot;06&quot;" style:apply-style-name="Rock" style:base-cell-address="LAYERS.O24"/>
      <style:map style:condition="cell-content()=&quot;07&quot;" style:apply-style-name="Water" style:base-cell-address="LAYERS.O24"/>
      <style:map style:condition="cell-content()=&quot;08&quot;" style:apply-style-name="Empty" style:base-cell-address="LAYERS.O24"/>
    </style:style>
    <style:style style:name="ce35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25"/>
      <style:map style:condition="cell-content()=&quot;01&quot;" style:apply-style-name="Grass1" style:base-cell-address="LAYERS.O25"/>
      <style:map style:condition="cell-content()=&quot;02&quot;" style:apply-style-name="Grass2" style:base-cell-address="LAYERS.O25"/>
      <style:map style:condition="cell-content()=&quot;03&quot;" style:apply-style-name="Road1" style:base-cell-address="LAYERS.O25"/>
      <style:map style:condition="cell-content()=&quot;04&quot;" style:apply-style-name="Road2" style:base-cell-address="LAYERS.O25"/>
      <style:map style:condition="cell-content()=&quot;05&quot;" style:apply-style-name="Wast" style:base-cell-address="LAYERS.O25"/>
      <style:map style:condition="cell-content()=&quot;06&quot;" style:apply-style-name="Rock" style:base-cell-address="LAYERS.O25"/>
      <style:map style:condition="cell-content()=&quot;07&quot;" style:apply-style-name="Water" style:base-cell-address="LAYERS.O25"/>
      <style:map style:condition="cell-content()=&quot;08&quot;" style:apply-style-name="Empty" style:base-cell-address="LAYERS.O25"/>
    </style:style>
    <style:style style:name="ce35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26"/>
      <style:map style:condition="cell-content()=&quot;01&quot;" style:apply-style-name="Grass1" style:base-cell-address="LAYERS.O26"/>
      <style:map style:condition="cell-content()=&quot;02&quot;" style:apply-style-name="Grass2" style:base-cell-address="LAYERS.O26"/>
      <style:map style:condition="cell-content()=&quot;03&quot;" style:apply-style-name="Road1" style:base-cell-address="LAYERS.O26"/>
      <style:map style:condition="cell-content()=&quot;04&quot;" style:apply-style-name="Road2" style:base-cell-address="LAYERS.O26"/>
      <style:map style:condition="cell-content()=&quot;05&quot;" style:apply-style-name="Wast" style:base-cell-address="LAYERS.O26"/>
      <style:map style:condition="cell-content()=&quot;06&quot;" style:apply-style-name="Rock" style:base-cell-address="LAYERS.O26"/>
      <style:map style:condition="cell-content()=&quot;07&quot;" style:apply-style-name="Water" style:base-cell-address="LAYERS.O26"/>
      <style:map style:condition="cell-content()=&quot;08&quot;" style:apply-style-name="Empty" style:base-cell-address="LAYERS.O26"/>
    </style:style>
    <style:style style:name="ce35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27"/>
      <style:map style:condition="cell-content()=&quot;01&quot;" style:apply-style-name="Grass1" style:base-cell-address="LAYERS.O27"/>
      <style:map style:condition="cell-content()=&quot;02&quot;" style:apply-style-name="Grass2" style:base-cell-address="LAYERS.O27"/>
      <style:map style:condition="cell-content()=&quot;03&quot;" style:apply-style-name="Road1" style:base-cell-address="LAYERS.O27"/>
      <style:map style:condition="cell-content()=&quot;04&quot;" style:apply-style-name="Road2" style:base-cell-address="LAYERS.O27"/>
      <style:map style:condition="cell-content()=&quot;05&quot;" style:apply-style-name="Wast" style:base-cell-address="LAYERS.O27"/>
      <style:map style:condition="cell-content()=&quot;06&quot;" style:apply-style-name="Rock" style:base-cell-address="LAYERS.O27"/>
      <style:map style:condition="cell-content()=&quot;07&quot;" style:apply-style-name="Water" style:base-cell-address="LAYERS.O27"/>
      <style:map style:condition="cell-content()=&quot;08&quot;" style:apply-style-name="Empty" style:base-cell-address="LAYERS.O27"/>
    </style:style>
    <style:style style:name="ce35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28"/>
      <style:map style:condition="cell-content()=&quot;01&quot;" style:apply-style-name="Grass1" style:base-cell-address="LAYERS.O28"/>
      <style:map style:condition="cell-content()=&quot;02&quot;" style:apply-style-name="Grass2" style:base-cell-address="LAYERS.O28"/>
      <style:map style:condition="cell-content()=&quot;03&quot;" style:apply-style-name="Road1" style:base-cell-address="LAYERS.O28"/>
      <style:map style:condition="cell-content()=&quot;04&quot;" style:apply-style-name="Road2" style:base-cell-address="LAYERS.O28"/>
      <style:map style:condition="cell-content()=&quot;05&quot;" style:apply-style-name="Wast" style:base-cell-address="LAYERS.O28"/>
      <style:map style:condition="cell-content()=&quot;06&quot;" style:apply-style-name="Rock" style:base-cell-address="LAYERS.O28"/>
      <style:map style:condition="cell-content()=&quot;07&quot;" style:apply-style-name="Water" style:base-cell-address="LAYERS.O28"/>
      <style:map style:condition="cell-content()=&quot;08&quot;" style:apply-style-name="Empty" style:base-cell-address="LAYERS.O28"/>
    </style:style>
    <style:style style:name="ce35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29"/>
      <style:map style:condition="cell-content()=&quot;01&quot;" style:apply-style-name="Grass1" style:base-cell-address="LAYERS.O29"/>
      <style:map style:condition="cell-content()=&quot;02&quot;" style:apply-style-name="Grass2" style:base-cell-address="LAYERS.O29"/>
      <style:map style:condition="cell-content()=&quot;03&quot;" style:apply-style-name="Road1" style:base-cell-address="LAYERS.O29"/>
      <style:map style:condition="cell-content()=&quot;04&quot;" style:apply-style-name="Road2" style:base-cell-address="LAYERS.O29"/>
      <style:map style:condition="cell-content()=&quot;05&quot;" style:apply-style-name="Wast" style:base-cell-address="LAYERS.O29"/>
      <style:map style:condition="cell-content()=&quot;06&quot;" style:apply-style-name="Rock" style:base-cell-address="LAYERS.O29"/>
      <style:map style:condition="cell-content()=&quot;07&quot;" style:apply-style-name="Water" style:base-cell-address="LAYERS.O29"/>
      <style:map style:condition="cell-content()=&quot;08&quot;" style:apply-style-name="Empty" style:base-cell-address="LAYERS.O29"/>
    </style:style>
    <style:style style:name="ce3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30"/>
      <style:map style:condition="cell-content()=&quot;01&quot;" style:apply-style-name="Grass1" style:base-cell-address="LAYERS.O30"/>
      <style:map style:condition="cell-content()=&quot;02&quot;" style:apply-style-name="Grass2" style:base-cell-address="LAYERS.O30"/>
      <style:map style:condition="cell-content()=&quot;03&quot;" style:apply-style-name="Road1" style:base-cell-address="LAYERS.O30"/>
      <style:map style:condition="cell-content()=&quot;04&quot;" style:apply-style-name="Road2" style:base-cell-address="LAYERS.O30"/>
      <style:map style:condition="cell-content()=&quot;05&quot;" style:apply-style-name="Wast" style:base-cell-address="LAYERS.O30"/>
      <style:map style:condition="cell-content()=&quot;06&quot;" style:apply-style-name="Rock" style:base-cell-address="LAYERS.O30"/>
      <style:map style:condition="cell-content()=&quot;07&quot;" style:apply-style-name="Water" style:base-cell-address="LAYERS.O30"/>
      <style:map style:condition="cell-content()=&quot;08&quot;" style:apply-style-name="Empty" style:base-cell-address="LAYERS.O30"/>
    </style:style>
    <style:style style:name="ce35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31"/>
      <style:map style:condition="cell-content()=&quot;01&quot;" style:apply-style-name="Grass1" style:base-cell-address="LAYERS.O31"/>
      <style:map style:condition="cell-content()=&quot;02&quot;" style:apply-style-name="Grass2" style:base-cell-address="LAYERS.O31"/>
      <style:map style:condition="cell-content()=&quot;03&quot;" style:apply-style-name="Road1" style:base-cell-address="LAYERS.O31"/>
      <style:map style:condition="cell-content()=&quot;04&quot;" style:apply-style-name="Road2" style:base-cell-address="LAYERS.O31"/>
      <style:map style:condition="cell-content()=&quot;05&quot;" style:apply-style-name="Wast" style:base-cell-address="LAYERS.O31"/>
      <style:map style:condition="cell-content()=&quot;06&quot;" style:apply-style-name="Rock" style:base-cell-address="LAYERS.O31"/>
      <style:map style:condition="cell-content()=&quot;07&quot;" style:apply-style-name="Water" style:base-cell-address="LAYERS.O31"/>
      <style:map style:condition="cell-content()=&quot;08&quot;" style:apply-style-name="Empty" style:base-cell-address="LAYERS.O31"/>
    </style:style>
    <style:style style:name="ce35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32"/>
      <style:map style:condition="cell-content()=&quot;01&quot;" style:apply-style-name="Grass1" style:base-cell-address="LAYERS.O32"/>
      <style:map style:condition="cell-content()=&quot;02&quot;" style:apply-style-name="Grass2" style:base-cell-address="LAYERS.O32"/>
      <style:map style:condition="cell-content()=&quot;03&quot;" style:apply-style-name="Road1" style:base-cell-address="LAYERS.O32"/>
      <style:map style:condition="cell-content()=&quot;04&quot;" style:apply-style-name="Road2" style:base-cell-address="LAYERS.O32"/>
      <style:map style:condition="cell-content()=&quot;05&quot;" style:apply-style-name="Wast" style:base-cell-address="LAYERS.O32"/>
      <style:map style:condition="cell-content()=&quot;06&quot;" style:apply-style-name="Rock" style:base-cell-address="LAYERS.O32"/>
      <style:map style:condition="cell-content()=&quot;07&quot;" style:apply-style-name="Water" style:base-cell-address="LAYERS.O32"/>
      <style:map style:condition="cell-content()=&quot;08&quot;" style:apply-style-name="Empty" style:base-cell-address="LAYERS.O32"/>
    </style:style>
    <style:style style:name="ce35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O33"/>
      <style:map style:condition="cell-content()=&quot;01&quot;" style:apply-style-name="Grass1" style:base-cell-address="LAYERS.O33"/>
      <style:map style:condition="cell-content()=&quot;02&quot;" style:apply-style-name="Grass2" style:base-cell-address="LAYERS.O33"/>
      <style:map style:condition="cell-content()=&quot;03&quot;" style:apply-style-name="Road1" style:base-cell-address="LAYERS.O33"/>
      <style:map style:condition="cell-content()=&quot;04&quot;" style:apply-style-name="Road2" style:base-cell-address="LAYERS.O33"/>
      <style:map style:condition="cell-content()=&quot;05&quot;" style:apply-style-name="Wast" style:base-cell-address="LAYERS.O33"/>
      <style:map style:condition="cell-content()=&quot;06&quot;" style:apply-style-name="Rock" style:base-cell-address="LAYERS.O33"/>
      <style:map style:condition="cell-content()=&quot;07&quot;" style:apply-style-name="Water" style:base-cell-address="LAYERS.O33"/>
      <style:map style:condition="cell-content()=&quot;08&quot;" style:apply-style-name="Empty" style:base-cell-address="LAYERS.O33"/>
      <style:map style:condition="cell-content()=&quot;-1&quot;" style:apply-style-name="Empty" style:base-cell-address="LAYERS.O33"/>
    </style:style>
    <style:style style:name="ce36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2"/>
      <style:map style:condition="cell-content()=&quot;01&quot;" style:apply-style-name="Grass1" style:base-cell-address="LAYERS.P2"/>
      <style:map style:condition="cell-content()=&quot;02&quot;" style:apply-style-name="Grass2" style:base-cell-address="LAYERS.P2"/>
      <style:map style:condition="cell-content()=&quot;03&quot;" style:apply-style-name="Road1" style:base-cell-address="LAYERS.P2"/>
      <style:map style:condition="cell-content()=&quot;04&quot;" style:apply-style-name="Road2" style:base-cell-address="LAYERS.P2"/>
      <style:map style:condition="cell-content()=&quot;05&quot;" style:apply-style-name="Wast" style:base-cell-address="LAYERS.P2"/>
      <style:map style:condition="cell-content()=&quot;06&quot;" style:apply-style-name="Rock" style:base-cell-address="LAYERS.P2"/>
      <style:map style:condition="cell-content()=&quot;07&quot;" style:apply-style-name="Water" style:base-cell-address="LAYERS.P2"/>
      <style:map style:condition="cell-content()=&quot;08&quot;" style:apply-style-name="Empty" style:base-cell-address="LAYERS.P2"/>
      <style:map style:condition="cell-content()=&quot;-1&quot;" style:apply-style-name="Empty" style:base-cell-address="LAYERS.P2"/>
    </style:style>
    <style:style style:name="ce36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3"/>
      <style:map style:condition="cell-content()=&quot;01&quot;" style:apply-style-name="Grass1" style:base-cell-address="LAYERS.P3"/>
      <style:map style:condition="cell-content()=&quot;02&quot;" style:apply-style-name="Grass2" style:base-cell-address="LAYERS.P3"/>
      <style:map style:condition="cell-content()=&quot;03&quot;" style:apply-style-name="Road1" style:base-cell-address="LAYERS.P3"/>
      <style:map style:condition="cell-content()=&quot;04&quot;" style:apply-style-name="Road2" style:base-cell-address="LAYERS.P3"/>
      <style:map style:condition="cell-content()=&quot;05&quot;" style:apply-style-name="Wast" style:base-cell-address="LAYERS.P3"/>
      <style:map style:condition="cell-content()=&quot;06&quot;" style:apply-style-name="Rock" style:base-cell-address="LAYERS.P3"/>
      <style:map style:condition="cell-content()=&quot;07&quot;" style:apply-style-name="Water" style:base-cell-address="LAYERS.P3"/>
      <style:map style:condition="cell-content()=&quot;08&quot;" style:apply-style-name="Empty" style:base-cell-address="LAYERS.P3"/>
    </style:style>
    <style:style style:name="ce36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15"/>
      <style:map style:condition="cell-content()=&quot;01&quot;" style:apply-style-name="Grass1" style:base-cell-address="LAYERS.P15"/>
      <style:map style:condition="cell-content()=&quot;02&quot;" style:apply-style-name="Grass2" style:base-cell-address="LAYERS.P15"/>
      <style:map style:condition="cell-content()=&quot;03&quot;" style:apply-style-name="Road1" style:base-cell-address="LAYERS.P15"/>
      <style:map style:condition="cell-content()=&quot;04&quot;" style:apply-style-name="Road2" style:base-cell-address="LAYERS.P15"/>
      <style:map style:condition="cell-content()=&quot;05&quot;" style:apply-style-name="Wast" style:base-cell-address="LAYERS.P15"/>
      <style:map style:condition="cell-content()=&quot;06&quot;" style:apply-style-name="Rock" style:base-cell-address="LAYERS.P15"/>
      <style:map style:condition="cell-content()=&quot;07&quot;" style:apply-style-name="Water" style:base-cell-address="LAYERS.P15"/>
      <style:map style:condition="cell-content()=&quot;08&quot;" style:apply-style-name="Empty" style:base-cell-address="LAYERS.P15"/>
    </style:style>
    <style:style style:name="ce36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16"/>
      <style:map style:condition="cell-content()=&quot;01&quot;" style:apply-style-name="Grass1" style:base-cell-address="LAYERS.P16"/>
      <style:map style:condition="cell-content()=&quot;02&quot;" style:apply-style-name="Grass2" style:base-cell-address="LAYERS.P16"/>
      <style:map style:condition="cell-content()=&quot;03&quot;" style:apply-style-name="Road1" style:base-cell-address="LAYERS.P16"/>
      <style:map style:condition="cell-content()=&quot;04&quot;" style:apply-style-name="Road2" style:base-cell-address="LAYERS.P16"/>
      <style:map style:condition="cell-content()=&quot;05&quot;" style:apply-style-name="Wast" style:base-cell-address="LAYERS.P16"/>
      <style:map style:condition="cell-content()=&quot;06&quot;" style:apply-style-name="Rock" style:base-cell-address="LAYERS.P16"/>
      <style:map style:condition="cell-content()=&quot;07&quot;" style:apply-style-name="Water" style:base-cell-address="LAYERS.P16"/>
      <style:map style:condition="cell-content()=&quot;08&quot;" style:apply-style-name="Empty" style:base-cell-address="LAYERS.P16"/>
    </style:style>
    <style:style style:name="ce36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17"/>
      <style:map style:condition="cell-content()=&quot;01&quot;" style:apply-style-name="Grass1" style:base-cell-address="LAYERS.P17"/>
      <style:map style:condition="cell-content()=&quot;02&quot;" style:apply-style-name="Grass2" style:base-cell-address="LAYERS.P17"/>
      <style:map style:condition="cell-content()=&quot;03&quot;" style:apply-style-name="Road1" style:base-cell-address="LAYERS.P17"/>
      <style:map style:condition="cell-content()=&quot;04&quot;" style:apply-style-name="Road2" style:base-cell-address="LAYERS.P17"/>
      <style:map style:condition="cell-content()=&quot;05&quot;" style:apply-style-name="Wast" style:base-cell-address="LAYERS.P17"/>
      <style:map style:condition="cell-content()=&quot;06&quot;" style:apply-style-name="Rock" style:base-cell-address="LAYERS.P17"/>
      <style:map style:condition="cell-content()=&quot;07&quot;" style:apply-style-name="Water" style:base-cell-address="LAYERS.P17"/>
      <style:map style:condition="cell-content()=&quot;08&quot;" style:apply-style-name="Empty" style:base-cell-address="LAYERS.P17"/>
    </style:style>
    <style:style style:name="ce36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18"/>
      <style:map style:condition="cell-content()=&quot;01&quot;" style:apply-style-name="Grass1" style:base-cell-address="LAYERS.P18"/>
      <style:map style:condition="cell-content()=&quot;02&quot;" style:apply-style-name="Grass2" style:base-cell-address="LAYERS.P18"/>
      <style:map style:condition="cell-content()=&quot;03&quot;" style:apply-style-name="Road1" style:base-cell-address="LAYERS.P18"/>
      <style:map style:condition="cell-content()=&quot;04&quot;" style:apply-style-name="Road2" style:base-cell-address="LAYERS.P18"/>
      <style:map style:condition="cell-content()=&quot;05&quot;" style:apply-style-name="Wast" style:base-cell-address="LAYERS.P18"/>
      <style:map style:condition="cell-content()=&quot;06&quot;" style:apply-style-name="Rock" style:base-cell-address="LAYERS.P18"/>
      <style:map style:condition="cell-content()=&quot;07&quot;" style:apply-style-name="Water" style:base-cell-address="LAYERS.P18"/>
      <style:map style:condition="cell-content()=&quot;08&quot;" style:apply-style-name="Empty" style:base-cell-address="LAYERS.P18"/>
    </style:style>
    <style:style style:name="ce36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19"/>
      <style:map style:condition="cell-content()=&quot;01&quot;" style:apply-style-name="Grass1" style:base-cell-address="LAYERS.P19"/>
      <style:map style:condition="cell-content()=&quot;02&quot;" style:apply-style-name="Grass2" style:base-cell-address="LAYERS.P19"/>
      <style:map style:condition="cell-content()=&quot;03&quot;" style:apply-style-name="Road1" style:base-cell-address="LAYERS.P19"/>
      <style:map style:condition="cell-content()=&quot;04&quot;" style:apply-style-name="Road2" style:base-cell-address="LAYERS.P19"/>
      <style:map style:condition="cell-content()=&quot;05&quot;" style:apply-style-name="Wast" style:base-cell-address="LAYERS.P19"/>
      <style:map style:condition="cell-content()=&quot;06&quot;" style:apply-style-name="Rock" style:base-cell-address="LAYERS.P19"/>
      <style:map style:condition="cell-content()=&quot;07&quot;" style:apply-style-name="Water" style:base-cell-address="LAYERS.P19"/>
      <style:map style:condition="cell-content()=&quot;08&quot;" style:apply-style-name="Empty" style:base-cell-address="LAYERS.P19"/>
    </style:style>
    <style:style style:name="ce36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20"/>
      <style:map style:condition="cell-content()=&quot;01&quot;" style:apply-style-name="Grass1" style:base-cell-address="LAYERS.P20"/>
      <style:map style:condition="cell-content()=&quot;02&quot;" style:apply-style-name="Grass2" style:base-cell-address="LAYERS.P20"/>
      <style:map style:condition="cell-content()=&quot;03&quot;" style:apply-style-name="Road1" style:base-cell-address="LAYERS.P20"/>
      <style:map style:condition="cell-content()=&quot;04&quot;" style:apply-style-name="Road2" style:base-cell-address="LAYERS.P20"/>
      <style:map style:condition="cell-content()=&quot;05&quot;" style:apply-style-name="Wast" style:base-cell-address="LAYERS.P20"/>
      <style:map style:condition="cell-content()=&quot;06&quot;" style:apply-style-name="Rock" style:base-cell-address="LAYERS.P20"/>
      <style:map style:condition="cell-content()=&quot;07&quot;" style:apply-style-name="Water" style:base-cell-address="LAYERS.P20"/>
      <style:map style:condition="cell-content()=&quot;08&quot;" style:apply-style-name="Empty" style:base-cell-address="LAYERS.P20"/>
    </style:style>
    <style:style style:name="ce36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21"/>
      <style:map style:condition="cell-content()=&quot;01&quot;" style:apply-style-name="Grass1" style:base-cell-address="LAYERS.P21"/>
      <style:map style:condition="cell-content()=&quot;02&quot;" style:apply-style-name="Grass2" style:base-cell-address="LAYERS.P21"/>
      <style:map style:condition="cell-content()=&quot;03&quot;" style:apply-style-name="Road1" style:base-cell-address="LAYERS.P21"/>
      <style:map style:condition="cell-content()=&quot;04&quot;" style:apply-style-name="Road2" style:base-cell-address="LAYERS.P21"/>
      <style:map style:condition="cell-content()=&quot;05&quot;" style:apply-style-name="Wast" style:base-cell-address="LAYERS.P21"/>
      <style:map style:condition="cell-content()=&quot;06&quot;" style:apply-style-name="Rock" style:base-cell-address="LAYERS.P21"/>
      <style:map style:condition="cell-content()=&quot;07&quot;" style:apply-style-name="Water" style:base-cell-address="LAYERS.P21"/>
      <style:map style:condition="cell-content()=&quot;08&quot;" style:apply-style-name="Empty" style:base-cell-address="LAYERS.P21"/>
    </style:style>
    <style:style style:name="ce36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22"/>
      <style:map style:condition="cell-content()=&quot;01&quot;" style:apply-style-name="Grass1" style:base-cell-address="LAYERS.P22"/>
      <style:map style:condition="cell-content()=&quot;02&quot;" style:apply-style-name="Grass2" style:base-cell-address="LAYERS.P22"/>
      <style:map style:condition="cell-content()=&quot;03&quot;" style:apply-style-name="Road1" style:base-cell-address="LAYERS.P22"/>
      <style:map style:condition="cell-content()=&quot;04&quot;" style:apply-style-name="Road2" style:base-cell-address="LAYERS.P22"/>
      <style:map style:condition="cell-content()=&quot;05&quot;" style:apply-style-name="Wast" style:base-cell-address="LAYERS.P22"/>
      <style:map style:condition="cell-content()=&quot;06&quot;" style:apply-style-name="Rock" style:base-cell-address="LAYERS.P22"/>
      <style:map style:condition="cell-content()=&quot;07&quot;" style:apply-style-name="Water" style:base-cell-address="LAYERS.P22"/>
      <style:map style:condition="cell-content()=&quot;08&quot;" style:apply-style-name="Empty" style:base-cell-address="LAYERS.P22"/>
    </style:style>
    <style:style style:name="ce37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24"/>
      <style:map style:condition="cell-content()=&quot;01&quot;" style:apply-style-name="Grass1" style:base-cell-address="LAYERS.P24"/>
      <style:map style:condition="cell-content()=&quot;02&quot;" style:apply-style-name="Grass2" style:base-cell-address="LAYERS.P24"/>
      <style:map style:condition="cell-content()=&quot;03&quot;" style:apply-style-name="Road1" style:base-cell-address="LAYERS.P24"/>
      <style:map style:condition="cell-content()=&quot;04&quot;" style:apply-style-name="Road2" style:base-cell-address="LAYERS.P24"/>
      <style:map style:condition="cell-content()=&quot;05&quot;" style:apply-style-name="Wast" style:base-cell-address="LAYERS.P24"/>
      <style:map style:condition="cell-content()=&quot;06&quot;" style:apply-style-name="Rock" style:base-cell-address="LAYERS.P24"/>
      <style:map style:condition="cell-content()=&quot;07&quot;" style:apply-style-name="Water" style:base-cell-address="LAYERS.P24"/>
      <style:map style:condition="cell-content()=&quot;08&quot;" style:apply-style-name="Empty" style:base-cell-address="LAYERS.P24"/>
    </style:style>
    <style:style style:name="ce37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25"/>
      <style:map style:condition="cell-content()=&quot;01&quot;" style:apply-style-name="Grass1" style:base-cell-address="LAYERS.P25"/>
      <style:map style:condition="cell-content()=&quot;02&quot;" style:apply-style-name="Grass2" style:base-cell-address="LAYERS.P25"/>
      <style:map style:condition="cell-content()=&quot;03&quot;" style:apply-style-name="Road1" style:base-cell-address="LAYERS.P25"/>
      <style:map style:condition="cell-content()=&quot;04&quot;" style:apply-style-name="Road2" style:base-cell-address="LAYERS.P25"/>
      <style:map style:condition="cell-content()=&quot;05&quot;" style:apply-style-name="Wast" style:base-cell-address="LAYERS.P25"/>
      <style:map style:condition="cell-content()=&quot;06&quot;" style:apply-style-name="Rock" style:base-cell-address="LAYERS.P25"/>
      <style:map style:condition="cell-content()=&quot;07&quot;" style:apply-style-name="Water" style:base-cell-address="LAYERS.P25"/>
      <style:map style:condition="cell-content()=&quot;08&quot;" style:apply-style-name="Empty" style:base-cell-address="LAYERS.P25"/>
    </style:style>
    <style:style style:name="ce37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26"/>
      <style:map style:condition="cell-content()=&quot;01&quot;" style:apply-style-name="Grass1" style:base-cell-address="LAYERS.P26"/>
      <style:map style:condition="cell-content()=&quot;02&quot;" style:apply-style-name="Grass2" style:base-cell-address="LAYERS.P26"/>
      <style:map style:condition="cell-content()=&quot;03&quot;" style:apply-style-name="Road1" style:base-cell-address="LAYERS.P26"/>
      <style:map style:condition="cell-content()=&quot;04&quot;" style:apply-style-name="Road2" style:base-cell-address="LAYERS.P26"/>
      <style:map style:condition="cell-content()=&quot;05&quot;" style:apply-style-name="Wast" style:base-cell-address="LAYERS.P26"/>
      <style:map style:condition="cell-content()=&quot;06&quot;" style:apply-style-name="Rock" style:base-cell-address="LAYERS.P26"/>
      <style:map style:condition="cell-content()=&quot;07&quot;" style:apply-style-name="Water" style:base-cell-address="LAYERS.P26"/>
      <style:map style:condition="cell-content()=&quot;08&quot;" style:apply-style-name="Empty" style:base-cell-address="LAYERS.P26"/>
    </style:style>
    <style:style style:name="ce37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27"/>
      <style:map style:condition="cell-content()=&quot;01&quot;" style:apply-style-name="Grass1" style:base-cell-address="LAYERS.P27"/>
      <style:map style:condition="cell-content()=&quot;02&quot;" style:apply-style-name="Grass2" style:base-cell-address="LAYERS.P27"/>
      <style:map style:condition="cell-content()=&quot;03&quot;" style:apply-style-name="Road1" style:base-cell-address="LAYERS.P27"/>
      <style:map style:condition="cell-content()=&quot;04&quot;" style:apply-style-name="Road2" style:base-cell-address="LAYERS.P27"/>
      <style:map style:condition="cell-content()=&quot;05&quot;" style:apply-style-name="Wast" style:base-cell-address="LAYERS.P27"/>
      <style:map style:condition="cell-content()=&quot;06&quot;" style:apply-style-name="Rock" style:base-cell-address="LAYERS.P27"/>
      <style:map style:condition="cell-content()=&quot;07&quot;" style:apply-style-name="Water" style:base-cell-address="LAYERS.P27"/>
      <style:map style:condition="cell-content()=&quot;08&quot;" style:apply-style-name="Empty" style:base-cell-address="LAYERS.P27"/>
    </style:style>
    <style:style style:name="ce37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28"/>
      <style:map style:condition="cell-content()=&quot;01&quot;" style:apply-style-name="Grass1" style:base-cell-address="LAYERS.P28"/>
      <style:map style:condition="cell-content()=&quot;02&quot;" style:apply-style-name="Grass2" style:base-cell-address="LAYERS.P28"/>
      <style:map style:condition="cell-content()=&quot;03&quot;" style:apply-style-name="Road1" style:base-cell-address="LAYERS.P28"/>
      <style:map style:condition="cell-content()=&quot;04&quot;" style:apply-style-name="Road2" style:base-cell-address="LAYERS.P28"/>
      <style:map style:condition="cell-content()=&quot;05&quot;" style:apply-style-name="Wast" style:base-cell-address="LAYERS.P28"/>
      <style:map style:condition="cell-content()=&quot;06&quot;" style:apply-style-name="Rock" style:base-cell-address="LAYERS.P28"/>
      <style:map style:condition="cell-content()=&quot;07&quot;" style:apply-style-name="Water" style:base-cell-address="LAYERS.P28"/>
      <style:map style:condition="cell-content()=&quot;08&quot;" style:apply-style-name="Empty" style:base-cell-address="LAYERS.P28"/>
    </style:style>
    <style:style style:name="ce37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29"/>
      <style:map style:condition="cell-content()=&quot;01&quot;" style:apply-style-name="Grass1" style:base-cell-address="LAYERS.P29"/>
      <style:map style:condition="cell-content()=&quot;02&quot;" style:apply-style-name="Grass2" style:base-cell-address="LAYERS.P29"/>
      <style:map style:condition="cell-content()=&quot;03&quot;" style:apply-style-name="Road1" style:base-cell-address="LAYERS.P29"/>
      <style:map style:condition="cell-content()=&quot;04&quot;" style:apply-style-name="Road2" style:base-cell-address="LAYERS.P29"/>
      <style:map style:condition="cell-content()=&quot;05&quot;" style:apply-style-name="Wast" style:base-cell-address="LAYERS.P29"/>
      <style:map style:condition="cell-content()=&quot;06&quot;" style:apply-style-name="Rock" style:base-cell-address="LAYERS.P29"/>
      <style:map style:condition="cell-content()=&quot;07&quot;" style:apply-style-name="Water" style:base-cell-address="LAYERS.P29"/>
      <style:map style:condition="cell-content()=&quot;08&quot;" style:apply-style-name="Empty" style:base-cell-address="LAYERS.P29"/>
    </style:style>
    <style:style style:name="ce3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30"/>
      <style:map style:condition="cell-content()=&quot;01&quot;" style:apply-style-name="Grass1" style:base-cell-address="LAYERS.P30"/>
      <style:map style:condition="cell-content()=&quot;02&quot;" style:apply-style-name="Grass2" style:base-cell-address="LAYERS.P30"/>
      <style:map style:condition="cell-content()=&quot;03&quot;" style:apply-style-name="Road1" style:base-cell-address="LAYERS.P30"/>
      <style:map style:condition="cell-content()=&quot;04&quot;" style:apply-style-name="Road2" style:base-cell-address="LAYERS.P30"/>
      <style:map style:condition="cell-content()=&quot;05&quot;" style:apply-style-name="Wast" style:base-cell-address="LAYERS.P30"/>
      <style:map style:condition="cell-content()=&quot;06&quot;" style:apply-style-name="Rock" style:base-cell-address="LAYERS.P30"/>
      <style:map style:condition="cell-content()=&quot;07&quot;" style:apply-style-name="Water" style:base-cell-address="LAYERS.P30"/>
      <style:map style:condition="cell-content()=&quot;08&quot;" style:apply-style-name="Empty" style:base-cell-address="LAYERS.P30"/>
    </style:style>
    <style:style style:name="ce37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31"/>
      <style:map style:condition="cell-content()=&quot;01&quot;" style:apply-style-name="Grass1" style:base-cell-address="LAYERS.P31"/>
      <style:map style:condition="cell-content()=&quot;02&quot;" style:apply-style-name="Grass2" style:base-cell-address="LAYERS.P31"/>
      <style:map style:condition="cell-content()=&quot;03&quot;" style:apply-style-name="Road1" style:base-cell-address="LAYERS.P31"/>
      <style:map style:condition="cell-content()=&quot;04&quot;" style:apply-style-name="Road2" style:base-cell-address="LAYERS.P31"/>
      <style:map style:condition="cell-content()=&quot;05&quot;" style:apply-style-name="Wast" style:base-cell-address="LAYERS.P31"/>
      <style:map style:condition="cell-content()=&quot;06&quot;" style:apply-style-name="Rock" style:base-cell-address="LAYERS.P31"/>
      <style:map style:condition="cell-content()=&quot;07&quot;" style:apply-style-name="Water" style:base-cell-address="LAYERS.P31"/>
      <style:map style:condition="cell-content()=&quot;08&quot;" style:apply-style-name="Empty" style:base-cell-address="LAYERS.P31"/>
    </style:style>
    <style:style style:name="ce3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32"/>
      <style:map style:condition="cell-content()=&quot;01&quot;" style:apply-style-name="Grass1" style:base-cell-address="LAYERS.P32"/>
      <style:map style:condition="cell-content()=&quot;02&quot;" style:apply-style-name="Grass2" style:base-cell-address="LAYERS.P32"/>
      <style:map style:condition="cell-content()=&quot;03&quot;" style:apply-style-name="Road1" style:base-cell-address="LAYERS.P32"/>
      <style:map style:condition="cell-content()=&quot;04&quot;" style:apply-style-name="Road2" style:base-cell-address="LAYERS.P32"/>
      <style:map style:condition="cell-content()=&quot;05&quot;" style:apply-style-name="Wast" style:base-cell-address="LAYERS.P32"/>
      <style:map style:condition="cell-content()=&quot;06&quot;" style:apply-style-name="Rock" style:base-cell-address="LAYERS.P32"/>
      <style:map style:condition="cell-content()=&quot;07&quot;" style:apply-style-name="Water" style:base-cell-address="LAYERS.P32"/>
      <style:map style:condition="cell-content()=&quot;08&quot;" style:apply-style-name="Empty" style:base-cell-address="LAYERS.P32"/>
    </style:style>
    <style:style style:name="ce37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P33"/>
      <style:map style:condition="cell-content()=&quot;01&quot;" style:apply-style-name="Grass1" style:base-cell-address="LAYERS.P33"/>
      <style:map style:condition="cell-content()=&quot;02&quot;" style:apply-style-name="Grass2" style:base-cell-address="LAYERS.P33"/>
      <style:map style:condition="cell-content()=&quot;03&quot;" style:apply-style-name="Road1" style:base-cell-address="LAYERS.P33"/>
      <style:map style:condition="cell-content()=&quot;04&quot;" style:apply-style-name="Road2" style:base-cell-address="LAYERS.P33"/>
      <style:map style:condition="cell-content()=&quot;05&quot;" style:apply-style-name="Wast" style:base-cell-address="LAYERS.P33"/>
      <style:map style:condition="cell-content()=&quot;06&quot;" style:apply-style-name="Rock" style:base-cell-address="LAYERS.P33"/>
      <style:map style:condition="cell-content()=&quot;07&quot;" style:apply-style-name="Water" style:base-cell-address="LAYERS.P33"/>
      <style:map style:condition="cell-content()=&quot;08&quot;" style:apply-style-name="Empty" style:base-cell-address="LAYERS.P33"/>
      <style:map style:condition="cell-content()=&quot;-1&quot;" style:apply-style-name="Empty" style:base-cell-address="LAYERS.P33"/>
    </style:style>
    <style:style style:name="ce38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2"/>
      <style:map style:condition="cell-content()=&quot;01&quot;" style:apply-style-name="Grass1" style:base-cell-address="LAYERS.Q2"/>
      <style:map style:condition="cell-content()=&quot;02&quot;" style:apply-style-name="Grass2" style:base-cell-address="LAYERS.Q2"/>
      <style:map style:condition="cell-content()=&quot;03&quot;" style:apply-style-name="Road1" style:base-cell-address="LAYERS.Q2"/>
      <style:map style:condition="cell-content()=&quot;04&quot;" style:apply-style-name="Road2" style:base-cell-address="LAYERS.Q2"/>
      <style:map style:condition="cell-content()=&quot;05&quot;" style:apply-style-name="Wast" style:base-cell-address="LAYERS.Q2"/>
      <style:map style:condition="cell-content()=&quot;06&quot;" style:apply-style-name="Rock" style:base-cell-address="LAYERS.Q2"/>
      <style:map style:condition="cell-content()=&quot;07&quot;" style:apply-style-name="Water" style:base-cell-address="LAYERS.Q2"/>
      <style:map style:condition="cell-content()=&quot;08&quot;" style:apply-style-name="Empty" style:base-cell-address="LAYERS.Q2"/>
      <style:map style:condition="cell-content()=&quot;-1&quot;" style:apply-style-name="Empty" style:base-cell-address="LAYERS.Q2"/>
    </style:style>
    <style:style style:name="ce38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3"/>
      <style:map style:condition="cell-content()=&quot;01&quot;" style:apply-style-name="Grass1" style:base-cell-address="LAYERS.Q3"/>
      <style:map style:condition="cell-content()=&quot;02&quot;" style:apply-style-name="Grass2" style:base-cell-address="LAYERS.Q3"/>
      <style:map style:condition="cell-content()=&quot;03&quot;" style:apply-style-name="Road1" style:base-cell-address="LAYERS.Q3"/>
      <style:map style:condition="cell-content()=&quot;04&quot;" style:apply-style-name="Road2" style:base-cell-address="LAYERS.Q3"/>
      <style:map style:condition="cell-content()=&quot;05&quot;" style:apply-style-name="Wast" style:base-cell-address="LAYERS.Q3"/>
      <style:map style:condition="cell-content()=&quot;06&quot;" style:apply-style-name="Rock" style:base-cell-address="LAYERS.Q3"/>
      <style:map style:condition="cell-content()=&quot;07&quot;" style:apply-style-name="Water" style:base-cell-address="LAYERS.Q3"/>
      <style:map style:condition="cell-content()=&quot;08&quot;" style:apply-style-name="Empty" style:base-cell-address="LAYERS.Q3"/>
    </style:style>
    <style:style style:name="ce3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11"/>
      <style:map style:condition="cell-content()=&quot;01&quot;" style:apply-style-name="Grass1" style:base-cell-address="LAYERS.Q11"/>
      <style:map style:condition="cell-content()=&quot;02&quot;" style:apply-style-name="Grass2" style:base-cell-address="LAYERS.Q11"/>
      <style:map style:condition="cell-content()=&quot;03&quot;" style:apply-style-name="Road1" style:base-cell-address="LAYERS.Q11"/>
      <style:map style:condition="cell-content()=&quot;04&quot;" style:apply-style-name="Road2" style:base-cell-address="LAYERS.Q11"/>
      <style:map style:condition="cell-content()=&quot;05&quot;" style:apply-style-name="Wast" style:base-cell-address="LAYERS.Q11"/>
      <style:map style:condition="cell-content()=&quot;06&quot;" style:apply-style-name="Rock" style:base-cell-address="LAYERS.Q11"/>
      <style:map style:condition="cell-content()=&quot;07&quot;" style:apply-style-name="Water" style:base-cell-address="LAYERS.Q11"/>
      <style:map style:condition="cell-content()=&quot;08&quot;" style:apply-style-name="Empty" style:base-cell-address="LAYERS.Q11"/>
    </style:style>
    <style:style style:name="ce38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12"/>
      <style:map style:condition="cell-content()=&quot;01&quot;" style:apply-style-name="Grass1" style:base-cell-address="LAYERS.Q12"/>
      <style:map style:condition="cell-content()=&quot;02&quot;" style:apply-style-name="Grass2" style:base-cell-address="LAYERS.Q12"/>
      <style:map style:condition="cell-content()=&quot;03&quot;" style:apply-style-name="Road1" style:base-cell-address="LAYERS.Q12"/>
      <style:map style:condition="cell-content()=&quot;04&quot;" style:apply-style-name="Road2" style:base-cell-address="LAYERS.Q12"/>
      <style:map style:condition="cell-content()=&quot;05&quot;" style:apply-style-name="Wast" style:base-cell-address="LAYERS.Q12"/>
      <style:map style:condition="cell-content()=&quot;06&quot;" style:apply-style-name="Rock" style:base-cell-address="LAYERS.Q12"/>
      <style:map style:condition="cell-content()=&quot;07&quot;" style:apply-style-name="Water" style:base-cell-address="LAYERS.Q12"/>
      <style:map style:condition="cell-content()=&quot;08&quot;" style:apply-style-name="Empty" style:base-cell-address="LAYERS.Q12"/>
    </style:style>
    <style:style style:name="ce38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15"/>
      <style:map style:condition="cell-content()=&quot;01&quot;" style:apply-style-name="Grass1" style:base-cell-address="LAYERS.Q15"/>
      <style:map style:condition="cell-content()=&quot;02&quot;" style:apply-style-name="Grass2" style:base-cell-address="LAYERS.Q15"/>
      <style:map style:condition="cell-content()=&quot;03&quot;" style:apply-style-name="Road1" style:base-cell-address="LAYERS.Q15"/>
      <style:map style:condition="cell-content()=&quot;04&quot;" style:apply-style-name="Road2" style:base-cell-address="LAYERS.Q15"/>
      <style:map style:condition="cell-content()=&quot;05&quot;" style:apply-style-name="Wast" style:base-cell-address="LAYERS.Q15"/>
      <style:map style:condition="cell-content()=&quot;06&quot;" style:apply-style-name="Rock" style:base-cell-address="LAYERS.Q15"/>
      <style:map style:condition="cell-content()=&quot;07&quot;" style:apply-style-name="Water" style:base-cell-address="LAYERS.Q15"/>
      <style:map style:condition="cell-content()=&quot;08&quot;" style:apply-style-name="Empty" style:base-cell-address="LAYERS.Q15"/>
    </style:style>
    <style:style style:name="ce38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16"/>
      <style:map style:condition="cell-content()=&quot;01&quot;" style:apply-style-name="Grass1" style:base-cell-address="LAYERS.Q16"/>
      <style:map style:condition="cell-content()=&quot;02&quot;" style:apply-style-name="Grass2" style:base-cell-address="LAYERS.Q16"/>
      <style:map style:condition="cell-content()=&quot;03&quot;" style:apply-style-name="Road1" style:base-cell-address="LAYERS.Q16"/>
      <style:map style:condition="cell-content()=&quot;04&quot;" style:apply-style-name="Road2" style:base-cell-address="LAYERS.Q16"/>
      <style:map style:condition="cell-content()=&quot;05&quot;" style:apply-style-name="Wast" style:base-cell-address="LAYERS.Q16"/>
      <style:map style:condition="cell-content()=&quot;06&quot;" style:apply-style-name="Rock" style:base-cell-address="LAYERS.Q16"/>
      <style:map style:condition="cell-content()=&quot;07&quot;" style:apply-style-name="Water" style:base-cell-address="LAYERS.Q16"/>
      <style:map style:condition="cell-content()=&quot;08&quot;" style:apply-style-name="Empty" style:base-cell-address="LAYERS.Q16"/>
    </style:style>
    <style:style style:name="ce3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17"/>
      <style:map style:condition="cell-content()=&quot;01&quot;" style:apply-style-name="Grass1" style:base-cell-address="LAYERS.Q17"/>
      <style:map style:condition="cell-content()=&quot;02&quot;" style:apply-style-name="Grass2" style:base-cell-address="LAYERS.Q17"/>
      <style:map style:condition="cell-content()=&quot;03&quot;" style:apply-style-name="Road1" style:base-cell-address="LAYERS.Q17"/>
      <style:map style:condition="cell-content()=&quot;04&quot;" style:apply-style-name="Road2" style:base-cell-address="LAYERS.Q17"/>
      <style:map style:condition="cell-content()=&quot;05&quot;" style:apply-style-name="Wast" style:base-cell-address="LAYERS.Q17"/>
      <style:map style:condition="cell-content()=&quot;06&quot;" style:apply-style-name="Rock" style:base-cell-address="LAYERS.Q17"/>
      <style:map style:condition="cell-content()=&quot;07&quot;" style:apply-style-name="Water" style:base-cell-address="LAYERS.Q17"/>
      <style:map style:condition="cell-content()=&quot;08&quot;" style:apply-style-name="Empty" style:base-cell-address="LAYERS.Q17"/>
    </style:style>
    <style:style style:name="ce38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18"/>
      <style:map style:condition="cell-content()=&quot;01&quot;" style:apply-style-name="Grass1" style:base-cell-address="LAYERS.Q18"/>
      <style:map style:condition="cell-content()=&quot;02&quot;" style:apply-style-name="Grass2" style:base-cell-address="LAYERS.Q18"/>
      <style:map style:condition="cell-content()=&quot;03&quot;" style:apply-style-name="Road1" style:base-cell-address="LAYERS.Q18"/>
      <style:map style:condition="cell-content()=&quot;04&quot;" style:apply-style-name="Road2" style:base-cell-address="LAYERS.Q18"/>
      <style:map style:condition="cell-content()=&quot;05&quot;" style:apply-style-name="Wast" style:base-cell-address="LAYERS.Q18"/>
      <style:map style:condition="cell-content()=&quot;06&quot;" style:apply-style-name="Rock" style:base-cell-address="LAYERS.Q18"/>
      <style:map style:condition="cell-content()=&quot;07&quot;" style:apply-style-name="Water" style:base-cell-address="LAYERS.Q18"/>
      <style:map style:condition="cell-content()=&quot;08&quot;" style:apply-style-name="Empty" style:base-cell-address="LAYERS.Q18"/>
    </style:style>
    <style:style style:name="ce38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19"/>
      <style:map style:condition="cell-content()=&quot;01&quot;" style:apply-style-name="Grass1" style:base-cell-address="LAYERS.Q19"/>
      <style:map style:condition="cell-content()=&quot;02&quot;" style:apply-style-name="Grass2" style:base-cell-address="LAYERS.Q19"/>
      <style:map style:condition="cell-content()=&quot;03&quot;" style:apply-style-name="Road1" style:base-cell-address="LAYERS.Q19"/>
      <style:map style:condition="cell-content()=&quot;04&quot;" style:apply-style-name="Road2" style:base-cell-address="LAYERS.Q19"/>
      <style:map style:condition="cell-content()=&quot;05&quot;" style:apply-style-name="Wast" style:base-cell-address="LAYERS.Q19"/>
      <style:map style:condition="cell-content()=&quot;06&quot;" style:apply-style-name="Rock" style:base-cell-address="LAYERS.Q19"/>
      <style:map style:condition="cell-content()=&quot;07&quot;" style:apply-style-name="Water" style:base-cell-address="LAYERS.Q19"/>
      <style:map style:condition="cell-content()=&quot;08&quot;" style:apply-style-name="Empty" style:base-cell-address="LAYERS.Q19"/>
    </style:style>
    <style:style style:name="ce38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20"/>
      <style:map style:condition="cell-content()=&quot;01&quot;" style:apply-style-name="Grass1" style:base-cell-address="LAYERS.Q20"/>
      <style:map style:condition="cell-content()=&quot;02&quot;" style:apply-style-name="Grass2" style:base-cell-address="LAYERS.Q20"/>
      <style:map style:condition="cell-content()=&quot;03&quot;" style:apply-style-name="Road1" style:base-cell-address="LAYERS.Q20"/>
      <style:map style:condition="cell-content()=&quot;04&quot;" style:apply-style-name="Road2" style:base-cell-address="LAYERS.Q20"/>
      <style:map style:condition="cell-content()=&quot;05&quot;" style:apply-style-name="Wast" style:base-cell-address="LAYERS.Q20"/>
      <style:map style:condition="cell-content()=&quot;06&quot;" style:apply-style-name="Rock" style:base-cell-address="LAYERS.Q20"/>
      <style:map style:condition="cell-content()=&quot;07&quot;" style:apply-style-name="Water" style:base-cell-address="LAYERS.Q20"/>
      <style:map style:condition="cell-content()=&quot;08&quot;" style:apply-style-name="Empty" style:base-cell-address="LAYERS.Q20"/>
    </style:style>
    <style:style style:name="ce39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21"/>
      <style:map style:condition="cell-content()=&quot;01&quot;" style:apply-style-name="Grass1" style:base-cell-address="LAYERS.Q21"/>
      <style:map style:condition="cell-content()=&quot;02&quot;" style:apply-style-name="Grass2" style:base-cell-address="LAYERS.Q21"/>
      <style:map style:condition="cell-content()=&quot;03&quot;" style:apply-style-name="Road1" style:base-cell-address="LAYERS.Q21"/>
      <style:map style:condition="cell-content()=&quot;04&quot;" style:apply-style-name="Road2" style:base-cell-address="LAYERS.Q21"/>
      <style:map style:condition="cell-content()=&quot;05&quot;" style:apply-style-name="Wast" style:base-cell-address="LAYERS.Q21"/>
      <style:map style:condition="cell-content()=&quot;06&quot;" style:apply-style-name="Rock" style:base-cell-address="LAYERS.Q21"/>
      <style:map style:condition="cell-content()=&quot;07&quot;" style:apply-style-name="Water" style:base-cell-address="LAYERS.Q21"/>
      <style:map style:condition="cell-content()=&quot;08&quot;" style:apply-style-name="Empty" style:base-cell-address="LAYERS.Q21"/>
    </style:style>
    <style:style style:name="ce39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22"/>
      <style:map style:condition="cell-content()=&quot;01&quot;" style:apply-style-name="Grass1" style:base-cell-address="LAYERS.Q22"/>
      <style:map style:condition="cell-content()=&quot;02&quot;" style:apply-style-name="Grass2" style:base-cell-address="LAYERS.Q22"/>
      <style:map style:condition="cell-content()=&quot;03&quot;" style:apply-style-name="Road1" style:base-cell-address="LAYERS.Q22"/>
      <style:map style:condition="cell-content()=&quot;04&quot;" style:apply-style-name="Road2" style:base-cell-address="LAYERS.Q22"/>
      <style:map style:condition="cell-content()=&quot;05&quot;" style:apply-style-name="Wast" style:base-cell-address="LAYERS.Q22"/>
      <style:map style:condition="cell-content()=&quot;06&quot;" style:apply-style-name="Rock" style:base-cell-address="LAYERS.Q22"/>
      <style:map style:condition="cell-content()=&quot;07&quot;" style:apply-style-name="Water" style:base-cell-address="LAYERS.Q22"/>
      <style:map style:condition="cell-content()=&quot;08&quot;" style:apply-style-name="Empty" style:base-cell-address="LAYERS.Q22"/>
    </style:style>
    <style:style style:name="ce39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24"/>
      <style:map style:condition="cell-content()=&quot;01&quot;" style:apply-style-name="Grass1" style:base-cell-address="LAYERS.Q24"/>
      <style:map style:condition="cell-content()=&quot;02&quot;" style:apply-style-name="Grass2" style:base-cell-address="LAYERS.Q24"/>
      <style:map style:condition="cell-content()=&quot;03&quot;" style:apply-style-name="Road1" style:base-cell-address="LAYERS.Q24"/>
      <style:map style:condition="cell-content()=&quot;04&quot;" style:apply-style-name="Road2" style:base-cell-address="LAYERS.Q24"/>
      <style:map style:condition="cell-content()=&quot;05&quot;" style:apply-style-name="Wast" style:base-cell-address="LAYERS.Q24"/>
      <style:map style:condition="cell-content()=&quot;06&quot;" style:apply-style-name="Rock" style:base-cell-address="LAYERS.Q24"/>
      <style:map style:condition="cell-content()=&quot;07&quot;" style:apply-style-name="Water" style:base-cell-address="LAYERS.Q24"/>
      <style:map style:condition="cell-content()=&quot;08&quot;" style:apply-style-name="Empty" style:base-cell-address="LAYERS.Q24"/>
    </style:style>
    <style:style style:name="ce39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25"/>
      <style:map style:condition="cell-content()=&quot;01&quot;" style:apply-style-name="Grass1" style:base-cell-address="LAYERS.Q25"/>
      <style:map style:condition="cell-content()=&quot;02&quot;" style:apply-style-name="Grass2" style:base-cell-address="LAYERS.Q25"/>
      <style:map style:condition="cell-content()=&quot;03&quot;" style:apply-style-name="Road1" style:base-cell-address="LAYERS.Q25"/>
      <style:map style:condition="cell-content()=&quot;04&quot;" style:apply-style-name="Road2" style:base-cell-address="LAYERS.Q25"/>
      <style:map style:condition="cell-content()=&quot;05&quot;" style:apply-style-name="Wast" style:base-cell-address="LAYERS.Q25"/>
      <style:map style:condition="cell-content()=&quot;06&quot;" style:apply-style-name="Rock" style:base-cell-address="LAYERS.Q25"/>
      <style:map style:condition="cell-content()=&quot;07&quot;" style:apply-style-name="Water" style:base-cell-address="LAYERS.Q25"/>
      <style:map style:condition="cell-content()=&quot;08&quot;" style:apply-style-name="Empty" style:base-cell-address="LAYERS.Q25"/>
    </style:style>
    <style:style style:name="ce39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26"/>
      <style:map style:condition="cell-content()=&quot;01&quot;" style:apply-style-name="Grass1" style:base-cell-address="LAYERS.Q26"/>
      <style:map style:condition="cell-content()=&quot;02&quot;" style:apply-style-name="Grass2" style:base-cell-address="LAYERS.Q26"/>
      <style:map style:condition="cell-content()=&quot;03&quot;" style:apply-style-name="Road1" style:base-cell-address="LAYERS.Q26"/>
      <style:map style:condition="cell-content()=&quot;04&quot;" style:apply-style-name="Road2" style:base-cell-address="LAYERS.Q26"/>
      <style:map style:condition="cell-content()=&quot;05&quot;" style:apply-style-name="Wast" style:base-cell-address="LAYERS.Q26"/>
      <style:map style:condition="cell-content()=&quot;06&quot;" style:apply-style-name="Rock" style:base-cell-address="LAYERS.Q26"/>
      <style:map style:condition="cell-content()=&quot;07&quot;" style:apply-style-name="Water" style:base-cell-address="LAYERS.Q26"/>
      <style:map style:condition="cell-content()=&quot;08&quot;" style:apply-style-name="Empty" style:base-cell-address="LAYERS.Q26"/>
    </style:style>
    <style:style style:name="ce39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27"/>
      <style:map style:condition="cell-content()=&quot;01&quot;" style:apply-style-name="Grass1" style:base-cell-address="LAYERS.Q27"/>
      <style:map style:condition="cell-content()=&quot;02&quot;" style:apply-style-name="Grass2" style:base-cell-address="LAYERS.Q27"/>
      <style:map style:condition="cell-content()=&quot;03&quot;" style:apply-style-name="Road1" style:base-cell-address="LAYERS.Q27"/>
      <style:map style:condition="cell-content()=&quot;04&quot;" style:apply-style-name="Road2" style:base-cell-address="LAYERS.Q27"/>
      <style:map style:condition="cell-content()=&quot;05&quot;" style:apply-style-name="Wast" style:base-cell-address="LAYERS.Q27"/>
      <style:map style:condition="cell-content()=&quot;06&quot;" style:apply-style-name="Rock" style:base-cell-address="LAYERS.Q27"/>
      <style:map style:condition="cell-content()=&quot;07&quot;" style:apply-style-name="Water" style:base-cell-address="LAYERS.Q27"/>
      <style:map style:condition="cell-content()=&quot;08&quot;" style:apply-style-name="Empty" style:base-cell-address="LAYERS.Q27"/>
    </style:style>
    <style:style style:name="ce3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28"/>
      <style:map style:condition="cell-content()=&quot;01&quot;" style:apply-style-name="Grass1" style:base-cell-address="LAYERS.Q28"/>
      <style:map style:condition="cell-content()=&quot;02&quot;" style:apply-style-name="Grass2" style:base-cell-address="LAYERS.Q28"/>
      <style:map style:condition="cell-content()=&quot;03&quot;" style:apply-style-name="Road1" style:base-cell-address="LAYERS.Q28"/>
      <style:map style:condition="cell-content()=&quot;04&quot;" style:apply-style-name="Road2" style:base-cell-address="LAYERS.Q28"/>
      <style:map style:condition="cell-content()=&quot;05&quot;" style:apply-style-name="Wast" style:base-cell-address="LAYERS.Q28"/>
      <style:map style:condition="cell-content()=&quot;06&quot;" style:apply-style-name="Rock" style:base-cell-address="LAYERS.Q28"/>
      <style:map style:condition="cell-content()=&quot;07&quot;" style:apply-style-name="Water" style:base-cell-address="LAYERS.Q28"/>
      <style:map style:condition="cell-content()=&quot;08&quot;" style:apply-style-name="Empty" style:base-cell-address="LAYERS.Q28"/>
    </style:style>
    <style:style style:name="ce39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29"/>
      <style:map style:condition="cell-content()=&quot;01&quot;" style:apply-style-name="Grass1" style:base-cell-address="LAYERS.Q29"/>
      <style:map style:condition="cell-content()=&quot;02&quot;" style:apply-style-name="Grass2" style:base-cell-address="LAYERS.Q29"/>
      <style:map style:condition="cell-content()=&quot;03&quot;" style:apply-style-name="Road1" style:base-cell-address="LAYERS.Q29"/>
      <style:map style:condition="cell-content()=&quot;04&quot;" style:apply-style-name="Road2" style:base-cell-address="LAYERS.Q29"/>
      <style:map style:condition="cell-content()=&quot;05&quot;" style:apply-style-name="Wast" style:base-cell-address="LAYERS.Q29"/>
      <style:map style:condition="cell-content()=&quot;06&quot;" style:apply-style-name="Rock" style:base-cell-address="LAYERS.Q29"/>
      <style:map style:condition="cell-content()=&quot;07&quot;" style:apply-style-name="Water" style:base-cell-address="LAYERS.Q29"/>
      <style:map style:condition="cell-content()=&quot;08&quot;" style:apply-style-name="Empty" style:base-cell-address="LAYERS.Q29"/>
    </style:style>
    <style:style style:name="ce3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30"/>
      <style:map style:condition="cell-content()=&quot;01&quot;" style:apply-style-name="Grass1" style:base-cell-address="LAYERS.Q30"/>
      <style:map style:condition="cell-content()=&quot;02&quot;" style:apply-style-name="Grass2" style:base-cell-address="LAYERS.Q30"/>
      <style:map style:condition="cell-content()=&quot;03&quot;" style:apply-style-name="Road1" style:base-cell-address="LAYERS.Q30"/>
      <style:map style:condition="cell-content()=&quot;04&quot;" style:apply-style-name="Road2" style:base-cell-address="LAYERS.Q30"/>
      <style:map style:condition="cell-content()=&quot;05&quot;" style:apply-style-name="Wast" style:base-cell-address="LAYERS.Q30"/>
      <style:map style:condition="cell-content()=&quot;06&quot;" style:apply-style-name="Rock" style:base-cell-address="LAYERS.Q30"/>
      <style:map style:condition="cell-content()=&quot;07&quot;" style:apply-style-name="Water" style:base-cell-address="LAYERS.Q30"/>
      <style:map style:condition="cell-content()=&quot;08&quot;" style:apply-style-name="Empty" style:base-cell-address="LAYERS.Q30"/>
    </style:style>
    <style:style style:name="ce39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31"/>
      <style:map style:condition="cell-content()=&quot;01&quot;" style:apply-style-name="Grass1" style:base-cell-address="LAYERS.Q31"/>
      <style:map style:condition="cell-content()=&quot;02&quot;" style:apply-style-name="Grass2" style:base-cell-address="LAYERS.Q31"/>
      <style:map style:condition="cell-content()=&quot;03&quot;" style:apply-style-name="Road1" style:base-cell-address="LAYERS.Q31"/>
      <style:map style:condition="cell-content()=&quot;04&quot;" style:apply-style-name="Road2" style:base-cell-address="LAYERS.Q31"/>
      <style:map style:condition="cell-content()=&quot;05&quot;" style:apply-style-name="Wast" style:base-cell-address="LAYERS.Q31"/>
      <style:map style:condition="cell-content()=&quot;06&quot;" style:apply-style-name="Rock" style:base-cell-address="LAYERS.Q31"/>
      <style:map style:condition="cell-content()=&quot;07&quot;" style:apply-style-name="Water" style:base-cell-address="LAYERS.Q31"/>
      <style:map style:condition="cell-content()=&quot;08&quot;" style:apply-style-name="Empty" style:base-cell-address="LAYERS.Q31"/>
    </style:style>
    <style:style style:name="ce40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32"/>
      <style:map style:condition="cell-content()=&quot;01&quot;" style:apply-style-name="Grass1" style:base-cell-address="LAYERS.Q32"/>
      <style:map style:condition="cell-content()=&quot;02&quot;" style:apply-style-name="Grass2" style:base-cell-address="LAYERS.Q32"/>
      <style:map style:condition="cell-content()=&quot;03&quot;" style:apply-style-name="Road1" style:base-cell-address="LAYERS.Q32"/>
      <style:map style:condition="cell-content()=&quot;04&quot;" style:apply-style-name="Road2" style:base-cell-address="LAYERS.Q32"/>
      <style:map style:condition="cell-content()=&quot;05&quot;" style:apply-style-name="Wast" style:base-cell-address="LAYERS.Q32"/>
      <style:map style:condition="cell-content()=&quot;06&quot;" style:apply-style-name="Rock" style:base-cell-address="LAYERS.Q32"/>
      <style:map style:condition="cell-content()=&quot;07&quot;" style:apply-style-name="Water" style:base-cell-address="LAYERS.Q32"/>
      <style:map style:condition="cell-content()=&quot;08&quot;" style:apply-style-name="Empty" style:base-cell-address="LAYERS.Q32"/>
    </style:style>
    <style:style style:name="ce40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Q33"/>
      <style:map style:condition="cell-content()=&quot;01&quot;" style:apply-style-name="Grass1" style:base-cell-address="LAYERS.Q33"/>
      <style:map style:condition="cell-content()=&quot;02&quot;" style:apply-style-name="Grass2" style:base-cell-address="LAYERS.Q33"/>
      <style:map style:condition="cell-content()=&quot;03&quot;" style:apply-style-name="Road1" style:base-cell-address="LAYERS.Q33"/>
      <style:map style:condition="cell-content()=&quot;04&quot;" style:apply-style-name="Road2" style:base-cell-address="LAYERS.Q33"/>
      <style:map style:condition="cell-content()=&quot;05&quot;" style:apply-style-name="Wast" style:base-cell-address="LAYERS.Q33"/>
      <style:map style:condition="cell-content()=&quot;06&quot;" style:apply-style-name="Rock" style:base-cell-address="LAYERS.Q33"/>
      <style:map style:condition="cell-content()=&quot;07&quot;" style:apply-style-name="Water" style:base-cell-address="LAYERS.Q33"/>
      <style:map style:condition="cell-content()=&quot;08&quot;" style:apply-style-name="Empty" style:base-cell-address="LAYERS.Q33"/>
      <style:map style:condition="cell-content()=&quot;-1&quot;" style:apply-style-name="Empty" style:base-cell-address="LAYERS.Q33"/>
    </style:style>
    <style:style style:name="ce40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2"/>
      <style:map style:condition="cell-content()=&quot;01&quot;" style:apply-style-name="Grass1" style:base-cell-address="LAYERS.R2"/>
      <style:map style:condition="cell-content()=&quot;02&quot;" style:apply-style-name="Grass2" style:base-cell-address="LAYERS.R2"/>
      <style:map style:condition="cell-content()=&quot;03&quot;" style:apply-style-name="Road1" style:base-cell-address="LAYERS.R2"/>
      <style:map style:condition="cell-content()=&quot;04&quot;" style:apply-style-name="Road2" style:base-cell-address="LAYERS.R2"/>
      <style:map style:condition="cell-content()=&quot;05&quot;" style:apply-style-name="Wast" style:base-cell-address="LAYERS.R2"/>
      <style:map style:condition="cell-content()=&quot;06&quot;" style:apply-style-name="Rock" style:base-cell-address="LAYERS.R2"/>
      <style:map style:condition="cell-content()=&quot;07&quot;" style:apply-style-name="Water" style:base-cell-address="LAYERS.R2"/>
      <style:map style:condition="cell-content()=&quot;08&quot;" style:apply-style-name="Empty" style:base-cell-address="LAYERS.R2"/>
      <style:map style:condition="cell-content()=&quot;-1&quot;" style:apply-style-name="Empty" style:base-cell-address="LAYERS.R2"/>
    </style:style>
    <style:style style:name="ce40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3"/>
      <style:map style:condition="cell-content()=&quot;01&quot;" style:apply-style-name="Grass1" style:base-cell-address="LAYERS.R3"/>
      <style:map style:condition="cell-content()=&quot;02&quot;" style:apply-style-name="Grass2" style:base-cell-address="LAYERS.R3"/>
      <style:map style:condition="cell-content()=&quot;03&quot;" style:apply-style-name="Road1" style:base-cell-address="LAYERS.R3"/>
      <style:map style:condition="cell-content()=&quot;04&quot;" style:apply-style-name="Road2" style:base-cell-address="LAYERS.R3"/>
      <style:map style:condition="cell-content()=&quot;05&quot;" style:apply-style-name="Wast" style:base-cell-address="LAYERS.R3"/>
      <style:map style:condition="cell-content()=&quot;06&quot;" style:apply-style-name="Rock" style:base-cell-address="LAYERS.R3"/>
      <style:map style:condition="cell-content()=&quot;07&quot;" style:apply-style-name="Water" style:base-cell-address="LAYERS.R3"/>
      <style:map style:condition="cell-content()=&quot;08&quot;" style:apply-style-name="Empty" style:base-cell-address="LAYERS.R3"/>
    </style:style>
    <style:style style:name="ce40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12"/>
      <style:map style:condition="cell-content()=&quot;01&quot;" style:apply-style-name="Grass1" style:base-cell-address="LAYERS.R12"/>
      <style:map style:condition="cell-content()=&quot;02&quot;" style:apply-style-name="Grass2" style:base-cell-address="LAYERS.R12"/>
      <style:map style:condition="cell-content()=&quot;03&quot;" style:apply-style-name="Road1" style:base-cell-address="LAYERS.R12"/>
      <style:map style:condition="cell-content()=&quot;04&quot;" style:apply-style-name="Road2" style:base-cell-address="LAYERS.R12"/>
      <style:map style:condition="cell-content()=&quot;05&quot;" style:apply-style-name="Wast" style:base-cell-address="LAYERS.R12"/>
      <style:map style:condition="cell-content()=&quot;06&quot;" style:apply-style-name="Rock" style:base-cell-address="LAYERS.R12"/>
      <style:map style:condition="cell-content()=&quot;07&quot;" style:apply-style-name="Water" style:base-cell-address="LAYERS.R12"/>
      <style:map style:condition="cell-content()=&quot;08&quot;" style:apply-style-name="Empty" style:base-cell-address="LAYERS.R12"/>
    </style:style>
    <style:style style:name="ce40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15"/>
      <style:map style:condition="cell-content()=&quot;01&quot;" style:apply-style-name="Grass1" style:base-cell-address="LAYERS.R15"/>
      <style:map style:condition="cell-content()=&quot;02&quot;" style:apply-style-name="Grass2" style:base-cell-address="LAYERS.R15"/>
      <style:map style:condition="cell-content()=&quot;03&quot;" style:apply-style-name="Road1" style:base-cell-address="LAYERS.R15"/>
      <style:map style:condition="cell-content()=&quot;04&quot;" style:apply-style-name="Road2" style:base-cell-address="LAYERS.R15"/>
      <style:map style:condition="cell-content()=&quot;05&quot;" style:apply-style-name="Wast" style:base-cell-address="LAYERS.R15"/>
      <style:map style:condition="cell-content()=&quot;06&quot;" style:apply-style-name="Rock" style:base-cell-address="LAYERS.R15"/>
      <style:map style:condition="cell-content()=&quot;07&quot;" style:apply-style-name="Water" style:base-cell-address="LAYERS.R15"/>
      <style:map style:condition="cell-content()=&quot;08&quot;" style:apply-style-name="Empty" style:base-cell-address="LAYERS.R15"/>
    </style:style>
    <style:style style:name="ce40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16"/>
      <style:map style:condition="cell-content()=&quot;01&quot;" style:apply-style-name="Grass1" style:base-cell-address="LAYERS.R16"/>
      <style:map style:condition="cell-content()=&quot;02&quot;" style:apply-style-name="Grass2" style:base-cell-address="LAYERS.R16"/>
      <style:map style:condition="cell-content()=&quot;03&quot;" style:apply-style-name="Road1" style:base-cell-address="LAYERS.R16"/>
      <style:map style:condition="cell-content()=&quot;04&quot;" style:apply-style-name="Road2" style:base-cell-address="LAYERS.R16"/>
      <style:map style:condition="cell-content()=&quot;05&quot;" style:apply-style-name="Wast" style:base-cell-address="LAYERS.R16"/>
      <style:map style:condition="cell-content()=&quot;06&quot;" style:apply-style-name="Rock" style:base-cell-address="LAYERS.R16"/>
      <style:map style:condition="cell-content()=&quot;07&quot;" style:apply-style-name="Water" style:base-cell-address="LAYERS.R16"/>
      <style:map style:condition="cell-content()=&quot;08&quot;" style:apply-style-name="Empty" style:base-cell-address="LAYERS.R16"/>
    </style:style>
    <style:style style:name="ce40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17"/>
      <style:map style:condition="cell-content()=&quot;01&quot;" style:apply-style-name="Grass1" style:base-cell-address="LAYERS.R17"/>
      <style:map style:condition="cell-content()=&quot;02&quot;" style:apply-style-name="Grass2" style:base-cell-address="LAYERS.R17"/>
      <style:map style:condition="cell-content()=&quot;03&quot;" style:apply-style-name="Road1" style:base-cell-address="LAYERS.R17"/>
      <style:map style:condition="cell-content()=&quot;04&quot;" style:apply-style-name="Road2" style:base-cell-address="LAYERS.R17"/>
      <style:map style:condition="cell-content()=&quot;05&quot;" style:apply-style-name="Wast" style:base-cell-address="LAYERS.R17"/>
      <style:map style:condition="cell-content()=&quot;06&quot;" style:apply-style-name="Rock" style:base-cell-address="LAYERS.R17"/>
      <style:map style:condition="cell-content()=&quot;07&quot;" style:apply-style-name="Water" style:base-cell-address="LAYERS.R17"/>
      <style:map style:condition="cell-content()=&quot;08&quot;" style:apply-style-name="Empty" style:base-cell-address="LAYERS.R17"/>
    </style:style>
    <style:style style:name="ce40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18"/>
      <style:map style:condition="cell-content()=&quot;01&quot;" style:apply-style-name="Grass1" style:base-cell-address="LAYERS.R18"/>
      <style:map style:condition="cell-content()=&quot;02&quot;" style:apply-style-name="Grass2" style:base-cell-address="LAYERS.R18"/>
      <style:map style:condition="cell-content()=&quot;03&quot;" style:apply-style-name="Road1" style:base-cell-address="LAYERS.R18"/>
      <style:map style:condition="cell-content()=&quot;04&quot;" style:apply-style-name="Road2" style:base-cell-address="LAYERS.R18"/>
      <style:map style:condition="cell-content()=&quot;05&quot;" style:apply-style-name="Wast" style:base-cell-address="LAYERS.R18"/>
      <style:map style:condition="cell-content()=&quot;06&quot;" style:apply-style-name="Rock" style:base-cell-address="LAYERS.R18"/>
      <style:map style:condition="cell-content()=&quot;07&quot;" style:apply-style-name="Water" style:base-cell-address="LAYERS.R18"/>
      <style:map style:condition="cell-content()=&quot;08&quot;" style:apply-style-name="Empty" style:base-cell-address="LAYERS.R18"/>
    </style:style>
    <style:style style:name="ce40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19"/>
      <style:map style:condition="cell-content()=&quot;01&quot;" style:apply-style-name="Grass1" style:base-cell-address="LAYERS.R19"/>
      <style:map style:condition="cell-content()=&quot;02&quot;" style:apply-style-name="Grass2" style:base-cell-address="LAYERS.R19"/>
      <style:map style:condition="cell-content()=&quot;03&quot;" style:apply-style-name="Road1" style:base-cell-address="LAYERS.R19"/>
      <style:map style:condition="cell-content()=&quot;04&quot;" style:apply-style-name="Road2" style:base-cell-address="LAYERS.R19"/>
      <style:map style:condition="cell-content()=&quot;05&quot;" style:apply-style-name="Wast" style:base-cell-address="LAYERS.R19"/>
      <style:map style:condition="cell-content()=&quot;06&quot;" style:apply-style-name="Rock" style:base-cell-address="LAYERS.R19"/>
      <style:map style:condition="cell-content()=&quot;07&quot;" style:apply-style-name="Water" style:base-cell-address="LAYERS.R19"/>
      <style:map style:condition="cell-content()=&quot;08&quot;" style:apply-style-name="Empty" style:base-cell-address="LAYERS.R19"/>
    </style:style>
    <style:style style:name="ce4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20"/>
      <style:map style:condition="cell-content()=&quot;01&quot;" style:apply-style-name="Grass1" style:base-cell-address="LAYERS.R20"/>
      <style:map style:condition="cell-content()=&quot;02&quot;" style:apply-style-name="Grass2" style:base-cell-address="LAYERS.R20"/>
      <style:map style:condition="cell-content()=&quot;03&quot;" style:apply-style-name="Road1" style:base-cell-address="LAYERS.R20"/>
      <style:map style:condition="cell-content()=&quot;04&quot;" style:apply-style-name="Road2" style:base-cell-address="LAYERS.R20"/>
      <style:map style:condition="cell-content()=&quot;05&quot;" style:apply-style-name="Wast" style:base-cell-address="LAYERS.R20"/>
      <style:map style:condition="cell-content()=&quot;06&quot;" style:apply-style-name="Rock" style:base-cell-address="LAYERS.R20"/>
      <style:map style:condition="cell-content()=&quot;07&quot;" style:apply-style-name="Water" style:base-cell-address="LAYERS.R20"/>
      <style:map style:condition="cell-content()=&quot;08&quot;" style:apply-style-name="Empty" style:base-cell-address="LAYERS.R20"/>
    </style:style>
    <style:style style:name="ce4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21"/>
      <style:map style:condition="cell-content()=&quot;01&quot;" style:apply-style-name="Grass1" style:base-cell-address="LAYERS.R21"/>
      <style:map style:condition="cell-content()=&quot;02&quot;" style:apply-style-name="Grass2" style:base-cell-address="LAYERS.R21"/>
      <style:map style:condition="cell-content()=&quot;03&quot;" style:apply-style-name="Road1" style:base-cell-address="LAYERS.R21"/>
      <style:map style:condition="cell-content()=&quot;04&quot;" style:apply-style-name="Road2" style:base-cell-address="LAYERS.R21"/>
      <style:map style:condition="cell-content()=&quot;05&quot;" style:apply-style-name="Wast" style:base-cell-address="LAYERS.R21"/>
      <style:map style:condition="cell-content()=&quot;06&quot;" style:apply-style-name="Rock" style:base-cell-address="LAYERS.R21"/>
      <style:map style:condition="cell-content()=&quot;07&quot;" style:apply-style-name="Water" style:base-cell-address="LAYERS.R21"/>
      <style:map style:condition="cell-content()=&quot;08&quot;" style:apply-style-name="Empty" style:base-cell-address="LAYERS.R21"/>
    </style:style>
    <style:style style:name="ce4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22"/>
      <style:map style:condition="cell-content()=&quot;01&quot;" style:apply-style-name="Grass1" style:base-cell-address="LAYERS.R22"/>
      <style:map style:condition="cell-content()=&quot;02&quot;" style:apply-style-name="Grass2" style:base-cell-address="LAYERS.R22"/>
      <style:map style:condition="cell-content()=&quot;03&quot;" style:apply-style-name="Road1" style:base-cell-address="LAYERS.R22"/>
      <style:map style:condition="cell-content()=&quot;04&quot;" style:apply-style-name="Road2" style:base-cell-address="LAYERS.R22"/>
      <style:map style:condition="cell-content()=&quot;05&quot;" style:apply-style-name="Wast" style:base-cell-address="LAYERS.R22"/>
      <style:map style:condition="cell-content()=&quot;06&quot;" style:apply-style-name="Rock" style:base-cell-address="LAYERS.R22"/>
      <style:map style:condition="cell-content()=&quot;07&quot;" style:apply-style-name="Water" style:base-cell-address="LAYERS.R22"/>
      <style:map style:condition="cell-content()=&quot;08&quot;" style:apply-style-name="Empty" style:base-cell-address="LAYERS.R22"/>
    </style:style>
    <style:style style:name="ce4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25"/>
      <style:map style:condition="cell-content()=&quot;01&quot;" style:apply-style-name="Grass1" style:base-cell-address="LAYERS.R25"/>
      <style:map style:condition="cell-content()=&quot;02&quot;" style:apply-style-name="Grass2" style:base-cell-address="LAYERS.R25"/>
      <style:map style:condition="cell-content()=&quot;03&quot;" style:apply-style-name="Road1" style:base-cell-address="LAYERS.R25"/>
      <style:map style:condition="cell-content()=&quot;04&quot;" style:apply-style-name="Road2" style:base-cell-address="LAYERS.R25"/>
      <style:map style:condition="cell-content()=&quot;05&quot;" style:apply-style-name="Wast" style:base-cell-address="LAYERS.R25"/>
      <style:map style:condition="cell-content()=&quot;06&quot;" style:apply-style-name="Rock" style:base-cell-address="LAYERS.R25"/>
      <style:map style:condition="cell-content()=&quot;07&quot;" style:apply-style-name="Water" style:base-cell-address="LAYERS.R25"/>
      <style:map style:condition="cell-content()=&quot;08&quot;" style:apply-style-name="Empty" style:base-cell-address="LAYERS.R25"/>
    </style:style>
    <style:style style:name="ce4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26"/>
      <style:map style:condition="cell-content()=&quot;01&quot;" style:apply-style-name="Grass1" style:base-cell-address="LAYERS.R26"/>
      <style:map style:condition="cell-content()=&quot;02&quot;" style:apply-style-name="Grass2" style:base-cell-address="LAYERS.R26"/>
      <style:map style:condition="cell-content()=&quot;03&quot;" style:apply-style-name="Road1" style:base-cell-address="LAYERS.R26"/>
      <style:map style:condition="cell-content()=&quot;04&quot;" style:apply-style-name="Road2" style:base-cell-address="LAYERS.R26"/>
      <style:map style:condition="cell-content()=&quot;05&quot;" style:apply-style-name="Wast" style:base-cell-address="LAYERS.R26"/>
      <style:map style:condition="cell-content()=&quot;06&quot;" style:apply-style-name="Rock" style:base-cell-address="LAYERS.R26"/>
      <style:map style:condition="cell-content()=&quot;07&quot;" style:apply-style-name="Water" style:base-cell-address="LAYERS.R26"/>
      <style:map style:condition="cell-content()=&quot;08&quot;" style:apply-style-name="Empty" style:base-cell-address="LAYERS.R26"/>
    </style:style>
    <style:style style:name="ce4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27"/>
      <style:map style:condition="cell-content()=&quot;01&quot;" style:apply-style-name="Grass1" style:base-cell-address="LAYERS.R27"/>
      <style:map style:condition="cell-content()=&quot;02&quot;" style:apply-style-name="Grass2" style:base-cell-address="LAYERS.R27"/>
      <style:map style:condition="cell-content()=&quot;03&quot;" style:apply-style-name="Road1" style:base-cell-address="LAYERS.R27"/>
      <style:map style:condition="cell-content()=&quot;04&quot;" style:apply-style-name="Road2" style:base-cell-address="LAYERS.R27"/>
      <style:map style:condition="cell-content()=&quot;05&quot;" style:apply-style-name="Wast" style:base-cell-address="LAYERS.R27"/>
      <style:map style:condition="cell-content()=&quot;06&quot;" style:apply-style-name="Rock" style:base-cell-address="LAYERS.R27"/>
      <style:map style:condition="cell-content()=&quot;07&quot;" style:apply-style-name="Water" style:base-cell-address="LAYERS.R27"/>
      <style:map style:condition="cell-content()=&quot;08&quot;" style:apply-style-name="Empty" style:base-cell-address="LAYERS.R27"/>
    </style:style>
    <style:style style:name="ce4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28"/>
      <style:map style:condition="cell-content()=&quot;01&quot;" style:apply-style-name="Grass1" style:base-cell-address="LAYERS.R28"/>
      <style:map style:condition="cell-content()=&quot;02&quot;" style:apply-style-name="Grass2" style:base-cell-address="LAYERS.R28"/>
      <style:map style:condition="cell-content()=&quot;03&quot;" style:apply-style-name="Road1" style:base-cell-address="LAYERS.R28"/>
      <style:map style:condition="cell-content()=&quot;04&quot;" style:apply-style-name="Road2" style:base-cell-address="LAYERS.R28"/>
      <style:map style:condition="cell-content()=&quot;05&quot;" style:apply-style-name="Wast" style:base-cell-address="LAYERS.R28"/>
      <style:map style:condition="cell-content()=&quot;06&quot;" style:apply-style-name="Rock" style:base-cell-address="LAYERS.R28"/>
      <style:map style:condition="cell-content()=&quot;07&quot;" style:apply-style-name="Water" style:base-cell-address="LAYERS.R28"/>
      <style:map style:condition="cell-content()=&quot;08&quot;" style:apply-style-name="Empty" style:base-cell-address="LAYERS.R28"/>
    </style:style>
    <style:style style:name="ce4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29"/>
      <style:map style:condition="cell-content()=&quot;01&quot;" style:apply-style-name="Grass1" style:base-cell-address="LAYERS.R29"/>
      <style:map style:condition="cell-content()=&quot;02&quot;" style:apply-style-name="Grass2" style:base-cell-address="LAYERS.R29"/>
      <style:map style:condition="cell-content()=&quot;03&quot;" style:apply-style-name="Road1" style:base-cell-address="LAYERS.R29"/>
      <style:map style:condition="cell-content()=&quot;04&quot;" style:apply-style-name="Road2" style:base-cell-address="LAYERS.R29"/>
      <style:map style:condition="cell-content()=&quot;05&quot;" style:apply-style-name="Wast" style:base-cell-address="LAYERS.R29"/>
      <style:map style:condition="cell-content()=&quot;06&quot;" style:apply-style-name="Rock" style:base-cell-address="LAYERS.R29"/>
      <style:map style:condition="cell-content()=&quot;07&quot;" style:apply-style-name="Water" style:base-cell-address="LAYERS.R29"/>
      <style:map style:condition="cell-content()=&quot;08&quot;" style:apply-style-name="Empty" style:base-cell-address="LAYERS.R29"/>
    </style:style>
    <style:style style:name="ce4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30"/>
      <style:map style:condition="cell-content()=&quot;01&quot;" style:apply-style-name="Grass1" style:base-cell-address="LAYERS.R30"/>
      <style:map style:condition="cell-content()=&quot;02&quot;" style:apply-style-name="Grass2" style:base-cell-address="LAYERS.R30"/>
      <style:map style:condition="cell-content()=&quot;03&quot;" style:apply-style-name="Road1" style:base-cell-address="LAYERS.R30"/>
      <style:map style:condition="cell-content()=&quot;04&quot;" style:apply-style-name="Road2" style:base-cell-address="LAYERS.R30"/>
      <style:map style:condition="cell-content()=&quot;05&quot;" style:apply-style-name="Wast" style:base-cell-address="LAYERS.R30"/>
      <style:map style:condition="cell-content()=&quot;06&quot;" style:apply-style-name="Rock" style:base-cell-address="LAYERS.R30"/>
      <style:map style:condition="cell-content()=&quot;07&quot;" style:apply-style-name="Water" style:base-cell-address="LAYERS.R30"/>
      <style:map style:condition="cell-content()=&quot;08&quot;" style:apply-style-name="Empty" style:base-cell-address="LAYERS.R30"/>
    </style:style>
    <style:style style:name="ce4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31"/>
      <style:map style:condition="cell-content()=&quot;01&quot;" style:apply-style-name="Grass1" style:base-cell-address="LAYERS.R31"/>
      <style:map style:condition="cell-content()=&quot;02&quot;" style:apply-style-name="Grass2" style:base-cell-address="LAYERS.R31"/>
      <style:map style:condition="cell-content()=&quot;03&quot;" style:apply-style-name="Road1" style:base-cell-address="LAYERS.R31"/>
      <style:map style:condition="cell-content()=&quot;04&quot;" style:apply-style-name="Road2" style:base-cell-address="LAYERS.R31"/>
      <style:map style:condition="cell-content()=&quot;05&quot;" style:apply-style-name="Wast" style:base-cell-address="LAYERS.R31"/>
      <style:map style:condition="cell-content()=&quot;06&quot;" style:apply-style-name="Rock" style:base-cell-address="LAYERS.R31"/>
      <style:map style:condition="cell-content()=&quot;07&quot;" style:apply-style-name="Water" style:base-cell-address="LAYERS.R31"/>
      <style:map style:condition="cell-content()=&quot;08&quot;" style:apply-style-name="Empty" style:base-cell-address="LAYERS.R31"/>
    </style:style>
    <style:style style:name="ce4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32"/>
      <style:map style:condition="cell-content()=&quot;01&quot;" style:apply-style-name="Grass1" style:base-cell-address="LAYERS.R32"/>
      <style:map style:condition="cell-content()=&quot;02&quot;" style:apply-style-name="Grass2" style:base-cell-address="LAYERS.R32"/>
      <style:map style:condition="cell-content()=&quot;03&quot;" style:apply-style-name="Road1" style:base-cell-address="LAYERS.R32"/>
      <style:map style:condition="cell-content()=&quot;04&quot;" style:apply-style-name="Road2" style:base-cell-address="LAYERS.R32"/>
      <style:map style:condition="cell-content()=&quot;05&quot;" style:apply-style-name="Wast" style:base-cell-address="LAYERS.R32"/>
      <style:map style:condition="cell-content()=&quot;06&quot;" style:apply-style-name="Rock" style:base-cell-address="LAYERS.R32"/>
      <style:map style:condition="cell-content()=&quot;07&quot;" style:apply-style-name="Water" style:base-cell-address="LAYERS.R32"/>
      <style:map style:condition="cell-content()=&quot;08&quot;" style:apply-style-name="Empty" style:base-cell-address="LAYERS.R32"/>
    </style:style>
    <style:style style:name="ce4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R33"/>
      <style:map style:condition="cell-content()=&quot;01&quot;" style:apply-style-name="Grass1" style:base-cell-address="LAYERS.R33"/>
      <style:map style:condition="cell-content()=&quot;02&quot;" style:apply-style-name="Grass2" style:base-cell-address="LAYERS.R33"/>
      <style:map style:condition="cell-content()=&quot;03&quot;" style:apply-style-name="Road1" style:base-cell-address="LAYERS.R33"/>
      <style:map style:condition="cell-content()=&quot;04&quot;" style:apply-style-name="Road2" style:base-cell-address="LAYERS.R33"/>
      <style:map style:condition="cell-content()=&quot;05&quot;" style:apply-style-name="Wast" style:base-cell-address="LAYERS.R33"/>
      <style:map style:condition="cell-content()=&quot;06&quot;" style:apply-style-name="Rock" style:base-cell-address="LAYERS.R33"/>
      <style:map style:condition="cell-content()=&quot;07&quot;" style:apply-style-name="Water" style:base-cell-address="LAYERS.R33"/>
      <style:map style:condition="cell-content()=&quot;08&quot;" style:apply-style-name="Empty" style:base-cell-address="LAYERS.R33"/>
      <style:map style:condition="cell-content()=&quot;-1&quot;" style:apply-style-name="Empty" style:base-cell-address="LAYERS.R33"/>
    </style:style>
    <style:style style:name="ce42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2"/>
      <style:map style:condition="cell-content()=&quot;01&quot;" style:apply-style-name="Grass1" style:base-cell-address="LAYERS.S2"/>
      <style:map style:condition="cell-content()=&quot;02&quot;" style:apply-style-name="Grass2" style:base-cell-address="LAYERS.S2"/>
      <style:map style:condition="cell-content()=&quot;03&quot;" style:apply-style-name="Road1" style:base-cell-address="LAYERS.S2"/>
      <style:map style:condition="cell-content()=&quot;04&quot;" style:apply-style-name="Road2" style:base-cell-address="LAYERS.S2"/>
      <style:map style:condition="cell-content()=&quot;05&quot;" style:apply-style-name="Wast" style:base-cell-address="LAYERS.S2"/>
      <style:map style:condition="cell-content()=&quot;06&quot;" style:apply-style-name="Rock" style:base-cell-address="LAYERS.S2"/>
      <style:map style:condition="cell-content()=&quot;07&quot;" style:apply-style-name="Water" style:base-cell-address="LAYERS.S2"/>
      <style:map style:condition="cell-content()=&quot;08&quot;" style:apply-style-name="Empty" style:base-cell-address="LAYERS.S2"/>
      <style:map style:condition="cell-content()=&quot;-1&quot;" style:apply-style-name="Empty" style:base-cell-address="LAYERS.S2"/>
    </style:style>
    <style:style style:name="ce42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3"/>
      <style:map style:condition="cell-content()=&quot;01&quot;" style:apply-style-name="Grass1" style:base-cell-address="LAYERS.S3"/>
      <style:map style:condition="cell-content()=&quot;02&quot;" style:apply-style-name="Grass2" style:base-cell-address="LAYERS.S3"/>
      <style:map style:condition="cell-content()=&quot;03&quot;" style:apply-style-name="Road1" style:base-cell-address="LAYERS.S3"/>
      <style:map style:condition="cell-content()=&quot;04&quot;" style:apply-style-name="Road2" style:base-cell-address="LAYERS.S3"/>
      <style:map style:condition="cell-content()=&quot;05&quot;" style:apply-style-name="Wast" style:base-cell-address="LAYERS.S3"/>
      <style:map style:condition="cell-content()=&quot;06&quot;" style:apply-style-name="Rock" style:base-cell-address="LAYERS.S3"/>
      <style:map style:condition="cell-content()=&quot;07&quot;" style:apply-style-name="Water" style:base-cell-address="LAYERS.S3"/>
      <style:map style:condition="cell-content()=&quot;08&quot;" style:apply-style-name="Empty" style:base-cell-address="LAYERS.S3"/>
    </style:style>
    <style:style style:name="ce4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4"/>
      <style:map style:condition="cell-content()=&quot;01&quot;" style:apply-style-name="Grass1" style:base-cell-address="LAYERS.S4"/>
      <style:map style:condition="cell-content()=&quot;02&quot;" style:apply-style-name="Grass2" style:base-cell-address="LAYERS.S4"/>
      <style:map style:condition="cell-content()=&quot;03&quot;" style:apply-style-name="Road1" style:base-cell-address="LAYERS.S4"/>
      <style:map style:condition="cell-content()=&quot;04&quot;" style:apply-style-name="Road2" style:base-cell-address="LAYERS.S4"/>
      <style:map style:condition="cell-content()=&quot;05&quot;" style:apply-style-name="Wast" style:base-cell-address="LAYERS.S4"/>
      <style:map style:condition="cell-content()=&quot;06&quot;" style:apply-style-name="Rock" style:base-cell-address="LAYERS.S4"/>
      <style:map style:condition="cell-content()=&quot;07&quot;" style:apply-style-name="Water" style:base-cell-address="LAYERS.S4"/>
      <style:map style:condition="cell-content()=&quot;08&quot;" style:apply-style-name="Empty" style:base-cell-address="LAYERS.S4"/>
    </style:style>
    <style:style style:name="ce4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5"/>
      <style:map style:condition="cell-content()=&quot;01&quot;" style:apply-style-name="Grass1" style:base-cell-address="LAYERS.S5"/>
      <style:map style:condition="cell-content()=&quot;02&quot;" style:apply-style-name="Grass2" style:base-cell-address="LAYERS.S5"/>
      <style:map style:condition="cell-content()=&quot;03&quot;" style:apply-style-name="Road1" style:base-cell-address="LAYERS.S5"/>
      <style:map style:condition="cell-content()=&quot;04&quot;" style:apply-style-name="Road2" style:base-cell-address="LAYERS.S5"/>
      <style:map style:condition="cell-content()=&quot;05&quot;" style:apply-style-name="Wast" style:base-cell-address="LAYERS.S5"/>
      <style:map style:condition="cell-content()=&quot;06&quot;" style:apply-style-name="Rock" style:base-cell-address="LAYERS.S5"/>
      <style:map style:condition="cell-content()=&quot;07&quot;" style:apply-style-name="Water" style:base-cell-address="LAYERS.S5"/>
      <style:map style:condition="cell-content()=&quot;08&quot;" style:apply-style-name="Empty" style:base-cell-address="LAYERS.S5"/>
    </style:style>
    <style:style style:name="ce4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15"/>
      <style:map style:condition="cell-content()=&quot;01&quot;" style:apply-style-name="Grass1" style:base-cell-address="LAYERS.S15"/>
      <style:map style:condition="cell-content()=&quot;02&quot;" style:apply-style-name="Grass2" style:base-cell-address="LAYERS.S15"/>
      <style:map style:condition="cell-content()=&quot;03&quot;" style:apply-style-name="Road1" style:base-cell-address="LAYERS.S15"/>
      <style:map style:condition="cell-content()=&quot;04&quot;" style:apply-style-name="Road2" style:base-cell-address="LAYERS.S15"/>
      <style:map style:condition="cell-content()=&quot;05&quot;" style:apply-style-name="Wast" style:base-cell-address="LAYERS.S15"/>
      <style:map style:condition="cell-content()=&quot;06&quot;" style:apply-style-name="Rock" style:base-cell-address="LAYERS.S15"/>
      <style:map style:condition="cell-content()=&quot;07&quot;" style:apply-style-name="Water" style:base-cell-address="LAYERS.S15"/>
      <style:map style:condition="cell-content()=&quot;08&quot;" style:apply-style-name="Empty" style:base-cell-address="LAYERS.S15"/>
    </style:style>
    <style:style style:name="ce42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16"/>
      <style:map style:condition="cell-content()=&quot;01&quot;" style:apply-style-name="Grass1" style:base-cell-address="LAYERS.S16"/>
      <style:map style:condition="cell-content()=&quot;02&quot;" style:apply-style-name="Grass2" style:base-cell-address="LAYERS.S16"/>
      <style:map style:condition="cell-content()=&quot;03&quot;" style:apply-style-name="Road1" style:base-cell-address="LAYERS.S16"/>
      <style:map style:condition="cell-content()=&quot;04&quot;" style:apply-style-name="Road2" style:base-cell-address="LAYERS.S16"/>
      <style:map style:condition="cell-content()=&quot;05&quot;" style:apply-style-name="Wast" style:base-cell-address="LAYERS.S16"/>
      <style:map style:condition="cell-content()=&quot;06&quot;" style:apply-style-name="Rock" style:base-cell-address="LAYERS.S16"/>
      <style:map style:condition="cell-content()=&quot;07&quot;" style:apply-style-name="Water" style:base-cell-address="LAYERS.S16"/>
      <style:map style:condition="cell-content()=&quot;08&quot;" style:apply-style-name="Empty" style:base-cell-address="LAYERS.S16"/>
    </style:style>
    <style:style style:name="ce4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17"/>
      <style:map style:condition="cell-content()=&quot;01&quot;" style:apply-style-name="Grass1" style:base-cell-address="LAYERS.S17"/>
      <style:map style:condition="cell-content()=&quot;02&quot;" style:apply-style-name="Grass2" style:base-cell-address="LAYERS.S17"/>
      <style:map style:condition="cell-content()=&quot;03&quot;" style:apply-style-name="Road1" style:base-cell-address="LAYERS.S17"/>
      <style:map style:condition="cell-content()=&quot;04&quot;" style:apply-style-name="Road2" style:base-cell-address="LAYERS.S17"/>
      <style:map style:condition="cell-content()=&quot;05&quot;" style:apply-style-name="Wast" style:base-cell-address="LAYERS.S17"/>
      <style:map style:condition="cell-content()=&quot;06&quot;" style:apply-style-name="Rock" style:base-cell-address="LAYERS.S17"/>
      <style:map style:condition="cell-content()=&quot;07&quot;" style:apply-style-name="Water" style:base-cell-address="LAYERS.S17"/>
      <style:map style:condition="cell-content()=&quot;08&quot;" style:apply-style-name="Empty" style:base-cell-address="LAYERS.S17"/>
    </style:style>
    <style:style style:name="ce4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18"/>
      <style:map style:condition="cell-content()=&quot;01&quot;" style:apply-style-name="Grass1" style:base-cell-address="LAYERS.S18"/>
      <style:map style:condition="cell-content()=&quot;02&quot;" style:apply-style-name="Grass2" style:base-cell-address="LAYERS.S18"/>
      <style:map style:condition="cell-content()=&quot;03&quot;" style:apply-style-name="Road1" style:base-cell-address="LAYERS.S18"/>
      <style:map style:condition="cell-content()=&quot;04&quot;" style:apply-style-name="Road2" style:base-cell-address="LAYERS.S18"/>
      <style:map style:condition="cell-content()=&quot;05&quot;" style:apply-style-name="Wast" style:base-cell-address="LAYERS.S18"/>
      <style:map style:condition="cell-content()=&quot;06&quot;" style:apply-style-name="Rock" style:base-cell-address="LAYERS.S18"/>
      <style:map style:condition="cell-content()=&quot;07&quot;" style:apply-style-name="Water" style:base-cell-address="LAYERS.S18"/>
      <style:map style:condition="cell-content()=&quot;08&quot;" style:apply-style-name="Empty" style:base-cell-address="LAYERS.S18"/>
    </style:style>
    <style:style style:name="ce43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19"/>
      <style:map style:condition="cell-content()=&quot;01&quot;" style:apply-style-name="Grass1" style:base-cell-address="LAYERS.S19"/>
      <style:map style:condition="cell-content()=&quot;02&quot;" style:apply-style-name="Grass2" style:base-cell-address="LAYERS.S19"/>
      <style:map style:condition="cell-content()=&quot;03&quot;" style:apply-style-name="Road1" style:base-cell-address="LAYERS.S19"/>
      <style:map style:condition="cell-content()=&quot;04&quot;" style:apply-style-name="Road2" style:base-cell-address="LAYERS.S19"/>
      <style:map style:condition="cell-content()=&quot;05&quot;" style:apply-style-name="Wast" style:base-cell-address="LAYERS.S19"/>
      <style:map style:condition="cell-content()=&quot;06&quot;" style:apply-style-name="Rock" style:base-cell-address="LAYERS.S19"/>
      <style:map style:condition="cell-content()=&quot;07&quot;" style:apply-style-name="Water" style:base-cell-address="LAYERS.S19"/>
      <style:map style:condition="cell-content()=&quot;08&quot;" style:apply-style-name="Empty" style:base-cell-address="LAYERS.S19"/>
    </style:style>
    <style:style style:name="ce43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20"/>
      <style:map style:condition="cell-content()=&quot;01&quot;" style:apply-style-name="Grass1" style:base-cell-address="LAYERS.S20"/>
      <style:map style:condition="cell-content()=&quot;02&quot;" style:apply-style-name="Grass2" style:base-cell-address="LAYERS.S20"/>
      <style:map style:condition="cell-content()=&quot;03&quot;" style:apply-style-name="Road1" style:base-cell-address="LAYERS.S20"/>
      <style:map style:condition="cell-content()=&quot;04&quot;" style:apply-style-name="Road2" style:base-cell-address="LAYERS.S20"/>
      <style:map style:condition="cell-content()=&quot;05&quot;" style:apply-style-name="Wast" style:base-cell-address="LAYERS.S20"/>
      <style:map style:condition="cell-content()=&quot;06&quot;" style:apply-style-name="Rock" style:base-cell-address="LAYERS.S20"/>
      <style:map style:condition="cell-content()=&quot;07&quot;" style:apply-style-name="Water" style:base-cell-address="LAYERS.S20"/>
      <style:map style:condition="cell-content()=&quot;08&quot;" style:apply-style-name="Empty" style:base-cell-address="LAYERS.S20"/>
    </style:style>
    <style:style style:name="ce43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21"/>
      <style:map style:condition="cell-content()=&quot;01&quot;" style:apply-style-name="Grass1" style:base-cell-address="LAYERS.S21"/>
      <style:map style:condition="cell-content()=&quot;02&quot;" style:apply-style-name="Grass2" style:base-cell-address="LAYERS.S21"/>
      <style:map style:condition="cell-content()=&quot;03&quot;" style:apply-style-name="Road1" style:base-cell-address="LAYERS.S21"/>
      <style:map style:condition="cell-content()=&quot;04&quot;" style:apply-style-name="Road2" style:base-cell-address="LAYERS.S21"/>
      <style:map style:condition="cell-content()=&quot;05&quot;" style:apply-style-name="Wast" style:base-cell-address="LAYERS.S21"/>
      <style:map style:condition="cell-content()=&quot;06&quot;" style:apply-style-name="Rock" style:base-cell-address="LAYERS.S21"/>
      <style:map style:condition="cell-content()=&quot;07&quot;" style:apply-style-name="Water" style:base-cell-address="LAYERS.S21"/>
      <style:map style:condition="cell-content()=&quot;08&quot;" style:apply-style-name="Empty" style:base-cell-address="LAYERS.S21"/>
    </style:style>
    <style:style style:name="ce43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22"/>
      <style:map style:condition="cell-content()=&quot;01&quot;" style:apply-style-name="Grass1" style:base-cell-address="LAYERS.S22"/>
      <style:map style:condition="cell-content()=&quot;02&quot;" style:apply-style-name="Grass2" style:base-cell-address="LAYERS.S22"/>
      <style:map style:condition="cell-content()=&quot;03&quot;" style:apply-style-name="Road1" style:base-cell-address="LAYERS.S22"/>
      <style:map style:condition="cell-content()=&quot;04&quot;" style:apply-style-name="Road2" style:base-cell-address="LAYERS.S22"/>
      <style:map style:condition="cell-content()=&quot;05&quot;" style:apply-style-name="Wast" style:base-cell-address="LAYERS.S22"/>
      <style:map style:condition="cell-content()=&quot;06&quot;" style:apply-style-name="Rock" style:base-cell-address="LAYERS.S22"/>
      <style:map style:condition="cell-content()=&quot;07&quot;" style:apply-style-name="Water" style:base-cell-address="LAYERS.S22"/>
      <style:map style:condition="cell-content()=&quot;08&quot;" style:apply-style-name="Empty" style:base-cell-address="LAYERS.S22"/>
    </style:style>
    <style:style style:name="ce43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25"/>
      <style:map style:condition="cell-content()=&quot;01&quot;" style:apply-style-name="Grass1" style:base-cell-address="LAYERS.S25"/>
      <style:map style:condition="cell-content()=&quot;02&quot;" style:apply-style-name="Grass2" style:base-cell-address="LAYERS.S25"/>
      <style:map style:condition="cell-content()=&quot;03&quot;" style:apply-style-name="Road1" style:base-cell-address="LAYERS.S25"/>
      <style:map style:condition="cell-content()=&quot;04&quot;" style:apply-style-name="Road2" style:base-cell-address="LAYERS.S25"/>
      <style:map style:condition="cell-content()=&quot;05&quot;" style:apply-style-name="Wast" style:base-cell-address="LAYERS.S25"/>
      <style:map style:condition="cell-content()=&quot;06&quot;" style:apply-style-name="Rock" style:base-cell-address="LAYERS.S25"/>
      <style:map style:condition="cell-content()=&quot;07&quot;" style:apply-style-name="Water" style:base-cell-address="LAYERS.S25"/>
      <style:map style:condition="cell-content()=&quot;08&quot;" style:apply-style-name="Empty" style:base-cell-address="LAYERS.S25"/>
    </style:style>
    <style:style style:name="ce4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26"/>
      <style:map style:condition="cell-content()=&quot;01&quot;" style:apply-style-name="Grass1" style:base-cell-address="LAYERS.S26"/>
      <style:map style:condition="cell-content()=&quot;02&quot;" style:apply-style-name="Grass2" style:base-cell-address="LAYERS.S26"/>
      <style:map style:condition="cell-content()=&quot;03&quot;" style:apply-style-name="Road1" style:base-cell-address="LAYERS.S26"/>
      <style:map style:condition="cell-content()=&quot;04&quot;" style:apply-style-name="Road2" style:base-cell-address="LAYERS.S26"/>
      <style:map style:condition="cell-content()=&quot;05&quot;" style:apply-style-name="Wast" style:base-cell-address="LAYERS.S26"/>
      <style:map style:condition="cell-content()=&quot;06&quot;" style:apply-style-name="Rock" style:base-cell-address="LAYERS.S26"/>
      <style:map style:condition="cell-content()=&quot;07&quot;" style:apply-style-name="Water" style:base-cell-address="LAYERS.S26"/>
      <style:map style:condition="cell-content()=&quot;08&quot;" style:apply-style-name="Empty" style:base-cell-address="LAYERS.S26"/>
    </style:style>
    <style:style style:name="ce4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27"/>
      <style:map style:condition="cell-content()=&quot;01&quot;" style:apply-style-name="Grass1" style:base-cell-address="LAYERS.S27"/>
      <style:map style:condition="cell-content()=&quot;02&quot;" style:apply-style-name="Grass2" style:base-cell-address="LAYERS.S27"/>
      <style:map style:condition="cell-content()=&quot;03&quot;" style:apply-style-name="Road1" style:base-cell-address="LAYERS.S27"/>
      <style:map style:condition="cell-content()=&quot;04&quot;" style:apply-style-name="Road2" style:base-cell-address="LAYERS.S27"/>
      <style:map style:condition="cell-content()=&quot;05&quot;" style:apply-style-name="Wast" style:base-cell-address="LAYERS.S27"/>
      <style:map style:condition="cell-content()=&quot;06&quot;" style:apply-style-name="Rock" style:base-cell-address="LAYERS.S27"/>
      <style:map style:condition="cell-content()=&quot;07&quot;" style:apply-style-name="Water" style:base-cell-address="LAYERS.S27"/>
      <style:map style:condition="cell-content()=&quot;08&quot;" style:apply-style-name="Empty" style:base-cell-address="LAYERS.S27"/>
    </style:style>
    <style:style style:name="ce43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28"/>
      <style:map style:condition="cell-content()=&quot;01&quot;" style:apply-style-name="Grass1" style:base-cell-address="LAYERS.S28"/>
      <style:map style:condition="cell-content()=&quot;02&quot;" style:apply-style-name="Grass2" style:base-cell-address="LAYERS.S28"/>
      <style:map style:condition="cell-content()=&quot;03&quot;" style:apply-style-name="Road1" style:base-cell-address="LAYERS.S28"/>
      <style:map style:condition="cell-content()=&quot;04&quot;" style:apply-style-name="Road2" style:base-cell-address="LAYERS.S28"/>
      <style:map style:condition="cell-content()=&quot;05&quot;" style:apply-style-name="Wast" style:base-cell-address="LAYERS.S28"/>
      <style:map style:condition="cell-content()=&quot;06&quot;" style:apply-style-name="Rock" style:base-cell-address="LAYERS.S28"/>
      <style:map style:condition="cell-content()=&quot;07&quot;" style:apply-style-name="Water" style:base-cell-address="LAYERS.S28"/>
      <style:map style:condition="cell-content()=&quot;08&quot;" style:apply-style-name="Empty" style:base-cell-address="LAYERS.S28"/>
    </style:style>
    <style:style style:name="ce43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29"/>
      <style:map style:condition="cell-content()=&quot;01&quot;" style:apply-style-name="Grass1" style:base-cell-address="LAYERS.S29"/>
      <style:map style:condition="cell-content()=&quot;02&quot;" style:apply-style-name="Grass2" style:base-cell-address="LAYERS.S29"/>
      <style:map style:condition="cell-content()=&quot;03&quot;" style:apply-style-name="Road1" style:base-cell-address="LAYERS.S29"/>
      <style:map style:condition="cell-content()=&quot;04&quot;" style:apply-style-name="Road2" style:base-cell-address="LAYERS.S29"/>
      <style:map style:condition="cell-content()=&quot;05&quot;" style:apply-style-name="Wast" style:base-cell-address="LAYERS.S29"/>
      <style:map style:condition="cell-content()=&quot;06&quot;" style:apply-style-name="Rock" style:base-cell-address="LAYERS.S29"/>
      <style:map style:condition="cell-content()=&quot;07&quot;" style:apply-style-name="Water" style:base-cell-address="LAYERS.S29"/>
      <style:map style:condition="cell-content()=&quot;08&quot;" style:apply-style-name="Empty" style:base-cell-address="LAYERS.S29"/>
    </style:style>
    <style:style style:name="ce4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30"/>
      <style:map style:condition="cell-content()=&quot;01&quot;" style:apply-style-name="Grass1" style:base-cell-address="LAYERS.S30"/>
      <style:map style:condition="cell-content()=&quot;02&quot;" style:apply-style-name="Grass2" style:base-cell-address="LAYERS.S30"/>
      <style:map style:condition="cell-content()=&quot;03&quot;" style:apply-style-name="Road1" style:base-cell-address="LAYERS.S30"/>
      <style:map style:condition="cell-content()=&quot;04&quot;" style:apply-style-name="Road2" style:base-cell-address="LAYERS.S30"/>
      <style:map style:condition="cell-content()=&quot;05&quot;" style:apply-style-name="Wast" style:base-cell-address="LAYERS.S30"/>
      <style:map style:condition="cell-content()=&quot;06&quot;" style:apply-style-name="Rock" style:base-cell-address="LAYERS.S30"/>
      <style:map style:condition="cell-content()=&quot;07&quot;" style:apply-style-name="Water" style:base-cell-address="LAYERS.S30"/>
      <style:map style:condition="cell-content()=&quot;08&quot;" style:apply-style-name="Empty" style:base-cell-address="LAYERS.S30"/>
    </style:style>
    <style:style style:name="ce4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31"/>
      <style:map style:condition="cell-content()=&quot;01&quot;" style:apply-style-name="Grass1" style:base-cell-address="LAYERS.S31"/>
      <style:map style:condition="cell-content()=&quot;02&quot;" style:apply-style-name="Grass2" style:base-cell-address="LAYERS.S31"/>
      <style:map style:condition="cell-content()=&quot;03&quot;" style:apply-style-name="Road1" style:base-cell-address="LAYERS.S31"/>
      <style:map style:condition="cell-content()=&quot;04&quot;" style:apply-style-name="Road2" style:base-cell-address="LAYERS.S31"/>
      <style:map style:condition="cell-content()=&quot;05&quot;" style:apply-style-name="Wast" style:base-cell-address="LAYERS.S31"/>
      <style:map style:condition="cell-content()=&quot;06&quot;" style:apply-style-name="Rock" style:base-cell-address="LAYERS.S31"/>
      <style:map style:condition="cell-content()=&quot;07&quot;" style:apply-style-name="Water" style:base-cell-address="LAYERS.S31"/>
      <style:map style:condition="cell-content()=&quot;08&quot;" style:apply-style-name="Empty" style:base-cell-address="LAYERS.S31"/>
    </style:style>
    <style:style style:name="ce4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32"/>
      <style:map style:condition="cell-content()=&quot;01&quot;" style:apply-style-name="Grass1" style:base-cell-address="LAYERS.S32"/>
      <style:map style:condition="cell-content()=&quot;02&quot;" style:apply-style-name="Grass2" style:base-cell-address="LAYERS.S32"/>
      <style:map style:condition="cell-content()=&quot;03&quot;" style:apply-style-name="Road1" style:base-cell-address="LAYERS.S32"/>
      <style:map style:condition="cell-content()=&quot;04&quot;" style:apply-style-name="Road2" style:base-cell-address="LAYERS.S32"/>
      <style:map style:condition="cell-content()=&quot;05&quot;" style:apply-style-name="Wast" style:base-cell-address="LAYERS.S32"/>
      <style:map style:condition="cell-content()=&quot;06&quot;" style:apply-style-name="Rock" style:base-cell-address="LAYERS.S32"/>
      <style:map style:condition="cell-content()=&quot;07&quot;" style:apply-style-name="Water" style:base-cell-address="LAYERS.S32"/>
      <style:map style:condition="cell-content()=&quot;08&quot;" style:apply-style-name="Empty" style:base-cell-address="LAYERS.S32"/>
    </style:style>
    <style:style style:name="ce4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S33"/>
      <style:map style:condition="cell-content()=&quot;01&quot;" style:apply-style-name="Grass1" style:base-cell-address="LAYERS.S33"/>
      <style:map style:condition="cell-content()=&quot;02&quot;" style:apply-style-name="Grass2" style:base-cell-address="LAYERS.S33"/>
      <style:map style:condition="cell-content()=&quot;03&quot;" style:apply-style-name="Road1" style:base-cell-address="LAYERS.S33"/>
      <style:map style:condition="cell-content()=&quot;04&quot;" style:apply-style-name="Road2" style:base-cell-address="LAYERS.S33"/>
      <style:map style:condition="cell-content()=&quot;05&quot;" style:apply-style-name="Wast" style:base-cell-address="LAYERS.S33"/>
      <style:map style:condition="cell-content()=&quot;06&quot;" style:apply-style-name="Rock" style:base-cell-address="LAYERS.S33"/>
      <style:map style:condition="cell-content()=&quot;07&quot;" style:apply-style-name="Water" style:base-cell-address="LAYERS.S33"/>
      <style:map style:condition="cell-content()=&quot;08&quot;" style:apply-style-name="Empty" style:base-cell-address="LAYERS.S33"/>
      <style:map style:condition="cell-content()=&quot;-1&quot;" style:apply-style-name="Empty" style:base-cell-address="LAYERS.S33"/>
    </style:style>
    <style:style style:name="ce4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2"/>
      <style:map style:condition="cell-content()=&quot;01&quot;" style:apply-style-name="Grass1" style:base-cell-address="LAYERS.T2"/>
      <style:map style:condition="cell-content()=&quot;02&quot;" style:apply-style-name="Grass2" style:base-cell-address="LAYERS.T2"/>
      <style:map style:condition="cell-content()=&quot;03&quot;" style:apply-style-name="Road1" style:base-cell-address="LAYERS.T2"/>
      <style:map style:condition="cell-content()=&quot;04&quot;" style:apply-style-name="Road2" style:base-cell-address="LAYERS.T2"/>
      <style:map style:condition="cell-content()=&quot;05&quot;" style:apply-style-name="Wast" style:base-cell-address="LAYERS.T2"/>
      <style:map style:condition="cell-content()=&quot;06&quot;" style:apply-style-name="Rock" style:base-cell-address="LAYERS.T2"/>
      <style:map style:condition="cell-content()=&quot;07&quot;" style:apply-style-name="Water" style:base-cell-address="LAYERS.T2"/>
      <style:map style:condition="cell-content()=&quot;08&quot;" style:apply-style-name="Empty" style:base-cell-address="LAYERS.T2"/>
      <style:map style:condition="cell-content()=&quot;-1&quot;" style:apply-style-name="Empty" style:base-cell-address="LAYERS.T2"/>
    </style:style>
    <style:style style:name="ce4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3"/>
      <style:map style:condition="cell-content()=&quot;01&quot;" style:apply-style-name="Grass1" style:base-cell-address="LAYERS.T3"/>
      <style:map style:condition="cell-content()=&quot;02&quot;" style:apply-style-name="Grass2" style:base-cell-address="LAYERS.T3"/>
      <style:map style:condition="cell-content()=&quot;03&quot;" style:apply-style-name="Road1" style:base-cell-address="LAYERS.T3"/>
      <style:map style:condition="cell-content()=&quot;04&quot;" style:apply-style-name="Road2" style:base-cell-address="LAYERS.T3"/>
      <style:map style:condition="cell-content()=&quot;05&quot;" style:apply-style-name="Wast" style:base-cell-address="LAYERS.T3"/>
      <style:map style:condition="cell-content()=&quot;06&quot;" style:apply-style-name="Rock" style:base-cell-address="LAYERS.T3"/>
      <style:map style:condition="cell-content()=&quot;07&quot;" style:apply-style-name="Water" style:base-cell-address="LAYERS.T3"/>
      <style:map style:condition="cell-content()=&quot;08&quot;" style:apply-style-name="Empty" style:base-cell-address="LAYERS.T3"/>
    </style:style>
    <style:style style:name="ce44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4"/>
      <style:map style:condition="cell-content()=&quot;01&quot;" style:apply-style-name="Grass1" style:base-cell-address="LAYERS.T4"/>
      <style:map style:condition="cell-content()=&quot;02&quot;" style:apply-style-name="Grass2" style:base-cell-address="LAYERS.T4"/>
      <style:map style:condition="cell-content()=&quot;03&quot;" style:apply-style-name="Road1" style:base-cell-address="LAYERS.T4"/>
      <style:map style:condition="cell-content()=&quot;04&quot;" style:apply-style-name="Road2" style:base-cell-address="LAYERS.T4"/>
      <style:map style:condition="cell-content()=&quot;05&quot;" style:apply-style-name="Wast" style:base-cell-address="LAYERS.T4"/>
      <style:map style:condition="cell-content()=&quot;06&quot;" style:apply-style-name="Rock" style:base-cell-address="LAYERS.T4"/>
      <style:map style:condition="cell-content()=&quot;07&quot;" style:apply-style-name="Water" style:base-cell-address="LAYERS.T4"/>
      <style:map style:condition="cell-content()=&quot;08&quot;" style:apply-style-name="Empty" style:base-cell-address="LAYERS.T4"/>
    </style:style>
    <style:style style:name="ce44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5"/>
      <style:map style:condition="cell-content()=&quot;01&quot;" style:apply-style-name="Grass1" style:base-cell-address="LAYERS.T5"/>
      <style:map style:condition="cell-content()=&quot;02&quot;" style:apply-style-name="Grass2" style:base-cell-address="LAYERS.T5"/>
      <style:map style:condition="cell-content()=&quot;03&quot;" style:apply-style-name="Road1" style:base-cell-address="LAYERS.T5"/>
      <style:map style:condition="cell-content()=&quot;04&quot;" style:apply-style-name="Road2" style:base-cell-address="LAYERS.T5"/>
      <style:map style:condition="cell-content()=&quot;05&quot;" style:apply-style-name="Wast" style:base-cell-address="LAYERS.T5"/>
      <style:map style:condition="cell-content()=&quot;06&quot;" style:apply-style-name="Rock" style:base-cell-address="LAYERS.T5"/>
      <style:map style:condition="cell-content()=&quot;07&quot;" style:apply-style-name="Water" style:base-cell-address="LAYERS.T5"/>
      <style:map style:condition="cell-content()=&quot;08&quot;" style:apply-style-name="Empty" style:base-cell-address="LAYERS.T5"/>
    </style:style>
    <style:style style:name="ce44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15"/>
      <style:map style:condition="cell-content()=&quot;01&quot;" style:apply-style-name="Grass1" style:base-cell-address="LAYERS.T15"/>
      <style:map style:condition="cell-content()=&quot;02&quot;" style:apply-style-name="Grass2" style:base-cell-address="LAYERS.T15"/>
      <style:map style:condition="cell-content()=&quot;03&quot;" style:apply-style-name="Road1" style:base-cell-address="LAYERS.T15"/>
      <style:map style:condition="cell-content()=&quot;04&quot;" style:apply-style-name="Road2" style:base-cell-address="LAYERS.T15"/>
      <style:map style:condition="cell-content()=&quot;05&quot;" style:apply-style-name="Wast" style:base-cell-address="LAYERS.T15"/>
      <style:map style:condition="cell-content()=&quot;06&quot;" style:apply-style-name="Rock" style:base-cell-address="LAYERS.T15"/>
      <style:map style:condition="cell-content()=&quot;07&quot;" style:apply-style-name="Water" style:base-cell-address="LAYERS.T15"/>
      <style:map style:condition="cell-content()=&quot;08&quot;" style:apply-style-name="Empty" style:base-cell-address="LAYERS.T15"/>
    </style:style>
    <style:style style:name="ce44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16"/>
      <style:map style:condition="cell-content()=&quot;01&quot;" style:apply-style-name="Grass1" style:base-cell-address="LAYERS.T16"/>
      <style:map style:condition="cell-content()=&quot;02&quot;" style:apply-style-name="Grass2" style:base-cell-address="LAYERS.T16"/>
      <style:map style:condition="cell-content()=&quot;03&quot;" style:apply-style-name="Road1" style:base-cell-address="LAYERS.T16"/>
      <style:map style:condition="cell-content()=&quot;04&quot;" style:apply-style-name="Road2" style:base-cell-address="LAYERS.T16"/>
      <style:map style:condition="cell-content()=&quot;05&quot;" style:apply-style-name="Wast" style:base-cell-address="LAYERS.T16"/>
      <style:map style:condition="cell-content()=&quot;06&quot;" style:apply-style-name="Rock" style:base-cell-address="LAYERS.T16"/>
      <style:map style:condition="cell-content()=&quot;07&quot;" style:apply-style-name="Water" style:base-cell-address="LAYERS.T16"/>
      <style:map style:condition="cell-content()=&quot;08&quot;" style:apply-style-name="Empty" style:base-cell-address="LAYERS.T16"/>
    </style:style>
    <style:style style:name="ce44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17"/>
      <style:map style:condition="cell-content()=&quot;01&quot;" style:apply-style-name="Grass1" style:base-cell-address="LAYERS.T17"/>
      <style:map style:condition="cell-content()=&quot;02&quot;" style:apply-style-name="Grass2" style:base-cell-address="LAYERS.T17"/>
      <style:map style:condition="cell-content()=&quot;03&quot;" style:apply-style-name="Road1" style:base-cell-address="LAYERS.T17"/>
      <style:map style:condition="cell-content()=&quot;04&quot;" style:apply-style-name="Road2" style:base-cell-address="LAYERS.T17"/>
      <style:map style:condition="cell-content()=&quot;05&quot;" style:apply-style-name="Wast" style:base-cell-address="LAYERS.T17"/>
      <style:map style:condition="cell-content()=&quot;06&quot;" style:apply-style-name="Rock" style:base-cell-address="LAYERS.T17"/>
      <style:map style:condition="cell-content()=&quot;07&quot;" style:apply-style-name="Water" style:base-cell-address="LAYERS.T17"/>
      <style:map style:condition="cell-content()=&quot;08&quot;" style:apply-style-name="Empty" style:base-cell-address="LAYERS.T17"/>
    </style:style>
    <style:style style:name="ce45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18"/>
      <style:map style:condition="cell-content()=&quot;01&quot;" style:apply-style-name="Grass1" style:base-cell-address="LAYERS.T18"/>
      <style:map style:condition="cell-content()=&quot;02&quot;" style:apply-style-name="Grass2" style:base-cell-address="LAYERS.T18"/>
      <style:map style:condition="cell-content()=&quot;03&quot;" style:apply-style-name="Road1" style:base-cell-address="LAYERS.T18"/>
      <style:map style:condition="cell-content()=&quot;04&quot;" style:apply-style-name="Road2" style:base-cell-address="LAYERS.T18"/>
      <style:map style:condition="cell-content()=&quot;05&quot;" style:apply-style-name="Wast" style:base-cell-address="LAYERS.T18"/>
      <style:map style:condition="cell-content()=&quot;06&quot;" style:apply-style-name="Rock" style:base-cell-address="LAYERS.T18"/>
      <style:map style:condition="cell-content()=&quot;07&quot;" style:apply-style-name="Water" style:base-cell-address="LAYERS.T18"/>
      <style:map style:condition="cell-content()=&quot;08&quot;" style:apply-style-name="Empty" style:base-cell-address="LAYERS.T18"/>
    </style:style>
    <style:style style:name="ce45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19"/>
      <style:map style:condition="cell-content()=&quot;01&quot;" style:apply-style-name="Grass1" style:base-cell-address="LAYERS.T19"/>
      <style:map style:condition="cell-content()=&quot;02&quot;" style:apply-style-name="Grass2" style:base-cell-address="LAYERS.T19"/>
      <style:map style:condition="cell-content()=&quot;03&quot;" style:apply-style-name="Road1" style:base-cell-address="LAYERS.T19"/>
      <style:map style:condition="cell-content()=&quot;04&quot;" style:apply-style-name="Road2" style:base-cell-address="LAYERS.T19"/>
      <style:map style:condition="cell-content()=&quot;05&quot;" style:apply-style-name="Wast" style:base-cell-address="LAYERS.T19"/>
      <style:map style:condition="cell-content()=&quot;06&quot;" style:apply-style-name="Rock" style:base-cell-address="LAYERS.T19"/>
      <style:map style:condition="cell-content()=&quot;07&quot;" style:apply-style-name="Water" style:base-cell-address="LAYERS.T19"/>
      <style:map style:condition="cell-content()=&quot;08&quot;" style:apply-style-name="Empty" style:base-cell-address="LAYERS.T19"/>
    </style:style>
    <style:style style:name="ce45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20"/>
      <style:map style:condition="cell-content()=&quot;01&quot;" style:apply-style-name="Grass1" style:base-cell-address="LAYERS.T20"/>
      <style:map style:condition="cell-content()=&quot;02&quot;" style:apply-style-name="Grass2" style:base-cell-address="LAYERS.T20"/>
      <style:map style:condition="cell-content()=&quot;03&quot;" style:apply-style-name="Road1" style:base-cell-address="LAYERS.T20"/>
      <style:map style:condition="cell-content()=&quot;04&quot;" style:apply-style-name="Road2" style:base-cell-address="LAYERS.T20"/>
      <style:map style:condition="cell-content()=&quot;05&quot;" style:apply-style-name="Wast" style:base-cell-address="LAYERS.T20"/>
      <style:map style:condition="cell-content()=&quot;06&quot;" style:apply-style-name="Rock" style:base-cell-address="LAYERS.T20"/>
      <style:map style:condition="cell-content()=&quot;07&quot;" style:apply-style-name="Water" style:base-cell-address="LAYERS.T20"/>
      <style:map style:condition="cell-content()=&quot;08&quot;" style:apply-style-name="Empty" style:base-cell-address="LAYERS.T20"/>
    </style:style>
    <style:style style:name="ce45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21"/>
      <style:map style:condition="cell-content()=&quot;01&quot;" style:apply-style-name="Grass1" style:base-cell-address="LAYERS.T21"/>
      <style:map style:condition="cell-content()=&quot;02&quot;" style:apply-style-name="Grass2" style:base-cell-address="LAYERS.T21"/>
      <style:map style:condition="cell-content()=&quot;03&quot;" style:apply-style-name="Road1" style:base-cell-address="LAYERS.T21"/>
      <style:map style:condition="cell-content()=&quot;04&quot;" style:apply-style-name="Road2" style:base-cell-address="LAYERS.T21"/>
      <style:map style:condition="cell-content()=&quot;05&quot;" style:apply-style-name="Wast" style:base-cell-address="LAYERS.T21"/>
      <style:map style:condition="cell-content()=&quot;06&quot;" style:apply-style-name="Rock" style:base-cell-address="LAYERS.T21"/>
      <style:map style:condition="cell-content()=&quot;07&quot;" style:apply-style-name="Water" style:base-cell-address="LAYERS.T21"/>
      <style:map style:condition="cell-content()=&quot;08&quot;" style:apply-style-name="Empty" style:base-cell-address="LAYERS.T21"/>
    </style:style>
    <style:style style:name="ce45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22"/>
      <style:map style:condition="cell-content()=&quot;01&quot;" style:apply-style-name="Grass1" style:base-cell-address="LAYERS.T22"/>
      <style:map style:condition="cell-content()=&quot;02&quot;" style:apply-style-name="Grass2" style:base-cell-address="LAYERS.T22"/>
      <style:map style:condition="cell-content()=&quot;03&quot;" style:apply-style-name="Road1" style:base-cell-address="LAYERS.T22"/>
      <style:map style:condition="cell-content()=&quot;04&quot;" style:apply-style-name="Road2" style:base-cell-address="LAYERS.T22"/>
      <style:map style:condition="cell-content()=&quot;05&quot;" style:apply-style-name="Wast" style:base-cell-address="LAYERS.T22"/>
      <style:map style:condition="cell-content()=&quot;06&quot;" style:apply-style-name="Rock" style:base-cell-address="LAYERS.T22"/>
      <style:map style:condition="cell-content()=&quot;07&quot;" style:apply-style-name="Water" style:base-cell-address="LAYERS.T22"/>
      <style:map style:condition="cell-content()=&quot;08&quot;" style:apply-style-name="Empty" style:base-cell-address="LAYERS.T22"/>
    </style:style>
    <style:style style:name="ce45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25"/>
      <style:map style:condition="cell-content()=&quot;01&quot;" style:apply-style-name="Grass1" style:base-cell-address="LAYERS.T25"/>
      <style:map style:condition="cell-content()=&quot;02&quot;" style:apply-style-name="Grass2" style:base-cell-address="LAYERS.T25"/>
      <style:map style:condition="cell-content()=&quot;03&quot;" style:apply-style-name="Road1" style:base-cell-address="LAYERS.T25"/>
      <style:map style:condition="cell-content()=&quot;04&quot;" style:apply-style-name="Road2" style:base-cell-address="LAYERS.T25"/>
      <style:map style:condition="cell-content()=&quot;05&quot;" style:apply-style-name="Wast" style:base-cell-address="LAYERS.T25"/>
      <style:map style:condition="cell-content()=&quot;06&quot;" style:apply-style-name="Rock" style:base-cell-address="LAYERS.T25"/>
      <style:map style:condition="cell-content()=&quot;07&quot;" style:apply-style-name="Water" style:base-cell-address="LAYERS.T25"/>
      <style:map style:condition="cell-content()=&quot;08&quot;" style:apply-style-name="Empty" style:base-cell-address="LAYERS.T25"/>
    </style:style>
    <style:style style:name="ce4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26"/>
      <style:map style:condition="cell-content()=&quot;01&quot;" style:apply-style-name="Grass1" style:base-cell-address="LAYERS.T26"/>
      <style:map style:condition="cell-content()=&quot;02&quot;" style:apply-style-name="Grass2" style:base-cell-address="LAYERS.T26"/>
      <style:map style:condition="cell-content()=&quot;03&quot;" style:apply-style-name="Road1" style:base-cell-address="LAYERS.T26"/>
      <style:map style:condition="cell-content()=&quot;04&quot;" style:apply-style-name="Road2" style:base-cell-address="LAYERS.T26"/>
      <style:map style:condition="cell-content()=&quot;05&quot;" style:apply-style-name="Wast" style:base-cell-address="LAYERS.T26"/>
      <style:map style:condition="cell-content()=&quot;06&quot;" style:apply-style-name="Rock" style:base-cell-address="LAYERS.T26"/>
      <style:map style:condition="cell-content()=&quot;07&quot;" style:apply-style-name="Water" style:base-cell-address="LAYERS.T26"/>
      <style:map style:condition="cell-content()=&quot;08&quot;" style:apply-style-name="Empty" style:base-cell-address="LAYERS.T26"/>
    </style:style>
    <style:style style:name="ce45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27"/>
      <style:map style:condition="cell-content()=&quot;01&quot;" style:apply-style-name="Grass1" style:base-cell-address="LAYERS.T27"/>
      <style:map style:condition="cell-content()=&quot;02&quot;" style:apply-style-name="Grass2" style:base-cell-address="LAYERS.T27"/>
      <style:map style:condition="cell-content()=&quot;03&quot;" style:apply-style-name="Road1" style:base-cell-address="LAYERS.T27"/>
      <style:map style:condition="cell-content()=&quot;04&quot;" style:apply-style-name="Road2" style:base-cell-address="LAYERS.T27"/>
      <style:map style:condition="cell-content()=&quot;05&quot;" style:apply-style-name="Wast" style:base-cell-address="LAYERS.T27"/>
      <style:map style:condition="cell-content()=&quot;06&quot;" style:apply-style-name="Rock" style:base-cell-address="LAYERS.T27"/>
      <style:map style:condition="cell-content()=&quot;07&quot;" style:apply-style-name="Water" style:base-cell-address="LAYERS.T27"/>
      <style:map style:condition="cell-content()=&quot;08&quot;" style:apply-style-name="Empty" style:base-cell-address="LAYERS.T27"/>
    </style:style>
    <style:style style:name="ce45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28"/>
      <style:map style:condition="cell-content()=&quot;01&quot;" style:apply-style-name="Grass1" style:base-cell-address="LAYERS.T28"/>
      <style:map style:condition="cell-content()=&quot;02&quot;" style:apply-style-name="Grass2" style:base-cell-address="LAYERS.T28"/>
      <style:map style:condition="cell-content()=&quot;03&quot;" style:apply-style-name="Road1" style:base-cell-address="LAYERS.T28"/>
      <style:map style:condition="cell-content()=&quot;04&quot;" style:apply-style-name="Road2" style:base-cell-address="LAYERS.T28"/>
      <style:map style:condition="cell-content()=&quot;05&quot;" style:apply-style-name="Wast" style:base-cell-address="LAYERS.T28"/>
      <style:map style:condition="cell-content()=&quot;06&quot;" style:apply-style-name="Rock" style:base-cell-address="LAYERS.T28"/>
      <style:map style:condition="cell-content()=&quot;07&quot;" style:apply-style-name="Water" style:base-cell-address="LAYERS.T28"/>
      <style:map style:condition="cell-content()=&quot;08&quot;" style:apply-style-name="Empty" style:base-cell-address="LAYERS.T28"/>
    </style:style>
    <style:style style:name="ce45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29"/>
      <style:map style:condition="cell-content()=&quot;01&quot;" style:apply-style-name="Grass1" style:base-cell-address="LAYERS.T29"/>
      <style:map style:condition="cell-content()=&quot;02&quot;" style:apply-style-name="Grass2" style:base-cell-address="LAYERS.T29"/>
      <style:map style:condition="cell-content()=&quot;03&quot;" style:apply-style-name="Road1" style:base-cell-address="LAYERS.T29"/>
      <style:map style:condition="cell-content()=&quot;04&quot;" style:apply-style-name="Road2" style:base-cell-address="LAYERS.T29"/>
      <style:map style:condition="cell-content()=&quot;05&quot;" style:apply-style-name="Wast" style:base-cell-address="LAYERS.T29"/>
      <style:map style:condition="cell-content()=&quot;06&quot;" style:apply-style-name="Rock" style:base-cell-address="LAYERS.T29"/>
      <style:map style:condition="cell-content()=&quot;07&quot;" style:apply-style-name="Water" style:base-cell-address="LAYERS.T29"/>
      <style:map style:condition="cell-content()=&quot;08&quot;" style:apply-style-name="Empty" style:base-cell-address="LAYERS.T29"/>
    </style:style>
    <style:style style:name="ce46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30"/>
      <style:map style:condition="cell-content()=&quot;01&quot;" style:apply-style-name="Grass1" style:base-cell-address="LAYERS.T30"/>
      <style:map style:condition="cell-content()=&quot;02&quot;" style:apply-style-name="Grass2" style:base-cell-address="LAYERS.T30"/>
      <style:map style:condition="cell-content()=&quot;03&quot;" style:apply-style-name="Road1" style:base-cell-address="LAYERS.T30"/>
      <style:map style:condition="cell-content()=&quot;04&quot;" style:apply-style-name="Road2" style:base-cell-address="LAYERS.T30"/>
      <style:map style:condition="cell-content()=&quot;05&quot;" style:apply-style-name="Wast" style:base-cell-address="LAYERS.T30"/>
      <style:map style:condition="cell-content()=&quot;06&quot;" style:apply-style-name="Rock" style:base-cell-address="LAYERS.T30"/>
      <style:map style:condition="cell-content()=&quot;07&quot;" style:apply-style-name="Water" style:base-cell-address="LAYERS.T30"/>
      <style:map style:condition="cell-content()=&quot;08&quot;" style:apply-style-name="Empty" style:base-cell-address="LAYERS.T30"/>
    </style:style>
    <style:style style:name="ce46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31"/>
      <style:map style:condition="cell-content()=&quot;01&quot;" style:apply-style-name="Grass1" style:base-cell-address="LAYERS.T31"/>
      <style:map style:condition="cell-content()=&quot;02&quot;" style:apply-style-name="Grass2" style:base-cell-address="LAYERS.T31"/>
      <style:map style:condition="cell-content()=&quot;03&quot;" style:apply-style-name="Road1" style:base-cell-address="LAYERS.T31"/>
      <style:map style:condition="cell-content()=&quot;04&quot;" style:apply-style-name="Road2" style:base-cell-address="LAYERS.T31"/>
      <style:map style:condition="cell-content()=&quot;05&quot;" style:apply-style-name="Wast" style:base-cell-address="LAYERS.T31"/>
      <style:map style:condition="cell-content()=&quot;06&quot;" style:apply-style-name="Rock" style:base-cell-address="LAYERS.T31"/>
      <style:map style:condition="cell-content()=&quot;07&quot;" style:apply-style-name="Water" style:base-cell-address="LAYERS.T31"/>
      <style:map style:condition="cell-content()=&quot;08&quot;" style:apply-style-name="Empty" style:base-cell-address="LAYERS.T31"/>
    </style:style>
    <style:style style:name="ce46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32"/>
      <style:map style:condition="cell-content()=&quot;01&quot;" style:apply-style-name="Grass1" style:base-cell-address="LAYERS.T32"/>
      <style:map style:condition="cell-content()=&quot;02&quot;" style:apply-style-name="Grass2" style:base-cell-address="LAYERS.T32"/>
      <style:map style:condition="cell-content()=&quot;03&quot;" style:apply-style-name="Road1" style:base-cell-address="LAYERS.T32"/>
      <style:map style:condition="cell-content()=&quot;04&quot;" style:apply-style-name="Road2" style:base-cell-address="LAYERS.T32"/>
      <style:map style:condition="cell-content()=&quot;05&quot;" style:apply-style-name="Wast" style:base-cell-address="LAYERS.T32"/>
      <style:map style:condition="cell-content()=&quot;06&quot;" style:apply-style-name="Rock" style:base-cell-address="LAYERS.T32"/>
      <style:map style:condition="cell-content()=&quot;07&quot;" style:apply-style-name="Water" style:base-cell-address="LAYERS.T32"/>
      <style:map style:condition="cell-content()=&quot;08&quot;" style:apply-style-name="Empty" style:base-cell-address="LAYERS.T32"/>
    </style:style>
    <style:style style:name="ce46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T33"/>
      <style:map style:condition="cell-content()=&quot;01&quot;" style:apply-style-name="Grass1" style:base-cell-address="LAYERS.T33"/>
      <style:map style:condition="cell-content()=&quot;02&quot;" style:apply-style-name="Grass2" style:base-cell-address="LAYERS.T33"/>
      <style:map style:condition="cell-content()=&quot;03&quot;" style:apply-style-name="Road1" style:base-cell-address="LAYERS.T33"/>
      <style:map style:condition="cell-content()=&quot;04&quot;" style:apply-style-name="Road2" style:base-cell-address="LAYERS.T33"/>
      <style:map style:condition="cell-content()=&quot;05&quot;" style:apply-style-name="Wast" style:base-cell-address="LAYERS.T33"/>
      <style:map style:condition="cell-content()=&quot;06&quot;" style:apply-style-name="Rock" style:base-cell-address="LAYERS.T33"/>
      <style:map style:condition="cell-content()=&quot;07&quot;" style:apply-style-name="Water" style:base-cell-address="LAYERS.T33"/>
      <style:map style:condition="cell-content()=&quot;08&quot;" style:apply-style-name="Empty" style:base-cell-address="LAYERS.T33"/>
      <style:map style:condition="cell-content()=&quot;-1&quot;" style:apply-style-name="Empty" style:base-cell-address="LAYERS.T33"/>
    </style:style>
    <style:style style:name="ce46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2"/>
      <style:map style:condition="cell-content()=&quot;01&quot;" style:apply-style-name="Grass1" style:base-cell-address="LAYERS.U2"/>
      <style:map style:condition="cell-content()=&quot;02&quot;" style:apply-style-name="Grass2" style:base-cell-address="LAYERS.U2"/>
      <style:map style:condition="cell-content()=&quot;03&quot;" style:apply-style-name="Road1" style:base-cell-address="LAYERS.U2"/>
      <style:map style:condition="cell-content()=&quot;04&quot;" style:apply-style-name="Road2" style:base-cell-address="LAYERS.U2"/>
      <style:map style:condition="cell-content()=&quot;05&quot;" style:apply-style-name="Wast" style:base-cell-address="LAYERS.U2"/>
      <style:map style:condition="cell-content()=&quot;06&quot;" style:apply-style-name="Rock" style:base-cell-address="LAYERS.U2"/>
      <style:map style:condition="cell-content()=&quot;07&quot;" style:apply-style-name="Water" style:base-cell-address="LAYERS.U2"/>
      <style:map style:condition="cell-content()=&quot;08&quot;" style:apply-style-name="Empty" style:base-cell-address="LAYERS.U2"/>
      <style:map style:condition="cell-content()=&quot;-1&quot;" style:apply-style-name="Empty" style:base-cell-address="LAYERS.U2"/>
    </style:style>
    <style:style style:name="ce46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3"/>
      <style:map style:condition="cell-content()=&quot;01&quot;" style:apply-style-name="Grass1" style:base-cell-address="LAYERS.U3"/>
      <style:map style:condition="cell-content()=&quot;02&quot;" style:apply-style-name="Grass2" style:base-cell-address="LAYERS.U3"/>
      <style:map style:condition="cell-content()=&quot;03&quot;" style:apply-style-name="Road1" style:base-cell-address="LAYERS.U3"/>
      <style:map style:condition="cell-content()=&quot;04&quot;" style:apply-style-name="Road2" style:base-cell-address="LAYERS.U3"/>
      <style:map style:condition="cell-content()=&quot;05&quot;" style:apply-style-name="Wast" style:base-cell-address="LAYERS.U3"/>
      <style:map style:condition="cell-content()=&quot;06&quot;" style:apply-style-name="Rock" style:base-cell-address="LAYERS.U3"/>
      <style:map style:condition="cell-content()=&quot;07&quot;" style:apply-style-name="Water" style:base-cell-address="LAYERS.U3"/>
      <style:map style:condition="cell-content()=&quot;08&quot;" style:apply-style-name="Empty" style:base-cell-address="LAYERS.U3"/>
    </style:style>
    <style:style style:name="ce46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4"/>
      <style:map style:condition="cell-content()=&quot;01&quot;" style:apply-style-name="Grass1" style:base-cell-address="LAYERS.U4"/>
      <style:map style:condition="cell-content()=&quot;02&quot;" style:apply-style-name="Grass2" style:base-cell-address="LAYERS.U4"/>
      <style:map style:condition="cell-content()=&quot;03&quot;" style:apply-style-name="Road1" style:base-cell-address="LAYERS.U4"/>
      <style:map style:condition="cell-content()=&quot;04&quot;" style:apply-style-name="Road2" style:base-cell-address="LAYERS.U4"/>
      <style:map style:condition="cell-content()=&quot;05&quot;" style:apply-style-name="Wast" style:base-cell-address="LAYERS.U4"/>
      <style:map style:condition="cell-content()=&quot;06&quot;" style:apply-style-name="Rock" style:base-cell-address="LAYERS.U4"/>
      <style:map style:condition="cell-content()=&quot;07&quot;" style:apply-style-name="Water" style:base-cell-address="LAYERS.U4"/>
      <style:map style:condition="cell-content()=&quot;08&quot;" style:apply-style-name="Empty" style:base-cell-address="LAYERS.U4"/>
    </style:style>
    <style:style style:name="ce46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5"/>
      <style:map style:condition="cell-content()=&quot;01&quot;" style:apply-style-name="Grass1" style:base-cell-address="LAYERS.U5"/>
      <style:map style:condition="cell-content()=&quot;02&quot;" style:apply-style-name="Grass2" style:base-cell-address="LAYERS.U5"/>
      <style:map style:condition="cell-content()=&quot;03&quot;" style:apply-style-name="Road1" style:base-cell-address="LAYERS.U5"/>
      <style:map style:condition="cell-content()=&quot;04&quot;" style:apply-style-name="Road2" style:base-cell-address="LAYERS.U5"/>
      <style:map style:condition="cell-content()=&quot;05&quot;" style:apply-style-name="Wast" style:base-cell-address="LAYERS.U5"/>
      <style:map style:condition="cell-content()=&quot;06&quot;" style:apply-style-name="Rock" style:base-cell-address="LAYERS.U5"/>
      <style:map style:condition="cell-content()=&quot;07&quot;" style:apply-style-name="Water" style:base-cell-address="LAYERS.U5"/>
      <style:map style:condition="cell-content()=&quot;08&quot;" style:apply-style-name="Empty" style:base-cell-address="LAYERS.U5"/>
    </style:style>
    <style:style style:name="ce46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6"/>
      <style:map style:condition="cell-content()=&quot;01&quot;" style:apply-style-name="Grass1" style:base-cell-address="LAYERS.U6"/>
      <style:map style:condition="cell-content()=&quot;02&quot;" style:apply-style-name="Grass2" style:base-cell-address="LAYERS.U6"/>
      <style:map style:condition="cell-content()=&quot;03&quot;" style:apply-style-name="Road1" style:base-cell-address="LAYERS.U6"/>
      <style:map style:condition="cell-content()=&quot;04&quot;" style:apply-style-name="Road2" style:base-cell-address="LAYERS.U6"/>
      <style:map style:condition="cell-content()=&quot;05&quot;" style:apply-style-name="Wast" style:base-cell-address="LAYERS.U6"/>
      <style:map style:condition="cell-content()=&quot;06&quot;" style:apply-style-name="Rock" style:base-cell-address="LAYERS.U6"/>
      <style:map style:condition="cell-content()=&quot;07&quot;" style:apply-style-name="Water" style:base-cell-address="LAYERS.U6"/>
      <style:map style:condition="cell-content()=&quot;08&quot;" style:apply-style-name="Empty" style:base-cell-address="LAYERS.U6"/>
    </style:style>
    <style:style style:name="ce46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7"/>
      <style:map style:condition="cell-content()=&quot;01&quot;" style:apply-style-name="Grass1" style:base-cell-address="LAYERS.U7"/>
      <style:map style:condition="cell-content()=&quot;02&quot;" style:apply-style-name="Grass2" style:base-cell-address="LAYERS.U7"/>
      <style:map style:condition="cell-content()=&quot;03&quot;" style:apply-style-name="Road1" style:base-cell-address="LAYERS.U7"/>
      <style:map style:condition="cell-content()=&quot;04&quot;" style:apply-style-name="Road2" style:base-cell-address="LAYERS.U7"/>
      <style:map style:condition="cell-content()=&quot;05&quot;" style:apply-style-name="Wast" style:base-cell-address="LAYERS.U7"/>
      <style:map style:condition="cell-content()=&quot;06&quot;" style:apply-style-name="Rock" style:base-cell-address="LAYERS.U7"/>
      <style:map style:condition="cell-content()=&quot;07&quot;" style:apply-style-name="Water" style:base-cell-address="LAYERS.U7"/>
      <style:map style:condition="cell-content()=&quot;08&quot;" style:apply-style-name="Empty" style:base-cell-address="LAYERS.U7"/>
    </style:style>
    <style:style style:name="ce47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15"/>
      <style:map style:condition="cell-content()=&quot;01&quot;" style:apply-style-name="Grass1" style:base-cell-address="LAYERS.U15"/>
      <style:map style:condition="cell-content()=&quot;02&quot;" style:apply-style-name="Grass2" style:base-cell-address="LAYERS.U15"/>
      <style:map style:condition="cell-content()=&quot;03&quot;" style:apply-style-name="Road1" style:base-cell-address="LAYERS.U15"/>
      <style:map style:condition="cell-content()=&quot;04&quot;" style:apply-style-name="Road2" style:base-cell-address="LAYERS.U15"/>
      <style:map style:condition="cell-content()=&quot;05&quot;" style:apply-style-name="Wast" style:base-cell-address="LAYERS.U15"/>
      <style:map style:condition="cell-content()=&quot;06&quot;" style:apply-style-name="Rock" style:base-cell-address="LAYERS.U15"/>
      <style:map style:condition="cell-content()=&quot;07&quot;" style:apply-style-name="Water" style:base-cell-address="LAYERS.U15"/>
      <style:map style:condition="cell-content()=&quot;08&quot;" style:apply-style-name="Empty" style:base-cell-address="LAYERS.U15"/>
    </style:style>
    <style:style style:name="ce47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16"/>
      <style:map style:condition="cell-content()=&quot;01&quot;" style:apply-style-name="Grass1" style:base-cell-address="LAYERS.U16"/>
      <style:map style:condition="cell-content()=&quot;02&quot;" style:apply-style-name="Grass2" style:base-cell-address="LAYERS.U16"/>
      <style:map style:condition="cell-content()=&quot;03&quot;" style:apply-style-name="Road1" style:base-cell-address="LAYERS.U16"/>
      <style:map style:condition="cell-content()=&quot;04&quot;" style:apply-style-name="Road2" style:base-cell-address="LAYERS.U16"/>
      <style:map style:condition="cell-content()=&quot;05&quot;" style:apply-style-name="Wast" style:base-cell-address="LAYERS.U16"/>
      <style:map style:condition="cell-content()=&quot;06&quot;" style:apply-style-name="Rock" style:base-cell-address="LAYERS.U16"/>
      <style:map style:condition="cell-content()=&quot;07&quot;" style:apply-style-name="Water" style:base-cell-address="LAYERS.U16"/>
      <style:map style:condition="cell-content()=&quot;08&quot;" style:apply-style-name="Empty" style:base-cell-address="LAYERS.U16"/>
    </style:style>
    <style:style style:name="ce47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17"/>
      <style:map style:condition="cell-content()=&quot;01&quot;" style:apply-style-name="Grass1" style:base-cell-address="LAYERS.U17"/>
      <style:map style:condition="cell-content()=&quot;02&quot;" style:apply-style-name="Grass2" style:base-cell-address="LAYERS.U17"/>
      <style:map style:condition="cell-content()=&quot;03&quot;" style:apply-style-name="Road1" style:base-cell-address="LAYERS.U17"/>
      <style:map style:condition="cell-content()=&quot;04&quot;" style:apply-style-name="Road2" style:base-cell-address="LAYERS.U17"/>
      <style:map style:condition="cell-content()=&quot;05&quot;" style:apply-style-name="Wast" style:base-cell-address="LAYERS.U17"/>
      <style:map style:condition="cell-content()=&quot;06&quot;" style:apply-style-name="Rock" style:base-cell-address="LAYERS.U17"/>
      <style:map style:condition="cell-content()=&quot;07&quot;" style:apply-style-name="Water" style:base-cell-address="LAYERS.U17"/>
      <style:map style:condition="cell-content()=&quot;08&quot;" style:apply-style-name="Empty" style:base-cell-address="LAYERS.U17"/>
    </style:style>
    <style:style style:name="ce47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18"/>
      <style:map style:condition="cell-content()=&quot;01&quot;" style:apply-style-name="Grass1" style:base-cell-address="LAYERS.U18"/>
      <style:map style:condition="cell-content()=&quot;02&quot;" style:apply-style-name="Grass2" style:base-cell-address="LAYERS.U18"/>
      <style:map style:condition="cell-content()=&quot;03&quot;" style:apply-style-name="Road1" style:base-cell-address="LAYERS.U18"/>
      <style:map style:condition="cell-content()=&quot;04&quot;" style:apply-style-name="Road2" style:base-cell-address="LAYERS.U18"/>
      <style:map style:condition="cell-content()=&quot;05&quot;" style:apply-style-name="Wast" style:base-cell-address="LAYERS.U18"/>
      <style:map style:condition="cell-content()=&quot;06&quot;" style:apply-style-name="Rock" style:base-cell-address="LAYERS.U18"/>
      <style:map style:condition="cell-content()=&quot;07&quot;" style:apply-style-name="Water" style:base-cell-address="LAYERS.U18"/>
      <style:map style:condition="cell-content()=&quot;08&quot;" style:apply-style-name="Empty" style:base-cell-address="LAYERS.U18"/>
    </style:style>
    <style:style style:name="ce47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19"/>
      <style:map style:condition="cell-content()=&quot;01&quot;" style:apply-style-name="Grass1" style:base-cell-address="LAYERS.U19"/>
      <style:map style:condition="cell-content()=&quot;02&quot;" style:apply-style-name="Grass2" style:base-cell-address="LAYERS.U19"/>
      <style:map style:condition="cell-content()=&quot;03&quot;" style:apply-style-name="Road1" style:base-cell-address="LAYERS.U19"/>
      <style:map style:condition="cell-content()=&quot;04&quot;" style:apply-style-name="Road2" style:base-cell-address="LAYERS.U19"/>
      <style:map style:condition="cell-content()=&quot;05&quot;" style:apply-style-name="Wast" style:base-cell-address="LAYERS.U19"/>
      <style:map style:condition="cell-content()=&quot;06&quot;" style:apply-style-name="Rock" style:base-cell-address="LAYERS.U19"/>
      <style:map style:condition="cell-content()=&quot;07&quot;" style:apply-style-name="Water" style:base-cell-address="LAYERS.U19"/>
      <style:map style:condition="cell-content()=&quot;08&quot;" style:apply-style-name="Empty" style:base-cell-address="LAYERS.U19"/>
    </style:style>
    <style:style style:name="ce47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20"/>
      <style:map style:condition="cell-content()=&quot;01&quot;" style:apply-style-name="Grass1" style:base-cell-address="LAYERS.U20"/>
      <style:map style:condition="cell-content()=&quot;02&quot;" style:apply-style-name="Grass2" style:base-cell-address="LAYERS.U20"/>
      <style:map style:condition="cell-content()=&quot;03&quot;" style:apply-style-name="Road1" style:base-cell-address="LAYERS.U20"/>
      <style:map style:condition="cell-content()=&quot;04&quot;" style:apply-style-name="Road2" style:base-cell-address="LAYERS.U20"/>
      <style:map style:condition="cell-content()=&quot;05&quot;" style:apply-style-name="Wast" style:base-cell-address="LAYERS.U20"/>
      <style:map style:condition="cell-content()=&quot;06&quot;" style:apply-style-name="Rock" style:base-cell-address="LAYERS.U20"/>
      <style:map style:condition="cell-content()=&quot;07&quot;" style:apply-style-name="Water" style:base-cell-address="LAYERS.U20"/>
      <style:map style:condition="cell-content()=&quot;08&quot;" style:apply-style-name="Empty" style:base-cell-address="LAYERS.U20"/>
    </style:style>
    <style:style style:name="ce4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21"/>
      <style:map style:condition="cell-content()=&quot;01&quot;" style:apply-style-name="Grass1" style:base-cell-address="LAYERS.U21"/>
      <style:map style:condition="cell-content()=&quot;02&quot;" style:apply-style-name="Grass2" style:base-cell-address="LAYERS.U21"/>
      <style:map style:condition="cell-content()=&quot;03&quot;" style:apply-style-name="Road1" style:base-cell-address="LAYERS.U21"/>
      <style:map style:condition="cell-content()=&quot;04&quot;" style:apply-style-name="Road2" style:base-cell-address="LAYERS.U21"/>
      <style:map style:condition="cell-content()=&quot;05&quot;" style:apply-style-name="Wast" style:base-cell-address="LAYERS.U21"/>
      <style:map style:condition="cell-content()=&quot;06&quot;" style:apply-style-name="Rock" style:base-cell-address="LAYERS.U21"/>
      <style:map style:condition="cell-content()=&quot;07&quot;" style:apply-style-name="Water" style:base-cell-address="LAYERS.U21"/>
      <style:map style:condition="cell-content()=&quot;08&quot;" style:apply-style-name="Empty" style:base-cell-address="LAYERS.U21"/>
    </style:style>
    <style:style style:name="ce47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22"/>
      <style:map style:condition="cell-content()=&quot;01&quot;" style:apply-style-name="Grass1" style:base-cell-address="LAYERS.U22"/>
      <style:map style:condition="cell-content()=&quot;02&quot;" style:apply-style-name="Grass2" style:base-cell-address="LAYERS.U22"/>
      <style:map style:condition="cell-content()=&quot;03&quot;" style:apply-style-name="Road1" style:base-cell-address="LAYERS.U22"/>
      <style:map style:condition="cell-content()=&quot;04&quot;" style:apply-style-name="Road2" style:base-cell-address="LAYERS.U22"/>
      <style:map style:condition="cell-content()=&quot;05&quot;" style:apply-style-name="Wast" style:base-cell-address="LAYERS.U22"/>
      <style:map style:condition="cell-content()=&quot;06&quot;" style:apply-style-name="Rock" style:base-cell-address="LAYERS.U22"/>
      <style:map style:condition="cell-content()=&quot;07&quot;" style:apply-style-name="Water" style:base-cell-address="LAYERS.U22"/>
      <style:map style:condition="cell-content()=&quot;08&quot;" style:apply-style-name="Empty" style:base-cell-address="LAYERS.U22"/>
    </style:style>
    <style:style style:name="ce4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23"/>
      <style:map style:condition="cell-content()=&quot;01&quot;" style:apply-style-name="Grass1" style:base-cell-address="LAYERS.U23"/>
      <style:map style:condition="cell-content()=&quot;02&quot;" style:apply-style-name="Grass2" style:base-cell-address="LAYERS.U23"/>
      <style:map style:condition="cell-content()=&quot;03&quot;" style:apply-style-name="Road1" style:base-cell-address="LAYERS.U23"/>
      <style:map style:condition="cell-content()=&quot;04&quot;" style:apply-style-name="Road2" style:base-cell-address="LAYERS.U23"/>
      <style:map style:condition="cell-content()=&quot;05&quot;" style:apply-style-name="Wast" style:base-cell-address="LAYERS.U23"/>
      <style:map style:condition="cell-content()=&quot;06&quot;" style:apply-style-name="Rock" style:base-cell-address="LAYERS.U23"/>
      <style:map style:condition="cell-content()=&quot;07&quot;" style:apply-style-name="Water" style:base-cell-address="LAYERS.U23"/>
      <style:map style:condition="cell-content()=&quot;08&quot;" style:apply-style-name="Empty" style:base-cell-address="LAYERS.U23"/>
    </style:style>
    <style:style style:name="ce47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25"/>
      <style:map style:condition="cell-content()=&quot;01&quot;" style:apply-style-name="Grass1" style:base-cell-address="LAYERS.U25"/>
      <style:map style:condition="cell-content()=&quot;02&quot;" style:apply-style-name="Grass2" style:base-cell-address="LAYERS.U25"/>
      <style:map style:condition="cell-content()=&quot;03&quot;" style:apply-style-name="Road1" style:base-cell-address="LAYERS.U25"/>
      <style:map style:condition="cell-content()=&quot;04&quot;" style:apply-style-name="Road2" style:base-cell-address="LAYERS.U25"/>
      <style:map style:condition="cell-content()=&quot;05&quot;" style:apply-style-name="Wast" style:base-cell-address="LAYERS.U25"/>
      <style:map style:condition="cell-content()=&quot;06&quot;" style:apply-style-name="Rock" style:base-cell-address="LAYERS.U25"/>
      <style:map style:condition="cell-content()=&quot;07&quot;" style:apply-style-name="Water" style:base-cell-address="LAYERS.U25"/>
      <style:map style:condition="cell-content()=&quot;08&quot;" style:apply-style-name="Empty" style:base-cell-address="LAYERS.U25"/>
    </style:style>
    <style:style style:name="ce48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26"/>
      <style:map style:condition="cell-content()=&quot;01&quot;" style:apply-style-name="Grass1" style:base-cell-address="LAYERS.U26"/>
      <style:map style:condition="cell-content()=&quot;02&quot;" style:apply-style-name="Grass2" style:base-cell-address="LAYERS.U26"/>
      <style:map style:condition="cell-content()=&quot;03&quot;" style:apply-style-name="Road1" style:base-cell-address="LAYERS.U26"/>
      <style:map style:condition="cell-content()=&quot;04&quot;" style:apply-style-name="Road2" style:base-cell-address="LAYERS.U26"/>
      <style:map style:condition="cell-content()=&quot;05&quot;" style:apply-style-name="Wast" style:base-cell-address="LAYERS.U26"/>
      <style:map style:condition="cell-content()=&quot;06&quot;" style:apply-style-name="Rock" style:base-cell-address="LAYERS.U26"/>
      <style:map style:condition="cell-content()=&quot;07&quot;" style:apply-style-name="Water" style:base-cell-address="LAYERS.U26"/>
      <style:map style:condition="cell-content()=&quot;08&quot;" style:apply-style-name="Empty" style:base-cell-address="LAYERS.U26"/>
    </style:style>
    <style:style style:name="ce48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27"/>
      <style:map style:condition="cell-content()=&quot;01&quot;" style:apply-style-name="Grass1" style:base-cell-address="LAYERS.U27"/>
      <style:map style:condition="cell-content()=&quot;02&quot;" style:apply-style-name="Grass2" style:base-cell-address="LAYERS.U27"/>
      <style:map style:condition="cell-content()=&quot;03&quot;" style:apply-style-name="Road1" style:base-cell-address="LAYERS.U27"/>
      <style:map style:condition="cell-content()=&quot;04&quot;" style:apply-style-name="Road2" style:base-cell-address="LAYERS.U27"/>
      <style:map style:condition="cell-content()=&quot;05&quot;" style:apply-style-name="Wast" style:base-cell-address="LAYERS.U27"/>
      <style:map style:condition="cell-content()=&quot;06&quot;" style:apply-style-name="Rock" style:base-cell-address="LAYERS.U27"/>
      <style:map style:condition="cell-content()=&quot;07&quot;" style:apply-style-name="Water" style:base-cell-address="LAYERS.U27"/>
      <style:map style:condition="cell-content()=&quot;08&quot;" style:apply-style-name="Empty" style:base-cell-address="LAYERS.U27"/>
    </style:style>
    <style:style style:name="ce4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28"/>
      <style:map style:condition="cell-content()=&quot;01&quot;" style:apply-style-name="Grass1" style:base-cell-address="LAYERS.U28"/>
      <style:map style:condition="cell-content()=&quot;02&quot;" style:apply-style-name="Grass2" style:base-cell-address="LAYERS.U28"/>
      <style:map style:condition="cell-content()=&quot;03&quot;" style:apply-style-name="Road1" style:base-cell-address="LAYERS.U28"/>
      <style:map style:condition="cell-content()=&quot;04&quot;" style:apply-style-name="Road2" style:base-cell-address="LAYERS.U28"/>
      <style:map style:condition="cell-content()=&quot;05&quot;" style:apply-style-name="Wast" style:base-cell-address="LAYERS.U28"/>
      <style:map style:condition="cell-content()=&quot;06&quot;" style:apply-style-name="Rock" style:base-cell-address="LAYERS.U28"/>
      <style:map style:condition="cell-content()=&quot;07&quot;" style:apply-style-name="Water" style:base-cell-address="LAYERS.U28"/>
      <style:map style:condition="cell-content()=&quot;08&quot;" style:apply-style-name="Empty" style:base-cell-address="LAYERS.U28"/>
    </style:style>
    <style:style style:name="ce48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29"/>
      <style:map style:condition="cell-content()=&quot;01&quot;" style:apply-style-name="Grass1" style:base-cell-address="LAYERS.U29"/>
      <style:map style:condition="cell-content()=&quot;02&quot;" style:apply-style-name="Grass2" style:base-cell-address="LAYERS.U29"/>
      <style:map style:condition="cell-content()=&quot;03&quot;" style:apply-style-name="Road1" style:base-cell-address="LAYERS.U29"/>
      <style:map style:condition="cell-content()=&quot;04&quot;" style:apply-style-name="Road2" style:base-cell-address="LAYERS.U29"/>
      <style:map style:condition="cell-content()=&quot;05&quot;" style:apply-style-name="Wast" style:base-cell-address="LAYERS.U29"/>
      <style:map style:condition="cell-content()=&quot;06&quot;" style:apply-style-name="Rock" style:base-cell-address="LAYERS.U29"/>
      <style:map style:condition="cell-content()=&quot;07&quot;" style:apply-style-name="Water" style:base-cell-address="LAYERS.U29"/>
      <style:map style:condition="cell-content()=&quot;08&quot;" style:apply-style-name="Empty" style:base-cell-address="LAYERS.U29"/>
    </style:style>
    <style:style style:name="ce48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30"/>
      <style:map style:condition="cell-content()=&quot;01&quot;" style:apply-style-name="Grass1" style:base-cell-address="LAYERS.U30"/>
      <style:map style:condition="cell-content()=&quot;02&quot;" style:apply-style-name="Grass2" style:base-cell-address="LAYERS.U30"/>
      <style:map style:condition="cell-content()=&quot;03&quot;" style:apply-style-name="Road1" style:base-cell-address="LAYERS.U30"/>
      <style:map style:condition="cell-content()=&quot;04&quot;" style:apply-style-name="Road2" style:base-cell-address="LAYERS.U30"/>
      <style:map style:condition="cell-content()=&quot;05&quot;" style:apply-style-name="Wast" style:base-cell-address="LAYERS.U30"/>
      <style:map style:condition="cell-content()=&quot;06&quot;" style:apply-style-name="Rock" style:base-cell-address="LAYERS.U30"/>
      <style:map style:condition="cell-content()=&quot;07&quot;" style:apply-style-name="Water" style:base-cell-address="LAYERS.U30"/>
      <style:map style:condition="cell-content()=&quot;08&quot;" style:apply-style-name="Empty" style:base-cell-address="LAYERS.U30"/>
    </style:style>
    <style:style style:name="ce48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31"/>
      <style:map style:condition="cell-content()=&quot;01&quot;" style:apply-style-name="Grass1" style:base-cell-address="LAYERS.U31"/>
      <style:map style:condition="cell-content()=&quot;02&quot;" style:apply-style-name="Grass2" style:base-cell-address="LAYERS.U31"/>
      <style:map style:condition="cell-content()=&quot;03&quot;" style:apply-style-name="Road1" style:base-cell-address="LAYERS.U31"/>
      <style:map style:condition="cell-content()=&quot;04&quot;" style:apply-style-name="Road2" style:base-cell-address="LAYERS.U31"/>
      <style:map style:condition="cell-content()=&quot;05&quot;" style:apply-style-name="Wast" style:base-cell-address="LAYERS.U31"/>
      <style:map style:condition="cell-content()=&quot;06&quot;" style:apply-style-name="Rock" style:base-cell-address="LAYERS.U31"/>
      <style:map style:condition="cell-content()=&quot;07&quot;" style:apply-style-name="Water" style:base-cell-address="LAYERS.U31"/>
      <style:map style:condition="cell-content()=&quot;08&quot;" style:apply-style-name="Empty" style:base-cell-address="LAYERS.U31"/>
    </style:style>
    <style:style style:name="ce4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32"/>
      <style:map style:condition="cell-content()=&quot;01&quot;" style:apply-style-name="Grass1" style:base-cell-address="LAYERS.U32"/>
      <style:map style:condition="cell-content()=&quot;02&quot;" style:apply-style-name="Grass2" style:base-cell-address="LAYERS.U32"/>
      <style:map style:condition="cell-content()=&quot;03&quot;" style:apply-style-name="Road1" style:base-cell-address="LAYERS.U32"/>
      <style:map style:condition="cell-content()=&quot;04&quot;" style:apply-style-name="Road2" style:base-cell-address="LAYERS.U32"/>
      <style:map style:condition="cell-content()=&quot;05&quot;" style:apply-style-name="Wast" style:base-cell-address="LAYERS.U32"/>
      <style:map style:condition="cell-content()=&quot;06&quot;" style:apply-style-name="Rock" style:base-cell-address="LAYERS.U32"/>
      <style:map style:condition="cell-content()=&quot;07&quot;" style:apply-style-name="Water" style:base-cell-address="LAYERS.U32"/>
      <style:map style:condition="cell-content()=&quot;08&quot;" style:apply-style-name="Empty" style:base-cell-address="LAYERS.U32"/>
    </style:style>
    <style:style style:name="ce48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U33"/>
      <style:map style:condition="cell-content()=&quot;01&quot;" style:apply-style-name="Grass1" style:base-cell-address="LAYERS.U33"/>
      <style:map style:condition="cell-content()=&quot;02&quot;" style:apply-style-name="Grass2" style:base-cell-address="LAYERS.U33"/>
      <style:map style:condition="cell-content()=&quot;03&quot;" style:apply-style-name="Road1" style:base-cell-address="LAYERS.U33"/>
      <style:map style:condition="cell-content()=&quot;04&quot;" style:apply-style-name="Road2" style:base-cell-address="LAYERS.U33"/>
      <style:map style:condition="cell-content()=&quot;05&quot;" style:apply-style-name="Wast" style:base-cell-address="LAYERS.U33"/>
      <style:map style:condition="cell-content()=&quot;06&quot;" style:apply-style-name="Rock" style:base-cell-address="LAYERS.U33"/>
      <style:map style:condition="cell-content()=&quot;07&quot;" style:apply-style-name="Water" style:base-cell-address="LAYERS.U33"/>
      <style:map style:condition="cell-content()=&quot;08&quot;" style:apply-style-name="Empty" style:base-cell-address="LAYERS.U33"/>
      <style:map style:condition="cell-content()=&quot;-1&quot;" style:apply-style-name="Empty" style:base-cell-address="LAYERS.U33"/>
    </style:style>
    <style:style style:name="ce48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2"/>
      <style:map style:condition="cell-content()=&quot;01&quot;" style:apply-style-name="Grass1" style:base-cell-address="LAYERS.V2"/>
      <style:map style:condition="cell-content()=&quot;02&quot;" style:apply-style-name="Grass2" style:base-cell-address="LAYERS.V2"/>
      <style:map style:condition="cell-content()=&quot;03&quot;" style:apply-style-name="Road1" style:base-cell-address="LAYERS.V2"/>
      <style:map style:condition="cell-content()=&quot;04&quot;" style:apply-style-name="Road2" style:base-cell-address="LAYERS.V2"/>
      <style:map style:condition="cell-content()=&quot;05&quot;" style:apply-style-name="Wast" style:base-cell-address="LAYERS.V2"/>
      <style:map style:condition="cell-content()=&quot;06&quot;" style:apply-style-name="Rock" style:base-cell-address="LAYERS.V2"/>
      <style:map style:condition="cell-content()=&quot;07&quot;" style:apply-style-name="Water" style:base-cell-address="LAYERS.V2"/>
      <style:map style:condition="cell-content()=&quot;08&quot;" style:apply-style-name="Empty" style:base-cell-address="LAYERS.V2"/>
      <style:map style:condition="cell-content()=&quot;-1&quot;" style:apply-style-name="Empty" style:base-cell-address="LAYERS.V2"/>
    </style:style>
    <style:style style:name="ce48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3"/>
      <style:map style:condition="cell-content()=&quot;01&quot;" style:apply-style-name="Grass1" style:base-cell-address="LAYERS.V3"/>
      <style:map style:condition="cell-content()=&quot;02&quot;" style:apply-style-name="Grass2" style:base-cell-address="LAYERS.V3"/>
      <style:map style:condition="cell-content()=&quot;03&quot;" style:apply-style-name="Road1" style:base-cell-address="LAYERS.V3"/>
      <style:map style:condition="cell-content()=&quot;04&quot;" style:apply-style-name="Road2" style:base-cell-address="LAYERS.V3"/>
      <style:map style:condition="cell-content()=&quot;05&quot;" style:apply-style-name="Wast" style:base-cell-address="LAYERS.V3"/>
      <style:map style:condition="cell-content()=&quot;06&quot;" style:apply-style-name="Rock" style:base-cell-address="LAYERS.V3"/>
      <style:map style:condition="cell-content()=&quot;07&quot;" style:apply-style-name="Water" style:base-cell-address="LAYERS.V3"/>
      <style:map style:condition="cell-content()=&quot;08&quot;" style:apply-style-name="Empty" style:base-cell-address="LAYERS.V3"/>
    </style:style>
    <style:style style:name="ce49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15"/>
      <style:map style:condition="cell-content()=&quot;01&quot;" style:apply-style-name="Grass1" style:base-cell-address="LAYERS.V15"/>
      <style:map style:condition="cell-content()=&quot;02&quot;" style:apply-style-name="Grass2" style:base-cell-address="LAYERS.V15"/>
      <style:map style:condition="cell-content()=&quot;03&quot;" style:apply-style-name="Road1" style:base-cell-address="LAYERS.V15"/>
      <style:map style:condition="cell-content()=&quot;04&quot;" style:apply-style-name="Road2" style:base-cell-address="LAYERS.V15"/>
      <style:map style:condition="cell-content()=&quot;05&quot;" style:apply-style-name="Wast" style:base-cell-address="LAYERS.V15"/>
      <style:map style:condition="cell-content()=&quot;06&quot;" style:apply-style-name="Rock" style:base-cell-address="LAYERS.V15"/>
      <style:map style:condition="cell-content()=&quot;07&quot;" style:apply-style-name="Water" style:base-cell-address="LAYERS.V15"/>
      <style:map style:condition="cell-content()=&quot;08&quot;" style:apply-style-name="Empty" style:base-cell-address="LAYERS.V15"/>
    </style:style>
    <style:style style:name="ce49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16"/>
      <style:map style:condition="cell-content()=&quot;01&quot;" style:apply-style-name="Grass1" style:base-cell-address="LAYERS.V16"/>
      <style:map style:condition="cell-content()=&quot;02&quot;" style:apply-style-name="Grass2" style:base-cell-address="LAYERS.V16"/>
      <style:map style:condition="cell-content()=&quot;03&quot;" style:apply-style-name="Road1" style:base-cell-address="LAYERS.V16"/>
      <style:map style:condition="cell-content()=&quot;04&quot;" style:apply-style-name="Road2" style:base-cell-address="LAYERS.V16"/>
      <style:map style:condition="cell-content()=&quot;05&quot;" style:apply-style-name="Wast" style:base-cell-address="LAYERS.V16"/>
      <style:map style:condition="cell-content()=&quot;06&quot;" style:apply-style-name="Rock" style:base-cell-address="LAYERS.V16"/>
      <style:map style:condition="cell-content()=&quot;07&quot;" style:apply-style-name="Water" style:base-cell-address="LAYERS.V16"/>
      <style:map style:condition="cell-content()=&quot;08&quot;" style:apply-style-name="Empty" style:base-cell-address="LAYERS.V16"/>
    </style:style>
    <style:style style:name="ce49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17"/>
      <style:map style:condition="cell-content()=&quot;01&quot;" style:apply-style-name="Grass1" style:base-cell-address="LAYERS.V17"/>
      <style:map style:condition="cell-content()=&quot;02&quot;" style:apply-style-name="Grass2" style:base-cell-address="LAYERS.V17"/>
      <style:map style:condition="cell-content()=&quot;03&quot;" style:apply-style-name="Road1" style:base-cell-address="LAYERS.V17"/>
      <style:map style:condition="cell-content()=&quot;04&quot;" style:apply-style-name="Road2" style:base-cell-address="LAYERS.V17"/>
      <style:map style:condition="cell-content()=&quot;05&quot;" style:apply-style-name="Wast" style:base-cell-address="LAYERS.V17"/>
      <style:map style:condition="cell-content()=&quot;06&quot;" style:apply-style-name="Rock" style:base-cell-address="LAYERS.V17"/>
      <style:map style:condition="cell-content()=&quot;07&quot;" style:apply-style-name="Water" style:base-cell-address="LAYERS.V17"/>
      <style:map style:condition="cell-content()=&quot;08&quot;" style:apply-style-name="Empty" style:base-cell-address="LAYERS.V17"/>
    </style:style>
    <style:style style:name="ce49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18"/>
      <style:map style:condition="cell-content()=&quot;01&quot;" style:apply-style-name="Grass1" style:base-cell-address="LAYERS.V18"/>
      <style:map style:condition="cell-content()=&quot;02&quot;" style:apply-style-name="Grass2" style:base-cell-address="LAYERS.V18"/>
      <style:map style:condition="cell-content()=&quot;03&quot;" style:apply-style-name="Road1" style:base-cell-address="LAYERS.V18"/>
      <style:map style:condition="cell-content()=&quot;04&quot;" style:apply-style-name="Road2" style:base-cell-address="LAYERS.V18"/>
      <style:map style:condition="cell-content()=&quot;05&quot;" style:apply-style-name="Wast" style:base-cell-address="LAYERS.V18"/>
      <style:map style:condition="cell-content()=&quot;06&quot;" style:apply-style-name="Rock" style:base-cell-address="LAYERS.V18"/>
      <style:map style:condition="cell-content()=&quot;07&quot;" style:apply-style-name="Water" style:base-cell-address="LAYERS.V18"/>
      <style:map style:condition="cell-content()=&quot;08&quot;" style:apply-style-name="Empty" style:base-cell-address="LAYERS.V18"/>
    </style:style>
    <style:style style:name="ce49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19"/>
      <style:map style:condition="cell-content()=&quot;01&quot;" style:apply-style-name="Grass1" style:base-cell-address="LAYERS.V19"/>
      <style:map style:condition="cell-content()=&quot;02&quot;" style:apply-style-name="Grass2" style:base-cell-address="LAYERS.V19"/>
      <style:map style:condition="cell-content()=&quot;03&quot;" style:apply-style-name="Road1" style:base-cell-address="LAYERS.V19"/>
      <style:map style:condition="cell-content()=&quot;04&quot;" style:apply-style-name="Road2" style:base-cell-address="LAYERS.V19"/>
      <style:map style:condition="cell-content()=&quot;05&quot;" style:apply-style-name="Wast" style:base-cell-address="LAYERS.V19"/>
      <style:map style:condition="cell-content()=&quot;06&quot;" style:apply-style-name="Rock" style:base-cell-address="LAYERS.V19"/>
      <style:map style:condition="cell-content()=&quot;07&quot;" style:apply-style-name="Water" style:base-cell-address="LAYERS.V19"/>
      <style:map style:condition="cell-content()=&quot;08&quot;" style:apply-style-name="Empty" style:base-cell-address="LAYERS.V19"/>
    </style:style>
    <style:style style:name="ce49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20"/>
      <style:map style:condition="cell-content()=&quot;01&quot;" style:apply-style-name="Grass1" style:base-cell-address="LAYERS.V20"/>
      <style:map style:condition="cell-content()=&quot;02&quot;" style:apply-style-name="Grass2" style:base-cell-address="LAYERS.V20"/>
      <style:map style:condition="cell-content()=&quot;03&quot;" style:apply-style-name="Road1" style:base-cell-address="LAYERS.V20"/>
      <style:map style:condition="cell-content()=&quot;04&quot;" style:apply-style-name="Road2" style:base-cell-address="LAYERS.V20"/>
      <style:map style:condition="cell-content()=&quot;05&quot;" style:apply-style-name="Wast" style:base-cell-address="LAYERS.V20"/>
      <style:map style:condition="cell-content()=&quot;06&quot;" style:apply-style-name="Rock" style:base-cell-address="LAYERS.V20"/>
      <style:map style:condition="cell-content()=&quot;07&quot;" style:apply-style-name="Water" style:base-cell-address="LAYERS.V20"/>
      <style:map style:condition="cell-content()=&quot;08&quot;" style:apply-style-name="Empty" style:base-cell-address="LAYERS.V20"/>
    </style:style>
    <style:style style:name="ce4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21"/>
      <style:map style:condition="cell-content()=&quot;01&quot;" style:apply-style-name="Grass1" style:base-cell-address="LAYERS.V21"/>
      <style:map style:condition="cell-content()=&quot;02&quot;" style:apply-style-name="Grass2" style:base-cell-address="LAYERS.V21"/>
      <style:map style:condition="cell-content()=&quot;03&quot;" style:apply-style-name="Road1" style:base-cell-address="LAYERS.V21"/>
      <style:map style:condition="cell-content()=&quot;04&quot;" style:apply-style-name="Road2" style:base-cell-address="LAYERS.V21"/>
      <style:map style:condition="cell-content()=&quot;05&quot;" style:apply-style-name="Wast" style:base-cell-address="LAYERS.V21"/>
      <style:map style:condition="cell-content()=&quot;06&quot;" style:apply-style-name="Rock" style:base-cell-address="LAYERS.V21"/>
      <style:map style:condition="cell-content()=&quot;07&quot;" style:apply-style-name="Water" style:base-cell-address="LAYERS.V21"/>
      <style:map style:condition="cell-content()=&quot;08&quot;" style:apply-style-name="Empty" style:base-cell-address="LAYERS.V21"/>
    </style:style>
    <style:style style:name="ce49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22"/>
      <style:map style:condition="cell-content()=&quot;01&quot;" style:apply-style-name="Grass1" style:base-cell-address="LAYERS.V22"/>
      <style:map style:condition="cell-content()=&quot;02&quot;" style:apply-style-name="Grass2" style:base-cell-address="LAYERS.V22"/>
      <style:map style:condition="cell-content()=&quot;03&quot;" style:apply-style-name="Road1" style:base-cell-address="LAYERS.V22"/>
      <style:map style:condition="cell-content()=&quot;04&quot;" style:apply-style-name="Road2" style:base-cell-address="LAYERS.V22"/>
      <style:map style:condition="cell-content()=&quot;05&quot;" style:apply-style-name="Wast" style:base-cell-address="LAYERS.V22"/>
      <style:map style:condition="cell-content()=&quot;06&quot;" style:apply-style-name="Rock" style:base-cell-address="LAYERS.V22"/>
      <style:map style:condition="cell-content()=&quot;07&quot;" style:apply-style-name="Water" style:base-cell-address="LAYERS.V22"/>
      <style:map style:condition="cell-content()=&quot;08&quot;" style:apply-style-name="Empty" style:base-cell-address="LAYERS.V22"/>
    </style:style>
    <style:style style:name="ce4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23"/>
      <style:map style:condition="cell-content()=&quot;01&quot;" style:apply-style-name="Grass1" style:base-cell-address="LAYERS.V23"/>
      <style:map style:condition="cell-content()=&quot;02&quot;" style:apply-style-name="Grass2" style:base-cell-address="LAYERS.V23"/>
      <style:map style:condition="cell-content()=&quot;03&quot;" style:apply-style-name="Road1" style:base-cell-address="LAYERS.V23"/>
      <style:map style:condition="cell-content()=&quot;04&quot;" style:apply-style-name="Road2" style:base-cell-address="LAYERS.V23"/>
      <style:map style:condition="cell-content()=&quot;05&quot;" style:apply-style-name="Wast" style:base-cell-address="LAYERS.V23"/>
      <style:map style:condition="cell-content()=&quot;06&quot;" style:apply-style-name="Rock" style:base-cell-address="LAYERS.V23"/>
      <style:map style:condition="cell-content()=&quot;07&quot;" style:apply-style-name="Water" style:base-cell-address="LAYERS.V23"/>
      <style:map style:condition="cell-content()=&quot;08&quot;" style:apply-style-name="Empty" style:base-cell-address="LAYERS.V23"/>
    </style:style>
    <style:style style:name="ce49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25"/>
      <style:map style:condition="cell-content()=&quot;01&quot;" style:apply-style-name="Grass1" style:base-cell-address="LAYERS.V25"/>
      <style:map style:condition="cell-content()=&quot;02&quot;" style:apply-style-name="Grass2" style:base-cell-address="LAYERS.V25"/>
      <style:map style:condition="cell-content()=&quot;03&quot;" style:apply-style-name="Road1" style:base-cell-address="LAYERS.V25"/>
      <style:map style:condition="cell-content()=&quot;04&quot;" style:apply-style-name="Road2" style:base-cell-address="LAYERS.V25"/>
      <style:map style:condition="cell-content()=&quot;05&quot;" style:apply-style-name="Wast" style:base-cell-address="LAYERS.V25"/>
      <style:map style:condition="cell-content()=&quot;06&quot;" style:apply-style-name="Rock" style:base-cell-address="LAYERS.V25"/>
      <style:map style:condition="cell-content()=&quot;07&quot;" style:apply-style-name="Water" style:base-cell-address="LAYERS.V25"/>
      <style:map style:condition="cell-content()=&quot;08&quot;" style:apply-style-name="Empty" style:base-cell-address="LAYERS.V25"/>
    </style:style>
    <style:style style:name="ce50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26"/>
      <style:map style:condition="cell-content()=&quot;01&quot;" style:apply-style-name="Grass1" style:base-cell-address="LAYERS.V26"/>
      <style:map style:condition="cell-content()=&quot;02&quot;" style:apply-style-name="Grass2" style:base-cell-address="LAYERS.V26"/>
      <style:map style:condition="cell-content()=&quot;03&quot;" style:apply-style-name="Road1" style:base-cell-address="LAYERS.V26"/>
      <style:map style:condition="cell-content()=&quot;04&quot;" style:apply-style-name="Road2" style:base-cell-address="LAYERS.V26"/>
      <style:map style:condition="cell-content()=&quot;05&quot;" style:apply-style-name="Wast" style:base-cell-address="LAYERS.V26"/>
      <style:map style:condition="cell-content()=&quot;06&quot;" style:apply-style-name="Rock" style:base-cell-address="LAYERS.V26"/>
      <style:map style:condition="cell-content()=&quot;07&quot;" style:apply-style-name="Water" style:base-cell-address="LAYERS.V26"/>
      <style:map style:condition="cell-content()=&quot;08&quot;" style:apply-style-name="Empty" style:base-cell-address="LAYERS.V26"/>
    </style:style>
    <style:style style:name="ce50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27"/>
      <style:map style:condition="cell-content()=&quot;01&quot;" style:apply-style-name="Grass1" style:base-cell-address="LAYERS.V27"/>
      <style:map style:condition="cell-content()=&quot;02&quot;" style:apply-style-name="Grass2" style:base-cell-address="LAYERS.V27"/>
      <style:map style:condition="cell-content()=&quot;03&quot;" style:apply-style-name="Road1" style:base-cell-address="LAYERS.V27"/>
      <style:map style:condition="cell-content()=&quot;04&quot;" style:apply-style-name="Road2" style:base-cell-address="LAYERS.V27"/>
      <style:map style:condition="cell-content()=&quot;05&quot;" style:apply-style-name="Wast" style:base-cell-address="LAYERS.V27"/>
      <style:map style:condition="cell-content()=&quot;06&quot;" style:apply-style-name="Rock" style:base-cell-address="LAYERS.V27"/>
      <style:map style:condition="cell-content()=&quot;07&quot;" style:apply-style-name="Water" style:base-cell-address="LAYERS.V27"/>
      <style:map style:condition="cell-content()=&quot;08&quot;" style:apply-style-name="Empty" style:base-cell-address="LAYERS.V27"/>
    </style:style>
    <style:style style:name="ce50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28"/>
      <style:map style:condition="cell-content()=&quot;01&quot;" style:apply-style-name="Grass1" style:base-cell-address="LAYERS.V28"/>
      <style:map style:condition="cell-content()=&quot;02&quot;" style:apply-style-name="Grass2" style:base-cell-address="LAYERS.V28"/>
      <style:map style:condition="cell-content()=&quot;03&quot;" style:apply-style-name="Road1" style:base-cell-address="LAYERS.V28"/>
      <style:map style:condition="cell-content()=&quot;04&quot;" style:apply-style-name="Road2" style:base-cell-address="LAYERS.V28"/>
      <style:map style:condition="cell-content()=&quot;05&quot;" style:apply-style-name="Wast" style:base-cell-address="LAYERS.V28"/>
      <style:map style:condition="cell-content()=&quot;06&quot;" style:apply-style-name="Rock" style:base-cell-address="LAYERS.V28"/>
      <style:map style:condition="cell-content()=&quot;07&quot;" style:apply-style-name="Water" style:base-cell-address="LAYERS.V28"/>
      <style:map style:condition="cell-content()=&quot;08&quot;" style:apply-style-name="Empty" style:base-cell-address="LAYERS.V28"/>
    </style:style>
    <style:style style:name="ce50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29"/>
      <style:map style:condition="cell-content()=&quot;01&quot;" style:apply-style-name="Grass1" style:base-cell-address="LAYERS.V29"/>
      <style:map style:condition="cell-content()=&quot;02&quot;" style:apply-style-name="Grass2" style:base-cell-address="LAYERS.V29"/>
      <style:map style:condition="cell-content()=&quot;03&quot;" style:apply-style-name="Road1" style:base-cell-address="LAYERS.V29"/>
      <style:map style:condition="cell-content()=&quot;04&quot;" style:apply-style-name="Road2" style:base-cell-address="LAYERS.V29"/>
      <style:map style:condition="cell-content()=&quot;05&quot;" style:apply-style-name="Wast" style:base-cell-address="LAYERS.V29"/>
      <style:map style:condition="cell-content()=&quot;06&quot;" style:apply-style-name="Rock" style:base-cell-address="LAYERS.V29"/>
      <style:map style:condition="cell-content()=&quot;07&quot;" style:apply-style-name="Water" style:base-cell-address="LAYERS.V29"/>
      <style:map style:condition="cell-content()=&quot;08&quot;" style:apply-style-name="Empty" style:base-cell-address="LAYERS.V29"/>
    </style:style>
    <style:style style:name="ce50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30"/>
      <style:map style:condition="cell-content()=&quot;01&quot;" style:apply-style-name="Grass1" style:base-cell-address="LAYERS.V30"/>
      <style:map style:condition="cell-content()=&quot;02&quot;" style:apply-style-name="Grass2" style:base-cell-address="LAYERS.V30"/>
      <style:map style:condition="cell-content()=&quot;03&quot;" style:apply-style-name="Road1" style:base-cell-address="LAYERS.V30"/>
      <style:map style:condition="cell-content()=&quot;04&quot;" style:apply-style-name="Road2" style:base-cell-address="LAYERS.V30"/>
      <style:map style:condition="cell-content()=&quot;05&quot;" style:apply-style-name="Wast" style:base-cell-address="LAYERS.V30"/>
      <style:map style:condition="cell-content()=&quot;06&quot;" style:apply-style-name="Rock" style:base-cell-address="LAYERS.V30"/>
      <style:map style:condition="cell-content()=&quot;07&quot;" style:apply-style-name="Water" style:base-cell-address="LAYERS.V30"/>
      <style:map style:condition="cell-content()=&quot;08&quot;" style:apply-style-name="Empty" style:base-cell-address="LAYERS.V30"/>
    </style:style>
    <style:style style:name="ce50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31"/>
      <style:map style:condition="cell-content()=&quot;01&quot;" style:apply-style-name="Grass1" style:base-cell-address="LAYERS.V31"/>
      <style:map style:condition="cell-content()=&quot;02&quot;" style:apply-style-name="Grass2" style:base-cell-address="LAYERS.V31"/>
      <style:map style:condition="cell-content()=&quot;03&quot;" style:apply-style-name="Road1" style:base-cell-address="LAYERS.V31"/>
      <style:map style:condition="cell-content()=&quot;04&quot;" style:apply-style-name="Road2" style:base-cell-address="LAYERS.V31"/>
      <style:map style:condition="cell-content()=&quot;05&quot;" style:apply-style-name="Wast" style:base-cell-address="LAYERS.V31"/>
      <style:map style:condition="cell-content()=&quot;06&quot;" style:apply-style-name="Rock" style:base-cell-address="LAYERS.V31"/>
      <style:map style:condition="cell-content()=&quot;07&quot;" style:apply-style-name="Water" style:base-cell-address="LAYERS.V31"/>
      <style:map style:condition="cell-content()=&quot;08&quot;" style:apply-style-name="Empty" style:base-cell-address="LAYERS.V31"/>
    </style:style>
    <style:style style:name="ce50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32"/>
      <style:map style:condition="cell-content()=&quot;01&quot;" style:apply-style-name="Grass1" style:base-cell-address="LAYERS.V32"/>
      <style:map style:condition="cell-content()=&quot;02&quot;" style:apply-style-name="Grass2" style:base-cell-address="LAYERS.V32"/>
      <style:map style:condition="cell-content()=&quot;03&quot;" style:apply-style-name="Road1" style:base-cell-address="LAYERS.V32"/>
      <style:map style:condition="cell-content()=&quot;04&quot;" style:apply-style-name="Road2" style:base-cell-address="LAYERS.V32"/>
      <style:map style:condition="cell-content()=&quot;05&quot;" style:apply-style-name="Wast" style:base-cell-address="LAYERS.V32"/>
      <style:map style:condition="cell-content()=&quot;06&quot;" style:apply-style-name="Rock" style:base-cell-address="LAYERS.V32"/>
      <style:map style:condition="cell-content()=&quot;07&quot;" style:apply-style-name="Water" style:base-cell-address="LAYERS.V32"/>
      <style:map style:condition="cell-content()=&quot;08&quot;" style:apply-style-name="Empty" style:base-cell-address="LAYERS.V32"/>
    </style:style>
    <style:style style:name="ce50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V33"/>
      <style:map style:condition="cell-content()=&quot;01&quot;" style:apply-style-name="Grass1" style:base-cell-address="LAYERS.V33"/>
      <style:map style:condition="cell-content()=&quot;02&quot;" style:apply-style-name="Grass2" style:base-cell-address="LAYERS.V33"/>
      <style:map style:condition="cell-content()=&quot;03&quot;" style:apply-style-name="Road1" style:base-cell-address="LAYERS.V33"/>
      <style:map style:condition="cell-content()=&quot;04&quot;" style:apply-style-name="Road2" style:base-cell-address="LAYERS.V33"/>
      <style:map style:condition="cell-content()=&quot;05&quot;" style:apply-style-name="Wast" style:base-cell-address="LAYERS.V33"/>
      <style:map style:condition="cell-content()=&quot;06&quot;" style:apply-style-name="Rock" style:base-cell-address="LAYERS.V33"/>
      <style:map style:condition="cell-content()=&quot;07&quot;" style:apply-style-name="Water" style:base-cell-address="LAYERS.V33"/>
      <style:map style:condition="cell-content()=&quot;08&quot;" style:apply-style-name="Empty" style:base-cell-address="LAYERS.V33"/>
      <style:map style:condition="cell-content()=&quot;-1&quot;" style:apply-style-name="Empty" style:base-cell-address="LAYERS.V33"/>
    </style:style>
    <style:style style:name="ce50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2"/>
      <style:map style:condition="cell-content()=&quot;01&quot;" style:apply-style-name="Grass1" style:base-cell-address="LAYERS.W2"/>
      <style:map style:condition="cell-content()=&quot;02&quot;" style:apply-style-name="Grass2" style:base-cell-address="LAYERS.W2"/>
      <style:map style:condition="cell-content()=&quot;03&quot;" style:apply-style-name="Road1" style:base-cell-address="LAYERS.W2"/>
      <style:map style:condition="cell-content()=&quot;04&quot;" style:apply-style-name="Road2" style:base-cell-address="LAYERS.W2"/>
      <style:map style:condition="cell-content()=&quot;05&quot;" style:apply-style-name="Wast" style:base-cell-address="LAYERS.W2"/>
      <style:map style:condition="cell-content()=&quot;06&quot;" style:apply-style-name="Rock" style:base-cell-address="LAYERS.W2"/>
      <style:map style:condition="cell-content()=&quot;07&quot;" style:apply-style-name="Water" style:base-cell-address="LAYERS.W2"/>
      <style:map style:condition="cell-content()=&quot;08&quot;" style:apply-style-name="Empty" style:base-cell-address="LAYERS.W2"/>
      <style:map style:condition="cell-content()=&quot;-1&quot;" style:apply-style-name="Empty" style:base-cell-address="LAYERS.W2"/>
    </style:style>
    <style:style style:name="ce50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3"/>
      <style:map style:condition="cell-content()=&quot;01&quot;" style:apply-style-name="Grass1" style:base-cell-address="LAYERS.W3"/>
      <style:map style:condition="cell-content()=&quot;02&quot;" style:apply-style-name="Grass2" style:base-cell-address="LAYERS.W3"/>
      <style:map style:condition="cell-content()=&quot;03&quot;" style:apply-style-name="Road1" style:base-cell-address="LAYERS.W3"/>
      <style:map style:condition="cell-content()=&quot;04&quot;" style:apply-style-name="Road2" style:base-cell-address="LAYERS.W3"/>
      <style:map style:condition="cell-content()=&quot;05&quot;" style:apply-style-name="Wast" style:base-cell-address="LAYERS.W3"/>
      <style:map style:condition="cell-content()=&quot;06&quot;" style:apply-style-name="Rock" style:base-cell-address="LAYERS.W3"/>
      <style:map style:condition="cell-content()=&quot;07&quot;" style:apply-style-name="Water" style:base-cell-address="LAYERS.W3"/>
      <style:map style:condition="cell-content()=&quot;08&quot;" style:apply-style-name="Empty" style:base-cell-address="LAYERS.W3"/>
    </style:style>
    <style:style style:name="ce5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15"/>
      <style:map style:condition="cell-content()=&quot;01&quot;" style:apply-style-name="Grass1" style:base-cell-address="LAYERS.W15"/>
      <style:map style:condition="cell-content()=&quot;02&quot;" style:apply-style-name="Grass2" style:base-cell-address="LAYERS.W15"/>
      <style:map style:condition="cell-content()=&quot;03&quot;" style:apply-style-name="Road1" style:base-cell-address="LAYERS.W15"/>
      <style:map style:condition="cell-content()=&quot;04&quot;" style:apply-style-name="Road2" style:base-cell-address="LAYERS.W15"/>
      <style:map style:condition="cell-content()=&quot;05&quot;" style:apply-style-name="Wast" style:base-cell-address="LAYERS.W15"/>
      <style:map style:condition="cell-content()=&quot;06&quot;" style:apply-style-name="Rock" style:base-cell-address="LAYERS.W15"/>
      <style:map style:condition="cell-content()=&quot;07&quot;" style:apply-style-name="Water" style:base-cell-address="LAYERS.W15"/>
      <style:map style:condition="cell-content()=&quot;08&quot;" style:apply-style-name="Empty" style:base-cell-address="LAYERS.W15"/>
    </style:style>
    <style:style style:name="ce5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16"/>
      <style:map style:condition="cell-content()=&quot;01&quot;" style:apply-style-name="Grass1" style:base-cell-address="LAYERS.W16"/>
      <style:map style:condition="cell-content()=&quot;02&quot;" style:apply-style-name="Grass2" style:base-cell-address="LAYERS.W16"/>
      <style:map style:condition="cell-content()=&quot;03&quot;" style:apply-style-name="Road1" style:base-cell-address="LAYERS.W16"/>
      <style:map style:condition="cell-content()=&quot;04&quot;" style:apply-style-name="Road2" style:base-cell-address="LAYERS.W16"/>
      <style:map style:condition="cell-content()=&quot;05&quot;" style:apply-style-name="Wast" style:base-cell-address="LAYERS.W16"/>
      <style:map style:condition="cell-content()=&quot;06&quot;" style:apply-style-name="Rock" style:base-cell-address="LAYERS.W16"/>
      <style:map style:condition="cell-content()=&quot;07&quot;" style:apply-style-name="Water" style:base-cell-address="LAYERS.W16"/>
      <style:map style:condition="cell-content()=&quot;08&quot;" style:apply-style-name="Empty" style:base-cell-address="LAYERS.W16"/>
    </style:style>
    <style:style style:name="ce5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17"/>
      <style:map style:condition="cell-content()=&quot;01&quot;" style:apply-style-name="Grass1" style:base-cell-address="LAYERS.W17"/>
      <style:map style:condition="cell-content()=&quot;02&quot;" style:apply-style-name="Grass2" style:base-cell-address="LAYERS.W17"/>
      <style:map style:condition="cell-content()=&quot;03&quot;" style:apply-style-name="Road1" style:base-cell-address="LAYERS.W17"/>
      <style:map style:condition="cell-content()=&quot;04&quot;" style:apply-style-name="Road2" style:base-cell-address="LAYERS.W17"/>
      <style:map style:condition="cell-content()=&quot;05&quot;" style:apply-style-name="Wast" style:base-cell-address="LAYERS.W17"/>
      <style:map style:condition="cell-content()=&quot;06&quot;" style:apply-style-name="Rock" style:base-cell-address="LAYERS.W17"/>
      <style:map style:condition="cell-content()=&quot;07&quot;" style:apply-style-name="Water" style:base-cell-address="LAYERS.W17"/>
      <style:map style:condition="cell-content()=&quot;08&quot;" style:apply-style-name="Empty" style:base-cell-address="LAYERS.W17"/>
    </style:style>
    <style:style style:name="ce5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18"/>
      <style:map style:condition="cell-content()=&quot;01&quot;" style:apply-style-name="Grass1" style:base-cell-address="LAYERS.W18"/>
      <style:map style:condition="cell-content()=&quot;02&quot;" style:apply-style-name="Grass2" style:base-cell-address="LAYERS.W18"/>
      <style:map style:condition="cell-content()=&quot;03&quot;" style:apply-style-name="Road1" style:base-cell-address="LAYERS.W18"/>
      <style:map style:condition="cell-content()=&quot;04&quot;" style:apply-style-name="Road2" style:base-cell-address="LAYERS.W18"/>
      <style:map style:condition="cell-content()=&quot;05&quot;" style:apply-style-name="Wast" style:base-cell-address="LAYERS.W18"/>
      <style:map style:condition="cell-content()=&quot;06&quot;" style:apply-style-name="Rock" style:base-cell-address="LAYERS.W18"/>
      <style:map style:condition="cell-content()=&quot;07&quot;" style:apply-style-name="Water" style:base-cell-address="LAYERS.W18"/>
      <style:map style:condition="cell-content()=&quot;08&quot;" style:apply-style-name="Empty" style:base-cell-address="LAYERS.W18"/>
    </style:style>
    <style:style style:name="ce5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19"/>
      <style:map style:condition="cell-content()=&quot;01&quot;" style:apply-style-name="Grass1" style:base-cell-address="LAYERS.W19"/>
      <style:map style:condition="cell-content()=&quot;02&quot;" style:apply-style-name="Grass2" style:base-cell-address="LAYERS.W19"/>
      <style:map style:condition="cell-content()=&quot;03&quot;" style:apply-style-name="Road1" style:base-cell-address="LAYERS.W19"/>
      <style:map style:condition="cell-content()=&quot;04&quot;" style:apply-style-name="Road2" style:base-cell-address="LAYERS.W19"/>
      <style:map style:condition="cell-content()=&quot;05&quot;" style:apply-style-name="Wast" style:base-cell-address="LAYERS.W19"/>
      <style:map style:condition="cell-content()=&quot;06&quot;" style:apply-style-name="Rock" style:base-cell-address="LAYERS.W19"/>
      <style:map style:condition="cell-content()=&quot;07&quot;" style:apply-style-name="Water" style:base-cell-address="LAYERS.W19"/>
      <style:map style:condition="cell-content()=&quot;08&quot;" style:apply-style-name="Empty" style:base-cell-address="LAYERS.W19"/>
    </style:style>
    <style:style style:name="ce5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20"/>
      <style:map style:condition="cell-content()=&quot;01&quot;" style:apply-style-name="Grass1" style:base-cell-address="LAYERS.W20"/>
      <style:map style:condition="cell-content()=&quot;02&quot;" style:apply-style-name="Grass2" style:base-cell-address="LAYERS.W20"/>
      <style:map style:condition="cell-content()=&quot;03&quot;" style:apply-style-name="Road1" style:base-cell-address="LAYERS.W20"/>
      <style:map style:condition="cell-content()=&quot;04&quot;" style:apply-style-name="Road2" style:base-cell-address="LAYERS.W20"/>
      <style:map style:condition="cell-content()=&quot;05&quot;" style:apply-style-name="Wast" style:base-cell-address="LAYERS.W20"/>
      <style:map style:condition="cell-content()=&quot;06&quot;" style:apply-style-name="Rock" style:base-cell-address="LAYERS.W20"/>
      <style:map style:condition="cell-content()=&quot;07&quot;" style:apply-style-name="Water" style:base-cell-address="LAYERS.W20"/>
      <style:map style:condition="cell-content()=&quot;08&quot;" style:apply-style-name="Empty" style:base-cell-address="LAYERS.W20"/>
    </style:style>
    <style:style style:name="ce5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21"/>
      <style:map style:condition="cell-content()=&quot;01&quot;" style:apply-style-name="Grass1" style:base-cell-address="LAYERS.W21"/>
      <style:map style:condition="cell-content()=&quot;02&quot;" style:apply-style-name="Grass2" style:base-cell-address="LAYERS.W21"/>
      <style:map style:condition="cell-content()=&quot;03&quot;" style:apply-style-name="Road1" style:base-cell-address="LAYERS.W21"/>
      <style:map style:condition="cell-content()=&quot;04&quot;" style:apply-style-name="Road2" style:base-cell-address="LAYERS.W21"/>
      <style:map style:condition="cell-content()=&quot;05&quot;" style:apply-style-name="Wast" style:base-cell-address="LAYERS.W21"/>
      <style:map style:condition="cell-content()=&quot;06&quot;" style:apply-style-name="Rock" style:base-cell-address="LAYERS.W21"/>
      <style:map style:condition="cell-content()=&quot;07&quot;" style:apply-style-name="Water" style:base-cell-address="LAYERS.W21"/>
      <style:map style:condition="cell-content()=&quot;08&quot;" style:apply-style-name="Empty" style:base-cell-address="LAYERS.W21"/>
    </style:style>
    <style:style style:name="ce5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22"/>
      <style:map style:condition="cell-content()=&quot;01&quot;" style:apply-style-name="Grass1" style:base-cell-address="LAYERS.W22"/>
      <style:map style:condition="cell-content()=&quot;02&quot;" style:apply-style-name="Grass2" style:base-cell-address="LAYERS.W22"/>
      <style:map style:condition="cell-content()=&quot;03&quot;" style:apply-style-name="Road1" style:base-cell-address="LAYERS.W22"/>
      <style:map style:condition="cell-content()=&quot;04&quot;" style:apply-style-name="Road2" style:base-cell-address="LAYERS.W22"/>
      <style:map style:condition="cell-content()=&quot;05&quot;" style:apply-style-name="Wast" style:base-cell-address="LAYERS.W22"/>
      <style:map style:condition="cell-content()=&quot;06&quot;" style:apply-style-name="Rock" style:base-cell-address="LAYERS.W22"/>
      <style:map style:condition="cell-content()=&quot;07&quot;" style:apply-style-name="Water" style:base-cell-address="LAYERS.W22"/>
      <style:map style:condition="cell-content()=&quot;08&quot;" style:apply-style-name="Empty" style:base-cell-address="LAYERS.W22"/>
    </style:style>
    <style:style style:name="ce5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25"/>
      <style:map style:condition="cell-content()=&quot;01&quot;" style:apply-style-name="Grass1" style:base-cell-address="LAYERS.W25"/>
      <style:map style:condition="cell-content()=&quot;02&quot;" style:apply-style-name="Grass2" style:base-cell-address="LAYERS.W25"/>
      <style:map style:condition="cell-content()=&quot;03&quot;" style:apply-style-name="Road1" style:base-cell-address="LAYERS.W25"/>
      <style:map style:condition="cell-content()=&quot;04&quot;" style:apply-style-name="Road2" style:base-cell-address="LAYERS.W25"/>
      <style:map style:condition="cell-content()=&quot;05&quot;" style:apply-style-name="Wast" style:base-cell-address="LAYERS.W25"/>
      <style:map style:condition="cell-content()=&quot;06&quot;" style:apply-style-name="Rock" style:base-cell-address="LAYERS.W25"/>
      <style:map style:condition="cell-content()=&quot;07&quot;" style:apply-style-name="Water" style:base-cell-address="LAYERS.W25"/>
      <style:map style:condition="cell-content()=&quot;08&quot;" style:apply-style-name="Empty" style:base-cell-address="LAYERS.W25"/>
    </style:style>
    <style:style style:name="ce5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26"/>
      <style:map style:condition="cell-content()=&quot;01&quot;" style:apply-style-name="Grass1" style:base-cell-address="LAYERS.W26"/>
      <style:map style:condition="cell-content()=&quot;02&quot;" style:apply-style-name="Grass2" style:base-cell-address="LAYERS.W26"/>
      <style:map style:condition="cell-content()=&quot;03&quot;" style:apply-style-name="Road1" style:base-cell-address="LAYERS.W26"/>
      <style:map style:condition="cell-content()=&quot;04&quot;" style:apply-style-name="Road2" style:base-cell-address="LAYERS.W26"/>
      <style:map style:condition="cell-content()=&quot;05&quot;" style:apply-style-name="Wast" style:base-cell-address="LAYERS.W26"/>
      <style:map style:condition="cell-content()=&quot;06&quot;" style:apply-style-name="Rock" style:base-cell-address="LAYERS.W26"/>
      <style:map style:condition="cell-content()=&quot;07&quot;" style:apply-style-name="Water" style:base-cell-address="LAYERS.W26"/>
      <style:map style:condition="cell-content()=&quot;08&quot;" style:apply-style-name="Empty" style:base-cell-address="LAYERS.W26"/>
    </style:style>
    <style:style style:name="ce5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27"/>
      <style:map style:condition="cell-content()=&quot;01&quot;" style:apply-style-name="Grass1" style:base-cell-address="LAYERS.W27"/>
      <style:map style:condition="cell-content()=&quot;02&quot;" style:apply-style-name="Grass2" style:base-cell-address="LAYERS.W27"/>
      <style:map style:condition="cell-content()=&quot;03&quot;" style:apply-style-name="Road1" style:base-cell-address="LAYERS.W27"/>
      <style:map style:condition="cell-content()=&quot;04&quot;" style:apply-style-name="Road2" style:base-cell-address="LAYERS.W27"/>
      <style:map style:condition="cell-content()=&quot;05&quot;" style:apply-style-name="Wast" style:base-cell-address="LAYERS.W27"/>
      <style:map style:condition="cell-content()=&quot;06&quot;" style:apply-style-name="Rock" style:base-cell-address="LAYERS.W27"/>
      <style:map style:condition="cell-content()=&quot;07&quot;" style:apply-style-name="Water" style:base-cell-address="LAYERS.W27"/>
      <style:map style:condition="cell-content()=&quot;08&quot;" style:apply-style-name="Empty" style:base-cell-address="LAYERS.W27"/>
    </style:style>
    <style:style style:name="ce5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28"/>
      <style:map style:condition="cell-content()=&quot;01&quot;" style:apply-style-name="Grass1" style:base-cell-address="LAYERS.W28"/>
      <style:map style:condition="cell-content()=&quot;02&quot;" style:apply-style-name="Grass2" style:base-cell-address="LAYERS.W28"/>
      <style:map style:condition="cell-content()=&quot;03&quot;" style:apply-style-name="Road1" style:base-cell-address="LAYERS.W28"/>
      <style:map style:condition="cell-content()=&quot;04&quot;" style:apply-style-name="Road2" style:base-cell-address="LAYERS.W28"/>
      <style:map style:condition="cell-content()=&quot;05&quot;" style:apply-style-name="Wast" style:base-cell-address="LAYERS.W28"/>
      <style:map style:condition="cell-content()=&quot;06&quot;" style:apply-style-name="Rock" style:base-cell-address="LAYERS.W28"/>
      <style:map style:condition="cell-content()=&quot;07&quot;" style:apply-style-name="Water" style:base-cell-address="LAYERS.W28"/>
      <style:map style:condition="cell-content()=&quot;08&quot;" style:apply-style-name="Empty" style:base-cell-address="LAYERS.W28"/>
    </style:style>
    <style:style style:name="ce52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29"/>
      <style:map style:condition="cell-content()=&quot;01&quot;" style:apply-style-name="Grass1" style:base-cell-address="LAYERS.W29"/>
      <style:map style:condition="cell-content()=&quot;02&quot;" style:apply-style-name="Grass2" style:base-cell-address="LAYERS.W29"/>
      <style:map style:condition="cell-content()=&quot;03&quot;" style:apply-style-name="Road1" style:base-cell-address="LAYERS.W29"/>
      <style:map style:condition="cell-content()=&quot;04&quot;" style:apply-style-name="Road2" style:base-cell-address="LAYERS.W29"/>
      <style:map style:condition="cell-content()=&quot;05&quot;" style:apply-style-name="Wast" style:base-cell-address="LAYERS.W29"/>
      <style:map style:condition="cell-content()=&quot;06&quot;" style:apply-style-name="Rock" style:base-cell-address="LAYERS.W29"/>
      <style:map style:condition="cell-content()=&quot;07&quot;" style:apply-style-name="Water" style:base-cell-address="LAYERS.W29"/>
      <style:map style:condition="cell-content()=&quot;08&quot;" style:apply-style-name="Empty" style:base-cell-address="LAYERS.W29"/>
    </style:style>
    <style:style style:name="ce52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30"/>
      <style:map style:condition="cell-content()=&quot;01&quot;" style:apply-style-name="Grass1" style:base-cell-address="LAYERS.W30"/>
      <style:map style:condition="cell-content()=&quot;02&quot;" style:apply-style-name="Grass2" style:base-cell-address="LAYERS.W30"/>
      <style:map style:condition="cell-content()=&quot;03&quot;" style:apply-style-name="Road1" style:base-cell-address="LAYERS.W30"/>
      <style:map style:condition="cell-content()=&quot;04&quot;" style:apply-style-name="Road2" style:base-cell-address="LAYERS.W30"/>
      <style:map style:condition="cell-content()=&quot;05&quot;" style:apply-style-name="Wast" style:base-cell-address="LAYERS.W30"/>
      <style:map style:condition="cell-content()=&quot;06&quot;" style:apply-style-name="Rock" style:base-cell-address="LAYERS.W30"/>
      <style:map style:condition="cell-content()=&quot;07&quot;" style:apply-style-name="Water" style:base-cell-address="LAYERS.W30"/>
      <style:map style:condition="cell-content()=&quot;08&quot;" style:apply-style-name="Empty" style:base-cell-address="LAYERS.W30"/>
    </style:style>
    <style:style style:name="ce5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31"/>
      <style:map style:condition="cell-content()=&quot;01&quot;" style:apply-style-name="Grass1" style:base-cell-address="LAYERS.W31"/>
      <style:map style:condition="cell-content()=&quot;02&quot;" style:apply-style-name="Grass2" style:base-cell-address="LAYERS.W31"/>
      <style:map style:condition="cell-content()=&quot;03&quot;" style:apply-style-name="Road1" style:base-cell-address="LAYERS.W31"/>
      <style:map style:condition="cell-content()=&quot;04&quot;" style:apply-style-name="Road2" style:base-cell-address="LAYERS.W31"/>
      <style:map style:condition="cell-content()=&quot;05&quot;" style:apply-style-name="Wast" style:base-cell-address="LAYERS.W31"/>
      <style:map style:condition="cell-content()=&quot;06&quot;" style:apply-style-name="Rock" style:base-cell-address="LAYERS.W31"/>
      <style:map style:condition="cell-content()=&quot;07&quot;" style:apply-style-name="Water" style:base-cell-address="LAYERS.W31"/>
      <style:map style:condition="cell-content()=&quot;08&quot;" style:apply-style-name="Empty" style:base-cell-address="LAYERS.W31"/>
    </style:style>
    <style:style style:name="ce5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32"/>
      <style:map style:condition="cell-content()=&quot;01&quot;" style:apply-style-name="Grass1" style:base-cell-address="LAYERS.W32"/>
      <style:map style:condition="cell-content()=&quot;02&quot;" style:apply-style-name="Grass2" style:base-cell-address="LAYERS.W32"/>
      <style:map style:condition="cell-content()=&quot;03&quot;" style:apply-style-name="Road1" style:base-cell-address="LAYERS.W32"/>
      <style:map style:condition="cell-content()=&quot;04&quot;" style:apply-style-name="Road2" style:base-cell-address="LAYERS.W32"/>
      <style:map style:condition="cell-content()=&quot;05&quot;" style:apply-style-name="Wast" style:base-cell-address="LAYERS.W32"/>
      <style:map style:condition="cell-content()=&quot;06&quot;" style:apply-style-name="Rock" style:base-cell-address="LAYERS.W32"/>
      <style:map style:condition="cell-content()=&quot;07&quot;" style:apply-style-name="Water" style:base-cell-address="LAYERS.W32"/>
      <style:map style:condition="cell-content()=&quot;08&quot;" style:apply-style-name="Empty" style:base-cell-address="LAYERS.W32"/>
    </style:style>
    <style:style style:name="ce5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W33"/>
      <style:map style:condition="cell-content()=&quot;01&quot;" style:apply-style-name="Grass1" style:base-cell-address="LAYERS.W33"/>
      <style:map style:condition="cell-content()=&quot;02&quot;" style:apply-style-name="Grass2" style:base-cell-address="LAYERS.W33"/>
      <style:map style:condition="cell-content()=&quot;03&quot;" style:apply-style-name="Road1" style:base-cell-address="LAYERS.W33"/>
      <style:map style:condition="cell-content()=&quot;04&quot;" style:apply-style-name="Road2" style:base-cell-address="LAYERS.W33"/>
      <style:map style:condition="cell-content()=&quot;05&quot;" style:apply-style-name="Wast" style:base-cell-address="LAYERS.W33"/>
      <style:map style:condition="cell-content()=&quot;06&quot;" style:apply-style-name="Rock" style:base-cell-address="LAYERS.W33"/>
      <style:map style:condition="cell-content()=&quot;07&quot;" style:apply-style-name="Water" style:base-cell-address="LAYERS.W33"/>
      <style:map style:condition="cell-content()=&quot;08&quot;" style:apply-style-name="Empty" style:base-cell-address="LAYERS.W33"/>
      <style:map style:condition="cell-content()=&quot;-1&quot;" style:apply-style-name="Empty" style:base-cell-address="LAYERS.W33"/>
    </style:style>
    <style:style style:name="ce52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2"/>
      <style:map style:condition="cell-content()=&quot;01&quot;" style:apply-style-name="Grass1" style:base-cell-address="LAYERS.X2"/>
      <style:map style:condition="cell-content()=&quot;02&quot;" style:apply-style-name="Grass2" style:base-cell-address="LAYERS.X2"/>
      <style:map style:condition="cell-content()=&quot;03&quot;" style:apply-style-name="Road1" style:base-cell-address="LAYERS.X2"/>
      <style:map style:condition="cell-content()=&quot;04&quot;" style:apply-style-name="Road2" style:base-cell-address="LAYERS.X2"/>
      <style:map style:condition="cell-content()=&quot;05&quot;" style:apply-style-name="Wast" style:base-cell-address="LAYERS.X2"/>
      <style:map style:condition="cell-content()=&quot;06&quot;" style:apply-style-name="Rock" style:base-cell-address="LAYERS.X2"/>
      <style:map style:condition="cell-content()=&quot;07&quot;" style:apply-style-name="Water" style:base-cell-address="LAYERS.X2"/>
      <style:map style:condition="cell-content()=&quot;08&quot;" style:apply-style-name="Empty" style:base-cell-address="LAYERS.X2"/>
      <style:map style:condition="cell-content()=&quot;-1&quot;" style:apply-style-name="Empty" style:base-cell-address="LAYERS.X2"/>
    </style:style>
    <style:style style:name="ce5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3"/>
      <style:map style:condition="cell-content()=&quot;01&quot;" style:apply-style-name="Grass1" style:base-cell-address="LAYERS.X3"/>
      <style:map style:condition="cell-content()=&quot;02&quot;" style:apply-style-name="Grass2" style:base-cell-address="LAYERS.X3"/>
      <style:map style:condition="cell-content()=&quot;03&quot;" style:apply-style-name="Road1" style:base-cell-address="LAYERS.X3"/>
      <style:map style:condition="cell-content()=&quot;04&quot;" style:apply-style-name="Road2" style:base-cell-address="LAYERS.X3"/>
      <style:map style:condition="cell-content()=&quot;05&quot;" style:apply-style-name="Wast" style:base-cell-address="LAYERS.X3"/>
      <style:map style:condition="cell-content()=&quot;06&quot;" style:apply-style-name="Rock" style:base-cell-address="LAYERS.X3"/>
      <style:map style:condition="cell-content()=&quot;07&quot;" style:apply-style-name="Water" style:base-cell-address="LAYERS.X3"/>
      <style:map style:condition="cell-content()=&quot;08&quot;" style:apply-style-name="Empty" style:base-cell-address="LAYERS.X3"/>
    </style:style>
    <style:style style:name="ce5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4"/>
      <style:map style:condition="cell-content()=&quot;01&quot;" style:apply-style-name="Grass1" style:base-cell-address="LAYERS.X4"/>
      <style:map style:condition="cell-content()=&quot;02&quot;" style:apply-style-name="Grass2" style:base-cell-address="LAYERS.X4"/>
      <style:map style:condition="cell-content()=&quot;03&quot;" style:apply-style-name="Road1" style:base-cell-address="LAYERS.X4"/>
      <style:map style:condition="cell-content()=&quot;04&quot;" style:apply-style-name="Road2" style:base-cell-address="LAYERS.X4"/>
      <style:map style:condition="cell-content()=&quot;05&quot;" style:apply-style-name="Wast" style:base-cell-address="LAYERS.X4"/>
      <style:map style:condition="cell-content()=&quot;06&quot;" style:apply-style-name="Rock" style:base-cell-address="LAYERS.X4"/>
      <style:map style:condition="cell-content()=&quot;07&quot;" style:apply-style-name="Water" style:base-cell-address="LAYERS.X4"/>
      <style:map style:condition="cell-content()=&quot;08&quot;" style:apply-style-name="Empty" style:base-cell-address="LAYERS.X4"/>
    </style:style>
    <style:style style:name="ce53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5"/>
      <style:map style:condition="cell-content()=&quot;01&quot;" style:apply-style-name="Grass1" style:base-cell-address="LAYERS.X5"/>
      <style:map style:condition="cell-content()=&quot;02&quot;" style:apply-style-name="Grass2" style:base-cell-address="LAYERS.X5"/>
      <style:map style:condition="cell-content()=&quot;03&quot;" style:apply-style-name="Road1" style:base-cell-address="LAYERS.X5"/>
      <style:map style:condition="cell-content()=&quot;04&quot;" style:apply-style-name="Road2" style:base-cell-address="LAYERS.X5"/>
      <style:map style:condition="cell-content()=&quot;05&quot;" style:apply-style-name="Wast" style:base-cell-address="LAYERS.X5"/>
      <style:map style:condition="cell-content()=&quot;06&quot;" style:apply-style-name="Rock" style:base-cell-address="LAYERS.X5"/>
      <style:map style:condition="cell-content()=&quot;07&quot;" style:apply-style-name="Water" style:base-cell-address="LAYERS.X5"/>
      <style:map style:condition="cell-content()=&quot;08&quot;" style:apply-style-name="Empty" style:base-cell-address="LAYERS.X5"/>
    </style:style>
    <style:style style:name="ce53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6"/>
      <style:map style:condition="cell-content()=&quot;01&quot;" style:apply-style-name="Grass1" style:base-cell-address="LAYERS.X6"/>
      <style:map style:condition="cell-content()=&quot;02&quot;" style:apply-style-name="Grass2" style:base-cell-address="LAYERS.X6"/>
      <style:map style:condition="cell-content()=&quot;03&quot;" style:apply-style-name="Road1" style:base-cell-address="LAYERS.X6"/>
      <style:map style:condition="cell-content()=&quot;04&quot;" style:apply-style-name="Road2" style:base-cell-address="LAYERS.X6"/>
      <style:map style:condition="cell-content()=&quot;05&quot;" style:apply-style-name="Wast" style:base-cell-address="LAYERS.X6"/>
      <style:map style:condition="cell-content()=&quot;06&quot;" style:apply-style-name="Rock" style:base-cell-address="LAYERS.X6"/>
      <style:map style:condition="cell-content()=&quot;07&quot;" style:apply-style-name="Water" style:base-cell-address="LAYERS.X6"/>
      <style:map style:condition="cell-content()=&quot;08&quot;" style:apply-style-name="Empty" style:base-cell-address="LAYERS.X6"/>
    </style:style>
    <style:style style:name="ce53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7"/>
      <style:map style:condition="cell-content()=&quot;01&quot;" style:apply-style-name="Grass1" style:base-cell-address="LAYERS.X7"/>
      <style:map style:condition="cell-content()=&quot;02&quot;" style:apply-style-name="Grass2" style:base-cell-address="LAYERS.X7"/>
      <style:map style:condition="cell-content()=&quot;03&quot;" style:apply-style-name="Road1" style:base-cell-address="LAYERS.X7"/>
      <style:map style:condition="cell-content()=&quot;04&quot;" style:apply-style-name="Road2" style:base-cell-address="LAYERS.X7"/>
      <style:map style:condition="cell-content()=&quot;05&quot;" style:apply-style-name="Wast" style:base-cell-address="LAYERS.X7"/>
      <style:map style:condition="cell-content()=&quot;06&quot;" style:apply-style-name="Rock" style:base-cell-address="LAYERS.X7"/>
      <style:map style:condition="cell-content()=&quot;07&quot;" style:apply-style-name="Water" style:base-cell-address="LAYERS.X7"/>
      <style:map style:condition="cell-content()=&quot;08&quot;" style:apply-style-name="Empty" style:base-cell-address="LAYERS.X7"/>
    </style:style>
    <style:style style:name="ce53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8"/>
      <style:map style:condition="cell-content()=&quot;01&quot;" style:apply-style-name="Grass1" style:base-cell-address="LAYERS.X8"/>
      <style:map style:condition="cell-content()=&quot;02&quot;" style:apply-style-name="Grass2" style:base-cell-address="LAYERS.X8"/>
      <style:map style:condition="cell-content()=&quot;03&quot;" style:apply-style-name="Road1" style:base-cell-address="LAYERS.X8"/>
      <style:map style:condition="cell-content()=&quot;04&quot;" style:apply-style-name="Road2" style:base-cell-address="LAYERS.X8"/>
      <style:map style:condition="cell-content()=&quot;05&quot;" style:apply-style-name="Wast" style:base-cell-address="LAYERS.X8"/>
      <style:map style:condition="cell-content()=&quot;06&quot;" style:apply-style-name="Rock" style:base-cell-address="LAYERS.X8"/>
      <style:map style:condition="cell-content()=&quot;07&quot;" style:apply-style-name="Water" style:base-cell-address="LAYERS.X8"/>
      <style:map style:condition="cell-content()=&quot;08&quot;" style:apply-style-name="Empty" style:base-cell-address="LAYERS.X8"/>
    </style:style>
    <style:style style:name="ce53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9"/>
      <style:map style:condition="cell-content()=&quot;01&quot;" style:apply-style-name="Grass1" style:base-cell-address="LAYERS.X9"/>
      <style:map style:condition="cell-content()=&quot;02&quot;" style:apply-style-name="Grass2" style:base-cell-address="LAYERS.X9"/>
      <style:map style:condition="cell-content()=&quot;03&quot;" style:apply-style-name="Road1" style:base-cell-address="LAYERS.X9"/>
      <style:map style:condition="cell-content()=&quot;04&quot;" style:apply-style-name="Road2" style:base-cell-address="LAYERS.X9"/>
      <style:map style:condition="cell-content()=&quot;05&quot;" style:apply-style-name="Wast" style:base-cell-address="LAYERS.X9"/>
      <style:map style:condition="cell-content()=&quot;06&quot;" style:apply-style-name="Rock" style:base-cell-address="LAYERS.X9"/>
      <style:map style:condition="cell-content()=&quot;07&quot;" style:apply-style-name="Water" style:base-cell-address="LAYERS.X9"/>
      <style:map style:condition="cell-content()=&quot;08&quot;" style:apply-style-name="Empty" style:base-cell-address="LAYERS.X9"/>
    </style:style>
    <style:style style:name="ce5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10"/>
      <style:map style:condition="cell-content()=&quot;01&quot;" style:apply-style-name="Grass1" style:base-cell-address="LAYERS.X10"/>
      <style:map style:condition="cell-content()=&quot;02&quot;" style:apply-style-name="Grass2" style:base-cell-address="LAYERS.X10"/>
      <style:map style:condition="cell-content()=&quot;03&quot;" style:apply-style-name="Road1" style:base-cell-address="LAYERS.X10"/>
      <style:map style:condition="cell-content()=&quot;04&quot;" style:apply-style-name="Road2" style:base-cell-address="LAYERS.X10"/>
      <style:map style:condition="cell-content()=&quot;05&quot;" style:apply-style-name="Wast" style:base-cell-address="LAYERS.X10"/>
      <style:map style:condition="cell-content()=&quot;06&quot;" style:apply-style-name="Rock" style:base-cell-address="LAYERS.X10"/>
      <style:map style:condition="cell-content()=&quot;07&quot;" style:apply-style-name="Water" style:base-cell-address="LAYERS.X10"/>
      <style:map style:condition="cell-content()=&quot;08&quot;" style:apply-style-name="Empty" style:base-cell-address="LAYERS.X10"/>
    </style:style>
    <style:style style:name="ce5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11"/>
      <style:map style:condition="cell-content()=&quot;01&quot;" style:apply-style-name="Grass1" style:base-cell-address="LAYERS.X11"/>
      <style:map style:condition="cell-content()=&quot;02&quot;" style:apply-style-name="Grass2" style:base-cell-address="LAYERS.X11"/>
      <style:map style:condition="cell-content()=&quot;03&quot;" style:apply-style-name="Road1" style:base-cell-address="LAYERS.X11"/>
      <style:map style:condition="cell-content()=&quot;04&quot;" style:apply-style-name="Road2" style:base-cell-address="LAYERS.X11"/>
      <style:map style:condition="cell-content()=&quot;05&quot;" style:apply-style-name="Wast" style:base-cell-address="LAYERS.X11"/>
      <style:map style:condition="cell-content()=&quot;06&quot;" style:apply-style-name="Rock" style:base-cell-address="LAYERS.X11"/>
      <style:map style:condition="cell-content()=&quot;07&quot;" style:apply-style-name="Water" style:base-cell-address="LAYERS.X11"/>
      <style:map style:condition="cell-content()=&quot;08&quot;" style:apply-style-name="Empty" style:base-cell-address="LAYERS.X11"/>
    </style:style>
    <style:style style:name="ce53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12"/>
      <style:map style:condition="cell-content()=&quot;01&quot;" style:apply-style-name="Grass1" style:base-cell-address="LAYERS.X12"/>
      <style:map style:condition="cell-content()=&quot;02&quot;" style:apply-style-name="Grass2" style:base-cell-address="LAYERS.X12"/>
      <style:map style:condition="cell-content()=&quot;03&quot;" style:apply-style-name="Road1" style:base-cell-address="LAYERS.X12"/>
      <style:map style:condition="cell-content()=&quot;04&quot;" style:apply-style-name="Road2" style:base-cell-address="LAYERS.X12"/>
      <style:map style:condition="cell-content()=&quot;05&quot;" style:apply-style-name="Wast" style:base-cell-address="LAYERS.X12"/>
      <style:map style:condition="cell-content()=&quot;06&quot;" style:apply-style-name="Rock" style:base-cell-address="LAYERS.X12"/>
      <style:map style:condition="cell-content()=&quot;07&quot;" style:apply-style-name="Water" style:base-cell-address="LAYERS.X12"/>
      <style:map style:condition="cell-content()=&quot;08&quot;" style:apply-style-name="Empty" style:base-cell-address="LAYERS.X12"/>
    </style:style>
    <style:style style:name="ce53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15"/>
      <style:map style:condition="cell-content()=&quot;01&quot;" style:apply-style-name="Grass1" style:base-cell-address="LAYERS.X15"/>
      <style:map style:condition="cell-content()=&quot;02&quot;" style:apply-style-name="Grass2" style:base-cell-address="LAYERS.X15"/>
      <style:map style:condition="cell-content()=&quot;03&quot;" style:apply-style-name="Road1" style:base-cell-address="LAYERS.X15"/>
      <style:map style:condition="cell-content()=&quot;04&quot;" style:apply-style-name="Road2" style:base-cell-address="LAYERS.X15"/>
      <style:map style:condition="cell-content()=&quot;05&quot;" style:apply-style-name="Wast" style:base-cell-address="LAYERS.X15"/>
      <style:map style:condition="cell-content()=&quot;06&quot;" style:apply-style-name="Rock" style:base-cell-address="LAYERS.X15"/>
      <style:map style:condition="cell-content()=&quot;07&quot;" style:apply-style-name="Water" style:base-cell-address="LAYERS.X15"/>
      <style:map style:condition="cell-content()=&quot;08&quot;" style:apply-style-name="Empty" style:base-cell-address="LAYERS.X15"/>
    </style:style>
    <style:style style:name="ce5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16"/>
      <style:map style:condition="cell-content()=&quot;01&quot;" style:apply-style-name="Grass1" style:base-cell-address="LAYERS.X16"/>
      <style:map style:condition="cell-content()=&quot;02&quot;" style:apply-style-name="Grass2" style:base-cell-address="LAYERS.X16"/>
      <style:map style:condition="cell-content()=&quot;03&quot;" style:apply-style-name="Road1" style:base-cell-address="LAYERS.X16"/>
      <style:map style:condition="cell-content()=&quot;04&quot;" style:apply-style-name="Road2" style:base-cell-address="LAYERS.X16"/>
      <style:map style:condition="cell-content()=&quot;05&quot;" style:apply-style-name="Wast" style:base-cell-address="LAYERS.X16"/>
      <style:map style:condition="cell-content()=&quot;06&quot;" style:apply-style-name="Rock" style:base-cell-address="LAYERS.X16"/>
      <style:map style:condition="cell-content()=&quot;07&quot;" style:apply-style-name="Water" style:base-cell-address="LAYERS.X16"/>
      <style:map style:condition="cell-content()=&quot;08&quot;" style:apply-style-name="Empty" style:base-cell-address="LAYERS.X16"/>
    </style:style>
    <style:style style:name="ce5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17"/>
      <style:map style:condition="cell-content()=&quot;01&quot;" style:apply-style-name="Grass1" style:base-cell-address="LAYERS.X17"/>
      <style:map style:condition="cell-content()=&quot;02&quot;" style:apply-style-name="Grass2" style:base-cell-address="LAYERS.X17"/>
      <style:map style:condition="cell-content()=&quot;03&quot;" style:apply-style-name="Road1" style:base-cell-address="LAYERS.X17"/>
      <style:map style:condition="cell-content()=&quot;04&quot;" style:apply-style-name="Road2" style:base-cell-address="LAYERS.X17"/>
      <style:map style:condition="cell-content()=&quot;05&quot;" style:apply-style-name="Wast" style:base-cell-address="LAYERS.X17"/>
      <style:map style:condition="cell-content()=&quot;06&quot;" style:apply-style-name="Rock" style:base-cell-address="LAYERS.X17"/>
      <style:map style:condition="cell-content()=&quot;07&quot;" style:apply-style-name="Water" style:base-cell-address="LAYERS.X17"/>
      <style:map style:condition="cell-content()=&quot;08&quot;" style:apply-style-name="Empty" style:base-cell-address="LAYERS.X17"/>
    </style:style>
    <style:style style:name="ce5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18"/>
      <style:map style:condition="cell-content()=&quot;01&quot;" style:apply-style-name="Grass1" style:base-cell-address="LAYERS.X18"/>
      <style:map style:condition="cell-content()=&quot;02&quot;" style:apply-style-name="Grass2" style:base-cell-address="LAYERS.X18"/>
      <style:map style:condition="cell-content()=&quot;03&quot;" style:apply-style-name="Road1" style:base-cell-address="LAYERS.X18"/>
      <style:map style:condition="cell-content()=&quot;04&quot;" style:apply-style-name="Road2" style:base-cell-address="LAYERS.X18"/>
      <style:map style:condition="cell-content()=&quot;05&quot;" style:apply-style-name="Wast" style:base-cell-address="LAYERS.X18"/>
      <style:map style:condition="cell-content()=&quot;06&quot;" style:apply-style-name="Rock" style:base-cell-address="LAYERS.X18"/>
      <style:map style:condition="cell-content()=&quot;07&quot;" style:apply-style-name="Water" style:base-cell-address="LAYERS.X18"/>
      <style:map style:condition="cell-content()=&quot;08&quot;" style:apply-style-name="Empty" style:base-cell-address="LAYERS.X18"/>
    </style:style>
    <style:style style:name="ce5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19"/>
      <style:map style:condition="cell-content()=&quot;01&quot;" style:apply-style-name="Grass1" style:base-cell-address="LAYERS.X19"/>
      <style:map style:condition="cell-content()=&quot;02&quot;" style:apply-style-name="Grass2" style:base-cell-address="LAYERS.X19"/>
      <style:map style:condition="cell-content()=&quot;03&quot;" style:apply-style-name="Road1" style:base-cell-address="LAYERS.X19"/>
      <style:map style:condition="cell-content()=&quot;04&quot;" style:apply-style-name="Road2" style:base-cell-address="LAYERS.X19"/>
      <style:map style:condition="cell-content()=&quot;05&quot;" style:apply-style-name="Wast" style:base-cell-address="LAYERS.X19"/>
      <style:map style:condition="cell-content()=&quot;06&quot;" style:apply-style-name="Rock" style:base-cell-address="LAYERS.X19"/>
      <style:map style:condition="cell-content()=&quot;07&quot;" style:apply-style-name="Water" style:base-cell-address="LAYERS.X19"/>
      <style:map style:condition="cell-content()=&quot;08&quot;" style:apply-style-name="Empty" style:base-cell-address="LAYERS.X19"/>
    </style:style>
    <style:style style:name="ce5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20"/>
      <style:map style:condition="cell-content()=&quot;01&quot;" style:apply-style-name="Grass1" style:base-cell-address="LAYERS.X20"/>
      <style:map style:condition="cell-content()=&quot;02&quot;" style:apply-style-name="Grass2" style:base-cell-address="LAYERS.X20"/>
      <style:map style:condition="cell-content()=&quot;03&quot;" style:apply-style-name="Road1" style:base-cell-address="LAYERS.X20"/>
      <style:map style:condition="cell-content()=&quot;04&quot;" style:apply-style-name="Road2" style:base-cell-address="LAYERS.X20"/>
      <style:map style:condition="cell-content()=&quot;05&quot;" style:apply-style-name="Wast" style:base-cell-address="LAYERS.X20"/>
      <style:map style:condition="cell-content()=&quot;06&quot;" style:apply-style-name="Rock" style:base-cell-address="LAYERS.X20"/>
      <style:map style:condition="cell-content()=&quot;07&quot;" style:apply-style-name="Water" style:base-cell-address="LAYERS.X20"/>
      <style:map style:condition="cell-content()=&quot;08&quot;" style:apply-style-name="Empty" style:base-cell-address="LAYERS.X20"/>
    </style:style>
    <style:style style:name="ce5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21"/>
      <style:map style:condition="cell-content()=&quot;01&quot;" style:apply-style-name="Grass1" style:base-cell-address="LAYERS.X21"/>
      <style:map style:condition="cell-content()=&quot;02&quot;" style:apply-style-name="Grass2" style:base-cell-address="LAYERS.X21"/>
      <style:map style:condition="cell-content()=&quot;03&quot;" style:apply-style-name="Road1" style:base-cell-address="LAYERS.X21"/>
      <style:map style:condition="cell-content()=&quot;04&quot;" style:apply-style-name="Road2" style:base-cell-address="LAYERS.X21"/>
      <style:map style:condition="cell-content()=&quot;05&quot;" style:apply-style-name="Wast" style:base-cell-address="LAYERS.X21"/>
      <style:map style:condition="cell-content()=&quot;06&quot;" style:apply-style-name="Rock" style:base-cell-address="LAYERS.X21"/>
      <style:map style:condition="cell-content()=&quot;07&quot;" style:apply-style-name="Water" style:base-cell-address="LAYERS.X21"/>
      <style:map style:condition="cell-content()=&quot;08&quot;" style:apply-style-name="Empty" style:base-cell-address="LAYERS.X21"/>
    </style:style>
    <style:style style:name="ce54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22"/>
      <style:map style:condition="cell-content()=&quot;01&quot;" style:apply-style-name="Grass1" style:base-cell-address="LAYERS.X22"/>
      <style:map style:condition="cell-content()=&quot;02&quot;" style:apply-style-name="Grass2" style:base-cell-address="LAYERS.X22"/>
      <style:map style:condition="cell-content()=&quot;03&quot;" style:apply-style-name="Road1" style:base-cell-address="LAYERS.X22"/>
      <style:map style:condition="cell-content()=&quot;04&quot;" style:apply-style-name="Road2" style:base-cell-address="LAYERS.X22"/>
      <style:map style:condition="cell-content()=&quot;05&quot;" style:apply-style-name="Wast" style:base-cell-address="LAYERS.X22"/>
      <style:map style:condition="cell-content()=&quot;06&quot;" style:apply-style-name="Rock" style:base-cell-address="LAYERS.X22"/>
      <style:map style:condition="cell-content()=&quot;07&quot;" style:apply-style-name="Water" style:base-cell-address="LAYERS.X22"/>
      <style:map style:condition="cell-content()=&quot;08&quot;" style:apply-style-name="Empty" style:base-cell-address="LAYERS.X22"/>
    </style:style>
    <style:style style:name="ce54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24"/>
      <style:map style:condition="cell-content()=&quot;01&quot;" style:apply-style-name="Grass1" style:base-cell-address="LAYERS.X24"/>
      <style:map style:condition="cell-content()=&quot;02&quot;" style:apply-style-name="Grass2" style:base-cell-address="LAYERS.X24"/>
      <style:map style:condition="cell-content()=&quot;03&quot;" style:apply-style-name="Road1" style:base-cell-address="LAYERS.X24"/>
      <style:map style:condition="cell-content()=&quot;04&quot;" style:apply-style-name="Road2" style:base-cell-address="LAYERS.X24"/>
      <style:map style:condition="cell-content()=&quot;05&quot;" style:apply-style-name="Wast" style:base-cell-address="LAYERS.X24"/>
      <style:map style:condition="cell-content()=&quot;06&quot;" style:apply-style-name="Rock" style:base-cell-address="LAYERS.X24"/>
      <style:map style:condition="cell-content()=&quot;07&quot;" style:apply-style-name="Water" style:base-cell-address="LAYERS.X24"/>
      <style:map style:condition="cell-content()=&quot;08&quot;" style:apply-style-name="Empty" style:base-cell-address="LAYERS.X24"/>
    </style:style>
    <style:style style:name="ce54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25"/>
      <style:map style:condition="cell-content()=&quot;01&quot;" style:apply-style-name="Grass1" style:base-cell-address="LAYERS.X25"/>
      <style:map style:condition="cell-content()=&quot;02&quot;" style:apply-style-name="Grass2" style:base-cell-address="LAYERS.X25"/>
      <style:map style:condition="cell-content()=&quot;03&quot;" style:apply-style-name="Road1" style:base-cell-address="LAYERS.X25"/>
      <style:map style:condition="cell-content()=&quot;04&quot;" style:apply-style-name="Road2" style:base-cell-address="LAYERS.X25"/>
      <style:map style:condition="cell-content()=&quot;05&quot;" style:apply-style-name="Wast" style:base-cell-address="LAYERS.X25"/>
      <style:map style:condition="cell-content()=&quot;06&quot;" style:apply-style-name="Rock" style:base-cell-address="LAYERS.X25"/>
      <style:map style:condition="cell-content()=&quot;07&quot;" style:apply-style-name="Water" style:base-cell-address="LAYERS.X25"/>
      <style:map style:condition="cell-content()=&quot;08&quot;" style:apply-style-name="Empty" style:base-cell-address="LAYERS.X25"/>
    </style:style>
    <style:style style:name="ce54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28"/>
      <style:map style:condition="cell-content()=&quot;01&quot;" style:apply-style-name="Grass1" style:base-cell-address="LAYERS.X28"/>
      <style:map style:condition="cell-content()=&quot;02&quot;" style:apply-style-name="Grass2" style:base-cell-address="LAYERS.X28"/>
      <style:map style:condition="cell-content()=&quot;03&quot;" style:apply-style-name="Road1" style:base-cell-address="LAYERS.X28"/>
      <style:map style:condition="cell-content()=&quot;04&quot;" style:apply-style-name="Road2" style:base-cell-address="LAYERS.X28"/>
      <style:map style:condition="cell-content()=&quot;05&quot;" style:apply-style-name="Wast" style:base-cell-address="LAYERS.X28"/>
      <style:map style:condition="cell-content()=&quot;06&quot;" style:apply-style-name="Rock" style:base-cell-address="LAYERS.X28"/>
      <style:map style:condition="cell-content()=&quot;07&quot;" style:apply-style-name="Water" style:base-cell-address="LAYERS.X28"/>
      <style:map style:condition="cell-content()=&quot;08&quot;" style:apply-style-name="Empty" style:base-cell-address="LAYERS.X28"/>
    </style:style>
    <style:style style:name="ce54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29"/>
      <style:map style:condition="cell-content()=&quot;01&quot;" style:apply-style-name="Grass1" style:base-cell-address="LAYERS.X29"/>
      <style:map style:condition="cell-content()=&quot;02&quot;" style:apply-style-name="Grass2" style:base-cell-address="LAYERS.X29"/>
      <style:map style:condition="cell-content()=&quot;03&quot;" style:apply-style-name="Road1" style:base-cell-address="LAYERS.X29"/>
      <style:map style:condition="cell-content()=&quot;04&quot;" style:apply-style-name="Road2" style:base-cell-address="LAYERS.X29"/>
      <style:map style:condition="cell-content()=&quot;05&quot;" style:apply-style-name="Wast" style:base-cell-address="LAYERS.X29"/>
      <style:map style:condition="cell-content()=&quot;06&quot;" style:apply-style-name="Rock" style:base-cell-address="LAYERS.X29"/>
      <style:map style:condition="cell-content()=&quot;07&quot;" style:apply-style-name="Water" style:base-cell-address="LAYERS.X29"/>
      <style:map style:condition="cell-content()=&quot;08&quot;" style:apply-style-name="Empty" style:base-cell-address="LAYERS.X29"/>
    </style:style>
    <style:style style:name="ce55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30"/>
      <style:map style:condition="cell-content()=&quot;01&quot;" style:apply-style-name="Grass1" style:base-cell-address="LAYERS.X30"/>
      <style:map style:condition="cell-content()=&quot;02&quot;" style:apply-style-name="Grass2" style:base-cell-address="LAYERS.X30"/>
      <style:map style:condition="cell-content()=&quot;03&quot;" style:apply-style-name="Road1" style:base-cell-address="LAYERS.X30"/>
      <style:map style:condition="cell-content()=&quot;04&quot;" style:apply-style-name="Road2" style:base-cell-address="LAYERS.X30"/>
      <style:map style:condition="cell-content()=&quot;05&quot;" style:apply-style-name="Wast" style:base-cell-address="LAYERS.X30"/>
      <style:map style:condition="cell-content()=&quot;06&quot;" style:apply-style-name="Rock" style:base-cell-address="LAYERS.X30"/>
      <style:map style:condition="cell-content()=&quot;07&quot;" style:apply-style-name="Water" style:base-cell-address="LAYERS.X30"/>
      <style:map style:condition="cell-content()=&quot;08&quot;" style:apply-style-name="Empty" style:base-cell-address="LAYERS.X30"/>
    </style:style>
    <style:style style:name="ce55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31"/>
      <style:map style:condition="cell-content()=&quot;01&quot;" style:apply-style-name="Grass1" style:base-cell-address="LAYERS.X31"/>
      <style:map style:condition="cell-content()=&quot;02&quot;" style:apply-style-name="Grass2" style:base-cell-address="LAYERS.X31"/>
      <style:map style:condition="cell-content()=&quot;03&quot;" style:apply-style-name="Road1" style:base-cell-address="LAYERS.X31"/>
      <style:map style:condition="cell-content()=&quot;04&quot;" style:apply-style-name="Road2" style:base-cell-address="LAYERS.X31"/>
      <style:map style:condition="cell-content()=&quot;05&quot;" style:apply-style-name="Wast" style:base-cell-address="LAYERS.X31"/>
      <style:map style:condition="cell-content()=&quot;06&quot;" style:apply-style-name="Rock" style:base-cell-address="LAYERS.X31"/>
      <style:map style:condition="cell-content()=&quot;07&quot;" style:apply-style-name="Water" style:base-cell-address="LAYERS.X31"/>
      <style:map style:condition="cell-content()=&quot;08&quot;" style:apply-style-name="Empty" style:base-cell-address="LAYERS.X31"/>
    </style:style>
    <style:style style:name="ce55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32"/>
      <style:map style:condition="cell-content()=&quot;01&quot;" style:apply-style-name="Grass1" style:base-cell-address="LAYERS.X32"/>
      <style:map style:condition="cell-content()=&quot;02&quot;" style:apply-style-name="Grass2" style:base-cell-address="LAYERS.X32"/>
      <style:map style:condition="cell-content()=&quot;03&quot;" style:apply-style-name="Road1" style:base-cell-address="LAYERS.X32"/>
      <style:map style:condition="cell-content()=&quot;04&quot;" style:apply-style-name="Road2" style:base-cell-address="LAYERS.X32"/>
      <style:map style:condition="cell-content()=&quot;05&quot;" style:apply-style-name="Wast" style:base-cell-address="LAYERS.X32"/>
      <style:map style:condition="cell-content()=&quot;06&quot;" style:apply-style-name="Rock" style:base-cell-address="LAYERS.X32"/>
      <style:map style:condition="cell-content()=&quot;07&quot;" style:apply-style-name="Water" style:base-cell-address="LAYERS.X32"/>
      <style:map style:condition="cell-content()=&quot;08&quot;" style:apply-style-name="Empty" style:base-cell-address="LAYERS.X32"/>
    </style:style>
    <style:style style:name="ce55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X33"/>
      <style:map style:condition="cell-content()=&quot;01&quot;" style:apply-style-name="Grass1" style:base-cell-address="LAYERS.X33"/>
      <style:map style:condition="cell-content()=&quot;02&quot;" style:apply-style-name="Grass2" style:base-cell-address="LAYERS.X33"/>
      <style:map style:condition="cell-content()=&quot;03&quot;" style:apply-style-name="Road1" style:base-cell-address="LAYERS.X33"/>
      <style:map style:condition="cell-content()=&quot;04&quot;" style:apply-style-name="Road2" style:base-cell-address="LAYERS.X33"/>
      <style:map style:condition="cell-content()=&quot;05&quot;" style:apply-style-name="Wast" style:base-cell-address="LAYERS.X33"/>
      <style:map style:condition="cell-content()=&quot;06&quot;" style:apply-style-name="Rock" style:base-cell-address="LAYERS.X33"/>
      <style:map style:condition="cell-content()=&quot;07&quot;" style:apply-style-name="Water" style:base-cell-address="LAYERS.X33"/>
      <style:map style:condition="cell-content()=&quot;08&quot;" style:apply-style-name="Empty" style:base-cell-address="LAYERS.X33"/>
      <style:map style:condition="cell-content()=&quot;-1&quot;" style:apply-style-name="Empty" style:base-cell-address="LAYERS.X33"/>
    </style:style>
    <style:style style:name="ce55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2"/>
      <style:map style:condition="cell-content()=&quot;01&quot;" style:apply-style-name="Grass1" style:base-cell-address="LAYERS.Y2"/>
      <style:map style:condition="cell-content()=&quot;02&quot;" style:apply-style-name="Grass2" style:base-cell-address="LAYERS.Y2"/>
      <style:map style:condition="cell-content()=&quot;03&quot;" style:apply-style-name="Road1" style:base-cell-address="LAYERS.Y2"/>
      <style:map style:condition="cell-content()=&quot;04&quot;" style:apply-style-name="Road2" style:base-cell-address="LAYERS.Y2"/>
      <style:map style:condition="cell-content()=&quot;05&quot;" style:apply-style-name="Wast" style:base-cell-address="LAYERS.Y2"/>
      <style:map style:condition="cell-content()=&quot;06&quot;" style:apply-style-name="Rock" style:base-cell-address="LAYERS.Y2"/>
      <style:map style:condition="cell-content()=&quot;07&quot;" style:apply-style-name="Water" style:base-cell-address="LAYERS.Y2"/>
      <style:map style:condition="cell-content()=&quot;08&quot;" style:apply-style-name="Empty" style:base-cell-address="LAYERS.Y2"/>
      <style:map style:condition="cell-content()=&quot;-1&quot;" style:apply-style-name="Empty" style:base-cell-address="LAYERS.Y2"/>
    </style:style>
    <style:style style:name="ce55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3"/>
      <style:map style:condition="cell-content()=&quot;01&quot;" style:apply-style-name="Grass1" style:base-cell-address="LAYERS.Y3"/>
      <style:map style:condition="cell-content()=&quot;02&quot;" style:apply-style-name="Grass2" style:base-cell-address="LAYERS.Y3"/>
      <style:map style:condition="cell-content()=&quot;03&quot;" style:apply-style-name="Road1" style:base-cell-address="LAYERS.Y3"/>
      <style:map style:condition="cell-content()=&quot;04&quot;" style:apply-style-name="Road2" style:base-cell-address="LAYERS.Y3"/>
      <style:map style:condition="cell-content()=&quot;05&quot;" style:apply-style-name="Wast" style:base-cell-address="LAYERS.Y3"/>
      <style:map style:condition="cell-content()=&quot;06&quot;" style:apply-style-name="Rock" style:base-cell-address="LAYERS.Y3"/>
      <style:map style:condition="cell-content()=&quot;07&quot;" style:apply-style-name="Water" style:base-cell-address="LAYERS.Y3"/>
      <style:map style:condition="cell-content()=&quot;08&quot;" style:apply-style-name="Empty" style:base-cell-address="LAYERS.Y3"/>
    </style:style>
    <style:style style:name="ce5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4"/>
      <style:map style:condition="cell-content()=&quot;01&quot;" style:apply-style-name="Grass1" style:base-cell-address="LAYERS.Y4"/>
      <style:map style:condition="cell-content()=&quot;02&quot;" style:apply-style-name="Grass2" style:base-cell-address="LAYERS.Y4"/>
      <style:map style:condition="cell-content()=&quot;03&quot;" style:apply-style-name="Road1" style:base-cell-address="LAYERS.Y4"/>
      <style:map style:condition="cell-content()=&quot;04&quot;" style:apply-style-name="Road2" style:base-cell-address="LAYERS.Y4"/>
      <style:map style:condition="cell-content()=&quot;05&quot;" style:apply-style-name="Wast" style:base-cell-address="LAYERS.Y4"/>
      <style:map style:condition="cell-content()=&quot;06&quot;" style:apply-style-name="Rock" style:base-cell-address="LAYERS.Y4"/>
      <style:map style:condition="cell-content()=&quot;07&quot;" style:apply-style-name="Water" style:base-cell-address="LAYERS.Y4"/>
      <style:map style:condition="cell-content()=&quot;08&quot;" style:apply-style-name="Empty" style:base-cell-address="LAYERS.Y4"/>
    </style:style>
    <style:style style:name="ce55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5"/>
      <style:map style:condition="cell-content()=&quot;01&quot;" style:apply-style-name="Grass1" style:base-cell-address="LAYERS.Y5"/>
      <style:map style:condition="cell-content()=&quot;02&quot;" style:apply-style-name="Grass2" style:base-cell-address="LAYERS.Y5"/>
      <style:map style:condition="cell-content()=&quot;03&quot;" style:apply-style-name="Road1" style:base-cell-address="LAYERS.Y5"/>
      <style:map style:condition="cell-content()=&quot;04&quot;" style:apply-style-name="Road2" style:base-cell-address="LAYERS.Y5"/>
      <style:map style:condition="cell-content()=&quot;05&quot;" style:apply-style-name="Wast" style:base-cell-address="LAYERS.Y5"/>
      <style:map style:condition="cell-content()=&quot;06&quot;" style:apply-style-name="Rock" style:base-cell-address="LAYERS.Y5"/>
      <style:map style:condition="cell-content()=&quot;07&quot;" style:apply-style-name="Water" style:base-cell-address="LAYERS.Y5"/>
      <style:map style:condition="cell-content()=&quot;08&quot;" style:apply-style-name="Empty" style:base-cell-address="LAYERS.Y5"/>
    </style:style>
    <style:style style:name="ce55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6"/>
      <style:map style:condition="cell-content()=&quot;01&quot;" style:apply-style-name="Grass1" style:base-cell-address="LAYERS.Y6"/>
      <style:map style:condition="cell-content()=&quot;02&quot;" style:apply-style-name="Grass2" style:base-cell-address="LAYERS.Y6"/>
      <style:map style:condition="cell-content()=&quot;03&quot;" style:apply-style-name="Road1" style:base-cell-address="LAYERS.Y6"/>
      <style:map style:condition="cell-content()=&quot;04&quot;" style:apply-style-name="Road2" style:base-cell-address="LAYERS.Y6"/>
      <style:map style:condition="cell-content()=&quot;05&quot;" style:apply-style-name="Wast" style:base-cell-address="LAYERS.Y6"/>
      <style:map style:condition="cell-content()=&quot;06&quot;" style:apply-style-name="Rock" style:base-cell-address="LAYERS.Y6"/>
      <style:map style:condition="cell-content()=&quot;07&quot;" style:apply-style-name="Water" style:base-cell-address="LAYERS.Y6"/>
      <style:map style:condition="cell-content()=&quot;08&quot;" style:apply-style-name="Empty" style:base-cell-address="LAYERS.Y6"/>
    </style:style>
    <style:style style:name="ce55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7"/>
      <style:map style:condition="cell-content()=&quot;01&quot;" style:apply-style-name="Grass1" style:base-cell-address="LAYERS.Y7"/>
      <style:map style:condition="cell-content()=&quot;02&quot;" style:apply-style-name="Grass2" style:base-cell-address="LAYERS.Y7"/>
      <style:map style:condition="cell-content()=&quot;03&quot;" style:apply-style-name="Road1" style:base-cell-address="LAYERS.Y7"/>
      <style:map style:condition="cell-content()=&quot;04&quot;" style:apply-style-name="Road2" style:base-cell-address="LAYERS.Y7"/>
      <style:map style:condition="cell-content()=&quot;05&quot;" style:apply-style-name="Wast" style:base-cell-address="LAYERS.Y7"/>
      <style:map style:condition="cell-content()=&quot;06&quot;" style:apply-style-name="Rock" style:base-cell-address="LAYERS.Y7"/>
      <style:map style:condition="cell-content()=&quot;07&quot;" style:apply-style-name="Water" style:base-cell-address="LAYERS.Y7"/>
      <style:map style:condition="cell-content()=&quot;08&quot;" style:apply-style-name="Empty" style:base-cell-address="LAYERS.Y7"/>
    </style:style>
    <style:style style:name="ce56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8"/>
      <style:map style:condition="cell-content()=&quot;01&quot;" style:apply-style-name="Grass1" style:base-cell-address="LAYERS.Y8"/>
      <style:map style:condition="cell-content()=&quot;02&quot;" style:apply-style-name="Grass2" style:base-cell-address="LAYERS.Y8"/>
      <style:map style:condition="cell-content()=&quot;03&quot;" style:apply-style-name="Road1" style:base-cell-address="LAYERS.Y8"/>
      <style:map style:condition="cell-content()=&quot;04&quot;" style:apply-style-name="Road2" style:base-cell-address="LAYERS.Y8"/>
      <style:map style:condition="cell-content()=&quot;05&quot;" style:apply-style-name="Wast" style:base-cell-address="LAYERS.Y8"/>
      <style:map style:condition="cell-content()=&quot;06&quot;" style:apply-style-name="Rock" style:base-cell-address="LAYERS.Y8"/>
      <style:map style:condition="cell-content()=&quot;07&quot;" style:apply-style-name="Water" style:base-cell-address="LAYERS.Y8"/>
      <style:map style:condition="cell-content()=&quot;08&quot;" style:apply-style-name="Empty" style:base-cell-address="LAYERS.Y8"/>
    </style:style>
    <style:style style:name="ce56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9"/>
      <style:map style:condition="cell-content()=&quot;01&quot;" style:apply-style-name="Grass1" style:base-cell-address="LAYERS.Y9"/>
      <style:map style:condition="cell-content()=&quot;02&quot;" style:apply-style-name="Grass2" style:base-cell-address="LAYERS.Y9"/>
      <style:map style:condition="cell-content()=&quot;03&quot;" style:apply-style-name="Road1" style:base-cell-address="LAYERS.Y9"/>
      <style:map style:condition="cell-content()=&quot;04&quot;" style:apply-style-name="Road2" style:base-cell-address="LAYERS.Y9"/>
      <style:map style:condition="cell-content()=&quot;05&quot;" style:apply-style-name="Wast" style:base-cell-address="LAYERS.Y9"/>
      <style:map style:condition="cell-content()=&quot;06&quot;" style:apply-style-name="Rock" style:base-cell-address="LAYERS.Y9"/>
      <style:map style:condition="cell-content()=&quot;07&quot;" style:apply-style-name="Water" style:base-cell-address="LAYERS.Y9"/>
      <style:map style:condition="cell-content()=&quot;08&quot;" style:apply-style-name="Empty" style:base-cell-address="LAYERS.Y9"/>
    </style:style>
    <style:style style:name="ce56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10"/>
      <style:map style:condition="cell-content()=&quot;01&quot;" style:apply-style-name="Grass1" style:base-cell-address="LAYERS.Y10"/>
      <style:map style:condition="cell-content()=&quot;02&quot;" style:apply-style-name="Grass2" style:base-cell-address="LAYERS.Y10"/>
      <style:map style:condition="cell-content()=&quot;03&quot;" style:apply-style-name="Road1" style:base-cell-address="LAYERS.Y10"/>
      <style:map style:condition="cell-content()=&quot;04&quot;" style:apply-style-name="Road2" style:base-cell-address="LAYERS.Y10"/>
      <style:map style:condition="cell-content()=&quot;05&quot;" style:apply-style-name="Wast" style:base-cell-address="LAYERS.Y10"/>
      <style:map style:condition="cell-content()=&quot;06&quot;" style:apply-style-name="Rock" style:base-cell-address="LAYERS.Y10"/>
      <style:map style:condition="cell-content()=&quot;07&quot;" style:apply-style-name="Water" style:base-cell-address="LAYERS.Y10"/>
      <style:map style:condition="cell-content()=&quot;08&quot;" style:apply-style-name="Empty" style:base-cell-address="LAYERS.Y10"/>
    </style:style>
    <style:style style:name="ce56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11"/>
      <style:map style:condition="cell-content()=&quot;01&quot;" style:apply-style-name="Grass1" style:base-cell-address="LAYERS.Y11"/>
      <style:map style:condition="cell-content()=&quot;02&quot;" style:apply-style-name="Grass2" style:base-cell-address="LAYERS.Y11"/>
      <style:map style:condition="cell-content()=&quot;03&quot;" style:apply-style-name="Road1" style:base-cell-address="LAYERS.Y11"/>
      <style:map style:condition="cell-content()=&quot;04&quot;" style:apply-style-name="Road2" style:base-cell-address="LAYERS.Y11"/>
      <style:map style:condition="cell-content()=&quot;05&quot;" style:apply-style-name="Wast" style:base-cell-address="LAYERS.Y11"/>
      <style:map style:condition="cell-content()=&quot;06&quot;" style:apply-style-name="Rock" style:base-cell-address="LAYERS.Y11"/>
      <style:map style:condition="cell-content()=&quot;07&quot;" style:apply-style-name="Water" style:base-cell-address="LAYERS.Y11"/>
      <style:map style:condition="cell-content()=&quot;08&quot;" style:apply-style-name="Empty" style:base-cell-address="LAYERS.Y11"/>
    </style:style>
    <style:style style:name="ce56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12"/>
      <style:map style:condition="cell-content()=&quot;01&quot;" style:apply-style-name="Grass1" style:base-cell-address="LAYERS.Y12"/>
      <style:map style:condition="cell-content()=&quot;02&quot;" style:apply-style-name="Grass2" style:base-cell-address="LAYERS.Y12"/>
      <style:map style:condition="cell-content()=&quot;03&quot;" style:apply-style-name="Road1" style:base-cell-address="LAYERS.Y12"/>
      <style:map style:condition="cell-content()=&quot;04&quot;" style:apply-style-name="Road2" style:base-cell-address="LAYERS.Y12"/>
      <style:map style:condition="cell-content()=&quot;05&quot;" style:apply-style-name="Wast" style:base-cell-address="LAYERS.Y12"/>
      <style:map style:condition="cell-content()=&quot;06&quot;" style:apply-style-name="Rock" style:base-cell-address="LAYERS.Y12"/>
      <style:map style:condition="cell-content()=&quot;07&quot;" style:apply-style-name="Water" style:base-cell-address="LAYERS.Y12"/>
      <style:map style:condition="cell-content()=&quot;08&quot;" style:apply-style-name="Empty" style:base-cell-address="LAYERS.Y12"/>
    </style:style>
    <style:style style:name="ce56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15"/>
      <style:map style:condition="cell-content()=&quot;01&quot;" style:apply-style-name="Grass1" style:base-cell-address="LAYERS.Y15"/>
      <style:map style:condition="cell-content()=&quot;02&quot;" style:apply-style-name="Grass2" style:base-cell-address="LAYERS.Y15"/>
      <style:map style:condition="cell-content()=&quot;03&quot;" style:apply-style-name="Road1" style:base-cell-address="LAYERS.Y15"/>
      <style:map style:condition="cell-content()=&quot;04&quot;" style:apply-style-name="Road2" style:base-cell-address="LAYERS.Y15"/>
      <style:map style:condition="cell-content()=&quot;05&quot;" style:apply-style-name="Wast" style:base-cell-address="LAYERS.Y15"/>
      <style:map style:condition="cell-content()=&quot;06&quot;" style:apply-style-name="Rock" style:base-cell-address="LAYERS.Y15"/>
      <style:map style:condition="cell-content()=&quot;07&quot;" style:apply-style-name="Water" style:base-cell-address="LAYERS.Y15"/>
      <style:map style:condition="cell-content()=&quot;08&quot;" style:apply-style-name="Empty" style:base-cell-address="LAYERS.Y15"/>
    </style:style>
    <style:style style:name="ce56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16"/>
      <style:map style:condition="cell-content()=&quot;01&quot;" style:apply-style-name="Grass1" style:base-cell-address="LAYERS.Y16"/>
      <style:map style:condition="cell-content()=&quot;02&quot;" style:apply-style-name="Grass2" style:base-cell-address="LAYERS.Y16"/>
      <style:map style:condition="cell-content()=&quot;03&quot;" style:apply-style-name="Road1" style:base-cell-address="LAYERS.Y16"/>
      <style:map style:condition="cell-content()=&quot;04&quot;" style:apply-style-name="Road2" style:base-cell-address="LAYERS.Y16"/>
      <style:map style:condition="cell-content()=&quot;05&quot;" style:apply-style-name="Wast" style:base-cell-address="LAYERS.Y16"/>
      <style:map style:condition="cell-content()=&quot;06&quot;" style:apply-style-name="Rock" style:base-cell-address="LAYERS.Y16"/>
      <style:map style:condition="cell-content()=&quot;07&quot;" style:apply-style-name="Water" style:base-cell-address="LAYERS.Y16"/>
      <style:map style:condition="cell-content()=&quot;08&quot;" style:apply-style-name="Empty" style:base-cell-address="LAYERS.Y16"/>
    </style:style>
    <style:style style:name="ce56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17"/>
      <style:map style:condition="cell-content()=&quot;01&quot;" style:apply-style-name="Grass1" style:base-cell-address="LAYERS.Y17"/>
      <style:map style:condition="cell-content()=&quot;02&quot;" style:apply-style-name="Grass2" style:base-cell-address="LAYERS.Y17"/>
      <style:map style:condition="cell-content()=&quot;03&quot;" style:apply-style-name="Road1" style:base-cell-address="LAYERS.Y17"/>
      <style:map style:condition="cell-content()=&quot;04&quot;" style:apply-style-name="Road2" style:base-cell-address="LAYERS.Y17"/>
      <style:map style:condition="cell-content()=&quot;05&quot;" style:apply-style-name="Wast" style:base-cell-address="LAYERS.Y17"/>
      <style:map style:condition="cell-content()=&quot;06&quot;" style:apply-style-name="Rock" style:base-cell-address="LAYERS.Y17"/>
      <style:map style:condition="cell-content()=&quot;07&quot;" style:apply-style-name="Water" style:base-cell-address="LAYERS.Y17"/>
      <style:map style:condition="cell-content()=&quot;08&quot;" style:apply-style-name="Empty" style:base-cell-address="LAYERS.Y17"/>
    </style:style>
    <style:style style:name="ce56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18"/>
      <style:map style:condition="cell-content()=&quot;01&quot;" style:apply-style-name="Grass1" style:base-cell-address="LAYERS.Y18"/>
      <style:map style:condition="cell-content()=&quot;02&quot;" style:apply-style-name="Grass2" style:base-cell-address="LAYERS.Y18"/>
      <style:map style:condition="cell-content()=&quot;03&quot;" style:apply-style-name="Road1" style:base-cell-address="LAYERS.Y18"/>
      <style:map style:condition="cell-content()=&quot;04&quot;" style:apply-style-name="Road2" style:base-cell-address="LAYERS.Y18"/>
      <style:map style:condition="cell-content()=&quot;05&quot;" style:apply-style-name="Wast" style:base-cell-address="LAYERS.Y18"/>
      <style:map style:condition="cell-content()=&quot;06&quot;" style:apply-style-name="Rock" style:base-cell-address="LAYERS.Y18"/>
      <style:map style:condition="cell-content()=&quot;07&quot;" style:apply-style-name="Water" style:base-cell-address="LAYERS.Y18"/>
      <style:map style:condition="cell-content()=&quot;08&quot;" style:apply-style-name="Empty" style:base-cell-address="LAYERS.Y18"/>
    </style:style>
    <style:style style:name="ce56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19"/>
      <style:map style:condition="cell-content()=&quot;01&quot;" style:apply-style-name="Grass1" style:base-cell-address="LAYERS.Y19"/>
      <style:map style:condition="cell-content()=&quot;02&quot;" style:apply-style-name="Grass2" style:base-cell-address="LAYERS.Y19"/>
      <style:map style:condition="cell-content()=&quot;03&quot;" style:apply-style-name="Road1" style:base-cell-address="LAYERS.Y19"/>
      <style:map style:condition="cell-content()=&quot;04&quot;" style:apply-style-name="Road2" style:base-cell-address="LAYERS.Y19"/>
      <style:map style:condition="cell-content()=&quot;05&quot;" style:apply-style-name="Wast" style:base-cell-address="LAYERS.Y19"/>
      <style:map style:condition="cell-content()=&quot;06&quot;" style:apply-style-name="Rock" style:base-cell-address="LAYERS.Y19"/>
      <style:map style:condition="cell-content()=&quot;07&quot;" style:apply-style-name="Water" style:base-cell-address="LAYERS.Y19"/>
      <style:map style:condition="cell-content()=&quot;08&quot;" style:apply-style-name="Empty" style:base-cell-address="LAYERS.Y19"/>
    </style:style>
    <style:style style:name="ce57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20"/>
      <style:map style:condition="cell-content()=&quot;01&quot;" style:apply-style-name="Grass1" style:base-cell-address="LAYERS.Y20"/>
      <style:map style:condition="cell-content()=&quot;02&quot;" style:apply-style-name="Grass2" style:base-cell-address="LAYERS.Y20"/>
      <style:map style:condition="cell-content()=&quot;03&quot;" style:apply-style-name="Road1" style:base-cell-address="LAYERS.Y20"/>
      <style:map style:condition="cell-content()=&quot;04&quot;" style:apply-style-name="Road2" style:base-cell-address="LAYERS.Y20"/>
      <style:map style:condition="cell-content()=&quot;05&quot;" style:apply-style-name="Wast" style:base-cell-address="LAYERS.Y20"/>
      <style:map style:condition="cell-content()=&quot;06&quot;" style:apply-style-name="Rock" style:base-cell-address="LAYERS.Y20"/>
      <style:map style:condition="cell-content()=&quot;07&quot;" style:apply-style-name="Water" style:base-cell-address="LAYERS.Y20"/>
      <style:map style:condition="cell-content()=&quot;08&quot;" style:apply-style-name="Empty" style:base-cell-address="LAYERS.Y20"/>
    </style:style>
    <style:style style:name="ce57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21"/>
      <style:map style:condition="cell-content()=&quot;01&quot;" style:apply-style-name="Grass1" style:base-cell-address="LAYERS.Y21"/>
      <style:map style:condition="cell-content()=&quot;02&quot;" style:apply-style-name="Grass2" style:base-cell-address="LAYERS.Y21"/>
      <style:map style:condition="cell-content()=&quot;03&quot;" style:apply-style-name="Road1" style:base-cell-address="LAYERS.Y21"/>
      <style:map style:condition="cell-content()=&quot;04&quot;" style:apply-style-name="Road2" style:base-cell-address="LAYERS.Y21"/>
      <style:map style:condition="cell-content()=&quot;05&quot;" style:apply-style-name="Wast" style:base-cell-address="LAYERS.Y21"/>
      <style:map style:condition="cell-content()=&quot;06&quot;" style:apply-style-name="Rock" style:base-cell-address="LAYERS.Y21"/>
      <style:map style:condition="cell-content()=&quot;07&quot;" style:apply-style-name="Water" style:base-cell-address="LAYERS.Y21"/>
      <style:map style:condition="cell-content()=&quot;08&quot;" style:apply-style-name="Empty" style:base-cell-address="LAYERS.Y21"/>
    </style:style>
    <style:style style:name="ce57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22"/>
      <style:map style:condition="cell-content()=&quot;01&quot;" style:apply-style-name="Grass1" style:base-cell-address="LAYERS.Y22"/>
      <style:map style:condition="cell-content()=&quot;02&quot;" style:apply-style-name="Grass2" style:base-cell-address="LAYERS.Y22"/>
      <style:map style:condition="cell-content()=&quot;03&quot;" style:apply-style-name="Road1" style:base-cell-address="LAYERS.Y22"/>
      <style:map style:condition="cell-content()=&quot;04&quot;" style:apply-style-name="Road2" style:base-cell-address="LAYERS.Y22"/>
      <style:map style:condition="cell-content()=&quot;05&quot;" style:apply-style-name="Wast" style:base-cell-address="LAYERS.Y22"/>
      <style:map style:condition="cell-content()=&quot;06&quot;" style:apply-style-name="Rock" style:base-cell-address="LAYERS.Y22"/>
      <style:map style:condition="cell-content()=&quot;07&quot;" style:apply-style-name="Water" style:base-cell-address="LAYERS.Y22"/>
      <style:map style:condition="cell-content()=&quot;08&quot;" style:apply-style-name="Empty" style:base-cell-address="LAYERS.Y22"/>
    </style:style>
    <style:style style:name="ce57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24"/>
      <style:map style:condition="cell-content()=&quot;01&quot;" style:apply-style-name="Grass1" style:base-cell-address="LAYERS.Y24"/>
      <style:map style:condition="cell-content()=&quot;02&quot;" style:apply-style-name="Grass2" style:base-cell-address="LAYERS.Y24"/>
      <style:map style:condition="cell-content()=&quot;03&quot;" style:apply-style-name="Road1" style:base-cell-address="LAYERS.Y24"/>
      <style:map style:condition="cell-content()=&quot;04&quot;" style:apply-style-name="Road2" style:base-cell-address="LAYERS.Y24"/>
      <style:map style:condition="cell-content()=&quot;05&quot;" style:apply-style-name="Wast" style:base-cell-address="LAYERS.Y24"/>
      <style:map style:condition="cell-content()=&quot;06&quot;" style:apply-style-name="Rock" style:base-cell-address="LAYERS.Y24"/>
      <style:map style:condition="cell-content()=&quot;07&quot;" style:apply-style-name="Water" style:base-cell-address="LAYERS.Y24"/>
      <style:map style:condition="cell-content()=&quot;08&quot;" style:apply-style-name="Empty" style:base-cell-address="LAYERS.Y24"/>
    </style:style>
    <style:style style:name="ce57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25"/>
      <style:map style:condition="cell-content()=&quot;01&quot;" style:apply-style-name="Grass1" style:base-cell-address="LAYERS.Y25"/>
      <style:map style:condition="cell-content()=&quot;02&quot;" style:apply-style-name="Grass2" style:base-cell-address="LAYERS.Y25"/>
      <style:map style:condition="cell-content()=&quot;03&quot;" style:apply-style-name="Road1" style:base-cell-address="LAYERS.Y25"/>
      <style:map style:condition="cell-content()=&quot;04&quot;" style:apply-style-name="Road2" style:base-cell-address="LAYERS.Y25"/>
      <style:map style:condition="cell-content()=&quot;05&quot;" style:apply-style-name="Wast" style:base-cell-address="LAYERS.Y25"/>
      <style:map style:condition="cell-content()=&quot;06&quot;" style:apply-style-name="Rock" style:base-cell-address="LAYERS.Y25"/>
      <style:map style:condition="cell-content()=&quot;07&quot;" style:apply-style-name="Water" style:base-cell-address="LAYERS.Y25"/>
      <style:map style:condition="cell-content()=&quot;08&quot;" style:apply-style-name="Empty" style:base-cell-address="LAYERS.Y25"/>
    </style:style>
    <style:style style:name="ce57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29"/>
      <style:map style:condition="cell-content()=&quot;01&quot;" style:apply-style-name="Grass1" style:base-cell-address="LAYERS.Y29"/>
      <style:map style:condition="cell-content()=&quot;02&quot;" style:apply-style-name="Grass2" style:base-cell-address="LAYERS.Y29"/>
      <style:map style:condition="cell-content()=&quot;03&quot;" style:apply-style-name="Road1" style:base-cell-address="LAYERS.Y29"/>
      <style:map style:condition="cell-content()=&quot;04&quot;" style:apply-style-name="Road2" style:base-cell-address="LAYERS.Y29"/>
      <style:map style:condition="cell-content()=&quot;05&quot;" style:apply-style-name="Wast" style:base-cell-address="LAYERS.Y29"/>
      <style:map style:condition="cell-content()=&quot;06&quot;" style:apply-style-name="Rock" style:base-cell-address="LAYERS.Y29"/>
      <style:map style:condition="cell-content()=&quot;07&quot;" style:apply-style-name="Water" style:base-cell-address="LAYERS.Y29"/>
      <style:map style:condition="cell-content()=&quot;08&quot;" style:apply-style-name="Empty" style:base-cell-address="LAYERS.Y29"/>
    </style:style>
    <style:style style:name="ce5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30"/>
      <style:map style:condition="cell-content()=&quot;01&quot;" style:apply-style-name="Grass1" style:base-cell-address="LAYERS.Y30"/>
      <style:map style:condition="cell-content()=&quot;02&quot;" style:apply-style-name="Grass2" style:base-cell-address="LAYERS.Y30"/>
      <style:map style:condition="cell-content()=&quot;03&quot;" style:apply-style-name="Road1" style:base-cell-address="LAYERS.Y30"/>
      <style:map style:condition="cell-content()=&quot;04&quot;" style:apply-style-name="Road2" style:base-cell-address="LAYERS.Y30"/>
      <style:map style:condition="cell-content()=&quot;05&quot;" style:apply-style-name="Wast" style:base-cell-address="LAYERS.Y30"/>
      <style:map style:condition="cell-content()=&quot;06&quot;" style:apply-style-name="Rock" style:base-cell-address="LAYERS.Y30"/>
      <style:map style:condition="cell-content()=&quot;07&quot;" style:apply-style-name="Water" style:base-cell-address="LAYERS.Y30"/>
      <style:map style:condition="cell-content()=&quot;08&quot;" style:apply-style-name="Empty" style:base-cell-address="LAYERS.Y30"/>
    </style:style>
    <style:style style:name="ce57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31"/>
      <style:map style:condition="cell-content()=&quot;01&quot;" style:apply-style-name="Grass1" style:base-cell-address="LAYERS.Y31"/>
      <style:map style:condition="cell-content()=&quot;02&quot;" style:apply-style-name="Grass2" style:base-cell-address="LAYERS.Y31"/>
      <style:map style:condition="cell-content()=&quot;03&quot;" style:apply-style-name="Road1" style:base-cell-address="LAYERS.Y31"/>
      <style:map style:condition="cell-content()=&quot;04&quot;" style:apply-style-name="Road2" style:base-cell-address="LAYERS.Y31"/>
      <style:map style:condition="cell-content()=&quot;05&quot;" style:apply-style-name="Wast" style:base-cell-address="LAYERS.Y31"/>
      <style:map style:condition="cell-content()=&quot;06&quot;" style:apply-style-name="Rock" style:base-cell-address="LAYERS.Y31"/>
      <style:map style:condition="cell-content()=&quot;07&quot;" style:apply-style-name="Water" style:base-cell-address="LAYERS.Y31"/>
      <style:map style:condition="cell-content()=&quot;08&quot;" style:apply-style-name="Empty" style:base-cell-address="LAYERS.Y31"/>
    </style:style>
    <style:style style:name="ce5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32"/>
      <style:map style:condition="cell-content()=&quot;01&quot;" style:apply-style-name="Grass1" style:base-cell-address="LAYERS.Y32"/>
      <style:map style:condition="cell-content()=&quot;02&quot;" style:apply-style-name="Grass2" style:base-cell-address="LAYERS.Y32"/>
      <style:map style:condition="cell-content()=&quot;03&quot;" style:apply-style-name="Road1" style:base-cell-address="LAYERS.Y32"/>
      <style:map style:condition="cell-content()=&quot;04&quot;" style:apply-style-name="Road2" style:base-cell-address="LAYERS.Y32"/>
      <style:map style:condition="cell-content()=&quot;05&quot;" style:apply-style-name="Wast" style:base-cell-address="LAYERS.Y32"/>
      <style:map style:condition="cell-content()=&quot;06&quot;" style:apply-style-name="Rock" style:base-cell-address="LAYERS.Y32"/>
      <style:map style:condition="cell-content()=&quot;07&quot;" style:apply-style-name="Water" style:base-cell-address="LAYERS.Y32"/>
      <style:map style:condition="cell-content()=&quot;08&quot;" style:apply-style-name="Empty" style:base-cell-address="LAYERS.Y32"/>
    </style:style>
    <style:style style:name="ce57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Y33"/>
      <style:map style:condition="cell-content()=&quot;01&quot;" style:apply-style-name="Grass1" style:base-cell-address="LAYERS.Y33"/>
      <style:map style:condition="cell-content()=&quot;02&quot;" style:apply-style-name="Grass2" style:base-cell-address="LAYERS.Y33"/>
      <style:map style:condition="cell-content()=&quot;03&quot;" style:apply-style-name="Road1" style:base-cell-address="LAYERS.Y33"/>
      <style:map style:condition="cell-content()=&quot;04&quot;" style:apply-style-name="Road2" style:base-cell-address="LAYERS.Y33"/>
      <style:map style:condition="cell-content()=&quot;05&quot;" style:apply-style-name="Wast" style:base-cell-address="LAYERS.Y33"/>
      <style:map style:condition="cell-content()=&quot;06&quot;" style:apply-style-name="Rock" style:base-cell-address="LAYERS.Y33"/>
      <style:map style:condition="cell-content()=&quot;07&quot;" style:apply-style-name="Water" style:base-cell-address="LAYERS.Y33"/>
      <style:map style:condition="cell-content()=&quot;08&quot;" style:apply-style-name="Empty" style:base-cell-address="LAYERS.Y33"/>
      <style:map style:condition="cell-content()=&quot;-1&quot;" style:apply-style-name="Empty" style:base-cell-address="LAYERS.Y33"/>
    </style:style>
    <style:style style:name="ce58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2"/>
      <style:map style:condition="cell-content()=&quot;01&quot;" style:apply-style-name="Grass1" style:base-cell-address="LAYERS.Z2"/>
      <style:map style:condition="cell-content()=&quot;02&quot;" style:apply-style-name="Grass2" style:base-cell-address="LAYERS.Z2"/>
      <style:map style:condition="cell-content()=&quot;03&quot;" style:apply-style-name="Road1" style:base-cell-address="LAYERS.Z2"/>
      <style:map style:condition="cell-content()=&quot;04&quot;" style:apply-style-name="Road2" style:base-cell-address="LAYERS.Z2"/>
      <style:map style:condition="cell-content()=&quot;05&quot;" style:apply-style-name="Wast" style:base-cell-address="LAYERS.Z2"/>
      <style:map style:condition="cell-content()=&quot;06&quot;" style:apply-style-name="Rock" style:base-cell-address="LAYERS.Z2"/>
      <style:map style:condition="cell-content()=&quot;07&quot;" style:apply-style-name="Water" style:base-cell-address="LAYERS.Z2"/>
      <style:map style:condition="cell-content()=&quot;08&quot;" style:apply-style-name="Empty" style:base-cell-address="LAYERS.Z2"/>
      <style:map style:condition="cell-content()=&quot;-1&quot;" style:apply-style-name="Empty" style:base-cell-address="LAYERS.Z2"/>
    </style:style>
    <style:style style:name="ce58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3"/>
      <style:map style:condition="cell-content()=&quot;01&quot;" style:apply-style-name="Grass1" style:base-cell-address="LAYERS.Z3"/>
      <style:map style:condition="cell-content()=&quot;02&quot;" style:apply-style-name="Grass2" style:base-cell-address="LAYERS.Z3"/>
      <style:map style:condition="cell-content()=&quot;03&quot;" style:apply-style-name="Road1" style:base-cell-address="LAYERS.Z3"/>
      <style:map style:condition="cell-content()=&quot;04&quot;" style:apply-style-name="Road2" style:base-cell-address="LAYERS.Z3"/>
      <style:map style:condition="cell-content()=&quot;05&quot;" style:apply-style-name="Wast" style:base-cell-address="LAYERS.Z3"/>
      <style:map style:condition="cell-content()=&quot;06&quot;" style:apply-style-name="Rock" style:base-cell-address="LAYERS.Z3"/>
      <style:map style:condition="cell-content()=&quot;07&quot;" style:apply-style-name="Water" style:base-cell-address="LAYERS.Z3"/>
      <style:map style:condition="cell-content()=&quot;08&quot;" style:apply-style-name="Empty" style:base-cell-address="LAYERS.Z3"/>
    </style:style>
    <style:style style:name="ce5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4"/>
      <style:map style:condition="cell-content()=&quot;01&quot;" style:apply-style-name="Grass1" style:base-cell-address="LAYERS.Z4"/>
      <style:map style:condition="cell-content()=&quot;02&quot;" style:apply-style-name="Grass2" style:base-cell-address="LAYERS.Z4"/>
      <style:map style:condition="cell-content()=&quot;03&quot;" style:apply-style-name="Road1" style:base-cell-address="LAYERS.Z4"/>
      <style:map style:condition="cell-content()=&quot;04&quot;" style:apply-style-name="Road2" style:base-cell-address="LAYERS.Z4"/>
      <style:map style:condition="cell-content()=&quot;05&quot;" style:apply-style-name="Wast" style:base-cell-address="LAYERS.Z4"/>
      <style:map style:condition="cell-content()=&quot;06&quot;" style:apply-style-name="Rock" style:base-cell-address="LAYERS.Z4"/>
      <style:map style:condition="cell-content()=&quot;07&quot;" style:apply-style-name="Water" style:base-cell-address="LAYERS.Z4"/>
      <style:map style:condition="cell-content()=&quot;08&quot;" style:apply-style-name="Empty" style:base-cell-address="LAYERS.Z4"/>
    </style:style>
    <style:style style:name="ce58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5"/>
      <style:map style:condition="cell-content()=&quot;01&quot;" style:apply-style-name="Grass1" style:base-cell-address="LAYERS.Z5"/>
      <style:map style:condition="cell-content()=&quot;02&quot;" style:apply-style-name="Grass2" style:base-cell-address="LAYERS.Z5"/>
      <style:map style:condition="cell-content()=&quot;03&quot;" style:apply-style-name="Road1" style:base-cell-address="LAYERS.Z5"/>
      <style:map style:condition="cell-content()=&quot;04&quot;" style:apply-style-name="Road2" style:base-cell-address="LAYERS.Z5"/>
      <style:map style:condition="cell-content()=&quot;05&quot;" style:apply-style-name="Wast" style:base-cell-address="LAYERS.Z5"/>
      <style:map style:condition="cell-content()=&quot;06&quot;" style:apply-style-name="Rock" style:base-cell-address="LAYERS.Z5"/>
      <style:map style:condition="cell-content()=&quot;07&quot;" style:apply-style-name="Water" style:base-cell-address="LAYERS.Z5"/>
      <style:map style:condition="cell-content()=&quot;08&quot;" style:apply-style-name="Empty" style:base-cell-address="LAYERS.Z5"/>
    </style:style>
    <style:style style:name="ce58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6"/>
      <style:map style:condition="cell-content()=&quot;01&quot;" style:apply-style-name="Grass1" style:base-cell-address="LAYERS.Z6"/>
      <style:map style:condition="cell-content()=&quot;02&quot;" style:apply-style-name="Grass2" style:base-cell-address="LAYERS.Z6"/>
      <style:map style:condition="cell-content()=&quot;03&quot;" style:apply-style-name="Road1" style:base-cell-address="LAYERS.Z6"/>
      <style:map style:condition="cell-content()=&quot;04&quot;" style:apply-style-name="Road2" style:base-cell-address="LAYERS.Z6"/>
      <style:map style:condition="cell-content()=&quot;05&quot;" style:apply-style-name="Wast" style:base-cell-address="LAYERS.Z6"/>
      <style:map style:condition="cell-content()=&quot;06&quot;" style:apply-style-name="Rock" style:base-cell-address="LAYERS.Z6"/>
      <style:map style:condition="cell-content()=&quot;07&quot;" style:apply-style-name="Water" style:base-cell-address="LAYERS.Z6"/>
      <style:map style:condition="cell-content()=&quot;08&quot;" style:apply-style-name="Empty" style:base-cell-address="LAYERS.Z6"/>
    </style:style>
    <style:style style:name="ce58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7"/>
      <style:map style:condition="cell-content()=&quot;01&quot;" style:apply-style-name="Grass1" style:base-cell-address="LAYERS.Z7"/>
      <style:map style:condition="cell-content()=&quot;02&quot;" style:apply-style-name="Grass2" style:base-cell-address="LAYERS.Z7"/>
      <style:map style:condition="cell-content()=&quot;03&quot;" style:apply-style-name="Road1" style:base-cell-address="LAYERS.Z7"/>
      <style:map style:condition="cell-content()=&quot;04&quot;" style:apply-style-name="Road2" style:base-cell-address="LAYERS.Z7"/>
      <style:map style:condition="cell-content()=&quot;05&quot;" style:apply-style-name="Wast" style:base-cell-address="LAYERS.Z7"/>
      <style:map style:condition="cell-content()=&quot;06&quot;" style:apply-style-name="Rock" style:base-cell-address="LAYERS.Z7"/>
      <style:map style:condition="cell-content()=&quot;07&quot;" style:apply-style-name="Water" style:base-cell-address="LAYERS.Z7"/>
      <style:map style:condition="cell-content()=&quot;08&quot;" style:apply-style-name="Empty" style:base-cell-address="LAYERS.Z7"/>
    </style:style>
    <style:style style:name="ce5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8"/>
      <style:map style:condition="cell-content()=&quot;01&quot;" style:apply-style-name="Grass1" style:base-cell-address="LAYERS.Z8"/>
      <style:map style:condition="cell-content()=&quot;02&quot;" style:apply-style-name="Grass2" style:base-cell-address="LAYERS.Z8"/>
      <style:map style:condition="cell-content()=&quot;03&quot;" style:apply-style-name="Road1" style:base-cell-address="LAYERS.Z8"/>
      <style:map style:condition="cell-content()=&quot;04&quot;" style:apply-style-name="Road2" style:base-cell-address="LAYERS.Z8"/>
      <style:map style:condition="cell-content()=&quot;05&quot;" style:apply-style-name="Wast" style:base-cell-address="LAYERS.Z8"/>
      <style:map style:condition="cell-content()=&quot;06&quot;" style:apply-style-name="Rock" style:base-cell-address="LAYERS.Z8"/>
      <style:map style:condition="cell-content()=&quot;07&quot;" style:apply-style-name="Water" style:base-cell-address="LAYERS.Z8"/>
      <style:map style:condition="cell-content()=&quot;08&quot;" style:apply-style-name="Empty" style:base-cell-address="LAYERS.Z8"/>
    </style:style>
    <style:style style:name="ce58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9"/>
      <style:map style:condition="cell-content()=&quot;01&quot;" style:apply-style-name="Grass1" style:base-cell-address="LAYERS.Z9"/>
      <style:map style:condition="cell-content()=&quot;02&quot;" style:apply-style-name="Grass2" style:base-cell-address="LAYERS.Z9"/>
      <style:map style:condition="cell-content()=&quot;03&quot;" style:apply-style-name="Road1" style:base-cell-address="LAYERS.Z9"/>
      <style:map style:condition="cell-content()=&quot;04&quot;" style:apply-style-name="Road2" style:base-cell-address="LAYERS.Z9"/>
      <style:map style:condition="cell-content()=&quot;05&quot;" style:apply-style-name="Wast" style:base-cell-address="LAYERS.Z9"/>
      <style:map style:condition="cell-content()=&quot;06&quot;" style:apply-style-name="Rock" style:base-cell-address="LAYERS.Z9"/>
      <style:map style:condition="cell-content()=&quot;07&quot;" style:apply-style-name="Water" style:base-cell-address="LAYERS.Z9"/>
      <style:map style:condition="cell-content()=&quot;08&quot;" style:apply-style-name="Empty" style:base-cell-address="LAYERS.Z9"/>
    </style:style>
    <style:style style:name="ce58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10"/>
      <style:map style:condition="cell-content()=&quot;01&quot;" style:apply-style-name="Grass1" style:base-cell-address="LAYERS.Z10"/>
      <style:map style:condition="cell-content()=&quot;02&quot;" style:apply-style-name="Grass2" style:base-cell-address="LAYERS.Z10"/>
      <style:map style:condition="cell-content()=&quot;03&quot;" style:apply-style-name="Road1" style:base-cell-address="LAYERS.Z10"/>
      <style:map style:condition="cell-content()=&quot;04&quot;" style:apply-style-name="Road2" style:base-cell-address="LAYERS.Z10"/>
      <style:map style:condition="cell-content()=&quot;05&quot;" style:apply-style-name="Wast" style:base-cell-address="LAYERS.Z10"/>
      <style:map style:condition="cell-content()=&quot;06&quot;" style:apply-style-name="Rock" style:base-cell-address="LAYERS.Z10"/>
      <style:map style:condition="cell-content()=&quot;07&quot;" style:apply-style-name="Water" style:base-cell-address="LAYERS.Z10"/>
      <style:map style:condition="cell-content()=&quot;08&quot;" style:apply-style-name="Empty" style:base-cell-address="LAYERS.Z10"/>
    </style:style>
    <style:style style:name="ce58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11"/>
      <style:map style:condition="cell-content()=&quot;01&quot;" style:apply-style-name="Grass1" style:base-cell-address="LAYERS.Z11"/>
      <style:map style:condition="cell-content()=&quot;02&quot;" style:apply-style-name="Grass2" style:base-cell-address="LAYERS.Z11"/>
      <style:map style:condition="cell-content()=&quot;03&quot;" style:apply-style-name="Road1" style:base-cell-address="LAYERS.Z11"/>
      <style:map style:condition="cell-content()=&quot;04&quot;" style:apply-style-name="Road2" style:base-cell-address="LAYERS.Z11"/>
      <style:map style:condition="cell-content()=&quot;05&quot;" style:apply-style-name="Wast" style:base-cell-address="LAYERS.Z11"/>
      <style:map style:condition="cell-content()=&quot;06&quot;" style:apply-style-name="Rock" style:base-cell-address="LAYERS.Z11"/>
      <style:map style:condition="cell-content()=&quot;07&quot;" style:apply-style-name="Water" style:base-cell-address="LAYERS.Z11"/>
      <style:map style:condition="cell-content()=&quot;08&quot;" style:apply-style-name="Empty" style:base-cell-address="LAYERS.Z11"/>
    </style:style>
    <style:style style:name="ce59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12"/>
      <style:map style:condition="cell-content()=&quot;01&quot;" style:apply-style-name="Grass1" style:base-cell-address="LAYERS.Z12"/>
      <style:map style:condition="cell-content()=&quot;02&quot;" style:apply-style-name="Grass2" style:base-cell-address="LAYERS.Z12"/>
      <style:map style:condition="cell-content()=&quot;03&quot;" style:apply-style-name="Road1" style:base-cell-address="LAYERS.Z12"/>
      <style:map style:condition="cell-content()=&quot;04&quot;" style:apply-style-name="Road2" style:base-cell-address="LAYERS.Z12"/>
      <style:map style:condition="cell-content()=&quot;05&quot;" style:apply-style-name="Wast" style:base-cell-address="LAYERS.Z12"/>
      <style:map style:condition="cell-content()=&quot;06&quot;" style:apply-style-name="Rock" style:base-cell-address="LAYERS.Z12"/>
      <style:map style:condition="cell-content()=&quot;07&quot;" style:apply-style-name="Water" style:base-cell-address="LAYERS.Z12"/>
      <style:map style:condition="cell-content()=&quot;08&quot;" style:apply-style-name="Empty" style:base-cell-address="LAYERS.Z12"/>
    </style:style>
    <style:style style:name="ce59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13"/>
      <style:map style:condition="cell-content()=&quot;01&quot;" style:apply-style-name="Grass1" style:base-cell-address="LAYERS.Z13"/>
      <style:map style:condition="cell-content()=&quot;02&quot;" style:apply-style-name="Grass2" style:base-cell-address="LAYERS.Z13"/>
      <style:map style:condition="cell-content()=&quot;03&quot;" style:apply-style-name="Road1" style:base-cell-address="LAYERS.Z13"/>
      <style:map style:condition="cell-content()=&quot;04&quot;" style:apply-style-name="Road2" style:base-cell-address="LAYERS.Z13"/>
      <style:map style:condition="cell-content()=&quot;05&quot;" style:apply-style-name="Wast" style:base-cell-address="LAYERS.Z13"/>
      <style:map style:condition="cell-content()=&quot;06&quot;" style:apply-style-name="Rock" style:base-cell-address="LAYERS.Z13"/>
      <style:map style:condition="cell-content()=&quot;07&quot;" style:apply-style-name="Water" style:base-cell-address="LAYERS.Z13"/>
      <style:map style:condition="cell-content()=&quot;08&quot;" style:apply-style-name="Empty" style:base-cell-address="LAYERS.Z13"/>
    </style:style>
    <style:style style:name="ce59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14"/>
      <style:map style:condition="cell-content()=&quot;01&quot;" style:apply-style-name="Grass1" style:base-cell-address="LAYERS.Z14"/>
      <style:map style:condition="cell-content()=&quot;02&quot;" style:apply-style-name="Grass2" style:base-cell-address="LAYERS.Z14"/>
      <style:map style:condition="cell-content()=&quot;03&quot;" style:apply-style-name="Road1" style:base-cell-address="LAYERS.Z14"/>
      <style:map style:condition="cell-content()=&quot;04&quot;" style:apply-style-name="Road2" style:base-cell-address="LAYERS.Z14"/>
      <style:map style:condition="cell-content()=&quot;05&quot;" style:apply-style-name="Wast" style:base-cell-address="LAYERS.Z14"/>
      <style:map style:condition="cell-content()=&quot;06&quot;" style:apply-style-name="Rock" style:base-cell-address="LAYERS.Z14"/>
      <style:map style:condition="cell-content()=&quot;07&quot;" style:apply-style-name="Water" style:base-cell-address="LAYERS.Z14"/>
      <style:map style:condition="cell-content()=&quot;08&quot;" style:apply-style-name="Empty" style:base-cell-address="LAYERS.Z14"/>
    </style:style>
    <style:style style:name="ce59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15"/>
      <style:map style:condition="cell-content()=&quot;01&quot;" style:apply-style-name="Grass1" style:base-cell-address="LAYERS.Z15"/>
      <style:map style:condition="cell-content()=&quot;02&quot;" style:apply-style-name="Grass2" style:base-cell-address="LAYERS.Z15"/>
      <style:map style:condition="cell-content()=&quot;03&quot;" style:apply-style-name="Road1" style:base-cell-address="LAYERS.Z15"/>
      <style:map style:condition="cell-content()=&quot;04&quot;" style:apply-style-name="Road2" style:base-cell-address="LAYERS.Z15"/>
      <style:map style:condition="cell-content()=&quot;05&quot;" style:apply-style-name="Wast" style:base-cell-address="LAYERS.Z15"/>
      <style:map style:condition="cell-content()=&quot;06&quot;" style:apply-style-name="Rock" style:base-cell-address="LAYERS.Z15"/>
      <style:map style:condition="cell-content()=&quot;07&quot;" style:apply-style-name="Water" style:base-cell-address="LAYERS.Z15"/>
      <style:map style:condition="cell-content()=&quot;08&quot;" style:apply-style-name="Empty" style:base-cell-address="LAYERS.Z15"/>
    </style:style>
    <style:style style:name="ce59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16"/>
      <style:map style:condition="cell-content()=&quot;01&quot;" style:apply-style-name="Grass1" style:base-cell-address="LAYERS.Z16"/>
      <style:map style:condition="cell-content()=&quot;02&quot;" style:apply-style-name="Grass2" style:base-cell-address="LAYERS.Z16"/>
      <style:map style:condition="cell-content()=&quot;03&quot;" style:apply-style-name="Road1" style:base-cell-address="LAYERS.Z16"/>
      <style:map style:condition="cell-content()=&quot;04&quot;" style:apply-style-name="Road2" style:base-cell-address="LAYERS.Z16"/>
      <style:map style:condition="cell-content()=&quot;05&quot;" style:apply-style-name="Wast" style:base-cell-address="LAYERS.Z16"/>
      <style:map style:condition="cell-content()=&quot;06&quot;" style:apply-style-name="Rock" style:base-cell-address="LAYERS.Z16"/>
      <style:map style:condition="cell-content()=&quot;07&quot;" style:apply-style-name="Water" style:base-cell-address="LAYERS.Z16"/>
      <style:map style:condition="cell-content()=&quot;08&quot;" style:apply-style-name="Empty" style:base-cell-address="LAYERS.Z16"/>
    </style:style>
    <style:style style:name="ce59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17"/>
      <style:map style:condition="cell-content()=&quot;01&quot;" style:apply-style-name="Grass1" style:base-cell-address="LAYERS.Z17"/>
      <style:map style:condition="cell-content()=&quot;02&quot;" style:apply-style-name="Grass2" style:base-cell-address="LAYERS.Z17"/>
      <style:map style:condition="cell-content()=&quot;03&quot;" style:apply-style-name="Road1" style:base-cell-address="LAYERS.Z17"/>
      <style:map style:condition="cell-content()=&quot;04&quot;" style:apply-style-name="Road2" style:base-cell-address="LAYERS.Z17"/>
      <style:map style:condition="cell-content()=&quot;05&quot;" style:apply-style-name="Wast" style:base-cell-address="LAYERS.Z17"/>
      <style:map style:condition="cell-content()=&quot;06&quot;" style:apply-style-name="Rock" style:base-cell-address="LAYERS.Z17"/>
      <style:map style:condition="cell-content()=&quot;07&quot;" style:apply-style-name="Water" style:base-cell-address="LAYERS.Z17"/>
      <style:map style:condition="cell-content()=&quot;08&quot;" style:apply-style-name="Empty" style:base-cell-address="LAYERS.Z17"/>
    </style:style>
    <style:style style:name="ce5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18"/>
      <style:map style:condition="cell-content()=&quot;01&quot;" style:apply-style-name="Grass1" style:base-cell-address="LAYERS.Z18"/>
      <style:map style:condition="cell-content()=&quot;02&quot;" style:apply-style-name="Grass2" style:base-cell-address="LAYERS.Z18"/>
      <style:map style:condition="cell-content()=&quot;03&quot;" style:apply-style-name="Road1" style:base-cell-address="LAYERS.Z18"/>
      <style:map style:condition="cell-content()=&quot;04&quot;" style:apply-style-name="Road2" style:base-cell-address="LAYERS.Z18"/>
      <style:map style:condition="cell-content()=&quot;05&quot;" style:apply-style-name="Wast" style:base-cell-address="LAYERS.Z18"/>
      <style:map style:condition="cell-content()=&quot;06&quot;" style:apply-style-name="Rock" style:base-cell-address="LAYERS.Z18"/>
      <style:map style:condition="cell-content()=&quot;07&quot;" style:apply-style-name="Water" style:base-cell-address="LAYERS.Z18"/>
      <style:map style:condition="cell-content()=&quot;08&quot;" style:apply-style-name="Empty" style:base-cell-address="LAYERS.Z18"/>
    </style:style>
    <style:style style:name="ce59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19"/>
      <style:map style:condition="cell-content()=&quot;01&quot;" style:apply-style-name="Grass1" style:base-cell-address="LAYERS.Z19"/>
      <style:map style:condition="cell-content()=&quot;02&quot;" style:apply-style-name="Grass2" style:base-cell-address="LAYERS.Z19"/>
      <style:map style:condition="cell-content()=&quot;03&quot;" style:apply-style-name="Road1" style:base-cell-address="LAYERS.Z19"/>
      <style:map style:condition="cell-content()=&quot;04&quot;" style:apply-style-name="Road2" style:base-cell-address="LAYERS.Z19"/>
      <style:map style:condition="cell-content()=&quot;05&quot;" style:apply-style-name="Wast" style:base-cell-address="LAYERS.Z19"/>
      <style:map style:condition="cell-content()=&quot;06&quot;" style:apply-style-name="Rock" style:base-cell-address="LAYERS.Z19"/>
      <style:map style:condition="cell-content()=&quot;07&quot;" style:apply-style-name="Water" style:base-cell-address="LAYERS.Z19"/>
      <style:map style:condition="cell-content()=&quot;08&quot;" style:apply-style-name="Empty" style:base-cell-address="LAYERS.Z19"/>
    </style:style>
    <style:style style:name="ce5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29"/>
      <style:map style:condition="cell-content()=&quot;01&quot;" style:apply-style-name="Grass1" style:base-cell-address="LAYERS.Z29"/>
      <style:map style:condition="cell-content()=&quot;02&quot;" style:apply-style-name="Grass2" style:base-cell-address="LAYERS.Z29"/>
      <style:map style:condition="cell-content()=&quot;03&quot;" style:apply-style-name="Road1" style:base-cell-address="LAYERS.Z29"/>
      <style:map style:condition="cell-content()=&quot;04&quot;" style:apply-style-name="Road2" style:base-cell-address="LAYERS.Z29"/>
      <style:map style:condition="cell-content()=&quot;05&quot;" style:apply-style-name="Wast" style:base-cell-address="LAYERS.Z29"/>
      <style:map style:condition="cell-content()=&quot;06&quot;" style:apply-style-name="Rock" style:base-cell-address="LAYERS.Z29"/>
      <style:map style:condition="cell-content()=&quot;07&quot;" style:apply-style-name="Water" style:base-cell-address="LAYERS.Z29"/>
      <style:map style:condition="cell-content()=&quot;08&quot;" style:apply-style-name="Empty" style:base-cell-address="LAYERS.Z29"/>
    </style:style>
    <style:style style:name="ce59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30"/>
      <style:map style:condition="cell-content()=&quot;01&quot;" style:apply-style-name="Grass1" style:base-cell-address="LAYERS.Z30"/>
      <style:map style:condition="cell-content()=&quot;02&quot;" style:apply-style-name="Grass2" style:base-cell-address="LAYERS.Z30"/>
      <style:map style:condition="cell-content()=&quot;03&quot;" style:apply-style-name="Road1" style:base-cell-address="LAYERS.Z30"/>
      <style:map style:condition="cell-content()=&quot;04&quot;" style:apply-style-name="Road2" style:base-cell-address="LAYERS.Z30"/>
      <style:map style:condition="cell-content()=&quot;05&quot;" style:apply-style-name="Wast" style:base-cell-address="LAYERS.Z30"/>
      <style:map style:condition="cell-content()=&quot;06&quot;" style:apply-style-name="Rock" style:base-cell-address="LAYERS.Z30"/>
      <style:map style:condition="cell-content()=&quot;07&quot;" style:apply-style-name="Water" style:base-cell-address="LAYERS.Z30"/>
      <style:map style:condition="cell-content()=&quot;08&quot;" style:apply-style-name="Empty" style:base-cell-address="LAYERS.Z30"/>
    </style:style>
    <style:style style:name="ce60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31"/>
      <style:map style:condition="cell-content()=&quot;01&quot;" style:apply-style-name="Grass1" style:base-cell-address="LAYERS.Z31"/>
      <style:map style:condition="cell-content()=&quot;02&quot;" style:apply-style-name="Grass2" style:base-cell-address="LAYERS.Z31"/>
      <style:map style:condition="cell-content()=&quot;03&quot;" style:apply-style-name="Road1" style:base-cell-address="LAYERS.Z31"/>
      <style:map style:condition="cell-content()=&quot;04&quot;" style:apply-style-name="Road2" style:base-cell-address="LAYERS.Z31"/>
      <style:map style:condition="cell-content()=&quot;05&quot;" style:apply-style-name="Wast" style:base-cell-address="LAYERS.Z31"/>
      <style:map style:condition="cell-content()=&quot;06&quot;" style:apply-style-name="Rock" style:base-cell-address="LAYERS.Z31"/>
      <style:map style:condition="cell-content()=&quot;07&quot;" style:apply-style-name="Water" style:base-cell-address="LAYERS.Z31"/>
      <style:map style:condition="cell-content()=&quot;08&quot;" style:apply-style-name="Empty" style:base-cell-address="LAYERS.Z31"/>
    </style:style>
    <style:style style:name="ce60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32"/>
      <style:map style:condition="cell-content()=&quot;01&quot;" style:apply-style-name="Grass1" style:base-cell-address="LAYERS.Z32"/>
      <style:map style:condition="cell-content()=&quot;02&quot;" style:apply-style-name="Grass2" style:base-cell-address="LAYERS.Z32"/>
      <style:map style:condition="cell-content()=&quot;03&quot;" style:apply-style-name="Road1" style:base-cell-address="LAYERS.Z32"/>
      <style:map style:condition="cell-content()=&quot;04&quot;" style:apply-style-name="Road2" style:base-cell-address="LAYERS.Z32"/>
      <style:map style:condition="cell-content()=&quot;05&quot;" style:apply-style-name="Wast" style:base-cell-address="LAYERS.Z32"/>
      <style:map style:condition="cell-content()=&quot;06&quot;" style:apply-style-name="Rock" style:base-cell-address="LAYERS.Z32"/>
      <style:map style:condition="cell-content()=&quot;07&quot;" style:apply-style-name="Water" style:base-cell-address="LAYERS.Z32"/>
      <style:map style:condition="cell-content()=&quot;08&quot;" style:apply-style-name="Empty" style:base-cell-address="LAYERS.Z32"/>
    </style:style>
    <style:style style:name="ce60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Z33"/>
      <style:map style:condition="cell-content()=&quot;01&quot;" style:apply-style-name="Grass1" style:base-cell-address="LAYERS.Z33"/>
      <style:map style:condition="cell-content()=&quot;02&quot;" style:apply-style-name="Grass2" style:base-cell-address="LAYERS.Z33"/>
      <style:map style:condition="cell-content()=&quot;03&quot;" style:apply-style-name="Road1" style:base-cell-address="LAYERS.Z33"/>
      <style:map style:condition="cell-content()=&quot;04&quot;" style:apply-style-name="Road2" style:base-cell-address="LAYERS.Z33"/>
      <style:map style:condition="cell-content()=&quot;05&quot;" style:apply-style-name="Wast" style:base-cell-address="LAYERS.Z33"/>
      <style:map style:condition="cell-content()=&quot;06&quot;" style:apply-style-name="Rock" style:base-cell-address="LAYERS.Z33"/>
      <style:map style:condition="cell-content()=&quot;07&quot;" style:apply-style-name="Water" style:base-cell-address="LAYERS.Z33"/>
      <style:map style:condition="cell-content()=&quot;08&quot;" style:apply-style-name="Empty" style:base-cell-address="LAYERS.Z33"/>
      <style:map style:condition="cell-content()=&quot;-1&quot;" style:apply-style-name="Empty" style:base-cell-address="LAYERS.Z33"/>
    </style:style>
    <style:style style:name="ce60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2"/>
      <style:map style:condition="cell-content()=&quot;01&quot;" style:apply-style-name="Grass1" style:base-cell-address="LAYERS.AA2"/>
      <style:map style:condition="cell-content()=&quot;02&quot;" style:apply-style-name="Grass2" style:base-cell-address="LAYERS.AA2"/>
      <style:map style:condition="cell-content()=&quot;03&quot;" style:apply-style-name="Road1" style:base-cell-address="LAYERS.AA2"/>
      <style:map style:condition="cell-content()=&quot;04&quot;" style:apply-style-name="Road2" style:base-cell-address="LAYERS.AA2"/>
      <style:map style:condition="cell-content()=&quot;05&quot;" style:apply-style-name="Wast" style:base-cell-address="LAYERS.AA2"/>
      <style:map style:condition="cell-content()=&quot;06&quot;" style:apply-style-name="Rock" style:base-cell-address="LAYERS.AA2"/>
      <style:map style:condition="cell-content()=&quot;07&quot;" style:apply-style-name="Water" style:base-cell-address="LAYERS.AA2"/>
      <style:map style:condition="cell-content()=&quot;08&quot;" style:apply-style-name="Empty" style:base-cell-address="LAYERS.AA2"/>
      <style:map style:condition="cell-content()=&quot;-1&quot;" style:apply-style-name="Empty" style:base-cell-address="LAYERS.AA2"/>
    </style:style>
    <style:style style:name="ce60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3"/>
      <style:map style:condition="cell-content()=&quot;01&quot;" style:apply-style-name="Grass1" style:base-cell-address="LAYERS.AA3"/>
      <style:map style:condition="cell-content()=&quot;02&quot;" style:apply-style-name="Grass2" style:base-cell-address="LAYERS.AA3"/>
      <style:map style:condition="cell-content()=&quot;03&quot;" style:apply-style-name="Road1" style:base-cell-address="LAYERS.AA3"/>
      <style:map style:condition="cell-content()=&quot;04&quot;" style:apply-style-name="Road2" style:base-cell-address="LAYERS.AA3"/>
      <style:map style:condition="cell-content()=&quot;05&quot;" style:apply-style-name="Wast" style:base-cell-address="LAYERS.AA3"/>
      <style:map style:condition="cell-content()=&quot;06&quot;" style:apply-style-name="Rock" style:base-cell-address="LAYERS.AA3"/>
      <style:map style:condition="cell-content()=&quot;07&quot;" style:apply-style-name="Water" style:base-cell-address="LAYERS.AA3"/>
      <style:map style:condition="cell-content()=&quot;08&quot;" style:apply-style-name="Empty" style:base-cell-address="LAYERS.AA3"/>
    </style:style>
    <style:style style:name="ce60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4"/>
      <style:map style:condition="cell-content()=&quot;01&quot;" style:apply-style-name="Grass1" style:base-cell-address="LAYERS.AA4"/>
      <style:map style:condition="cell-content()=&quot;02&quot;" style:apply-style-name="Grass2" style:base-cell-address="LAYERS.AA4"/>
      <style:map style:condition="cell-content()=&quot;03&quot;" style:apply-style-name="Road1" style:base-cell-address="LAYERS.AA4"/>
      <style:map style:condition="cell-content()=&quot;04&quot;" style:apply-style-name="Road2" style:base-cell-address="LAYERS.AA4"/>
      <style:map style:condition="cell-content()=&quot;05&quot;" style:apply-style-name="Wast" style:base-cell-address="LAYERS.AA4"/>
      <style:map style:condition="cell-content()=&quot;06&quot;" style:apply-style-name="Rock" style:base-cell-address="LAYERS.AA4"/>
      <style:map style:condition="cell-content()=&quot;07&quot;" style:apply-style-name="Water" style:base-cell-address="LAYERS.AA4"/>
      <style:map style:condition="cell-content()=&quot;08&quot;" style:apply-style-name="Empty" style:base-cell-address="LAYERS.AA4"/>
    </style:style>
    <style:style style:name="ce60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5"/>
      <style:map style:condition="cell-content()=&quot;01&quot;" style:apply-style-name="Grass1" style:base-cell-address="LAYERS.AA5"/>
      <style:map style:condition="cell-content()=&quot;02&quot;" style:apply-style-name="Grass2" style:base-cell-address="LAYERS.AA5"/>
      <style:map style:condition="cell-content()=&quot;03&quot;" style:apply-style-name="Road1" style:base-cell-address="LAYERS.AA5"/>
      <style:map style:condition="cell-content()=&quot;04&quot;" style:apply-style-name="Road2" style:base-cell-address="LAYERS.AA5"/>
      <style:map style:condition="cell-content()=&quot;05&quot;" style:apply-style-name="Wast" style:base-cell-address="LAYERS.AA5"/>
      <style:map style:condition="cell-content()=&quot;06&quot;" style:apply-style-name="Rock" style:base-cell-address="LAYERS.AA5"/>
      <style:map style:condition="cell-content()=&quot;07&quot;" style:apply-style-name="Water" style:base-cell-address="LAYERS.AA5"/>
      <style:map style:condition="cell-content()=&quot;08&quot;" style:apply-style-name="Empty" style:base-cell-address="LAYERS.AA5"/>
    </style:style>
    <style:style style:name="ce60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6"/>
      <style:map style:condition="cell-content()=&quot;01&quot;" style:apply-style-name="Grass1" style:base-cell-address="LAYERS.AA6"/>
      <style:map style:condition="cell-content()=&quot;02&quot;" style:apply-style-name="Grass2" style:base-cell-address="LAYERS.AA6"/>
      <style:map style:condition="cell-content()=&quot;03&quot;" style:apply-style-name="Road1" style:base-cell-address="LAYERS.AA6"/>
      <style:map style:condition="cell-content()=&quot;04&quot;" style:apply-style-name="Road2" style:base-cell-address="LAYERS.AA6"/>
      <style:map style:condition="cell-content()=&quot;05&quot;" style:apply-style-name="Wast" style:base-cell-address="LAYERS.AA6"/>
      <style:map style:condition="cell-content()=&quot;06&quot;" style:apply-style-name="Rock" style:base-cell-address="LAYERS.AA6"/>
      <style:map style:condition="cell-content()=&quot;07&quot;" style:apply-style-name="Water" style:base-cell-address="LAYERS.AA6"/>
      <style:map style:condition="cell-content()=&quot;08&quot;" style:apply-style-name="Empty" style:base-cell-address="LAYERS.AA6"/>
    </style:style>
    <style:style style:name="ce60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7"/>
      <style:map style:condition="cell-content()=&quot;01&quot;" style:apply-style-name="Grass1" style:base-cell-address="LAYERS.AA7"/>
      <style:map style:condition="cell-content()=&quot;02&quot;" style:apply-style-name="Grass2" style:base-cell-address="LAYERS.AA7"/>
      <style:map style:condition="cell-content()=&quot;03&quot;" style:apply-style-name="Road1" style:base-cell-address="LAYERS.AA7"/>
      <style:map style:condition="cell-content()=&quot;04&quot;" style:apply-style-name="Road2" style:base-cell-address="LAYERS.AA7"/>
      <style:map style:condition="cell-content()=&quot;05&quot;" style:apply-style-name="Wast" style:base-cell-address="LAYERS.AA7"/>
      <style:map style:condition="cell-content()=&quot;06&quot;" style:apply-style-name="Rock" style:base-cell-address="LAYERS.AA7"/>
      <style:map style:condition="cell-content()=&quot;07&quot;" style:apply-style-name="Water" style:base-cell-address="LAYERS.AA7"/>
      <style:map style:condition="cell-content()=&quot;08&quot;" style:apply-style-name="Empty" style:base-cell-address="LAYERS.AA7"/>
    </style:style>
    <style:style style:name="ce60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8"/>
      <style:map style:condition="cell-content()=&quot;01&quot;" style:apply-style-name="Grass1" style:base-cell-address="LAYERS.AA8"/>
      <style:map style:condition="cell-content()=&quot;02&quot;" style:apply-style-name="Grass2" style:base-cell-address="LAYERS.AA8"/>
      <style:map style:condition="cell-content()=&quot;03&quot;" style:apply-style-name="Road1" style:base-cell-address="LAYERS.AA8"/>
      <style:map style:condition="cell-content()=&quot;04&quot;" style:apply-style-name="Road2" style:base-cell-address="LAYERS.AA8"/>
      <style:map style:condition="cell-content()=&quot;05&quot;" style:apply-style-name="Wast" style:base-cell-address="LAYERS.AA8"/>
      <style:map style:condition="cell-content()=&quot;06&quot;" style:apply-style-name="Rock" style:base-cell-address="LAYERS.AA8"/>
      <style:map style:condition="cell-content()=&quot;07&quot;" style:apply-style-name="Water" style:base-cell-address="LAYERS.AA8"/>
      <style:map style:condition="cell-content()=&quot;08&quot;" style:apply-style-name="Empty" style:base-cell-address="LAYERS.AA8"/>
    </style:style>
    <style:style style:name="ce6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9"/>
      <style:map style:condition="cell-content()=&quot;01&quot;" style:apply-style-name="Grass1" style:base-cell-address="LAYERS.AA9"/>
      <style:map style:condition="cell-content()=&quot;02&quot;" style:apply-style-name="Grass2" style:base-cell-address="LAYERS.AA9"/>
      <style:map style:condition="cell-content()=&quot;03&quot;" style:apply-style-name="Road1" style:base-cell-address="LAYERS.AA9"/>
      <style:map style:condition="cell-content()=&quot;04&quot;" style:apply-style-name="Road2" style:base-cell-address="LAYERS.AA9"/>
      <style:map style:condition="cell-content()=&quot;05&quot;" style:apply-style-name="Wast" style:base-cell-address="LAYERS.AA9"/>
      <style:map style:condition="cell-content()=&quot;06&quot;" style:apply-style-name="Rock" style:base-cell-address="LAYERS.AA9"/>
      <style:map style:condition="cell-content()=&quot;07&quot;" style:apply-style-name="Water" style:base-cell-address="LAYERS.AA9"/>
      <style:map style:condition="cell-content()=&quot;08&quot;" style:apply-style-name="Empty" style:base-cell-address="LAYERS.AA9"/>
    </style:style>
    <style:style style:name="ce6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10"/>
      <style:map style:condition="cell-content()=&quot;01&quot;" style:apply-style-name="Grass1" style:base-cell-address="LAYERS.AA10"/>
      <style:map style:condition="cell-content()=&quot;02&quot;" style:apply-style-name="Grass2" style:base-cell-address="LAYERS.AA10"/>
      <style:map style:condition="cell-content()=&quot;03&quot;" style:apply-style-name="Road1" style:base-cell-address="LAYERS.AA10"/>
      <style:map style:condition="cell-content()=&quot;04&quot;" style:apply-style-name="Road2" style:base-cell-address="LAYERS.AA10"/>
      <style:map style:condition="cell-content()=&quot;05&quot;" style:apply-style-name="Wast" style:base-cell-address="LAYERS.AA10"/>
      <style:map style:condition="cell-content()=&quot;06&quot;" style:apply-style-name="Rock" style:base-cell-address="LAYERS.AA10"/>
      <style:map style:condition="cell-content()=&quot;07&quot;" style:apply-style-name="Water" style:base-cell-address="LAYERS.AA10"/>
      <style:map style:condition="cell-content()=&quot;08&quot;" style:apply-style-name="Empty" style:base-cell-address="LAYERS.AA10"/>
    </style:style>
    <style:style style:name="ce6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11"/>
      <style:map style:condition="cell-content()=&quot;01&quot;" style:apply-style-name="Grass1" style:base-cell-address="LAYERS.AA11"/>
      <style:map style:condition="cell-content()=&quot;02&quot;" style:apply-style-name="Grass2" style:base-cell-address="LAYERS.AA11"/>
      <style:map style:condition="cell-content()=&quot;03&quot;" style:apply-style-name="Road1" style:base-cell-address="LAYERS.AA11"/>
      <style:map style:condition="cell-content()=&quot;04&quot;" style:apply-style-name="Road2" style:base-cell-address="LAYERS.AA11"/>
      <style:map style:condition="cell-content()=&quot;05&quot;" style:apply-style-name="Wast" style:base-cell-address="LAYERS.AA11"/>
      <style:map style:condition="cell-content()=&quot;06&quot;" style:apply-style-name="Rock" style:base-cell-address="LAYERS.AA11"/>
      <style:map style:condition="cell-content()=&quot;07&quot;" style:apply-style-name="Water" style:base-cell-address="LAYERS.AA11"/>
      <style:map style:condition="cell-content()=&quot;08&quot;" style:apply-style-name="Empty" style:base-cell-address="LAYERS.AA11"/>
    </style:style>
    <style:style style:name="ce6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12"/>
      <style:map style:condition="cell-content()=&quot;01&quot;" style:apply-style-name="Grass1" style:base-cell-address="LAYERS.AA12"/>
      <style:map style:condition="cell-content()=&quot;02&quot;" style:apply-style-name="Grass2" style:base-cell-address="LAYERS.AA12"/>
      <style:map style:condition="cell-content()=&quot;03&quot;" style:apply-style-name="Road1" style:base-cell-address="LAYERS.AA12"/>
      <style:map style:condition="cell-content()=&quot;04&quot;" style:apply-style-name="Road2" style:base-cell-address="LAYERS.AA12"/>
      <style:map style:condition="cell-content()=&quot;05&quot;" style:apply-style-name="Wast" style:base-cell-address="LAYERS.AA12"/>
      <style:map style:condition="cell-content()=&quot;06&quot;" style:apply-style-name="Rock" style:base-cell-address="LAYERS.AA12"/>
      <style:map style:condition="cell-content()=&quot;07&quot;" style:apply-style-name="Water" style:base-cell-address="LAYERS.AA12"/>
      <style:map style:condition="cell-content()=&quot;08&quot;" style:apply-style-name="Empty" style:base-cell-address="LAYERS.AA12"/>
    </style:style>
    <style:style style:name="ce6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13"/>
      <style:map style:condition="cell-content()=&quot;01&quot;" style:apply-style-name="Grass1" style:base-cell-address="LAYERS.AA13"/>
      <style:map style:condition="cell-content()=&quot;02&quot;" style:apply-style-name="Grass2" style:base-cell-address="LAYERS.AA13"/>
      <style:map style:condition="cell-content()=&quot;03&quot;" style:apply-style-name="Road1" style:base-cell-address="LAYERS.AA13"/>
      <style:map style:condition="cell-content()=&quot;04&quot;" style:apply-style-name="Road2" style:base-cell-address="LAYERS.AA13"/>
      <style:map style:condition="cell-content()=&quot;05&quot;" style:apply-style-name="Wast" style:base-cell-address="LAYERS.AA13"/>
      <style:map style:condition="cell-content()=&quot;06&quot;" style:apply-style-name="Rock" style:base-cell-address="LAYERS.AA13"/>
      <style:map style:condition="cell-content()=&quot;07&quot;" style:apply-style-name="Water" style:base-cell-address="LAYERS.AA13"/>
      <style:map style:condition="cell-content()=&quot;08&quot;" style:apply-style-name="Empty" style:base-cell-address="LAYERS.AA13"/>
    </style:style>
    <style:style style:name="ce6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14"/>
      <style:map style:condition="cell-content()=&quot;01&quot;" style:apply-style-name="Grass1" style:base-cell-address="LAYERS.AA14"/>
      <style:map style:condition="cell-content()=&quot;02&quot;" style:apply-style-name="Grass2" style:base-cell-address="LAYERS.AA14"/>
      <style:map style:condition="cell-content()=&quot;03&quot;" style:apply-style-name="Road1" style:base-cell-address="LAYERS.AA14"/>
      <style:map style:condition="cell-content()=&quot;04&quot;" style:apply-style-name="Road2" style:base-cell-address="LAYERS.AA14"/>
      <style:map style:condition="cell-content()=&quot;05&quot;" style:apply-style-name="Wast" style:base-cell-address="LAYERS.AA14"/>
      <style:map style:condition="cell-content()=&quot;06&quot;" style:apply-style-name="Rock" style:base-cell-address="LAYERS.AA14"/>
      <style:map style:condition="cell-content()=&quot;07&quot;" style:apply-style-name="Water" style:base-cell-address="LAYERS.AA14"/>
      <style:map style:condition="cell-content()=&quot;08&quot;" style:apply-style-name="Empty" style:base-cell-address="LAYERS.AA14"/>
    </style:style>
    <style:style style:name="ce6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15"/>
      <style:map style:condition="cell-content()=&quot;01&quot;" style:apply-style-name="Grass1" style:base-cell-address="LAYERS.AA15"/>
      <style:map style:condition="cell-content()=&quot;02&quot;" style:apply-style-name="Grass2" style:base-cell-address="LAYERS.AA15"/>
      <style:map style:condition="cell-content()=&quot;03&quot;" style:apply-style-name="Road1" style:base-cell-address="LAYERS.AA15"/>
      <style:map style:condition="cell-content()=&quot;04&quot;" style:apply-style-name="Road2" style:base-cell-address="LAYERS.AA15"/>
      <style:map style:condition="cell-content()=&quot;05&quot;" style:apply-style-name="Wast" style:base-cell-address="LAYERS.AA15"/>
      <style:map style:condition="cell-content()=&quot;06&quot;" style:apply-style-name="Rock" style:base-cell-address="LAYERS.AA15"/>
      <style:map style:condition="cell-content()=&quot;07&quot;" style:apply-style-name="Water" style:base-cell-address="LAYERS.AA15"/>
      <style:map style:condition="cell-content()=&quot;08&quot;" style:apply-style-name="Empty" style:base-cell-address="LAYERS.AA15"/>
    </style:style>
    <style:style style:name="ce6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16"/>
      <style:map style:condition="cell-content()=&quot;01&quot;" style:apply-style-name="Grass1" style:base-cell-address="LAYERS.AA16"/>
      <style:map style:condition="cell-content()=&quot;02&quot;" style:apply-style-name="Grass2" style:base-cell-address="LAYERS.AA16"/>
      <style:map style:condition="cell-content()=&quot;03&quot;" style:apply-style-name="Road1" style:base-cell-address="LAYERS.AA16"/>
      <style:map style:condition="cell-content()=&quot;04&quot;" style:apply-style-name="Road2" style:base-cell-address="LAYERS.AA16"/>
      <style:map style:condition="cell-content()=&quot;05&quot;" style:apply-style-name="Wast" style:base-cell-address="LAYERS.AA16"/>
      <style:map style:condition="cell-content()=&quot;06&quot;" style:apply-style-name="Rock" style:base-cell-address="LAYERS.AA16"/>
      <style:map style:condition="cell-content()=&quot;07&quot;" style:apply-style-name="Water" style:base-cell-address="LAYERS.AA16"/>
      <style:map style:condition="cell-content()=&quot;08&quot;" style:apply-style-name="Empty" style:base-cell-address="LAYERS.AA16"/>
    </style:style>
    <style:style style:name="ce6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17"/>
      <style:map style:condition="cell-content()=&quot;01&quot;" style:apply-style-name="Grass1" style:base-cell-address="LAYERS.AA17"/>
      <style:map style:condition="cell-content()=&quot;02&quot;" style:apply-style-name="Grass2" style:base-cell-address="LAYERS.AA17"/>
      <style:map style:condition="cell-content()=&quot;03&quot;" style:apply-style-name="Road1" style:base-cell-address="LAYERS.AA17"/>
      <style:map style:condition="cell-content()=&quot;04&quot;" style:apply-style-name="Road2" style:base-cell-address="LAYERS.AA17"/>
      <style:map style:condition="cell-content()=&quot;05&quot;" style:apply-style-name="Wast" style:base-cell-address="LAYERS.AA17"/>
      <style:map style:condition="cell-content()=&quot;06&quot;" style:apply-style-name="Rock" style:base-cell-address="LAYERS.AA17"/>
      <style:map style:condition="cell-content()=&quot;07&quot;" style:apply-style-name="Water" style:base-cell-address="LAYERS.AA17"/>
      <style:map style:condition="cell-content()=&quot;08&quot;" style:apply-style-name="Empty" style:base-cell-address="LAYERS.AA17"/>
    </style:style>
    <style:style style:name="ce6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18"/>
      <style:map style:condition="cell-content()=&quot;01&quot;" style:apply-style-name="Grass1" style:base-cell-address="LAYERS.AA18"/>
      <style:map style:condition="cell-content()=&quot;02&quot;" style:apply-style-name="Grass2" style:base-cell-address="LAYERS.AA18"/>
      <style:map style:condition="cell-content()=&quot;03&quot;" style:apply-style-name="Road1" style:base-cell-address="LAYERS.AA18"/>
      <style:map style:condition="cell-content()=&quot;04&quot;" style:apply-style-name="Road2" style:base-cell-address="LAYERS.AA18"/>
      <style:map style:condition="cell-content()=&quot;05&quot;" style:apply-style-name="Wast" style:base-cell-address="LAYERS.AA18"/>
      <style:map style:condition="cell-content()=&quot;06&quot;" style:apply-style-name="Rock" style:base-cell-address="LAYERS.AA18"/>
      <style:map style:condition="cell-content()=&quot;07&quot;" style:apply-style-name="Water" style:base-cell-address="LAYERS.AA18"/>
      <style:map style:condition="cell-content()=&quot;08&quot;" style:apply-style-name="Empty" style:base-cell-address="LAYERS.AA18"/>
    </style:style>
    <style:style style:name="ce6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19"/>
      <style:map style:condition="cell-content()=&quot;01&quot;" style:apply-style-name="Grass1" style:base-cell-address="LAYERS.AA19"/>
      <style:map style:condition="cell-content()=&quot;02&quot;" style:apply-style-name="Grass2" style:base-cell-address="LAYERS.AA19"/>
      <style:map style:condition="cell-content()=&quot;03&quot;" style:apply-style-name="Road1" style:base-cell-address="LAYERS.AA19"/>
      <style:map style:condition="cell-content()=&quot;04&quot;" style:apply-style-name="Road2" style:base-cell-address="LAYERS.AA19"/>
      <style:map style:condition="cell-content()=&quot;05&quot;" style:apply-style-name="Wast" style:base-cell-address="LAYERS.AA19"/>
      <style:map style:condition="cell-content()=&quot;06&quot;" style:apply-style-name="Rock" style:base-cell-address="LAYERS.AA19"/>
      <style:map style:condition="cell-content()=&quot;07&quot;" style:apply-style-name="Water" style:base-cell-address="LAYERS.AA19"/>
      <style:map style:condition="cell-content()=&quot;08&quot;" style:apply-style-name="Empty" style:base-cell-address="LAYERS.AA19"/>
    </style:style>
    <style:style style:name="ce6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20"/>
      <style:map style:condition="cell-content()=&quot;01&quot;" style:apply-style-name="Grass1" style:base-cell-address="LAYERS.AA20"/>
      <style:map style:condition="cell-content()=&quot;02&quot;" style:apply-style-name="Grass2" style:base-cell-address="LAYERS.AA20"/>
      <style:map style:condition="cell-content()=&quot;03&quot;" style:apply-style-name="Road1" style:base-cell-address="LAYERS.AA20"/>
      <style:map style:condition="cell-content()=&quot;04&quot;" style:apply-style-name="Road2" style:base-cell-address="LAYERS.AA20"/>
      <style:map style:condition="cell-content()=&quot;05&quot;" style:apply-style-name="Wast" style:base-cell-address="LAYERS.AA20"/>
      <style:map style:condition="cell-content()=&quot;06&quot;" style:apply-style-name="Rock" style:base-cell-address="LAYERS.AA20"/>
      <style:map style:condition="cell-content()=&quot;07&quot;" style:apply-style-name="Water" style:base-cell-address="LAYERS.AA20"/>
      <style:map style:condition="cell-content()=&quot;08&quot;" style:apply-style-name="Empty" style:base-cell-address="LAYERS.AA20"/>
    </style:style>
    <style:style style:name="ce62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21"/>
      <style:map style:condition="cell-content()=&quot;01&quot;" style:apply-style-name="Grass1" style:base-cell-address="LAYERS.AA21"/>
      <style:map style:condition="cell-content()=&quot;02&quot;" style:apply-style-name="Grass2" style:base-cell-address="LAYERS.AA21"/>
      <style:map style:condition="cell-content()=&quot;03&quot;" style:apply-style-name="Road1" style:base-cell-address="LAYERS.AA21"/>
      <style:map style:condition="cell-content()=&quot;04&quot;" style:apply-style-name="Road2" style:base-cell-address="LAYERS.AA21"/>
      <style:map style:condition="cell-content()=&quot;05&quot;" style:apply-style-name="Wast" style:base-cell-address="LAYERS.AA21"/>
      <style:map style:condition="cell-content()=&quot;06&quot;" style:apply-style-name="Rock" style:base-cell-address="LAYERS.AA21"/>
      <style:map style:condition="cell-content()=&quot;07&quot;" style:apply-style-name="Water" style:base-cell-address="LAYERS.AA21"/>
      <style:map style:condition="cell-content()=&quot;08&quot;" style:apply-style-name="Empty" style:base-cell-address="LAYERS.AA21"/>
    </style:style>
    <style:style style:name="ce62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22"/>
      <style:map style:condition="cell-content()=&quot;01&quot;" style:apply-style-name="Grass1" style:base-cell-address="LAYERS.AA22"/>
      <style:map style:condition="cell-content()=&quot;02&quot;" style:apply-style-name="Grass2" style:base-cell-address="LAYERS.AA22"/>
      <style:map style:condition="cell-content()=&quot;03&quot;" style:apply-style-name="Road1" style:base-cell-address="LAYERS.AA22"/>
      <style:map style:condition="cell-content()=&quot;04&quot;" style:apply-style-name="Road2" style:base-cell-address="LAYERS.AA22"/>
      <style:map style:condition="cell-content()=&quot;05&quot;" style:apply-style-name="Wast" style:base-cell-address="LAYERS.AA22"/>
      <style:map style:condition="cell-content()=&quot;06&quot;" style:apply-style-name="Rock" style:base-cell-address="LAYERS.AA22"/>
      <style:map style:condition="cell-content()=&quot;07&quot;" style:apply-style-name="Water" style:base-cell-address="LAYERS.AA22"/>
      <style:map style:condition="cell-content()=&quot;08&quot;" style:apply-style-name="Empty" style:base-cell-address="LAYERS.AA22"/>
    </style:style>
    <style:style style:name="ce6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23"/>
      <style:map style:condition="cell-content()=&quot;01&quot;" style:apply-style-name="Grass1" style:base-cell-address="LAYERS.AA23"/>
      <style:map style:condition="cell-content()=&quot;02&quot;" style:apply-style-name="Grass2" style:base-cell-address="LAYERS.AA23"/>
      <style:map style:condition="cell-content()=&quot;03&quot;" style:apply-style-name="Road1" style:base-cell-address="LAYERS.AA23"/>
      <style:map style:condition="cell-content()=&quot;04&quot;" style:apply-style-name="Road2" style:base-cell-address="LAYERS.AA23"/>
      <style:map style:condition="cell-content()=&quot;05&quot;" style:apply-style-name="Wast" style:base-cell-address="LAYERS.AA23"/>
      <style:map style:condition="cell-content()=&quot;06&quot;" style:apply-style-name="Rock" style:base-cell-address="LAYERS.AA23"/>
      <style:map style:condition="cell-content()=&quot;07&quot;" style:apply-style-name="Water" style:base-cell-address="LAYERS.AA23"/>
      <style:map style:condition="cell-content()=&quot;08&quot;" style:apply-style-name="Empty" style:base-cell-address="LAYERS.AA23"/>
    </style:style>
    <style:style style:name="ce6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24"/>
      <style:map style:condition="cell-content()=&quot;01&quot;" style:apply-style-name="Grass1" style:base-cell-address="LAYERS.AA24"/>
      <style:map style:condition="cell-content()=&quot;02&quot;" style:apply-style-name="Grass2" style:base-cell-address="LAYERS.AA24"/>
      <style:map style:condition="cell-content()=&quot;03&quot;" style:apply-style-name="Road1" style:base-cell-address="LAYERS.AA24"/>
      <style:map style:condition="cell-content()=&quot;04&quot;" style:apply-style-name="Road2" style:base-cell-address="LAYERS.AA24"/>
      <style:map style:condition="cell-content()=&quot;05&quot;" style:apply-style-name="Wast" style:base-cell-address="LAYERS.AA24"/>
      <style:map style:condition="cell-content()=&quot;06&quot;" style:apply-style-name="Rock" style:base-cell-address="LAYERS.AA24"/>
      <style:map style:condition="cell-content()=&quot;07&quot;" style:apply-style-name="Water" style:base-cell-address="LAYERS.AA24"/>
      <style:map style:condition="cell-content()=&quot;08&quot;" style:apply-style-name="Empty" style:base-cell-address="LAYERS.AA24"/>
    </style:style>
    <style:style style:name="ce6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25"/>
      <style:map style:condition="cell-content()=&quot;01&quot;" style:apply-style-name="Grass1" style:base-cell-address="LAYERS.AA25"/>
      <style:map style:condition="cell-content()=&quot;02&quot;" style:apply-style-name="Grass2" style:base-cell-address="LAYERS.AA25"/>
      <style:map style:condition="cell-content()=&quot;03&quot;" style:apply-style-name="Road1" style:base-cell-address="LAYERS.AA25"/>
      <style:map style:condition="cell-content()=&quot;04&quot;" style:apply-style-name="Road2" style:base-cell-address="LAYERS.AA25"/>
      <style:map style:condition="cell-content()=&quot;05&quot;" style:apply-style-name="Wast" style:base-cell-address="LAYERS.AA25"/>
      <style:map style:condition="cell-content()=&quot;06&quot;" style:apply-style-name="Rock" style:base-cell-address="LAYERS.AA25"/>
      <style:map style:condition="cell-content()=&quot;07&quot;" style:apply-style-name="Water" style:base-cell-address="LAYERS.AA25"/>
      <style:map style:condition="cell-content()=&quot;08&quot;" style:apply-style-name="Empty" style:base-cell-address="LAYERS.AA25"/>
    </style:style>
    <style:style style:name="ce62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26"/>
      <style:map style:condition="cell-content()=&quot;01&quot;" style:apply-style-name="Grass1" style:base-cell-address="LAYERS.AA26"/>
      <style:map style:condition="cell-content()=&quot;02&quot;" style:apply-style-name="Grass2" style:base-cell-address="LAYERS.AA26"/>
      <style:map style:condition="cell-content()=&quot;03&quot;" style:apply-style-name="Road1" style:base-cell-address="LAYERS.AA26"/>
      <style:map style:condition="cell-content()=&quot;04&quot;" style:apply-style-name="Road2" style:base-cell-address="LAYERS.AA26"/>
      <style:map style:condition="cell-content()=&quot;05&quot;" style:apply-style-name="Wast" style:base-cell-address="LAYERS.AA26"/>
      <style:map style:condition="cell-content()=&quot;06&quot;" style:apply-style-name="Rock" style:base-cell-address="LAYERS.AA26"/>
      <style:map style:condition="cell-content()=&quot;07&quot;" style:apply-style-name="Water" style:base-cell-address="LAYERS.AA26"/>
      <style:map style:condition="cell-content()=&quot;08&quot;" style:apply-style-name="Empty" style:base-cell-address="LAYERS.AA26"/>
    </style:style>
    <style:style style:name="ce6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29"/>
      <style:map style:condition="cell-content()=&quot;01&quot;" style:apply-style-name="Grass1" style:base-cell-address="LAYERS.AA29"/>
      <style:map style:condition="cell-content()=&quot;02&quot;" style:apply-style-name="Grass2" style:base-cell-address="LAYERS.AA29"/>
      <style:map style:condition="cell-content()=&quot;03&quot;" style:apply-style-name="Road1" style:base-cell-address="LAYERS.AA29"/>
      <style:map style:condition="cell-content()=&quot;04&quot;" style:apply-style-name="Road2" style:base-cell-address="LAYERS.AA29"/>
      <style:map style:condition="cell-content()=&quot;05&quot;" style:apply-style-name="Wast" style:base-cell-address="LAYERS.AA29"/>
      <style:map style:condition="cell-content()=&quot;06&quot;" style:apply-style-name="Rock" style:base-cell-address="LAYERS.AA29"/>
      <style:map style:condition="cell-content()=&quot;07&quot;" style:apply-style-name="Water" style:base-cell-address="LAYERS.AA29"/>
      <style:map style:condition="cell-content()=&quot;08&quot;" style:apply-style-name="Empty" style:base-cell-address="LAYERS.AA29"/>
    </style:style>
    <style:style style:name="ce6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30"/>
      <style:map style:condition="cell-content()=&quot;01&quot;" style:apply-style-name="Grass1" style:base-cell-address="LAYERS.AA30"/>
      <style:map style:condition="cell-content()=&quot;02&quot;" style:apply-style-name="Grass2" style:base-cell-address="LAYERS.AA30"/>
      <style:map style:condition="cell-content()=&quot;03&quot;" style:apply-style-name="Road1" style:base-cell-address="LAYERS.AA30"/>
      <style:map style:condition="cell-content()=&quot;04&quot;" style:apply-style-name="Road2" style:base-cell-address="LAYERS.AA30"/>
      <style:map style:condition="cell-content()=&quot;05&quot;" style:apply-style-name="Wast" style:base-cell-address="LAYERS.AA30"/>
      <style:map style:condition="cell-content()=&quot;06&quot;" style:apply-style-name="Rock" style:base-cell-address="LAYERS.AA30"/>
      <style:map style:condition="cell-content()=&quot;07&quot;" style:apply-style-name="Water" style:base-cell-address="LAYERS.AA30"/>
      <style:map style:condition="cell-content()=&quot;08&quot;" style:apply-style-name="Empty" style:base-cell-address="LAYERS.AA30"/>
    </style:style>
    <style:style style:name="ce63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31"/>
      <style:map style:condition="cell-content()=&quot;01&quot;" style:apply-style-name="Grass1" style:base-cell-address="LAYERS.AA31"/>
      <style:map style:condition="cell-content()=&quot;02&quot;" style:apply-style-name="Grass2" style:base-cell-address="LAYERS.AA31"/>
      <style:map style:condition="cell-content()=&quot;03&quot;" style:apply-style-name="Road1" style:base-cell-address="LAYERS.AA31"/>
      <style:map style:condition="cell-content()=&quot;04&quot;" style:apply-style-name="Road2" style:base-cell-address="LAYERS.AA31"/>
      <style:map style:condition="cell-content()=&quot;05&quot;" style:apply-style-name="Wast" style:base-cell-address="LAYERS.AA31"/>
      <style:map style:condition="cell-content()=&quot;06&quot;" style:apply-style-name="Rock" style:base-cell-address="LAYERS.AA31"/>
      <style:map style:condition="cell-content()=&quot;07&quot;" style:apply-style-name="Water" style:base-cell-address="LAYERS.AA31"/>
      <style:map style:condition="cell-content()=&quot;08&quot;" style:apply-style-name="Empty" style:base-cell-address="LAYERS.AA31"/>
    </style:style>
    <style:style style:name="ce63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32"/>
      <style:map style:condition="cell-content()=&quot;01&quot;" style:apply-style-name="Grass1" style:base-cell-address="LAYERS.AA32"/>
      <style:map style:condition="cell-content()=&quot;02&quot;" style:apply-style-name="Grass2" style:base-cell-address="LAYERS.AA32"/>
      <style:map style:condition="cell-content()=&quot;03&quot;" style:apply-style-name="Road1" style:base-cell-address="LAYERS.AA32"/>
      <style:map style:condition="cell-content()=&quot;04&quot;" style:apply-style-name="Road2" style:base-cell-address="LAYERS.AA32"/>
      <style:map style:condition="cell-content()=&quot;05&quot;" style:apply-style-name="Wast" style:base-cell-address="LAYERS.AA32"/>
      <style:map style:condition="cell-content()=&quot;06&quot;" style:apply-style-name="Rock" style:base-cell-address="LAYERS.AA32"/>
      <style:map style:condition="cell-content()=&quot;07&quot;" style:apply-style-name="Water" style:base-cell-address="LAYERS.AA32"/>
      <style:map style:condition="cell-content()=&quot;08&quot;" style:apply-style-name="Empty" style:base-cell-address="LAYERS.AA32"/>
    </style:style>
    <style:style style:name="ce63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A33"/>
      <style:map style:condition="cell-content()=&quot;01&quot;" style:apply-style-name="Grass1" style:base-cell-address="LAYERS.AA33"/>
      <style:map style:condition="cell-content()=&quot;02&quot;" style:apply-style-name="Grass2" style:base-cell-address="LAYERS.AA33"/>
      <style:map style:condition="cell-content()=&quot;03&quot;" style:apply-style-name="Road1" style:base-cell-address="LAYERS.AA33"/>
      <style:map style:condition="cell-content()=&quot;04&quot;" style:apply-style-name="Road2" style:base-cell-address="LAYERS.AA33"/>
      <style:map style:condition="cell-content()=&quot;05&quot;" style:apply-style-name="Wast" style:base-cell-address="LAYERS.AA33"/>
      <style:map style:condition="cell-content()=&quot;06&quot;" style:apply-style-name="Rock" style:base-cell-address="LAYERS.AA33"/>
      <style:map style:condition="cell-content()=&quot;07&quot;" style:apply-style-name="Water" style:base-cell-address="LAYERS.AA33"/>
      <style:map style:condition="cell-content()=&quot;08&quot;" style:apply-style-name="Empty" style:base-cell-address="LAYERS.AA33"/>
      <style:map style:condition="cell-content()=&quot;-1&quot;" style:apply-style-name="Empty" style:base-cell-address="LAYERS.AA33"/>
    </style:style>
    <style:style style:name="ce63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2"/>
      <style:map style:condition="cell-content()=&quot;01&quot;" style:apply-style-name="Grass1" style:base-cell-address="LAYERS.AB2"/>
      <style:map style:condition="cell-content()=&quot;02&quot;" style:apply-style-name="Grass2" style:base-cell-address="LAYERS.AB2"/>
      <style:map style:condition="cell-content()=&quot;03&quot;" style:apply-style-name="Road1" style:base-cell-address="LAYERS.AB2"/>
      <style:map style:condition="cell-content()=&quot;04&quot;" style:apply-style-name="Road2" style:base-cell-address="LAYERS.AB2"/>
      <style:map style:condition="cell-content()=&quot;05&quot;" style:apply-style-name="Wast" style:base-cell-address="LAYERS.AB2"/>
      <style:map style:condition="cell-content()=&quot;06&quot;" style:apply-style-name="Rock" style:base-cell-address="LAYERS.AB2"/>
      <style:map style:condition="cell-content()=&quot;07&quot;" style:apply-style-name="Water" style:base-cell-address="LAYERS.AB2"/>
      <style:map style:condition="cell-content()=&quot;08&quot;" style:apply-style-name="Empty" style:base-cell-address="LAYERS.AB2"/>
      <style:map style:condition="cell-content()=&quot;-1&quot;" style:apply-style-name="Empty" style:base-cell-address="LAYERS.AB2"/>
    </style:style>
    <style:style style:name="ce63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3"/>
      <style:map style:condition="cell-content()=&quot;01&quot;" style:apply-style-name="Grass1" style:base-cell-address="LAYERS.AB3"/>
      <style:map style:condition="cell-content()=&quot;02&quot;" style:apply-style-name="Grass2" style:base-cell-address="LAYERS.AB3"/>
      <style:map style:condition="cell-content()=&quot;03&quot;" style:apply-style-name="Road1" style:base-cell-address="LAYERS.AB3"/>
      <style:map style:condition="cell-content()=&quot;04&quot;" style:apply-style-name="Road2" style:base-cell-address="LAYERS.AB3"/>
      <style:map style:condition="cell-content()=&quot;05&quot;" style:apply-style-name="Wast" style:base-cell-address="LAYERS.AB3"/>
      <style:map style:condition="cell-content()=&quot;06&quot;" style:apply-style-name="Rock" style:base-cell-address="LAYERS.AB3"/>
      <style:map style:condition="cell-content()=&quot;07&quot;" style:apply-style-name="Water" style:base-cell-address="LAYERS.AB3"/>
      <style:map style:condition="cell-content()=&quot;08&quot;" style:apply-style-name="Empty" style:base-cell-address="LAYERS.AB3"/>
    </style:style>
    <style:style style:name="ce6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4"/>
      <style:map style:condition="cell-content()=&quot;01&quot;" style:apply-style-name="Grass1" style:base-cell-address="LAYERS.AB4"/>
      <style:map style:condition="cell-content()=&quot;02&quot;" style:apply-style-name="Grass2" style:base-cell-address="LAYERS.AB4"/>
      <style:map style:condition="cell-content()=&quot;03&quot;" style:apply-style-name="Road1" style:base-cell-address="LAYERS.AB4"/>
      <style:map style:condition="cell-content()=&quot;04&quot;" style:apply-style-name="Road2" style:base-cell-address="LAYERS.AB4"/>
      <style:map style:condition="cell-content()=&quot;05&quot;" style:apply-style-name="Wast" style:base-cell-address="LAYERS.AB4"/>
      <style:map style:condition="cell-content()=&quot;06&quot;" style:apply-style-name="Rock" style:base-cell-address="LAYERS.AB4"/>
      <style:map style:condition="cell-content()=&quot;07&quot;" style:apply-style-name="Water" style:base-cell-address="LAYERS.AB4"/>
      <style:map style:condition="cell-content()=&quot;08&quot;" style:apply-style-name="Empty" style:base-cell-address="LAYERS.AB4"/>
    </style:style>
    <style:style style:name="ce6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5"/>
      <style:map style:condition="cell-content()=&quot;01&quot;" style:apply-style-name="Grass1" style:base-cell-address="LAYERS.AB5"/>
      <style:map style:condition="cell-content()=&quot;02&quot;" style:apply-style-name="Grass2" style:base-cell-address="LAYERS.AB5"/>
      <style:map style:condition="cell-content()=&quot;03&quot;" style:apply-style-name="Road1" style:base-cell-address="LAYERS.AB5"/>
      <style:map style:condition="cell-content()=&quot;04&quot;" style:apply-style-name="Road2" style:base-cell-address="LAYERS.AB5"/>
      <style:map style:condition="cell-content()=&quot;05&quot;" style:apply-style-name="Wast" style:base-cell-address="LAYERS.AB5"/>
      <style:map style:condition="cell-content()=&quot;06&quot;" style:apply-style-name="Rock" style:base-cell-address="LAYERS.AB5"/>
      <style:map style:condition="cell-content()=&quot;07&quot;" style:apply-style-name="Water" style:base-cell-address="LAYERS.AB5"/>
      <style:map style:condition="cell-content()=&quot;08&quot;" style:apply-style-name="Empty" style:base-cell-address="LAYERS.AB5"/>
    </style:style>
    <style:style style:name="ce63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6"/>
      <style:map style:condition="cell-content()=&quot;01&quot;" style:apply-style-name="Grass1" style:base-cell-address="LAYERS.AB6"/>
      <style:map style:condition="cell-content()=&quot;02&quot;" style:apply-style-name="Grass2" style:base-cell-address="LAYERS.AB6"/>
      <style:map style:condition="cell-content()=&quot;03&quot;" style:apply-style-name="Road1" style:base-cell-address="LAYERS.AB6"/>
      <style:map style:condition="cell-content()=&quot;04&quot;" style:apply-style-name="Road2" style:base-cell-address="LAYERS.AB6"/>
      <style:map style:condition="cell-content()=&quot;05&quot;" style:apply-style-name="Wast" style:base-cell-address="LAYERS.AB6"/>
      <style:map style:condition="cell-content()=&quot;06&quot;" style:apply-style-name="Rock" style:base-cell-address="LAYERS.AB6"/>
      <style:map style:condition="cell-content()=&quot;07&quot;" style:apply-style-name="Water" style:base-cell-address="LAYERS.AB6"/>
      <style:map style:condition="cell-content()=&quot;08&quot;" style:apply-style-name="Empty" style:base-cell-address="LAYERS.AB6"/>
    </style:style>
    <style:style style:name="ce63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7"/>
      <style:map style:condition="cell-content()=&quot;01&quot;" style:apply-style-name="Grass1" style:base-cell-address="LAYERS.AB7"/>
      <style:map style:condition="cell-content()=&quot;02&quot;" style:apply-style-name="Grass2" style:base-cell-address="LAYERS.AB7"/>
      <style:map style:condition="cell-content()=&quot;03&quot;" style:apply-style-name="Road1" style:base-cell-address="LAYERS.AB7"/>
      <style:map style:condition="cell-content()=&quot;04&quot;" style:apply-style-name="Road2" style:base-cell-address="LAYERS.AB7"/>
      <style:map style:condition="cell-content()=&quot;05&quot;" style:apply-style-name="Wast" style:base-cell-address="LAYERS.AB7"/>
      <style:map style:condition="cell-content()=&quot;06&quot;" style:apply-style-name="Rock" style:base-cell-address="LAYERS.AB7"/>
      <style:map style:condition="cell-content()=&quot;07&quot;" style:apply-style-name="Water" style:base-cell-address="LAYERS.AB7"/>
      <style:map style:condition="cell-content()=&quot;08&quot;" style:apply-style-name="Empty" style:base-cell-address="LAYERS.AB7"/>
    </style:style>
    <style:style style:name="ce6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8"/>
      <style:map style:condition="cell-content()=&quot;01&quot;" style:apply-style-name="Grass1" style:base-cell-address="LAYERS.AB8"/>
      <style:map style:condition="cell-content()=&quot;02&quot;" style:apply-style-name="Grass2" style:base-cell-address="LAYERS.AB8"/>
      <style:map style:condition="cell-content()=&quot;03&quot;" style:apply-style-name="Road1" style:base-cell-address="LAYERS.AB8"/>
      <style:map style:condition="cell-content()=&quot;04&quot;" style:apply-style-name="Road2" style:base-cell-address="LAYERS.AB8"/>
      <style:map style:condition="cell-content()=&quot;05&quot;" style:apply-style-name="Wast" style:base-cell-address="LAYERS.AB8"/>
      <style:map style:condition="cell-content()=&quot;06&quot;" style:apply-style-name="Rock" style:base-cell-address="LAYERS.AB8"/>
      <style:map style:condition="cell-content()=&quot;07&quot;" style:apply-style-name="Water" style:base-cell-address="LAYERS.AB8"/>
      <style:map style:condition="cell-content()=&quot;08&quot;" style:apply-style-name="Empty" style:base-cell-address="LAYERS.AB8"/>
    </style:style>
    <style:style style:name="ce6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10"/>
      <style:map style:condition="cell-content()=&quot;01&quot;" style:apply-style-name="Grass1" style:base-cell-address="LAYERS.AB10"/>
      <style:map style:condition="cell-content()=&quot;02&quot;" style:apply-style-name="Grass2" style:base-cell-address="LAYERS.AB10"/>
      <style:map style:condition="cell-content()=&quot;03&quot;" style:apply-style-name="Road1" style:base-cell-address="LAYERS.AB10"/>
      <style:map style:condition="cell-content()=&quot;04&quot;" style:apply-style-name="Road2" style:base-cell-address="LAYERS.AB10"/>
      <style:map style:condition="cell-content()=&quot;05&quot;" style:apply-style-name="Wast" style:base-cell-address="LAYERS.AB10"/>
      <style:map style:condition="cell-content()=&quot;06&quot;" style:apply-style-name="Rock" style:base-cell-address="LAYERS.AB10"/>
      <style:map style:condition="cell-content()=&quot;07&quot;" style:apply-style-name="Water" style:base-cell-address="LAYERS.AB10"/>
      <style:map style:condition="cell-content()=&quot;08&quot;" style:apply-style-name="Empty" style:base-cell-address="LAYERS.AB10"/>
    </style:style>
    <style:style style:name="ce6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11"/>
      <style:map style:condition="cell-content()=&quot;01&quot;" style:apply-style-name="Grass1" style:base-cell-address="LAYERS.AB11"/>
      <style:map style:condition="cell-content()=&quot;02&quot;" style:apply-style-name="Grass2" style:base-cell-address="LAYERS.AB11"/>
      <style:map style:condition="cell-content()=&quot;03&quot;" style:apply-style-name="Road1" style:base-cell-address="LAYERS.AB11"/>
      <style:map style:condition="cell-content()=&quot;04&quot;" style:apply-style-name="Road2" style:base-cell-address="LAYERS.AB11"/>
      <style:map style:condition="cell-content()=&quot;05&quot;" style:apply-style-name="Wast" style:base-cell-address="LAYERS.AB11"/>
      <style:map style:condition="cell-content()=&quot;06&quot;" style:apply-style-name="Rock" style:base-cell-address="LAYERS.AB11"/>
      <style:map style:condition="cell-content()=&quot;07&quot;" style:apply-style-name="Water" style:base-cell-address="LAYERS.AB11"/>
      <style:map style:condition="cell-content()=&quot;08&quot;" style:apply-style-name="Empty" style:base-cell-address="LAYERS.AB11"/>
    </style:style>
    <style:style style:name="ce6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12"/>
      <style:map style:condition="cell-content()=&quot;01&quot;" style:apply-style-name="Grass1" style:base-cell-address="LAYERS.AB12"/>
      <style:map style:condition="cell-content()=&quot;02&quot;" style:apply-style-name="Grass2" style:base-cell-address="LAYERS.AB12"/>
      <style:map style:condition="cell-content()=&quot;03&quot;" style:apply-style-name="Road1" style:base-cell-address="LAYERS.AB12"/>
      <style:map style:condition="cell-content()=&quot;04&quot;" style:apply-style-name="Road2" style:base-cell-address="LAYERS.AB12"/>
      <style:map style:condition="cell-content()=&quot;05&quot;" style:apply-style-name="Wast" style:base-cell-address="LAYERS.AB12"/>
      <style:map style:condition="cell-content()=&quot;06&quot;" style:apply-style-name="Rock" style:base-cell-address="LAYERS.AB12"/>
      <style:map style:condition="cell-content()=&quot;07&quot;" style:apply-style-name="Water" style:base-cell-address="LAYERS.AB12"/>
      <style:map style:condition="cell-content()=&quot;08&quot;" style:apply-style-name="Empty" style:base-cell-address="LAYERS.AB12"/>
    </style:style>
    <style:style style:name="ce6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13"/>
      <style:map style:condition="cell-content()=&quot;01&quot;" style:apply-style-name="Grass1" style:base-cell-address="LAYERS.AB13"/>
      <style:map style:condition="cell-content()=&quot;02&quot;" style:apply-style-name="Grass2" style:base-cell-address="LAYERS.AB13"/>
      <style:map style:condition="cell-content()=&quot;03&quot;" style:apply-style-name="Road1" style:base-cell-address="LAYERS.AB13"/>
      <style:map style:condition="cell-content()=&quot;04&quot;" style:apply-style-name="Road2" style:base-cell-address="LAYERS.AB13"/>
      <style:map style:condition="cell-content()=&quot;05&quot;" style:apply-style-name="Wast" style:base-cell-address="LAYERS.AB13"/>
      <style:map style:condition="cell-content()=&quot;06&quot;" style:apply-style-name="Rock" style:base-cell-address="LAYERS.AB13"/>
      <style:map style:condition="cell-content()=&quot;07&quot;" style:apply-style-name="Water" style:base-cell-address="LAYERS.AB13"/>
      <style:map style:condition="cell-content()=&quot;08&quot;" style:apply-style-name="Empty" style:base-cell-address="LAYERS.AB13"/>
    </style:style>
    <style:style style:name="ce6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14"/>
      <style:map style:condition="cell-content()=&quot;01&quot;" style:apply-style-name="Grass1" style:base-cell-address="LAYERS.AB14"/>
      <style:map style:condition="cell-content()=&quot;02&quot;" style:apply-style-name="Grass2" style:base-cell-address="LAYERS.AB14"/>
      <style:map style:condition="cell-content()=&quot;03&quot;" style:apply-style-name="Road1" style:base-cell-address="LAYERS.AB14"/>
      <style:map style:condition="cell-content()=&quot;04&quot;" style:apply-style-name="Road2" style:base-cell-address="LAYERS.AB14"/>
      <style:map style:condition="cell-content()=&quot;05&quot;" style:apply-style-name="Wast" style:base-cell-address="LAYERS.AB14"/>
      <style:map style:condition="cell-content()=&quot;06&quot;" style:apply-style-name="Rock" style:base-cell-address="LAYERS.AB14"/>
      <style:map style:condition="cell-content()=&quot;07&quot;" style:apply-style-name="Water" style:base-cell-address="LAYERS.AB14"/>
      <style:map style:condition="cell-content()=&quot;08&quot;" style:apply-style-name="Empty" style:base-cell-address="LAYERS.AB14"/>
    </style:style>
    <style:style style:name="ce64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15"/>
      <style:map style:condition="cell-content()=&quot;01&quot;" style:apply-style-name="Grass1" style:base-cell-address="LAYERS.AB15"/>
      <style:map style:condition="cell-content()=&quot;02&quot;" style:apply-style-name="Grass2" style:base-cell-address="LAYERS.AB15"/>
      <style:map style:condition="cell-content()=&quot;03&quot;" style:apply-style-name="Road1" style:base-cell-address="LAYERS.AB15"/>
      <style:map style:condition="cell-content()=&quot;04&quot;" style:apply-style-name="Road2" style:base-cell-address="LAYERS.AB15"/>
      <style:map style:condition="cell-content()=&quot;05&quot;" style:apply-style-name="Wast" style:base-cell-address="LAYERS.AB15"/>
      <style:map style:condition="cell-content()=&quot;06&quot;" style:apply-style-name="Rock" style:base-cell-address="LAYERS.AB15"/>
      <style:map style:condition="cell-content()=&quot;07&quot;" style:apply-style-name="Water" style:base-cell-address="LAYERS.AB15"/>
      <style:map style:condition="cell-content()=&quot;08&quot;" style:apply-style-name="Empty" style:base-cell-address="LAYERS.AB15"/>
    </style:style>
    <style:style style:name="ce64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16"/>
      <style:map style:condition="cell-content()=&quot;01&quot;" style:apply-style-name="Grass1" style:base-cell-address="LAYERS.AB16"/>
      <style:map style:condition="cell-content()=&quot;02&quot;" style:apply-style-name="Grass2" style:base-cell-address="LAYERS.AB16"/>
      <style:map style:condition="cell-content()=&quot;03&quot;" style:apply-style-name="Road1" style:base-cell-address="LAYERS.AB16"/>
      <style:map style:condition="cell-content()=&quot;04&quot;" style:apply-style-name="Road2" style:base-cell-address="LAYERS.AB16"/>
      <style:map style:condition="cell-content()=&quot;05&quot;" style:apply-style-name="Wast" style:base-cell-address="LAYERS.AB16"/>
      <style:map style:condition="cell-content()=&quot;06&quot;" style:apply-style-name="Rock" style:base-cell-address="LAYERS.AB16"/>
      <style:map style:condition="cell-content()=&quot;07&quot;" style:apply-style-name="Water" style:base-cell-address="LAYERS.AB16"/>
      <style:map style:condition="cell-content()=&quot;08&quot;" style:apply-style-name="Empty" style:base-cell-address="LAYERS.AB16"/>
    </style:style>
    <style:style style:name="ce64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17"/>
      <style:map style:condition="cell-content()=&quot;01&quot;" style:apply-style-name="Grass1" style:base-cell-address="LAYERS.AB17"/>
      <style:map style:condition="cell-content()=&quot;02&quot;" style:apply-style-name="Grass2" style:base-cell-address="LAYERS.AB17"/>
      <style:map style:condition="cell-content()=&quot;03&quot;" style:apply-style-name="Road1" style:base-cell-address="LAYERS.AB17"/>
      <style:map style:condition="cell-content()=&quot;04&quot;" style:apply-style-name="Road2" style:base-cell-address="LAYERS.AB17"/>
      <style:map style:condition="cell-content()=&quot;05&quot;" style:apply-style-name="Wast" style:base-cell-address="LAYERS.AB17"/>
      <style:map style:condition="cell-content()=&quot;06&quot;" style:apply-style-name="Rock" style:base-cell-address="LAYERS.AB17"/>
      <style:map style:condition="cell-content()=&quot;07&quot;" style:apply-style-name="Water" style:base-cell-address="LAYERS.AB17"/>
      <style:map style:condition="cell-content()=&quot;08&quot;" style:apply-style-name="Empty" style:base-cell-address="LAYERS.AB17"/>
    </style:style>
    <style:style style:name="ce64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18"/>
      <style:map style:condition="cell-content()=&quot;01&quot;" style:apply-style-name="Grass1" style:base-cell-address="LAYERS.AB18"/>
      <style:map style:condition="cell-content()=&quot;02&quot;" style:apply-style-name="Grass2" style:base-cell-address="LAYERS.AB18"/>
      <style:map style:condition="cell-content()=&quot;03&quot;" style:apply-style-name="Road1" style:base-cell-address="LAYERS.AB18"/>
      <style:map style:condition="cell-content()=&quot;04&quot;" style:apply-style-name="Road2" style:base-cell-address="LAYERS.AB18"/>
      <style:map style:condition="cell-content()=&quot;05&quot;" style:apply-style-name="Wast" style:base-cell-address="LAYERS.AB18"/>
      <style:map style:condition="cell-content()=&quot;06&quot;" style:apply-style-name="Rock" style:base-cell-address="LAYERS.AB18"/>
      <style:map style:condition="cell-content()=&quot;07&quot;" style:apply-style-name="Water" style:base-cell-address="LAYERS.AB18"/>
      <style:map style:condition="cell-content()=&quot;08&quot;" style:apply-style-name="Empty" style:base-cell-address="LAYERS.AB18"/>
    </style:style>
    <style:style style:name="ce64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19"/>
      <style:map style:condition="cell-content()=&quot;01&quot;" style:apply-style-name="Grass1" style:base-cell-address="LAYERS.AB19"/>
      <style:map style:condition="cell-content()=&quot;02&quot;" style:apply-style-name="Grass2" style:base-cell-address="LAYERS.AB19"/>
      <style:map style:condition="cell-content()=&quot;03&quot;" style:apply-style-name="Road1" style:base-cell-address="LAYERS.AB19"/>
      <style:map style:condition="cell-content()=&quot;04&quot;" style:apply-style-name="Road2" style:base-cell-address="LAYERS.AB19"/>
      <style:map style:condition="cell-content()=&quot;05&quot;" style:apply-style-name="Wast" style:base-cell-address="LAYERS.AB19"/>
      <style:map style:condition="cell-content()=&quot;06&quot;" style:apply-style-name="Rock" style:base-cell-address="LAYERS.AB19"/>
      <style:map style:condition="cell-content()=&quot;07&quot;" style:apply-style-name="Water" style:base-cell-address="LAYERS.AB19"/>
      <style:map style:condition="cell-content()=&quot;08&quot;" style:apply-style-name="Empty" style:base-cell-address="LAYERS.AB19"/>
    </style:style>
    <style:style style:name="ce65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20"/>
      <style:map style:condition="cell-content()=&quot;01&quot;" style:apply-style-name="Grass1" style:base-cell-address="LAYERS.AB20"/>
      <style:map style:condition="cell-content()=&quot;02&quot;" style:apply-style-name="Grass2" style:base-cell-address="LAYERS.AB20"/>
      <style:map style:condition="cell-content()=&quot;03&quot;" style:apply-style-name="Road1" style:base-cell-address="LAYERS.AB20"/>
      <style:map style:condition="cell-content()=&quot;04&quot;" style:apply-style-name="Road2" style:base-cell-address="LAYERS.AB20"/>
      <style:map style:condition="cell-content()=&quot;05&quot;" style:apply-style-name="Wast" style:base-cell-address="LAYERS.AB20"/>
      <style:map style:condition="cell-content()=&quot;06&quot;" style:apply-style-name="Rock" style:base-cell-address="LAYERS.AB20"/>
      <style:map style:condition="cell-content()=&quot;07&quot;" style:apply-style-name="Water" style:base-cell-address="LAYERS.AB20"/>
      <style:map style:condition="cell-content()=&quot;08&quot;" style:apply-style-name="Empty" style:base-cell-address="LAYERS.AB20"/>
    </style:style>
    <style:style style:name="ce65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21"/>
      <style:map style:condition="cell-content()=&quot;01&quot;" style:apply-style-name="Grass1" style:base-cell-address="LAYERS.AB21"/>
      <style:map style:condition="cell-content()=&quot;02&quot;" style:apply-style-name="Grass2" style:base-cell-address="LAYERS.AB21"/>
      <style:map style:condition="cell-content()=&quot;03&quot;" style:apply-style-name="Road1" style:base-cell-address="LAYERS.AB21"/>
      <style:map style:condition="cell-content()=&quot;04&quot;" style:apply-style-name="Road2" style:base-cell-address="LAYERS.AB21"/>
      <style:map style:condition="cell-content()=&quot;05&quot;" style:apply-style-name="Wast" style:base-cell-address="LAYERS.AB21"/>
      <style:map style:condition="cell-content()=&quot;06&quot;" style:apply-style-name="Rock" style:base-cell-address="LAYERS.AB21"/>
      <style:map style:condition="cell-content()=&quot;07&quot;" style:apply-style-name="Water" style:base-cell-address="LAYERS.AB21"/>
      <style:map style:condition="cell-content()=&quot;08&quot;" style:apply-style-name="Empty" style:base-cell-address="LAYERS.AB21"/>
    </style:style>
    <style:style style:name="ce65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22"/>
      <style:map style:condition="cell-content()=&quot;01&quot;" style:apply-style-name="Grass1" style:base-cell-address="LAYERS.AB22"/>
      <style:map style:condition="cell-content()=&quot;02&quot;" style:apply-style-name="Grass2" style:base-cell-address="LAYERS.AB22"/>
      <style:map style:condition="cell-content()=&quot;03&quot;" style:apply-style-name="Road1" style:base-cell-address="LAYERS.AB22"/>
      <style:map style:condition="cell-content()=&quot;04&quot;" style:apply-style-name="Road2" style:base-cell-address="LAYERS.AB22"/>
      <style:map style:condition="cell-content()=&quot;05&quot;" style:apply-style-name="Wast" style:base-cell-address="LAYERS.AB22"/>
      <style:map style:condition="cell-content()=&quot;06&quot;" style:apply-style-name="Rock" style:base-cell-address="LAYERS.AB22"/>
      <style:map style:condition="cell-content()=&quot;07&quot;" style:apply-style-name="Water" style:base-cell-address="LAYERS.AB22"/>
      <style:map style:condition="cell-content()=&quot;08&quot;" style:apply-style-name="Empty" style:base-cell-address="LAYERS.AB22"/>
    </style:style>
    <style:style style:name="ce65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23"/>
      <style:map style:condition="cell-content()=&quot;01&quot;" style:apply-style-name="Grass1" style:base-cell-address="LAYERS.AB23"/>
      <style:map style:condition="cell-content()=&quot;02&quot;" style:apply-style-name="Grass2" style:base-cell-address="LAYERS.AB23"/>
      <style:map style:condition="cell-content()=&quot;03&quot;" style:apply-style-name="Road1" style:base-cell-address="LAYERS.AB23"/>
      <style:map style:condition="cell-content()=&quot;04&quot;" style:apply-style-name="Road2" style:base-cell-address="LAYERS.AB23"/>
      <style:map style:condition="cell-content()=&quot;05&quot;" style:apply-style-name="Wast" style:base-cell-address="LAYERS.AB23"/>
      <style:map style:condition="cell-content()=&quot;06&quot;" style:apply-style-name="Rock" style:base-cell-address="LAYERS.AB23"/>
      <style:map style:condition="cell-content()=&quot;07&quot;" style:apply-style-name="Water" style:base-cell-address="LAYERS.AB23"/>
      <style:map style:condition="cell-content()=&quot;08&quot;" style:apply-style-name="Empty" style:base-cell-address="LAYERS.AB23"/>
    </style:style>
    <style:style style:name="ce65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24"/>
      <style:map style:condition="cell-content()=&quot;01&quot;" style:apply-style-name="Grass1" style:base-cell-address="LAYERS.AB24"/>
      <style:map style:condition="cell-content()=&quot;02&quot;" style:apply-style-name="Grass2" style:base-cell-address="LAYERS.AB24"/>
      <style:map style:condition="cell-content()=&quot;03&quot;" style:apply-style-name="Road1" style:base-cell-address="LAYERS.AB24"/>
      <style:map style:condition="cell-content()=&quot;04&quot;" style:apply-style-name="Road2" style:base-cell-address="LAYERS.AB24"/>
      <style:map style:condition="cell-content()=&quot;05&quot;" style:apply-style-name="Wast" style:base-cell-address="LAYERS.AB24"/>
      <style:map style:condition="cell-content()=&quot;06&quot;" style:apply-style-name="Rock" style:base-cell-address="LAYERS.AB24"/>
      <style:map style:condition="cell-content()=&quot;07&quot;" style:apply-style-name="Water" style:base-cell-address="LAYERS.AB24"/>
      <style:map style:condition="cell-content()=&quot;08&quot;" style:apply-style-name="Empty" style:base-cell-address="LAYERS.AB24"/>
    </style:style>
    <style:style style:name="ce65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25"/>
      <style:map style:condition="cell-content()=&quot;01&quot;" style:apply-style-name="Grass1" style:base-cell-address="LAYERS.AB25"/>
      <style:map style:condition="cell-content()=&quot;02&quot;" style:apply-style-name="Grass2" style:base-cell-address="LAYERS.AB25"/>
      <style:map style:condition="cell-content()=&quot;03&quot;" style:apply-style-name="Road1" style:base-cell-address="LAYERS.AB25"/>
      <style:map style:condition="cell-content()=&quot;04&quot;" style:apply-style-name="Road2" style:base-cell-address="LAYERS.AB25"/>
      <style:map style:condition="cell-content()=&quot;05&quot;" style:apply-style-name="Wast" style:base-cell-address="LAYERS.AB25"/>
      <style:map style:condition="cell-content()=&quot;06&quot;" style:apply-style-name="Rock" style:base-cell-address="LAYERS.AB25"/>
      <style:map style:condition="cell-content()=&quot;07&quot;" style:apply-style-name="Water" style:base-cell-address="LAYERS.AB25"/>
      <style:map style:condition="cell-content()=&quot;08&quot;" style:apply-style-name="Empty" style:base-cell-address="LAYERS.AB25"/>
    </style:style>
    <style:style style:name="ce6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26"/>
      <style:map style:condition="cell-content()=&quot;01&quot;" style:apply-style-name="Grass1" style:base-cell-address="LAYERS.AB26"/>
      <style:map style:condition="cell-content()=&quot;02&quot;" style:apply-style-name="Grass2" style:base-cell-address="LAYERS.AB26"/>
      <style:map style:condition="cell-content()=&quot;03&quot;" style:apply-style-name="Road1" style:base-cell-address="LAYERS.AB26"/>
      <style:map style:condition="cell-content()=&quot;04&quot;" style:apply-style-name="Road2" style:base-cell-address="LAYERS.AB26"/>
      <style:map style:condition="cell-content()=&quot;05&quot;" style:apply-style-name="Wast" style:base-cell-address="LAYERS.AB26"/>
      <style:map style:condition="cell-content()=&quot;06&quot;" style:apply-style-name="Rock" style:base-cell-address="LAYERS.AB26"/>
      <style:map style:condition="cell-content()=&quot;07&quot;" style:apply-style-name="Water" style:base-cell-address="LAYERS.AB26"/>
      <style:map style:condition="cell-content()=&quot;08&quot;" style:apply-style-name="Empty" style:base-cell-address="LAYERS.AB26"/>
    </style:style>
    <style:style style:name="ce65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29"/>
      <style:map style:condition="cell-content()=&quot;01&quot;" style:apply-style-name="Grass1" style:base-cell-address="LAYERS.AB29"/>
      <style:map style:condition="cell-content()=&quot;02&quot;" style:apply-style-name="Grass2" style:base-cell-address="LAYERS.AB29"/>
      <style:map style:condition="cell-content()=&quot;03&quot;" style:apply-style-name="Road1" style:base-cell-address="LAYERS.AB29"/>
      <style:map style:condition="cell-content()=&quot;04&quot;" style:apply-style-name="Road2" style:base-cell-address="LAYERS.AB29"/>
      <style:map style:condition="cell-content()=&quot;05&quot;" style:apply-style-name="Wast" style:base-cell-address="LAYERS.AB29"/>
      <style:map style:condition="cell-content()=&quot;06&quot;" style:apply-style-name="Rock" style:base-cell-address="LAYERS.AB29"/>
      <style:map style:condition="cell-content()=&quot;07&quot;" style:apply-style-name="Water" style:base-cell-address="LAYERS.AB29"/>
      <style:map style:condition="cell-content()=&quot;08&quot;" style:apply-style-name="Empty" style:base-cell-address="LAYERS.AB29"/>
    </style:style>
    <style:style style:name="ce65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30"/>
      <style:map style:condition="cell-content()=&quot;01&quot;" style:apply-style-name="Grass1" style:base-cell-address="LAYERS.AB30"/>
      <style:map style:condition="cell-content()=&quot;02&quot;" style:apply-style-name="Grass2" style:base-cell-address="LAYERS.AB30"/>
      <style:map style:condition="cell-content()=&quot;03&quot;" style:apply-style-name="Road1" style:base-cell-address="LAYERS.AB30"/>
      <style:map style:condition="cell-content()=&quot;04&quot;" style:apply-style-name="Road2" style:base-cell-address="LAYERS.AB30"/>
      <style:map style:condition="cell-content()=&quot;05&quot;" style:apply-style-name="Wast" style:base-cell-address="LAYERS.AB30"/>
      <style:map style:condition="cell-content()=&quot;06&quot;" style:apply-style-name="Rock" style:base-cell-address="LAYERS.AB30"/>
      <style:map style:condition="cell-content()=&quot;07&quot;" style:apply-style-name="Water" style:base-cell-address="LAYERS.AB30"/>
      <style:map style:condition="cell-content()=&quot;08&quot;" style:apply-style-name="Empty" style:base-cell-address="LAYERS.AB30"/>
    </style:style>
    <style:style style:name="ce65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31"/>
      <style:map style:condition="cell-content()=&quot;01&quot;" style:apply-style-name="Grass1" style:base-cell-address="LAYERS.AB31"/>
      <style:map style:condition="cell-content()=&quot;02&quot;" style:apply-style-name="Grass2" style:base-cell-address="LAYERS.AB31"/>
      <style:map style:condition="cell-content()=&quot;03&quot;" style:apply-style-name="Road1" style:base-cell-address="LAYERS.AB31"/>
      <style:map style:condition="cell-content()=&quot;04&quot;" style:apply-style-name="Road2" style:base-cell-address="LAYERS.AB31"/>
      <style:map style:condition="cell-content()=&quot;05&quot;" style:apply-style-name="Wast" style:base-cell-address="LAYERS.AB31"/>
      <style:map style:condition="cell-content()=&quot;06&quot;" style:apply-style-name="Rock" style:base-cell-address="LAYERS.AB31"/>
      <style:map style:condition="cell-content()=&quot;07&quot;" style:apply-style-name="Water" style:base-cell-address="LAYERS.AB31"/>
      <style:map style:condition="cell-content()=&quot;08&quot;" style:apply-style-name="Empty" style:base-cell-address="LAYERS.AB31"/>
    </style:style>
    <style:style style:name="ce66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32"/>
      <style:map style:condition="cell-content()=&quot;01&quot;" style:apply-style-name="Grass1" style:base-cell-address="LAYERS.AB32"/>
      <style:map style:condition="cell-content()=&quot;02&quot;" style:apply-style-name="Grass2" style:base-cell-address="LAYERS.AB32"/>
      <style:map style:condition="cell-content()=&quot;03&quot;" style:apply-style-name="Road1" style:base-cell-address="LAYERS.AB32"/>
      <style:map style:condition="cell-content()=&quot;04&quot;" style:apply-style-name="Road2" style:base-cell-address="LAYERS.AB32"/>
      <style:map style:condition="cell-content()=&quot;05&quot;" style:apply-style-name="Wast" style:base-cell-address="LAYERS.AB32"/>
      <style:map style:condition="cell-content()=&quot;06&quot;" style:apply-style-name="Rock" style:base-cell-address="LAYERS.AB32"/>
      <style:map style:condition="cell-content()=&quot;07&quot;" style:apply-style-name="Water" style:base-cell-address="LAYERS.AB32"/>
      <style:map style:condition="cell-content()=&quot;08&quot;" style:apply-style-name="Empty" style:base-cell-address="LAYERS.AB32"/>
    </style:style>
    <style:style style:name="ce66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B33"/>
      <style:map style:condition="cell-content()=&quot;01&quot;" style:apply-style-name="Grass1" style:base-cell-address="LAYERS.AB33"/>
      <style:map style:condition="cell-content()=&quot;02&quot;" style:apply-style-name="Grass2" style:base-cell-address="LAYERS.AB33"/>
      <style:map style:condition="cell-content()=&quot;03&quot;" style:apply-style-name="Road1" style:base-cell-address="LAYERS.AB33"/>
      <style:map style:condition="cell-content()=&quot;04&quot;" style:apply-style-name="Road2" style:base-cell-address="LAYERS.AB33"/>
      <style:map style:condition="cell-content()=&quot;05&quot;" style:apply-style-name="Wast" style:base-cell-address="LAYERS.AB33"/>
      <style:map style:condition="cell-content()=&quot;06&quot;" style:apply-style-name="Rock" style:base-cell-address="LAYERS.AB33"/>
      <style:map style:condition="cell-content()=&quot;07&quot;" style:apply-style-name="Water" style:base-cell-address="LAYERS.AB33"/>
      <style:map style:condition="cell-content()=&quot;08&quot;" style:apply-style-name="Empty" style:base-cell-address="LAYERS.AB33"/>
      <style:map style:condition="cell-content()=&quot;-1&quot;" style:apply-style-name="Empty" style:base-cell-address="LAYERS.AB33"/>
    </style:style>
    <style:style style:name="ce66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2"/>
      <style:map style:condition="cell-content()=&quot;01&quot;" style:apply-style-name="Grass1" style:base-cell-address="LAYERS.AC2"/>
      <style:map style:condition="cell-content()=&quot;02&quot;" style:apply-style-name="Grass2" style:base-cell-address="LAYERS.AC2"/>
      <style:map style:condition="cell-content()=&quot;03&quot;" style:apply-style-name="Road1" style:base-cell-address="LAYERS.AC2"/>
      <style:map style:condition="cell-content()=&quot;04&quot;" style:apply-style-name="Road2" style:base-cell-address="LAYERS.AC2"/>
      <style:map style:condition="cell-content()=&quot;05&quot;" style:apply-style-name="Wast" style:base-cell-address="LAYERS.AC2"/>
      <style:map style:condition="cell-content()=&quot;06&quot;" style:apply-style-name="Rock" style:base-cell-address="LAYERS.AC2"/>
      <style:map style:condition="cell-content()=&quot;07&quot;" style:apply-style-name="Water" style:base-cell-address="LAYERS.AC2"/>
      <style:map style:condition="cell-content()=&quot;08&quot;" style:apply-style-name="Empty" style:base-cell-address="LAYERS.AC2"/>
      <style:map style:condition="cell-content()=&quot;-1&quot;" style:apply-style-name="Empty" style:base-cell-address="LAYERS.AC2"/>
    </style:style>
    <style:style style:name="ce66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3"/>
      <style:map style:condition="cell-content()=&quot;01&quot;" style:apply-style-name="Grass1" style:base-cell-address="LAYERS.AC3"/>
      <style:map style:condition="cell-content()=&quot;02&quot;" style:apply-style-name="Grass2" style:base-cell-address="LAYERS.AC3"/>
      <style:map style:condition="cell-content()=&quot;03&quot;" style:apply-style-name="Road1" style:base-cell-address="LAYERS.AC3"/>
      <style:map style:condition="cell-content()=&quot;04&quot;" style:apply-style-name="Road2" style:base-cell-address="LAYERS.AC3"/>
      <style:map style:condition="cell-content()=&quot;05&quot;" style:apply-style-name="Wast" style:base-cell-address="LAYERS.AC3"/>
      <style:map style:condition="cell-content()=&quot;06&quot;" style:apply-style-name="Rock" style:base-cell-address="LAYERS.AC3"/>
      <style:map style:condition="cell-content()=&quot;07&quot;" style:apply-style-name="Water" style:base-cell-address="LAYERS.AC3"/>
      <style:map style:condition="cell-content()=&quot;08&quot;" style:apply-style-name="Empty" style:base-cell-address="LAYERS.AC3"/>
    </style:style>
    <style:style style:name="ce66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4"/>
      <style:map style:condition="cell-content()=&quot;01&quot;" style:apply-style-name="Grass1" style:base-cell-address="LAYERS.AC4"/>
      <style:map style:condition="cell-content()=&quot;02&quot;" style:apply-style-name="Grass2" style:base-cell-address="LAYERS.AC4"/>
      <style:map style:condition="cell-content()=&quot;03&quot;" style:apply-style-name="Road1" style:base-cell-address="LAYERS.AC4"/>
      <style:map style:condition="cell-content()=&quot;04&quot;" style:apply-style-name="Road2" style:base-cell-address="LAYERS.AC4"/>
      <style:map style:condition="cell-content()=&quot;05&quot;" style:apply-style-name="Wast" style:base-cell-address="LAYERS.AC4"/>
      <style:map style:condition="cell-content()=&quot;06&quot;" style:apply-style-name="Rock" style:base-cell-address="LAYERS.AC4"/>
      <style:map style:condition="cell-content()=&quot;07&quot;" style:apply-style-name="Water" style:base-cell-address="LAYERS.AC4"/>
      <style:map style:condition="cell-content()=&quot;08&quot;" style:apply-style-name="Empty" style:base-cell-address="LAYERS.AC4"/>
    </style:style>
    <style:style style:name="ce66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5"/>
      <style:map style:condition="cell-content()=&quot;01&quot;" style:apply-style-name="Grass1" style:base-cell-address="LAYERS.AC5"/>
      <style:map style:condition="cell-content()=&quot;02&quot;" style:apply-style-name="Grass2" style:base-cell-address="LAYERS.AC5"/>
      <style:map style:condition="cell-content()=&quot;03&quot;" style:apply-style-name="Road1" style:base-cell-address="LAYERS.AC5"/>
      <style:map style:condition="cell-content()=&quot;04&quot;" style:apply-style-name="Road2" style:base-cell-address="LAYERS.AC5"/>
      <style:map style:condition="cell-content()=&quot;05&quot;" style:apply-style-name="Wast" style:base-cell-address="LAYERS.AC5"/>
      <style:map style:condition="cell-content()=&quot;06&quot;" style:apply-style-name="Rock" style:base-cell-address="LAYERS.AC5"/>
      <style:map style:condition="cell-content()=&quot;07&quot;" style:apply-style-name="Water" style:base-cell-address="LAYERS.AC5"/>
      <style:map style:condition="cell-content()=&quot;08&quot;" style:apply-style-name="Empty" style:base-cell-address="LAYERS.AC5"/>
    </style:style>
    <style:style style:name="ce66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6"/>
      <style:map style:condition="cell-content()=&quot;01&quot;" style:apply-style-name="Grass1" style:base-cell-address="LAYERS.AC6"/>
      <style:map style:condition="cell-content()=&quot;02&quot;" style:apply-style-name="Grass2" style:base-cell-address="LAYERS.AC6"/>
      <style:map style:condition="cell-content()=&quot;03&quot;" style:apply-style-name="Road1" style:base-cell-address="LAYERS.AC6"/>
      <style:map style:condition="cell-content()=&quot;04&quot;" style:apply-style-name="Road2" style:base-cell-address="LAYERS.AC6"/>
      <style:map style:condition="cell-content()=&quot;05&quot;" style:apply-style-name="Wast" style:base-cell-address="LAYERS.AC6"/>
      <style:map style:condition="cell-content()=&quot;06&quot;" style:apply-style-name="Rock" style:base-cell-address="LAYERS.AC6"/>
      <style:map style:condition="cell-content()=&quot;07&quot;" style:apply-style-name="Water" style:base-cell-address="LAYERS.AC6"/>
      <style:map style:condition="cell-content()=&quot;08&quot;" style:apply-style-name="Empty" style:base-cell-address="LAYERS.AC6"/>
    </style:style>
    <style:style style:name="ce66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7"/>
      <style:map style:condition="cell-content()=&quot;01&quot;" style:apply-style-name="Grass1" style:base-cell-address="LAYERS.AC7"/>
      <style:map style:condition="cell-content()=&quot;02&quot;" style:apply-style-name="Grass2" style:base-cell-address="LAYERS.AC7"/>
      <style:map style:condition="cell-content()=&quot;03&quot;" style:apply-style-name="Road1" style:base-cell-address="LAYERS.AC7"/>
      <style:map style:condition="cell-content()=&quot;04&quot;" style:apply-style-name="Road2" style:base-cell-address="LAYERS.AC7"/>
      <style:map style:condition="cell-content()=&quot;05&quot;" style:apply-style-name="Wast" style:base-cell-address="LAYERS.AC7"/>
      <style:map style:condition="cell-content()=&quot;06&quot;" style:apply-style-name="Rock" style:base-cell-address="LAYERS.AC7"/>
      <style:map style:condition="cell-content()=&quot;07&quot;" style:apply-style-name="Water" style:base-cell-address="LAYERS.AC7"/>
      <style:map style:condition="cell-content()=&quot;08&quot;" style:apply-style-name="Empty" style:base-cell-address="LAYERS.AC7"/>
    </style:style>
    <style:style style:name="ce66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8"/>
      <style:map style:condition="cell-content()=&quot;01&quot;" style:apply-style-name="Grass1" style:base-cell-address="LAYERS.AC8"/>
      <style:map style:condition="cell-content()=&quot;02&quot;" style:apply-style-name="Grass2" style:base-cell-address="LAYERS.AC8"/>
      <style:map style:condition="cell-content()=&quot;03&quot;" style:apply-style-name="Road1" style:base-cell-address="LAYERS.AC8"/>
      <style:map style:condition="cell-content()=&quot;04&quot;" style:apply-style-name="Road2" style:base-cell-address="LAYERS.AC8"/>
      <style:map style:condition="cell-content()=&quot;05&quot;" style:apply-style-name="Wast" style:base-cell-address="LAYERS.AC8"/>
      <style:map style:condition="cell-content()=&quot;06&quot;" style:apply-style-name="Rock" style:base-cell-address="LAYERS.AC8"/>
      <style:map style:condition="cell-content()=&quot;07&quot;" style:apply-style-name="Water" style:base-cell-address="LAYERS.AC8"/>
      <style:map style:condition="cell-content()=&quot;08&quot;" style:apply-style-name="Empty" style:base-cell-address="LAYERS.AC8"/>
    </style:style>
    <style:style style:name="ce66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9"/>
      <style:map style:condition="cell-content()=&quot;01&quot;" style:apply-style-name="Grass1" style:base-cell-address="LAYERS.AC9"/>
      <style:map style:condition="cell-content()=&quot;02&quot;" style:apply-style-name="Grass2" style:base-cell-address="LAYERS.AC9"/>
      <style:map style:condition="cell-content()=&quot;03&quot;" style:apply-style-name="Road1" style:base-cell-address="LAYERS.AC9"/>
      <style:map style:condition="cell-content()=&quot;04&quot;" style:apply-style-name="Road2" style:base-cell-address="LAYERS.AC9"/>
      <style:map style:condition="cell-content()=&quot;05&quot;" style:apply-style-name="Wast" style:base-cell-address="LAYERS.AC9"/>
      <style:map style:condition="cell-content()=&quot;06&quot;" style:apply-style-name="Rock" style:base-cell-address="LAYERS.AC9"/>
      <style:map style:condition="cell-content()=&quot;07&quot;" style:apply-style-name="Water" style:base-cell-address="LAYERS.AC9"/>
      <style:map style:condition="cell-content()=&quot;08&quot;" style:apply-style-name="Empty" style:base-cell-address="LAYERS.AC9"/>
    </style:style>
    <style:style style:name="ce67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10"/>
      <style:map style:condition="cell-content()=&quot;01&quot;" style:apply-style-name="Grass1" style:base-cell-address="LAYERS.AC10"/>
      <style:map style:condition="cell-content()=&quot;02&quot;" style:apply-style-name="Grass2" style:base-cell-address="LAYERS.AC10"/>
      <style:map style:condition="cell-content()=&quot;03&quot;" style:apply-style-name="Road1" style:base-cell-address="LAYERS.AC10"/>
      <style:map style:condition="cell-content()=&quot;04&quot;" style:apply-style-name="Road2" style:base-cell-address="LAYERS.AC10"/>
      <style:map style:condition="cell-content()=&quot;05&quot;" style:apply-style-name="Wast" style:base-cell-address="LAYERS.AC10"/>
      <style:map style:condition="cell-content()=&quot;06&quot;" style:apply-style-name="Rock" style:base-cell-address="LAYERS.AC10"/>
      <style:map style:condition="cell-content()=&quot;07&quot;" style:apply-style-name="Water" style:base-cell-address="LAYERS.AC10"/>
      <style:map style:condition="cell-content()=&quot;08&quot;" style:apply-style-name="Empty" style:base-cell-address="LAYERS.AC10"/>
    </style:style>
    <style:style style:name="ce67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11"/>
      <style:map style:condition="cell-content()=&quot;01&quot;" style:apply-style-name="Grass1" style:base-cell-address="LAYERS.AC11"/>
      <style:map style:condition="cell-content()=&quot;02&quot;" style:apply-style-name="Grass2" style:base-cell-address="LAYERS.AC11"/>
      <style:map style:condition="cell-content()=&quot;03&quot;" style:apply-style-name="Road1" style:base-cell-address="LAYERS.AC11"/>
      <style:map style:condition="cell-content()=&quot;04&quot;" style:apply-style-name="Road2" style:base-cell-address="LAYERS.AC11"/>
      <style:map style:condition="cell-content()=&quot;05&quot;" style:apply-style-name="Wast" style:base-cell-address="LAYERS.AC11"/>
      <style:map style:condition="cell-content()=&quot;06&quot;" style:apply-style-name="Rock" style:base-cell-address="LAYERS.AC11"/>
      <style:map style:condition="cell-content()=&quot;07&quot;" style:apply-style-name="Water" style:base-cell-address="LAYERS.AC11"/>
      <style:map style:condition="cell-content()=&quot;08&quot;" style:apply-style-name="Empty" style:base-cell-address="LAYERS.AC11"/>
    </style:style>
    <style:style style:name="ce67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12"/>
      <style:map style:condition="cell-content()=&quot;01&quot;" style:apply-style-name="Grass1" style:base-cell-address="LAYERS.AC12"/>
      <style:map style:condition="cell-content()=&quot;02&quot;" style:apply-style-name="Grass2" style:base-cell-address="LAYERS.AC12"/>
      <style:map style:condition="cell-content()=&quot;03&quot;" style:apply-style-name="Road1" style:base-cell-address="LAYERS.AC12"/>
      <style:map style:condition="cell-content()=&quot;04&quot;" style:apply-style-name="Road2" style:base-cell-address="LAYERS.AC12"/>
      <style:map style:condition="cell-content()=&quot;05&quot;" style:apply-style-name="Wast" style:base-cell-address="LAYERS.AC12"/>
      <style:map style:condition="cell-content()=&quot;06&quot;" style:apply-style-name="Rock" style:base-cell-address="LAYERS.AC12"/>
      <style:map style:condition="cell-content()=&quot;07&quot;" style:apply-style-name="Water" style:base-cell-address="LAYERS.AC12"/>
      <style:map style:condition="cell-content()=&quot;08&quot;" style:apply-style-name="Empty" style:base-cell-address="LAYERS.AC12"/>
    </style:style>
    <style:style style:name="ce67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13"/>
      <style:map style:condition="cell-content()=&quot;01&quot;" style:apply-style-name="Grass1" style:base-cell-address="LAYERS.AC13"/>
      <style:map style:condition="cell-content()=&quot;02&quot;" style:apply-style-name="Grass2" style:base-cell-address="LAYERS.AC13"/>
      <style:map style:condition="cell-content()=&quot;03&quot;" style:apply-style-name="Road1" style:base-cell-address="LAYERS.AC13"/>
      <style:map style:condition="cell-content()=&quot;04&quot;" style:apply-style-name="Road2" style:base-cell-address="LAYERS.AC13"/>
      <style:map style:condition="cell-content()=&quot;05&quot;" style:apply-style-name="Wast" style:base-cell-address="LAYERS.AC13"/>
      <style:map style:condition="cell-content()=&quot;06&quot;" style:apply-style-name="Rock" style:base-cell-address="LAYERS.AC13"/>
      <style:map style:condition="cell-content()=&quot;07&quot;" style:apply-style-name="Water" style:base-cell-address="LAYERS.AC13"/>
      <style:map style:condition="cell-content()=&quot;08&quot;" style:apply-style-name="Empty" style:base-cell-address="LAYERS.AC13"/>
    </style:style>
    <style:style style:name="ce67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14"/>
      <style:map style:condition="cell-content()=&quot;01&quot;" style:apply-style-name="Grass1" style:base-cell-address="LAYERS.AC14"/>
      <style:map style:condition="cell-content()=&quot;02&quot;" style:apply-style-name="Grass2" style:base-cell-address="LAYERS.AC14"/>
      <style:map style:condition="cell-content()=&quot;03&quot;" style:apply-style-name="Road1" style:base-cell-address="LAYERS.AC14"/>
      <style:map style:condition="cell-content()=&quot;04&quot;" style:apply-style-name="Road2" style:base-cell-address="LAYERS.AC14"/>
      <style:map style:condition="cell-content()=&quot;05&quot;" style:apply-style-name="Wast" style:base-cell-address="LAYERS.AC14"/>
      <style:map style:condition="cell-content()=&quot;06&quot;" style:apply-style-name="Rock" style:base-cell-address="LAYERS.AC14"/>
      <style:map style:condition="cell-content()=&quot;07&quot;" style:apply-style-name="Water" style:base-cell-address="LAYERS.AC14"/>
      <style:map style:condition="cell-content()=&quot;08&quot;" style:apply-style-name="Empty" style:base-cell-address="LAYERS.AC14"/>
    </style:style>
    <style:style style:name="ce67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15"/>
      <style:map style:condition="cell-content()=&quot;01&quot;" style:apply-style-name="Grass1" style:base-cell-address="LAYERS.AC15"/>
      <style:map style:condition="cell-content()=&quot;02&quot;" style:apply-style-name="Grass2" style:base-cell-address="LAYERS.AC15"/>
      <style:map style:condition="cell-content()=&quot;03&quot;" style:apply-style-name="Road1" style:base-cell-address="LAYERS.AC15"/>
      <style:map style:condition="cell-content()=&quot;04&quot;" style:apply-style-name="Road2" style:base-cell-address="LAYERS.AC15"/>
      <style:map style:condition="cell-content()=&quot;05&quot;" style:apply-style-name="Wast" style:base-cell-address="LAYERS.AC15"/>
      <style:map style:condition="cell-content()=&quot;06&quot;" style:apply-style-name="Rock" style:base-cell-address="LAYERS.AC15"/>
      <style:map style:condition="cell-content()=&quot;07&quot;" style:apply-style-name="Water" style:base-cell-address="LAYERS.AC15"/>
      <style:map style:condition="cell-content()=&quot;08&quot;" style:apply-style-name="Empty" style:base-cell-address="LAYERS.AC15"/>
    </style:style>
    <style:style style:name="ce6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16"/>
      <style:map style:condition="cell-content()=&quot;01&quot;" style:apply-style-name="Grass1" style:base-cell-address="LAYERS.AC16"/>
      <style:map style:condition="cell-content()=&quot;02&quot;" style:apply-style-name="Grass2" style:base-cell-address="LAYERS.AC16"/>
      <style:map style:condition="cell-content()=&quot;03&quot;" style:apply-style-name="Road1" style:base-cell-address="LAYERS.AC16"/>
      <style:map style:condition="cell-content()=&quot;04&quot;" style:apply-style-name="Road2" style:base-cell-address="LAYERS.AC16"/>
      <style:map style:condition="cell-content()=&quot;05&quot;" style:apply-style-name="Wast" style:base-cell-address="LAYERS.AC16"/>
      <style:map style:condition="cell-content()=&quot;06&quot;" style:apply-style-name="Rock" style:base-cell-address="LAYERS.AC16"/>
      <style:map style:condition="cell-content()=&quot;07&quot;" style:apply-style-name="Water" style:base-cell-address="LAYERS.AC16"/>
      <style:map style:condition="cell-content()=&quot;08&quot;" style:apply-style-name="Empty" style:base-cell-address="LAYERS.AC16"/>
    </style:style>
    <style:style style:name="ce67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17"/>
      <style:map style:condition="cell-content()=&quot;01&quot;" style:apply-style-name="Grass1" style:base-cell-address="LAYERS.AC17"/>
      <style:map style:condition="cell-content()=&quot;02&quot;" style:apply-style-name="Grass2" style:base-cell-address="LAYERS.AC17"/>
      <style:map style:condition="cell-content()=&quot;03&quot;" style:apply-style-name="Road1" style:base-cell-address="LAYERS.AC17"/>
      <style:map style:condition="cell-content()=&quot;04&quot;" style:apply-style-name="Road2" style:base-cell-address="LAYERS.AC17"/>
      <style:map style:condition="cell-content()=&quot;05&quot;" style:apply-style-name="Wast" style:base-cell-address="LAYERS.AC17"/>
      <style:map style:condition="cell-content()=&quot;06&quot;" style:apply-style-name="Rock" style:base-cell-address="LAYERS.AC17"/>
      <style:map style:condition="cell-content()=&quot;07&quot;" style:apply-style-name="Water" style:base-cell-address="LAYERS.AC17"/>
      <style:map style:condition="cell-content()=&quot;08&quot;" style:apply-style-name="Empty" style:base-cell-address="LAYERS.AC17"/>
    </style:style>
    <style:style style:name="ce6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18"/>
      <style:map style:condition="cell-content()=&quot;01&quot;" style:apply-style-name="Grass1" style:base-cell-address="LAYERS.AC18"/>
      <style:map style:condition="cell-content()=&quot;02&quot;" style:apply-style-name="Grass2" style:base-cell-address="LAYERS.AC18"/>
      <style:map style:condition="cell-content()=&quot;03&quot;" style:apply-style-name="Road1" style:base-cell-address="LAYERS.AC18"/>
      <style:map style:condition="cell-content()=&quot;04&quot;" style:apply-style-name="Road2" style:base-cell-address="LAYERS.AC18"/>
      <style:map style:condition="cell-content()=&quot;05&quot;" style:apply-style-name="Wast" style:base-cell-address="LAYERS.AC18"/>
      <style:map style:condition="cell-content()=&quot;06&quot;" style:apply-style-name="Rock" style:base-cell-address="LAYERS.AC18"/>
      <style:map style:condition="cell-content()=&quot;07&quot;" style:apply-style-name="Water" style:base-cell-address="LAYERS.AC18"/>
      <style:map style:condition="cell-content()=&quot;08&quot;" style:apply-style-name="Empty" style:base-cell-address="LAYERS.AC18"/>
    </style:style>
    <style:style style:name="ce67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19"/>
      <style:map style:condition="cell-content()=&quot;01&quot;" style:apply-style-name="Grass1" style:base-cell-address="LAYERS.AC19"/>
      <style:map style:condition="cell-content()=&quot;02&quot;" style:apply-style-name="Grass2" style:base-cell-address="LAYERS.AC19"/>
      <style:map style:condition="cell-content()=&quot;03&quot;" style:apply-style-name="Road1" style:base-cell-address="LAYERS.AC19"/>
      <style:map style:condition="cell-content()=&quot;04&quot;" style:apply-style-name="Road2" style:base-cell-address="LAYERS.AC19"/>
      <style:map style:condition="cell-content()=&quot;05&quot;" style:apply-style-name="Wast" style:base-cell-address="LAYERS.AC19"/>
      <style:map style:condition="cell-content()=&quot;06&quot;" style:apply-style-name="Rock" style:base-cell-address="LAYERS.AC19"/>
      <style:map style:condition="cell-content()=&quot;07&quot;" style:apply-style-name="Water" style:base-cell-address="LAYERS.AC19"/>
      <style:map style:condition="cell-content()=&quot;08&quot;" style:apply-style-name="Empty" style:base-cell-address="LAYERS.AC19"/>
    </style:style>
    <style:style style:name="ce68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20"/>
      <style:map style:condition="cell-content()=&quot;01&quot;" style:apply-style-name="Grass1" style:base-cell-address="LAYERS.AC20"/>
      <style:map style:condition="cell-content()=&quot;02&quot;" style:apply-style-name="Grass2" style:base-cell-address="LAYERS.AC20"/>
      <style:map style:condition="cell-content()=&quot;03&quot;" style:apply-style-name="Road1" style:base-cell-address="LAYERS.AC20"/>
      <style:map style:condition="cell-content()=&quot;04&quot;" style:apply-style-name="Road2" style:base-cell-address="LAYERS.AC20"/>
      <style:map style:condition="cell-content()=&quot;05&quot;" style:apply-style-name="Wast" style:base-cell-address="LAYERS.AC20"/>
      <style:map style:condition="cell-content()=&quot;06&quot;" style:apply-style-name="Rock" style:base-cell-address="LAYERS.AC20"/>
      <style:map style:condition="cell-content()=&quot;07&quot;" style:apply-style-name="Water" style:base-cell-address="LAYERS.AC20"/>
      <style:map style:condition="cell-content()=&quot;08&quot;" style:apply-style-name="Empty" style:base-cell-address="LAYERS.AC20"/>
    </style:style>
    <style:style style:name="ce68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21"/>
      <style:map style:condition="cell-content()=&quot;01&quot;" style:apply-style-name="Grass1" style:base-cell-address="LAYERS.AC21"/>
      <style:map style:condition="cell-content()=&quot;02&quot;" style:apply-style-name="Grass2" style:base-cell-address="LAYERS.AC21"/>
      <style:map style:condition="cell-content()=&quot;03&quot;" style:apply-style-name="Road1" style:base-cell-address="LAYERS.AC21"/>
      <style:map style:condition="cell-content()=&quot;04&quot;" style:apply-style-name="Road2" style:base-cell-address="LAYERS.AC21"/>
      <style:map style:condition="cell-content()=&quot;05&quot;" style:apply-style-name="Wast" style:base-cell-address="LAYERS.AC21"/>
      <style:map style:condition="cell-content()=&quot;06&quot;" style:apply-style-name="Rock" style:base-cell-address="LAYERS.AC21"/>
      <style:map style:condition="cell-content()=&quot;07&quot;" style:apply-style-name="Water" style:base-cell-address="LAYERS.AC21"/>
      <style:map style:condition="cell-content()=&quot;08&quot;" style:apply-style-name="Empty" style:base-cell-address="LAYERS.AC21"/>
    </style:style>
    <style:style style:name="ce6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22"/>
      <style:map style:condition="cell-content()=&quot;01&quot;" style:apply-style-name="Grass1" style:base-cell-address="LAYERS.AC22"/>
      <style:map style:condition="cell-content()=&quot;02&quot;" style:apply-style-name="Grass2" style:base-cell-address="LAYERS.AC22"/>
      <style:map style:condition="cell-content()=&quot;03&quot;" style:apply-style-name="Road1" style:base-cell-address="LAYERS.AC22"/>
      <style:map style:condition="cell-content()=&quot;04&quot;" style:apply-style-name="Road2" style:base-cell-address="LAYERS.AC22"/>
      <style:map style:condition="cell-content()=&quot;05&quot;" style:apply-style-name="Wast" style:base-cell-address="LAYERS.AC22"/>
      <style:map style:condition="cell-content()=&quot;06&quot;" style:apply-style-name="Rock" style:base-cell-address="LAYERS.AC22"/>
      <style:map style:condition="cell-content()=&quot;07&quot;" style:apply-style-name="Water" style:base-cell-address="LAYERS.AC22"/>
      <style:map style:condition="cell-content()=&quot;08&quot;" style:apply-style-name="Empty" style:base-cell-address="LAYERS.AC22"/>
    </style:style>
    <style:style style:name="ce68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23"/>
      <style:map style:condition="cell-content()=&quot;01&quot;" style:apply-style-name="Grass1" style:base-cell-address="LAYERS.AC23"/>
      <style:map style:condition="cell-content()=&quot;02&quot;" style:apply-style-name="Grass2" style:base-cell-address="LAYERS.AC23"/>
      <style:map style:condition="cell-content()=&quot;03&quot;" style:apply-style-name="Road1" style:base-cell-address="LAYERS.AC23"/>
      <style:map style:condition="cell-content()=&quot;04&quot;" style:apply-style-name="Road2" style:base-cell-address="LAYERS.AC23"/>
      <style:map style:condition="cell-content()=&quot;05&quot;" style:apply-style-name="Wast" style:base-cell-address="LAYERS.AC23"/>
      <style:map style:condition="cell-content()=&quot;06&quot;" style:apply-style-name="Rock" style:base-cell-address="LAYERS.AC23"/>
      <style:map style:condition="cell-content()=&quot;07&quot;" style:apply-style-name="Water" style:base-cell-address="LAYERS.AC23"/>
      <style:map style:condition="cell-content()=&quot;08&quot;" style:apply-style-name="Empty" style:base-cell-address="LAYERS.AC23"/>
    </style:style>
    <style:style style:name="ce68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24"/>
      <style:map style:condition="cell-content()=&quot;01&quot;" style:apply-style-name="Grass1" style:base-cell-address="LAYERS.AC24"/>
      <style:map style:condition="cell-content()=&quot;02&quot;" style:apply-style-name="Grass2" style:base-cell-address="LAYERS.AC24"/>
      <style:map style:condition="cell-content()=&quot;03&quot;" style:apply-style-name="Road1" style:base-cell-address="LAYERS.AC24"/>
      <style:map style:condition="cell-content()=&quot;04&quot;" style:apply-style-name="Road2" style:base-cell-address="LAYERS.AC24"/>
      <style:map style:condition="cell-content()=&quot;05&quot;" style:apply-style-name="Wast" style:base-cell-address="LAYERS.AC24"/>
      <style:map style:condition="cell-content()=&quot;06&quot;" style:apply-style-name="Rock" style:base-cell-address="LAYERS.AC24"/>
      <style:map style:condition="cell-content()=&quot;07&quot;" style:apply-style-name="Water" style:base-cell-address="LAYERS.AC24"/>
      <style:map style:condition="cell-content()=&quot;08&quot;" style:apply-style-name="Empty" style:base-cell-address="LAYERS.AC24"/>
    </style:style>
    <style:style style:name="ce68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25"/>
      <style:map style:condition="cell-content()=&quot;01&quot;" style:apply-style-name="Grass1" style:base-cell-address="LAYERS.AC25"/>
      <style:map style:condition="cell-content()=&quot;02&quot;" style:apply-style-name="Grass2" style:base-cell-address="LAYERS.AC25"/>
      <style:map style:condition="cell-content()=&quot;03&quot;" style:apply-style-name="Road1" style:base-cell-address="LAYERS.AC25"/>
      <style:map style:condition="cell-content()=&quot;04&quot;" style:apply-style-name="Road2" style:base-cell-address="LAYERS.AC25"/>
      <style:map style:condition="cell-content()=&quot;05&quot;" style:apply-style-name="Wast" style:base-cell-address="LAYERS.AC25"/>
      <style:map style:condition="cell-content()=&quot;06&quot;" style:apply-style-name="Rock" style:base-cell-address="LAYERS.AC25"/>
      <style:map style:condition="cell-content()=&quot;07&quot;" style:apply-style-name="Water" style:base-cell-address="LAYERS.AC25"/>
      <style:map style:condition="cell-content()=&quot;08&quot;" style:apply-style-name="Empty" style:base-cell-address="LAYERS.AC25"/>
    </style:style>
    <style:style style:name="ce6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26"/>
      <style:map style:condition="cell-content()=&quot;01&quot;" style:apply-style-name="Grass1" style:base-cell-address="LAYERS.AC26"/>
      <style:map style:condition="cell-content()=&quot;02&quot;" style:apply-style-name="Grass2" style:base-cell-address="LAYERS.AC26"/>
      <style:map style:condition="cell-content()=&quot;03&quot;" style:apply-style-name="Road1" style:base-cell-address="LAYERS.AC26"/>
      <style:map style:condition="cell-content()=&quot;04&quot;" style:apply-style-name="Road2" style:base-cell-address="LAYERS.AC26"/>
      <style:map style:condition="cell-content()=&quot;05&quot;" style:apply-style-name="Wast" style:base-cell-address="LAYERS.AC26"/>
      <style:map style:condition="cell-content()=&quot;06&quot;" style:apply-style-name="Rock" style:base-cell-address="LAYERS.AC26"/>
      <style:map style:condition="cell-content()=&quot;07&quot;" style:apply-style-name="Water" style:base-cell-address="LAYERS.AC26"/>
      <style:map style:condition="cell-content()=&quot;08&quot;" style:apply-style-name="Empty" style:base-cell-address="LAYERS.AC26"/>
    </style:style>
    <style:style style:name="ce68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29"/>
      <style:map style:condition="cell-content()=&quot;01&quot;" style:apply-style-name="Grass1" style:base-cell-address="LAYERS.AC29"/>
      <style:map style:condition="cell-content()=&quot;02&quot;" style:apply-style-name="Grass2" style:base-cell-address="LAYERS.AC29"/>
      <style:map style:condition="cell-content()=&quot;03&quot;" style:apply-style-name="Road1" style:base-cell-address="LAYERS.AC29"/>
      <style:map style:condition="cell-content()=&quot;04&quot;" style:apply-style-name="Road2" style:base-cell-address="LAYERS.AC29"/>
      <style:map style:condition="cell-content()=&quot;05&quot;" style:apply-style-name="Wast" style:base-cell-address="LAYERS.AC29"/>
      <style:map style:condition="cell-content()=&quot;06&quot;" style:apply-style-name="Rock" style:base-cell-address="LAYERS.AC29"/>
      <style:map style:condition="cell-content()=&quot;07&quot;" style:apply-style-name="Water" style:base-cell-address="LAYERS.AC29"/>
      <style:map style:condition="cell-content()=&quot;08&quot;" style:apply-style-name="Empty" style:base-cell-address="LAYERS.AC29"/>
    </style:style>
    <style:style style:name="ce68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30"/>
      <style:map style:condition="cell-content()=&quot;01&quot;" style:apply-style-name="Grass1" style:base-cell-address="LAYERS.AC30"/>
      <style:map style:condition="cell-content()=&quot;02&quot;" style:apply-style-name="Grass2" style:base-cell-address="LAYERS.AC30"/>
      <style:map style:condition="cell-content()=&quot;03&quot;" style:apply-style-name="Road1" style:base-cell-address="LAYERS.AC30"/>
      <style:map style:condition="cell-content()=&quot;04&quot;" style:apply-style-name="Road2" style:base-cell-address="LAYERS.AC30"/>
      <style:map style:condition="cell-content()=&quot;05&quot;" style:apply-style-name="Wast" style:base-cell-address="LAYERS.AC30"/>
      <style:map style:condition="cell-content()=&quot;06&quot;" style:apply-style-name="Rock" style:base-cell-address="LAYERS.AC30"/>
      <style:map style:condition="cell-content()=&quot;07&quot;" style:apply-style-name="Water" style:base-cell-address="LAYERS.AC30"/>
      <style:map style:condition="cell-content()=&quot;08&quot;" style:apply-style-name="Empty" style:base-cell-address="LAYERS.AC30"/>
    </style:style>
    <style:style style:name="ce68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31"/>
      <style:map style:condition="cell-content()=&quot;01&quot;" style:apply-style-name="Grass1" style:base-cell-address="LAYERS.AC31"/>
      <style:map style:condition="cell-content()=&quot;02&quot;" style:apply-style-name="Grass2" style:base-cell-address="LAYERS.AC31"/>
      <style:map style:condition="cell-content()=&quot;03&quot;" style:apply-style-name="Road1" style:base-cell-address="LAYERS.AC31"/>
      <style:map style:condition="cell-content()=&quot;04&quot;" style:apply-style-name="Road2" style:base-cell-address="LAYERS.AC31"/>
      <style:map style:condition="cell-content()=&quot;05&quot;" style:apply-style-name="Wast" style:base-cell-address="LAYERS.AC31"/>
      <style:map style:condition="cell-content()=&quot;06&quot;" style:apply-style-name="Rock" style:base-cell-address="LAYERS.AC31"/>
      <style:map style:condition="cell-content()=&quot;07&quot;" style:apply-style-name="Water" style:base-cell-address="LAYERS.AC31"/>
      <style:map style:condition="cell-content()=&quot;08&quot;" style:apply-style-name="Empty" style:base-cell-address="LAYERS.AC31"/>
    </style:style>
    <style:style style:name="ce69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32"/>
      <style:map style:condition="cell-content()=&quot;01&quot;" style:apply-style-name="Grass1" style:base-cell-address="LAYERS.AC32"/>
      <style:map style:condition="cell-content()=&quot;02&quot;" style:apply-style-name="Grass2" style:base-cell-address="LAYERS.AC32"/>
      <style:map style:condition="cell-content()=&quot;03&quot;" style:apply-style-name="Road1" style:base-cell-address="LAYERS.AC32"/>
      <style:map style:condition="cell-content()=&quot;04&quot;" style:apply-style-name="Road2" style:base-cell-address="LAYERS.AC32"/>
      <style:map style:condition="cell-content()=&quot;05&quot;" style:apply-style-name="Wast" style:base-cell-address="LAYERS.AC32"/>
      <style:map style:condition="cell-content()=&quot;06&quot;" style:apply-style-name="Rock" style:base-cell-address="LAYERS.AC32"/>
      <style:map style:condition="cell-content()=&quot;07&quot;" style:apply-style-name="Water" style:base-cell-address="LAYERS.AC32"/>
      <style:map style:condition="cell-content()=&quot;08&quot;" style:apply-style-name="Empty" style:base-cell-address="LAYERS.AC32"/>
    </style:style>
    <style:style style:name="ce69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C33"/>
      <style:map style:condition="cell-content()=&quot;01&quot;" style:apply-style-name="Grass1" style:base-cell-address="LAYERS.AC33"/>
      <style:map style:condition="cell-content()=&quot;02&quot;" style:apply-style-name="Grass2" style:base-cell-address="LAYERS.AC33"/>
      <style:map style:condition="cell-content()=&quot;03&quot;" style:apply-style-name="Road1" style:base-cell-address="LAYERS.AC33"/>
      <style:map style:condition="cell-content()=&quot;04&quot;" style:apply-style-name="Road2" style:base-cell-address="LAYERS.AC33"/>
      <style:map style:condition="cell-content()=&quot;05&quot;" style:apply-style-name="Wast" style:base-cell-address="LAYERS.AC33"/>
      <style:map style:condition="cell-content()=&quot;06&quot;" style:apply-style-name="Rock" style:base-cell-address="LAYERS.AC33"/>
      <style:map style:condition="cell-content()=&quot;07&quot;" style:apply-style-name="Water" style:base-cell-address="LAYERS.AC33"/>
      <style:map style:condition="cell-content()=&quot;08&quot;" style:apply-style-name="Empty" style:base-cell-address="LAYERS.AC33"/>
      <style:map style:condition="cell-content()=&quot;-1&quot;" style:apply-style-name="Empty" style:base-cell-address="LAYERS.AC33"/>
    </style:style>
    <style:style style:name="ce69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2"/>
      <style:map style:condition="cell-content()=&quot;01&quot;" style:apply-style-name="Grass1" style:base-cell-address="LAYERS.AD2"/>
      <style:map style:condition="cell-content()=&quot;02&quot;" style:apply-style-name="Grass2" style:base-cell-address="LAYERS.AD2"/>
      <style:map style:condition="cell-content()=&quot;03&quot;" style:apply-style-name="Road1" style:base-cell-address="LAYERS.AD2"/>
      <style:map style:condition="cell-content()=&quot;04&quot;" style:apply-style-name="Road2" style:base-cell-address="LAYERS.AD2"/>
      <style:map style:condition="cell-content()=&quot;05&quot;" style:apply-style-name="Wast" style:base-cell-address="LAYERS.AD2"/>
      <style:map style:condition="cell-content()=&quot;06&quot;" style:apply-style-name="Rock" style:base-cell-address="LAYERS.AD2"/>
      <style:map style:condition="cell-content()=&quot;07&quot;" style:apply-style-name="Water" style:base-cell-address="LAYERS.AD2"/>
      <style:map style:condition="cell-content()=&quot;08&quot;" style:apply-style-name="Empty" style:base-cell-address="LAYERS.AD2"/>
      <style:map style:condition="cell-content()=&quot;-1&quot;" style:apply-style-name="Empty" style:base-cell-address="LAYERS.AD2"/>
    </style:style>
    <style:style style:name="ce69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3"/>
      <style:map style:condition="cell-content()=&quot;01&quot;" style:apply-style-name="Grass1" style:base-cell-address="LAYERS.AD3"/>
      <style:map style:condition="cell-content()=&quot;02&quot;" style:apply-style-name="Grass2" style:base-cell-address="LAYERS.AD3"/>
      <style:map style:condition="cell-content()=&quot;03&quot;" style:apply-style-name="Road1" style:base-cell-address="LAYERS.AD3"/>
      <style:map style:condition="cell-content()=&quot;04&quot;" style:apply-style-name="Road2" style:base-cell-address="LAYERS.AD3"/>
      <style:map style:condition="cell-content()=&quot;05&quot;" style:apply-style-name="Wast" style:base-cell-address="LAYERS.AD3"/>
      <style:map style:condition="cell-content()=&quot;06&quot;" style:apply-style-name="Rock" style:base-cell-address="LAYERS.AD3"/>
      <style:map style:condition="cell-content()=&quot;07&quot;" style:apply-style-name="Water" style:base-cell-address="LAYERS.AD3"/>
      <style:map style:condition="cell-content()=&quot;08&quot;" style:apply-style-name="Empty" style:base-cell-address="LAYERS.AD3"/>
    </style:style>
    <style:style style:name="ce69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4"/>
      <style:map style:condition="cell-content()=&quot;01&quot;" style:apply-style-name="Grass1" style:base-cell-address="LAYERS.AD4"/>
      <style:map style:condition="cell-content()=&quot;02&quot;" style:apply-style-name="Grass2" style:base-cell-address="LAYERS.AD4"/>
      <style:map style:condition="cell-content()=&quot;03&quot;" style:apply-style-name="Road1" style:base-cell-address="LAYERS.AD4"/>
      <style:map style:condition="cell-content()=&quot;04&quot;" style:apply-style-name="Road2" style:base-cell-address="LAYERS.AD4"/>
      <style:map style:condition="cell-content()=&quot;05&quot;" style:apply-style-name="Wast" style:base-cell-address="LAYERS.AD4"/>
      <style:map style:condition="cell-content()=&quot;06&quot;" style:apply-style-name="Rock" style:base-cell-address="LAYERS.AD4"/>
      <style:map style:condition="cell-content()=&quot;07&quot;" style:apply-style-name="Water" style:base-cell-address="LAYERS.AD4"/>
      <style:map style:condition="cell-content()=&quot;08&quot;" style:apply-style-name="Empty" style:base-cell-address="LAYERS.AD4"/>
    </style:style>
    <style:style style:name="ce69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5"/>
      <style:map style:condition="cell-content()=&quot;01&quot;" style:apply-style-name="Grass1" style:base-cell-address="LAYERS.AD5"/>
      <style:map style:condition="cell-content()=&quot;02&quot;" style:apply-style-name="Grass2" style:base-cell-address="LAYERS.AD5"/>
      <style:map style:condition="cell-content()=&quot;03&quot;" style:apply-style-name="Road1" style:base-cell-address="LAYERS.AD5"/>
      <style:map style:condition="cell-content()=&quot;04&quot;" style:apply-style-name="Road2" style:base-cell-address="LAYERS.AD5"/>
      <style:map style:condition="cell-content()=&quot;05&quot;" style:apply-style-name="Wast" style:base-cell-address="LAYERS.AD5"/>
      <style:map style:condition="cell-content()=&quot;06&quot;" style:apply-style-name="Rock" style:base-cell-address="LAYERS.AD5"/>
      <style:map style:condition="cell-content()=&quot;07&quot;" style:apply-style-name="Water" style:base-cell-address="LAYERS.AD5"/>
      <style:map style:condition="cell-content()=&quot;08&quot;" style:apply-style-name="Empty" style:base-cell-address="LAYERS.AD5"/>
    </style:style>
    <style:style style:name="ce6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6"/>
      <style:map style:condition="cell-content()=&quot;01&quot;" style:apply-style-name="Grass1" style:base-cell-address="LAYERS.AD6"/>
      <style:map style:condition="cell-content()=&quot;02&quot;" style:apply-style-name="Grass2" style:base-cell-address="LAYERS.AD6"/>
      <style:map style:condition="cell-content()=&quot;03&quot;" style:apply-style-name="Road1" style:base-cell-address="LAYERS.AD6"/>
      <style:map style:condition="cell-content()=&quot;04&quot;" style:apply-style-name="Road2" style:base-cell-address="LAYERS.AD6"/>
      <style:map style:condition="cell-content()=&quot;05&quot;" style:apply-style-name="Wast" style:base-cell-address="LAYERS.AD6"/>
      <style:map style:condition="cell-content()=&quot;06&quot;" style:apply-style-name="Rock" style:base-cell-address="LAYERS.AD6"/>
      <style:map style:condition="cell-content()=&quot;07&quot;" style:apply-style-name="Water" style:base-cell-address="LAYERS.AD6"/>
      <style:map style:condition="cell-content()=&quot;08&quot;" style:apply-style-name="Empty" style:base-cell-address="LAYERS.AD6"/>
    </style:style>
    <style:style style:name="ce69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7"/>
      <style:map style:condition="cell-content()=&quot;01&quot;" style:apply-style-name="Grass1" style:base-cell-address="LAYERS.AD7"/>
      <style:map style:condition="cell-content()=&quot;02&quot;" style:apply-style-name="Grass2" style:base-cell-address="LAYERS.AD7"/>
      <style:map style:condition="cell-content()=&quot;03&quot;" style:apply-style-name="Road1" style:base-cell-address="LAYERS.AD7"/>
      <style:map style:condition="cell-content()=&quot;04&quot;" style:apply-style-name="Road2" style:base-cell-address="LAYERS.AD7"/>
      <style:map style:condition="cell-content()=&quot;05&quot;" style:apply-style-name="Wast" style:base-cell-address="LAYERS.AD7"/>
      <style:map style:condition="cell-content()=&quot;06&quot;" style:apply-style-name="Rock" style:base-cell-address="LAYERS.AD7"/>
      <style:map style:condition="cell-content()=&quot;07&quot;" style:apply-style-name="Water" style:base-cell-address="LAYERS.AD7"/>
      <style:map style:condition="cell-content()=&quot;08&quot;" style:apply-style-name="Empty" style:base-cell-address="LAYERS.AD7"/>
    </style:style>
    <style:style style:name="ce6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8"/>
      <style:map style:condition="cell-content()=&quot;01&quot;" style:apply-style-name="Grass1" style:base-cell-address="LAYERS.AD8"/>
      <style:map style:condition="cell-content()=&quot;02&quot;" style:apply-style-name="Grass2" style:base-cell-address="LAYERS.AD8"/>
      <style:map style:condition="cell-content()=&quot;03&quot;" style:apply-style-name="Road1" style:base-cell-address="LAYERS.AD8"/>
      <style:map style:condition="cell-content()=&quot;04&quot;" style:apply-style-name="Road2" style:base-cell-address="LAYERS.AD8"/>
      <style:map style:condition="cell-content()=&quot;05&quot;" style:apply-style-name="Wast" style:base-cell-address="LAYERS.AD8"/>
      <style:map style:condition="cell-content()=&quot;06&quot;" style:apply-style-name="Rock" style:base-cell-address="LAYERS.AD8"/>
      <style:map style:condition="cell-content()=&quot;07&quot;" style:apply-style-name="Water" style:base-cell-address="LAYERS.AD8"/>
      <style:map style:condition="cell-content()=&quot;08&quot;" style:apply-style-name="Empty" style:base-cell-address="LAYERS.AD8"/>
    </style:style>
    <style:style style:name="ce69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10"/>
      <style:map style:condition="cell-content()=&quot;01&quot;" style:apply-style-name="Grass1" style:base-cell-address="LAYERS.AD10"/>
      <style:map style:condition="cell-content()=&quot;02&quot;" style:apply-style-name="Grass2" style:base-cell-address="LAYERS.AD10"/>
      <style:map style:condition="cell-content()=&quot;03&quot;" style:apply-style-name="Road1" style:base-cell-address="LAYERS.AD10"/>
      <style:map style:condition="cell-content()=&quot;04&quot;" style:apply-style-name="Road2" style:base-cell-address="LAYERS.AD10"/>
      <style:map style:condition="cell-content()=&quot;05&quot;" style:apply-style-name="Wast" style:base-cell-address="LAYERS.AD10"/>
      <style:map style:condition="cell-content()=&quot;06&quot;" style:apply-style-name="Rock" style:base-cell-address="LAYERS.AD10"/>
      <style:map style:condition="cell-content()=&quot;07&quot;" style:apply-style-name="Water" style:base-cell-address="LAYERS.AD10"/>
      <style:map style:condition="cell-content()=&quot;08&quot;" style:apply-style-name="Empty" style:base-cell-address="LAYERS.AD10"/>
    </style:style>
    <style:style style:name="ce70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11"/>
      <style:map style:condition="cell-content()=&quot;01&quot;" style:apply-style-name="Grass1" style:base-cell-address="LAYERS.AD11"/>
      <style:map style:condition="cell-content()=&quot;02&quot;" style:apply-style-name="Grass2" style:base-cell-address="LAYERS.AD11"/>
      <style:map style:condition="cell-content()=&quot;03&quot;" style:apply-style-name="Road1" style:base-cell-address="LAYERS.AD11"/>
      <style:map style:condition="cell-content()=&quot;04&quot;" style:apply-style-name="Road2" style:base-cell-address="LAYERS.AD11"/>
      <style:map style:condition="cell-content()=&quot;05&quot;" style:apply-style-name="Wast" style:base-cell-address="LAYERS.AD11"/>
      <style:map style:condition="cell-content()=&quot;06&quot;" style:apply-style-name="Rock" style:base-cell-address="LAYERS.AD11"/>
      <style:map style:condition="cell-content()=&quot;07&quot;" style:apply-style-name="Water" style:base-cell-address="LAYERS.AD11"/>
      <style:map style:condition="cell-content()=&quot;08&quot;" style:apply-style-name="Empty" style:base-cell-address="LAYERS.AD11"/>
    </style:style>
    <style:style style:name="ce70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12"/>
      <style:map style:condition="cell-content()=&quot;01&quot;" style:apply-style-name="Grass1" style:base-cell-address="LAYERS.AD12"/>
      <style:map style:condition="cell-content()=&quot;02&quot;" style:apply-style-name="Grass2" style:base-cell-address="LAYERS.AD12"/>
      <style:map style:condition="cell-content()=&quot;03&quot;" style:apply-style-name="Road1" style:base-cell-address="LAYERS.AD12"/>
      <style:map style:condition="cell-content()=&quot;04&quot;" style:apply-style-name="Road2" style:base-cell-address="LAYERS.AD12"/>
      <style:map style:condition="cell-content()=&quot;05&quot;" style:apply-style-name="Wast" style:base-cell-address="LAYERS.AD12"/>
      <style:map style:condition="cell-content()=&quot;06&quot;" style:apply-style-name="Rock" style:base-cell-address="LAYERS.AD12"/>
      <style:map style:condition="cell-content()=&quot;07&quot;" style:apply-style-name="Water" style:base-cell-address="LAYERS.AD12"/>
      <style:map style:condition="cell-content()=&quot;08&quot;" style:apply-style-name="Empty" style:base-cell-address="LAYERS.AD12"/>
    </style:style>
    <style:style style:name="ce70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13"/>
      <style:map style:condition="cell-content()=&quot;01&quot;" style:apply-style-name="Grass1" style:base-cell-address="LAYERS.AD13"/>
      <style:map style:condition="cell-content()=&quot;02&quot;" style:apply-style-name="Grass2" style:base-cell-address="LAYERS.AD13"/>
      <style:map style:condition="cell-content()=&quot;03&quot;" style:apply-style-name="Road1" style:base-cell-address="LAYERS.AD13"/>
      <style:map style:condition="cell-content()=&quot;04&quot;" style:apply-style-name="Road2" style:base-cell-address="LAYERS.AD13"/>
      <style:map style:condition="cell-content()=&quot;05&quot;" style:apply-style-name="Wast" style:base-cell-address="LAYERS.AD13"/>
      <style:map style:condition="cell-content()=&quot;06&quot;" style:apply-style-name="Rock" style:base-cell-address="LAYERS.AD13"/>
      <style:map style:condition="cell-content()=&quot;07&quot;" style:apply-style-name="Water" style:base-cell-address="LAYERS.AD13"/>
      <style:map style:condition="cell-content()=&quot;08&quot;" style:apply-style-name="Empty" style:base-cell-address="LAYERS.AD13"/>
    </style:style>
    <style:style style:name="ce70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14"/>
      <style:map style:condition="cell-content()=&quot;01&quot;" style:apply-style-name="Grass1" style:base-cell-address="LAYERS.AD14"/>
      <style:map style:condition="cell-content()=&quot;02&quot;" style:apply-style-name="Grass2" style:base-cell-address="LAYERS.AD14"/>
      <style:map style:condition="cell-content()=&quot;03&quot;" style:apply-style-name="Road1" style:base-cell-address="LAYERS.AD14"/>
      <style:map style:condition="cell-content()=&quot;04&quot;" style:apply-style-name="Road2" style:base-cell-address="LAYERS.AD14"/>
      <style:map style:condition="cell-content()=&quot;05&quot;" style:apply-style-name="Wast" style:base-cell-address="LAYERS.AD14"/>
      <style:map style:condition="cell-content()=&quot;06&quot;" style:apply-style-name="Rock" style:base-cell-address="LAYERS.AD14"/>
      <style:map style:condition="cell-content()=&quot;07&quot;" style:apply-style-name="Water" style:base-cell-address="LAYERS.AD14"/>
      <style:map style:condition="cell-content()=&quot;08&quot;" style:apply-style-name="Empty" style:base-cell-address="LAYERS.AD14"/>
    </style:style>
    <style:style style:name="ce70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15"/>
      <style:map style:condition="cell-content()=&quot;01&quot;" style:apply-style-name="Grass1" style:base-cell-address="LAYERS.AD15"/>
      <style:map style:condition="cell-content()=&quot;02&quot;" style:apply-style-name="Grass2" style:base-cell-address="LAYERS.AD15"/>
      <style:map style:condition="cell-content()=&quot;03&quot;" style:apply-style-name="Road1" style:base-cell-address="LAYERS.AD15"/>
      <style:map style:condition="cell-content()=&quot;04&quot;" style:apply-style-name="Road2" style:base-cell-address="LAYERS.AD15"/>
      <style:map style:condition="cell-content()=&quot;05&quot;" style:apply-style-name="Wast" style:base-cell-address="LAYERS.AD15"/>
      <style:map style:condition="cell-content()=&quot;06&quot;" style:apply-style-name="Rock" style:base-cell-address="LAYERS.AD15"/>
      <style:map style:condition="cell-content()=&quot;07&quot;" style:apply-style-name="Water" style:base-cell-address="LAYERS.AD15"/>
      <style:map style:condition="cell-content()=&quot;08&quot;" style:apply-style-name="Empty" style:base-cell-address="LAYERS.AD15"/>
    </style:style>
    <style:style style:name="ce70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16"/>
      <style:map style:condition="cell-content()=&quot;01&quot;" style:apply-style-name="Grass1" style:base-cell-address="LAYERS.AD16"/>
      <style:map style:condition="cell-content()=&quot;02&quot;" style:apply-style-name="Grass2" style:base-cell-address="LAYERS.AD16"/>
      <style:map style:condition="cell-content()=&quot;03&quot;" style:apply-style-name="Road1" style:base-cell-address="LAYERS.AD16"/>
      <style:map style:condition="cell-content()=&quot;04&quot;" style:apply-style-name="Road2" style:base-cell-address="LAYERS.AD16"/>
      <style:map style:condition="cell-content()=&quot;05&quot;" style:apply-style-name="Wast" style:base-cell-address="LAYERS.AD16"/>
      <style:map style:condition="cell-content()=&quot;06&quot;" style:apply-style-name="Rock" style:base-cell-address="LAYERS.AD16"/>
      <style:map style:condition="cell-content()=&quot;07&quot;" style:apply-style-name="Water" style:base-cell-address="LAYERS.AD16"/>
      <style:map style:condition="cell-content()=&quot;08&quot;" style:apply-style-name="Empty" style:base-cell-address="LAYERS.AD16"/>
    </style:style>
    <style:style style:name="ce70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17"/>
      <style:map style:condition="cell-content()=&quot;01&quot;" style:apply-style-name="Grass1" style:base-cell-address="LAYERS.AD17"/>
      <style:map style:condition="cell-content()=&quot;02&quot;" style:apply-style-name="Grass2" style:base-cell-address="LAYERS.AD17"/>
      <style:map style:condition="cell-content()=&quot;03&quot;" style:apply-style-name="Road1" style:base-cell-address="LAYERS.AD17"/>
      <style:map style:condition="cell-content()=&quot;04&quot;" style:apply-style-name="Road2" style:base-cell-address="LAYERS.AD17"/>
      <style:map style:condition="cell-content()=&quot;05&quot;" style:apply-style-name="Wast" style:base-cell-address="LAYERS.AD17"/>
      <style:map style:condition="cell-content()=&quot;06&quot;" style:apply-style-name="Rock" style:base-cell-address="LAYERS.AD17"/>
      <style:map style:condition="cell-content()=&quot;07&quot;" style:apply-style-name="Water" style:base-cell-address="LAYERS.AD17"/>
      <style:map style:condition="cell-content()=&quot;08&quot;" style:apply-style-name="Empty" style:base-cell-address="LAYERS.AD17"/>
    </style:style>
    <style:style style:name="ce70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18"/>
      <style:map style:condition="cell-content()=&quot;01&quot;" style:apply-style-name="Grass1" style:base-cell-address="LAYERS.AD18"/>
      <style:map style:condition="cell-content()=&quot;02&quot;" style:apply-style-name="Grass2" style:base-cell-address="LAYERS.AD18"/>
      <style:map style:condition="cell-content()=&quot;03&quot;" style:apply-style-name="Road1" style:base-cell-address="LAYERS.AD18"/>
      <style:map style:condition="cell-content()=&quot;04&quot;" style:apply-style-name="Road2" style:base-cell-address="LAYERS.AD18"/>
      <style:map style:condition="cell-content()=&quot;05&quot;" style:apply-style-name="Wast" style:base-cell-address="LAYERS.AD18"/>
      <style:map style:condition="cell-content()=&quot;06&quot;" style:apply-style-name="Rock" style:base-cell-address="LAYERS.AD18"/>
      <style:map style:condition="cell-content()=&quot;07&quot;" style:apply-style-name="Water" style:base-cell-address="LAYERS.AD18"/>
      <style:map style:condition="cell-content()=&quot;08&quot;" style:apply-style-name="Empty" style:base-cell-address="LAYERS.AD18"/>
    </style:style>
    <style:style style:name="ce70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19"/>
      <style:map style:condition="cell-content()=&quot;01&quot;" style:apply-style-name="Grass1" style:base-cell-address="LAYERS.AD19"/>
      <style:map style:condition="cell-content()=&quot;02&quot;" style:apply-style-name="Grass2" style:base-cell-address="LAYERS.AD19"/>
      <style:map style:condition="cell-content()=&quot;03&quot;" style:apply-style-name="Road1" style:base-cell-address="LAYERS.AD19"/>
      <style:map style:condition="cell-content()=&quot;04&quot;" style:apply-style-name="Road2" style:base-cell-address="LAYERS.AD19"/>
      <style:map style:condition="cell-content()=&quot;05&quot;" style:apply-style-name="Wast" style:base-cell-address="LAYERS.AD19"/>
      <style:map style:condition="cell-content()=&quot;06&quot;" style:apply-style-name="Rock" style:base-cell-address="LAYERS.AD19"/>
      <style:map style:condition="cell-content()=&quot;07&quot;" style:apply-style-name="Water" style:base-cell-address="LAYERS.AD19"/>
      <style:map style:condition="cell-content()=&quot;08&quot;" style:apply-style-name="Empty" style:base-cell-address="LAYERS.AD19"/>
    </style:style>
    <style:style style:name="ce70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20"/>
      <style:map style:condition="cell-content()=&quot;01&quot;" style:apply-style-name="Grass1" style:base-cell-address="LAYERS.AD20"/>
      <style:map style:condition="cell-content()=&quot;02&quot;" style:apply-style-name="Grass2" style:base-cell-address="LAYERS.AD20"/>
      <style:map style:condition="cell-content()=&quot;03&quot;" style:apply-style-name="Road1" style:base-cell-address="LAYERS.AD20"/>
      <style:map style:condition="cell-content()=&quot;04&quot;" style:apply-style-name="Road2" style:base-cell-address="LAYERS.AD20"/>
      <style:map style:condition="cell-content()=&quot;05&quot;" style:apply-style-name="Wast" style:base-cell-address="LAYERS.AD20"/>
      <style:map style:condition="cell-content()=&quot;06&quot;" style:apply-style-name="Rock" style:base-cell-address="LAYERS.AD20"/>
      <style:map style:condition="cell-content()=&quot;07&quot;" style:apply-style-name="Water" style:base-cell-address="LAYERS.AD20"/>
      <style:map style:condition="cell-content()=&quot;08&quot;" style:apply-style-name="Empty" style:base-cell-address="LAYERS.AD20"/>
    </style:style>
    <style:style style:name="ce7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21"/>
      <style:map style:condition="cell-content()=&quot;01&quot;" style:apply-style-name="Grass1" style:base-cell-address="LAYERS.AD21"/>
      <style:map style:condition="cell-content()=&quot;02&quot;" style:apply-style-name="Grass2" style:base-cell-address="LAYERS.AD21"/>
      <style:map style:condition="cell-content()=&quot;03&quot;" style:apply-style-name="Road1" style:base-cell-address="LAYERS.AD21"/>
      <style:map style:condition="cell-content()=&quot;04&quot;" style:apply-style-name="Road2" style:base-cell-address="LAYERS.AD21"/>
      <style:map style:condition="cell-content()=&quot;05&quot;" style:apply-style-name="Wast" style:base-cell-address="LAYERS.AD21"/>
      <style:map style:condition="cell-content()=&quot;06&quot;" style:apply-style-name="Rock" style:base-cell-address="LAYERS.AD21"/>
      <style:map style:condition="cell-content()=&quot;07&quot;" style:apply-style-name="Water" style:base-cell-address="LAYERS.AD21"/>
      <style:map style:condition="cell-content()=&quot;08&quot;" style:apply-style-name="Empty" style:base-cell-address="LAYERS.AD21"/>
    </style:style>
    <style:style style:name="ce7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22"/>
      <style:map style:condition="cell-content()=&quot;01&quot;" style:apply-style-name="Grass1" style:base-cell-address="LAYERS.AD22"/>
      <style:map style:condition="cell-content()=&quot;02&quot;" style:apply-style-name="Grass2" style:base-cell-address="LAYERS.AD22"/>
      <style:map style:condition="cell-content()=&quot;03&quot;" style:apply-style-name="Road1" style:base-cell-address="LAYERS.AD22"/>
      <style:map style:condition="cell-content()=&quot;04&quot;" style:apply-style-name="Road2" style:base-cell-address="LAYERS.AD22"/>
      <style:map style:condition="cell-content()=&quot;05&quot;" style:apply-style-name="Wast" style:base-cell-address="LAYERS.AD22"/>
      <style:map style:condition="cell-content()=&quot;06&quot;" style:apply-style-name="Rock" style:base-cell-address="LAYERS.AD22"/>
      <style:map style:condition="cell-content()=&quot;07&quot;" style:apply-style-name="Water" style:base-cell-address="LAYERS.AD22"/>
      <style:map style:condition="cell-content()=&quot;08&quot;" style:apply-style-name="Empty" style:base-cell-address="LAYERS.AD22"/>
    </style:style>
    <style:style style:name="ce7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23"/>
      <style:map style:condition="cell-content()=&quot;01&quot;" style:apply-style-name="Grass1" style:base-cell-address="LAYERS.AD23"/>
      <style:map style:condition="cell-content()=&quot;02&quot;" style:apply-style-name="Grass2" style:base-cell-address="LAYERS.AD23"/>
      <style:map style:condition="cell-content()=&quot;03&quot;" style:apply-style-name="Road1" style:base-cell-address="LAYERS.AD23"/>
      <style:map style:condition="cell-content()=&quot;04&quot;" style:apply-style-name="Road2" style:base-cell-address="LAYERS.AD23"/>
      <style:map style:condition="cell-content()=&quot;05&quot;" style:apply-style-name="Wast" style:base-cell-address="LAYERS.AD23"/>
      <style:map style:condition="cell-content()=&quot;06&quot;" style:apply-style-name="Rock" style:base-cell-address="LAYERS.AD23"/>
      <style:map style:condition="cell-content()=&quot;07&quot;" style:apply-style-name="Water" style:base-cell-address="LAYERS.AD23"/>
      <style:map style:condition="cell-content()=&quot;08&quot;" style:apply-style-name="Empty" style:base-cell-address="LAYERS.AD23"/>
    </style:style>
    <style:style style:name="ce7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24"/>
      <style:map style:condition="cell-content()=&quot;01&quot;" style:apply-style-name="Grass1" style:base-cell-address="LAYERS.AD24"/>
      <style:map style:condition="cell-content()=&quot;02&quot;" style:apply-style-name="Grass2" style:base-cell-address="LAYERS.AD24"/>
      <style:map style:condition="cell-content()=&quot;03&quot;" style:apply-style-name="Road1" style:base-cell-address="LAYERS.AD24"/>
      <style:map style:condition="cell-content()=&quot;04&quot;" style:apply-style-name="Road2" style:base-cell-address="LAYERS.AD24"/>
      <style:map style:condition="cell-content()=&quot;05&quot;" style:apply-style-name="Wast" style:base-cell-address="LAYERS.AD24"/>
      <style:map style:condition="cell-content()=&quot;06&quot;" style:apply-style-name="Rock" style:base-cell-address="LAYERS.AD24"/>
      <style:map style:condition="cell-content()=&quot;07&quot;" style:apply-style-name="Water" style:base-cell-address="LAYERS.AD24"/>
      <style:map style:condition="cell-content()=&quot;08&quot;" style:apply-style-name="Empty" style:base-cell-address="LAYERS.AD24"/>
    </style:style>
    <style:style style:name="ce7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25"/>
      <style:map style:condition="cell-content()=&quot;01&quot;" style:apply-style-name="Grass1" style:base-cell-address="LAYERS.AD25"/>
      <style:map style:condition="cell-content()=&quot;02&quot;" style:apply-style-name="Grass2" style:base-cell-address="LAYERS.AD25"/>
      <style:map style:condition="cell-content()=&quot;03&quot;" style:apply-style-name="Road1" style:base-cell-address="LAYERS.AD25"/>
      <style:map style:condition="cell-content()=&quot;04&quot;" style:apply-style-name="Road2" style:base-cell-address="LAYERS.AD25"/>
      <style:map style:condition="cell-content()=&quot;05&quot;" style:apply-style-name="Wast" style:base-cell-address="LAYERS.AD25"/>
      <style:map style:condition="cell-content()=&quot;06&quot;" style:apply-style-name="Rock" style:base-cell-address="LAYERS.AD25"/>
      <style:map style:condition="cell-content()=&quot;07&quot;" style:apply-style-name="Water" style:base-cell-address="LAYERS.AD25"/>
      <style:map style:condition="cell-content()=&quot;08&quot;" style:apply-style-name="Empty" style:base-cell-address="LAYERS.AD25"/>
    </style:style>
    <style:style style:name="ce7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26"/>
      <style:map style:condition="cell-content()=&quot;01&quot;" style:apply-style-name="Grass1" style:base-cell-address="LAYERS.AD26"/>
      <style:map style:condition="cell-content()=&quot;02&quot;" style:apply-style-name="Grass2" style:base-cell-address="LAYERS.AD26"/>
      <style:map style:condition="cell-content()=&quot;03&quot;" style:apply-style-name="Road1" style:base-cell-address="LAYERS.AD26"/>
      <style:map style:condition="cell-content()=&quot;04&quot;" style:apply-style-name="Road2" style:base-cell-address="LAYERS.AD26"/>
      <style:map style:condition="cell-content()=&quot;05&quot;" style:apply-style-name="Wast" style:base-cell-address="LAYERS.AD26"/>
      <style:map style:condition="cell-content()=&quot;06&quot;" style:apply-style-name="Rock" style:base-cell-address="LAYERS.AD26"/>
      <style:map style:condition="cell-content()=&quot;07&quot;" style:apply-style-name="Water" style:base-cell-address="LAYERS.AD26"/>
      <style:map style:condition="cell-content()=&quot;08&quot;" style:apply-style-name="Empty" style:base-cell-address="LAYERS.AD26"/>
    </style:style>
    <style:style style:name="ce7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28"/>
      <style:map style:condition="cell-content()=&quot;01&quot;" style:apply-style-name="Grass1" style:base-cell-address="LAYERS.AD28"/>
      <style:map style:condition="cell-content()=&quot;02&quot;" style:apply-style-name="Grass2" style:base-cell-address="LAYERS.AD28"/>
      <style:map style:condition="cell-content()=&quot;03&quot;" style:apply-style-name="Road1" style:base-cell-address="LAYERS.AD28"/>
      <style:map style:condition="cell-content()=&quot;04&quot;" style:apply-style-name="Road2" style:base-cell-address="LAYERS.AD28"/>
      <style:map style:condition="cell-content()=&quot;05&quot;" style:apply-style-name="Wast" style:base-cell-address="LAYERS.AD28"/>
      <style:map style:condition="cell-content()=&quot;06&quot;" style:apply-style-name="Rock" style:base-cell-address="LAYERS.AD28"/>
      <style:map style:condition="cell-content()=&quot;07&quot;" style:apply-style-name="Water" style:base-cell-address="LAYERS.AD28"/>
      <style:map style:condition="cell-content()=&quot;08&quot;" style:apply-style-name="Empty" style:base-cell-address="LAYERS.AD28"/>
    </style:style>
    <style:style style:name="ce7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29"/>
      <style:map style:condition="cell-content()=&quot;01&quot;" style:apply-style-name="Grass1" style:base-cell-address="LAYERS.AD29"/>
      <style:map style:condition="cell-content()=&quot;02&quot;" style:apply-style-name="Grass2" style:base-cell-address="LAYERS.AD29"/>
      <style:map style:condition="cell-content()=&quot;03&quot;" style:apply-style-name="Road1" style:base-cell-address="LAYERS.AD29"/>
      <style:map style:condition="cell-content()=&quot;04&quot;" style:apply-style-name="Road2" style:base-cell-address="LAYERS.AD29"/>
      <style:map style:condition="cell-content()=&quot;05&quot;" style:apply-style-name="Wast" style:base-cell-address="LAYERS.AD29"/>
      <style:map style:condition="cell-content()=&quot;06&quot;" style:apply-style-name="Rock" style:base-cell-address="LAYERS.AD29"/>
      <style:map style:condition="cell-content()=&quot;07&quot;" style:apply-style-name="Water" style:base-cell-address="LAYERS.AD29"/>
      <style:map style:condition="cell-content()=&quot;08&quot;" style:apply-style-name="Empty" style:base-cell-address="LAYERS.AD29"/>
    </style:style>
    <style:style style:name="ce7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30"/>
      <style:map style:condition="cell-content()=&quot;01&quot;" style:apply-style-name="Grass1" style:base-cell-address="LAYERS.AD30"/>
      <style:map style:condition="cell-content()=&quot;02&quot;" style:apply-style-name="Grass2" style:base-cell-address="LAYERS.AD30"/>
      <style:map style:condition="cell-content()=&quot;03&quot;" style:apply-style-name="Road1" style:base-cell-address="LAYERS.AD30"/>
      <style:map style:condition="cell-content()=&quot;04&quot;" style:apply-style-name="Road2" style:base-cell-address="LAYERS.AD30"/>
      <style:map style:condition="cell-content()=&quot;05&quot;" style:apply-style-name="Wast" style:base-cell-address="LAYERS.AD30"/>
      <style:map style:condition="cell-content()=&quot;06&quot;" style:apply-style-name="Rock" style:base-cell-address="LAYERS.AD30"/>
      <style:map style:condition="cell-content()=&quot;07&quot;" style:apply-style-name="Water" style:base-cell-address="LAYERS.AD30"/>
      <style:map style:condition="cell-content()=&quot;08&quot;" style:apply-style-name="Empty" style:base-cell-address="LAYERS.AD30"/>
    </style:style>
    <style:style style:name="ce7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31"/>
      <style:map style:condition="cell-content()=&quot;01&quot;" style:apply-style-name="Grass1" style:base-cell-address="LAYERS.AD31"/>
      <style:map style:condition="cell-content()=&quot;02&quot;" style:apply-style-name="Grass2" style:base-cell-address="LAYERS.AD31"/>
      <style:map style:condition="cell-content()=&quot;03&quot;" style:apply-style-name="Road1" style:base-cell-address="LAYERS.AD31"/>
      <style:map style:condition="cell-content()=&quot;04&quot;" style:apply-style-name="Road2" style:base-cell-address="LAYERS.AD31"/>
      <style:map style:condition="cell-content()=&quot;05&quot;" style:apply-style-name="Wast" style:base-cell-address="LAYERS.AD31"/>
      <style:map style:condition="cell-content()=&quot;06&quot;" style:apply-style-name="Rock" style:base-cell-address="LAYERS.AD31"/>
      <style:map style:condition="cell-content()=&quot;07&quot;" style:apply-style-name="Water" style:base-cell-address="LAYERS.AD31"/>
      <style:map style:condition="cell-content()=&quot;08&quot;" style:apply-style-name="Empty" style:base-cell-address="LAYERS.AD31"/>
    </style:style>
    <style:style style:name="ce72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32"/>
      <style:map style:condition="cell-content()=&quot;01&quot;" style:apply-style-name="Grass1" style:base-cell-address="LAYERS.AD32"/>
      <style:map style:condition="cell-content()=&quot;02&quot;" style:apply-style-name="Grass2" style:base-cell-address="LAYERS.AD32"/>
      <style:map style:condition="cell-content()=&quot;03&quot;" style:apply-style-name="Road1" style:base-cell-address="LAYERS.AD32"/>
      <style:map style:condition="cell-content()=&quot;04&quot;" style:apply-style-name="Road2" style:base-cell-address="LAYERS.AD32"/>
      <style:map style:condition="cell-content()=&quot;05&quot;" style:apply-style-name="Wast" style:base-cell-address="LAYERS.AD32"/>
      <style:map style:condition="cell-content()=&quot;06&quot;" style:apply-style-name="Rock" style:base-cell-address="LAYERS.AD32"/>
      <style:map style:condition="cell-content()=&quot;07&quot;" style:apply-style-name="Water" style:base-cell-address="LAYERS.AD32"/>
      <style:map style:condition="cell-content()=&quot;08&quot;" style:apply-style-name="Empty" style:base-cell-address="LAYERS.AD32"/>
    </style:style>
    <style:style style:name="ce7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D33"/>
      <style:map style:condition="cell-content()=&quot;01&quot;" style:apply-style-name="Grass1" style:base-cell-address="LAYERS.AD33"/>
      <style:map style:condition="cell-content()=&quot;02&quot;" style:apply-style-name="Grass2" style:base-cell-address="LAYERS.AD33"/>
      <style:map style:condition="cell-content()=&quot;03&quot;" style:apply-style-name="Road1" style:base-cell-address="LAYERS.AD33"/>
      <style:map style:condition="cell-content()=&quot;04&quot;" style:apply-style-name="Road2" style:base-cell-address="LAYERS.AD33"/>
      <style:map style:condition="cell-content()=&quot;05&quot;" style:apply-style-name="Wast" style:base-cell-address="LAYERS.AD33"/>
      <style:map style:condition="cell-content()=&quot;06&quot;" style:apply-style-name="Rock" style:base-cell-address="LAYERS.AD33"/>
      <style:map style:condition="cell-content()=&quot;07&quot;" style:apply-style-name="Water" style:base-cell-address="LAYERS.AD33"/>
      <style:map style:condition="cell-content()=&quot;08&quot;" style:apply-style-name="Empty" style:base-cell-address="LAYERS.AD33"/>
      <style:map style:condition="cell-content()=&quot;-1&quot;" style:apply-style-name="Empty" style:base-cell-address="LAYERS.AD33"/>
    </style:style>
    <style:style style:name="ce72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2"/>
      <style:map style:condition="cell-content()=&quot;01&quot;" style:apply-style-name="Grass1" style:base-cell-address="LAYERS.AE2"/>
      <style:map style:condition="cell-content()=&quot;02&quot;" style:apply-style-name="Grass2" style:base-cell-address="LAYERS.AE2"/>
      <style:map style:condition="cell-content()=&quot;03&quot;" style:apply-style-name="Road1" style:base-cell-address="LAYERS.AE2"/>
      <style:map style:condition="cell-content()=&quot;04&quot;" style:apply-style-name="Road2" style:base-cell-address="LAYERS.AE2"/>
      <style:map style:condition="cell-content()=&quot;05&quot;" style:apply-style-name="Wast" style:base-cell-address="LAYERS.AE2"/>
      <style:map style:condition="cell-content()=&quot;06&quot;" style:apply-style-name="Rock" style:base-cell-address="LAYERS.AE2"/>
      <style:map style:condition="cell-content()=&quot;07&quot;" style:apply-style-name="Water" style:base-cell-address="LAYERS.AE2"/>
      <style:map style:condition="cell-content()=&quot;08&quot;" style:apply-style-name="Empty" style:base-cell-address="LAYERS.AE2"/>
      <style:map style:condition="cell-content()=&quot;-1&quot;" style:apply-style-name="Empty" style:base-cell-address="LAYERS.AE2"/>
    </style:style>
    <style:style style:name="ce72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3"/>
      <style:map style:condition="cell-content()=&quot;01&quot;" style:apply-style-name="Grass1" style:base-cell-address="LAYERS.AE3"/>
      <style:map style:condition="cell-content()=&quot;02&quot;" style:apply-style-name="Grass2" style:base-cell-address="LAYERS.AE3"/>
      <style:map style:condition="cell-content()=&quot;03&quot;" style:apply-style-name="Road1" style:base-cell-address="LAYERS.AE3"/>
      <style:map style:condition="cell-content()=&quot;04&quot;" style:apply-style-name="Road2" style:base-cell-address="LAYERS.AE3"/>
      <style:map style:condition="cell-content()=&quot;05&quot;" style:apply-style-name="Wast" style:base-cell-address="LAYERS.AE3"/>
      <style:map style:condition="cell-content()=&quot;06&quot;" style:apply-style-name="Rock" style:base-cell-address="LAYERS.AE3"/>
      <style:map style:condition="cell-content()=&quot;07&quot;" style:apply-style-name="Water" style:base-cell-address="LAYERS.AE3"/>
      <style:map style:condition="cell-content()=&quot;08&quot;" style:apply-style-name="Empty" style:base-cell-address="LAYERS.AE3"/>
    </style:style>
    <style:style style:name="ce7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1"/>
      <style:map style:condition="cell-content()=&quot;01&quot;" style:apply-style-name="Grass1" style:base-cell-address="LAYERS.A1"/>
      <style:map style:condition="cell-content()=&quot;02&quot;" style:apply-style-name="Grass2" style:base-cell-address="LAYERS.A1"/>
      <style:map style:condition="cell-content()=&quot;03&quot;" style:apply-style-name="Road1" style:base-cell-address="LAYERS.A1"/>
      <style:map style:condition="cell-content()=&quot;04&quot;" style:apply-style-name="Road2" style:base-cell-address="LAYERS.A1"/>
      <style:map style:condition="cell-content()=&quot;05&quot;" style:apply-style-name="Wast" style:base-cell-address="LAYERS.A1"/>
      <style:map style:condition="cell-content()=&quot;06&quot;" style:apply-style-name="Rock" style:base-cell-address="LAYERS.A1"/>
      <style:map style:condition="cell-content()=&quot;07&quot;" style:apply-style-name="Water" style:base-cell-address="LAYERS.A1"/>
      <style:map style:condition="cell-content()=&quot;08&quot;" style:apply-style-name="Empty" style:base-cell-address="LAYERS.A1"/>
    </style:style>
    <style:style style:name="ce72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1"/>
      <style:map style:condition="cell-content()=&quot;01&quot;" style:apply-style-name="Grass1" style:base-cell-address="LAYERS.A1"/>
      <style:map style:condition="cell-content()=&quot;02&quot;" style:apply-style-name="Grass2" style:base-cell-address="LAYERS.A1"/>
      <style:map style:condition="cell-content()=&quot;03&quot;" style:apply-style-name="Road1" style:base-cell-address="LAYERS.A1"/>
      <style:map style:condition="cell-content()=&quot;04&quot;" style:apply-style-name="Road2" style:base-cell-address="LAYERS.A1"/>
      <style:map style:condition="cell-content()=&quot;05&quot;" style:apply-style-name="Wast" style:base-cell-address="LAYERS.A1"/>
      <style:map style:condition="cell-content()=&quot;06&quot;" style:apply-style-name="Rock" style:base-cell-address="LAYERS.A1"/>
      <style:map style:condition="cell-content()=&quot;07&quot;" style:apply-style-name="Water" style:base-cell-address="LAYERS.A1"/>
      <style:map style:condition="cell-content()=&quot;08&quot;" style:apply-style-name="Empty" style:base-cell-address="LAYERS.A1"/>
    </style:style>
    <style:style style:name="ce7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1"/>
      <style:map style:condition="cell-content()=&quot;01&quot;" style:apply-style-name="Grass1" style:base-cell-address="LAYERS.A1"/>
      <style:map style:condition="cell-content()=&quot;02&quot;" style:apply-style-name="Grass2" style:base-cell-address="LAYERS.A1"/>
      <style:map style:condition="cell-content()=&quot;03&quot;" style:apply-style-name="Road1" style:base-cell-address="LAYERS.A1"/>
      <style:map style:condition="cell-content()=&quot;04&quot;" style:apply-style-name="Road2" style:base-cell-address="LAYERS.A1"/>
      <style:map style:condition="cell-content()=&quot;05&quot;" style:apply-style-name="Wast" style:base-cell-address="LAYERS.A1"/>
      <style:map style:condition="cell-content()=&quot;06&quot;" style:apply-style-name="Rock" style:base-cell-address="LAYERS.A1"/>
      <style:map style:condition="cell-content()=&quot;07&quot;" style:apply-style-name="Water" style:base-cell-address="LAYERS.A1"/>
      <style:map style:condition="cell-content()=&quot;08&quot;" style:apply-style-name="Empty" style:base-cell-address="LAYERS.A1"/>
    </style:style>
    <style:style style:name="ce72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7"/>
      <style:map style:condition="cell-content()=&quot;01&quot;" style:apply-style-name="Grass1" style:base-cell-address="LAYERS.AE7"/>
      <style:map style:condition="cell-content()=&quot;02&quot;" style:apply-style-name="Grass2" style:base-cell-address="LAYERS.AE7"/>
      <style:map style:condition="cell-content()=&quot;03&quot;" style:apply-style-name="Road1" style:base-cell-address="LAYERS.AE7"/>
      <style:map style:condition="cell-content()=&quot;04&quot;" style:apply-style-name="Road2" style:base-cell-address="LAYERS.AE7"/>
      <style:map style:condition="cell-content()=&quot;05&quot;" style:apply-style-name="Wast" style:base-cell-address="LAYERS.AE7"/>
      <style:map style:condition="cell-content()=&quot;06&quot;" style:apply-style-name="Rock" style:base-cell-address="LAYERS.AE7"/>
      <style:map style:condition="cell-content()=&quot;07&quot;" style:apply-style-name="Water" style:base-cell-address="LAYERS.AE7"/>
      <style:map style:condition="cell-content()=&quot;08&quot;" style:apply-style-name="Empty" style:base-cell-address="LAYERS.AE7"/>
    </style:style>
    <style:style style:name="ce72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10"/>
      <style:map style:condition="cell-content()=&quot;01&quot;" style:apply-style-name="Grass1" style:base-cell-address="LAYERS.AE10"/>
      <style:map style:condition="cell-content()=&quot;02&quot;" style:apply-style-name="Grass2" style:base-cell-address="LAYERS.AE10"/>
      <style:map style:condition="cell-content()=&quot;03&quot;" style:apply-style-name="Road1" style:base-cell-address="LAYERS.AE10"/>
      <style:map style:condition="cell-content()=&quot;04&quot;" style:apply-style-name="Road2" style:base-cell-address="LAYERS.AE10"/>
      <style:map style:condition="cell-content()=&quot;05&quot;" style:apply-style-name="Wast" style:base-cell-address="LAYERS.AE10"/>
      <style:map style:condition="cell-content()=&quot;06&quot;" style:apply-style-name="Rock" style:base-cell-address="LAYERS.AE10"/>
      <style:map style:condition="cell-content()=&quot;07&quot;" style:apply-style-name="Water" style:base-cell-address="LAYERS.AE10"/>
      <style:map style:condition="cell-content()=&quot;08&quot;" style:apply-style-name="Empty" style:base-cell-address="LAYERS.AE10"/>
    </style:style>
    <style:style style:name="ce72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11"/>
      <style:map style:condition="cell-content()=&quot;01&quot;" style:apply-style-name="Grass1" style:base-cell-address="LAYERS.AE11"/>
      <style:map style:condition="cell-content()=&quot;02&quot;" style:apply-style-name="Grass2" style:base-cell-address="LAYERS.AE11"/>
      <style:map style:condition="cell-content()=&quot;03&quot;" style:apply-style-name="Road1" style:base-cell-address="LAYERS.AE11"/>
      <style:map style:condition="cell-content()=&quot;04&quot;" style:apply-style-name="Road2" style:base-cell-address="LAYERS.AE11"/>
      <style:map style:condition="cell-content()=&quot;05&quot;" style:apply-style-name="Wast" style:base-cell-address="LAYERS.AE11"/>
      <style:map style:condition="cell-content()=&quot;06&quot;" style:apply-style-name="Rock" style:base-cell-address="LAYERS.AE11"/>
      <style:map style:condition="cell-content()=&quot;07&quot;" style:apply-style-name="Water" style:base-cell-address="LAYERS.AE11"/>
      <style:map style:condition="cell-content()=&quot;08&quot;" style:apply-style-name="Empty" style:base-cell-address="LAYERS.AE11"/>
    </style:style>
    <style:style style:name="ce73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12"/>
      <style:map style:condition="cell-content()=&quot;01&quot;" style:apply-style-name="Grass1" style:base-cell-address="LAYERS.AE12"/>
      <style:map style:condition="cell-content()=&quot;02&quot;" style:apply-style-name="Grass2" style:base-cell-address="LAYERS.AE12"/>
      <style:map style:condition="cell-content()=&quot;03&quot;" style:apply-style-name="Road1" style:base-cell-address="LAYERS.AE12"/>
      <style:map style:condition="cell-content()=&quot;04&quot;" style:apply-style-name="Road2" style:base-cell-address="LAYERS.AE12"/>
      <style:map style:condition="cell-content()=&quot;05&quot;" style:apply-style-name="Wast" style:base-cell-address="LAYERS.AE12"/>
      <style:map style:condition="cell-content()=&quot;06&quot;" style:apply-style-name="Rock" style:base-cell-address="LAYERS.AE12"/>
      <style:map style:condition="cell-content()=&quot;07&quot;" style:apply-style-name="Water" style:base-cell-address="LAYERS.AE12"/>
      <style:map style:condition="cell-content()=&quot;08&quot;" style:apply-style-name="Empty" style:base-cell-address="LAYERS.AE12"/>
    </style:style>
    <style:style style:name="ce73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13"/>
      <style:map style:condition="cell-content()=&quot;01&quot;" style:apply-style-name="Grass1" style:base-cell-address="LAYERS.AE13"/>
      <style:map style:condition="cell-content()=&quot;02&quot;" style:apply-style-name="Grass2" style:base-cell-address="LAYERS.AE13"/>
      <style:map style:condition="cell-content()=&quot;03&quot;" style:apply-style-name="Road1" style:base-cell-address="LAYERS.AE13"/>
      <style:map style:condition="cell-content()=&quot;04&quot;" style:apply-style-name="Road2" style:base-cell-address="LAYERS.AE13"/>
      <style:map style:condition="cell-content()=&quot;05&quot;" style:apply-style-name="Wast" style:base-cell-address="LAYERS.AE13"/>
      <style:map style:condition="cell-content()=&quot;06&quot;" style:apply-style-name="Rock" style:base-cell-address="LAYERS.AE13"/>
      <style:map style:condition="cell-content()=&quot;07&quot;" style:apply-style-name="Water" style:base-cell-address="LAYERS.AE13"/>
      <style:map style:condition="cell-content()=&quot;08&quot;" style:apply-style-name="Empty" style:base-cell-address="LAYERS.AE13"/>
    </style:style>
    <style:style style:name="ce73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14"/>
      <style:map style:condition="cell-content()=&quot;01&quot;" style:apply-style-name="Grass1" style:base-cell-address="LAYERS.AE14"/>
      <style:map style:condition="cell-content()=&quot;02&quot;" style:apply-style-name="Grass2" style:base-cell-address="LAYERS.AE14"/>
      <style:map style:condition="cell-content()=&quot;03&quot;" style:apply-style-name="Road1" style:base-cell-address="LAYERS.AE14"/>
      <style:map style:condition="cell-content()=&quot;04&quot;" style:apply-style-name="Road2" style:base-cell-address="LAYERS.AE14"/>
      <style:map style:condition="cell-content()=&quot;05&quot;" style:apply-style-name="Wast" style:base-cell-address="LAYERS.AE14"/>
      <style:map style:condition="cell-content()=&quot;06&quot;" style:apply-style-name="Rock" style:base-cell-address="LAYERS.AE14"/>
      <style:map style:condition="cell-content()=&quot;07&quot;" style:apply-style-name="Water" style:base-cell-address="LAYERS.AE14"/>
      <style:map style:condition="cell-content()=&quot;08&quot;" style:apply-style-name="Empty" style:base-cell-address="LAYERS.AE14"/>
    </style:style>
    <style:style style:name="ce73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15"/>
      <style:map style:condition="cell-content()=&quot;01&quot;" style:apply-style-name="Grass1" style:base-cell-address="LAYERS.AE15"/>
      <style:map style:condition="cell-content()=&quot;02&quot;" style:apply-style-name="Grass2" style:base-cell-address="LAYERS.AE15"/>
      <style:map style:condition="cell-content()=&quot;03&quot;" style:apply-style-name="Road1" style:base-cell-address="LAYERS.AE15"/>
      <style:map style:condition="cell-content()=&quot;04&quot;" style:apply-style-name="Road2" style:base-cell-address="LAYERS.AE15"/>
      <style:map style:condition="cell-content()=&quot;05&quot;" style:apply-style-name="Wast" style:base-cell-address="LAYERS.AE15"/>
      <style:map style:condition="cell-content()=&quot;06&quot;" style:apply-style-name="Rock" style:base-cell-address="LAYERS.AE15"/>
      <style:map style:condition="cell-content()=&quot;07&quot;" style:apply-style-name="Water" style:base-cell-address="LAYERS.AE15"/>
      <style:map style:condition="cell-content()=&quot;08&quot;" style:apply-style-name="Empty" style:base-cell-address="LAYERS.AE15"/>
    </style:style>
    <style:style style:name="ce73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16"/>
      <style:map style:condition="cell-content()=&quot;01&quot;" style:apply-style-name="Grass1" style:base-cell-address="LAYERS.AE16"/>
      <style:map style:condition="cell-content()=&quot;02&quot;" style:apply-style-name="Grass2" style:base-cell-address="LAYERS.AE16"/>
      <style:map style:condition="cell-content()=&quot;03&quot;" style:apply-style-name="Road1" style:base-cell-address="LAYERS.AE16"/>
      <style:map style:condition="cell-content()=&quot;04&quot;" style:apply-style-name="Road2" style:base-cell-address="LAYERS.AE16"/>
      <style:map style:condition="cell-content()=&quot;05&quot;" style:apply-style-name="Wast" style:base-cell-address="LAYERS.AE16"/>
      <style:map style:condition="cell-content()=&quot;06&quot;" style:apply-style-name="Rock" style:base-cell-address="LAYERS.AE16"/>
      <style:map style:condition="cell-content()=&quot;07&quot;" style:apply-style-name="Water" style:base-cell-address="LAYERS.AE16"/>
      <style:map style:condition="cell-content()=&quot;08&quot;" style:apply-style-name="Empty" style:base-cell-address="LAYERS.AE16"/>
    </style:style>
    <style:style style:name="ce73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17"/>
      <style:map style:condition="cell-content()=&quot;01&quot;" style:apply-style-name="Grass1" style:base-cell-address="LAYERS.AE17"/>
      <style:map style:condition="cell-content()=&quot;02&quot;" style:apply-style-name="Grass2" style:base-cell-address="LAYERS.AE17"/>
      <style:map style:condition="cell-content()=&quot;03&quot;" style:apply-style-name="Road1" style:base-cell-address="LAYERS.AE17"/>
      <style:map style:condition="cell-content()=&quot;04&quot;" style:apply-style-name="Road2" style:base-cell-address="LAYERS.AE17"/>
      <style:map style:condition="cell-content()=&quot;05&quot;" style:apply-style-name="Wast" style:base-cell-address="LAYERS.AE17"/>
      <style:map style:condition="cell-content()=&quot;06&quot;" style:apply-style-name="Rock" style:base-cell-address="LAYERS.AE17"/>
      <style:map style:condition="cell-content()=&quot;07&quot;" style:apply-style-name="Water" style:base-cell-address="LAYERS.AE17"/>
      <style:map style:condition="cell-content()=&quot;08&quot;" style:apply-style-name="Empty" style:base-cell-address="LAYERS.AE17"/>
    </style:style>
    <style:style style:name="ce73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18"/>
      <style:map style:condition="cell-content()=&quot;01&quot;" style:apply-style-name="Grass1" style:base-cell-address="LAYERS.AE18"/>
      <style:map style:condition="cell-content()=&quot;02&quot;" style:apply-style-name="Grass2" style:base-cell-address="LAYERS.AE18"/>
      <style:map style:condition="cell-content()=&quot;03&quot;" style:apply-style-name="Road1" style:base-cell-address="LAYERS.AE18"/>
      <style:map style:condition="cell-content()=&quot;04&quot;" style:apply-style-name="Road2" style:base-cell-address="LAYERS.AE18"/>
      <style:map style:condition="cell-content()=&quot;05&quot;" style:apply-style-name="Wast" style:base-cell-address="LAYERS.AE18"/>
      <style:map style:condition="cell-content()=&quot;06&quot;" style:apply-style-name="Rock" style:base-cell-address="LAYERS.AE18"/>
      <style:map style:condition="cell-content()=&quot;07&quot;" style:apply-style-name="Water" style:base-cell-address="LAYERS.AE18"/>
      <style:map style:condition="cell-content()=&quot;08&quot;" style:apply-style-name="Empty" style:base-cell-address="LAYERS.AE18"/>
    </style:style>
    <style:style style:name="ce73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19"/>
      <style:map style:condition="cell-content()=&quot;01&quot;" style:apply-style-name="Grass1" style:base-cell-address="LAYERS.AE19"/>
      <style:map style:condition="cell-content()=&quot;02&quot;" style:apply-style-name="Grass2" style:base-cell-address="LAYERS.AE19"/>
      <style:map style:condition="cell-content()=&quot;03&quot;" style:apply-style-name="Road1" style:base-cell-address="LAYERS.AE19"/>
      <style:map style:condition="cell-content()=&quot;04&quot;" style:apply-style-name="Road2" style:base-cell-address="LAYERS.AE19"/>
      <style:map style:condition="cell-content()=&quot;05&quot;" style:apply-style-name="Wast" style:base-cell-address="LAYERS.AE19"/>
      <style:map style:condition="cell-content()=&quot;06&quot;" style:apply-style-name="Rock" style:base-cell-address="LAYERS.AE19"/>
      <style:map style:condition="cell-content()=&quot;07&quot;" style:apply-style-name="Water" style:base-cell-address="LAYERS.AE19"/>
      <style:map style:condition="cell-content()=&quot;08&quot;" style:apply-style-name="Empty" style:base-cell-address="LAYERS.AE19"/>
    </style:style>
    <style:style style:name="ce73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20"/>
      <style:map style:condition="cell-content()=&quot;01&quot;" style:apply-style-name="Grass1" style:base-cell-address="LAYERS.AE20"/>
      <style:map style:condition="cell-content()=&quot;02&quot;" style:apply-style-name="Grass2" style:base-cell-address="LAYERS.AE20"/>
      <style:map style:condition="cell-content()=&quot;03&quot;" style:apply-style-name="Road1" style:base-cell-address="LAYERS.AE20"/>
      <style:map style:condition="cell-content()=&quot;04&quot;" style:apply-style-name="Road2" style:base-cell-address="LAYERS.AE20"/>
      <style:map style:condition="cell-content()=&quot;05&quot;" style:apply-style-name="Wast" style:base-cell-address="LAYERS.AE20"/>
      <style:map style:condition="cell-content()=&quot;06&quot;" style:apply-style-name="Rock" style:base-cell-address="LAYERS.AE20"/>
      <style:map style:condition="cell-content()=&quot;07&quot;" style:apply-style-name="Water" style:base-cell-address="LAYERS.AE20"/>
      <style:map style:condition="cell-content()=&quot;08&quot;" style:apply-style-name="Empty" style:base-cell-address="LAYERS.AE20"/>
    </style:style>
    <style:style style:name="ce7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21"/>
      <style:map style:condition="cell-content()=&quot;01&quot;" style:apply-style-name="Grass1" style:base-cell-address="LAYERS.AE21"/>
      <style:map style:condition="cell-content()=&quot;02&quot;" style:apply-style-name="Grass2" style:base-cell-address="LAYERS.AE21"/>
      <style:map style:condition="cell-content()=&quot;03&quot;" style:apply-style-name="Road1" style:base-cell-address="LAYERS.AE21"/>
      <style:map style:condition="cell-content()=&quot;04&quot;" style:apply-style-name="Road2" style:base-cell-address="LAYERS.AE21"/>
      <style:map style:condition="cell-content()=&quot;05&quot;" style:apply-style-name="Wast" style:base-cell-address="LAYERS.AE21"/>
      <style:map style:condition="cell-content()=&quot;06&quot;" style:apply-style-name="Rock" style:base-cell-address="LAYERS.AE21"/>
      <style:map style:condition="cell-content()=&quot;07&quot;" style:apply-style-name="Water" style:base-cell-address="LAYERS.AE21"/>
      <style:map style:condition="cell-content()=&quot;08&quot;" style:apply-style-name="Empty" style:base-cell-address="LAYERS.AE21"/>
    </style:style>
    <style:style style:name="ce7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22"/>
      <style:map style:condition="cell-content()=&quot;01&quot;" style:apply-style-name="Grass1" style:base-cell-address="LAYERS.AE22"/>
      <style:map style:condition="cell-content()=&quot;02&quot;" style:apply-style-name="Grass2" style:base-cell-address="LAYERS.AE22"/>
      <style:map style:condition="cell-content()=&quot;03&quot;" style:apply-style-name="Road1" style:base-cell-address="LAYERS.AE22"/>
      <style:map style:condition="cell-content()=&quot;04&quot;" style:apply-style-name="Road2" style:base-cell-address="LAYERS.AE22"/>
      <style:map style:condition="cell-content()=&quot;05&quot;" style:apply-style-name="Wast" style:base-cell-address="LAYERS.AE22"/>
      <style:map style:condition="cell-content()=&quot;06&quot;" style:apply-style-name="Rock" style:base-cell-address="LAYERS.AE22"/>
      <style:map style:condition="cell-content()=&quot;07&quot;" style:apply-style-name="Water" style:base-cell-address="LAYERS.AE22"/>
      <style:map style:condition="cell-content()=&quot;08&quot;" style:apply-style-name="Empty" style:base-cell-address="LAYERS.AE22"/>
    </style:style>
    <style:style style:name="ce7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23"/>
      <style:map style:condition="cell-content()=&quot;01&quot;" style:apply-style-name="Grass1" style:base-cell-address="LAYERS.AE23"/>
      <style:map style:condition="cell-content()=&quot;02&quot;" style:apply-style-name="Grass2" style:base-cell-address="LAYERS.AE23"/>
      <style:map style:condition="cell-content()=&quot;03&quot;" style:apply-style-name="Road1" style:base-cell-address="LAYERS.AE23"/>
      <style:map style:condition="cell-content()=&quot;04&quot;" style:apply-style-name="Road2" style:base-cell-address="LAYERS.AE23"/>
      <style:map style:condition="cell-content()=&quot;05&quot;" style:apply-style-name="Wast" style:base-cell-address="LAYERS.AE23"/>
      <style:map style:condition="cell-content()=&quot;06&quot;" style:apply-style-name="Rock" style:base-cell-address="LAYERS.AE23"/>
      <style:map style:condition="cell-content()=&quot;07&quot;" style:apply-style-name="Water" style:base-cell-address="LAYERS.AE23"/>
      <style:map style:condition="cell-content()=&quot;08&quot;" style:apply-style-name="Empty" style:base-cell-address="LAYERS.AE23"/>
    </style:style>
    <style:style style:name="ce7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24"/>
      <style:map style:condition="cell-content()=&quot;01&quot;" style:apply-style-name="Grass1" style:base-cell-address="LAYERS.AE24"/>
      <style:map style:condition="cell-content()=&quot;02&quot;" style:apply-style-name="Grass2" style:base-cell-address="LAYERS.AE24"/>
      <style:map style:condition="cell-content()=&quot;03&quot;" style:apply-style-name="Road1" style:base-cell-address="LAYERS.AE24"/>
      <style:map style:condition="cell-content()=&quot;04&quot;" style:apply-style-name="Road2" style:base-cell-address="LAYERS.AE24"/>
      <style:map style:condition="cell-content()=&quot;05&quot;" style:apply-style-name="Wast" style:base-cell-address="LAYERS.AE24"/>
      <style:map style:condition="cell-content()=&quot;06&quot;" style:apply-style-name="Rock" style:base-cell-address="LAYERS.AE24"/>
      <style:map style:condition="cell-content()=&quot;07&quot;" style:apply-style-name="Water" style:base-cell-address="LAYERS.AE24"/>
      <style:map style:condition="cell-content()=&quot;08&quot;" style:apply-style-name="Empty" style:base-cell-address="LAYERS.AE24"/>
    </style:style>
    <style:style style:name="ce7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25"/>
      <style:map style:condition="cell-content()=&quot;01&quot;" style:apply-style-name="Grass1" style:base-cell-address="LAYERS.AE25"/>
      <style:map style:condition="cell-content()=&quot;02&quot;" style:apply-style-name="Grass2" style:base-cell-address="LAYERS.AE25"/>
      <style:map style:condition="cell-content()=&quot;03&quot;" style:apply-style-name="Road1" style:base-cell-address="LAYERS.AE25"/>
      <style:map style:condition="cell-content()=&quot;04&quot;" style:apply-style-name="Road2" style:base-cell-address="LAYERS.AE25"/>
      <style:map style:condition="cell-content()=&quot;05&quot;" style:apply-style-name="Wast" style:base-cell-address="LAYERS.AE25"/>
      <style:map style:condition="cell-content()=&quot;06&quot;" style:apply-style-name="Rock" style:base-cell-address="LAYERS.AE25"/>
      <style:map style:condition="cell-content()=&quot;07&quot;" style:apply-style-name="Water" style:base-cell-address="LAYERS.AE25"/>
      <style:map style:condition="cell-content()=&quot;08&quot;" style:apply-style-name="Empty" style:base-cell-address="LAYERS.AE25"/>
    </style:style>
    <style:style style:name="ce7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26"/>
      <style:map style:condition="cell-content()=&quot;01&quot;" style:apply-style-name="Grass1" style:base-cell-address="LAYERS.AE26"/>
      <style:map style:condition="cell-content()=&quot;02&quot;" style:apply-style-name="Grass2" style:base-cell-address="LAYERS.AE26"/>
      <style:map style:condition="cell-content()=&quot;03&quot;" style:apply-style-name="Road1" style:base-cell-address="LAYERS.AE26"/>
      <style:map style:condition="cell-content()=&quot;04&quot;" style:apply-style-name="Road2" style:base-cell-address="LAYERS.AE26"/>
      <style:map style:condition="cell-content()=&quot;05&quot;" style:apply-style-name="Wast" style:base-cell-address="LAYERS.AE26"/>
      <style:map style:condition="cell-content()=&quot;06&quot;" style:apply-style-name="Rock" style:base-cell-address="LAYERS.AE26"/>
      <style:map style:condition="cell-content()=&quot;07&quot;" style:apply-style-name="Water" style:base-cell-address="LAYERS.AE26"/>
      <style:map style:condition="cell-content()=&quot;08&quot;" style:apply-style-name="Empty" style:base-cell-address="LAYERS.AE26"/>
    </style:style>
    <style:style style:name="ce74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27"/>
      <style:map style:condition="cell-content()=&quot;01&quot;" style:apply-style-name="Grass1" style:base-cell-address="LAYERS.AE27"/>
      <style:map style:condition="cell-content()=&quot;02&quot;" style:apply-style-name="Grass2" style:base-cell-address="LAYERS.AE27"/>
      <style:map style:condition="cell-content()=&quot;03&quot;" style:apply-style-name="Road1" style:base-cell-address="LAYERS.AE27"/>
      <style:map style:condition="cell-content()=&quot;04&quot;" style:apply-style-name="Road2" style:base-cell-address="LAYERS.AE27"/>
      <style:map style:condition="cell-content()=&quot;05&quot;" style:apply-style-name="Wast" style:base-cell-address="LAYERS.AE27"/>
      <style:map style:condition="cell-content()=&quot;06&quot;" style:apply-style-name="Rock" style:base-cell-address="LAYERS.AE27"/>
      <style:map style:condition="cell-content()=&quot;07&quot;" style:apply-style-name="Water" style:base-cell-address="LAYERS.AE27"/>
      <style:map style:condition="cell-content()=&quot;08&quot;" style:apply-style-name="Empty" style:base-cell-address="LAYERS.AE27"/>
    </style:style>
    <style:style style:name="ce74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28"/>
      <style:map style:condition="cell-content()=&quot;01&quot;" style:apply-style-name="Grass1" style:base-cell-address="LAYERS.AE28"/>
      <style:map style:condition="cell-content()=&quot;02&quot;" style:apply-style-name="Grass2" style:base-cell-address="LAYERS.AE28"/>
      <style:map style:condition="cell-content()=&quot;03&quot;" style:apply-style-name="Road1" style:base-cell-address="LAYERS.AE28"/>
      <style:map style:condition="cell-content()=&quot;04&quot;" style:apply-style-name="Road2" style:base-cell-address="LAYERS.AE28"/>
      <style:map style:condition="cell-content()=&quot;05&quot;" style:apply-style-name="Wast" style:base-cell-address="LAYERS.AE28"/>
      <style:map style:condition="cell-content()=&quot;06&quot;" style:apply-style-name="Rock" style:base-cell-address="LAYERS.AE28"/>
      <style:map style:condition="cell-content()=&quot;07&quot;" style:apply-style-name="Water" style:base-cell-address="LAYERS.AE28"/>
      <style:map style:condition="cell-content()=&quot;08&quot;" style:apply-style-name="Empty" style:base-cell-address="LAYERS.AE28"/>
    </style:style>
    <style:style style:name="ce74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29"/>
      <style:map style:condition="cell-content()=&quot;01&quot;" style:apply-style-name="Grass1" style:base-cell-address="LAYERS.AE29"/>
      <style:map style:condition="cell-content()=&quot;02&quot;" style:apply-style-name="Grass2" style:base-cell-address="LAYERS.AE29"/>
      <style:map style:condition="cell-content()=&quot;03&quot;" style:apply-style-name="Road1" style:base-cell-address="LAYERS.AE29"/>
      <style:map style:condition="cell-content()=&quot;04&quot;" style:apply-style-name="Road2" style:base-cell-address="LAYERS.AE29"/>
      <style:map style:condition="cell-content()=&quot;05&quot;" style:apply-style-name="Wast" style:base-cell-address="LAYERS.AE29"/>
      <style:map style:condition="cell-content()=&quot;06&quot;" style:apply-style-name="Rock" style:base-cell-address="LAYERS.AE29"/>
      <style:map style:condition="cell-content()=&quot;07&quot;" style:apply-style-name="Water" style:base-cell-address="LAYERS.AE29"/>
      <style:map style:condition="cell-content()=&quot;08&quot;" style:apply-style-name="Empty" style:base-cell-address="LAYERS.AE29"/>
    </style:style>
    <style:style style:name="ce74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30"/>
      <style:map style:condition="cell-content()=&quot;01&quot;" style:apply-style-name="Grass1" style:base-cell-address="LAYERS.AE30"/>
      <style:map style:condition="cell-content()=&quot;02&quot;" style:apply-style-name="Grass2" style:base-cell-address="LAYERS.AE30"/>
      <style:map style:condition="cell-content()=&quot;03&quot;" style:apply-style-name="Road1" style:base-cell-address="LAYERS.AE30"/>
      <style:map style:condition="cell-content()=&quot;04&quot;" style:apply-style-name="Road2" style:base-cell-address="LAYERS.AE30"/>
      <style:map style:condition="cell-content()=&quot;05&quot;" style:apply-style-name="Wast" style:base-cell-address="LAYERS.AE30"/>
      <style:map style:condition="cell-content()=&quot;06&quot;" style:apply-style-name="Rock" style:base-cell-address="LAYERS.AE30"/>
      <style:map style:condition="cell-content()=&quot;07&quot;" style:apply-style-name="Water" style:base-cell-address="LAYERS.AE30"/>
      <style:map style:condition="cell-content()=&quot;08&quot;" style:apply-style-name="Empty" style:base-cell-address="LAYERS.AE30"/>
    </style:style>
    <style:style style:name="ce74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31"/>
      <style:map style:condition="cell-content()=&quot;01&quot;" style:apply-style-name="Grass1" style:base-cell-address="LAYERS.AE31"/>
      <style:map style:condition="cell-content()=&quot;02&quot;" style:apply-style-name="Grass2" style:base-cell-address="LAYERS.AE31"/>
      <style:map style:condition="cell-content()=&quot;03&quot;" style:apply-style-name="Road1" style:base-cell-address="LAYERS.AE31"/>
      <style:map style:condition="cell-content()=&quot;04&quot;" style:apply-style-name="Road2" style:base-cell-address="LAYERS.AE31"/>
      <style:map style:condition="cell-content()=&quot;05&quot;" style:apply-style-name="Wast" style:base-cell-address="LAYERS.AE31"/>
      <style:map style:condition="cell-content()=&quot;06&quot;" style:apply-style-name="Rock" style:base-cell-address="LAYERS.AE31"/>
      <style:map style:condition="cell-content()=&quot;07&quot;" style:apply-style-name="Water" style:base-cell-address="LAYERS.AE31"/>
      <style:map style:condition="cell-content()=&quot;08&quot;" style:apply-style-name="Empty" style:base-cell-address="LAYERS.AE31"/>
    </style:style>
    <style:style style:name="ce75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32"/>
      <style:map style:condition="cell-content()=&quot;01&quot;" style:apply-style-name="Grass1" style:base-cell-address="LAYERS.AE32"/>
      <style:map style:condition="cell-content()=&quot;02&quot;" style:apply-style-name="Grass2" style:base-cell-address="LAYERS.AE32"/>
      <style:map style:condition="cell-content()=&quot;03&quot;" style:apply-style-name="Road1" style:base-cell-address="LAYERS.AE32"/>
      <style:map style:condition="cell-content()=&quot;04&quot;" style:apply-style-name="Road2" style:base-cell-address="LAYERS.AE32"/>
      <style:map style:condition="cell-content()=&quot;05&quot;" style:apply-style-name="Wast" style:base-cell-address="LAYERS.AE32"/>
      <style:map style:condition="cell-content()=&quot;06&quot;" style:apply-style-name="Rock" style:base-cell-address="LAYERS.AE32"/>
      <style:map style:condition="cell-content()=&quot;07&quot;" style:apply-style-name="Water" style:base-cell-address="LAYERS.AE32"/>
      <style:map style:condition="cell-content()=&quot;08&quot;" style:apply-style-name="Empty" style:base-cell-address="LAYERS.AE32"/>
    </style:style>
    <style:style style:name="ce75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E33"/>
      <style:map style:condition="cell-content()=&quot;01&quot;" style:apply-style-name="Grass1" style:base-cell-address="LAYERS.AE33"/>
      <style:map style:condition="cell-content()=&quot;02&quot;" style:apply-style-name="Grass2" style:base-cell-address="LAYERS.AE33"/>
      <style:map style:condition="cell-content()=&quot;03&quot;" style:apply-style-name="Road1" style:base-cell-address="LAYERS.AE33"/>
      <style:map style:condition="cell-content()=&quot;04&quot;" style:apply-style-name="Road2" style:base-cell-address="LAYERS.AE33"/>
      <style:map style:condition="cell-content()=&quot;05&quot;" style:apply-style-name="Wast" style:base-cell-address="LAYERS.AE33"/>
      <style:map style:condition="cell-content()=&quot;06&quot;" style:apply-style-name="Rock" style:base-cell-address="LAYERS.AE33"/>
      <style:map style:condition="cell-content()=&quot;07&quot;" style:apply-style-name="Water" style:base-cell-address="LAYERS.AE33"/>
      <style:map style:condition="cell-content()=&quot;08&quot;" style:apply-style-name="Empty" style:base-cell-address="LAYERS.AE33"/>
      <style:map style:condition="cell-content()=&quot;-1&quot;" style:apply-style-name="Empty" style:base-cell-address="LAYERS.AE33"/>
    </style:style>
    <style:style style:name="ce75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2"/>
      <style:map style:condition="cell-content()=&quot;01&quot;" style:apply-style-name="Grass1" style:base-cell-address="LAYERS.AF2"/>
      <style:map style:condition="cell-content()=&quot;02&quot;" style:apply-style-name="Grass2" style:base-cell-address="LAYERS.AF2"/>
      <style:map style:condition="cell-content()=&quot;03&quot;" style:apply-style-name="Road1" style:base-cell-address="LAYERS.AF2"/>
      <style:map style:condition="cell-content()=&quot;04&quot;" style:apply-style-name="Road2" style:base-cell-address="LAYERS.AF2"/>
      <style:map style:condition="cell-content()=&quot;05&quot;" style:apply-style-name="Wast" style:base-cell-address="LAYERS.AF2"/>
      <style:map style:condition="cell-content()=&quot;06&quot;" style:apply-style-name="Rock" style:base-cell-address="LAYERS.AF2"/>
      <style:map style:condition="cell-content()=&quot;07&quot;" style:apply-style-name="Water" style:base-cell-address="LAYERS.AF2"/>
      <style:map style:condition="cell-content()=&quot;08&quot;" style:apply-style-name="Empty" style:base-cell-address="LAYERS.AF2"/>
      <style:map style:condition="cell-content()=&quot;-1&quot;" style:apply-style-name="Empty" style:base-cell-address="LAYERS.AF2"/>
    </style:style>
    <style:style style:name="ce75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3"/>
      <style:map style:condition="cell-content()=&quot;01&quot;" style:apply-style-name="Grass1" style:base-cell-address="LAYERS.AF3"/>
      <style:map style:condition="cell-content()=&quot;02&quot;" style:apply-style-name="Grass2" style:base-cell-address="LAYERS.AF3"/>
      <style:map style:condition="cell-content()=&quot;03&quot;" style:apply-style-name="Road1" style:base-cell-address="LAYERS.AF3"/>
      <style:map style:condition="cell-content()=&quot;04&quot;" style:apply-style-name="Road2" style:base-cell-address="LAYERS.AF3"/>
      <style:map style:condition="cell-content()=&quot;05&quot;" style:apply-style-name="Wast" style:base-cell-address="LAYERS.AF3"/>
      <style:map style:condition="cell-content()=&quot;06&quot;" style:apply-style-name="Rock" style:base-cell-address="LAYERS.AF3"/>
      <style:map style:condition="cell-content()=&quot;07&quot;" style:apply-style-name="Water" style:base-cell-address="LAYERS.AF3"/>
      <style:map style:condition="cell-content()=&quot;08&quot;" style:apply-style-name="Empty" style:base-cell-address="LAYERS.AF3"/>
    </style:style>
    <style:style style:name="ce75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4"/>
      <style:map style:condition="cell-content()=&quot;01&quot;" style:apply-style-name="Grass1" style:base-cell-address="LAYERS.AF4"/>
      <style:map style:condition="cell-content()=&quot;02&quot;" style:apply-style-name="Grass2" style:base-cell-address="LAYERS.AF4"/>
      <style:map style:condition="cell-content()=&quot;03&quot;" style:apply-style-name="Road1" style:base-cell-address="LAYERS.AF4"/>
      <style:map style:condition="cell-content()=&quot;04&quot;" style:apply-style-name="Road2" style:base-cell-address="LAYERS.AF4"/>
      <style:map style:condition="cell-content()=&quot;05&quot;" style:apply-style-name="Wast" style:base-cell-address="LAYERS.AF4"/>
      <style:map style:condition="cell-content()=&quot;06&quot;" style:apply-style-name="Rock" style:base-cell-address="LAYERS.AF4"/>
      <style:map style:condition="cell-content()=&quot;07&quot;" style:apply-style-name="Water" style:base-cell-address="LAYERS.AF4"/>
      <style:map style:condition="cell-content()=&quot;08&quot;" style:apply-style-name="Empty" style:base-cell-address="LAYERS.AF4"/>
    </style:style>
    <style:style style:name="ce75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5"/>
      <style:map style:condition="cell-content()=&quot;01&quot;" style:apply-style-name="Grass1" style:base-cell-address="LAYERS.AF5"/>
      <style:map style:condition="cell-content()=&quot;02&quot;" style:apply-style-name="Grass2" style:base-cell-address="LAYERS.AF5"/>
      <style:map style:condition="cell-content()=&quot;03&quot;" style:apply-style-name="Road1" style:base-cell-address="LAYERS.AF5"/>
      <style:map style:condition="cell-content()=&quot;04&quot;" style:apply-style-name="Road2" style:base-cell-address="LAYERS.AF5"/>
      <style:map style:condition="cell-content()=&quot;05&quot;" style:apply-style-name="Wast" style:base-cell-address="LAYERS.AF5"/>
      <style:map style:condition="cell-content()=&quot;06&quot;" style:apply-style-name="Rock" style:base-cell-address="LAYERS.AF5"/>
      <style:map style:condition="cell-content()=&quot;07&quot;" style:apply-style-name="Water" style:base-cell-address="LAYERS.AF5"/>
      <style:map style:condition="cell-content()=&quot;08&quot;" style:apply-style-name="Empty" style:base-cell-address="LAYERS.AF5"/>
    </style:style>
    <style:style style:name="ce7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6"/>
      <style:map style:condition="cell-content()=&quot;01&quot;" style:apply-style-name="Grass1" style:base-cell-address="LAYERS.AF6"/>
      <style:map style:condition="cell-content()=&quot;02&quot;" style:apply-style-name="Grass2" style:base-cell-address="LAYERS.AF6"/>
      <style:map style:condition="cell-content()=&quot;03&quot;" style:apply-style-name="Road1" style:base-cell-address="LAYERS.AF6"/>
      <style:map style:condition="cell-content()=&quot;04&quot;" style:apply-style-name="Road2" style:base-cell-address="LAYERS.AF6"/>
      <style:map style:condition="cell-content()=&quot;05&quot;" style:apply-style-name="Wast" style:base-cell-address="LAYERS.AF6"/>
      <style:map style:condition="cell-content()=&quot;06&quot;" style:apply-style-name="Rock" style:base-cell-address="LAYERS.AF6"/>
      <style:map style:condition="cell-content()=&quot;07&quot;" style:apply-style-name="Water" style:base-cell-address="LAYERS.AF6"/>
      <style:map style:condition="cell-content()=&quot;08&quot;" style:apply-style-name="Empty" style:base-cell-address="LAYERS.AF6"/>
    </style:style>
    <style:style style:name="ce75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7"/>
      <style:map style:condition="cell-content()=&quot;01&quot;" style:apply-style-name="Grass1" style:base-cell-address="LAYERS.AF7"/>
      <style:map style:condition="cell-content()=&quot;02&quot;" style:apply-style-name="Grass2" style:base-cell-address="LAYERS.AF7"/>
      <style:map style:condition="cell-content()=&quot;03&quot;" style:apply-style-name="Road1" style:base-cell-address="LAYERS.AF7"/>
      <style:map style:condition="cell-content()=&quot;04&quot;" style:apply-style-name="Road2" style:base-cell-address="LAYERS.AF7"/>
      <style:map style:condition="cell-content()=&quot;05&quot;" style:apply-style-name="Wast" style:base-cell-address="LAYERS.AF7"/>
      <style:map style:condition="cell-content()=&quot;06&quot;" style:apply-style-name="Rock" style:base-cell-address="LAYERS.AF7"/>
      <style:map style:condition="cell-content()=&quot;07&quot;" style:apply-style-name="Water" style:base-cell-address="LAYERS.AF7"/>
      <style:map style:condition="cell-content()=&quot;08&quot;" style:apply-style-name="Empty" style:base-cell-address="LAYERS.AF7"/>
    </style:style>
    <style:style style:name="ce75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8"/>
      <style:map style:condition="cell-content()=&quot;01&quot;" style:apply-style-name="Grass1" style:base-cell-address="LAYERS.AF8"/>
      <style:map style:condition="cell-content()=&quot;02&quot;" style:apply-style-name="Grass2" style:base-cell-address="LAYERS.AF8"/>
      <style:map style:condition="cell-content()=&quot;03&quot;" style:apply-style-name="Road1" style:base-cell-address="LAYERS.AF8"/>
      <style:map style:condition="cell-content()=&quot;04&quot;" style:apply-style-name="Road2" style:base-cell-address="LAYERS.AF8"/>
      <style:map style:condition="cell-content()=&quot;05&quot;" style:apply-style-name="Wast" style:base-cell-address="LAYERS.AF8"/>
      <style:map style:condition="cell-content()=&quot;06&quot;" style:apply-style-name="Rock" style:base-cell-address="LAYERS.AF8"/>
      <style:map style:condition="cell-content()=&quot;07&quot;" style:apply-style-name="Water" style:base-cell-address="LAYERS.AF8"/>
      <style:map style:condition="cell-content()=&quot;08&quot;" style:apply-style-name="Empty" style:base-cell-address="LAYERS.AF8"/>
    </style:style>
    <style:style style:name="ce75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9"/>
      <style:map style:condition="cell-content()=&quot;01&quot;" style:apply-style-name="Grass1" style:base-cell-address="LAYERS.AF9"/>
      <style:map style:condition="cell-content()=&quot;02&quot;" style:apply-style-name="Grass2" style:base-cell-address="LAYERS.AF9"/>
      <style:map style:condition="cell-content()=&quot;03&quot;" style:apply-style-name="Road1" style:base-cell-address="LAYERS.AF9"/>
      <style:map style:condition="cell-content()=&quot;04&quot;" style:apply-style-name="Road2" style:base-cell-address="LAYERS.AF9"/>
      <style:map style:condition="cell-content()=&quot;05&quot;" style:apply-style-name="Wast" style:base-cell-address="LAYERS.AF9"/>
      <style:map style:condition="cell-content()=&quot;06&quot;" style:apply-style-name="Rock" style:base-cell-address="LAYERS.AF9"/>
      <style:map style:condition="cell-content()=&quot;07&quot;" style:apply-style-name="Water" style:base-cell-address="LAYERS.AF9"/>
      <style:map style:condition="cell-content()=&quot;08&quot;" style:apply-style-name="Empty" style:base-cell-address="LAYERS.AF9"/>
    </style:style>
    <style:style style:name="ce76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10"/>
      <style:map style:condition="cell-content()=&quot;01&quot;" style:apply-style-name="Grass1" style:base-cell-address="LAYERS.AF10"/>
      <style:map style:condition="cell-content()=&quot;02&quot;" style:apply-style-name="Grass2" style:base-cell-address="LAYERS.AF10"/>
      <style:map style:condition="cell-content()=&quot;03&quot;" style:apply-style-name="Road1" style:base-cell-address="LAYERS.AF10"/>
      <style:map style:condition="cell-content()=&quot;04&quot;" style:apply-style-name="Road2" style:base-cell-address="LAYERS.AF10"/>
      <style:map style:condition="cell-content()=&quot;05&quot;" style:apply-style-name="Wast" style:base-cell-address="LAYERS.AF10"/>
      <style:map style:condition="cell-content()=&quot;06&quot;" style:apply-style-name="Rock" style:base-cell-address="LAYERS.AF10"/>
      <style:map style:condition="cell-content()=&quot;07&quot;" style:apply-style-name="Water" style:base-cell-address="LAYERS.AF10"/>
      <style:map style:condition="cell-content()=&quot;08&quot;" style:apply-style-name="Empty" style:base-cell-address="LAYERS.AF10"/>
    </style:style>
    <style:style style:name="ce76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11"/>
      <style:map style:condition="cell-content()=&quot;01&quot;" style:apply-style-name="Grass1" style:base-cell-address="LAYERS.AF11"/>
      <style:map style:condition="cell-content()=&quot;02&quot;" style:apply-style-name="Grass2" style:base-cell-address="LAYERS.AF11"/>
      <style:map style:condition="cell-content()=&quot;03&quot;" style:apply-style-name="Road1" style:base-cell-address="LAYERS.AF11"/>
      <style:map style:condition="cell-content()=&quot;04&quot;" style:apply-style-name="Road2" style:base-cell-address="LAYERS.AF11"/>
      <style:map style:condition="cell-content()=&quot;05&quot;" style:apply-style-name="Wast" style:base-cell-address="LAYERS.AF11"/>
      <style:map style:condition="cell-content()=&quot;06&quot;" style:apply-style-name="Rock" style:base-cell-address="LAYERS.AF11"/>
      <style:map style:condition="cell-content()=&quot;07&quot;" style:apply-style-name="Water" style:base-cell-address="LAYERS.AF11"/>
      <style:map style:condition="cell-content()=&quot;08&quot;" style:apply-style-name="Empty" style:base-cell-address="LAYERS.AF11"/>
    </style:style>
    <style:style style:name="ce76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12"/>
      <style:map style:condition="cell-content()=&quot;01&quot;" style:apply-style-name="Grass1" style:base-cell-address="LAYERS.AF12"/>
      <style:map style:condition="cell-content()=&quot;02&quot;" style:apply-style-name="Grass2" style:base-cell-address="LAYERS.AF12"/>
      <style:map style:condition="cell-content()=&quot;03&quot;" style:apply-style-name="Road1" style:base-cell-address="LAYERS.AF12"/>
      <style:map style:condition="cell-content()=&quot;04&quot;" style:apply-style-name="Road2" style:base-cell-address="LAYERS.AF12"/>
      <style:map style:condition="cell-content()=&quot;05&quot;" style:apply-style-name="Wast" style:base-cell-address="LAYERS.AF12"/>
      <style:map style:condition="cell-content()=&quot;06&quot;" style:apply-style-name="Rock" style:base-cell-address="LAYERS.AF12"/>
      <style:map style:condition="cell-content()=&quot;07&quot;" style:apply-style-name="Water" style:base-cell-address="LAYERS.AF12"/>
      <style:map style:condition="cell-content()=&quot;08&quot;" style:apply-style-name="Empty" style:base-cell-address="LAYERS.AF12"/>
    </style:style>
    <style:style style:name="ce76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13"/>
      <style:map style:condition="cell-content()=&quot;01&quot;" style:apply-style-name="Grass1" style:base-cell-address="LAYERS.AF13"/>
      <style:map style:condition="cell-content()=&quot;02&quot;" style:apply-style-name="Grass2" style:base-cell-address="LAYERS.AF13"/>
      <style:map style:condition="cell-content()=&quot;03&quot;" style:apply-style-name="Road1" style:base-cell-address="LAYERS.AF13"/>
      <style:map style:condition="cell-content()=&quot;04&quot;" style:apply-style-name="Road2" style:base-cell-address="LAYERS.AF13"/>
      <style:map style:condition="cell-content()=&quot;05&quot;" style:apply-style-name="Wast" style:base-cell-address="LAYERS.AF13"/>
      <style:map style:condition="cell-content()=&quot;06&quot;" style:apply-style-name="Rock" style:base-cell-address="LAYERS.AF13"/>
      <style:map style:condition="cell-content()=&quot;07&quot;" style:apply-style-name="Water" style:base-cell-address="LAYERS.AF13"/>
      <style:map style:condition="cell-content()=&quot;08&quot;" style:apply-style-name="Empty" style:base-cell-address="LAYERS.AF13"/>
    </style:style>
    <style:style style:name="ce76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14"/>
      <style:map style:condition="cell-content()=&quot;01&quot;" style:apply-style-name="Grass1" style:base-cell-address="LAYERS.AF14"/>
      <style:map style:condition="cell-content()=&quot;02&quot;" style:apply-style-name="Grass2" style:base-cell-address="LAYERS.AF14"/>
      <style:map style:condition="cell-content()=&quot;03&quot;" style:apply-style-name="Road1" style:base-cell-address="LAYERS.AF14"/>
      <style:map style:condition="cell-content()=&quot;04&quot;" style:apply-style-name="Road2" style:base-cell-address="LAYERS.AF14"/>
      <style:map style:condition="cell-content()=&quot;05&quot;" style:apply-style-name="Wast" style:base-cell-address="LAYERS.AF14"/>
      <style:map style:condition="cell-content()=&quot;06&quot;" style:apply-style-name="Rock" style:base-cell-address="LAYERS.AF14"/>
      <style:map style:condition="cell-content()=&quot;07&quot;" style:apply-style-name="Water" style:base-cell-address="LAYERS.AF14"/>
      <style:map style:condition="cell-content()=&quot;08&quot;" style:apply-style-name="Empty" style:base-cell-address="LAYERS.AF14"/>
    </style:style>
    <style:style style:name="ce76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15"/>
      <style:map style:condition="cell-content()=&quot;01&quot;" style:apply-style-name="Grass1" style:base-cell-address="LAYERS.AF15"/>
      <style:map style:condition="cell-content()=&quot;02&quot;" style:apply-style-name="Grass2" style:base-cell-address="LAYERS.AF15"/>
      <style:map style:condition="cell-content()=&quot;03&quot;" style:apply-style-name="Road1" style:base-cell-address="LAYERS.AF15"/>
      <style:map style:condition="cell-content()=&quot;04&quot;" style:apply-style-name="Road2" style:base-cell-address="LAYERS.AF15"/>
      <style:map style:condition="cell-content()=&quot;05&quot;" style:apply-style-name="Wast" style:base-cell-address="LAYERS.AF15"/>
      <style:map style:condition="cell-content()=&quot;06&quot;" style:apply-style-name="Rock" style:base-cell-address="LAYERS.AF15"/>
      <style:map style:condition="cell-content()=&quot;07&quot;" style:apply-style-name="Water" style:base-cell-address="LAYERS.AF15"/>
      <style:map style:condition="cell-content()=&quot;08&quot;" style:apply-style-name="Empty" style:base-cell-address="LAYERS.AF15"/>
    </style:style>
    <style:style style:name="ce76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16"/>
      <style:map style:condition="cell-content()=&quot;01&quot;" style:apply-style-name="Grass1" style:base-cell-address="LAYERS.AF16"/>
      <style:map style:condition="cell-content()=&quot;02&quot;" style:apply-style-name="Grass2" style:base-cell-address="LAYERS.AF16"/>
      <style:map style:condition="cell-content()=&quot;03&quot;" style:apply-style-name="Road1" style:base-cell-address="LAYERS.AF16"/>
      <style:map style:condition="cell-content()=&quot;04&quot;" style:apply-style-name="Road2" style:base-cell-address="LAYERS.AF16"/>
      <style:map style:condition="cell-content()=&quot;05&quot;" style:apply-style-name="Wast" style:base-cell-address="LAYERS.AF16"/>
      <style:map style:condition="cell-content()=&quot;06&quot;" style:apply-style-name="Rock" style:base-cell-address="LAYERS.AF16"/>
      <style:map style:condition="cell-content()=&quot;07&quot;" style:apply-style-name="Water" style:base-cell-address="LAYERS.AF16"/>
      <style:map style:condition="cell-content()=&quot;08&quot;" style:apply-style-name="Empty" style:base-cell-address="LAYERS.AF16"/>
    </style:style>
    <style:style style:name="ce76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17"/>
      <style:map style:condition="cell-content()=&quot;01&quot;" style:apply-style-name="Grass1" style:base-cell-address="LAYERS.AF17"/>
      <style:map style:condition="cell-content()=&quot;02&quot;" style:apply-style-name="Grass2" style:base-cell-address="LAYERS.AF17"/>
      <style:map style:condition="cell-content()=&quot;03&quot;" style:apply-style-name="Road1" style:base-cell-address="LAYERS.AF17"/>
      <style:map style:condition="cell-content()=&quot;04&quot;" style:apply-style-name="Road2" style:base-cell-address="LAYERS.AF17"/>
      <style:map style:condition="cell-content()=&quot;05&quot;" style:apply-style-name="Wast" style:base-cell-address="LAYERS.AF17"/>
      <style:map style:condition="cell-content()=&quot;06&quot;" style:apply-style-name="Rock" style:base-cell-address="LAYERS.AF17"/>
      <style:map style:condition="cell-content()=&quot;07&quot;" style:apply-style-name="Water" style:base-cell-address="LAYERS.AF17"/>
      <style:map style:condition="cell-content()=&quot;08&quot;" style:apply-style-name="Empty" style:base-cell-address="LAYERS.AF17"/>
    </style:style>
    <style:style style:name="ce76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18"/>
      <style:map style:condition="cell-content()=&quot;01&quot;" style:apply-style-name="Grass1" style:base-cell-address="LAYERS.AF18"/>
      <style:map style:condition="cell-content()=&quot;02&quot;" style:apply-style-name="Grass2" style:base-cell-address="LAYERS.AF18"/>
      <style:map style:condition="cell-content()=&quot;03&quot;" style:apply-style-name="Road1" style:base-cell-address="LAYERS.AF18"/>
      <style:map style:condition="cell-content()=&quot;04&quot;" style:apply-style-name="Road2" style:base-cell-address="LAYERS.AF18"/>
      <style:map style:condition="cell-content()=&quot;05&quot;" style:apply-style-name="Wast" style:base-cell-address="LAYERS.AF18"/>
      <style:map style:condition="cell-content()=&quot;06&quot;" style:apply-style-name="Rock" style:base-cell-address="LAYERS.AF18"/>
      <style:map style:condition="cell-content()=&quot;07&quot;" style:apply-style-name="Water" style:base-cell-address="LAYERS.AF18"/>
      <style:map style:condition="cell-content()=&quot;08&quot;" style:apply-style-name="Empty" style:base-cell-address="LAYERS.AF18"/>
    </style:style>
    <style:style style:name="ce76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19"/>
      <style:map style:condition="cell-content()=&quot;01&quot;" style:apply-style-name="Grass1" style:base-cell-address="LAYERS.AF19"/>
      <style:map style:condition="cell-content()=&quot;02&quot;" style:apply-style-name="Grass2" style:base-cell-address="LAYERS.AF19"/>
      <style:map style:condition="cell-content()=&quot;03&quot;" style:apply-style-name="Road1" style:base-cell-address="LAYERS.AF19"/>
      <style:map style:condition="cell-content()=&quot;04&quot;" style:apply-style-name="Road2" style:base-cell-address="LAYERS.AF19"/>
      <style:map style:condition="cell-content()=&quot;05&quot;" style:apply-style-name="Wast" style:base-cell-address="LAYERS.AF19"/>
      <style:map style:condition="cell-content()=&quot;06&quot;" style:apply-style-name="Rock" style:base-cell-address="LAYERS.AF19"/>
      <style:map style:condition="cell-content()=&quot;07&quot;" style:apply-style-name="Water" style:base-cell-address="LAYERS.AF19"/>
      <style:map style:condition="cell-content()=&quot;08&quot;" style:apply-style-name="Empty" style:base-cell-address="LAYERS.AF19"/>
    </style:style>
    <style:style style:name="ce77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20"/>
      <style:map style:condition="cell-content()=&quot;01&quot;" style:apply-style-name="Grass1" style:base-cell-address="LAYERS.AF20"/>
      <style:map style:condition="cell-content()=&quot;02&quot;" style:apply-style-name="Grass2" style:base-cell-address="LAYERS.AF20"/>
      <style:map style:condition="cell-content()=&quot;03&quot;" style:apply-style-name="Road1" style:base-cell-address="LAYERS.AF20"/>
      <style:map style:condition="cell-content()=&quot;04&quot;" style:apply-style-name="Road2" style:base-cell-address="LAYERS.AF20"/>
      <style:map style:condition="cell-content()=&quot;05&quot;" style:apply-style-name="Wast" style:base-cell-address="LAYERS.AF20"/>
      <style:map style:condition="cell-content()=&quot;06&quot;" style:apply-style-name="Rock" style:base-cell-address="LAYERS.AF20"/>
      <style:map style:condition="cell-content()=&quot;07&quot;" style:apply-style-name="Water" style:base-cell-address="LAYERS.AF20"/>
      <style:map style:condition="cell-content()=&quot;08&quot;" style:apply-style-name="Empty" style:base-cell-address="LAYERS.AF20"/>
    </style:style>
    <style:style style:name="ce77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21"/>
      <style:map style:condition="cell-content()=&quot;01&quot;" style:apply-style-name="Grass1" style:base-cell-address="LAYERS.AF21"/>
      <style:map style:condition="cell-content()=&quot;02&quot;" style:apply-style-name="Grass2" style:base-cell-address="LAYERS.AF21"/>
      <style:map style:condition="cell-content()=&quot;03&quot;" style:apply-style-name="Road1" style:base-cell-address="LAYERS.AF21"/>
      <style:map style:condition="cell-content()=&quot;04&quot;" style:apply-style-name="Road2" style:base-cell-address="LAYERS.AF21"/>
      <style:map style:condition="cell-content()=&quot;05&quot;" style:apply-style-name="Wast" style:base-cell-address="LAYERS.AF21"/>
      <style:map style:condition="cell-content()=&quot;06&quot;" style:apply-style-name="Rock" style:base-cell-address="LAYERS.AF21"/>
      <style:map style:condition="cell-content()=&quot;07&quot;" style:apply-style-name="Water" style:base-cell-address="LAYERS.AF21"/>
      <style:map style:condition="cell-content()=&quot;08&quot;" style:apply-style-name="Empty" style:base-cell-address="LAYERS.AF21"/>
    </style:style>
    <style:style style:name="ce77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22"/>
      <style:map style:condition="cell-content()=&quot;01&quot;" style:apply-style-name="Grass1" style:base-cell-address="LAYERS.AF22"/>
      <style:map style:condition="cell-content()=&quot;02&quot;" style:apply-style-name="Grass2" style:base-cell-address="LAYERS.AF22"/>
      <style:map style:condition="cell-content()=&quot;03&quot;" style:apply-style-name="Road1" style:base-cell-address="LAYERS.AF22"/>
      <style:map style:condition="cell-content()=&quot;04&quot;" style:apply-style-name="Road2" style:base-cell-address="LAYERS.AF22"/>
      <style:map style:condition="cell-content()=&quot;05&quot;" style:apply-style-name="Wast" style:base-cell-address="LAYERS.AF22"/>
      <style:map style:condition="cell-content()=&quot;06&quot;" style:apply-style-name="Rock" style:base-cell-address="LAYERS.AF22"/>
      <style:map style:condition="cell-content()=&quot;07&quot;" style:apply-style-name="Water" style:base-cell-address="LAYERS.AF22"/>
      <style:map style:condition="cell-content()=&quot;08&quot;" style:apply-style-name="Empty" style:base-cell-address="LAYERS.AF22"/>
    </style:style>
    <style:style style:name="ce77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23"/>
      <style:map style:condition="cell-content()=&quot;01&quot;" style:apply-style-name="Grass1" style:base-cell-address="LAYERS.AF23"/>
      <style:map style:condition="cell-content()=&quot;02&quot;" style:apply-style-name="Grass2" style:base-cell-address="LAYERS.AF23"/>
      <style:map style:condition="cell-content()=&quot;03&quot;" style:apply-style-name="Road1" style:base-cell-address="LAYERS.AF23"/>
      <style:map style:condition="cell-content()=&quot;04&quot;" style:apply-style-name="Road2" style:base-cell-address="LAYERS.AF23"/>
      <style:map style:condition="cell-content()=&quot;05&quot;" style:apply-style-name="Wast" style:base-cell-address="LAYERS.AF23"/>
      <style:map style:condition="cell-content()=&quot;06&quot;" style:apply-style-name="Rock" style:base-cell-address="LAYERS.AF23"/>
      <style:map style:condition="cell-content()=&quot;07&quot;" style:apply-style-name="Water" style:base-cell-address="LAYERS.AF23"/>
      <style:map style:condition="cell-content()=&quot;08&quot;" style:apply-style-name="Empty" style:base-cell-address="LAYERS.AF23"/>
    </style:style>
    <style:style style:name="ce77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24"/>
      <style:map style:condition="cell-content()=&quot;01&quot;" style:apply-style-name="Grass1" style:base-cell-address="LAYERS.AF24"/>
      <style:map style:condition="cell-content()=&quot;02&quot;" style:apply-style-name="Grass2" style:base-cell-address="LAYERS.AF24"/>
      <style:map style:condition="cell-content()=&quot;03&quot;" style:apply-style-name="Road1" style:base-cell-address="LAYERS.AF24"/>
      <style:map style:condition="cell-content()=&quot;04&quot;" style:apply-style-name="Road2" style:base-cell-address="LAYERS.AF24"/>
      <style:map style:condition="cell-content()=&quot;05&quot;" style:apply-style-name="Wast" style:base-cell-address="LAYERS.AF24"/>
      <style:map style:condition="cell-content()=&quot;06&quot;" style:apply-style-name="Rock" style:base-cell-address="LAYERS.AF24"/>
      <style:map style:condition="cell-content()=&quot;07&quot;" style:apply-style-name="Water" style:base-cell-address="LAYERS.AF24"/>
      <style:map style:condition="cell-content()=&quot;08&quot;" style:apply-style-name="Empty" style:base-cell-address="LAYERS.AF24"/>
    </style:style>
    <style:style style:name="ce77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25"/>
      <style:map style:condition="cell-content()=&quot;01&quot;" style:apply-style-name="Grass1" style:base-cell-address="LAYERS.AF25"/>
      <style:map style:condition="cell-content()=&quot;02&quot;" style:apply-style-name="Grass2" style:base-cell-address="LAYERS.AF25"/>
      <style:map style:condition="cell-content()=&quot;03&quot;" style:apply-style-name="Road1" style:base-cell-address="LAYERS.AF25"/>
      <style:map style:condition="cell-content()=&quot;04&quot;" style:apply-style-name="Road2" style:base-cell-address="LAYERS.AF25"/>
      <style:map style:condition="cell-content()=&quot;05&quot;" style:apply-style-name="Wast" style:base-cell-address="LAYERS.AF25"/>
      <style:map style:condition="cell-content()=&quot;06&quot;" style:apply-style-name="Rock" style:base-cell-address="LAYERS.AF25"/>
      <style:map style:condition="cell-content()=&quot;07&quot;" style:apply-style-name="Water" style:base-cell-address="LAYERS.AF25"/>
      <style:map style:condition="cell-content()=&quot;08&quot;" style:apply-style-name="Empty" style:base-cell-address="LAYERS.AF25"/>
    </style:style>
    <style:style style:name="ce7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26"/>
      <style:map style:condition="cell-content()=&quot;01&quot;" style:apply-style-name="Grass1" style:base-cell-address="LAYERS.AF26"/>
      <style:map style:condition="cell-content()=&quot;02&quot;" style:apply-style-name="Grass2" style:base-cell-address="LAYERS.AF26"/>
      <style:map style:condition="cell-content()=&quot;03&quot;" style:apply-style-name="Road1" style:base-cell-address="LAYERS.AF26"/>
      <style:map style:condition="cell-content()=&quot;04&quot;" style:apply-style-name="Road2" style:base-cell-address="LAYERS.AF26"/>
      <style:map style:condition="cell-content()=&quot;05&quot;" style:apply-style-name="Wast" style:base-cell-address="LAYERS.AF26"/>
      <style:map style:condition="cell-content()=&quot;06&quot;" style:apply-style-name="Rock" style:base-cell-address="LAYERS.AF26"/>
      <style:map style:condition="cell-content()=&quot;07&quot;" style:apply-style-name="Water" style:base-cell-address="LAYERS.AF26"/>
      <style:map style:condition="cell-content()=&quot;08&quot;" style:apply-style-name="Empty" style:base-cell-address="LAYERS.AF26"/>
    </style:style>
    <style:style style:name="ce77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27"/>
      <style:map style:condition="cell-content()=&quot;01&quot;" style:apply-style-name="Grass1" style:base-cell-address="LAYERS.AF27"/>
      <style:map style:condition="cell-content()=&quot;02&quot;" style:apply-style-name="Grass2" style:base-cell-address="LAYERS.AF27"/>
      <style:map style:condition="cell-content()=&quot;03&quot;" style:apply-style-name="Road1" style:base-cell-address="LAYERS.AF27"/>
      <style:map style:condition="cell-content()=&quot;04&quot;" style:apply-style-name="Road2" style:base-cell-address="LAYERS.AF27"/>
      <style:map style:condition="cell-content()=&quot;05&quot;" style:apply-style-name="Wast" style:base-cell-address="LAYERS.AF27"/>
      <style:map style:condition="cell-content()=&quot;06&quot;" style:apply-style-name="Rock" style:base-cell-address="LAYERS.AF27"/>
      <style:map style:condition="cell-content()=&quot;07&quot;" style:apply-style-name="Water" style:base-cell-address="LAYERS.AF27"/>
      <style:map style:condition="cell-content()=&quot;08&quot;" style:apply-style-name="Empty" style:base-cell-address="LAYERS.AF27"/>
    </style:style>
    <style:style style:name="ce7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28"/>
      <style:map style:condition="cell-content()=&quot;01&quot;" style:apply-style-name="Grass1" style:base-cell-address="LAYERS.AF28"/>
      <style:map style:condition="cell-content()=&quot;02&quot;" style:apply-style-name="Grass2" style:base-cell-address="LAYERS.AF28"/>
      <style:map style:condition="cell-content()=&quot;03&quot;" style:apply-style-name="Road1" style:base-cell-address="LAYERS.AF28"/>
      <style:map style:condition="cell-content()=&quot;04&quot;" style:apply-style-name="Road2" style:base-cell-address="LAYERS.AF28"/>
      <style:map style:condition="cell-content()=&quot;05&quot;" style:apply-style-name="Wast" style:base-cell-address="LAYERS.AF28"/>
      <style:map style:condition="cell-content()=&quot;06&quot;" style:apply-style-name="Rock" style:base-cell-address="LAYERS.AF28"/>
      <style:map style:condition="cell-content()=&quot;07&quot;" style:apply-style-name="Water" style:base-cell-address="LAYERS.AF28"/>
      <style:map style:condition="cell-content()=&quot;08&quot;" style:apply-style-name="Empty" style:base-cell-address="LAYERS.AF28"/>
    </style:style>
    <style:style style:name="ce77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29"/>
      <style:map style:condition="cell-content()=&quot;01&quot;" style:apply-style-name="Grass1" style:base-cell-address="LAYERS.AF29"/>
      <style:map style:condition="cell-content()=&quot;02&quot;" style:apply-style-name="Grass2" style:base-cell-address="LAYERS.AF29"/>
      <style:map style:condition="cell-content()=&quot;03&quot;" style:apply-style-name="Road1" style:base-cell-address="LAYERS.AF29"/>
      <style:map style:condition="cell-content()=&quot;04&quot;" style:apply-style-name="Road2" style:base-cell-address="LAYERS.AF29"/>
      <style:map style:condition="cell-content()=&quot;05&quot;" style:apply-style-name="Wast" style:base-cell-address="LAYERS.AF29"/>
      <style:map style:condition="cell-content()=&quot;06&quot;" style:apply-style-name="Rock" style:base-cell-address="LAYERS.AF29"/>
      <style:map style:condition="cell-content()=&quot;07&quot;" style:apply-style-name="Water" style:base-cell-address="LAYERS.AF29"/>
      <style:map style:condition="cell-content()=&quot;08&quot;" style:apply-style-name="Empty" style:base-cell-address="LAYERS.AF29"/>
    </style:style>
    <style:style style:name="ce78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30"/>
      <style:map style:condition="cell-content()=&quot;01&quot;" style:apply-style-name="Grass1" style:base-cell-address="LAYERS.AF30"/>
      <style:map style:condition="cell-content()=&quot;02&quot;" style:apply-style-name="Grass2" style:base-cell-address="LAYERS.AF30"/>
      <style:map style:condition="cell-content()=&quot;03&quot;" style:apply-style-name="Road1" style:base-cell-address="LAYERS.AF30"/>
      <style:map style:condition="cell-content()=&quot;04&quot;" style:apply-style-name="Road2" style:base-cell-address="LAYERS.AF30"/>
      <style:map style:condition="cell-content()=&quot;05&quot;" style:apply-style-name="Wast" style:base-cell-address="LAYERS.AF30"/>
      <style:map style:condition="cell-content()=&quot;06&quot;" style:apply-style-name="Rock" style:base-cell-address="LAYERS.AF30"/>
      <style:map style:condition="cell-content()=&quot;07&quot;" style:apply-style-name="Water" style:base-cell-address="LAYERS.AF30"/>
      <style:map style:condition="cell-content()=&quot;08&quot;" style:apply-style-name="Empty" style:base-cell-address="LAYERS.AF30"/>
    </style:style>
    <style:style style:name="ce78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31"/>
      <style:map style:condition="cell-content()=&quot;01&quot;" style:apply-style-name="Grass1" style:base-cell-address="LAYERS.AF31"/>
      <style:map style:condition="cell-content()=&quot;02&quot;" style:apply-style-name="Grass2" style:base-cell-address="LAYERS.AF31"/>
      <style:map style:condition="cell-content()=&quot;03&quot;" style:apply-style-name="Road1" style:base-cell-address="LAYERS.AF31"/>
      <style:map style:condition="cell-content()=&quot;04&quot;" style:apply-style-name="Road2" style:base-cell-address="LAYERS.AF31"/>
      <style:map style:condition="cell-content()=&quot;05&quot;" style:apply-style-name="Wast" style:base-cell-address="LAYERS.AF31"/>
      <style:map style:condition="cell-content()=&quot;06&quot;" style:apply-style-name="Rock" style:base-cell-address="LAYERS.AF31"/>
      <style:map style:condition="cell-content()=&quot;07&quot;" style:apply-style-name="Water" style:base-cell-address="LAYERS.AF31"/>
      <style:map style:condition="cell-content()=&quot;08&quot;" style:apply-style-name="Empty" style:base-cell-address="LAYERS.AF31"/>
    </style:style>
    <style:style style:name="ce7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32"/>
      <style:map style:condition="cell-content()=&quot;01&quot;" style:apply-style-name="Grass1" style:base-cell-address="LAYERS.AF32"/>
      <style:map style:condition="cell-content()=&quot;02&quot;" style:apply-style-name="Grass2" style:base-cell-address="LAYERS.AF32"/>
      <style:map style:condition="cell-content()=&quot;03&quot;" style:apply-style-name="Road1" style:base-cell-address="LAYERS.AF32"/>
      <style:map style:condition="cell-content()=&quot;04&quot;" style:apply-style-name="Road2" style:base-cell-address="LAYERS.AF32"/>
      <style:map style:condition="cell-content()=&quot;05&quot;" style:apply-style-name="Wast" style:base-cell-address="LAYERS.AF32"/>
      <style:map style:condition="cell-content()=&quot;06&quot;" style:apply-style-name="Rock" style:base-cell-address="LAYERS.AF32"/>
      <style:map style:condition="cell-content()=&quot;07&quot;" style:apply-style-name="Water" style:base-cell-address="LAYERS.AF32"/>
      <style:map style:condition="cell-content()=&quot;08&quot;" style:apply-style-name="Empty" style:base-cell-address="LAYERS.AF32"/>
    </style:style>
    <style:style style:name="ce78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F33"/>
      <style:map style:condition="cell-content()=&quot;01&quot;" style:apply-style-name="Grass1" style:base-cell-address="LAYERS.AF33"/>
      <style:map style:condition="cell-content()=&quot;02&quot;" style:apply-style-name="Grass2" style:base-cell-address="LAYERS.AF33"/>
      <style:map style:condition="cell-content()=&quot;03&quot;" style:apply-style-name="Road1" style:base-cell-address="LAYERS.AF33"/>
      <style:map style:condition="cell-content()=&quot;04&quot;" style:apply-style-name="Road2" style:base-cell-address="LAYERS.AF33"/>
      <style:map style:condition="cell-content()=&quot;05&quot;" style:apply-style-name="Wast" style:base-cell-address="LAYERS.AF33"/>
      <style:map style:condition="cell-content()=&quot;06&quot;" style:apply-style-name="Rock" style:base-cell-address="LAYERS.AF33"/>
      <style:map style:condition="cell-content()=&quot;07&quot;" style:apply-style-name="Water" style:base-cell-address="LAYERS.AF33"/>
      <style:map style:condition="cell-content()=&quot;08&quot;" style:apply-style-name="Empty" style:base-cell-address="LAYERS.AF33"/>
      <style:map style:condition="cell-content()=&quot;-1&quot;" style:apply-style-name="Empty" style:base-cell-address="LAYERS.AF33"/>
    </style:style>
    <style:style style:name="ce78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1"/>
      <style:map style:condition="cell-content()=&quot;01&quot;" style:apply-style-name="Grass1" style:base-cell-address="LAYERS.AG1"/>
      <style:map style:condition="cell-content()=&quot;02&quot;" style:apply-style-name="Grass2" style:base-cell-address="LAYERS.AG1"/>
      <style:map style:condition="cell-content()=&quot;03&quot;" style:apply-style-name="Road1" style:base-cell-address="LAYERS.AG1"/>
      <style:map style:condition="cell-content()=&quot;04&quot;" style:apply-style-name="Road2" style:base-cell-address="LAYERS.AG1"/>
      <style:map style:condition="cell-content()=&quot;05&quot;" style:apply-style-name="Wast" style:base-cell-address="LAYERS.AG1"/>
      <style:map style:condition="cell-content()=&quot;06&quot;" style:apply-style-name="Rock" style:base-cell-address="LAYERS.AG1"/>
      <style:map style:condition="cell-content()=&quot;07&quot;" style:apply-style-name="Water" style:base-cell-address="LAYERS.AG1"/>
      <style:map style:condition="cell-content()=&quot;08&quot;" style:apply-style-name="Empty" style:base-cell-address="LAYERS.AG1"/>
    </style:style>
    <style:style style:name="ce78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2"/>
      <style:map style:condition="cell-content()=&quot;01&quot;" style:apply-style-name="Grass1" style:base-cell-address="LAYERS.AG2"/>
      <style:map style:condition="cell-content()=&quot;02&quot;" style:apply-style-name="Grass2" style:base-cell-address="LAYERS.AG2"/>
      <style:map style:condition="cell-content()=&quot;03&quot;" style:apply-style-name="Road1" style:base-cell-address="LAYERS.AG2"/>
      <style:map style:condition="cell-content()=&quot;04&quot;" style:apply-style-name="Road2" style:base-cell-address="LAYERS.AG2"/>
      <style:map style:condition="cell-content()=&quot;05&quot;" style:apply-style-name="Wast" style:base-cell-address="LAYERS.AG2"/>
      <style:map style:condition="cell-content()=&quot;06&quot;" style:apply-style-name="Rock" style:base-cell-address="LAYERS.AG2"/>
      <style:map style:condition="cell-content()=&quot;07&quot;" style:apply-style-name="Water" style:base-cell-address="LAYERS.AG2"/>
      <style:map style:condition="cell-content()=&quot;08&quot;" style:apply-style-name="Empty" style:base-cell-address="LAYERS.AG2"/>
      <style:map style:condition="cell-content()=&quot;-1&quot;" style:apply-style-name="Empty" style:base-cell-address="LAYERS.AG2"/>
    </style:style>
    <style:style style:name="ce7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3"/>
      <style:map style:condition="cell-content()=&quot;01&quot;" style:apply-style-name="Grass1" style:base-cell-address="LAYERS.AG3"/>
      <style:map style:condition="cell-content()=&quot;02&quot;" style:apply-style-name="Grass2" style:base-cell-address="LAYERS.AG3"/>
      <style:map style:condition="cell-content()=&quot;03&quot;" style:apply-style-name="Road1" style:base-cell-address="LAYERS.AG3"/>
      <style:map style:condition="cell-content()=&quot;04&quot;" style:apply-style-name="Road2" style:base-cell-address="LAYERS.AG3"/>
      <style:map style:condition="cell-content()=&quot;05&quot;" style:apply-style-name="Wast" style:base-cell-address="LAYERS.AG3"/>
      <style:map style:condition="cell-content()=&quot;06&quot;" style:apply-style-name="Rock" style:base-cell-address="LAYERS.AG3"/>
      <style:map style:condition="cell-content()=&quot;07&quot;" style:apply-style-name="Water" style:base-cell-address="LAYERS.AG3"/>
      <style:map style:condition="cell-content()=&quot;08&quot;" style:apply-style-name="Empty" style:base-cell-address="LAYERS.AG3"/>
      <style:map style:condition="cell-content()=&quot;-1&quot;" style:apply-style-name="Empty" style:base-cell-address="LAYERS.AG3"/>
    </style:style>
    <style:style style:name="ce78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4"/>
      <style:map style:condition="cell-content()=&quot;01&quot;" style:apply-style-name="Grass1" style:base-cell-address="LAYERS.AG4"/>
      <style:map style:condition="cell-content()=&quot;02&quot;" style:apply-style-name="Grass2" style:base-cell-address="LAYERS.AG4"/>
      <style:map style:condition="cell-content()=&quot;03&quot;" style:apply-style-name="Road1" style:base-cell-address="LAYERS.AG4"/>
      <style:map style:condition="cell-content()=&quot;04&quot;" style:apply-style-name="Road2" style:base-cell-address="LAYERS.AG4"/>
      <style:map style:condition="cell-content()=&quot;05&quot;" style:apply-style-name="Wast" style:base-cell-address="LAYERS.AG4"/>
      <style:map style:condition="cell-content()=&quot;06&quot;" style:apply-style-name="Rock" style:base-cell-address="LAYERS.AG4"/>
      <style:map style:condition="cell-content()=&quot;07&quot;" style:apply-style-name="Water" style:base-cell-address="LAYERS.AG4"/>
      <style:map style:condition="cell-content()=&quot;08&quot;" style:apply-style-name="Empty" style:base-cell-address="LAYERS.AG4"/>
      <style:map style:condition="cell-content()=&quot;-1&quot;" style:apply-style-name="Empty" style:base-cell-address="LAYERS.AG4"/>
    </style:style>
    <style:style style:name="ce78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5"/>
      <style:map style:condition="cell-content()=&quot;01&quot;" style:apply-style-name="Grass1" style:base-cell-address="LAYERS.AG5"/>
      <style:map style:condition="cell-content()=&quot;02&quot;" style:apply-style-name="Grass2" style:base-cell-address="LAYERS.AG5"/>
      <style:map style:condition="cell-content()=&quot;03&quot;" style:apply-style-name="Road1" style:base-cell-address="LAYERS.AG5"/>
      <style:map style:condition="cell-content()=&quot;04&quot;" style:apply-style-name="Road2" style:base-cell-address="LAYERS.AG5"/>
      <style:map style:condition="cell-content()=&quot;05&quot;" style:apply-style-name="Wast" style:base-cell-address="LAYERS.AG5"/>
      <style:map style:condition="cell-content()=&quot;06&quot;" style:apply-style-name="Rock" style:base-cell-address="LAYERS.AG5"/>
      <style:map style:condition="cell-content()=&quot;07&quot;" style:apply-style-name="Water" style:base-cell-address="LAYERS.AG5"/>
      <style:map style:condition="cell-content()=&quot;08&quot;" style:apply-style-name="Empty" style:base-cell-address="LAYERS.AG5"/>
      <style:map style:condition="cell-content()=&quot;-1&quot;" style:apply-style-name="Empty" style:base-cell-address="LAYERS.AG5"/>
    </style:style>
    <style:style style:name="ce78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6"/>
      <style:map style:condition="cell-content()=&quot;01&quot;" style:apply-style-name="Grass1" style:base-cell-address="LAYERS.AG6"/>
      <style:map style:condition="cell-content()=&quot;02&quot;" style:apply-style-name="Grass2" style:base-cell-address="LAYERS.AG6"/>
      <style:map style:condition="cell-content()=&quot;03&quot;" style:apply-style-name="Road1" style:base-cell-address="LAYERS.AG6"/>
      <style:map style:condition="cell-content()=&quot;04&quot;" style:apply-style-name="Road2" style:base-cell-address="LAYERS.AG6"/>
      <style:map style:condition="cell-content()=&quot;05&quot;" style:apply-style-name="Wast" style:base-cell-address="LAYERS.AG6"/>
      <style:map style:condition="cell-content()=&quot;06&quot;" style:apply-style-name="Rock" style:base-cell-address="LAYERS.AG6"/>
      <style:map style:condition="cell-content()=&quot;07&quot;" style:apply-style-name="Water" style:base-cell-address="LAYERS.AG6"/>
      <style:map style:condition="cell-content()=&quot;08&quot;" style:apply-style-name="Empty" style:base-cell-address="LAYERS.AG6"/>
      <style:map style:condition="cell-content()=&quot;-1&quot;" style:apply-style-name="Empty" style:base-cell-address="LAYERS.AG6"/>
    </style:style>
    <style:style style:name="ce79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7"/>
      <style:map style:condition="cell-content()=&quot;01&quot;" style:apply-style-name="Grass1" style:base-cell-address="LAYERS.AG7"/>
      <style:map style:condition="cell-content()=&quot;02&quot;" style:apply-style-name="Grass2" style:base-cell-address="LAYERS.AG7"/>
      <style:map style:condition="cell-content()=&quot;03&quot;" style:apply-style-name="Road1" style:base-cell-address="LAYERS.AG7"/>
      <style:map style:condition="cell-content()=&quot;04&quot;" style:apply-style-name="Road2" style:base-cell-address="LAYERS.AG7"/>
      <style:map style:condition="cell-content()=&quot;05&quot;" style:apply-style-name="Wast" style:base-cell-address="LAYERS.AG7"/>
      <style:map style:condition="cell-content()=&quot;06&quot;" style:apply-style-name="Rock" style:base-cell-address="LAYERS.AG7"/>
      <style:map style:condition="cell-content()=&quot;07&quot;" style:apply-style-name="Water" style:base-cell-address="LAYERS.AG7"/>
      <style:map style:condition="cell-content()=&quot;08&quot;" style:apply-style-name="Empty" style:base-cell-address="LAYERS.AG7"/>
      <style:map style:condition="cell-content()=&quot;-1&quot;" style:apply-style-name="Empty" style:base-cell-address="LAYERS.AG7"/>
    </style:style>
    <style:style style:name="ce79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8"/>
      <style:map style:condition="cell-content()=&quot;01&quot;" style:apply-style-name="Grass1" style:base-cell-address="LAYERS.AG8"/>
      <style:map style:condition="cell-content()=&quot;02&quot;" style:apply-style-name="Grass2" style:base-cell-address="LAYERS.AG8"/>
      <style:map style:condition="cell-content()=&quot;03&quot;" style:apply-style-name="Road1" style:base-cell-address="LAYERS.AG8"/>
      <style:map style:condition="cell-content()=&quot;04&quot;" style:apply-style-name="Road2" style:base-cell-address="LAYERS.AG8"/>
      <style:map style:condition="cell-content()=&quot;05&quot;" style:apply-style-name="Wast" style:base-cell-address="LAYERS.AG8"/>
      <style:map style:condition="cell-content()=&quot;06&quot;" style:apply-style-name="Rock" style:base-cell-address="LAYERS.AG8"/>
      <style:map style:condition="cell-content()=&quot;07&quot;" style:apply-style-name="Water" style:base-cell-address="LAYERS.AG8"/>
      <style:map style:condition="cell-content()=&quot;08&quot;" style:apply-style-name="Empty" style:base-cell-address="LAYERS.AG8"/>
      <style:map style:condition="cell-content()=&quot;-1&quot;" style:apply-style-name="Empty" style:base-cell-address="LAYERS.AG8"/>
    </style:style>
    <style:style style:name="ce79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9"/>
      <style:map style:condition="cell-content()=&quot;01&quot;" style:apply-style-name="Grass1" style:base-cell-address="LAYERS.AG9"/>
      <style:map style:condition="cell-content()=&quot;02&quot;" style:apply-style-name="Grass2" style:base-cell-address="LAYERS.AG9"/>
      <style:map style:condition="cell-content()=&quot;03&quot;" style:apply-style-name="Road1" style:base-cell-address="LAYERS.AG9"/>
      <style:map style:condition="cell-content()=&quot;04&quot;" style:apply-style-name="Road2" style:base-cell-address="LAYERS.AG9"/>
      <style:map style:condition="cell-content()=&quot;05&quot;" style:apply-style-name="Wast" style:base-cell-address="LAYERS.AG9"/>
      <style:map style:condition="cell-content()=&quot;06&quot;" style:apply-style-name="Rock" style:base-cell-address="LAYERS.AG9"/>
      <style:map style:condition="cell-content()=&quot;07&quot;" style:apply-style-name="Water" style:base-cell-address="LAYERS.AG9"/>
      <style:map style:condition="cell-content()=&quot;08&quot;" style:apply-style-name="Empty" style:base-cell-address="LAYERS.AG9"/>
      <style:map style:condition="cell-content()=&quot;-1&quot;" style:apply-style-name="Empty" style:base-cell-address="LAYERS.AG9"/>
    </style:style>
    <style:style style:name="ce79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10"/>
      <style:map style:condition="cell-content()=&quot;01&quot;" style:apply-style-name="Grass1" style:base-cell-address="LAYERS.AG10"/>
      <style:map style:condition="cell-content()=&quot;02&quot;" style:apply-style-name="Grass2" style:base-cell-address="LAYERS.AG10"/>
      <style:map style:condition="cell-content()=&quot;03&quot;" style:apply-style-name="Road1" style:base-cell-address="LAYERS.AG10"/>
      <style:map style:condition="cell-content()=&quot;04&quot;" style:apply-style-name="Road2" style:base-cell-address="LAYERS.AG10"/>
      <style:map style:condition="cell-content()=&quot;05&quot;" style:apply-style-name="Wast" style:base-cell-address="LAYERS.AG10"/>
      <style:map style:condition="cell-content()=&quot;06&quot;" style:apply-style-name="Rock" style:base-cell-address="LAYERS.AG10"/>
      <style:map style:condition="cell-content()=&quot;07&quot;" style:apply-style-name="Water" style:base-cell-address="LAYERS.AG10"/>
      <style:map style:condition="cell-content()=&quot;08&quot;" style:apply-style-name="Empty" style:base-cell-address="LAYERS.AG10"/>
      <style:map style:condition="cell-content()=&quot;-1&quot;" style:apply-style-name="Empty" style:base-cell-address="LAYERS.AG10"/>
    </style:style>
    <style:style style:name="ce79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11"/>
      <style:map style:condition="cell-content()=&quot;01&quot;" style:apply-style-name="Grass1" style:base-cell-address="LAYERS.AG11"/>
      <style:map style:condition="cell-content()=&quot;02&quot;" style:apply-style-name="Grass2" style:base-cell-address="LAYERS.AG11"/>
      <style:map style:condition="cell-content()=&quot;03&quot;" style:apply-style-name="Road1" style:base-cell-address="LAYERS.AG11"/>
      <style:map style:condition="cell-content()=&quot;04&quot;" style:apply-style-name="Road2" style:base-cell-address="LAYERS.AG11"/>
      <style:map style:condition="cell-content()=&quot;05&quot;" style:apply-style-name="Wast" style:base-cell-address="LAYERS.AG11"/>
      <style:map style:condition="cell-content()=&quot;06&quot;" style:apply-style-name="Rock" style:base-cell-address="LAYERS.AG11"/>
      <style:map style:condition="cell-content()=&quot;07&quot;" style:apply-style-name="Water" style:base-cell-address="LAYERS.AG11"/>
      <style:map style:condition="cell-content()=&quot;08&quot;" style:apply-style-name="Empty" style:base-cell-address="LAYERS.AG11"/>
      <style:map style:condition="cell-content()=&quot;-1&quot;" style:apply-style-name="Empty" style:base-cell-address="LAYERS.AG11"/>
    </style:style>
    <style:style style:name="ce79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12"/>
      <style:map style:condition="cell-content()=&quot;01&quot;" style:apply-style-name="Grass1" style:base-cell-address="LAYERS.AG12"/>
      <style:map style:condition="cell-content()=&quot;02&quot;" style:apply-style-name="Grass2" style:base-cell-address="LAYERS.AG12"/>
      <style:map style:condition="cell-content()=&quot;03&quot;" style:apply-style-name="Road1" style:base-cell-address="LAYERS.AG12"/>
      <style:map style:condition="cell-content()=&quot;04&quot;" style:apply-style-name="Road2" style:base-cell-address="LAYERS.AG12"/>
      <style:map style:condition="cell-content()=&quot;05&quot;" style:apply-style-name="Wast" style:base-cell-address="LAYERS.AG12"/>
      <style:map style:condition="cell-content()=&quot;06&quot;" style:apply-style-name="Rock" style:base-cell-address="LAYERS.AG12"/>
      <style:map style:condition="cell-content()=&quot;07&quot;" style:apply-style-name="Water" style:base-cell-address="LAYERS.AG12"/>
      <style:map style:condition="cell-content()=&quot;08&quot;" style:apply-style-name="Empty" style:base-cell-address="LAYERS.AG12"/>
      <style:map style:condition="cell-content()=&quot;-1&quot;" style:apply-style-name="Empty" style:base-cell-address="LAYERS.AG12"/>
    </style:style>
    <style:style style:name="ce7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13"/>
      <style:map style:condition="cell-content()=&quot;01&quot;" style:apply-style-name="Grass1" style:base-cell-address="LAYERS.AG13"/>
      <style:map style:condition="cell-content()=&quot;02&quot;" style:apply-style-name="Grass2" style:base-cell-address="LAYERS.AG13"/>
      <style:map style:condition="cell-content()=&quot;03&quot;" style:apply-style-name="Road1" style:base-cell-address="LAYERS.AG13"/>
      <style:map style:condition="cell-content()=&quot;04&quot;" style:apply-style-name="Road2" style:base-cell-address="LAYERS.AG13"/>
      <style:map style:condition="cell-content()=&quot;05&quot;" style:apply-style-name="Wast" style:base-cell-address="LAYERS.AG13"/>
      <style:map style:condition="cell-content()=&quot;06&quot;" style:apply-style-name="Rock" style:base-cell-address="LAYERS.AG13"/>
      <style:map style:condition="cell-content()=&quot;07&quot;" style:apply-style-name="Water" style:base-cell-address="LAYERS.AG13"/>
      <style:map style:condition="cell-content()=&quot;08&quot;" style:apply-style-name="Empty" style:base-cell-address="LAYERS.AG13"/>
      <style:map style:condition="cell-content()=&quot;-1&quot;" style:apply-style-name="Empty" style:base-cell-address="LAYERS.AG13"/>
    </style:style>
    <style:style style:name="ce79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14"/>
      <style:map style:condition="cell-content()=&quot;01&quot;" style:apply-style-name="Grass1" style:base-cell-address="LAYERS.AG14"/>
      <style:map style:condition="cell-content()=&quot;02&quot;" style:apply-style-name="Grass2" style:base-cell-address="LAYERS.AG14"/>
      <style:map style:condition="cell-content()=&quot;03&quot;" style:apply-style-name="Road1" style:base-cell-address="LAYERS.AG14"/>
      <style:map style:condition="cell-content()=&quot;04&quot;" style:apply-style-name="Road2" style:base-cell-address="LAYERS.AG14"/>
      <style:map style:condition="cell-content()=&quot;05&quot;" style:apply-style-name="Wast" style:base-cell-address="LAYERS.AG14"/>
      <style:map style:condition="cell-content()=&quot;06&quot;" style:apply-style-name="Rock" style:base-cell-address="LAYERS.AG14"/>
      <style:map style:condition="cell-content()=&quot;07&quot;" style:apply-style-name="Water" style:base-cell-address="LAYERS.AG14"/>
      <style:map style:condition="cell-content()=&quot;08&quot;" style:apply-style-name="Empty" style:base-cell-address="LAYERS.AG14"/>
      <style:map style:condition="cell-content()=&quot;-1&quot;" style:apply-style-name="Empty" style:base-cell-address="LAYERS.AG14"/>
    </style:style>
    <style:style style:name="ce7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15"/>
      <style:map style:condition="cell-content()=&quot;01&quot;" style:apply-style-name="Grass1" style:base-cell-address="LAYERS.AG15"/>
      <style:map style:condition="cell-content()=&quot;02&quot;" style:apply-style-name="Grass2" style:base-cell-address="LAYERS.AG15"/>
      <style:map style:condition="cell-content()=&quot;03&quot;" style:apply-style-name="Road1" style:base-cell-address="LAYERS.AG15"/>
      <style:map style:condition="cell-content()=&quot;04&quot;" style:apply-style-name="Road2" style:base-cell-address="LAYERS.AG15"/>
      <style:map style:condition="cell-content()=&quot;05&quot;" style:apply-style-name="Wast" style:base-cell-address="LAYERS.AG15"/>
      <style:map style:condition="cell-content()=&quot;06&quot;" style:apply-style-name="Rock" style:base-cell-address="LAYERS.AG15"/>
      <style:map style:condition="cell-content()=&quot;07&quot;" style:apply-style-name="Water" style:base-cell-address="LAYERS.AG15"/>
      <style:map style:condition="cell-content()=&quot;08&quot;" style:apply-style-name="Empty" style:base-cell-address="LAYERS.AG15"/>
      <style:map style:condition="cell-content()=&quot;-1&quot;" style:apply-style-name="Empty" style:base-cell-address="LAYERS.AG15"/>
    </style:style>
    <style:style style:name="ce79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16"/>
      <style:map style:condition="cell-content()=&quot;01&quot;" style:apply-style-name="Grass1" style:base-cell-address="LAYERS.AG16"/>
      <style:map style:condition="cell-content()=&quot;02&quot;" style:apply-style-name="Grass2" style:base-cell-address="LAYERS.AG16"/>
      <style:map style:condition="cell-content()=&quot;03&quot;" style:apply-style-name="Road1" style:base-cell-address="LAYERS.AG16"/>
      <style:map style:condition="cell-content()=&quot;04&quot;" style:apply-style-name="Road2" style:base-cell-address="LAYERS.AG16"/>
      <style:map style:condition="cell-content()=&quot;05&quot;" style:apply-style-name="Wast" style:base-cell-address="LAYERS.AG16"/>
      <style:map style:condition="cell-content()=&quot;06&quot;" style:apply-style-name="Rock" style:base-cell-address="LAYERS.AG16"/>
      <style:map style:condition="cell-content()=&quot;07&quot;" style:apply-style-name="Water" style:base-cell-address="LAYERS.AG16"/>
      <style:map style:condition="cell-content()=&quot;08&quot;" style:apply-style-name="Empty" style:base-cell-address="LAYERS.AG16"/>
      <style:map style:condition="cell-content()=&quot;-1&quot;" style:apply-style-name="Empty" style:base-cell-address="LAYERS.AG16"/>
    </style:style>
    <style:style style:name="ce80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17"/>
      <style:map style:condition="cell-content()=&quot;01&quot;" style:apply-style-name="Grass1" style:base-cell-address="LAYERS.AG17"/>
      <style:map style:condition="cell-content()=&quot;02&quot;" style:apply-style-name="Grass2" style:base-cell-address="LAYERS.AG17"/>
      <style:map style:condition="cell-content()=&quot;03&quot;" style:apply-style-name="Road1" style:base-cell-address="LAYERS.AG17"/>
      <style:map style:condition="cell-content()=&quot;04&quot;" style:apply-style-name="Road2" style:base-cell-address="LAYERS.AG17"/>
      <style:map style:condition="cell-content()=&quot;05&quot;" style:apply-style-name="Wast" style:base-cell-address="LAYERS.AG17"/>
      <style:map style:condition="cell-content()=&quot;06&quot;" style:apply-style-name="Rock" style:base-cell-address="LAYERS.AG17"/>
      <style:map style:condition="cell-content()=&quot;07&quot;" style:apply-style-name="Water" style:base-cell-address="LAYERS.AG17"/>
      <style:map style:condition="cell-content()=&quot;08&quot;" style:apply-style-name="Empty" style:base-cell-address="LAYERS.AG17"/>
      <style:map style:condition="cell-content()=&quot;-1&quot;" style:apply-style-name="Empty" style:base-cell-address="LAYERS.AG17"/>
    </style:style>
    <style:style style:name="ce80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18"/>
      <style:map style:condition="cell-content()=&quot;01&quot;" style:apply-style-name="Grass1" style:base-cell-address="LAYERS.AG18"/>
      <style:map style:condition="cell-content()=&quot;02&quot;" style:apply-style-name="Grass2" style:base-cell-address="LAYERS.AG18"/>
      <style:map style:condition="cell-content()=&quot;03&quot;" style:apply-style-name="Road1" style:base-cell-address="LAYERS.AG18"/>
      <style:map style:condition="cell-content()=&quot;04&quot;" style:apply-style-name="Road2" style:base-cell-address="LAYERS.AG18"/>
      <style:map style:condition="cell-content()=&quot;05&quot;" style:apply-style-name="Wast" style:base-cell-address="LAYERS.AG18"/>
      <style:map style:condition="cell-content()=&quot;06&quot;" style:apply-style-name="Rock" style:base-cell-address="LAYERS.AG18"/>
      <style:map style:condition="cell-content()=&quot;07&quot;" style:apply-style-name="Water" style:base-cell-address="LAYERS.AG18"/>
      <style:map style:condition="cell-content()=&quot;08&quot;" style:apply-style-name="Empty" style:base-cell-address="LAYERS.AG18"/>
      <style:map style:condition="cell-content()=&quot;-1&quot;" style:apply-style-name="Empty" style:base-cell-address="LAYERS.AG18"/>
    </style:style>
    <style:style style:name="ce80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19"/>
      <style:map style:condition="cell-content()=&quot;01&quot;" style:apply-style-name="Grass1" style:base-cell-address="LAYERS.AG19"/>
      <style:map style:condition="cell-content()=&quot;02&quot;" style:apply-style-name="Grass2" style:base-cell-address="LAYERS.AG19"/>
      <style:map style:condition="cell-content()=&quot;03&quot;" style:apply-style-name="Road1" style:base-cell-address="LAYERS.AG19"/>
      <style:map style:condition="cell-content()=&quot;04&quot;" style:apply-style-name="Road2" style:base-cell-address="LAYERS.AG19"/>
      <style:map style:condition="cell-content()=&quot;05&quot;" style:apply-style-name="Wast" style:base-cell-address="LAYERS.AG19"/>
      <style:map style:condition="cell-content()=&quot;06&quot;" style:apply-style-name="Rock" style:base-cell-address="LAYERS.AG19"/>
      <style:map style:condition="cell-content()=&quot;07&quot;" style:apply-style-name="Water" style:base-cell-address="LAYERS.AG19"/>
      <style:map style:condition="cell-content()=&quot;08&quot;" style:apply-style-name="Empty" style:base-cell-address="LAYERS.AG19"/>
      <style:map style:condition="cell-content()=&quot;-1&quot;" style:apply-style-name="Empty" style:base-cell-address="LAYERS.AG19"/>
    </style:style>
    <style:style style:name="ce80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20"/>
      <style:map style:condition="cell-content()=&quot;01&quot;" style:apply-style-name="Grass1" style:base-cell-address="LAYERS.AG20"/>
      <style:map style:condition="cell-content()=&quot;02&quot;" style:apply-style-name="Grass2" style:base-cell-address="LAYERS.AG20"/>
      <style:map style:condition="cell-content()=&quot;03&quot;" style:apply-style-name="Road1" style:base-cell-address="LAYERS.AG20"/>
      <style:map style:condition="cell-content()=&quot;04&quot;" style:apply-style-name="Road2" style:base-cell-address="LAYERS.AG20"/>
      <style:map style:condition="cell-content()=&quot;05&quot;" style:apply-style-name="Wast" style:base-cell-address="LAYERS.AG20"/>
      <style:map style:condition="cell-content()=&quot;06&quot;" style:apply-style-name="Rock" style:base-cell-address="LAYERS.AG20"/>
      <style:map style:condition="cell-content()=&quot;07&quot;" style:apply-style-name="Water" style:base-cell-address="LAYERS.AG20"/>
      <style:map style:condition="cell-content()=&quot;08&quot;" style:apply-style-name="Empty" style:base-cell-address="LAYERS.AG20"/>
      <style:map style:condition="cell-content()=&quot;-1&quot;" style:apply-style-name="Empty" style:base-cell-address="LAYERS.AG20"/>
    </style:style>
    <style:style style:name="ce80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21"/>
      <style:map style:condition="cell-content()=&quot;01&quot;" style:apply-style-name="Grass1" style:base-cell-address="LAYERS.AG21"/>
      <style:map style:condition="cell-content()=&quot;02&quot;" style:apply-style-name="Grass2" style:base-cell-address="LAYERS.AG21"/>
      <style:map style:condition="cell-content()=&quot;03&quot;" style:apply-style-name="Road1" style:base-cell-address="LAYERS.AG21"/>
      <style:map style:condition="cell-content()=&quot;04&quot;" style:apply-style-name="Road2" style:base-cell-address="LAYERS.AG21"/>
      <style:map style:condition="cell-content()=&quot;05&quot;" style:apply-style-name="Wast" style:base-cell-address="LAYERS.AG21"/>
      <style:map style:condition="cell-content()=&quot;06&quot;" style:apply-style-name="Rock" style:base-cell-address="LAYERS.AG21"/>
      <style:map style:condition="cell-content()=&quot;07&quot;" style:apply-style-name="Water" style:base-cell-address="LAYERS.AG21"/>
      <style:map style:condition="cell-content()=&quot;08&quot;" style:apply-style-name="Empty" style:base-cell-address="LAYERS.AG21"/>
      <style:map style:condition="cell-content()=&quot;-1&quot;" style:apply-style-name="Empty" style:base-cell-address="LAYERS.AG21"/>
    </style:style>
    <style:style style:name="ce80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22"/>
      <style:map style:condition="cell-content()=&quot;01&quot;" style:apply-style-name="Grass1" style:base-cell-address="LAYERS.AG22"/>
      <style:map style:condition="cell-content()=&quot;02&quot;" style:apply-style-name="Grass2" style:base-cell-address="LAYERS.AG22"/>
      <style:map style:condition="cell-content()=&quot;03&quot;" style:apply-style-name="Road1" style:base-cell-address="LAYERS.AG22"/>
      <style:map style:condition="cell-content()=&quot;04&quot;" style:apply-style-name="Road2" style:base-cell-address="LAYERS.AG22"/>
      <style:map style:condition="cell-content()=&quot;05&quot;" style:apply-style-name="Wast" style:base-cell-address="LAYERS.AG22"/>
      <style:map style:condition="cell-content()=&quot;06&quot;" style:apply-style-name="Rock" style:base-cell-address="LAYERS.AG22"/>
      <style:map style:condition="cell-content()=&quot;07&quot;" style:apply-style-name="Water" style:base-cell-address="LAYERS.AG22"/>
      <style:map style:condition="cell-content()=&quot;08&quot;" style:apply-style-name="Empty" style:base-cell-address="LAYERS.AG22"/>
      <style:map style:condition="cell-content()=&quot;-1&quot;" style:apply-style-name="Empty" style:base-cell-address="LAYERS.AG22"/>
    </style:style>
    <style:style style:name="ce80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23"/>
      <style:map style:condition="cell-content()=&quot;01&quot;" style:apply-style-name="Grass1" style:base-cell-address="LAYERS.AG23"/>
      <style:map style:condition="cell-content()=&quot;02&quot;" style:apply-style-name="Grass2" style:base-cell-address="LAYERS.AG23"/>
      <style:map style:condition="cell-content()=&quot;03&quot;" style:apply-style-name="Road1" style:base-cell-address="LAYERS.AG23"/>
      <style:map style:condition="cell-content()=&quot;04&quot;" style:apply-style-name="Road2" style:base-cell-address="LAYERS.AG23"/>
      <style:map style:condition="cell-content()=&quot;05&quot;" style:apply-style-name="Wast" style:base-cell-address="LAYERS.AG23"/>
      <style:map style:condition="cell-content()=&quot;06&quot;" style:apply-style-name="Rock" style:base-cell-address="LAYERS.AG23"/>
      <style:map style:condition="cell-content()=&quot;07&quot;" style:apply-style-name="Water" style:base-cell-address="LAYERS.AG23"/>
      <style:map style:condition="cell-content()=&quot;08&quot;" style:apply-style-name="Empty" style:base-cell-address="LAYERS.AG23"/>
      <style:map style:condition="cell-content()=&quot;-1&quot;" style:apply-style-name="Empty" style:base-cell-address="LAYERS.AG23"/>
    </style:style>
    <style:style style:name="ce80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24"/>
      <style:map style:condition="cell-content()=&quot;01&quot;" style:apply-style-name="Grass1" style:base-cell-address="LAYERS.AG24"/>
      <style:map style:condition="cell-content()=&quot;02&quot;" style:apply-style-name="Grass2" style:base-cell-address="LAYERS.AG24"/>
      <style:map style:condition="cell-content()=&quot;03&quot;" style:apply-style-name="Road1" style:base-cell-address="LAYERS.AG24"/>
      <style:map style:condition="cell-content()=&quot;04&quot;" style:apply-style-name="Road2" style:base-cell-address="LAYERS.AG24"/>
      <style:map style:condition="cell-content()=&quot;05&quot;" style:apply-style-name="Wast" style:base-cell-address="LAYERS.AG24"/>
      <style:map style:condition="cell-content()=&quot;06&quot;" style:apply-style-name="Rock" style:base-cell-address="LAYERS.AG24"/>
      <style:map style:condition="cell-content()=&quot;07&quot;" style:apply-style-name="Water" style:base-cell-address="LAYERS.AG24"/>
      <style:map style:condition="cell-content()=&quot;08&quot;" style:apply-style-name="Empty" style:base-cell-address="LAYERS.AG24"/>
      <style:map style:condition="cell-content()=&quot;-1&quot;" style:apply-style-name="Empty" style:base-cell-address="LAYERS.AG24"/>
    </style:style>
    <style:style style:name="ce80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25"/>
      <style:map style:condition="cell-content()=&quot;01&quot;" style:apply-style-name="Grass1" style:base-cell-address="LAYERS.AG25"/>
      <style:map style:condition="cell-content()=&quot;02&quot;" style:apply-style-name="Grass2" style:base-cell-address="LAYERS.AG25"/>
      <style:map style:condition="cell-content()=&quot;03&quot;" style:apply-style-name="Road1" style:base-cell-address="LAYERS.AG25"/>
      <style:map style:condition="cell-content()=&quot;04&quot;" style:apply-style-name="Road2" style:base-cell-address="LAYERS.AG25"/>
      <style:map style:condition="cell-content()=&quot;05&quot;" style:apply-style-name="Wast" style:base-cell-address="LAYERS.AG25"/>
      <style:map style:condition="cell-content()=&quot;06&quot;" style:apply-style-name="Rock" style:base-cell-address="LAYERS.AG25"/>
      <style:map style:condition="cell-content()=&quot;07&quot;" style:apply-style-name="Water" style:base-cell-address="LAYERS.AG25"/>
      <style:map style:condition="cell-content()=&quot;08&quot;" style:apply-style-name="Empty" style:base-cell-address="LAYERS.AG25"/>
      <style:map style:condition="cell-content()=&quot;-1&quot;" style:apply-style-name="Empty" style:base-cell-address="LAYERS.AG25"/>
    </style:style>
    <style:style style:name="ce80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26"/>
      <style:map style:condition="cell-content()=&quot;01&quot;" style:apply-style-name="Grass1" style:base-cell-address="LAYERS.AG26"/>
      <style:map style:condition="cell-content()=&quot;02&quot;" style:apply-style-name="Grass2" style:base-cell-address="LAYERS.AG26"/>
      <style:map style:condition="cell-content()=&quot;03&quot;" style:apply-style-name="Road1" style:base-cell-address="LAYERS.AG26"/>
      <style:map style:condition="cell-content()=&quot;04&quot;" style:apply-style-name="Road2" style:base-cell-address="LAYERS.AG26"/>
      <style:map style:condition="cell-content()=&quot;05&quot;" style:apply-style-name="Wast" style:base-cell-address="LAYERS.AG26"/>
      <style:map style:condition="cell-content()=&quot;06&quot;" style:apply-style-name="Rock" style:base-cell-address="LAYERS.AG26"/>
      <style:map style:condition="cell-content()=&quot;07&quot;" style:apply-style-name="Water" style:base-cell-address="LAYERS.AG26"/>
      <style:map style:condition="cell-content()=&quot;08&quot;" style:apply-style-name="Empty" style:base-cell-address="LAYERS.AG26"/>
      <style:map style:condition="cell-content()=&quot;-1&quot;" style:apply-style-name="Empty" style:base-cell-address="LAYERS.AG26"/>
    </style:style>
    <style:style style:name="ce8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27"/>
      <style:map style:condition="cell-content()=&quot;01&quot;" style:apply-style-name="Grass1" style:base-cell-address="LAYERS.AG27"/>
      <style:map style:condition="cell-content()=&quot;02&quot;" style:apply-style-name="Grass2" style:base-cell-address="LAYERS.AG27"/>
      <style:map style:condition="cell-content()=&quot;03&quot;" style:apply-style-name="Road1" style:base-cell-address="LAYERS.AG27"/>
      <style:map style:condition="cell-content()=&quot;04&quot;" style:apply-style-name="Road2" style:base-cell-address="LAYERS.AG27"/>
      <style:map style:condition="cell-content()=&quot;05&quot;" style:apply-style-name="Wast" style:base-cell-address="LAYERS.AG27"/>
      <style:map style:condition="cell-content()=&quot;06&quot;" style:apply-style-name="Rock" style:base-cell-address="LAYERS.AG27"/>
      <style:map style:condition="cell-content()=&quot;07&quot;" style:apply-style-name="Water" style:base-cell-address="LAYERS.AG27"/>
      <style:map style:condition="cell-content()=&quot;08&quot;" style:apply-style-name="Empty" style:base-cell-address="LAYERS.AG27"/>
      <style:map style:condition="cell-content()=&quot;-1&quot;" style:apply-style-name="Empty" style:base-cell-address="LAYERS.AG27"/>
    </style:style>
    <style:style style:name="ce8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28"/>
      <style:map style:condition="cell-content()=&quot;01&quot;" style:apply-style-name="Grass1" style:base-cell-address="LAYERS.AG28"/>
      <style:map style:condition="cell-content()=&quot;02&quot;" style:apply-style-name="Grass2" style:base-cell-address="LAYERS.AG28"/>
      <style:map style:condition="cell-content()=&quot;03&quot;" style:apply-style-name="Road1" style:base-cell-address="LAYERS.AG28"/>
      <style:map style:condition="cell-content()=&quot;04&quot;" style:apply-style-name="Road2" style:base-cell-address="LAYERS.AG28"/>
      <style:map style:condition="cell-content()=&quot;05&quot;" style:apply-style-name="Wast" style:base-cell-address="LAYERS.AG28"/>
      <style:map style:condition="cell-content()=&quot;06&quot;" style:apply-style-name="Rock" style:base-cell-address="LAYERS.AG28"/>
      <style:map style:condition="cell-content()=&quot;07&quot;" style:apply-style-name="Water" style:base-cell-address="LAYERS.AG28"/>
      <style:map style:condition="cell-content()=&quot;08&quot;" style:apply-style-name="Empty" style:base-cell-address="LAYERS.AG28"/>
      <style:map style:condition="cell-content()=&quot;-1&quot;" style:apply-style-name="Empty" style:base-cell-address="LAYERS.AG28"/>
    </style:style>
    <style:style style:name="ce8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29"/>
      <style:map style:condition="cell-content()=&quot;01&quot;" style:apply-style-name="Grass1" style:base-cell-address="LAYERS.AG29"/>
      <style:map style:condition="cell-content()=&quot;02&quot;" style:apply-style-name="Grass2" style:base-cell-address="LAYERS.AG29"/>
      <style:map style:condition="cell-content()=&quot;03&quot;" style:apply-style-name="Road1" style:base-cell-address="LAYERS.AG29"/>
      <style:map style:condition="cell-content()=&quot;04&quot;" style:apply-style-name="Road2" style:base-cell-address="LAYERS.AG29"/>
      <style:map style:condition="cell-content()=&quot;05&quot;" style:apply-style-name="Wast" style:base-cell-address="LAYERS.AG29"/>
      <style:map style:condition="cell-content()=&quot;06&quot;" style:apply-style-name="Rock" style:base-cell-address="LAYERS.AG29"/>
      <style:map style:condition="cell-content()=&quot;07&quot;" style:apply-style-name="Water" style:base-cell-address="LAYERS.AG29"/>
      <style:map style:condition="cell-content()=&quot;08&quot;" style:apply-style-name="Empty" style:base-cell-address="LAYERS.AG29"/>
      <style:map style:condition="cell-content()=&quot;-1&quot;" style:apply-style-name="Empty" style:base-cell-address="LAYERS.AG29"/>
    </style:style>
    <style:style style:name="ce81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30"/>
      <style:map style:condition="cell-content()=&quot;01&quot;" style:apply-style-name="Grass1" style:base-cell-address="LAYERS.AG30"/>
      <style:map style:condition="cell-content()=&quot;02&quot;" style:apply-style-name="Grass2" style:base-cell-address="LAYERS.AG30"/>
      <style:map style:condition="cell-content()=&quot;03&quot;" style:apply-style-name="Road1" style:base-cell-address="LAYERS.AG30"/>
      <style:map style:condition="cell-content()=&quot;04&quot;" style:apply-style-name="Road2" style:base-cell-address="LAYERS.AG30"/>
      <style:map style:condition="cell-content()=&quot;05&quot;" style:apply-style-name="Wast" style:base-cell-address="LAYERS.AG30"/>
      <style:map style:condition="cell-content()=&quot;06&quot;" style:apply-style-name="Rock" style:base-cell-address="LAYERS.AG30"/>
      <style:map style:condition="cell-content()=&quot;07&quot;" style:apply-style-name="Water" style:base-cell-address="LAYERS.AG30"/>
      <style:map style:condition="cell-content()=&quot;08&quot;" style:apply-style-name="Empty" style:base-cell-address="LAYERS.AG30"/>
      <style:map style:condition="cell-content()=&quot;-1&quot;" style:apply-style-name="Empty" style:base-cell-address="LAYERS.AG30"/>
    </style:style>
    <style:style style:name="ce8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31"/>
      <style:map style:condition="cell-content()=&quot;01&quot;" style:apply-style-name="Grass1" style:base-cell-address="LAYERS.AG31"/>
      <style:map style:condition="cell-content()=&quot;02&quot;" style:apply-style-name="Grass2" style:base-cell-address="LAYERS.AG31"/>
      <style:map style:condition="cell-content()=&quot;03&quot;" style:apply-style-name="Road1" style:base-cell-address="LAYERS.AG31"/>
      <style:map style:condition="cell-content()=&quot;04&quot;" style:apply-style-name="Road2" style:base-cell-address="LAYERS.AG31"/>
      <style:map style:condition="cell-content()=&quot;05&quot;" style:apply-style-name="Wast" style:base-cell-address="LAYERS.AG31"/>
      <style:map style:condition="cell-content()=&quot;06&quot;" style:apply-style-name="Rock" style:base-cell-address="LAYERS.AG31"/>
      <style:map style:condition="cell-content()=&quot;07&quot;" style:apply-style-name="Water" style:base-cell-address="LAYERS.AG31"/>
      <style:map style:condition="cell-content()=&quot;08&quot;" style:apply-style-name="Empty" style:base-cell-address="LAYERS.AG31"/>
      <style:map style:condition="cell-content()=&quot;-1&quot;" style:apply-style-name="Empty" style:base-cell-address="LAYERS.AG31"/>
    </style:style>
    <style:style style:name="ce81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32"/>
      <style:map style:condition="cell-content()=&quot;01&quot;" style:apply-style-name="Grass1" style:base-cell-address="LAYERS.AG32"/>
      <style:map style:condition="cell-content()=&quot;02&quot;" style:apply-style-name="Grass2" style:base-cell-address="LAYERS.AG32"/>
      <style:map style:condition="cell-content()=&quot;03&quot;" style:apply-style-name="Road1" style:base-cell-address="LAYERS.AG32"/>
      <style:map style:condition="cell-content()=&quot;04&quot;" style:apply-style-name="Road2" style:base-cell-address="LAYERS.AG32"/>
      <style:map style:condition="cell-content()=&quot;05&quot;" style:apply-style-name="Wast" style:base-cell-address="LAYERS.AG32"/>
      <style:map style:condition="cell-content()=&quot;06&quot;" style:apply-style-name="Rock" style:base-cell-address="LAYERS.AG32"/>
      <style:map style:condition="cell-content()=&quot;07&quot;" style:apply-style-name="Water" style:base-cell-address="LAYERS.AG32"/>
      <style:map style:condition="cell-content()=&quot;08&quot;" style:apply-style-name="Empty" style:base-cell-address="LAYERS.AG32"/>
      <style:map style:condition="cell-content()=&quot;-1&quot;" style:apply-style-name="Empty" style:base-cell-address="LAYERS.AG32"/>
    </style:style>
    <style:style style:name="ce8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Empty" style:base-cell-address="LAYERS.AG33"/>
      <style:map style:condition="cell-content()=&quot;01&quot;" style:apply-style-name="Grass1" style:base-cell-address="LAYERS.AG33"/>
      <style:map style:condition="cell-content()=&quot;02&quot;" style:apply-style-name="Grass2" style:base-cell-address="LAYERS.AG33"/>
      <style:map style:condition="cell-content()=&quot;03&quot;" style:apply-style-name="Road1" style:base-cell-address="LAYERS.AG33"/>
      <style:map style:condition="cell-content()=&quot;04&quot;" style:apply-style-name="Road2" style:base-cell-address="LAYERS.AG33"/>
      <style:map style:condition="cell-content()=&quot;05&quot;" style:apply-style-name="Wast" style:base-cell-address="LAYERS.AG33"/>
      <style:map style:condition="cell-content()=&quot;06&quot;" style:apply-style-name="Rock" style:base-cell-address="LAYERS.AG33"/>
      <style:map style:condition="cell-content()=&quot;07&quot;" style:apply-style-name="Water" style:base-cell-address="LAYERS.AG33"/>
      <style:map style:condition="cell-content()=&quot;08&quot;" style:apply-style-name="Empty" style:base-cell-address="LAYERS.AG33"/>
      <style:map style:condition="cell-content()=&quot;-1&quot;" style:apply-style-name="Empty" style:base-cell-address="LAYERS.AG33"/>
    </style:style>
    <style:style style:name="ce8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Locked" style:base-cell-address="LAYERS.A1"/>
      <style:map style:condition="cell-content()&gt;9" style:apply-style-name="Free" style:base-cell-address="LAYERS.A1"/>
    </style:style>
    <style:style style:name="ce81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1"/>
      <style:map style:condition="cell-content()&gt;9" style:apply-style-name="Free" style:base-cell-address="LAYERS.A1"/>
    </style:style>
    <style:style style:name="ce81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3"/>
      <style:map style:condition="cell-content()&gt;9" style:apply-style-name="Free" style:base-cell-address="LAYERS.A3"/>
    </style:style>
    <style:style style:name="ce82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32"/>
      <style:map style:condition="cell-content()&gt;9" style:apply-style-name="Free" style:base-cell-address="LAYERS.A32"/>
    </style:style>
    <style:style style:name="ce8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2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2"/>
      <style:map style:condition="cell-content()&gt;9" style:apply-style-name="Free" style:base-cell-address="LAYERS.B2"/>
    </style:style>
    <style:style style:name="ce8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3"/>
      <style:map style:condition="cell-content()&gt;9" style:apply-style-name="Free" style:base-cell-address="LAYERS.B3"/>
    </style:style>
    <style:style style:name="ce82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4"/>
      <style:map style:condition="cell-content()&gt;9" style:apply-style-name="Free" style:base-cell-address="LAYERS.B4"/>
    </style:style>
    <style:style style:name="ce82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5"/>
      <style:map style:condition="cell-content()&gt;9" style:apply-style-name="Free" style:base-cell-address="LAYERS.B5"/>
    </style:style>
    <style:style style:name="ce82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6"/>
      <style:map style:condition="cell-content()&gt;9" style:apply-style-name="Free" style:base-cell-address="LAYERS.B6"/>
    </style:style>
    <style:style style:name="ce8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7"/>
      <style:map style:condition="cell-content()&gt;9" style:apply-style-name="Free" style:base-cell-address="LAYERS.B7"/>
    </style:style>
    <style:style style:name="ce8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8"/>
      <style:map style:condition="cell-content()&gt;9" style:apply-style-name="Free" style:base-cell-address="LAYERS.B8"/>
    </style:style>
    <style:style style:name="ce82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9"/>
      <style:map style:condition="cell-content()&gt;9" style:apply-style-name="Free" style:base-cell-address="LAYERS.B9"/>
    </style:style>
    <style:style style:name="ce83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10"/>
      <style:map style:condition="cell-content()&gt;9" style:apply-style-name="Free" style:base-cell-address="LAYERS.B10"/>
    </style:style>
    <style:style style:name="ce83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11"/>
      <style:map style:condition="cell-content()&gt;9" style:apply-style-name="Free" style:base-cell-address="LAYERS.B11"/>
    </style:style>
    <style:style style:name="ce83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12"/>
      <style:map style:condition="cell-content()&gt;9" style:apply-style-name="Free" style:base-cell-address="LAYERS.B12"/>
    </style:style>
    <style:style style:name="ce83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13"/>
      <style:map style:condition="cell-content()&gt;9" style:apply-style-name="Free" style:base-cell-address="LAYERS.B13"/>
    </style:style>
    <style:style style:name="ce83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14"/>
      <style:map style:condition="cell-content()&gt;9" style:apply-style-name="Free" style:base-cell-address="LAYERS.B14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15"/>
      <style:map style:condition="cell-content()&gt;9" style:apply-style-name="Free" style:base-cell-address="LAYERS.B15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16"/>
      <style:map style:condition="cell-content()&gt;9" style:apply-style-name="Free" style:base-cell-address="LAYERS.B16"/>
    </style:style>
    <style:style style:name="ce83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17"/>
      <style:map style:condition="cell-content()&gt;9" style:apply-style-name="Free" style:base-cell-address="LAYERS.B17"/>
    </style:style>
    <style:style style:name="ce83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18"/>
      <style:map style:condition="cell-content()&gt;9" style:apply-style-name="Free" style:base-cell-address="LAYERS.B18"/>
    </style:style>
    <style:style style:name="ce83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19"/>
      <style:map style:condition="cell-content()&gt;9" style:apply-style-name="Free" style:base-cell-address="LAYERS.B19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20"/>
      <style:map style:condition="cell-content()&gt;9" style:apply-style-name="Free" style:base-cell-address="LAYERS.B20"/>
    </style:style>
    <style:style style:name="ce84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21"/>
      <style:map style:condition="cell-content()&gt;9" style:apply-style-name="Free" style:base-cell-address="LAYERS.B21"/>
    </style:style>
    <style:style style:name="ce84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22"/>
      <style:map style:condition="cell-content()&gt;9" style:apply-style-name="Free" style:base-cell-address="LAYERS.B22"/>
    </style:style>
    <style:style style:name="ce8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23"/>
      <style:map style:condition="cell-content()&gt;9" style:apply-style-name="Free" style:base-cell-address="LAYERS.B23"/>
    </style:style>
    <style:style style:name="ce84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24"/>
      <style:map style:condition="cell-content()&gt;9" style:apply-style-name="Free" style:base-cell-address="LAYERS.B24"/>
    </style:style>
    <style:style style:name="ce84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25"/>
      <style:map style:condition="cell-content()&gt;9" style:apply-style-name="Free" style:base-cell-address="LAYERS.B25"/>
    </style:style>
    <style:style style:name="ce84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26"/>
      <style:map style:condition="cell-content()&gt;9" style:apply-style-name="Free" style:base-cell-address="LAYERS.B26"/>
    </style:style>
    <style:style style:name="ce84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27"/>
      <style:map style:condition="cell-content()&gt;9" style:apply-style-name="Free" style:base-cell-address="LAYERS.B27"/>
    </style:style>
    <style:style style:name="ce84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28"/>
      <style:map style:condition="cell-content()&gt;9" style:apply-style-name="Free" style:base-cell-address="LAYERS.B28"/>
    </style:style>
    <style:style style:name="ce8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29"/>
      <style:map style:condition="cell-content()&gt;9" style:apply-style-name="Free" style:base-cell-address="LAYERS.B29"/>
    </style:style>
    <style:style style:name="ce85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30"/>
      <style:map style:condition="cell-content()&gt;9" style:apply-style-name="Free" style:base-cell-address="LAYERS.B30"/>
    </style:style>
    <style:style style:name="ce8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31"/>
      <style:map style:condition="cell-content()&gt;9" style:apply-style-name="Free" style:base-cell-address="LAYERS.B31"/>
    </style:style>
    <style:style style:name="ce8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32"/>
      <style:map style:condition="cell-content()&gt;9" style:apply-style-name="Free" style:base-cell-address="LAYERS.B32"/>
    </style:style>
    <style:style style:name="ce85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B33"/>
      <style:map style:condition="cell-content()&gt;9" style:apply-style-name="Free" style:base-cell-address="LAYERS.B33"/>
    </style:style>
    <style:style style:name="ce8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2"/>
      <style:map style:condition="cell-content()&gt;9" style:apply-style-name="Free" style:base-cell-address="LAYERS.C2"/>
    </style:style>
    <style:style style:name="ce8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3"/>
      <style:map style:condition="cell-content()&gt;9" style:apply-style-name="Free" style:base-cell-address="LAYERS.C3"/>
    </style:style>
    <style:style style:name="ce8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4"/>
      <style:map style:condition="cell-content()&gt;9" style:apply-style-name="Free" style:base-cell-address="LAYERS.C4"/>
    </style:style>
    <style:style style:name="ce8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5"/>
      <style:map style:condition="cell-content()&gt;9" style:apply-style-name="Free" style:base-cell-address="LAYERS.C5"/>
    </style:style>
    <style:style style:name="ce8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6"/>
      <style:map style:condition="cell-content()&gt;9" style:apply-style-name="Free" style:base-cell-address="LAYERS.C6"/>
    </style:style>
    <style:style style:name="ce85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7"/>
      <style:map style:condition="cell-content()&gt;9" style:apply-style-name="Free" style:base-cell-address="LAYERS.C7"/>
    </style:style>
    <style:style style:name="ce8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8"/>
      <style:map style:condition="cell-content()&gt;9" style:apply-style-name="Free" style:base-cell-address="LAYERS.C8"/>
    </style:style>
    <style:style style:name="ce8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9"/>
      <style:map style:condition="cell-content()&gt;9" style:apply-style-name="Free" style:base-cell-address="LAYERS.C9"/>
    </style:style>
    <style:style style:name="ce86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10"/>
      <style:map style:condition="cell-content()&gt;9" style:apply-style-name="Free" style:base-cell-address="LAYERS.C10"/>
    </style:style>
    <style:style style:name="ce8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11"/>
      <style:map style:condition="cell-content()&gt;9" style:apply-style-name="Free" style:base-cell-address="LAYERS.C11"/>
    </style:style>
    <style:style style:name="ce8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12"/>
      <style:map style:condition="cell-content()&gt;9" style:apply-style-name="Free" style:base-cell-address="LAYERS.C12"/>
    </style:style>
    <style:style style:name="ce8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13"/>
      <style:map style:condition="cell-content()&gt;9" style:apply-style-name="Free" style:base-cell-address="LAYERS.C13"/>
    </style:style>
    <style:style style:name="ce86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14"/>
      <style:map style:condition="cell-content()&gt;9" style:apply-style-name="Free" style:base-cell-address="LAYERS.C14"/>
    </style:style>
    <style:style style:name="ce86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15"/>
      <style:map style:condition="cell-content()&gt;9" style:apply-style-name="Free" style:base-cell-address="LAYERS.C15"/>
    </style:style>
    <style:style style:name="ce86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16"/>
      <style:map style:condition="cell-content()&gt;9" style:apply-style-name="Free" style:base-cell-address="LAYERS.C16"/>
    </style:style>
    <style:style style:name="ce86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17"/>
      <style:map style:condition="cell-content()&gt;9" style:apply-style-name="Free" style:base-cell-address="LAYERS.C17"/>
    </style:style>
    <style:style style:name="ce87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18"/>
      <style:map style:condition="cell-content()&gt;9" style:apply-style-name="Free" style:base-cell-address="LAYERS.C18"/>
    </style:style>
    <style:style style:name="ce87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19"/>
      <style:map style:condition="cell-content()&gt;9" style:apply-style-name="Free" style:base-cell-address="LAYERS.C19"/>
    </style:style>
    <style:style style:name="ce87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20"/>
      <style:map style:condition="cell-content()&gt;9" style:apply-style-name="Free" style:base-cell-address="LAYERS.C20"/>
    </style:style>
    <style:style style:name="ce87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21"/>
      <style:map style:condition="cell-content()&gt;9" style:apply-style-name="Free" style:base-cell-address="LAYERS.C21"/>
    </style:style>
    <style:style style:name="ce87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22"/>
      <style:map style:condition="cell-content()&gt;9" style:apply-style-name="Free" style:base-cell-address="LAYERS.C22"/>
    </style:style>
    <style:style style:name="ce8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23"/>
      <style:map style:condition="cell-content()&gt;9" style:apply-style-name="Free" style:base-cell-address="LAYERS.C23"/>
    </style:style>
    <style:style style:name="ce8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24"/>
      <style:map style:condition="cell-content()&gt;9" style:apply-style-name="Free" style:base-cell-address="LAYERS.C24"/>
    </style:style>
    <style:style style:name="ce87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25"/>
      <style:map style:condition="cell-content()&gt;9" style:apply-style-name="Free" style:base-cell-address="LAYERS.C25"/>
    </style:style>
    <style:style style:name="ce87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26"/>
      <style:map style:condition="cell-content()&gt;9" style:apply-style-name="Free" style:base-cell-address="LAYERS.C26"/>
    </style:style>
    <style:style style:name="ce87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27"/>
      <style:map style:condition="cell-content()&gt;9" style:apply-style-name="Free" style:base-cell-address="LAYERS.C27"/>
    </style:style>
    <style:style style:name="ce88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28"/>
      <style:map style:condition="cell-content()&gt;9" style:apply-style-name="Free" style:base-cell-address="LAYERS.C28"/>
    </style:style>
    <style:style style:name="ce8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29"/>
      <style:map style:condition="cell-content()&gt;9" style:apply-style-name="Free" style:base-cell-address="LAYERS.C29"/>
    </style:style>
    <style:style style:name="ce88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30"/>
      <style:map style:condition="cell-content()&gt;9" style:apply-style-name="Free" style:base-cell-address="LAYERS.C30"/>
    </style:style>
    <style:style style:name="ce88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31"/>
      <style:map style:condition="cell-content()&gt;9" style:apply-style-name="Free" style:base-cell-address="LAYERS.C31"/>
    </style:style>
    <style:style style:name="ce88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32"/>
      <style:map style:condition="cell-content()&gt;9" style:apply-style-name="Free" style:base-cell-address="LAYERS.C32"/>
    </style:style>
    <style:style style:name="ce8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C33"/>
      <style:map style:condition="cell-content()&gt;9" style:apply-style-name="Free" style:base-cell-address="LAYERS.C33"/>
    </style:style>
    <style:style style:name="ce8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Locked" style:base-cell-address="LAYERS.D1"/>
      <style:map style:condition="cell-content()&gt;9" style:apply-style-name="Free" style:base-cell-address="LAYERS.D1"/>
    </style:style>
    <style:style style:name="ce88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2"/>
      <style:map style:condition="cell-content()&gt;9" style:apply-style-name="Free" style:base-cell-address="LAYERS.D2"/>
    </style:style>
    <style:style style:name="ce8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3"/>
      <style:map style:condition="cell-content()&gt;9" style:apply-style-name="Free" style:base-cell-address="LAYERS.D3"/>
    </style:style>
    <style:style style:name="ce8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4"/>
      <style:map style:condition="cell-content()&gt;9" style:apply-style-name="Free" style:base-cell-address="LAYERS.D4"/>
    </style:style>
    <style:style style:name="ce89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5"/>
      <style:map style:condition="cell-content()&gt;9" style:apply-style-name="Free" style:base-cell-address="LAYERS.D5"/>
    </style:style>
    <style:style style:name="ce89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6"/>
      <style:map style:condition="cell-content()&gt;9" style:apply-style-name="Free" style:base-cell-address="LAYERS.D6"/>
    </style:style>
    <style:style style:name="ce89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7"/>
      <style:map style:condition="cell-content()&gt;9" style:apply-style-name="Free" style:base-cell-address="LAYERS.D7"/>
    </style:style>
    <style:style style:name="ce89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8"/>
      <style:map style:condition="cell-content()&gt;9" style:apply-style-name="Free" style:base-cell-address="LAYERS.D8"/>
    </style:style>
    <style:style style:name="ce89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9"/>
      <style:map style:condition="cell-content()&gt;9" style:apply-style-name="Free" style:base-cell-address="LAYERS.D9"/>
    </style:style>
    <style:style style:name="ce89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10"/>
      <style:map style:condition="cell-content()&gt;9" style:apply-style-name="Free" style:base-cell-address="LAYERS.D10"/>
    </style:style>
    <style:style style:name="ce89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11"/>
      <style:map style:condition="cell-content()&gt;9" style:apply-style-name="Free" style:base-cell-address="LAYERS.D11"/>
    </style:style>
    <style:style style:name="ce89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12"/>
      <style:map style:condition="cell-content()&gt;9" style:apply-style-name="Free" style:base-cell-address="LAYERS.D12"/>
    </style:style>
    <style:style style:name="ce89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13"/>
      <style:map style:condition="cell-content()&gt;9" style:apply-style-name="Free" style:base-cell-address="LAYERS.D13"/>
    </style:style>
    <style:style style:name="ce89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14"/>
      <style:map style:condition="cell-content()&gt;9" style:apply-style-name="Free" style:base-cell-address="LAYERS.D14"/>
    </style:style>
    <style:style style:name="ce90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15"/>
      <style:map style:condition="cell-content()&gt;9" style:apply-style-name="Free" style:base-cell-address="LAYERS.D15"/>
    </style:style>
    <style:style style:name="ce90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16"/>
      <style:map style:condition="cell-content()&gt;9" style:apply-style-name="Free" style:base-cell-address="LAYERS.D16"/>
    </style:style>
    <style:style style:name="ce90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17"/>
      <style:map style:condition="cell-content()&gt;9" style:apply-style-name="Free" style:base-cell-address="LAYERS.D17"/>
    </style:style>
    <style:style style:name="ce90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18"/>
      <style:map style:condition="cell-content()&gt;9" style:apply-style-name="Free" style:base-cell-address="LAYERS.D18"/>
    </style:style>
    <style:style style:name="ce90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19"/>
      <style:map style:condition="cell-content()&gt;9" style:apply-style-name="Free" style:base-cell-address="LAYERS.D19"/>
    </style:style>
    <style:style style:name="ce90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20"/>
      <style:map style:condition="cell-content()&gt;9" style:apply-style-name="Free" style:base-cell-address="LAYERS.D20"/>
    </style:style>
    <style:style style:name="ce90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21"/>
      <style:map style:condition="cell-content()&gt;9" style:apply-style-name="Free" style:base-cell-address="LAYERS.D21"/>
    </style:style>
    <style:style style:name="ce90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22"/>
      <style:map style:condition="cell-content()&gt;9" style:apply-style-name="Free" style:base-cell-address="LAYERS.D22"/>
    </style:style>
    <style:style style:name="ce90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23"/>
      <style:map style:condition="cell-content()&gt;9" style:apply-style-name="Free" style:base-cell-address="LAYERS.D23"/>
    </style:style>
    <style:style style:name="ce90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24"/>
      <style:map style:condition="cell-content()&gt;9" style:apply-style-name="Free" style:base-cell-address="LAYERS.D24"/>
    </style:style>
    <style:style style:name="ce9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25"/>
      <style:map style:condition="cell-content()&gt;9" style:apply-style-name="Free" style:base-cell-address="LAYERS.D25"/>
    </style:style>
    <style:style style:name="ce9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26"/>
      <style:map style:condition="cell-content()&gt;9" style:apply-style-name="Free" style:base-cell-address="LAYERS.D26"/>
    </style:style>
    <style:style style:name="ce9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27"/>
      <style:map style:condition="cell-content()&gt;9" style:apply-style-name="Free" style:base-cell-address="LAYERS.D27"/>
    </style:style>
    <style:style style:name="ce9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28"/>
      <style:map style:condition="cell-content()&gt;9" style:apply-style-name="Free" style:base-cell-address="LAYERS.D28"/>
    </style:style>
    <style:style style:name="ce9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29"/>
      <style:map style:condition="cell-content()&gt;9" style:apply-style-name="Free" style:base-cell-address="LAYERS.D29"/>
    </style:style>
    <style:style style:name="ce9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30"/>
      <style:map style:condition="cell-content()&gt;9" style:apply-style-name="Free" style:base-cell-address="LAYERS.D30"/>
    </style:style>
    <style:style style:name="ce9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31"/>
      <style:map style:condition="cell-content()&gt;9" style:apply-style-name="Free" style:base-cell-address="LAYERS.D31"/>
    </style:style>
    <style:style style:name="ce9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32"/>
      <style:map style:condition="cell-content()&gt;9" style:apply-style-name="Free" style:base-cell-address="LAYERS.D32"/>
    </style:style>
    <style:style style:name="ce9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33"/>
      <style:map style:condition="cell-content()&gt;9" style:apply-style-name="Free" style:base-cell-address="LAYERS.D33"/>
    </style:style>
    <style:style style:name="ce91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D1"/>
      <style:map style:condition="cell-content()&gt;9" style:apply-style-name="Free" style:base-cell-address="LAYERS.D1"/>
    </style:style>
    <style:style style:name="ce9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2"/>
      <style:map style:condition="cell-content()&gt;9" style:apply-style-name="Free" style:base-cell-address="LAYERS.E2"/>
    </style:style>
    <style:style style:name="ce9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3"/>
      <style:map style:condition="cell-content()&gt;9" style:apply-style-name="Free" style:base-cell-address="LAYERS.E3"/>
    </style:style>
    <style:style style:name="ce92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4"/>
      <style:map style:condition="cell-content()&gt;9" style:apply-style-name="Free" style:base-cell-address="LAYERS.E4"/>
    </style:style>
    <style:style style:name="ce92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5"/>
      <style:map style:condition="cell-content()&gt;9" style:apply-style-name="Free" style:base-cell-address="LAYERS.E5"/>
    </style:style>
    <style:style style:name="ce92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6"/>
      <style:map style:condition="cell-content()&gt;9" style:apply-style-name="Free" style:base-cell-address="LAYERS.E6"/>
    </style:style>
    <style:style style:name="ce9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7"/>
      <style:map style:condition="cell-content()&gt;9" style:apply-style-name="Free" style:base-cell-address="LAYERS.E7"/>
    </style:style>
    <style:style style:name="ce92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8"/>
      <style:map style:condition="cell-content()&gt;9" style:apply-style-name="Free" style:base-cell-address="LAYERS.E8"/>
    </style:style>
    <style:style style:name="ce92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9"/>
      <style:map style:condition="cell-content()&gt;9" style:apply-style-name="Free" style:base-cell-address="LAYERS.E9"/>
    </style:style>
    <style:style style:name="ce9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10"/>
      <style:map style:condition="cell-content()&gt;9" style:apply-style-name="Free" style:base-cell-address="LAYERS.E10"/>
    </style:style>
    <style:style style:name="ce9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11"/>
      <style:map style:condition="cell-content()&gt;9" style:apply-style-name="Free" style:base-cell-address="LAYERS.E11"/>
    </style:style>
    <style:style style:name="ce9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12"/>
      <style:map style:condition="cell-content()&gt;9" style:apply-style-name="Free" style:base-cell-address="LAYERS.E12"/>
    </style:style>
    <style:style style:name="ce93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13"/>
      <style:map style:condition="cell-content()&gt;9" style:apply-style-name="Free" style:base-cell-address="LAYERS.E13"/>
    </style:style>
    <style:style style:name="ce93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14"/>
      <style:map style:condition="cell-content()&gt;9" style:apply-style-name="Free" style:base-cell-address="LAYERS.E14"/>
    </style:style>
    <style:style style:name="ce9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15"/>
      <style:map style:condition="cell-content()&gt;9" style:apply-style-name="Free" style:base-cell-address="LAYERS.E15"/>
    </style:style>
    <style:style style:name="ce93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16"/>
      <style:map style:condition="cell-content()&gt;9" style:apply-style-name="Free" style:base-cell-address="LAYERS.E16"/>
    </style:style>
    <style:style style:name="ce93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17"/>
      <style:map style:condition="cell-content()&gt;9" style:apply-style-name="Free" style:base-cell-address="LAYERS.E17"/>
    </style:style>
    <style:style style:name="ce93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18"/>
      <style:map style:condition="cell-content()&gt;9" style:apply-style-name="Free" style:base-cell-address="LAYERS.E18"/>
    </style:style>
    <style:style style:name="ce93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19"/>
      <style:map style:condition="cell-content()&gt;9" style:apply-style-name="Free" style:base-cell-address="LAYERS.E19"/>
    </style:style>
    <style:style style:name="ce93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20"/>
      <style:map style:condition="cell-content()&gt;9" style:apply-style-name="Free" style:base-cell-address="LAYERS.E20"/>
    </style:style>
    <style:style style:name="ce93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21"/>
      <style:map style:condition="cell-content()&gt;9" style:apply-style-name="Free" style:base-cell-address="LAYERS.E21"/>
    </style:style>
    <style:style style:name="ce94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22"/>
      <style:map style:condition="cell-content()&gt;9" style:apply-style-name="Free" style:base-cell-address="LAYERS.E22"/>
    </style:style>
    <style:style style:name="ce94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23"/>
      <style:map style:condition="cell-content()&gt;9" style:apply-style-name="Free" style:base-cell-address="LAYERS.E23"/>
    </style:style>
    <style:style style:name="ce94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24"/>
      <style:map style:condition="cell-content()&gt;9" style:apply-style-name="Free" style:base-cell-address="LAYERS.E24"/>
    </style:style>
    <style:style style:name="ce94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25"/>
      <style:map style:condition="cell-content()&gt;9" style:apply-style-name="Free" style:base-cell-address="LAYERS.E25"/>
    </style:style>
    <style:style style:name="ce94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26"/>
      <style:map style:condition="cell-content()&gt;9" style:apply-style-name="Free" style:base-cell-address="LAYERS.E26"/>
    </style:style>
    <style:style style:name="ce94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27"/>
      <style:map style:condition="cell-content()&gt;9" style:apply-style-name="Free" style:base-cell-address="LAYERS.E27"/>
    </style:style>
    <style:style style:name="ce94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28"/>
      <style:map style:condition="cell-content()&gt;9" style:apply-style-name="Free" style:base-cell-address="LAYERS.E28"/>
    </style:style>
    <style:style style:name="ce94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29"/>
      <style:map style:condition="cell-content()&gt;9" style:apply-style-name="Free" style:base-cell-address="LAYERS.E29"/>
    </style:style>
    <style:style style:name="ce94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30"/>
      <style:map style:condition="cell-content()&gt;9" style:apply-style-name="Free" style:base-cell-address="LAYERS.E30"/>
    </style:style>
    <style:style style:name="ce9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31"/>
      <style:map style:condition="cell-content()&gt;9" style:apply-style-name="Free" style:base-cell-address="LAYERS.E31"/>
    </style:style>
    <style:style style:name="ce95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32"/>
      <style:map style:condition="cell-content()&gt;9" style:apply-style-name="Free" style:base-cell-address="LAYERS.E32"/>
    </style:style>
    <style:style style:name="ce9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E33"/>
      <style:map style:condition="cell-content()&gt;9" style:apply-style-name="Free" style:base-cell-address="LAYERS.E33"/>
    </style:style>
    <style:style style:name="ce9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2"/>
      <style:map style:condition="cell-content()&gt;9" style:apply-style-name="Free" style:base-cell-address="LAYERS.F2"/>
    </style:style>
    <style:style style:name="ce95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3"/>
      <style:map style:condition="cell-content()&gt;9" style:apply-style-name="Free" style:base-cell-address="LAYERS.F3"/>
    </style:style>
    <style:style style:name="ce9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4"/>
      <style:map style:condition="cell-content()&gt;9" style:apply-style-name="Free" style:base-cell-address="LAYERS.F4"/>
    </style:style>
    <style:style style:name="ce9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5"/>
      <style:map style:condition="cell-content()&gt;9" style:apply-style-name="Free" style:base-cell-address="LAYERS.F5"/>
    </style:style>
    <style:style style:name="ce9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6"/>
      <style:map style:condition="cell-content()&gt;9" style:apply-style-name="Free" style:base-cell-address="LAYERS.F6"/>
    </style:style>
    <style:style style:name="ce9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7"/>
      <style:map style:condition="cell-content()&gt;9" style:apply-style-name="Free" style:base-cell-address="LAYERS.F7"/>
    </style:style>
    <style:style style:name="ce9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8"/>
      <style:map style:condition="cell-content()&gt;9" style:apply-style-name="Free" style:base-cell-address="LAYERS.F8"/>
    </style:style>
    <style:style style:name="ce95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9"/>
      <style:map style:condition="cell-content()&gt;9" style:apply-style-name="Free" style:base-cell-address="LAYERS.F9"/>
    </style:style>
    <style:style style:name="ce9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10"/>
      <style:map style:condition="cell-content()&gt;9" style:apply-style-name="Free" style:base-cell-address="LAYERS.F10"/>
    </style:style>
    <style:style style:name="ce9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11"/>
      <style:map style:condition="cell-content()&gt;9" style:apply-style-name="Free" style:base-cell-address="LAYERS.F11"/>
    </style:style>
    <style:style style:name="ce96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12"/>
      <style:map style:condition="cell-content()&gt;9" style:apply-style-name="Free" style:base-cell-address="LAYERS.F12"/>
    </style:style>
    <style:style style:name="ce9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13"/>
      <style:map style:condition="cell-content()&gt;9" style:apply-style-name="Free" style:base-cell-address="LAYERS.F13"/>
    </style:style>
    <style:style style:name="ce9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14"/>
      <style:map style:condition="cell-content()&gt;9" style:apply-style-name="Free" style:base-cell-address="LAYERS.F14"/>
    </style:style>
    <style:style style:name="ce9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15"/>
      <style:map style:condition="cell-content()&gt;9" style:apply-style-name="Free" style:base-cell-address="LAYERS.F15"/>
    </style:style>
    <style:style style:name="ce96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16"/>
      <style:map style:condition="cell-content()&gt;9" style:apply-style-name="Free" style:base-cell-address="LAYERS.F16"/>
    </style:style>
    <style:style style:name="ce96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17"/>
      <style:map style:condition="cell-content()&gt;9" style:apply-style-name="Free" style:base-cell-address="LAYERS.F17"/>
    </style:style>
    <style:style style:name="ce96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18"/>
      <style:map style:condition="cell-content()&gt;9" style:apply-style-name="Free" style:base-cell-address="LAYERS.F18"/>
    </style:style>
    <style:style style:name="ce96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19"/>
      <style:map style:condition="cell-content()&gt;9" style:apply-style-name="Free" style:base-cell-address="LAYERS.F19"/>
    </style:style>
    <style:style style:name="ce97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20"/>
      <style:map style:condition="cell-content()&gt;9" style:apply-style-name="Free" style:base-cell-address="LAYERS.F20"/>
    </style:style>
    <style:style style:name="ce97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21"/>
      <style:map style:condition="cell-content()&gt;9" style:apply-style-name="Free" style:base-cell-address="LAYERS.F21"/>
    </style:style>
    <style:style style:name="ce97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22"/>
      <style:map style:condition="cell-content()&gt;9" style:apply-style-name="Free" style:base-cell-address="LAYERS.F22"/>
    </style:style>
    <style:style style:name="ce97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23"/>
      <style:map style:condition="cell-content()&gt;9" style:apply-style-name="Free" style:base-cell-address="LAYERS.F23"/>
    </style:style>
    <style:style style:name="ce97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24"/>
      <style:map style:condition="cell-content()&gt;9" style:apply-style-name="Free" style:base-cell-address="LAYERS.F24"/>
    </style:style>
    <style:style style:name="ce9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25"/>
      <style:map style:condition="cell-content()&gt;9" style:apply-style-name="Free" style:base-cell-address="LAYERS.F25"/>
    </style:style>
    <style:style style:name="ce9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26"/>
      <style:map style:condition="cell-content()&gt;9" style:apply-style-name="Free" style:base-cell-address="LAYERS.F26"/>
    </style:style>
    <style:style style:name="ce97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27"/>
      <style:map style:condition="cell-content()&gt;9" style:apply-style-name="Free" style:base-cell-address="LAYERS.F27"/>
    </style:style>
    <style:style style:name="ce97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28"/>
      <style:map style:condition="cell-content()&gt;9" style:apply-style-name="Free" style:base-cell-address="LAYERS.F28"/>
    </style:style>
    <style:style style:name="ce97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29"/>
      <style:map style:condition="cell-content()&gt;9" style:apply-style-name="Free" style:base-cell-address="LAYERS.F29"/>
    </style:style>
    <style:style style:name="ce98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30"/>
      <style:map style:condition="cell-content()&gt;9" style:apply-style-name="Free" style:base-cell-address="LAYERS.F30"/>
    </style:style>
    <style:style style:name="ce9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31"/>
      <style:map style:condition="cell-content()&gt;9" style:apply-style-name="Free" style:base-cell-address="LAYERS.F31"/>
    </style:style>
    <style:style style:name="ce98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32"/>
      <style:map style:condition="cell-content()&gt;9" style:apply-style-name="Free" style:base-cell-address="LAYERS.F32"/>
    </style:style>
    <style:style style:name="ce98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F33"/>
      <style:map style:condition="cell-content()&gt;9" style:apply-style-name="Free" style:base-cell-address="LAYERS.F33"/>
    </style:style>
    <style:style style:name="ce98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2"/>
      <style:map style:condition="cell-content()&gt;9" style:apply-style-name="Free" style:base-cell-address="LAYERS.G2"/>
    </style:style>
    <style:style style:name="ce9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3"/>
      <style:map style:condition="cell-content()&gt;9" style:apply-style-name="Free" style:base-cell-address="LAYERS.G3"/>
    </style:style>
    <style:style style:name="ce98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4"/>
      <style:map style:condition="cell-content()&gt;9" style:apply-style-name="Free" style:base-cell-address="LAYERS.G4"/>
    </style:style>
    <style:style style:name="ce98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5"/>
      <style:map style:condition="cell-content()&gt;9" style:apply-style-name="Free" style:base-cell-address="LAYERS.G5"/>
    </style:style>
    <style:style style:name="ce9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6"/>
      <style:map style:condition="cell-content()&gt;9" style:apply-style-name="Free" style:base-cell-address="LAYERS.G6"/>
    </style:style>
    <style:style style:name="ce9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7"/>
      <style:map style:condition="cell-content()&gt;9" style:apply-style-name="Free" style:base-cell-address="LAYERS.G7"/>
    </style:style>
    <style:style style:name="ce99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8"/>
      <style:map style:condition="cell-content()&gt;9" style:apply-style-name="Free" style:base-cell-address="LAYERS.G8"/>
    </style:style>
    <style:style style:name="ce99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9"/>
      <style:map style:condition="cell-content()&gt;9" style:apply-style-name="Free" style:base-cell-address="LAYERS.G9"/>
    </style:style>
    <style:style style:name="ce99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10"/>
      <style:map style:condition="cell-content()&gt;9" style:apply-style-name="Free" style:base-cell-address="LAYERS.G10"/>
    </style:style>
    <style:style style:name="ce99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11"/>
      <style:map style:condition="cell-content()&gt;9" style:apply-style-name="Free" style:base-cell-address="LAYERS.G11"/>
    </style:style>
    <style:style style:name="ce99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12"/>
      <style:map style:condition="cell-content()&gt;9" style:apply-style-name="Free" style:base-cell-address="LAYERS.G12"/>
    </style:style>
    <style:style style:name="ce99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13"/>
      <style:map style:condition="cell-content()&gt;9" style:apply-style-name="Free" style:base-cell-address="LAYERS.G13"/>
    </style:style>
    <style:style style:name="ce99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14"/>
      <style:map style:condition="cell-content()&gt;9" style:apply-style-name="Free" style:base-cell-address="LAYERS.G14"/>
    </style:style>
    <style:style style:name="ce99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15"/>
      <style:map style:condition="cell-content()&gt;9" style:apply-style-name="Free" style:base-cell-address="LAYERS.G15"/>
    </style:style>
    <style:style style:name="ce99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16"/>
      <style:map style:condition="cell-content()&gt;9" style:apply-style-name="Free" style:base-cell-address="LAYERS.G16"/>
    </style:style>
    <style:style style:name="ce99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17"/>
      <style:map style:condition="cell-content()&gt;9" style:apply-style-name="Free" style:base-cell-address="LAYERS.G17"/>
    </style:style>
    <style:style style:name="ce100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18"/>
      <style:map style:condition="cell-content()&gt;9" style:apply-style-name="Free" style:base-cell-address="LAYERS.G18"/>
    </style:style>
    <style:style style:name="ce100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19"/>
      <style:map style:condition="cell-content()&gt;9" style:apply-style-name="Free" style:base-cell-address="LAYERS.G19"/>
    </style:style>
    <style:style style:name="ce100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20"/>
      <style:map style:condition="cell-content()&gt;9" style:apply-style-name="Free" style:base-cell-address="LAYERS.G20"/>
    </style:style>
    <style:style style:name="ce100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21"/>
      <style:map style:condition="cell-content()&gt;9" style:apply-style-name="Free" style:base-cell-address="LAYERS.G21"/>
    </style:style>
    <style:style style:name="ce100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22"/>
      <style:map style:condition="cell-content()&gt;9" style:apply-style-name="Free" style:base-cell-address="LAYERS.G22"/>
    </style:style>
    <style:style style:name="ce100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23"/>
      <style:map style:condition="cell-content()&gt;9" style:apply-style-name="Free" style:base-cell-address="LAYERS.G23"/>
    </style:style>
    <style:style style:name="ce100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24"/>
      <style:map style:condition="cell-content()&gt;9" style:apply-style-name="Free" style:base-cell-address="LAYERS.G24"/>
    </style:style>
    <style:style style:name="ce100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25"/>
      <style:map style:condition="cell-content()&gt;9" style:apply-style-name="Free" style:base-cell-address="LAYERS.G25"/>
    </style:style>
    <style:style style:name="ce100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26"/>
      <style:map style:condition="cell-content()&gt;9" style:apply-style-name="Free" style:base-cell-address="LAYERS.G26"/>
    </style:style>
    <style:style style:name="ce100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27"/>
      <style:map style:condition="cell-content()&gt;9" style:apply-style-name="Free" style:base-cell-address="LAYERS.G27"/>
    </style:style>
    <style:style style:name="ce10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28"/>
      <style:map style:condition="cell-content()&gt;9" style:apply-style-name="Free" style:base-cell-address="LAYERS.G28"/>
    </style:style>
    <style:style style:name="ce10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29"/>
      <style:map style:condition="cell-content()&gt;9" style:apply-style-name="Free" style:base-cell-address="LAYERS.G29"/>
    </style:style>
    <style:style style:name="ce10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30"/>
      <style:map style:condition="cell-content()&gt;9" style:apply-style-name="Free" style:base-cell-address="LAYERS.G30"/>
    </style:style>
    <style:style style:name="ce10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31"/>
      <style:map style:condition="cell-content()&gt;9" style:apply-style-name="Free" style:base-cell-address="LAYERS.G31"/>
    </style:style>
    <style:style style:name="ce10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32"/>
      <style:map style:condition="cell-content()&gt;9" style:apply-style-name="Free" style:base-cell-address="LAYERS.G32"/>
    </style:style>
    <style:style style:name="ce10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G33"/>
      <style:map style:condition="cell-content()&gt;9" style:apply-style-name="Free" style:base-cell-address="LAYERS.G33"/>
    </style:style>
    <style:style style:name="ce10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2"/>
      <style:map style:condition="cell-content()&gt;9" style:apply-style-name="Free" style:base-cell-address="LAYERS.H2"/>
    </style:style>
    <style:style style:name="ce10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3"/>
      <style:map style:condition="cell-content()&gt;9" style:apply-style-name="Free" style:base-cell-address="LAYERS.H3"/>
    </style:style>
    <style:style style:name="ce10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4"/>
      <style:map style:condition="cell-content()&gt;9" style:apply-style-name="Free" style:base-cell-address="LAYERS.H4"/>
    </style:style>
    <style:style style:name="ce10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5"/>
      <style:map style:condition="cell-content()&gt;9" style:apply-style-name="Free" style:base-cell-address="LAYERS.H5"/>
    </style:style>
    <style:style style:name="ce10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6"/>
      <style:map style:condition="cell-content()&gt;9" style:apply-style-name="Free" style:base-cell-address="LAYERS.H6"/>
    </style:style>
    <style:style style:name="ce10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7"/>
      <style:map style:condition="cell-content()&gt;9" style:apply-style-name="Free" style:base-cell-address="LAYERS.H7"/>
    </style:style>
    <style:style style:name="ce102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8"/>
      <style:map style:condition="cell-content()&gt;9" style:apply-style-name="Free" style:base-cell-address="LAYERS.H8"/>
    </style:style>
    <style:style style:name="ce102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9"/>
      <style:map style:condition="cell-content()&gt;9" style:apply-style-name="Free" style:base-cell-address="LAYERS.H9"/>
    </style:style>
    <style:style style:name="ce102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10"/>
      <style:map style:condition="cell-content()&gt;9" style:apply-style-name="Free" style:base-cell-address="LAYERS.H10"/>
    </style:style>
    <style:style style:name="ce10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11"/>
      <style:map style:condition="cell-content()&gt;9" style:apply-style-name="Free" style:base-cell-address="LAYERS.H11"/>
    </style:style>
    <style:style style:name="ce102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12"/>
      <style:map style:condition="cell-content()&gt;9" style:apply-style-name="Free" style:base-cell-address="LAYERS.H12"/>
    </style:style>
    <style:style style:name="ce102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13"/>
      <style:map style:condition="cell-content()&gt;9" style:apply-style-name="Free" style:base-cell-address="LAYERS.H13"/>
    </style:style>
    <style:style style:name="ce10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14"/>
      <style:map style:condition="cell-content()&gt;9" style:apply-style-name="Free" style:base-cell-address="LAYERS.H14"/>
    </style:style>
    <style:style style:name="ce10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15"/>
      <style:map style:condition="cell-content()&gt;9" style:apply-style-name="Free" style:base-cell-address="LAYERS.H15"/>
    </style:style>
    <style:style style:name="ce10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16"/>
      <style:map style:condition="cell-content()&gt;9" style:apply-style-name="Free" style:base-cell-address="LAYERS.H16"/>
    </style:style>
    <style:style style:name="ce103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17"/>
      <style:map style:condition="cell-content()&gt;9" style:apply-style-name="Free" style:base-cell-address="LAYERS.H17"/>
    </style:style>
    <style:style style:name="ce103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18"/>
      <style:map style:condition="cell-content()&gt;9" style:apply-style-name="Free" style:base-cell-address="LAYERS.H18"/>
    </style:style>
    <style:style style:name="ce10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19"/>
      <style:map style:condition="cell-content()&gt;9" style:apply-style-name="Free" style:base-cell-address="LAYERS.H19"/>
    </style:style>
    <style:style style:name="ce103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20"/>
      <style:map style:condition="cell-content()&gt;9" style:apply-style-name="Free" style:base-cell-address="LAYERS.H20"/>
    </style:style>
    <style:style style:name="ce103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21"/>
      <style:map style:condition="cell-content()&gt;9" style:apply-style-name="Free" style:base-cell-address="LAYERS.H21"/>
    </style:style>
    <style:style style:name="ce103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22"/>
      <style:map style:condition="cell-content()&gt;9" style:apply-style-name="Free" style:base-cell-address="LAYERS.H22"/>
    </style:style>
    <style:style style:name="ce103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23"/>
      <style:map style:condition="cell-content()&gt;9" style:apply-style-name="Free" style:base-cell-address="LAYERS.H23"/>
    </style:style>
    <style:style style:name="ce103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24"/>
      <style:map style:condition="cell-content()&gt;9" style:apply-style-name="Free" style:base-cell-address="LAYERS.H24"/>
    </style:style>
    <style:style style:name="ce103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25"/>
      <style:map style:condition="cell-content()&gt;9" style:apply-style-name="Free" style:base-cell-address="LAYERS.H25"/>
    </style:style>
    <style:style style:name="ce104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26"/>
      <style:map style:condition="cell-content()&gt;9" style:apply-style-name="Free" style:base-cell-address="LAYERS.H26"/>
    </style:style>
    <style:style style:name="ce104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27"/>
      <style:map style:condition="cell-content()&gt;9" style:apply-style-name="Free" style:base-cell-address="LAYERS.H27"/>
    </style:style>
    <style:style style:name="ce104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28"/>
      <style:map style:condition="cell-content()&gt;9" style:apply-style-name="Free" style:base-cell-address="LAYERS.H28"/>
    </style:style>
    <style:style style:name="ce104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29"/>
      <style:map style:condition="cell-content()&gt;9" style:apply-style-name="Free" style:base-cell-address="LAYERS.H29"/>
    </style:style>
    <style:style style:name="ce104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30"/>
      <style:map style:condition="cell-content()&gt;9" style:apply-style-name="Free" style:base-cell-address="LAYERS.H30"/>
    </style:style>
    <style:style style:name="ce104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31"/>
      <style:map style:condition="cell-content()&gt;9" style:apply-style-name="Free" style:base-cell-address="LAYERS.H31"/>
    </style:style>
    <style:style style:name="ce104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32"/>
      <style:map style:condition="cell-content()&gt;9" style:apply-style-name="Free" style:base-cell-address="LAYERS.H32"/>
    </style:style>
    <style:style style:name="ce104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H33"/>
      <style:map style:condition="cell-content()&gt;9" style:apply-style-name="Free" style:base-cell-address="LAYERS.H33"/>
    </style:style>
    <style:style style:name="ce104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2"/>
      <style:map style:condition="cell-content()&gt;9" style:apply-style-name="Free" style:base-cell-address="LAYERS.I2"/>
    </style:style>
    <style:style style:name="ce10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3"/>
      <style:map style:condition="cell-content()&gt;9" style:apply-style-name="Free" style:base-cell-address="LAYERS.I3"/>
    </style:style>
    <style:style style:name="ce105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4"/>
      <style:map style:condition="cell-content()&gt;9" style:apply-style-name="Free" style:base-cell-address="LAYERS.I4"/>
    </style:style>
    <style:style style:name="ce10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5"/>
      <style:map style:condition="cell-content()&gt;9" style:apply-style-name="Free" style:base-cell-address="LAYERS.I5"/>
    </style:style>
    <style:style style:name="ce10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6"/>
      <style:map style:condition="cell-content()&gt;9" style:apply-style-name="Free" style:base-cell-address="LAYERS.I6"/>
    </style:style>
    <style:style style:name="ce105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7"/>
      <style:map style:condition="cell-content()&gt;9" style:apply-style-name="Free" style:base-cell-address="LAYERS.I7"/>
    </style:style>
    <style:style style:name="ce10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8"/>
      <style:map style:condition="cell-content()&gt;9" style:apply-style-name="Free" style:base-cell-address="LAYERS.I8"/>
    </style:style>
    <style:style style:name="ce10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9"/>
      <style:map style:condition="cell-content()&gt;9" style:apply-style-name="Free" style:base-cell-address="LAYERS.I9"/>
    </style:style>
    <style:style style:name="ce10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10"/>
      <style:map style:condition="cell-content()&gt;9" style:apply-style-name="Free" style:base-cell-address="LAYERS.I10"/>
    </style:style>
    <style:style style:name="ce10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11"/>
      <style:map style:condition="cell-content()&gt;9" style:apply-style-name="Free" style:base-cell-address="LAYERS.I11"/>
    </style:style>
    <style:style style:name="ce10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12"/>
      <style:map style:condition="cell-content()&gt;9" style:apply-style-name="Free" style:base-cell-address="LAYERS.I12"/>
    </style:style>
    <style:style style:name="ce105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13"/>
      <style:map style:condition="cell-content()&gt;9" style:apply-style-name="Free" style:base-cell-address="LAYERS.I13"/>
    </style:style>
    <style:style style:name="ce10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14"/>
      <style:map style:condition="cell-content()&gt;9" style:apply-style-name="Free" style:base-cell-address="LAYERS.I14"/>
    </style:style>
    <style:style style:name="ce10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15"/>
      <style:map style:condition="cell-content()&gt;9" style:apply-style-name="Free" style:base-cell-address="LAYERS.I15"/>
    </style:style>
    <style:style style:name="ce106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16"/>
      <style:map style:condition="cell-content()&gt;9" style:apply-style-name="Free" style:base-cell-address="LAYERS.I16"/>
    </style:style>
    <style:style style:name="ce10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17"/>
      <style:map style:condition="cell-content()&gt;9" style:apply-style-name="Free" style:base-cell-address="LAYERS.I17"/>
    </style:style>
    <style:style style:name="ce10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18"/>
      <style:map style:condition="cell-content()&gt;9" style:apply-style-name="Free" style:base-cell-address="LAYERS.I18"/>
    </style:style>
    <style:style style:name="ce10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19"/>
      <style:map style:condition="cell-content()&gt;9" style:apply-style-name="Free" style:base-cell-address="LAYERS.I19"/>
    </style:style>
    <style:style style:name="ce106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20"/>
      <style:map style:condition="cell-content()&gt;9" style:apply-style-name="Free" style:base-cell-address="LAYERS.I20"/>
    </style:style>
    <style:style style:name="ce106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21"/>
      <style:map style:condition="cell-content()&gt;9" style:apply-style-name="Free" style:base-cell-address="LAYERS.I21"/>
    </style:style>
    <style:style style:name="ce106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22"/>
      <style:map style:condition="cell-content()&gt;9" style:apply-style-name="Free" style:base-cell-address="LAYERS.I22"/>
    </style:style>
    <style:style style:name="ce106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23"/>
      <style:map style:condition="cell-content()&gt;9" style:apply-style-name="Free" style:base-cell-address="LAYERS.I23"/>
    </style:style>
    <style:style style:name="ce107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24"/>
      <style:map style:condition="cell-content()&gt;9" style:apply-style-name="Free" style:base-cell-address="LAYERS.I24"/>
    </style:style>
    <style:style style:name="ce107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25"/>
      <style:map style:condition="cell-content()&gt;9" style:apply-style-name="Free" style:base-cell-address="LAYERS.I25"/>
    </style:style>
    <style:style style:name="ce107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26"/>
      <style:map style:condition="cell-content()&gt;9" style:apply-style-name="Free" style:base-cell-address="LAYERS.I26"/>
    </style:style>
    <style:style style:name="ce107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27"/>
      <style:map style:condition="cell-content()&gt;9" style:apply-style-name="Free" style:base-cell-address="LAYERS.I27"/>
    </style:style>
    <style:style style:name="ce107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28"/>
      <style:map style:condition="cell-content()&gt;9" style:apply-style-name="Free" style:base-cell-address="LAYERS.I28"/>
    </style:style>
    <style:style style:name="ce10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29"/>
      <style:map style:condition="cell-content()&gt;9" style:apply-style-name="Free" style:base-cell-address="LAYERS.I29"/>
    </style:style>
    <style:style style:name="ce10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30"/>
      <style:map style:condition="cell-content()&gt;9" style:apply-style-name="Free" style:base-cell-address="LAYERS.I30"/>
    </style:style>
    <style:style style:name="ce107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31"/>
      <style:map style:condition="cell-content()&gt;9" style:apply-style-name="Free" style:base-cell-address="LAYERS.I31"/>
    </style:style>
    <style:style style:name="ce107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32"/>
      <style:map style:condition="cell-content()&gt;9" style:apply-style-name="Free" style:base-cell-address="LAYERS.I32"/>
    </style:style>
    <style:style style:name="ce107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I33"/>
      <style:map style:condition="cell-content()&gt;9" style:apply-style-name="Free" style:base-cell-address="LAYERS.I33"/>
    </style:style>
    <style:style style:name="ce108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2"/>
      <style:map style:condition="cell-content()&gt;9" style:apply-style-name="Free" style:base-cell-address="LAYERS.J2"/>
    </style:style>
    <style:style style:name="ce10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3"/>
      <style:map style:condition="cell-content()&gt;9" style:apply-style-name="Free" style:base-cell-address="LAYERS.J3"/>
    </style:style>
    <style:style style:name="ce108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4"/>
      <style:map style:condition="cell-content()&gt;9" style:apply-style-name="Free" style:base-cell-address="LAYERS.J4"/>
    </style:style>
    <style:style style:name="ce108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5"/>
      <style:map style:condition="cell-content()&gt;9" style:apply-style-name="Free" style:base-cell-address="LAYERS.J5"/>
    </style:style>
    <style:style style:name="ce108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6"/>
      <style:map style:condition="cell-content()&gt;9" style:apply-style-name="Free" style:base-cell-address="LAYERS.J6"/>
    </style:style>
    <style:style style:name="ce10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7"/>
      <style:map style:condition="cell-content()&gt;9" style:apply-style-name="Free" style:base-cell-address="LAYERS.J7"/>
    </style:style>
    <style:style style:name="ce108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8"/>
      <style:map style:condition="cell-content()&gt;9" style:apply-style-name="Free" style:base-cell-address="LAYERS.J8"/>
    </style:style>
    <style:style style:name="ce108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9"/>
      <style:map style:condition="cell-content()&gt;9" style:apply-style-name="Free" style:base-cell-address="LAYERS.J9"/>
    </style:style>
    <style:style style:name="ce10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10"/>
      <style:map style:condition="cell-content()&gt;9" style:apply-style-name="Free" style:base-cell-address="LAYERS.J10"/>
    </style:style>
    <style:style style:name="ce10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11"/>
      <style:map style:condition="cell-content()&gt;9" style:apply-style-name="Free" style:base-cell-address="LAYERS.J11"/>
    </style:style>
    <style:style style:name="ce109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12"/>
      <style:map style:condition="cell-content()&gt;9" style:apply-style-name="Free" style:base-cell-address="LAYERS.J12"/>
    </style:style>
    <style:style style:name="ce109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13"/>
      <style:map style:condition="cell-content()&gt;9" style:apply-style-name="Free" style:base-cell-address="LAYERS.J13"/>
    </style:style>
    <style:style style:name="ce109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14"/>
      <style:map style:condition="cell-content()&gt;9" style:apply-style-name="Free" style:base-cell-address="LAYERS.J14"/>
    </style:style>
    <style:style style:name="ce109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15"/>
      <style:map style:condition="cell-content()&gt;9" style:apply-style-name="Free" style:base-cell-address="LAYERS.J15"/>
    </style:style>
    <style:style style:name="ce109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16"/>
      <style:map style:condition="cell-content()&gt;9" style:apply-style-name="Free" style:base-cell-address="LAYERS.J16"/>
    </style:style>
    <style:style style:name="ce109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17"/>
      <style:map style:condition="cell-content()&gt;9" style:apply-style-name="Free" style:base-cell-address="LAYERS.J17"/>
    </style:style>
    <style:style style:name="ce109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18"/>
      <style:map style:condition="cell-content()&gt;9" style:apply-style-name="Free" style:base-cell-address="LAYERS.J18"/>
    </style:style>
    <style:style style:name="ce109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19"/>
      <style:map style:condition="cell-content()&gt;9" style:apply-style-name="Free" style:base-cell-address="LAYERS.J19"/>
    </style:style>
    <style:style style:name="ce109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20"/>
      <style:map style:condition="cell-content()&gt;9" style:apply-style-name="Free" style:base-cell-address="LAYERS.J20"/>
    </style:style>
    <style:style style:name="ce109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21"/>
      <style:map style:condition="cell-content()&gt;9" style:apply-style-name="Free" style:base-cell-address="LAYERS.J21"/>
    </style:style>
    <style:style style:name="ce110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22"/>
      <style:map style:condition="cell-content()&gt;9" style:apply-style-name="Free" style:base-cell-address="LAYERS.J22"/>
    </style:style>
    <style:style style:name="ce110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23"/>
      <style:map style:condition="cell-content()&gt;9" style:apply-style-name="Free" style:base-cell-address="LAYERS.J23"/>
    </style:style>
    <style:style style:name="ce110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24"/>
      <style:map style:condition="cell-content()&gt;9" style:apply-style-name="Free" style:base-cell-address="LAYERS.J24"/>
    </style:style>
    <style:style style:name="ce110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25"/>
      <style:map style:condition="cell-content()&gt;9" style:apply-style-name="Free" style:base-cell-address="LAYERS.J25"/>
    </style:style>
    <style:style style:name="ce110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26"/>
      <style:map style:condition="cell-content()&gt;9" style:apply-style-name="Free" style:base-cell-address="LAYERS.J26"/>
    </style:style>
    <style:style style:name="ce110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27"/>
      <style:map style:condition="cell-content()&gt;9" style:apply-style-name="Free" style:base-cell-address="LAYERS.J27"/>
    </style:style>
    <style:style style:name="ce110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28"/>
      <style:map style:condition="cell-content()&gt;9" style:apply-style-name="Free" style:base-cell-address="LAYERS.J28"/>
    </style:style>
    <style:style style:name="ce110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29"/>
      <style:map style:condition="cell-content()&gt;9" style:apply-style-name="Free" style:base-cell-address="LAYERS.J29"/>
    </style:style>
    <style:style style:name="ce110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30"/>
      <style:map style:condition="cell-content()&gt;9" style:apply-style-name="Free" style:base-cell-address="LAYERS.J30"/>
    </style:style>
    <style:style style:name="ce110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31"/>
      <style:map style:condition="cell-content()&gt;9" style:apply-style-name="Free" style:base-cell-address="LAYERS.J31"/>
    </style:style>
    <style:style style:name="ce11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32"/>
      <style:map style:condition="cell-content()&gt;9" style:apply-style-name="Free" style:base-cell-address="LAYERS.J32"/>
    </style:style>
    <style:style style:name="ce11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J33"/>
      <style:map style:condition="cell-content()&gt;9" style:apply-style-name="Free" style:base-cell-address="LAYERS.J33"/>
    </style:style>
    <style:style style:name="ce11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2"/>
      <style:map style:condition="cell-content()&gt;9" style:apply-style-name="Free" style:base-cell-address="LAYERS.K2"/>
    </style:style>
    <style:style style:name="ce11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3"/>
      <style:map style:condition="cell-content()&gt;9" style:apply-style-name="Free" style:base-cell-address="LAYERS.K3"/>
    </style:style>
    <style:style style:name="ce11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4"/>
      <style:map style:condition="cell-content()&gt;9" style:apply-style-name="Free" style:base-cell-address="LAYERS.K4"/>
    </style:style>
    <style:style style:name="ce11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5"/>
      <style:map style:condition="cell-content()&gt;9" style:apply-style-name="Free" style:base-cell-address="LAYERS.K5"/>
    </style:style>
    <style:style style:name="ce11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6"/>
      <style:map style:condition="cell-content()&gt;9" style:apply-style-name="Free" style:base-cell-address="LAYERS.K6"/>
    </style:style>
    <style:style style:name="ce11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7"/>
      <style:map style:condition="cell-content()&gt;9" style:apply-style-name="Free" style:base-cell-address="LAYERS.K7"/>
    </style:style>
    <style:style style:name="ce11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8"/>
      <style:map style:condition="cell-content()&gt;9" style:apply-style-name="Free" style:base-cell-address="LAYERS.K8"/>
    </style:style>
    <style:style style:name="ce11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9"/>
      <style:map style:condition="cell-content()&gt;9" style:apply-style-name="Free" style:base-cell-address="LAYERS.K9"/>
    </style:style>
    <style:style style:name="ce11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10"/>
      <style:map style:condition="cell-content()&gt;9" style:apply-style-name="Free" style:base-cell-address="LAYERS.K10"/>
    </style:style>
    <style:style style:name="ce11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11"/>
      <style:map style:condition="cell-content()&gt;9" style:apply-style-name="Free" style:base-cell-address="LAYERS.K11"/>
    </style:style>
    <style:style style:name="ce112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12"/>
      <style:map style:condition="cell-content()&gt;9" style:apply-style-name="Free" style:base-cell-address="LAYERS.K12"/>
    </style:style>
    <style:style style:name="ce112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13"/>
      <style:map style:condition="cell-content()&gt;9" style:apply-style-name="Free" style:base-cell-address="LAYERS.K13"/>
    </style:style>
    <style:style style:name="ce112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14"/>
      <style:map style:condition="cell-content()&gt;9" style:apply-style-name="Free" style:base-cell-address="LAYERS.K14"/>
    </style:style>
    <style:style style:name="ce11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15"/>
      <style:map style:condition="cell-content()&gt;9" style:apply-style-name="Free" style:base-cell-address="LAYERS.K15"/>
    </style:style>
    <style:style style:name="ce112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16"/>
      <style:map style:condition="cell-content()&gt;9" style:apply-style-name="Free" style:base-cell-address="LAYERS.K16"/>
    </style:style>
    <style:style style:name="ce112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17"/>
      <style:map style:condition="cell-content()&gt;9" style:apply-style-name="Free" style:base-cell-address="LAYERS.K17"/>
    </style:style>
    <style:style style:name="ce11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18"/>
      <style:map style:condition="cell-content()&gt;9" style:apply-style-name="Free" style:base-cell-address="LAYERS.K18"/>
    </style:style>
    <style:style style:name="ce11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19"/>
      <style:map style:condition="cell-content()&gt;9" style:apply-style-name="Free" style:base-cell-address="LAYERS.K19"/>
    </style:style>
    <style:style style:name="ce11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20"/>
      <style:map style:condition="cell-content()&gt;9" style:apply-style-name="Free" style:base-cell-address="LAYERS.K20"/>
    </style:style>
    <style:style style:name="ce113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21"/>
      <style:map style:condition="cell-content()&gt;9" style:apply-style-name="Free" style:base-cell-address="LAYERS.K21"/>
    </style:style>
    <style:style style:name="ce113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22"/>
      <style:map style:condition="cell-content()&gt;9" style:apply-style-name="Free" style:base-cell-address="LAYERS.K22"/>
    </style:style>
    <style:style style:name="ce11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23"/>
      <style:map style:condition="cell-content()&gt;9" style:apply-style-name="Free" style:base-cell-address="LAYERS.K23"/>
    </style:style>
    <style:style style:name="ce113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24"/>
      <style:map style:condition="cell-content()&gt;9" style:apply-style-name="Free" style:base-cell-address="LAYERS.K24"/>
    </style:style>
    <style:style style:name="ce113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25"/>
      <style:map style:condition="cell-content()&gt;9" style:apply-style-name="Free" style:base-cell-address="LAYERS.K25"/>
    </style:style>
    <style:style style:name="ce113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26"/>
      <style:map style:condition="cell-content()&gt;9" style:apply-style-name="Free" style:base-cell-address="LAYERS.K26"/>
    </style:style>
    <style:style style:name="ce113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27"/>
      <style:map style:condition="cell-content()&gt;9" style:apply-style-name="Free" style:base-cell-address="LAYERS.K27"/>
    </style:style>
    <style:style style:name="ce113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28"/>
      <style:map style:condition="cell-content()&gt;9" style:apply-style-name="Free" style:base-cell-address="LAYERS.K28"/>
    </style:style>
    <style:style style:name="ce113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29"/>
      <style:map style:condition="cell-content()&gt;9" style:apply-style-name="Free" style:base-cell-address="LAYERS.K29"/>
    </style:style>
    <style:style style:name="ce114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30"/>
      <style:map style:condition="cell-content()&gt;9" style:apply-style-name="Free" style:base-cell-address="LAYERS.K30"/>
    </style:style>
    <style:style style:name="ce114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31"/>
      <style:map style:condition="cell-content()&gt;9" style:apply-style-name="Free" style:base-cell-address="LAYERS.K31"/>
    </style:style>
    <style:style style:name="ce114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32"/>
      <style:map style:condition="cell-content()&gt;9" style:apply-style-name="Free" style:base-cell-address="LAYERS.K32"/>
    </style:style>
    <style:style style:name="ce114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K33"/>
      <style:map style:condition="cell-content()&gt;9" style:apply-style-name="Free" style:base-cell-address="LAYERS.K33"/>
    </style:style>
    <style:style style:name="ce114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2"/>
      <style:map style:condition="cell-content()&gt;9" style:apply-style-name="Free" style:base-cell-address="LAYERS.L2"/>
    </style:style>
    <style:style style:name="ce114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3"/>
      <style:map style:condition="cell-content()&gt;9" style:apply-style-name="Free" style:base-cell-address="LAYERS.L3"/>
    </style:style>
    <style:style style:name="ce114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4"/>
      <style:map style:condition="cell-content()&gt;9" style:apply-style-name="Free" style:base-cell-address="LAYERS.L4"/>
    </style:style>
    <style:style style:name="ce114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5"/>
      <style:map style:condition="cell-content()&gt;9" style:apply-style-name="Free" style:base-cell-address="LAYERS.L5"/>
    </style:style>
    <style:style style:name="ce114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6"/>
      <style:map style:condition="cell-content()&gt;9" style:apply-style-name="Free" style:base-cell-address="LAYERS.L6"/>
    </style:style>
    <style:style style:name="ce11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7"/>
      <style:map style:condition="cell-content()&gt;9" style:apply-style-name="Free" style:base-cell-address="LAYERS.L7"/>
    </style:style>
    <style:style style:name="ce115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8"/>
      <style:map style:condition="cell-content()&gt;9" style:apply-style-name="Free" style:base-cell-address="LAYERS.L8"/>
    </style:style>
    <style:style style:name="ce1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9"/>
      <style:map style:condition="cell-content()&gt;9" style:apply-style-name="Free" style:base-cell-address="LAYERS.L9"/>
    </style:style>
    <style:style style:name="ce1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10"/>
      <style:map style:condition="cell-content()&gt;9" style:apply-style-name="Free" style:base-cell-address="LAYERS.L10"/>
    </style:style>
    <style:style style:name="ce115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11"/>
      <style:map style:condition="cell-content()&gt;9" style:apply-style-name="Free" style:base-cell-address="LAYERS.L11"/>
    </style:style>
    <style:style style:name="ce11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12"/>
      <style:map style:condition="cell-content()&gt;9" style:apply-style-name="Free" style:base-cell-address="LAYERS.L12"/>
    </style:style>
    <style:style style:name="ce11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13"/>
      <style:map style:condition="cell-content()&gt;9" style:apply-style-name="Free" style:base-cell-address="LAYERS.L13"/>
    </style:style>
    <style:style style:name="ce11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14"/>
      <style:map style:condition="cell-content()&gt;9" style:apply-style-name="Free" style:base-cell-address="LAYERS.L14"/>
    </style:style>
    <style:style style:name="ce11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15"/>
      <style:map style:condition="cell-content()&gt;9" style:apply-style-name="Free" style:base-cell-address="LAYERS.L15"/>
    </style:style>
    <style:style style:name="ce11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16"/>
      <style:map style:condition="cell-content()&gt;9" style:apply-style-name="Free" style:base-cell-address="LAYERS.L16"/>
    </style:style>
    <style:style style:name="ce115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17"/>
      <style:map style:condition="cell-content()&gt;9" style:apply-style-name="Free" style:base-cell-address="LAYERS.L17"/>
    </style:style>
    <style:style style:name="ce11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18"/>
      <style:map style:condition="cell-content()&gt;9" style:apply-style-name="Free" style:base-cell-address="LAYERS.L18"/>
    </style:style>
    <style:style style:name="ce11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19"/>
      <style:map style:condition="cell-content()&gt;9" style:apply-style-name="Free" style:base-cell-address="LAYERS.L19"/>
    </style:style>
    <style:style style:name="ce116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20"/>
      <style:map style:condition="cell-content()&gt;9" style:apply-style-name="Free" style:base-cell-address="LAYERS.L20"/>
    </style:style>
    <style:style style:name="ce11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21"/>
      <style:map style:condition="cell-content()&gt;9" style:apply-style-name="Free" style:base-cell-address="LAYERS.L21"/>
    </style:style>
    <style:style style:name="ce11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22"/>
      <style:map style:condition="cell-content()&gt;9" style:apply-style-name="Free" style:base-cell-address="LAYERS.L22"/>
    </style:style>
    <style:style style:name="ce11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23"/>
      <style:map style:condition="cell-content()&gt;9" style:apply-style-name="Free" style:base-cell-address="LAYERS.L23"/>
    </style:style>
    <style:style style:name="ce116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24"/>
      <style:map style:condition="cell-content()&gt;9" style:apply-style-name="Free" style:base-cell-address="LAYERS.L24"/>
    </style:style>
    <style:style style:name="ce116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25"/>
      <style:map style:condition="cell-content()&gt;9" style:apply-style-name="Free" style:base-cell-address="LAYERS.L25"/>
    </style:style>
    <style:style style:name="ce116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26"/>
      <style:map style:condition="cell-content()&gt;9" style:apply-style-name="Free" style:base-cell-address="LAYERS.L26"/>
    </style:style>
    <style:style style:name="ce116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27"/>
      <style:map style:condition="cell-content()&gt;9" style:apply-style-name="Free" style:base-cell-address="LAYERS.L27"/>
    </style:style>
    <style:style style:name="ce117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28"/>
      <style:map style:condition="cell-content()&gt;9" style:apply-style-name="Free" style:base-cell-address="LAYERS.L28"/>
    </style:style>
    <style:style style:name="ce117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29"/>
      <style:map style:condition="cell-content()&gt;9" style:apply-style-name="Free" style:base-cell-address="LAYERS.L29"/>
    </style:style>
    <style:style style:name="ce117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30"/>
      <style:map style:condition="cell-content()&gt;9" style:apply-style-name="Free" style:base-cell-address="LAYERS.L30"/>
    </style:style>
    <style:style style:name="ce117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31"/>
      <style:map style:condition="cell-content()&gt;9" style:apply-style-name="Free" style:base-cell-address="LAYERS.L31"/>
    </style:style>
    <style:style style:name="ce117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32"/>
      <style:map style:condition="cell-content()&gt;9" style:apply-style-name="Free" style:base-cell-address="LAYERS.L32"/>
    </style:style>
    <style:style style:name="ce11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L33"/>
      <style:map style:condition="cell-content()&gt;9" style:apply-style-name="Free" style:base-cell-address="LAYERS.L33"/>
    </style:style>
    <style:style style:name="ce11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2"/>
      <style:map style:condition="cell-content()&gt;9" style:apply-style-name="Free" style:base-cell-address="LAYERS.M2"/>
    </style:style>
    <style:style style:name="ce117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3"/>
      <style:map style:condition="cell-content()&gt;9" style:apply-style-name="Free" style:base-cell-address="LAYERS.M3"/>
    </style:style>
    <style:style style:name="ce117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4"/>
      <style:map style:condition="cell-content()&gt;9" style:apply-style-name="Free" style:base-cell-address="LAYERS.M4"/>
    </style:style>
    <style:style style:name="ce117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5"/>
      <style:map style:condition="cell-content()&gt;9" style:apply-style-name="Free" style:base-cell-address="LAYERS.M5"/>
    </style:style>
    <style:style style:name="ce118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6"/>
      <style:map style:condition="cell-content()&gt;9" style:apply-style-name="Free" style:base-cell-address="LAYERS.M6"/>
    </style:style>
    <style:style style:name="ce11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7"/>
      <style:map style:condition="cell-content()&gt;9" style:apply-style-name="Free" style:base-cell-address="LAYERS.M7"/>
    </style:style>
    <style:style style:name="ce118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8"/>
      <style:map style:condition="cell-content()&gt;9" style:apply-style-name="Free" style:base-cell-address="LAYERS.M8"/>
    </style:style>
    <style:style style:name="ce118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9"/>
      <style:map style:condition="cell-content()&gt;9" style:apply-style-name="Free" style:base-cell-address="LAYERS.M9"/>
    </style:style>
    <style:style style:name="ce118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10"/>
      <style:map style:condition="cell-content()&gt;9" style:apply-style-name="Free" style:base-cell-address="LAYERS.M10"/>
    </style:style>
    <style:style style:name="ce11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11"/>
      <style:map style:condition="cell-content()&gt;9" style:apply-style-name="Free" style:base-cell-address="LAYERS.M11"/>
    </style:style>
    <style:style style:name="ce118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12"/>
      <style:map style:condition="cell-content()&gt;9" style:apply-style-name="Free" style:base-cell-address="LAYERS.M12"/>
    </style:style>
    <style:style style:name="ce118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13"/>
      <style:map style:condition="cell-content()&gt;9" style:apply-style-name="Free" style:base-cell-address="LAYERS.M13"/>
    </style:style>
    <style:style style:name="ce11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14"/>
      <style:map style:condition="cell-content()&gt;9" style:apply-style-name="Free" style:base-cell-address="LAYERS.M14"/>
    </style:style>
    <style:style style:name="ce11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15"/>
      <style:map style:condition="cell-content()&gt;9" style:apply-style-name="Free" style:base-cell-address="LAYERS.M15"/>
    </style:style>
    <style:style style:name="ce119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16"/>
      <style:map style:condition="cell-content()&gt;9" style:apply-style-name="Free" style:base-cell-address="LAYERS.M16"/>
    </style:style>
    <style:style style:name="ce119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17"/>
      <style:map style:condition="cell-content()&gt;9" style:apply-style-name="Free" style:base-cell-address="LAYERS.M17"/>
    </style:style>
    <style:style style:name="ce119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18"/>
      <style:map style:condition="cell-content()&gt;9" style:apply-style-name="Free" style:base-cell-address="LAYERS.M18"/>
    </style:style>
    <style:style style:name="ce119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19"/>
      <style:map style:condition="cell-content()&gt;9" style:apply-style-name="Free" style:base-cell-address="LAYERS.M19"/>
    </style:style>
    <style:style style:name="ce119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20"/>
      <style:map style:condition="cell-content()&gt;9" style:apply-style-name="Free" style:base-cell-address="LAYERS.M20"/>
    </style:style>
    <style:style style:name="ce119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21"/>
      <style:map style:condition="cell-content()&gt;9" style:apply-style-name="Free" style:base-cell-address="LAYERS.M21"/>
    </style:style>
    <style:style style:name="ce119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22"/>
      <style:map style:condition="cell-content()&gt;9" style:apply-style-name="Free" style:base-cell-address="LAYERS.M22"/>
    </style:style>
    <style:style style:name="ce119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23"/>
      <style:map style:condition="cell-content()&gt;9" style:apply-style-name="Free" style:base-cell-address="LAYERS.M23"/>
    </style:style>
    <style:style style:name="ce119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24"/>
      <style:map style:condition="cell-content()&gt;9" style:apply-style-name="Free" style:base-cell-address="LAYERS.M24"/>
    </style:style>
    <style:style style:name="ce119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25"/>
      <style:map style:condition="cell-content()&gt;9" style:apply-style-name="Free" style:base-cell-address="LAYERS.M25"/>
    </style:style>
    <style:style style:name="ce120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26"/>
      <style:map style:condition="cell-content()&gt;9" style:apply-style-name="Free" style:base-cell-address="LAYERS.M26"/>
    </style:style>
    <style:style style:name="ce120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27"/>
      <style:map style:condition="cell-content()&gt;9" style:apply-style-name="Free" style:base-cell-address="LAYERS.M27"/>
    </style:style>
    <style:style style:name="ce120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28"/>
      <style:map style:condition="cell-content()&gt;9" style:apply-style-name="Free" style:base-cell-address="LAYERS.M28"/>
    </style:style>
    <style:style style:name="ce120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29"/>
      <style:map style:condition="cell-content()&gt;9" style:apply-style-name="Free" style:base-cell-address="LAYERS.M29"/>
    </style:style>
    <style:style style:name="ce120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30"/>
      <style:map style:condition="cell-content()&gt;9" style:apply-style-name="Free" style:base-cell-address="LAYERS.M30"/>
    </style:style>
    <style:style style:name="ce120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31"/>
      <style:map style:condition="cell-content()&gt;9" style:apply-style-name="Free" style:base-cell-address="LAYERS.M31"/>
    </style:style>
    <style:style style:name="ce120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32"/>
      <style:map style:condition="cell-content()&gt;9" style:apply-style-name="Free" style:base-cell-address="LAYERS.M32"/>
    </style:style>
    <style:style style:name="ce120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M33"/>
      <style:map style:condition="cell-content()&gt;9" style:apply-style-name="Free" style:base-cell-address="LAYERS.M33"/>
    </style:style>
    <style:style style:name="ce120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2"/>
      <style:map style:condition="cell-content()&gt;9" style:apply-style-name="Free" style:base-cell-address="LAYERS.N2"/>
    </style:style>
    <style:style style:name="ce120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3"/>
      <style:map style:condition="cell-content()&gt;9" style:apply-style-name="Free" style:base-cell-address="LAYERS.N3"/>
    </style:style>
    <style:style style:name="ce12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4"/>
      <style:map style:condition="cell-content()&gt;9" style:apply-style-name="Free" style:base-cell-address="LAYERS.N4"/>
    </style:style>
    <style:style style:name="ce12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5"/>
      <style:map style:condition="cell-content()&gt;9" style:apply-style-name="Free" style:base-cell-address="LAYERS.N5"/>
    </style:style>
    <style:style style:name="ce12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6"/>
      <style:map style:condition="cell-content()&gt;9" style:apply-style-name="Free" style:base-cell-address="LAYERS.N6"/>
    </style:style>
    <style:style style:name="ce12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7"/>
      <style:map style:condition="cell-content()&gt;9" style:apply-style-name="Free" style:base-cell-address="LAYERS.N7"/>
    </style:style>
    <style:style style:name="ce12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8"/>
      <style:map style:condition="cell-content()&gt;9" style:apply-style-name="Free" style:base-cell-address="LAYERS.N8"/>
    </style:style>
    <style:style style:name="ce12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9"/>
      <style:map style:condition="cell-content()&gt;9" style:apply-style-name="Free" style:base-cell-address="LAYERS.N9"/>
    </style:style>
    <style:style style:name="ce12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10"/>
      <style:map style:condition="cell-content()&gt;9" style:apply-style-name="Free" style:base-cell-address="LAYERS.N10"/>
    </style:style>
    <style:style style:name="ce12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11"/>
      <style:map style:condition="cell-content()&gt;9" style:apply-style-name="Free" style:base-cell-address="LAYERS.N11"/>
    </style:style>
    <style:style style:name="ce12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12"/>
      <style:map style:condition="cell-content()&gt;9" style:apply-style-name="Free" style:base-cell-address="LAYERS.N12"/>
    </style:style>
    <style:style style:name="ce12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13"/>
      <style:map style:condition="cell-content()&gt;9" style:apply-style-name="Free" style:base-cell-address="LAYERS.N13"/>
    </style:style>
    <style:style style:name="ce12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14"/>
      <style:map style:condition="cell-content()&gt;9" style:apply-style-name="Free" style:base-cell-address="LAYERS.N14"/>
    </style:style>
    <style:style style:name="ce12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15"/>
      <style:map style:condition="cell-content()&gt;9" style:apply-style-name="Free" style:base-cell-address="LAYERS.N15"/>
    </style:style>
    <style:style style:name="ce122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16"/>
      <style:map style:condition="cell-content()&gt;9" style:apply-style-name="Free" style:base-cell-address="LAYERS.N16"/>
    </style:style>
    <style:style style:name="ce122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17"/>
      <style:map style:condition="cell-content()&gt;9" style:apply-style-name="Free" style:base-cell-address="LAYERS.N17"/>
    </style:style>
    <style:style style:name="ce122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18"/>
      <style:map style:condition="cell-content()&gt;9" style:apply-style-name="Free" style:base-cell-address="LAYERS.N18"/>
    </style:style>
    <style:style style:name="ce12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19"/>
      <style:map style:condition="cell-content()&gt;9" style:apply-style-name="Free" style:base-cell-address="LAYERS.N19"/>
    </style:style>
    <style:style style:name="ce122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20"/>
      <style:map style:condition="cell-content()&gt;9" style:apply-style-name="Free" style:base-cell-address="LAYERS.N20"/>
    </style:style>
    <style:style style:name="ce122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21"/>
      <style:map style:condition="cell-content()&gt;9" style:apply-style-name="Free" style:base-cell-address="LAYERS.N21"/>
    </style:style>
    <style:style style:name="ce12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22"/>
      <style:map style:condition="cell-content()&gt;9" style:apply-style-name="Free" style:base-cell-address="LAYERS.N22"/>
    </style:style>
    <style:style style:name="ce12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23"/>
      <style:map style:condition="cell-content()&gt;9" style:apply-style-name="Free" style:base-cell-address="LAYERS.N23"/>
    </style:style>
    <style:style style:name="ce12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24"/>
      <style:map style:condition="cell-content()&gt;9" style:apply-style-name="Free" style:base-cell-address="LAYERS.N24"/>
    </style:style>
    <style:style style:name="ce123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25"/>
      <style:map style:condition="cell-content()&gt;9" style:apply-style-name="Free" style:base-cell-address="LAYERS.N25"/>
    </style:style>
    <style:style style:name="ce123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26"/>
      <style:map style:condition="cell-content()&gt;9" style:apply-style-name="Free" style:base-cell-address="LAYERS.N26"/>
    </style:style>
    <style:style style:name="ce12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27"/>
      <style:map style:condition="cell-content()&gt;9" style:apply-style-name="Free" style:base-cell-address="LAYERS.N27"/>
    </style:style>
    <style:style style:name="ce123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28"/>
      <style:map style:condition="cell-content()&gt;9" style:apply-style-name="Free" style:base-cell-address="LAYERS.N28"/>
    </style:style>
    <style:style style:name="ce123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29"/>
      <style:map style:condition="cell-content()&gt;9" style:apply-style-name="Free" style:base-cell-address="LAYERS.N29"/>
    </style:style>
    <style:style style:name="ce123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30"/>
      <style:map style:condition="cell-content()&gt;9" style:apply-style-name="Free" style:base-cell-address="LAYERS.N30"/>
    </style:style>
    <style:style style:name="ce123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31"/>
      <style:map style:condition="cell-content()&gt;9" style:apply-style-name="Free" style:base-cell-address="LAYERS.N31"/>
    </style:style>
    <style:style style:name="ce123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32"/>
      <style:map style:condition="cell-content()&gt;9" style:apply-style-name="Free" style:base-cell-address="LAYERS.N32"/>
    </style:style>
    <style:style style:name="ce123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N33"/>
      <style:map style:condition="cell-content()&gt;9" style:apply-style-name="Free" style:base-cell-address="LAYERS.N33"/>
    </style:style>
    <style:style style:name="ce124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2"/>
      <style:map style:condition="cell-content()&gt;9" style:apply-style-name="Free" style:base-cell-address="LAYERS.O2"/>
    </style:style>
    <style:style style:name="ce124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3"/>
      <style:map style:condition="cell-content()&gt;9" style:apply-style-name="Free" style:base-cell-address="LAYERS.O3"/>
    </style:style>
    <style:style style:name="ce124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4"/>
      <style:map style:condition="cell-content()&gt;9" style:apply-style-name="Free" style:base-cell-address="LAYERS.O4"/>
    </style:style>
    <style:style style:name="ce124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5"/>
      <style:map style:condition="cell-content()&gt;9" style:apply-style-name="Free" style:base-cell-address="LAYERS.O5"/>
    </style:style>
    <style:style style:name="ce124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6"/>
      <style:map style:condition="cell-content()&gt;9" style:apply-style-name="Free" style:base-cell-address="LAYERS.O6"/>
    </style:style>
    <style:style style:name="ce124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7"/>
      <style:map style:condition="cell-content()&gt;9" style:apply-style-name="Free" style:base-cell-address="LAYERS.O7"/>
    </style:style>
    <style:style style:name="ce124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8"/>
      <style:map style:condition="cell-content()&gt;9" style:apply-style-name="Free" style:base-cell-address="LAYERS.O8"/>
    </style:style>
    <style:style style:name="ce124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9"/>
      <style:map style:condition="cell-content()&gt;9" style:apply-style-name="Free" style:base-cell-address="LAYERS.O9"/>
    </style:style>
    <style:style style:name="ce124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10"/>
      <style:map style:condition="cell-content()&gt;9" style:apply-style-name="Free" style:base-cell-address="LAYERS.O10"/>
    </style:style>
    <style:style style:name="ce12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11"/>
      <style:map style:condition="cell-content()&gt;9" style:apply-style-name="Free" style:base-cell-address="LAYERS.O11"/>
    </style:style>
    <style:style style:name="ce125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12"/>
      <style:map style:condition="cell-content()&gt;9" style:apply-style-name="Free" style:base-cell-address="LAYERS.O12"/>
    </style:style>
    <style:style style:name="ce12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13"/>
      <style:map style:condition="cell-content()&gt;9" style:apply-style-name="Free" style:base-cell-address="LAYERS.O13"/>
    </style:style>
    <style:style style:name="ce12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14"/>
      <style:map style:condition="cell-content()&gt;9" style:apply-style-name="Free" style:base-cell-address="LAYERS.O14"/>
    </style:style>
    <style:style style:name="ce125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15"/>
      <style:map style:condition="cell-content()&gt;9" style:apply-style-name="Free" style:base-cell-address="LAYERS.O15"/>
    </style:style>
    <style:style style:name="ce12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16"/>
      <style:map style:condition="cell-content()&gt;9" style:apply-style-name="Free" style:base-cell-address="LAYERS.O16"/>
    </style:style>
    <style:style style:name="ce12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17"/>
      <style:map style:condition="cell-content()&gt;9" style:apply-style-name="Free" style:base-cell-address="LAYERS.O17"/>
    </style:style>
    <style:style style:name="ce12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18"/>
      <style:map style:condition="cell-content()&gt;9" style:apply-style-name="Free" style:base-cell-address="LAYERS.O18"/>
    </style:style>
    <style:style style:name="ce12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19"/>
      <style:map style:condition="cell-content()&gt;9" style:apply-style-name="Free" style:base-cell-address="LAYERS.O19"/>
    </style:style>
    <style:style style:name="ce12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20"/>
      <style:map style:condition="cell-content()&gt;9" style:apply-style-name="Free" style:base-cell-address="LAYERS.O20"/>
    </style:style>
    <style:style style:name="ce125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21"/>
      <style:map style:condition="cell-content()&gt;9" style:apply-style-name="Free" style:base-cell-address="LAYERS.O21"/>
    </style:style>
    <style:style style:name="ce12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22"/>
      <style:map style:condition="cell-content()&gt;9" style:apply-style-name="Free" style:base-cell-address="LAYERS.O22"/>
    </style:style>
    <style:style style:name="ce12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23"/>
      <style:map style:condition="cell-content()&gt;9" style:apply-style-name="Free" style:base-cell-address="LAYERS.O23"/>
    </style:style>
    <style:style style:name="ce126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24"/>
      <style:map style:condition="cell-content()&gt;9" style:apply-style-name="Free" style:base-cell-address="LAYERS.O24"/>
    </style:style>
    <style:style style:name="ce12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25"/>
      <style:map style:condition="cell-content()&gt;9" style:apply-style-name="Free" style:base-cell-address="LAYERS.O25"/>
    </style:style>
    <style:style style:name="ce12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26"/>
      <style:map style:condition="cell-content()&gt;9" style:apply-style-name="Free" style:base-cell-address="LAYERS.O26"/>
    </style:style>
    <style:style style:name="ce12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27"/>
      <style:map style:condition="cell-content()&gt;9" style:apply-style-name="Free" style:base-cell-address="LAYERS.O27"/>
    </style:style>
    <style:style style:name="ce126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28"/>
      <style:map style:condition="cell-content()&gt;9" style:apply-style-name="Free" style:base-cell-address="LAYERS.O28"/>
    </style:style>
    <style:style style:name="ce126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29"/>
      <style:map style:condition="cell-content()&gt;9" style:apply-style-name="Free" style:base-cell-address="LAYERS.O29"/>
    </style:style>
    <style:style style:name="ce126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30"/>
      <style:map style:condition="cell-content()&gt;9" style:apply-style-name="Free" style:base-cell-address="LAYERS.O30"/>
    </style:style>
    <style:style style:name="ce126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31"/>
      <style:map style:condition="cell-content()&gt;9" style:apply-style-name="Free" style:base-cell-address="LAYERS.O31"/>
    </style:style>
    <style:style style:name="ce127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32"/>
      <style:map style:condition="cell-content()&gt;9" style:apply-style-name="Free" style:base-cell-address="LAYERS.O32"/>
    </style:style>
    <style:style style:name="ce127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O33"/>
      <style:map style:condition="cell-content()&gt;9" style:apply-style-name="Free" style:base-cell-address="LAYERS.O33"/>
    </style:style>
    <style:style style:name="ce127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2"/>
      <style:map style:condition="cell-content()&gt;9" style:apply-style-name="Free" style:base-cell-address="LAYERS.P2"/>
    </style:style>
    <style:style style:name="ce127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3"/>
      <style:map style:condition="cell-content()&gt;9" style:apply-style-name="Free" style:base-cell-address="LAYERS.P3"/>
    </style:style>
    <style:style style:name="ce127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4"/>
      <style:map style:condition="cell-content()&gt;9" style:apply-style-name="Free" style:base-cell-address="LAYERS.P4"/>
    </style:style>
    <style:style style:name="ce12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5"/>
      <style:map style:condition="cell-content()&gt;9" style:apply-style-name="Free" style:base-cell-address="LAYERS.P5"/>
    </style:style>
    <style:style style:name="ce12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6"/>
      <style:map style:condition="cell-content()&gt;9" style:apply-style-name="Free" style:base-cell-address="LAYERS.P6"/>
    </style:style>
    <style:style style:name="ce127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7"/>
      <style:map style:condition="cell-content()&gt;9" style:apply-style-name="Free" style:base-cell-address="LAYERS.P7"/>
    </style:style>
    <style:style style:name="ce127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8"/>
      <style:map style:condition="cell-content()&gt;9" style:apply-style-name="Free" style:base-cell-address="LAYERS.P8"/>
    </style:style>
    <style:style style:name="ce127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9"/>
      <style:map style:condition="cell-content()&gt;9" style:apply-style-name="Free" style:base-cell-address="LAYERS.P9"/>
    </style:style>
    <style:style style:name="ce128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10"/>
      <style:map style:condition="cell-content()&gt;9" style:apply-style-name="Free" style:base-cell-address="LAYERS.P10"/>
    </style:style>
    <style:style style:name="ce12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11"/>
      <style:map style:condition="cell-content()&gt;9" style:apply-style-name="Free" style:base-cell-address="LAYERS.P11"/>
    </style:style>
    <style:style style:name="ce128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12"/>
      <style:map style:condition="cell-content()&gt;9" style:apply-style-name="Free" style:base-cell-address="LAYERS.P12"/>
    </style:style>
    <style:style style:name="ce128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13"/>
      <style:map style:condition="cell-content()&gt;9" style:apply-style-name="Free" style:base-cell-address="LAYERS.P13"/>
    </style:style>
    <style:style style:name="ce128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14"/>
      <style:map style:condition="cell-content()&gt;9" style:apply-style-name="Free" style:base-cell-address="LAYERS.P14"/>
    </style:style>
    <style:style style:name="ce12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15"/>
      <style:map style:condition="cell-content()&gt;9" style:apply-style-name="Free" style:base-cell-address="LAYERS.P15"/>
    </style:style>
    <style:style style:name="ce128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16"/>
      <style:map style:condition="cell-content()&gt;9" style:apply-style-name="Free" style:base-cell-address="LAYERS.P16"/>
    </style:style>
    <style:style style:name="ce128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17"/>
      <style:map style:condition="cell-content()&gt;9" style:apply-style-name="Free" style:base-cell-address="LAYERS.P17"/>
    </style:style>
    <style:style style:name="ce12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18"/>
      <style:map style:condition="cell-content()&gt;9" style:apply-style-name="Free" style:base-cell-address="LAYERS.P18"/>
    </style:style>
    <style:style style:name="ce12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19"/>
      <style:map style:condition="cell-content()&gt;9" style:apply-style-name="Free" style:base-cell-address="LAYERS.P19"/>
    </style:style>
    <style:style style:name="ce129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20"/>
      <style:map style:condition="cell-content()&gt;9" style:apply-style-name="Free" style:base-cell-address="LAYERS.P20"/>
    </style:style>
    <style:style style:name="ce129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21"/>
      <style:map style:condition="cell-content()&gt;9" style:apply-style-name="Free" style:base-cell-address="LAYERS.P21"/>
    </style:style>
    <style:style style:name="ce129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22"/>
      <style:map style:condition="cell-content()&gt;9" style:apply-style-name="Free" style:base-cell-address="LAYERS.P22"/>
    </style:style>
    <style:style style:name="ce129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23"/>
      <style:map style:condition="cell-content()&gt;9" style:apply-style-name="Free" style:base-cell-address="LAYERS.P23"/>
    </style:style>
    <style:style style:name="ce129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24"/>
      <style:map style:condition="cell-content()&gt;9" style:apply-style-name="Free" style:base-cell-address="LAYERS.P24"/>
    </style:style>
    <style:style style:name="ce129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25"/>
      <style:map style:condition="cell-content()&gt;9" style:apply-style-name="Free" style:base-cell-address="LAYERS.P25"/>
    </style:style>
    <style:style style:name="ce129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26"/>
      <style:map style:condition="cell-content()&gt;9" style:apply-style-name="Free" style:base-cell-address="LAYERS.P26"/>
    </style:style>
    <style:style style:name="ce129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27"/>
      <style:map style:condition="cell-content()&gt;9" style:apply-style-name="Free" style:base-cell-address="LAYERS.P27"/>
    </style:style>
    <style:style style:name="ce129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28"/>
      <style:map style:condition="cell-content()&gt;9" style:apply-style-name="Free" style:base-cell-address="LAYERS.P28"/>
    </style:style>
    <style:style style:name="ce129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29"/>
      <style:map style:condition="cell-content()&gt;9" style:apply-style-name="Free" style:base-cell-address="LAYERS.P29"/>
    </style:style>
    <style:style style:name="ce130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30"/>
      <style:map style:condition="cell-content()&gt;9" style:apply-style-name="Free" style:base-cell-address="LAYERS.P30"/>
    </style:style>
    <style:style style:name="ce130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31"/>
      <style:map style:condition="cell-content()&gt;9" style:apply-style-name="Free" style:base-cell-address="LAYERS.P31"/>
    </style:style>
    <style:style style:name="ce130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32"/>
      <style:map style:condition="cell-content()&gt;9" style:apply-style-name="Free" style:base-cell-address="LAYERS.P32"/>
    </style:style>
    <style:style style:name="ce130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P33"/>
      <style:map style:condition="cell-content()&gt;9" style:apply-style-name="Free" style:base-cell-address="LAYERS.P33"/>
    </style:style>
    <style:style style:name="ce130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2"/>
      <style:map style:condition="cell-content()&gt;9" style:apply-style-name="Free" style:base-cell-address="LAYERS.Q2"/>
    </style:style>
    <style:style style:name="ce130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3"/>
      <style:map style:condition="cell-content()&gt;9" style:apply-style-name="Free" style:base-cell-address="LAYERS.Q3"/>
    </style:style>
    <style:style style:name="ce130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4"/>
      <style:map style:condition="cell-content()&gt;9" style:apply-style-name="Free" style:base-cell-address="LAYERS.Q4"/>
    </style:style>
    <style:style style:name="ce130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5"/>
      <style:map style:condition="cell-content()&gt;9" style:apply-style-name="Free" style:base-cell-address="LAYERS.Q5"/>
    </style:style>
    <style:style style:name="ce130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6"/>
      <style:map style:condition="cell-content()&gt;9" style:apply-style-name="Free" style:base-cell-address="LAYERS.Q6"/>
    </style:style>
    <style:style style:name="ce130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7"/>
      <style:map style:condition="cell-content()&gt;9" style:apply-style-name="Free" style:base-cell-address="LAYERS.Q7"/>
    </style:style>
    <style:style style:name="ce13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8"/>
      <style:map style:condition="cell-content()&gt;9" style:apply-style-name="Free" style:base-cell-address="LAYERS.Q8"/>
    </style:style>
    <style:style style:name="ce13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9"/>
      <style:map style:condition="cell-content()&gt;9" style:apply-style-name="Free" style:base-cell-address="LAYERS.Q9"/>
    </style:style>
    <style:style style:name="ce13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10"/>
      <style:map style:condition="cell-content()&gt;9" style:apply-style-name="Free" style:base-cell-address="LAYERS.Q10"/>
    </style:style>
    <style:style style:name="ce13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11"/>
      <style:map style:condition="cell-content()&gt;9" style:apply-style-name="Free" style:base-cell-address="LAYERS.Q11"/>
    </style:style>
    <style:style style:name="ce13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12"/>
      <style:map style:condition="cell-content()&gt;9" style:apply-style-name="Free" style:base-cell-address="LAYERS.Q12"/>
    </style:style>
    <style:style style:name="ce13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13"/>
      <style:map style:condition="cell-content()&gt;9" style:apply-style-name="Free" style:base-cell-address="LAYERS.Q13"/>
    </style:style>
    <style:style style:name="ce13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14"/>
      <style:map style:condition="cell-content()&gt;9" style:apply-style-name="Free" style:base-cell-address="LAYERS.Q14"/>
    </style:style>
    <style:style style:name="ce13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15"/>
      <style:map style:condition="cell-content()&gt;9" style:apply-style-name="Free" style:base-cell-address="LAYERS.Q15"/>
    </style:style>
    <style:style style:name="ce13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16"/>
      <style:map style:condition="cell-content()&gt;9" style:apply-style-name="Free" style:base-cell-address="LAYERS.Q16"/>
    </style:style>
    <style:style style:name="ce13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17"/>
      <style:map style:condition="cell-content()&gt;9" style:apply-style-name="Free" style:base-cell-address="LAYERS.Q17"/>
    </style:style>
    <style:style style:name="ce13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18"/>
      <style:map style:condition="cell-content()&gt;9" style:apply-style-name="Free" style:base-cell-address="LAYERS.Q18"/>
    </style:style>
    <style:style style:name="ce13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19"/>
      <style:map style:condition="cell-content()&gt;9" style:apply-style-name="Free" style:base-cell-address="LAYERS.Q19"/>
    </style:style>
    <style:style style:name="ce132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20"/>
      <style:map style:condition="cell-content()&gt;9" style:apply-style-name="Free" style:base-cell-address="LAYERS.Q20"/>
    </style:style>
    <style:style style:name="ce132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21"/>
      <style:map style:condition="cell-content()&gt;9" style:apply-style-name="Free" style:base-cell-address="LAYERS.Q21"/>
    </style:style>
    <style:style style:name="ce132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22"/>
      <style:map style:condition="cell-content()&gt;9" style:apply-style-name="Free" style:base-cell-address="LAYERS.Q22"/>
    </style:style>
    <style:style style:name="ce13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23"/>
      <style:map style:condition="cell-content()&gt;9" style:apply-style-name="Free" style:base-cell-address="LAYERS.Q23"/>
    </style:style>
    <style:style style:name="ce132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24"/>
      <style:map style:condition="cell-content()&gt;9" style:apply-style-name="Free" style:base-cell-address="LAYERS.Q24"/>
    </style:style>
    <style:style style:name="ce132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25"/>
      <style:map style:condition="cell-content()&gt;9" style:apply-style-name="Free" style:base-cell-address="LAYERS.Q25"/>
    </style:style>
    <style:style style:name="ce13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26"/>
      <style:map style:condition="cell-content()&gt;9" style:apply-style-name="Free" style:base-cell-address="LAYERS.Q26"/>
    </style:style>
    <style:style style:name="ce13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27"/>
      <style:map style:condition="cell-content()&gt;9" style:apply-style-name="Free" style:base-cell-address="LAYERS.Q27"/>
    </style:style>
    <style:style style:name="ce13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28"/>
      <style:map style:condition="cell-content()&gt;9" style:apply-style-name="Free" style:base-cell-address="LAYERS.Q28"/>
    </style:style>
    <style:style style:name="ce133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29"/>
      <style:map style:condition="cell-content()&gt;9" style:apply-style-name="Free" style:base-cell-address="LAYERS.Q29"/>
    </style:style>
    <style:style style:name="ce133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30"/>
      <style:map style:condition="cell-content()&gt;9" style:apply-style-name="Free" style:base-cell-address="LAYERS.Q30"/>
    </style:style>
    <style:style style:name="ce13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31"/>
      <style:map style:condition="cell-content()&gt;9" style:apply-style-name="Free" style:base-cell-address="LAYERS.Q31"/>
    </style:style>
    <style:style style:name="ce133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32"/>
      <style:map style:condition="cell-content()&gt;9" style:apply-style-name="Free" style:base-cell-address="LAYERS.Q32"/>
    </style:style>
    <style:style style:name="ce133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Q33"/>
      <style:map style:condition="cell-content()&gt;9" style:apply-style-name="Free" style:base-cell-address="LAYERS.Q33"/>
    </style:style>
    <style:style style:name="ce133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2"/>
      <style:map style:condition="cell-content()&gt;9" style:apply-style-name="Free" style:base-cell-address="LAYERS.R2"/>
    </style:style>
    <style:style style:name="ce133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3"/>
      <style:map style:condition="cell-content()&gt;9" style:apply-style-name="Free" style:base-cell-address="LAYERS.R3"/>
    </style:style>
    <style:style style:name="ce133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4"/>
      <style:map style:condition="cell-content()&gt;9" style:apply-style-name="Free" style:base-cell-address="LAYERS.R4"/>
    </style:style>
    <style:style style:name="ce133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5"/>
      <style:map style:condition="cell-content()&gt;9" style:apply-style-name="Free" style:base-cell-address="LAYERS.R5"/>
    </style:style>
    <style:style style:name="ce134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6"/>
      <style:map style:condition="cell-content()&gt;9" style:apply-style-name="Free" style:base-cell-address="LAYERS.R6"/>
    </style:style>
    <style:style style:name="ce134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7"/>
      <style:map style:condition="cell-content()&gt;9" style:apply-style-name="Free" style:base-cell-address="LAYERS.R7"/>
    </style:style>
    <style:style style:name="ce134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8"/>
      <style:map style:condition="cell-content()&gt;9" style:apply-style-name="Free" style:base-cell-address="LAYERS.R8"/>
    </style:style>
    <style:style style:name="ce134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9"/>
      <style:map style:condition="cell-content()&gt;9" style:apply-style-name="Free" style:base-cell-address="LAYERS.R9"/>
    </style:style>
    <style:style style:name="ce134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10"/>
      <style:map style:condition="cell-content()&gt;9" style:apply-style-name="Free" style:base-cell-address="LAYERS.R10"/>
    </style:style>
    <style:style style:name="ce134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11"/>
      <style:map style:condition="cell-content()&gt;9" style:apply-style-name="Free" style:base-cell-address="LAYERS.R11"/>
    </style:style>
    <style:style style:name="ce134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12"/>
      <style:map style:condition="cell-content()&gt;9" style:apply-style-name="Free" style:base-cell-address="LAYERS.R12"/>
    </style:style>
    <style:style style:name="ce134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13"/>
      <style:map style:condition="cell-content()&gt;9" style:apply-style-name="Free" style:base-cell-address="LAYERS.R13"/>
    </style:style>
    <style:style style:name="ce134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14"/>
      <style:map style:condition="cell-content()&gt;9" style:apply-style-name="Free" style:base-cell-address="LAYERS.R14"/>
    </style:style>
    <style:style style:name="ce13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15"/>
      <style:map style:condition="cell-content()&gt;9" style:apply-style-name="Free" style:base-cell-address="LAYERS.R15"/>
    </style:style>
    <style:style style:name="ce135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16"/>
      <style:map style:condition="cell-content()&gt;9" style:apply-style-name="Free" style:base-cell-address="LAYERS.R16"/>
    </style:style>
    <style:style style:name="ce13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17"/>
      <style:map style:condition="cell-content()&gt;9" style:apply-style-name="Free" style:base-cell-address="LAYERS.R17"/>
    </style:style>
    <style:style style:name="ce13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18"/>
      <style:map style:condition="cell-content()&gt;9" style:apply-style-name="Free" style:base-cell-address="LAYERS.R18"/>
    </style:style>
    <style:style style:name="ce135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19"/>
      <style:map style:condition="cell-content()&gt;9" style:apply-style-name="Free" style:base-cell-address="LAYERS.R19"/>
    </style:style>
    <style:style style:name="ce13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20"/>
      <style:map style:condition="cell-content()&gt;9" style:apply-style-name="Free" style:base-cell-address="LAYERS.R20"/>
    </style:style>
    <style:style style:name="ce13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21"/>
      <style:map style:condition="cell-content()&gt;9" style:apply-style-name="Free" style:base-cell-address="LAYERS.R21"/>
    </style:style>
    <style:style style:name="ce13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22"/>
      <style:map style:condition="cell-content()&gt;9" style:apply-style-name="Free" style:base-cell-address="LAYERS.R22"/>
    </style:style>
    <style:style style:name="ce13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23"/>
      <style:map style:condition="cell-content()&gt;9" style:apply-style-name="Free" style:base-cell-address="LAYERS.R23"/>
    </style:style>
    <style:style style:name="ce13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24"/>
      <style:map style:condition="cell-content()&gt;9" style:apply-style-name="Free" style:base-cell-address="LAYERS.R24"/>
    </style:style>
    <style:style style:name="ce135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25"/>
      <style:map style:condition="cell-content()&gt;9" style:apply-style-name="Free" style:base-cell-address="LAYERS.R25"/>
    </style:style>
    <style:style style:name="ce13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26"/>
      <style:map style:condition="cell-content()&gt;9" style:apply-style-name="Free" style:base-cell-address="LAYERS.R26"/>
    </style:style>
    <style:style style:name="ce13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27"/>
      <style:map style:condition="cell-content()&gt;9" style:apply-style-name="Free" style:base-cell-address="LAYERS.R27"/>
    </style:style>
    <style:style style:name="ce136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28"/>
      <style:map style:condition="cell-content()&gt;9" style:apply-style-name="Free" style:base-cell-address="LAYERS.R28"/>
    </style:style>
    <style:style style:name="ce13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29"/>
      <style:map style:condition="cell-content()&gt;9" style:apply-style-name="Free" style:base-cell-address="LAYERS.R29"/>
    </style:style>
    <style:style style:name="ce13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30"/>
      <style:map style:condition="cell-content()&gt;9" style:apply-style-name="Free" style:base-cell-address="LAYERS.R30"/>
    </style:style>
    <style:style style:name="ce13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31"/>
      <style:map style:condition="cell-content()&gt;9" style:apply-style-name="Free" style:base-cell-address="LAYERS.R31"/>
    </style:style>
    <style:style style:name="ce136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32"/>
      <style:map style:condition="cell-content()&gt;9" style:apply-style-name="Free" style:base-cell-address="LAYERS.R32"/>
    </style:style>
    <style:style style:name="ce136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R33"/>
      <style:map style:condition="cell-content()&gt;9" style:apply-style-name="Free" style:base-cell-address="LAYERS.R33"/>
    </style:style>
    <style:style style:name="ce136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2"/>
      <style:map style:condition="cell-content()&gt;9" style:apply-style-name="Free" style:base-cell-address="LAYERS.S2"/>
    </style:style>
    <style:style style:name="ce136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3"/>
      <style:map style:condition="cell-content()&gt;9" style:apply-style-name="Free" style:base-cell-address="LAYERS.S3"/>
    </style:style>
    <style:style style:name="ce137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4"/>
      <style:map style:condition="cell-content()&gt;9" style:apply-style-name="Free" style:base-cell-address="LAYERS.S4"/>
    </style:style>
    <style:style style:name="ce137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5"/>
      <style:map style:condition="cell-content()&gt;9" style:apply-style-name="Free" style:base-cell-address="LAYERS.S5"/>
    </style:style>
    <style:style style:name="ce137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6"/>
      <style:map style:condition="cell-content()&gt;9" style:apply-style-name="Free" style:base-cell-address="LAYERS.S6"/>
    </style:style>
    <style:style style:name="ce137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7"/>
      <style:map style:condition="cell-content()&gt;9" style:apply-style-name="Free" style:base-cell-address="LAYERS.S7"/>
    </style:style>
    <style:style style:name="ce137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8"/>
      <style:map style:condition="cell-content()&gt;9" style:apply-style-name="Free" style:base-cell-address="LAYERS.S8"/>
    </style:style>
    <style:style style:name="ce13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9"/>
      <style:map style:condition="cell-content()&gt;9" style:apply-style-name="Free" style:base-cell-address="LAYERS.S9"/>
    </style:style>
    <style:style style:name="ce13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10"/>
      <style:map style:condition="cell-content()&gt;9" style:apply-style-name="Free" style:base-cell-address="LAYERS.S10"/>
    </style:style>
    <style:style style:name="ce137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11"/>
      <style:map style:condition="cell-content()&gt;9" style:apply-style-name="Free" style:base-cell-address="LAYERS.S11"/>
    </style:style>
    <style:style style:name="ce137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12"/>
      <style:map style:condition="cell-content()&gt;9" style:apply-style-name="Free" style:base-cell-address="LAYERS.S12"/>
    </style:style>
    <style:style style:name="ce137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13"/>
      <style:map style:condition="cell-content()&gt;9" style:apply-style-name="Free" style:base-cell-address="LAYERS.S13"/>
    </style:style>
    <style:style style:name="ce138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14"/>
      <style:map style:condition="cell-content()&gt;9" style:apply-style-name="Free" style:base-cell-address="LAYERS.S14"/>
    </style:style>
    <style:style style:name="ce13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15"/>
      <style:map style:condition="cell-content()&gt;9" style:apply-style-name="Free" style:base-cell-address="LAYERS.S15"/>
    </style:style>
    <style:style style:name="ce138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16"/>
      <style:map style:condition="cell-content()&gt;9" style:apply-style-name="Free" style:base-cell-address="LAYERS.S16"/>
    </style:style>
    <style:style style:name="ce138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17"/>
      <style:map style:condition="cell-content()&gt;9" style:apply-style-name="Free" style:base-cell-address="LAYERS.S17"/>
    </style:style>
    <style:style style:name="ce138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18"/>
      <style:map style:condition="cell-content()&gt;9" style:apply-style-name="Free" style:base-cell-address="LAYERS.S18"/>
    </style:style>
    <style:style style:name="ce13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19"/>
      <style:map style:condition="cell-content()&gt;9" style:apply-style-name="Free" style:base-cell-address="LAYERS.S19"/>
    </style:style>
    <style:style style:name="ce138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20"/>
      <style:map style:condition="cell-content()&gt;9" style:apply-style-name="Free" style:base-cell-address="LAYERS.S20"/>
    </style:style>
    <style:style style:name="ce138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21"/>
      <style:map style:condition="cell-content()&gt;9" style:apply-style-name="Free" style:base-cell-address="LAYERS.S21"/>
    </style:style>
    <style:style style:name="ce13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22"/>
      <style:map style:condition="cell-content()&gt;9" style:apply-style-name="Free" style:base-cell-address="LAYERS.S22"/>
    </style:style>
    <style:style style:name="ce13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23"/>
      <style:map style:condition="cell-content()&gt;9" style:apply-style-name="Free" style:base-cell-address="LAYERS.S23"/>
    </style:style>
    <style:style style:name="ce139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24"/>
      <style:map style:condition="cell-content()&gt;9" style:apply-style-name="Free" style:base-cell-address="LAYERS.S24"/>
    </style:style>
    <style:style style:name="ce139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25"/>
      <style:map style:condition="cell-content()&gt;9" style:apply-style-name="Free" style:base-cell-address="LAYERS.S25"/>
    </style:style>
    <style:style style:name="ce139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26"/>
      <style:map style:condition="cell-content()&gt;9" style:apply-style-name="Free" style:base-cell-address="LAYERS.S26"/>
    </style:style>
    <style:style style:name="ce139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27"/>
      <style:map style:condition="cell-content()&gt;9" style:apply-style-name="Free" style:base-cell-address="LAYERS.S27"/>
    </style:style>
    <style:style style:name="ce139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28"/>
      <style:map style:condition="cell-content()&gt;9" style:apply-style-name="Free" style:base-cell-address="LAYERS.S28"/>
    </style:style>
    <style:style style:name="ce139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29"/>
      <style:map style:condition="cell-content()&gt;9" style:apply-style-name="Free" style:base-cell-address="LAYERS.S29"/>
    </style:style>
    <style:style style:name="ce139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30"/>
      <style:map style:condition="cell-content()&gt;9" style:apply-style-name="Free" style:base-cell-address="LAYERS.S30"/>
    </style:style>
    <style:style style:name="ce139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31"/>
      <style:map style:condition="cell-content()&gt;9" style:apply-style-name="Free" style:base-cell-address="LAYERS.S31"/>
    </style:style>
    <style:style style:name="ce139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32"/>
      <style:map style:condition="cell-content()&gt;9" style:apply-style-name="Free" style:base-cell-address="LAYERS.S32"/>
    </style:style>
    <style:style style:name="ce139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S33"/>
      <style:map style:condition="cell-content()&gt;9" style:apply-style-name="Free" style:base-cell-address="LAYERS.S33"/>
    </style:style>
    <style:style style:name="ce140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2"/>
      <style:map style:condition="cell-content()&gt;9" style:apply-style-name="Free" style:base-cell-address="LAYERS.T2"/>
    </style:style>
    <style:style style:name="ce140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3"/>
      <style:map style:condition="cell-content()&gt;9" style:apply-style-name="Free" style:base-cell-address="LAYERS.T3"/>
    </style:style>
    <style:style style:name="ce140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4"/>
      <style:map style:condition="cell-content()&gt;9" style:apply-style-name="Free" style:base-cell-address="LAYERS.T4"/>
    </style:style>
    <style:style style:name="ce140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5"/>
      <style:map style:condition="cell-content()&gt;9" style:apply-style-name="Free" style:base-cell-address="LAYERS.T5"/>
    </style:style>
    <style:style style:name="ce140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6"/>
      <style:map style:condition="cell-content()&gt;9" style:apply-style-name="Free" style:base-cell-address="LAYERS.T6"/>
    </style:style>
    <style:style style:name="ce140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7"/>
      <style:map style:condition="cell-content()&gt;9" style:apply-style-name="Free" style:base-cell-address="LAYERS.T7"/>
    </style:style>
    <style:style style:name="ce140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8"/>
      <style:map style:condition="cell-content()&gt;9" style:apply-style-name="Free" style:base-cell-address="LAYERS.T8"/>
    </style:style>
    <style:style style:name="ce140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9"/>
      <style:map style:condition="cell-content()&gt;9" style:apply-style-name="Free" style:base-cell-address="LAYERS.T9"/>
    </style:style>
    <style:style style:name="ce140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10"/>
      <style:map style:condition="cell-content()&gt;9" style:apply-style-name="Free" style:base-cell-address="LAYERS.T10"/>
    </style:style>
    <style:style style:name="ce140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11"/>
      <style:map style:condition="cell-content()&gt;9" style:apply-style-name="Free" style:base-cell-address="LAYERS.T11"/>
    </style:style>
    <style:style style:name="ce14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12"/>
      <style:map style:condition="cell-content()&gt;9" style:apply-style-name="Free" style:base-cell-address="LAYERS.T12"/>
    </style:style>
    <style:style style:name="ce14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13"/>
      <style:map style:condition="cell-content()&gt;9" style:apply-style-name="Free" style:base-cell-address="LAYERS.T13"/>
    </style:style>
    <style:style style:name="ce14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14"/>
      <style:map style:condition="cell-content()&gt;9" style:apply-style-name="Free" style:base-cell-address="LAYERS.T14"/>
    </style:style>
    <style:style style:name="ce14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15"/>
      <style:map style:condition="cell-content()&gt;9" style:apply-style-name="Free" style:base-cell-address="LAYERS.T15"/>
    </style:style>
    <style:style style:name="ce14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16"/>
      <style:map style:condition="cell-content()&gt;9" style:apply-style-name="Free" style:base-cell-address="LAYERS.T16"/>
    </style:style>
    <style:style style:name="ce14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17"/>
      <style:map style:condition="cell-content()&gt;9" style:apply-style-name="Free" style:base-cell-address="LAYERS.T17"/>
    </style:style>
    <style:style style:name="ce14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18"/>
      <style:map style:condition="cell-content()&gt;9" style:apply-style-name="Free" style:base-cell-address="LAYERS.T18"/>
    </style:style>
    <style:style style:name="ce14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19"/>
      <style:map style:condition="cell-content()&gt;9" style:apply-style-name="Free" style:base-cell-address="LAYERS.T19"/>
    </style:style>
    <style:style style:name="ce14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20"/>
      <style:map style:condition="cell-content()&gt;9" style:apply-style-name="Free" style:base-cell-address="LAYERS.T20"/>
    </style:style>
    <style:style style:name="ce14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21"/>
      <style:map style:condition="cell-content()&gt;9" style:apply-style-name="Free" style:base-cell-address="LAYERS.T21"/>
    </style:style>
    <style:style style:name="ce14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22"/>
      <style:map style:condition="cell-content()&gt;9" style:apply-style-name="Free" style:base-cell-address="LAYERS.T22"/>
    </style:style>
    <style:style style:name="ce14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23"/>
      <style:map style:condition="cell-content()&gt;9" style:apply-style-name="Free" style:base-cell-address="LAYERS.T23"/>
    </style:style>
    <style:style style:name="ce142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24"/>
      <style:map style:condition="cell-content()&gt;9" style:apply-style-name="Free" style:base-cell-address="LAYERS.T24"/>
    </style:style>
    <style:style style:name="ce142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25"/>
      <style:map style:condition="cell-content()&gt;9" style:apply-style-name="Free" style:base-cell-address="LAYERS.T25"/>
    </style:style>
    <style:style style:name="ce142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26"/>
      <style:map style:condition="cell-content()&gt;9" style:apply-style-name="Free" style:base-cell-address="LAYERS.T26"/>
    </style:style>
    <style:style style:name="ce14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27"/>
      <style:map style:condition="cell-content()&gt;9" style:apply-style-name="Free" style:base-cell-address="LAYERS.T27"/>
    </style:style>
    <style:style style:name="ce142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28"/>
      <style:map style:condition="cell-content()&gt;9" style:apply-style-name="Free" style:base-cell-address="LAYERS.T28"/>
    </style:style>
    <style:style style:name="ce142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29"/>
      <style:map style:condition="cell-content()&gt;9" style:apply-style-name="Free" style:base-cell-address="LAYERS.T29"/>
    </style:style>
    <style:style style:name="ce14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30"/>
      <style:map style:condition="cell-content()&gt;9" style:apply-style-name="Free" style:base-cell-address="LAYERS.T30"/>
    </style:style>
    <style:style style:name="ce14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31"/>
      <style:map style:condition="cell-content()&gt;9" style:apply-style-name="Free" style:base-cell-address="LAYERS.T31"/>
    </style:style>
    <style:style style:name="ce14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32"/>
      <style:map style:condition="cell-content()&gt;9" style:apply-style-name="Free" style:base-cell-address="LAYERS.T32"/>
    </style:style>
    <style:style style:name="ce143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T33"/>
      <style:map style:condition="cell-content()&gt;9" style:apply-style-name="Free" style:base-cell-address="LAYERS.T33"/>
    </style:style>
    <style:style style:name="ce143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2"/>
      <style:map style:condition="cell-content()&gt;9" style:apply-style-name="Free" style:base-cell-address="LAYERS.U2"/>
    </style:style>
    <style:style style:name="ce14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3"/>
      <style:map style:condition="cell-content()&gt;9" style:apply-style-name="Free" style:base-cell-address="LAYERS.U3"/>
    </style:style>
    <style:style style:name="ce143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4"/>
      <style:map style:condition="cell-content()&gt;9" style:apply-style-name="Free" style:base-cell-address="LAYERS.U4"/>
    </style:style>
    <style:style style:name="ce143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5"/>
      <style:map style:condition="cell-content()&gt;9" style:apply-style-name="Free" style:base-cell-address="LAYERS.U5"/>
    </style:style>
    <style:style style:name="ce143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6"/>
      <style:map style:condition="cell-content()&gt;9" style:apply-style-name="Free" style:base-cell-address="LAYERS.U6"/>
    </style:style>
    <style:style style:name="ce143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7"/>
      <style:map style:condition="cell-content()&gt;9" style:apply-style-name="Free" style:base-cell-address="LAYERS.U7"/>
    </style:style>
    <style:style style:name="ce143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8"/>
      <style:map style:condition="cell-content()&gt;9" style:apply-style-name="Free" style:base-cell-address="LAYERS.U8"/>
    </style:style>
    <style:style style:name="ce143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9"/>
      <style:map style:condition="cell-content()&gt;9" style:apply-style-name="Free" style:base-cell-address="LAYERS.U9"/>
    </style:style>
    <style:style style:name="ce144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10"/>
      <style:map style:condition="cell-content()&gt;9" style:apply-style-name="Free" style:base-cell-address="LAYERS.U10"/>
    </style:style>
    <style:style style:name="ce144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11"/>
      <style:map style:condition="cell-content()&gt;9" style:apply-style-name="Free" style:base-cell-address="LAYERS.U11"/>
    </style:style>
    <style:style style:name="ce144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12"/>
      <style:map style:condition="cell-content()&gt;9" style:apply-style-name="Free" style:base-cell-address="LAYERS.U12"/>
    </style:style>
    <style:style style:name="ce144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13"/>
      <style:map style:condition="cell-content()&gt;9" style:apply-style-name="Free" style:base-cell-address="LAYERS.U13"/>
    </style:style>
    <style:style style:name="ce144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14"/>
      <style:map style:condition="cell-content()&gt;9" style:apply-style-name="Free" style:base-cell-address="LAYERS.U14"/>
    </style:style>
    <style:style style:name="ce144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15"/>
      <style:map style:condition="cell-content()&gt;9" style:apply-style-name="Free" style:base-cell-address="LAYERS.U15"/>
    </style:style>
    <style:style style:name="ce144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16"/>
      <style:map style:condition="cell-content()&gt;9" style:apply-style-name="Free" style:base-cell-address="LAYERS.U16"/>
    </style:style>
    <style:style style:name="ce144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17"/>
      <style:map style:condition="cell-content()&gt;9" style:apply-style-name="Free" style:base-cell-address="LAYERS.U17"/>
    </style:style>
    <style:style style:name="ce144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18"/>
      <style:map style:condition="cell-content()&gt;9" style:apply-style-name="Free" style:base-cell-address="LAYERS.U18"/>
    </style:style>
    <style:style style:name="ce14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19"/>
      <style:map style:condition="cell-content()&gt;9" style:apply-style-name="Free" style:base-cell-address="LAYERS.U19"/>
    </style:style>
    <style:style style:name="ce145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20"/>
      <style:map style:condition="cell-content()&gt;9" style:apply-style-name="Free" style:base-cell-address="LAYERS.U20"/>
    </style:style>
    <style:style style:name="ce14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21"/>
      <style:map style:condition="cell-content()&gt;9" style:apply-style-name="Free" style:base-cell-address="LAYERS.U21"/>
    </style:style>
    <style:style style:name="ce14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22"/>
      <style:map style:condition="cell-content()&gt;9" style:apply-style-name="Free" style:base-cell-address="LAYERS.U22"/>
    </style:style>
    <style:style style:name="ce145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23"/>
      <style:map style:condition="cell-content()&gt;9" style:apply-style-name="Free" style:base-cell-address="LAYERS.U23"/>
    </style:style>
    <style:style style:name="ce14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24"/>
      <style:map style:condition="cell-content()&gt;9" style:apply-style-name="Free" style:base-cell-address="LAYERS.U24"/>
    </style:style>
    <style:style style:name="ce14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25"/>
      <style:map style:condition="cell-content()&gt;9" style:apply-style-name="Free" style:base-cell-address="LAYERS.U25"/>
    </style:style>
    <style:style style:name="ce14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26"/>
      <style:map style:condition="cell-content()&gt;9" style:apply-style-name="Free" style:base-cell-address="LAYERS.U26"/>
    </style:style>
    <style:style style:name="ce14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27"/>
      <style:map style:condition="cell-content()&gt;9" style:apply-style-name="Free" style:base-cell-address="LAYERS.U27"/>
    </style:style>
    <style:style style:name="ce14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28"/>
      <style:map style:condition="cell-content()&gt;9" style:apply-style-name="Free" style:base-cell-address="LAYERS.U28"/>
    </style:style>
    <style:style style:name="ce145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29"/>
      <style:map style:condition="cell-content()&gt;9" style:apply-style-name="Free" style:base-cell-address="LAYERS.U29"/>
    </style:style>
    <style:style style:name="ce14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30"/>
      <style:map style:condition="cell-content()&gt;9" style:apply-style-name="Free" style:base-cell-address="LAYERS.U30"/>
    </style:style>
    <style:style style:name="ce14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31"/>
      <style:map style:condition="cell-content()&gt;9" style:apply-style-name="Free" style:base-cell-address="LAYERS.U31"/>
    </style:style>
    <style:style style:name="ce146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32"/>
      <style:map style:condition="cell-content()&gt;9" style:apply-style-name="Free" style:base-cell-address="LAYERS.U32"/>
    </style:style>
    <style:style style:name="ce14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U33"/>
      <style:map style:condition="cell-content()&gt;9" style:apply-style-name="Free" style:base-cell-address="LAYERS.U33"/>
    </style:style>
    <style:style style:name="ce14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2"/>
      <style:map style:condition="cell-content()&gt;9" style:apply-style-name="Free" style:base-cell-address="LAYERS.V2"/>
    </style:style>
    <style:style style:name="ce14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3"/>
      <style:map style:condition="cell-content()&gt;9" style:apply-style-name="Free" style:base-cell-address="LAYERS.V3"/>
    </style:style>
    <style:style style:name="ce146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4"/>
      <style:map style:condition="cell-content()&gt;9" style:apply-style-name="Free" style:base-cell-address="LAYERS.V4"/>
    </style:style>
    <style:style style:name="ce146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5"/>
      <style:map style:condition="cell-content()&gt;9" style:apply-style-name="Free" style:base-cell-address="LAYERS.V5"/>
    </style:style>
    <style:style style:name="ce146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6"/>
      <style:map style:condition="cell-content()&gt;9" style:apply-style-name="Free" style:base-cell-address="LAYERS.V6"/>
    </style:style>
    <style:style style:name="ce146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7"/>
      <style:map style:condition="cell-content()&gt;9" style:apply-style-name="Free" style:base-cell-address="LAYERS.V7"/>
    </style:style>
    <style:style style:name="ce147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8"/>
      <style:map style:condition="cell-content()&gt;9" style:apply-style-name="Free" style:base-cell-address="LAYERS.V8"/>
    </style:style>
    <style:style style:name="ce147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9"/>
      <style:map style:condition="cell-content()&gt;9" style:apply-style-name="Free" style:base-cell-address="LAYERS.V9"/>
    </style:style>
    <style:style style:name="ce147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10"/>
      <style:map style:condition="cell-content()&gt;9" style:apply-style-name="Free" style:base-cell-address="LAYERS.V10"/>
    </style:style>
    <style:style style:name="ce147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11"/>
      <style:map style:condition="cell-content()&gt;9" style:apply-style-name="Free" style:base-cell-address="LAYERS.V11"/>
    </style:style>
    <style:style style:name="ce147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12"/>
      <style:map style:condition="cell-content()&gt;9" style:apply-style-name="Free" style:base-cell-address="LAYERS.V12"/>
    </style:style>
    <style:style style:name="ce14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13"/>
      <style:map style:condition="cell-content()&gt;9" style:apply-style-name="Free" style:base-cell-address="LAYERS.V13"/>
    </style:style>
    <style:style style:name="ce14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14"/>
      <style:map style:condition="cell-content()&gt;9" style:apply-style-name="Free" style:base-cell-address="LAYERS.V14"/>
    </style:style>
    <style:style style:name="ce147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15"/>
      <style:map style:condition="cell-content()&gt;9" style:apply-style-name="Free" style:base-cell-address="LAYERS.V15"/>
    </style:style>
    <style:style style:name="ce147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16"/>
      <style:map style:condition="cell-content()&gt;9" style:apply-style-name="Free" style:base-cell-address="LAYERS.V16"/>
    </style:style>
    <style:style style:name="ce147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17"/>
      <style:map style:condition="cell-content()&gt;9" style:apply-style-name="Free" style:base-cell-address="LAYERS.V17"/>
    </style:style>
    <style:style style:name="ce148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18"/>
      <style:map style:condition="cell-content()&gt;9" style:apply-style-name="Free" style:base-cell-address="LAYERS.V18"/>
    </style:style>
    <style:style style:name="ce14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19"/>
      <style:map style:condition="cell-content()&gt;9" style:apply-style-name="Free" style:base-cell-address="LAYERS.V19"/>
    </style:style>
    <style:style style:name="ce148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20"/>
      <style:map style:condition="cell-content()&gt;9" style:apply-style-name="Free" style:base-cell-address="LAYERS.V20"/>
    </style:style>
    <style:style style:name="ce148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21"/>
      <style:map style:condition="cell-content()&gt;9" style:apply-style-name="Free" style:base-cell-address="LAYERS.V21"/>
    </style:style>
    <style:style style:name="ce148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22"/>
      <style:map style:condition="cell-content()&gt;9" style:apply-style-name="Free" style:base-cell-address="LAYERS.V22"/>
    </style:style>
    <style:style style:name="ce14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23"/>
      <style:map style:condition="cell-content()&gt;9" style:apply-style-name="Free" style:base-cell-address="LAYERS.V23"/>
    </style:style>
    <style:style style:name="ce148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24"/>
      <style:map style:condition="cell-content()&gt;9" style:apply-style-name="Free" style:base-cell-address="LAYERS.V24"/>
    </style:style>
    <style:style style:name="ce148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25"/>
      <style:map style:condition="cell-content()&gt;9" style:apply-style-name="Free" style:base-cell-address="LAYERS.V25"/>
    </style:style>
    <style:style style:name="ce14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26"/>
      <style:map style:condition="cell-content()&gt;9" style:apply-style-name="Free" style:base-cell-address="LAYERS.V26"/>
    </style:style>
    <style:style style:name="ce14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27"/>
      <style:map style:condition="cell-content()&gt;9" style:apply-style-name="Free" style:base-cell-address="LAYERS.V27"/>
    </style:style>
    <style:style style:name="ce149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28"/>
      <style:map style:condition="cell-content()&gt;9" style:apply-style-name="Free" style:base-cell-address="LAYERS.V28"/>
    </style:style>
    <style:style style:name="ce149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29"/>
      <style:map style:condition="cell-content()&gt;9" style:apply-style-name="Free" style:base-cell-address="LAYERS.V29"/>
    </style:style>
    <style:style style:name="ce149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30"/>
      <style:map style:condition="cell-content()&gt;9" style:apply-style-name="Free" style:base-cell-address="LAYERS.V30"/>
    </style:style>
    <style:style style:name="ce149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31"/>
      <style:map style:condition="cell-content()&gt;9" style:apply-style-name="Free" style:base-cell-address="LAYERS.V31"/>
    </style:style>
    <style:style style:name="ce149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32"/>
      <style:map style:condition="cell-content()&gt;9" style:apply-style-name="Free" style:base-cell-address="LAYERS.V32"/>
    </style:style>
    <style:style style:name="ce149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V33"/>
      <style:map style:condition="cell-content()&gt;9" style:apply-style-name="Free" style:base-cell-address="LAYERS.V33"/>
    </style:style>
    <style:style style:name="ce149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2"/>
      <style:map style:condition="cell-content()&gt;9" style:apply-style-name="Free" style:base-cell-address="LAYERS.W2"/>
    </style:style>
    <style:style style:name="ce149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3"/>
      <style:map style:condition="cell-content()&gt;9" style:apply-style-name="Free" style:base-cell-address="LAYERS.W3"/>
    </style:style>
    <style:style style:name="ce149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4"/>
      <style:map style:condition="cell-content()&gt;9" style:apply-style-name="Free" style:base-cell-address="LAYERS.W4"/>
    </style:style>
    <style:style style:name="ce149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5"/>
      <style:map style:condition="cell-content()&gt;9" style:apply-style-name="Free" style:base-cell-address="LAYERS.W5"/>
    </style:style>
    <style:style style:name="ce150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6"/>
      <style:map style:condition="cell-content()&gt;9" style:apply-style-name="Free" style:base-cell-address="LAYERS.W6"/>
    </style:style>
    <style:style style:name="ce150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7"/>
      <style:map style:condition="cell-content()&gt;9" style:apply-style-name="Free" style:base-cell-address="LAYERS.W7"/>
    </style:style>
    <style:style style:name="ce150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8"/>
      <style:map style:condition="cell-content()&gt;9" style:apply-style-name="Free" style:base-cell-address="LAYERS.W8"/>
    </style:style>
    <style:style style:name="ce150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9"/>
      <style:map style:condition="cell-content()&gt;9" style:apply-style-name="Free" style:base-cell-address="LAYERS.W9"/>
    </style:style>
    <style:style style:name="ce150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10"/>
      <style:map style:condition="cell-content()&gt;9" style:apply-style-name="Free" style:base-cell-address="LAYERS.W10"/>
    </style:style>
    <style:style style:name="ce150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11"/>
      <style:map style:condition="cell-content()&gt;9" style:apply-style-name="Free" style:base-cell-address="LAYERS.W11"/>
    </style:style>
    <style:style style:name="ce150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12"/>
      <style:map style:condition="cell-content()&gt;9" style:apply-style-name="Free" style:base-cell-address="LAYERS.W12"/>
    </style:style>
    <style:style style:name="ce150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13"/>
      <style:map style:condition="cell-content()&gt;9" style:apply-style-name="Free" style:base-cell-address="LAYERS.W13"/>
    </style:style>
    <style:style style:name="ce150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14"/>
      <style:map style:condition="cell-content()&gt;9" style:apply-style-name="Free" style:base-cell-address="LAYERS.W14"/>
    </style:style>
    <style:style style:name="ce150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15"/>
      <style:map style:condition="cell-content()&gt;9" style:apply-style-name="Free" style:base-cell-address="LAYERS.W15"/>
    </style:style>
    <style:style style:name="ce15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16"/>
      <style:map style:condition="cell-content()&gt;9" style:apply-style-name="Free" style:base-cell-address="LAYERS.W16"/>
    </style:style>
    <style:style style:name="ce15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17"/>
      <style:map style:condition="cell-content()&gt;9" style:apply-style-name="Free" style:base-cell-address="LAYERS.W17"/>
    </style:style>
    <style:style style:name="ce15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18"/>
      <style:map style:condition="cell-content()&gt;9" style:apply-style-name="Free" style:base-cell-address="LAYERS.W18"/>
    </style:style>
    <style:style style:name="ce15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19"/>
      <style:map style:condition="cell-content()&gt;9" style:apply-style-name="Free" style:base-cell-address="LAYERS.W19"/>
    </style:style>
    <style:style style:name="ce15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20"/>
      <style:map style:condition="cell-content()&gt;9" style:apply-style-name="Free" style:base-cell-address="LAYERS.W20"/>
    </style:style>
    <style:style style:name="ce15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21"/>
      <style:map style:condition="cell-content()&gt;9" style:apply-style-name="Free" style:base-cell-address="LAYERS.W21"/>
    </style:style>
    <style:style style:name="ce15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22"/>
      <style:map style:condition="cell-content()&gt;9" style:apply-style-name="Free" style:base-cell-address="LAYERS.W22"/>
    </style:style>
    <style:style style:name="ce15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23"/>
      <style:map style:condition="cell-content()&gt;9" style:apply-style-name="Free" style:base-cell-address="LAYERS.W23"/>
    </style:style>
    <style:style style:name="ce15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24"/>
      <style:map style:condition="cell-content()&gt;9" style:apply-style-name="Free" style:base-cell-address="LAYERS.W24"/>
    </style:style>
    <style:style style:name="ce15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25"/>
      <style:map style:condition="cell-content()&gt;9" style:apply-style-name="Free" style:base-cell-address="LAYERS.W25"/>
    </style:style>
    <style:style style:name="ce15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26"/>
      <style:map style:condition="cell-content()&gt;9" style:apply-style-name="Free" style:base-cell-address="LAYERS.W26"/>
    </style:style>
    <style:style style:name="ce15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27"/>
      <style:map style:condition="cell-content()&gt;9" style:apply-style-name="Free" style:base-cell-address="LAYERS.W27"/>
    </style:style>
    <style:style style:name="ce152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28"/>
      <style:map style:condition="cell-content()&gt;9" style:apply-style-name="Free" style:base-cell-address="LAYERS.W28"/>
    </style:style>
    <style:style style:name="ce152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29"/>
      <style:map style:condition="cell-content()&gt;9" style:apply-style-name="Free" style:base-cell-address="LAYERS.W29"/>
    </style:style>
    <style:style style:name="ce152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30"/>
      <style:map style:condition="cell-content()&gt;9" style:apply-style-name="Free" style:base-cell-address="LAYERS.W30"/>
    </style:style>
    <style:style style:name="ce15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31"/>
      <style:map style:condition="cell-content()&gt;9" style:apply-style-name="Free" style:base-cell-address="LAYERS.W31"/>
    </style:style>
    <style:style style:name="ce152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32"/>
      <style:map style:condition="cell-content()&gt;9" style:apply-style-name="Free" style:base-cell-address="LAYERS.W32"/>
    </style:style>
    <style:style style:name="ce152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W33"/>
      <style:map style:condition="cell-content()&gt;9" style:apply-style-name="Free" style:base-cell-address="LAYERS.W33"/>
    </style:style>
    <style:style style:name="ce15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2"/>
      <style:map style:condition="cell-content()&gt;9" style:apply-style-name="Free" style:base-cell-address="LAYERS.X2"/>
    </style:style>
    <style:style style:name="ce15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3"/>
      <style:map style:condition="cell-content()&gt;9" style:apply-style-name="Free" style:base-cell-address="LAYERS.X3"/>
    </style:style>
    <style:style style:name="ce15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4"/>
      <style:map style:condition="cell-content()&gt;9" style:apply-style-name="Free" style:base-cell-address="LAYERS.X4"/>
    </style:style>
    <style:style style:name="ce153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5"/>
      <style:map style:condition="cell-content()&gt;9" style:apply-style-name="Free" style:base-cell-address="LAYERS.X5"/>
    </style:style>
    <style:style style:name="ce153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6"/>
      <style:map style:condition="cell-content()&gt;9" style:apply-style-name="Free" style:base-cell-address="LAYERS.X6"/>
    </style:style>
    <style:style style:name="ce15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7"/>
      <style:map style:condition="cell-content()&gt;9" style:apply-style-name="Free" style:base-cell-address="LAYERS.X7"/>
    </style:style>
    <style:style style:name="ce153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8"/>
      <style:map style:condition="cell-content()&gt;9" style:apply-style-name="Free" style:base-cell-address="LAYERS.X8"/>
    </style:style>
    <style:style style:name="ce153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9"/>
      <style:map style:condition="cell-content()&gt;9" style:apply-style-name="Free" style:base-cell-address="LAYERS.X9"/>
    </style:style>
    <style:style style:name="ce153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10"/>
      <style:map style:condition="cell-content()&gt;9" style:apply-style-name="Free" style:base-cell-address="LAYERS.X10"/>
    </style:style>
    <style:style style:name="ce153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11"/>
      <style:map style:condition="cell-content()&gt;9" style:apply-style-name="Free" style:base-cell-address="LAYERS.X11"/>
    </style:style>
    <style:style style:name="ce153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12"/>
      <style:map style:condition="cell-content()&gt;9" style:apply-style-name="Free" style:base-cell-address="LAYERS.X12"/>
    </style:style>
    <style:style style:name="ce153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13"/>
      <style:map style:condition="cell-content()&gt;9" style:apply-style-name="Free" style:base-cell-address="LAYERS.X13"/>
    </style:style>
    <style:style style:name="ce154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14"/>
      <style:map style:condition="cell-content()&gt;9" style:apply-style-name="Free" style:base-cell-address="LAYERS.X14"/>
    </style:style>
    <style:style style:name="ce154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15"/>
      <style:map style:condition="cell-content()&gt;9" style:apply-style-name="Free" style:base-cell-address="LAYERS.X15"/>
    </style:style>
    <style:style style:name="ce154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16"/>
      <style:map style:condition="cell-content()&gt;9" style:apply-style-name="Free" style:base-cell-address="LAYERS.X16"/>
    </style:style>
    <style:style style:name="ce154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17"/>
      <style:map style:condition="cell-content()&gt;9" style:apply-style-name="Free" style:base-cell-address="LAYERS.X17"/>
    </style:style>
    <style:style style:name="ce154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18"/>
      <style:map style:condition="cell-content()&gt;9" style:apply-style-name="Free" style:base-cell-address="LAYERS.X18"/>
    </style:style>
    <style:style style:name="ce154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19"/>
      <style:map style:condition="cell-content()&gt;9" style:apply-style-name="Free" style:base-cell-address="LAYERS.X19"/>
    </style:style>
    <style:style style:name="ce154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20"/>
      <style:map style:condition="cell-content()&gt;9" style:apply-style-name="Free" style:base-cell-address="LAYERS.X20"/>
    </style:style>
    <style:style style:name="ce154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21"/>
      <style:map style:condition="cell-content()&gt;9" style:apply-style-name="Free" style:base-cell-address="LAYERS.X21"/>
    </style:style>
    <style:style style:name="ce154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22"/>
      <style:map style:condition="cell-content()&gt;9" style:apply-style-name="Free" style:base-cell-address="LAYERS.X22"/>
    </style:style>
    <style:style style:name="ce15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23"/>
      <style:map style:condition="cell-content()&gt;9" style:apply-style-name="Free" style:base-cell-address="LAYERS.X23"/>
    </style:style>
    <style:style style:name="ce155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24"/>
      <style:map style:condition="cell-content()&gt;9" style:apply-style-name="Free" style:base-cell-address="LAYERS.X24"/>
    </style:style>
    <style:style style:name="ce15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25"/>
      <style:map style:condition="cell-content()&gt;9" style:apply-style-name="Free" style:base-cell-address="LAYERS.X25"/>
    </style:style>
    <style:style style:name="ce15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26"/>
      <style:map style:condition="cell-content()&gt;9" style:apply-style-name="Free" style:base-cell-address="LAYERS.X26"/>
    </style:style>
    <style:style style:name="ce155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27"/>
      <style:map style:condition="cell-content()&gt;9" style:apply-style-name="Free" style:base-cell-address="LAYERS.X27"/>
    </style:style>
    <style:style style:name="ce15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28"/>
      <style:map style:condition="cell-content()&gt;9" style:apply-style-name="Free" style:base-cell-address="LAYERS.X28"/>
    </style:style>
    <style:style style:name="ce15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29"/>
      <style:map style:condition="cell-content()&gt;9" style:apply-style-name="Free" style:base-cell-address="LAYERS.X29"/>
    </style:style>
    <style:style style:name="ce15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30"/>
      <style:map style:condition="cell-content()&gt;9" style:apply-style-name="Free" style:base-cell-address="LAYERS.X30"/>
    </style:style>
    <style:style style:name="ce15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31"/>
      <style:map style:condition="cell-content()&gt;9" style:apply-style-name="Free" style:base-cell-address="LAYERS.X31"/>
    </style:style>
    <style:style style:name="ce15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32"/>
      <style:map style:condition="cell-content()&gt;9" style:apply-style-name="Free" style:base-cell-address="LAYERS.X32"/>
    </style:style>
    <style:style style:name="ce155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X33"/>
      <style:map style:condition="cell-content()&gt;9" style:apply-style-name="Free" style:base-cell-address="LAYERS.X33"/>
    </style:style>
    <style:style style:name="ce15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2"/>
      <style:map style:condition="cell-content()&gt;9" style:apply-style-name="Free" style:base-cell-address="LAYERS.Y2"/>
    </style:style>
    <style:style style:name="ce15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3"/>
      <style:map style:condition="cell-content()&gt;9" style:apply-style-name="Free" style:base-cell-address="LAYERS.Y3"/>
    </style:style>
    <style:style style:name="ce156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4"/>
      <style:map style:condition="cell-content()&gt;9" style:apply-style-name="Free" style:base-cell-address="LAYERS.Y4"/>
    </style:style>
    <style:style style:name="ce15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5"/>
      <style:map style:condition="cell-content()&gt;9" style:apply-style-name="Free" style:base-cell-address="LAYERS.Y5"/>
    </style:style>
    <style:style style:name="ce15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6"/>
      <style:map style:condition="cell-content()&gt;9" style:apply-style-name="Free" style:base-cell-address="LAYERS.Y6"/>
    </style:style>
    <style:style style:name="ce15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7"/>
      <style:map style:condition="cell-content()&gt;9" style:apply-style-name="Free" style:base-cell-address="LAYERS.Y7"/>
    </style:style>
    <style:style style:name="ce156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8"/>
      <style:map style:condition="cell-content()&gt;9" style:apply-style-name="Free" style:base-cell-address="LAYERS.Y8"/>
    </style:style>
    <style:style style:name="ce156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9"/>
      <style:map style:condition="cell-content()&gt;9" style:apply-style-name="Free" style:base-cell-address="LAYERS.Y9"/>
    </style:style>
    <style:style style:name="ce156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10"/>
      <style:map style:condition="cell-content()&gt;9" style:apply-style-name="Free" style:base-cell-address="LAYERS.Y10"/>
    </style:style>
    <style:style style:name="ce156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11"/>
      <style:map style:condition="cell-content()&gt;9" style:apply-style-name="Free" style:base-cell-address="LAYERS.Y11"/>
    </style:style>
    <style:style style:name="ce157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12"/>
      <style:map style:condition="cell-content()&gt;9" style:apply-style-name="Free" style:base-cell-address="LAYERS.Y12"/>
    </style:style>
    <style:style style:name="ce157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13"/>
      <style:map style:condition="cell-content()&gt;9" style:apply-style-name="Free" style:base-cell-address="LAYERS.Y13"/>
    </style:style>
    <style:style style:name="ce157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14"/>
      <style:map style:condition="cell-content()&gt;9" style:apply-style-name="Free" style:base-cell-address="LAYERS.Y14"/>
    </style:style>
    <style:style style:name="ce157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15"/>
      <style:map style:condition="cell-content()&gt;9" style:apply-style-name="Free" style:base-cell-address="LAYERS.Y15"/>
    </style:style>
    <style:style style:name="ce157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16"/>
      <style:map style:condition="cell-content()&gt;9" style:apply-style-name="Free" style:base-cell-address="LAYERS.Y16"/>
    </style:style>
    <style:style style:name="ce15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17"/>
      <style:map style:condition="cell-content()&gt;9" style:apply-style-name="Free" style:base-cell-address="LAYERS.Y17"/>
    </style:style>
    <style:style style:name="ce15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18"/>
      <style:map style:condition="cell-content()&gt;9" style:apply-style-name="Free" style:base-cell-address="LAYERS.Y18"/>
    </style:style>
    <style:style style:name="ce157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19"/>
      <style:map style:condition="cell-content()&gt;9" style:apply-style-name="Free" style:base-cell-address="LAYERS.Y19"/>
    </style:style>
    <style:style style:name="ce157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20"/>
      <style:map style:condition="cell-content()&gt;9" style:apply-style-name="Free" style:base-cell-address="LAYERS.Y20"/>
    </style:style>
    <style:style style:name="ce157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21"/>
      <style:map style:condition="cell-content()&gt;9" style:apply-style-name="Free" style:base-cell-address="LAYERS.Y21"/>
    </style:style>
    <style:style style:name="ce158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22"/>
      <style:map style:condition="cell-content()&gt;9" style:apply-style-name="Free" style:base-cell-address="LAYERS.Y22"/>
    </style:style>
    <style:style style:name="ce15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23"/>
      <style:map style:condition="cell-content()&gt;9" style:apply-style-name="Free" style:base-cell-address="LAYERS.Y23"/>
    </style:style>
    <style:style style:name="ce158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24"/>
      <style:map style:condition="cell-content()&gt;9" style:apply-style-name="Free" style:base-cell-address="LAYERS.Y24"/>
    </style:style>
    <style:style style:name="ce158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25"/>
      <style:map style:condition="cell-content()&gt;9" style:apply-style-name="Free" style:base-cell-address="LAYERS.Y25"/>
    </style:style>
    <style:style style:name="ce158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26"/>
      <style:map style:condition="cell-content()&gt;9" style:apply-style-name="Free" style:base-cell-address="LAYERS.Y26"/>
    </style:style>
    <style:style style:name="ce15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27"/>
      <style:map style:condition="cell-content()&gt;9" style:apply-style-name="Free" style:base-cell-address="LAYERS.Y27"/>
    </style:style>
    <style:style style:name="ce158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28"/>
      <style:map style:condition="cell-content()&gt;9" style:apply-style-name="Free" style:base-cell-address="LAYERS.Y28"/>
    </style:style>
    <style:style style:name="ce158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29"/>
      <style:map style:condition="cell-content()&gt;9" style:apply-style-name="Free" style:base-cell-address="LAYERS.Y29"/>
    </style:style>
    <style:style style:name="ce15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30"/>
      <style:map style:condition="cell-content()&gt;9" style:apply-style-name="Free" style:base-cell-address="LAYERS.Y30"/>
    </style:style>
    <style:style style:name="ce15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31"/>
      <style:map style:condition="cell-content()&gt;9" style:apply-style-name="Free" style:base-cell-address="LAYERS.Y31"/>
    </style:style>
    <style:style style:name="ce159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32"/>
      <style:map style:condition="cell-content()&gt;9" style:apply-style-name="Free" style:base-cell-address="LAYERS.Y32"/>
    </style:style>
    <style:style style:name="ce159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Y33"/>
      <style:map style:condition="cell-content()&gt;9" style:apply-style-name="Free" style:base-cell-address="LAYERS.Y33"/>
    </style:style>
    <style:style style:name="ce159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2"/>
      <style:map style:condition="cell-content()&gt;9" style:apply-style-name="Free" style:base-cell-address="LAYERS.Z2"/>
    </style:style>
    <style:style style:name="ce159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3"/>
      <style:map style:condition="cell-content()&gt;9" style:apply-style-name="Free" style:base-cell-address="LAYERS.Z3"/>
    </style:style>
    <style:style style:name="ce159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4"/>
      <style:map style:condition="cell-content()&gt;9" style:apply-style-name="Free" style:base-cell-address="LAYERS.Z4"/>
    </style:style>
    <style:style style:name="ce159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5"/>
      <style:map style:condition="cell-content()&gt;9" style:apply-style-name="Free" style:base-cell-address="LAYERS.Z5"/>
    </style:style>
    <style:style style:name="ce159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6"/>
      <style:map style:condition="cell-content()&gt;9" style:apply-style-name="Free" style:base-cell-address="LAYERS.Z6"/>
    </style:style>
    <style:style style:name="ce159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7"/>
      <style:map style:condition="cell-content()&gt;9" style:apply-style-name="Free" style:base-cell-address="LAYERS.Z7"/>
    </style:style>
    <style:style style:name="ce159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8"/>
      <style:map style:condition="cell-content()&gt;9" style:apply-style-name="Free" style:base-cell-address="LAYERS.Z8"/>
    </style:style>
    <style:style style:name="ce159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9"/>
      <style:map style:condition="cell-content()&gt;9" style:apply-style-name="Free" style:base-cell-address="LAYERS.Z9"/>
    </style:style>
    <style:style style:name="ce160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10"/>
      <style:map style:condition="cell-content()&gt;9" style:apply-style-name="Free" style:base-cell-address="LAYERS.Z10"/>
    </style:style>
    <style:style style:name="ce160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11"/>
      <style:map style:condition="cell-content()&gt;9" style:apply-style-name="Free" style:base-cell-address="LAYERS.Z11"/>
    </style:style>
    <style:style style:name="ce160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12"/>
      <style:map style:condition="cell-content()&gt;9" style:apply-style-name="Free" style:base-cell-address="LAYERS.Z12"/>
    </style:style>
    <style:style style:name="ce160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13"/>
      <style:map style:condition="cell-content()&gt;9" style:apply-style-name="Free" style:base-cell-address="LAYERS.Z13"/>
    </style:style>
    <style:style style:name="ce160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14"/>
      <style:map style:condition="cell-content()&gt;9" style:apply-style-name="Free" style:base-cell-address="LAYERS.Z14"/>
    </style:style>
    <style:style style:name="ce160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15"/>
      <style:map style:condition="cell-content()&gt;9" style:apply-style-name="Free" style:base-cell-address="LAYERS.Z15"/>
    </style:style>
    <style:style style:name="ce160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16"/>
      <style:map style:condition="cell-content()&gt;9" style:apply-style-name="Free" style:base-cell-address="LAYERS.Z16"/>
    </style:style>
    <style:style style:name="ce160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17"/>
      <style:map style:condition="cell-content()&gt;9" style:apply-style-name="Free" style:base-cell-address="LAYERS.Z17"/>
    </style:style>
    <style:style style:name="ce160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18"/>
      <style:map style:condition="cell-content()&gt;9" style:apply-style-name="Free" style:base-cell-address="LAYERS.Z18"/>
    </style:style>
    <style:style style:name="ce160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19"/>
      <style:map style:condition="cell-content()&gt;9" style:apply-style-name="Free" style:base-cell-address="LAYERS.Z19"/>
    </style:style>
    <style:style style:name="ce16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20"/>
      <style:map style:condition="cell-content()&gt;9" style:apply-style-name="Free" style:base-cell-address="LAYERS.Z20"/>
    </style:style>
    <style:style style:name="ce16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21"/>
      <style:map style:condition="cell-content()&gt;9" style:apply-style-name="Free" style:base-cell-address="LAYERS.Z21"/>
    </style:style>
    <style:style style:name="ce16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22"/>
      <style:map style:condition="cell-content()&gt;9" style:apply-style-name="Free" style:base-cell-address="LAYERS.Z22"/>
    </style:style>
    <style:style style:name="ce16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23"/>
      <style:map style:condition="cell-content()&gt;9" style:apply-style-name="Free" style:base-cell-address="LAYERS.Z23"/>
    </style:style>
    <style:style style:name="ce16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24"/>
      <style:map style:condition="cell-content()&gt;9" style:apply-style-name="Free" style:base-cell-address="LAYERS.Z24"/>
    </style:style>
    <style:style style:name="ce16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25"/>
      <style:map style:condition="cell-content()&gt;9" style:apply-style-name="Free" style:base-cell-address="LAYERS.Z25"/>
    </style:style>
    <style:style style:name="ce16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26"/>
      <style:map style:condition="cell-content()&gt;9" style:apply-style-name="Free" style:base-cell-address="LAYERS.Z26"/>
    </style:style>
    <style:style style:name="ce16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27"/>
      <style:map style:condition="cell-content()&gt;9" style:apply-style-name="Free" style:base-cell-address="LAYERS.Z27"/>
    </style:style>
    <style:style style:name="ce16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28"/>
      <style:map style:condition="cell-content()&gt;9" style:apply-style-name="Free" style:base-cell-address="LAYERS.Z28"/>
    </style:style>
    <style:style style:name="ce16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29"/>
      <style:map style:condition="cell-content()&gt;9" style:apply-style-name="Free" style:base-cell-address="LAYERS.Z29"/>
    </style:style>
    <style:style style:name="ce16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30"/>
      <style:map style:condition="cell-content()&gt;9" style:apply-style-name="Free" style:base-cell-address="LAYERS.Z30"/>
    </style:style>
    <style:style style:name="ce16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31"/>
      <style:map style:condition="cell-content()&gt;9" style:apply-style-name="Free" style:base-cell-address="LAYERS.Z31"/>
    </style:style>
    <style:style style:name="ce162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32"/>
      <style:map style:condition="cell-content()&gt;9" style:apply-style-name="Free" style:base-cell-address="LAYERS.Z32"/>
    </style:style>
    <style:style style:name="ce162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Z33"/>
      <style:map style:condition="cell-content()&gt;9" style:apply-style-name="Free" style:base-cell-address="LAYERS.Z33"/>
    </style:style>
    <style:style style:name="ce162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2"/>
      <style:map style:condition="cell-content()&gt;9" style:apply-style-name="Free" style:base-cell-address="LAYERS.AA2"/>
    </style:style>
    <style:style style:name="ce16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3"/>
      <style:map style:condition="cell-content()&gt;9" style:apply-style-name="Free" style:base-cell-address="LAYERS.AA3"/>
    </style:style>
    <style:style style:name="ce162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4"/>
      <style:map style:condition="cell-content()&gt;9" style:apply-style-name="Free" style:base-cell-address="LAYERS.AA4"/>
    </style:style>
    <style:style style:name="ce162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5"/>
      <style:map style:condition="cell-content()&gt;9" style:apply-style-name="Free" style:base-cell-address="LAYERS.AA5"/>
    </style:style>
    <style:style style:name="ce16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6"/>
      <style:map style:condition="cell-content()&gt;9" style:apply-style-name="Free" style:base-cell-address="LAYERS.AA6"/>
    </style:style>
    <style:style style:name="ce16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7"/>
      <style:map style:condition="cell-content()&gt;9" style:apply-style-name="Free" style:base-cell-address="LAYERS.AA7"/>
    </style:style>
    <style:style style:name="ce16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8"/>
      <style:map style:condition="cell-content()&gt;9" style:apply-style-name="Free" style:base-cell-address="LAYERS.AA8"/>
    </style:style>
    <style:style style:name="ce163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9"/>
      <style:map style:condition="cell-content()&gt;9" style:apply-style-name="Free" style:base-cell-address="LAYERS.AA9"/>
    </style:style>
    <style:style style:name="ce163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10"/>
      <style:map style:condition="cell-content()&gt;9" style:apply-style-name="Free" style:base-cell-address="LAYERS.AA10"/>
    </style:style>
    <style:style style:name="ce16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11"/>
      <style:map style:condition="cell-content()&gt;9" style:apply-style-name="Free" style:base-cell-address="LAYERS.AA11"/>
    </style:style>
    <style:style style:name="ce163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12"/>
      <style:map style:condition="cell-content()&gt;9" style:apply-style-name="Free" style:base-cell-address="LAYERS.AA12"/>
    </style:style>
    <style:style style:name="ce163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13"/>
      <style:map style:condition="cell-content()&gt;9" style:apply-style-name="Free" style:base-cell-address="LAYERS.AA13"/>
    </style:style>
    <style:style style:name="ce163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14"/>
      <style:map style:condition="cell-content()&gt;9" style:apply-style-name="Free" style:base-cell-address="LAYERS.AA14"/>
    </style:style>
    <style:style style:name="ce163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15"/>
      <style:map style:condition="cell-content()&gt;9" style:apply-style-name="Free" style:base-cell-address="LAYERS.AA15"/>
    </style:style>
    <style:style style:name="ce163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16"/>
      <style:map style:condition="cell-content()&gt;9" style:apply-style-name="Free" style:base-cell-address="LAYERS.AA16"/>
    </style:style>
    <style:style style:name="ce163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17"/>
      <style:map style:condition="cell-content()&gt;9" style:apply-style-name="Free" style:base-cell-address="LAYERS.AA17"/>
    </style:style>
    <style:style style:name="ce164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18"/>
      <style:map style:condition="cell-content()&gt;9" style:apply-style-name="Free" style:base-cell-address="LAYERS.AA18"/>
    </style:style>
    <style:style style:name="ce164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19"/>
      <style:map style:condition="cell-content()&gt;9" style:apply-style-name="Free" style:base-cell-address="LAYERS.AA19"/>
    </style:style>
    <style:style style:name="ce164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20"/>
      <style:map style:condition="cell-content()&gt;9" style:apply-style-name="Free" style:base-cell-address="LAYERS.AA20"/>
    </style:style>
    <style:style style:name="ce164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21"/>
      <style:map style:condition="cell-content()&gt;9" style:apply-style-name="Free" style:base-cell-address="LAYERS.AA21"/>
    </style:style>
    <style:style style:name="ce164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22"/>
      <style:map style:condition="cell-content()&gt;9" style:apply-style-name="Free" style:base-cell-address="LAYERS.AA22"/>
    </style:style>
    <style:style style:name="ce164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23"/>
      <style:map style:condition="cell-content()&gt;9" style:apply-style-name="Free" style:base-cell-address="LAYERS.AA23"/>
    </style:style>
    <style:style style:name="ce164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24"/>
      <style:map style:condition="cell-content()&gt;9" style:apply-style-name="Free" style:base-cell-address="LAYERS.AA24"/>
    </style:style>
    <style:style style:name="ce164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25"/>
      <style:map style:condition="cell-content()&gt;9" style:apply-style-name="Free" style:base-cell-address="LAYERS.AA25"/>
    </style:style>
    <style:style style:name="ce164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26"/>
      <style:map style:condition="cell-content()&gt;9" style:apply-style-name="Free" style:base-cell-address="LAYERS.AA26"/>
    </style:style>
    <style:style style:name="ce16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27"/>
      <style:map style:condition="cell-content()&gt;9" style:apply-style-name="Free" style:base-cell-address="LAYERS.AA27"/>
    </style:style>
    <style:style style:name="ce165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28"/>
      <style:map style:condition="cell-content()&gt;9" style:apply-style-name="Free" style:base-cell-address="LAYERS.AA28"/>
    </style:style>
    <style:style style:name="ce16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29"/>
      <style:map style:condition="cell-content()&gt;9" style:apply-style-name="Free" style:base-cell-address="LAYERS.AA29"/>
    </style:style>
    <style:style style:name="ce16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30"/>
      <style:map style:condition="cell-content()&gt;9" style:apply-style-name="Free" style:base-cell-address="LAYERS.AA30"/>
    </style:style>
    <style:style style:name="ce165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31"/>
      <style:map style:condition="cell-content()&gt;9" style:apply-style-name="Free" style:base-cell-address="LAYERS.AA31"/>
    </style:style>
    <style:style style:name="ce16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32"/>
      <style:map style:condition="cell-content()&gt;9" style:apply-style-name="Free" style:base-cell-address="LAYERS.AA32"/>
    </style:style>
    <style:style style:name="ce16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A33"/>
      <style:map style:condition="cell-content()&gt;9" style:apply-style-name="Free" style:base-cell-address="LAYERS.AA33"/>
    </style:style>
    <style:style style:name="ce16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2"/>
      <style:map style:condition="cell-content()&gt;9" style:apply-style-name="Free" style:base-cell-address="LAYERS.AB2"/>
    </style:style>
    <style:style style:name="ce16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3"/>
      <style:map style:condition="cell-content()&gt;9" style:apply-style-name="Free" style:base-cell-address="LAYERS.AB3"/>
    </style:style>
    <style:style style:name="ce16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4"/>
      <style:map style:condition="cell-content()&gt;9" style:apply-style-name="Free" style:base-cell-address="LAYERS.AB4"/>
    </style:style>
    <style:style style:name="ce165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5"/>
      <style:map style:condition="cell-content()&gt;9" style:apply-style-name="Free" style:base-cell-address="LAYERS.AB5"/>
    </style:style>
    <style:style style:name="ce16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6"/>
      <style:map style:condition="cell-content()&gt;9" style:apply-style-name="Free" style:base-cell-address="LAYERS.AB6"/>
    </style:style>
    <style:style style:name="ce16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7"/>
      <style:map style:condition="cell-content()&gt;9" style:apply-style-name="Free" style:base-cell-address="LAYERS.AB7"/>
    </style:style>
    <style:style style:name="ce166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8"/>
      <style:map style:condition="cell-content()&gt;9" style:apply-style-name="Free" style:base-cell-address="LAYERS.AB8"/>
    </style:style>
    <style:style style:name="ce16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9"/>
      <style:map style:condition="cell-content()&gt;9" style:apply-style-name="Free" style:base-cell-address="LAYERS.AB9"/>
    </style:style>
    <style:style style:name="ce16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10"/>
      <style:map style:condition="cell-content()&gt;9" style:apply-style-name="Free" style:base-cell-address="LAYERS.AB10"/>
    </style:style>
    <style:style style:name="ce16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11"/>
      <style:map style:condition="cell-content()&gt;9" style:apply-style-name="Free" style:base-cell-address="LAYERS.AB11"/>
    </style:style>
    <style:style style:name="ce166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12"/>
      <style:map style:condition="cell-content()&gt;9" style:apply-style-name="Free" style:base-cell-address="LAYERS.AB12"/>
    </style:style>
    <style:style style:name="ce166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13"/>
      <style:map style:condition="cell-content()&gt;9" style:apply-style-name="Free" style:base-cell-address="LAYERS.AB13"/>
    </style:style>
    <style:style style:name="ce166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14"/>
      <style:map style:condition="cell-content()&gt;9" style:apply-style-name="Free" style:base-cell-address="LAYERS.AB14"/>
    </style:style>
    <style:style style:name="ce166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15"/>
      <style:map style:condition="cell-content()&gt;9" style:apply-style-name="Free" style:base-cell-address="LAYERS.AB15"/>
    </style:style>
    <style:style style:name="ce167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16"/>
      <style:map style:condition="cell-content()&gt;9" style:apply-style-name="Free" style:base-cell-address="LAYERS.AB16"/>
    </style:style>
    <style:style style:name="ce167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17"/>
      <style:map style:condition="cell-content()&gt;9" style:apply-style-name="Free" style:base-cell-address="LAYERS.AB17"/>
    </style:style>
    <style:style style:name="ce167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18"/>
      <style:map style:condition="cell-content()&gt;9" style:apply-style-name="Free" style:base-cell-address="LAYERS.AB18"/>
    </style:style>
    <style:style style:name="ce167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19"/>
      <style:map style:condition="cell-content()&gt;9" style:apply-style-name="Free" style:base-cell-address="LAYERS.AB19"/>
    </style:style>
    <style:style style:name="ce167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20"/>
      <style:map style:condition="cell-content()&gt;9" style:apply-style-name="Free" style:base-cell-address="LAYERS.AB20"/>
    </style:style>
    <style:style style:name="ce16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21"/>
      <style:map style:condition="cell-content()&gt;9" style:apply-style-name="Free" style:base-cell-address="LAYERS.AB21"/>
    </style:style>
    <style:style style:name="ce16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22"/>
      <style:map style:condition="cell-content()&gt;9" style:apply-style-name="Free" style:base-cell-address="LAYERS.AB22"/>
    </style:style>
    <style:style style:name="ce167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23"/>
      <style:map style:condition="cell-content()&gt;9" style:apply-style-name="Free" style:base-cell-address="LAYERS.AB23"/>
    </style:style>
    <style:style style:name="ce167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24"/>
      <style:map style:condition="cell-content()&gt;9" style:apply-style-name="Free" style:base-cell-address="LAYERS.AB24"/>
    </style:style>
    <style:style style:name="ce167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25"/>
      <style:map style:condition="cell-content()&gt;9" style:apply-style-name="Free" style:base-cell-address="LAYERS.AB25"/>
    </style:style>
    <style:style style:name="ce168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26"/>
      <style:map style:condition="cell-content()&gt;9" style:apply-style-name="Free" style:base-cell-address="LAYERS.AB26"/>
    </style:style>
    <style:style style:name="ce16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27"/>
      <style:map style:condition="cell-content()&gt;9" style:apply-style-name="Free" style:base-cell-address="LAYERS.AB27"/>
    </style:style>
    <style:style style:name="ce168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28"/>
      <style:map style:condition="cell-content()&gt;9" style:apply-style-name="Free" style:base-cell-address="LAYERS.AB28"/>
    </style:style>
    <style:style style:name="ce168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29"/>
      <style:map style:condition="cell-content()&gt;9" style:apply-style-name="Free" style:base-cell-address="LAYERS.AB29"/>
    </style:style>
    <style:style style:name="ce168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30"/>
      <style:map style:condition="cell-content()&gt;9" style:apply-style-name="Free" style:base-cell-address="LAYERS.AB30"/>
    </style:style>
    <style:style style:name="ce16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31"/>
      <style:map style:condition="cell-content()&gt;9" style:apply-style-name="Free" style:base-cell-address="LAYERS.AB31"/>
    </style:style>
    <style:style style:name="ce168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32"/>
      <style:map style:condition="cell-content()&gt;9" style:apply-style-name="Free" style:base-cell-address="LAYERS.AB32"/>
    </style:style>
    <style:style style:name="ce168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B33"/>
      <style:map style:condition="cell-content()&gt;9" style:apply-style-name="Free" style:base-cell-address="LAYERS.AB33"/>
    </style:style>
    <style:style style:name="ce16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2"/>
      <style:map style:condition="cell-content()&gt;9" style:apply-style-name="Free" style:base-cell-address="LAYERS.AC2"/>
    </style:style>
    <style:style style:name="ce16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3"/>
      <style:map style:condition="cell-content()&gt;9" style:apply-style-name="Free" style:base-cell-address="LAYERS.AC3"/>
    </style:style>
    <style:style style:name="ce169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4"/>
      <style:map style:condition="cell-content()&gt;9" style:apply-style-name="Free" style:base-cell-address="LAYERS.AC4"/>
    </style:style>
    <style:style style:name="ce169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5"/>
      <style:map style:condition="cell-content()&gt;9" style:apply-style-name="Free" style:base-cell-address="LAYERS.AC5"/>
    </style:style>
    <style:style style:name="ce169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6"/>
      <style:map style:condition="cell-content()&gt;9" style:apply-style-name="Free" style:base-cell-address="LAYERS.AC6"/>
    </style:style>
    <style:style style:name="ce169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7"/>
      <style:map style:condition="cell-content()&gt;9" style:apply-style-name="Free" style:base-cell-address="LAYERS.AC7"/>
    </style:style>
    <style:style style:name="ce169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8"/>
      <style:map style:condition="cell-content()&gt;9" style:apply-style-name="Free" style:base-cell-address="LAYERS.AC8"/>
    </style:style>
    <style:style style:name="ce169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9"/>
      <style:map style:condition="cell-content()&gt;9" style:apply-style-name="Free" style:base-cell-address="LAYERS.AC9"/>
    </style:style>
    <style:style style:name="ce169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10"/>
      <style:map style:condition="cell-content()&gt;9" style:apply-style-name="Free" style:base-cell-address="LAYERS.AC10"/>
    </style:style>
    <style:style style:name="ce169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11"/>
      <style:map style:condition="cell-content()&gt;9" style:apply-style-name="Free" style:base-cell-address="LAYERS.AC11"/>
    </style:style>
    <style:style style:name="ce169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12"/>
      <style:map style:condition="cell-content()&gt;9" style:apply-style-name="Free" style:base-cell-address="LAYERS.AC12"/>
    </style:style>
    <style:style style:name="ce169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13"/>
      <style:map style:condition="cell-content()&gt;9" style:apply-style-name="Free" style:base-cell-address="LAYERS.AC13"/>
    </style:style>
    <style:style style:name="ce170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14"/>
      <style:map style:condition="cell-content()&gt;9" style:apply-style-name="Free" style:base-cell-address="LAYERS.AC14"/>
    </style:style>
    <style:style style:name="ce170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15"/>
      <style:map style:condition="cell-content()&gt;9" style:apply-style-name="Free" style:base-cell-address="LAYERS.AC15"/>
    </style:style>
    <style:style style:name="ce170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16"/>
      <style:map style:condition="cell-content()&gt;9" style:apply-style-name="Free" style:base-cell-address="LAYERS.AC16"/>
    </style:style>
    <style:style style:name="ce170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17"/>
      <style:map style:condition="cell-content()&gt;9" style:apply-style-name="Free" style:base-cell-address="LAYERS.AC17"/>
    </style:style>
    <style:style style:name="ce170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18"/>
      <style:map style:condition="cell-content()&gt;9" style:apply-style-name="Free" style:base-cell-address="LAYERS.AC18"/>
    </style:style>
    <style:style style:name="ce170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19"/>
      <style:map style:condition="cell-content()&gt;9" style:apply-style-name="Free" style:base-cell-address="LAYERS.AC19"/>
    </style:style>
    <style:style style:name="ce170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20"/>
      <style:map style:condition="cell-content()&gt;9" style:apply-style-name="Free" style:base-cell-address="LAYERS.AC20"/>
    </style:style>
    <style:style style:name="ce170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21"/>
      <style:map style:condition="cell-content()&gt;9" style:apply-style-name="Free" style:base-cell-address="LAYERS.AC21"/>
    </style:style>
    <style:style style:name="ce170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22"/>
      <style:map style:condition="cell-content()&gt;9" style:apply-style-name="Free" style:base-cell-address="LAYERS.AC22"/>
    </style:style>
    <style:style style:name="ce170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23"/>
      <style:map style:condition="cell-content()&gt;9" style:apply-style-name="Free" style:base-cell-address="LAYERS.AC23"/>
    </style:style>
    <style:style style:name="ce17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24"/>
      <style:map style:condition="cell-content()&gt;9" style:apply-style-name="Free" style:base-cell-address="LAYERS.AC24"/>
    </style:style>
    <style:style style:name="ce17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25"/>
      <style:map style:condition="cell-content()&gt;9" style:apply-style-name="Free" style:base-cell-address="LAYERS.AC25"/>
    </style:style>
    <style:style style:name="ce17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26"/>
      <style:map style:condition="cell-content()&gt;9" style:apply-style-name="Free" style:base-cell-address="LAYERS.AC26"/>
    </style:style>
    <style:style style:name="ce17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27"/>
      <style:map style:condition="cell-content()&gt;9" style:apply-style-name="Free" style:base-cell-address="LAYERS.AC27"/>
    </style:style>
    <style:style style:name="ce17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28"/>
      <style:map style:condition="cell-content()&gt;9" style:apply-style-name="Free" style:base-cell-address="LAYERS.AC28"/>
    </style:style>
    <style:style style:name="ce17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29"/>
      <style:map style:condition="cell-content()&gt;9" style:apply-style-name="Free" style:base-cell-address="LAYERS.AC29"/>
    </style:style>
    <style:style style:name="ce17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30"/>
      <style:map style:condition="cell-content()&gt;9" style:apply-style-name="Free" style:base-cell-address="LAYERS.AC30"/>
    </style:style>
    <style:style style:name="ce17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31"/>
      <style:map style:condition="cell-content()&gt;9" style:apply-style-name="Free" style:base-cell-address="LAYERS.AC31"/>
    </style:style>
    <style:style style:name="ce17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32"/>
      <style:map style:condition="cell-content()&gt;9" style:apply-style-name="Free" style:base-cell-address="LAYERS.AC32"/>
    </style:style>
    <style:style style:name="ce17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C33"/>
      <style:map style:condition="cell-content()&gt;9" style:apply-style-name="Free" style:base-cell-address="LAYERS.AC33"/>
    </style:style>
    <style:style style:name="ce17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2"/>
      <style:map style:condition="cell-content()&gt;9" style:apply-style-name="Free" style:base-cell-address="LAYERS.AD2"/>
    </style:style>
    <style:style style:name="ce17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3"/>
      <style:map style:condition="cell-content()&gt;9" style:apply-style-name="Free" style:base-cell-address="LAYERS.AD3"/>
    </style:style>
    <style:style style:name="ce172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4"/>
      <style:map style:condition="cell-content()&gt;9" style:apply-style-name="Free" style:base-cell-address="LAYERS.AD4"/>
    </style:style>
    <style:style style:name="ce172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5"/>
      <style:map style:condition="cell-content()&gt;9" style:apply-style-name="Free" style:base-cell-address="LAYERS.AD5"/>
    </style:style>
    <style:style style:name="ce172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6"/>
      <style:map style:condition="cell-content()&gt;9" style:apply-style-name="Free" style:base-cell-address="LAYERS.AD6"/>
    </style:style>
    <style:style style:name="ce17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7"/>
      <style:map style:condition="cell-content()&gt;9" style:apply-style-name="Free" style:base-cell-address="LAYERS.AD7"/>
    </style:style>
    <style:style style:name="ce172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8"/>
      <style:map style:condition="cell-content()&gt;9" style:apply-style-name="Free" style:base-cell-address="LAYERS.AD8"/>
    </style:style>
    <style:style style:name="ce172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9"/>
      <style:map style:condition="cell-content()&gt;9" style:apply-style-name="Free" style:base-cell-address="LAYERS.AD9"/>
    </style:style>
    <style:style style:name="ce17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10"/>
      <style:map style:condition="cell-content()&gt;9" style:apply-style-name="Free" style:base-cell-address="LAYERS.AD10"/>
    </style:style>
    <style:style style:name="ce17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11"/>
      <style:map style:condition="cell-content()&gt;9" style:apply-style-name="Free" style:base-cell-address="LAYERS.AD11"/>
    </style:style>
    <style:style style:name="ce17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12"/>
      <style:map style:condition="cell-content()&gt;9" style:apply-style-name="Free" style:base-cell-address="LAYERS.AD12"/>
    </style:style>
    <style:style style:name="ce173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13"/>
      <style:map style:condition="cell-content()&gt;9" style:apply-style-name="Free" style:base-cell-address="LAYERS.AD13"/>
    </style:style>
    <style:style style:name="ce173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14"/>
      <style:map style:condition="cell-content()&gt;9" style:apply-style-name="Free" style:base-cell-address="LAYERS.AD14"/>
    </style:style>
    <style:style style:name="ce17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15"/>
      <style:map style:condition="cell-content()&gt;9" style:apply-style-name="Free" style:base-cell-address="LAYERS.AD15"/>
    </style:style>
    <style:style style:name="ce173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16"/>
      <style:map style:condition="cell-content()&gt;9" style:apply-style-name="Free" style:base-cell-address="LAYERS.AD16"/>
    </style:style>
    <style:style style:name="ce173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17"/>
      <style:map style:condition="cell-content()&gt;9" style:apply-style-name="Free" style:base-cell-address="LAYERS.AD17"/>
    </style:style>
    <style:style style:name="ce173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18"/>
      <style:map style:condition="cell-content()&gt;9" style:apply-style-name="Free" style:base-cell-address="LAYERS.AD18"/>
    </style:style>
    <style:style style:name="ce173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19"/>
      <style:map style:condition="cell-content()&gt;9" style:apply-style-name="Free" style:base-cell-address="LAYERS.AD19"/>
    </style:style>
    <style:style style:name="ce173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20"/>
      <style:map style:condition="cell-content()&gt;9" style:apply-style-name="Free" style:base-cell-address="LAYERS.AD20"/>
    </style:style>
    <style:style style:name="ce173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21"/>
      <style:map style:condition="cell-content()&gt;9" style:apply-style-name="Free" style:base-cell-address="LAYERS.AD21"/>
    </style:style>
    <style:style style:name="ce174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22"/>
      <style:map style:condition="cell-content()&gt;9" style:apply-style-name="Free" style:base-cell-address="LAYERS.AD22"/>
    </style:style>
    <style:style style:name="ce174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23"/>
      <style:map style:condition="cell-content()&gt;9" style:apply-style-name="Free" style:base-cell-address="LAYERS.AD23"/>
    </style:style>
    <style:style style:name="ce174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24"/>
      <style:map style:condition="cell-content()&gt;9" style:apply-style-name="Free" style:base-cell-address="LAYERS.AD24"/>
    </style:style>
    <style:style style:name="ce174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25"/>
      <style:map style:condition="cell-content()&gt;9" style:apply-style-name="Free" style:base-cell-address="LAYERS.AD25"/>
    </style:style>
    <style:style style:name="ce174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26"/>
      <style:map style:condition="cell-content()&gt;9" style:apply-style-name="Free" style:base-cell-address="LAYERS.AD26"/>
    </style:style>
    <style:style style:name="ce174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27"/>
      <style:map style:condition="cell-content()&gt;9" style:apply-style-name="Free" style:base-cell-address="LAYERS.AD27"/>
    </style:style>
    <style:style style:name="ce174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28"/>
      <style:map style:condition="cell-content()&gt;9" style:apply-style-name="Free" style:base-cell-address="LAYERS.AD28"/>
    </style:style>
    <style:style style:name="ce174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29"/>
      <style:map style:condition="cell-content()&gt;9" style:apply-style-name="Free" style:base-cell-address="LAYERS.AD29"/>
    </style:style>
    <style:style style:name="ce174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30"/>
      <style:map style:condition="cell-content()&gt;9" style:apply-style-name="Free" style:base-cell-address="LAYERS.AD30"/>
    </style:style>
    <style:style style:name="ce17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31"/>
      <style:map style:condition="cell-content()&gt;9" style:apply-style-name="Free" style:base-cell-address="LAYERS.AD31"/>
    </style:style>
    <style:style style:name="ce175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32"/>
      <style:map style:condition="cell-content()&gt;9" style:apply-style-name="Free" style:base-cell-address="LAYERS.AD32"/>
    </style:style>
    <style:style style:name="ce17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D33"/>
      <style:map style:condition="cell-content()&gt;9" style:apply-style-name="Free" style:base-cell-address="LAYERS.AD33"/>
    </style:style>
    <style:style style:name="ce17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2"/>
      <style:map style:condition="cell-content()&gt;9" style:apply-style-name="Free" style:base-cell-address="LAYERS.AE2"/>
    </style:style>
    <style:style style:name="ce175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3"/>
      <style:map style:condition="cell-content()&gt;9" style:apply-style-name="Free" style:base-cell-address="LAYERS.AE3"/>
    </style:style>
    <style:style style:name="ce17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4"/>
      <style:map style:condition="cell-content()&gt;9" style:apply-style-name="Free" style:base-cell-address="LAYERS.AE4"/>
    </style:style>
    <style:style style:name="ce17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5"/>
      <style:map style:condition="cell-content()&gt;9" style:apply-style-name="Free" style:base-cell-address="LAYERS.AE5"/>
    </style:style>
    <style:style style:name="ce17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6"/>
      <style:map style:condition="cell-content()&gt;9" style:apply-style-name="Free" style:base-cell-address="LAYERS.AE6"/>
    </style:style>
    <style:style style:name="ce17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7"/>
      <style:map style:condition="cell-content()&gt;9" style:apply-style-name="Free" style:base-cell-address="LAYERS.AE7"/>
    </style:style>
    <style:style style:name="ce17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8"/>
      <style:map style:condition="cell-content()&gt;9" style:apply-style-name="Free" style:base-cell-address="LAYERS.AE8"/>
    </style:style>
    <style:style style:name="ce175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9"/>
      <style:map style:condition="cell-content()&gt;9" style:apply-style-name="Free" style:base-cell-address="LAYERS.AE9"/>
    </style:style>
    <style:style style:name="ce17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10"/>
      <style:map style:condition="cell-content()&gt;9" style:apply-style-name="Free" style:base-cell-address="LAYERS.AE10"/>
    </style:style>
    <style:style style:name="ce17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11"/>
      <style:map style:condition="cell-content()&gt;9" style:apply-style-name="Free" style:base-cell-address="LAYERS.AE11"/>
    </style:style>
    <style:style style:name="ce176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12"/>
      <style:map style:condition="cell-content()&gt;9" style:apply-style-name="Free" style:base-cell-address="LAYERS.AE12"/>
    </style:style>
    <style:style style:name="ce17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13"/>
      <style:map style:condition="cell-content()&gt;9" style:apply-style-name="Free" style:base-cell-address="LAYERS.AE13"/>
    </style:style>
    <style:style style:name="ce17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14"/>
      <style:map style:condition="cell-content()&gt;9" style:apply-style-name="Free" style:base-cell-address="LAYERS.AE14"/>
    </style:style>
    <style:style style:name="ce17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15"/>
      <style:map style:condition="cell-content()&gt;9" style:apply-style-name="Free" style:base-cell-address="LAYERS.AE15"/>
    </style:style>
    <style:style style:name="ce176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16"/>
      <style:map style:condition="cell-content()&gt;9" style:apply-style-name="Free" style:base-cell-address="LAYERS.AE16"/>
    </style:style>
    <style:style style:name="ce176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17"/>
      <style:map style:condition="cell-content()&gt;9" style:apply-style-name="Free" style:base-cell-address="LAYERS.AE17"/>
    </style:style>
    <style:style style:name="ce176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18"/>
      <style:map style:condition="cell-content()&gt;9" style:apply-style-name="Free" style:base-cell-address="LAYERS.AE18"/>
    </style:style>
    <style:style style:name="ce176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19"/>
      <style:map style:condition="cell-content()&gt;9" style:apply-style-name="Free" style:base-cell-address="LAYERS.AE19"/>
    </style:style>
    <style:style style:name="ce177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20"/>
      <style:map style:condition="cell-content()&gt;9" style:apply-style-name="Free" style:base-cell-address="LAYERS.AE20"/>
    </style:style>
    <style:style style:name="ce177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21"/>
      <style:map style:condition="cell-content()&gt;9" style:apply-style-name="Free" style:base-cell-address="LAYERS.AE21"/>
    </style:style>
    <style:style style:name="ce177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22"/>
      <style:map style:condition="cell-content()&gt;9" style:apply-style-name="Free" style:base-cell-address="LAYERS.AE22"/>
    </style:style>
    <style:style style:name="ce177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23"/>
      <style:map style:condition="cell-content()&gt;9" style:apply-style-name="Free" style:base-cell-address="LAYERS.AE23"/>
    </style:style>
    <style:style style:name="ce177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24"/>
      <style:map style:condition="cell-content()&gt;9" style:apply-style-name="Free" style:base-cell-address="LAYERS.AE24"/>
    </style:style>
    <style:style style:name="ce17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25"/>
      <style:map style:condition="cell-content()&gt;9" style:apply-style-name="Free" style:base-cell-address="LAYERS.AE25"/>
    </style:style>
    <style:style style:name="ce17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26"/>
      <style:map style:condition="cell-content()&gt;9" style:apply-style-name="Free" style:base-cell-address="LAYERS.AE26"/>
    </style:style>
    <style:style style:name="ce177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27"/>
      <style:map style:condition="cell-content()&gt;9" style:apply-style-name="Free" style:base-cell-address="LAYERS.AE27"/>
    </style:style>
    <style:style style:name="ce177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28"/>
      <style:map style:condition="cell-content()&gt;9" style:apply-style-name="Free" style:base-cell-address="LAYERS.AE28"/>
    </style:style>
    <style:style style:name="ce177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29"/>
      <style:map style:condition="cell-content()&gt;9" style:apply-style-name="Free" style:base-cell-address="LAYERS.AE29"/>
    </style:style>
    <style:style style:name="ce178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30"/>
      <style:map style:condition="cell-content()&gt;9" style:apply-style-name="Free" style:base-cell-address="LAYERS.AE30"/>
    </style:style>
    <style:style style:name="ce17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31"/>
      <style:map style:condition="cell-content()&gt;9" style:apply-style-name="Free" style:base-cell-address="LAYERS.AE31"/>
    </style:style>
    <style:style style:name="ce178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32"/>
      <style:map style:condition="cell-content()&gt;9" style:apply-style-name="Free" style:base-cell-address="LAYERS.AE32"/>
    </style:style>
    <style:style style:name="ce178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E33"/>
      <style:map style:condition="cell-content()&gt;9" style:apply-style-name="Free" style:base-cell-address="LAYERS.AE33"/>
    </style:style>
    <style:style style:name="ce17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=&quot;00&quot;" style:apply-style-name="Locked" style:base-cell-address="LAYERS.AF1"/>
      <style:map style:condition="cell-content()&gt;9" style:apply-style-name="Free" style:base-cell-address="LAYERS.AF1"/>
    </style:style>
    <style:style style:name="ce17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2"/>
      <style:map style:condition="cell-content()&gt;9" style:apply-style-name="Free" style:base-cell-address="LAYERS.AF2"/>
    </style:style>
    <style:style style:name="ce178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3"/>
      <style:map style:condition="cell-content()&gt;9" style:apply-style-name="Free" style:base-cell-address="LAYERS.AF3"/>
    </style:style>
    <style:style style:name="ce178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4"/>
      <style:map style:condition="cell-content()&gt;9" style:apply-style-name="Free" style:base-cell-address="LAYERS.AF4"/>
    </style:style>
    <style:style style:name="ce178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5"/>
      <style:map style:condition="cell-content()&gt;9" style:apply-style-name="Free" style:base-cell-address="LAYERS.AF5"/>
    </style:style>
    <style:style style:name="ce178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6"/>
      <style:map style:condition="cell-content()&gt;9" style:apply-style-name="Free" style:base-cell-address="LAYERS.AF6"/>
    </style:style>
    <style:style style:name="ce179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7"/>
      <style:map style:condition="cell-content()&gt;9" style:apply-style-name="Free" style:base-cell-address="LAYERS.AF7"/>
    </style:style>
    <style:style style:name="ce179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8"/>
      <style:map style:condition="cell-content()&gt;9" style:apply-style-name="Free" style:base-cell-address="LAYERS.AF8"/>
    </style:style>
    <style:style style:name="ce179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9"/>
      <style:map style:condition="cell-content()&gt;9" style:apply-style-name="Free" style:base-cell-address="LAYERS.AF9"/>
    </style:style>
    <style:style style:name="ce179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10"/>
      <style:map style:condition="cell-content()&gt;9" style:apply-style-name="Free" style:base-cell-address="LAYERS.AF10"/>
    </style:style>
    <style:style style:name="ce179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11"/>
      <style:map style:condition="cell-content()&gt;9" style:apply-style-name="Free" style:base-cell-address="LAYERS.AF11"/>
    </style:style>
    <style:style style:name="ce179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12"/>
      <style:map style:condition="cell-content()&gt;9" style:apply-style-name="Free" style:base-cell-address="LAYERS.AF12"/>
    </style:style>
    <style:style style:name="ce179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13"/>
      <style:map style:condition="cell-content()&gt;9" style:apply-style-name="Free" style:base-cell-address="LAYERS.AF13"/>
    </style:style>
    <style:style style:name="ce179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14"/>
      <style:map style:condition="cell-content()&gt;9" style:apply-style-name="Free" style:base-cell-address="LAYERS.AF14"/>
    </style:style>
    <style:style style:name="ce179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15"/>
      <style:map style:condition="cell-content()&gt;9" style:apply-style-name="Free" style:base-cell-address="LAYERS.AF15"/>
    </style:style>
    <style:style style:name="ce179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16"/>
      <style:map style:condition="cell-content()&gt;9" style:apply-style-name="Free" style:base-cell-address="LAYERS.AF16"/>
    </style:style>
    <style:style style:name="ce180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17"/>
      <style:map style:condition="cell-content()&gt;9" style:apply-style-name="Free" style:base-cell-address="LAYERS.AF17"/>
    </style:style>
    <style:style style:name="ce180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18"/>
      <style:map style:condition="cell-content()&gt;9" style:apply-style-name="Free" style:base-cell-address="LAYERS.AF18"/>
    </style:style>
    <style:style style:name="ce180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19"/>
      <style:map style:condition="cell-content()&gt;9" style:apply-style-name="Free" style:base-cell-address="LAYERS.AF19"/>
    </style:style>
    <style:style style:name="ce180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20"/>
      <style:map style:condition="cell-content()&gt;9" style:apply-style-name="Free" style:base-cell-address="LAYERS.AF20"/>
    </style:style>
    <style:style style:name="ce180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21"/>
      <style:map style:condition="cell-content()&gt;9" style:apply-style-name="Free" style:base-cell-address="LAYERS.AF21"/>
    </style:style>
    <style:style style:name="ce180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22"/>
      <style:map style:condition="cell-content()&gt;9" style:apply-style-name="Free" style:base-cell-address="LAYERS.AF22"/>
    </style:style>
    <style:style style:name="ce180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23"/>
      <style:map style:condition="cell-content()&gt;9" style:apply-style-name="Free" style:base-cell-address="LAYERS.AF23"/>
    </style:style>
    <style:style style:name="ce180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24"/>
      <style:map style:condition="cell-content()&gt;9" style:apply-style-name="Free" style:base-cell-address="LAYERS.AF24"/>
    </style:style>
    <style:style style:name="ce180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25"/>
      <style:map style:condition="cell-content()&gt;9" style:apply-style-name="Free" style:base-cell-address="LAYERS.AF25"/>
    </style:style>
    <style:style style:name="ce180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26"/>
      <style:map style:condition="cell-content()&gt;9" style:apply-style-name="Free" style:base-cell-address="LAYERS.AF26"/>
    </style:style>
    <style:style style:name="ce18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27"/>
      <style:map style:condition="cell-content()&gt;9" style:apply-style-name="Free" style:base-cell-address="LAYERS.AF27"/>
    </style:style>
    <style:style style:name="ce18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28"/>
      <style:map style:condition="cell-content()&gt;9" style:apply-style-name="Free" style:base-cell-address="LAYERS.AF28"/>
    </style:style>
    <style:style style:name="ce18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29"/>
      <style:map style:condition="cell-content()&gt;9" style:apply-style-name="Free" style:base-cell-address="LAYERS.AF29"/>
    </style:style>
    <style:style style:name="ce18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30"/>
      <style:map style:condition="cell-content()&gt;9" style:apply-style-name="Free" style:base-cell-address="LAYERS.AF30"/>
    </style:style>
    <style:style style:name="ce18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31"/>
      <style:map style:condition="cell-content()&gt;9" style:apply-style-name="Free" style:base-cell-address="LAYERS.AF31"/>
    </style:style>
    <style:style style:name="ce18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32"/>
      <style:map style:condition="cell-content()&gt;9" style:apply-style-name="Free" style:base-cell-address="LAYERS.AF32"/>
    </style:style>
    <style:style style:name="ce18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33"/>
      <style:map style:condition="cell-content()&gt;9" style:apply-style-name="Free" style:base-cell-address="LAYERS.AF33"/>
    </style:style>
    <style:style style:name="ce181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F1"/>
      <style:map style:condition="cell-content()&gt;9" style:apply-style-name="Free" style:base-cell-address="LAYERS.AF1"/>
    </style:style>
    <style:style style:name="ce18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2"/>
      <style:map style:condition="cell-content()&gt;9" style:apply-style-name="Free" style:base-cell-address="LAYERS.AG2"/>
    </style:style>
    <style:style style:name="ce18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3"/>
      <style:map style:condition="cell-content()&gt;9" style:apply-style-name="Free" style:base-cell-address="LAYERS.AG3"/>
    </style:style>
    <style:style style:name="ce18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4"/>
      <style:map style:condition="cell-content()&gt;9" style:apply-style-name="Free" style:base-cell-address="LAYERS.AG4"/>
    </style:style>
    <style:style style:name="ce18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5"/>
      <style:map style:condition="cell-content()&gt;9" style:apply-style-name="Free" style:base-cell-address="LAYERS.AG5"/>
    </style:style>
    <style:style style:name="ce182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6"/>
      <style:map style:condition="cell-content()&gt;9" style:apply-style-name="Free" style:base-cell-address="LAYERS.AG6"/>
    </style:style>
    <style:style style:name="ce182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7"/>
      <style:map style:condition="cell-content()&gt;9" style:apply-style-name="Free" style:base-cell-address="LAYERS.AG7"/>
    </style:style>
    <style:style style:name="ce182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8"/>
      <style:map style:condition="cell-content()&gt;9" style:apply-style-name="Free" style:base-cell-address="LAYERS.AG8"/>
    </style:style>
    <style:style style:name="ce18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9"/>
      <style:map style:condition="cell-content()&gt;9" style:apply-style-name="Free" style:base-cell-address="LAYERS.AG9"/>
    </style:style>
    <style:style style:name="ce182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10"/>
      <style:map style:condition="cell-content()&gt;9" style:apply-style-name="Free" style:base-cell-address="LAYERS.AG10"/>
    </style:style>
    <style:style style:name="ce182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11"/>
      <style:map style:condition="cell-content()&gt;9" style:apply-style-name="Free" style:base-cell-address="LAYERS.AG11"/>
    </style:style>
    <style:style style:name="ce18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12"/>
      <style:map style:condition="cell-content()&gt;9" style:apply-style-name="Free" style:base-cell-address="LAYERS.AG12"/>
    </style:style>
    <style:style style:name="ce18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13"/>
      <style:map style:condition="cell-content()&gt;9" style:apply-style-name="Free" style:base-cell-address="LAYERS.AG13"/>
    </style:style>
    <style:style style:name="ce18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14"/>
      <style:map style:condition="cell-content()&gt;9" style:apply-style-name="Free" style:base-cell-address="LAYERS.AG14"/>
    </style:style>
    <style:style style:name="ce183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15"/>
      <style:map style:condition="cell-content()&gt;9" style:apply-style-name="Free" style:base-cell-address="LAYERS.AG15"/>
    </style:style>
    <style:style style:name="ce183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16"/>
      <style:map style:condition="cell-content()&gt;9" style:apply-style-name="Free" style:base-cell-address="LAYERS.AG16"/>
    </style:style>
    <style:style style:name="ce18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17"/>
      <style:map style:condition="cell-content()&gt;9" style:apply-style-name="Free" style:base-cell-address="LAYERS.AG17"/>
    </style:style>
    <style:style style:name="ce183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18"/>
      <style:map style:condition="cell-content()&gt;9" style:apply-style-name="Free" style:base-cell-address="LAYERS.AG18"/>
    </style:style>
    <style:style style:name="ce183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19"/>
      <style:map style:condition="cell-content()&gt;9" style:apply-style-name="Free" style:base-cell-address="LAYERS.AG19"/>
    </style:style>
    <style:style style:name="ce183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20"/>
      <style:map style:condition="cell-content()&gt;9" style:apply-style-name="Free" style:base-cell-address="LAYERS.AG20"/>
    </style:style>
    <style:style style:name="ce183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21"/>
      <style:map style:condition="cell-content()&gt;9" style:apply-style-name="Free" style:base-cell-address="LAYERS.AG21"/>
    </style:style>
    <style:style style:name="ce183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22"/>
      <style:map style:condition="cell-content()&gt;9" style:apply-style-name="Free" style:base-cell-address="LAYERS.AG22"/>
    </style:style>
    <style:style style:name="ce183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23"/>
      <style:map style:condition="cell-content()&gt;9" style:apply-style-name="Free" style:base-cell-address="LAYERS.AG23"/>
    </style:style>
    <style:style style:name="ce184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24"/>
      <style:map style:condition="cell-content()&gt;9" style:apply-style-name="Free" style:base-cell-address="LAYERS.AG24"/>
    </style:style>
    <style:style style:name="ce184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25"/>
      <style:map style:condition="cell-content()&gt;9" style:apply-style-name="Free" style:base-cell-address="LAYERS.AG25"/>
    </style:style>
    <style:style style:name="ce184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26"/>
      <style:map style:condition="cell-content()&gt;9" style:apply-style-name="Free" style:base-cell-address="LAYERS.AG26"/>
    </style:style>
    <style:style style:name="ce184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27"/>
      <style:map style:condition="cell-content()&gt;9" style:apply-style-name="Free" style:base-cell-address="LAYERS.AG27"/>
    </style:style>
    <style:style style:name="ce184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28"/>
      <style:map style:condition="cell-content()&gt;9" style:apply-style-name="Free" style:base-cell-address="LAYERS.AG28"/>
    </style:style>
    <style:style style:name="ce184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29"/>
      <style:map style:condition="cell-content()&gt;9" style:apply-style-name="Free" style:base-cell-address="LAYERS.AG29"/>
    </style:style>
    <style:style style:name="ce184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30"/>
      <style:map style:condition="cell-content()&gt;9" style:apply-style-name="Free" style:base-cell-address="LAYERS.AG30"/>
    </style:style>
    <style:style style:name="ce184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31"/>
      <style:map style:condition="cell-content()&gt;9" style:apply-style-name="Free" style:base-cell-address="LAYERS.AG31"/>
    </style:style>
    <style:style style:name="ce184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32"/>
      <style:map style:condition="cell-content()&gt;9" style:apply-style-name="Free" style:base-cell-address="LAYERS.AG32"/>
    </style:style>
    <style:style style:name="ce18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00&quot;" style:apply-style-name="Locked" style:base-cell-address="LAYERS.AG33"/>
      <style:map style:condition="cell-content()&gt;9" style:apply-style-name="Free" style:base-cell-address="LAYERS.AG33"/>
    </style:style>
  </office:automatic-styles>
  <office:body>
    <office:spreadsheet>
      <table:table table:name="LAYERS" table:style-name="ta1">
        <table:table-column table:style-name="co1" table:default-cell-style-name="ce1"/>
        <table:table-column table:style-name="co2" table:default-cell-style-name="ce5"/>
        <table:table-column table:style-name="co2" table:number-columns-repeated="30" table:default-cell-style-name="ce1"/>
        <table:table-column table:style-name="co2" table:default-cell-style-name="ce784"/>
        <table:table-column table:style-name="co1" table:default-cell-style-name="ce1"/>
        <table:table-column table:style-name="co3" table:number-columns-repeated="990" table:default-cell-style-name="ce1"/>
        <table:table-row table:style-name="ro1">
          <table:table-cell table:number-columns-repeated="34" office:value-type="string">
            <text:p>*</text:p>
          </table:table-cell>
          <table:table-cell table:number-columns-repeated="990"/>
        </table:table-row>
        <table:table-row table:style-name="ro2">
          <table:table-cell table:style-name="ce2" office:value-type="string">
            <text:p>[</text:p>
          </table:table-cell>
          <table:table-cell table:style-name="ce6" office:value-type="string">
            <text:p>-1</text:p>
          </table:table-cell>
          <table:table-cell table:style-name="ce38" office:value-type="string">
            <text:p>-1</text:p>
          </table:table-cell>
          <table:table-cell table:style-name="ce65" office:value-type="string">
            <text:p>-1</text:p>
          </table:table-cell>
          <table:table-cell table:style-name="ce91" office:value-type="string">
            <text:p>-1</text:p>
          </table:table-cell>
          <table:table-cell table:style-name="ce117" office:value-type="string">
            <text:p>-1</text:p>
          </table:table-cell>
          <table:table-cell table:style-name="ce143" office:value-type="string">
            <text:p>-1</text:p>
          </table:table-cell>
          <table:table-cell table:style-name="ce169" office:value-type="string">
            <text:p>-1</text:p>
          </table:table-cell>
          <table:table-cell table:style-name="ce195" office:value-type="string">
            <text:p>-1</text:p>
          </table:table-cell>
          <table:table-cell table:style-name="ce222" office:value-type="string">
            <text:p>-1</text:p>
          </table:table-cell>
          <table:table-cell table:style-name="ce248" office:value-type="string">
            <text:p>-1</text:p>
          </table:table-cell>
          <table:table-cell table:style-name="ce271" office:value-type="string">
            <text:p>-1</text:p>
          </table:table-cell>
          <table:table-cell table:style-name="ce293" office:value-type="string">
            <text:p>-1</text:p>
          </table:table-cell>
          <table:table-cell table:style-name="ce314" office:value-type="string">
            <text:p>-1</text:p>
          </table:table-cell>
          <table:table-cell table:style-name="ce337" office:value-type="string">
            <text:p>-1</text:p>
          </table:table-cell>
          <table:table-cell table:style-name="ce360" office:value-type="string">
            <text:p>-1</text:p>
          </table:table-cell>
          <table:table-cell table:style-name="ce380" office:value-type="string">
            <text:p>-1</text:p>
          </table:table-cell>
          <table:table-cell table:style-name="ce402" office:value-type="string">
            <text:p>-1</text:p>
          </table:table-cell>
          <table:table-cell table:style-name="ce422" office:value-type="string">
            <text:p>-1</text:p>
          </table:table-cell>
          <table:table-cell table:style-name="ce443" office:value-type="string">
            <text:p>-1</text:p>
          </table:table-cell>
          <table:table-cell table:style-name="ce464" office:value-type="string">
            <text:p>-1</text:p>
          </table:table-cell>
          <table:table-cell table:style-name="ce488" office:value-type="string">
            <text:p>-1</text:p>
          </table:table-cell>
          <table:table-cell table:style-name="ce508" office:value-type="string">
            <text:p>-1</text:p>
          </table:table-cell>
          <table:table-cell table:style-name="ce527" office:value-type="string">
            <text:p>-1</text:p>
          </table:table-cell>
          <table:table-cell table:style-name="ce554" office:value-type="string">
            <text:p>-1</text:p>
          </table:table-cell>
          <table:table-cell table:style-name="ce580" office:value-type="string">
            <text:p>-1</text:p>
          </table:table-cell>
          <table:table-cell table:style-name="ce603" office:value-type="string">
            <text:p>-1</text:p>
          </table:table-cell>
          <table:table-cell table:style-name="ce633" office:value-type="string">
            <text:p>-1</text:p>
          </table:table-cell>
          <table:table-cell table:style-name="ce662" office:value-type="string">
            <text:p>-1</text:p>
          </table:table-cell>
          <table:table-cell table:style-name="ce692" office:value-type="string">
            <text:p>-1</text:p>
          </table:table-cell>
          <table:table-cell table:style-name="ce722" office:value-type="string">
            <text:p>-1</text:p>
          </table:table-cell>
          <table:table-cell table:style-name="ce752" office:value-type="string">
            <text:p>-1</text:p>
          </table:table-cell>
          <table:table-cell table:style-name="ce785" office:value-type="string">
            <text:p>-1</text:p>
          </table:table-cell>
          <table:table-cell table:style-name="ce2" office:value-type="string">
            <text:p>]</text:p>
          </table:table-cell>
          <table:table-cell table:style-name="ce2"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7" office:value-type="string">
            <text:p>-1</text:p>
          </table:table-cell>
          <table:table-cell table:style-name="ce39" office:value-type="string">
            <text:p>04</text:p>
          </table:table-cell>
          <table:table-cell table:style-name="ce66" office:value-type="string">
            <text:p>04</text:p>
          </table:table-cell>
          <table:table-cell table:style-name="ce92" office:value-type="string">
            <text:p>04</text:p>
          </table:table-cell>
          <table:table-cell table:style-name="ce118" office:value-type="string">
            <text:p>04</text:p>
          </table:table-cell>
          <table:table-cell table:style-name="ce144" office:value-type="string">
            <text:p>04</text:p>
          </table:table-cell>
          <table:table-cell table:style-name="ce170" office:value-type="string">
            <text:p>04</text:p>
          </table:table-cell>
          <table:table-cell table:style-name="ce196" office:value-type="string">
            <text:p>04</text:p>
          </table:table-cell>
          <table:table-cell table:style-name="ce223" office:value-type="string">
            <text:p>02</text:p>
          </table:table-cell>
          <table:table-cell table:style-name="ce249" office:value-type="string">
            <text:p>02</text:p>
          </table:table-cell>
          <table:table-cell table:style-name="ce272" office:value-type="string">
            <text:p>02</text:p>
          </table:table-cell>
          <table:table-cell table:style-name="ce294" office:value-type="string">
            <text:p>02</text:p>
          </table:table-cell>
          <table:table-cell table:style-name="ce315" office:value-type="string">
            <text:p>02</text:p>
          </table:table-cell>
          <table:table-cell table:style-name="ce338" office:value-type="string">
            <text:p>02</text:p>
          </table:table-cell>
          <table:table-cell table:style-name="ce361" office:value-type="string">
            <text:p>02</text:p>
          </table:table-cell>
          <table:table-cell table:style-name="ce381" office:value-type="string">
            <text:p>02</text:p>
          </table:table-cell>
          <table:table-cell table:style-name="ce403" office:value-type="string">
            <text:p>02</text:p>
          </table:table-cell>
          <table:table-cell table:style-name="ce423" office:value-type="string">
            <text:p>02</text:p>
          </table:table-cell>
          <table:table-cell table:style-name="ce444" office:value-type="string">
            <text:p>02</text:p>
          </table:table-cell>
          <table:table-cell table:style-name="ce465" office:value-type="string">
            <text:p>02</text:p>
          </table:table-cell>
          <table:table-cell table:style-name="ce489" office:value-type="string">
            <text:p>02</text:p>
          </table:table-cell>
          <table:table-cell table:style-name="ce509" office:value-type="string">
            <text:p>02</text:p>
          </table:table-cell>
          <table:table-cell table:style-name="ce528" office:value-type="string">
            <text:p>02</text:p>
          </table:table-cell>
          <table:table-cell table:style-name="ce555" office:value-type="string">
            <text:p>02</text:p>
          </table:table-cell>
          <table:table-cell table:style-name="ce581" office:value-type="string">
            <text:p>02</text:p>
          </table:table-cell>
          <table:table-cell table:style-name="ce604" office:value-type="string">
            <text:p>02</text:p>
          </table:table-cell>
          <table:table-cell table:style-name="ce634" office:value-type="string">
            <text:p>02</text:p>
          </table:table-cell>
          <table:table-cell table:style-name="ce663" office:value-type="string">
            <text:p>02</text:p>
          </table:table-cell>
          <table:table-cell table:style-name="ce693" office:value-type="string">
            <text:p>02</text:p>
          </table:table-cell>
          <table:table-cell table:style-name="ce723" office:value-type="string">
            <text:p>02</text:p>
          </table:table-cell>
          <table:table-cell table:style-name="ce753" office:value-type="string">
            <text:p>02</text:p>
          </table:table-cell>
          <table:table-cell table:style-name="ce786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8" office:value-type="string">
            <text:p>-1</text:p>
          </table:table-cell>
          <table:table-cell table:style-name="ce40" office:value-type="string">
            <text:p>04</text:p>
          </table:table-cell>
          <table:table-cell table:style-name="ce67" office:value-type="string">
            <text:p>04</text:p>
          </table:table-cell>
          <table:table-cell table:style-name="ce93" office:value-type="string">
            <text:p>04</text:p>
          </table:table-cell>
          <table:table-cell table:style-name="ce119" office:value-type="string">
            <text:p>04</text:p>
          </table:table-cell>
          <table:table-cell table:style-name="ce145" office:value-type="string">
            <text:p>04</text:p>
          </table:table-cell>
          <table:table-cell table:style-name="ce171" office:value-type="string">
            <text:p>04</text:p>
          </table:table-cell>
          <table:table-cell table:style-name="ce197" office:value-type="string">
            <text:p>04</text:p>
          </table:table-cell>
          <table:table-cell table:number-columns-repeated="4" office:value-type="string">
            <text:p>03</text:p>
          </table:table-cell>
          <table:table-cell table:style-name="ce316" office:value-type="string">
            <text:p>02</text:p>
          </table:table-cell>
          <table:table-cell table:number-columns-repeated="4" office:value-type="string">
            <text:p>02</text:p>
          </table:table-cell>
          <table:table-cell table:style-name="ce424" office:value-type="string">
            <text:p>02</text:p>
          </table:table-cell>
          <table:table-cell table:style-name="ce445" office:value-type="string">
            <text:p>01</text:p>
          </table:table-cell>
          <table:table-cell table:style-name="ce466" office:value-type="string">
            <text:p>01</text:p>
          </table:table-cell>
          <table:table-cell table:number-columns-repeated="2" office:value-type="string">
            <text:p>01</text:p>
          </table:table-cell>
          <table:table-cell table:style-name="ce529" office:value-type="string">
            <text:p>01</text:p>
          </table:table-cell>
          <table:table-cell table:style-name="ce556" office:value-type="string">
            <text:p>02</text:p>
          </table:table-cell>
          <table:table-cell table:style-name="ce582" office:value-type="string">
            <text:p>02</text:p>
          </table:table-cell>
          <table:table-cell table:style-name="ce605" office:value-type="string">
            <text:p>02</text:p>
          </table:table-cell>
          <table:table-cell table:style-name="ce635" office:value-type="string">
            <text:p>02</text:p>
          </table:table-cell>
          <table:table-cell table:style-name="ce664" office:value-type="string">
            <text:p>02</text:p>
          </table:table-cell>
          <table:table-cell table:style-name="ce694" office:value-type="string">
            <text:p>02</text:p>
          </table:table-cell>
          <table:table-cell table:style-name="ce724" office:value-type="string">
            <text:p>02</text:p>
          </table:table-cell>
          <table:table-cell table:style-name="ce754" office:value-type="string">
            <text:p>02</text:p>
          </table:table-cell>
          <table:table-cell table:style-name="ce787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9" office:value-type="string">
            <text:p>-1</text:p>
          </table:table-cell>
          <table:table-cell table:style-name="ce41" office:value-type="string">
            <text:p>04</text:p>
          </table:table-cell>
          <table:table-cell table:style-name="ce68" office:value-type="string">
            <text:p>04</text:p>
          </table:table-cell>
          <table:table-cell table:style-name="ce94" office:value-type="string">
            <text:p>04</text:p>
          </table:table-cell>
          <table:table-cell table:style-name="ce120" office:value-type="string">
            <text:p>04</text:p>
          </table:table-cell>
          <table:table-cell table:style-name="ce146" office:value-type="string">
            <text:p>04</text:p>
          </table:table-cell>
          <table:table-cell table:style-name="ce172" office:value-type="string">
            <text:p>04</text:p>
          </table:table-cell>
          <table:table-cell table:style-name="ce198" office:value-type="string">
            <text:p>04</text:p>
          </table:table-cell>
          <table:table-cell table:number-columns-repeated="4" office:value-type="string">
            <text:p>03</text:p>
          </table:table-cell>
          <table:table-cell table:style-name="ce317" office:value-type="string">
            <text:p>02</text:p>
          </table:table-cell>
          <table:table-cell table:number-columns-repeated="4" office:value-type="string">
            <text:p>02</text:p>
          </table:table-cell>
          <table:table-cell table:style-name="ce425" office:value-type="string">
            <text:p>01</text:p>
          </table:table-cell>
          <table:table-cell table:style-name="ce446" office:value-type="string">
            <text:p>01</text:p>
          </table:table-cell>
          <table:table-cell table:style-name="ce467" office:value-type="string">
            <text:p>01</text:p>
          </table:table-cell>
          <table:table-cell table:number-columns-repeated="2" office:value-type="string">
            <text:p>01</text:p>
          </table:table-cell>
          <table:table-cell table:style-name="ce530" office:value-type="string">
            <text:p>01</text:p>
          </table:table-cell>
          <table:table-cell table:style-name="ce557" office:value-type="string">
            <text:p>01</text:p>
          </table:table-cell>
          <table:table-cell table:style-name="ce583" office:value-type="string">
            <text:p>01</text:p>
          </table:table-cell>
          <table:table-cell table:style-name="ce606" office:value-type="string">
            <text:p>02</text:p>
          </table:table-cell>
          <table:table-cell table:style-name="ce636" office:value-type="string">
            <text:p>02</text:p>
          </table:table-cell>
          <table:table-cell table:style-name="ce665" office:value-type="string">
            <text:p>02</text:p>
          </table:table-cell>
          <table:table-cell table:style-name="ce695" office:value-type="string">
            <text:p>02</text:p>
          </table:table-cell>
          <table:table-cell table:style-name="ce725" office:value-type="string">
            <text:p>02</text:p>
          </table:table-cell>
          <table:table-cell table:style-name="ce755" office:value-type="string">
            <text:p>02</text:p>
          </table:table-cell>
          <table:table-cell table:style-name="ce788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10" office:value-type="string">
            <text:p>-1</text:p>
          </table:table-cell>
          <table:table-cell table:style-name="ce42" office:value-type="string">
            <text:p>04</text:p>
          </table:table-cell>
          <table:table-cell table:style-name="ce69" office:value-type="string">
            <text:p>04</text:p>
          </table:table-cell>
          <table:table-cell table:style-name="ce95" office:value-type="string">
            <text:p>04</text:p>
          </table:table-cell>
          <table:table-cell table:style-name="ce121" office:value-type="string">
            <text:p>04</text:p>
          </table:table-cell>
          <table:table-cell table:style-name="ce147" office:value-type="string">
            <text:p>04</text:p>
          </table:table-cell>
          <table:table-cell table:style-name="ce173" office:value-type="string">
            <text:p>04</text:p>
          </table:table-cell>
          <table:table-cell table:style-name="ce199" office:value-type="string">
            <text:p>04</text:p>
          </table:table-cell>
          <table:table-cell table:style-name="ce224" office:value-type="string">
            <text:p>04</text:p>
          </table:table-cell>
          <table:table-cell table:number-columns-repeated="4" table:style-name="ce250" office:value-type="string">
            <text:p>03</text:p>
          </table:table-cell>
          <table:table-cell table:number-columns-repeated="4" table:style-name="ce250" office:value-type="string">
            <text:p>02</text:p>
          </table:table-cell>
          <table:table-cell table:number-columns-repeated="2" office:value-type="string">
            <text:p>02</text:p>
          </table:table-cell>
          <table:table-cell table:style-name="ce468" office:value-type="string">
            <text:p>01</text:p>
          </table:table-cell>
          <table:table-cell table:number-columns-repeated="2" office:value-type="string">
            <text:p>01</text:p>
          </table:table-cell>
          <table:table-cell table:style-name="ce531" office:value-type="string">
            <text:p>01</text:p>
          </table:table-cell>
          <table:table-cell table:style-name="ce558" office:value-type="string">
            <text:p>01</text:p>
          </table:table-cell>
          <table:table-cell table:style-name="ce584" office:value-type="string">
            <text:p>01</text:p>
          </table:table-cell>
          <table:table-cell table:style-name="ce607" office:value-type="string">
            <text:p>01</text:p>
          </table:table-cell>
          <table:table-cell table:style-name="ce637" office:value-type="string">
            <text:p>01</text:p>
          </table:table-cell>
          <table:table-cell table:style-name="ce666" office:value-type="string">
            <text:p>01</text:p>
          </table:table-cell>
          <table:table-cell table:style-name="ce696" office:value-type="string">
            <text:p>02</text:p>
          </table:table-cell>
          <table:table-cell table:style-name="ce726" office:value-type="string">
            <text:p>02</text:p>
          </table:table-cell>
          <table:table-cell table:style-name="ce756" office:value-type="string">
            <text:p>02</text:p>
          </table:table-cell>
          <table:table-cell table:style-name="ce789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11" office:value-type="string">
            <text:p>-1</text:p>
          </table:table-cell>
          <table:table-cell table:style-name="ce43" office:value-type="string">
            <text:p>04</text:p>
          </table:table-cell>
          <table:table-cell table:style-name="ce70" office:value-type="string">
            <text:p>04</text:p>
          </table:table-cell>
          <table:table-cell table:style-name="ce96" office:value-type="string">
            <text:p>04</text:p>
          </table:table-cell>
          <table:table-cell table:style-name="ce122" office:value-type="string">
            <text:p>04</text:p>
          </table:table-cell>
          <table:table-cell table:style-name="ce148" office:value-type="string">
            <text:p>04</text:p>
          </table:table-cell>
          <table:table-cell table:style-name="ce174" office:value-type="string">
            <text:p>04</text:p>
          </table:table-cell>
          <table:table-cell table:style-name="ce200" office:value-type="string">
            <text:p>04</text:p>
          </table:table-cell>
          <table:table-cell table:style-name="ce225" office:value-type="string">
            <text:p>04</text:p>
          </table:table-cell>
          <table:table-cell table:number-columns-repeated="4" table:style-name="ce250" office:value-type="string">
            <text:p>03</text:p>
          </table:table-cell>
          <table:table-cell table:number-columns-repeated="4" table:style-name="ce250" office:value-type="string">
            <text:p>02</text:p>
          </table:table-cell>
          <table:table-cell table:number-columns-repeated="2" office:value-type="string">
            <text:p>02</text:p>
          </table:table-cell>
          <table:table-cell table:style-name="ce469" office:value-type="string">
            <text:p>01</text:p>
          </table:table-cell>
          <table:table-cell table:number-columns-repeated="2" office:value-type="string">
            <text:p>01</text:p>
          </table:table-cell>
          <table:table-cell table:style-name="ce532" office:value-type="string">
            <text:p>01</text:p>
          </table:table-cell>
          <table:table-cell table:style-name="ce559" office:value-type="string">
            <text:p>01</text:p>
          </table:table-cell>
          <table:table-cell table:style-name="ce585" office:value-type="string">
            <text:p>01</text:p>
          </table:table-cell>
          <table:table-cell table:style-name="ce608" office:value-type="string">
            <text:p>01</text:p>
          </table:table-cell>
          <table:table-cell table:style-name="ce638" office:value-type="string">
            <text:p>01</text:p>
          </table:table-cell>
          <table:table-cell table:style-name="ce667" office:value-type="string">
            <text:p>01</text:p>
          </table:table-cell>
          <table:table-cell table:style-name="ce697" office:value-type="string">
            <text:p>01</text:p>
          </table:table-cell>
          <table:table-cell table:style-name="ce727" office:value-type="string">
            <text:p>02</text:p>
          </table:table-cell>
          <table:table-cell table:style-name="ce757" office:value-type="string">
            <text:p>02</text:p>
          </table:table-cell>
          <table:table-cell table:style-name="ce790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12" office:value-type="string">
            <text:p>-1</text:p>
          </table:table-cell>
          <table:table-cell table:style-name="ce44" office:value-type="string">
            <text:p>04</text:p>
          </table:table-cell>
          <table:table-cell table:style-name="ce71" office:value-type="string">
            <text:p>04</text:p>
          </table:table-cell>
          <table:table-cell table:style-name="ce97" office:value-type="string">
            <text:p>04</text:p>
          </table:table-cell>
          <table:table-cell table:style-name="ce123" office:value-type="string">
            <text:p>04</text:p>
          </table:table-cell>
          <table:table-cell table:style-name="ce149" office:value-type="string">
            <text:p>04</text:p>
          </table:table-cell>
          <table:table-cell table:style-name="ce175" office:value-type="string">
            <text:p>04</text:p>
          </table:table-cell>
          <table:table-cell table:style-name="ce201" office:value-type="string">
            <text:p>04</text:p>
          </table:table-cell>
          <table:table-cell table:style-name="ce226" office:value-type="string">
            <text:p>04</text:p>
          </table:table-cell>
          <table:table-cell table:number-columns-repeated="4" office:value-type="string">
            <text:p>03</text:p>
          </table:table-cell>
          <table:table-cell table:number-columns-repeated="7" office:value-type="string">
            <text:p>02</text:p>
          </table:table-cell>
          <table:table-cell table:number-columns-repeated="2" office:value-type="string">
            <text:p>01</text:p>
          </table:table-cell>
          <table:table-cell table:style-name="ce533" office:value-type="string">
            <text:p>01</text:p>
          </table:table-cell>
          <table:table-cell table:style-name="ce560" office:value-type="string">
            <text:p>01</text:p>
          </table:table-cell>
          <table:table-cell table:style-name="ce586" office:value-type="string">
            <text:p>01</text:p>
          </table:table-cell>
          <table:table-cell table:style-name="ce609" office:value-type="string">
            <text:p>01</text:p>
          </table:table-cell>
          <table:table-cell table:style-name="ce639" office:value-type="string">
            <text:p>01</text:p>
          </table:table-cell>
          <table:table-cell table:style-name="ce668" office:value-type="string">
            <text:p>01</text:p>
          </table:table-cell>
          <table:table-cell table:style-name="ce698" office:value-type="string">
            <text:p>01</text:p>
          </table:table-cell>
          <table:table-cell office:value-type="string">
            <text:p>01</text:p>
          </table:table-cell>
          <table:table-cell table:style-name="ce758" office:value-type="string">
            <text:p>02</text:p>
          </table:table-cell>
          <table:table-cell table:style-name="ce791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13" office:value-type="string">
            <text:p>-1</text:p>
          </table:table-cell>
          <table:table-cell table:style-name="ce45" office:value-type="string">
            <text:p>04</text:p>
          </table:table-cell>
          <table:table-cell table:style-name="ce72" office:value-type="string">
            <text:p>04</text:p>
          </table:table-cell>
          <table:table-cell table:style-name="ce98" office:value-type="string">
            <text:p>04</text:p>
          </table:table-cell>
          <table:table-cell table:style-name="ce124" office:value-type="string">
            <text:p>04</text:p>
          </table:table-cell>
          <table:table-cell table:style-name="ce150" office:value-type="string">
            <text:p>04</text:p>
          </table:table-cell>
          <table:table-cell table:style-name="ce176" office:value-type="string">
            <text:p>04</text:p>
          </table:table-cell>
          <table:table-cell table:style-name="ce202" office:value-type="string">
            <text:p>04</text:p>
          </table:table-cell>
          <table:table-cell table:style-name="ce227" office:value-type="string">
            <text:p>04</text:p>
          </table:table-cell>
          <table:table-cell table:number-columns-repeated="4" office:value-type="string">
            <text:p>03</text:p>
          </table:table-cell>
          <table:table-cell table:number-columns-repeated="7" office:value-type="string">
            <text:p>02</text:p>
          </table:table-cell>
          <table:table-cell table:number-columns-repeated="2" office:value-type="string">
            <text:p>01</text:p>
          </table:table-cell>
          <table:table-cell table:style-name="ce534" office:value-type="string">
            <text:p>01</text:p>
          </table:table-cell>
          <table:table-cell table:style-name="ce561" office:value-type="string">
            <text:p>01</text:p>
          </table:table-cell>
          <table:table-cell table:style-name="ce587" office:value-type="string">
            <text:p>01</text:p>
          </table:table-cell>
          <table:table-cell table:style-name="ce610" office:value-type="string">
            <text:p>01</text:p>
          </table:table-cell>
          <table:table-cell office:value-type="string">
            <text:p>01</text:p>
          </table:table-cell>
          <table:table-cell table:style-name="ce669" office:value-type="string">
            <text:p>01</text:p>
          </table:table-cell>
          <table:table-cell table:number-columns-repeated="2" office:value-type="string">
            <text:p>01</text:p>
          </table:table-cell>
          <table:table-cell table:style-name="ce759" office:value-type="string">
            <text:p>02</text:p>
          </table:table-cell>
          <table:table-cell table:style-name="ce792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14" office:value-type="string">
            <text:p>-1</text:p>
          </table:table-cell>
          <table:table-cell table:style-name="ce46" office:value-type="string">
            <text:p>04</text:p>
          </table:table-cell>
          <table:table-cell table:style-name="ce73" office:value-type="string">
            <text:p>04</text:p>
          </table:table-cell>
          <table:table-cell table:style-name="ce99" office:value-type="string">
            <text:p>04</text:p>
          </table:table-cell>
          <table:table-cell table:style-name="ce125" office:value-type="string">
            <text:p>04</text:p>
          </table:table-cell>
          <table:table-cell table:style-name="ce151" office:value-type="string">
            <text:p>04</text:p>
          </table:table-cell>
          <table:table-cell table:style-name="ce177" office:value-type="string">
            <text:p>04</text:p>
          </table:table-cell>
          <table:table-cell table:style-name="ce203" office:value-type="string">
            <text:p>04</text:p>
          </table:table-cell>
          <table:table-cell table:style-name="ce228" office:value-type="string">
            <text:p>02</text:p>
          </table:table-cell>
          <table:table-cell table:style-name="ce251" office:value-type="string">
            <text:p>02</text:p>
          </table:table-cell>
          <table:table-cell table:style-name="ce273" office:value-type="string">
            <text:p>02</text:p>
          </table:table-cell>
          <table:table-cell table:number-columns-repeated="4" office:value-type="string">
            <text:p>03</text:p>
          </table:table-cell>
          <table:table-cell table:number-columns-repeated="5" office:value-type="string">
            <text:p>02</text:p>
          </table:table-cell>
          <table:table-cell table:number-columns-repeated="2" office:value-type="string">
            <text:p>01</text:p>
          </table:table-cell>
          <table:table-cell table:style-name="ce535" office:value-type="string">
            <text:p>01</text:p>
          </table:table-cell>
          <table:table-cell table:style-name="ce562" office:value-type="string">
            <text:p>01</text:p>
          </table:table-cell>
          <table:table-cell table:style-name="ce588" office:value-type="string">
            <text:p>01</text:p>
          </table:table-cell>
          <table:table-cell table:style-name="ce611" office:value-type="string">
            <text:p>01</text:p>
          </table:table-cell>
          <table:table-cell table:style-name="ce640" office:value-type="string">
            <text:p>01</text:p>
          </table:table-cell>
          <table:table-cell table:style-name="ce670" office:value-type="string">
            <text:p>01</text:p>
          </table:table-cell>
          <table:table-cell table:style-name="ce699" office:value-type="string">
            <text:p>01</text:p>
          </table:table-cell>
          <table:table-cell table:style-name="ce728" office:value-type="string">
            <text:p>01</text:p>
          </table:table-cell>
          <table:table-cell table:style-name="ce760" office:value-type="string">
            <text:p>02</text:p>
          </table:table-cell>
          <table:table-cell table:style-name="ce793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15" office:value-type="string">
            <text:p>-1</text:p>
          </table:table-cell>
          <table:table-cell table:style-name="ce47" office:value-type="string">
            <text:p>04</text:p>
          </table:table-cell>
          <table:table-cell table:style-name="ce74" office:value-type="string">
            <text:p>04</text:p>
          </table:table-cell>
          <table:table-cell table:style-name="ce100" office:value-type="string">
            <text:p>04</text:p>
          </table:table-cell>
          <table:table-cell table:style-name="ce126" office:value-type="string">
            <text:p>04</text:p>
          </table:table-cell>
          <table:table-cell table:style-name="ce152" office:value-type="string">
            <text:p>04</text:p>
          </table:table-cell>
          <table:table-cell table:style-name="ce178" office:value-type="string">
            <text:p>04</text:p>
          </table:table-cell>
          <table:table-cell table:style-name="ce204" office:value-type="string">
            <text:p>04</text:p>
          </table:table-cell>
          <table:table-cell table:style-name="ce229" office:value-type="string">
            <text:p>02</text:p>
          </table:table-cell>
          <table:table-cell table:style-name="ce252" office:value-type="string">
            <text:p>02</text:p>
          </table:table-cell>
          <table:table-cell table:style-name="ce274" office:value-type="string">
            <text:p>02</text:p>
          </table:table-cell>
          <table:table-cell table:number-columns-repeated="4" office:value-type="string">
            <text:p>03</text:p>
          </table:table-cell>
          <table:table-cell table:style-name="ce382" office:value-type="string">
            <text:p>01</text:p>
          </table:table-cell>
          <table:table-cell table:number-columns-repeated="4" office:value-type="string">
            <text:p>02</text:p>
          </table:table-cell>
          <table:table-cell table:number-columns-repeated="2" office:value-type="string">
            <text:p>01</text:p>
          </table:table-cell>
          <table:table-cell table:style-name="ce536" office:value-type="string">
            <text:p>01</text:p>
          </table:table-cell>
          <table:table-cell table:style-name="ce563" office:value-type="string">
            <text:p>01</text:p>
          </table:table-cell>
          <table:table-cell table:style-name="ce589" office:value-type="string">
            <text:p>01</text:p>
          </table:table-cell>
          <table:table-cell table:style-name="ce612" office:value-type="string">
            <text:p>01</text:p>
          </table:table-cell>
          <table:table-cell table:style-name="ce641" office:value-type="string">
            <text:p>01</text:p>
          </table:table-cell>
          <table:table-cell table:style-name="ce671" office:value-type="string">
            <text:p>01</text:p>
          </table:table-cell>
          <table:table-cell table:style-name="ce700" office:value-type="string">
            <text:p>01</text:p>
          </table:table-cell>
          <table:table-cell table:style-name="ce729" office:value-type="string">
            <text:p>01</text:p>
          </table:table-cell>
          <table:table-cell table:style-name="ce761" office:value-type="string">
            <text:p>02</text:p>
          </table:table-cell>
          <table:table-cell table:style-name="ce794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16" office:value-type="string">
            <text:p>-1</text:p>
          </table:table-cell>
          <table:table-cell table:style-name="ce48" office:value-type="string">
            <text:p>04</text:p>
          </table:table-cell>
          <table:table-cell table:style-name="ce75" office:value-type="string">
            <text:p>04</text:p>
          </table:table-cell>
          <table:table-cell table:style-name="ce101" office:value-type="string">
            <text:p>04</text:p>
          </table:table-cell>
          <table:table-cell table:style-name="ce127" office:value-type="string">
            <text:p>04</text:p>
          </table:table-cell>
          <table:table-cell table:style-name="ce153" office:value-type="string">
            <text:p>04</text:p>
          </table:table-cell>
          <table:table-cell table:style-name="ce179" office:value-type="string">
            <text:p>04</text:p>
          </table:table-cell>
          <table:table-cell table:style-name="ce205" office:value-type="string">
            <text:p>04</text:p>
          </table:table-cell>
          <table:table-cell table:style-name="ce230" office:value-type="string">
            <text:p>02</text:p>
          </table:table-cell>
          <table:table-cell table:style-name="ce253" office:value-type="string">
            <text:p>02</text:p>
          </table:table-cell>
          <table:table-cell table:style-name="ce275" office:value-type="string">
            <text:p>02</text:p>
          </table:table-cell>
          <table:table-cell table:number-columns-repeated="4" office:value-type="string">
            <text:p>03</text:p>
          </table:table-cell>
          <table:table-cell table:style-name="ce383" office:value-type="string">
            <text:p>01</text:p>
          </table:table-cell>
          <table:table-cell table:style-name="ce404" office:value-type="string">
            <text:p>01</text:p>
          </table:table-cell>
          <table:table-cell table:number-columns-repeated="3" office:value-type="string">
            <text:p>02</text:p>
          </table:table-cell>
          <table:table-cell table:number-columns-repeated="2" office:value-type="string">
            <text:p>01</text:p>
          </table:table-cell>
          <table:table-cell table:style-name="ce537" office:value-type="string">
            <text:p>01</text:p>
          </table:table-cell>
          <table:table-cell table:style-name="ce564" office:value-type="string">
            <text:p>01</text:p>
          </table:table-cell>
          <table:table-cell table:style-name="ce590" office:value-type="string">
            <text:p>01</text:p>
          </table:table-cell>
          <table:table-cell table:style-name="ce613" office:value-type="string">
            <text:p>01</text:p>
          </table:table-cell>
          <table:table-cell table:style-name="ce642" office:value-type="string">
            <text:p>01</text:p>
          </table:table-cell>
          <table:table-cell table:style-name="ce672" office:value-type="string">
            <text:p>01</text:p>
          </table:table-cell>
          <table:table-cell table:style-name="ce701" office:value-type="string">
            <text:p>01</text:p>
          </table:table-cell>
          <table:table-cell table:style-name="ce730" office:value-type="string">
            <text:p>01</text:p>
          </table:table-cell>
          <table:table-cell table:style-name="ce762" office:value-type="string">
            <text:p>02</text:p>
          </table:table-cell>
          <table:table-cell table:style-name="ce795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17" office:value-type="string">
            <text:p>-1</text:p>
          </table:table-cell>
          <table:table-cell table:style-name="ce49" office:value-type="string">
            <text:p>04</text:p>
          </table:table-cell>
          <table:table-cell table:style-name="ce76" office:value-type="string">
            <text:p>04</text:p>
          </table:table-cell>
          <table:table-cell table:style-name="ce102" office:value-type="string">
            <text:p>04</text:p>
          </table:table-cell>
          <table:table-cell table:style-name="ce128" office:value-type="string">
            <text:p>04</text:p>
          </table:table-cell>
          <table:table-cell table:style-name="ce154" office:value-type="string">
            <text:p>04</text:p>
          </table:table-cell>
          <table:table-cell table:style-name="ce180" office:value-type="string">
            <text:p>04</text:p>
          </table:table-cell>
          <table:table-cell table:style-name="ce206" office:value-type="string">
            <text:p>02</text:p>
          </table:table-cell>
          <table:table-cell table:style-name="ce231" office:value-type="string">
            <text:p>02</text:p>
          </table:table-cell>
          <table:table-cell table:style-name="ce254" office:value-type="string">
            <text:p>02</text:p>
          </table:table-cell>
          <table:table-cell table:style-name="ce276" office:value-type="string">
            <text:p>02</text:p>
          </table:table-cell>
          <table:table-cell table:style-name="ce295" office:value-type="string">
            <text:p>02</text:p>
          </table:table-cell>
          <table:table-cell table:style-name="ce318" office:value-type="string">
            <text:p>02</text:p>
          </table:table-cell>
          <table:table-cell table:style-name="ce339" office:value-type="string">
            <text:p>02</text:p>
          </table:table-cell>
          <table:table-cell office:value-type="string">
            <text:p>03</text:p>
          </table:table-cell>
          <table:table-cell table:number-columns-repeated="9" office:value-type="string">
            <text:p>01</text:p>
          </table:table-cell>
          <table:table-cell table:style-name="ce591" office:value-type="string">
            <text:p>01</text:p>
          </table:table-cell>
          <table:table-cell table:style-name="ce614" office:value-type="string">
            <text:p>01</text:p>
          </table:table-cell>
          <table:table-cell table:style-name="ce643" office:value-type="string">
            <text:p>01</text:p>
          </table:table-cell>
          <table:table-cell table:style-name="ce673" office:value-type="string">
            <text:p>01</text:p>
          </table:table-cell>
          <table:table-cell table:style-name="ce702" office:value-type="string">
            <text:p>01</text:p>
          </table:table-cell>
          <table:table-cell table:style-name="ce731" office:value-type="string">
            <text:p>01</text:p>
          </table:table-cell>
          <table:table-cell table:style-name="ce763" office:value-type="string">
            <text:p>02</text:p>
          </table:table-cell>
          <table:table-cell table:style-name="ce796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18" office:value-type="string">
            <text:p>-1</text:p>
          </table:table-cell>
          <table:table-cell table:style-name="ce50" office:value-type="string">
            <text:p>03</text:p>
          </table:table-cell>
          <table:table-cell table:style-name="ce77" office:value-type="string">
            <text:p>03</text:p>
          </table:table-cell>
          <table:table-cell table:style-name="ce103" office:value-type="string">
            <text:p>04</text:p>
          </table:table-cell>
          <table:table-cell table:style-name="ce129" office:value-type="string">
            <text:p>04</text:p>
          </table:table-cell>
          <table:table-cell table:style-name="ce155" office:value-type="string">
            <text:p>04</text:p>
          </table:table-cell>
          <table:table-cell table:style-name="ce181" office:value-type="string">
            <text:p>04</text:p>
          </table:table-cell>
          <table:table-cell table:style-name="ce207" office:value-type="string">
            <text:p>02</text:p>
          </table:table-cell>
          <table:table-cell table:style-name="ce232" office:value-type="string">
            <text:p>02</text:p>
          </table:table-cell>
          <table:table-cell table:style-name="ce255" office:value-type="string">
            <text:p>02</text:p>
          </table:table-cell>
          <table:table-cell table:style-name="ce277" office:value-type="string">
            <text:p>02</text:p>
          </table:table-cell>
          <table:table-cell table:style-name="ce296" office:value-type="string">
            <text:p>02</text:p>
          </table:table-cell>
          <table:table-cell table:style-name="ce319" office:value-type="string">
            <text:p>02</text:p>
          </table:table-cell>
          <table:table-cell table:style-name="ce340" office:value-type="string">
            <text:p>02</text:p>
          </table:table-cell>
          <table:table-cell office:value-type="string">
            <text:p>03</text:p>
          </table:table-cell>
          <table:table-cell table:number-columns-repeated="5" office:value-type="string">
            <text:p>02</text:p>
          </table:table-cell>
          <table:table-cell table:number-columns-repeated="3" office:value-type="string">
            <text:p>01</text:p>
          </table:table-cell>
          <table:table-cell office:value-type="string">
            <text:p>02</text:p>
          </table:table-cell>
          <table:table-cell table:style-name="ce592" office:value-type="string">
            <text:p>01</text:p>
          </table:table-cell>
          <table:table-cell table:style-name="ce615" office:value-type="string">
            <text:p>01</text:p>
          </table:table-cell>
          <table:table-cell table:style-name="ce644" office:value-type="string">
            <text:p>01</text:p>
          </table:table-cell>
          <table:table-cell table:style-name="ce674" office:value-type="string">
            <text:p>01</text:p>
          </table:table-cell>
          <table:table-cell table:style-name="ce703" office:value-type="string">
            <text:p>01</text:p>
          </table:table-cell>
          <table:table-cell table:style-name="ce732" office:value-type="string">
            <text:p>01</text:p>
          </table:table-cell>
          <table:table-cell table:style-name="ce764" office:value-type="string">
            <text:p>02</text:p>
          </table:table-cell>
          <table:table-cell table:style-name="ce797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19" office:value-type="string">
            <text:p>-1</text:p>
          </table:table-cell>
          <table:table-cell table:style-name="ce51" office:value-type="string">
            <text:p>03</text:p>
          </table:table-cell>
          <table:table-cell table:style-name="ce78" office:value-type="string">
            <text:p>03</text:p>
          </table:table-cell>
          <table:table-cell table:style-name="ce104" office:value-type="string">
            <text:p>03</text:p>
          </table:table-cell>
          <table:table-cell table:style-name="ce130" office:value-type="string">
            <text:p>03</text:p>
          </table:table-cell>
          <table:table-cell table:style-name="ce156" office:value-type="string">
            <text:p>03</text:p>
          </table:table-cell>
          <table:table-cell table:style-name="ce182" office:value-type="string">
            <text:p>03</text:p>
          </table:table-cell>
          <table:table-cell table:style-name="ce208" office:value-type="string">
            <text:p>02</text:p>
          </table:table-cell>
          <table:table-cell table:style-name="ce233" office:value-type="string">
            <text:p>02</text:p>
          </table:table-cell>
          <table:table-cell table:style-name="ce256" office:value-type="string">
            <text:p>02</text:p>
          </table:table-cell>
          <table:table-cell table:style-name="ce278" office:value-type="string">
            <text:p>02</text:p>
          </table:table-cell>
          <table:table-cell table:style-name="ce297" office:value-type="string">
            <text:p>02</text:p>
          </table:table-cell>
          <table:table-cell table:style-name="ce320" office:value-type="string">
            <text:p>02</text:p>
          </table:table-cell>
          <table:table-cell table:style-name="ce341" office:value-type="string">
            <text:p>02</text:p>
          </table:table-cell>
          <table:table-cell table:style-name="ce362" office:value-type="string">
            <text:p>02</text:p>
          </table:table-cell>
          <table:table-cell table:style-name="ce384" office:value-type="string">
            <text:p>02</text:p>
          </table:table-cell>
          <table:table-cell table:style-name="ce405" office:value-type="string">
            <text:p>02</text:p>
          </table:table-cell>
          <table:table-cell table:style-name="ce426" office:value-type="string">
            <text:p>02</text:p>
          </table:table-cell>
          <table:table-cell table:style-name="ce447" office:value-type="string">
            <text:p>02</text:p>
          </table:table-cell>
          <table:table-cell table:style-name="ce470" office:value-type="string">
            <text:p>02</text:p>
          </table:table-cell>
          <table:table-cell table:style-name="ce490" office:value-type="string">
            <text:p>02</text:p>
          </table:table-cell>
          <table:table-cell table:style-name="ce510" office:value-type="string">
            <text:p>02</text:p>
          </table:table-cell>
          <table:table-cell table:style-name="ce538" office:value-type="string">
            <text:p>02</text:p>
          </table:table-cell>
          <table:table-cell table:style-name="ce565" office:value-type="string">
            <text:p>02</text:p>
          </table:table-cell>
          <table:table-cell table:style-name="ce593" office:value-type="string">
            <text:p>01</text:p>
          </table:table-cell>
          <table:table-cell table:style-name="ce616" office:value-type="string">
            <text:p>01</text:p>
          </table:table-cell>
          <table:table-cell table:style-name="ce645" office:value-type="string">
            <text:p>01</text:p>
          </table:table-cell>
          <table:table-cell table:style-name="ce675" office:value-type="string">
            <text:p>01</text:p>
          </table:table-cell>
          <table:table-cell table:style-name="ce704" office:value-type="string">
            <text:p>01</text:p>
          </table:table-cell>
          <table:table-cell table:style-name="ce733" office:value-type="string">
            <text:p>01</text:p>
          </table:table-cell>
          <table:table-cell table:style-name="ce765" office:value-type="string">
            <text:p>02</text:p>
          </table:table-cell>
          <table:table-cell table:style-name="ce798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20" office:value-type="string">
            <text:p>-1</text:p>
          </table:table-cell>
          <table:table-cell table:style-name="ce52" office:value-type="string">
            <text:p>03</text:p>
          </table:table-cell>
          <table:table-cell table:style-name="ce79" office:value-type="string">
            <text:p>03</text:p>
          </table:table-cell>
          <table:table-cell table:style-name="ce105" office:value-type="string">
            <text:p>03</text:p>
          </table:table-cell>
          <table:table-cell table:style-name="ce131" office:value-type="string">
            <text:p>03</text:p>
          </table:table-cell>
          <table:table-cell table:style-name="ce157" office:value-type="string">
            <text:p>03</text:p>
          </table:table-cell>
          <table:table-cell table:style-name="ce183" office:value-type="string">
            <text:p>03</text:p>
          </table:table-cell>
          <table:table-cell table:style-name="ce209" office:value-type="string">
            <text:p>02</text:p>
          </table:table-cell>
          <table:table-cell table:style-name="ce234" office:value-type="string">
            <text:p>02</text:p>
          </table:table-cell>
          <table:table-cell table:style-name="ce257" office:value-type="string">
            <text:p>02</text:p>
          </table:table-cell>
          <table:table-cell table:style-name="ce279" office:value-type="string">
            <text:p>02</text:p>
          </table:table-cell>
          <table:table-cell table:style-name="ce298" office:value-type="string">
            <text:p>02</text:p>
          </table:table-cell>
          <table:table-cell table:style-name="ce321" office:value-type="string">
            <text:p>02</text:p>
          </table:table-cell>
          <table:table-cell table:style-name="ce342" office:value-type="string">
            <text:p>02</text:p>
          </table:table-cell>
          <table:table-cell table:style-name="ce363" office:value-type="string">
            <text:p>02</text:p>
          </table:table-cell>
          <table:table-cell table:style-name="ce385" office:value-type="string">
            <text:p>02</text:p>
          </table:table-cell>
          <table:table-cell table:style-name="ce406" office:value-type="string">
            <text:p>02</text:p>
          </table:table-cell>
          <table:table-cell table:style-name="ce427" office:value-type="string">
            <text:p>02</text:p>
          </table:table-cell>
          <table:table-cell table:style-name="ce448" office:value-type="string">
            <text:p>02</text:p>
          </table:table-cell>
          <table:table-cell table:style-name="ce471" office:value-type="string">
            <text:p>02</text:p>
          </table:table-cell>
          <table:table-cell table:style-name="ce491" office:value-type="string">
            <text:p>02</text:p>
          </table:table-cell>
          <table:table-cell table:style-name="ce511" office:value-type="string">
            <text:p>02</text:p>
          </table:table-cell>
          <table:table-cell table:style-name="ce539" office:value-type="string">
            <text:p>02</text:p>
          </table:table-cell>
          <table:table-cell table:style-name="ce566" office:value-type="string">
            <text:p>02</text:p>
          </table:table-cell>
          <table:table-cell table:style-name="ce594" office:value-type="string">
            <text:p>02</text:p>
          </table:table-cell>
          <table:table-cell table:style-name="ce617" office:value-type="string">
            <text:p>01</text:p>
          </table:table-cell>
          <table:table-cell table:style-name="ce646" office:value-type="string">
            <text:p>01</text:p>
          </table:table-cell>
          <table:table-cell table:style-name="ce676" office:value-type="string">
            <text:p>01</text:p>
          </table:table-cell>
          <table:table-cell table:style-name="ce705" office:value-type="string">
            <text:p>01</text:p>
          </table:table-cell>
          <table:table-cell table:style-name="ce734" office:value-type="string">
            <text:p>01</text:p>
          </table:table-cell>
          <table:table-cell table:style-name="ce766" office:value-type="string">
            <text:p>02</text:p>
          </table:table-cell>
          <table:table-cell table:style-name="ce799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21" office:value-type="string">
            <text:p>-1</text:p>
          </table:table-cell>
          <table:table-cell table:style-name="ce53" office:value-type="string">
            <text:p>03</text:p>
          </table:table-cell>
          <table:table-cell table:style-name="ce80" office:value-type="string">
            <text:p>03</text:p>
          </table:table-cell>
          <table:table-cell table:style-name="ce106" office:value-type="string">
            <text:p>03</text:p>
          </table:table-cell>
          <table:table-cell table:style-name="ce132" office:value-type="string">
            <text:p>03</text:p>
          </table:table-cell>
          <table:table-cell table:style-name="ce158" office:value-type="string">
            <text:p>03</text:p>
          </table:table-cell>
          <table:table-cell table:style-name="ce184" office:value-type="string">
            <text:p>03</text:p>
          </table:table-cell>
          <table:table-cell table:style-name="ce210" office:value-type="string">
            <text:p>02</text:p>
          </table:table-cell>
          <table:table-cell table:style-name="ce235" office:value-type="string">
            <text:p>02</text:p>
          </table:table-cell>
          <table:table-cell table:style-name="ce258" office:value-type="string">
            <text:p>02</text:p>
          </table:table-cell>
          <table:table-cell table:style-name="ce280" office:value-type="string">
            <text:p>02</text:p>
          </table:table-cell>
          <table:table-cell table:style-name="ce299" office:value-type="string">
            <text:p>02</text:p>
          </table:table-cell>
          <table:table-cell table:style-name="ce322" office:value-type="string">
            <text:p>02</text:p>
          </table:table-cell>
          <table:table-cell table:style-name="ce343" office:value-type="string">
            <text:p>02</text:p>
          </table:table-cell>
          <table:table-cell table:style-name="ce364" office:value-type="string">
            <text:p>02</text:p>
          </table:table-cell>
          <table:table-cell table:style-name="ce386" office:value-type="string">
            <text:p>02</text:p>
          </table:table-cell>
          <table:table-cell table:style-name="ce407" office:value-type="string">
            <text:p>02</text:p>
          </table:table-cell>
          <table:table-cell table:style-name="ce428" office:value-type="string">
            <text:p>02</text:p>
          </table:table-cell>
          <table:table-cell table:style-name="ce449" office:value-type="string">
            <text:p>02</text:p>
          </table:table-cell>
          <table:table-cell table:style-name="ce472" office:value-type="string">
            <text:p>02</text:p>
          </table:table-cell>
          <table:table-cell table:style-name="ce492" office:value-type="string">
            <text:p>02</text:p>
          </table:table-cell>
          <table:table-cell table:style-name="ce512" office:value-type="string">
            <text:p>02</text:p>
          </table:table-cell>
          <table:table-cell table:style-name="ce540" office:value-type="string">
            <text:p>02</text:p>
          </table:table-cell>
          <table:table-cell table:style-name="ce567" office:value-type="string">
            <text:p>02</text:p>
          </table:table-cell>
          <table:table-cell table:style-name="ce595" office:value-type="string">
            <text:p>02</text:p>
          </table:table-cell>
          <table:table-cell table:style-name="ce618" office:value-type="string">
            <text:p>01</text:p>
          </table:table-cell>
          <table:table-cell table:style-name="ce647" office:value-type="string">
            <text:p>01</text:p>
          </table:table-cell>
          <table:table-cell table:style-name="ce677" office:value-type="string">
            <text:p>01</text:p>
          </table:table-cell>
          <table:table-cell table:style-name="ce706" office:value-type="string">
            <text:p>01</text:p>
          </table:table-cell>
          <table:table-cell table:style-name="ce735" office:value-type="string">
            <text:p>01</text:p>
          </table:table-cell>
          <table:table-cell table:style-name="ce767" office:value-type="string">
            <text:p>02</text:p>
          </table:table-cell>
          <table:table-cell table:style-name="ce800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22" office:value-type="string">
            <text:p>-1</text:p>
          </table:table-cell>
          <table:table-cell table:style-name="ce54" office:value-type="string">
            <text:p>03</text:p>
          </table:table-cell>
          <table:table-cell table:number-columns-repeated="5" office:value-type="string">
            <text:p>03</text:p>
          </table:table-cell>
          <table:table-cell table:style-name="ce211" office:value-type="string">
            <text:p>02</text:p>
          </table:table-cell>
          <table:table-cell table:style-name="ce236" office:value-type="string">
            <text:p>02</text:p>
          </table:table-cell>
          <table:table-cell table:style-name="ce259" office:value-type="string">
            <text:p>02</text:p>
          </table:table-cell>
          <table:table-cell table:style-name="ce281" office:value-type="string">
            <text:p>02</text:p>
          </table:table-cell>
          <table:table-cell table:style-name="ce300" office:value-type="string">
            <text:p>02</text:p>
          </table:table-cell>
          <table:table-cell table:style-name="ce323" office:value-type="string">
            <text:p>02</text:p>
          </table:table-cell>
          <table:table-cell table:style-name="ce344" office:value-type="string">
            <text:p>02</text:p>
          </table:table-cell>
          <table:table-cell table:style-name="ce365" office:value-type="string">
            <text:p>02</text:p>
          </table:table-cell>
          <table:table-cell table:style-name="ce387" office:value-type="string">
            <text:p>02</text:p>
          </table:table-cell>
          <table:table-cell table:style-name="ce408" office:value-type="string">
            <text:p>02</text:p>
          </table:table-cell>
          <table:table-cell table:style-name="ce429" office:value-type="string">
            <text:p>02</text:p>
          </table:table-cell>
          <table:table-cell table:style-name="ce450" office:value-type="string">
            <text:p>02</text:p>
          </table:table-cell>
          <table:table-cell table:style-name="ce473" office:value-type="string">
            <text:p>02</text:p>
          </table:table-cell>
          <table:table-cell table:style-name="ce493" office:value-type="string">
            <text:p>02</text:p>
          </table:table-cell>
          <table:table-cell table:style-name="ce513" office:value-type="string">
            <text:p>02</text:p>
          </table:table-cell>
          <table:table-cell table:style-name="ce541" office:value-type="string">
            <text:p>02</text:p>
          </table:table-cell>
          <table:table-cell table:style-name="ce568" office:value-type="string">
            <text:p>02</text:p>
          </table:table-cell>
          <table:table-cell table:style-name="ce596" office:value-type="string">
            <text:p>02</text:p>
          </table:table-cell>
          <table:table-cell table:style-name="ce619" office:value-type="string">
            <text:p>01</text:p>
          </table:table-cell>
          <table:table-cell table:style-name="ce648" office:value-type="string">
            <text:p>01</text:p>
          </table:table-cell>
          <table:table-cell table:style-name="ce678" office:value-type="string">
            <text:p>01</text:p>
          </table:table-cell>
          <table:table-cell table:style-name="ce707" office:value-type="string">
            <text:p>01</text:p>
          </table:table-cell>
          <table:table-cell table:style-name="ce736" office:value-type="string">
            <text:p>01</text:p>
          </table:table-cell>
          <table:table-cell table:style-name="ce768" office:value-type="string">
            <text:p>02</text:p>
          </table:table-cell>
          <table:table-cell table:style-name="ce801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23" office:value-type="string">
            <text:p>-1</text:p>
          </table:table-cell>
          <table:table-cell table:style-name="ce55" office:value-type="string">
            <text:p>01</text:p>
          </table:table-cell>
          <table:table-cell table:style-name="ce81" office:value-type="string">
            <text:p>01</text:p>
          </table:table-cell>
          <table:table-cell table:style-name="ce107" office:value-type="string">
            <text:p>01</text:p>
          </table:table-cell>
          <table:table-cell table:style-name="ce133" office:value-type="string">
            <text:p>01</text:p>
          </table:table-cell>
          <table:table-cell table:style-name="ce159" office:value-type="string">
            <text:p>01</text:p>
          </table:table-cell>
          <table:table-cell table:style-name="ce185" office:value-type="string">
            <text:p>01</text:p>
          </table:table-cell>
          <table:table-cell table:style-name="ce212" office:value-type="string">
            <text:p>02</text:p>
          </table:table-cell>
          <table:table-cell table:style-name="ce237" office:value-type="string">
            <text:p>02</text:p>
          </table:table-cell>
          <table:table-cell table:style-name="ce260" office:value-type="string">
            <text:p>02</text:p>
          </table:table-cell>
          <table:table-cell table:style-name="ce282" office:value-type="string">
            <text:p>02</text:p>
          </table:table-cell>
          <table:table-cell table:style-name="ce301" office:value-type="string">
            <text:p>02</text:p>
          </table:table-cell>
          <table:table-cell table:style-name="ce324" office:value-type="string">
            <text:p>02</text:p>
          </table:table-cell>
          <table:table-cell table:style-name="ce345" office:value-type="string">
            <text:p>02</text:p>
          </table:table-cell>
          <table:table-cell table:style-name="ce366" office:value-type="string">
            <text:p>02</text:p>
          </table:table-cell>
          <table:table-cell table:style-name="ce388" office:value-type="string">
            <text:p>02</text:p>
          </table:table-cell>
          <table:table-cell table:style-name="ce409" office:value-type="string">
            <text:p>02</text:p>
          </table:table-cell>
          <table:table-cell table:style-name="ce430" office:value-type="string">
            <text:p>02</text:p>
          </table:table-cell>
          <table:table-cell table:style-name="ce451" office:value-type="string">
            <text:p>02</text:p>
          </table:table-cell>
          <table:table-cell table:style-name="ce474" office:value-type="string">
            <text:p>02</text:p>
          </table:table-cell>
          <table:table-cell table:style-name="ce494" office:value-type="string">
            <text:p>02</text:p>
          </table:table-cell>
          <table:table-cell table:style-name="ce514" office:value-type="string">
            <text:p>02</text:p>
          </table:table-cell>
          <table:table-cell table:style-name="ce542" office:value-type="string">
            <text:p>02</text:p>
          </table:table-cell>
          <table:table-cell table:style-name="ce569" office:value-type="string">
            <text:p>02</text:p>
          </table:table-cell>
          <table:table-cell table:style-name="ce597" office:value-type="string">
            <text:p>02</text:p>
          </table:table-cell>
          <table:table-cell table:style-name="ce620" office:value-type="string">
            <text:p>01</text:p>
          </table:table-cell>
          <table:table-cell table:style-name="ce649" office:value-type="string">
            <text:p>01</text:p>
          </table:table-cell>
          <table:table-cell table:style-name="ce679" office:value-type="string">
            <text:p>01</text:p>
          </table:table-cell>
          <table:table-cell table:style-name="ce708" office:value-type="string">
            <text:p>01</text:p>
          </table:table-cell>
          <table:table-cell table:style-name="ce737" office:value-type="string">
            <text:p>01</text:p>
          </table:table-cell>
          <table:table-cell table:style-name="ce769" office:value-type="string">
            <text:p>02</text:p>
          </table:table-cell>
          <table:table-cell table:style-name="ce802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24" office:value-type="string">
            <text:p>-1</text:p>
          </table:table-cell>
          <table:table-cell table:style-name="ce56" office:value-type="string">
            <text:p>01</text:p>
          </table:table-cell>
          <table:table-cell table:style-name="ce82" office:value-type="string">
            <text:p>01</text:p>
          </table:table-cell>
          <table:table-cell table:style-name="ce108" office:value-type="string">
            <text:p>01</text:p>
          </table:table-cell>
          <table:table-cell table:style-name="ce134" office:value-type="string">
            <text:p>01</text:p>
          </table:table-cell>
          <table:table-cell table:style-name="ce160" office:value-type="string">
            <text:p>01</text:p>
          </table:table-cell>
          <table:table-cell table:style-name="ce186" office:value-type="string">
            <text:p>01</text:p>
          </table:table-cell>
          <table:table-cell table:style-name="ce213" office:value-type="string">
            <text:p>02</text:p>
          </table:table-cell>
          <table:table-cell table:style-name="ce238" office:value-type="string">
            <text:p>02</text:p>
          </table:table-cell>
          <table:table-cell table:style-name="ce261" office:value-type="string">
            <text:p>02</text:p>
          </table:table-cell>
          <table:table-cell table:style-name="ce283" office:value-type="string">
            <text:p>02</text:p>
          </table:table-cell>
          <table:table-cell table:style-name="ce302" office:value-type="string">
            <text:p>02</text:p>
          </table:table-cell>
          <table:table-cell table:style-name="ce325" office:value-type="string">
            <text:p>02</text:p>
          </table:table-cell>
          <table:table-cell table:style-name="ce346" office:value-type="string">
            <text:p>02</text:p>
          </table:table-cell>
          <table:table-cell table:style-name="ce367" office:value-type="string">
            <text:p>02</text:p>
          </table:table-cell>
          <table:table-cell table:style-name="ce389" office:value-type="string">
            <text:p>02</text:p>
          </table:table-cell>
          <table:table-cell table:style-name="ce410" office:value-type="string">
            <text:p>02</text:p>
          </table:table-cell>
          <table:table-cell table:style-name="ce431" office:value-type="string">
            <text:p>02</text:p>
          </table:table-cell>
          <table:table-cell table:style-name="ce452" office:value-type="string">
            <text:p>02</text:p>
          </table:table-cell>
          <table:table-cell table:style-name="ce475" office:value-type="string">
            <text:p>02</text:p>
          </table:table-cell>
          <table:table-cell table:style-name="ce495" office:value-type="string">
            <text:p>02</text:p>
          </table:table-cell>
          <table:table-cell table:style-name="ce515" office:value-type="string">
            <text:p>02</text:p>
          </table:table-cell>
          <table:table-cell table:style-name="ce543" office:value-type="string">
            <text:p>02</text:p>
          </table:table-cell>
          <table:table-cell table:style-name="ce570" office:value-type="string">
            <text:p>02</text:p>
          </table:table-cell>
          <table:table-cell office:value-type="string">
            <text:p>01</text:p>
          </table:table-cell>
          <table:table-cell table:style-name="ce621" office:value-type="string">
            <text:p>01</text:p>
          </table:table-cell>
          <table:table-cell table:style-name="ce650" office:value-type="string">
            <text:p>01</text:p>
          </table:table-cell>
          <table:table-cell table:style-name="ce680" office:value-type="string">
            <text:p>01</text:p>
          </table:table-cell>
          <table:table-cell table:style-name="ce709" office:value-type="string">
            <text:p>01</text:p>
          </table:table-cell>
          <table:table-cell table:style-name="ce738" office:value-type="string">
            <text:p>02</text:p>
          </table:table-cell>
          <table:table-cell table:style-name="ce770" office:value-type="string">
            <text:p>02</text:p>
          </table:table-cell>
          <table:table-cell table:style-name="ce803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25" office:value-type="string">
            <text:p>-1</text:p>
          </table:table-cell>
          <table:table-cell table:style-name="ce57" office:value-type="string">
            <text:p>01</text:p>
          </table:table-cell>
          <table:table-cell table:style-name="ce83" office:value-type="string">
            <text:p>01</text:p>
          </table:table-cell>
          <table:table-cell table:style-name="ce109" office:value-type="string">
            <text:p>01</text:p>
          </table:table-cell>
          <table:table-cell table:style-name="ce135" office:value-type="string">
            <text:p>01</text:p>
          </table:table-cell>
          <table:table-cell table:style-name="ce161" office:value-type="string">
            <text:p>01</text:p>
          </table:table-cell>
          <table:table-cell table:style-name="ce187" office:value-type="string">
            <text:p>01</text:p>
          </table:table-cell>
          <table:table-cell table:style-name="ce214" office:value-type="string">
            <text:p>02</text:p>
          </table:table-cell>
          <table:table-cell table:style-name="ce239" office:value-type="string">
            <text:p>02</text:p>
          </table:table-cell>
          <table:table-cell table:style-name="ce262" office:value-type="string">
            <text:p>02</text:p>
          </table:table-cell>
          <table:table-cell table:style-name="ce284" office:value-type="string">
            <text:p>02</text:p>
          </table:table-cell>
          <table:table-cell table:style-name="ce303" office:value-type="string">
            <text:p>02</text:p>
          </table:table-cell>
          <table:table-cell table:style-name="ce326" office:value-type="string">
            <text:p>02</text:p>
          </table:table-cell>
          <table:table-cell table:style-name="ce347" office:value-type="string">
            <text:p>02</text:p>
          </table:table-cell>
          <table:table-cell table:style-name="ce368" office:value-type="string">
            <text:p>02</text:p>
          </table:table-cell>
          <table:table-cell table:style-name="ce390" office:value-type="string">
            <text:p>02</text:p>
          </table:table-cell>
          <table:table-cell table:style-name="ce411" office:value-type="string">
            <text:p>02</text:p>
          </table:table-cell>
          <table:table-cell table:style-name="ce432" office:value-type="string">
            <text:p>02</text:p>
          </table:table-cell>
          <table:table-cell table:style-name="ce453" office:value-type="string">
            <text:p>02</text:p>
          </table:table-cell>
          <table:table-cell table:style-name="ce476" office:value-type="string">
            <text:p>02</text:p>
          </table:table-cell>
          <table:table-cell table:style-name="ce496" office:value-type="string">
            <text:p>02</text:p>
          </table:table-cell>
          <table:table-cell table:style-name="ce516" office:value-type="string">
            <text:p>01</text:p>
          </table:table-cell>
          <table:table-cell table:style-name="ce544" office:value-type="string">
            <text:p>01</text:p>
          </table:table-cell>
          <table:table-cell table:style-name="ce571" office:value-type="string">
            <text:p>01</text:p>
          </table:table-cell>
          <table:table-cell office:value-type="string">
            <text:p>01</text:p>
          </table:table-cell>
          <table:table-cell table:style-name="ce622" office:value-type="string">
            <text:p>01</text:p>
          </table:table-cell>
          <table:table-cell table:style-name="ce651" office:value-type="string">
            <text:p>01</text:p>
          </table:table-cell>
          <table:table-cell table:style-name="ce681" office:value-type="string">
            <text:p>01</text:p>
          </table:table-cell>
          <table:table-cell table:style-name="ce710" office:value-type="string">
            <text:p>01</text:p>
          </table:table-cell>
          <table:table-cell table:style-name="ce739" office:value-type="string">
            <text:p>02</text:p>
          </table:table-cell>
          <table:table-cell table:style-name="ce771" office:value-type="string">
            <text:p>02</text:p>
          </table:table-cell>
          <table:table-cell table:style-name="ce804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26" office:value-type="string">
            <text:p>-1</text:p>
          </table:table-cell>
          <table:table-cell table:style-name="ce58" office:value-type="string">
            <text:p>01</text:p>
          </table:table-cell>
          <table:table-cell table:style-name="ce84" office:value-type="string">
            <text:p>01</text:p>
          </table:table-cell>
          <table:table-cell table:style-name="ce110" office:value-type="string">
            <text:p>01</text:p>
          </table:table-cell>
          <table:table-cell table:style-name="ce136" office:value-type="string">
            <text:p>01</text:p>
          </table:table-cell>
          <table:table-cell table:style-name="ce162" office:value-type="string">
            <text:p>01</text:p>
          </table:table-cell>
          <table:table-cell table:style-name="ce188" office:value-type="string">
            <text:p>01</text:p>
          </table:table-cell>
          <table:table-cell table:style-name="ce215" office:value-type="string">
            <text:p>01</text:p>
          </table:table-cell>
          <table:table-cell table:style-name="ce240" office:value-type="string">
            <text:p>02</text:p>
          </table:table-cell>
          <table:table-cell table:style-name="ce263" office:value-type="string">
            <text:p>02</text:p>
          </table:table-cell>
          <table:table-cell table:style-name="ce285" office:value-type="string">
            <text:p>02</text:p>
          </table:table-cell>
          <table:table-cell table:style-name="ce304" office:value-type="string">
            <text:p>01</text:p>
          </table:table-cell>
          <table:table-cell table:style-name="ce327" office:value-type="string">
            <text:p>01</text:p>
          </table:table-cell>
          <table:table-cell table:style-name="ce348" office:value-type="string">
            <text:p>01</text:p>
          </table:table-cell>
          <table:table-cell table:style-name="ce369" office:value-type="string">
            <text:p>02</text:p>
          </table:table-cell>
          <table:table-cell table:style-name="ce391" office:value-type="string">
            <text:p>02</text:p>
          </table:table-cell>
          <table:table-cell table:style-name="ce412" office:value-type="string">
            <text:p>02</text:p>
          </table:table-cell>
          <table:table-cell table:style-name="ce433" office:value-type="string">
            <text:p>02</text:p>
          </table:table-cell>
          <table:table-cell table:style-name="ce454" office:value-type="string">
            <text:p>02</text:p>
          </table:table-cell>
          <table:table-cell table:style-name="ce477" office:value-type="string">
            <text:p>02</text:p>
          </table:table-cell>
          <table:table-cell table:style-name="ce497" office:value-type="string">
            <text:p>01</text:p>
          </table:table-cell>
          <table:table-cell table:style-name="ce517" office:value-type="string">
            <text:p>01</text:p>
          </table:table-cell>
          <table:table-cell table:style-name="ce545" office:value-type="string">
            <text:p>01</text:p>
          </table:table-cell>
          <table:table-cell table:style-name="ce572" office:value-type="string">
            <text:p>01</text:p>
          </table:table-cell>
          <table:table-cell office:value-type="string">
            <text:p>01</text:p>
          </table:table-cell>
          <table:table-cell table:style-name="ce623" office:value-type="string">
            <text:p>01</text:p>
          </table:table-cell>
          <table:table-cell table:style-name="ce652" office:value-type="string">
            <text:p>01</text:p>
          </table:table-cell>
          <table:table-cell table:style-name="ce682" office:value-type="string">
            <text:p>01</text:p>
          </table:table-cell>
          <table:table-cell table:style-name="ce711" office:value-type="string">
            <text:p>01</text:p>
          </table:table-cell>
          <table:table-cell table:style-name="ce740" office:value-type="string">
            <text:p>02</text:p>
          </table:table-cell>
          <table:table-cell table:style-name="ce772" office:value-type="string">
            <text:p>02</text:p>
          </table:table-cell>
          <table:table-cell table:style-name="ce805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27" office:value-type="string">
            <text:p>-1</text:p>
          </table:table-cell>
          <table:table-cell table:number-columns-repeated="7" office:value-type="string">
            <text:p>01</text:p>
          </table:table-cell>
          <table:table-cell table:style-name="ce241" office:value-type="string">
            <text:p>02</text:p>
          </table:table-cell>
          <table:table-cell table:style-name="ce264" office:value-type="string">
            <text:p>02</text:p>
          </table:table-cell>
          <table:table-cell table:style-name="ce286" office:value-type="string">
            <text:p>02</text:p>
          </table:table-cell>
          <table:table-cell table:number-columns-repeated="2" office:value-type="string">
            <text:p>01</text:p>
          </table:table-cell>
          <table:table-cell table:style-name="ce349" office:value-type="string">
            <text:p>01</text:p>
          </table:table-cell>
          <table:table-cell table:number-columns-repeated="5" office:value-type="string">
            <text:p>02</text:p>
          </table:table-cell>
          <table:table-cell table:style-name="ce478" office:value-type="string">
            <text:p>01</text:p>
          </table:table-cell>
          <table:table-cell table:style-name="ce498" office:value-type="string">
            <text:p>01</text:p>
          </table:table-cell>
          <table:table-cell table:number-columns-repeated="4" office:value-type="string">
            <text:p>01</text:p>
          </table:table-cell>
          <table:table-cell table:style-name="ce624" office:value-type="string">
            <text:p>01</text:p>
          </table:table-cell>
          <table:table-cell table:style-name="ce653" office:value-type="string">
            <text:p>01</text:p>
          </table:table-cell>
          <table:table-cell table:style-name="ce683" office:value-type="string">
            <text:p>01</text:p>
          </table:table-cell>
          <table:table-cell table:style-name="ce712" office:value-type="string">
            <text:p>01</text:p>
          </table:table-cell>
          <table:table-cell table:style-name="ce741" office:value-type="string">
            <text:p>02</text:p>
          </table:table-cell>
          <table:table-cell table:style-name="ce773" office:value-type="string">
            <text:p>02</text:p>
          </table:table-cell>
          <table:table-cell table:style-name="ce806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28" office:value-type="string">
            <text:p>-1</text:p>
          </table:table-cell>
          <table:table-cell table:number-columns-repeated="12" office:value-type="string">
            <text:p>01</text:p>
          </table:table-cell>
          <table:table-cell table:style-name="ce350" office:value-type="string">
            <text:p>01</text:p>
          </table:table-cell>
          <table:table-cell table:style-name="ce370" office:value-type="string">
            <text:p>01</text:p>
          </table:table-cell>
          <table:table-cell table:style-name="ce392" office:value-type="string">
            <text:p>01</text:p>
          </table:table-cell>
          <table:table-cell table:number-columns-repeated="4" office:value-type="string">
            <text:p>02</text:p>
          </table:table-cell>
          <table:table-cell table:number-columns-repeated="2" office:value-type="string">
            <text:p>01</text:p>
          </table:table-cell>
          <table:table-cell table:style-name="ce546" office:value-type="string">
            <text:p>01</text:p>
          </table:table-cell>
          <table:table-cell table:style-name="ce573" office:value-type="string">
            <text:p>01</text:p>
          </table:table-cell>
          <table:table-cell office:value-type="string">
            <text:p>01</text:p>
          </table:table-cell>
          <table:table-cell table:style-name="ce625" office:value-type="string">
            <text:p>01</text:p>
          </table:table-cell>
          <table:table-cell table:style-name="ce654" office:value-type="string">
            <text:p>01</text:p>
          </table:table-cell>
          <table:table-cell table:style-name="ce684" office:value-type="string">
            <text:p>01</text:p>
          </table:table-cell>
          <table:table-cell table:style-name="ce713" office:value-type="string">
            <text:p>01</text:p>
          </table:table-cell>
          <table:table-cell table:style-name="ce742" office:value-type="string">
            <text:p>02</text:p>
          </table:table-cell>
          <table:table-cell table:style-name="ce774" office:value-type="string">
            <text:p>02</text:p>
          </table:table-cell>
          <table:table-cell table:style-name="ce807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29" office:value-type="string">
            <text:p>-1</text:p>
          </table:table-cell>
          <table:table-cell table:number-columns-repeated="10" office:value-type="string">
            <text:p>01</text:p>
          </table:table-cell>
          <table:table-cell table:style-name="ce305" office:value-type="string">
            <text:p>01</text:p>
          </table:table-cell>
          <table:table-cell table:style-name="ce328" office:value-type="string">
            <text:p>01</text:p>
          </table:table-cell>
          <table:table-cell table:style-name="ce351" office:value-type="string">
            <text:p>01</text:p>
          </table:table-cell>
          <table:table-cell table:style-name="ce371" office:value-type="string">
            <text:p>01</text:p>
          </table:table-cell>
          <table:table-cell table:style-name="ce393" office:value-type="string">
            <text:p>01</text:p>
          </table:table-cell>
          <table:table-cell table:style-name="ce413" office:value-type="string">
            <text:p>01</text:p>
          </table:table-cell>
          <table:table-cell table:style-name="ce434" office:value-type="string">
            <text:p>02</text:p>
          </table:table-cell>
          <table:table-cell table:style-name="ce455" office:value-type="string">
            <text:p>02</text:p>
          </table:table-cell>
          <table:table-cell table:style-name="ce479" office:value-type="string">
            <text:p>01</text:p>
          </table:table-cell>
          <table:table-cell table:style-name="ce499" office:value-type="string">
            <text:p>01</text:p>
          </table:table-cell>
          <table:table-cell table:style-name="ce518" office:value-type="string">
            <text:p>01</text:p>
          </table:table-cell>
          <table:table-cell table:style-name="ce547" office:value-type="string">
            <text:p>01</text:p>
          </table:table-cell>
          <table:table-cell table:style-name="ce574" office:value-type="string">
            <text:p>01</text:p>
          </table:table-cell>
          <table:table-cell office:value-type="string">
            <text:p>01</text:p>
          </table:table-cell>
          <table:table-cell table:style-name="ce626" office:value-type="string">
            <text:p>01</text:p>
          </table:table-cell>
          <table:table-cell table:style-name="ce655" office:value-type="string">
            <text:p>01</text:p>
          </table:table-cell>
          <table:table-cell table:style-name="ce685" office:value-type="string">
            <text:p>01</text:p>
          </table:table-cell>
          <table:table-cell table:style-name="ce714" office:value-type="string">
            <text:p>01</text:p>
          </table:table-cell>
          <table:table-cell table:style-name="ce743" office:value-type="string">
            <text:p>02</text:p>
          </table:table-cell>
          <table:table-cell table:style-name="ce775" office:value-type="string">
            <text:p>02</text:p>
          </table:table-cell>
          <table:table-cell table:style-name="ce808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30" office:value-type="string">
            <text:p>-1</text:p>
          </table:table-cell>
          <table:table-cell table:number-columns-repeated="10" office:value-type="string">
            <text:p>01</text:p>
          </table:table-cell>
          <table:table-cell table:style-name="ce306" office:value-type="string">
            <text:p>01</text:p>
          </table:table-cell>
          <table:table-cell table:style-name="ce329" office:value-type="string">
            <text:p>01</text:p>
          </table:table-cell>
          <table:table-cell table:style-name="ce352" office:value-type="string">
            <text:p>01</text:p>
          </table:table-cell>
          <table:table-cell table:style-name="ce372" office:value-type="string">
            <text:p>01</text:p>
          </table:table-cell>
          <table:table-cell table:style-name="ce394" office:value-type="string">
            <text:p>01</text:p>
          </table:table-cell>
          <table:table-cell table:style-name="ce414" office:value-type="string">
            <text:p>01</text:p>
          </table:table-cell>
          <table:table-cell table:style-name="ce435" office:value-type="string">
            <text:p>01</text:p>
          </table:table-cell>
          <table:table-cell table:style-name="ce456" office:value-type="string">
            <text:p>01</text:p>
          </table:table-cell>
          <table:table-cell table:style-name="ce480" office:value-type="string">
            <text:p>01</text:p>
          </table:table-cell>
          <table:table-cell table:style-name="ce500" office:value-type="string">
            <text:p>01</text:p>
          </table:table-cell>
          <table:table-cell table:style-name="ce519" office:value-type="string">
            <text:p>01</text:p>
          </table:table-cell>
          <table:table-cell table:number-columns-repeated="3" office:value-type="string">
            <text:p>01</text:p>
          </table:table-cell>
          <table:table-cell table:style-name="ce627" office:value-type="string">
            <text:p>01</text:p>
          </table:table-cell>
          <table:table-cell table:style-name="ce656" office:value-type="string">
            <text:p>01</text:p>
          </table:table-cell>
          <table:table-cell table:style-name="ce686" office:value-type="string">
            <text:p>01</text:p>
          </table:table-cell>
          <table:table-cell table:style-name="ce715" office:value-type="string">
            <text:p>01</text:p>
          </table:table-cell>
          <table:table-cell table:style-name="ce744" office:value-type="string">
            <text:p>02</text:p>
          </table:table-cell>
          <table:table-cell table:style-name="ce776" office:value-type="string">
            <text:p>02</text:p>
          </table:table-cell>
          <table:table-cell table:style-name="ce809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31" office:value-type="string">
            <text:p>-1</text:p>
          </table:table-cell>
          <table:table-cell table:number-columns-repeated="10" office:value-type="string">
            <text:p>01</text:p>
          </table:table-cell>
          <table:table-cell table:style-name="ce307" office:value-type="string">
            <text:p>01</text:p>
          </table:table-cell>
          <table:table-cell table:style-name="ce330" office:value-type="string">
            <text:p>01</text:p>
          </table:table-cell>
          <table:table-cell table:style-name="ce353" office:value-type="string">
            <text:p>01</text:p>
          </table:table-cell>
          <table:table-cell table:style-name="ce373" office:value-type="string">
            <text:p>01</text:p>
          </table:table-cell>
          <table:table-cell table:style-name="ce395" office:value-type="string">
            <text:p>01</text:p>
          </table:table-cell>
          <table:table-cell table:style-name="ce415" office:value-type="string">
            <text:p>01</text:p>
          </table:table-cell>
          <table:table-cell table:style-name="ce436" office:value-type="string">
            <text:p>01</text:p>
          </table:table-cell>
          <table:table-cell table:style-name="ce457" office:value-type="string">
            <text:p>01</text:p>
          </table:table-cell>
          <table:table-cell table:style-name="ce481" office:value-type="string">
            <text:p>01</text:p>
          </table:table-cell>
          <table:table-cell table:style-name="ce501" office:value-type="string">
            <text:p>01</text:p>
          </table:table-cell>
          <table:table-cell table:style-name="ce520" office:value-type="string">
            <text:p>01</text:p>
          </table:table-cell>
          <table:table-cell table:number-columns-repeated="7" office:value-type="string">
            <text:p>01</text:p>
          </table:table-cell>
          <table:table-cell table:style-name="ce745" office:value-type="string">
            <text:p>02</text:p>
          </table:table-cell>
          <table:table-cell table:style-name="ce777" office:value-type="string">
            <text:p>02</text:p>
          </table:table-cell>
          <table:table-cell table:style-name="ce810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32" office:value-type="string">
            <text:p>-1</text:p>
          </table:table-cell>
          <table:table-cell table:style-name="ce59" office:value-type="string">
            <text:p>07</text:p>
          </table:table-cell>
          <table:table-cell table:style-name="ce85" office:value-type="string">
            <text:p>07</text:p>
          </table:table-cell>
          <table:table-cell table:style-name="ce111" office:value-type="string">
            <text:p>07</text:p>
          </table:table-cell>
          <table:table-cell table:style-name="ce137" office:value-type="string">
            <text:p>07</text:p>
          </table:table-cell>
          <table:table-cell table:style-name="ce163" office:value-type="string">
            <text:p>07</text:p>
          </table:table-cell>
          <table:table-cell table:style-name="ce189" office:value-type="string">
            <text:p>07</text:p>
          </table:table-cell>
          <table:table-cell table:style-name="ce216" office:value-type="string">
            <text:p>07</text:p>
          </table:table-cell>
          <table:table-cell table:style-name="ce242" office:value-type="string">
            <text:p>07</text:p>
          </table:table-cell>
          <table:table-cell table:style-name="ce265" office:value-type="string">
            <text:p>07</text:p>
          </table:table-cell>
          <table:table-cell table:style-name="ce287" office:value-type="string">
            <text:p>07</text:p>
          </table:table-cell>
          <table:table-cell table:style-name="ce308" office:value-type="string">
            <text:p>01</text:p>
          </table:table-cell>
          <table:table-cell table:style-name="ce331" office:value-type="string">
            <text:p>01</text:p>
          </table:table-cell>
          <table:table-cell table:style-name="ce354" office:value-type="string">
            <text:p>01</text:p>
          </table:table-cell>
          <table:table-cell table:style-name="ce374" office:value-type="string">
            <text:p>01</text:p>
          </table:table-cell>
          <table:table-cell table:style-name="ce396" office:value-type="string">
            <text:p>01</text:p>
          </table:table-cell>
          <table:table-cell table:style-name="ce416" office:value-type="string">
            <text:p>01</text:p>
          </table:table-cell>
          <table:table-cell table:style-name="ce437" office:value-type="string">
            <text:p>01</text:p>
          </table:table-cell>
          <table:table-cell table:style-name="ce458" office:value-type="string">
            <text:p>01</text:p>
          </table:table-cell>
          <table:table-cell table:style-name="ce482" office:value-type="string">
            <text:p>01</text:p>
          </table:table-cell>
          <table:table-cell table:style-name="ce502" office:value-type="string">
            <text:p>01</text:p>
          </table:table-cell>
          <table:table-cell table:style-name="ce521" office:value-type="string">
            <text:p>01</text:p>
          </table:table-cell>
          <table:table-cell table:style-name="ce548" office:value-type="string">
            <text:p>01</text:p>
          </table:table-cell>
          <table:table-cell table:number-columns-repeated="5" office:value-type="string">
            <text:p>01</text:p>
          </table:table-cell>
          <table:table-cell table:style-name="ce716" office:value-type="string">
            <text:p>02</text:p>
          </table:table-cell>
          <table:table-cell table:style-name="ce746" office:value-type="string">
            <text:p>02</text:p>
          </table:table-cell>
          <table:table-cell table:style-name="ce778" office:value-type="string">
            <text:p>02</text:p>
          </table:table-cell>
          <table:table-cell table:style-name="ce811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33" office:value-type="string">
            <text:p>-1</text:p>
          </table:table-cell>
          <table:table-cell table:style-name="ce60" office:value-type="string">
            <text:p>07</text:p>
          </table:table-cell>
          <table:table-cell table:style-name="ce86" office:value-type="string">
            <text:p>07</text:p>
          </table:table-cell>
          <table:table-cell table:style-name="ce112" office:value-type="string">
            <text:p>07</text:p>
          </table:table-cell>
          <table:table-cell table:style-name="ce138" office:value-type="string">
            <text:p>07</text:p>
          </table:table-cell>
          <table:table-cell table:style-name="ce164" office:value-type="string">
            <text:p>07</text:p>
          </table:table-cell>
          <table:table-cell table:style-name="ce190" office:value-type="string">
            <text:p>07</text:p>
          </table:table-cell>
          <table:table-cell table:style-name="ce217" office:value-type="string">
            <text:p>07</text:p>
          </table:table-cell>
          <table:table-cell table:style-name="ce243" office:value-type="string">
            <text:p>07</text:p>
          </table:table-cell>
          <table:table-cell table:style-name="ce266" office:value-type="string">
            <text:p>07</text:p>
          </table:table-cell>
          <table:table-cell table:style-name="ce288" office:value-type="string">
            <text:p>07</text:p>
          </table:table-cell>
          <table:table-cell table:style-name="ce309" office:value-type="string">
            <text:p>07</text:p>
          </table:table-cell>
          <table:table-cell table:style-name="ce332" office:value-type="string">
            <text:p>01</text:p>
          </table:table-cell>
          <table:table-cell table:style-name="ce355" office:value-type="string">
            <text:p>01</text:p>
          </table:table-cell>
          <table:table-cell table:style-name="ce375" office:value-type="string">
            <text:p>01</text:p>
          </table:table-cell>
          <table:table-cell table:style-name="ce397" office:value-type="string">
            <text:p>01</text:p>
          </table:table-cell>
          <table:table-cell table:style-name="ce417" office:value-type="string">
            <text:p>01</text:p>
          </table:table-cell>
          <table:table-cell table:style-name="ce438" office:value-type="string">
            <text:p>01</text:p>
          </table:table-cell>
          <table:table-cell table:style-name="ce459" office:value-type="string">
            <text:p>01</text:p>
          </table:table-cell>
          <table:table-cell table:style-name="ce483" office:value-type="string">
            <text:p>01</text:p>
          </table:table-cell>
          <table:table-cell table:style-name="ce503" office:value-type="string">
            <text:p>01</text:p>
          </table:table-cell>
          <table:table-cell table:style-name="ce522" office:value-type="string">
            <text:p>01</text:p>
          </table:table-cell>
          <table:table-cell table:style-name="ce549" office:value-type="string">
            <text:p>01</text:p>
          </table:table-cell>
          <table:table-cell table:style-name="ce575" office:value-type="string">
            <text:p>01</text:p>
          </table:table-cell>
          <table:table-cell table:style-name="ce598" office:value-type="string">
            <text:p>01</text:p>
          </table:table-cell>
          <table:table-cell table:style-name="ce628" office:value-type="string">
            <text:p>01</text:p>
          </table:table-cell>
          <table:table-cell table:style-name="ce657" office:value-type="string">
            <text:p>01</text:p>
          </table:table-cell>
          <table:table-cell table:style-name="ce687" office:value-type="string">
            <text:p>02</text:p>
          </table:table-cell>
          <table:table-cell table:style-name="ce717" office:value-type="string">
            <text:p>02</text:p>
          </table:table-cell>
          <table:table-cell table:style-name="ce747" office:value-type="string">
            <text:p>02</text:p>
          </table:table-cell>
          <table:table-cell table:style-name="ce779" office:value-type="string">
            <text:p>02</text:p>
          </table:table-cell>
          <table:table-cell table:style-name="ce812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34" office:value-type="string">
            <text:p>-1</text:p>
          </table:table-cell>
          <table:table-cell table:style-name="ce61" office:value-type="string">
            <text:p>07</text:p>
          </table:table-cell>
          <table:table-cell table:style-name="ce87" office:value-type="string">
            <text:p>07</text:p>
          </table:table-cell>
          <table:table-cell table:style-name="ce113" office:value-type="string">
            <text:p>07</text:p>
          </table:table-cell>
          <table:table-cell table:style-name="ce139" office:value-type="string">
            <text:p>07</text:p>
          </table:table-cell>
          <table:table-cell table:style-name="ce165" office:value-type="string">
            <text:p>07</text:p>
          </table:table-cell>
          <table:table-cell table:style-name="ce191" office:value-type="string">
            <text:p>07</text:p>
          </table:table-cell>
          <table:table-cell table:style-name="ce218" office:value-type="string">
            <text:p>07</text:p>
          </table:table-cell>
          <table:table-cell table:style-name="ce244" office:value-type="string">
            <text:p>07</text:p>
          </table:table-cell>
          <table:table-cell table:style-name="ce267" office:value-type="string">
            <text:p>07</text:p>
          </table:table-cell>
          <table:table-cell table:style-name="ce289" office:value-type="string">
            <text:p>07</text:p>
          </table:table-cell>
          <table:table-cell table:style-name="ce310" office:value-type="string">
            <text:p>07</text:p>
          </table:table-cell>
          <table:table-cell table:style-name="ce333" office:value-type="string">
            <text:p>07</text:p>
          </table:table-cell>
          <table:table-cell table:style-name="ce356" office:value-type="string">
            <text:p>07</text:p>
          </table:table-cell>
          <table:table-cell table:style-name="ce376" office:value-type="string">
            <text:p>07</text:p>
          </table:table-cell>
          <table:table-cell table:style-name="ce398" office:value-type="string">
            <text:p>07</text:p>
          </table:table-cell>
          <table:table-cell table:style-name="ce418" office:value-type="string">
            <text:p>07</text:p>
          </table:table-cell>
          <table:table-cell table:style-name="ce439" office:value-type="string">
            <text:p>01</text:p>
          </table:table-cell>
          <table:table-cell table:style-name="ce460" office:value-type="string">
            <text:p>01</text:p>
          </table:table-cell>
          <table:table-cell table:style-name="ce484" office:value-type="string">
            <text:p>01</text:p>
          </table:table-cell>
          <table:table-cell table:style-name="ce504" office:value-type="string">
            <text:p>01</text:p>
          </table:table-cell>
          <table:table-cell table:style-name="ce523" office:value-type="string">
            <text:p>01</text:p>
          </table:table-cell>
          <table:table-cell table:style-name="ce550" office:value-type="string">
            <text:p>01</text:p>
          </table:table-cell>
          <table:table-cell table:style-name="ce576" office:value-type="string">
            <text:p>01</text:p>
          </table:table-cell>
          <table:table-cell table:style-name="ce599" office:value-type="string">
            <text:p>01</text:p>
          </table:table-cell>
          <table:table-cell table:style-name="ce629" office:value-type="string">
            <text:p>01</text:p>
          </table:table-cell>
          <table:table-cell table:style-name="ce658" office:value-type="string">
            <text:p>01</text:p>
          </table:table-cell>
          <table:table-cell table:style-name="ce688" office:value-type="string">
            <text:p>02</text:p>
          </table:table-cell>
          <table:table-cell table:style-name="ce718" office:value-type="string">
            <text:p>02</text:p>
          </table:table-cell>
          <table:table-cell table:style-name="ce748" office:value-type="string">
            <text:p>02</text:p>
          </table:table-cell>
          <table:table-cell table:style-name="ce780" office:value-type="string">
            <text:p>02</text:p>
          </table:table-cell>
          <table:table-cell table:style-name="ce813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35" office:value-type="string">
            <text:p>-1</text:p>
          </table:table-cell>
          <table:table-cell table:style-name="ce62" office:value-type="string">
            <text:p>07</text:p>
          </table:table-cell>
          <table:table-cell table:style-name="ce88" office:value-type="string">
            <text:p>07</text:p>
          </table:table-cell>
          <table:table-cell table:style-name="ce114" office:value-type="string">
            <text:p>07</text:p>
          </table:table-cell>
          <table:table-cell table:style-name="ce140" office:value-type="string">
            <text:p>07</text:p>
          </table:table-cell>
          <table:table-cell table:style-name="ce166" office:value-type="string">
            <text:p>07</text:p>
          </table:table-cell>
          <table:table-cell table:style-name="ce192" office:value-type="string">
            <text:p>07</text:p>
          </table:table-cell>
          <table:table-cell table:style-name="ce219" office:value-type="string">
            <text:p>07</text:p>
          </table:table-cell>
          <table:table-cell table:style-name="ce245" office:value-type="string">
            <text:p>07</text:p>
          </table:table-cell>
          <table:table-cell table:style-name="ce268" office:value-type="string">
            <text:p>07</text:p>
          </table:table-cell>
          <table:table-cell table:style-name="ce290" office:value-type="string">
            <text:p>07</text:p>
          </table:table-cell>
          <table:table-cell table:style-name="ce311" office:value-type="string">
            <text:p>07</text:p>
          </table:table-cell>
          <table:table-cell table:style-name="ce334" office:value-type="string">
            <text:p>07</text:p>
          </table:table-cell>
          <table:table-cell table:style-name="ce357" office:value-type="string">
            <text:p>07</text:p>
          </table:table-cell>
          <table:table-cell table:style-name="ce377" office:value-type="string">
            <text:p>07</text:p>
          </table:table-cell>
          <table:table-cell table:style-name="ce399" office:value-type="string">
            <text:p>07</text:p>
          </table:table-cell>
          <table:table-cell table:style-name="ce419" office:value-type="string">
            <text:p>07</text:p>
          </table:table-cell>
          <table:table-cell table:style-name="ce440" office:value-type="string">
            <text:p>07</text:p>
          </table:table-cell>
          <table:table-cell table:style-name="ce461" office:value-type="string">
            <text:p>01</text:p>
          </table:table-cell>
          <table:table-cell table:style-name="ce485" office:value-type="string">
            <text:p>01</text:p>
          </table:table-cell>
          <table:table-cell table:style-name="ce505" office:value-type="string">
            <text:p>01</text:p>
          </table:table-cell>
          <table:table-cell table:style-name="ce524" office:value-type="string">
            <text:p>01</text:p>
          </table:table-cell>
          <table:table-cell table:style-name="ce551" office:value-type="string">
            <text:p>01</text:p>
          </table:table-cell>
          <table:table-cell table:style-name="ce577" office:value-type="string">
            <text:p>01</text:p>
          </table:table-cell>
          <table:table-cell table:style-name="ce600" office:value-type="string">
            <text:p>01</text:p>
          </table:table-cell>
          <table:table-cell table:style-name="ce630" office:value-type="string">
            <text:p>01</text:p>
          </table:table-cell>
          <table:table-cell table:style-name="ce659" office:value-type="string">
            <text:p>02</text:p>
          </table:table-cell>
          <table:table-cell table:style-name="ce689" office:value-type="string">
            <text:p>02</text:p>
          </table:table-cell>
          <table:table-cell table:style-name="ce719" office:value-type="string">
            <text:p>02</text:p>
          </table:table-cell>
          <table:table-cell table:style-name="ce749" office:value-type="string">
            <text:p>02</text:p>
          </table:table-cell>
          <table:table-cell table:style-name="ce781" office:value-type="string">
            <text:p>02</text:p>
          </table:table-cell>
          <table:table-cell table:style-name="ce814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36" office:value-type="string">
            <text:p>-1</text:p>
          </table:table-cell>
          <table:table-cell table:style-name="ce63" office:value-type="string">
            <text:p>07</text:p>
          </table:table-cell>
          <table:table-cell table:style-name="ce89" office:value-type="string">
            <text:p>07</text:p>
          </table:table-cell>
          <table:table-cell table:style-name="ce115" office:value-type="string">
            <text:p>07</text:p>
          </table:table-cell>
          <table:table-cell table:style-name="ce141" office:value-type="string">
            <text:p>07</text:p>
          </table:table-cell>
          <table:table-cell table:style-name="ce167" office:value-type="string">
            <text:p>07</text:p>
          </table:table-cell>
          <table:table-cell table:style-name="ce193" office:value-type="string">
            <text:p>07</text:p>
          </table:table-cell>
          <table:table-cell table:style-name="ce220" office:value-type="string">
            <text:p>07</text:p>
          </table:table-cell>
          <table:table-cell table:style-name="ce246" office:value-type="string">
            <text:p>07</text:p>
          </table:table-cell>
          <table:table-cell table:style-name="ce269" office:value-type="string">
            <text:p>07</text:p>
          </table:table-cell>
          <table:table-cell table:style-name="ce291" office:value-type="string">
            <text:p>07</text:p>
          </table:table-cell>
          <table:table-cell table:style-name="ce312" office:value-type="string">
            <text:p>07</text:p>
          </table:table-cell>
          <table:table-cell table:style-name="ce335" office:value-type="string">
            <text:p>07</text:p>
          </table:table-cell>
          <table:table-cell table:style-name="ce358" office:value-type="string">
            <text:p>07</text:p>
          </table:table-cell>
          <table:table-cell table:style-name="ce378" office:value-type="string">
            <text:p>07</text:p>
          </table:table-cell>
          <table:table-cell table:style-name="ce400" office:value-type="string">
            <text:p>07</text:p>
          </table:table-cell>
          <table:table-cell table:style-name="ce420" office:value-type="string">
            <text:p>07</text:p>
          </table:table-cell>
          <table:table-cell table:style-name="ce441" office:value-type="string">
            <text:p>07</text:p>
          </table:table-cell>
          <table:table-cell table:style-name="ce462" office:value-type="string">
            <text:p>07</text:p>
          </table:table-cell>
          <table:table-cell table:style-name="ce486" office:value-type="string">
            <text:p>07</text:p>
          </table:table-cell>
          <table:table-cell table:style-name="ce506" office:value-type="string">
            <text:p>07</text:p>
          </table:table-cell>
          <table:table-cell table:style-name="ce525" office:value-type="string">
            <text:p>07</text:p>
          </table:table-cell>
          <table:table-cell table:style-name="ce552" office:value-type="string">
            <text:p>07</text:p>
          </table:table-cell>
          <table:table-cell table:style-name="ce578" office:value-type="string">
            <text:p>02</text:p>
          </table:table-cell>
          <table:table-cell table:style-name="ce601" office:value-type="string">
            <text:p>02</text:p>
          </table:table-cell>
          <table:table-cell table:style-name="ce631" office:value-type="string">
            <text:p>02</text:p>
          </table:table-cell>
          <table:table-cell table:style-name="ce660" office:value-type="string">
            <text:p>02</text:p>
          </table:table-cell>
          <table:table-cell table:style-name="ce690" office:value-type="string">
            <text:p>02</text:p>
          </table:table-cell>
          <table:table-cell table:style-name="ce720" office:value-type="string">
            <text:p>02</text:p>
          </table:table-cell>
          <table:table-cell table:style-name="ce750" office:value-type="string">
            <text:p>02</text:p>
          </table:table-cell>
          <table:table-cell table:style-name="ce782" office:value-type="string">
            <text:p>02</text:p>
          </table:table-cell>
          <table:table-cell table:style-name="ce815" office:value-type="string">
            <text:p>-1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2">
          <table:table-cell table:style-name="ce3" office:value-type="string">
            <text:p>[</text:p>
          </table:table-cell>
          <table:table-cell table:style-name="ce37" office:value-type="string">
            <text:p>-1</text:p>
          </table:table-cell>
          <table:table-cell table:style-name="ce64" office:value-type="string">
            <text:p>-1</text:p>
          </table:table-cell>
          <table:table-cell table:style-name="ce90" office:value-type="string">
            <text:p>-1</text:p>
          </table:table-cell>
          <table:table-cell table:style-name="ce116" office:value-type="string">
            <text:p>-1</text:p>
          </table:table-cell>
          <table:table-cell table:style-name="ce142" office:value-type="string">
            <text:p>-1</text:p>
          </table:table-cell>
          <table:table-cell table:style-name="ce168" office:value-type="string">
            <text:p>-1</text:p>
          </table:table-cell>
          <table:table-cell table:style-name="ce194" office:value-type="string">
            <text:p>-1</text:p>
          </table:table-cell>
          <table:table-cell table:style-name="ce221" office:value-type="string">
            <text:p>-1</text:p>
          </table:table-cell>
          <table:table-cell table:style-name="ce247" office:value-type="string">
            <text:p>-1</text:p>
          </table:table-cell>
          <table:table-cell table:style-name="ce270" office:value-type="string">
            <text:p>-1</text:p>
          </table:table-cell>
          <table:table-cell table:style-name="ce292" office:value-type="string">
            <text:p>-1</text:p>
          </table:table-cell>
          <table:table-cell table:style-name="ce313" office:value-type="string">
            <text:p>-1</text:p>
          </table:table-cell>
          <table:table-cell table:style-name="ce336" office:value-type="string">
            <text:p>-1</text:p>
          </table:table-cell>
          <table:table-cell table:style-name="ce359" office:value-type="string">
            <text:p>-1</text:p>
          </table:table-cell>
          <table:table-cell table:style-name="ce379" office:value-type="string">
            <text:p>-1</text:p>
          </table:table-cell>
          <table:table-cell table:style-name="ce401" office:value-type="string">
            <text:p>-1</text:p>
          </table:table-cell>
          <table:table-cell table:style-name="ce421" office:value-type="string">
            <text:p>-1</text:p>
          </table:table-cell>
          <table:table-cell table:style-name="ce442" office:value-type="string">
            <text:p>-1</text:p>
          </table:table-cell>
          <table:table-cell table:style-name="ce463" office:value-type="string">
            <text:p>-1</text:p>
          </table:table-cell>
          <table:table-cell table:style-name="ce487" office:value-type="string">
            <text:p>-1</text:p>
          </table:table-cell>
          <table:table-cell table:style-name="ce507" office:value-type="string">
            <text:p>-1</text:p>
          </table:table-cell>
          <table:table-cell table:style-name="ce526" office:value-type="string">
            <text:p>-1</text:p>
          </table:table-cell>
          <table:table-cell table:style-name="ce553" office:value-type="string">
            <text:p>-1</text:p>
          </table:table-cell>
          <table:table-cell table:style-name="ce579" office:value-type="string">
            <text:p>-1</text:p>
          </table:table-cell>
          <table:table-cell table:style-name="ce602" office:value-type="string">
            <text:p>-1</text:p>
          </table:table-cell>
          <table:table-cell table:style-name="ce632" office:value-type="string">
            <text:p>-1</text:p>
          </table:table-cell>
          <table:table-cell table:style-name="ce661" office:value-type="string">
            <text:p>-1</text:p>
          </table:table-cell>
          <table:table-cell table:style-name="ce691" office:value-type="string">
            <text:p>-1</text:p>
          </table:table-cell>
          <table:table-cell table:style-name="ce721" office:value-type="string">
            <text:p>-1</text:p>
          </table:table-cell>
          <table:table-cell table:style-name="ce751" office:value-type="string">
            <text:p>-1</text:p>
          </table:table-cell>
          <table:table-cell table:style-name="ce783" office:value-type="string">
            <text:p>-1</text:p>
          </table:table-cell>
          <table:table-cell table:style-name="ce816" office:value-type="string">
            <text:p>-1</text:p>
          </table:table-cell>
          <table:table-cell table:style-name="ce3" office:value-type="string">
            <text:p>]</text:p>
          </table:table-cell>
          <table:table-cell table:style-name="ce3" table:number-columns-repeated="990"/>
        </table:table-row>
        <table:table-row table:style-name="ro1">
          <table:table-cell table:number-columns-repeated="34" office:value-type="string">
            <text:p>*</text:p>
          </table:table-cell>
          <table:table-cell table:number-columns-repeated="990"/>
        </table:table-row>
        <table:table-row table:style-name="ro3" table:number-rows-repeated="1048512">
          <table:table-cell table:number-columns-repeated="1024"/>
        </table:table-row>
        <table:table-row table:style-name="ro3" table:number-rows-repeated="29">
          <table:table-cell table:style-name="ce4" table:number-columns-repeated="1024"/>
        </table:table-row>
        <table:table-row table:style-name="ro3">
          <table:table-cell table:style-name="ce4" table:number-columns-repeated="1024"/>
        </table:table-row>
        <calcext:conditional-formats>
          <calcext:conditional-format calcext:target-range-address="LAYERS.AH1:LAYERS.AMJ1 LAYERS.AH9:LAYERS.AMJ9 LAYERS.K6:LAYERS.T7 LAYERS.AH4:LAYERS.AMJ8 LAYERS.K6:LAYERS.R7 LAYERS.M11:LAYERS.P12 LAYERS.K8:LAYERS.W9 LAYERS.V4:LAYERS.W7 LAYERS.AB9:LAYERS.AB9 LAYERS.R11:LAYERS.W11 LAYERS.AH23:LAYERS.AMJ23 LAYERS.Z20:LAYERS.Z22 LAYERS.AH21:LAYERS.AMJ22 LAYERS.AH26:LAYERS.AMJ26 LAYERS.AH24:LAYERS.AMJ25 LAYERS.AH20:LAYERS.AMJ20 LAYERS.C24:LAYERS.N24 LAYERS.R24:LAYERS.W24 LAYERS.P23:LAYERS.T23 LAYERS.AH34:LAYERS.AMJ1048546 LAYERS.AH29:LAYERS.AMJ32 LAYERS.C25:LAYERS.L27 LAYERS.AH28:LAYERS.AMJ28 LAYERS.AH27:LAYERS.AMJ27 LAYERS.Y28:LAYERS.AC28 LAYERS.AH19:LAYERS.AMJ19 LAYERS.AH18:LAYERS.AMJ18 LAYERS.AH10:LAYERS.AMJ15 LAYERS.AH16:LAYERS.AMJ17 LAYERS.M10:LAYERS.W10 LAYERS.C23:LAYERS.I23 LAYERS.M23:LAYERS.N23 LAYERS.D18:LAYERS.H18 LAYERS.P13:LAYERS.Y14 LAYERS.S12:LAYERS.W12 LAYERS.W23:LAYERS.Z23 LAYERS.X26:LAYERS.Z26 LAYERS.Z24:LAYERS.Z25 LAYERS.AH3:LAYERS.AMJ3 LAYERS.X27:LAYERS.AD27 LAYERS.AD9:LAYERS.AE9 LAYERS.AE8:LAYERS.AE8 LAYERS.AE4:LAYERS.AE6 LAYERS.J4:LAYERS.M5 LAYERS.O4:LAYERS.R5 LAYERS.C1:LAYERS.AF1 LAYERS.C34:LAYERS.AF1048546 LAYERS.A3:LAYERS.A32 LAYERS.A1:LAYERS.A1 LAYERS.A34:LAYERS.A1048546">
            <calcext:condition calcext:apply-style-name="Empty" calcext:value="=&quot;00&quot;" calcext:base-cell-address="LAYERS.A1"/>
            <calcext:condition calcext:apply-style-name="Grass1" calcext:value="=&quot;01&quot;" calcext:base-cell-address="LAYERS.A1"/>
            <calcext:condition calcext:apply-style-name="Grass2" calcext:value="=&quot;02&quot;" calcext:base-cell-address="LAYERS.A1"/>
            <calcext:condition calcext:apply-style-name="Road1" calcext:value="=&quot;03&quot;" calcext:base-cell-address="LAYERS.A1"/>
            <calcext:condition calcext:apply-style-name="Road2" calcext:value="=&quot;04&quot;" calcext:base-cell-address="LAYERS.A1"/>
            <calcext:condition calcext:apply-style-name="Wast" calcext:value="=&quot;05&quot;" calcext:base-cell-address="LAYERS.A1"/>
            <calcext:condition calcext:apply-style-name="Rock" calcext:value="=&quot;06&quot;" calcext:base-cell-address="LAYERS.A1"/>
            <calcext:condition calcext:apply-style-name="Water" calcext:value="=&quot;07&quot;" calcext:base-cell-address="LAYERS.A1"/>
            <calcext:condition calcext:apply-style-name="Empty" calcext:value="=&quot;08&quot;" calcext:base-cell-address="LAYERS.A1"/>
          </calcext:conditional-format>
          <calcext:conditional-format calcext:target-range-address="LAYERS.U4:LAYERS.U4">
            <calcext:condition calcext:apply-style-name="Empty" calcext:value="=&quot;00&quot;" calcext:base-cell-address="LAYERS.U4"/>
            <calcext:condition calcext:apply-style-name="Grass1" calcext:value="=&quot;01&quot;" calcext:base-cell-address="LAYERS.U4"/>
            <calcext:condition calcext:apply-style-name="Grass2" calcext:value="=&quot;02&quot;" calcext:base-cell-address="LAYERS.U4"/>
            <calcext:condition calcext:apply-style-name="Road1" calcext:value="=&quot;03&quot;" calcext:base-cell-address="LAYERS.U4"/>
            <calcext:condition calcext:apply-style-name="Road2" calcext:value="=&quot;04&quot;" calcext:base-cell-address="LAYERS.U4"/>
            <calcext:condition calcext:apply-style-name="Wast" calcext:value="=&quot;05&quot;" calcext:base-cell-address="LAYERS.U4"/>
            <calcext:condition calcext:apply-style-name="Rock" calcext:value="=&quot;06&quot;" calcext:base-cell-address="LAYERS.U4"/>
            <calcext:condition calcext:apply-style-name="Water" calcext:value="=&quot;07&quot;" calcext:base-cell-address="LAYERS.U4"/>
            <calcext:condition calcext:apply-style-name="Empty" calcext:value="=&quot;08&quot;" calcext:base-cell-address="LAYERS.U4"/>
          </calcext:conditional-format>
          <calcext:conditional-format calcext:target-range-address="LAYERS.U5:LAYERS.U5">
            <calcext:condition calcext:apply-style-name="Empty" calcext:value="=&quot;00&quot;" calcext:base-cell-address="LAYERS.U5"/>
            <calcext:condition calcext:apply-style-name="Grass1" calcext:value="=&quot;01&quot;" calcext:base-cell-address="LAYERS.U5"/>
            <calcext:condition calcext:apply-style-name="Grass2" calcext:value="=&quot;02&quot;" calcext:base-cell-address="LAYERS.U5"/>
            <calcext:condition calcext:apply-style-name="Road1" calcext:value="=&quot;03&quot;" calcext:base-cell-address="LAYERS.U5"/>
            <calcext:condition calcext:apply-style-name="Road2" calcext:value="=&quot;04&quot;" calcext:base-cell-address="LAYERS.U5"/>
            <calcext:condition calcext:apply-style-name="Wast" calcext:value="=&quot;05&quot;" calcext:base-cell-address="LAYERS.U5"/>
            <calcext:condition calcext:apply-style-name="Rock" calcext:value="=&quot;06&quot;" calcext:base-cell-address="LAYERS.U5"/>
            <calcext:condition calcext:apply-style-name="Water" calcext:value="=&quot;07&quot;" calcext:base-cell-address="LAYERS.U5"/>
            <calcext:condition calcext:apply-style-name="Empty" calcext:value="=&quot;08&quot;" calcext:base-cell-address="LAYERS.U5"/>
          </calcext:conditional-format>
          <calcext:conditional-format calcext:target-range-address="LAYERS.U6:LAYERS.U6">
            <calcext:condition calcext:apply-style-name="Empty" calcext:value="=&quot;00&quot;" calcext:base-cell-address="LAYERS.U6"/>
            <calcext:condition calcext:apply-style-name="Grass1" calcext:value="=&quot;01&quot;" calcext:base-cell-address="LAYERS.U6"/>
            <calcext:condition calcext:apply-style-name="Grass2" calcext:value="=&quot;02&quot;" calcext:base-cell-address="LAYERS.U6"/>
            <calcext:condition calcext:apply-style-name="Road1" calcext:value="=&quot;03&quot;" calcext:base-cell-address="LAYERS.U6"/>
            <calcext:condition calcext:apply-style-name="Road2" calcext:value="=&quot;04&quot;" calcext:base-cell-address="LAYERS.U6"/>
            <calcext:condition calcext:apply-style-name="Wast" calcext:value="=&quot;05&quot;" calcext:base-cell-address="LAYERS.U6"/>
            <calcext:condition calcext:apply-style-name="Rock" calcext:value="=&quot;06&quot;" calcext:base-cell-address="LAYERS.U6"/>
            <calcext:condition calcext:apply-style-name="Water" calcext:value="=&quot;07&quot;" calcext:base-cell-address="LAYERS.U6"/>
            <calcext:condition calcext:apply-style-name="Empty" calcext:value="=&quot;08&quot;" calcext:base-cell-address="LAYERS.U6"/>
          </calcext:conditional-format>
          <calcext:conditional-format calcext:target-range-address="LAYERS.U7:LAYERS.U7">
            <calcext:condition calcext:apply-style-name="Empty" calcext:value="=&quot;00&quot;" calcext:base-cell-address="LAYERS.U7"/>
            <calcext:condition calcext:apply-style-name="Grass1" calcext:value="=&quot;01&quot;" calcext:base-cell-address="LAYERS.U7"/>
            <calcext:condition calcext:apply-style-name="Grass2" calcext:value="=&quot;02&quot;" calcext:base-cell-address="LAYERS.U7"/>
            <calcext:condition calcext:apply-style-name="Road1" calcext:value="=&quot;03&quot;" calcext:base-cell-address="LAYERS.U7"/>
            <calcext:condition calcext:apply-style-name="Road2" calcext:value="=&quot;04&quot;" calcext:base-cell-address="LAYERS.U7"/>
            <calcext:condition calcext:apply-style-name="Wast" calcext:value="=&quot;05&quot;" calcext:base-cell-address="LAYERS.U7"/>
            <calcext:condition calcext:apply-style-name="Rock" calcext:value="=&quot;06&quot;" calcext:base-cell-address="LAYERS.U7"/>
            <calcext:condition calcext:apply-style-name="Water" calcext:value="=&quot;07&quot;" calcext:base-cell-address="LAYERS.U7"/>
            <calcext:condition calcext:apply-style-name="Empty" calcext:value="=&quot;08&quot;" calcext:base-cell-address="LAYERS.U7"/>
          </calcext:conditional-format>
          <calcext:conditional-format calcext:target-range-address="LAYERS.T4:LAYERS.T4">
            <calcext:condition calcext:apply-style-name="Empty" calcext:value="=&quot;00&quot;" calcext:base-cell-address="LAYERS.T4"/>
            <calcext:condition calcext:apply-style-name="Grass1" calcext:value="=&quot;01&quot;" calcext:base-cell-address="LAYERS.T4"/>
            <calcext:condition calcext:apply-style-name="Grass2" calcext:value="=&quot;02&quot;" calcext:base-cell-address="LAYERS.T4"/>
            <calcext:condition calcext:apply-style-name="Road1" calcext:value="=&quot;03&quot;" calcext:base-cell-address="LAYERS.T4"/>
            <calcext:condition calcext:apply-style-name="Road2" calcext:value="=&quot;04&quot;" calcext:base-cell-address="LAYERS.T4"/>
            <calcext:condition calcext:apply-style-name="Wast" calcext:value="=&quot;05&quot;" calcext:base-cell-address="LAYERS.T4"/>
            <calcext:condition calcext:apply-style-name="Rock" calcext:value="=&quot;06&quot;" calcext:base-cell-address="LAYERS.T4"/>
            <calcext:condition calcext:apply-style-name="Water" calcext:value="=&quot;07&quot;" calcext:base-cell-address="LAYERS.T4"/>
            <calcext:condition calcext:apply-style-name="Empty" calcext:value="=&quot;08&quot;" calcext:base-cell-address="LAYERS.T4"/>
          </calcext:conditional-format>
          <calcext:conditional-format calcext:target-range-address="LAYERS.S5:LAYERS.S5">
            <calcext:condition calcext:apply-style-name="Empty" calcext:value="=&quot;00&quot;" calcext:base-cell-address="LAYERS.S5"/>
            <calcext:condition calcext:apply-style-name="Grass1" calcext:value="=&quot;01&quot;" calcext:base-cell-address="LAYERS.S5"/>
            <calcext:condition calcext:apply-style-name="Grass2" calcext:value="=&quot;02&quot;" calcext:base-cell-address="LAYERS.S5"/>
            <calcext:condition calcext:apply-style-name="Road1" calcext:value="=&quot;03&quot;" calcext:base-cell-address="LAYERS.S5"/>
            <calcext:condition calcext:apply-style-name="Road2" calcext:value="=&quot;04&quot;" calcext:base-cell-address="LAYERS.S5"/>
            <calcext:condition calcext:apply-style-name="Wast" calcext:value="=&quot;05&quot;" calcext:base-cell-address="LAYERS.S5"/>
            <calcext:condition calcext:apply-style-name="Rock" calcext:value="=&quot;06&quot;" calcext:base-cell-address="LAYERS.S5"/>
            <calcext:condition calcext:apply-style-name="Water" calcext:value="=&quot;07&quot;" calcext:base-cell-address="LAYERS.S5"/>
            <calcext:condition calcext:apply-style-name="Empty" calcext:value="=&quot;08&quot;" calcext:base-cell-address="LAYERS.S5"/>
          </calcext:conditional-format>
          <calcext:conditional-format calcext:target-range-address="LAYERS.T5:LAYERS.T5">
            <calcext:condition calcext:apply-style-name="Empty" calcext:value="=&quot;00&quot;" calcext:base-cell-address="LAYERS.T5"/>
            <calcext:condition calcext:apply-style-name="Grass1" calcext:value="=&quot;01&quot;" calcext:base-cell-address="LAYERS.T5"/>
            <calcext:condition calcext:apply-style-name="Grass2" calcext:value="=&quot;02&quot;" calcext:base-cell-address="LAYERS.T5"/>
            <calcext:condition calcext:apply-style-name="Road1" calcext:value="=&quot;03&quot;" calcext:base-cell-address="LAYERS.T5"/>
            <calcext:condition calcext:apply-style-name="Road2" calcext:value="=&quot;04&quot;" calcext:base-cell-address="LAYERS.T5"/>
            <calcext:condition calcext:apply-style-name="Wast" calcext:value="=&quot;05&quot;" calcext:base-cell-address="LAYERS.T5"/>
            <calcext:condition calcext:apply-style-name="Rock" calcext:value="=&quot;06&quot;" calcext:base-cell-address="LAYERS.T5"/>
            <calcext:condition calcext:apply-style-name="Water" calcext:value="=&quot;07&quot;" calcext:base-cell-address="LAYERS.T5"/>
            <calcext:condition calcext:apply-style-name="Empty" calcext:value="=&quot;08&quot;" calcext:base-cell-address="LAYERS.T5"/>
          </calcext:conditional-format>
          <calcext:conditional-format calcext:target-range-address="LAYERS.Q12:LAYERS.Q12">
            <calcext:condition calcext:apply-style-name="Empty" calcext:value="=&quot;00&quot;" calcext:base-cell-address="LAYERS.Q12"/>
            <calcext:condition calcext:apply-style-name="Grass1" calcext:value="=&quot;01&quot;" calcext:base-cell-address="LAYERS.Q12"/>
            <calcext:condition calcext:apply-style-name="Grass2" calcext:value="=&quot;02&quot;" calcext:base-cell-address="LAYERS.Q12"/>
            <calcext:condition calcext:apply-style-name="Road1" calcext:value="=&quot;03&quot;" calcext:base-cell-address="LAYERS.Q12"/>
            <calcext:condition calcext:apply-style-name="Road2" calcext:value="=&quot;04&quot;" calcext:base-cell-address="LAYERS.Q12"/>
            <calcext:condition calcext:apply-style-name="Wast" calcext:value="=&quot;05&quot;" calcext:base-cell-address="LAYERS.Q12"/>
            <calcext:condition calcext:apply-style-name="Rock" calcext:value="=&quot;06&quot;" calcext:base-cell-address="LAYERS.Q12"/>
            <calcext:condition calcext:apply-style-name="Water" calcext:value="=&quot;07&quot;" calcext:base-cell-address="LAYERS.Q12"/>
            <calcext:condition calcext:apply-style-name="Empty" calcext:value="=&quot;08&quot;" calcext:base-cell-address="LAYERS.Q12"/>
          </calcext:conditional-format>
          <calcext:conditional-format calcext:target-range-address="LAYERS.R12:LAYERS.R12">
            <calcext:condition calcext:apply-style-name="Empty" calcext:value="=&quot;00&quot;" calcext:base-cell-address="LAYERS.R12"/>
            <calcext:condition calcext:apply-style-name="Grass1" calcext:value="=&quot;01&quot;" calcext:base-cell-address="LAYERS.R12"/>
            <calcext:condition calcext:apply-style-name="Grass2" calcext:value="=&quot;02&quot;" calcext:base-cell-address="LAYERS.R12"/>
            <calcext:condition calcext:apply-style-name="Road1" calcext:value="=&quot;03&quot;" calcext:base-cell-address="LAYERS.R12"/>
            <calcext:condition calcext:apply-style-name="Road2" calcext:value="=&quot;04&quot;" calcext:base-cell-address="LAYERS.R12"/>
            <calcext:condition calcext:apply-style-name="Wast" calcext:value="=&quot;05&quot;" calcext:base-cell-address="LAYERS.R12"/>
            <calcext:condition calcext:apply-style-name="Rock" calcext:value="=&quot;06&quot;" calcext:base-cell-address="LAYERS.R12"/>
            <calcext:condition calcext:apply-style-name="Water" calcext:value="=&quot;07&quot;" calcext:base-cell-address="LAYERS.R12"/>
            <calcext:condition calcext:apply-style-name="Empty" calcext:value="=&quot;08&quot;" calcext:base-cell-address="LAYERS.R12"/>
          </calcext:conditional-format>
          <calcext:conditional-format calcext:target-range-address="LAYERS.Q11:LAYERS.Q11">
            <calcext:condition calcext:apply-style-name="Empty" calcext:value="=&quot;00&quot;" calcext:base-cell-address="LAYERS.Q11"/>
            <calcext:condition calcext:apply-style-name="Grass1" calcext:value="=&quot;01&quot;" calcext:base-cell-address="LAYERS.Q11"/>
            <calcext:condition calcext:apply-style-name="Grass2" calcext:value="=&quot;02&quot;" calcext:base-cell-address="LAYERS.Q11"/>
            <calcext:condition calcext:apply-style-name="Road1" calcext:value="=&quot;03&quot;" calcext:base-cell-address="LAYERS.Q11"/>
            <calcext:condition calcext:apply-style-name="Road2" calcext:value="=&quot;04&quot;" calcext:base-cell-address="LAYERS.Q11"/>
            <calcext:condition calcext:apply-style-name="Wast" calcext:value="=&quot;05&quot;" calcext:base-cell-address="LAYERS.Q11"/>
            <calcext:condition calcext:apply-style-name="Rock" calcext:value="=&quot;06&quot;" calcext:base-cell-address="LAYERS.Q11"/>
            <calcext:condition calcext:apply-style-name="Water" calcext:value="=&quot;07&quot;" calcext:base-cell-address="LAYERS.Q11"/>
            <calcext:condition calcext:apply-style-name="Empty" calcext:value="=&quot;08&quot;" calcext:base-cell-address="LAYERS.Q11"/>
          </calcext:conditional-format>
          <calcext:conditional-format calcext:target-range-address="LAYERS.X4:LAYERS.X4">
            <calcext:condition calcext:apply-style-name="Empty" calcext:value="=&quot;00&quot;" calcext:base-cell-address="LAYERS.X4"/>
            <calcext:condition calcext:apply-style-name="Grass1" calcext:value="=&quot;01&quot;" calcext:base-cell-address="LAYERS.X4"/>
            <calcext:condition calcext:apply-style-name="Grass2" calcext:value="=&quot;02&quot;" calcext:base-cell-address="LAYERS.X4"/>
            <calcext:condition calcext:apply-style-name="Road1" calcext:value="=&quot;03&quot;" calcext:base-cell-address="LAYERS.X4"/>
            <calcext:condition calcext:apply-style-name="Road2" calcext:value="=&quot;04&quot;" calcext:base-cell-address="LAYERS.X4"/>
            <calcext:condition calcext:apply-style-name="Wast" calcext:value="=&quot;05&quot;" calcext:base-cell-address="LAYERS.X4"/>
            <calcext:condition calcext:apply-style-name="Rock" calcext:value="=&quot;06&quot;" calcext:base-cell-address="LAYERS.X4"/>
            <calcext:condition calcext:apply-style-name="Water" calcext:value="=&quot;07&quot;" calcext:base-cell-address="LAYERS.X4"/>
            <calcext:condition calcext:apply-style-name="Empty" calcext:value="=&quot;08&quot;" calcext:base-cell-address="LAYERS.X4"/>
          </calcext:conditional-format>
          <calcext:conditional-format calcext:target-range-address="LAYERS.X5:LAYERS.X5">
            <calcext:condition calcext:apply-style-name="Empty" calcext:value="=&quot;00&quot;" calcext:base-cell-address="LAYERS.X5"/>
            <calcext:condition calcext:apply-style-name="Grass1" calcext:value="=&quot;01&quot;" calcext:base-cell-address="LAYERS.X5"/>
            <calcext:condition calcext:apply-style-name="Grass2" calcext:value="=&quot;02&quot;" calcext:base-cell-address="LAYERS.X5"/>
            <calcext:condition calcext:apply-style-name="Road1" calcext:value="=&quot;03&quot;" calcext:base-cell-address="LAYERS.X5"/>
            <calcext:condition calcext:apply-style-name="Road2" calcext:value="=&quot;04&quot;" calcext:base-cell-address="LAYERS.X5"/>
            <calcext:condition calcext:apply-style-name="Wast" calcext:value="=&quot;05&quot;" calcext:base-cell-address="LAYERS.X5"/>
            <calcext:condition calcext:apply-style-name="Rock" calcext:value="=&quot;06&quot;" calcext:base-cell-address="LAYERS.X5"/>
            <calcext:condition calcext:apply-style-name="Water" calcext:value="=&quot;07&quot;" calcext:base-cell-address="LAYERS.X5"/>
            <calcext:condition calcext:apply-style-name="Empty" calcext:value="=&quot;08&quot;" calcext:base-cell-address="LAYERS.X5"/>
          </calcext:conditional-format>
          <calcext:conditional-format calcext:target-range-address="LAYERS.Y5:LAYERS.Y5">
            <calcext:condition calcext:apply-style-name="Empty" calcext:value="=&quot;00&quot;" calcext:base-cell-address="LAYERS.Y5"/>
            <calcext:condition calcext:apply-style-name="Grass1" calcext:value="=&quot;01&quot;" calcext:base-cell-address="LAYERS.Y5"/>
            <calcext:condition calcext:apply-style-name="Grass2" calcext:value="=&quot;02&quot;" calcext:base-cell-address="LAYERS.Y5"/>
            <calcext:condition calcext:apply-style-name="Road1" calcext:value="=&quot;03&quot;" calcext:base-cell-address="LAYERS.Y5"/>
            <calcext:condition calcext:apply-style-name="Road2" calcext:value="=&quot;04&quot;" calcext:base-cell-address="LAYERS.Y5"/>
            <calcext:condition calcext:apply-style-name="Wast" calcext:value="=&quot;05&quot;" calcext:base-cell-address="LAYERS.Y5"/>
            <calcext:condition calcext:apply-style-name="Rock" calcext:value="=&quot;06&quot;" calcext:base-cell-address="LAYERS.Y5"/>
            <calcext:condition calcext:apply-style-name="Water" calcext:value="=&quot;07&quot;" calcext:base-cell-address="LAYERS.Y5"/>
            <calcext:condition calcext:apply-style-name="Empty" calcext:value="=&quot;08&quot;" calcext:base-cell-address="LAYERS.Y5"/>
          </calcext:conditional-format>
          <calcext:conditional-format calcext:target-range-address="LAYERS.Z5:LAYERS.Z5">
            <calcext:condition calcext:apply-style-name="Empty" calcext:value="=&quot;00&quot;" calcext:base-cell-address="LAYERS.Z5"/>
            <calcext:condition calcext:apply-style-name="Grass1" calcext:value="=&quot;01&quot;" calcext:base-cell-address="LAYERS.Z5"/>
            <calcext:condition calcext:apply-style-name="Grass2" calcext:value="=&quot;02&quot;" calcext:base-cell-address="LAYERS.Z5"/>
            <calcext:condition calcext:apply-style-name="Road1" calcext:value="=&quot;03&quot;" calcext:base-cell-address="LAYERS.Z5"/>
            <calcext:condition calcext:apply-style-name="Road2" calcext:value="=&quot;04&quot;" calcext:base-cell-address="LAYERS.Z5"/>
            <calcext:condition calcext:apply-style-name="Wast" calcext:value="=&quot;05&quot;" calcext:base-cell-address="LAYERS.Z5"/>
            <calcext:condition calcext:apply-style-name="Rock" calcext:value="=&quot;06&quot;" calcext:base-cell-address="LAYERS.Z5"/>
            <calcext:condition calcext:apply-style-name="Water" calcext:value="=&quot;07&quot;" calcext:base-cell-address="LAYERS.Z5"/>
            <calcext:condition calcext:apply-style-name="Empty" calcext:value="=&quot;08&quot;" calcext:base-cell-address="LAYERS.Z5"/>
          </calcext:conditional-format>
          <calcext:conditional-format calcext:target-range-address="LAYERS.AB6:LAYERS.AB6">
            <calcext:condition calcext:apply-style-name="Empty" calcext:value="=&quot;00&quot;" calcext:base-cell-address="LAYERS.AB6"/>
            <calcext:condition calcext:apply-style-name="Grass1" calcext:value="=&quot;01&quot;" calcext:base-cell-address="LAYERS.AB6"/>
            <calcext:condition calcext:apply-style-name="Grass2" calcext:value="=&quot;02&quot;" calcext:base-cell-address="LAYERS.AB6"/>
            <calcext:condition calcext:apply-style-name="Road1" calcext:value="=&quot;03&quot;" calcext:base-cell-address="LAYERS.AB6"/>
            <calcext:condition calcext:apply-style-name="Road2" calcext:value="=&quot;04&quot;" calcext:base-cell-address="LAYERS.AB6"/>
            <calcext:condition calcext:apply-style-name="Wast" calcext:value="=&quot;05&quot;" calcext:base-cell-address="LAYERS.AB6"/>
            <calcext:condition calcext:apply-style-name="Rock" calcext:value="=&quot;06&quot;" calcext:base-cell-address="LAYERS.AB6"/>
            <calcext:condition calcext:apply-style-name="Water" calcext:value="=&quot;07&quot;" calcext:base-cell-address="LAYERS.AB6"/>
            <calcext:condition calcext:apply-style-name="Empty" calcext:value="=&quot;08&quot;" calcext:base-cell-address="LAYERS.AB6"/>
          </calcext:conditional-format>
          <calcext:conditional-format calcext:target-range-address="LAYERS.AC6:LAYERS.AC6">
            <calcext:condition calcext:apply-style-name="Empty" calcext:value="=&quot;00&quot;" calcext:base-cell-address="LAYERS.AC6"/>
            <calcext:condition calcext:apply-style-name="Grass1" calcext:value="=&quot;01&quot;" calcext:base-cell-address="LAYERS.AC6"/>
            <calcext:condition calcext:apply-style-name="Grass2" calcext:value="=&quot;02&quot;" calcext:base-cell-address="LAYERS.AC6"/>
            <calcext:condition calcext:apply-style-name="Road1" calcext:value="=&quot;03&quot;" calcext:base-cell-address="LAYERS.AC6"/>
            <calcext:condition calcext:apply-style-name="Road2" calcext:value="=&quot;04&quot;" calcext:base-cell-address="LAYERS.AC6"/>
            <calcext:condition calcext:apply-style-name="Wast" calcext:value="=&quot;05&quot;" calcext:base-cell-address="LAYERS.AC6"/>
            <calcext:condition calcext:apply-style-name="Rock" calcext:value="=&quot;06&quot;" calcext:base-cell-address="LAYERS.AC6"/>
            <calcext:condition calcext:apply-style-name="Water" calcext:value="=&quot;07&quot;" calcext:base-cell-address="LAYERS.AC6"/>
            <calcext:condition calcext:apply-style-name="Empty" calcext:value="=&quot;08&quot;" calcext:base-cell-address="LAYERS.AC6"/>
          </calcext:conditional-format>
          <calcext:conditional-format calcext:target-range-address="LAYERS.AB7:LAYERS.AB7">
            <calcext:condition calcext:apply-style-name="Empty" calcext:value="=&quot;00&quot;" calcext:base-cell-address="LAYERS.AB7"/>
            <calcext:condition calcext:apply-style-name="Grass1" calcext:value="=&quot;01&quot;" calcext:base-cell-address="LAYERS.AB7"/>
            <calcext:condition calcext:apply-style-name="Grass2" calcext:value="=&quot;02&quot;" calcext:base-cell-address="LAYERS.AB7"/>
            <calcext:condition calcext:apply-style-name="Road1" calcext:value="=&quot;03&quot;" calcext:base-cell-address="LAYERS.AB7"/>
            <calcext:condition calcext:apply-style-name="Road2" calcext:value="=&quot;04&quot;" calcext:base-cell-address="LAYERS.AB7"/>
            <calcext:condition calcext:apply-style-name="Wast" calcext:value="=&quot;05&quot;" calcext:base-cell-address="LAYERS.AB7"/>
            <calcext:condition calcext:apply-style-name="Rock" calcext:value="=&quot;06&quot;" calcext:base-cell-address="LAYERS.AB7"/>
            <calcext:condition calcext:apply-style-name="Water" calcext:value="=&quot;07&quot;" calcext:base-cell-address="LAYERS.AB7"/>
            <calcext:condition calcext:apply-style-name="Empty" calcext:value="=&quot;08&quot;" calcext:base-cell-address="LAYERS.AB7"/>
          </calcext:conditional-format>
          <calcext:conditional-format calcext:target-range-address="LAYERS.AC7:LAYERS.AC7">
            <calcext:condition calcext:apply-style-name="Empty" calcext:value="=&quot;00&quot;" calcext:base-cell-address="LAYERS.AC7"/>
            <calcext:condition calcext:apply-style-name="Grass1" calcext:value="=&quot;01&quot;" calcext:base-cell-address="LAYERS.AC7"/>
            <calcext:condition calcext:apply-style-name="Grass2" calcext:value="=&quot;02&quot;" calcext:base-cell-address="LAYERS.AC7"/>
            <calcext:condition calcext:apply-style-name="Road1" calcext:value="=&quot;03&quot;" calcext:base-cell-address="LAYERS.AC7"/>
            <calcext:condition calcext:apply-style-name="Road2" calcext:value="=&quot;04&quot;" calcext:base-cell-address="LAYERS.AC7"/>
            <calcext:condition calcext:apply-style-name="Wast" calcext:value="=&quot;05&quot;" calcext:base-cell-address="LAYERS.AC7"/>
            <calcext:condition calcext:apply-style-name="Rock" calcext:value="=&quot;06&quot;" calcext:base-cell-address="LAYERS.AC7"/>
            <calcext:condition calcext:apply-style-name="Water" calcext:value="=&quot;07&quot;" calcext:base-cell-address="LAYERS.AC7"/>
            <calcext:condition calcext:apply-style-name="Empty" calcext:value="=&quot;08&quot;" calcext:base-cell-address="LAYERS.AC7"/>
          </calcext:conditional-format>
          <calcext:conditional-format calcext:target-range-address="LAYERS.AD7:LAYERS.AD7">
            <calcext:condition calcext:apply-style-name="Empty" calcext:value="=&quot;00&quot;" calcext:base-cell-address="LAYERS.AD7"/>
            <calcext:condition calcext:apply-style-name="Grass1" calcext:value="=&quot;01&quot;" calcext:base-cell-address="LAYERS.AD7"/>
            <calcext:condition calcext:apply-style-name="Grass2" calcext:value="=&quot;02&quot;" calcext:base-cell-address="LAYERS.AD7"/>
            <calcext:condition calcext:apply-style-name="Road1" calcext:value="=&quot;03&quot;" calcext:base-cell-address="LAYERS.AD7"/>
            <calcext:condition calcext:apply-style-name="Road2" calcext:value="=&quot;04&quot;" calcext:base-cell-address="LAYERS.AD7"/>
            <calcext:condition calcext:apply-style-name="Wast" calcext:value="=&quot;05&quot;" calcext:base-cell-address="LAYERS.AD7"/>
            <calcext:condition calcext:apply-style-name="Rock" calcext:value="=&quot;06&quot;" calcext:base-cell-address="LAYERS.AD7"/>
            <calcext:condition calcext:apply-style-name="Water" calcext:value="=&quot;07&quot;" calcext:base-cell-address="LAYERS.AD7"/>
            <calcext:condition calcext:apply-style-name="Empty" calcext:value="=&quot;08&quot;" calcext:base-cell-address="LAYERS.AD7"/>
          </calcext:conditional-format>
          <calcext:conditional-format calcext:target-range-address="LAYERS.AB8:LAYERS.AB8">
            <calcext:condition calcext:apply-style-name="Empty" calcext:value="=&quot;00&quot;" calcext:base-cell-address="LAYERS.AB8"/>
            <calcext:condition calcext:apply-style-name="Grass1" calcext:value="=&quot;01&quot;" calcext:base-cell-address="LAYERS.AB8"/>
            <calcext:condition calcext:apply-style-name="Grass2" calcext:value="=&quot;02&quot;" calcext:base-cell-address="LAYERS.AB8"/>
            <calcext:condition calcext:apply-style-name="Road1" calcext:value="=&quot;03&quot;" calcext:base-cell-address="LAYERS.AB8"/>
            <calcext:condition calcext:apply-style-name="Road2" calcext:value="=&quot;04&quot;" calcext:base-cell-address="LAYERS.AB8"/>
            <calcext:condition calcext:apply-style-name="Wast" calcext:value="=&quot;05&quot;" calcext:base-cell-address="LAYERS.AB8"/>
            <calcext:condition calcext:apply-style-name="Rock" calcext:value="=&quot;06&quot;" calcext:base-cell-address="LAYERS.AB8"/>
            <calcext:condition calcext:apply-style-name="Water" calcext:value="=&quot;07&quot;" calcext:base-cell-address="LAYERS.AB8"/>
            <calcext:condition calcext:apply-style-name="Empty" calcext:value="=&quot;08&quot;" calcext:base-cell-address="LAYERS.AB8"/>
          </calcext:conditional-format>
          <calcext:conditional-format calcext:target-range-address="LAYERS.AC8:LAYERS.AC8">
            <calcext:condition calcext:apply-style-name="Empty" calcext:value="=&quot;00&quot;" calcext:base-cell-address="LAYERS.AC8"/>
            <calcext:condition calcext:apply-style-name="Grass1" calcext:value="=&quot;01&quot;" calcext:base-cell-address="LAYERS.AC8"/>
            <calcext:condition calcext:apply-style-name="Grass2" calcext:value="=&quot;02&quot;" calcext:base-cell-address="LAYERS.AC8"/>
            <calcext:condition calcext:apply-style-name="Road1" calcext:value="=&quot;03&quot;" calcext:base-cell-address="LAYERS.AC8"/>
            <calcext:condition calcext:apply-style-name="Road2" calcext:value="=&quot;04&quot;" calcext:base-cell-address="LAYERS.AC8"/>
            <calcext:condition calcext:apply-style-name="Wast" calcext:value="=&quot;05&quot;" calcext:base-cell-address="LAYERS.AC8"/>
            <calcext:condition calcext:apply-style-name="Rock" calcext:value="=&quot;06&quot;" calcext:base-cell-address="LAYERS.AC8"/>
            <calcext:condition calcext:apply-style-name="Water" calcext:value="=&quot;07&quot;" calcext:base-cell-address="LAYERS.AC8"/>
            <calcext:condition calcext:apply-style-name="Empty" calcext:value="=&quot;08&quot;" calcext:base-cell-address="LAYERS.AC8"/>
          </calcext:conditional-format>
          <calcext:conditional-format calcext:target-range-address="LAYERS.AD8:LAYERS.AD8">
            <calcext:condition calcext:apply-style-name="Empty" calcext:value="=&quot;00&quot;" calcext:base-cell-address="LAYERS.AD8"/>
            <calcext:condition calcext:apply-style-name="Grass1" calcext:value="=&quot;01&quot;" calcext:base-cell-address="LAYERS.AD8"/>
            <calcext:condition calcext:apply-style-name="Grass2" calcext:value="=&quot;02&quot;" calcext:base-cell-address="LAYERS.AD8"/>
            <calcext:condition calcext:apply-style-name="Road1" calcext:value="=&quot;03&quot;" calcext:base-cell-address="LAYERS.AD8"/>
            <calcext:condition calcext:apply-style-name="Road2" calcext:value="=&quot;04&quot;" calcext:base-cell-address="LAYERS.AD8"/>
            <calcext:condition calcext:apply-style-name="Wast" calcext:value="=&quot;05&quot;" calcext:base-cell-address="LAYERS.AD8"/>
            <calcext:condition calcext:apply-style-name="Rock" calcext:value="=&quot;06&quot;" calcext:base-cell-address="LAYERS.AD8"/>
            <calcext:condition calcext:apply-style-name="Water" calcext:value="=&quot;07&quot;" calcext:base-cell-address="LAYERS.AD8"/>
            <calcext:condition calcext:apply-style-name="Empty" calcext:value="=&quot;08&quot;" calcext:base-cell-address="LAYERS.AD8"/>
          </calcext:conditional-format>
          <calcext:conditional-format calcext:target-range-address="LAYERS.AC9:LAYERS.AC9">
            <calcext:condition calcext:apply-style-name="Empty" calcext:value="=&quot;00&quot;" calcext:base-cell-address="LAYERS.AC9"/>
            <calcext:condition calcext:apply-style-name="Grass1" calcext:value="=&quot;01&quot;" calcext:base-cell-address="LAYERS.AC9"/>
            <calcext:condition calcext:apply-style-name="Grass2" calcext:value="=&quot;02&quot;" calcext:base-cell-address="LAYERS.AC9"/>
            <calcext:condition calcext:apply-style-name="Road1" calcext:value="=&quot;03&quot;" calcext:base-cell-address="LAYERS.AC9"/>
            <calcext:condition calcext:apply-style-name="Road2" calcext:value="=&quot;04&quot;" calcext:base-cell-address="LAYERS.AC9"/>
            <calcext:condition calcext:apply-style-name="Wast" calcext:value="=&quot;05&quot;" calcext:base-cell-address="LAYERS.AC9"/>
            <calcext:condition calcext:apply-style-name="Rock" calcext:value="=&quot;06&quot;" calcext:base-cell-address="LAYERS.AC9"/>
            <calcext:condition calcext:apply-style-name="Water" calcext:value="=&quot;07&quot;" calcext:base-cell-address="LAYERS.AC9"/>
            <calcext:condition calcext:apply-style-name="Empty" calcext:value="=&quot;08&quot;" calcext:base-cell-address="LAYERS.AC9"/>
          </calcext:conditional-format>
          <calcext:conditional-format calcext:target-range-address="LAYERS.X24:LAYERS.X24">
            <calcext:condition calcext:apply-style-name="Empty" calcext:value="=&quot;00&quot;" calcext:base-cell-address="LAYERS.X24"/>
            <calcext:condition calcext:apply-style-name="Grass1" calcext:value="=&quot;01&quot;" calcext:base-cell-address="LAYERS.X24"/>
            <calcext:condition calcext:apply-style-name="Grass2" calcext:value="=&quot;02&quot;" calcext:base-cell-address="LAYERS.X24"/>
            <calcext:condition calcext:apply-style-name="Road1" calcext:value="=&quot;03&quot;" calcext:base-cell-address="LAYERS.X24"/>
            <calcext:condition calcext:apply-style-name="Road2" calcext:value="=&quot;04&quot;" calcext:base-cell-address="LAYERS.X24"/>
            <calcext:condition calcext:apply-style-name="Wast" calcext:value="=&quot;05&quot;" calcext:base-cell-address="LAYERS.X24"/>
            <calcext:condition calcext:apply-style-name="Rock" calcext:value="=&quot;06&quot;" calcext:base-cell-address="LAYERS.X24"/>
            <calcext:condition calcext:apply-style-name="Water" calcext:value="=&quot;07&quot;" calcext:base-cell-address="LAYERS.X24"/>
            <calcext:condition calcext:apply-style-name="Empty" calcext:value="=&quot;08&quot;" calcext:base-cell-address="LAYERS.X24"/>
          </calcext:conditional-format>
          <calcext:conditional-format calcext:target-range-address="LAYERS.Y24:LAYERS.Y24">
            <calcext:condition calcext:apply-style-name="Empty" calcext:value="=&quot;00&quot;" calcext:base-cell-address="LAYERS.Y24"/>
            <calcext:condition calcext:apply-style-name="Grass1" calcext:value="=&quot;01&quot;" calcext:base-cell-address="LAYERS.Y24"/>
            <calcext:condition calcext:apply-style-name="Grass2" calcext:value="=&quot;02&quot;" calcext:base-cell-address="LAYERS.Y24"/>
            <calcext:condition calcext:apply-style-name="Road1" calcext:value="=&quot;03&quot;" calcext:base-cell-address="LAYERS.Y24"/>
            <calcext:condition calcext:apply-style-name="Road2" calcext:value="=&quot;04&quot;" calcext:base-cell-address="LAYERS.Y24"/>
            <calcext:condition calcext:apply-style-name="Wast" calcext:value="=&quot;05&quot;" calcext:base-cell-address="LAYERS.Y24"/>
            <calcext:condition calcext:apply-style-name="Rock" calcext:value="=&quot;06&quot;" calcext:base-cell-address="LAYERS.Y24"/>
            <calcext:condition calcext:apply-style-name="Water" calcext:value="=&quot;07&quot;" calcext:base-cell-address="LAYERS.Y24"/>
            <calcext:condition calcext:apply-style-name="Empty" calcext:value="=&quot;08&quot;" calcext:base-cell-address="LAYERS.Y24"/>
          </calcext:conditional-format>
          <calcext:conditional-format calcext:target-range-address="LAYERS.X25:LAYERS.X25">
            <calcext:condition calcext:apply-style-name="Empty" calcext:value="=&quot;00&quot;" calcext:base-cell-address="LAYERS.X25"/>
            <calcext:condition calcext:apply-style-name="Grass1" calcext:value="=&quot;01&quot;" calcext:base-cell-address="LAYERS.X25"/>
            <calcext:condition calcext:apply-style-name="Grass2" calcext:value="=&quot;02&quot;" calcext:base-cell-address="LAYERS.X25"/>
            <calcext:condition calcext:apply-style-name="Road1" calcext:value="=&quot;03&quot;" calcext:base-cell-address="LAYERS.X25"/>
            <calcext:condition calcext:apply-style-name="Road2" calcext:value="=&quot;04&quot;" calcext:base-cell-address="LAYERS.X25"/>
            <calcext:condition calcext:apply-style-name="Wast" calcext:value="=&quot;05&quot;" calcext:base-cell-address="LAYERS.X25"/>
            <calcext:condition calcext:apply-style-name="Rock" calcext:value="=&quot;06&quot;" calcext:base-cell-address="LAYERS.X25"/>
            <calcext:condition calcext:apply-style-name="Water" calcext:value="=&quot;07&quot;" calcext:base-cell-address="LAYERS.X25"/>
            <calcext:condition calcext:apply-style-name="Empty" calcext:value="=&quot;08&quot;" calcext:base-cell-address="LAYERS.X25"/>
          </calcext:conditional-format>
          <calcext:conditional-format calcext:target-range-address="LAYERS.Y25:LAYERS.Y25">
            <calcext:condition calcext:apply-style-name="Empty" calcext:value="=&quot;00&quot;" calcext:base-cell-address="LAYERS.Y25"/>
            <calcext:condition calcext:apply-style-name="Grass1" calcext:value="=&quot;01&quot;" calcext:base-cell-address="LAYERS.Y25"/>
            <calcext:condition calcext:apply-style-name="Grass2" calcext:value="=&quot;02&quot;" calcext:base-cell-address="LAYERS.Y25"/>
            <calcext:condition calcext:apply-style-name="Road1" calcext:value="=&quot;03&quot;" calcext:base-cell-address="LAYERS.Y25"/>
            <calcext:condition calcext:apply-style-name="Road2" calcext:value="=&quot;04&quot;" calcext:base-cell-address="LAYERS.Y25"/>
            <calcext:condition calcext:apply-style-name="Wast" calcext:value="=&quot;05&quot;" calcext:base-cell-address="LAYERS.Y25"/>
            <calcext:condition calcext:apply-style-name="Rock" calcext:value="=&quot;06&quot;" calcext:base-cell-address="LAYERS.Y25"/>
            <calcext:condition calcext:apply-style-name="Water" calcext:value="=&quot;07&quot;" calcext:base-cell-address="LAYERS.Y25"/>
            <calcext:condition calcext:apply-style-name="Empty" calcext:value="=&quot;08&quot;" calcext:base-cell-address="LAYERS.Y25"/>
          </calcext:conditional-format>
          <calcext:conditional-format calcext:target-range-address="LAYERS.U23:LAYERS.U23">
            <calcext:condition calcext:apply-style-name="Empty" calcext:value="=&quot;00&quot;" calcext:base-cell-address="LAYERS.U23"/>
            <calcext:condition calcext:apply-style-name="Grass1" calcext:value="=&quot;01&quot;" calcext:base-cell-address="LAYERS.U23"/>
            <calcext:condition calcext:apply-style-name="Grass2" calcext:value="=&quot;02&quot;" calcext:base-cell-address="LAYERS.U23"/>
            <calcext:condition calcext:apply-style-name="Road1" calcext:value="=&quot;03&quot;" calcext:base-cell-address="LAYERS.U23"/>
            <calcext:condition calcext:apply-style-name="Road2" calcext:value="=&quot;04&quot;" calcext:base-cell-address="LAYERS.U23"/>
            <calcext:condition calcext:apply-style-name="Wast" calcext:value="=&quot;05&quot;" calcext:base-cell-address="LAYERS.U23"/>
            <calcext:condition calcext:apply-style-name="Rock" calcext:value="=&quot;06&quot;" calcext:base-cell-address="LAYERS.U23"/>
            <calcext:condition calcext:apply-style-name="Water" calcext:value="=&quot;07&quot;" calcext:base-cell-address="LAYERS.U23"/>
            <calcext:condition calcext:apply-style-name="Empty" calcext:value="=&quot;08&quot;" calcext:base-cell-address="LAYERS.U23"/>
          </calcext:conditional-format>
          <calcext:conditional-format calcext:target-range-address="LAYERS.V23:LAYERS.V23">
            <calcext:condition calcext:apply-style-name="Empty" calcext:value="=&quot;00&quot;" calcext:base-cell-address="LAYERS.V23"/>
            <calcext:condition calcext:apply-style-name="Grass1" calcext:value="=&quot;01&quot;" calcext:base-cell-address="LAYERS.V23"/>
            <calcext:condition calcext:apply-style-name="Grass2" calcext:value="=&quot;02&quot;" calcext:base-cell-address="LAYERS.V23"/>
            <calcext:condition calcext:apply-style-name="Road1" calcext:value="=&quot;03&quot;" calcext:base-cell-address="LAYERS.V23"/>
            <calcext:condition calcext:apply-style-name="Road2" calcext:value="=&quot;04&quot;" calcext:base-cell-address="LAYERS.V23"/>
            <calcext:condition calcext:apply-style-name="Wast" calcext:value="=&quot;05&quot;" calcext:base-cell-address="LAYERS.V23"/>
            <calcext:condition calcext:apply-style-name="Rock" calcext:value="=&quot;06&quot;" calcext:base-cell-address="LAYERS.V23"/>
            <calcext:condition calcext:apply-style-name="Water" calcext:value="=&quot;07&quot;" calcext:base-cell-address="LAYERS.V23"/>
            <calcext:condition calcext:apply-style-name="Empty" calcext:value="=&quot;08&quot;" calcext:base-cell-address="LAYERS.V23"/>
          </calcext:conditional-format>
          <calcext:conditional-format calcext:target-range-address="LAYERS.O23:LAYERS.O23">
            <calcext:condition calcext:apply-style-name="Empty" calcext:value="=&quot;00&quot;" calcext:base-cell-address="LAYERS.O23"/>
            <calcext:condition calcext:apply-style-name="Grass1" calcext:value="=&quot;01&quot;" calcext:base-cell-address="LAYERS.O23"/>
            <calcext:condition calcext:apply-style-name="Grass2" calcext:value="=&quot;02&quot;" calcext:base-cell-address="LAYERS.O23"/>
            <calcext:condition calcext:apply-style-name="Road1" calcext:value="=&quot;03&quot;" calcext:base-cell-address="LAYERS.O23"/>
            <calcext:condition calcext:apply-style-name="Road2" calcext:value="=&quot;04&quot;" calcext:base-cell-address="LAYERS.O23"/>
            <calcext:condition calcext:apply-style-name="Wast" calcext:value="=&quot;05&quot;" calcext:base-cell-address="LAYERS.O23"/>
            <calcext:condition calcext:apply-style-name="Rock" calcext:value="=&quot;06&quot;" calcext:base-cell-address="LAYERS.O23"/>
            <calcext:condition calcext:apply-style-name="Water" calcext:value="=&quot;07&quot;" calcext:base-cell-address="LAYERS.O23"/>
            <calcext:condition calcext:apply-style-name="Empty" calcext:value="=&quot;08&quot;" calcext:base-cell-address="LAYERS.O23"/>
          </calcext:conditional-format>
          <calcext:conditional-format calcext:target-range-address="LAYERS.O24:LAYERS.O24">
            <calcext:condition calcext:apply-style-name="Empty" calcext:value="=&quot;00&quot;" calcext:base-cell-address="LAYERS.O24"/>
            <calcext:condition calcext:apply-style-name="Grass1" calcext:value="=&quot;01&quot;" calcext:base-cell-address="LAYERS.O24"/>
            <calcext:condition calcext:apply-style-name="Grass2" calcext:value="=&quot;02&quot;" calcext:base-cell-address="LAYERS.O24"/>
            <calcext:condition calcext:apply-style-name="Road1" calcext:value="=&quot;03&quot;" calcext:base-cell-address="LAYERS.O24"/>
            <calcext:condition calcext:apply-style-name="Road2" calcext:value="=&quot;04&quot;" calcext:base-cell-address="LAYERS.O24"/>
            <calcext:condition calcext:apply-style-name="Wast" calcext:value="=&quot;05&quot;" calcext:base-cell-address="LAYERS.O24"/>
            <calcext:condition calcext:apply-style-name="Rock" calcext:value="=&quot;06&quot;" calcext:base-cell-address="LAYERS.O24"/>
            <calcext:condition calcext:apply-style-name="Water" calcext:value="=&quot;07&quot;" calcext:base-cell-address="LAYERS.O24"/>
            <calcext:condition calcext:apply-style-name="Empty" calcext:value="=&quot;08&quot;" calcext:base-cell-address="LAYERS.O24"/>
          </calcext:conditional-format>
          <calcext:conditional-format calcext:target-range-address="LAYERS.P24:LAYERS.P24">
            <calcext:condition calcext:apply-style-name="Empty" calcext:value="=&quot;00&quot;" calcext:base-cell-address="LAYERS.P24"/>
            <calcext:condition calcext:apply-style-name="Grass1" calcext:value="=&quot;01&quot;" calcext:base-cell-address="LAYERS.P24"/>
            <calcext:condition calcext:apply-style-name="Grass2" calcext:value="=&quot;02&quot;" calcext:base-cell-address="LAYERS.P24"/>
            <calcext:condition calcext:apply-style-name="Road1" calcext:value="=&quot;03&quot;" calcext:base-cell-address="LAYERS.P24"/>
            <calcext:condition calcext:apply-style-name="Road2" calcext:value="=&quot;04&quot;" calcext:base-cell-address="LAYERS.P24"/>
            <calcext:condition calcext:apply-style-name="Wast" calcext:value="=&quot;05&quot;" calcext:base-cell-address="LAYERS.P24"/>
            <calcext:condition calcext:apply-style-name="Rock" calcext:value="=&quot;06&quot;" calcext:base-cell-address="LAYERS.P24"/>
            <calcext:condition calcext:apply-style-name="Water" calcext:value="=&quot;07&quot;" calcext:base-cell-address="LAYERS.P24"/>
            <calcext:condition calcext:apply-style-name="Empty" calcext:value="=&quot;08&quot;" calcext:base-cell-address="LAYERS.P24"/>
          </calcext:conditional-format>
          <calcext:conditional-format calcext:target-range-address="LAYERS.Q24:LAYERS.Q24">
            <calcext:condition calcext:apply-style-name="Empty" calcext:value="=&quot;00&quot;" calcext:base-cell-address="LAYERS.Q24"/>
            <calcext:condition calcext:apply-style-name="Grass1" calcext:value="=&quot;01&quot;" calcext:base-cell-address="LAYERS.Q24"/>
            <calcext:condition calcext:apply-style-name="Grass2" calcext:value="=&quot;02&quot;" calcext:base-cell-address="LAYERS.Q24"/>
            <calcext:condition calcext:apply-style-name="Road1" calcext:value="=&quot;03&quot;" calcext:base-cell-address="LAYERS.Q24"/>
            <calcext:condition calcext:apply-style-name="Road2" calcext:value="=&quot;04&quot;" calcext:base-cell-address="LAYERS.Q24"/>
            <calcext:condition calcext:apply-style-name="Wast" calcext:value="=&quot;05&quot;" calcext:base-cell-address="LAYERS.Q24"/>
            <calcext:condition calcext:apply-style-name="Rock" calcext:value="=&quot;06&quot;" calcext:base-cell-address="LAYERS.Q24"/>
            <calcext:condition calcext:apply-style-name="Water" calcext:value="=&quot;07&quot;" calcext:base-cell-address="LAYERS.Q24"/>
            <calcext:condition calcext:apply-style-name="Empty" calcext:value="=&quot;08&quot;" calcext:base-cell-address="LAYERS.Q24"/>
          </calcext:conditional-format>
          <calcext:conditional-format calcext:target-range-address="LAYERS.C32:LAYERS.C32">
            <calcext:condition calcext:apply-style-name="Empty" calcext:value="=&quot;00&quot;" calcext:base-cell-address="LAYERS.C32"/>
            <calcext:condition calcext:apply-style-name="Grass1" calcext:value="=&quot;01&quot;" calcext:base-cell-address="LAYERS.C32"/>
            <calcext:condition calcext:apply-style-name="Grass2" calcext:value="=&quot;02&quot;" calcext:base-cell-address="LAYERS.C32"/>
            <calcext:condition calcext:apply-style-name="Road1" calcext:value="=&quot;03&quot;" calcext:base-cell-address="LAYERS.C32"/>
            <calcext:condition calcext:apply-style-name="Road2" calcext:value="=&quot;04&quot;" calcext:base-cell-address="LAYERS.C32"/>
            <calcext:condition calcext:apply-style-name="Wast" calcext:value="=&quot;05&quot;" calcext:base-cell-address="LAYERS.C32"/>
            <calcext:condition calcext:apply-style-name="Rock" calcext:value="=&quot;06&quot;" calcext:base-cell-address="LAYERS.C32"/>
            <calcext:condition calcext:apply-style-name="Water" calcext:value="=&quot;07&quot;" calcext:base-cell-address="LAYERS.C32"/>
            <calcext:condition calcext:apply-style-name="Empty" calcext:value="=&quot;08&quot;" calcext:base-cell-address="LAYERS.C32"/>
          </calcext:conditional-format>
          <calcext:conditional-format calcext:target-range-address="LAYERS.D32:LAYERS.D32">
            <calcext:condition calcext:apply-style-name="Empty" calcext:value="=&quot;00&quot;" calcext:base-cell-address="LAYERS.D32"/>
            <calcext:condition calcext:apply-style-name="Grass1" calcext:value="=&quot;01&quot;" calcext:base-cell-address="LAYERS.D32"/>
            <calcext:condition calcext:apply-style-name="Grass2" calcext:value="=&quot;02&quot;" calcext:base-cell-address="LAYERS.D32"/>
            <calcext:condition calcext:apply-style-name="Road1" calcext:value="=&quot;03&quot;" calcext:base-cell-address="LAYERS.D32"/>
            <calcext:condition calcext:apply-style-name="Road2" calcext:value="=&quot;04&quot;" calcext:base-cell-address="LAYERS.D32"/>
            <calcext:condition calcext:apply-style-name="Wast" calcext:value="=&quot;05&quot;" calcext:base-cell-address="LAYERS.D32"/>
            <calcext:condition calcext:apply-style-name="Rock" calcext:value="=&quot;06&quot;" calcext:base-cell-address="LAYERS.D32"/>
            <calcext:condition calcext:apply-style-name="Water" calcext:value="=&quot;07&quot;" calcext:base-cell-address="LAYERS.D32"/>
            <calcext:condition calcext:apply-style-name="Empty" calcext:value="=&quot;08&quot;" calcext:base-cell-address="LAYERS.D32"/>
          </calcext:conditional-format>
          <calcext:conditional-format calcext:target-range-address="LAYERS.E32:LAYERS.E32">
            <calcext:condition calcext:apply-style-name="Empty" calcext:value="=&quot;00&quot;" calcext:base-cell-address="LAYERS.E32"/>
            <calcext:condition calcext:apply-style-name="Grass1" calcext:value="=&quot;01&quot;" calcext:base-cell-address="LAYERS.E32"/>
            <calcext:condition calcext:apply-style-name="Grass2" calcext:value="=&quot;02&quot;" calcext:base-cell-address="LAYERS.E32"/>
            <calcext:condition calcext:apply-style-name="Road1" calcext:value="=&quot;03&quot;" calcext:base-cell-address="LAYERS.E32"/>
            <calcext:condition calcext:apply-style-name="Road2" calcext:value="=&quot;04&quot;" calcext:base-cell-address="LAYERS.E32"/>
            <calcext:condition calcext:apply-style-name="Wast" calcext:value="=&quot;05&quot;" calcext:base-cell-address="LAYERS.E32"/>
            <calcext:condition calcext:apply-style-name="Rock" calcext:value="=&quot;06&quot;" calcext:base-cell-address="LAYERS.E32"/>
            <calcext:condition calcext:apply-style-name="Water" calcext:value="=&quot;07&quot;" calcext:base-cell-address="LAYERS.E32"/>
            <calcext:condition calcext:apply-style-name="Empty" calcext:value="=&quot;08&quot;" calcext:base-cell-address="LAYERS.E32"/>
          </calcext:conditional-format>
          <calcext:conditional-format calcext:target-range-address="LAYERS.F32:LAYERS.F32">
            <calcext:condition calcext:apply-style-name="Empty" calcext:value="=&quot;00&quot;" calcext:base-cell-address="LAYERS.F32"/>
            <calcext:condition calcext:apply-style-name="Grass1" calcext:value="=&quot;01&quot;" calcext:base-cell-address="LAYERS.F32"/>
            <calcext:condition calcext:apply-style-name="Grass2" calcext:value="=&quot;02&quot;" calcext:base-cell-address="LAYERS.F32"/>
            <calcext:condition calcext:apply-style-name="Road1" calcext:value="=&quot;03&quot;" calcext:base-cell-address="LAYERS.F32"/>
            <calcext:condition calcext:apply-style-name="Road2" calcext:value="=&quot;04&quot;" calcext:base-cell-address="LAYERS.F32"/>
            <calcext:condition calcext:apply-style-name="Wast" calcext:value="=&quot;05&quot;" calcext:base-cell-address="LAYERS.F32"/>
            <calcext:condition calcext:apply-style-name="Rock" calcext:value="=&quot;06&quot;" calcext:base-cell-address="LAYERS.F32"/>
            <calcext:condition calcext:apply-style-name="Water" calcext:value="=&quot;07&quot;" calcext:base-cell-address="LAYERS.F32"/>
            <calcext:condition calcext:apply-style-name="Empty" calcext:value="=&quot;08&quot;" calcext:base-cell-address="LAYERS.F32"/>
          </calcext:conditional-format>
          <calcext:conditional-format calcext:target-range-address="LAYERS.G32:LAYERS.G32">
            <calcext:condition calcext:apply-style-name="Empty" calcext:value="=&quot;00&quot;" calcext:base-cell-address="LAYERS.G32"/>
            <calcext:condition calcext:apply-style-name="Grass1" calcext:value="=&quot;01&quot;" calcext:base-cell-address="LAYERS.G32"/>
            <calcext:condition calcext:apply-style-name="Grass2" calcext:value="=&quot;02&quot;" calcext:base-cell-address="LAYERS.G32"/>
            <calcext:condition calcext:apply-style-name="Road1" calcext:value="=&quot;03&quot;" calcext:base-cell-address="LAYERS.G32"/>
            <calcext:condition calcext:apply-style-name="Road2" calcext:value="=&quot;04&quot;" calcext:base-cell-address="LAYERS.G32"/>
            <calcext:condition calcext:apply-style-name="Wast" calcext:value="=&quot;05&quot;" calcext:base-cell-address="LAYERS.G32"/>
            <calcext:condition calcext:apply-style-name="Rock" calcext:value="=&quot;06&quot;" calcext:base-cell-address="LAYERS.G32"/>
            <calcext:condition calcext:apply-style-name="Water" calcext:value="=&quot;07&quot;" calcext:base-cell-address="LAYERS.G32"/>
            <calcext:condition calcext:apply-style-name="Empty" calcext:value="=&quot;08&quot;" calcext:base-cell-address="LAYERS.G32"/>
          </calcext:conditional-format>
          <calcext:conditional-format calcext:target-range-address="LAYERS.H32:LAYERS.H32">
            <calcext:condition calcext:apply-style-name="Empty" calcext:value="=&quot;00&quot;" calcext:base-cell-address="LAYERS.H32"/>
            <calcext:condition calcext:apply-style-name="Grass1" calcext:value="=&quot;01&quot;" calcext:base-cell-address="LAYERS.H32"/>
            <calcext:condition calcext:apply-style-name="Grass2" calcext:value="=&quot;02&quot;" calcext:base-cell-address="LAYERS.H32"/>
            <calcext:condition calcext:apply-style-name="Road1" calcext:value="=&quot;03&quot;" calcext:base-cell-address="LAYERS.H32"/>
            <calcext:condition calcext:apply-style-name="Road2" calcext:value="=&quot;04&quot;" calcext:base-cell-address="LAYERS.H32"/>
            <calcext:condition calcext:apply-style-name="Wast" calcext:value="=&quot;05&quot;" calcext:base-cell-address="LAYERS.H32"/>
            <calcext:condition calcext:apply-style-name="Rock" calcext:value="=&quot;06&quot;" calcext:base-cell-address="LAYERS.H32"/>
            <calcext:condition calcext:apply-style-name="Water" calcext:value="=&quot;07&quot;" calcext:base-cell-address="LAYERS.H32"/>
            <calcext:condition calcext:apply-style-name="Empty" calcext:value="=&quot;08&quot;" calcext:base-cell-address="LAYERS.H32"/>
          </calcext:conditional-format>
          <calcext:conditional-format calcext:target-range-address="LAYERS.I32:LAYERS.I32">
            <calcext:condition calcext:apply-style-name="Empty" calcext:value="=&quot;00&quot;" calcext:base-cell-address="LAYERS.I32"/>
            <calcext:condition calcext:apply-style-name="Grass1" calcext:value="=&quot;01&quot;" calcext:base-cell-address="LAYERS.I32"/>
            <calcext:condition calcext:apply-style-name="Grass2" calcext:value="=&quot;02&quot;" calcext:base-cell-address="LAYERS.I32"/>
            <calcext:condition calcext:apply-style-name="Road1" calcext:value="=&quot;03&quot;" calcext:base-cell-address="LAYERS.I32"/>
            <calcext:condition calcext:apply-style-name="Road2" calcext:value="=&quot;04&quot;" calcext:base-cell-address="LAYERS.I32"/>
            <calcext:condition calcext:apply-style-name="Wast" calcext:value="=&quot;05&quot;" calcext:base-cell-address="LAYERS.I32"/>
            <calcext:condition calcext:apply-style-name="Rock" calcext:value="=&quot;06&quot;" calcext:base-cell-address="LAYERS.I32"/>
            <calcext:condition calcext:apply-style-name="Water" calcext:value="=&quot;07&quot;" calcext:base-cell-address="LAYERS.I32"/>
            <calcext:condition calcext:apply-style-name="Empty" calcext:value="=&quot;08&quot;" calcext:base-cell-address="LAYERS.I32"/>
          </calcext:conditional-format>
          <calcext:conditional-format calcext:target-range-address="LAYERS.J32:LAYERS.J32">
            <calcext:condition calcext:apply-style-name="Empty" calcext:value="=&quot;00&quot;" calcext:base-cell-address="LAYERS.J32"/>
            <calcext:condition calcext:apply-style-name="Grass1" calcext:value="=&quot;01&quot;" calcext:base-cell-address="LAYERS.J32"/>
            <calcext:condition calcext:apply-style-name="Grass2" calcext:value="=&quot;02&quot;" calcext:base-cell-address="LAYERS.J32"/>
            <calcext:condition calcext:apply-style-name="Road1" calcext:value="=&quot;03&quot;" calcext:base-cell-address="LAYERS.J32"/>
            <calcext:condition calcext:apply-style-name="Road2" calcext:value="=&quot;04&quot;" calcext:base-cell-address="LAYERS.J32"/>
            <calcext:condition calcext:apply-style-name="Wast" calcext:value="=&quot;05&quot;" calcext:base-cell-address="LAYERS.J32"/>
            <calcext:condition calcext:apply-style-name="Rock" calcext:value="=&quot;06&quot;" calcext:base-cell-address="LAYERS.J32"/>
            <calcext:condition calcext:apply-style-name="Water" calcext:value="=&quot;07&quot;" calcext:base-cell-address="LAYERS.J32"/>
            <calcext:condition calcext:apply-style-name="Empty" calcext:value="=&quot;08&quot;" calcext:base-cell-address="LAYERS.J32"/>
          </calcext:conditional-format>
          <calcext:conditional-format calcext:target-range-address="LAYERS.K32:LAYERS.K32">
            <calcext:condition calcext:apply-style-name="Empty" calcext:value="=&quot;00&quot;" calcext:base-cell-address="LAYERS.K32"/>
            <calcext:condition calcext:apply-style-name="Grass1" calcext:value="=&quot;01&quot;" calcext:base-cell-address="LAYERS.K32"/>
            <calcext:condition calcext:apply-style-name="Grass2" calcext:value="=&quot;02&quot;" calcext:base-cell-address="LAYERS.K32"/>
            <calcext:condition calcext:apply-style-name="Road1" calcext:value="=&quot;03&quot;" calcext:base-cell-address="LAYERS.K32"/>
            <calcext:condition calcext:apply-style-name="Road2" calcext:value="=&quot;04&quot;" calcext:base-cell-address="LAYERS.K32"/>
            <calcext:condition calcext:apply-style-name="Wast" calcext:value="=&quot;05&quot;" calcext:base-cell-address="LAYERS.K32"/>
            <calcext:condition calcext:apply-style-name="Rock" calcext:value="=&quot;06&quot;" calcext:base-cell-address="LAYERS.K32"/>
            <calcext:condition calcext:apply-style-name="Water" calcext:value="=&quot;07&quot;" calcext:base-cell-address="LAYERS.K32"/>
            <calcext:condition calcext:apply-style-name="Empty" calcext:value="=&quot;08&quot;" calcext:base-cell-address="LAYERS.K32"/>
          </calcext:conditional-format>
          <calcext:conditional-format calcext:target-range-address="LAYERS.L32:LAYERS.L32">
            <calcext:condition calcext:apply-style-name="Empty" calcext:value="=&quot;00&quot;" calcext:base-cell-address="LAYERS.L32"/>
            <calcext:condition calcext:apply-style-name="Grass1" calcext:value="=&quot;01&quot;" calcext:base-cell-address="LAYERS.L32"/>
            <calcext:condition calcext:apply-style-name="Grass2" calcext:value="=&quot;02&quot;" calcext:base-cell-address="LAYERS.L32"/>
            <calcext:condition calcext:apply-style-name="Road1" calcext:value="=&quot;03&quot;" calcext:base-cell-address="LAYERS.L32"/>
            <calcext:condition calcext:apply-style-name="Road2" calcext:value="=&quot;04&quot;" calcext:base-cell-address="LAYERS.L32"/>
            <calcext:condition calcext:apply-style-name="Wast" calcext:value="=&quot;05&quot;" calcext:base-cell-address="LAYERS.L32"/>
            <calcext:condition calcext:apply-style-name="Rock" calcext:value="=&quot;06&quot;" calcext:base-cell-address="LAYERS.L32"/>
            <calcext:condition calcext:apply-style-name="Water" calcext:value="=&quot;07&quot;" calcext:base-cell-address="LAYERS.L32"/>
            <calcext:condition calcext:apply-style-name="Empty" calcext:value="=&quot;08&quot;" calcext:base-cell-address="LAYERS.L32"/>
          </calcext:conditional-format>
          <calcext:conditional-format calcext:target-range-address="LAYERS.M32:LAYERS.M32">
            <calcext:condition calcext:apply-style-name="Empty" calcext:value="=&quot;00&quot;" calcext:base-cell-address="LAYERS.M32"/>
            <calcext:condition calcext:apply-style-name="Grass1" calcext:value="=&quot;01&quot;" calcext:base-cell-address="LAYERS.M32"/>
            <calcext:condition calcext:apply-style-name="Grass2" calcext:value="=&quot;02&quot;" calcext:base-cell-address="LAYERS.M32"/>
            <calcext:condition calcext:apply-style-name="Road1" calcext:value="=&quot;03&quot;" calcext:base-cell-address="LAYERS.M32"/>
            <calcext:condition calcext:apply-style-name="Road2" calcext:value="=&quot;04&quot;" calcext:base-cell-address="LAYERS.M32"/>
            <calcext:condition calcext:apply-style-name="Wast" calcext:value="=&quot;05&quot;" calcext:base-cell-address="LAYERS.M32"/>
            <calcext:condition calcext:apply-style-name="Rock" calcext:value="=&quot;06&quot;" calcext:base-cell-address="LAYERS.M32"/>
            <calcext:condition calcext:apply-style-name="Water" calcext:value="=&quot;07&quot;" calcext:base-cell-address="LAYERS.M32"/>
            <calcext:condition calcext:apply-style-name="Empty" calcext:value="=&quot;08&quot;" calcext:base-cell-address="LAYERS.M32"/>
          </calcext:conditional-format>
          <calcext:conditional-format calcext:target-range-address="LAYERS.N32:LAYERS.N32">
            <calcext:condition calcext:apply-style-name="Empty" calcext:value="=&quot;00&quot;" calcext:base-cell-address="LAYERS.N32"/>
            <calcext:condition calcext:apply-style-name="Grass1" calcext:value="=&quot;01&quot;" calcext:base-cell-address="LAYERS.N32"/>
            <calcext:condition calcext:apply-style-name="Grass2" calcext:value="=&quot;02&quot;" calcext:base-cell-address="LAYERS.N32"/>
            <calcext:condition calcext:apply-style-name="Road1" calcext:value="=&quot;03&quot;" calcext:base-cell-address="LAYERS.N32"/>
            <calcext:condition calcext:apply-style-name="Road2" calcext:value="=&quot;04&quot;" calcext:base-cell-address="LAYERS.N32"/>
            <calcext:condition calcext:apply-style-name="Wast" calcext:value="=&quot;05&quot;" calcext:base-cell-address="LAYERS.N32"/>
            <calcext:condition calcext:apply-style-name="Rock" calcext:value="=&quot;06&quot;" calcext:base-cell-address="LAYERS.N32"/>
            <calcext:condition calcext:apply-style-name="Water" calcext:value="=&quot;07&quot;" calcext:base-cell-address="LAYERS.N32"/>
            <calcext:condition calcext:apply-style-name="Empty" calcext:value="=&quot;08&quot;" calcext:base-cell-address="LAYERS.N32"/>
          </calcext:conditional-format>
          <calcext:conditional-format calcext:target-range-address="LAYERS.O32:LAYERS.O32">
            <calcext:condition calcext:apply-style-name="Empty" calcext:value="=&quot;00&quot;" calcext:base-cell-address="LAYERS.O32"/>
            <calcext:condition calcext:apply-style-name="Grass1" calcext:value="=&quot;01&quot;" calcext:base-cell-address="LAYERS.O32"/>
            <calcext:condition calcext:apply-style-name="Grass2" calcext:value="=&quot;02&quot;" calcext:base-cell-address="LAYERS.O32"/>
            <calcext:condition calcext:apply-style-name="Road1" calcext:value="=&quot;03&quot;" calcext:base-cell-address="LAYERS.O32"/>
            <calcext:condition calcext:apply-style-name="Road2" calcext:value="=&quot;04&quot;" calcext:base-cell-address="LAYERS.O32"/>
            <calcext:condition calcext:apply-style-name="Wast" calcext:value="=&quot;05&quot;" calcext:base-cell-address="LAYERS.O32"/>
            <calcext:condition calcext:apply-style-name="Rock" calcext:value="=&quot;06&quot;" calcext:base-cell-address="LAYERS.O32"/>
            <calcext:condition calcext:apply-style-name="Water" calcext:value="=&quot;07&quot;" calcext:base-cell-address="LAYERS.O32"/>
            <calcext:condition calcext:apply-style-name="Empty" calcext:value="=&quot;08&quot;" calcext:base-cell-address="LAYERS.O32"/>
          </calcext:conditional-format>
          <calcext:conditional-format calcext:target-range-address="LAYERS.P32:LAYERS.P32">
            <calcext:condition calcext:apply-style-name="Empty" calcext:value="=&quot;00&quot;" calcext:base-cell-address="LAYERS.P32"/>
            <calcext:condition calcext:apply-style-name="Grass1" calcext:value="=&quot;01&quot;" calcext:base-cell-address="LAYERS.P32"/>
            <calcext:condition calcext:apply-style-name="Grass2" calcext:value="=&quot;02&quot;" calcext:base-cell-address="LAYERS.P32"/>
            <calcext:condition calcext:apply-style-name="Road1" calcext:value="=&quot;03&quot;" calcext:base-cell-address="LAYERS.P32"/>
            <calcext:condition calcext:apply-style-name="Road2" calcext:value="=&quot;04&quot;" calcext:base-cell-address="LAYERS.P32"/>
            <calcext:condition calcext:apply-style-name="Wast" calcext:value="=&quot;05&quot;" calcext:base-cell-address="LAYERS.P32"/>
            <calcext:condition calcext:apply-style-name="Rock" calcext:value="=&quot;06&quot;" calcext:base-cell-address="LAYERS.P32"/>
            <calcext:condition calcext:apply-style-name="Water" calcext:value="=&quot;07&quot;" calcext:base-cell-address="LAYERS.P32"/>
            <calcext:condition calcext:apply-style-name="Empty" calcext:value="=&quot;08&quot;" calcext:base-cell-address="LAYERS.P32"/>
          </calcext:conditional-format>
          <calcext:conditional-format calcext:target-range-address="LAYERS.Q32:LAYERS.Q32">
            <calcext:condition calcext:apply-style-name="Empty" calcext:value="=&quot;00&quot;" calcext:base-cell-address="LAYERS.Q32"/>
            <calcext:condition calcext:apply-style-name="Grass1" calcext:value="=&quot;01&quot;" calcext:base-cell-address="LAYERS.Q32"/>
            <calcext:condition calcext:apply-style-name="Grass2" calcext:value="=&quot;02&quot;" calcext:base-cell-address="LAYERS.Q32"/>
            <calcext:condition calcext:apply-style-name="Road1" calcext:value="=&quot;03&quot;" calcext:base-cell-address="LAYERS.Q32"/>
            <calcext:condition calcext:apply-style-name="Road2" calcext:value="=&quot;04&quot;" calcext:base-cell-address="LAYERS.Q32"/>
            <calcext:condition calcext:apply-style-name="Wast" calcext:value="=&quot;05&quot;" calcext:base-cell-address="LAYERS.Q32"/>
            <calcext:condition calcext:apply-style-name="Rock" calcext:value="=&quot;06&quot;" calcext:base-cell-address="LAYERS.Q32"/>
            <calcext:condition calcext:apply-style-name="Water" calcext:value="=&quot;07&quot;" calcext:base-cell-address="LAYERS.Q32"/>
            <calcext:condition calcext:apply-style-name="Empty" calcext:value="=&quot;08&quot;" calcext:base-cell-address="LAYERS.Q32"/>
          </calcext:conditional-format>
          <calcext:conditional-format calcext:target-range-address="LAYERS.R32:LAYERS.R32">
            <calcext:condition calcext:apply-style-name="Empty" calcext:value="=&quot;00&quot;" calcext:base-cell-address="LAYERS.R32"/>
            <calcext:condition calcext:apply-style-name="Grass1" calcext:value="=&quot;01&quot;" calcext:base-cell-address="LAYERS.R32"/>
            <calcext:condition calcext:apply-style-name="Grass2" calcext:value="=&quot;02&quot;" calcext:base-cell-address="LAYERS.R32"/>
            <calcext:condition calcext:apply-style-name="Road1" calcext:value="=&quot;03&quot;" calcext:base-cell-address="LAYERS.R32"/>
            <calcext:condition calcext:apply-style-name="Road2" calcext:value="=&quot;04&quot;" calcext:base-cell-address="LAYERS.R32"/>
            <calcext:condition calcext:apply-style-name="Wast" calcext:value="=&quot;05&quot;" calcext:base-cell-address="LAYERS.R32"/>
            <calcext:condition calcext:apply-style-name="Rock" calcext:value="=&quot;06&quot;" calcext:base-cell-address="LAYERS.R32"/>
            <calcext:condition calcext:apply-style-name="Water" calcext:value="=&quot;07&quot;" calcext:base-cell-address="LAYERS.R32"/>
            <calcext:condition calcext:apply-style-name="Empty" calcext:value="=&quot;08&quot;" calcext:base-cell-address="LAYERS.R32"/>
          </calcext:conditional-format>
          <calcext:conditional-format calcext:target-range-address="LAYERS.S32:LAYERS.S32">
            <calcext:condition calcext:apply-style-name="Empty" calcext:value="=&quot;00&quot;" calcext:base-cell-address="LAYERS.S32"/>
            <calcext:condition calcext:apply-style-name="Grass1" calcext:value="=&quot;01&quot;" calcext:base-cell-address="LAYERS.S32"/>
            <calcext:condition calcext:apply-style-name="Grass2" calcext:value="=&quot;02&quot;" calcext:base-cell-address="LAYERS.S32"/>
            <calcext:condition calcext:apply-style-name="Road1" calcext:value="=&quot;03&quot;" calcext:base-cell-address="LAYERS.S32"/>
            <calcext:condition calcext:apply-style-name="Road2" calcext:value="=&quot;04&quot;" calcext:base-cell-address="LAYERS.S32"/>
            <calcext:condition calcext:apply-style-name="Wast" calcext:value="=&quot;05&quot;" calcext:base-cell-address="LAYERS.S32"/>
            <calcext:condition calcext:apply-style-name="Rock" calcext:value="=&quot;06&quot;" calcext:base-cell-address="LAYERS.S32"/>
            <calcext:condition calcext:apply-style-name="Water" calcext:value="=&quot;07&quot;" calcext:base-cell-address="LAYERS.S32"/>
            <calcext:condition calcext:apply-style-name="Empty" calcext:value="=&quot;08&quot;" calcext:base-cell-address="LAYERS.S32"/>
          </calcext:conditional-format>
          <calcext:conditional-format calcext:target-range-address="LAYERS.T32:LAYERS.T32">
            <calcext:condition calcext:apply-style-name="Empty" calcext:value="=&quot;00&quot;" calcext:base-cell-address="LAYERS.T32"/>
            <calcext:condition calcext:apply-style-name="Grass1" calcext:value="=&quot;01&quot;" calcext:base-cell-address="LAYERS.T32"/>
            <calcext:condition calcext:apply-style-name="Grass2" calcext:value="=&quot;02&quot;" calcext:base-cell-address="LAYERS.T32"/>
            <calcext:condition calcext:apply-style-name="Road1" calcext:value="=&quot;03&quot;" calcext:base-cell-address="LAYERS.T32"/>
            <calcext:condition calcext:apply-style-name="Road2" calcext:value="=&quot;04&quot;" calcext:base-cell-address="LAYERS.T32"/>
            <calcext:condition calcext:apply-style-name="Wast" calcext:value="=&quot;05&quot;" calcext:base-cell-address="LAYERS.T32"/>
            <calcext:condition calcext:apply-style-name="Rock" calcext:value="=&quot;06&quot;" calcext:base-cell-address="LAYERS.T32"/>
            <calcext:condition calcext:apply-style-name="Water" calcext:value="=&quot;07&quot;" calcext:base-cell-address="LAYERS.T32"/>
            <calcext:condition calcext:apply-style-name="Empty" calcext:value="=&quot;08&quot;" calcext:base-cell-address="LAYERS.T32"/>
          </calcext:conditional-format>
          <calcext:conditional-format calcext:target-range-address="LAYERS.U32:LAYERS.U32">
            <calcext:condition calcext:apply-style-name="Empty" calcext:value="=&quot;00&quot;" calcext:base-cell-address="LAYERS.U32"/>
            <calcext:condition calcext:apply-style-name="Grass1" calcext:value="=&quot;01&quot;" calcext:base-cell-address="LAYERS.U32"/>
            <calcext:condition calcext:apply-style-name="Grass2" calcext:value="=&quot;02&quot;" calcext:base-cell-address="LAYERS.U32"/>
            <calcext:condition calcext:apply-style-name="Road1" calcext:value="=&quot;03&quot;" calcext:base-cell-address="LAYERS.U32"/>
            <calcext:condition calcext:apply-style-name="Road2" calcext:value="=&quot;04&quot;" calcext:base-cell-address="LAYERS.U32"/>
            <calcext:condition calcext:apply-style-name="Wast" calcext:value="=&quot;05&quot;" calcext:base-cell-address="LAYERS.U32"/>
            <calcext:condition calcext:apply-style-name="Rock" calcext:value="=&quot;06&quot;" calcext:base-cell-address="LAYERS.U32"/>
            <calcext:condition calcext:apply-style-name="Water" calcext:value="=&quot;07&quot;" calcext:base-cell-address="LAYERS.U32"/>
            <calcext:condition calcext:apply-style-name="Empty" calcext:value="=&quot;08&quot;" calcext:base-cell-address="LAYERS.U32"/>
          </calcext:conditional-format>
          <calcext:conditional-format calcext:target-range-address="LAYERS.V32:LAYERS.V32">
            <calcext:condition calcext:apply-style-name="Empty" calcext:value="=&quot;00&quot;" calcext:base-cell-address="LAYERS.V32"/>
            <calcext:condition calcext:apply-style-name="Grass1" calcext:value="=&quot;01&quot;" calcext:base-cell-address="LAYERS.V32"/>
            <calcext:condition calcext:apply-style-name="Grass2" calcext:value="=&quot;02&quot;" calcext:base-cell-address="LAYERS.V32"/>
            <calcext:condition calcext:apply-style-name="Road1" calcext:value="=&quot;03&quot;" calcext:base-cell-address="LAYERS.V32"/>
            <calcext:condition calcext:apply-style-name="Road2" calcext:value="=&quot;04&quot;" calcext:base-cell-address="LAYERS.V32"/>
            <calcext:condition calcext:apply-style-name="Wast" calcext:value="=&quot;05&quot;" calcext:base-cell-address="LAYERS.V32"/>
            <calcext:condition calcext:apply-style-name="Rock" calcext:value="=&quot;06&quot;" calcext:base-cell-address="LAYERS.V32"/>
            <calcext:condition calcext:apply-style-name="Water" calcext:value="=&quot;07&quot;" calcext:base-cell-address="LAYERS.V32"/>
            <calcext:condition calcext:apply-style-name="Empty" calcext:value="=&quot;08&quot;" calcext:base-cell-address="LAYERS.V32"/>
          </calcext:conditional-format>
          <calcext:conditional-format calcext:target-range-address="LAYERS.W32:LAYERS.W32">
            <calcext:condition calcext:apply-style-name="Empty" calcext:value="=&quot;00&quot;" calcext:base-cell-address="LAYERS.W32"/>
            <calcext:condition calcext:apply-style-name="Grass1" calcext:value="=&quot;01&quot;" calcext:base-cell-address="LAYERS.W32"/>
            <calcext:condition calcext:apply-style-name="Grass2" calcext:value="=&quot;02&quot;" calcext:base-cell-address="LAYERS.W32"/>
            <calcext:condition calcext:apply-style-name="Road1" calcext:value="=&quot;03&quot;" calcext:base-cell-address="LAYERS.W32"/>
            <calcext:condition calcext:apply-style-name="Road2" calcext:value="=&quot;04&quot;" calcext:base-cell-address="LAYERS.W32"/>
            <calcext:condition calcext:apply-style-name="Wast" calcext:value="=&quot;05&quot;" calcext:base-cell-address="LAYERS.W32"/>
            <calcext:condition calcext:apply-style-name="Rock" calcext:value="=&quot;06&quot;" calcext:base-cell-address="LAYERS.W32"/>
            <calcext:condition calcext:apply-style-name="Water" calcext:value="=&quot;07&quot;" calcext:base-cell-address="LAYERS.W32"/>
            <calcext:condition calcext:apply-style-name="Empty" calcext:value="=&quot;08&quot;" calcext:base-cell-address="LAYERS.W32"/>
          </calcext:conditional-format>
          <calcext:conditional-format calcext:target-range-address="LAYERS.X32:LAYERS.X32">
            <calcext:condition calcext:apply-style-name="Empty" calcext:value="=&quot;00&quot;" calcext:base-cell-address="LAYERS.X32"/>
            <calcext:condition calcext:apply-style-name="Grass1" calcext:value="=&quot;01&quot;" calcext:base-cell-address="LAYERS.X32"/>
            <calcext:condition calcext:apply-style-name="Grass2" calcext:value="=&quot;02&quot;" calcext:base-cell-address="LAYERS.X32"/>
            <calcext:condition calcext:apply-style-name="Road1" calcext:value="=&quot;03&quot;" calcext:base-cell-address="LAYERS.X32"/>
            <calcext:condition calcext:apply-style-name="Road2" calcext:value="=&quot;04&quot;" calcext:base-cell-address="LAYERS.X32"/>
            <calcext:condition calcext:apply-style-name="Wast" calcext:value="=&quot;05&quot;" calcext:base-cell-address="LAYERS.X32"/>
            <calcext:condition calcext:apply-style-name="Rock" calcext:value="=&quot;06&quot;" calcext:base-cell-address="LAYERS.X32"/>
            <calcext:condition calcext:apply-style-name="Water" calcext:value="=&quot;07&quot;" calcext:base-cell-address="LAYERS.X32"/>
            <calcext:condition calcext:apply-style-name="Empty" calcext:value="=&quot;08&quot;" calcext:base-cell-address="LAYERS.X32"/>
          </calcext:conditional-format>
          <calcext:conditional-format calcext:target-range-address="LAYERS.P30:LAYERS.P30">
            <calcext:condition calcext:apply-style-name="Empty" calcext:value="=&quot;00&quot;" calcext:base-cell-address="LAYERS.P30"/>
            <calcext:condition calcext:apply-style-name="Grass1" calcext:value="=&quot;01&quot;" calcext:base-cell-address="LAYERS.P30"/>
            <calcext:condition calcext:apply-style-name="Grass2" calcext:value="=&quot;02&quot;" calcext:base-cell-address="LAYERS.P30"/>
            <calcext:condition calcext:apply-style-name="Road1" calcext:value="=&quot;03&quot;" calcext:base-cell-address="LAYERS.P30"/>
            <calcext:condition calcext:apply-style-name="Road2" calcext:value="=&quot;04&quot;" calcext:base-cell-address="LAYERS.P30"/>
            <calcext:condition calcext:apply-style-name="Wast" calcext:value="=&quot;05&quot;" calcext:base-cell-address="LAYERS.P30"/>
            <calcext:condition calcext:apply-style-name="Rock" calcext:value="=&quot;06&quot;" calcext:base-cell-address="LAYERS.P30"/>
            <calcext:condition calcext:apply-style-name="Water" calcext:value="=&quot;07&quot;" calcext:base-cell-address="LAYERS.P30"/>
            <calcext:condition calcext:apply-style-name="Empty" calcext:value="=&quot;08&quot;" calcext:base-cell-address="LAYERS.P30"/>
          </calcext:conditional-format>
          <calcext:conditional-format calcext:target-range-address="LAYERS.Q30:LAYERS.Q30">
            <calcext:condition calcext:apply-style-name="Empty" calcext:value="=&quot;00&quot;" calcext:base-cell-address="LAYERS.Q30"/>
            <calcext:condition calcext:apply-style-name="Grass1" calcext:value="=&quot;01&quot;" calcext:base-cell-address="LAYERS.Q30"/>
            <calcext:condition calcext:apply-style-name="Grass2" calcext:value="=&quot;02&quot;" calcext:base-cell-address="LAYERS.Q30"/>
            <calcext:condition calcext:apply-style-name="Road1" calcext:value="=&quot;03&quot;" calcext:base-cell-address="LAYERS.Q30"/>
            <calcext:condition calcext:apply-style-name="Road2" calcext:value="=&quot;04&quot;" calcext:base-cell-address="LAYERS.Q30"/>
            <calcext:condition calcext:apply-style-name="Wast" calcext:value="=&quot;05&quot;" calcext:base-cell-address="LAYERS.Q30"/>
            <calcext:condition calcext:apply-style-name="Rock" calcext:value="=&quot;06&quot;" calcext:base-cell-address="LAYERS.Q30"/>
            <calcext:condition calcext:apply-style-name="Water" calcext:value="=&quot;07&quot;" calcext:base-cell-address="LAYERS.Q30"/>
            <calcext:condition calcext:apply-style-name="Empty" calcext:value="=&quot;08&quot;" calcext:base-cell-address="LAYERS.Q30"/>
          </calcext:conditional-format>
          <calcext:conditional-format calcext:target-range-address="LAYERS.R30:LAYERS.R30">
            <calcext:condition calcext:apply-style-name="Empty" calcext:value="=&quot;00&quot;" calcext:base-cell-address="LAYERS.R30"/>
            <calcext:condition calcext:apply-style-name="Grass1" calcext:value="=&quot;01&quot;" calcext:base-cell-address="LAYERS.R30"/>
            <calcext:condition calcext:apply-style-name="Grass2" calcext:value="=&quot;02&quot;" calcext:base-cell-address="LAYERS.R30"/>
            <calcext:condition calcext:apply-style-name="Road1" calcext:value="=&quot;03&quot;" calcext:base-cell-address="LAYERS.R30"/>
            <calcext:condition calcext:apply-style-name="Road2" calcext:value="=&quot;04&quot;" calcext:base-cell-address="LAYERS.R30"/>
            <calcext:condition calcext:apply-style-name="Wast" calcext:value="=&quot;05&quot;" calcext:base-cell-address="LAYERS.R30"/>
            <calcext:condition calcext:apply-style-name="Rock" calcext:value="=&quot;06&quot;" calcext:base-cell-address="LAYERS.R30"/>
            <calcext:condition calcext:apply-style-name="Water" calcext:value="=&quot;07&quot;" calcext:base-cell-address="LAYERS.R30"/>
            <calcext:condition calcext:apply-style-name="Empty" calcext:value="=&quot;08&quot;" calcext:base-cell-address="LAYERS.R30"/>
          </calcext:conditional-format>
          <calcext:conditional-format calcext:target-range-address="LAYERS.P31:LAYERS.P31">
            <calcext:condition calcext:apply-style-name="Empty" calcext:value="=&quot;00&quot;" calcext:base-cell-address="LAYERS.P31"/>
            <calcext:condition calcext:apply-style-name="Grass1" calcext:value="=&quot;01&quot;" calcext:base-cell-address="LAYERS.P31"/>
            <calcext:condition calcext:apply-style-name="Grass2" calcext:value="=&quot;02&quot;" calcext:base-cell-address="LAYERS.P31"/>
            <calcext:condition calcext:apply-style-name="Road1" calcext:value="=&quot;03&quot;" calcext:base-cell-address="LAYERS.P31"/>
            <calcext:condition calcext:apply-style-name="Road2" calcext:value="=&quot;04&quot;" calcext:base-cell-address="LAYERS.P31"/>
            <calcext:condition calcext:apply-style-name="Wast" calcext:value="=&quot;05&quot;" calcext:base-cell-address="LAYERS.P31"/>
            <calcext:condition calcext:apply-style-name="Rock" calcext:value="=&quot;06&quot;" calcext:base-cell-address="LAYERS.P31"/>
            <calcext:condition calcext:apply-style-name="Water" calcext:value="=&quot;07&quot;" calcext:base-cell-address="LAYERS.P31"/>
            <calcext:condition calcext:apply-style-name="Empty" calcext:value="=&quot;08&quot;" calcext:base-cell-address="LAYERS.P31"/>
          </calcext:conditional-format>
          <calcext:conditional-format calcext:target-range-address="LAYERS.Q31:LAYERS.Q31">
            <calcext:condition calcext:apply-style-name="Empty" calcext:value="=&quot;00&quot;" calcext:base-cell-address="LAYERS.Q31"/>
            <calcext:condition calcext:apply-style-name="Grass1" calcext:value="=&quot;01&quot;" calcext:base-cell-address="LAYERS.Q31"/>
            <calcext:condition calcext:apply-style-name="Grass2" calcext:value="=&quot;02&quot;" calcext:base-cell-address="LAYERS.Q31"/>
            <calcext:condition calcext:apply-style-name="Road1" calcext:value="=&quot;03&quot;" calcext:base-cell-address="LAYERS.Q31"/>
            <calcext:condition calcext:apply-style-name="Road2" calcext:value="=&quot;04&quot;" calcext:base-cell-address="LAYERS.Q31"/>
            <calcext:condition calcext:apply-style-name="Wast" calcext:value="=&quot;05&quot;" calcext:base-cell-address="LAYERS.Q31"/>
            <calcext:condition calcext:apply-style-name="Rock" calcext:value="=&quot;06&quot;" calcext:base-cell-address="LAYERS.Q31"/>
            <calcext:condition calcext:apply-style-name="Water" calcext:value="=&quot;07&quot;" calcext:base-cell-address="LAYERS.Q31"/>
            <calcext:condition calcext:apply-style-name="Empty" calcext:value="=&quot;08&quot;" calcext:base-cell-address="LAYERS.Q31"/>
          </calcext:conditional-format>
          <calcext:conditional-format calcext:target-range-address="LAYERS.R31:LAYERS.R31">
            <calcext:condition calcext:apply-style-name="Empty" calcext:value="=&quot;00&quot;" calcext:base-cell-address="LAYERS.R31"/>
            <calcext:condition calcext:apply-style-name="Grass1" calcext:value="=&quot;01&quot;" calcext:base-cell-address="LAYERS.R31"/>
            <calcext:condition calcext:apply-style-name="Grass2" calcext:value="=&quot;02&quot;" calcext:base-cell-address="LAYERS.R31"/>
            <calcext:condition calcext:apply-style-name="Road1" calcext:value="=&quot;03&quot;" calcext:base-cell-address="LAYERS.R31"/>
            <calcext:condition calcext:apply-style-name="Road2" calcext:value="=&quot;04&quot;" calcext:base-cell-address="LAYERS.R31"/>
            <calcext:condition calcext:apply-style-name="Wast" calcext:value="=&quot;05&quot;" calcext:base-cell-address="LAYERS.R31"/>
            <calcext:condition calcext:apply-style-name="Rock" calcext:value="=&quot;06&quot;" calcext:base-cell-address="LAYERS.R31"/>
            <calcext:condition calcext:apply-style-name="Water" calcext:value="=&quot;07&quot;" calcext:base-cell-address="LAYERS.R31"/>
            <calcext:condition calcext:apply-style-name="Empty" calcext:value="=&quot;08&quot;" calcext:base-cell-address="LAYERS.R31"/>
          </calcext:conditional-format>
          <calcext:conditional-format calcext:target-range-address="LAYERS.X28:LAYERS.X28">
            <calcext:condition calcext:apply-style-name="Empty" calcext:value="=&quot;00&quot;" calcext:base-cell-address="LAYERS.X28"/>
            <calcext:condition calcext:apply-style-name="Grass1" calcext:value="=&quot;01&quot;" calcext:base-cell-address="LAYERS.X28"/>
            <calcext:condition calcext:apply-style-name="Grass2" calcext:value="=&quot;02&quot;" calcext:base-cell-address="LAYERS.X28"/>
            <calcext:condition calcext:apply-style-name="Road1" calcext:value="=&quot;03&quot;" calcext:base-cell-address="LAYERS.X28"/>
            <calcext:condition calcext:apply-style-name="Road2" calcext:value="=&quot;04&quot;" calcext:base-cell-address="LAYERS.X28"/>
            <calcext:condition calcext:apply-style-name="Wast" calcext:value="=&quot;05&quot;" calcext:base-cell-address="LAYERS.X28"/>
            <calcext:condition calcext:apply-style-name="Rock" calcext:value="=&quot;06&quot;" calcext:base-cell-address="LAYERS.X28"/>
            <calcext:condition calcext:apply-style-name="Water" calcext:value="=&quot;07&quot;" calcext:base-cell-address="LAYERS.X28"/>
            <calcext:condition calcext:apply-style-name="Empty" calcext:value="=&quot;08&quot;" calcext:base-cell-address="LAYERS.X28"/>
          </calcext:conditional-format>
          <calcext:conditional-format calcext:target-range-address="LAYERS.C14:LAYERS.C14">
            <calcext:condition calcext:apply-style-name="Empty" calcext:value="=&quot;00&quot;" calcext:base-cell-address="LAYERS.C14"/>
            <calcext:condition calcext:apply-style-name="Grass1" calcext:value="=&quot;01&quot;" calcext:base-cell-address="LAYERS.C14"/>
            <calcext:condition calcext:apply-style-name="Grass2" calcext:value="=&quot;02&quot;" calcext:base-cell-address="LAYERS.C14"/>
            <calcext:condition calcext:apply-style-name="Road1" calcext:value="=&quot;03&quot;" calcext:base-cell-address="LAYERS.C14"/>
            <calcext:condition calcext:apply-style-name="Road2" calcext:value="=&quot;04&quot;" calcext:base-cell-address="LAYERS.C14"/>
            <calcext:condition calcext:apply-style-name="Wast" calcext:value="=&quot;05&quot;" calcext:base-cell-address="LAYERS.C14"/>
            <calcext:condition calcext:apply-style-name="Rock" calcext:value="=&quot;06&quot;" calcext:base-cell-address="LAYERS.C14"/>
            <calcext:condition calcext:apply-style-name="Water" calcext:value="=&quot;07&quot;" calcext:base-cell-address="LAYERS.C14"/>
            <calcext:condition calcext:apply-style-name="Empty" calcext:value="=&quot;08&quot;" calcext:base-cell-address="LAYERS.C14"/>
          </calcext:conditional-format>
          <calcext:conditional-format calcext:target-range-address="LAYERS.C15:LAYERS.C15">
            <calcext:condition calcext:apply-style-name="Empty" calcext:value="=&quot;00&quot;" calcext:base-cell-address="LAYERS.C15"/>
            <calcext:condition calcext:apply-style-name="Grass1" calcext:value="=&quot;01&quot;" calcext:base-cell-address="LAYERS.C15"/>
            <calcext:condition calcext:apply-style-name="Grass2" calcext:value="=&quot;02&quot;" calcext:base-cell-address="LAYERS.C15"/>
            <calcext:condition calcext:apply-style-name="Road1" calcext:value="=&quot;03&quot;" calcext:base-cell-address="LAYERS.C15"/>
            <calcext:condition calcext:apply-style-name="Road2" calcext:value="=&quot;04&quot;" calcext:base-cell-address="LAYERS.C15"/>
            <calcext:condition calcext:apply-style-name="Wast" calcext:value="=&quot;05&quot;" calcext:base-cell-address="LAYERS.C15"/>
            <calcext:condition calcext:apply-style-name="Rock" calcext:value="=&quot;06&quot;" calcext:base-cell-address="LAYERS.C15"/>
            <calcext:condition calcext:apply-style-name="Water" calcext:value="=&quot;07&quot;" calcext:base-cell-address="LAYERS.C15"/>
            <calcext:condition calcext:apply-style-name="Empty" calcext:value="=&quot;08&quot;" calcext:base-cell-address="LAYERS.C15"/>
          </calcext:conditional-format>
          <calcext:conditional-format calcext:target-range-address="LAYERS.C16:LAYERS.C16">
            <calcext:condition calcext:apply-style-name="Empty" calcext:value="=&quot;00&quot;" calcext:base-cell-address="LAYERS.C16"/>
            <calcext:condition calcext:apply-style-name="Grass1" calcext:value="=&quot;01&quot;" calcext:base-cell-address="LAYERS.C16"/>
            <calcext:condition calcext:apply-style-name="Grass2" calcext:value="=&quot;02&quot;" calcext:base-cell-address="LAYERS.C16"/>
            <calcext:condition calcext:apply-style-name="Road1" calcext:value="=&quot;03&quot;" calcext:base-cell-address="LAYERS.C16"/>
            <calcext:condition calcext:apply-style-name="Road2" calcext:value="=&quot;04&quot;" calcext:base-cell-address="LAYERS.C16"/>
            <calcext:condition calcext:apply-style-name="Wast" calcext:value="=&quot;05&quot;" calcext:base-cell-address="LAYERS.C16"/>
            <calcext:condition calcext:apply-style-name="Rock" calcext:value="=&quot;06&quot;" calcext:base-cell-address="LAYERS.C16"/>
            <calcext:condition calcext:apply-style-name="Water" calcext:value="=&quot;07&quot;" calcext:base-cell-address="LAYERS.C16"/>
            <calcext:condition calcext:apply-style-name="Empty" calcext:value="=&quot;08&quot;" calcext:base-cell-address="LAYERS.C16"/>
          </calcext:conditional-format>
          <calcext:conditional-format calcext:target-range-address="LAYERS.C17:LAYERS.C17">
            <calcext:condition calcext:apply-style-name="Empty" calcext:value="=&quot;00&quot;" calcext:base-cell-address="LAYERS.C17"/>
            <calcext:condition calcext:apply-style-name="Grass1" calcext:value="=&quot;01&quot;" calcext:base-cell-address="LAYERS.C17"/>
            <calcext:condition calcext:apply-style-name="Grass2" calcext:value="=&quot;02&quot;" calcext:base-cell-address="LAYERS.C17"/>
            <calcext:condition calcext:apply-style-name="Road1" calcext:value="=&quot;03&quot;" calcext:base-cell-address="LAYERS.C17"/>
            <calcext:condition calcext:apply-style-name="Road2" calcext:value="=&quot;04&quot;" calcext:base-cell-address="LAYERS.C17"/>
            <calcext:condition calcext:apply-style-name="Wast" calcext:value="=&quot;05&quot;" calcext:base-cell-address="LAYERS.C17"/>
            <calcext:condition calcext:apply-style-name="Rock" calcext:value="=&quot;06&quot;" calcext:base-cell-address="LAYERS.C17"/>
            <calcext:condition calcext:apply-style-name="Water" calcext:value="=&quot;07&quot;" calcext:base-cell-address="LAYERS.C17"/>
            <calcext:condition calcext:apply-style-name="Empty" calcext:value="=&quot;08&quot;" calcext:base-cell-address="LAYERS.C17"/>
          </calcext:conditional-format>
          <calcext:conditional-format calcext:target-range-address="LAYERS.C18:LAYERS.C18">
            <calcext:condition calcext:apply-style-name="Empty" calcext:value="=&quot;00&quot;" calcext:base-cell-address="LAYERS.C18"/>
            <calcext:condition calcext:apply-style-name="Grass1" calcext:value="=&quot;01&quot;" calcext:base-cell-address="LAYERS.C18"/>
            <calcext:condition calcext:apply-style-name="Grass2" calcext:value="=&quot;02&quot;" calcext:base-cell-address="LAYERS.C18"/>
            <calcext:condition calcext:apply-style-name="Road1" calcext:value="=&quot;03&quot;" calcext:base-cell-address="LAYERS.C18"/>
            <calcext:condition calcext:apply-style-name="Road2" calcext:value="=&quot;04&quot;" calcext:base-cell-address="LAYERS.C18"/>
            <calcext:condition calcext:apply-style-name="Wast" calcext:value="=&quot;05&quot;" calcext:base-cell-address="LAYERS.C18"/>
            <calcext:condition calcext:apply-style-name="Rock" calcext:value="=&quot;06&quot;" calcext:base-cell-address="LAYERS.C18"/>
            <calcext:condition calcext:apply-style-name="Water" calcext:value="=&quot;07&quot;" calcext:base-cell-address="LAYERS.C18"/>
            <calcext:condition calcext:apply-style-name="Empty" calcext:value="=&quot;08&quot;" calcext:base-cell-address="LAYERS.C18"/>
          </calcext:conditional-format>
          <calcext:conditional-format calcext:target-range-address="LAYERS.C19:LAYERS.C19">
            <calcext:condition calcext:apply-style-name="Empty" calcext:value="=&quot;00&quot;" calcext:base-cell-address="LAYERS.C19"/>
            <calcext:condition calcext:apply-style-name="Grass1" calcext:value="=&quot;01&quot;" calcext:base-cell-address="LAYERS.C19"/>
            <calcext:condition calcext:apply-style-name="Grass2" calcext:value="=&quot;02&quot;" calcext:base-cell-address="LAYERS.C19"/>
            <calcext:condition calcext:apply-style-name="Road1" calcext:value="=&quot;03&quot;" calcext:base-cell-address="LAYERS.C19"/>
            <calcext:condition calcext:apply-style-name="Road2" calcext:value="=&quot;04&quot;" calcext:base-cell-address="LAYERS.C19"/>
            <calcext:condition calcext:apply-style-name="Wast" calcext:value="=&quot;05&quot;" calcext:base-cell-address="LAYERS.C19"/>
            <calcext:condition calcext:apply-style-name="Rock" calcext:value="=&quot;06&quot;" calcext:base-cell-address="LAYERS.C19"/>
            <calcext:condition calcext:apply-style-name="Water" calcext:value="=&quot;07&quot;" calcext:base-cell-address="LAYERS.C19"/>
            <calcext:condition calcext:apply-style-name="Empty" calcext:value="=&quot;08&quot;" calcext:base-cell-address="LAYERS.C19"/>
          </calcext:conditional-format>
          <calcext:conditional-format calcext:target-range-address="LAYERS.D19:LAYERS.D19">
            <calcext:condition calcext:apply-style-name="Empty" calcext:value="=&quot;00&quot;" calcext:base-cell-address="LAYERS.D19"/>
            <calcext:condition calcext:apply-style-name="Grass1" calcext:value="=&quot;01&quot;" calcext:base-cell-address="LAYERS.D19"/>
            <calcext:condition calcext:apply-style-name="Grass2" calcext:value="=&quot;02&quot;" calcext:base-cell-address="LAYERS.D19"/>
            <calcext:condition calcext:apply-style-name="Road1" calcext:value="=&quot;03&quot;" calcext:base-cell-address="LAYERS.D19"/>
            <calcext:condition calcext:apply-style-name="Road2" calcext:value="=&quot;04&quot;" calcext:base-cell-address="LAYERS.D19"/>
            <calcext:condition calcext:apply-style-name="Wast" calcext:value="=&quot;05&quot;" calcext:base-cell-address="LAYERS.D19"/>
            <calcext:condition calcext:apply-style-name="Rock" calcext:value="=&quot;06&quot;" calcext:base-cell-address="LAYERS.D19"/>
            <calcext:condition calcext:apply-style-name="Water" calcext:value="=&quot;07&quot;" calcext:base-cell-address="LAYERS.D19"/>
            <calcext:condition calcext:apply-style-name="Empty" calcext:value="=&quot;08&quot;" calcext:base-cell-address="LAYERS.D19"/>
          </calcext:conditional-format>
          <calcext:conditional-format calcext:target-range-address="LAYERS.E19:LAYERS.E19">
            <calcext:condition calcext:apply-style-name="Empty" calcext:value="=&quot;00&quot;" calcext:base-cell-address="LAYERS.E19"/>
            <calcext:condition calcext:apply-style-name="Grass1" calcext:value="=&quot;01&quot;" calcext:base-cell-address="LAYERS.E19"/>
            <calcext:condition calcext:apply-style-name="Grass2" calcext:value="=&quot;02&quot;" calcext:base-cell-address="LAYERS.E19"/>
            <calcext:condition calcext:apply-style-name="Road1" calcext:value="=&quot;03&quot;" calcext:base-cell-address="LAYERS.E19"/>
            <calcext:condition calcext:apply-style-name="Road2" calcext:value="=&quot;04&quot;" calcext:base-cell-address="LAYERS.E19"/>
            <calcext:condition calcext:apply-style-name="Wast" calcext:value="=&quot;05&quot;" calcext:base-cell-address="LAYERS.E19"/>
            <calcext:condition calcext:apply-style-name="Rock" calcext:value="=&quot;06&quot;" calcext:base-cell-address="LAYERS.E19"/>
            <calcext:condition calcext:apply-style-name="Water" calcext:value="=&quot;07&quot;" calcext:base-cell-address="LAYERS.E19"/>
            <calcext:condition calcext:apply-style-name="Empty" calcext:value="=&quot;08&quot;" calcext:base-cell-address="LAYERS.E19"/>
          </calcext:conditional-format>
          <calcext:conditional-format calcext:target-range-address="LAYERS.F19:LAYERS.F19">
            <calcext:condition calcext:apply-style-name="Empty" calcext:value="=&quot;00&quot;" calcext:base-cell-address="LAYERS.F19"/>
            <calcext:condition calcext:apply-style-name="Grass1" calcext:value="=&quot;01&quot;" calcext:base-cell-address="LAYERS.F19"/>
            <calcext:condition calcext:apply-style-name="Grass2" calcext:value="=&quot;02&quot;" calcext:base-cell-address="LAYERS.F19"/>
            <calcext:condition calcext:apply-style-name="Road1" calcext:value="=&quot;03&quot;" calcext:base-cell-address="LAYERS.F19"/>
            <calcext:condition calcext:apply-style-name="Road2" calcext:value="=&quot;04&quot;" calcext:base-cell-address="LAYERS.F19"/>
            <calcext:condition calcext:apply-style-name="Wast" calcext:value="=&quot;05&quot;" calcext:base-cell-address="LAYERS.F19"/>
            <calcext:condition calcext:apply-style-name="Rock" calcext:value="=&quot;06&quot;" calcext:base-cell-address="LAYERS.F19"/>
            <calcext:condition calcext:apply-style-name="Water" calcext:value="=&quot;07&quot;" calcext:base-cell-address="LAYERS.F19"/>
            <calcext:condition calcext:apply-style-name="Empty" calcext:value="=&quot;08&quot;" calcext:base-cell-address="LAYERS.F19"/>
          </calcext:conditional-format>
          <calcext:conditional-format calcext:target-range-address="LAYERS.G19:LAYERS.G19">
            <calcext:condition calcext:apply-style-name="Empty" calcext:value="=&quot;00&quot;" calcext:base-cell-address="LAYERS.G19"/>
            <calcext:condition calcext:apply-style-name="Grass1" calcext:value="=&quot;01&quot;" calcext:base-cell-address="LAYERS.G19"/>
            <calcext:condition calcext:apply-style-name="Grass2" calcext:value="=&quot;02&quot;" calcext:base-cell-address="LAYERS.G19"/>
            <calcext:condition calcext:apply-style-name="Road1" calcext:value="=&quot;03&quot;" calcext:base-cell-address="LAYERS.G19"/>
            <calcext:condition calcext:apply-style-name="Road2" calcext:value="=&quot;04&quot;" calcext:base-cell-address="LAYERS.G19"/>
            <calcext:condition calcext:apply-style-name="Wast" calcext:value="=&quot;05&quot;" calcext:base-cell-address="LAYERS.G19"/>
            <calcext:condition calcext:apply-style-name="Rock" calcext:value="=&quot;06&quot;" calcext:base-cell-address="LAYERS.G19"/>
            <calcext:condition calcext:apply-style-name="Water" calcext:value="=&quot;07&quot;" calcext:base-cell-address="LAYERS.G19"/>
            <calcext:condition calcext:apply-style-name="Empty" calcext:value="=&quot;08&quot;" calcext:base-cell-address="LAYERS.G19"/>
          </calcext:conditional-format>
          <calcext:conditional-format calcext:target-range-address="LAYERS.H19:LAYERS.H19">
            <calcext:condition calcext:apply-style-name="Empty" calcext:value="=&quot;00&quot;" calcext:base-cell-address="LAYERS.H19"/>
            <calcext:condition calcext:apply-style-name="Grass1" calcext:value="=&quot;01&quot;" calcext:base-cell-address="LAYERS.H19"/>
            <calcext:condition calcext:apply-style-name="Grass2" calcext:value="=&quot;02&quot;" calcext:base-cell-address="LAYERS.H19"/>
            <calcext:condition calcext:apply-style-name="Road1" calcext:value="=&quot;03&quot;" calcext:base-cell-address="LAYERS.H19"/>
            <calcext:condition calcext:apply-style-name="Road2" calcext:value="=&quot;04&quot;" calcext:base-cell-address="LAYERS.H19"/>
            <calcext:condition calcext:apply-style-name="Wast" calcext:value="=&quot;05&quot;" calcext:base-cell-address="LAYERS.H19"/>
            <calcext:condition calcext:apply-style-name="Rock" calcext:value="=&quot;06&quot;" calcext:base-cell-address="LAYERS.H19"/>
            <calcext:condition calcext:apply-style-name="Water" calcext:value="=&quot;07&quot;" calcext:base-cell-address="LAYERS.H19"/>
            <calcext:condition calcext:apply-style-name="Empty" calcext:value="=&quot;08&quot;" calcext:base-cell-address="LAYERS.H19"/>
          </calcext:conditional-format>
          <calcext:conditional-format calcext:target-range-address="LAYERS.C20:LAYERS.C20">
            <calcext:condition calcext:apply-style-name="Empty" calcext:value="=&quot;00&quot;" calcext:base-cell-address="LAYERS.C20"/>
            <calcext:condition calcext:apply-style-name="Grass1" calcext:value="=&quot;01&quot;" calcext:base-cell-address="LAYERS.C20"/>
            <calcext:condition calcext:apply-style-name="Grass2" calcext:value="=&quot;02&quot;" calcext:base-cell-address="LAYERS.C20"/>
            <calcext:condition calcext:apply-style-name="Road1" calcext:value="=&quot;03&quot;" calcext:base-cell-address="LAYERS.C20"/>
            <calcext:condition calcext:apply-style-name="Road2" calcext:value="=&quot;04&quot;" calcext:base-cell-address="LAYERS.C20"/>
            <calcext:condition calcext:apply-style-name="Wast" calcext:value="=&quot;05&quot;" calcext:base-cell-address="LAYERS.C20"/>
            <calcext:condition calcext:apply-style-name="Rock" calcext:value="=&quot;06&quot;" calcext:base-cell-address="LAYERS.C20"/>
            <calcext:condition calcext:apply-style-name="Water" calcext:value="=&quot;07&quot;" calcext:base-cell-address="LAYERS.C20"/>
            <calcext:condition calcext:apply-style-name="Empty" calcext:value="=&quot;08&quot;" calcext:base-cell-address="LAYERS.C20"/>
          </calcext:conditional-format>
          <calcext:conditional-format calcext:target-range-address="LAYERS.D20:LAYERS.D20">
            <calcext:condition calcext:apply-style-name="Empty" calcext:value="=&quot;00&quot;" calcext:base-cell-address="LAYERS.D20"/>
            <calcext:condition calcext:apply-style-name="Grass1" calcext:value="=&quot;01&quot;" calcext:base-cell-address="LAYERS.D20"/>
            <calcext:condition calcext:apply-style-name="Grass2" calcext:value="=&quot;02&quot;" calcext:base-cell-address="LAYERS.D20"/>
            <calcext:condition calcext:apply-style-name="Road1" calcext:value="=&quot;03&quot;" calcext:base-cell-address="LAYERS.D20"/>
            <calcext:condition calcext:apply-style-name="Road2" calcext:value="=&quot;04&quot;" calcext:base-cell-address="LAYERS.D20"/>
            <calcext:condition calcext:apply-style-name="Wast" calcext:value="=&quot;05&quot;" calcext:base-cell-address="LAYERS.D20"/>
            <calcext:condition calcext:apply-style-name="Rock" calcext:value="=&quot;06&quot;" calcext:base-cell-address="LAYERS.D20"/>
            <calcext:condition calcext:apply-style-name="Water" calcext:value="=&quot;07&quot;" calcext:base-cell-address="LAYERS.D20"/>
            <calcext:condition calcext:apply-style-name="Empty" calcext:value="=&quot;08&quot;" calcext:base-cell-address="LAYERS.D20"/>
          </calcext:conditional-format>
          <calcext:conditional-format calcext:target-range-address="LAYERS.E20:LAYERS.E20">
            <calcext:condition calcext:apply-style-name="Empty" calcext:value="=&quot;00&quot;" calcext:base-cell-address="LAYERS.E20"/>
            <calcext:condition calcext:apply-style-name="Grass1" calcext:value="=&quot;01&quot;" calcext:base-cell-address="LAYERS.E20"/>
            <calcext:condition calcext:apply-style-name="Grass2" calcext:value="=&quot;02&quot;" calcext:base-cell-address="LAYERS.E20"/>
            <calcext:condition calcext:apply-style-name="Road1" calcext:value="=&quot;03&quot;" calcext:base-cell-address="LAYERS.E20"/>
            <calcext:condition calcext:apply-style-name="Road2" calcext:value="=&quot;04&quot;" calcext:base-cell-address="LAYERS.E20"/>
            <calcext:condition calcext:apply-style-name="Wast" calcext:value="=&quot;05&quot;" calcext:base-cell-address="LAYERS.E20"/>
            <calcext:condition calcext:apply-style-name="Rock" calcext:value="=&quot;06&quot;" calcext:base-cell-address="LAYERS.E20"/>
            <calcext:condition calcext:apply-style-name="Water" calcext:value="=&quot;07&quot;" calcext:base-cell-address="LAYERS.E20"/>
            <calcext:condition calcext:apply-style-name="Empty" calcext:value="=&quot;08&quot;" calcext:base-cell-address="LAYERS.E20"/>
          </calcext:conditional-format>
          <calcext:conditional-format calcext:target-range-address="LAYERS.F20:LAYERS.F20">
            <calcext:condition calcext:apply-style-name="Empty" calcext:value="=&quot;00&quot;" calcext:base-cell-address="LAYERS.F20"/>
            <calcext:condition calcext:apply-style-name="Grass1" calcext:value="=&quot;01&quot;" calcext:base-cell-address="LAYERS.F20"/>
            <calcext:condition calcext:apply-style-name="Grass2" calcext:value="=&quot;02&quot;" calcext:base-cell-address="LAYERS.F20"/>
            <calcext:condition calcext:apply-style-name="Road1" calcext:value="=&quot;03&quot;" calcext:base-cell-address="LAYERS.F20"/>
            <calcext:condition calcext:apply-style-name="Road2" calcext:value="=&quot;04&quot;" calcext:base-cell-address="LAYERS.F20"/>
            <calcext:condition calcext:apply-style-name="Wast" calcext:value="=&quot;05&quot;" calcext:base-cell-address="LAYERS.F20"/>
            <calcext:condition calcext:apply-style-name="Rock" calcext:value="=&quot;06&quot;" calcext:base-cell-address="LAYERS.F20"/>
            <calcext:condition calcext:apply-style-name="Water" calcext:value="=&quot;07&quot;" calcext:base-cell-address="LAYERS.F20"/>
            <calcext:condition calcext:apply-style-name="Empty" calcext:value="=&quot;08&quot;" calcext:base-cell-address="LAYERS.F20"/>
          </calcext:conditional-format>
          <calcext:conditional-format calcext:target-range-address="LAYERS.G20:LAYERS.G20">
            <calcext:condition calcext:apply-style-name="Empty" calcext:value="=&quot;00&quot;" calcext:base-cell-address="LAYERS.G20"/>
            <calcext:condition calcext:apply-style-name="Grass1" calcext:value="=&quot;01&quot;" calcext:base-cell-address="LAYERS.G20"/>
            <calcext:condition calcext:apply-style-name="Grass2" calcext:value="=&quot;02&quot;" calcext:base-cell-address="LAYERS.G20"/>
            <calcext:condition calcext:apply-style-name="Road1" calcext:value="=&quot;03&quot;" calcext:base-cell-address="LAYERS.G20"/>
            <calcext:condition calcext:apply-style-name="Road2" calcext:value="=&quot;04&quot;" calcext:base-cell-address="LAYERS.G20"/>
            <calcext:condition calcext:apply-style-name="Wast" calcext:value="=&quot;05&quot;" calcext:base-cell-address="LAYERS.G20"/>
            <calcext:condition calcext:apply-style-name="Rock" calcext:value="=&quot;06&quot;" calcext:base-cell-address="LAYERS.G20"/>
            <calcext:condition calcext:apply-style-name="Water" calcext:value="=&quot;07&quot;" calcext:base-cell-address="LAYERS.G20"/>
            <calcext:condition calcext:apply-style-name="Empty" calcext:value="=&quot;08&quot;" calcext:base-cell-address="LAYERS.G20"/>
          </calcext:conditional-format>
          <calcext:conditional-format calcext:target-range-address="LAYERS.H20:LAYERS.H20">
            <calcext:condition calcext:apply-style-name="Empty" calcext:value="=&quot;00&quot;" calcext:base-cell-address="LAYERS.H20"/>
            <calcext:condition calcext:apply-style-name="Grass1" calcext:value="=&quot;01&quot;" calcext:base-cell-address="LAYERS.H20"/>
            <calcext:condition calcext:apply-style-name="Grass2" calcext:value="=&quot;02&quot;" calcext:base-cell-address="LAYERS.H20"/>
            <calcext:condition calcext:apply-style-name="Road1" calcext:value="=&quot;03&quot;" calcext:base-cell-address="LAYERS.H20"/>
            <calcext:condition calcext:apply-style-name="Road2" calcext:value="=&quot;04&quot;" calcext:base-cell-address="LAYERS.H20"/>
            <calcext:condition calcext:apply-style-name="Wast" calcext:value="=&quot;05&quot;" calcext:base-cell-address="LAYERS.H20"/>
            <calcext:condition calcext:apply-style-name="Rock" calcext:value="=&quot;06&quot;" calcext:base-cell-address="LAYERS.H20"/>
            <calcext:condition calcext:apply-style-name="Water" calcext:value="=&quot;07&quot;" calcext:base-cell-address="LAYERS.H20"/>
            <calcext:condition calcext:apply-style-name="Empty" calcext:value="=&quot;08&quot;" calcext:base-cell-address="LAYERS.H20"/>
          </calcext:conditional-format>
          <calcext:conditional-format calcext:target-range-address="LAYERS.C21:LAYERS.C21">
            <calcext:condition calcext:apply-style-name="Empty" calcext:value="=&quot;00&quot;" calcext:base-cell-address="LAYERS.C21"/>
            <calcext:condition calcext:apply-style-name="Grass1" calcext:value="=&quot;01&quot;" calcext:base-cell-address="LAYERS.C21"/>
            <calcext:condition calcext:apply-style-name="Grass2" calcext:value="=&quot;02&quot;" calcext:base-cell-address="LAYERS.C21"/>
            <calcext:condition calcext:apply-style-name="Road1" calcext:value="=&quot;03&quot;" calcext:base-cell-address="LAYERS.C21"/>
            <calcext:condition calcext:apply-style-name="Road2" calcext:value="=&quot;04&quot;" calcext:base-cell-address="LAYERS.C21"/>
            <calcext:condition calcext:apply-style-name="Wast" calcext:value="=&quot;05&quot;" calcext:base-cell-address="LAYERS.C21"/>
            <calcext:condition calcext:apply-style-name="Rock" calcext:value="=&quot;06&quot;" calcext:base-cell-address="LAYERS.C21"/>
            <calcext:condition calcext:apply-style-name="Water" calcext:value="=&quot;07&quot;" calcext:base-cell-address="LAYERS.C21"/>
            <calcext:condition calcext:apply-style-name="Empty" calcext:value="=&quot;08&quot;" calcext:base-cell-address="LAYERS.C21"/>
          </calcext:conditional-format>
          <calcext:conditional-format calcext:target-range-address="LAYERS.D21:LAYERS.D21">
            <calcext:condition calcext:apply-style-name="Empty" calcext:value="=&quot;00&quot;" calcext:base-cell-address="LAYERS.D21"/>
            <calcext:condition calcext:apply-style-name="Grass1" calcext:value="=&quot;01&quot;" calcext:base-cell-address="LAYERS.D21"/>
            <calcext:condition calcext:apply-style-name="Grass2" calcext:value="=&quot;02&quot;" calcext:base-cell-address="LAYERS.D21"/>
            <calcext:condition calcext:apply-style-name="Road1" calcext:value="=&quot;03&quot;" calcext:base-cell-address="LAYERS.D21"/>
            <calcext:condition calcext:apply-style-name="Road2" calcext:value="=&quot;04&quot;" calcext:base-cell-address="LAYERS.D21"/>
            <calcext:condition calcext:apply-style-name="Wast" calcext:value="=&quot;05&quot;" calcext:base-cell-address="LAYERS.D21"/>
            <calcext:condition calcext:apply-style-name="Rock" calcext:value="=&quot;06&quot;" calcext:base-cell-address="LAYERS.D21"/>
            <calcext:condition calcext:apply-style-name="Water" calcext:value="=&quot;07&quot;" calcext:base-cell-address="LAYERS.D21"/>
            <calcext:condition calcext:apply-style-name="Empty" calcext:value="=&quot;08&quot;" calcext:base-cell-address="LAYERS.D21"/>
          </calcext:conditional-format>
          <calcext:conditional-format calcext:target-range-address="LAYERS.E21:LAYERS.E21">
            <calcext:condition calcext:apply-style-name="Empty" calcext:value="=&quot;00&quot;" calcext:base-cell-address="LAYERS.E21"/>
            <calcext:condition calcext:apply-style-name="Grass1" calcext:value="=&quot;01&quot;" calcext:base-cell-address="LAYERS.E21"/>
            <calcext:condition calcext:apply-style-name="Grass2" calcext:value="=&quot;02&quot;" calcext:base-cell-address="LAYERS.E21"/>
            <calcext:condition calcext:apply-style-name="Road1" calcext:value="=&quot;03&quot;" calcext:base-cell-address="LAYERS.E21"/>
            <calcext:condition calcext:apply-style-name="Road2" calcext:value="=&quot;04&quot;" calcext:base-cell-address="LAYERS.E21"/>
            <calcext:condition calcext:apply-style-name="Wast" calcext:value="=&quot;05&quot;" calcext:base-cell-address="LAYERS.E21"/>
            <calcext:condition calcext:apply-style-name="Rock" calcext:value="=&quot;06&quot;" calcext:base-cell-address="LAYERS.E21"/>
            <calcext:condition calcext:apply-style-name="Water" calcext:value="=&quot;07&quot;" calcext:base-cell-address="LAYERS.E21"/>
            <calcext:condition calcext:apply-style-name="Empty" calcext:value="=&quot;08&quot;" calcext:base-cell-address="LAYERS.E21"/>
          </calcext:conditional-format>
          <calcext:conditional-format calcext:target-range-address="LAYERS.F21:LAYERS.F21">
            <calcext:condition calcext:apply-style-name="Empty" calcext:value="=&quot;00&quot;" calcext:base-cell-address="LAYERS.F21"/>
            <calcext:condition calcext:apply-style-name="Grass1" calcext:value="=&quot;01&quot;" calcext:base-cell-address="LAYERS.F21"/>
            <calcext:condition calcext:apply-style-name="Grass2" calcext:value="=&quot;02&quot;" calcext:base-cell-address="LAYERS.F21"/>
            <calcext:condition calcext:apply-style-name="Road1" calcext:value="=&quot;03&quot;" calcext:base-cell-address="LAYERS.F21"/>
            <calcext:condition calcext:apply-style-name="Road2" calcext:value="=&quot;04&quot;" calcext:base-cell-address="LAYERS.F21"/>
            <calcext:condition calcext:apply-style-name="Wast" calcext:value="=&quot;05&quot;" calcext:base-cell-address="LAYERS.F21"/>
            <calcext:condition calcext:apply-style-name="Rock" calcext:value="=&quot;06&quot;" calcext:base-cell-address="LAYERS.F21"/>
            <calcext:condition calcext:apply-style-name="Water" calcext:value="=&quot;07&quot;" calcext:base-cell-address="LAYERS.F21"/>
            <calcext:condition calcext:apply-style-name="Empty" calcext:value="=&quot;08&quot;" calcext:base-cell-address="LAYERS.F21"/>
          </calcext:conditional-format>
          <calcext:conditional-format calcext:target-range-address="LAYERS.G21:LAYERS.G21">
            <calcext:condition calcext:apply-style-name="Empty" calcext:value="=&quot;00&quot;" calcext:base-cell-address="LAYERS.G21"/>
            <calcext:condition calcext:apply-style-name="Grass1" calcext:value="=&quot;01&quot;" calcext:base-cell-address="LAYERS.G21"/>
            <calcext:condition calcext:apply-style-name="Grass2" calcext:value="=&quot;02&quot;" calcext:base-cell-address="LAYERS.G21"/>
            <calcext:condition calcext:apply-style-name="Road1" calcext:value="=&quot;03&quot;" calcext:base-cell-address="LAYERS.G21"/>
            <calcext:condition calcext:apply-style-name="Road2" calcext:value="=&quot;04&quot;" calcext:base-cell-address="LAYERS.G21"/>
            <calcext:condition calcext:apply-style-name="Wast" calcext:value="=&quot;05&quot;" calcext:base-cell-address="LAYERS.G21"/>
            <calcext:condition calcext:apply-style-name="Rock" calcext:value="=&quot;06&quot;" calcext:base-cell-address="LAYERS.G21"/>
            <calcext:condition calcext:apply-style-name="Water" calcext:value="=&quot;07&quot;" calcext:base-cell-address="LAYERS.G21"/>
            <calcext:condition calcext:apply-style-name="Empty" calcext:value="=&quot;08&quot;" calcext:base-cell-address="LAYERS.G21"/>
          </calcext:conditional-format>
          <calcext:conditional-format calcext:target-range-address="LAYERS.H21:LAYERS.H21">
            <calcext:condition calcext:apply-style-name="Empty" calcext:value="=&quot;00&quot;" calcext:base-cell-address="LAYERS.H21"/>
            <calcext:condition calcext:apply-style-name="Grass1" calcext:value="=&quot;01&quot;" calcext:base-cell-address="LAYERS.H21"/>
            <calcext:condition calcext:apply-style-name="Grass2" calcext:value="=&quot;02&quot;" calcext:base-cell-address="LAYERS.H21"/>
            <calcext:condition calcext:apply-style-name="Road1" calcext:value="=&quot;03&quot;" calcext:base-cell-address="LAYERS.H21"/>
            <calcext:condition calcext:apply-style-name="Road2" calcext:value="=&quot;04&quot;" calcext:base-cell-address="LAYERS.H21"/>
            <calcext:condition calcext:apply-style-name="Wast" calcext:value="=&quot;05&quot;" calcext:base-cell-address="LAYERS.H21"/>
            <calcext:condition calcext:apply-style-name="Rock" calcext:value="=&quot;06&quot;" calcext:base-cell-address="LAYERS.H21"/>
            <calcext:condition calcext:apply-style-name="Water" calcext:value="=&quot;07&quot;" calcext:base-cell-address="LAYERS.H21"/>
            <calcext:condition calcext:apply-style-name="Empty" calcext:value="=&quot;08&quot;" calcext:base-cell-address="LAYERS.H21"/>
          </calcext:conditional-format>
          <calcext:conditional-format calcext:target-range-address="LAYERS.W21:LAYERS.W21">
            <calcext:condition calcext:apply-style-name="Empty" calcext:value="=&quot;00&quot;" calcext:base-cell-address="LAYERS.W21"/>
            <calcext:condition calcext:apply-style-name="Grass1" calcext:value="=&quot;01&quot;" calcext:base-cell-address="LAYERS.W21"/>
            <calcext:condition calcext:apply-style-name="Grass2" calcext:value="=&quot;02&quot;" calcext:base-cell-address="LAYERS.W21"/>
            <calcext:condition calcext:apply-style-name="Road1" calcext:value="=&quot;03&quot;" calcext:base-cell-address="LAYERS.W21"/>
            <calcext:condition calcext:apply-style-name="Road2" calcext:value="=&quot;04&quot;" calcext:base-cell-address="LAYERS.W21"/>
            <calcext:condition calcext:apply-style-name="Wast" calcext:value="=&quot;05&quot;" calcext:base-cell-address="LAYERS.W21"/>
            <calcext:condition calcext:apply-style-name="Rock" calcext:value="=&quot;06&quot;" calcext:base-cell-address="LAYERS.W21"/>
            <calcext:condition calcext:apply-style-name="Water" calcext:value="=&quot;07&quot;" calcext:base-cell-address="LAYERS.W21"/>
            <calcext:condition calcext:apply-style-name="Empty" calcext:value="=&quot;08&quot;" calcext:base-cell-address="LAYERS.W21"/>
          </calcext:conditional-format>
          <calcext:conditional-format calcext:target-range-address="LAYERS.X21:LAYERS.X21">
            <calcext:condition calcext:apply-style-name="Empty" calcext:value="=&quot;00&quot;" calcext:base-cell-address="LAYERS.X21"/>
            <calcext:condition calcext:apply-style-name="Grass1" calcext:value="=&quot;01&quot;" calcext:base-cell-address="LAYERS.X21"/>
            <calcext:condition calcext:apply-style-name="Grass2" calcext:value="=&quot;02&quot;" calcext:base-cell-address="LAYERS.X21"/>
            <calcext:condition calcext:apply-style-name="Road1" calcext:value="=&quot;03&quot;" calcext:base-cell-address="LAYERS.X21"/>
            <calcext:condition calcext:apply-style-name="Road2" calcext:value="=&quot;04&quot;" calcext:base-cell-address="LAYERS.X21"/>
            <calcext:condition calcext:apply-style-name="Wast" calcext:value="=&quot;05&quot;" calcext:base-cell-address="LAYERS.X21"/>
            <calcext:condition calcext:apply-style-name="Rock" calcext:value="=&quot;06&quot;" calcext:base-cell-address="LAYERS.X21"/>
            <calcext:condition calcext:apply-style-name="Water" calcext:value="=&quot;07&quot;" calcext:base-cell-address="LAYERS.X21"/>
            <calcext:condition calcext:apply-style-name="Empty" calcext:value="=&quot;08&quot;" calcext:base-cell-address="LAYERS.X21"/>
          </calcext:conditional-format>
          <calcext:conditional-format calcext:target-range-address="LAYERS.Y21:LAYERS.Y21">
            <calcext:condition calcext:apply-style-name="Empty" calcext:value="=&quot;00&quot;" calcext:base-cell-address="LAYERS.Y21"/>
            <calcext:condition calcext:apply-style-name="Grass1" calcext:value="=&quot;01&quot;" calcext:base-cell-address="LAYERS.Y21"/>
            <calcext:condition calcext:apply-style-name="Grass2" calcext:value="=&quot;02&quot;" calcext:base-cell-address="LAYERS.Y21"/>
            <calcext:condition calcext:apply-style-name="Road1" calcext:value="=&quot;03&quot;" calcext:base-cell-address="LAYERS.Y21"/>
            <calcext:condition calcext:apply-style-name="Road2" calcext:value="=&quot;04&quot;" calcext:base-cell-address="LAYERS.Y21"/>
            <calcext:condition calcext:apply-style-name="Wast" calcext:value="=&quot;05&quot;" calcext:base-cell-address="LAYERS.Y21"/>
            <calcext:condition calcext:apply-style-name="Rock" calcext:value="=&quot;06&quot;" calcext:base-cell-address="LAYERS.Y21"/>
            <calcext:condition calcext:apply-style-name="Water" calcext:value="=&quot;07&quot;" calcext:base-cell-address="LAYERS.Y21"/>
            <calcext:condition calcext:apply-style-name="Empty" calcext:value="=&quot;08&quot;" calcext:base-cell-address="LAYERS.Y21"/>
          </calcext:conditional-format>
          <calcext:conditional-format calcext:target-range-address="LAYERS.C22:LAYERS.C22">
            <calcext:condition calcext:apply-style-name="Empty" calcext:value="=&quot;00&quot;" calcext:base-cell-address="LAYERS.C22"/>
            <calcext:condition calcext:apply-style-name="Grass1" calcext:value="=&quot;01&quot;" calcext:base-cell-address="LAYERS.C22"/>
            <calcext:condition calcext:apply-style-name="Grass2" calcext:value="=&quot;02&quot;" calcext:base-cell-address="LAYERS.C22"/>
            <calcext:condition calcext:apply-style-name="Road1" calcext:value="=&quot;03&quot;" calcext:base-cell-address="LAYERS.C22"/>
            <calcext:condition calcext:apply-style-name="Road2" calcext:value="=&quot;04&quot;" calcext:base-cell-address="LAYERS.C22"/>
            <calcext:condition calcext:apply-style-name="Wast" calcext:value="=&quot;05&quot;" calcext:base-cell-address="LAYERS.C22"/>
            <calcext:condition calcext:apply-style-name="Rock" calcext:value="=&quot;06&quot;" calcext:base-cell-address="LAYERS.C22"/>
            <calcext:condition calcext:apply-style-name="Water" calcext:value="=&quot;07&quot;" calcext:base-cell-address="LAYERS.C22"/>
            <calcext:condition calcext:apply-style-name="Empty" calcext:value="=&quot;08&quot;" calcext:base-cell-address="LAYERS.C22"/>
          </calcext:conditional-format>
          <calcext:conditional-format calcext:target-range-address="LAYERS.D22:LAYERS.D22">
            <calcext:condition calcext:apply-style-name="Empty" calcext:value="=&quot;00&quot;" calcext:base-cell-address="LAYERS.D22"/>
            <calcext:condition calcext:apply-style-name="Grass1" calcext:value="=&quot;01&quot;" calcext:base-cell-address="LAYERS.D22"/>
            <calcext:condition calcext:apply-style-name="Grass2" calcext:value="=&quot;02&quot;" calcext:base-cell-address="LAYERS.D22"/>
            <calcext:condition calcext:apply-style-name="Road1" calcext:value="=&quot;03&quot;" calcext:base-cell-address="LAYERS.D22"/>
            <calcext:condition calcext:apply-style-name="Road2" calcext:value="=&quot;04&quot;" calcext:base-cell-address="LAYERS.D22"/>
            <calcext:condition calcext:apply-style-name="Wast" calcext:value="=&quot;05&quot;" calcext:base-cell-address="LAYERS.D22"/>
            <calcext:condition calcext:apply-style-name="Rock" calcext:value="=&quot;06&quot;" calcext:base-cell-address="LAYERS.D22"/>
            <calcext:condition calcext:apply-style-name="Water" calcext:value="=&quot;07&quot;" calcext:base-cell-address="LAYERS.D22"/>
            <calcext:condition calcext:apply-style-name="Empty" calcext:value="=&quot;08&quot;" calcext:base-cell-address="LAYERS.D22"/>
          </calcext:conditional-format>
          <calcext:conditional-format calcext:target-range-address="LAYERS.E22:LAYERS.E22">
            <calcext:condition calcext:apply-style-name="Empty" calcext:value="=&quot;00&quot;" calcext:base-cell-address="LAYERS.E22"/>
            <calcext:condition calcext:apply-style-name="Grass1" calcext:value="=&quot;01&quot;" calcext:base-cell-address="LAYERS.E22"/>
            <calcext:condition calcext:apply-style-name="Grass2" calcext:value="=&quot;02&quot;" calcext:base-cell-address="LAYERS.E22"/>
            <calcext:condition calcext:apply-style-name="Road1" calcext:value="=&quot;03&quot;" calcext:base-cell-address="LAYERS.E22"/>
            <calcext:condition calcext:apply-style-name="Road2" calcext:value="=&quot;04&quot;" calcext:base-cell-address="LAYERS.E22"/>
            <calcext:condition calcext:apply-style-name="Wast" calcext:value="=&quot;05&quot;" calcext:base-cell-address="LAYERS.E22"/>
            <calcext:condition calcext:apply-style-name="Rock" calcext:value="=&quot;06&quot;" calcext:base-cell-address="LAYERS.E22"/>
            <calcext:condition calcext:apply-style-name="Water" calcext:value="=&quot;07&quot;" calcext:base-cell-address="LAYERS.E22"/>
            <calcext:condition calcext:apply-style-name="Empty" calcext:value="=&quot;08&quot;" calcext:base-cell-address="LAYERS.E22"/>
          </calcext:conditional-format>
          <calcext:conditional-format calcext:target-range-address="LAYERS.F22:LAYERS.F22">
            <calcext:condition calcext:apply-style-name="Empty" calcext:value="=&quot;00&quot;" calcext:base-cell-address="LAYERS.F22"/>
            <calcext:condition calcext:apply-style-name="Grass1" calcext:value="=&quot;01&quot;" calcext:base-cell-address="LAYERS.F22"/>
            <calcext:condition calcext:apply-style-name="Grass2" calcext:value="=&quot;02&quot;" calcext:base-cell-address="LAYERS.F22"/>
            <calcext:condition calcext:apply-style-name="Road1" calcext:value="=&quot;03&quot;" calcext:base-cell-address="LAYERS.F22"/>
            <calcext:condition calcext:apply-style-name="Road2" calcext:value="=&quot;04&quot;" calcext:base-cell-address="LAYERS.F22"/>
            <calcext:condition calcext:apply-style-name="Wast" calcext:value="=&quot;05&quot;" calcext:base-cell-address="LAYERS.F22"/>
            <calcext:condition calcext:apply-style-name="Rock" calcext:value="=&quot;06&quot;" calcext:base-cell-address="LAYERS.F22"/>
            <calcext:condition calcext:apply-style-name="Water" calcext:value="=&quot;07&quot;" calcext:base-cell-address="LAYERS.F22"/>
            <calcext:condition calcext:apply-style-name="Empty" calcext:value="=&quot;08&quot;" calcext:base-cell-address="LAYERS.F22"/>
          </calcext:conditional-format>
          <calcext:conditional-format calcext:target-range-address="LAYERS.G22:LAYERS.G22">
            <calcext:condition calcext:apply-style-name="Empty" calcext:value="=&quot;00&quot;" calcext:base-cell-address="LAYERS.G22"/>
            <calcext:condition calcext:apply-style-name="Grass1" calcext:value="=&quot;01&quot;" calcext:base-cell-address="LAYERS.G22"/>
            <calcext:condition calcext:apply-style-name="Grass2" calcext:value="=&quot;02&quot;" calcext:base-cell-address="LAYERS.G22"/>
            <calcext:condition calcext:apply-style-name="Road1" calcext:value="=&quot;03&quot;" calcext:base-cell-address="LAYERS.G22"/>
            <calcext:condition calcext:apply-style-name="Road2" calcext:value="=&quot;04&quot;" calcext:base-cell-address="LAYERS.G22"/>
            <calcext:condition calcext:apply-style-name="Wast" calcext:value="=&quot;05&quot;" calcext:base-cell-address="LAYERS.G22"/>
            <calcext:condition calcext:apply-style-name="Rock" calcext:value="=&quot;06&quot;" calcext:base-cell-address="LAYERS.G22"/>
            <calcext:condition calcext:apply-style-name="Water" calcext:value="=&quot;07&quot;" calcext:base-cell-address="LAYERS.G22"/>
            <calcext:condition calcext:apply-style-name="Empty" calcext:value="=&quot;08&quot;" calcext:base-cell-address="LAYERS.G22"/>
          </calcext:conditional-format>
          <calcext:conditional-format calcext:target-range-address="LAYERS.H22:LAYERS.H22">
            <calcext:condition calcext:apply-style-name="Empty" calcext:value="=&quot;00&quot;" calcext:base-cell-address="LAYERS.H22"/>
            <calcext:condition calcext:apply-style-name="Grass1" calcext:value="=&quot;01&quot;" calcext:base-cell-address="LAYERS.H22"/>
            <calcext:condition calcext:apply-style-name="Grass2" calcext:value="=&quot;02&quot;" calcext:base-cell-address="LAYERS.H22"/>
            <calcext:condition calcext:apply-style-name="Road1" calcext:value="=&quot;03&quot;" calcext:base-cell-address="LAYERS.H22"/>
            <calcext:condition calcext:apply-style-name="Road2" calcext:value="=&quot;04&quot;" calcext:base-cell-address="LAYERS.H22"/>
            <calcext:condition calcext:apply-style-name="Wast" calcext:value="=&quot;05&quot;" calcext:base-cell-address="LAYERS.H22"/>
            <calcext:condition calcext:apply-style-name="Rock" calcext:value="=&quot;06&quot;" calcext:base-cell-address="LAYERS.H22"/>
            <calcext:condition calcext:apply-style-name="Water" calcext:value="=&quot;07&quot;" calcext:base-cell-address="LAYERS.H22"/>
            <calcext:condition calcext:apply-style-name="Empty" calcext:value="=&quot;08&quot;" calcext:base-cell-address="LAYERS.H22"/>
          </calcext:conditional-format>
          <calcext:conditional-format calcext:target-range-address="LAYERS.I22:LAYERS.I22">
            <calcext:condition calcext:apply-style-name="Empty" calcext:value="=&quot;00&quot;" calcext:base-cell-address="LAYERS.I22"/>
            <calcext:condition calcext:apply-style-name="Grass1" calcext:value="=&quot;01&quot;" calcext:base-cell-address="LAYERS.I22"/>
            <calcext:condition calcext:apply-style-name="Grass2" calcext:value="=&quot;02&quot;" calcext:base-cell-address="LAYERS.I22"/>
            <calcext:condition calcext:apply-style-name="Road1" calcext:value="=&quot;03&quot;" calcext:base-cell-address="LAYERS.I22"/>
            <calcext:condition calcext:apply-style-name="Road2" calcext:value="=&quot;04&quot;" calcext:base-cell-address="LAYERS.I22"/>
            <calcext:condition calcext:apply-style-name="Wast" calcext:value="=&quot;05&quot;" calcext:base-cell-address="LAYERS.I22"/>
            <calcext:condition calcext:apply-style-name="Rock" calcext:value="=&quot;06&quot;" calcext:base-cell-address="LAYERS.I22"/>
            <calcext:condition calcext:apply-style-name="Water" calcext:value="=&quot;07&quot;" calcext:base-cell-address="LAYERS.I22"/>
            <calcext:condition calcext:apply-style-name="Empty" calcext:value="=&quot;08&quot;" calcext:base-cell-address="LAYERS.I22"/>
          </calcext:conditional-format>
          <calcext:conditional-format calcext:target-range-address="LAYERS.M22:LAYERS.M22">
            <calcext:condition calcext:apply-style-name="Empty" calcext:value="=&quot;00&quot;" calcext:base-cell-address="LAYERS.M22"/>
            <calcext:condition calcext:apply-style-name="Grass1" calcext:value="=&quot;01&quot;" calcext:base-cell-address="LAYERS.M22"/>
            <calcext:condition calcext:apply-style-name="Grass2" calcext:value="=&quot;02&quot;" calcext:base-cell-address="LAYERS.M22"/>
            <calcext:condition calcext:apply-style-name="Road1" calcext:value="=&quot;03&quot;" calcext:base-cell-address="LAYERS.M22"/>
            <calcext:condition calcext:apply-style-name="Road2" calcext:value="=&quot;04&quot;" calcext:base-cell-address="LAYERS.M22"/>
            <calcext:condition calcext:apply-style-name="Wast" calcext:value="=&quot;05&quot;" calcext:base-cell-address="LAYERS.M22"/>
            <calcext:condition calcext:apply-style-name="Rock" calcext:value="=&quot;06&quot;" calcext:base-cell-address="LAYERS.M22"/>
            <calcext:condition calcext:apply-style-name="Water" calcext:value="=&quot;07&quot;" calcext:base-cell-address="LAYERS.M22"/>
            <calcext:condition calcext:apply-style-name="Empty" calcext:value="=&quot;08&quot;" calcext:base-cell-address="LAYERS.M22"/>
          </calcext:conditional-format>
          <calcext:conditional-format calcext:target-range-address="LAYERS.N22:LAYERS.N22">
            <calcext:condition calcext:apply-style-name="Empty" calcext:value="=&quot;00&quot;" calcext:base-cell-address="LAYERS.N22"/>
            <calcext:condition calcext:apply-style-name="Grass1" calcext:value="=&quot;01&quot;" calcext:base-cell-address="LAYERS.N22"/>
            <calcext:condition calcext:apply-style-name="Grass2" calcext:value="=&quot;02&quot;" calcext:base-cell-address="LAYERS.N22"/>
            <calcext:condition calcext:apply-style-name="Road1" calcext:value="=&quot;03&quot;" calcext:base-cell-address="LAYERS.N22"/>
            <calcext:condition calcext:apply-style-name="Road2" calcext:value="=&quot;04&quot;" calcext:base-cell-address="LAYERS.N22"/>
            <calcext:condition calcext:apply-style-name="Wast" calcext:value="=&quot;05&quot;" calcext:base-cell-address="LAYERS.N22"/>
            <calcext:condition calcext:apply-style-name="Rock" calcext:value="=&quot;06&quot;" calcext:base-cell-address="LAYERS.N22"/>
            <calcext:condition calcext:apply-style-name="Water" calcext:value="=&quot;07&quot;" calcext:base-cell-address="LAYERS.N22"/>
            <calcext:condition calcext:apply-style-name="Empty" calcext:value="=&quot;08&quot;" calcext:base-cell-address="LAYERS.N22"/>
          </calcext:conditional-format>
          <calcext:conditional-format calcext:target-range-address="LAYERS.O22:LAYERS.O22">
            <calcext:condition calcext:apply-style-name="Empty" calcext:value="=&quot;00&quot;" calcext:base-cell-address="LAYERS.O22"/>
            <calcext:condition calcext:apply-style-name="Grass1" calcext:value="=&quot;01&quot;" calcext:base-cell-address="LAYERS.O22"/>
            <calcext:condition calcext:apply-style-name="Grass2" calcext:value="=&quot;02&quot;" calcext:base-cell-address="LAYERS.O22"/>
            <calcext:condition calcext:apply-style-name="Road1" calcext:value="=&quot;03&quot;" calcext:base-cell-address="LAYERS.O22"/>
            <calcext:condition calcext:apply-style-name="Road2" calcext:value="=&quot;04&quot;" calcext:base-cell-address="LAYERS.O22"/>
            <calcext:condition calcext:apply-style-name="Wast" calcext:value="=&quot;05&quot;" calcext:base-cell-address="LAYERS.O22"/>
            <calcext:condition calcext:apply-style-name="Rock" calcext:value="=&quot;06&quot;" calcext:base-cell-address="LAYERS.O22"/>
            <calcext:condition calcext:apply-style-name="Water" calcext:value="=&quot;07&quot;" calcext:base-cell-address="LAYERS.O22"/>
            <calcext:condition calcext:apply-style-name="Empty" calcext:value="=&quot;08&quot;" calcext:base-cell-address="LAYERS.O22"/>
          </calcext:conditional-format>
          <calcext:conditional-format calcext:target-range-address="LAYERS.V22:LAYERS.V22">
            <calcext:condition calcext:apply-style-name="Empty" calcext:value="=&quot;00&quot;" calcext:base-cell-address="LAYERS.V22"/>
            <calcext:condition calcext:apply-style-name="Grass1" calcext:value="=&quot;01&quot;" calcext:base-cell-address="LAYERS.V22"/>
            <calcext:condition calcext:apply-style-name="Grass2" calcext:value="=&quot;02&quot;" calcext:base-cell-address="LAYERS.V22"/>
            <calcext:condition calcext:apply-style-name="Road1" calcext:value="=&quot;03&quot;" calcext:base-cell-address="LAYERS.V22"/>
            <calcext:condition calcext:apply-style-name="Road2" calcext:value="=&quot;04&quot;" calcext:base-cell-address="LAYERS.V22"/>
            <calcext:condition calcext:apply-style-name="Wast" calcext:value="=&quot;05&quot;" calcext:base-cell-address="LAYERS.V22"/>
            <calcext:condition calcext:apply-style-name="Rock" calcext:value="=&quot;06&quot;" calcext:base-cell-address="LAYERS.V22"/>
            <calcext:condition calcext:apply-style-name="Water" calcext:value="=&quot;07&quot;" calcext:base-cell-address="LAYERS.V22"/>
            <calcext:condition calcext:apply-style-name="Empty" calcext:value="=&quot;08&quot;" calcext:base-cell-address="LAYERS.V22"/>
          </calcext:conditional-format>
          <calcext:conditional-format calcext:target-range-address="LAYERS.W22:LAYERS.W22">
            <calcext:condition calcext:apply-style-name="Empty" calcext:value="=&quot;00&quot;" calcext:base-cell-address="LAYERS.W22"/>
            <calcext:condition calcext:apply-style-name="Grass1" calcext:value="=&quot;01&quot;" calcext:base-cell-address="LAYERS.W22"/>
            <calcext:condition calcext:apply-style-name="Grass2" calcext:value="=&quot;02&quot;" calcext:base-cell-address="LAYERS.W22"/>
            <calcext:condition calcext:apply-style-name="Road1" calcext:value="=&quot;03&quot;" calcext:base-cell-address="LAYERS.W22"/>
            <calcext:condition calcext:apply-style-name="Road2" calcext:value="=&quot;04&quot;" calcext:base-cell-address="LAYERS.W22"/>
            <calcext:condition calcext:apply-style-name="Wast" calcext:value="=&quot;05&quot;" calcext:base-cell-address="LAYERS.W22"/>
            <calcext:condition calcext:apply-style-name="Rock" calcext:value="=&quot;06&quot;" calcext:base-cell-address="LAYERS.W22"/>
            <calcext:condition calcext:apply-style-name="Water" calcext:value="=&quot;07&quot;" calcext:base-cell-address="LAYERS.W22"/>
            <calcext:condition calcext:apply-style-name="Empty" calcext:value="=&quot;08&quot;" calcext:base-cell-address="LAYERS.W22"/>
          </calcext:conditional-format>
          <calcext:conditional-format calcext:target-range-address="LAYERS.X22:LAYERS.X22">
            <calcext:condition calcext:apply-style-name="Empty" calcext:value="=&quot;00&quot;" calcext:base-cell-address="LAYERS.X22"/>
            <calcext:condition calcext:apply-style-name="Grass1" calcext:value="=&quot;01&quot;" calcext:base-cell-address="LAYERS.X22"/>
            <calcext:condition calcext:apply-style-name="Grass2" calcext:value="=&quot;02&quot;" calcext:base-cell-address="LAYERS.X22"/>
            <calcext:condition calcext:apply-style-name="Road1" calcext:value="=&quot;03&quot;" calcext:base-cell-address="LAYERS.X22"/>
            <calcext:condition calcext:apply-style-name="Road2" calcext:value="=&quot;04&quot;" calcext:base-cell-address="LAYERS.X22"/>
            <calcext:condition calcext:apply-style-name="Wast" calcext:value="=&quot;05&quot;" calcext:base-cell-address="LAYERS.X22"/>
            <calcext:condition calcext:apply-style-name="Rock" calcext:value="=&quot;06&quot;" calcext:base-cell-address="LAYERS.X22"/>
            <calcext:condition calcext:apply-style-name="Water" calcext:value="=&quot;07&quot;" calcext:base-cell-address="LAYERS.X22"/>
            <calcext:condition calcext:apply-style-name="Empty" calcext:value="=&quot;08&quot;" calcext:base-cell-address="LAYERS.X22"/>
          </calcext:conditional-format>
          <calcext:conditional-format calcext:target-range-address="LAYERS.Y22:LAYERS.Y22">
            <calcext:condition calcext:apply-style-name="Empty" calcext:value="=&quot;00&quot;" calcext:base-cell-address="LAYERS.Y22"/>
            <calcext:condition calcext:apply-style-name="Grass1" calcext:value="=&quot;01&quot;" calcext:base-cell-address="LAYERS.Y22"/>
            <calcext:condition calcext:apply-style-name="Grass2" calcext:value="=&quot;02&quot;" calcext:base-cell-address="LAYERS.Y22"/>
            <calcext:condition calcext:apply-style-name="Road1" calcext:value="=&quot;03&quot;" calcext:base-cell-address="LAYERS.Y22"/>
            <calcext:condition calcext:apply-style-name="Road2" calcext:value="=&quot;04&quot;" calcext:base-cell-address="LAYERS.Y22"/>
            <calcext:condition calcext:apply-style-name="Wast" calcext:value="=&quot;05&quot;" calcext:base-cell-address="LAYERS.Y22"/>
            <calcext:condition calcext:apply-style-name="Rock" calcext:value="=&quot;06&quot;" calcext:base-cell-address="LAYERS.Y22"/>
            <calcext:condition calcext:apply-style-name="Water" calcext:value="=&quot;07&quot;" calcext:base-cell-address="LAYERS.Y22"/>
            <calcext:condition calcext:apply-style-name="Empty" calcext:value="=&quot;08&quot;" calcext:base-cell-address="LAYERS.Y22"/>
          </calcext:conditional-format>
          <calcext:conditional-format calcext:target-range-address="LAYERS.C28:LAYERS.C28">
            <calcext:condition calcext:apply-style-name="Empty" calcext:value="=&quot;00&quot;" calcext:base-cell-address="LAYERS.C28"/>
            <calcext:condition calcext:apply-style-name="Grass1" calcext:value="=&quot;01&quot;" calcext:base-cell-address="LAYERS.C28"/>
            <calcext:condition calcext:apply-style-name="Grass2" calcext:value="=&quot;02&quot;" calcext:base-cell-address="LAYERS.C28"/>
            <calcext:condition calcext:apply-style-name="Road1" calcext:value="=&quot;03&quot;" calcext:base-cell-address="LAYERS.C28"/>
            <calcext:condition calcext:apply-style-name="Road2" calcext:value="=&quot;04&quot;" calcext:base-cell-address="LAYERS.C28"/>
            <calcext:condition calcext:apply-style-name="Wast" calcext:value="=&quot;05&quot;" calcext:base-cell-address="LAYERS.C28"/>
            <calcext:condition calcext:apply-style-name="Rock" calcext:value="=&quot;06&quot;" calcext:base-cell-address="LAYERS.C28"/>
            <calcext:condition calcext:apply-style-name="Water" calcext:value="=&quot;07&quot;" calcext:base-cell-address="LAYERS.C28"/>
            <calcext:condition calcext:apply-style-name="Empty" calcext:value="=&quot;08&quot;" calcext:base-cell-address="LAYERS.C28"/>
          </calcext:conditional-format>
          <calcext:conditional-format calcext:target-range-address="LAYERS.D28:LAYERS.D28">
            <calcext:condition calcext:apply-style-name="Empty" calcext:value="=&quot;00&quot;" calcext:base-cell-address="LAYERS.D28"/>
            <calcext:condition calcext:apply-style-name="Grass1" calcext:value="=&quot;01&quot;" calcext:base-cell-address="LAYERS.D28"/>
            <calcext:condition calcext:apply-style-name="Grass2" calcext:value="=&quot;02&quot;" calcext:base-cell-address="LAYERS.D28"/>
            <calcext:condition calcext:apply-style-name="Road1" calcext:value="=&quot;03&quot;" calcext:base-cell-address="LAYERS.D28"/>
            <calcext:condition calcext:apply-style-name="Road2" calcext:value="=&quot;04&quot;" calcext:base-cell-address="LAYERS.D28"/>
            <calcext:condition calcext:apply-style-name="Wast" calcext:value="=&quot;05&quot;" calcext:base-cell-address="LAYERS.D28"/>
            <calcext:condition calcext:apply-style-name="Rock" calcext:value="=&quot;06&quot;" calcext:base-cell-address="LAYERS.D28"/>
            <calcext:condition calcext:apply-style-name="Water" calcext:value="=&quot;07&quot;" calcext:base-cell-address="LAYERS.D28"/>
            <calcext:condition calcext:apply-style-name="Empty" calcext:value="=&quot;08&quot;" calcext:base-cell-address="LAYERS.D28"/>
          </calcext:conditional-format>
          <calcext:conditional-format calcext:target-range-address="LAYERS.E28:LAYERS.E28">
            <calcext:condition calcext:apply-style-name="Empty" calcext:value="=&quot;00&quot;" calcext:base-cell-address="LAYERS.E28"/>
            <calcext:condition calcext:apply-style-name="Grass1" calcext:value="=&quot;01&quot;" calcext:base-cell-address="LAYERS.E28"/>
            <calcext:condition calcext:apply-style-name="Grass2" calcext:value="=&quot;02&quot;" calcext:base-cell-address="LAYERS.E28"/>
            <calcext:condition calcext:apply-style-name="Road1" calcext:value="=&quot;03&quot;" calcext:base-cell-address="LAYERS.E28"/>
            <calcext:condition calcext:apply-style-name="Road2" calcext:value="=&quot;04&quot;" calcext:base-cell-address="LAYERS.E28"/>
            <calcext:condition calcext:apply-style-name="Wast" calcext:value="=&quot;05&quot;" calcext:base-cell-address="LAYERS.E28"/>
            <calcext:condition calcext:apply-style-name="Rock" calcext:value="=&quot;06&quot;" calcext:base-cell-address="LAYERS.E28"/>
            <calcext:condition calcext:apply-style-name="Water" calcext:value="=&quot;07&quot;" calcext:base-cell-address="LAYERS.E28"/>
            <calcext:condition calcext:apply-style-name="Empty" calcext:value="=&quot;08&quot;" calcext:base-cell-address="LAYERS.E28"/>
          </calcext:conditional-format>
          <calcext:conditional-format calcext:target-range-address="LAYERS.F28:LAYERS.F28">
            <calcext:condition calcext:apply-style-name="Empty" calcext:value="=&quot;00&quot;" calcext:base-cell-address="LAYERS.F28"/>
            <calcext:condition calcext:apply-style-name="Grass1" calcext:value="=&quot;01&quot;" calcext:base-cell-address="LAYERS.F28"/>
            <calcext:condition calcext:apply-style-name="Grass2" calcext:value="=&quot;02&quot;" calcext:base-cell-address="LAYERS.F28"/>
            <calcext:condition calcext:apply-style-name="Road1" calcext:value="=&quot;03&quot;" calcext:base-cell-address="LAYERS.F28"/>
            <calcext:condition calcext:apply-style-name="Road2" calcext:value="=&quot;04&quot;" calcext:base-cell-address="LAYERS.F28"/>
            <calcext:condition calcext:apply-style-name="Wast" calcext:value="=&quot;05&quot;" calcext:base-cell-address="LAYERS.F28"/>
            <calcext:condition calcext:apply-style-name="Rock" calcext:value="=&quot;06&quot;" calcext:base-cell-address="LAYERS.F28"/>
            <calcext:condition calcext:apply-style-name="Water" calcext:value="=&quot;07&quot;" calcext:base-cell-address="LAYERS.F28"/>
            <calcext:condition calcext:apply-style-name="Empty" calcext:value="=&quot;08&quot;" calcext:base-cell-address="LAYERS.F28"/>
          </calcext:conditional-format>
          <calcext:conditional-format calcext:target-range-address="LAYERS.G28:LAYERS.G28">
            <calcext:condition calcext:apply-style-name="Empty" calcext:value="=&quot;00&quot;" calcext:base-cell-address="LAYERS.G28"/>
            <calcext:condition calcext:apply-style-name="Grass1" calcext:value="=&quot;01&quot;" calcext:base-cell-address="LAYERS.G28"/>
            <calcext:condition calcext:apply-style-name="Grass2" calcext:value="=&quot;02&quot;" calcext:base-cell-address="LAYERS.G28"/>
            <calcext:condition calcext:apply-style-name="Road1" calcext:value="=&quot;03&quot;" calcext:base-cell-address="LAYERS.G28"/>
            <calcext:condition calcext:apply-style-name="Road2" calcext:value="=&quot;04&quot;" calcext:base-cell-address="LAYERS.G28"/>
            <calcext:condition calcext:apply-style-name="Wast" calcext:value="=&quot;05&quot;" calcext:base-cell-address="LAYERS.G28"/>
            <calcext:condition calcext:apply-style-name="Rock" calcext:value="=&quot;06&quot;" calcext:base-cell-address="LAYERS.G28"/>
            <calcext:condition calcext:apply-style-name="Water" calcext:value="=&quot;07&quot;" calcext:base-cell-address="LAYERS.G28"/>
            <calcext:condition calcext:apply-style-name="Empty" calcext:value="=&quot;08&quot;" calcext:base-cell-address="LAYERS.G28"/>
          </calcext:conditional-format>
          <calcext:conditional-format calcext:target-range-address="LAYERS.H28:LAYERS.H28">
            <calcext:condition calcext:apply-style-name="Empty" calcext:value="=&quot;00&quot;" calcext:base-cell-address="LAYERS.H28"/>
            <calcext:condition calcext:apply-style-name="Grass1" calcext:value="=&quot;01&quot;" calcext:base-cell-address="LAYERS.H28"/>
            <calcext:condition calcext:apply-style-name="Grass2" calcext:value="=&quot;02&quot;" calcext:base-cell-address="LAYERS.H28"/>
            <calcext:condition calcext:apply-style-name="Road1" calcext:value="=&quot;03&quot;" calcext:base-cell-address="LAYERS.H28"/>
            <calcext:condition calcext:apply-style-name="Road2" calcext:value="=&quot;04&quot;" calcext:base-cell-address="LAYERS.H28"/>
            <calcext:condition calcext:apply-style-name="Wast" calcext:value="=&quot;05&quot;" calcext:base-cell-address="LAYERS.H28"/>
            <calcext:condition calcext:apply-style-name="Rock" calcext:value="=&quot;06&quot;" calcext:base-cell-address="LAYERS.H28"/>
            <calcext:condition calcext:apply-style-name="Water" calcext:value="=&quot;07&quot;" calcext:base-cell-address="LAYERS.H28"/>
            <calcext:condition calcext:apply-style-name="Empty" calcext:value="=&quot;08&quot;" calcext:base-cell-address="LAYERS.H28"/>
          </calcext:conditional-format>
          <calcext:conditional-format calcext:target-range-address="LAYERS.I28:LAYERS.I28">
            <calcext:condition calcext:apply-style-name="Empty" calcext:value="=&quot;00&quot;" calcext:base-cell-address="LAYERS.I28"/>
            <calcext:condition calcext:apply-style-name="Grass1" calcext:value="=&quot;01&quot;" calcext:base-cell-address="LAYERS.I28"/>
            <calcext:condition calcext:apply-style-name="Grass2" calcext:value="=&quot;02&quot;" calcext:base-cell-address="LAYERS.I28"/>
            <calcext:condition calcext:apply-style-name="Road1" calcext:value="=&quot;03&quot;" calcext:base-cell-address="LAYERS.I28"/>
            <calcext:condition calcext:apply-style-name="Road2" calcext:value="=&quot;04&quot;" calcext:base-cell-address="LAYERS.I28"/>
            <calcext:condition calcext:apply-style-name="Wast" calcext:value="=&quot;05&quot;" calcext:base-cell-address="LAYERS.I28"/>
            <calcext:condition calcext:apply-style-name="Rock" calcext:value="=&quot;06&quot;" calcext:base-cell-address="LAYERS.I28"/>
            <calcext:condition calcext:apply-style-name="Water" calcext:value="=&quot;07&quot;" calcext:base-cell-address="LAYERS.I28"/>
            <calcext:condition calcext:apply-style-name="Empty" calcext:value="=&quot;08&quot;" calcext:base-cell-address="LAYERS.I28"/>
          </calcext:conditional-format>
          <calcext:conditional-format calcext:target-range-address="LAYERS.J28:LAYERS.J28">
            <calcext:condition calcext:apply-style-name="Empty" calcext:value="=&quot;00&quot;" calcext:base-cell-address="LAYERS.J28"/>
            <calcext:condition calcext:apply-style-name="Grass1" calcext:value="=&quot;01&quot;" calcext:base-cell-address="LAYERS.J28"/>
            <calcext:condition calcext:apply-style-name="Grass2" calcext:value="=&quot;02&quot;" calcext:base-cell-address="LAYERS.J28"/>
            <calcext:condition calcext:apply-style-name="Road1" calcext:value="=&quot;03&quot;" calcext:base-cell-address="LAYERS.J28"/>
            <calcext:condition calcext:apply-style-name="Road2" calcext:value="=&quot;04&quot;" calcext:base-cell-address="LAYERS.J28"/>
            <calcext:condition calcext:apply-style-name="Wast" calcext:value="=&quot;05&quot;" calcext:base-cell-address="LAYERS.J28"/>
            <calcext:condition calcext:apply-style-name="Rock" calcext:value="=&quot;06&quot;" calcext:base-cell-address="LAYERS.J28"/>
            <calcext:condition calcext:apply-style-name="Water" calcext:value="=&quot;07&quot;" calcext:base-cell-address="LAYERS.J28"/>
            <calcext:condition calcext:apply-style-name="Empty" calcext:value="=&quot;08&quot;" calcext:base-cell-address="LAYERS.J28"/>
          </calcext:conditional-format>
          <calcext:conditional-format calcext:target-range-address="LAYERS.K28:LAYERS.K28">
            <calcext:condition calcext:apply-style-name="Empty" calcext:value="=&quot;00&quot;" calcext:base-cell-address="LAYERS.K28"/>
            <calcext:condition calcext:apply-style-name="Grass1" calcext:value="=&quot;01&quot;" calcext:base-cell-address="LAYERS.K28"/>
            <calcext:condition calcext:apply-style-name="Grass2" calcext:value="=&quot;02&quot;" calcext:base-cell-address="LAYERS.K28"/>
            <calcext:condition calcext:apply-style-name="Road1" calcext:value="=&quot;03&quot;" calcext:base-cell-address="LAYERS.K28"/>
            <calcext:condition calcext:apply-style-name="Road2" calcext:value="=&quot;04&quot;" calcext:base-cell-address="LAYERS.K28"/>
            <calcext:condition calcext:apply-style-name="Wast" calcext:value="=&quot;05&quot;" calcext:base-cell-address="LAYERS.K28"/>
            <calcext:condition calcext:apply-style-name="Rock" calcext:value="=&quot;06&quot;" calcext:base-cell-address="LAYERS.K28"/>
            <calcext:condition calcext:apply-style-name="Water" calcext:value="=&quot;07&quot;" calcext:base-cell-address="LAYERS.K28"/>
            <calcext:condition calcext:apply-style-name="Empty" calcext:value="=&quot;08&quot;" calcext:base-cell-address="LAYERS.K28"/>
          </calcext:conditional-format>
          <calcext:conditional-format calcext:target-range-address="LAYERS.L28:LAYERS.L28">
            <calcext:condition calcext:apply-style-name="Empty" calcext:value="=&quot;00&quot;" calcext:base-cell-address="LAYERS.L28"/>
            <calcext:condition calcext:apply-style-name="Grass1" calcext:value="=&quot;01&quot;" calcext:base-cell-address="LAYERS.L28"/>
            <calcext:condition calcext:apply-style-name="Grass2" calcext:value="=&quot;02&quot;" calcext:base-cell-address="LAYERS.L28"/>
            <calcext:condition calcext:apply-style-name="Road1" calcext:value="=&quot;03&quot;" calcext:base-cell-address="LAYERS.L28"/>
            <calcext:condition calcext:apply-style-name="Road2" calcext:value="=&quot;04&quot;" calcext:base-cell-address="LAYERS.L28"/>
            <calcext:condition calcext:apply-style-name="Wast" calcext:value="=&quot;05&quot;" calcext:base-cell-address="LAYERS.L28"/>
            <calcext:condition calcext:apply-style-name="Rock" calcext:value="=&quot;06&quot;" calcext:base-cell-address="LAYERS.L28"/>
            <calcext:condition calcext:apply-style-name="Water" calcext:value="=&quot;07&quot;" calcext:base-cell-address="LAYERS.L28"/>
            <calcext:condition calcext:apply-style-name="Empty" calcext:value="=&quot;08&quot;" calcext:base-cell-address="LAYERS.L28"/>
          </calcext:conditional-format>
          <calcext:conditional-format calcext:target-range-address="LAYERS.C29:LAYERS.C29">
            <calcext:condition calcext:apply-style-name="Empty" calcext:value="=&quot;00&quot;" calcext:base-cell-address="LAYERS.C29"/>
            <calcext:condition calcext:apply-style-name="Grass1" calcext:value="=&quot;01&quot;" calcext:base-cell-address="LAYERS.C29"/>
            <calcext:condition calcext:apply-style-name="Grass2" calcext:value="=&quot;02&quot;" calcext:base-cell-address="LAYERS.C29"/>
            <calcext:condition calcext:apply-style-name="Road1" calcext:value="=&quot;03&quot;" calcext:base-cell-address="LAYERS.C29"/>
            <calcext:condition calcext:apply-style-name="Road2" calcext:value="=&quot;04&quot;" calcext:base-cell-address="LAYERS.C29"/>
            <calcext:condition calcext:apply-style-name="Wast" calcext:value="=&quot;05&quot;" calcext:base-cell-address="LAYERS.C29"/>
            <calcext:condition calcext:apply-style-name="Rock" calcext:value="=&quot;06&quot;" calcext:base-cell-address="LAYERS.C29"/>
            <calcext:condition calcext:apply-style-name="Water" calcext:value="=&quot;07&quot;" calcext:base-cell-address="LAYERS.C29"/>
            <calcext:condition calcext:apply-style-name="Empty" calcext:value="=&quot;08&quot;" calcext:base-cell-address="LAYERS.C29"/>
          </calcext:conditional-format>
          <calcext:conditional-format calcext:target-range-address="LAYERS.D29:LAYERS.D29">
            <calcext:condition calcext:apply-style-name="Empty" calcext:value="=&quot;00&quot;" calcext:base-cell-address="LAYERS.D29"/>
            <calcext:condition calcext:apply-style-name="Grass1" calcext:value="=&quot;01&quot;" calcext:base-cell-address="LAYERS.D29"/>
            <calcext:condition calcext:apply-style-name="Grass2" calcext:value="=&quot;02&quot;" calcext:base-cell-address="LAYERS.D29"/>
            <calcext:condition calcext:apply-style-name="Road1" calcext:value="=&quot;03&quot;" calcext:base-cell-address="LAYERS.D29"/>
            <calcext:condition calcext:apply-style-name="Road2" calcext:value="=&quot;04&quot;" calcext:base-cell-address="LAYERS.D29"/>
            <calcext:condition calcext:apply-style-name="Wast" calcext:value="=&quot;05&quot;" calcext:base-cell-address="LAYERS.D29"/>
            <calcext:condition calcext:apply-style-name="Rock" calcext:value="=&quot;06&quot;" calcext:base-cell-address="LAYERS.D29"/>
            <calcext:condition calcext:apply-style-name="Water" calcext:value="=&quot;07&quot;" calcext:base-cell-address="LAYERS.D29"/>
            <calcext:condition calcext:apply-style-name="Empty" calcext:value="=&quot;08&quot;" calcext:base-cell-address="LAYERS.D29"/>
          </calcext:conditional-format>
          <calcext:conditional-format calcext:target-range-address="LAYERS.E29:LAYERS.E29">
            <calcext:condition calcext:apply-style-name="Empty" calcext:value="=&quot;00&quot;" calcext:base-cell-address="LAYERS.E29"/>
            <calcext:condition calcext:apply-style-name="Grass1" calcext:value="=&quot;01&quot;" calcext:base-cell-address="LAYERS.E29"/>
            <calcext:condition calcext:apply-style-name="Grass2" calcext:value="=&quot;02&quot;" calcext:base-cell-address="LAYERS.E29"/>
            <calcext:condition calcext:apply-style-name="Road1" calcext:value="=&quot;03&quot;" calcext:base-cell-address="LAYERS.E29"/>
            <calcext:condition calcext:apply-style-name="Road2" calcext:value="=&quot;04&quot;" calcext:base-cell-address="LAYERS.E29"/>
            <calcext:condition calcext:apply-style-name="Wast" calcext:value="=&quot;05&quot;" calcext:base-cell-address="LAYERS.E29"/>
            <calcext:condition calcext:apply-style-name="Rock" calcext:value="=&quot;06&quot;" calcext:base-cell-address="LAYERS.E29"/>
            <calcext:condition calcext:apply-style-name="Water" calcext:value="=&quot;07&quot;" calcext:base-cell-address="LAYERS.E29"/>
            <calcext:condition calcext:apply-style-name="Empty" calcext:value="=&quot;08&quot;" calcext:base-cell-address="LAYERS.E29"/>
          </calcext:conditional-format>
          <calcext:conditional-format calcext:target-range-address="LAYERS.F29:LAYERS.F29">
            <calcext:condition calcext:apply-style-name="Empty" calcext:value="=&quot;00&quot;" calcext:base-cell-address="LAYERS.F29"/>
            <calcext:condition calcext:apply-style-name="Grass1" calcext:value="=&quot;01&quot;" calcext:base-cell-address="LAYERS.F29"/>
            <calcext:condition calcext:apply-style-name="Grass2" calcext:value="=&quot;02&quot;" calcext:base-cell-address="LAYERS.F29"/>
            <calcext:condition calcext:apply-style-name="Road1" calcext:value="=&quot;03&quot;" calcext:base-cell-address="LAYERS.F29"/>
            <calcext:condition calcext:apply-style-name="Road2" calcext:value="=&quot;04&quot;" calcext:base-cell-address="LAYERS.F29"/>
            <calcext:condition calcext:apply-style-name="Wast" calcext:value="=&quot;05&quot;" calcext:base-cell-address="LAYERS.F29"/>
            <calcext:condition calcext:apply-style-name="Rock" calcext:value="=&quot;06&quot;" calcext:base-cell-address="LAYERS.F29"/>
            <calcext:condition calcext:apply-style-name="Water" calcext:value="=&quot;07&quot;" calcext:base-cell-address="LAYERS.F29"/>
            <calcext:condition calcext:apply-style-name="Empty" calcext:value="=&quot;08&quot;" calcext:base-cell-address="LAYERS.F29"/>
          </calcext:conditional-format>
          <calcext:conditional-format calcext:target-range-address="LAYERS.G29:LAYERS.G29">
            <calcext:condition calcext:apply-style-name="Empty" calcext:value="=&quot;00&quot;" calcext:base-cell-address="LAYERS.G29"/>
            <calcext:condition calcext:apply-style-name="Grass1" calcext:value="=&quot;01&quot;" calcext:base-cell-address="LAYERS.G29"/>
            <calcext:condition calcext:apply-style-name="Grass2" calcext:value="=&quot;02&quot;" calcext:base-cell-address="LAYERS.G29"/>
            <calcext:condition calcext:apply-style-name="Road1" calcext:value="=&quot;03&quot;" calcext:base-cell-address="LAYERS.G29"/>
            <calcext:condition calcext:apply-style-name="Road2" calcext:value="=&quot;04&quot;" calcext:base-cell-address="LAYERS.G29"/>
            <calcext:condition calcext:apply-style-name="Wast" calcext:value="=&quot;05&quot;" calcext:base-cell-address="LAYERS.G29"/>
            <calcext:condition calcext:apply-style-name="Rock" calcext:value="=&quot;06&quot;" calcext:base-cell-address="LAYERS.G29"/>
            <calcext:condition calcext:apply-style-name="Water" calcext:value="=&quot;07&quot;" calcext:base-cell-address="LAYERS.G29"/>
            <calcext:condition calcext:apply-style-name="Empty" calcext:value="=&quot;08&quot;" calcext:base-cell-address="LAYERS.G29"/>
          </calcext:conditional-format>
          <calcext:conditional-format calcext:target-range-address="LAYERS.H29:LAYERS.H29">
            <calcext:condition calcext:apply-style-name="Empty" calcext:value="=&quot;00&quot;" calcext:base-cell-address="LAYERS.H29"/>
            <calcext:condition calcext:apply-style-name="Grass1" calcext:value="=&quot;01&quot;" calcext:base-cell-address="LAYERS.H29"/>
            <calcext:condition calcext:apply-style-name="Grass2" calcext:value="=&quot;02&quot;" calcext:base-cell-address="LAYERS.H29"/>
            <calcext:condition calcext:apply-style-name="Road1" calcext:value="=&quot;03&quot;" calcext:base-cell-address="LAYERS.H29"/>
            <calcext:condition calcext:apply-style-name="Road2" calcext:value="=&quot;04&quot;" calcext:base-cell-address="LAYERS.H29"/>
            <calcext:condition calcext:apply-style-name="Wast" calcext:value="=&quot;05&quot;" calcext:base-cell-address="LAYERS.H29"/>
            <calcext:condition calcext:apply-style-name="Rock" calcext:value="=&quot;06&quot;" calcext:base-cell-address="LAYERS.H29"/>
            <calcext:condition calcext:apply-style-name="Water" calcext:value="=&quot;07&quot;" calcext:base-cell-address="LAYERS.H29"/>
            <calcext:condition calcext:apply-style-name="Empty" calcext:value="=&quot;08&quot;" calcext:base-cell-address="LAYERS.H29"/>
          </calcext:conditional-format>
          <calcext:conditional-format calcext:target-range-address="LAYERS.I29:LAYERS.I29">
            <calcext:condition calcext:apply-style-name="Empty" calcext:value="=&quot;00&quot;" calcext:base-cell-address="LAYERS.I29"/>
            <calcext:condition calcext:apply-style-name="Grass1" calcext:value="=&quot;01&quot;" calcext:base-cell-address="LAYERS.I29"/>
            <calcext:condition calcext:apply-style-name="Grass2" calcext:value="=&quot;02&quot;" calcext:base-cell-address="LAYERS.I29"/>
            <calcext:condition calcext:apply-style-name="Road1" calcext:value="=&quot;03&quot;" calcext:base-cell-address="LAYERS.I29"/>
            <calcext:condition calcext:apply-style-name="Road2" calcext:value="=&quot;04&quot;" calcext:base-cell-address="LAYERS.I29"/>
            <calcext:condition calcext:apply-style-name="Wast" calcext:value="=&quot;05&quot;" calcext:base-cell-address="LAYERS.I29"/>
            <calcext:condition calcext:apply-style-name="Rock" calcext:value="=&quot;06&quot;" calcext:base-cell-address="LAYERS.I29"/>
            <calcext:condition calcext:apply-style-name="Water" calcext:value="=&quot;07&quot;" calcext:base-cell-address="LAYERS.I29"/>
            <calcext:condition calcext:apply-style-name="Empty" calcext:value="=&quot;08&quot;" calcext:base-cell-address="LAYERS.I29"/>
          </calcext:conditional-format>
          <calcext:conditional-format calcext:target-range-address="LAYERS.J29:LAYERS.J29">
            <calcext:condition calcext:apply-style-name="Empty" calcext:value="=&quot;00&quot;" calcext:base-cell-address="LAYERS.J29"/>
            <calcext:condition calcext:apply-style-name="Grass1" calcext:value="=&quot;01&quot;" calcext:base-cell-address="LAYERS.J29"/>
            <calcext:condition calcext:apply-style-name="Grass2" calcext:value="=&quot;02&quot;" calcext:base-cell-address="LAYERS.J29"/>
            <calcext:condition calcext:apply-style-name="Road1" calcext:value="=&quot;03&quot;" calcext:base-cell-address="LAYERS.J29"/>
            <calcext:condition calcext:apply-style-name="Road2" calcext:value="=&quot;04&quot;" calcext:base-cell-address="LAYERS.J29"/>
            <calcext:condition calcext:apply-style-name="Wast" calcext:value="=&quot;05&quot;" calcext:base-cell-address="LAYERS.J29"/>
            <calcext:condition calcext:apply-style-name="Rock" calcext:value="=&quot;06&quot;" calcext:base-cell-address="LAYERS.J29"/>
            <calcext:condition calcext:apply-style-name="Water" calcext:value="=&quot;07&quot;" calcext:base-cell-address="LAYERS.J29"/>
            <calcext:condition calcext:apply-style-name="Empty" calcext:value="=&quot;08&quot;" calcext:base-cell-address="LAYERS.J29"/>
          </calcext:conditional-format>
          <calcext:conditional-format calcext:target-range-address="LAYERS.K29:LAYERS.K29">
            <calcext:condition calcext:apply-style-name="Empty" calcext:value="=&quot;00&quot;" calcext:base-cell-address="LAYERS.K29"/>
            <calcext:condition calcext:apply-style-name="Grass1" calcext:value="=&quot;01&quot;" calcext:base-cell-address="LAYERS.K29"/>
            <calcext:condition calcext:apply-style-name="Grass2" calcext:value="=&quot;02&quot;" calcext:base-cell-address="LAYERS.K29"/>
            <calcext:condition calcext:apply-style-name="Road1" calcext:value="=&quot;03&quot;" calcext:base-cell-address="LAYERS.K29"/>
            <calcext:condition calcext:apply-style-name="Road2" calcext:value="=&quot;04&quot;" calcext:base-cell-address="LAYERS.K29"/>
            <calcext:condition calcext:apply-style-name="Wast" calcext:value="=&quot;05&quot;" calcext:base-cell-address="LAYERS.K29"/>
            <calcext:condition calcext:apply-style-name="Rock" calcext:value="=&quot;06&quot;" calcext:base-cell-address="LAYERS.K29"/>
            <calcext:condition calcext:apply-style-name="Water" calcext:value="=&quot;07&quot;" calcext:base-cell-address="LAYERS.K29"/>
            <calcext:condition calcext:apply-style-name="Empty" calcext:value="=&quot;08&quot;" calcext:base-cell-address="LAYERS.K29"/>
          </calcext:conditional-format>
          <calcext:conditional-format calcext:target-range-address="LAYERS.L29:LAYERS.L29">
            <calcext:condition calcext:apply-style-name="Empty" calcext:value="=&quot;00&quot;" calcext:base-cell-address="LAYERS.L29"/>
            <calcext:condition calcext:apply-style-name="Grass1" calcext:value="=&quot;01&quot;" calcext:base-cell-address="LAYERS.L29"/>
            <calcext:condition calcext:apply-style-name="Grass2" calcext:value="=&quot;02&quot;" calcext:base-cell-address="LAYERS.L29"/>
            <calcext:condition calcext:apply-style-name="Road1" calcext:value="=&quot;03&quot;" calcext:base-cell-address="LAYERS.L29"/>
            <calcext:condition calcext:apply-style-name="Road2" calcext:value="=&quot;04&quot;" calcext:base-cell-address="LAYERS.L29"/>
            <calcext:condition calcext:apply-style-name="Wast" calcext:value="=&quot;05&quot;" calcext:base-cell-address="LAYERS.L29"/>
            <calcext:condition calcext:apply-style-name="Rock" calcext:value="=&quot;06&quot;" calcext:base-cell-address="LAYERS.L29"/>
            <calcext:condition calcext:apply-style-name="Water" calcext:value="=&quot;07&quot;" calcext:base-cell-address="LAYERS.L29"/>
            <calcext:condition calcext:apply-style-name="Empty" calcext:value="=&quot;08&quot;" calcext:base-cell-address="LAYERS.L29"/>
          </calcext:conditional-format>
          <calcext:conditional-format calcext:target-range-address="LAYERS.C30:LAYERS.C30">
            <calcext:condition calcext:apply-style-name="Empty" calcext:value="=&quot;00&quot;" calcext:base-cell-address="LAYERS.C30"/>
            <calcext:condition calcext:apply-style-name="Grass1" calcext:value="=&quot;01&quot;" calcext:base-cell-address="LAYERS.C30"/>
            <calcext:condition calcext:apply-style-name="Grass2" calcext:value="=&quot;02&quot;" calcext:base-cell-address="LAYERS.C30"/>
            <calcext:condition calcext:apply-style-name="Road1" calcext:value="=&quot;03&quot;" calcext:base-cell-address="LAYERS.C30"/>
            <calcext:condition calcext:apply-style-name="Road2" calcext:value="=&quot;04&quot;" calcext:base-cell-address="LAYERS.C30"/>
            <calcext:condition calcext:apply-style-name="Wast" calcext:value="=&quot;05&quot;" calcext:base-cell-address="LAYERS.C30"/>
            <calcext:condition calcext:apply-style-name="Rock" calcext:value="=&quot;06&quot;" calcext:base-cell-address="LAYERS.C30"/>
            <calcext:condition calcext:apply-style-name="Water" calcext:value="=&quot;07&quot;" calcext:base-cell-address="LAYERS.C30"/>
            <calcext:condition calcext:apply-style-name="Empty" calcext:value="=&quot;08&quot;" calcext:base-cell-address="LAYERS.C30"/>
          </calcext:conditional-format>
          <calcext:conditional-format calcext:target-range-address="LAYERS.D30:LAYERS.D30">
            <calcext:condition calcext:apply-style-name="Empty" calcext:value="=&quot;00&quot;" calcext:base-cell-address="LAYERS.D30"/>
            <calcext:condition calcext:apply-style-name="Grass1" calcext:value="=&quot;01&quot;" calcext:base-cell-address="LAYERS.D30"/>
            <calcext:condition calcext:apply-style-name="Grass2" calcext:value="=&quot;02&quot;" calcext:base-cell-address="LAYERS.D30"/>
            <calcext:condition calcext:apply-style-name="Road1" calcext:value="=&quot;03&quot;" calcext:base-cell-address="LAYERS.D30"/>
            <calcext:condition calcext:apply-style-name="Road2" calcext:value="=&quot;04&quot;" calcext:base-cell-address="LAYERS.D30"/>
            <calcext:condition calcext:apply-style-name="Wast" calcext:value="=&quot;05&quot;" calcext:base-cell-address="LAYERS.D30"/>
            <calcext:condition calcext:apply-style-name="Rock" calcext:value="=&quot;06&quot;" calcext:base-cell-address="LAYERS.D30"/>
            <calcext:condition calcext:apply-style-name="Water" calcext:value="=&quot;07&quot;" calcext:base-cell-address="LAYERS.D30"/>
            <calcext:condition calcext:apply-style-name="Empty" calcext:value="=&quot;08&quot;" calcext:base-cell-address="LAYERS.D30"/>
          </calcext:conditional-format>
          <calcext:conditional-format calcext:target-range-address="LAYERS.E30:LAYERS.E30">
            <calcext:condition calcext:apply-style-name="Empty" calcext:value="=&quot;00&quot;" calcext:base-cell-address="LAYERS.E30"/>
            <calcext:condition calcext:apply-style-name="Grass1" calcext:value="=&quot;01&quot;" calcext:base-cell-address="LAYERS.E30"/>
            <calcext:condition calcext:apply-style-name="Grass2" calcext:value="=&quot;02&quot;" calcext:base-cell-address="LAYERS.E30"/>
            <calcext:condition calcext:apply-style-name="Road1" calcext:value="=&quot;03&quot;" calcext:base-cell-address="LAYERS.E30"/>
            <calcext:condition calcext:apply-style-name="Road2" calcext:value="=&quot;04&quot;" calcext:base-cell-address="LAYERS.E30"/>
            <calcext:condition calcext:apply-style-name="Wast" calcext:value="=&quot;05&quot;" calcext:base-cell-address="LAYERS.E30"/>
            <calcext:condition calcext:apply-style-name="Rock" calcext:value="=&quot;06&quot;" calcext:base-cell-address="LAYERS.E30"/>
            <calcext:condition calcext:apply-style-name="Water" calcext:value="=&quot;07&quot;" calcext:base-cell-address="LAYERS.E30"/>
            <calcext:condition calcext:apply-style-name="Empty" calcext:value="=&quot;08&quot;" calcext:base-cell-address="LAYERS.E30"/>
          </calcext:conditional-format>
          <calcext:conditional-format calcext:target-range-address="LAYERS.F30:LAYERS.F30">
            <calcext:condition calcext:apply-style-name="Empty" calcext:value="=&quot;00&quot;" calcext:base-cell-address="LAYERS.F30"/>
            <calcext:condition calcext:apply-style-name="Grass1" calcext:value="=&quot;01&quot;" calcext:base-cell-address="LAYERS.F30"/>
            <calcext:condition calcext:apply-style-name="Grass2" calcext:value="=&quot;02&quot;" calcext:base-cell-address="LAYERS.F30"/>
            <calcext:condition calcext:apply-style-name="Road1" calcext:value="=&quot;03&quot;" calcext:base-cell-address="LAYERS.F30"/>
            <calcext:condition calcext:apply-style-name="Road2" calcext:value="=&quot;04&quot;" calcext:base-cell-address="LAYERS.F30"/>
            <calcext:condition calcext:apply-style-name="Wast" calcext:value="=&quot;05&quot;" calcext:base-cell-address="LAYERS.F30"/>
            <calcext:condition calcext:apply-style-name="Rock" calcext:value="=&quot;06&quot;" calcext:base-cell-address="LAYERS.F30"/>
            <calcext:condition calcext:apply-style-name="Water" calcext:value="=&quot;07&quot;" calcext:base-cell-address="LAYERS.F30"/>
            <calcext:condition calcext:apply-style-name="Empty" calcext:value="=&quot;08&quot;" calcext:base-cell-address="LAYERS.F30"/>
          </calcext:conditional-format>
          <calcext:conditional-format calcext:target-range-address="LAYERS.G30:LAYERS.G30">
            <calcext:condition calcext:apply-style-name="Empty" calcext:value="=&quot;00&quot;" calcext:base-cell-address="LAYERS.G30"/>
            <calcext:condition calcext:apply-style-name="Grass1" calcext:value="=&quot;01&quot;" calcext:base-cell-address="LAYERS.G30"/>
            <calcext:condition calcext:apply-style-name="Grass2" calcext:value="=&quot;02&quot;" calcext:base-cell-address="LAYERS.G30"/>
            <calcext:condition calcext:apply-style-name="Road1" calcext:value="=&quot;03&quot;" calcext:base-cell-address="LAYERS.G30"/>
            <calcext:condition calcext:apply-style-name="Road2" calcext:value="=&quot;04&quot;" calcext:base-cell-address="LAYERS.G30"/>
            <calcext:condition calcext:apply-style-name="Wast" calcext:value="=&quot;05&quot;" calcext:base-cell-address="LAYERS.G30"/>
            <calcext:condition calcext:apply-style-name="Rock" calcext:value="=&quot;06&quot;" calcext:base-cell-address="LAYERS.G30"/>
            <calcext:condition calcext:apply-style-name="Water" calcext:value="=&quot;07&quot;" calcext:base-cell-address="LAYERS.G30"/>
            <calcext:condition calcext:apply-style-name="Empty" calcext:value="=&quot;08&quot;" calcext:base-cell-address="LAYERS.G30"/>
          </calcext:conditional-format>
          <calcext:conditional-format calcext:target-range-address="LAYERS.H30:LAYERS.H30">
            <calcext:condition calcext:apply-style-name="Empty" calcext:value="=&quot;00&quot;" calcext:base-cell-address="LAYERS.H30"/>
            <calcext:condition calcext:apply-style-name="Grass1" calcext:value="=&quot;01&quot;" calcext:base-cell-address="LAYERS.H30"/>
            <calcext:condition calcext:apply-style-name="Grass2" calcext:value="=&quot;02&quot;" calcext:base-cell-address="LAYERS.H30"/>
            <calcext:condition calcext:apply-style-name="Road1" calcext:value="=&quot;03&quot;" calcext:base-cell-address="LAYERS.H30"/>
            <calcext:condition calcext:apply-style-name="Road2" calcext:value="=&quot;04&quot;" calcext:base-cell-address="LAYERS.H30"/>
            <calcext:condition calcext:apply-style-name="Wast" calcext:value="=&quot;05&quot;" calcext:base-cell-address="LAYERS.H30"/>
            <calcext:condition calcext:apply-style-name="Rock" calcext:value="=&quot;06&quot;" calcext:base-cell-address="LAYERS.H30"/>
            <calcext:condition calcext:apply-style-name="Water" calcext:value="=&quot;07&quot;" calcext:base-cell-address="LAYERS.H30"/>
            <calcext:condition calcext:apply-style-name="Empty" calcext:value="=&quot;08&quot;" calcext:base-cell-address="LAYERS.H30"/>
          </calcext:conditional-format>
          <calcext:conditional-format calcext:target-range-address="LAYERS.I30:LAYERS.I30">
            <calcext:condition calcext:apply-style-name="Empty" calcext:value="=&quot;00&quot;" calcext:base-cell-address="LAYERS.I30"/>
            <calcext:condition calcext:apply-style-name="Grass1" calcext:value="=&quot;01&quot;" calcext:base-cell-address="LAYERS.I30"/>
            <calcext:condition calcext:apply-style-name="Grass2" calcext:value="=&quot;02&quot;" calcext:base-cell-address="LAYERS.I30"/>
            <calcext:condition calcext:apply-style-name="Road1" calcext:value="=&quot;03&quot;" calcext:base-cell-address="LAYERS.I30"/>
            <calcext:condition calcext:apply-style-name="Road2" calcext:value="=&quot;04&quot;" calcext:base-cell-address="LAYERS.I30"/>
            <calcext:condition calcext:apply-style-name="Wast" calcext:value="=&quot;05&quot;" calcext:base-cell-address="LAYERS.I30"/>
            <calcext:condition calcext:apply-style-name="Rock" calcext:value="=&quot;06&quot;" calcext:base-cell-address="LAYERS.I30"/>
            <calcext:condition calcext:apply-style-name="Water" calcext:value="=&quot;07&quot;" calcext:base-cell-address="LAYERS.I30"/>
            <calcext:condition calcext:apply-style-name="Empty" calcext:value="=&quot;08&quot;" calcext:base-cell-address="LAYERS.I30"/>
          </calcext:conditional-format>
          <calcext:conditional-format calcext:target-range-address="LAYERS.J30:LAYERS.J30">
            <calcext:condition calcext:apply-style-name="Empty" calcext:value="=&quot;00&quot;" calcext:base-cell-address="LAYERS.J30"/>
            <calcext:condition calcext:apply-style-name="Grass1" calcext:value="=&quot;01&quot;" calcext:base-cell-address="LAYERS.J30"/>
            <calcext:condition calcext:apply-style-name="Grass2" calcext:value="=&quot;02&quot;" calcext:base-cell-address="LAYERS.J30"/>
            <calcext:condition calcext:apply-style-name="Road1" calcext:value="=&quot;03&quot;" calcext:base-cell-address="LAYERS.J30"/>
            <calcext:condition calcext:apply-style-name="Road2" calcext:value="=&quot;04&quot;" calcext:base-cell-address="LAYERS.J30"/>
            <calcext:condition calcext:apply-style-name="Wast" calcext:value="=&quot;05&quot;" calcext:base-cell-address="LAYERS.J30"/>
            <calcext:condition calcext:apply-style-name="Rock" calcext:value="=&quot;06&quot;" calcext:base-cell-address="LAYERS.J30"/>
            <calcext:condition calcext:apply-style-name="Water" calcext:value="=&quot;07&quot;" calcext:base-cell-address="LAYERS.J30"/>
            <calcext:condition calcext:apply-style-name="Empty" calcext:value="=&quot;08&quot;" calcext:base-cell-address="LAYERS.J30"/>
          </calcext:conditional-format>
          <calcext:conditional-format calcext:target-range-address="LAYERS.K30:LAYERS.K30">
            <calcext:condition calcext:apply-style-name="Empty" calcext:value="=&quot;00&quot;" calcext:base-cell-address="LAYERS.K30"/>
            <calcext:condition calcext:apply-style-name="Grass1" calcext:value="=&quot;01&quot;" calcext:base-cell-address="LAYERS.K30"/>
            <calcext:condition calcext:apply-style-name="Grass2" calcext:value="=&quot;02&quot;" calcext:base-cell-address="LAYERS.K30"/>
            <calcext:condition calcext:apply-style-name="Road1" calcext:value="=&quot;03&quot;" calcext:base-cell-address="LAYERS.K30"/>
            <calcext:condition calcext:apply-style-name="Road2" calcext:value="=&quot;04&quot;" calcext:base-cell-address="LAYERS.K30"/>
            <calcext:condition calcext:apply-style-name="Wast" calcext:value="=&quot;05&quot;" calcext:base-cell-address="LAYERS.K30"/>
            <calcext:condition calcext:apply-style-name="Rock" calcext:value="=&quot;06&quot;" calcext:base-cell-address="LAYERS.K30"/>
            <calcext:condition calcext:apply-style-name="Water" calcext:value="=&quot;07&quot;" calcext:base-cell-address="LAYERS.K30"/>
            <calcext:condition calcext:apply-style-name="Empty" calcext:value="=&quot;08&quot;" calcext:base-cell-address="LAYERS.K30"/>
          </calcext:conditional-format>
          <calcext:conditional-format calcext:target-range-address="LAYERS.L30:LAYERS.L30">
            <calcext:condition calcext:apply-style-name="Empty" calcext:value="=&quot;00&quot;" calcext:base-cell-address="LAYERS.L30"/>
            <calcext:condition calcext:apply-style-name="Grass1" calcext:value="=&quot;01&quot;" calcext:base-cell-address="LAYERS.L30"/>
            <calcext:condition calcext:apply-style-name="Grass2" calcext:value="=&quot;02&quot;" calcext:base-cell-address="LAYERS.L30"/>
            <calcext:condition calcext:apply-style-name="Road1" calcext:value="=&quot;03&quot;" calcext:base-cell-address="LAYERS.L30"/>
            <calcext:condition calcext:apply-style-name="Road2" calcext:value="=&quot;04&quot;" calcext:base-cell-address="LAYERS.L30"/>
            <calcext:condition calcext:apply-style-name="Wast" calcext:value="=&quot;05&quot;" calcext:base-cell-address="LAYERS.L30"/>
            <calcext:condition calcext:apply-style-name="Rock" calcext:value="=&quot;06&quot;" calcext:base-cell-address="LAYERS.L30"/>
            <calcext:condition calcext:apply-style-name="Water" calcext:value="=&quot;07&quot;" calcext:base-cell-address="LAYERS.L30"/>
            <calcext:condition calcext:apply-style-name="Empty" calcext:value="=&quot;08&quot;" calcext:base-cell-address="LAYERS.L30"/>
          </calcext:conditional-format>
          <calcext:conditional-format calcext:target-range-address="LAYERS.M30:LAYERS.M30">
            <calcext:condition calcext:apply-style-name="Empty" calcext:value="=&quot;00&quot;" calcext:base-cell-address="LAYERS.M30"/>
            <calcext:condition calcext:apply-style-name="Grass1" calcext:value="=&quot;01&quot;" calcext:base-cell-address="LAYERS.M30"/>
            <calcext:condition calcext:apply-style-name="Grass2" calcext:value="=&quot;02&quot;" calcext:base-cell-address="LAYERS.M30"/>
            <calcext:condition calcext:apply-style-name="Road1" calcext:value="=&quot;03&quot;" calcext:base-cell-address="LAYERS.M30"/>
            <calcext:condition calcext:apply-style-name="Road2" calcext:value="=&quot;04&quot;" calcext:base-cell-address="LAYERS.M30"/>
            <calcext:condition calcext:apply-style-name="Wast" calcext:value="=&quot;05&quot;" calcext:base-cell-address="LAYERS.M30"/>
            <calcext:condition calcext:apply-style-name="Rock" calcext:value="=&quot;06&quot;" calcext:base-cell-address="LAYERS.M30"/>
            <calcext:condition calcext:apply-style-name="Water" calcext:value="=&quot;07&quot;" calcext:base-cell-address="LAYERS.M30"/>
            <calcext:condition calcext:apply-style-name="Empty" calcext:value="=&quot;08&quot;" calcext:base-cell-address="LAYERS.M30"/>
          </calcext:conditional-format>
          <calcext:conditional-format calcext:target-range-address="LAYERS.N30:LAYERS.N30">
            <calcext:condition calcext:apply-style-name="Empty" calcext:value="=&quot;00&quot;" calcext:base-cell-address="LAYERS.N30"/>
            <calcext:condition calcext:apply-style-name="Grass1" calcext:value="=&quot;01&quot;" calcext:base-cell-address="LAYERS.N30"/>
            <calcext:condition calcext:apply-style-name="Grass2" calcext:value="=&quot;02&quot;" calcext:base-cell-address="LAYERS.N30"/>
            <calcext:condition calcext:apply-style-name="Road1" calcext:value="=&quot;03&quot;" calcext:base-cell-address="LAYERS.N30"/>
            <calcext:condition calcext:apply-style-name="Road2" calcext:value="=&quot;04&quot;" calcext:base-cell-address="LAYERS.N30"/>
            <calcext:condition calcext:apply-style-name="Wast" calcext:value="=&quot;05&quot;" calcext:base-cell-address="LAYERS.N30"/>
            <calcext:condition calcext:apply-style-name="Rock" calcext:value="=&quot;06&quot;" calcext:base-cell-address="LAYERS.N30"/>
            <calcext:condition calcext:apply-style-name="Water" calcext:value="=&quot;07&quot;" calcext:base-cell-address="LAYERS.N30"/>
            <calcext:condition calcext:apply-style-name="Empty" calcext:value="=&quot;08&quot;" calcext:base-cell-address="LAYERS.N30"/>
          </calcext:conditional-format>
          <calcext:conditional-format calcext:target-range-address="LAYERS.O30:LAYERS.O30">
            <calcext:condition calcext:apply-style-name="Empty" calcext:value="=&quot;00&quot;" calcext:base-cell-address="LAYERS.O30"/>
            <calcext:condition calcext:apply-style-name="Grass1" calcext:value="=&quot;01&quot;" calcext:base-cell-address="LAYERS.O30"/>
            <calcext:condition calcext:apply-style-name="Grass2" calcext:value="=&quot;02&quot;" calcext:base-cell-address="LAYERS.O30"/>
            <calcext:condition calcext:apply-style-name="Road1" calcext:value="=&quot;03&quot;" calcext:base-cell-address="LAYERS.O30"/>
            <calcext:condition calcext:apply-style-name="Road2" calcext:value="=&quot;04&quot;" calcext:base-cell-address="LAYERS.O30"/>
            <calcext:condition calcext:apply-style-name="Wast" calcext:value="=&quot;05&quot;" calcext:base-cell-address="LAYERS.O30"/>
            <calcext:condition calcext:apply-style-name="Rock" calcext:value="=&quot;06&quot;" calcext:base-cell-address="LAYERS.O30"/>
            <calcext:condition calcext:apply-style-name="Water" calcext:value="=&quot;07&quot;" calcext:base-cell-address="LAYERS.O30"/>
            <calcext:condition calcext:apply-style-name="Empty" calcext:value="=&quot;08&quot;" calcext:base-cell-address="LAYERS.O30"/>
          </calcext:conditional-format>
          <calcext:conditional-format calcext:target-range-address="LAYERS.C31:LAYERS.C31">
            <calcext:condition calcext:apply-style-name="Empty" calcext:value="=&quot;00&quot;" calcext:base-cell-address="LAYERS.C31"/>
            <calcext:condition calcext:apply-style-name="Grass1" calcext:value="=&quot;01&quot;" calcext:base-cell-address="LAYERS.C31"/>
            <calcext:condition calcext:apply-style-name="Grass2" calcext:value="=&quot;02&quot;" calcext:base-cell-address="LAYERS.C31"/>
            <calcext:condition calcext:apply-style-name="Road1" calcext:value="=&quot;03&quot;" calcext:base-cell-address="LAYERS.C31"/>
            <calcext:condition calcext:apply-style-name="Road2" calcext:value="=&quot;04&quot;" calcext:base-cell-address="LAYERS.C31"/>
            <calcext:condition calcext:apply-style-name="Wast" calcext:value="=&quot;05&quot;" calcext:base-cell-address="LAYERS.C31"/>
            <calcext:condition calcext:apply-style-name="Rock" calcext:value="=&quot;06&quot;" calcext:base-cell-address="LAYERS.C31"/>
            <calcext:condition calcext:apply-style-name="Water" calcext:value="=&quot;07&quot;" calcext:base-cell-address="LAYERS.C31"/>
            <calcext:condition calcext:apply-style-name="Empty" calcext:value="=&quot;08&quot;" calcext:base-cell-address="LAYERS.C31"/>
          </calcext:conditional-format>
          <calcext:conditional-format calcext:target-range-address="LAYERS.D31:LAYERS.D31">
            <calcext:condition calcext:apply-style-name="Empty" calcext:value="=&quot;00&quot;" calcext:base-cell-address="LAYERS.D31"/>
            <calcext:condition calcext:apply-style-name="Grass1" calcext:value="=&quot;01&quot;" calcext:base-cell-address="LAYERS.D31"/>
            <calcext:condition calcext:apply-style-name="Grass2" calcext:value="=&quot;02&quot;" calcext:base-cell-address="LAYERS.D31"/>
            <calcext:condition calcext:apply-style-name="Road1" calcext:value="=&quot;03&quot;" calcext:base-cell-address="LAYERS.D31"/>
            <calcext:condition calcext:apply-style-name="Road2" calcext:value="=&quot;04&quot;" calcext:base-cell-address="LAYERS.D31"/>
            <calcext:condition calcext:apply-style-name="Wast" calcext:value="=&quot;05&quot;" calcext:base-cell-address="LAYERS.D31"/>
            <calcext:condition calcext:apply-style-name="Rock" calcext:value="=&quot;06&quot;" calcext:base-cell-address="LAYERS.D31"/>
            <calcext:condition calcext:apply-style-name="Water" calcext:value="=&quot;07&quot;" calcext:base-cell-address="LAYERS.D31"/>
            <calcext:condition calcext:apply-style-name="Empty" calcext:value="=&quot;08&quot;" calcext:base-cell-address="LAYERS.D31"/>
          </calcext:conditional-format>
          <calcext:conditional-format calcext:target-range-address="LAYERS.E31:LAYERS.E31">
            <calcext:condition calcext:apply-style-name="Empty" calcext:value="=&quot;00&quot;" calcext:base-cell-address="LAYERS.E31"/>
            <calcext:condition calcext:apply-style-name="Grass1" calcext:value="=&quot;01&quot;" calcext:base-cell-address="LAYERS.E31"/>
            <calcext:condition calcext:apply-style-name="Grass2" calcext:value="=&quot;02&quot;" calcext:base-cell-address="LAYERS.E31"/>
            <calcext:condition calcext:apply-style-name="Road1" calcext:value="=&quot;03&quot;" calcext:base-cell-address="LAYERS.E31"/>
            <calcext:condition calcext:apply-style-name="Road2" calcext:value="=&quot;04&quot;" calcext:base-cell-address="LAYERS.E31"/>
            <calcext:condition calcext:apply-style-name="Wast" calcext:value="=&quot;05&quot;" calcext:base-cell-address="LAYERS.E31"/>
            <calcext:condition calcext:apply-style-name="Rock" calcext:value="=&quot;06&quot;" calcext:base-cell-address="LAYERS.E31"/>
            <calcext:condition calcext:apply-style-name="Water" calcext:value="=&quot;07&quot;" calcext:base-cell-address="LAYERS.E31"/>
            <calcext:condition calcext:apply-style-name="Empty" calcext:value="=&quot;08&quot;" calcext:base-cell-address="LAYERS.E31"/>
          </calcext:conditional-format>
          <calcext:conditional-format calcext:target-range-address="LAYERS.F31:LAYERS.F31">
            <calcext:condition calcext:apply-style-name="Empty" calcext:value="=&quot;00&quot;" calcext:base-cell-address="LAYERS.F31"/>
            <calcext:condition calcext:apply-style-name="Grass1" calcext:value="=&quot;01&quot;" calcext:base-cell-address="LAYERS.F31"/>
            <calcext:condition calcext:apply-style-name="Grass2" calcext:value="=&quot;02&quot;" calcext:base-cell-address="LAYERS.F31"/>
            <calcext:condition calcext:apply-style-name="Road1" calcext:value="=&quot;03&quot;" calcext:base-cell-address="LAYERS.F31"/>
            <calcext:condition calcext:apply-style-name="Road2" calcext:value="=&quot;04&quot;" calcext:base-cell-address="LAYERS.F31"/>
            <calcext:condition calcext:apply-style-name="Wast" calcext:value="=&quot;05&quot;" calcext:base-cell-address="LAYERS.F31"/>
            <calcext:condition calcext:apply-style-name="Rock" calcext:value="=&quot;06&quot;" calcext:base-cell-address="LAYERS.F31"/>
            <calcext:condition calcext:apply-style-name="Water" calcext:value="=&quot;07&quot;" calcext:base-cell-address="LAYERS.F31"/>
            <calcext:condition calcext:apply-style-name="Empty" calcext:value="=&quot;08&quot;" calcext:base-cell-address="LAYERS.F31"/>
          </calcext:conditional-format>
          <calcext:conditional-format calcext:target-range-address="LAYERS.G31:LAYERS.G31">
            <calcext:condition calcext:apply-style-name="Empty" calcext:value="=&quot;00&quot;" calcext:base-cell-address="LAYERS.G31"/>
            <calcext:condition calcext:apply-style-name="Grass1" calcext:value="=&quot;01&quot;" calcext:base-cell-address="LAYERS.G31"/>
            <calcext:condition calcext:apply-style-name="Grass2" calcext:value="=&quot;02&quot;" calcext:base-cell-address="LAYERS.G31"/>
            <calcext:condition calcext:apply-style-name="Road1" calcext:value="=&quot;03&quot;" calcext:base-cell-address="LAYERS.G31"/>
            <calcext:condition calcext:apply-style-name="Road2" calcext:value="=&quot;04&quot;" calcext:base-cell-address="LAYERS.G31"/>
            <calcext:condition calcext:apply-style-name="Wast" calcext:value="=&quot;05&quot;" calcext:base-cell-address="LAYERS.G31"/>
            <calcext:condition calcext:apply-style-name="Rock" calcext:value="=&quot;06&quot;" calcext:base-cell-address="LAYERS.G31"/>
            <calcext:condition calcext:apply-style-name="Water" calcext:value="=&quot;07&quot;" calcext:base-cell-address="LAYERS.G31"/>
            <calcext:condition calcext:apply-style-name="Empty" calcext:value="=&quot;08&quot;" calcext:base-cell-address="LAYERS.G31"/>
          </calcext:conditional-format>
          <calcext:conditional-format calcext:target-range-address="LAYERS.H31:LAYERS.H31">
            <calcext:condition calcext:apply-style-name="Empty" calcext:value="=&quot;00&quot;" calcext:base-cell-address="LAYERS.H31"/>
            <calcext:condition calcext:apply-style-name="Grass1" calcext:value="=&quot;01&quot;" calcext:base-cell-address="LAYERS.H31"/>
            <calcext:condition calcext:apply-style-name="Grass2" calcext:value="=&quot;02&quot;" calcext:base-cell-address="LAYERS.H31"/>
            <calcext:condition calcext:apply-style-name="Road1" calcext:value="=&quot;03&quot;" calcext:base-cell-address="LAYERS.H31"/>
            <calcext:condition calcext:apply-style-name="Road2" calcext:value="=&quot;04&quot;" calcext:base-cell-address="LAYERS.H31"/>
            <calcext:condition calcext:apply-style-name="Wast" calcext:value="=&quot;05&quot;" calcext:base-cell-address="LAYERS.H31"/>
            <calcext:condition calcext:apply-style-name="Rock" calcext:value="=&quot;06&quot;" calcext:base-cell-address="LAYERS.H31"/>
            <calcext:condition calcext:apply-style-name="Water" calcext:value="=&quot;07&quot;" calcext:base-cell-address="LAYERS.H31"/>
            <calcext:condition calcext:apply-style-name="Empty" calcext:value="=&quot;08&quot;" calcext:base-cell-address="LAYERS.H31"/>
          </calcext:conditional-format>
          <calcext:conditional-format calcext:target-range-address="LAYERS.I31:LAYERS.I31">
            <calcext:condition calcext:apply-style-name="Empty" calcext:value="=&quot;00&quot;" calcext:base-cell-address="LAYERS.I31"/>
            <calcext:condition calcext:apply-style-name="Grass1" calcext:value="=&quot;01&quot;" calcext:base-cell-address="LAYERS.I31"/>
            <calcext:condition calcext:apply-style-name="Grass2" calcext:value="=&quot;02&quot;" calcext:base-cell-address="LAYERS.I31"/>
            <calcext:condition calcext:apply-style-name="Road1" calcext:value="=&quot;03&quot;" calcext:base-cell-address="LAYERS.I31"/>
            <calcext:condition calcext:apply-style-name="Road2" calcext:value="=&quot;04&quot;" calcext:base-cell-address="LAYERS.I31"/>
            <calcext:condition calcext:apply-style-name="Wast" calcext:value="=&quot;05&quot;" calcext:base-cell-address="LAYERS.I31"/>
            <calcext:condition calcext:apply-style-name="Rock" calcext:value="=&quot;06&quot;" calcext:base-cell-address="LAYERS.I31"/>
            <calcext:condition calcext:apply-style-name="Water" calcext:value="=&quot;07&quot;" calcext:base-cell-address="LAYERS.I31"/>
            <calcext:condition calcext:apply-style-name="Empty" calcext:value="=&quot;08&quot;" calcext:base-cell-address="LAYERS.I31"/>
          </calcext:conditional-format>
          <calcext:conditional-format calcext:target-range-address="LAYERS.J31:LAYERS.J31">
            <calcext:condition calcext:apply-style-name="Empty" calcext:value="=&quot;00&quot;" calcext:base-cell-address="LAYERS.J31"/>
            <calcext:condition calcext:apply-style-name="Grass1" calcext:value="=&quot;01&quot;" calcext:base-cell-address="LAYERS.J31"/>
            <calcext:condition calcext:apply-style-name="Grass2" calcext:value="=&quot;02&quot;" calcext:base-cell-address="LAYERS.J31"/>
            <calcext:condition calcext:apply-style-name="Road1" calcext:value="=&quot;03&quot;" calcext:base-cell-address="LAYERS.J31"/>
            <calcext:condition calcext:apply-style-name="Road2" calcext:value="=&quot;04&quot;" calcext:base-cell-address="LAYERS.J31"/>
            <calcext:condition calcext:apply-style-name="Wast" calcext:value="=&quot;05&quot;" calcext:base-cell-address="LAYERS.J31"/>
            <calcext:condition calcext:apply-style-name="Rock" calcext:value="=&quot;06&quot;" calcext:base-cell-address="LAYERS.J31"/>
            <calcext:condition calcext:apply-style-name="Water" calcext:value="=&quot;07&quot;" calcext:base-cell-address="LAYERS.J31"/>
            <calcext:condition calcext:apply-style-name="Empty" calcext:value="=&quot;08&quot;" calcext:base-cell-address="LAYERS.J31"/>
          </calcext:conditional-format>
          <calcext:conditional-format calcext:target-range-address="LAYERS.K31:LAYERS.K31">
            <calcext:condition calcext:apply-style-name="Empty" calcext:value="=&quot;00&quot;" calcext:base-cell-address="LAYERS.K31"/>
            <calcext:condition calcext:apply-style-name="Grass1" calcext:value="=&quot;01&quot;" calcext:base-cell-address="LAYERS.K31"/>
            <calcext:condition calcext:apply-style-name="Grass2" calcext:value="=&quot;02&quot;" calcext:base-cell-address="LAYERS.K31"/>
            <calcext:condition calcext:apply-style-name="Road1" calcext:value="=&quot;03&quot;" calcext:base-cell-address="LAYERS.K31"/>
            <calcext:condition calcext:apply-style-name="Road2" calcext:value="=&quot;04&quot;" calcext:base-cell-address="LAYERS.K31"/>
            <calcext:condition calcext:apply-style-name="Wast" calcext:value="=&quot;05&quot;" calcext:base-cell-address="LAYERS.K31"/>
            <calcext:condition calcext:apply-style-name="Rock" calcext:value="=&quot;06&quot;" calcext:base-cell-address="LAYERS.K31"/>
            <calcext:condition calcext:apply-style-name="Water" calcext:value="=&quot;07&quot;" calcext:base-cell-address="LAYERS.K31"/>
            <calcext:condition calcext:apply-style-name="Empty" calcext:value="=&quot;08&quot;" calcext:base-cell-address="LAYERS.K31"/>
          </calcext:conditional-format>
          <calcext:conditional-format calcext:target-range-address="LAYERS.L31:LAYERS.L31">
            <calcext:condition calcext:apply-style-name="Empty" calcext:value="=&quot;00&quot;" calcext:base-cell-address="LAYERS.L31"/>
            <calcext:condition calcext:apply-style-name="Grass1" calcext:value="=&quot;01&quot;" calcext:base-cell-address="LAYERS.L31"/>
            <calcext:condition calcext:apply-style-name="Grass2" calcext:value="=&quot;02&quot;" calcext:base-cell-address="LAYERS.L31"/>
            <calcext:condition calcext:apply-style-name="Road1" calcext:value="=&quot;03&quot;" calcext:base-cell-address="LAYERS.L31"/>
            <calcext:condition calcext:apply-style-name="Road2" calcext:value="=&quot;04&quot;" calcext:base-cell-address="LAYERS.L31"/>
            <calcext:condition calcext:apply-style-name="Wast" calcext:value="=&quot;05&quot;" calcext:base-cell-address="LAYERS.L31"/>
            <calcext:condition calcext:apply-style-name="Rock" calcext:value="=&quot;06&quot;" calcext:base-cell-address="LAYERS.L31"/>
            <calcext:condition calcext:apply-style-name="Water" calcext:value="=&quot;07&quot;" calcext:base-cell-address="LAYERS.L31"/>
            <calcext:condition calcext:apply-style-name="Empty" calcext:value="=&quot;08&quot;" calcext:base-cell-address="LAYERS.L31"/>
          </calcext:conditional-format>
          <calcext:conditional-format calcext:target-range-address="LAYERS.M31:LAYERS.M31">
            <calcext:condition calcext:apply-style-name="Empty" calcext:value="=&quot;00&quot;" calcext:base-cell-address="LAYERS.M31"/>
            <calcext:condition calcext:apply-style-name="Grass1" calcext:value="=&quot;01&quot;" calcext:base-cell-address="LAYERS.M31"/>
            <calcext:condition calcext:apply-style-name="Grass2" calcext:value="=&quot;02&quot;" calcext:base-cell-address="LAYERS.M31"/>
            <calcext:condition calcext:apply-style-name="Road1" calcext:value="=&quot;03&quot;" calcext:base-cell-address="LAYERS.M31"/>
            <calcext:condition calcext:apply-style-name="Road2" calcext:value="=&quot;04&quot;" calcext:base-cell-address="LAYERS.M31"/>
            <calcext:condition calcext:apply-style-name="Wast" calcext:value="=&quot;05&quot;" calcext:base-cell-address="LAYERS.M31"/>
            <calcext:condition calcext:apply-style-name="Rock" calcext:value="=&quot;06&quot;" calcext:base-cell-address="LAYERS.M31"/>
            <calcext:condition calcext:apply-style-name="Water" calcext:value="=&quot;07&quot;" calcext:base-cell-address="LAYERS.M31"/>
            <calcext:condition calcext:apply-style-name="Empty" calcext:value="=&quot;08&quot;" calcext:base-cell-address="LAYERS.M31"/>
          </calcext:conditional-format>
          <calcext:conditional-format calcext:target-range-address="LAYERS.N31:LAYERS.N31">
            <calcext:condition calcext:apply-style-name="Empty" calcext:value="=&quot;00&quot;" calcext:base-cell-address="LAYERS.N31"/>
            <calcext:condition calcext:apply-style-name="Grass1" calcext:value="=&quot;01&quot;" calcext:base-cell-address="LAYERS.N31"/>
            <calcext:condition calcext:apply-style-name="Grass2" calcext:value="=&quot;02&quot;" calcext:base-cell-address="LAYERS.N31"/>
            <calcext:condition calcext:apply-style-name="Road1" calcext:value="=&quot;03&quot;" calcext:base-cell-address="LAYERS.N31"/>
            <calcext:condition calcext:apply-style-name="Road2" calcext:value="=&quot;04&quot;" calcext:base-cell-address="LAYERS.N31"/>
            <calcext:condition calcext:apply-style-name="Wast" calcext:value="=&quot;05&quot;" calcext:base-cell-address="LAYERS.N31"/>
            <calcext:condition calcext:apply-style-name="Rock" calcext:value="=&quot;06&quot;" calcext:base-cell-address="LAYERS.N31"/>
            <calcext:condition calcext:apply-style-name="Water" calcext:value="=&quot;07&quot;" calcext:base-cell-address="LAYERS.N31"/>
            <calcext:condition calcext:apply-style-name="Empty" calcext:value="=&quot;08&quot;" calcext:base-cell-address="LAYERS.N31"/>
          </calcext:conditional-format>
          <calcext:conditional-format calcext:target-range-address="LAYERS.O31:LAYERS.O31">
            <calcext:condition calcext:apply-style-name="Empty" calcext:value="=&quot;00&quot;" calcext:base-cell-address="LAYERS.O31"/>
            <calcext:condition calcext:apply-style-name="Grass1" calcext:value="=&quot;01&quot;" calcext:base-cell-address="LAYERS.O31"/>
            <calcext:condition calcext:apply-style-name="Grass2" calcext:value="=&quot;02&quot;" calcext:base-cell-address="LAYERS.O31"/>
            <calcext:condition calcext:apply-style-name="Road1" calcext:value="=&quot;03&quot;" calcext:base-cell-address="LAYERS.O31"/>
            <calcext:condition calcext:apply-style-name="Road2" calcext:value="=&quot;04&quot;" calcext:base-cell-address="LAYERS.O31"/>
            <calcext:condition calcext:apply-style-name="Wast" calcext:value="=&quot;05&quot;" calcext:base-cell-address="LAYERS.O31"/>
            <calcext:condition calcext:apply-style-name="Rock" calcext:value="=&quot;06&quot;" calcext:base-cell-address="LAYERS.O31"/>
            <calcext:condition calcext:apply-style-name="Water" calcext:value="=&quot;07&quot;" calcext:base-cell-address="LAYERS.O31"/>
            <calcext:condition calcext:apply-style-name="Empty" calcext:value="=&quot;08&quot;" calcext:base-cell-address="LAYERS.O31"/>
          </calcext:conditional-format>
          <calcext:conditional-format calcext:target-range-address="LAYERS.D14:LAYERS.D14">
            <calcext:condition calcext:apply-style-name="Empty" calcext:value="=&quot;00&quot;" calcext:base-cell-address="LAYERS.D14"/>
            <calcext:condition calcext:apply-style-name="Grass1" calcext:value="=&quot;01&quot;" calcext:base-cell-address="LAYERS.D14"/>
            <calcext:condition calcext:apply-style-name="Grass2" calcext:value="=&quot;02&quot;" calcext:base-cell-address="LAYERS.D14"/>
            <calcext:condition calcext:apply-style-name="Road1" calcext:value="=&quot;03&quot;" calcext:base-cell-address="LAYERS.D14"/>
            <calcext:condition calcext:apply-style-name="Road2" calcext:value="=&quot;04&quot;" calcext:base-cell-address="LAYERS.D14"/>
            <calcext:condition calcext:apply-style-name="Wast" calcext:value="=&quot;05&quot;" calcext:base-cell-address="LAYERS.D14"/>
            <calcext:condition calcext:apply-style-name="Rock" calcext:value="=&quot;06&quot;" calcext:base-cell-address="LAYERS.D14"/>
            <calcext:condition calcext:apply-style-name="Water" calcext:value="=&quot;07&quot;" calcext:base-cell-address="LAYERS.D14"/>
            <calcext:condition calcext:apply-style-name="Empty" calcext:value="=&quot;08&quot;" calcext:base-cell-address="LAYERS.D14"/>
          </calcext:conditional-format>
          <calcext:conditional-format calcext:target-range-address="LAYERS.D15:LAYERS.D15">
            <calcext:condition calcext:apply-style-name="Empty" calcext:value="=&quot;00&quot;" calcext:base-cell-address="LAYERS.D15"/>
            <calcext:condition calcext:apply-style-name="Grass1" calcext:value="=&quot;01&quot;" calcext:base-cell-address="LAYERS.D15"/>
            <calcext:condition calcext:apply-style-name="Grass2" calcext:value="=&quot;02&quot;" calcext:base-cell-address="LAYERS.D15"/>
            <calcext:condition calcext:apply-style-name="Road1" calcext:value="=&quot;03&quot;" calcext:base-cell-address="LAYERS.D15"/>
            <calcext:condition calcext:apply-style-name="Road2" calcext:value="=&quot;04&quot;" calcext:base-cell-address="LAYERS.D15"/>
            <calcext:condition calcext:apply-style-name="Wast" calcext:value="=&quot;05&quot;" calcext:base-cell-address="LAYERS.D15"/>
            <calcext:condition calcext:apply-style-name="Rock" calcext:value="=&quot;06&quot;" calcext:base-cell-address="LAYERS.D15"/>
            <calcext:condition calcext:apply-style-name="Water" calcext:value="=&quot;07&quot;" calcext:base-cell-address="LAYERS.D15"/>
            <calcext:condition calcext:apply-style-name="Empty" calcext:value="=&quot;08&quot;" calcext:base-cell-address="LAYERS.D15"/>
          </calcext:conditional-format>
          <calcext:conditional-format calcext:target-range-address="LAYERS.D16:LAYERS.D16">
            <calcext:condition calcext:apply-style-name="Empty" calcext:value="=&quot;00&quot;" calcext:base-cell-address="LAYERS.D16"/>
            <calcext:condition calcext:apply-style-name="Grass1" calcext:value="=&quot;01&quot;" calcext:base-cell-address="LAYERS.D16"/>
            <calcext:condition calcext:apply-style-name="Grass2" calcext:value="=&quot;02&quot;" calcext:base-cell-address="LAYERS.D16"/>
            <calcext:condition calcext:apply-style-name="Road1" calcext:value="=&quot;03&quot;" calcext:base-cell-address="LAYERS.D16"/>
            <calcext:condition calcext:apply-style-name="Road2" calcext:value="=&quot;04&quot;" calcext:base-cell-address="LAYERS.D16"/>
            <calcext:condition calcext:apply-style-name="Wast" calcext:value="=&quot;05&quot;" calcext:base-cell-address="LAYERS.D16"/>
            <calcext:condition calcext:apply-style-name="Rock" calcext:value="=&quot;06&quot;" calcext:base-cell-address="LAYERS.D16"/>
            <calcext:condition calcext:apply-style-name="Water" calcext:value="=&quot;07&quot;" calcext:base-cell-address="LAYERS.D16"/>
            <calcext:condition calcext:apply-style-name="Empty" calcext:value="=&quot;08&quot;" calcext:base-cell-address="LAYERS.D16"/>
          </calcext:conditional-format>
          <calcext:conditional-format calcext:target-range-address="LAYERS.D17:LAYERS.D17">
            <calcext:condition calcext:apply-style-name="Empty" calcext:value="=&quot;00&quot;" calcext:base-cell-address="LAYERS.D17"/>
            <calcext:condition calcext:apply-style-name="Grass1" calcext:value="=&quot;01&quot;" calcext:base-cell-address="LAYERS.D17"/>
            <calcext:condition calcext:apply-style-name="Grass2" calcext:value="=&quot;02&quot;" calcext:base-cell-address="LAYERS.D17"/>
            <calcext:condition calcext:apply-style-name="Road1" calcext:value="=&quot;03&quot;" calcext:base-cell-address="LAYERS.D17"/>
            <calcext:condition calcext:apply-style-name="Road2" calcext:value="=&quot;04&quot;" calcext:base-cell-address="LAYERS.D17"/>
            <calcext:condition calcext:apply-style-name="Wast" calcext:value="=&quot;05&quot;" calcext:base-cell-address="LAYERS.D17"/>
            <calcext:condition calcext:apply-style-name="Rock" calcext:value="=&quot;06&quot;" calcext:base-cell-address="LAYERS.D17"/>
            <calcext:condition calcext:apply-style-name="Water" calcext:value="=&quot;07&quot;" calcext:base-cell-address="LAYERS.D17"/>
            <calcext:condition calcext:apply-style-name="Empty" calcext:value="=&quot;08&quot;" calcext:base-cell-address="LAYERS.D17"/>
          </calcext:conditional-format>
          <calcext:conditional-format calcext:target-range-address="LAYERS.E15:LAYERS.E15">
            <calcext:condition calcext:apply-style-name="Empty" calcext:value="=&quot;00&quot;" calcext:base-cell-address="LAYERS.E15"/>
            <calcext:condition calcext:apply-style-name="Grass1" calcext:value="=&quot;01&quot;" calcext:base-cell-address="LAYERS.E15"/>
            <calcext:condition calcext:apply-style-name="Grass2" calcext:value="=&quot;02&quot;" calcext:base-cell-address="LAYERS.E15"/>
            <calcext:condition calcext:apply-style-name="Road1" calcext:value="=&quot;03&quot;" calcext:base-cell-address="LAYERS.E15"/>
            <calcext:condition calcext:apply-style-name="Road2" calcext:value="=&quot;04&quot;" calcext:base-cell-address="LAYERS.E15"/>
            <calcext:condition calcext:apply-style-name="Wast" calcext:value="=&quot;05&quot;" calcext:base-cell-address="LAYERS.E15"/>
            <calcext:condition calcext:apply-style-name="Rock" calcext:value="=&quot;06&quot;" calcext:base-cell-address="LAYERS.E15"/>
            <calcext:condition calcext:apply-style-name="Water" calcext:value="=&quot;07&quot;" calcext:base-cell-address="LAYERS.E15"/>
            <calcext:condition calcext:apply-style-name="Empty" calcext:value="=&quot;08&quot;" calcext:base-cell-address="LAYERS.E15"/>
          </calcext:conditional-format>
          <calcext:conditional-format calcext:target-range-address="LAYERS.F15:LAYERS.F15">
            <calcext:condition calcext:apply-style-name="Empty" calcext:value="=&quot;00&quot;" calcext:base-cell-address="LAYERS.F15"/>
            <calcext:condition calcext:apply-style-name="Grass1" calcext:value="=&quot;01&quot;" calcext:base-cell-address="LAYERS.F15"/>
            <calcext:condition calcext:apply-style-name="Grass2" calcext:value="=&quot;02&quot;" calcext:base-cell-address="LAYERS.F15"/>
            <calcext:condition calcext:apply-style-name="Road1" calcext:value="=&quot;03&quot;" calcext:base-cell-address="LAYERS.F15"/>
            <calcext:condition calcext:apply-style-name="Road2" calcext:value="=&quot;04&quot;" calcext:base-cell-address="LAYERS.F15"/>
            <calcext:condition calcext:apply-style-name="Wast" calcext:value="=&quot;05&quot;" calcext:base-cell-address="LAYERS.F15"/>
            <calcext:condition calcext:apply-style-name="Rock" calcext:value="=&quot;06&quot;" calcext:base-cell-address="LAYERS.F15"/>
            <calcext:condition calcext:apply-style-name="Water" calcext:value="=&quot;07&quot;" calcext:base-cell-address="LAYERS.F15"/>
            <calcext:condition calcext:apply-style-name="Empty" calcext:value="=&quot;08&quot;" calcext:base-cell-address="LAYERS.F15"/>
          </calcext:conditional-format>
          <calcext:conditional-format calcext:target-range-address="LAYERS.G15:LAYERS.G15">
            <calcext:condition calcext:apply-style-name="Empty" calcext:value="=&quot;00&quot;" calcext:base-cell-address="LAYERS.G15"/>
            <calcext:condition calcext:apply-style-name="Grass1" calcext:value="=&quot;01&quot;" calcext:base-cell-address="LAYERS.G15"/>
            <calcext:condition calcext:apply-style-name="Grass2" calcext:value="=&quot;02&quot;" calcext:base-cell-address="LAYERS.G15"/>
            <calcext:condition calcext:apply-style-name="Road1" calcext:value="=&quot;03&quot;" calcext:base-cell-address="LAYERS.G15"/>
            <calcext:condition calcext:apply-style-name="Road2" calcext:value="=&quot;04&quot;" calcext:base-cell-address="LAYERS.G15"/>
            <calcext:condition calcext:apply-style-name="Wast" calcext:value="=&quot;05&quot;" calcext:base-cell-address="LAYERS.G15"/>
            <calcext:condition calcext:apply-style-name="Rock" calcext:value="=&quot;06&quot;" calcext:base-cell-address="LAYERS.G15"/>
            <calcext:condition calcext:apply-style-name="Water" calcext:value="=&quot;07&quot;" calcext:base-cell-address="LAYERS.G15"/>
            <calcext:condition calcext:apply-style-name="Empty" calcext:value="=&quot;08&quot;" calcext:base-cell-address="LAYERS.G15"/>
          </calcext:conditional-format>
          <calcext:conditional-format calcext:target-range-address="LAYERS.H15:LAYERS.H15">
            <calcext:condition calcext:apply-style-name="Empty" calcext:value="=&quot;00&quot;" calcext:base-cell-address="LAYERS.H15"/>
            <calcext:condition calcext:apply-style-name="Grass1" calcext:value="=&quot;01&quot;" calcext:base-cell-address="LAYERS.H15"/>
            <calcext:condition calcext:apply-style-name="Grass2" calcext:value="=&quot;02&quot;" calcext:base-cell-address="LAYERS.H15"/>
            <calcext:condition calcext:apply-style-name="Road1" calcext:value="=&quot;03&quot;" calcext:base-cell-address="LAYERS.H15"/>
            <calcext:condition calcext:apply-style-name="Road2" calcext:value="=&quot;04&quot;" calcext:base-cell-address="LAYERS.H15"/>
            <calcext:condition calcext:apply-style-name="Wast" calcext:value="=&quot;05&quot;" calcext:base-cell-address="LAYERS.H15"/>
            <calcext:condition calcext:apply-style-name="Rock" calcext:value="=&quot;06&quot;" calcext:base-cell-address="LAYERS.H15"/>
            <calcext:condition calcext:apply-style-name="Water" calcext:value="=&quot;07&quot;" calcext:base-cell-address="LAYERS.H15"/>
            <calcext:condition calcext:apply-style-name="Empty" calcext:value="=&quot;08&quot;" calcext:base-cell-address="LAYERS.H15"/>
          </calcext:conditional-format>
          <calcext:conditional-format calcext:target-range-address="LAYERS.E16:LAYERS.E16">
            <calcext:condition calcext:apply-style-name="Empty" calcext:value="=&quot;00&quot;" calcext:base-cell-address="LAYERS.E16"/>
            <calcext:condition calcext:apply-style-name="Grass1" calcext:value="=&quot;01&quot;" calcext:base-cell-address="LAYERS.E16"/>
            <calcext:condition calcext:apply-style-name="Grass2" calcext:value="=&quot;02&quot;" calcext:base-cell-address="LAYERS.E16"/>
            <calcext:condition calcext:apply-style-name="Road1" calcext:value="=&quot;03&quot;" calcext:base-cell-address="LAYERS.E16"/>
            <calcext:condition calcext:apply-style-name="Road2" calcext:value="=&quot;04&quot;" calcext:base-cell-address="LAYERS.E16"/>
            <calcext:condition calcext:apply-style-name="Wast" calcext:value="=&quot;05&quot;" calcext:base-cell-address="LAYERS.E16"/>
            <calcext:condition calcext:apply-style-name="Rock" calcext:value="=&quot;06&quot;" calcext:base-cell-address="LAYERS.E16"/>
            <calcext:condition calcext:apply-style-name="Water" calcext:value="=&quot;07&quot;" calcext:base-cell-address="LAYERS.E16"/>
            <calcext:condition calcext:apply-style-name="Empty" calcext:value="=&quot;08&quot;" calcext:base-cell-address="LAYERS.E16"/>
          </calcext:conditional-format>
          <calcext:conditional-format calcext:target-range-address="LAYERS.F16:LAYERS.F16">
            <calcext:condition calcext:apply-style-name="Empty" calcext:value="=&quot;00&quot;" calcext:base-cell-address="LAYERS.F16"/>
            <calcext:condition calcext:apply-style-name="Grass1" calcext:value="=&quot;01&quot;" calcext:base-cell-address="LAYERS.F16"/>
            <calcext:condition calcext:apply-style-name="Grass2" calcext:value="=&quot;02&quot;" calcext:base-cell-address="LAYERS.F16"/>
            <calcext:condition calcext:apply-style-name="Road1" calcext:value="=&quot;03&quot;" calcext:base-cell-address="LAYERS.F16"/>
            <calcext:condition calcext:apply-style-name="Road2" calcext:value="=&quot;04&quot;" calcext:base-cell-address="LAYERS.F16"/>
            <calcext:condition calcext:apply-style-name="Wast" calcext:value="=&quot;05&quot;" calcext:base-cell-address="LAYERS.F16"/>
            <calcext:condition calcext:apply-style-name="Rock" calcext:value="=&quot;06&quot;" calcext:base-cell-address="LAYERS.F16"/>
            <calcext:condition calcext:apply-style-name="Water" calcext:value="=&quot;07&quot;" calcext:base-cell-address="LAYERS.F16"/>
            <calcext:condition calcext:apply-style-name="Empty" calcext:value="=&quot;08&quot;" calcext:base-cell-address="LAYERS.F16"/>
          </calcext:conditional-format>
          <calcext:conditional-format calcext:target-range-address="LAYERS.G16:LAYERS.G16">
            <calcext:condition calcext:apply-style-name="Empty" calcext:value="=&quot;00&quot;" calcext:base-cell-address="LAYERS.G16"/>
            <calcext:condition calcext:apply-style-name="Grass1" calcext:value="=&quot;01&quot;" calcext:base-cell-address="LAYERS.G16"/>
            <calcext:condition calcext:apply-style-name="Grass2" calcext:value="=&quot;02&quot;" calcext:base-cell-address="LAYERS.G16"/>
            <calcext:condition calcext:apply-style-name="Road1" calcext:value="=&quot;03&quot;" calcext:base-cell-address="LAYERS.G16"/>
            <calcext:condition calcext:apply-style-name="Road2" calcext:value="=&quot;04&quot;" calcext:base-cell-address="LAYERS.G16"/>
            <calcext:condition calcext:apply-style-name="Wast" calcext:value="=&quot;05&quot;" calcext:base-cell-address="LAYERS.G16"/>
            <calcext:condition calcext:apply-style-name="Rock" calcext:value="=&quot;06&quot;" calcext:base-cell-address="LAYERS.G16"/>
            <calcext:condition calcext:apply-style-name="Water" calcext:value="=&quot;07&quot;" calcext:base-cell-address="LAYERS.G16"/>
            <calcext:condition calcext:apply-style-name="Empty" calcext:value="=&quot;08&quot;" calcext:base-cell-address="LAYERS.G16"/>
          </calcext:conditional-format>
          <calcext:conditional-format calcext:target-range-address="LAYERS.H16:LAYERS.H16">
            <calcext:condition calcext:apply-style-name="Empty" calcext:value="=&quot;00&quot;" calcext:base-cell-address="LAYERS.H16"/>
            <calcext:condition calcext:apply-style-name="Grass1" calcext:value="=&quot;01&quot;" calcext:base-cell-address="LAYERS.H16"/>
            <calcext:condition calcext:apply-style-name="Grass2" calcext:value="=&quot;02&quot;" calcext:base-cell-address="LAYERS.H16"/>
            <calcext:condition calcext:apply-style-name="Road1" calcext:value="=&quot;03&quot;" calcext:base-cell-address="LAYERS.H16"/>
            <calcext:condition calcext:apply-style-name="Road2" calcext:value="=&quot;04&quot;" calcext:base-cell-address="LAYERS.H16"/>
            <calcext:condition calcext:apply-style-name="Wast" calcext:value="=&quot;05&quot;" calcext:base-cell-address="LAYERS.H16"/>
            <calcext:condition calcext:apply-style-name="Rock" calcext:value="=&quot;06&quot;" calcext:base-cell-address="LAYERS.H16"/>
            <calcext:condition calcext:apply-style-name="Water" calcext:value="=&quot;07&quot;" calcext:base-cell-address="LAYERS.H16"/>
            <calcext:condition calcext:apply-style-name="Empty" calcext:value="=&quot;08&quot;" calcext:base-cell-address="LAYERS.H16"/>
          </calcext:conditional-format>
          <calcext:conditional-format calcext:target-range-address="LAYERS.E17:LAYERS.E17">
            <calcext:condition calcext:apply-style-name="Empty" calcext:value="=&quot;00&quot;" calcext:base-cell-address="LAYERS.E17"/>
            <calcext:condition calcext:apply-style-name="Grass1" calcext:value="=&quot;01&quot;" calcext:base-cell-address="LAYERS.E17"/>
            <calcext:condition calcext:apply-style-name="Grass2" calcext:value="=&quot;02&quot;" calcext:base-cell-address="LAYERS.E17"/>
            <calcext:condition calcext:apply-style-name="Road1" calcext:value="=&quot;03&quot;" calcext:base-cell-address="LAYERS.E17"/>
            <calcext:condition calcext:apply-style-name="Road2" calcext:value="=&quot;04&quot;" calcext:base-cell-address="LAYERS.E17"/>
            <calcext:condition calcext:apply-style-name="Wast" calcext:value="=&quot;05&quot;" calcext:base-cell-address="LAYERS.E17"/>
            <calcext:condition calcext:apply-style-name="Rock" calcext:value="=&quot;06&quot;" calcext:base-cell-address="LAYERS.E17"/>
            <calcext:condition calcext:apply-style-name="Water" calcext:value="=&quot;07&quot;" calcext:base-cell-address="LAYERS.E17"/>
            <calcext:condition calcext:apply-style-name="Empty" calcext:value="=&quot;08&quot;" calcext:base-cell-address="LAYERS.E17"/>
          </calcext:conditional-format>
          <calcext:conditional-format calcext:target-range-address="LAYERS.F17:LAYERS.F17">
            <calcext:condition calcext:apply-style-name="Empty" calcext:value="=&quot;00&quot;" calcext:base-cell-address="LAYERS.F17"/>
            <calcext:condition calcext:apply-style-name="Grass1" calcext:value="=&quot;01&quot;" calcext:base-cell-address="LAYERS.F17"/>
            <calcext:condition calcext:apply-style-name="Grass2" calcext:value="=&quot;02&quot;" calcext:base-cell-address="LAYERS.F17"/>
            <calcext:condition calcext:apply-style-name="Road1" calcext:value="=&quot;03&quot;" calcext:base-cell-address="LAYERS.F17"/>
            <calcext:condition calcext:apply-style-name="Road2" calcext:value="=&quot;04&quot;" calcext:base-cell-address="LAYERS.F17"/>
            <calcext:condition calcext:apply-style-name="Wast" calcext:value="=&quot;05&quot;" calcext:base-cell-address="LAYERS.F17"/>
            <calcext:condition calcext:apply-style-name="Rock" calcext:value="=&quot;06&quot;" calcext:base-cell-address="LAYERS.F17"/>
            <calcext:condition calcext:apply-style-name="Water" calcext:value="=&quot;07&quot;" calcext:base-cell-address="LAYERS.F17"/>
            <calcext:condition calcext:apply-style-name="Empty" calcext:value="=&quot;08&quot;" calcext:base-cell-address="LAYERS.F17"/>
          </calcext:conditional-format>
          <calcext:conditional-format calcext:target-range-address="LAYERS.G17:LAYERS.G17">
            <calcext:condition calcext:apply-style-name="Empty" calcext:value="=&quot;00&quot;" calcext:base-cell-address="LAYERS.G17"/>
            <calcext:condition calcext:apply-style-name="Grass1" calcext:value="=&quot;01&quot;" calcext:base-cell-address="LAYERS.G17"/>
            <calcext:condition calcext:apply-style-name="Grass2" calcext:value="=&quot;02&quot;" calcext:base-cell-address="LAYERS.G17"/>
            <calcext:condition calcext:apply-style-name="Road1" calcext:value="=&quot;03&quot;" calcext:base-cell-address="LAYERS.G17"/>
            <calcext:condition calcext:apply-style-name="Road2" calcext:value="=&quot;04&quot;" calcext:base-cell-address="LAYERS.G17"/>
            <calcext:condition calcext:apply-style-name="Wast" calcext:value="=&quot;05&quot;" calcext:base-cell-address="LAYERS.G17"/>
            <calcext:condition calcext:apply-style-name="Rock" calcext:value="=&quot;06&quot;" calcext:base-cell-address="LAYERS.G17"/>
            <calcext:condition calcext:apply-style-name="Water" calcext:value="=&quot;07&quot;" calcext:base-cell-address="LAYERS.G17"/>
            <calcext:condition calcext:apply-style-name="Empty" calcext:value="=&quot;08&quot;" calcext:base-cell-address="LAYERS.G17"/>
          </calcext:conditional-format>
          <calcext:conditional-format calcext:target-range-address="LAYERS.H17:LAYERS.H17">
            <calcext:condition calcext:apply-style-name="Empty" calcext:value="=&quot;00&quot;" calcext:base-cell-address="LAYERS.H17"/>
            <calcext:condition calcext:apply-style-name="Grass1" calcext:value="=&quot;01&quot;" calcext:base-cell-address="LAYERS.H17"/>
            <calcext:condition calcext:apply-style-name="Grass2" calcext:value="=&quot;02&quot;" calcext:base-cell-address="LAYERS.H17"/>
            <calcext:condition calcext:apply-style-name="Road1" calcext:value="=&quot;03&quot;" calcext:base-cell-address="LAYERS.H17"/>
            <calcext:condition calcext:apply-style-name="Road2" calcext:value="=&quot;04&quot;" calcext:base-cell-address="LAYERS.H17"/>
            <calcext:condition calcext:apply-style-name="Wast" calcext:value="=&quot;05&quot;" calcext:base-cell-address="LAYERS.H17"/>
            <calcext:condition calcext:apply-style-name="Rock" calcext:value="=&quot;06&quot;" calcext:base-cell-address="LAYERS.H17"/>
            <calcext:condition calcext:apply-style-name="Water" calcext:value="=&quot;07&quot;" calcext:base-cell-address="LAYERS.H17"/>
            <calcext:condition calcext:apply-style-name="Empty" calcext:value="=&quot;08&quot;" calcext:base-cell-address="LAYERS.H17"/>
          </calcext:conditional-format>
          <calcext:conditional-format calcext:target-range-address="LAYERS.J10:LAYERS.J10">
            <calcext:condition calcext:apply-style-name="Empty" calcext:value="=&quot;00&quot;" calcext:base-cell-address="LAYERS.J10"/>
            <calcext:condition calcext:apply-style-name="Grass1" calcext:value="=&quot;01&quot;" calcext:base-cell-address="LAYERS.J10"/>
            <calcext:condition calcext:apply-style-name="Grass2" calcext:value="=&quot;02&quot;" calcext:base-cell-address="LAYERS.J10"/>
            <calcext:condition calcext:apply-style-name="Road1" calcext:value="=&quot;03&quot;" calcext:base-cell-address="LAYERS.J10"/>
            <calcext:condition calcext:apply-style-name="Road2" calcext:value="=&quot;04&quot;" calcext:base-cell-address="LAYERS.J10"/>
            <calcext:condition calcext:apply-style-name="Wast" calcext:value="=&quot;05&quot;" calcext:base-cell-address="LAYERS.J10"/>
            <calcext:condition calcext:apply-style-name="Rock" calcext:value="=&quot;06&quot;" calcext:base-cell-address="LAYERS.J10"/>
            <calcext:condition calcext:apply-style-name="Water" calcext:value="=&quot;07&quot;" calcext:base-cell-address="LAYERS.J10"/>
            <calcext:condition calcext:apply-style-name="Empty" calcext:value="=&quot;08&quot;" calcext:base-cell-address="LAYERS.J10"/>
          </calcext:conditional-format>
          <calcext:conditional-format calcext:target-range-address="LAYERS.K10:LAYERS.K10">
            <calcext:condition calcext:apply-style-name="Empty" calcext:value="=&quot;00&quot;" calcext:base-cell-address="LAYERS.K10"/>
            <calcext:condition calcext:apply-style-name="Grass1" calcext:value="=&quot;01&quot;" calcext:base-cell-address="LAYERS.K10"/>
            <calcext:condition calcext:apply-style-name="Grass2" calcext:value="=&quot;02&quot;" calcext:base-cell-address="LAYERS.K10"/>
            <calcext:condition calcext:apply-style-name="Road1" calcext:value="=&quot;03&quot;" calcext:base-cell-address="LAYERS.K10"/>
            <calcext:condition calcext:apply-style-name="Road2" calcext:value="=&quot;04&quot;" calcext:base-cell-address="LAYERS.K10"/>
            <calcext:condition calcext:apply-style-name="Wast" calcext:value="=&quot;05&quot;" calcext:base-cell-address="LAYERS.K10"/>
            <calcext:condition calcext:apply-style-name="Rock" calcext:value="=&quot;06&quot;" calcext:base-cell-address="LAYERS.K10"/>
            <calcext:condition calcext:apply-style-name="Water" calcext:value="=&quot;07&quot;" calcext:base-cell-address="LAYERS.K10"/>
            <calcext:condition calcext:apply-style-name="Empty" calcext:value="=&quot;08&quot;" calcext:base-cell-address="LAYERS.K10"/>
          </calcext:conditional-format>
          <calcext:conditional-format calcext:target-range-address="LAYERS.L10:LAYERS.L10">
            <calcext:condition calcext:apply-style-name="Empty" calcext:value="=&quot;00&quot;" calcext:base-cell-address="LAYERS.L10"/>
            <calcext:condition calcext:apply-style-name="Grass1" calcext:value="=&quot;01&quot;" calcext:base-cell-address="LAYERS.L10"/>
            <calcext:condition calcext:apply-style-name="Grass2" calcext:value="=&quot;02&quot;" calcext:base-cell-address="LAYERS.L10"/>
            <calcext:condition calcext:apply-style-name="Road1" calcext:value="=&quot;03&quot;" calcext:base-cell-address="LAYERS.L10"/>
            <calcext:condition calcext:apply-style-name="Road2" calcext:value="=&quot;04&quot;" calcext:base-cell-address="LAYERS.L10"/>
            <calcext:condition calcext:apply-style-name="Wast" calcext:value="=&quot;05&quot;" calcext:base-cell-address="LAYERS.L10"/>
            <calcext:condition calcext:apply-style-name="Rock" calcext:value="=&quot;06&quot;" calcext:base-cell-address="LAYERS.L10"/>
            <calcext:condition calcext:apply-style-name="Water" calcext:value="=&quot;07&quot;" calcext:base-cell-address="LAYERS.L10"/>
            <calcext:condition calcext:apply-style-name="Empty" calcext:value="=&quot;08&quot;" calcext:base-cell-address="LAYERS.L10"/>
          </calcext:conditional-format>
          <calcext:conditional-format calcext:target-range-address="LAYERS.J11:LAYERS.J11">
            <calcext:condition calcext:apply-style-name="Empty" calcext:value="=&quot;00&quot;" calcext:base-cell-address="LAYERS.J11"/>
            <calcext:condition calcext:apply-style-name="Grass1" calcext:value="=&quot;01&quot;" calcext:base-cell-address="LAYERS.J11"/>
            <calcext:condition calcext:apply-style-name="Grass2" calcext:value="=&quot;02&quot;" calcext:base-cell-address="LAYERS.J11"/>
            <calcext:condition calcext:apply-style-name="Road1" calcext:value="=&quot;03&quot;" calcext:base-cell-address="LAYERS.J11"/>
            <calcext:condition calcext:apply-style-name="Road2" calcext:value="=&quot;04&quot;" calcext:base-cell-address="LAYERS.J11"/>
            <calcext:condition calcext:apply-style-name="Wast" calcext:value="=&quot;05&quot;" calcext:base-cell-address="LAYERS.J11"/>
            <calcext:condition calcext:apply-style-name="Rock" calcext:value="=&quot;06&quot;" calcext:base-cell-address="LAYERS.J11"/>
            <calcext:condition calcext:apply-style-name="Water" calcext:value="=&quot;07&quot;" calcext:base-cell-address="LAYERS.J11"/>
            <calcext:condition calcext:apply-style-name="Empty" calcext:value="=&quot;08&quot;" calcext:base-cell-address="LAYERS.J11"/>
          </calcext:conditional-format>
          <calcext:conditional-format calcext:target-range-address="LAYERS.K11:LAYERS.K11">
            <calcext:condition calcext:apply-style-name="Empty" calcext:value="=&quot;00&quot;" calcext:base-cell-address="LAYERS.K11"/>
            <calcext:condition calcext:apply-style-name="Grass1" calcext:value="=&quot;01&quot;" calcext:base-cell-address="LAYERS.K11"/>
            <calcext:condition calcext:apply-style-name="Grass2" calcext:value="=&quot;02&quot;" calcext:base-cell-address="LAYERS.K11"/>
            <calcext:condition calcext:apply-style-name="Road1" calcext:value="=&quot;03&quot;" calcext:base-cell-address="LAYERS.K11"/>
            <calcext:condition calcext:apply-style-name="Road2" calcext:value="=&quot;04&quot;" calcext:base-cell-address="LAYERS.K11"/>
            <calcext:condition calcext:apply-style-name="Wast" calcext:value="=&quot;05&quot;" calcext:base-cell-address="LAYERS.K11"/>
            <calcext:condition calcext:apply-style-name="Rock" calcext:value="=&quot;06&quot;" calcext:base-cell-address="LAYERS.K11"/>
            <calcext:condition calcext:apply-style-name="Water" calcext:value="=&quot;07&quot;" calcext:base-cell-address="LAYERS.K11"/>
            <calcext:condition calcext:apply-style-name="Empty" calcext:value="=&quot;08&quot;" calcext:base-cell-address="LAYERS.K11"/>
          </calcext:conditional-format>
          <calcext:conditional-format calcext:target-range-address="LAYERS.L11:LAYERS.L11">
            <calcext:condition calcext:apply-style-name="Empty" calcext:value="=&quot;00&quot;" calcext:base-cell-address="LAYERS.L11"/>
            <calcext:condition calcext:apply-style-name="Grass1" calcext:value="=&quot;01&quot;" calcext:base-cell-address="LAYERS.L11"/>
            <calcext:condition calcext:apply-style-name="Grass2" calcext:value="=&quot;02&quot;" calcext:base-cell-address="LAYERS.L11"/>
            <calcext:condition calcext:apply-style-name="Road1" calcext:value="=&quot;03&quot;" calcext:base-cell-address="LAYERS.L11"/>
            <calcext:condition calcext:apply-style-name="Road2" calcext:value="=&quot;04&quot;" calcext:base-cell-address="LAYERS.L11"/>
            <calcext:condition calcext:apply-style-name="Wast" calcext:value="=&quot;05&quot;" calcext:base-cell-address="LAYERS.L11"/>
            <calcext:condition calcext:apply-style-name="Rock" calcext:value="=&quot;06&quot;" calcext:base-cell-address="LAYERS.L11"/>
            <calcext:condition calcext:apply-style-name="Water" calcext:value="=&quot;07&quot;" calcext:base-cell-address="LAYERS.L11"/>
            <calcext:condition calcext:apply-style-name="Empty" calcext:value="=&quot;08&quot;" calcext:base-cell-address="LAYERS.L11"/>
          </calcext:conditional-format>
          <calcext:conditional-format calcext:target-range-address="LAYERS.J12:LAYERS.J12">
            <calcext:condition calcext:apply-style-name="Empty" calcext:value="=&quot;00&quot;" calcext:base-cell-address="LAYERS.J12"/>
            <calcext:condition calcext:apply-style-name="Grass1" calcext:value="=&quot;01&quot;" calcext:base-cell-address="LAYERS.J12"/>
            <calcext:condition calcext:apply-style-name="Grass2" calcext:value="=&quot;02&quot;" calcext:base-cell-address="LAYERS.J12"/>
            <calcext:condition calcext:apply-style-name="Road1" calcext:value="=&quot;03&quot;" calcext:base-cell-address="LAYERS.J12"/>
            <calcext:condition calcext:apply-style-name="Road2" calcext:value="=&quot;04&quot;" calcext:base-cell-address="LAYERS.J12"/>
            <calcext:condition calcext:apply-style-name="Wast" calcext:value="=&quot;05&quot;" calcext:base-cell-address="LAYERS.J12"/>
            <calcext:condition calcext:apply-style-name="Rock" calcext:value="=&quot;06&quot;" calcext:base-cell-address="LAYERS.J12"/>
            <calcext:condition calcext:apply-style-name="Water" calcext:value="=&quot;07&quot;" calcext:base-cell-address="LAYERS.J12"/>
            <calcext:condition calcext:apply-style-name="Empty" calcext:value="=&quot;08&quot;" calcext:base-cell-address="LAYERS.J12"/>
          </calcext:conditional-format>
          <calcext:conditional-format calcext:target-range-address="LAYERS.K12:LAYERS.K12">
            <calcext:condition calcext:apply-style-name="Empty" calcext:value="=&quot;00&quot;" calcext:base-cell-address="LAYERS.K12"/>
            <calcext:condition calcext:apply-style-name="Grass1" calcext:value="=&quot;01&quot;" calcext:base-cell-address="LAYERS.K12"/>
            <calcext:condition calcext:apply-style-name="Grass2" calcext:value="=&quot;02&quot;" calcext:base-cell-address="LAYERS.K12"/>
            <calcext:condition calcext:apply-style-name="Road1" calcext:value="=&quot;03&quot;" calcext:base-cell-address="LAYERS.K12"/>
            <calcext:condition calcext:apply-style-name="Road2" calcext:value="=&quot;04&quot;" calcext:base-cell-address="LAYERS.K12"/>
            <calcext:condition calcext:apply-style-name="Wast" calcext:value="=&quot;05&quot;" calcext:base-cell-address="LAYERS.K12"/>
            <calcext:condition calcext:apply-style-name="Rock" calcext:value="=&quot;06&quot;" calcext:base-cell-address="LAYERS.K12"/>
            <calcext:condition calcext:apply-style-name="Water" calcext:value="=&quot;07&quot;" calcext:base-cell-address="LAYERS.K12"/>
            <calcext:condition calcext:apply-style-name="Empty" calcext:value="=&quot;08&quot;" calcext:base-cell-address="LAYERS.K12"/>
          </calcext:conditional-format>
          <calcext:conditional-format calcext:target-range-address="LAYERS.L12:LAYERS.L12">
            <calcext:condition calcext:apply-style-name="Empty" calcext:value="=&quot;00&quot;" calcext:base-cell-address="LAYERS.L12"/>
            <calcext:condition calcext:apply-style-name="Grass1" calcext:value="=&quot;01&quot;" calcext:base-cell-address="LAYERS.L12"/>
            <calcext:condition calcext:apply-style-name="Grass2" calcext:value="=&quot;02&quot;" calcext:base-cell-address="LAYERS.L12"/>
            <calcext:condition calcext:apply-style-name="Road1" calcext:value="=&quot;03&quot;" calcext:base-cell-address="LAYERS.L12"/>
            <calcext:condition calcext:apply-style-name="Road2" calcext:value="=&quot;04&quot;" calcext:base-cell-address="LAYERS.L12"/>
            <calcext:condition calcext:apply-style-name="Wast" calcext:value="=&quot;05&quot;" calcext:base-cell-address="LAYERS.L12"/>
            <calcext:condition calcext:apply-style-name="Rock" calcext:value="=&quot;06&quot;" calcext:base-cell-address="LAYERS.L12"/>
            <calcext:condition calcext:apply-style-name="Water" calcext:value="=&quot;07&quot;" calcext:base-cell-address="LAYERS.L12"/>
            <calcext:condition calcext:apply-style-name="Empty" calcext:value="=&quot;08&quot;" calcext:base-cell-address="LAYERS.L12"/>
          </calcext:conditional-format>
          <calcext:conditional-format calcext:target-range-address="LAYERS.J22:LAYERS.J22">
            <calcext:condition calcext:apply-style-name="Empty" calcext:value="=&quot;00&quot;" calcext:base-cell-address="LAYERS.J22"/>
            <calcext:condition calcext:apply-style-name="Grass1" calcext:value="=&quot;01&quot;" calcext:base-cell-address="LAYERS.J22"/>
            <calcext:condition calcext:apply-style-name="Grass2" calcext:value="=&quot;02&quot;" calcext:base-cell-address="LAYERS.J22"/>
            <calcext:condition calcext:apply-style-name="Road1" calcext:value="=&quot;03&quot;" calcext:base-cell-address="LAYERS.J22"/>
            <calcext:condition calcext:apply-style-name="Road2" calcext:value="=&quot;04&quot;" calcext:base-cell-address="LAYERS.J22"/>
            <calcext:condition calcext:apply-style-name="Wast" calcext:value="=&quot;05&quot;" calcext:base-cell-address="LAYERS.J22"/>
            <calcext:condition calcext:apply-style-name="Rock" calcext:value="=&quot;06&quot;" calcext:base-cell-address="LAYERS.J22"/>
            <calcext:condition calcext:apply-style-name="Water" calcext:value="=&quot;07&quot;" calcext:base-cell-address="LAYERS.J22"/>
            <calcext:condition calcext:apply-style-name="Empty" calcext:value="=&quot;08&quot;" calcext:base-cell-address="LAYERS.J22"/>
          </calcext:conditional-format>
          <calcext:conditional-format calcext:target-range-address="LAYERS.K22:LAYERS.K22">
            <calcext:condition calcext:apply-style-name="Empty" calcext:value="=&quot;00&quot;" calcext:base-cell-address="LAYERS.K22"/>
            <calcext:condition calcext:apply-style-name="Grass1" calcext:value="=&quot;01&quot;" calcext:base-cell-address="LAYERS.K22"/>
            <calcext:condition calcext:apply-style-name="Grass2" calcext:value="=&quot;02&quot;" calcext:base-cell-address="LAYERS.K22"/>
            <calcext:condition calcext:apply-style-name="Road1" calcext:value="=&quot;03&quot;" calcext:base-cell-address="LAYERS.K22"/>
            <calcext:condition calcext:apply-style-name="Road2" calcext:value="=&quot;04&quot;" calcext:base-cell-address="LAYERS.K22"/>
            <calcext:condition calcext:apply-style-name="Wast" calcext:value="=&quot;05&quot;" calcext:base-cell-address="LAYERS.K22"/>
            <calcext:condition calcext:apply-style-name="Rock" calcext:value="=&quot;06&quot;" calcext:base-cell-address="LAYERS.K22"/>
            <calcext:condition calcext:apply-style-name="Water" calcext:value="=&quot;07&quot;" calcext:base-cell-address="LAYERS.K22"/>
            <calcext:condition calcext:apply-style-name="Empty" calcext:value="=&quot;08&quot;" calcext:base-cell-address="LAYERS.K22"/>
          </calcext:conditional-format>
          <calcext:conditional-format calcext:target-range-address="LAYERS.L22:LAYERS.L22">
            <calcext:condition calcext:apply-style-name="Empty" calcext:value="=&quot;00&quot;" calcext:base-cell-address="LAYERS.L22"/>
            <calcext:condition calcext:apply-style-name="Grass1" calcext:value="=&quot;01&quot;" calcext:base-cell-address="LAYERS.L22"/>
            <calcext:condition calcext:apply-style-name="Grass2" calcext:value="=&quot;02&quot;" calcext:base-cell-address="LAYERS.L22"/>
            <calcext:condition calcext:apply-style-name="Road1" calcext:value="=&quot;03&quot;" calcext:base-cell-address="LAYERS.L22"/>
            <calcext:condition calcext:apply-style-name="Road2" calcext:value="=&quot;04&quot;" calcext:base-cell-address="LAYERS.L22"/>
            <calcext:condition calcext:apply-style-name="Wast" calcext:value="=&quot;05&quot;" calcext:base-cell-address="LAYERS.L22"/>
            <calcext:condition calcext:apply-style-name="Rock" calcext:value="=&quot;06&quot;" calcext:base-cell-address="LAYERS.L22"/>
            <calcext:condition calcext:apply-style-name="Water" calcext:value="=&quot;07&quot;" calcext:base-cell-address="LAYERS.L22"/>
            <calcext:condition calcext:apply-style-name="Empty" calcext:value="=&quot;08&quot;" calcext:base-cell-address="LAYERS.L22"/>
          </calcext:conditional-format>
          <calcext:conditional-format calcext:target-range-address="LAYERS.J23:LAYERS.J23">
            <calcext:condition calcext:apply-style-name="Empty" calcext:value="=&quot;00&quot;" calcext:base-cell-address="LAYERS.J23"/>
            <calcext:condition calcext:apply-style-name="Grass1" calcext:value="=&quot;01&quot;" calcext:base-cell-address="LAYERS.J23"/>
            <calcext:condition calcext:apply-style-name="Grass2" calcext:value="=&quot;02&quot;" calcext:base-cell-address="LAYERS.J23"/>
            <calcext:condition calcext:apply-style-name="Road1" calcext:value="=&quot;03&quot;" calcext:base-cell-address="LAYERS.J23"/>
            <calcext:condition calcext:apply-style-name="Road2" calcext:value="=&quot;04&quot;" calcext:base-cell-address="LAYERS.J23"/>
            <calcext:condition calcext:apply-style-name="Wast" calcext:value="=&quot;05&quot;" calcext:base-cell-address="LAYERS.J23"/>
            <calcext:condition calcext:apply-style-name="Rock" calcext:value="=&quot;06&quot;" calcext:base-cell-address="LAYERS.J23"/>
            <calcext:condition calcext:apply-style-name="Water" calcext:value="=&quot;07&quot;" calcext:base-cell-address="LAYERS.J23"/>
            <calcext:condition calcext:apply-style-name="Empty" calcext:value="=&quot;08&quot;" calcext:base-cell-address="LAYERS.J23"/>
          </calcext:conditional-format>
          <calcext:conditional-format calcext:target-range-address="LAYERS.K23:LAYERS.K23">
            <calcext:condition calcext:apply-style-name="Empty" calcext:value="=&quot;00&quot;" calcext:base-cell-address="LAYERS.K23"/>
            <calcext:condition calcext:apply-style-name="Grass1" calcext:value="=&quot;01&quot;" calcext:base-cell-address="LAYERS.K23"/>
            <calcext:condition calcext:apply-style-name="Grass2" calcext:value="=&quot;02&quot;" calcext:base-cell-address="LAYERS.K23"/>
            <calcext:condition calcext:apply-style-name="Road1" calcext:value="=&quot;03&quot;" calcext:base-cell-address="LAYERS.K23"/>
            <calcext:condition calcext:apply-style-name="Road2" calcext:value="=&quot;04&quot;" calcext:base-cell-address="LAYERS.K23"/>
            <calcext:condition calcext:apply-style-name="Wast" calcext:value="=&quot;05&quot;" calcext:base-cell-address="LAYERS.K23"/>
            <calcext:condition calcext:apply-style-name="Rock" calcext:value="=&quot;06&quot;" calcext:base-cell-address="LAYERS.K23"/>
            <calcext:condition calcext:apply-style-name="Water" calcext:value="=&quot;07&quot;" calcext:base-cell-address="LAYERS.K23"/>
            <calcext:condition calcext:apply-style-name="Empty" calcext:value="=&quot;08&quot;" calcext:base-cell-address="LAYERS.K23"/>
          </calcext:conditional-format>
          <calcext:conditional-format calcext:target-range-address="LAYERS.L23:LAYERS.L23">
            <calcext:condition calcext:apply-style-name="Empty" calcext:value="=&quot;00&quot;" calcext:base-cell-address="LAYERS.L23"/>
            <calcext:condition calcext:apply-style-name="Grass1" calcext:value="=&quot;01&quot;" calcext:base-cell-address="LAYERS.L23"/>
            <calcext:condition calcext:apply-style-name="Grass2" calcext:value="=&quot;02&quot;" calcext:base-cell-address="LAYERS.L23"/>
            <calcext:condition calcext:apply-style-name="Road1" calcext:value="=&quot;03&quot;" calcext:base-cell-address="LAYERS.L23"/>
            <calcext:condition calcext:apply-style-name="Road2" calcext:value="=&quot;04&quot;" calcext:base-cell-address="LAYERS.L23"/>
            <calcext:condition calcext:apply-style-name="Wast" calcext:value="=&quot;05&quot;" calcext:base-cell-address="LAYERS.L23"/>
            <calcext:condition calcext:apply-style-name="Rock" calcext:value="=&quot;06&quot;" calcext:base-cell-address="LAYERS.L23"/>
            <calcext:condition calcext:apply-style-name="Water" calcext:value="=&quot;07&quot;" calcext:base-cell-address="LAYERS.L23"/>
            <calcext:condition calcext:apply-style-name="Empty" calcext:value="=&quot;08&quot;" calcext:base-cell-address="LAYERS.L23"/>
          </calcext:conditional-format>
          <calcext:conditional-format calcext:target-range-address="LAYERS.P15:LAYERS.P15">
            <calcext:condition calcext:apply-style-name="Empty" calcext:value="=&quot;00&quot;" calcext:base-cell-address="LAYERS.P15"/>
            <calcext:condition calcext:apply-style-name="Grass1" calcext:value="=&quot;01&quot;" calcext:base-cell-address="LAYERS.P15"/>
            <calcext:condition calcext:apply-style-name="Grass2" calcext:value="=&quot;02&quot;" calcext:base-cell-address="LAYERS.P15"/>
            <calcext:condition calcext:apply-style-name="Road1" calcext:value="=&quot;03&quot;" calcext:base-cell-address="LAYERS.P15"/>
            <calcext:condition calcext:apply-style-name="Road2" calcext:value="=&quot;04&quot;" calcext:base-cell-address="LAYERS.P15"/>
            <calcext:condition calcext:apply-style-name="Wast" calcext:value="=&quot;05&quot;" calcext:base-cell-address="LAYERS.P15"/>
            <calcext:condition calcext:apply-style-name="Rock" calcext:value="=&quot;06&quot;" calcext:base-cell-address="LAYERS.P15"/>
            <calcext:condition calcext:apply-style-name="Water" calcext:value="=&quot;07&quot;" calcext:base-cell-address="LAYERS.P15"/>
            <calcext:condition calcext:apply-style-name="Empty" calcext:value="=&quot;08&quot;" calcext:base-cell-address="LAYERS.P15"/>
          </calcext:conditional-format>
          <calcext:conditional-format calcext:target-range-address="LAYERS.Q15:LAYERS.Q15">
            <calcext:condition calcext:apply-style-name="Empty" calcext:value="=&quot;00&quot;" calcext:base-cell-address="LAYERS.Q15"/>
            <calcext:condition calcext:apply-style-name="Grass1" calcext:value="=&quot;01&quot;" calcext:base-cell-address="LAYERS.Q15"/>
            <calcext:condition calcext:apply-style-name="Grass2" calcext:value="=&quot;02&quot;" calcext:base-cell-address="LAYERS.Q15"/>
            <calcext:condition calcext:apply-style-name="Road1" calcext:value="=&quot;03&quot;" calcext:base-cell-address="LAYERS.Q15"/>
            <calcext:condition calcext:apply-style-name="Road2" calcext:value="=&quot;04&quot;" calcext:base-cell-address="LAYERS.Q15"/>
            <calcext:condition calcext:apply-style-name="Wast" calcext:value="=&quot;05&quot;" calcext:base-cell-address="LAYERS.Q15"/>
            <calcext:condition calcext:apply-style-name="Rock" calcext:value="=&quot;06&quot;" calcext:base-cell-address="LAYERS.Q15"/>
            <calcext:condition calcext:apply-style-name="Water" calcext:value="=&quot;07&quot;" calcext:base-cell-address="LAYERS.Q15"/>
            <calcext:condition calcext:apply-style-name="Empty" calcext:value="=&quot;08&quot;" calcext:base-cell-address="LAYERS.Q15"/>
          </calcext:conditional-format>
          <calcext:conditional-format calcext:target-range-address="LAYERS.R15:LAYERS.R15">
            <calcext:condition calcext:apply-style-name="Empty" calcext:value="=&quot;00&quot;" calcext:base-cell-address="LAYERS.R15"/>
            <calcext:condition calcext:apply-style-name="Grass1" calcext:value="=&quot;01&quot;" calcext:base-cell-address="LAYERS.R15"/>
            <calcext:condition calcext:apply-style-name="Grass2" calcext:value="=&quot;02&quot;" calcext:base-cell-address="LAYERS.R15"/>
            <calcext:condition calcext:apply-style-name="Road1" calcext:value="=&quot;03&quot;" calcext:base-cell-address="LAYERS.R15"/>
            <calcext:condition calcext:apply-style-name="Road2" calcext:value="=&quot;04&quot;" calcext:base-cell-address="LAYERS.R15"/>
            <calcext:condition calcext:apply-style-name="Wast" calcext:value="=&quot;05&quot;" calcext:base-cell-address="LAYERS.R15"/>
            <calcext:condition calcext:apply-style-name="Rock" calcext:value="=&quot;06&quot;" calcext:base-cell-address="LAYERS.R15"/>
            <calcext:condition calcext:apply-style-name="Water" calcext:value="=&quot;07&quot;" calcext:base-cell-address="LAYERS.R15"/>
            <calcext:condition calcext:apply-style-name="Empty" calcext:value="=&quot;08&quot;" calcext:base-cell-address="LAYERS.R15"/>
          </calcext:conditional-format>
          <calcext:conditional-format calcext:target-range-address="LAYERS.S15:LAYERS.S15">
            <calcext:condition calcext:apply-style-name="Empty" calcext:value="=&quot;00&quot;" calcext:base-cell-address="LAYERS.S15"/>
            <calcext:condition calcext:apply-style-name="Grass1" calcext:value="=&quot;01&quot;" calcext:base-cell-address="LAYERS.S15"/>
            <calcext:condition calcext:apply-style-name="Grass2" calcext:value="=&quot;02&quot;" calcext:base-cell-address="LAYERS.S15"/>
            <calcext:condition calcext:apply-style-name="Road1" calcext:value="=&quot;03&quot;" calcext:base-cell-address="LAYERS.S15"/>
            <calcext:condition calcext:apply-style-name="Road2" calcext:value="=&quot;04&quot;" calcext:base-cell-address="LAYERS.S15"/>
            <calcext:condition calcext:apply-style-name="Wast" calcext:value="=&quot;05&quot;" calcext:base-cell-address="LAYERS.S15"/>
            <calcext:condition calcext:apply-style-name="Rock" calcext:value="=&quot;06&quot;" calcext:base-cell-address="LAYERS.S15"/>
            <calcext:condition calcext:apply-style-name="Water" calcext:value="=&quot;07&quot;" calcext:base-cell-address="LAYERS.S15"/>
            <calcext:condition calcext:apply-style-name="Empty" calcext:value="=&quot;08&quot;" calcext:base-cell-address="LAYERS.S15"/>
          </calcext:conditional-format>
          <calcext:conditional-format calcext:target-range-address="LAYERS.T15:LAYERS.T15">
            <calcext:condition calcext:apply-style-name="Empty" calcext:value="=&quot;00&quot;" calcext:base-cell-address="LAYERS.T15"/>
            <calcext:condition calcext:apply-style-name="Grass1" calcext:value="=&quot;01&quot;" calcext:base-cell-address="LAYERS.T15"/>
            <calcext:condition calcext:apply-style-name="Grass2" calcext:value="=&quot;02&quot;" calcext:base-cell-address="LAYERS.T15"/>
            <calcext:condition calcext:apply-style-name="Road1" calcext:value="=&quot;03&quot;" calcext:base-cell-address="LAYERS.T15"/>
            <calcext:condition calcext:apply-style-name="Road2" calcext:value="=&quot;04&quot;" calcext:base-cell-address="LAYERS.T15"/>
            <calcext:condition calcext:apply-style-name="Wast" calcext:value="=&quot;05&quot;" calcext:base-cell-address="LAYERS.T15"/>
            <calcext:condition calcext:apply-style-name="Rock" calcext:value="=&quot;06&quot;" calcext:base-cell-address="LAYERS.T15"/>
            <calcext:condition calcext:apply-style-name="Water" calcext:value="=&quot;07&quot;" calcext:base-cell-address="LAYERS.T15"/>
            <calcext:condition calcext:apply-style-name="Empty" calcext:value="=&quot;08&quot;" calcext:base-cell-address="LAYERS.T15"/>
          </calcext:conditional-format>
          <calcext:conditional-format calcext:target-range-address="LAYERS.U15:LAYERS.U15">
            <calcext:condition calcext:apply-style-name="Empty" calcext:value="=&quot;00&quot;" calcext:base-cell-address="LAYERS.U15"/>
            <calcext:condition calcext:apply-style-name="Grass1" calcext:value="=&quot;01&quot;" calcext:base-cell-address="LAYERS.U15"/>
            <calcext:condition calcext:apply-style-name="Grass2" calcext:value="=&quot;02&quot;" calcext:base-cell-address="LAYERS.U15"/>
            <calcext:condition calcext:apply-style-name="Road1" calcext:value="=&quot;03&quot;" calcext:base-cell-address="LAYERS.U15"/>
            <calcext:condition calcext:apply-style-name="Road2" calcext:value="=&quot;04&quot;" calcext:base-cell-address="LAYERS.U15"/>
            <calcext:condition calcext:apply-style-name="Wast" calcext:value="=&quot;05&quot;" calcext:base-cell-address="LAYERS.U15"/>
            <calcext:condition calcext:apply-style-name="Rock" calcext:value="=&quot;06&quot;" calcext:base-cell-address="LAYERS.U15"/>
            <calcext:condition calcext:apply-style-name="Water" calcext:value="=&quot;07&quot;" calcext:base-cell-address="LAYERS.U15"/>
            <calcext:condition calcext:apply-style-name="Empty" calcext:value="=&quot;08&quot;" calcext:base-cell-address="LAYERS.U15"/>
          </calcext:conditional-format>
          <calcext:conditional-format calcext:target-range-address="LAYERS.V15:LAYERS.V15">
            <calcext:condition calcext:apply-style-name="Empty" calcext:value="=&quot;00&quot;" calcext:base-cell-address="LAYERS.V15"/>
            <calcext:condition calcext:apply-style-name="Grass1" calcext:value="=&quot;01&quot;" calcext:base-cell-address="LAYERS.V15"/>
            <calcext:condition calcext:apply-style-name="Grass2" calcext:value="=&quot;02&quot;" calcext:base-cell-address="LAYERS.V15"/>
            <calcext:condition calcext:apply-style-name="Road1" calcext:value="=&quot;03&quot;" calcext:base-cell-address="LAYERS.V15"/>
            <calcext:condition calcext:apply-style-name="Road2" calcext:value="=&quot;04&quot;" calcext:base-cell-address="LAYERS.V15"/>
            <calcext:condition calcext:apply-style-name="Wast" calcext:value="=&quot;05&quot;" calcext:base-cell-address="LAYERS.V15"/>
            <calcext:condition calcext:apply-style-name="Rock" calcext:value="=&quot;06&quot;" calcext:base-cell-address="LAYERS.V15"/>
            <calcext:condition calcext:apply-style-name="Water" calcext:value="=&quot;07&quot;" calcext:base-cell-address="LAYERS.V15"/>
            <calcext:condition calcext:apply-style-name="Empty" calcext:value="=&quot;08&quot;" calcext:base-cell-address="LAYERS.V15"/>
          </calcext:conditional-format>
          <calcext:conditional-format calcext:target-range-address="LAYERS.W15:LAYERS.W15">
            <calcext:condition calcext:apply-style-name="Empty" calcext:value="=&quot;00&quot;" calcext:base-cell-address="LAYERS.W15"/>
            <calcext:condition calcext:apply-style-name="Grass1" calcext:value="=&quot;01&quot;" calcext:base-cell-address="LAYERS.W15"/>
            <calcext:condition calcext:apply-style-name="Grass2" calcext:value="=&quot;02&quot;" calcext:base-cell-address="LAYERS.W15"/>
            <calcext:condition calcext:apply-style-name="Road1" calcext:value="=&quot;03&quot;" calcext:base-cell-address="LAYERS.W15"/>
            <calcext:condition calcext:apply-style-name="Road2" calcext:value="=&quot;04&quot;" calcext:base-cell-address="LAYERS.W15"/>
            <calcext:condition calcext:apply-style-name="Wast" calcext:value="=&quot;05&quot;" calcext:base-cell-address="LAYERS.W15"/>
            <calcext:condition calcext:apply-style-name="Rock" calcext:value="=&quot;06&quot;" calcext:base-cell-address="LAYERS.W15"/>
            <calcext:condition calcext:apply-style-name="Water" calcext:value="=&quot;07&quot;" calcext:base-cell-address="LAYERS.W15"/>
            <calcext:condition calcext:apply-style-name="Empty" calcext:value="=&quot;08&quot;" calcext:base-cell-address="LAYERS.W15"/>
          </calcext:conditional-format>
          <calcext:conditional-format calcext:target-range-address="LAYERS.X15:LAYERS.X15">
            <calcext:condition calcext:apply-style-name="Empty" calcext:value="=&quot;00&quot;" calcext:base-cell-address="LAYERS.X15"/>
            <calcext:condition calcext:apply-style-name="Grass1" calcext:value="=&quot;01&quot;" calcext:base-cell-address="LAYERS.X15"/>
            <calcext:condition calcext:apply-style-name="Grass2" calcext:value="=&quot;02&quot;" calcext:base-cell-address="LAYERS.X15"/>
            <calcext:condition calcext:apply-style-name="Road1" calcext:value="=&quot;03&quot;" calcext:base-cell-address="LAYERS.X15"/>
            <calcext:condition calcext:apply-style-name="Road2" calcext:value="=&quot;04&quot;" calcext:base-cell-address="LAYERS.X15"/>
            <calcext:condition calcext:apply-style-name="Wast" calcext:value="=&quot;05&quot;" calcext:base-cell-address="LAYERS.X15"/>
            <calcext:condition calcext:apply-style-name="Rock" calcext:value="=&quot;06&quot;" calcext:base-cell-address="LAYERS.X15"/>
            <calcext:condition calcext:apply-style-name="Water" calcext:value="=&quot;07&quot;" calcext:base-cell-address="LAYERS.X15"/>
            <calcext:condition calcext:apply-style-name="Empty" calcext:value="=&quot;08&quot;" calcext:base-cell-address="LAYERS.X15"/>
          </calcext:conditional-format>
          <calcext:conditional-format calcext:target-range-address="LAYERS.Y15:LAYERS.Y15">
            <calcext:condition calcext:apply-style-name="Empty" calcext:value="=&quot;00&quot;" calcext:base-cell-address="LAYERS.Y15"/>
            <calcext:condition calcext:apply-style-name="Grass1" calcext:value="=&quot;01&quot;" calcext:base-cell-address="LAYERS.Y15"/>
            <calcext:condition calcext:apply-style-name="Grass2" calcext:value="=&quot;02&quot;" calcext:base-cell-address="LAYERS.Y15"/>
            <calcext:condition calcext:apply-style-name="Road1" calcext:value="=&quot;03&quot;" calcext:base-cell-address="LAYERS.Y15"/>
            <calcext:condition calcext:apply-style-name="Road2" calcext:value="=&quot;04&quot;" calcext:base-cell-address="LAYERS.Y15"/>
            <calcext:condition calcext:apply-style-name="Wast" calcext:value="=&quot;05&quot;" calcext:base-cell-address="LAYERS.Y15"/>
            <calcext:condition calcext:apply-style-name="Rock" calcext:value="=&quot;06&quot;" calcext:base-cell-address="LAYERS.Y15"/>
            <calcext:condition calcext:apply-style-name="Water" calcext:value="=&quot;07&quot;" calcext:base-cell-address="LAYERS.Y15"/>
            <calcext:condition calcext:apply-style-name="Empty" calcext:value="=&quot;08&quot;" calcext:base-cell-address="LAYERS.Y15"/>
          </calcext:conditional-format>
          <calcext:conditional-format calcext:target-range-address="LAYERS.P16:LAYERS.P16">
            <calcext:condition calcext:apply-style-name="Empty" calcext:value="=&quot;00&quot;" calcext:base-cell-address="LAYERS.P16"/>
            <calcext:condition calcext:apply-style-name="Grass1" calcext:value="=&quot;01&quot;" calcext:base-cell-address="LAYERS.P16"/>
            <calcext:condition calcext:apply-style-name="Grass2" calcext:value="=&quot;02&quot;" calcext:base-cell-address="LAYERS.P16"/>
            <calcext:condition calcext:apply-style-name="Road1" calcext:value="=&quot;03&quot;" calcext:base-cell-address="LAYERS.P16"/>
            <calcext:condition calcext:apply-style-name="Road2" calcext:value="=&quot;04&quot;" calcext:base-cell-address="LAYERS.P16"/>
            <calcext:condition calcext:apply-style-name="Wast" calcext:value="=&quot;05&quot;" calcext:base-cell-address="LAYERS.P16"/>
            <calcext:condition calcext:apply-style-name="Rock" calcext:value="=&quot;06&quot;" calcext:base-cell-address="LAYERS.P16"/>
            <calcext:condition calcext:apply-style-name="Water" calcext:value="=&quot;07&quot;" calcext:base-cell-address="LAYERS.P16"/>
            <calcext:condition calcext:apply-style-name="Empty" calcext:value="=&quot;08&quot;" calcext:base-cell-address="LAYERS.P16"/>
          </calcext:conditional-format>
          <calcext:conditional-format calcext:target-range-address="LAYERS.Q16:LAYERS.Q16">
            <calcext:condition calcext:apply-style-name="Empty" calcext:value="=&quot;00&quot;" calcext:base-cell-address="LAYERS.Q16"/>
            <calcext:condition calcext:apply-style-name="Grass1" calcext:value="=&quot;01&quot;" calcext:base-cell-address="LAYERS.Q16"/>
            <calcext:condition calcext:apply-style-name="Grass2" calcext:value="=&quot;02&quot;" calcext:base-cell-address="LAYERS.Q16"/>
            <calcext:condition calcext:apply-style-name="Road1" calcext:value="=&quot;03&quot;" calcext:base-cell-address="LAYERS.Q16"/>
            <calcext:condition calcext:apply-style-name="Road2" calcext:value="=&quot;04&quot;" calcext:base-cell-address="LAYERS.Q16"/>
            <calcext:condition calcext:apply-style-name="Wast" calcext:value="=&quot;05&quot;" calcext:base-cell-address="LAYERS.Q16"/>
            <calcext:condition calcext:apply-style-name="Rock" calcext:value="=&quot;06&quot;" calcext:base-cell-address="LAYERS.Q16"/>
            <calcext:condition calcext:apply-style-name="Water" calcext:value="=&quot;07&quot;" calcext:base-cell-address="LAYERS.Q16"/>
            <calcext:condition calcext:apply-style-name="Empty" calcext:value="=&quot;08&quot;" calcext:base-cell-address="LAYERS.Q16"/>
          </calcext:conditional-format>
          <calcext:conditional-format calcext:target-range-address="LAYERS.R16:LAYERS.R16">
            <calcext:condition calcext:apply-style-name="Empty" calcext:value="=&quot;00&quot;" calcext:base-cell-address="LAYERS.R16"/>
            <calcext:condition calcext:apply-style-name="Grass1" calcext:value="=&quot;01&quot;" calcext:base-cell-address="LAYERS.R16"/>
            <calcext:condition calcext:apply-style-name="Grass2" calcext:value="=&quot;02&quot;" calcext:base-cell-address="LAYERS.R16"/>
            <calcext:condition calcext:apply-style-name="Road1" calcext:value="=&quot;03&quot;" calcext:base-cell-address="LAYERS.R16"/>
            <calcext:condition calcext:apply-style-name="Road2" calcext:value="=&quot;04&quot;" calcext:base-cell-address="LAYERS.R16"/>
            <calcext:condition calcext:apply-style-name="Wast" calcext:value="=&quot;05&quot;" calcext:base-cell-address="LAYERS.R16"/>
            <calcext:condition calcext:apply-style-name="Rock" calcext:value="=&quot;06&quot;" calcext:base-cell-address="LAYERS.R16"/>
            <calcext:condition calcext:apply-style-name="Water" calcext:value="=&quot;07&quot;" calcext:base-cell-address="LAYERS.R16"/>
            <calcext:condition calcext:apply-style-name="Empty" calcext:value="=&quot;08&quot;" calcext:base-cell-address="LAYERS.R16"/>
          </calcext:conditional-format>
          <calcext:conditional-format calcext:target-range-address="LAYERS.S16:LAYERS.S16">
            <calcext:condition calcext:apply-style-name="Empty" calcext:value="=&quot;00&quot;" calcext:base-cell-address="LAYERS.S16"/>
            <calcext:condition calcext:apply-style-name="Grass1" calcext:value="=&quot;01&quot;" calcext:base-cell-address="LAYERS.S16"/>
            <calcext:condition calcext:apply-style-name="Grass2" calcext:value="=&quot;02&quot;" calcext:base-cell-address="LAYERS.S16"/>
            <calcext:condition calcext:apply-style-name="Road1" calcext:value="=&quot;03&quot;" calcext:base-cell-address="LAYERS.S16"/>
            <calcext:condition calcext:apply-style-name="Road2" calcext:value="=&quot;04&quot;" calcext:base-cell-address="LAYERS.S16"/>
            <calcext:condition calcext:apply-style-name="Wast" calcext:value="=&quot;05&quot;" calcext:base-cell-address="LAYERS.S16"/>
            <calcext:condition calcext:apply-style-name="Rock" calcext:value="=&quot;06&quot;" calcext:base-cell-address="LAYERS.S16"/>
            <calcext:condition calcext:apply-style-name="Water" calcext:value="=&quot;07&quot;" calcext:base-cell-address="LAYERS.S16"/>
            <calcext:condition calcext:apply-style-name="Empty" calcext:value="=&quot;08&quot;" calcext:base-cell-address="LAYERS.S16"/>
          </calcext:conditional-format>
          <calcext:conditional-format calcext:target-range-address="LAYERS.T16:LAYERS.T16">
            <calcext:condition calcext:apply-style-name="Empty" calcext:value="=&quot;00&quot;" calcext:base-cell-address="LAYERS.T16"/>
            <calcext:condition calcext:apply-style-name="Grass1" calcext:value="=&quot;01&quot;" calcext:base-cell-address="LAYERS.T16"/>
            <calcext:condition calcext:apply-style-name="Grass2" calcext:value="=&quot;02&quot;" calcext:base-cell-address="LAYERS.T16"/>
            <calcext:condition calcext:apply-style-name="Road1" calcext:value="=&quot;03&quot;" calcext:base-cell-address="LAYERS.T16"/>
            <calcext:condition calcext:apply-style-name="Road2" calcext:value="=&quot;04&quot;" calcext:base-cell-address="LAYERS.T16"/>
            <calcext:condition calcext:apply-style-name="Wast" calcext:value="=&quot;05&quot;" calcext:base-cell-address="LAYERS.T16"/>
            <calcext:condition calcext:apply-style-name="Rock" calcext:value="=&quot;06&quot;" calcext:base-cell-address="LAYERS.T16"/>
            <calcext:condition calcext:apply-style-name="Water" calcext:value="=&quot;07&quot;" calcext:base-cell-address="LAYERS.T16"/>
            <calcext:condition calcext:apply-style-name="Empty" calcext:value="=&quot;08&quot;" calcext:base-cell-address="LAYERS.T16"/>
          </calcext:conditional-format>
          <calcext:conditional-format calcext:target-range-address="LAYERS.U16:LAYERS.U16">
            <calcext:condition calcext:apply-style-name="Empty" calcext:value="=&quot;00&quot;" calcext:base-cell-address="LAYERS.U16"/>
            <calcext:condition calcext:apply-style-name="Grass1" calcext:value="=&quot;01&quot;" calcext:base-cell-address="LAYERS.U16"/>
            <calcext:condition calcext:apply-style-name="Grass2" calcext:value="=&quot;02&quot;" calcext:base-cell-address="LAYERS.U16"/>
            <calcext:condition calcext:apply-style-name="Road1" calcext:value="=&quot;03&quot;" calcext:base-cell-address="LAYERS.U16"/>
            <calcext:condition calcext:apply-style-name="Road2" calcext:value="=&quot;04&quot;" calcext:base-cell-address="LAYERS.U16"/>
            <calcext:condition calcext:apply-style-name="Wast" calcext:value="=&quot;05&quot;" calcext:base-cell-address="LAYERS.U16"/>
            <calcext:condition calcext:apply-style-name="Rock" calcext:value="=&quot;06&quot;" calcext:base-cell-address="LAYERS.U16"/>
            <calcext:condition calcext:apply-style-name="Water" calcext:value="=&quot;07&quot;" calcext:base-cell-address="LAYERS.U16"/>
            <calcext:condition calcext:apply-style-name="Empty" calcext:value="=&quot;08&quot;" calcext:base-cell-address="LAYERS.U16"/>
          </calcext:conditional-format>
          <calcext:conditional-format calcext:target-range-address="LAYERS.V16:LAYERS.V16">
            <calcext:condition calcext:apply-style-name="Empty" calcext:value="=&quot;00&quot;" calcext:base-cell-address="LAYERS.V16"/>
            <calcext:condition calcext:apply-style-name="Grass1" calcext:value="=&quot;01&quot;" calcext:base-cell-address="LAYERS.V16"/>
            <calcext:condition calcext:apply-style-name="Grass2" calcext:value="=&quot;02&quot;" calcext:base-cell-address="LAYERS.V16"/>
            <calcext:condition calcext:apply-style-name="Road1" calcext:value="=&quot;03&quot;" calcext:base-cell-address="LAYERS.V16"/>
            <calcext:condition calcext:apply-style-name="Road2" calcext:value="=&quot;04&quot;" calcext:base-cell-address="LAYERS.V16"/>
            <calcext:condition calcext:apply-style-name="Wast" calcext:value="=&quot;05&quot;" calcext:base-cell-address="LAYERS.V16"/>
            <calcext:condition calcext:apply-style-name="Rock" calcext:value="=&quot;06&quot;" calcext:base-cell-address="LAYERS.V16"/>
            <calcext:condition calcext:apply-style-name="Water" calcext:value="=&quot;07&quot;" calcext:base-cell-address="LAYERS.V16"/>
            <calcext:condition calcext:apply-style-name="Empty" calcext:value="=&quot;08&quot;" calcext:base-cell-address="LAYERS.V16"/>
          </calcext:conditional-format>
          <calcext:conditional-format calcext:target-range-address="LAYERS.W16:LAYERS.W16">
            <calcext:condition calcext:apply-style-name="Empty" calcext:value="=&quot;00&quot;" calcext:base-cell-address="LAYERS.W16"/>
            <calcext:condition calcext:apply-style-name="Grass1" calcext:value="=&quot;01&quot;" calcext:base-cell-address="LAYERS.W16"/>
            <calcext:condition calcext:apply-style-name="Grass2" calcext:value="=&quot;02&quot;" calcext:base-cell-address="LAYERS.W16"/>
            <calcext:condition calcext:apply-style-name="Road1" calcext:value="=&quot;03&quot;" calcext:base-cell-address="LAYERS.W16"/>
            <calcext:condition calcext:apply-style-name="Road2" calcext:value="=&quot;04&quot;" calcext:base-cell-address="LAYERS.W16"/>
            <calcext:condition calcext:apply-style-name="Wast" calcext:value="=&quot;05&quot;" calcext:base-cell-address="LAYERS.W16"/>
            <calcext:condition calcext:apply-style-name="Rock" calcext:value="=&quot;06&quot;" calcext:base-cell-address="LAYERS.W16"/>
            <calcext:condition calcext:apply-style-name="Water" calcext:value="=&quot;07&quot;" calcext:base-cell-address="LAYERS.W16"/>
            <calcext:condition calcext:apply-style-name="Empty" calcext:value="=&quot;08&quot;" calcext:base-cell-address="LAYERS.W16"/>
          </calcext:conditional-format>
          <calcext:conditional-format calcext:target-range-address="LAYERS.X16:LAYERS.X16">
            <calcext:condition calcext:apply-style-name="Empty" calcext:value="=&quot;00&quot;" calcext:base-cell-address="LAYERS.X16"/>
            <calcext:condition calcext:apply-style-name="Grass1" calcext:value="=&quot;01&quot;" calcext:base-cell-address="LAYERS.X16"/>
            <calcext:condition calcext:apply-style-name="Grass2" calcext:value="=&quot;02&quot;" calcext:base-cell-address="LAYERS.X16"/>
            <calcext:condition calcext:apply-style-name="Road1" calcext:value="=&quot;03&quot;" calcext:base-cell-address="LAYERS.X16"/>
            <calcext:condition calcext:apply-style-name="Road2" calcext:value="=&quot;04&quot;" calcext:base-cell-address="LAYERS.X16"/>
            <calcext:condition calcext:apply-style-name="Wast" calcext:value="=&quot;05&quot;" calcext:base-cell-address="LAYERS.X16"/>
            <calcext:condition calcext:apply-style-name="Rock" calcext:value="=&quot;06&quot;" calcext:base-cell-address="LAYERS.X16"/>
            <calcext:condition calcext:apply-style-name="Water" calcext:value="=&quot;07&quot;" calcext:base-cell-address="LAYERS.X16"/>
            <calcext:condition calcext:apply-style-name="Empty" calcext:value="=&quot;08&quot;" calcext:base-cell-address="LAYERS.X16"/>
          </calcext:conditional-format>
          <calcext:conditional-format calcext:target-range-address="LAYERS.Y16:LAYERS.Y16">
            <calcext:condition calcext:apply-style-name="Empty" calcext:value="=&quot;00&quot;" calcext:base-cell-address="LAYERS.Y16"/>
            <calcext:condition calcext:apply-style-name="Grass1" calcext:value="=&quot;01&quot;" calcext:base-cell-address="LAYERS.Y16"/>
            <calcext:condition calcext:apply-style-name="Grass2" calcext:value="=&quot;02&quot;" calcext:base-cell-address="LAYERS.Y16"/>
            <calcext:condition calcext:apply-style-name="Road1" calcext:value="=&quot;03&quot;" calcext:base-cell-address="LAYERS.Y16"/>
            <calcext:condition calcext:apply-style-name="Road2" calcext:value="=&quot;04&quot;" calcext:base-cell-address="LAYERS.Y16"/>
            <calcext:condition calcext:apply-style-name="Wast" calcext:value="=&quot;05&quot;" calcext:base-cell-address="LAYERS.Y16"/>
            <calcext:condition calcext:apply-style-name="Rock" calcext:value="=&quot;06&quot;" calcext:base-cell-address="LAYERS.Y16"/>
            <calcext:condition calcext:apply-style-name="Water" calcext:value="=&quot;07&quot;" calcext:base-cell-address="LAYERS.Y16"/>
            <calcext:condition calcext:apply-style-name="Empty" calcext:value="=&quot;08&quot;" calcext:base-cell-address="LAYERS.Y16"/>
          </calcext:conditional-format>
          <calcext:conditional-format calcext:target-range-address="LAYERS.P17:LAYERS.P17">
            <calcext:condition calcext:apply-style-name="Empty" calcext:value="=&quot;00&quot;" calcext:base-cell-address="LAYERS.P17"/>
            <calcext:condition calcext:apply-style-name="Grass1" calcext:value="=&quot;01&quot;" calcext:base-cell-address="LAYERS.P17"/>
            <calcext:condition calcext:apply-style-name="Grass2" calcext:value="=&quot;02&quot;" calcext:base-cell-address="LAYERS.P17"/>
            <calcext:condition calcext:apply-style-name="Road1" calcext:value="=&quot;03&quot;" calcext:base-cell-address="LAYERS.P17"/>
            <calcext:condition calcext:apply-style-name="Road2" calcext:value="=&quot;04&quot;" calcext:base-cell-address="LAYERS.P17"/>
            <calcext:condition calcext:apply-style-name="Wast" calcext:value="=&quot;05&quot;" calcext:base-cell-address="LAYERS.P17"/>
            <calcext:condition calcext:apply-style-name="Rock" calcext:value="=&quot;06&quot;" calcext:base-cell-address="LAYERS.P17"/>
            <calcext:condition calcext:apply-style-name="Water" calcext:value="=&quot;07&quot;" calcext:base-cell-address="LAYERS.P17"/>
            <calcext:condition calcext:apply-style-name="Empty" calcext:value="=&quot;08&quot;" calcext:base-cell-address="LAYERS.P17"/>
          </calcext:conditional-format>
          <calcext:conditional-format calcext:target-range-address="LAYERS.Q17:LAYERS.Q17">
            <calcext:condition calcext:apply-style-name="Empty" calcext:value="=&quot;00&quot;" calcext:base-cell-address="LAYERS.Q17"/>
            <calcext:condition calcext:apply-style-name="Grass1" calcext:value="=&quot;01&quot;" calcext:base-cell-address="LAYERS.Q17"/>
            <calcext:condition calcext:apply-style-name="Grass2" calcext:value="=&quot;02&quot;" calcext:base-cell-address="LAYERS.Q17"/>
            <calcext:condition calcext:apply-style-name="Road1" calcext:value="=&quot;03&quot;" calcext:base-cell-address="LAYERS.Q17"/>
            <calcext:condition calcext:apply-style-name="Road2" calcext:value="=&quot;04&quot;" calcext:base-cell-address="LAYERS.Q17"/>
            <calcext:condition calcext:apply-style-name="Wast" calcext:value="=&quot;05&quot;" calcext:base-cell-address="LAYERS.Q17"/>
            <calcext:condition calcext:apply-style-name="Rock" calcext:value="=&quot;06&quot;" calcext:base-cell-address="LAYERS.Q17"/>
            <calcext:condition calcext:apply-style-name="Water" calcext:value="=&quot;07&quot;" calcext:base-cell-address="LAYERS.Q17"/>
            <calcext:condition calcext:apply-style-name="Empty" calcext:value="=&quot;08&quot;" calcext:base-cell-address="LAYERS.Q17"/>
          </calcext:conditional-format>
          <calcext:conditional-format calcext:target-range-address="LAYERS.R17:LAYERS.R17">
            <calcext:condition calcext:apply-style-name="Empty" calcext:value="=&quot;00&quot;" calcext:base-cell-address="LAYERS.R17"/>
            <calcext:condition calcext:apply-style-name="Grass1" calcext:value="=&quot;01&quot;" calcext:base-cell-address="LAYERS.R17"/>
            <calcext:condition calcext:apply-style-name="Grass2" calcext:value="=&quot;02&quot;" calcext:base-cell-address="LAYERS.R17"/>
            <calcext:condition calcext:apply-style-name="Road1" calcext:value="=&quot;03&quot;" calcext:base-cell-address="LAYERS.R17"/>
            <calcext:condition calcext:apply-style-name="Road2" calcext:value="=&quot;04&quot;" calcext:base-cell-address="LAYERS.R17"/>
            <calcext:condition calcext:apply-style-name="Wast" calcext:value="=&quot;05&quot;" calcext:base-cell-address="LAYERS.R17"/>
            <calcext:condition calcext:apply-style-name="Rock" calcext:value="=&quot;06&quot;" calcext:base-cell-address="LAYERS.R17"/>
            <calcext:condition calcext:apply-style-name="Water" calcext:value="=&quot;07&quot;" calcext:base-cell-address="LAYERS.R17"/>
            <calcext:condition calcext:apply-style-name="Empty" calcext:value="=&quot;08&quot;" calcext:base-cell-address="LAYERS.R17"/>
          </calcext:conditional-format>
          <calcext:conditional-format calcext:target-range-address="LAYERS.S17:LAYERS.S17">
            <calcext:condition calcext:apply-style-name="Empty" calcext:value="=&quot;00&quot;" calcext:base-cell-address="LAYERS.S17"/>
            <calcext:condition calcext:apply-style-name="Grass1" calcext:value="=&quot;01&quot;" calcext:base-cell-address="LAYERS.S17"/>
            <calcext:condition calcext:apply-style-name="Grass2" calcext:value="=&quot;02&quot;" calcext:base-cell-address="LAYERS.S17"/>
            <calcext:condition calcext:apply-style-name="Road1" calcext:value="=&quot;03&quot;" calcext:base-cell-address="LAYERS.S17"/>
            <calcext:condition calcext:apply-style-name="Road2" calcext:value="=&quot;04&quot;" calcext:base-cell-address="LAYERS.S17"/>
            <calcext:condition calcext:apply-style-name="Wast" calcext:value="=&quot;05&quot;" calcext:base-cell-address="LAYERS.S17"/>
            <calcext:condition calcext:apply-style-name="Rock" calcext:value="=&quot;06&quot;" calcext:base-cell-address="LAYERS.S17"/>
            <calcext:condition calcext:apply-style-name="Water" calcext:value="=&quot;07&quot;" calcext:base-cell-address="LAYERS.S17"/>
            <calcext:condition calcext:apply-style-name="Empty" calcext:value="=&quot;08&quot;" calcext:base-cell-address="LAYERS.S17"/>
          </calcext:conditional-format>
          <calcext:conditional-format calcext:target-range-address="LAYERS.T17:LAYERS.T17">
            <calcext:condition calcext:apply-style-name="Empty" calcext:value="=&quot;00&quot;" calcext:base-cell-address="LAYERS.T17"/>
            <calcext:condition calcext:apply-style-name="Grass1" calcext:value="=&quot;01&quot;" calcext:base-cell-address="LAYERS.T17"/>
            <calcext:condition calcext:apply-style-name="Grass2" calcext:value="=&quot;02&quot;" calcext:base-cell-address="LAYERS.T17"/>
            <calcext:condition calcext:apply-style-name="Road1" calcext:value="=&quot;03&quot;" calcext:base-cell-address="LAYERS.T17"/>
            <calcext:condition calcext:apply-style-name="Road2" calcext:value="=&quot;04&quot;" calcext:base-cell-address="LAYERS.T17"/>
            <calcext:condition calcext:apply-style-name="Wast" calcext:value="=&quot;05&quot;" calcext:base-cell-address="LAYERS.T17"/>
            <calcext:condition calcext:apply-style-name="Rock" calcext:value="=&quot;06&quot;" calcext:base-cell-address="LAYERS.T17"/>
            <calcext:condition calcext:apply-style-name="Water" calcext:value="=&quot;07&quot;" calcext:base-cell-address="LAYERS.T17"/>
            <calcext:condition calcext:apply-style-name="Empty" calcext:value="=&quot;08&quot;" calcext:base-cell-address="LAYERS.T17"/>
          </calcext:conditional-format>
          <calcext:conditional-format calcext:target-range-address="LAYERS.U17:LAYERS.U17">
            <calcext:condition calcext:apply-style-name="Empty" calcext:value="=&quot;00&quot;" calcext:base-cell-address="LAYERS.U17"/>
            <calcext:condition calcext:apply-style-name="Grass1" calcext:value="=&quot;01&quot;" calcext:base-cell-address="LAYERS.U17"/>
            <calcext:condition calcext:apply-style-name="Grass2" calcext:value="=&quot;02&quot;" calcext:base-cell-address="LAYERS.U17"/>
            <calcext:condition calcext:apply-style-name="Road1" calcext:value="=&quot;03&quot;" calcext:base-cell-address="LAYERS.U17"/>
            <calcext:condition calcext:apply-style-name="Road2" calcext:value="=&quot;04&quot;" calcext:base-cell-address="LAYERS.U17"/>
            <calcext:condition calcext:apply-style-name="Wast" calcext:value="=&quot;05&quot;" calcext:base-cell-address="LAYERS.U17"/>
            <calcext:condition calcext:apply-style-name="Rock" calcext:value="=&quot;06&quot;" calcext:base-cell-address="LAYERS.U17"/>
            <calcext:condition calcext:apply-style-name="Water" calcext:value="=&quot;07&quot;" calcext:base-cell-address="LAYERS.U17"/>
            <calcext:condition calcext:apply-style-name="Empty" calcext:value="=&quot;08&quot;" calcext:base-cell-address="LAYERS.U17"/>
          </calcext:conditional-format>
          <calcext:conditional-format calcext:target-range-address="LAYERS.V17:LAYERS.V17">
            <calcext:condition calcext:apply-style-name="Empty" calcext:value="=&quot;00&quot;" calcext:base-cell-address="LAYERS.V17"/>
            <calcext:condition calcext:apply-style-name="Grass1" calcext:value="=&quot;01&quot;" calcext:base-cell-address="LAYERS.V17"/>
            <calcext:condition calcext:apply-style-name="Grass2" calcext:value="=&quot;02&quot;" calcext:base-cell-address="LAYERS.V17"/>
            <calcext:condition calcext:apply-style-name="Road1" calcext:value="=&quot;03&quot;" calcext:base-cell-address="LAYERS.V17"/>
            <calcext:condition calcext:apply-style-name="Road2" calcext:value="=&quot;04&quot;" calcext:base-cell-address="LAYERS.V17"/>
            <calcext:condition calcext:apply-style-name="Wast" calcext:value="=&quot;05&quot;" calcext:base-cell-address="LAYERS.V17"/>
            <calcext:condition calcext:apply-style-name="Rock" calcext:value="=&quot;06&quot;" calcext:base-cell-address="LAYERS.V17"/>
            <calcext:condition calcext:apply-style-name="Water" calcext:value="=&quot;07&quot;" calcext:base-cell-address="LAYERS.V17"/>
            <calcext:condition calcext:apply-style-name="Empty" calcext:value="=&quot;08&quot;" calcext:base-cell-address="LAYERS.V17"/>
          </calcext:conditional-format>
          <calcext:conditional-format calcext:target-range-address="LAYERS.W17:LAYERS.W17">
            <calcext:condition calcext:apply-style-name="Empty" calcext:value="=&quot;00&quot;" calcext:base-cell-address="LAYERS.W17"/>
            <calcext:condition calcext:apply-style-name="Grass1" calcext:value="=&quot;01&quot;" calcext:base-cell-address="LAYERS.W17"/>
            <calcext:condition calcext:apply-style-name="Grass2" calcext:value="=&quot;02&quot;" calcext:base-cell-address="LAYERS.W17"/>
            <calcext:condition calcext:apply-style-name="Road1" calcext:value="=&quot;03&quot;" calcext:base-cell-address="LAYERS.W17"/>
            <calcext:condition calcext:apply-style-name="Road2" calcext:value="=&quot;04&quot;" calcext:base-cell-address="LAYERS.W17"/>
            <calcext:condition calcext:apply-style-name="Wast" calcext:value="=&quot;05&quot;" calcext:base-cell-address="LAYERS.W17"/>
            <calcext:condition calcext:apply-style-name="Rock" calcext:value="=&quot;06&quot;" calcext:base-cell-address="LAYERS.W17"/>
            <calcext:condition calcext:apply-style-name="Water" calcext:value="=&quot;07&quot;" calcext:base-cell-address="LAYERS.W17"/>
            <calcext:condition calcext:apply-style-name="Empty" calcext:value="=&quot;08&quot;" calcext:base-cell-address="LAYERS.W17"/>
          </calcext:conditional-format>
          <calcext:conditional-format calcext:target-range-address="LAYERS.X17:LAYERS.X17">
            <calcext:condition calcext:apply-style-name="Empty" calcext:value="=&quot;00&quot;" calcext:base-cell-address="LAYERS.X17"/>
            <calcext:condition calcext:apply-style-name="Grass1" calcext:value="=&quot;01&quot;" calcext:base-cell-address="LAYERS.X17"/>
            <calcext:condition calcext:apply-style-name="Grass2" calcext:value="=&quot;02&quot;" calcext:base-cell-address="LAYERS.X17"/>
            <calcext:condition calcext:apply-style-name="Road1" calcext:value="=&quot;03&quot;" calcext:base-cell-address="LAYERS.X17"/>
            <calcext:condition calcext:apply-style-name="Road2" calcext:value="=&quot;04&quot;" calcext:base-cell-address="LAYERS.X17"/>
            <calcext:condition calcext:apply-style-name="Wast" calcext:value="=&quot;05&quot;" calcext:base-cell-address="LAYERS.X17"/>
            <calcext:condition calcext:apply-style-name="Rock" calcext:value="=&quot;06&quot;" calcext:base-cell-address="LAYERS.X17"/>
            <calcext:condition calcext:apply-style-name="Water" calcext:value="=&quot;07&quot;" calcext:base-cell-address="LAYERS.X17"/>
            <calcext:condition calcext:apply-style-name="Empty" calcext:value="=&quot;08&quot;" calcext:base-cell-address="LAYERS.X17"/>
          </calcext:conditional-format>
          <calcext:conditional-format calcext:target-range-address="LAYERS.Y17:LAYERS.Y17">
            <calcext:condition calcext:apply-style-name="Empty" calcext:value="=&quot;00&quot;" calcext:base-cell-address="LAYERS.Y17"/>
            <calcext:condition calcext:apply-style-name="Grass1" calcext:value="=&quot;01&quot;" calcext:base-cell-address="LAYERS.Y17"/>
            <calcext:condition calcext:apply-style-name="Grass2" calcext:value="=&quot;02&quot;" calcext:base-cell-address="LAYERS.Y17"/>
            <calcext:condition calcext:apply-style-name="Road1" calcext:value="=&quot;03&quot;" calcext:base-cell-address="LAYERS.Y17"/>
            <calcext:condition calcext:apply-style-name="Road2" calcext:value="=&quot;04&quot;" calcext:base-cell-address="LAYERS.Y17"/>
            <calcext:condition calcext:apply-style-name="Wast" calcext:value="=&quot;05&quot;" calcext:base-cell-address="LAYERS.Y17"/>
            <calcext:condition calcext:apply-style-name="Rock" calcext:value="=&quot;06&quot;" calcext:base-cell-address="LAYERS.Y17"/>
            <calcext:condition calcext:apply-style-name="Water" calcext:value="=&quot;07&quot;" calcext:base-cell-address="LAYERS.Y17"/>
            <calcext:condition calcext:apply-style-name="Empty" calcext:value="=&quot;08&quot;" calcext:base-cell-address="LAYERS.Y17"/>
          </calcext:conditional-format>
          <calcext:conditional-format calcext:target-range-address="LAYERS.P18:LAYERS.P18">
            <calcext:condition calcext:apply-style-name="Empty" calcext:value="=&quot;00&quot;" calcext:base-cell-address="LAYERS.P18"/>
            <calcext:condition calcext:apply-style-name="Grass1" calcext:value="=&quot;01&quot;" calcext:base-cell-address="LAYERS.P18"/>
            <calcext:condition calcext:apply-style-name="Grass2" calcext:value="=&quot;02&quot;" calcext:base-cell-address="LAYERS.P18"/>
            <calcext:condition calcext:apply-style-name="Road1" calcext:value="=&quot;03&quot;" calcext:base-cell-address="LAYERS.P18"/>
            <calcext:condition calcext:apply-style-name="Road2" calcext:value="=&quot;04&quot;" calcext:base-cell-address="LAYERS.P18"/>
            <calcext:condition calcext:apply-style-name="Wast" calcext:value="=&quot;05&quot;" calcext:base-cell-address="LAYERS.P18"/>
            <calcext:condition calcext:apply-style-name="Rock" calcext:value="=&quot;06&quot;" calcext:base-cell-address="LAYERS.P18"/>
            <calcext:condition calcext:apply-style-name="Water" calcext:value="=&quot;07&quot;" calcext:base-cell-address="LAYERS.P18"/>
            <calcext:condition calcext:apply-style-name="Empty" calcext:value="=&quot;08&quot;" calcext:base-cell-address="LAYERS.P18"/>
          </calcext:conditional-format>
          <calcext:conditional-format calcext:target-range-address="LAYERS.Q18:LAYERS.Q18">
            <calcext:condition calcext:apply-style-name="Empty" calcext:value="=&quot;00&quot;" calcext:base-cell-address="LAYERS.Q18"/>
            <calcext:condition calcext:apply-style-name="Grass1" calcext:value="=&quot;01&quot;" calcext:base-cell-address="LAYERS.Q18"/>
            <calcext:condition calcext:apply-style-name="Grass2" calcext:value="=&quot;02&quot;" calcext:base-cell-address="LAYERS.Q18"/>
            <calcext:condition calcext:apply-style-name="Road1" calcext:value="=&quot;03&quot;" calcext:base-cell-address="LAYERS.Q18"/>
            <calcext:condition calcext:apply-style-name="Road2" calcext:value="=&quot;04&quot;" calcext:base-cell-address="LAYERS.Q18"/>
            <calcext:condition calcext:apply-style-name="Wast" calcext:value="=&quot;05&quot;" calcext:base-cell-address="LAYERS.Q18"/>
            <calcext:condition calcext:apply-style-name="Rock" calcext:value="=&quot;06&quot;" calcext:base-cell-address="LAYERS.Q18"/>
            <calcext:condition calcext:apply-style-name="Water" calcext:value="=&quot;07&quot;" calcext:base-cell-address="LAYERS.Q18"/>
            <calcext:condition calcext:apply-style-name="Empty" calcext:value="=&quot;08&quot;" calcext:base-cell-address="LAYERS.Q18"/>
          </calcext:conditional-format>
          <calcext:conditional-format calcext:target-range-address="LAYERS.R18:LAYERS.R18">
            <calcext:condition calcext:apply-style-name="Empty" calcext:value="=&quot;00&quot;" calcext:base-cell-address="LAYERS.R18"/>
            <calcext:condition calcext:apply-style-name="Grass1" calcext:value="=&quot;01&quot;" calcext:base-cell-address="LAYERS.R18"/>
            <calcext:condition calcext:apply-style-name="Grass2" calcext:value="=&quot;02&quot;" calcext:base-cell-address="LAYERS.R18"/>
            <calcext:condition calcext:apply-style-name="Road1" calcext:value="=&quot;03&quot;" calcext:base-cell-address="LAYERS.R18"/>
            <calcext:condition calcext:apply-style-name="Road2" calcext:value="=&quot;04&quot;" calcext:base-cell-address="LAYERS.R18"/>
            <calcext:condition calcext:apply-style-name="Wast" calcext:value="=&quot;05&quot;" calcext:base-cell-address="LAYERS.R18"/>
            <calcext:condition calcext:apply-style-name="Rock" calcext:value="=&quot;06&quot;" calcext:base-cell-address="LAYERS.R18"/>
            <calcext:condition calcext:apply-style-name="Water" calcext:value="=&quot;07&quot;" calcext:base-cell-address="LAYERS.R18"/>
            <calcext:condition calcext:apply-style-name="Empty" calcext:value="=&quot;08&quot;" calcext:base-cell-address="LAYERS.R18"/>
          </calcext:conditional-format>
          <calcext:conditional-format calcext:target-range-address="LAYERS.S18:LAYERS.S18">
            <calcext:condition calcext:apply-style-name="Empty" calcext:value="=&quot;00&quot;" calcext:base-cell-address="LAYERS.S18"/>
            <calcext:condition calcext:apply-style-name="Grass1" calcext:value="=&quot;01&quot;" calcext:base-cell-address="LAYERS.S18"/>
            <calcext:condition calcext:apply-style-name="Grass2" calcext:value="=&quot;02&quot;" calcext:base-cell-address="LAYERS.S18"/>
            <calcext:condition calcext:apply-style-name="Road1" calcext:value="=&quot;03&quot;" calcext:base-cell-address="LAYERS.S18"/>
            <calcext:condition calcext:apply-style-name="Road2" calcext:value="=&quot;04&quot;" calcext:base-cell-address="LAYERS.S18"/>
            <calcext:condition calcext:apply-style-name="Wast" calcext:value="=&quot;05&quot;" calcext:base-cell-address="LAYERS.S18"/>
            <calcext:condition calcext:apply-style-name="Rock" calcext:value="=&quot;06&quot;" calcext:base-cell-address="LAYERS.S18"/>
            <calcext:condition calcext:apply-style-name="Water" calcext:value="=&quot;07&quot;" calcext:base-cell-address="LAYERS.S18"/>
            <calcext:condition calcext:apply-style-name="Empty" calcext:value="=&quot;08&quot;" calcext:base-cell-address="LAYERS.S18"/>
          </calcext:conditional-format>
          <calcext:conditional-format calcext:target-range-address="LAYERS.T18:LAYERS.T18">
            <calcext:condition calcext:apply-style-name="Empty" calcext:value="=&quot;00&quot;" calcext:base-cell-address="LAYERS.T18"/>
            <calcext:condition calcext:apply-style-name="Grass1" calcext:value="=&quot;01&quot;" calcext:base-cell-address="LAYERS.T18"/>
            <calcext:condition calcext:apply-style-name="Grass2" calcext:value="=&quot;02&quot;" calcext:base-cell-address="LAYERS.T18"/>
            <calcext:condition calcext:apply-style-name="Road1" calcext:value="=&quot;03&quot;" calcext:base-cell-address="LAYERS.T18"/>
            <calcext:condition calcext:apply-style-name="Road2" calcext:value="=&quot;04&quot;" calcext:base-cell-address="LAYERS.T18"/>
            <calcext:condition calcext:apply-style-name="Wast" calcext:value="=&quot;05&quot;" calcext:base-cell-address="LAYERS.T18"/>
            <calcext:condition calcext:apply-style-name="Rock" calcext:value="=&quot;06&quot;" calcext:base-cell-address="LAYERS.T18"/>
            <calcext:condition calcext:apply-style-name="Water" calcext:value="=&quot;07&quot;" calcext:base-cell-address="LAYERS.T18"/>
            <calcext:condition calcext:apply-style-name="Empty" calcext:value="=&quot;08&quot;" calcext:base-cell-address="LAYERS.T18"/>
          </calcext:conditional-format>
          <calcext:conditional-format calcext:target-range-address="LAYERS.U18:LAYERS.U18">
            <calcext:condition calcext:apply-style-name="Empty" calcext:value="=&quot;00&quot;" calcext:base-cell-address="LAYERS.U18"/>
            <calcext:condition calcext:apply-style-name="Grass1" calcext:value="=&quot;01&quot;" calcext:base-cell-address="LAYERS.U18"/>
            <calcext:condition calcext:apply-style-name="Grass2" calcext:value="=&quot;02&quot;" calcext:base-cell-address="LAYERS.U18"/>
            <calcext:condition calcext:apply-style-name="Road1" calcext:value="=&quot;03&quot;" calcext:base-cell-address="LAYERS.U18"/>
            <calcext:condition calcext:apply-style-name="Road2" calcext:value="=&quot;04&quot;" calcext:base-cell-address="LAYERS.U18"/>
            <calcext:condition calcext:apply-style-name="Wast" calcext:value="=&quot;05&quot;" calcext:base-cell-address="LAYERS.U18"/>
            <calcext:condition calcext:apply-style-name="Rock" calcext:value="=&quot;06&quot;" calcext:base-cell-address="LAYERS.U18"/>
            <calcext:condition calcext:apply-style-name="Water" calcext:value="=&quot;07&quot;" calcext:base-cell-address="LAYERS.U18"/>
            <calcext:condition calcext:apply-style-name="Empty" calcext:value="=&quot;08&quot;" calcext:base-cell-address="LAYERS.U18"/>
          </calcext:conditional-format>
          <calcext:conditional-format calcext:target-range-address="LAYERS.V18:LAYERS.V18">
            <calcext:condition calcext:apply-style-name="Empty" calcext:value="=&quot;00&quot;" calcext:base-cell-address="LAYERS.V18"/>
            <calcext:condition calcext:apply-style-name="Grass1" calcext:value="=&quot;01&quot;" calcext:base-cell-address="LAYERS.V18"/>
            <calcext:condition calcext:apply-style-name="Grass2" calcext:value="=&quot;02&quot;" calcext:base-cell-address="LAYERS.V18"/>
            <calcext:condition calcext:apply-style-name="Road1" calcext:value="=&quot;03&quot;" calcext:base-cell-address="LAYERS.V18"/>
            <calcext:condition calcext:apply-style-name="Road2" calcext:value="=&quot;04&quot;" calcext:base-cell-address="LAYERS.V18"/>
            <calcext:condition calcext:apply-style-name="Wast" calcext:value="=&quot;05&quot;" calcext:base-cell-address="LAYERS.V18"/>
            <calcext:condition calcext:apply-style-name="Rock" calcext:value="=&quot;06&quot;" calcext:base-cell-address="LAYERS.V18"/>
            <calcext:condition calcext:apply-style-name="Water" calcext:value="=&quot;07&quot;" calcext:base-cell-address="LAYERS.V18"/>
            <calcext:condition calcext:apply-style-name="Empty" calcext:value="=&quot;08&quot;" calcext:base-cell-address="LAYERS.V18"/>
          </calcext:conditional-format>
          <calcext:conditional-format calcext:target-range-address="LAYERS.W18:LAYERS.W18">
            <calcext:condition calcext:apply-style-name="Empty" calcext:value="=&quot;00&quot;" calcext:base-cell-address="LAYERS.W18"/>
            <calcext:condition calcext:apply-style-name="Grass1" calcext:value="=&quot;01&quot;" calcext:base-cell-address="LAYERS.W18"/>
            <calcext:condition calcext:apply-style-name="Grass2" calcext:value="=&quot;02&quot;" calcext:base-cell-address="LAYERS.W18"/>
            <calcext:condition calcext:apply-style-name="Road1" calcext:value="=&quot;03&quot;" calcext:base-cell-address="LAYERS.W18"/>
            <calcext:condition calcext:apply-style-name="Road2" calcext:value="=&quot;04&quot;" calcext:base-cell-address="LAYERS.W18"/>
            <calcext:condition calcext:apply-style-name="Wast" calcext:value="=&quot;05&quot;" calcext:base-cell-address="LAYERS.W18"/>
            <calcext:condition calcext:apply-style-name="Rock" calcext:value="=&quot;06&quot;" calcext:base-cell-address="LAYERS.W18"/>
            <calcext:condition calcext:apply-style-name="Water" calcext:value="=&quot;07&quot;" calcext:base-cell-address="LAYERS.W18"/>
            <calcext:condition calcext:apply-style-name="Empty" calcext:value="=&quot;08&quot;" calcext:base-cell-address="LAYERS.W18"/>
          </calcext:conditional-format>
          <calcext:conditional-format calcext:target-range-address="LAYERS.X18:LAYERS.X18">
            <calcext:condition calcext:apply-style-name="Empty" calcext:value="=&quot;00&quot;" calcext:base-cell-address="LAYERS.X18"/>
            <calcext:condition calcext:apply-style-name="Grass1" calcext:value="=&quot;01&quot;" calcext:base-cell-address="LAYERS.X18"/>
            <calcext:condition calcext:apply-style-name="Grass2" calcext:value="=&quot;02&quot;" calcext:base-cell-address="LAYERS.X18"/>
            <calcext:condition calcext:apply-style-name="Road1" calcext:value="=&quot;03&quot;" calcext:base-cell-address="LAYERS.X18"/>
            <calcext:condition calcext:apply-style-name="Road2" calcext:value="=&quot;04&quot;" calcext:base-cell-address="LAYERS.X18"/>
            <calcext:condition calcext:apply-style-name="Wast" calcext:value="=&quot;05&quot;" calcext:base-cell-address="LAYERS.X18"/>
            <calcext:condition calcext:apply-style-name="Rock" calcext:value="=&quot;06&quot;" calcext:base-cell-address="LAYERS.X18"/>
            <calcext:condition calcext:apply-style-name="Water" calcext:value="=&quot;07&quot;" calcext:base-cell-address="LAYERS.X18"/>
            <calcext:condition calcext:apply-style-name="Empty" calcext:value="=&quot;08&quot;" calcext:base-cell-address="LAYERS.X18"/>
          </calcext:conditional-format>
          <calcext:conditional-format calcext:target-range-address="LAYERS.Y18:LAYERS.Y18">
            <calcext:condition calcext:apply-style-name="Empty" calcext:value="=&quot;00&quot;" calcext:base-cell-address="LAYERS.Y18"/>
            <calcext:condition calcext:apply-style-name="Grass1" calcext:value="=&quot;01&quot;" calcext:base-cell-address="LAYERS.Y18"/>
            <calcext:condition calcext:apply-style-name="Grass2" calcext:value="=&quot;02&quot;" calcext:base-cell-address="LAYERS.Y18"/>
            <calcext:condition calcext:apply-style-name="Road1" calcext:value="=&quot;03&quot;" calcext:base-cell-address="LAYERS.Y18"/>
            <calcext:condition calcext:apply-style-name="Road2" calcext:value="=&quot;04&quot;" calcext:base-cell-address="LAYERS.Y18"/>
            <calcext:condition calcext:apply-style-name="Wast" calcext:value="=&quot;05&quot;" calcext:base-cell-address="LAYERS.Y18"/>
            <calcext:condition calcext:apply-style-name="Rock" calcext:value="=&quot;06&quot;" calcext:base-cell-address="LAYERS.Y18"/>
            <calcext:condition calcext:apply-style-name="Water" calcext:value="=&quot;07&quot;" calcext:base-cell-address="LAYERS.Y18"/>
            <calcext:condition calcext:apply-style-name="Empty" calcext:value="=&quot;08&quot;" calcext:base-cell-address="LAYERS.Y18"/>
          </calcext:conditional-format>
          <calcext:conditional-format calcext:target-range-address="LAYERS.P19:LAYERS.P19">
            <calcext:condition calcext:apply-style-name="Empty" calcext:value="=&quot;00&quot;" calcext:base-cell-address="LAYERS.P19"/>
            <calcext:condition calcext:apply-style-name="Grass1" calcext:value="=&quot;01&quot;" calcext:base-cell-address="LAYERS.P19"/>
            <calcext:condition calcext:apply-style-name="Grass2" calcext:value="=&quot;02&quot;" calcext:base-cell-address="LAYERS.P19"/>
            <calcext:condition calcext:apply-style-name="Road1" calcext:value="=&quot;03&quot;" calcext:base-cell-address="LAYERS.P19"/>
            <calcext:condition calcext:apply-style-name="Road2" calcext:value="=&quot;04&quot;" calcext:base-cell-address="LAYERS.P19"/>
            <calcext:condition calcext:apply-style-name="Wast" calcext:value="=&quot;05&quot;" calcext:base-cell-address="LAYERS.P19"/>
            <calcext:condition calcext:apply-style-name="Rock" calcext:value="=&quot;06&quot;" calcext:base-cell-address="LAYERS.P19"/>
            <calcext:condition calcext:apply-style-name="Water" calcext:value="=&quot;07&quot;" calcext:base-cell-address="LAYERS.P19"/>
            <calcext:condition calcext:apply-style-name="Empty" calcext:value="=&quot;08&quot;" calcext:base-cell-address="LAYERS.P19"/>
          </calcext:conditional-format>
          <calcext:conditional-format calcext:target-range-address="LAYERS.Q19:LAYERS.Q19">
            <calcext:condition calcext:apply-style-name="Empty" calcext:value="=&quot;00&quot;" calcext:base-cell-address="LAYERS.Q19"/>
            <calcext:condition calcext:apply-style-name="Grass1" calcext:value="=&quot;01&quot;" calcext:base-cell-address="LAYERS.Q19"/>
            <calcext:condition calcext:apply-style-name="Grass2" calcext:value="=&quot;02&quot;" calcext:base-cell-address="LAYERS.Q19"/>
            <calcext:condition calcext:apply-style-name="Road1" calcext:value="=&quot;03&quot;" calcext:base-cell-address="LAYERS.Q19"/>
            <calcext:condition calcext:apply-style-name="Road2" calcext:value="=&quot;04&quot;" calcext:base-cell-address="LAYERS.Q19"/>
            <calcext:condition calcext:apply-style-name="Wast" calcext:value="=&quot;05&quot;" calcext:base-cell-address="LAYERS.Q19"/>
            <calcext:condition calcext:apply-style-name="Rock" calcext:value="=&quot;06&quot;" calcext:base-cell-address="LAYERS.Q19"/>
            <calcext:condition calcext:apply-style-name="Water" calcext:value="=&quot;07&quot;" calcext:base-cell-address="LAYERS.Q19"/>
            <calcext:condition calcext:apply-style-name="Empty" calcext:value="=&quot;08&quot;" calcext:base-cell-address="LAYERS.Q19"/>
          </calcext:conditional-format>
          <calcext:conditional-format calcext:target-range-address="LAYERS.R19:LAYERS.R19">
            <calcext:condition calcext:apply-style-name="Empty" calcext:value="=&quot;00&quot;" calcext:base-cell-address="LAYERS.R19"/>
            <calcext:condition calcext:apply-style-name="Grass1" calcext:value="=&quot;01&quot;" calcext:base-cell-address="LAYERS.R19"/>
            <calcext:condition calcext:apply-style-name="Grass2" calcext:value="=&quot;02&quot;" calcext:base-cell-address="LAYERS.R19"/>
            <calcext:condition calcext:apply-style-name="Road1" calcext:value="=&quot;03&quot;" calcext:base-cell-address="LAYERS.R19"/>
            <calcext:condition calcext:apply-style-name="Road2" calcext:value="=&quot;04&quot;" calcext:base-cell-address="LAYERS.R19"/>
            <calcext:condition calcext:apply-style-name="Wast" calcext:value="=&quot;05&quot;" calcext:base-cell-address="LAYERS.R19"/>
            <calcext:condition calcext:apply-style-name="Rock" calcext:value="=&quot;06&quot;" calcext:base-cell-address="LAYERS.R19"/>
            <calcext:condition calcext:apply-style-name="Water" calcext:value="=&quot;07&quot;" calcext:base-cell-address="LAYERS.R19"/>
            <calcext:condition calcext:apply-style-name="Empty" calcext:value="=&quot;08&quot;" calcext:base-cell-address="LAYERS.R19"/>
          </calcext:conditional-format>
          <calcext:conditional-format calcext:target-range-address="LAYERS.S19:LAYERS.S19">
            <calcext:condition calcext:apply-style-name="Empty" calcext:value="=&quot;00&quot;" calcext:base-cell-address="LAYERS.S19"/>
            <calcext:condition calcext:apply-style-name="Grass1" calcext:value="=&quot;01&quot;" calcext:base-cell-address="LAYERS.S19"/>
            <calcext:condition calcext:apply-style-name="Grass2" calcext:value="=&quot;02&quot;" calcext:base-cell-address="LAYERS.S19"/>
            <calcext:condition calcext:apply-style-name="Road1" calcext:value="=&quot;03&quot;" calcext:base-cell-address="LAYERS.S19"/>
            <calcext:condition calcext:apply-style-name="Road2" calcext:value="=&quot;04&quot;" calcext:base-cell-address="LAYERS.S19"/>
            <calcext:condition calcext:apply-style-name="Wast" calcext:value="=&quot;05&quot;" calcext:base-cell-address="LAYERS.S19"/>
            <calcext:condition calcext:apply-style-name="Rock" calcext:value="=&quot;06&quot;" calcext:base-cell-address="LAYERS.S19"/>
            <calcext:condition calcext:apply-style-name="Water" calcext:value="=&quot;07&quot;" calcext:base-cell-address="LAYERS.S19"/>
            <calcext:condition calcext:apply-style-name="Empty" calcext:value="=&quot;08&quot;" calcext:base-cell-address="LAYERS.S19"/>
          </calcext:conditional-format>
          <calcext:conditional-format calcext:target-range-address="LAYERS.T19:LAYERS.T19">
            <calcext:condition calcext:apply-style-name="Empty" calcext:value="=&quot;00&quot;" calcext:base-cell-address="LAYERS.T19"/>
            <calcext:condition calcext:apply-style-name="Grass1" calcext:value="=&quot;01&quot;" calcext:base-cell-address="LAYERS.T19"/>
            <calcext:condition calcext:apply-style-name="Grass2" calcext:value="=&quot;02&quot;" calcext:base-cell-address="LAYERS.T19"/>
            <calcext:condition calcext:apply-style-name="Road1" calcext:value="=&quot;03&quot;" calcext:base-cell-address="LAYERS.T19"/>
            <calcext:condition calcext:apply-style-name="Road2" calcext:value="=&quot;04&quot;" calcext:base-cell-address="LAYERS.T19"/>
            <calcext:condition calcext:apply-style-name="Wast" calcext:value="=&quot;05&quot;" calcext:base-cell-address="LAYERS.T19"/>
            <calcext:condition calcext:apply-style-name="Rock" calcext:value="=&quot;06&quot;" calcext:base-cell-address="LAYERS.T19"/>
            <calcext:condition calcext:apply-style-name="Water" calcext:value="=&quot;07&quot;" calcext:base-cell-address="LAYERS.T19"/>
            <calcext:condition calcext:apply-style-name="Empty" calcext:value="=&quot;08&quot;" calcext:base-cell-address="LAYERS.T19"/>
          </calcext:conditional-format>
          <calcext:conditional-format calcext:target-range-address="LAYERS.U19:LAYERS.U19">
            <calcext:condition calcext:apply-style-name="Empty" calcext:value="=&quot;00&quot;" calcext:base-cell-address="LAYERS.U19"/>
            <calcext:condition calcext:apply-style-name="Grass1" calcext:value="=&quot;01&quot;" calcext:base-cell-address="LAYERS.U19"/>
            <calcext:condition calcext:apply-style-name="Grass2" calcext:value="=&quot;02&quot;" calcext:base-cell-address="LAYERS.U19"/>
            <calcext:condition calcext:apply-style-name="Road1" calcext:value="=&quot;03&quot;" calcext:base-cell-address="LAYERS.U19"/>
            <calcext:condition calcext:apply-style-name="Road2" calcext:value="=&quot;04&quot;" calcext:base-cell-address="LAYERS.U19"/>
            <calcext:condition calcext:apply-style-name="Wast" calcext:value="=&quot;05&quot;" calcext:base-cell-address="LAYERS.U19"/>
            <calcext:condition calcext:apply-style-name="Rock" calcext:value="=&quot;06&quot;" calcext:base-cell-address="LAYERS.U19"/>
            <calcext:condition calcext:apply-style-name="Water" calcext:value="=&quot;07&quot;" calcext:base-cell-address="LAYERS.U19"/>
            <calcext:condition calcext:apply-style-name="Empty" calcext:value="=&quot;08&quot;" calcext:base-cell-address="LAYERS.U19"/>
          </calcext:conditional-format>
          <calcext:conditional-format calcext:target-range-address="LAYERS.V19:LAYERS.V19">
            <calcext:condition calcext:apply-style-name="Empty" calcext:value="=&quot;00&quot;" calcext:base-cell-address="LAYERS.V19"/>
            <calcext:condition calcext:apply-style-name="Grass1" calcext:value="=&quot;01&quot;" calcext:base-cell-address="LAYERS.V19"/>
            <calcext:condition calcext:apply-style-name="Grass2" calcext:value="=&quot;02&quot;" calcext:base-cell-address="LAYERS.V19"/>
            <calcext:condition calcext:apply-style-name="Road1" calcext:value="=&quot;03&quot;" calcext:base-cell-address="LAYERS.V19"/>
            <calcext:condition calcext:apply-style-name="Road2" calcext:value="=&quot;04&quot;" calcext:base-cell-address="LAYERS.V19"/>
            <calcext:condition calcext:apply-style-name="Wast" calcext:value="=&quot;05&quot;" calcext:base-cell-address="LAYERS.V19"/>
            <calcext:condition calcext:apply-style-name="Rock" calcext:value="=&quot;06&quot;" calcext:base-cell-address="LAYERS.V19"/>
            <calcext:condition calcext:apply-style-name="Water" calcext:value="=&quot;07&quot;" calcext:base-cell-address="LAYERS.V19"/>
            <calcext:condition calcext:apply-style-name="Empty" calcext:value="=&quot;08&quot;" calcext:base-cell-address="LAYERS.V19"/>
          </calcext:conditional-format>
          <calcext:conditional-format calcext:target-range-address="LAYERS.W19:LAYERS.W19">
            <calcext:condition calcext:apply-style-name="Empty" calcext:value="=&quot;00&quot;" calcext:base-cell-address="LAYERS.W19"/>
            <calcext:condition calcext:apply-style-name="Grass1" calcext:value="=&quot;01&quot;" calcext:base-cell-address="LAYERS.W19"/>
            <calcext:condition calcext:apply-style-name="Grass2" calcext:value="=&quot;02&quot;" calcext:base-cell-address="LAYERS.W19"/>
            <calcext:condition calcext:apply-style-name="Road1" calcext:value="=&quot;03&quot;" calcext:base-cell-address="LAYERS.W19"/>
            <calcext:condition calcext:apply-style-name="Road2" calcext:value="=&quot;04&quot;" calcext:base-cell-address="LAYERS.W19"/>
            <calcext:condition calcext:apply-style-name="Wast" calcext:value="=&quot;05&quot;" calcext:base-cell-address="LAYERS.W19"/>
            <calcext:condition calcext:apply-style-name="Rock" calcext:value="=&quot;06&quot;" calcext:base-cell-address="LAYERS.W19"/>
            <calcext:condition calcext:apply-style-name="Water" calcext:value="=&quot;07&quot;" calcext:base-cell-address="LAYERS.W19"/>
            <calcext:condition calcext:apply-style-name="Empty" calcext:value="=&quot;08&quot;" calcext:base-cell-address="LAYERS.W19"/>
          </calcext:conditional-format>
          <calcext:conditional-format calcext:target-range-address="LAYERS.X19:LAYERS.X19">
            <calcext:condition calcext:apply-style-name="Empty" calcext:value="=&quot;00&quot;" calcext:base-cell-address="LAYERS.X19"/>
            <calcext:condition calcext:apply-style-name="Grass1" calcext:value="=&quot;01&quot;" calcext:base-cell-address="LAYERS.X19"/>
            <calcext:condition calcext:apply-style-name="Grass2" calcext:value="=&quot;02&quot;" calcext:base-cell-address="LAYERS.X19"/>
            <calcext:condition calcext:apply-style-name="Road1" calcext:value="=&quot;03&quot;" calcext:base-cell-address="LAYERS.X19"/>
            <calcext:condition calcext:apply-style-name="Road2" calcext:value="=&quot;04&quot;" calcext:base-cell-address="LAYERS.X19"/>
            <calcext:condition calcext:apply-style-name="Wast" calcext:value="=&quot;05&quot;" calcext:base-cell-address="LAYERS.X19"/>
            <calcext:condition calcext:apply-style-name="Rock" calcext:value="=&quot;06&quot;" calcext:base-cell-address="LAYERS.X19"/>
            <calcext:condition calcext:apply-style-name="Water" calcext:value="=&quot;07&quot;" calcext:base-cell-address="LAYERS.X19"/>
            <calcext:condition calcext:apply-style-name="Empty" calcext:value="=&quot;08&quot;" calcext:base-cell-address="LAYERS.X19"/>
          </calcext:conditional-format>
          <calcext:conditional-format calcext:target-range-address="LAYERS.Y19:LAYERS.Y19">
            <calcext:condition calcext:apply-style-name="Empty" calcext:value="=&quot;00&quot;" calcext:base-cell-address="LAYERS.Y19"/>
            <calcext:condition calcext:apply-style-name="Grass1" calcext:value="=&quot;01&quot;" calcext:base-cell-address="LAYERS.Y19"/>
            <calcext:condition calcext:apply-style-name="Grass2" calcext:value="=&quot;02&quot;" calcext:base-cell-address="LAYERS.Y19"/>
            <calcext:condition calcext:apply-style-name="Road1" calcext:value="=&quot;03&quot;" calcext:base-cell-address="LAYERS.Y19"/>
            <calcext:condition calcext:apply-style-name="Road2" calcext:value="=&quot;04&quot;" calcext:base-cell-address="LAYERS.Y19"/>
            <calcext:condition calcext:apply-style-name="Wast" calcext:value="=&quot;05&quot;" calcext:base-cell-address="LAYERS.Y19"/>
            <calcext:condition calcext:apply-style-name="Rock" calcext:value="=&quot;06&quot;" calcext:base-cell-address="LAYERS.Y19"/>
            <calcext:condition calcext:apply-style-name="Water" calcext:value="=&quot;07&quot;" calcext:base-cell-address="LAYERS.Y19"/>
            <calcext:condition calcext:apply-style-name="Empty" calcext:value="=&quot;08&quot;" calcext:base-cell-address="LAYERS.Y19"/>
          </calcext:conditional-format>
          <calcext:conditional-format calcext:target-range-address="LAYERS.P20:LAYERS.P20">
            <calcext:condition calcext:apply-style-name="Empty" calcext:value="=&quot;00&quot;" calcext:base-cell-address="LAYERS.P20"/>
            <calcext:condition calcext:apply-style-name="Grass1" calcext:value="=&quot;01&quot;" calcext:base-cell-address="LAYERS.P20"/>
            <calcext:condition calcext:apply-style-name="Grass2" calcext:value="=&quot;02&quot;" calcext:base-cell-address="LAYERS.P20"/>
            <calcext:condition calcext:apply-style-name="Road1" calcext:value="=&quot;03&quot;" calcext:base-cell-address="LAYERS.P20"/>
            <calcext:condition calcext:apply-style-name="Road2" calcext:value="=&quot;04&quot;" calcext:base-cell-address="LAYERS.P20"/>
            <calcext:condition calcext:apply-style-name="Wast" calcext:value="=&quot;05&quot;" calcext:base-cell-address="LAYERS.P20"/>
            <calcext:condition calcext:apply-style-name="Rock" calcext:value="=&quot;06&quot;" calcext:base-cell-address="LAYERS.P20"/>
            <calcext:condition calcext:apply-style-name="Water" calcext:value="=&quot;07&quot;" calcext:base-cell-address="LAYERS.P20"/>
            <calcext:condition calcext:apply-style-name="Empty" calcext:value="=&quot;08&quot;" calcext:base-cell-address="LAYERS.P20"/>
          </calcext:conditional-format>
          <calcext:conditional-format calcext:target-range-address="LAYERS.Q20:LAYERS.Q20">
            <calcext:condition calcext:apply-style-name="Empty" calcext:value="=&quot;00&quot;" calcext:base-cell-address="LAYERS.Q20"/>
            <calcext:condition calcext:apply-style-name="Grass1" calcext:value="=&quot;01&quot;" calcext:base-cell-address="LAYERS.Q20"/>
            <calcext:condition calcext:apply-style-name="Grass2" calcext:value="=&quot;02&quot;" calcext:base-cell-address="LAYERS.Q20"/>
            <calcext:condition calcext:apply-style-name="Road1" calcext:value="=&quot;03&quot;" calcext:base-cell-address="LAYERS.Q20"/>
            <calcext:condition calcext:apply-style-name="Road2" calcext:value="=&quot;04&quot;" calcext:base-cell-address="LAYERS.Q20"/>
            <calcext:condition calcext:apply-style-name="Wast" calcext:value="=&quot;05&quot;" calcext:base-cell-address="LAYERS.Q20"/>
            <calcext:condition calcext:apply-style-name="Rock" calcext:value="=&quot;06&quot;" calcext:base-cell-address="LAYERS.Q20"/>
            <calcext:condition calcext:apply-style-name="Water" calcext:value="=&quot;07&quot;" calcext:base-cell-address="LAYERS.Q20"/>
            <calcext:condition calcext:apply-style-name="Empty" calcext:value="=&quot;08&quot;" calcext:base-cell-address="LAYERS.Q20"/>
          </calcext:conditional-format>
          <calcext:conditional-format calcext:target-range-address="LAYERS.R20:LAYERS.R20">
            <calcext:condition calcext:apply-style-name="Empty" calcext:value="=&quot;00&quot;" calcext:base-cell-address="LAYERS.R20"/>
            <calcext:condition calcext:apply-style-name="Grass1" calcext:value="=&quot;01&quot;" calcext:base-cell-address="LAYERS.R20"/>
            <calcext:condition calcext:apply-style-name="Grass2" calcext:value="=&quot;02&quot;" calcext:base-cell-address="LAYERS.R20"/>
            <calcext:condition calcext:apply-style-name="Road1" calcext:value="=&quot;03&quot;" calcext:base-cell-address="LAYERS.R20"/>
            <calcext:condition calcext:apply-style-name="Road2" calcext:value="=&quot;04&quot;" calcext:base-cell-address="LAYERS.R20"/>
            <calcext:condition calcext:apply-style-name="Wast" calcext:value="=&quot;05&quot;" calcext:base-cell-address="LAYERS.R20"/>
            <calcext:condition calcext:apply-style-name="Rock" calcext:value="=&quot;06&quot;" calcext:base-cell-address="LAYERS.R20"/>
            <calcext:condition calcext:apply-style-name="Water" calcext:value="=&quot;07&quot;" calcext:base-cell-address="LAYERS.R20"/>
            <calcext:condition calcext:apply-style-name="Empty" calcext:value="=&quot;08&quot;" calcext:base-cell-address="LAYERS.R20"/>
          </calcext:conditional-format>
          <calcext:conditional-format calcext:target-range-address="LAYERS.S20:LAYERS.S20">
            <calcext:condition calcext:apply-style-name="Empty" calcext:value="=&quot;00&quot;" calcext:base-cell-address="LAYERS.S20"/>
            <calcext:condition calcext:apply-style-name="Grass1" calcext:value="=&quot;01&quot;" calcext:base-cell-address="LAYERS.S20"/>
            <calcext:condition calcext:apply-style-name="Grass2" calcext:value="=&quot;02&quot;" calcext:base-cell-address="LAYERS.S20"/>
            <calcext:condition calcext:apply-style-name="Road1" calcext:value="=&quot;03&quot;" calcext:base-cell-address="LAYERS.S20"/>
            <calcext:condition calcext:apply-style-name="Road2" calcext:value="=&quot;04&quot;" calcext:base-cell-address="LAYERS.S20"/>
            <calcext:condition calcext:apply-style-name="Wast" calcext:value="=&quot;05&quot;" calcext:base-cell-address="LAYERS.S20"/>
            <calcext:condition calcext:apply-style-name="Rock" calcext:value="=&quot;06&quot;" calcext:base-cell-address="LAYERS.S20"/>
            <calcext:condition calcext:apply-style-name="Water" calcext:value="=&quot;07&quot;" calcext:base-cell-address="LAYERS.S20"/>
            <calcext:condition calcext:apply-style-name="Empty" calcext:value="=&quot;08&quot;" calcext:base-cell-address="LAYERS.S20"/>
          </calcext:conditional-format>
          <calcext:conditional-format calcext:target-range-address="LAYERS.T20:LAYERS.T20">
            <calcext:condition calcext:apply-style-name="Empty" calcext:value="=&quot;00&quot;" calcext:base-cell-address="LAYERS.T20"/>
            <calcext:condition calcext:apply-style-name="Grass1" calcext:value="=&quot;01&quot;" calcext:base-cell-address="LAYERS.T20"/>
            <calcext:condition calcext:apply-style-name="Grass2" calcext:value="=&quot;02&quot;" calcext:base-cell-address="LAYERS.T20"/>
            <calcext:condition calcext:apply-style-name="Road1" calcext:value="=&quot;03&quot;" calcext:base-cell-address="LAYERS.T20"/>
            <calcext:condition calcext:apply-style-name="Road2" calcext:value="=&quot;04&quot;" calcext:base-cell-address="LAYERS.T20"/>
            <calcext:condition calcext:apply-style-name="Wast" calcext:value="=&quot;05&quot;" calcext:base-cell-address="LAYERS.T20"/>
            <calcext:condition calcext:apply-style-name="Rock" calcext:value="=&quot;06&quot;" calcext:base-cell-address="LAYERS.T20"/>
            <calcext:condition calcext:apply-style-name="Water" calcext:value="=&quot;07&quot;" calcext:base-cell-address="LAYERS.T20"/>
            <calcext:condition calcext:apply-style-name="Empty" calcext:value="=&quot;08&quot;" calcext:base-cell-address="LAYERS.T20"/>
          </calcext:conditional-format>
          <calcext:conditional-format calcext:target-range-address="LAYERS.U20:LAYERS.U20">
            <calcext:condition calcext:apply-style-name="Empty" calcext:value="=&quot;00&quot;" calcext:base-cell-address="LAYERS.U20"/>
            <calcext:condition calcext:apply-style-name="Grass1" calcext:value="=&quot;01&quot;" calcext:base-cell-address="LAYERS.U20"/>
            <calcext:condition calcext:apply-style-name="Grass2" calcext:value="=&quot;02&quot;" calcext:base-cell-address="LAYERS.U20"/>
            <calcext:condition calcext:apply-style-name="Road1" calcext:value="=&quot;03&quot;" calcext:base-cell-address="LAYERS.U20"/>
            <calcext:condition calcext:apply-style-name="Road2" calcext:value="=&quot;04&quot;" calcext:base-cell-address="LAYERS.U20"/>
            <calcext:condition calcext:apply-style-name="Wast" calcext:value="=&quot;05&quot;" calcext:base-cell-address="LAYERS.U20"/>
            <calcext:condition calcext:apply-style-name="Rock" calcext:value="=&quot;06&quot;" calcext:base-cell-address="LAYERS.U20"/>
            <calcext:condition calcext:apply-style-name="Water" calcext:value="=&quot;07&quot;" calcext:base-cell-address="LAYERS.U20"/>
            <calcext:condition calcext:apply-style-name="Empty" calcext:value="=&quot;08&quot;" calcext:base-cell-address="LAYERS.U20"/>
          </calcext:conditional-format>
          <calcext:conditional-format calcext:target-range-address="LAYERS.V20:LAYERS.V20">
            <calcext:condition calcext:apply-style-name="Empty" calcext:value="=&quot;00&quot;" calcext:base-cell-address="LAYERS.V20"/>
            <calcext:condition calcext:apply-style-name="Grass1" calcext:value="=&quot;01&quot;" calcext:base-cell-address="LAYERS.V20"/>
            <calcext:condition calcext:apply-style-name="Grass2" calcext:value="=&quot;02&quot;" calcext:base-cell-address="LAYERS.V20"/>
            <calcext:condition calcext:apply-style-name="Road1" calcext:value="=&quot;03&quot;" calcext:base-cell-address="LAYERS.V20"/>
            <calcext:condition calcext:apply-style-name="Road2" calcext:value="=&quot;04&quot;" calcext:base-cell-address="LAYERS.V20"/>
            <calcext:condition calcext:apply-style-name="Wast" calcext:value="=&quot;05&quot;" calcext:base-cell-address="LAYERS.V20"/>
            <calcext:condition calcext:apply-style-name="Rock" calcext:value="=&quot;06&quot;" calcext:base-cell-address="LAYERS.V20"/>
            <calcext:condition calcext:apply-style-name="Water" calcext:value="=&quot;07&quot;" calcext:base-cell-address="LAYERS.V20"/>
            <calcext:condition calcext:apply-style-name="Empty" calcext:value="=&quot;08&quot;" calcext:base-cell-address="LAYERS.V20"/>
          </calcext:conditional-format>
          <calcext:conditional-format calcext:target-range-address="LAYERS.W20:LAYERS.W20">
            <calcext:condition calcext:apply-style-name="Empty" calcext:value="=&quot;00&quot;" calcext:base-cell-address="LAYERS.W20"/>
            <calcext:condition calcext:apply-style-name="Grass1" calcext:value="=&quot;01&quot;" calcext:base-cell-address="LAYERS.W20"/>
            <calcext:condition calcext:apply-style-name="Grass2" calcext:value="=&quot;02&quot;" calcext:base-cell-address="LAYERS.W20"/>
            <calcext:condition calcext:apply-style-name="Road1" calcext:value="=&quot;03&quot;" calcext:base-cell-address="LAYERS.W20"/>
            <calcext:condition calcext:apply-style-name="Road2" calcext:value="=&quot;04&quot;" calcext:base-cell-address="LAYERS.W20"/>
            <calcext:condition calcext:apply-style-name="Wast" calcext:value="=&quot;05&quot;" calcext:base-cell-address="LAYERS.W20"/>
            <calcext:condition calcext:apply-style-name="Rock" calcext:value="=&quot;06&quot;" calcext:base-cell-address="LAYERS.W20"/>
            <calcext:condition calcext:apply-style-name="Water" calcext:value="=&quot;07&quot;" calcext:base-cell-address="LAYERS.W20"/>
            <calcext:condition calcext:apply-style-name="Empty" calcext:value="=&quot;08&quot;" calcext:base-cell-address="LAYERS.W20"/>
          </calcext:conditional-format>
          <calcext:conditional-format calcext:target-range-address="LAYERS.X20:LAYERS.X20">
            <calcext:condition calcext:apply-style-name="Empty" calcext:value="=&quot;00&quot;" calcext:base-cell-address="LAYERS.X20"/>
            <calcext:condition calcext:apply-style-name="Grass1" calcext:value="=&quot;01&quot;" calcext:base-cell-address="LAYERS.X20"/>
            <calcext:condition calcext:apply-style-name="Grass2" calcext:value="=&quot;02&quot;" calcext:base-cell-address="LAYERS.X20"/>
            <calcext:condition calcext:apply-style-name="Road1" calcext:value="=&quot;03&quot;" calcext:base-cell-address="LAYERS.X20"/>
            <calcext:condition calcext:apply-style-name="Road2" calcext:value="=&quot;04&quot;" calcext:base-cell-address="LAYERS.X20"/>
            <calcext:condition calcext:apply-style-name="Wast" calcext:value="=&quot;05&quot;" calcext:base-cell-address="LAYERS.X20"/>
            <calcext:condition calcext:apply-style-name="Rock" calcext:value="=&quot;06&quot;" calcext:base-cell-address="LAYERS.X20"/>
            <calcext:condition calcext:apply-style-name="Water" calcext:value="=&quot;07&quot;" calcext:base-cell-address="LAYERS.X20"/>
            <calcext:condition calcext:apply-style-name="Empty" calcext:value="=&quot;08&quot;" calcext:base-cell-address="LAYERS.X20"/>
          </calcext:conditional-format>
          <calcext:conditional-format calcext:target-range-address="LAYERS.Y20:LAYERS.Y20">
            <calcext:condition calcext:apply-style-name="Empty" calcext:value="=&quot;00&quot;" calcext:base-cell-address="LAYERS.Y20"/>
            <calcext:condition calcext:apply-style-name="Grass1" calcext:value="=&quot;01&quot;" calcext:base-cell-address="LAYERS.Y20"/>
            <calcext:condition calcext:apply-style-name="Grass2" calcext:value="=&quot;02&quot;" calcext:base-cell-address="LAYERS.Y20"/>
            <calcext:condition calcext:apply-style-name="Road1" calcext:value="=&quot;03&quot;" calcext:base-cell-address="LAYERS.Y20"/>
            <calcext:condition calcext:apply-style-name="Road2" calcext:value="=&quot;04&quot;" calcext:base-cell-address="LAYERS.Y20"/>
            <calcext:condition calcext:apply-style-name="Wast" calcext:value="=&quot;05&quot;" calcext:base-cell-address="LAYERS.Y20"/>
            <calcext:condition calcext:apply-style-name="Rock" calcext:value="=&quot;06&quot;" calcext:base-cell-address="LAYERS.Y20"/>
            <calcext:condition calcext:apply-style-name="Water" calcext:value="=&quot;07&quot;" calcext:base-cell-address="LAYERS.Y20"/>
            <calcext:condition calcext:apply-style-name="Empty" calcext:value="=&quot;08&quot;" calcext:base-cell-address="LAYERS.Y20"/>
          </calcext:conditional-format>
          <calcext:conditional-format calcext:target-range-address="LAYERS.I13:LAYERS.I13">
            <calcext:condition calcext:apply-style-name="Empty" calcext:value="=&quot;00&quot;" calcext:base-cell-address="LAYERS.I13"/>
            <calcext:condition calcext:apply-style-name="Grass1" calcext:value="=&quot;01&quot;" calcext:base-cell-address="LAYERS.I13"/>
            <calcext:condition calcext:apply-style-name="Grass2" calcext:value="=&quot;02&quot;" calcext:base-cell-address="LAYERS.I13"/>
            <calcext:condition calcext:apply-style-name="Road1" calcext:value="=&quot;03&quot;" calcext:base-cell-address="LAYERS.I13"/>
            <calcext:condition calcext:apply-style-name="Road2" calcext:value="=&quot;04&quot;" calcext:base-cell-address="LAYERS.I13"/>
            <calcext:condition calcext:apply-style-name="Wast" calcext:value="=&quot;05&quot;" calcext:base-cell-address="LAYERS.I13"/>
            <calcext:condition calcext:apply-style-name="Rock" calcext:value="=&quot;06&quot;" calcext:base-cell-address="LAYERS.I13"/>
            <calcext:condition calcext:apply-style-name="Water" calcext:value="=&quot;07&quot;" calcext:base-cell-address="LAYERS.I13"/>
            <calcext:condition calcext:apply-style-name="Empty" calcext:value="=&quot;08&quot;" calcext:base-cell-address="LAYERS.I13"/>
          </calcext:conditional-format>
          <calcext:conditional-format calcext:target-range-address="LAYERS.J13:LAYERS.J13">
            <calcext:condition calcext:apply-style-name="Empty" calcext:value="=&quot;00&quot;" calcext:base-cell-address="LAYERS.J13"/>
            <calcext:condition calcext:apply-style-name="Grass1" calcext:value="=&quot;01&quot;" calcext:base-cell-address="LAYERS.J13"/>
            <calcext:condition calcext:apply-style-name="Grass2" calcext:value="=&quot;02&quot;" calcext:base-cell-address="LAYERS.J13"/>
            <calcext:condition calcext:apply-style-name="Road1" calcext:value="=&quot;03&quot;" calcext:base-cell-address="LAYERS.J13"/>
            <calcext:condition calcext:apply-style-name="Road2" calcext:value="=&quot;04&quot;" calcext:base-cell-address="LAYERS.J13"/>
            <calcext:condition calcext:apply-style-name="Wast" calcext:value="=&quot;05&quot;" calcext:base-cell-address="LAYERS.J13"/>
            <calcext:condition calcext:apply-style-name="Rock" calcext:value="=&quot;06&quot;" calcext:base-cell-address="LAYERS.J13"/>
            <calcext:condition calcext:apply-style-name="Water" calcext:value="=&quot;07&quot;" calcext:base-cell-address="LAYERS.J13"/>
            <calcext:condition calcext:apply-style-name="Empty" calcext:value="=&quot;08&quot;" calcext:base-cell-address="LAYERS.J13"/>
          </calcext:conditional-format>
          <calcext:conditional-format calcext:target-range-address="LAYERS.K13:LAYERS.K13">
            <calcext:condition calcext:apply-style-name="Empty" calcext:value="=&quot;00&quot;" calcext:base-cell-address="LAYERS.K13"/>
            <calcext:condition calcext:apply-style-name="Grass1" calcext:value="=&quot;01&quot;" calcext:base-cell-address="LAYERS.K13"/>
            <calcext:condition calcext:apply-style-name="Grass2" calcext:value="=&quot;02&quot;" calcext:base-cell-address="LAYERS.K13"/>
            <calcext:condition calcext:apply-style-name="Road1" calcext:value="=&quot;03&quot;" calcext:base-cell-address="LAYERS.K13"/>
            <calcext:condition calcext:apply-style-name="Road2" calcext:value="=&quot;04&quot;" calcext:base-cell-address="LAYERS.K13"/>
            <calcext:condition calcext:apply-style-name="Wast" calcext:value="=&quot;05&quot;" calcext:base-cell-address="LAYERS.K13"/>
            <calcext:condition calcext:apply-style-name="Rock" calcext:value="=&quot;06&quot;" calcext:base-cell-address="LAYERS.K13"/>
            <calcext:condition calcext:apply-style-name="Water" calcext:value="=&quot;07&quot;" calcext:base-cell-address="LAYERS.K13"/>
            <calcext:condition calcext:apply-style-name="Empty" calcext:value="=&quot;08&quot;" calcext:base-cell-address="LAYERS.K13"/>
          </calcext:conditional-format>
          <calcext:conditional-format calcext:target-range-address="LAYERS.L13:LAYERS.L13">
            <calcext:condition calcext:apply-style-name="Empty" calcext:value="=&quot;00&quot;" calcext:base-cell-address="LAYERS.L13"/>
            <calcext:condition calcext:apply-style-name="Grass1" calcext:value="=&quot;01&quot;" calcext:base-cell-address="LAYERS.L13"/>
            <calcext:condition calcext:apply-style-name="Grass2" calcext:value="=&quot;02&quot;" calcext:base-cell-address="LAYERS.L13"/>
            <calcext:condition calcext:apply-style-name="Road1" calcext:value="=&quot;03&quot;" calcext:base-cell-address="LAYERS.L13"/>
            <calcext:condition calcext:apply-style-name="Road2" calcext:value="=&quot;04&quot;" calcext:base-cell-address="LAYERS.L13"/>
            <calcext:condition calcext:apply-style-name="Wast" calcext:value="=&quot;05&quot;" calcext:base-cell-address="LAYERS.L13"/>
            <calcext:condition calcext:apply-style-name="Rock" calcext:value="=&quot;06&quot;" calcext:base-cell-address="LAYERS.L13"/>
            <calcext:condition calcext:apply-style-name="Water" calcext:value="=&quot;07&quot;" calcext:base-cell-address="LAYERS.L13"/>
            <calcext:condition calcext:apply-style-name="Empty" calcext:value="=&quot;08&quot;" calcext:base-cell-address="LAYERS.L13"/>
          </calcext:conditional-format>
          <calcext:conditional-format calcext:target-range-address="LAYERS.M13:LAYERS.M13">
            <calcext:condition calcext:apply-style-name="Empty" calcext:value="=&quot;00&quot;" calcext:base-cell-address="LAYERS.M13"/>
            <calcext:condition calcext:apply-style-name="Grass1" calcext:value="=&quot;01&quot;" calcext:base-cell-address="LAYERS.M13"/>
            <calcext:condition calcext:apply-style-name="Grass2" calcext:value="=&quot;02&quot;" calcext:base-cell-address="LAYERS.M13"/>
            <calcext:condition calcext:apply-style-name="Road1" calcext:value="=&quot;03&quot;" calcext:base-cell-address="LAYERS.M13"/>
            <calcext:condition calcext:apply-style-name="Road2" calcext:value="=&quot;04&quot;" calcext:base-cell-address="LAYERS.M13"/>
            <calcext:condition calcext:apply-style-name="Wast" calcext:value="=&quot;05&quot;" calcext:base-cell-address="LAYERS.M13"/>
            <calcext:condition calcext:apply-style-name="Rock" calcext:value="=&quot;06&quot;" calcext:base-cell-address="LAYERS.M13"/>
            <calcext:condition calcext:apply-style-name="Water" calcext:value="=&quot;07&quot;" calcext:base-cell-address="LAYERS.M13"/>
            <calcext:condition calcext:apply-style-name="Empty" calcext:value="=&quot;08&quot;" calcext:base-cell-address="LAYERS.M13"/>
          </calcext:conditional-format>
          <calcext:conditional-format calcext:target-range-address="LAYERS.N13:LAYERS.N13">
            <calcext:condition calcext:apply-style-name="Empty" calcext:value="=&quot;00&quot;" calcext:base-cell-address="LAYERS.N13"/>
            <calcext:condition calcext:apply-style-name="Grass1" calcext:value="=&quot;01&quot;" calcext:base-cell-address="LAYERS.N13"/>
            <calcext:condition calcext:apply-style-name="Grass2" calcext:value="=&quot;02&quot;" calcext:base-cell-address="LAYERS.N13"/>
            <calcext:condition calcext:apply-style-name="Road1" calcext:value="=&quot;03&quot;" calcext:base-cell-address="LAYERS.N13"/>
            <calcext:condition calcext:apply-style-name="Road2" calcext:value="=&quot;04&quot;" calcext:base-cell-address="LAYERS.N13"/>
            <calcext:condition calcext:apply-style-name="Wast" calcext:value="=&quot;05&quot;" calcext:base-cell-address="LAYERS.N13"/>
            <calcext:condition calcext:apply-style-name="Rock" calcext:value="=&quot;06&quot;" calcext:base-cell-address="LAYERS.N13"/>
            <calcext:condition calcext:apply-style-name="Water" calcext:value="=&quot;07&quot;" calcext:base-cell-address="LAYERS.N13"/>
            <calcext:condition calcext:apply-style-name="Empty" calcext:value="=&quot;08&quot;" calcext:base-cell-address="LAYERS.N13"/>
          </calcext:conditional-format>
          <calcext:conditional-format calcext:target-range-address="LAYERS.O13:LAYERS.O13">
            <calcext:condition calcext:apply-style-name="Empty" calcext:value="=&quot;00&quot;" calcext:base-cell-address="LAYERS.O13"/>
            <calcext:condition calcext:apply-style-name="Grass1" calcext:value="=&quot;01&quot;" calcext:base-cell-address="LAYERS.O13"/>
            <calcext:condition calcext:apply-style-name="Grass2" calcext:value="=&quot;02&quot;" calcext:base-cell-address="LAYERS.O13"/>
            <calcext:condition calcext:apply-style-name="Road1" calcext:value="=&quot;03&quot;" calcext:base-cell-address="LAYERS.O13"/>
            <calcext:condition calcext:apply-style-name="Road2" calcext:value="=&quot;04&quot;" calcext:base-cell-address="LAYERS.O13"/>
            <calcext:condition calcext:apply-style-name="Wast" calcext:value="=&quot;05&quot;" calcext:base-cell-address="LAYERS.O13"/>
            <calcext:condition calcext:apply-style-name="Rock" calcext:value="=&quot;06&quot;" calcext:base-cell-address="LAYERS.O13"/>
            <calcext:condition calcext:apply-style-name="Water" calcext:value="=&quot;07&quot;" calcext:base-cell-address="LAYERS.O13"/>
            <calcext:condition calcext:apply-style-name="Empty" calcext:value="=&quot;08&quot;" calcext:base-cell-address="LAYERS.O13"/>
          </calcext:conditional-format>
          <calcext:conditional-format calcext:target-range-address="LAYERS.I14:LAYERS.I14">
            <calcext:condition calcext:apply-style-name="Empty" calcext:value="=&quot;00&quot;" calcext:base-cell-address="LAYERS.I14"/>
            <calcext:condition calcext:apply-style-name="Grass1" calcext:value="=&quot;01&quot;" calcext:base-cell-address="LAYERS.I14"/>
            <calcext:condition calcext:apply-style-name="Grass2" calcext:value="=&quot;02&quot;" calcext:base-cell-address="LAYERS.I14"/>
            <calcext:condition calcext:apply-style-name="Road1" calcext:value="=&quot;03&quot;" calcext:base-cell-address="LAYERS.I14"/>
            <calcext:condition calcext:apply-style-name="Road2" calcext:value="=&quot;04&quot;" calcext:base-cell-address="LAYERS.I14"/>
            <calcext:condition calcext:apply-style-name="Wast" calcext:value="=&quot;05&quot;" calcext:base-cell-address="LAYERS.I14"/>
            <calcext:condition calcext:apply-style-name="Rock" calcext:value="=&quot;06&quot;" calcext:base-cell-address="LAYERS.I14"/>
            <calcext:condition calcext:apply-style-name="Water" calcext:value="=&quot;07&quot;" calcext:base-cell-address="LAYERS.I14"/>
            <calcext:condition calcext:apply-style-name="Empty" calcext:value="=&quot;08&quot;" calcext:base-cell-address="LAYERS.I14"/>
          </calcext:conditional-format>
          <calcext:conditional-format calcext:target-range-address="LAYERS.J14:LAYERS.J14">
            <calcext:condition calcext:apply-style-name="Empty" calcext:value="=&quot;00&quot;" calcext:base-cell-address="LAYERS.J14"/>
            <calcext:condition calcext:apply-style-name="Grass1" calcext:value="=&quot;01&quot;" calcext:base-cell-address="LAYERS.J14"/>
            <calcext:condition calcext:apply-style-name="Grass2" calcext:value="=&quot;02&quot;" calcext:base-cell-address="LAYERS.J14"/>
            <calcext:condition calcext:apply-style-name="Road1" calcext:value="=&quot;03&quot;" calcext:base-cell-address="LAYERS.J14"/>
            <calcext:condition calcext:apply-style-name="Road2" calcext:value="=&quot;04&quot;" calcext:base-cell-address="LAYERS.J14"/>
            <calcext:condition calcext:apply-style-name="Wast" calcext:value="=&quot;05&quot;" calcext:base-cell-address="LAYERS.J14"/>
            <calcext:condition calcext:apply-style-name="Rock" calcext:value="=&quot;06&quot;" calcext:base-cell-address="LAYERS.J14"/>
            <calcext:condition calcext:apply-style-name="Water" calcext:value="=&quot;07&quot;" calcext:base-cell-address="LAYERS.J14"/>
            <calcext:condition calcext:apply-style-name="Empty" calcext:value="=&quot;08&quot;" calcext:base-cell-address="LAYERS.J14"/>
          </calcext:conditional-format>
          <calcext:conditional-format calcext:target-range-address="LAYERS.K14:LAYERS.K14">
            <calcext:condition calcext:apply-style-name="Empty" calcext:value="=&quot;00&quot;" calcext:base-cell-address="LAYERS.K14"/>
            <calcext:condition calcext:apply-style-name="Grass1" calcext:value="=&quot;01&quot;" calcext:base-cell-address="LAYERS.K14"/>
            <calcext:condition calcext:apply-style-name="Grass2" calcext:value="=&quot;02&quot;" calcext:base-cell-address="LAYERS.K14"/>
            <calcext:condition calcext:apply-style-name="Road1" calcext:value="=&quot;03&quot;" calcext:base-cell-address="LAYERS.K14"/>
            <calcext:condition calcext:apply-style-name="Road2" calcext:value="=&quot;04&quot;" calcext:base-cell-address="LAYERS.K14"/>
            <calcext:condition calcext:apply-style-name="Wast" calcext:value="=&quot;05&quot;" calcext:base-cell-address="LAYERS.K14"/>
            <calcext:condition calcext:apply-style-name="Rock" calcext:value="=&quot;06&quot;" calcext:base-cell-address="LAYERS.K14"/>
            <calcext:condition calcext:apply-style-name="Water" calcext:value="=&quot;07&quot;" calcext:base-cell-address="LAYERS.K14"/>
            <calcext:condition calcext:apply-style-name="Empty" calcext:value="=&quot;08&quot;" calcext:base-cell-address="LAYERS.K14"/>
          </calcext:conditional-format>
          <calcext:conditional-format calcext:target-range-address="LAYERS.L14:LAYERS.L14">
            <calcext:condition calcext:apply-style-name="Empty" calcext:value="=&quot;00&quot;" calcext:base-cell-address="LAYERS.L14"/>
            <calcext:condition calcext:apply-style-name="Grass1" calcext:value="=&quot;01&quot;" calcext:base-cell-address="LAYERS.L14"/>
            <calcext:condition calcext:apply-style-name="Grass2" calcext:value="=&quot;02&quot;" calcext:base-cell-address="LAYERS.L14"/>
            <calcext:condition calcext:apply-style-name="Road1" calcext:value="=&quot;03&quot;" calcext:base-cell-address="LAYERS.L14"/>
            <calcext:condition calcext:apply-style-name="Road2" calcext:value="=&quot;04&quot;" calcext:base-cell-address="LAYERS.L14"/>
            <calcext:condition calcext:apply-style-name="Wast" calcext:value="=&quot;05&quot;" calcext:base-cell-address="LAYERS.L14"/>
            <calcext:condition calcext:apply-style-name="Rock" calcext:value="=&quot;06&quot;" calcext:base-cell-address="LAYERS.L14"/>
            <calcext:condition calcext:apply-style-name="Water" calcext:value="=&quot;07&quot;" calcext:base-cell-address="LAYERS.L14"/>
            <calcext:condition calcext:apply-style-name="Empty" calcext:value="=&quot;08&quot;" calcext:base-cell-address="LAYERS.L14"/>
          </calcext:conditional-format>
          <calcext:conditional-format calcext:target-range-address="LAYERS.M14:LAYERS.M14">
            <calcext:condition calcext:apply-style-name="Empty" calcext:value="=&quot;00&quot;" calcext:base-cell-address="LAYERS.M14"/>
            <calcext:condition calcext:apply-style-name="Grass1" calcext:value="=&quot;01&quot;" calcext:base-cell-address="LAYERS.M14"/>
            <calcext:condition calcext:apply-style-name="Grass2" calcext:value="=&quot;02&quot;" calcext:base-cell-address="LAYERS.M14"/>
            <calcext:condition calcext:apply-style-name="Road1" calcext:value="=&quot;03&quot;" calcext:base-cell-address="LAYERS.M14"/>
            <calcext:condition calcext:apply-style-name="Road2" calcext:value="=&quot;04&quot;" calcext:base-cell-address="LAYERS.M14"/>
            <calcext:condition calcext:apply-style-name="Wast" calcext:value="=&quot;05&quot;" calcext:base-cell-address="LAYERS.M14"/>
            <calcext:condition calcext:apply-style-name="Rock" calcext:value="=&quot;06&quot;" calcext:base-cell-address="LAYERS.M14"/>
            <calcext:condition calcext:apply-style-name="Water" calcext:value="=&quot;07&quot;" calcext:base-cell-address="LAYERS.M14"/>
            <calcext:condition calcext:apply-style-name="Empty" calcext:value="=&quot;08&quot;" calcext:base-cell-address="LAYERS.M14"/>
          </calcext:conditional-format>
          <calcext:conditional-format calcext:target-range-address="LAYERS.N14:LAYERS.N14">
            <calcext:condition calcext:apply-style-name="Empty" calcext:value="=&quot;00&quot;" calcext:base-cell-address="LAYERS.N14"/>
            <calcext:condition calcext:apply-style-name="Grass1" calcext:value="=&quot;01&quot;" calcext:base-cell-address="LAYERS.N14"/>
            <calcext:condition calcext:apply-style-name="Grass2" calcext:value="=&quot;02&quot;" calcext:base-cell-address="LAYERS.N14"/>
            <calcext:condition calcext:apply-style-name="Road1" calcext:value="=&quot;03&quot;" calcext:base-cell-address="LAYERS.N14"/>
            <calcext:condition calcext:apply-style-name="Road2" calcext:value="=&quot;04&quot;" calcext:base-cell-address="LAYERS.N14"/>
            <calcext:condition calcext:apply-style-name="Wast" calcext:value="=&quot;05&quot;" calcext:base-cell-address="LAYERS.N14"/>
            <calcext:condition calcext:apply-style-name="Rock" calcext:value="=&quot;06&quot;" calcext:base-cell-address="LAYERS.N14"/>
            <calcext:condition calcext:apply-style-name="Water" calcext:value="=&quot;07&quot;" calcext:base-cell-address="LAYERS.N14"/>
            <calcext:condition calcext:apply-style-name="Empty" calcext:value="=&quot;08&quot;" calcext:base-cell-address="LAYERS.N14"/>
          </calcext:conditional-format>
          <calcext:conditional-format calcext:target-range-address="LAYERS.O14:LAYERS.O14">
            <calcext:condition calcext:apply-style-name="Empty" calcext:value="=&quot;00&quot;" calcext:base-cell-address="LAYERS.O14"/>
            <calcext:condition calcext:apply-style-name="Grass1" calcext:value="=&quot;01&quot;" calcext:base-cell-address="LAYERS.O14"/>
            <calcext:condition calcext:apply-style-name="Grass2" calcext:value="=&quot;02&quot;" calcext:base-cell-address="LAYERS.O14"/>
            <calcext:condition calcext:apply-style-name="Road1" calcext:value="=&quot;03&quot;" calcext:base-cell-address="LAYERS.O14"/>
            <calcext:condition calcext:apply-style-name="Road2" calcext:value="=&quot;04&quot;" calcext:base-cell-address="LAYERS.O14"/>
            <calcext:condition calcext:apply-style-name="Wast" calcext:value="=&quot;05&quot;" calcext:base-cell-address="LAYERS.O14"/>
            <calcext:condition calcext:apply-style-name="Rock" calcext:value="=&quot;06&quot;" calcext:base-cell-address="LAYERS.O14"/>
            <calcext:condition calcext:apply-style-name="Water" calcext:value="=&quot;07&quot;" calcext:base-cell-address="LAYERS.O14"/>
            <calcext:condition calcext:apply-style-name="Empty" calcext:value="=&quot;08&quot;" calcext:base-cell-address="LAYERS.O14"/>
          </calcext:conditional-format>
          <calcext:conditional-format calcext:target-range-address="LAYERS.I15:LAYERS.I15">
            <calcext:condition calcext:apply-style-name="Empty" calcext:value="=&quot;00&quot;" calcext:base-cell-address="LAYERS.I15"/>
            <calcext:condition calcext:apply-style-name="Grass1" calcext:value="=&quot;01&quot;" calcext:base-cell-address="LAYERS.I15"/>
            <calcext:condition calcext:apply-style-name="Grass2" calcext:value="=&quot;02&quot;" calcext:base-cell-address="LAYERS.I15"/>
            <calcext:condition calcext:apply-style-name="Road1" calcext:value="=&quot;03&quot;" calcext:base-cell-address="LAYERS.I15"/>
            <calcext:condition calcext:apply-style-name="Road2" calcext:value="=&quot;04&quot;" calcext:base-cell-address="LAYERS.I15"/>
            <calcext:condition calcext:apply-style-name="Wast" calcext:value="=&quot;05&quot;" calcext:base-cell-address="LAYERS.I15"/>
            <calcext:condition calcext:apply-style-name="Rock" calcext:value="=&quot;06&quot;" calcext:base-cell-address="LAYERS.I15"/>
            <calcext:condition calcext:apply-style-name="Water" calcext:value="=&quot;07&quot;" calcext:base-cell-address="LAYERS.I15"/>
            <calcext:condition calcext:apply-style-name="Empty" calcext:value="=&quot;08&quot;" calcext:base-cell-address="LAYERS.I15"/>
          </calcext:conditional-format>
          <calcext:conditional-format calcext:target-range-address="LAYERS.J15:LAYERS.J15">
            <calcext:condition calcext:apply-style-name="Empty" calcext:value="=&quot;00&quot;" calcext:base-cell-address="LAYERS.J15"/>
            <calcext:condition calcext:apply-style-name="Grass1" calcext:value="=&quot;01&quot;" calcext:base-cell-address="LAYERS.J15"/>
            <calcext:condition calcext:apply-style-name="Grass2" calcext:value="=&quot;02&quot;" calcext:base-cell-address="LAYERS.J15"/>
            <calcext:condition calcext:apply-style-name="Road1" calcext:value="=&quot;03&quot;" calcext:base-cell-address="LAYERS.J15"/>
            <calcext:condition calcext:apply-style-name="Road2" calcext:value="=&quot;04&quot;" calcext:base-cell-address="LAYERS.J15"/>
            <calcext:condition calcext:apply-style-name="Wast" calcext:value="=&quot;05&quot;" calcext:base-cell-address="LAYERS.J15"/>
            <calcext:condition calcext:apply-style-name="Rock" calcext:value="=&quot;06&quot;" calcext:base-cell-address="LAYERS.J15"/>
            <calcext:condition calcext:apply-style-name="Water" calcext:value="=&quot;07&quot;" calcext:base-cell-address="LAYERS.J15"/>
            <calcext:condition calcext:apply-style-name="Empty" calcext:value="=&quot;08&quot;" calcext:base-cell-address="LAYERS.J15"/>
          </calcext:conditional-format>
          <calcext:conditional-format calcext:target-range-address="LAYERS.K15:LAYERS.K15">
            <calcext:condition calcext:apply-style-name="Empty" calcext:value="=&quot;00&quot;" calcext:base-cell-address="LAYERS.K15"/>
            <calcext:condition calcext:apply-style-name="Grass1" calcext:value="=&quot;01&quot;" calcext:base-cell-address="LAYERS.K15"/>
            <calcext:condition calcext:apply-style-name="Grass2" calcext:value="=&quot;02&quot;" calcext:base-cell-address="LAYERS.K15"/>
            <calcext:condition calcext:apply-style-name="Road1" calcext:value="=&quot;03&quot;" calcext:base-cell-address="LAYERS.K15"/>
            <calcext:condition calcext:apply-style-name="Road2" calcext:value="=&quot;04&quot;" calcext:base-cell-address="LAYERS.K15"/>
            <calcext:condition calcext:apply-style-name="Wast" calcext:value="=&quot;05&quot;" calcext:base-cell-address="LAYERS.K15"/>
            <calcext:condition calcext:apply-style-name="Rock" calcext:value="=&quot;06&quot;" calcext:base-cell-address="LAYERS.K15"/>
            <calcext:condition calcext:apply-style-name="Water" calcext:value="=&quot;07&quot;" calcext:base-cell-address="LAYERS.K15"/>
            <calcext:condition calcext:apply-style-name="Empty" calcext:value="=&quot;08&quot;" calcext:base-cell-address="LAYERS.K15"/>
          </calcext:conditional-format>
          <calcext:conditional-format calcext:target-range-address="LAYERS.L15:LAYERS.L15">
            <calcext:condition calcext:apply-style-name="Empty" calcext:value="=&quot;00&quot;" calcext:base-cell-address="LAYERS.L15"/>
            <calcext:condition calcext:apply-style-name="Grass1" calcext:value="=&quot;01&quot;" calcext:base-cell-address="LAYERS.L15"/>
            <calcext:condition calcext:apply-style-name="Grass2" calcext:value="=&quot;02&quot;" calcext:base-cell-address="LAYERS.L15"/>
            <calcext:condition calcext:apply-style-name="Road1" calcext:value="=&quot;03&quot;" calcext:base-cell-address="LAYERS.L15"/>
            <calcext:condition calcext:apply-style-name="Road2" calcext:value="=&quot;04&quot;" calcext:base-cell-address="LAYERS.L15"/>
            <calcext:condition calcext:apply-style-name="Wast" calcext:value="=&quot;05&quot;" calcext:base-cell-address="LAYERS.L15"/>
            <calcext:condition calcext:apply-style-name="Rock" calcext:value="=&quot;06&quot;" calcext:base-cell-address="LAYERS.L15"/>
            <calcext:condition calcext:apply-style-name="Water" calcext:value="=&quot;07&quot;" calcext:base-cell-address="LAYERS.L15"/>
            <calcext:condition calcext:apply-style-name="Empty" calcext:value="=&quot;08&quot;" calcext:base-cell-address="LAYERS.L15"/>
          </calcext:conditional-format>
          <calcext:conditional-format calcext:target-range-address="LAYERS.M15:LAYERS.M15">
            <calcext:condition calcext:apply-style-name="Empty" calcext:value="=&quot;00&quot;" calcext:base-cell-address="LAYERS.M15"/>
            <calcext:condition calcext:apply-style-name="Grass1" calcext:value="=&quot;01&quot;" calcext:base-cell-address="LAYERS.M15"/>
            <calcext:condition calcext:apply-style-name="Grass2" calcext:value="=&quot;02&quot;" calcext:base-cell-address="LAYERS.M15"/>
            <calcext:condition calcext:apply-style-name="Road1" calcext:value="=&quot;03&quot;" calcext:base-cell-address="LAYERS.M15"/>
            <calcext:condition calcext:apply-style-name="Road2" calcext:value="=&quot;04&quot;" calcext:base-cell-address="LAYERS.M15"/>
            <calcext:condition calcext:apply-style-name="Wast" calcext:value="=&quot;05&quot;" calcext:base-cell-address="LAYERS.M15"/>
            <calcext:condition calcext:apply-style-name="Rock" calcext:value="=&quot;06&quot;" calcext:base-cell-address="LAYERS.M15"/>
            <calcext:condition calcext:apply-style-name="Water" calcext:value="=&quot;07&quot;" calcext:base-cell-address="LAYERS.M15"/>
            <calcext:condition calcext:apply-style-name="Empty" calcext:value="=&quot;08&quot;" calcext:base-cell-address="LAYERS.M15"/>
          </calcext:conditional-format>
          <calcext:conditional-format calcext:target-range-address="LAYERS.N15:LAYERS.N15">
            <calcext:condition calcext:apply-style-name="Empty" calcext:value="=&quot;00&quot;" calcext:base-cell-address="LAYERS.N15"/>
            <calcext:condition calcext:apply-style-name="Grass1" calcext:value="=&quot;01&quot;" calcext:base-cell-address="LAYERS.N15"/>
            <calcext:condition calcext:apply-style-name="Grass2" calcext:value="=&quot;02&quot;" calcext:base-cell-address="LAYERS.N15"/>
            <calcext:condition calcext:apply-style-name="Road1" calcext:value="=&quot;03&quot;" calcext:base-cell-address="LAYERS.N15"/>
            <calcext:condition calcext:apply-style-name="Road2" calcext:value="=&quot;04&quot;" calcext:base-cell-address="LAYERS.N15"/>
            <calcext:condition calcext:apply-style-name="Wast" calcext:value="=&quot;05&quot;" calcext:base-cell-address="LAYERS.N15"/>
            <calcext:condition calcext:apply-style-name="Rock" calcext:value="=&quot;06&quot;" calcext:base-cell-address="LAYERS.N15"/>
            <calcext:condition calcext:apply-style-name="Water" calcext:value="=&quot;07&quot;" calcext:base-cell-address="LAYERS.N15"/>
            <calcext:condition calcext:apply-style-name="Empty" calcext:value="=&quot;08&quot;" calcext:base-cell-address="LAYERS.N15"/>
          </calcext:conditional-format>
          <calcext:conditional-format calcext:target-range-address="LAYERS.O15:LAYERS.O15">
            <calcext:condition calcext:apply-style-name="Empty" calcext:value="=&quot;00&quot;" calcext:base-cell-address="LAYERS.O15"/>
            <calcext:condition calcext:apply-style-name="Grass1" calcext:value="=&quot;01&quot;" calcext:base-cell-address="LAYERS.O15"/>
            <calcext:condition calcext:apply-style-name="Grass2" calcext:value="=&quot;02&quot;" calcext:base-cell-address="LAYERS.O15"/>
            <calcext:condition calcext:apply-style-name="Road1" calcext:value="=&quot;03&quot;" calcext:base-cell-address="LAYERS.O15"/>
            <calcext:condition calcext:apply-style-name="Road2" calcext:value="=&quot;04&quot;" calcext:base-cell-address="LAYERS.O15"/>
            <calcext:condition calcext:apply-style-name="Wast" calcext:value="=&quot;05&quot;" calcext:base-cell-address="LAYERS.O15"/>
            <calcext:condition calcext:apply-style-name="Rock" calcext:value="=&quot;06&quot;" calcext:base-cell-address="LAYERS.O15"/>
            <calcext:condition calcext:apply-style-name="Water" calcext:value="=&quot;07&quot;" calcext:base-cell-address="LAYERS.O15"/>
            <calcext:condition calcext:apply-style-name="Empty" calcext:value="=&quot;08&quot;" calcext:base-cell-address="LAYERS.O15"/>
          </calcext:conditional-format>
          <calcext:conditional-format calcext:target-range-address="LAYERS.I16:LAYERS.I16">
            <calcext:condition calcext:apply-style-name="Empty" calcext:value="=&quot;00&quot;" calcext:base-cell-address="LAYERS.I16"/>
            <calcext:condition calcext:apply-style-name="Grass1" calcext:value="=&quot;01&quot;" calcext:base-cell-address="LAYERS.I16"/>
            <calcext:condition calcext:apply-style-name="Grass2" calcext:value="=&quot;02&quot;" calcext:base-cell-address="LAYERS.I16"/>
            <calcext:condition calcext:apply-style-name="Road1" calcext:value="=&quot;03&quot;" calcext:base-cell-address="LAYERS.I16"/>
            <calcext:condition calcext:apply-style-name="Road2" calcext:value="=&quot;04&quot;" calcext:base-cell-address="LAYERS.I16"/>
            <calcext:condition calcext:apply-style-name="Wast" calcext:value="=&quot;05&quot;" calcext:base-cell-address="LAYERS.I16"/>
            <calcext:condition calcext:apply-style-name="Rock" calcext:value="=&quot;06&quot;" calcext:base-cell-address="LAYERS.I16"/>
            <calcext:condition calcext:apply-style-name="Water" calcext:value="=&quot;07&quot;" calcext:base-cell-address="LAYERS.I16"/>
            <calcext:condition calcext:apply-style-name="Empty" calcext:value="=&quot;08&quot;" calcext:base-cell-address="LAYERS.I16"/>
          </calcext:conditional-format>
          <calcext:conditional-format calcext:target-range-address="LAYERS.J16:LAYERS.J16">
            <calcext:condition calcext:apply-style-name="Empty" calcext:value="=&quot;00&quot;" calcext:base-cell-address="LAYERS.J16"/>
            <calcext:condition calcext:apply-style-name="Grass1" calcext:value="=&quot;01&quot;" calcext:base-cell-address="LAYERS.J16"/>
            <calcext:condition calcext:apply-style-name="Grass2" calcext:value="=&quot;02&quot;" calcext:base-cell-address="LAYERS.J16"/>
            <calcext:condition calcext:apply-style-name="Road1" calcext:value="=&quot;03&quot;" calcext:base-cell-address="LAYERS.J16"/>
            <calcext:condition calcext:apply-style-name="Road2" calcext:value="=&quot;04&quot;" calcext:base-cell-address="LAYERS.J16"/>
            <calcext:condition calcext:apply-style-name="Wast" calcext:value="=&quot;05&quot;" calcext:base-cell-address="LAYERS.J16"/>
            <calcext:condition calcext:apply-style-name="Rock" calcext:value="=&quot;06&quot;" calcext:base-cell-address="LAYERS.J16"/>
            <calcext:condition calcext:apply-style-name="Water" calcext:value="=&quot;07&quot;" calcext:base-cell-address="LAYERS.J16"/>
            <calcext:condition calcext:apply-style-name="Empty" calcext:value="=&quot;08&quot;" calcext:base-cell-address="LAYERS.J16"/>
          </calcext:conditional-format>
          <calcext:conditional-format calcext:target-range-address="LAYERS.K16:LAYERS.K16">
            <calcext:condition calcext:apply-style-name="Empty" calcext:value="=&quot;00&quot;" calcext:base-cell-address="LAYERS.K16"/>
            <calcext:condition calcext:apply-style-name="Grass1" calcext:value="=&quot;01&quot;" calcext:base-cell-address="LAYERS.K16"/>
            <calcext:condition calcext:apply-style-name="Grass2" calcext:value="=&quot;02&quot;" calcext:base-cell-address="LAYERS.K16"/>
            <calcext:condition calcext:apply-style-name="Road1" calcext:value="=&quot;03&quot;" calcext:base-cell-address="LAYERS.K16"/>
            <calcext:condition calcext:apply-style-name="Road2" calcext:value="=&quot;04&quot;" calcext:base-cell-address="LAYERS.K16"/>
            <calcext:condition calcext:apply-style-name="Wast" calcext:value="=&quot;05&quot;" calcext:base-cell-address="LAYERS.K16"/>
            <calcext:condition calcext:apply-style-name="Rock" calcext:value="=&quot;06&quot;" calcext:base-cell-address="LAYERS.K16"/>
            <calcext:condition calcext:apply-style-name="Water" calcext:value="=&quot;07&quot;" calcext:base-cell-address="LAYERS.K16"/>
            <calcext:condition calcext:apply-style-name="Empty" calcext:value="=&quot;08&quot;" calcext:base-cell-address="LAYERS.K16"/>
          </calcext:conditional-format>
          <calcext:conditional-format calcext:target-range-address="LAYERS.L16:LAYERS.L16">
            <calcext:condition calcext:apply-style-name="Empty" calcext:value="=&quot;00&quot;" calcext:base-cell-address="LAYERS.L16"/>
            <calcext:condition calcext:apply-style-name="Grass1" calcext:value="=&quot;01&quot;" calcext:base-cell-address="LAYERS.L16"/>
            <calcext:condition calcext:apply-style-name="Grass2" calcext:value="=&quot;02&quot;" calcext:base-cell-address="LAYERS.L16"/>
            <calcext:condition calcext:apply-style-name="Road1" calcext:value="=&quot;03&quot;" calcext:base-cell-address="LAYERS.L16"/>
            <calcext:condition calcext:apply-style-name="Road2" calcext:value="=&quot;04&quot;" calcext:base-cell-address="LAYERS.L16"/>
            <calcext:condition calcext:apply-style-name="Wast" calcext:value="=&quot;05&quot;" calcext:base-cell-address="LAYERS.L16"/>
            <calcext:condition calcext:apply-style-name="Rock" calcext:value="=&quot;06&quot;" calcext:base-cell-address="LAYERS.L16"/>
            <calcext:condition calcext:apply-style-name="Water" calcext:value="=&quot;07&quot;" calcext:base-cell-address="LAYERS.L16"/>
            <calcext:condition calcext:apply-style-name="Empty" calcext:value="=&quot;08&quot;" calcext:base-cell-address="LAYERS.L16"/>
          </calcext:conditional-format>
          <calcext:conditional-format calcext:target-range-address="LAYERS.M16:LAYERS.M16">
            <calcext:condition calcext:apply-style-name="Empty" calcext:value="=&quot;00&quot;" calcext:base-cell-address="LAYERS.M16"/>
            <calcext:condition calcext:apply-style-name="Grass1" calcext:value="=&quot;01&quot;" calcext:base-cell-address="LAYERS.M16"/>
            <calcext:condition calcext:apply-style-name="Grass2" calcext:value="=&quot;02&quot;" calcext:base-cell-address="LAYERS.M16"/>
            <calcext:condition calcext:apply-style-name="Road1" calcext:value="=&quot;03&quot;" calcext:base-cell-address="LAYERS.M16"/>
            <calcext:condition calcext:apply-style-name="Road2" calcext:value="=&quot;04&quot;" calcext:base-cell-address="LAYERS.M16"/>
            <calcext:condition calcext:apply-style-name="Wast" calcext:value="=&quot;05&quot;" calcext:base-cell-address="LAYERS.M16"/>
            <calcext:condition calcext:apply-style-name="Rock" calcext:value="=&quot;06&quot;" calcext:base-cell-address="LAYERS.M16"/>
            <calcext:condition calcext:apply-style-name="Water" calcext:value="=&quot;07&quot;" calcext:base-cell-address="LAYERS.M16"/>
            <calcext:condition calcext:apply-style-name="Empty" calcext:value="=&quot;08&quot;" calcext:base-cell-address="LAYERS.M16"/>
          </calcext:conditional-format>
          <calcext:conditional-format calcext:target-range-address="LAYERS.N16:LAYERS.N16">
            <calcext:condition calcext:apply-style-name="Empty" calcext:value="=&quot;00&quot;" calcext:base-cell-address="LAYERS.N16"/>
            <calcext:condition calcext:apply-style-name="Grass1" calcext:value="=&quot;01&quot;" calcext:base-cell-address="LAYERS.N16"/>
            <calcext:condition calcext:apply-style-name="Grass2" calcext:value="=&quot;02&quot;" calcext:base-cell-address="LAYERS.N16"/>
            <calcext:condition calcext:apply-style-name="Road1" calcext:value="=&quot;03&quot;" calcext:base-cell-address="LAYERS.N16"/>
            <calcext:condition calcext:apply-style-name="Road2" calcext:value="=&quot;04&quot;" calcext:base-cell-address="LAYERS.N16"/>
            <calcext:condition calcext:apply-style-name="Wast" calcext:value="=&quot;05&quot;" calcext:base-cell-address="LAYERS.N16"/>
            <calcext:condition calcext:apply-style-name="Rock" calcext:value="=&quot;06&quot;" calcext:base-cell-address="LAYERS.N16"/>
            <calcext:condition calcext:apply-style-name="Water" calcext:value="=&quot;07&quot;" calcext:base-cell-address="LAYERS.N16"/>
            <calcext:condition calcext:apply-style-name="Empty" calcext:value="=&quot;08&quot;" calcext:base-cell-address="LAYERS.N16"/>
          </calcext:conditional-format>
          <calcext:conditional-format calcext:target-range-address="LAYERS.O16:LAYERS.O16">
            <calcext:condition calcext:apply-style-name="Empty" calcext:value="=&quot;00&quot;" calcext:base-cell-address="LAYERS.O16"/>
            <calcext:condition calcext:apply-style-name="Grass1" calcext:value="=&quot;01&quot;" calcext:base-cell-address="LAYERS.O16"/>
            <calcext:condition calcext:apply-style-name="Grass2" calcext:value="=&quot;02&quot;" calcext:base-cell-address="LAYERS.O16"/>
            <calcext:condition calcext:apply-style-name="Road1" calcext:value="=&quot;03&quot;" calcext:base-cell-address="LAYERS.O16"/>
            <calcext:condition calcext:apply-style-name="Road2" calcext:value="=&quot;04&quot;" calcext:base-cell-address="LAYERS.O16"/>
            <calcext:condition calcext:apply-style-name="Wast" calcext:value="=&quot;05&quot;" calcext:base-cell-address="LAYERS.O16"/>
            <calcext:condition calcext:apply-style-name="Rock" calcext:value="=&quot;06&quot;" calcext:base-cell-address="LAYERS.O16"/>
            <calcext:condition calcext:apply-style-name="Water" calcext:value="=&quot;07&quot;" calcext:base-cell-address="LAYERS.O16"/>
            <calcext:condition calcext:apply-style-name="Empty" calcext:value="=&quot;08&quot;" calcext:base-cell-address="LAYERS.O16"/>
          </calcext:conditional-format>
          <calcext:conditional-format calcext:target-range-address="LAYERS.I17:LAYERS.I17">
            <calcext:condition calcext:apply-style-name="Empty" calcext:value="=&quot;00&quot;" calcext:base-cell-address="LAYERS.I17"/>
            <calcext:condition calcext:apply-style-name="Grass1" calcext:value="=&quot;01&quot;" calcext:base-cell-address="LAYERS.I17"/>
            <calcext:condition calcext:apply-style-name="Grass2" calcext:value="=&quot;02&quot;" calcext:base-cell-address="LAYERS.I17"/>
            <calcext:condition calcext:apply-style-name="Road1" calcext:value="=&quot;03&quot;" calcext:base-cell-address="LAYERS.I17"/>
            <calcext:condition calcext:apply-style-name="Road2" calcext:value="=&quot;04&quot;" calcext:base-cell-address="LAYERS.I17"/>
            <calcext:condition calcext:apply-style-name="Wast" calcext:value="=&quot;05&quot;" calcext:base-cell-address="LAYERS.I17"/>
            <calcext:condition calcext:apply-style-name="Rock" calcext:value="=&quot;06&quot;" calcext:base-cell-address="LAYERS.I17"/>
            <calcext:condition calcext:apply-style-name="Water" calcext:value="=&quot;07&quot;" calcext:base-cell-address="LAYERS.I17"/>
            <calcext:condition calcext:apply-style-name="Empty" calcext:value="=&quot;08&quot;" calcext:base-cell-address="LAYERS.I17"/>
          </calcext:conditional-format>
          <calcext:conditional-format calcext:target-range-address="LAYERS.J17:LAYERS.J17">
            <calcext:condition calcext:apply-style-name="Empty" calcext:value="=&quot;00&quot;" calcext:base-cell-address="LAYERS.J17"/>
            <calcext:condition calcext:apply-style-name="Grass1" calcext:value="=&quot;01&quot;" calcext:base-cell-address="LAYERS.J17"/>
            <calcext:condition calcext:apply-style-name="Grass2" calcext:value="=&quot;02&quot;" calcext:base-cell-address="LAYERS.J17"/>
            <calcext:condition calcext:apply-style-name="Road1" calcext:value="=&quot;03&quot;" calcext:base-cell-address="LAYERS.J17"/>
            <calcext:condition calcext:apply-style-name="Road2" calcext:value="=&quot;04&quot;" calcext:base-cell-address="LAYERS.J17"/>
            <calcext:condition calcext:apply-style-name="Wast" calcext:value="=&quot;05&quot;" calcext:base-cell-address="LAYERS.J17"/>
            <calcext:condition calcext:apply-style-name="Rock" calcext:value="=&quot;06&quot;" calcext:base-cell-address="LAYERS.J17"/>
            <calcext:condition calcext:apply-style-name="Water" calcext:value="=&quot;07&quot;" calcext:base-cell-address="LAYERS.J17"/>
            <calcext:condition calcext:apply-style-name="Empty" calcext:value="=&quot;08&quot;" calcext:base-cell-address="LAYERS.J17"/>
          </calcext:conditional-format>
          <calcext:conditional-format calcext:target-range-address="LAYERS.K17:LAYERS.K17">
            <calcext:condition calcext:apply-style-name="Empty" calcext:value="=&quot;00&quot;" calcext:base-cell-address="LAYERS.K17"/>
            <calcext:condition calcext:apply-style-name="Grass1" calcext:value="=&quot;01&quot;" calcext:base-cell-address="LAYERS.K17"/>
            <calcext:condition calcext:apply-style-name="Grass2" calcext:value="=&quot;02&quot;" calcext:base-cell-address="LAYERS.K17"/>
            <calcext:condition calcext:apply-style-name="Road1" calcext:value="=&quot;03&quot;" calcext:base-cell-address="LAYERS.K17"/>
            <calcext:condition calcext:apply-style-name="Road2" calcext:value="=&quot;04&quot;" calcext:base-cell-address="LAYERS.K17"/>
            <calcext:condition calcext:apply-style-name="Wast" calcext:value="=&quot;05&quot;" calcext:base-cell-address="LAYERS.K17"/>
            <calcext:condition calcext:apply-style-name="Rock" calcext:value="=&quot;06&quot;" calcext:base-cell-address="LAYERS.K17"/>
            <calcext:condition calcext:apply-style-name="Water" calcext:value="=&quot;07&quot;" calcext:base-cell-address="LAYERS.K17"/>
            <calcext:condition calcext:apply-style-name="Empty" calcext:value="=&quot;08&quot;" calcext:base-cell-address="LAYERS.K17"/>
          </calcext:conditional-format>
          <calcext:conditional-format calcext:target-range-address="LAYERS.L17:LAYERS.L17">
            <calcext:condition calcext:apply-style-name="Empty" calcext:value="=&quot;00&quot;" calcext:base-cell-address="LAYERS.L17"/>
            <calcext:condition calcext:apply-style-name="Grass1" calcext:value="=&quot;01&quot;" calcext:base-cell-address="LAYERS.L17"/>
            <calcext:condition calcext:apply-style-name="Grass2" calcext:value="=&quot;02&quot;" calcext:base-cell-address="LAYERS.L17"/>
            <calcext:condition calcext:apply-style-name="Road1" calcext:value="=&quot;03&quot;" calcext:base-cell-address="LAYERS.L17"/>
            <calcext:condition calcext:apply-style-name="Road2" calcext:value="=&quot;04&quot;" calcext:base-cell-address="LAYERS.L17"/>
            <calcext:condition calcext:apply-style-name="Wast" calcext:value="=&quot;05&quot;" calcext:base-cell-address="LAYERS.L17"/>
            <calcext:condition calcext:apply-style-name="Rock" calcext:value="=&quot;06&quot;" calcext:base-cell-address="LAYERS.L17"/>
            <calcext:condition calcext:apply-style-name="Water" calcext:value="=&quot;07&quot;" calcext:base-cell-address="LAYERS.L17"/>
            <calcext:condition calcext:apply-style-name="Empty" calcext:value="=&quot;08&quot;" calcext:base-cell-address="LAYERS.L17"/>
          </calcext:conditional-format>
          <calcext:conditional-format calcext:target-range-address="LAYERS.M17:LAYERS.M17">
            <calcext:condition calcext:apply-style-name="Empty" calcext:value="=&quot;00&quot;" calcext:base-cell-address="LAYERS.M17"/>
            <calcext:condition calcext:apply-style-name="Grass1" calcext:value="=&quot;01&quot;" calcext:base-cell-address="LAYERS.M17"/>
            <calcext:condition calcext:apply-style-name="Grass2" calcext:value="=&quot;02&quot;" calcext:base-cell-address="LAYERS.M17"/>
            <calcext:condition calcext:apply-style-name="Road1" calcext:value="=&quot;03&quot;" calcext:base-cell-address="LAYERS.M17"/>
            <calcext:condition calcext:apply-style-name="Road2" calcext:value="=&quot;04&quot;" calcext:base-cell-address="LAYERS.M17"/>
            <calcext:condition calcext:apply-style-name="Wast" calcext:value="=&quot;05&quot;" calcext:base-cell-address="LAYERS.M17"/>
            <calcext:condition calcext:apply-style-name="Rock" calcext:value="=&quot;06&quot;" calcext:base-cell-address="LAYERS.M17"/>
            <calcext:condition calcext:apply-style-name="Water" calcext:value="=&quot;07&quot;" calcext:base-cell-address="LAYERS.M17"/>
            <calcext:condition calcext:apply-style-name="Empty" calcext:value="=&quot;08&quot;" calcext:base-cell-address="LAYERS.M17"/>
          </calcext:conditional-format>
          <calcext:conditional-format calcext:target-range-address="LAYERS.N17:LAYERS.N17">
            <calcext:condition calcext:apply-style-name="Empty" calcext:value="=&quot;00&quot;" calcext:base-cell-address="LAYERS.N17"/>
            <calcext:condition calcext:apply-style-name="Grass1" calcext:value="=&quot;01&quot;" calcext:base-cell-address="LAYERS.N17"/>
            <calcext:condition calcext:apply-style-name="Grass2" calcext:value="=&quot;02&quot;" calcext:base-cell-address="LAYERS.N17"/>
            <calcext:condition calcext:apply-style-name="Road1" calcext:value="=&quot;03&quot;" calcext:base-cell-address="LAYERS.N17"/>
            <calcext:condition calcext:apply-style-name="Road2" calcext:value="=&quot;04&quot;" calcext:base-cell-address="LAYERS.N17"/>
            <calcext:condition calcext:apply-style-name="Wast" calcext:value="=&quot;05&quot;" calcext:base-cell-address="LAYERS.N17"/>
            <calcext:condition calcext:apply-style-name="Rock" calcext:value="=&quot;06&quot;" calcext:base-cell-address="LAYERS.N17"/>
            <calcext:condition calcext:apply-style-name="Water" calcext:value="=&quot;07&quot;" calcext:base-cell-address="LAYERS.N17"/>
            <calcext:condition calcext:apply-style-name="Empty" calcext:value="=&quot;08&quot;" calcext:base-cell-address="LAYERS.N17"/>
          </calcext:conditional-format>
          <calcext:conditional-format calcext:target-range-address="LAYERS.O17:LAYERS.O17">
            <calcext:condition calcext:apply-style-name="Empty" calcext:value="=&quot;00&quot;" calcext:base-cell-address="LAYERS.O17"/>
            <calcext:condition calcext:apply-style-name="Grass1" calcext:value="=&quot;01&quot;" calcext:base-cell-address="LAYERS.O17"/>
            <calcext:condition calcext:apply-style-name="Grass2" calcext:value="=&quot;02&quot;" calcext:base-cell-address="LAYERS.O17"/>
            <calcext:condition calcext:apply-style-name="Road1" calcext:value="=&quot;03&quot;" calcext:base-cell-address="LAYERS.O17"/>
            <calcext:condition calcext:apply-style-name="Road2" calcext:value="=&quot;04&quot;" calcext:base-cell-address="LAYERS.O17"/>
            <calcext:condition calcext:apply-style-name="Wast" calcext:value="=&quot;05&quot;" calcext:base-cell-address="LAYERS.O17"/>
            <calcext:condition calcext:apply-style-name="Rock" calcext:value="=&quot;06&quot;" calcext:base-cell-address="LAYERS.O17"/>
            <calcext:condition calcext:apply-style-name="Water" calcext:value="=&quot;07&quot;" calcext:base-cell-address="LAYERS.O17"/>
            <calcext:condition calcext:apply-style-name="Empty" calcext:value="=&quot;08&quot;" calcext:base-cell-address="LAYERS.O17"/>
          </calcext:conditional-format>
          <calcext:conditional-format calcext:target-range-address="LAYERS.I18:LAYERS.I18">
            <calcext:condition calcext:apply-style-name="Empty" calcext:value="=&quot;00&quot;" calcext:base-cell-address="LAYERS.I18"/>
            <calcext:condition calcext:apply-style-name="Grass1" calcext:value="=&quot;01&quot;" calcext:base-cell-address="LAYERS.I18"/>
            <calcext:condition calcext:apply-style-name="Grass2" calcext:value="=&quot;02&quot;" calcext:base-cell-address="LAYERS.I18"/>
            <calcext:condition calcext:apply-style-name="Road1" calcext:value="=&quot;03&quot;" calcext:base-cell-address="LAYERS.I18"/>
            <calcext:condition calcext:apply-style-name="Road2" calcext:value="=&quot;04&quot;" calcext:base-cell-address="LAYERS.I18"/>
            <calcext:condition calcext:apply-style-name="Wast" calcext:value="=&quot;05&quot;" calcext:base-cell-address="LAYERS.I18"/>
            <calcext:condition calcext:apply-style-name="Rock" calcext:value="=&quot;06&quot;" calcext:base-cell-address="LAYERS.I18"/>
            <calcext:condition calcext:apply-style-name="Water" calcext:value="=&quot;07&quot;" calcext:base-cell-address="LAYERS.I18"/>
            <calcext:condition calcext:apply-style-name="Empty" calcext:value="=&quot;08&quot;" calcext:base-cell-address="LAYERS.I18"/>
          </calcext:conditional-format>
          <calcext:conditional-format calcext:target-range-address="LAYERS.J18:LAYERS.J18">
            <calcext:condition calcext:apply-style-name="Empty" calcext:value="=&quot;00&quot;" calcext:base-cell-address="LAYERS.J18"/>
            <calcext:condition calcext:apply-style-name="Grass1" calcext:value="=&quot;01&quot;" calcext:base-cell-address="LAYERS.J18"/>
            <calcext:condition calcext:apply-style-name="Grass2" calcext:value="=&quot;02&quot;" calcext:base-cell-address="LAYERS.J18"/>
            <calcext:condition calcext:apply-style-name="Road1" calcext:value="=&quot;03&quot;" calcext:base-cell-address="LAYERS.J18"/>
            <calcext:condition calcext:apply-style-name="Road2" calcext:value="=&quot;04&quot;" calcext:base-cell-address="LAYERS.J18"/>
            <calcext:condition calcext:apply-style-name="Wast" calcext:value="=&quot;05&quot;" calcext:base-cell-address="LAYERS.J18"/>
            <calcext:condition calcext:apply-style-name="Rock" calcext:value="=&quot;06&quot;" calcext:base-cell-address="LAYERS.J18"/>
            <calcext:condition calcext:apply-style-name="Water" calcext:value="=&quot;07&quot;" calcext:base-cell-address="LAYERS.J18"/>
            <calcext:condition calcext:apply-style-name="Empty" calcext:value="=&quot;08&quot;" calcext:base-cell-address="LAYERS.J18"/>
          </calcext:conditional-format>
          <calcext:conditional-format calcext:target-range-address="LAYERS.K18:LAYERS.K18">
            <calcext:condition calcext:apply-style-name="Empty" calcext:value="=&quot;00&quot;" calcext:base-cell-address="LAYERS.K18"/>
            <calcext:condition calcext:apply-style-name="Grass1" calcext:value="=&quot;01&quot;" calcext:base-cell-address="LAYERS.K18"/>
            <calcext:condition calcext:apply-style-name="Grass2" calcext:value="=&quot;02&quot;" calcext:base-cell-address="LAYERS.K18"/>
            <calcext:condition calcext:apply-style-name="Road1" calcext:value="=&quot;03&quot;" calcext:base-cell-address="LAYERS.K18"/>
            <calcext:condition calcext:apply-style-name="Road2" calcext:value="=&quot;04&quot;" calcext:base-cell-address="LAYERS.K18"/>
            <calcext:condition calcext:apply-style-name="Wast" calcext:value="=&quot;05&quot;" calcext:base-cell-address="LAYERS.K18"/>
            <calcext:condition calcext:apply-style-name="Rock" calcext:value="=&quot;06&quot;" calcext:base-cell-address="LAYERS.K18"/>
            <calcext:condition calcext:apply-style-name="Water" calcext:value="=&quot;07&quot;" calcext:base-cell-address="LAYERS.K18"/>
            <calcext:condition calcext:apply-style-name="Empty" calcext:value="=&quot;08&quot;" calcext:base-cell-address="LAYERS.K18"/>
          </calcext:conditional-format>
          <calcext:conditional-format calcext:target-range-address="LAYERS.L18:LAYERS.L18">
            <calcext:condition calcext:apply-style-name="Empty" calcext:value="=&quot;00&quot;" calcext:base-cell-address="LAYERS.L18"/>
            <calcext:condition calcext:apply-style-name="Grass1" calcext:value="=&quot;01&quot;" calcext:base-cell-address="LAYERS.L18"/>
            <calcext:condition calcext:apply-style-name="Grass2" calcext:value="=&quot;02&quot;" calcext:base-cell-address="LAYERS.L18"/>
            <calcext:condition calcext:apply-style-name="Road1" calcext:value="=&quot;03&quot;" calcext:base-cell-address="LAYERS.L18"/>
            <calcext:condition calcext:apply-style-name="Road2" calcext:value="=&quot;04&quot;" calcext:base-cell-address="LAYERS.L18"/>
            <calcext:condition calcext:apply-style-name="Wast" calcext:value="=&quot;05&quot;" calcext:base-cell-address="LAYERS.L18"/>
            <calcext:condition calcext:apply-style-name="Rock" calcext:value="=&quot;06&quot;" calcext:base-cell-address="LAYERS.L18"/>
            <calcext:condition calcext:apply-style-name="Water" calcext:value="=&quot;07&quot;" calcext:base-cell-address="LAYERS.L18"/>
            <calcext:condition calcext:apply-style-name="Empty" calcext:value="=&quot;08&quot;" calcext:base-cell-address="LAYERS.L18"/>
          </calcext:conditional-format>
          <calcext:conditional-format calcext:target-range-address="LAYERS.M18:LAYERS.M18">
            <calcext:condition calcext:apply-style-name="Empty" calcext:value="=&quot;00&quot;" calcext:base-cell-address="LAYERS.M18"/>
            <calcext:condition calcext:apply-style-name="Grass1" calcext:value="=&quot;01&quot;" calcext:base-cell-address="LAYERS.M18"/>
            <calcext:condition calcext:apply-style-name="Grass2" calcext:value="=&quot;02&quot;" calcext:base-cell-address="LAYERS.M18"/>
            <calcext:condition calcext:apply-style-name="Road1" calcext:value="=&quot;03&quot;" calcext:base-cell-address="LAYERS.M18"/>
            <calcext:condition calcext:apply-style-name="Road2" calcext:value="=&quot;04&quot;" calcext:base-cell-address="LAYERS.M18"/>
            <calcext:condition calcext:apply-style-name="Wast" calcext:value="=&quot;05&quot;" calcext:base-cell-address="LAYERS.M18"/>
            <calcext:condition calcext:apply-style-name="Rock" calcext:value="=&quot;06&quot;" calcext:base-cell-address="LAYERS.M18"/>
            <calcext:condition calcext:apply-style-name="Water" calcext:value="=&quot;07&quot;" calcext:base-cell-address="LAYERS.M18"/>
            <calcext:condition calcext:apply-style-name="Empty" calcext:value="=&quot;08&quot;" calcext:base-cell-address="LAYERS.M18"/>
          </calcext:conditional-format>
          <calcext:conditional-format calcext:target-range-address="LAYERS.N18:LAYERS.N18">
            <calcext:condition calcext:apply-style-name="Empty" calcext:value="=&quot;00&quot;" calcext:base-cell-address="LAYERS.N18"/>
            <calcext:condition calcext:apply-style-name="Grass1" calcext:value="=&quot;01&quot;" calcext:base-cell-address="LAYERS.N18"/>
            <calcext:condition calcext:apply-style-name="Grass2" calcext:value="=&quot;02&quot;" calcext:base-cell-address="LAYERS.N18"/>
            <calcext:condition calcext:apply-style-name="Road1" calcext:value="=&quot;03&quot;" calcext:base-cell-address="LAYERS.N18"/>
            <calcext:condition calcext:apply-style-name="Road2" calcext:value="=&quot;04&quot;" calcext:base-cell-address="LAYERS.N18"/>
            <calcext:condition calcext:apply-style-name="Wast" calcext:value="=&quot;05&quot;" calcext:base-cell-address="LAYERS.N18"/>
            <calcext:condition calcext:apply-style-name="Rock" calcext:value="=&quot;06&quot;" calcext:base-cell-address="LAYERS.N18"/>
            <calcext:condition calcext:apply-style-name="Water" calcext:value="=&quot;07&quot;" calcext:base-cell-address="LAYERS.N18"/>
            <calcext:condition calcext:apply-style-name="Empty" calcext:value="=&quot;08&quot;" calcext:base-cell-address="LAYERS.N18"/>
          </calcext:conditional-format>
          <calcext:conditional-format calcext:target-range-address="LAYERS.O18:LAYERS.O18">
            <calcext:condition calcext:apply-style-name="Empty" calcext:value="=&quot;00&quot;" calcext:base-cell-address="LAYERS.O18"/>
            <calcext:condition calcext:apply-style-name="Grass1" calcext:value="=&quot;01&quot;" calcext:base-cell-address="LAYERS.O18"/>
            <calcext:condition calcext:apply-style-name="Grass2" calcext:value="=&quot;02&quot;" calcext:base-cell-address="LAYERS.O18"/>
            <calcext:condition calcext:apply-style-name="Road1" calcext:value="=&quot;03&quot;" calcext:base-cell-address="LAYERS.O18"/>
            <calcext:condition calcext:apply-style-name="Road2" calcext:value="=&quot;04&quot;" calcext:base-cell-address="LAYERS.O18"/>
            <calcext:condition calcext:apply-style-name="Wast" calcext:value="=&quot;05&quot;" calcext:base-cell-address="LAYERS.O18"/>
            <calcext:condition calcext:apply-style-name="Rock" calcext:value="=&quot;06&quot;" calcext:base-cell-address="LAYERS.O18"/>
            <calcext:condition calcext:apply-style-name="Water" calcext:value="=&quot;07&quot;" calcext:base-cell-address="LAYERS.O18"/>
            <calcext:condition calcext:apply-style-name="Empty" calcext:value="=&quot;08&quot;" calcext:base-cell-address="LAYERS.O18"/>
          </calcext:conditional-format>
          <calcext:conditional-format calcext:target-range-address="LAYERS.I19:LAYERS.I19">
            <calcext:condition calcext:apply-style-name="Empty" calcext:value="=&quot;00&quot;" calcext:base-cell-address="LAYERS.I19"/>
            <calcext:condition calcext:apply-style-name="Grass1" calcext:value="=&quot;01&quot;" calcext:base-cell-address="LAYERS.I19"/>
            <calcext:condition calcext:apply-style-name="Grass2" calcext:value="=&quot;02&quot;" calcext:base-cell-address="LAYERS.I19"/>
            <calcext:condition calcext:apply-style-name="Road1" calcext:value="=&quot;03&quot;" calcext:base-cell-address="LAYERS.I19"/>
            <calcext:condition calcext:apply-style-name="Road2" calcext:value="=&quot;04&quot;" calcext:base-cell-address="LAYERS.I19"/>
            <calcext:condition calcext:apply-style-name="Wast" calcext:value="=&quot;05&quot;" calcext:base-cell-address="LAYERS.I19"/>
            <calcext:condition calcext:apply-style-name="Rock" calcext:value="=&quot;06&quot;" calcext:base-cell-address="LAYERS.I19"/>
            <calcext:condition calcext:apply-style-name="Water" calcext:value="=&quot;07&quot;" calcext:base-cell-address="LAYERS.I19"/>
            <calcext:condition calcext:apply-style-name="Empty" calcext:value="=&quot;08&quot;" calcext:base-cell-address="LAYERS.I19"/>
          </calcext:conditional-format>
          <calcext:conditional-format calcext:target-range-address="LAYERS.J19:LAYERS.J19">
            <calcext:condition calcext:apply-style-name="Empty" calcext:value="=&quot;00&quot;" calcext:base-cell-address="LAYERS.J19"/>
            <calcext:condition calcext:apply-style-name="Grass1" calcext:value="=&quot;01&quot;" calcext:base-cell-address="LAYERS.J19"/>
            <calcext:condition calcext:apply-style-name="Grass2" calcext:value="=&quot;02&quot;" calcext:base-cell-address="LAYERS.J19"/>
            <calcext:condition calcext:apply-style-name="Road1" calcext:value="=&quot;03&quot;" calcext:base-cell-address="LAYERS.J19"/>
            <calcext:condition calcext:apply-style-name="Road2" calcext:value="=&quot;04&quot;" calcext:base-cell-address="LAYERS.J19"/>
            <calcext:condition calcext:apply-style-name="Wast" calcext:value="=&quot;05&quot;" calcext:base-cell-address="LAYERS.J19"/>
            <calcext:condition calcext:apply-style-name="Rock" calcext:value="=&quot;06&quot;" calcext:base-cell-address="LAYERS.J19"/>
            <calcext:condition calcext:apply-style-name="Water" calcext:value="=&quot;07&quot;" calcext:base-cell-address="LAYERS.J19"/>
            <calcext:condition calcext:apply-style-name="Empty" calcext:value="=&quot;08&quot;" calcext:base-cell-address="LAYERS.J19"/>
          </calcext:conditional-format>
          <calcext:conditional-format calcext:target-range-address="LAYERS.K19:LAYERS.K19">
            <calcext:condition calcext:apply-style-name="Empty" calcext:value="=&quot;00&quot;" calcext:base-cell-address="LAYERS.K19"/>
            <calcext:condition calcext:apply-style-name="Grass1" calcext:value="=&quot;01&quot;" calcext:base-cell-address="LAYERS.K19"/>
            <calcext:condition calcext:apply-style-name="Grass2" calcext:value="=&quot;02&quot;" calcext:base-cell-address="LAYERS.K19"/>
            <calcext:condition calcext:apply-style-name="Road1" calcext:value="=&quot;03&quot;" calcext:base-cell-address="LAYERS.K19"/>
            <calcext:condition calcext:apply-style-name="Road2" calcext:value="=&quot;04&quot;" calcext:base-cell-address="LAYERS.K19"/>
            <calcext:condition calcext:apply-style-name="Wast" calcext:value="=&quot;05&quot;" calcext:base-cell-address="LAYERS.K19"/>
            <calcext:condition calcext:apply-style-name="Rock" calcext:value="=&quot;06&quot;" calcext:base-cell-address="LAYERS.K19"/>
            <calcext:condition calcext:apply-style-name="Water" calcext:value="=&quot;07&quot;" calcext:base-cell-address="LAYERS.K19"/>
            <calcext:condition calcext:apply-style-name="Empty" calcext:value="=&quot;08&quot;" calcext:base-cell-address="LAYERS.K19"/>
          </calcext:conditional-format>
          <calcext:conditional-format calcext:target-range-address="LAYERS.L19:LAYERS.L19">
            <calcext:condition calcext:apply-style-name="Empty" calcext:value="=&quot;00&quot;" calcext:base-cell-address="LAYERS.L19"/>
            <calcext:condition calcext:apply-style-name="Grass1" calcext:value="=&quot;01&quot;" calcext:base-cell-address="LAYERS.L19"/>
            <calcext:condition calcext:apply-style-name="Grass2" calcext:value="=&quot;02&quot;" calcext:base-cell-address="LAYERS.L19"/>
            <calcext:condition calcext:apply-style-name="Road1" calcext:value="=&quot;03&quot;" calcext:base-cell-address="LAYERS.L19"/>
            <calcext:condition calcext:apply-style-name="Road2" calcext:value="=&quot;04&quot;" calcext:base-cell-address="LAYERS.L19"/>
            <calcext:condition calcext:apply-style-name="Wast" calcext:value="=&quot;05&quot;" calcext:base-cell-address="LAYERS.L19"/>
            <calcext:condition calcext:apply-style-name="Rock" calcext:value="=&quot;06&quot;" calcext:base-cell-address="LAYERS.L19"/>
            <calcext:condition calcext:apply-style-name="Water" calcext:value="=&quot;07&quot;" calcext:base-cell-address="LAYERS.L19"/>
            <calcext:condition calcext:apply-style-name="Empty" calcext:value="=&quot;08&quot;" calcext:base-cell-address="LAYERS.L19"/>
          </calcext:conditional-format>
          <calcext:conditional-format calcext:target-range-address="LAYERS.M19:LAYERS.M19">
            <calcext:condition calcext:apply-style-name="Empty" calcext:value="=&quot;00&quot;" calcext:base-cell-address="LAYERS.M19"/>
            <calcext:condition calcext:apply-style-name="Grass1" calcext:value="=&quot;01&quot;" calcext:base-cell-address="LAYERS.M19"/>
            <calcext:condition calcext:apply-style-name="Grass2" calcext:value="=&quot;02&quot;" calcext:base-cell-address="LAYERS.M19"/>
            <calcext:condition calcext:apply-style-name="Road1" calcext:value="=&quot;03&quot;" calcext:base-cell-address="LAYERS.M19"/>
            <calcext:condition calcext:apply-style-name="Road2" calcext:value="=&quot;04&quot;" calcext:base-cell-address="LAYERS.M19"/>
            <calcext:condition calcext:apply-style-name="Wast" calcext:value="=&quot;05&quot;" calcext:base-cell-address="LAYERS.M19"/>
            <calcext:condition calcext:apply-style-name="Rock" calcext:value="=&quot;06&quot;" calcext:base-cell-address="LAYERS.M19"/>
            <calcext:condition calcext:apply-style-name="Water" calcext:value="=&quot;07&quot;" calcext:base-cell-address="LAYERS.M19"/>
            <calcext:condition calcext:apply-style-name="Empty" calcext:value="=&quot;08&quot;" calcext:base-cell-address="LAYERS.M19"/>
          </calcext:conditional-format>
          <calcext:conditional-format calcext:target-range-address="LAYERS.N19:LAYERS.N19">
            <calcext:condition calcext:apply-style-name="Empty" calcext:value="=&quot;00&quot;" calcext:base-cell-address="LAYERS.N19"/>
            <calcext:condition calcext:apply-style-name="Grass1" calcext:value="=&quot;01&quot;" calcext:base-cell-address="LAYERS.N19"/>
            <calcext:condition calcext:apply-style-name="Grass2" calcext:value="=&quot;02&quot;" calcext:base-cell-address="LAYERS.N19"/>
            <calcext:condition calcext:apply-style-name="Road1" calcext:value="=&quot;03&quot;" calcext:base-cell-address="LAYERS.N19"/>
            <calcext:condition calcext:apply-style-name="Road2" calcext:value="=&quot;04&quot;" calcext:base-cell-address="LAYERS.N19"/>
            <calcext:condition calcext:apply-style-name="Wast" calcext:value="=&quot;05&quot;" calcext:base-cell-address="LAYERS.N19"/>
            <calcext:condition calcext:apply-style-name="Rock" calcext:value="=&quot;06&quot;" calcext:base-cell-address="LAYERS.N19"/>
            <calcext:condition calcext:apply-style-name="Water" calcext:value="=&quot;07&quot;" calcext:base-cell-address="LAYERS.N19"/>
            <calcext:condition calcext:apply-style-name="Empty" calcext:value="=&quot;08&quot;" calcext:base-cell-address="LAYERS.N19"/>
          </calcext:conditional-format>
          <calcext:conditional-format calcext:target-range-address="LAYERS.O19:LAYERS.O19">
            <calcext:condition calcext:apply-style-name="Empty" calcext:value="=&quot;00&quot;" calcext:base-cell-address="LAYERS.O19"/>
            <calcext:condition calcext:apply-style-name="Grass1" calcext:value="=&quot;01&quot;" calcext:base-cell-address="LAYERS.O19"/>
            <calcext:condition calcext:apply-style-name="Grass2" calcext:value="=&quot;02&quot;" calcext:base-cell-address="LAYERS.O19"/>
            <calcext:condition calcext:apply-style-name="Road1" calcext:value="=&quot;03&quot;" calcext:base-cell-address="LAYERS.O19"/>
            <calcext:condition calcext:apply-style-name="Road2" calcext:value="=&quot;04&quot;" calcext:base-cell-address="LAYERS.O19"/>
            <calcext:condition calcext:apply-style-name="Wast" calcext:value="=&quot;05&quot;" calcext:base-cell-address="LAYERS.O19"/>
            <calcext:condition calcext:apply-style-name="Rock" calcext:value="=&quot;06&quot;" calcext:base-cell-address="LAYERS.O19"/>
            <calcext:condition calcext:apply-style-name="Water" calcext:value="=&quot;07&quot;" calcext:base-cell-address="LAYERS.O19"/>
            <calcext:condition calcext:apply-style-name="Empty" calcext:value="=&quot;08&quot;" calcext:base-cell-address="LAYERS.O19"/>
          </calcext:conditional-format>
          <calcext:conditional-format calcext:target-range-address="LAYERS.I20:LAYERS.I20">
            <calcext:condition calcext:apply-style-name="Empty" calcext:value="=&quot;00&quot;" calcext:base-cell-address="LAYERS.I20"/>
            <calcext:condition calcext:apply-style-name="Grass1" calcext:value="=&quot;01&quot;" calcext:base-cell-address="LAYERS.I20"/>
            <calcext:condition calcext:apply-style-name="Grass2" calcext:value="=&quot;02&quot;" calcext:base-cell-address="LAYERS.I20"/>
            <calcext:condition calcext:apply-style-name="Road1" calcext:value="=&quot;03&quot;" calcext:base-cell-address="LAYERS.I20"/>
            <calcext:condition calcext:apply-style-name="Road2" calcext:value="=&quot;04&quot;" calcext:base-cell-address="LAYERS.I20"/>
            <calcext:condition calcext:apply-style-name="Wast" calcext:value="=&quot;05&quot;" calcext:base-cell-address="LAYERS.I20"/>
            <calcext:condition calcext:apply-style-name="Rock" calcext:value="=&quot;06&quot;" calcext:base-cell-address="LAYERS.I20"/>
            <calcext:condition calcext:apply-style-name="Water" calcext:value="=&quot;07&quot;" calcext:base-cell-address="LAYERS.I20"/>
            <calcext:condition calcext:apply-style-name="Empty" calcext:value="=&quot;08&quot;" calcext:base-cell-address="LAYERS.I20"/>
          </calcext:conditional-format>
          <calcext:conditional-format calcext:target-range-address="LAYERS.J20:LAYERS.J20">
            <calcext:condition calcext:apply-style-name="Empty" calcext:value="=&quot;00&quot;" calcext:base-cell-address="LAYERS.J20"/>
            <calcext:condition calcext:apply-style-name="Grass1" calcext:value="=&quot;01&quot;" calcext:base-cell-address="LAYERS.J20"/>
            <calcext:condition calcext:apply-style-name="Grass2" calcext:value="=&quot;02&quot;" calcext:base-cell-address="LAYERS.J20"/>
            <calcext:condition calcext:apply-style-name="Road1" calcext:value="=&quot;03&quot;" calcext:base-cell-address="LAYERS.J20"/>
            <calcext:condition calcext:apply-style-name="Road2" calcext:value="=&quot;04&quot;" calcext:base-cell-address="LAYERS.J20"/>
            <calcext:condition calcext:apply-style-name="Wast" calcext:value="=&quot;05&quot;" calcext:base-cell-address="LAYERS.J20"/>
            <calcext:condition calcext:apply-style-name="Rock" calcext:value="=&quot;06&quot;" calcext:base-cell-address="LAYERS.J20"/>
            <calcext:condition calcext:apply-style-name="Water" calcext:value="=&quot;07&quot;" calcext:base-cell-address="LAYERS.J20"/>
            <calcext:condition calcext:apply-style-name="Empty" calcext:value="=&quot;08&quot;" calcext:base-cell-address="LAYERS.J20"/>
          </calcext:conditional-format>
          <calcext:conditional-format calcext:target-range-address="LAYERS.K20:LAYERS.K20">
            <calcext:condition calcext:apply-style-name="Empty" calcext:value="=&quot;00&quot;" calcext:base-cell-address="LAYERS.K20"/>
            <calcext:condition calcext:apply-style-name="Grass1" calcext:value="=&quot;01&quot;" calcext:base-cell-address="LAYERS.K20"/>
            <calcext:condition calcext:apply-style-name="Grass2" calcext:value="=&quot;02&quot;" calcext:base-cell-address="LAYERS.K20"/>
            <calcext:condition calcext:apply-style-name="Road1" calcext:value="=&quot;03&quot;" calcext:base-cell-address="LAYERS.K20"/>
            <calcext:condition calcext:apply-style-name="Road2" calcext:value="=&quot;04&quot;" calcext:base-cell-address="LAYERS.K20"/>
            <calcext:condition calcext:apply-style-name="Wast" calcext:value="=&quot;05&quot;" calcext:base-cell-address="LAYERS.K20"/>
            <calcext:condition calcext:apply-style-name="Rock" calcext:value="=&quot;06&quot;" calcext:base-cell-address="LAYERS.K20"/>
            <calcext:condition calcext:apply-style-name="Water" calcext:value="=&quot;07&quot;" calcext:base-cell-address="LAYERS.K20"/>
            <calcext:condition calcext:apply-style-name="Empty" calcext:value="=&quot;08&quot;" calcext:base-cell-address="LAYERS.K20"/>
          </calcext:conditional-format>
          <calcext:conditional-format calcext:target-range-address="LAYERS.L20:LAYERS.L20">
            <calcext:condition calcext:apply-style-name="Empty" calcext:value="=&quot;00&quot;" calcext:base-cell-address="LAYERS.L20"/>
            <calcext:condition calcext:apply-style-name="Grass1" calcext:value="=&quot;01&quot;" calcext:base-cell-address="LAYERS.L20"/>
            <calcext:condition calcext:apply-style-name="Grass2" calcext:value="=&quot;02&quot;" calcext:base-cell-address="LAYERS.L20"/>
            <calcext:condition calcext:apply-style-name="Road1" calcext:value="=&quot;03&quot;" calcext:base-cell-address="LAYERS.L20"/>
            <calcext:condition calcext:apply-style-name="Road2" calcext:value="=&quot;04&quot;" calcext:base-cell-address="LAYERS.L20"/>
            <calcext:condition calcext:apply-style-name="Wast" calcext:value="=&quot;05&quot;" calcext:base-cell-address="LAYERS.L20"/>
            <calcext:condition calcext:apply-style-name="Rock" calcext:value="=&quot;06&quot;" calcext:base-cell-address="LAYERS.L20"/>
            <calcext:condition calcext:apply-style-name="Water" calcext:value="=&quot;07&quot;" calcext:base-cell-address="LAYERS.L20"/>
            <calcext:condition calcext:apply-style-name="Empty" calcext:value="=&quot;08&quot;" calcext:base-cell-address="LAYERS.L20"/>
          </calcext:conditional-format>
          <calcext:conditional-format calcext:target-range-address="LAYERS.M20:LAYERS.M20">
            <calcext:condition calcext:apply-style-name="Empty" calcext:value="=&quot;00&quot;" calcext:base-cell-address="LAYERS.M20"/>
            <calcext:condition calcext:apply-style-name="Grass1" calcext:value="=&quot;01&quot;" calcext:base-cell-address="LAYERS.M20"/>
            <calcext:condition calcext:apply-style-name="Grass2" calcext:value="=&quot;02&quot;" calcext:base-cell-address="LAYERS.M20"/>
            <calcext:condition calcext:apply-style-name="Road1" calcext:value="=&quot;03&quot;" calcext:base-cell-address="LAYERS.M20"/>
            <calcext:condition calcext:apply-style-name="Road2" calcext:value="=&quot;04&quot;" calcext:base-cell-address="LAYERS.M20"/>
            <calcext:condition calcext:apply-style-name="Wast" calcext:value="=&quot;05&quot;" calcext:base-cell-address="LAYERS.M20"/>
            <calcext:condition calcext:apply-style-name="Rock" calcext:value="=&quot;06&quot;" calcext:base-cell-address="LAYERS.M20"/>
            <calcext:condition calcext:apply-style-name="Water" calcext:value="=&quot;07&quot;" calcext:base-cell-address="LAYERS.M20"/>
            <calcext:condition calcext:apply-style-name="Empty" calcext:value="=&quot;08&quot;" calcext:base-cell-address="LAYERS.M20"/>
          </calcext:conditional-format>
          <calcext:conditional-format calcext:target-range-address="LAYERS.N20:LAYERS.N20">
            <calcext:condition calcext:apply-style-name="Empty" calcext:value="=&quot;00&quot;" calcext:base-cell-address="LAYERS.N20"/>
            <calcext:condition calcext:apply-style-name="Grass1" calcext:value="=&quot;01&quot;" calcext:base-cell-address="LAYERS.N20"/>
            <calcext:condition calcext:apply-style-name="Grass2" calcext:value="=&quot;02&quot;" calcext:base-cell-address="LAYERS.N20"/>
            <calcext:condition calcext:apply-style-name="Road1" calcext:value="=&quot;03&quot;" calcext:base-cell-address="LAYERS.N20"/>
            <calcext:condition calcext:apply-style-name="Road2" calcext:value="=&quot;04&quot;" calcext:base-cell-address="LAYERS.N20"/>
            <calcext:condition calcext:apply-style-name="Wast" calcext:value="=&quot;05&quot;" calcext:base-cell-address="LAYERS.N20"/>
            <calcext:condition calcext:apply-style-name="Rock" calcext:value="=&quot;06&quot;" calcext:base-cell-address="LAYERS.N20"/>
            <calcext:condition calcext:apply-style-name="Water" calcext:value="=&quot;07&quot;" calcext:base-cell-address="LAYERS.N20"/>
            <calcext:condition calcext:apply-style-name="Empty" calcext:value="=&quot;08&quot;" calcext:base-cell-address="LAYERS.N20"/>
          </calcext:conditional-format>
          <calcext:conditional-format calcext:target-range-address="LAYERS.O20:LAYERS.O20">
            <calcext:condition calcext:apply-style-name="Empty" calcext:value="=&quot;00&quot;" calcext:base-cell-address="LAYERS.O20"/>
            <calcext:condition calcext:apply-style-name="Grass1" calcext:value="=&quot;01&quot;" calcext:base-cell-address="LAYERS.O20"/>
            <calcext:condition calcext:apply-style-name="Grass2" calcext:value="=&quot;02&quot;" calcext:base-cell-address="LAYERS.O20"/>
            <calcext:condition calcext:apply-style-name="Road1" calcext:value="=&quot;03&quot;" calcext:base-cell-address="LAYERS.O20"/>
            <calcext:condition calcext:apply-style-name="Road2" calcext:value="=&quot;04&quot;" calcext:base-cell-address="LAYERS.O20"/>
            <calcext:condition calcext:apply-style-name="Wast" calcext:value="=&quot;05&quot;" calcext:base-cell-address="LAYERS.O20"/>
            <calcext:condition calcext:apply-style-name="Rock" calcext:value="=&quot;06&quot;" calcext:base-cell-address="LAYERS.O20"/>
            <calcext:condition calcext:apply-style-name="Water" calcext:value="=&quot;07&quot;" calcext:base-cell-address="LAYERS.O20"/>
            <calcext:condition calcext:apply-style-name="Empty" calcext:value="=&quot;08&quot;" calcext:base-cell-address="LAYERS.O20"/>
          </calcext:conditional-format>
          <calcext:conditional-format calcext:target-range-address="LAYERS.I21:LAYERS.I21">
            <calcext:condition calcext:apply-style-name="Empty" calcext:value="=&quot;00&quot;" calcext:base-cell-address="LAYERS.I21"/>
            <calcext:condition calcext:apply-style-name="Grass1" calcext:value="=&quot;01&quot;" calcext:base-cell-address="LAYERS.I21"/>
            <calcext:condition calcext:apply-style-name="Grass2" calcext:value="=&quot;02&quot;" calcext:base-cell-address="LAYERS.I21"/>
            <calcext:condition calcext:apply-style-name="Road1" calcext:value="=&quot;03&quot;" calcext:base-cell-address="LAYERS.I21"/>
            <calcext:condition calcext:apply-style-name="Road2" calcext:value="=&quot;04&quot;" calcext:base-cell-address="LAYERS.I21"/>
            <calcext:condition calcext:apply-style-name="Wast" calcext:value="=&quot;05&quot;" calcext:base-cell-address="LAYERS.I21"/>
            <calcext:condition calcext:apply-style-name="Rock" calcext:value="=&quot;06&quot;" calcext:base-cell-address="LAYERS.I21"/>
            <calcext:condition calcext:apply-style-name="Water" calcext:value="=&quot;07&quot;" calcext:base-cell-address="LAYERS.I21"/>
            <calcext:condition calcext:apply-style-name="Empty" calcext:value="=&quot;08&quot;" calcext:base-cell-address="LAYERS.I21"/>
          </calcext:conditional-format>
          <calcext:conditional-format calcext:target-range-address="LAYERS.J21:LAYERS.J21">
            <calcext:condition calcext:apply-style-name="Empty" calcext:value="=&quot;00&quot;" calcext:base-cell-address="LAYERS.J21"/>
            <calcext:condition calcext:apply-style-name="Grass1" calcext:value="=&quot;01&quot;" calcext:base-cell-address="LAYERS.J21"/>
            <calcext:condition calcext:apply-style-name="Grass2" calcext:value="=&quot;02&quot;" calcext:base-cell-address="LAYERS.J21"/>
            <calcext:condition calcext:apply-style-name="Road1" calcext:value="=&quot;03&quot;" calcext:base-cell-address="LAYERS.J21"/>
            <calcext:condition calcext:apply-style-name="Road2" calcext:value="=&quot;04&quot;" calcext:base-cell-address="LAYERS.J21"/>
            <calcext:condition calcext:apply-style-name="Wast" calcext:value="=&quot;05&quot;" calcext:base-cell-address="LAYERS.J21"/>
            <calcext:condition calcext:apply-style-name="Rock" calcext:value="=&quot;06&quot;" calcext:base-cell-address="LAYERS.J21"/>
            <calcext:condition calcext:apply-style-name="Water" calcext:value="=&quot;07&quot;" calcext:base-cell-address="LAYERS.J21"/>
            <calcext:condition calcext:apply-style-name="Empty" calcext:value="=&quot;08&quot;" calcext:base-cell-address="LAYERS.J21"/>
          </calcext:conditional-format>
          <calcext:conditional-format calcext:target-range-address="LAYERS.K21:LAYERS.K21">
            <calcext:condition calcext:apply-style-name="Empty" calcext:value="=&quot;00&quot;" calcext:base-cell-address="LAYERS.K21"/>
            <calcext:condition calcext:apply-style-name="Grass1" calcext:value="=&quot;01&quot;" calcext:base-cell-address="LAYERS.K21"/>
            <calcext:condition calcext:apply-style-name="Grass2" calcext:value="=&quot;02&quot;" calcext:base-cell-address="LAYERS.K21"/>
            <calcext:condition calcext:apply-style-name="Road1" calcext:value="=&quot;03&quot;" calcext:base-cell-address="LAYERS.K21"/>
            <calcext:condition calcext:apply-style-name="Road2" calcext:value="=&quot;04&quot;" calcext:base-cell-address="LAYERS.K21"/>
            <calcext:condition calcext:apply-style-name="Wast" calcext:value="=&quot;05&quot;" calcext:base-cell-address="LAYERS.K21"/>
            <calcext:condition calcext:apply-style-name="Rock" calcext:value="=&quot;06&quot;" calcext:base-cell-address="LAYERS.K21"/>
            <calcext:condition calcext:apply-style-name="Water" calcext:value="=&quot;07&quot;" calcext:base-cell-address="LAYERS.K21"/>
            <calcext:condition calcext:apply-style-name="Empty" calcext:value="=&quot;08&quot;" calcext:base-cell-address="LAYERS.K21"/>
          </calcext:conditional-format>
          <calcext:conditional-format calcext:target-range-address="LAYERS.L21:LAYERS.L21">
            <calcext:condition calcext:apply-style-name="Empty" calcext:value="=&quot;00&quot;" calcext:base-cell-address="LAYERS.L21"/>
            <calcext:condition calcext:apply-style-name="Grass1" calcext:value="=&quot;01&quot;" calcext:base-cell-address="LAYERS.L21"/>
            <calcext:condition calcext:apply-style-name="Grass2" calcext:value="=&quot;02&quot;" calcext:base-cell-address="LAYERS.L21"/>
            <calcext:condition calcext:apply-style-name="Road1" calcext:value="=&quot;03&quot;" calcext:base-cell-address="LAYERS.L21"/>
            <calcext:condition calcext:apply-style-name="Road2" calcext:value="=&quot;04&quot;" calcext:base-cell-address="LAYERS.L21"/>
            <calcext:condition calcext:apply-style-name="Wast" calcext:value="=&quot;05&quot;" calcext:base-cell-address="LAYERS.L21"/>
            <calcext:condition calcext:apply-style-name="Rock" calcext:value="=&quot;06&quot;" calcext:base-cell-address="LAYERS.L21"/>
            <calcext:condition calcext:apply-style-name="Water" calcext:value="=&quot;07&quot;" calcext:base-cell-address="LAYERS.L21"/>
            <calcext:condition calcext:apply-style-name="Empty" calcext:value="=&quot;08&quot;" calcext:base-cell-address="LAYERS.L21"/>
          </calcext:conditional-format>
          <calcext:conditional-format calcext:target-range-address="LAYERS.M21:LAYERS.M21">
            <calcext:condition calcext:apply-style-name="Empty" calcext:value="=&quot;00&quot;" calcext:base-cell-address="LAYERS.M21"/>
            <calcext:condition calcext:apply-style-name="Grass1" calcext:value="=&quot;01&quot;" calcext:base-cell-address="LAYERS.M21"/>
            <calcext:condition calcext:apply-style-name="Grass2" calcext:value="=&quot;02&quot;" calcext:base-cell-address="LAYERS.M21"/>
            <calcext:condition calcext:apply-style-name="Road1" calcext:value="=&quot;03&quot;" calcext:base-cell-address="LAYERS.M21"/>
            <calcext:condition calcext:apply-style-name="Road2" calcext:value="=&quot;04&quot;" calcext:base-cell-address="LAYERS.M21"/>
            <calcext:condition calcext:apply-style-name="Wast" calcext:value="=&quot;05&quot;" calcext:base-cell-address="LAYERS.M21"/>
            <calcext:condition calcext:apply-style-name="Rock" calcext:value="=&quot;06&quot;" calcext:base-cell-address="LAYERS.M21"/>
            <calcext:condition calcext:apply-style-name="Water" calcext:value="=&quot;07&quot;" calcext:base-cell-address="LAYERS.M21"/>
            <calcext:condition calcext:apply-style-name="Empty" calcext:value="=&quot;08&quot;" calcext:base-cell-address="LAYERS.M21"/>
          </calcext:conditional-format>
          <calcext:conditional-format calcext:target-range-address="LAYERS.N21:LAYERS.N21">
            <calcext:condition calcext:apply-style-name="Empty" calcext:value="=&quot;00&quot;" calcext:base-cell-address="LAYERS.N21"/>
            <calcext:condition calcext:apply-style-name="Grass1" calcext:value="=&quot;01&quot;" calcext:base-cell-address="LAYERS.N21"/>
            <calcext:condition calcext:apply-style-name="Grass2" calcext:value="=&quot;02&quot;" calcext:base-cell-address="LAYERS.N21"/>
            <calcext:condition calcext:apply-style-name="Road1" calcext:value="=&quot;03&quot;" calcext:base-cell-address="LAYERS.N21"/>
            <calcext:condition calcext:apply-style-name="Road2" calcext:value="=&quot;04&quot;" calcext:base-cell-address="LAYERS.N21"/>
            <calcext:condition calcext:apply-style-name="Wast" calcext:value="=&quot;05&quot;" calcext:base-cell-address="LAYERS.N21"/>
            <calcext:condition calcext:apply-style-name="Rock" calcext:value="=&quot;06&quot;" calcext:base-cell-address="LAYERS.N21"/>
            <calcext:condition calcext:apply-style-name="Water" calcext:value="=&quot;07&quot;" calcext:base-cell-address="LAYERS.N21"/>
            <calcext:condition calcext:apply-style-name="Empty" calcext:value="=&quot;08&quot;" calcext:base-cell-address="LAYERS.N21"/>
          </calcext:conditional-format>
          <calcext:conditional-format calcext:target-range-address="LAYERS.O21:LAYERS.O21">
            <calcext:condition calcext:apply-style-name="Empty" calcext:value="=&quot;00&quot;" calcext:base-cell-address="LAYERS.O21"/>
            <calcext:condition calcext:apply-style-name="Grass1" calcext:value="=&quot;01&quot;" calcext:base-cell-address="LAYERS.O21"/>
            <calcext:condition calcext:apply-style-name="Grass2" calcext:value="=&quot;02&quot;" calcext:base-cell-address="LAYERS.O21"/>
            <calcext:condition calcext:apply-style-name="Road1" calcext:value="=&quot;03&quot;" calcext:base-cell-address="LAYERS.O21"/>
            <calcext:condition calcext:apply-style-name="Road2" calcext:value="=&quot;04&quot;" calcext:base-cell-address="LAYERS.O21"/>
            <calcext:condition calcext:apply-style-name="Wast" calcext:value="=&quot;05&quot;" calcext:base-cell-address="LAYERS.O21"/>
            <calcext:condition calcext:apply-style-name="Rock" calcext:value="=&quot;06&quot;" calcext:base-cell-address="LAYERS.O21"/>
            <calcext:condition calcext:apply-style-name="Water" calcext:value="=&quot;07&quot;" calcext:base-cell-address="LAYERS.O21"/>
            <calcext:condition calcext:apply-style-name="Empty" calcext:value="=&quot;08&quot;" calcext:base-cell-address="LAYERS.O21"/>
          </calcext:conditional-format>
          <calcext:conditional-format calcext:target-range-address="LAYERS.P21:LAYERS.P21">
            <calcext:condition calcext:apply-style-name="Empty" calcext:value="=&quot;00&quot;" calcext:base-cell-address="LAYERS.P21"/>
            <calcext:condition calcext:apply-style-name="Grass1" calcext:value="=&quot;01&quot;" calcext:base-cell-address="LAYERS.P21"/>
            <calcext:condition calcext:apply-style-name="Grass2" calcext:value="=&quot;02&quot;" calcext:base-cell-address="LAYERS.P21"/>
            <calcext:condition calcext:apply-style-name="Road1" calcext:value="=&quot;03&quot;" calcext:base-cell-address="LAYERS.P21"/>
            <calcext:condition calcext:apply-style-name="Road2" calcext:value="=&quot;04&quot;" calcext:base-cell-address="LAYERS.P21"/>
            <calcext:condition calcext:apply-style-name="Wast" calcext:value="=&quot;05&quot;" calcext:base-cell-address="LAYERS.P21"/>
            <calcext:condition calcext:apply-style-name="Rock" calcext:value="=&quot;06&quot;" calcext:base-cell-address="LAYERS.P21"/>
            <calcext:condition calcext:apply-style-name="Water" calcext:value="=&quot;07&quot;" calcext:base-cell-address="LAYERS.P21"/>
            <calcext:condition calcext:apply-style-name="Empty" calcext:value="=&quot;08&quot;" calcext:base-cell-address="LAYERS.P21"/>
          </calcext:conditional-format>
          <calcext:conditional-format calcext:target-range-address="LAYERS.Q21:LAYERS.Q21">
            <calcext:condition calcext:apply-style-name="Empty" calcext:value="=&quot;00&quot;" calcext:base-cell-address="LAYERS.Q21"/>
            <calcext:condition calcext:apply-style-name="Grass1" calcext:value="=&quot;01&quot;" calcext:base-cell-address="LAYERS.Q21"/>
            <calcext:condition calcext:apply-style-name="Grass2" calcext:value="=&quot;02&quot;" calcext:base-cell-address="LAYERS.Q21"/>
            <calcext:condition calcext:apply-style-name="Road1" calcext:value="=&quot;03&quot;" calcext:base-cell-address="LAYERS.Q21"/>
            <calcext:condition calcext:apply-style-name="Road2" calcext:value="=&quot;04&quot;" calcext:base-cell-address="LAYERS.Q21"/>
            <calcext:condition calcext:apply-style-name="Wast" calcext:value="=&quot;05&quot;" calcext:base-cell-address="LAYERS.Q21"/>
            <calcext:condition calcext:apply-style-name="Rock" calcext:value="=&quot;06&quot;" calcext:base-cell-address="LAYERS.Q21"/>
            <calcext:condition calcext:apply-style-name="Water" calcext:value="=&quot;07&quot;" calcext:base-cell-address="LAYERS.Q21"/>
            <calcext:condition calcext:apply-style-name="Empty" calcext:value="=&quot;08&quot;" calcext:base-cell-address="LAYERS.Q21"/>
          </calcext:conditional-format>
          <calcext:conditional-format calcext:target-range-address="LAYERS.R21:LAYERS.R21">
            <calcext:condition calcext:apply-style-name="Empty" calcext:value="=&quot;00&quot;" calcext:base-cell-address="LAYERS.R21"/>
            <calcext:condition calcext:apply-style-name="Grass1" calcext:value="=&quot;01&quot;" calcext:base-cell-address="LAYERS.R21"/>
            <calcext:condition calcext:apply-style-name="Grass2" calcext:value="=&quot;02&quot;" calcext:base-cell-address="LAYERS.R21"/>
            <calcext:condition calcext:apply-style-name="Road1" calcext:value="=&quot;03&quot;" calcext:base-cell-address="LAYERS.R21"/>
            <calcext:condition calcext:apply-style-name="Road2" calcext:value="=&quot;04&quot;" calcext:base-cell-address="LAYERS.R21"/>
            <calcext:condition calcext:apply-style-name="Wast" calcext:value="=&quot;05&quot;" calcext:base-cell-address="LAYERS.R21"/>
            <calcext:condition calcext:apply-style-name="Rock" calcext:value="=&quot;06&quot;" calcext:base-cell-address="LAYERS.R21"/>
            <calcext:condition calcext:apply-style-name="Water" calcext:value="=&quot;07&quot;" calcext:base-cell-address="LAYERS.R21"/>
            <calcext:condition calcext:apply-style-name="Empty" calcext:value="=&quot;08&quot;" calcext:base-cell-address="LAYERS.R21"/>
          </calcext:conditional-format>
          <calcext:conditional-format calcext:target-range-address="LAYERS.S21:LAYERS.S21">
            <calcext:condition calcext:apply-style-name="Empty" calcext:value="=&quot;00&quot;" calcext:base-cell-address="LAYERS.S21"/>
            <calcext:condition calcext:apply-style-name="Grass1" calcext:value="=&quot;01&quot;" calcext:base-cell-address="LAYERS.S21"/>
            <calcext:condition calcext:apply-style-name="Grass2" calcext:value="=&quot;02&quot;" calcext:base-cell-address="LAYERS.S21"/>
            <calcext:condition calcext:apply-style-name="Road1" calcext:value="=&quot;03&quot;" calcext:base-cell-address="LAYERS.S21"/>
            <calcext:condition calcext:apply-style-name="Road2" calcext:value="=&quot;04&quot;" calcext:base-cell-address="LAYERS.S21"/>
            <calcext:condition calcext:apply-style-name="Wast" calcext:value="=&quot;05&quot;" calcext:base-cell-address="LAYERS.S21"/>
            <calcext:condition calcext:apply-style-name="Rock" calcext:value="=&quot;06&quot;" calcext:base-cell-address="LAYERS.S21"/>
            <calcext:condition calcext:apply-style-name="Water" calcext:value="=&quot;07&quot;" calcext:base-cell-address="LAYERS.S21"/>
            <calcext:condition calcext:apply-style-name="Empty" calcext:value="=&quot;08&quot;" calcext:base-cell-address="LAYERS.S21"/>
          </calcext:conditional-format>
          <calcext:conditional-format calcext:target-range-address="LAYERS.T21:LAYERS.T21">
            <calcext:condition calcext:apply-style-name="Empty" calcext:value="=&quot;00&quot;" calcext:base-cell-address="LAYERS.T21"/>
            <calcext:condition calcext:apply-style-name="Grass1" calcext:value="=&quot;01&quot;" calcext:base-cell-address="LAYERS.T21"/>
            <calcext:condition calcext:apply-style-name="Grass2" calcext:value="=&quot;02&quot;" calcext:base-cell-address="LAYERS.T21"/>
            <calcext:condition calcext:apply-style-name="Road1" calcext:value="=&quot;03&quot;" calcext:base-cell-address="LAYERS.T21"/>
            <calcext:condition calcext:apply-style-name="Road2" calcext:value="=&quot;04&quot;" calcext:base-cell-address="LAYERS.T21"/>
            <calcext:condition calcext:apply-style-name="Wast" calcext:value="=&quot;05&quot;" calcext:base-cell-address="LAYERS.T21"/>
            <calcext:condition calcext:apply-style-name="Rock" calcext:value="=&quot;06&quot;" calcext:base-cell-address="LAYERS.T21"/>
            <calcext:condition calcext:apply-style-name="Water" calcext:value="=&quot;07&quot;" calcext:base-cell-address="LAYERS.T21"/>
            <calcext:condition calcext:apply-style-name="Empty" calcext:value="=&quot;08&quot;" calcext:base-cell-address="LAYERS.T21"/>
          </calcext:conditional-format>
          <calcext:conditional-format calcext:target-range-address="LAYERS.U21:LAYERS.U21">
            <calcext:condition calcext:apply-style-name="Empty" calcext:value="=&quot;00&quot;" calcext:base-cell-address="LAYERS.U21"/>
            <calcext:condition calcext:apply-style-name="Grass1" calcext:value="=&quot;01&quot;" calcext:base-cell-address="LAYERS.U21"/>
            <calcext:condition calcext:apply-style-name="Grass2" calcext:value="=&quot;02&quot;" calcext:base-cell-address="LAYERS.U21"/>
            <calcext:condition calcext:apply-style-name="Road1" calcext:value="=&quot;03&quot;" calcext:base-cell-address="LAYERS.U21"/>
            <calcext:condition calcext:apply-style-name="Road2" calcext:value="=&quot;04&quot;" calcext:base-cell-address="LAYERS.U21"/>
            <calcext:condition calcext:apply-style-name="Wast" calcext:value="=&quot;05&quot;" calcext:base-cell-address="LAYERS.U21"/>
            <calcext:condition calcext:apply-style-name="Rock" calcext:value="=&quot;06&quot;" calcext:base-cell-address="LAYERS.U21"/>
            <calcext:condition calcext:apply-style-name="Water" calcext:value="=&quot;07&quot;" calcext:base-cell-address="LAYERS.U21"/>
            <calcext:condition calcext:apply-style-name="Empty" calcext:value="=&quot;08&quot;" calcext:base-cell-address="LAYERS.U21"/>
          </calcext:conditional-format>
          <calcext:conditional-format calcext:target-range-address="LAYERS.P22:LAYERS.P22">
            <calcext:condition calcext:apply-style-name="Empty" calcext:value="=&quot;00&quot;" calcext:base-cell-address="LAYERS.P22"/>
            <calcext:condition calcext:apply-style-name="Grass1" calcext:value="=&quot;01&quot;" calcext:base-cell-address="LAYERS.P22"/>
            <calcext:condition calcext:apply-style-name="Grass2" calcext:value="=&quot;02&quot;" calcext:base-cell-address="LAYERS.P22"/>
            <calcext:condition calcext:apply-style-name="Road1" calcext:value="=&quot;03&quot;" calcext:base-cell-address="LAYERS.P22"/>
            <calcext:condition calcext:apply-style-name="Road2" calcext:value="=&quot;04&quot;" calcext:base-cell-address="LAYERS.P22"/>
            <calcext:condition calcext:apply-style-name="Wast" calcext:value="=&quot;05&quot;" calcext:base-cell-address="LAYERS.P22"/>
            <calcext:condition calcext:apply-style-name="Rock" calcext:value="=&quot;06&quot;" calcext:base-cell-address="LAYERS.P22"/>
            <calcext:condition calcext:apply-style-name="Water" calcext:value="=&quot;07&quot;" calcext:base-cell-address="LAYERS.P22"/>
            <calcext:condition calcext:apply-style-name="Empty" calcext:value="=&quot;08&quot;" calcext:base-cell-address="LAYERS.P22"/>
          </calcext:conditional-format>
          <calcext:conditional-format calcext:target-range-address="LAYERS.Q22:LAYERS.Q22">
            <calcext:condition calcext:apply-style-name="Empty" calcext:value="=&quot;00&quot;" calcext:base-cell-address="LAYERS.Q22"/>
            <calcext:condition calcext:apply-style-name="Grass1" calcext:value="=&quot;01&quot;" calcext:base-cell-address="LAYERS.Q22"/>
            <calcext:condition calcext:apply-style-name="Grass2" calcext:value="=&quot;02&quot;" calcext:base-cell-address="LAYERS.Q22"/>
            <calcext:condition calcext:apply-style-name="Road1" calcext:value="=&quot;03&quot;" calcext:base-cell-address="LAYERS.Q22"/>
            <calcext:condition calcext:apply-style-name="Road2" calcext:value="=&quot;04&quot;" calcext:base-cell-address="LAYERS.Q22"/>
            <calcext:condition calcext:apply-style-name="Wast" calcext:value="=&quot;05&quot;" calcext:base-cell-address="LAYERS.Q22"/>
            <calcext:condition calcext:apply-style-name="Rock" calcext:value="=&quot;06&quot;" calcext:base-cell-address="LAYERS.Q22"/>
            <calcext:condition calcext:apply-style-name="Water" calcext:value="=&quot;07&quot;" calcext:base-cell-address="LAYERS.Q22"/>
            <calcext:condition calcext:apply-style-name="Empty" calcext:value="=&quot;08&quot;" calcext:base-cell-address="LAYERS.Q22"/>
          </calcext:conditional-format>
          <calcext:conditional-format calcext:target-range-address="LAYERS.R22:LAYERS.R22">
            <calcext:condition calcext:apply-style-name="Empty" calcext:value="=&quot;00&quot;" calcext:base-cell-address="LAYERS.R22"/>
            <calcext:condition calcext:apply-style-name="Grass1" calcext:value="=&quot;01&quot;" calcext:base-cell-address="LAYERS.R22"/>
            <calcext:condition calcext:apply-style-name="Grass2" calcext:value="=&quot;02&quot;" calcext:base-cell-address="LAYERS.R22"/>
            <calcext:condition calcext:apply-style-name="Road1" calcext:value="=&quot;03&quot;" calcext:base-cell-address="LAYERS.R22"/>
            <calcext:condition calcext:apply-style-name="Road2" calcext:value="=&quot;04&quot;" calcext:base-cell-address="LAYERS.R22"/>
            <calcext:condition calcext:apply-style-name="Wast" calcext:value="=&quot;05&quot;" calcext:base-cell-address="LAYERS.R22"/>
            <calcext:condition calcext:apply-style-name="Rock" calcext:value="=&quot;06&quot;" calcext:base-cell-address="LAYERS.R22"/>
            <calcext:condition calcext:apply-style-name="Water" calcext:value="=&quot;07&quot;" calcext:base-cell-address="LAYERS.R22"/>
            <calcext:condition calcext:apply-style-name="Empty" calcext:value="=&quot;08&quot;" calcext:base-cell-address="LAYERS.R22"/>
          </calcext:conditional-format>
          <calcext:conditional-format calcext:target-range-address="LAYERS.S22:LAYERS.S22">
            <calcext:condition calcext:apply-style-name="Empty" calcext:value="=&quot;00&quot;" calcext:base-cell-address="LAYERS.S22"/>
            <calcext:condition calcext:apply-style-name="Grass1" calcext:value="=&quot;01&quot;" calcext:base-cell-address="LAYERS.S22"/>
            <calcext:condition calcext:apply-style-name="Grass2" calcext:value="=&quot;02&quot;" calcext:base-cell-address="LAYERS.S22"/>
            <calcext:condition calcext:apply-style-name="Road1" calcext:value="=&quot;03&quot;" calcext:base-cell-address="LAYERS.S22"/>
            <calcext:condition calcext:apply-style-name="Road2" calcext:value="=&quot;04&quot;" calcext:base-cell-address="LAYERS.S22"/>
            <calcext:condition calcext:apply-style-name="Wast" calcext:value="=&quot;05&quot;" calcext:base-cell-address="LAYERS.S22"/>
            <calcext:condition calcext:apply-style-name="Rock" calcext:value="=&quot;06&quot;" calcext:base-cell-address="LAYERS.S22"/>
            <calcext:condition calcext:apply-style-name="Water" calcext:value="=&quot;07&quot;" calcext:base-cell-address="LAYERS.S22"/>
            <calcext:condition calcext:apply-style-name="Empty" calcext:value="=&quot;08&quot;" calcext:base-cell-address="LAYERS.S22"/>
          </calcext:conditional-format>
          <calcext:conditional-format calcext:target-range-address="LAYERS.T22:LAYERS.T22">
            <calcext:condition calcext:apply-style-name="Empty" calcext:value="=&quot;00&quot;" calcext:base-cell-address="LAYERS.T22"/>
            <calcext:condition calcext:apply-style-name="Grass1" calcext:value="=&quot;01&quot;" calcext:base-cell-address="LAYERS.T22"/>
            <calcext:condition calcext:apply-style-name="Grass2" calcext:value="=&quot;02&quot;" calcext:base-cell-address="LAYERS.T22"/>
            <calcext:condition calcext:apply-style-name="Road1" calcext:value="=&quot;03&quot;" calcext:base-cell-address="LAYERS.T22"/>
            <calcext:condition calcext:apply-style-name="Road2" calcext:value="=&quot;04&quot;" calcext:base-cell-address="LAYERS.T22"/>
            <calcext:condition calcext:apply-style-name="Wast" calcext:value="=&quot;05&quot;" calcext:base-cell-address="LAYERS.T22"/>
            <calcext:condition calcext:apply-style-name="Rock" calcext:value="=&quot;06&quot;" calcext:base-cell-address="LAYERS.T22"/>
            <calcext:condition calcext:apply-style-name="Water" calcext:value="=&quot;07&quot;" calcext:base-cell-address="LAYERS.T22"/>
            <calcext:condition calcext:apply-style-name="Empty" calcext:value="=&quot;08&quot;" calcext:base-cell-address="LAYERS.T22"/>
          </calcext:conditional-format>
          <calcext:conditional-format calcext:target-range-address="LAYERS.U22:LAYERS.U22">
            <calcext:condition calcext:apply-style-name="Empty" calcext:value="=&quot;00&quot;" calcext:base-cell-address="LAYERS.U22"/>
            <calcext:condition calcext:apply-style-name="Grass1" calcext:value="=&quot;01&quot;" calcext:base-cell-address="LAYERS.U22"/>
            <calcext:condition calcext:apply-style-name="Grass2" calcext:value="=&quot;02&quot;" calcext:base-cell-address="LAYERS.U22"/>
            <calcext:condition calcext:apply-style-name="Road1" calcext:value="=&quot;03&quot;" calcext:base-cell-address="LAYERS.U22"/>
            <calcext:condition calcext:apply-style-name="Road2" calcext:value="=&quot;04&quot;" calcext:base-cell-address="LAYERS.U22"/>
            <calcext:condition calcext:apply-style-name="Wast" calcext:value="=&quot;05&quot;" calcext:base-cell-address="LAYERS.U22"/>
            <calcext:condition calcext:apply-style-name="Rock" calcext:value="=&quot;06&quot;" calcext:base-cell-address="LAYERS.U22"/>
            <calcext:condition calcext:apply-style-name="Water" calcext:value="=&quot;07&quot;" calcext:base-cell-address="LAYERS.U22"/>
            <calcext:condition calcext:apply-style-name="Empty" calcext:value="=&quot;08&quot;" calcext:base-cell-address="LAYERS.U22"/>
          </calcext:conditional-format>
          <calcext:conditional-format calcext:target-range-address="LAYERS.V21:LAYERS.V21">
            <calcext:condition calcext:apply-style-name="Empty" calcext:value="=&quot;00&quot;" calcext:base-cell-address="LAYERS.V21"/>
            <calcext:condition calcext:apply-style-name="Grass1" calcext:value="=&quot;01&quot;" calcext:base-cell-address="LAYERS.V21"/>
            <calcext:condition calcext:apply-style-name="Grass2" calcext:value="=&quot;02&quot;" calcext:base-cell-address="LAYERS.V21"/>
            <calcext:condition calcext:apply-style-name="Road1" calcext:value="=&quot;03&quot;" calcext:base-cell-address="LAYERS.V21"/>
            <calcext:condition calcext:apply-style-name="Road2" calcext:value="=&quot;04&quot;" calcext:base-cell-address="LAYERS.V21"/>
            <calcext:condition calcext:apply-style-name="Wast" calcext:value="=&quot;05&quot;" calcext:base-cell-address="LAYERS.V21"/>
            <calcext:condition calcext:apply-style-name="Rock" calcext:value="=&quot;06&quot;" calcext:base-cell-address="LAYERS.V21"/>
            <calcext:condition calcext:apply-style-name="Water" calcext:value="=&quot;07&quot;" calcext:base-cell-address="LAYERS.V21"/>
            <calcext:condition calcext:apply-style-name="Empty" calcext:value="=&quot;08&quot;" calcext:base-cell-address="LAYERS.V21"/>
          </calcext:conditional-format>
          <calcext:conditional-format calcext:target-range-address="LAYERS.Z16:LAYERS.Z16">
            <calcext:condition calcext:apply-style-name="Empty" calcext:value="=&quot;00&quot;" calcext:base-cell-address="LAYERS.Z16"/>
            <calcext:condition calcext:apply-style-name="Grass1" calcext:value="=&quot;01&quot;" calcext:base-cell-address="LAYERS.Z16"/>
            <calcext:condition calcext:apply-style-name="Grass2" calcext:value="=&quot;02&quot;" calcext:base-cell-address="LAYERS.Z16"/>
            <calcext:condition calcext:apply-style-name="Road1" calcext:value="=&quot;03&quot;" calcext:base-cell-address="LAYERS.Z16"/>
            <calcext:condition calcext:apply-style-name="Road2" calcext:value="=&quot;04&quot;" calcext:base-cell-address="LAYERS.Z16"/>
            <calcext:condition calcext:apply-style-name="Wast" calcext:value="=&quot;05&quot;" calcext:base-cell-address="LAYERS.Z16"/>
            <calcext:condition calcext:apply-style-name="Rock" calcext:value="=&quot;06&quot;" calcext:base-cell-address="LAYERS.Z16"/>
            <calcext:condition calcext:apply-style-name="Water" calcext:value="=&quot;07&quot;" calcext:base-cell-address="LAYERS.Z16"/>
            <calcext:condition calcext:apply-style-name="Empty" calcext:value="=&quot;08&quot;" calcext:base-cell-address="LAYERS.Z16"/>
          </calcext:conditional-format>
          <calcext:conditional-format calcext:target-range-address="LAYERS.Z17:LAYERS.Z17">
            <calcext:condition calcext:apply-style-name="Empty" calcext:value="=&quot;00&quot;" calcext:base-cell-address="LAYERS.Z17"/>
            <calcext:condition calcext:apply-style-name="Grass1" calcext:value="=&quot;01&quot;" calcext:base-cell-address="LAYERS.Z17"/>
            <calcext:condition calcext:apply-style-name="Grass2" calcext:value="=&quot;02&quot;" calcext:base-cell-address="LAYERS.Z17"/>
            <calcext:condition calcext:apply-style-name="Road1" calcext:value="=&quot;03&quot;" calcext:base-cell-address="LAYERS.Z17"/>
            <calcext:condition calcext:apply-style-name="Road2" calcext:value="=&quot;04&quot;" calcext:base-cell-address="LAYERS.Z17"/>
            <calcext:condition calcext:apply-style-name="Wast" calcext:value="=&quot;05&quot;" calcext:base-cell-address="LAYERS.Z17"/>
            <calcext:condition calcext:apply-style-name="Rock" calcext:value="=&quot;06&quot;" calcext:base-cell-address="LAYERS.Z17"/>
            <calcext:condition calcext:apply-style-name="Water" calcext:value="=&quot;07&quot;" calcext:base-cell-address="LAYERS.Z17"/>
            <calcext:condition calcext:apply-style-name="Empty" calcext:value="=&quot;08&quot;" calcext:base-cell-address="LAYERS.Z17"/>
          </calcext:conditional-format>
          <calcext:conditional-format calcext:target-range-address="LAYERS.Z18:LAYERS.Z18">
            <calcext:condition calcext:apply-style-name="Empty" calcext:value="=&quot;00&quot;" calcext:base-cell-address="LAYERS.Z18"/>
            <calcext:condition calcext:apply-style-name="Grass1" calcext:value="=&quot;01&quot;" calcext:base-cell-address="LAYERS.Z18"/>
            <calcext:condition calcext:apply-style-name="Grass2" calcext:value="=&quot;02&quot;" calcext:base-cell-address="LAYERS.Z18"/>
            <calcext:condition calcext:apply-style-name="Road1" calcext:value="=&quot;03&quot;" calcext:base-cell-address="LAYERS.Z18"/>
            <calcext:condition calcext:apply-style-name="Road2" calcext:value="=&quot;04&quot;" calcext:base-cell-address="LAYERS.Z18"/>
            <calcext:condition calcext:apply-style-name="Wast" calcext:value="=&quot;05&quot;" calcext:base-cell-address="LAYERS.Z18"/>
            <calcext:condition calcext:apply-style-name="Rock" calcext:value="=&quot;06&quot;" calcext:base-cell-address="LAYERS.Z18"/>
            <calcext:condition calcext:apply-style-name="Water" calcext:value="=&quot;07&quot;" calcext:base-cell-address="LAYERS.Z18"/>
            <calcext:condition calcext:apply-style-name="Empty" calcext:value="=&quot;08&quot;" calcext:base-cell-address="LAYERS.Z18"/>
          </calcext:conditional-format>
          <calcext:conditional-format calcext:target-range-address="LAYERS.Z19:LAYERS.Z19">
            <calcext:condition calcext:apply-style-name="Empty" calcext:value="=&quot;00&quot;" calcext:base-cell-address="LAYERS.Z19"/>
            <calcext:condition calcext:apply-style-name="Grass1" calcext:value="=&quot;01&quot;" calcext:base-cell-address="LAYERS.Z19"/>
            <calcext:condition calcext:apply-style-name="Grass2" calcext:value="=&quot;02&quot;" calcext:base-cell-address="LAYERS.Z19"/>
            <calcext:condition calcext:apply-style-name="Road1" calcext:value="=&quot;03&quot;" calcext:base-cell-address="LAYERS.Z19"/>
            <calcext:condition calcext:apply-style-name="Road2" calcext:value="=&quot;04&quot;" calcext:base-cell-address="LAYERS.Z19"/>
            <calcext:condition calcext:apply-style-name="Wast" calcext:value="=&quot;05&quot;" calcext:base-cell-address="LAYERS.Z19"/>
            <calcext:condition calcext:apply-style-name="Rock" calcext:value="=&quot;06&quot;" calcext:base-cell-address="LAYERS.Z19"/>
            <calcext:condition calcext:apply-style-name="Water" calcext:value="=&quot;07&quot;" calcext:base-cell-address="LAYERS.Z19"/>
            <calcext:condition calcext:apply-style-name="Empty" calcext:value="=&quot;08&quot;" calcext:base-cell-address="LAYERS.Z19"/>
          </calcext:conditional-format>
          <calcext:conditional-format calcext:target-range-address="LAYERS.AB10:LAYERS.AB10">
            <calcext:condition calcext:apply-style-name="Empty" calcext:value="=&quot;00&quot;" calcext:base-cell-address="LAYERS.AB10"/>
            <calcext:condition calcext:apply-style-name="Grass1" calcext:value="=&quot;01&quot;" calcext:base-cell-address="LAYERS.AB10"/>
            <calcext:condition calcext:apply-style-name="Grass2" calcext:value="=&quot;02&quot;" calcext:base-cell-address="LAYERS.AB10"/>
            <calcext:condition calcext:apply-style-name="Road1" calcext:value="=&quot;03&quot;" calcext:base-cell-address="LAYERS.AB10"/>
            <calcext:condition calcext:apply-style-name="Road2" calcext:value="=&quot;04&quot;" calcext:base-cell-address="LAYERS.AB10"/>
            <calcext:condition calcext:apply-style-name="Wast" calcext:value="=&quot;05&quot;" calcext:base-cell-address="LAYERS.AB10"/>
            <calcext:condition calcext:apply-style-name="Rock" calcext:value="=&quot;06&quot;" calcext:base-cell-address="LAYERS.AB10"/>
            <calcext:condition calcext:apply-style-name="Water" calcext:value="=&quot;07&quot;" calcext:base-cell-address="LAYERS.AB10"/>
            <calcext:condition calcext:apply-style-name="Empty" calcext:value="=&quot;08&quot;" calcext:base-cell-address="LAYERS.AB10"/>
          </calcext:conditional-format>
          <calcext:conditional-format calcext:target-range-address="LAYERS.AC10:LAYERS.AC10">
            <calcext:condition calcext:apply-style-name="Empty" calcext:value="=&quot;00&quot;" calcext:base-cell-address="LAYERS.AC10"/>
            <calcext:condition calcext:apply-style-name="Grass1" calcext:value="=&quot;01&quot;" calcext:base-cell-address="LAYERS.AC10"/>
            <calcext:condition calcext:apply-style-name="Grass2" calcext:value="=&quot;02&quot;" calcext:base-cell-address="LAYERS.AC10"/>
            <calcext:condition calcext:apply-style-name="Road1" calcext:value="=&quot;03&quot;" calcext:base-cell-address="LAYERS.AC10"/>
            <calcext:condition calcext:apply-style-name="Road2" calcext:value="=&quot;04&quot;" calcext:base-cell-address="LAYERS.AC10"/>
            <calcext:condition calcext:apply-style-name="Wast" calcext:value="=&quot;05&quot;" calcext:base-cell-address="LAYERS.AC10"/>
            <calcext:condition calcext:apply-style-name="Rock" calcext:value="=&quot;06&quot;" calcext:base-cell-address="LAYERS.AC10"/>
            <calcext:condition calcext:apply-style-name="Water" calcext:value="=&quot;07&quot;" calcext:base-cell-address="LAYERS.AC10"/>
            <calcext:condition calcext:apply-style-name="Empty" calcext:value="=&quot;08&quot;" calcext:base-cell-address="LAYERS.AC10"/>
          </calcext:conditional-format>
          <calcext:conditional-format calcext:target-range-address="LAYERS.AD10:LAYERS.AD10">
            <calcext:condition calcext:apply-style-name="Empty" calcext:value="=&quot;00&quot;" calcext:base-cell-address="LAYERS.AD10"/>
            <calcext:condition calcext:apply-style-name="Grass1" calcext:value="=&quot;01&quot;" calcext:base-cell-address="LAYERS.AD10"/>
            <calcext:condition calcext:apply-style-name="Grass2" calcext:value="=&quot;02&quot;" calcext:base-cell-address="LAYERS.AD10"/>
            <calcext:condition calcext:apply-style-name="Road1" calcext:value="=&quot;03&quot;" calcext:base-cell-address="LAYERS.AD10"/>
            <calcext:condition calcext:apply-style-name="Road2" calcext:value="=&quot;04&quot;" calcext:base-cell-address="LAYERS.AD10"/>
            <calcext:condition calcext:apply-style-name="Wast" calcext:value="=&quot;05&quot;" calcext:base-cell-address="LAYERS.AD10"/>
            <calcext:condition calcext:apply-style-name="Rock" calcext:value="=&quot;06&quot;" calcext:base-cell-address="LAYERS.AD10"/>
            <calcext:condition calcext:apply-style-name="Water" calcext:value="=&quot;07&quot;" calcext:base-cell-address="LAYERS.AD10"/>
            <calcext:condition calcext:apply-style-name="Empty" calcext:value="=&quot;08&quot;" calcext:base-cell-address="LAYERS.AD10"/>
          </calcext:conditional-format>
          <calcext:conditional-format calcext:target-range-address="LAYERS.AE10:LAYERS.AE10">
            <calcext:condition calcext:apply-style-name="Empty" calcext:value="=&quot;00&quot;" calcext:base-cell-address="LAYERS.AE10"/>
            <calcext:condition calcext:apply-style-name="Grass1" calcext:value="=&quot;01&quot;" calcext:base-cell-address="LAYERS.AE10"/>
            <calcext:condition calcext:apply-style-name="Grass2" calcext:value="=&quot;02&quot;" calcext:base-cell-address="LAYERS.AE10"/>
            <calcext:condition calcext:apply-style-name="Road1" calcext:value="=&quot;03&quot;" calcext:base-cell-address="LAYERS.AE10"/>
            <calcext:condition calcext:apply-style-name="Road2" calcext:value="=&quot;04&quot;" calcext:base-cell-address="LAYERS.AE10"/>
            <calcext:condition calcext:apply-style-name="Wast" calcext:value="=&quot;05&quot;" calcext:base-cell-address="LAYERS.AE10"/>
            <calcext:condition calcext:apply-style-name="Rock" calcext:value="=&quot;06&quot;" calcext:base-cell-address="LAYERS.AE10"/>
            <calcext:condition calcext:apply-style-name="Water" calcext:value="=&quot;07&quot;" calcext:base-cell-address="LAYERS.AE10"/>
            <calcext:condition calcext:apply-style-name="Empty" calcext:value="=&quot;08&quot;" calcext:base-cell-address="LAYERS.AE10"/>
          </calcext:conditional-format>
          <calcext:conditional-format calcext:target-range-address="LAYERS.AB11:LAYERS.AB11">
            <calcext:condition calcext:apply-style-name="Empty" calcext:value="=&quot;00&quot;" calcext:base-cell-address="LAYERS.AB11"/>
            <calcext:condition calcext:apply-style-name="Grass1" calcext:value="=&quot;01&quot;" calcext:base-cell-address="LAYERS.AB11"/>
            <calcext:condition calcext:apply-style-name="Grass2" calcext:value="=&quot;02&quot;" calcext:base-cell-address="LAYERS.AB11"/>
            <calcext:condition calcext:apply-style-name="Road1" calcext:value="=&quot;03&quot;" calcext:base-cell-address="LAYERS.AB11"/>
            <calcext:condition calcext:apply-style-name="Road2" calcext:value="=&quot;04&quot;" calcext:base-cell-address="LAYERS.AB11"/>
            <calcext:condition calcext:apply-style-name="Wast" calcext:value="=&quot;05&quot;" calcext:base-cell-address="LAYERS.AB11"/>
            <calcext:condition calcext:apply-style-name="Rock" calcext:value="=&quot;06&quot;" calcext:base-cell-address="LAYERS.AB11"/>
            <calcext:condition calcext:apply-style-name="Water" calcext:value="=&quot;07&quot;" calcext:base-cell-address="LAYERS.AB11"/>
            <calcext:condition calcext:apply-style-name="Empty" calcext:value="=&quot;08&quot;" calcext:base-cell-address="LAYERS.AB11"/>
          </calcext:conditional-format>
          <calcext:conditional-format calcext:target-range-address="LAYERS.AC11:LAYERS.AC11">
            <calcext:condition calcext:apply-style-name="Empty" calcext:value="=&quot;00&quot;" calcext:base-cell-address="LAYERS.AC11"/>
            <calcext:condition calcext:apply-style-name="Grass1" calcext:value="=&quot;01&quot;" calcext:base-cell-address="LAYERS.AC11"/>
            <calcext:condition calcext:apply-style-name="Grass2" calcext:value="=&quot;02&quot;" calcext:base-cell-address="LAYERS.AC11"/>
            <calcext:condition calcext:apply-style-name="Road1" calcext:value="=&quot;03&quot;" calcext:base-cell-address="LAYERS.AC11"/>
            <calcext:condition calcext:apply-style-name="Road2" calcext:value="=&quot;04&quot;" calcext:base-cell-address="LAYERS.AC11"/>
            <calcext:condition calcext:apply-style-name="Wast" calcext:value="=&quot;05&quot;" calcext:base-cell-address="LAYERS.AC11"/>
            <calcext:condition calcext:apply-style-name="Rock" calcext:value="=&quot;06&quot;" calcext:base-cell-address="LAYERS.AC11"/>
            <calcext:condition calcext:apply-style-name="Water" calcext:value="=&quot;07&quot;" calcext:base-cell-address="LAYERS.AC11"/>
            <calcext:condition calcext:apply-style-name="Empty" calcext:value="=&quot;08&quot;" calcext:base-cell-address="LAYERS.AC11"/>
          </calcext:conditional-format>
          <calcext:conditional-format calcext:target-range-address="LAYERS.AD11:LAYERS.AD11">
            <calcext:condition calcext:apply-style-name="Empty" calcext:value="=&quot;00&quot;" calcext:base-cell-address="LAYERS.AD11"/>
            <calcext:condition calcext:apply-style-name="Grass1" calcext:value="=&quot;01&quot;" calcext:base-cell-address="LAYERS.AD11"/>
            <calcext:condition calcext:apply-style-name="Grass2" calcext:value="=&quot;02&quot;" calcext:base-cell-address="LAYERS.AD11"/>
            <calcext:condition calcext:apply-style-name="Road1" calcext:value="=&quot;03&quot;" calcext:base-cell-address="LAYERS.AD11"/>
            <calcext:condition calcext:apply-style-name="Road2" calcext:value="=&quot;04&quot;" calcext:base-cell-address="LAYERS.AD11"/>
            <calcext:condition calcext:apply-style-name="Wast" calcext:value="=&quot;05&quot;" calcext:base-cell-address="LAYERS.AD11"/>
            <calcext:condition calcext:apply-style-name="Rock" calcext:value="=&quot;06&quot;" calcext:base-cell-address="LAYERS.AD11"/>
            <calcext:condition calcext:apply-style-name="Water" calcext:value="=&quot;07&quot;" calcext:base-cell-address="LAYERS.AD11"/>
            <calcext:condition calcext:apply-style-name="Empty" calcext:value="=&quot;08&quot;" calcext:base-cell-address="LAYERS.AD11"/>
          </calcext:conditional-format>
          <calcext:conditional-format calcext:target-range-address="LAYERS.AE11:LAYERS.AE11">
            <calcext:condition calcext:apply-style-name="Empty" calcext:value="=&quot;00&quot;" calcext:base-cell-address="LAYERS.AE11"/>
            <calcext:condition calcext:apply-style-name="Grass1" calcext:value="=&quot;01&quot;" calcext:base-cell-address="LAYERS.AE11"/>
            <calcext:condition calcext:apply-style-name="Grass2" calcext:value="=&quot;02&quot;" calcext:base-cell-address="LAYERS.AE11"/>
            <calcext:condition calcext:apply-style-name="Road1" calcext:value="=&quot;03&quot;" calcext:base-cell-address="LAYERS.AE11"/>
            <calcext:condition calcext:apply-style-name="Road2" calcext:value="=&quot;04&quot;" calcext:base-cell-address="LAYERS.AE11"/>
            <calcext:condition calcext:apply-style-name="Wast" calcext:value="=&quot;05&quot;" calcext:base-cell-address="LAYERS.AE11"/>
            <calcext:condition calcext:apply-style-name="Rock" calcext:value="=&quot;06&quot;" calcext:base-cell-address="LAYERS.AE11"/>
            <calcext:condition calcext:apply-style-name="Water" calcext:value="=&quot;07&quot;" calcext:base-cell-address="LAYERS.AE11"/>
            <calcext:condition calcext:apply-style-name="Empty" calcext:value="=&quot;08&quot;" calcext:base-cell-address="LAYERS.AE11"/>
          </calcext:conditional-format>
          <calcext:conditional-format calcext:target-range-address="LAYERS.AB12:LAYERS.AB12">
            <calcext:condition calcext:apply-style-name="Empty" calcext:value="=&quot;00&quot;" calcext:base-cell-address="LAYERS.AB12"/>
            <calcext:condition calcext:apply-style-name="Grass1" calcext:value="=&quot;01&quot;" calcext:base-cell-address="LAYERS.AB12"/>
            <calcext:condition calcext:apply-style-name="Grass2" calcext:value="=&quot;02&quot;" calcext:base-cell-address="LAYERS.AB12"/>
            <calcext:condition calcext:apply-style-name="Road1" calcext:value="=&quot;03&quot;" calcext:base-cell-address="LAYERS.AB12"/>
            <calcext:condition calcext:apply-style-name="Road2" calcext:value="=&quot;04&quot;" calcext:base-cell-address="LAYERS.AB12"/>
            <calcext:condition calcext:apply-style-name="Wast" calcext:value="=&quot;05&quot;" calcext:base-cell-address="LAYERS.AB12"/>
            <calcext:condition calcext:apply-style-name="Rock" calcext:value="=&quot;06&quot;" calcext:base-cell-address="LAYERS.AB12"/>
            <calcext:condition calcext:apply-style-name="Water" calcext:value="=&quot;07&quot;" calcext:base-cell-address="LAYERS.AB12"/>
            <calcext:condition calcext:apply-style-name="Empty" calcext:value="=&quot;08&quot;" calcext:base-cell-address="LAYERS.AB12"/>
          </calcext:conditional-format>
          <calcext:conditional-format calcext:target-range-address="LAYERS.AC12:LAYERS.AC12">
            <calcext:condition calcext:apply-style-name="Empty" calcext:value="=&quot;00&quot;" calcext:base-cell-address="LAYERS.AC12"/>
            <calcext:condition calcext:apply-style-name="Grass1" calcext:value="=&quot;01&quot;" calcext:base-cell-address="LAYERS.AC12"/>
            <calcext:condition calcext:apply-style-name="Grass2" calcext:value="=&quot;02&quot;" calcext:base-cell-address="LAYERS.AC12"/>
            <calcext:condition calcext:apply-style-name="Road1" calcext:value="=&quot;03&quot;" calcext:base-cell-address="LAYERS.AC12"/>
            <calcext:condition calcext:apply-style-name="Road2" calcext:value="=&quot;04&quot;" calcext:base-cell-address="LAYERS.AC12"/>
            <calcext:condition calcext:apply-style-name="Wast" calcext:value="=&quot;05&quot;" calcext:base-cell-address="LAYERS.AC12"/>
            <calcext:condition calcext:apply-style-name="Rock" calcext:value="=&quot;06&quot;" calcext:base-cell-address="LAYERS.AC12"/>
            <calcext:condition calcext:apply-style-name="Water" calcext:value="=&quot;07&quot;" calcext:base-cell-address="LAYERS.AC12"/>
            <calcext:condition calcext:apply-style-name="Empty" calcext:value="=&quot;08&quot;" calcext:base-cell-address="LAYERS.AC12"/>
          </calcext:conditional-format>
          <calcext:conditional-format calcext:target-range-address="LAYERS.AD12:LAYERS.AD12">
            <calcext:condition calcext:apply-style-name="Empty" calcext:value="=&quot;00&quot;" calcext:base-cell-address="LAYERS.AD12"/>
            <calcext:condition calcext:apply-style-name="Grass1" calcext:value="=&quot;01&quot;" calcext:base-cell-address="LAYERS.AD12"/>
            <calcext:condition calcext:apply-style-name="Grass2" calcext:value="=&quot;02&quot;" calcext:base-cell-address="LAYERS.AD12"/>
            <calcext:condition calcext:apply-style-name="Road1" calcext:value="=&quot;03&quot;" calcext:base-cell-address="LAYERS.AD12"/>
            <calcext:condition calcext:apply-style-name="Road2" calcext:value="=&quot;04&quot;" calcext:base-cell-address="LAYERS.AD12"/>
            <calcext:condition calcext:apply-style-name="Wast" calcext:value="=&quot;05&quot;" calcext:base-cell-address="LAYERS.AD12"/>
            <calcext:condition calcext:apply-style-name="Rock" calcext:value="=&quot;06&quot;" calcext:base-cell-address="LAYERS.AD12"/>
            <calcext:condition calcext:apply-style-name="Water" calcext:value="=&quot;07&quot;" calcext:base-cell-address="LAYERS.AD12"/>
            <calcext:condition calcext:apply-style-name="Empty" calcext:value="=&quot;08&quot;" calcext:base-cell-address="LAYERS.AD12"/>
          </calcext:conditional-format>
          <calcext:conditional-format calcext:target-range-address="LAYERS.AE12:LAYERS.AE12">
            <calcext:condition calcext:apply-style-name="Empty" calcext:value="=&quot;00&quot;" calcext:base-cell-address="LAYERS.AE12"/>
            <calcext:condition calcext:apply-style-name="Grass1" calcext:value="=&quot;01&quot;" calcext:base-cell-address="LAYERS.AE12"/>
            <calcext:condition calcext:apply-style-name="Grass2" calcext:value="=&quot;02&quot;" calcext:base-cell-address="LAYERS.AE12"/>
            <calcext:condition calcext:apply-style-name="Road1" calcext:value="=&quot;03&quot;" calcext:base-cell-address="LAYERS.AE12"/>
            <calcext:condition calcext:apply-style-name="Road2" calcext:value="=&quot;04&quot;" calcext:base-cell-address="LAYERS.AE12"/>
            <calcext:condition calcext:apply-style-name="Wast" calcext:value="=&quot;05&quot;" calcext:base-cell-address="LAYERS.AE12"/>
            <calcext:condition calcext:apply-style-name="Rock" calcext:value="=&quot;06&quot;" calcext:base-cell-address="LAYERS.AE12"/>
            <calcext:condition calcext:apply-style-name="Water" calcext:value="=&quot;07&quot;" calcext:base-cell-address="LAYERS.AE12"/>
            <calcext:condition calcext:apply-style-name="Empty" calcext:value="=&quot;08&quot;" calcext:base-cell-address="LAYERS.AE12"/>
          </calcext:conditional-format>
          <calcext:conditional-format calcext:target-range-address="LAYERS.Z13:LAYERS.Z13">
            <calcext:condition calcext:apply-style-name="Empty" calcext:value="=&quot;00&quot;" calcext:base-cell-address="LAYERS.Z13"/>
            <calcext:condition calcext:apply-style-name="Grass1" calcext:value="=&quot;01&quot;" calcext:base-cell-address="LAYERS.Z13"/>
            <calcext:condition calcext:apply-style-name="Grass2" calcext:value="=&quot;02&quot;" calcext:base-cell-address="LAYERS.Z13"/>
            <calcext:condition calcext:apply-style-name="Road1" calcext:value="=&quot;03&quot;" calcext:base-cell-address="LAYERS.Z13"/>
            <calcext:condition calcext:apply-style-name="Road2" calcext:value="=&quot;04&quot;" calcext:base-cell-address="LAYERS.Z13"/>
            <calcext:condition calcext:apply-style-name="Wast" calcext:value="=&quot;05&quot;" calcext:base-cell-address="LAYERS.Z13"/>
            <calcext:condition calcext:apply-style-name="Rock" calcext:value="=&quot;06&quot;" calcext:base-cell-address="LAYERS.Z13"/>
            <calcext:condition calcext:apply-style-name="Water" calcext:value="=&quot;07&quot;" calcext:base-cell-address="LAYERS.Z13"/>
            <calcext:condition calcext:apply-style-name="Empty" calcext:value="=&quot;08&quot;" calcext:base-cell-address="LAYERS.Z13"/>
          </calcext:conditional-format>
          <calcext:conditional-format calcext:target-range-address="LAYERS.AA13:LAYERS.AA13">
            <calcext:condition calcext:apply-style-name="Empty" calcext:value="=&quot;00&quot;" calcext:base-cell-address="LAYERS.AA13"/>
            <calcext:condition calcext:apply-style-name="Grass1" calcext:value="=&quot;01&quot;" calcext:base-cell-address="LAYERS.AA13"/>
            <calcext:condition calcext:apply-style-name="Grass2" calcext:value="=&quot;02&quot;" calcext:base-cell-address="LAYERS.AA13"/>
            <calcext:condition calcext:apply-style-name="Road1" calcext:value="=&quot;03&quot;" calcext:base-cell-address="LAYERS.AA13"/>
            <calcext:condition calcext:apply-style-name="Road2" calcext:value="=&quot;04&quot;" calcext:base-cell-address="LAYERS.AA13"/>
            <calcext:condition calcext:apply-style-name="Wast" calcext:value="=&quot;05&quot;" calcext:base-cell-address="LAYERS.AA13"/>
            <calcext:condition calcext:apply-style-name="Rock" calcext:value="=&quot;06&quot;" calcext:base-cell-address="LAYERS.AA13"/>
            <calcext:condition calcext:apply-style-name="Water" calcext:value="=&quot;07&quot;" calcext:base-cell-address="LAYERS.AA13"/>
            <calcext:condition calcext:apply-style-name="Empty" calcext:value="=&quot;08&quot;" calcext:base-cell-address="LAYERS.AA13"/>
          </calcext:conditional-format>
          <calcext:conditional-format calcext:target-range-address="LAYERS.AB13:LAYERS.AB13">
            <calcext:condition calcext:apply-style-name="Empty" calcext:value="=&quot;00&quot;" calcext:base-cell-address="LAYERS.AB13"/>
            <calcext:condition calcext:apply-style-name="Grass1" calcext:value="=&quot;01&quot;" calcext:base-cell-address="LAYERS.AB13"/>
            <calcext:condition calcext:apply-style-name="Grass2" calcext:value="=&quot;02&quot;" calcext:base-cell-address="LAYERS.AB13"/>
            <calcext:condition calcext:apply-style-name="Road1" calcext:value="=&quot;03&quot;" calcext:base-cell-address="LAYERS.AB13"/>
            <calcext:condition calcext:apply-style-name="Road2" calcext:value="=&quot;04&quot;" calcext:base-cell-address="LAYERS.AB13"/>
            <calcext:condition calcext:apply-style-name="Wast" calcext:value="=&quot;05&quot;" calcext:base-cell-address="LAYERS.AB13"/>
            <calcext:condition calcext:apply-style-name="Rock" calcext:value="=&quot;06&quot;" calcext:base-cell-address="LAYERS.AB13"/>
            <calcext:condition calcext:apply-style-name="Water" calcext:value="=&quot;07&quot;" calcext:base-cell-address="LAYERS.AB13"/>
            <calcext:condition calcext:apply-style-name="Empty" calcext:value="=&quot;08&quot;" calcext:base-cell-address="LAYERS.AB13"/>
          </calcext:conditional-format>
          <calcext:conditional-format calcext:target-range-address="LAYERS.AC13:LAYERS.AC13">
            <calcext:condition calcext:apply-style-name="Empty" calcext:value="=&quot;00&quot;" calcext:base-cell-address="LAYERS.AC13"/>
            <calcext:condition calcext:apply-style-name="Grass1" calcext:value="=&quot;01&quot;" calcext:base-cell-address="LAYERS.AC13"/>
            <calcext:condition calcext:apply-style-name="Grass2" calcext:value="=&quot;02&quot;" calcext:base-cell-address="LAYERS.AC13"/>
            <calcext:condition calcext:apply-style-name="Road1" calcext:value="=&quot;03&quot;" calcext:base-cell-address="LAYERS.AC13"/>
            <calcext:condition calcext:apply-style-name="Road2" calcext:value="=&quot;04&quot;" calcext:base-cell-address="LAYERS.AC13"/>
            <calcext:condition calcext:apply-style-name="Wast" calcext:value="=&quot;05&quot;" calcext:base-cell-address="LAYERS.AC13"/>
            <calcext:condition calcext:apply-style-name="Rock" calcext:value="=&quot;06&quot;" calcext:base-cell-address="LAYERS.AC13"/>
            <calcext:condition calcext:apply-style-name="Water" calcext:value="=&quot;07&quot;" calcext:base-cell-address="LAYERS.AC13"/>
            <calcext:condition calcext:apply-style-name="Empty" calcext:value="=&quot;08&quot;" calcext:base-cell-address="LAYERS.AC13"/>
          </calcext:conditional-format>
          <calcext:conditional-format calcext:target-range-address="LAYERS.AD13:LAYERS.AD13">
            <calcext:condition calcext:apply-style-name="Empty" calcext:value="=&quot;00&quot;" calcext:base-cell-address="LAYERS.AD13"/>
            <calcext:condition calcext:apply-style-name="Grass1" calcext:value="=&quot;01&quot;" calcext:base-cell-address="LAYERS.AD13"/>
            <calcext:condition calcext:apply-style-name="Grass2" calcext:value="=&quot;02&quot;" calcext:base-cell-address="LAYERS.AD13"/>
            <calcext:condition calcext:apply-style-name="Road1" calcext:value="=&quot;03&quot;" calcext:base-cell-address="LAYERS.AD13"/>
            <calcext:condition calcext:apply-style-name="Road2" calcext:value="=&quot;04&quot;" calcext:base-cell-address="LAYERS.AD13"/>
            <calcext:condition calcext:apply-style-name="Wast" calcext:value="=&quot;05&quot;" calcext:base-cell-address="LAYERS.AD13"/>
            <calcext:condition calcext:apply-style-name="Rock" calcext:value="=&quot;06&quot;" calcext:base-cell-address="LAYERS.AD13"/>
            <calcext:condition calcext:apply-style-name="Water" calcext:value="=&quot;07&quot;" calcext:base-cell-address="LAYERS.AD13"/>
            <calcext:condition calcext:apply-style-name="Empty" calcext:value="=&quot;08&quot;" calcext:base-cell-address="LAYERS.AD13"/>
          </calcext:conditional-format>
          <calcext:conditional-format calcext:target-range-address="LAYERS.AE13:LAYERS.AE13">
            <calcext:condition calcext:apply-style-name="Empty" calcext:value="=&quot;00&quot;" calcext:base-cell-address="LAYERS.AE13"/>
            <calcext:condition calcext:apply-style-name="Grass1" calcext:value="=&quot;01&quot;" calcext:base-cell-address="LAYERS.AE13"/>
            <calcext:condition calcext:apply-style-name="Grass2" calcext:value="=&quot;02&quot;" calcext:base-cell-address="LAYERS.AE13"/>
            <calcext:condition calcext:apply-style-name="Road1" calcext:value="=&quot;03&quot;" calcext:base-cell-address="LAYERS.AE13"/>
            <calcext:condition calcext:apply-style-name="Road2" calcext:value="=&quot;04&quot;" calcext:base-cell-address="LAYERS.AE13"/>
            <calcext:condition calcext:apply-style-name="Wast" calcext:value="=&quot;05&quot;" calcext:base-cell-address="LAYERS.AE13"/>
            <calcext:condition calcext:apply-style-name="Rock" calcext:value="=&quot;06&quot;" calcext:base-cell-address="LAYERS.AE13"/>
            <calcext:condition calcext:apply-style-name="Water" calcext:value="=&quot;07&quot;" calcext:base-cell-address="LAYERS.AE13"/>
            <calcext:condition calcext:apply-style-name="Empty" calcext:value="=&quot;08&quot;" calcext:base-cell-address="LAYERS.AE13"/>
          </calcext:conditional-format>
          <calcext:conditional-format calcext:target-range-address="LAYERS.Z14:LAYERS.Z14">
            <calcext:condition calcext:apply-style-name="Empty" calcext:value="=&quot;00&quot;" calcext:base-cell-address="LAYERS.Z14"/>
            <calcext:condition calcext:apply-style-name="Grass1" calcext:value="=&quot;01&quot;" calcext:base-cell-address="LAYERS.Z14"/>
            <calcext:condition calcext:apply-style-name="Grass2" calcext:value="=&quot;02&quot;" calcext:base-cell-address="LAYERS.Z14"/>
            <calcext:condition calcext:apply-style-name="Road1" calcext:value="=&quot;03&quot;" calcext:base-cell-address="LAYERS.Z14"/>
            <calcext:condition calcext:apply-style-name="Road2" calcext:value="=&quot;04&quot;" calcext:base-cell-address="LAYERS.Z14"/>
            <calcext:condition calcext:apply-style-name="Wast" calcext:value="=&quot;05&quot;" calcext:base-cell-address="LAYERS.Z14"/>
            <calcext:condition calcext:apply-style-name="Rock" calcext:value="=&quot;06&quot;" calcext:base-cell-address="LAYERS.Z14"/>
            <calcext:condition calcext:apply-style-name="Water" calcext:value="=&quot;07&quot;" calcext:base-cell-address="LAYERS.Z14"/>
            <calcext:condition calcext:apply-style-name="Empty" calcext:value="=&quot;08&quot;" calcext:base-cell-address="LAYERS.Z14"/>
          </calcext:conditional-format>
          <calcext:conditional-format calcext:target-range-address="LAYERS.AA14:LAYERS.AA14">
            <calcext:condition calcext:apply-style-name="Empty" calcext:value="=&quot;00&quot;" calcext:base-cell-address="LAYERS.AA14"/>
            <calcext:condition calcext:apply-style-name="Grass1" calcext:value="=&quot;01&quot;" calcext:base-cell-address="LAYERS.AA14"/>
            <calcext:condition calcext:apply-style-name="Grass2" calcext:value="=&quot;02&quot;" calcext:base-cell-address="LAYERS.AA14"/>
            <calcext:condition calcext:apply-style-name="Road1" calcext:value="=&quot;03&quot;" calcext:base-cell-address="LAYERS.AA14"/>
            <calcext:condition calcext:apply-style-name="Road2" calcext:value="=&quot;04&quot;" calcext:base-cell-address="LAYERS.AA14"/>
            <calcext:condition calcext:apply-style-name="Wast" calcext:value="=&quot;05&quot;" calcext:base-cell-address="LAYERS.AA14"/>
            <calcext:condition calcext:apply-style-name="Rock" calcext:value="=&quot;06&quot;" calcext:base-cell-address="LAYERS.AA14"/>
            <calcext:condition calcext:apply-style-name="Water" calcext:value="=&quot;07&quot;" calcext:base-cell-address="LAYERS.AA14"/>
            <calcext:condition calcext:apply-style-name="Empty" calcext:value="=&quot;08&quot;" calcext:base-cell-address="LAYERS.AA14"/>
          </calcext:conditional-format>
          <calcext:conditional-format calcext:target-range-address="LAYERS.AB14:LAYERS.AB14">
            <calcext:condition calcext:apply-style-name="Empty" calcext:value="=&quot;00&quot;" calcext:base-cell-address="LAYERS.AB14"/>
            <calcext:condition calcext:apply-style-name="Grass1" calcext:value="=&quot;01&quot;" calcext:base-cell-address="LAYERS.AB14"/>
            <calcext:condition calcext:apply-style-name="Grass2" calcext:value="=&quot;02&quot;" calcext:base-cell-address="LAYERS.AB14"/>
            <calcext:condition calcext:apply-style-name="Road1" calcext:value="=&quot;03&quot;" calcext:base-cell-address="LAYERS.AB14"/>
            <calcext:condition calcext:apply-style-name="Road2" calcext:value="=&quot;04&quot;" calcext:base-cell-address="LAYERS.AB14"/>
            <calcext:condition calcext:apply-style-name="Wast" calcext:value="=&quot;05&quot;" calcext:base-cell-address="LAYERS.AB14"/>
            <calcext:condition calcext:apply-style-name="Rock" calcext:value="=&quot;06&quot;" calcext:base-cell-address="LAYERS.AB14"/>
            <calcext:condition calcext:apply-style-name="Water" calcext:value="=&quot;07&quot;" calcext:base-cell-address="LAYERS.AB14"/>
            <calcext:condition calcext:apply-style-name="Empty" calcext:value="=&quot;08&quot;" calcext:base-cell-address="LAYERS.AB14"/>
          </calcext:conditional-format>
          <calcext:conditional-format calcext:target-range-address="LAYERS.AC14:LAYERS.AC14">
            <calcext:condition calcext:apply-style-name="Empty" calcext:value="=&quot;00&quot;" calcext:base-cell-address="LAYERS.AC14"/>
            <calcext:condition calcext:apply-style-name="Grass1" calcext:value="=&quot;01&quot;" calcext:base-cell-address="LAYERS.AC14"/>
            <calcext:condition calcext:apply-style-name="Grass2" calcext:value="=&quot;02&quot;" calcext:base-cell-address="LAYERS.AC14"/>
            <calcext:condition calcext:apply-style-name="Road1" calcext:value="=&quot;03&quot;" calcext:base-cell-address="LAYERS.AC14"/>
            <calcext:condition calcext:apply-style-name="Road2" calcext:value="=&quot;04&quot;" calcext:base-cell-address="LAYERS.AC14"/>
            <calcext:condition calcext:apply-style-name="Wast" calcext:value="=&quot;05&quot;" calcext:base-cell-address="LAYERS.AC14"/>
            <calcext:condition calcext:apply-style-name="Rock" calcext:value="=&quot;06&quot;" calcext:base-cell-address="LAYERS.AC14"/>
            <calcext:condition calcext:apply-style-name="Water" calcext:value="=&quot;07&quot;" calcext:base-cell-address="LAYERS.AC14"/>
            <calcext:condition calcext:apply-style-name="Empty" calcext:value="=&quot;08&quot;" calcext:base-cell-address="LAYERS.AC14"/>
          </calcext:conditional-format>
          <calcext:conditional-format calcext:target-range-address="LAYERS.AD14:LAYERS.AD14">
            <calcext:condition calcext:apply-style-name="Empty" calcext:value="=&quot;00&quot;" calcext:base-cell-address="LAYERS.AD14"/>
            <calcext:condition calcext:apply-style-name="Grass1" calcext:value="=&quot;01&quot;" calcext:base-cell-address="LAYERS.AD14"/>
            <calcext:condition calcext:apply-style-name="Grass2" calcext:value="=&quot;02&quot;" calcext:base-cell-address="LAYERS.AD14"/>
            <calcext:condition calcext:apply-style-name="Road1" calcext:value="=&quot;03&quot;" calcext:base-cell-address="LAYERS.AD14"/>
            <calcext:condition calcext:apply-style-name="Road2" calcext:value="=&quot;04&quot;" calcext:base-cell-address="LAYERS.AD14"/>
            <calcext:condition calcext:apply-style-name="Wast" calcext:value="=&quot;05&quot;" calcext:base-cell-address="LAYERS.AD14"/>
            <calcext:condition calcext:apply-style-name="Rock" calcext:value="=&quot;06&quot;" calcext:base-cell-address="LAYERS.AD14"/>
            <calcext:condition calcext:apply-style-name="Water" calcext:value="=&quot;07&quot;" calcext:base-cell-address="LAYERS.AD14"/>
            <calcext:condition calcext:apply-style-name="Empty" calcext:value="=&quot;08&quot;" calcext:base-cell-address="LAYERS.AD14"/>
          </calcext:conditional-format>
          <calcext:conditional-format calcext:target-range-address="LAYERS.AE14:LAYERS.AE14">
            <calcext:condition calcext:apply-style-name="Empty" calcext:value="=&quot;00&quot;" calcext:base-cell-address="LAYERS.AE14"/>
            <calcext:condition calcext:apply-style-name="Grass1" calcext:value="=&quot;01&quot;" calcext:base-cell-address="LAYERS.AE14"/>
            <calcext:condition calcext:apply-style-name="Grass2" calcext:value="=&quot;02&quot;" calcext:base-cell-address="LAYERS.AE14"/>
            <calcext:condition calcext:apply-style-name="Road1" calcext:value="=&quot;03&quot;" calcext:base-cell-address="LAYERS.AE14"/>
            <calcext:condition calcext:apply-style-name="Road2" calcext:value="=&quot;04&quot;" calcext:base-cell-address="LAYERS.AE14"/>
            <calcext:condition calcext:apply-style-name="Wast" calcext:value="=&quot;05&quot;" calcext:base-cell-address="LAYERS.AE14"/>
            <calcext:condition calcext:apply-style-name="Rock" calcext:value="=&quot;06&quot;" calcext:base-cell-address="LAYERS.AE14"/>
            <calcext:condition calcext:apply-style-name="Water" calcext:value="=&quot;07&quot;" calcext:base-cell-address="LAYERS.AE14"/>
            <calcext:condition calcext:apply-style-name="Empty" calcext:value="=&quot;08&quot;" calcext:base-cell-address="LAYERS.AE14"/>
          </calcext:conditional-format>
          <calcext:conditional-format calcext:target-range-address="LAYERS.Z15:LAYERS.Z15">
            <calcext:condition calcext:apply-style-name="Empty" calcext:value="=&quot;00&quot;" calcext:base-cell-address="LAYERS.Z15"/>
            <calcext:condition calcext:apply-style-name="Grass1" calcext:value="=&quot;01&quot;" calcext:base-cell-address="LAYERS.Z15"/>
            <calcext:condition calcext:apply-style-name="Grass2" calcext:value="=&quot;02&quot;" calcext:base-cell-address="LAYERS.Z15"/>
            <calcext:condition calcext:apply-style-name="Road1" calcext:value="=&quot;03&quot;" calcext:base-cell-address="LAYERS.Z15"/>
            <calcext:condition calcext:apply-style-name="Road2" calcext:value="=&quot;04&quot;" calcext:base-cell-address="LAYERS.Z15"/>
            <calcext:condition calcext:apply-style-name="Wast" calcext:value="=&quot;05&quot;" calcext:base-cell-address="LAYERS.Z15"/>
            <calcext:condition calcext:apply-style-name="Rock" calcext:value="=&quot;06&quot;" calcext:base-cell-address="LAYERS.Z15"/>
            <calcext:condition calcext:apply-style-name="Water" calcext:value="=&quot;07&quot;" calcext:base-cell-address="LAYERS.Z15"/>
            <calcext:condition calcext:apply-style-name="Empty" calcext:value="=&quot;08&quot;" calcext:base-cell-address="LAYERS.Z15"/>
          </calcext:conditional-format>
          <calcext:conditional-format calcext:target-range-address="LAYERS.AA15:LAYERS.AA15">
            <calcext:condition calcext:apply-style-name="Empty" calcext:value="=&quot;00&quot;" calcext:base-cell-address="LAYERS.AA15"/>
            <calcext:condition calcext:apply-style-name="Grass1" calcext:value="=&quot;01&quot;" calcext:base-cell-address="LAYERS.AA15"/>
            <calcext:condition calcext:apply-style-name="Grass2" calcext:value="=&quot;02&quot;" calcext:base-cell-address="LAYERS.AA15"/>
            <calcext:condition calcext:apply-style-name="Road1" calcext:value="=&quot;03&quot;" calcext:base-cell-address="LAYERS.AA15"/>
            <calcext:condition calcext:apply-style-name="Road2" calcext:value="=&quot;04&quot;" calcext:base-cell-address="LAYERS.AA15"/>
            <calcext:condition calcext:apply-style-name="Wast" calcext:value="=&quot;05&quot;" calcext:base-cell-address="LAYERS.AA15"/>
            <calcext:condition calcext:apply-style-name="Rock" calcext:value="=&quot;06&quot;" calcext:base-cell-address="LAYERS.AA15"/>
            <calcext:condition calcext:apply-style-name="Water" calcext:value="=&quot;07&quot;" calcext:base-cell-address="LAYERS.AA15"/>
            <calcext:condition calcext:apply-style-name="Empty" calcext:value="=&quot;08&quot;" calcext:base-cell-address="LAYERS.AA15"/>
          </calcext:conditional-format>
          <calcext:conditional-format calcext:target-range-address="LAYERS.AB15:LAYERS.AB15">
            <calcext:condition calcext:apply-style-name="Empty" calcext:value="=&quot;00&quot;" calcext:base-cell-address="LAYERS.AB15"/>
            <calcext:condition calcext:apply-style-name="Grass1" calcext:value="=&quot;01&quot;" calcext:base-cell-address="LAYERS.AB15"/>
            <calcext:condition calcext:apply-style-name="Grass2" calcext:value="=&quot;02&quot;" calcext:base-cell-address="LAYERS.AB15"/>
            <calcext:condition calcext:apply-style-name="Road1" calcext:value="=&quot;03&quot;" calcext:base-cell-address="LAYERS.AB15"/>
            <calcext:condition calcext:apply-style-name="Road2" calcext:value="=&quot;04&quot;" calcext:base-cell-address="LAYERS.AB15"/>
            <calcext:condition calcext:apply-style-name="Wast" calcext:value="=&quot;05&quot;" calcext:base-cell-address="LAYERS.AB15"/>
            <calcext:condition calcext:apply-style-name="Rock" calcext:value="=&quot;06&quot;" calcext:base-cell-address="LAYERS.AB15"/>
            <calcext:condition calcext:apply-style-name="Water" calcext:value="=&quot;07&quot;" calcext:base-cell-address="LAYERS.AB15"/>
            <calcext:condition calcext:apply-style-name="Empty" calcext:value="=&quot;08&quot;" calcext:base-cell-address="LAYERS.AB15"/>
          </calcext:conditional-format>
          <calcext:conditional-format calcext:target-range-address="LAYERS.AC15:LAYERS.AC15">
            <calcext:condition calcext:apply-style-name="Empty" calcext:value="=&quot;00&quot;" calcext:base-cell-address="LAYERS.AC15"/>
            <calcext:condition calcext:apply-style-name="Grass1" calcext:value="=&quot;01&quot;" calcext:base-cell-address="LAYERS.AC15"/>
            <calcext:condition calcext:apply-style-name="Grass2" calcext:value="=&quot;02&quot;" calcext:base-cell-address="LAYERS.AC15"/>
            <calcext:condition calcext:apply-style-name="Road1" calcext:value="=&quot;03&quot;" calcext:base-cell-address="LAYERS.AC15"/>
            <calcext:condition calcext:apply-style-name="Road2" calcext:value="=&quot;04&quot;" calcext:base-cell-address="LAYERS.AC15"/>
            <calcext:condition calcext:apply-style-name="Wast" calcext:value="=&quot;05&quot;" calcext:base-cell-address="LAYERS.AC15"/>
            <calcext:condition calcext:apply-style-name="Rock" calcext:value="=&quot;06&quot;" calcext:base-cell-address="LAYERS.AC15"/>
            <calcext:condition calcext:apply-style-name="Water" calcext:value="=&quot;07&quot;" calcext:base-cell-address="LAYERS.AC15"/>
            <calcext:condition calcext:apply-style-name="Empty" calcext:value="=&quot;08&quot;" calcext:base-cell-address="LAYERS.AC15"/>
          </calcext:conditional-format>
          <calcext:conditional-format calcext:target-range-address="LAYERS.AD15:LAYERS.AD15">
            <calcext:condition calcext:apply-style-name="Empty" calcext:value="=&quot;00&quot;" calcext:base-cell-address="LAYERS.AD15"/>
            <calcext:condition calcext:apply-style-name="Grass1" calcext:value="=&quot;01&quot;" calcext:base-cell-address="LAYERS.AD15"/>
            <calcext:condition calcext:apply-style-name="Grass2" calcext:value="=&quot;02&quot;" calcext:base-cell-address="LAYERS.AD15"/>
            <calcext:condition calcext:apply-style-name="Road1" calcext:value="=&quot;03&quot;" calcext:base-cell-address="LAYERS.AD15"/>
            <calcext:condition calcext:apply-style-name="Road2" calcext:value="=&quot;04&quot;" calcext:base-cell-address="LAYERS.AD15"/>
            <calcext:condition calcext:apply-style-name="Wast" calcext:value="=&quot;05&quot;" calcext:base-cell-address="LAYERS.AD15"/>
            <calcext:condition calcext:apply-style-name="Rock" calcext:value="=&quot;06&quot;" calcext:base-cell-address="LAYERS.AD15"/>
            <calcext:condition calcext:apply-style-name="Water" calcext:value="=&quot;07&quot;" calcext:base-cell-address="LAYERS.AD15"/>
            <calcext:condition calcext:apply-style-name="Empty" calcext:value="=&quot;08&quot;" calcext:base-cell-address="LAYERS.AD15"/>
          </calcext:conditional-format>
          <calcext:conditional-format calcext:target-range-address="LAYERS.AE15:LAYERS.AE15">
            <calcext:condition calcext:apply-style-name="Empty" calcext:value="=&quot;00&quot;" calcext:base-cell-address="LAYERS.AE15"/>
            <calcext:condition calcext:apply-style-name="Grass1" calcext:value="=&quot;01&quot;" calcext:base-cell-address="LAYERS.AE15"/>
            <calcext:condition calcext:apply-style-name="Grass2" calcext:value="=&quot;02&quot;" calcext:base-cell-address="LAYERS.AE15"/>
            <calcext:condition calcext:apply-style-name="Road1" calcext:value="=&quot;03&quot;" calcext:base-cell-address="LAYERS.AE15"/>
            <calcext:condition calcext:apply-style-name="Road2" calcext:value="=&quot;04&quot;" calcext:base-cell-address="LAYERS.AE15"/>
            <calcext:condition calcext:apply-style-name="Wast" calcext:value="=&quot;05&quot;" calcext:base-cell-address="LAYERS.AE15"/>
            <calcext:condition calcext:apply-style-name="Rock" calcext:value="=&quot;06&quot;" calcext:base-cell-address="LAYERS.AE15"/>
            <calcext:condition calcext:apply-style-name="Water" calcext:value="=&quot;07&quot;" calcext:base-cell-address="LAYERS.AE15"/>
            <calcext:condition calcext:apply-style-name="Empty" calcext:value="=&quot;08&quot;" calcext:base-cell-address="LAYERS.AE15"/>
          </calcext:conditional-format>
          <calcext:conditional-format calcext:target-range-address="LAYERS.AA16:LAYERS.AA16">
            <calcext:condition calcext:apply-style-name="Empty" calcext:value="=&quot;00&quot;" calcext:base-cell-address="LAYERS.AA16"/>
            <calcext:condition calcext:apply-style-name="Grass1" calcext:value="=&quot;01&quot;" calcext:base-cell-address="LAYERS.AA16"/>
            <calcext:condition calcext:apply-style-name="Grass2" calcext:value="=&quot;02&quot;" calcext:base-cell-address="LAYERS.AA16"/>
            <calcext:condition calcext:apply-style-name="Road1" calcext:value="=&quot;03&quot;" calcext:base-cell-address="LAYERS.AA16"/>
            <calcext:condition calcext:apply-style-name="Road2" calcext:value="=&quot;04&quot;" calcext:base-cell-address="LAYERS.AA16"/>
            <calcext:condition calcext:apply-style-name="Wast" calcext:value="=&quot;05&quot;" calcext:base-cell-address="LAYERS.AA16"/>
            <calcext:condition calcext:apply-style-name="Rock" calcext:value="=&quot;06&quot;" calcext:base-cell-address="LAYERS.AA16"/>
            <calcext:condition calcext:apply-style-name="Water" calcext:value="=&quot;07&quot;" calcext:base-cell-address="LAYERS.AA16"/>
            <calcext:condition calcext:apply-style-name="Empty" calcext:value="=&quot;08&quot;" calcext:base-cell-address="LAYERS.AA16"/>
          </calcext:conditional-format>
          <calcext:conditional-format calcext:target-range-address="LAYERS.AB16:LAYERS.AB16">
            <calcext:condition calcext:apply-style-name="Empty" calcext:value="=&quot;00&quot;" calcext:base-cell-address="LAYERS.AB16"/>
            <calcext:condition calcext:apply-style-name="Grass1" calcext:value="=&quot;01&quot;" calcext:base-cell-address="LAYERS.AB16"/>
            <calcext:condition calcext:apply-style-name="Grass2" calcext:value="=&quot;02&quot;" calcext:base-cell-address="LAYERS.AB16"/>
            <calcext:condition calcext:apply-style-name="Road1" calcext:value="=&quot;03&quot;" calcext:base-cell-address="LAYERS.AB16"/>
            <calcext:condition calcext:apply-style-name="Road2" calcext:value="=&quot;04&quot;" calcext:base-cell-address="LAYERS.AB16"/>
            <calcext:condition calcext:apply-style-name="Wast" calcext:value="=&quot;05&quot;" calcext:base-cell-address="LAYERS.AB16"/>
            <calcext:condition calcext:apply-style-name="Rock" calcext:value="=&quot;06&quot;" calcext:base-cell-address="LAYERS.AB16"/>
            <calcext:condition calcext:apply-style-name="Water" calcext:value="=&quot;07&quot;" calcext:base-cell-address="LAYERS.AB16"/>
            <calcext:condition calcext:apply-style-name="Empty" calcext:value="=&quot;08&quot;" calcext:base-cell-address="LAYERS.AB16"/>
          </calcext:conditional-format>
          <calcext:conditional-format calcext:target-range-address="LAYERS.AC16:LAYERS.AC16">
            <calcext:condition calcext:apply-style-name="Empty" calcext:value="=&quot;00&quot;" calcext:base-cell-address="LAYERS.AC16"/>
            <calcext:condition calcext:apply-style-name="Grass1" calcext:value="=&quot;01&quot;" calcext:base-cell-address="LAYERS.AC16"/>
            <calcext:condition calcext:apply-style-name="Grass2" calcext:value="=&quot;02&quot;" calcext:base-cell-address="LAYERS.AC16"/>
            <calcext:condition calcext:apply-style-name="Road1" calcext:value="=&quot;03&quot;" calcext:base-cell-address="LAYERS.AC16"/>
            <calcext:condition calcext:apply-style-name="Road2" calcext:value="=&quot;04&quot;" calcext:base-cell-address="LAYERS.AC16"/>
            <calcext:condition calcext:apply-style-name="Wast" calcext:value="=&quot;05&quot;" calcext:base-cell-address="LAYERS.AC16"/>
            <calcext:condition calcext:apply-style-name="Rock" calcext:value="=&quot;06&quot;" calcext:base-cell-address="LAYERS.AC16"/>
            <calcext:condition calcext:apply-style-name="Water" calcext:value="=&quot;07&quot;" calcext:base-cell-address="LAYERS.AC16"/>
            <calcext:condition calcext:apply-style-name="Empty" calcext:value="=&quot;08&quot;" calcext:base-cell-address="LAYERS.AC16"/>
          </calcext:conditional-format>
          <calcext:conditional-format calcext:target-range-address="LAYERS.AD16:LAYERS.AD16">
            <calcext:condition calcext:apply-style-name="Empty" calcext:value="=&quot;00&quot;" calcext:base-cell-address="LAYERS.AD16"/>
            <calcext:condition calcext:apply-style-name="Grass1" calcext:value="=&quot;01&quot;" calcext:base-cell-address="LAYERS.AD16"/>
            <calcext:condition calcext:apply-style-name="Grass2" calcext:value="=&quot;02&quot;" calcext:base-cell-address="LAYERS.AD16"/>
            <calcext:condition calcext:apply-style-name="Road1" calcext:value="=&quot;03&quot;" calcext:base-cell-address="LAYERS.AD16"/>
            <calcext:condition calcext:apply-style-name="Road2" calcext:value="=&quot;04&quot;" calcext:base-cell-address="LAYERS.AD16"/>
            <calcext:condition calcext:apply-style-name="Wast" calcext:value="=&quot;05&quot;" calcext:base-cell-address="LAYERS.AD16"/>
            <calcext:condition calcext:apply-style-name="Rock" calcext:value="=&quot;06&quot;" calcext:base-cell-address="LAYERS.AD16"/>
            <calcext:condition calcext:apply-style-name="Water" calcext:value="=&quot;07&quot;" calcext:base-cell-address="LAYERS.AD16"/>
            <calcext:condition calcext:apply-style-name="Empty" calcext:value="=&quot;08&quot;" calcext:base-cell-address="LAYERS.AD16"/>
          </calcext:conditional-format>
          <calcext:conditional-format calcext:target-range-address="LAYERS.AE16:LAYERS.AE16">
            <calcext:condition calcext:apply-style-name="Empty" calcext:value="=&quot;00&quot;" calcext:base-cell-address="LAYERS.AE16"/>
            <calcext:condition calcext:apply-style-name="Grass1" calcext:value="=&quot;01&quot;" calcext:base-cell-address="LAYERS.AE16"/>
            <calcext:condition calcext:apply-style-name="Grass2" calcext:value="=&quot;02&quot;" calcext:base-cell-address="LAYERS.AE16"/>
            <calcext:condition calcext:apply-style-name="Road1" calcext:value="=&quot;03&quot;" calcext:base-cell-address="LAYERS.AE16"/>
            <calcext:condition calcext:apply-style-name="Road2" calcext:value="=&quot;04&quot;" calcext:base-cell-address="LAYERS.AE16"/>
            <calcext:condition calcext:apply-style-name="Wast" calcext:value="=&quot;05&quot;" calcext:base-cell-address="LAYERS.AE16"/>
            <calcext:condition calcext:apply-style-name="Rock" calcext:value="=&quot;06&quot;" calcext:base-cell-address="LAYERS.AE16"/>
            <calcext:condition calcext:apply-style-name="Water" calcext:value="=&quot;07&quot;" calcext:base-cell-address="LAYERS.AE16"/>
            <calcext:condition calcext:apply-style-name="Empty" calcext:value="=&quot;08&quot;" calcext:base-cell-address="LAYERS.AE16"/>
          </calcext:conditional-format>
          <calcext:conditional-format calcext:target-range-address="LAYERS.AA17:LAYERS.AA17">
            <calcext:condition calcext:apply-style-name="Empty" calcext:value="=&quot;00&quot;" calcext:base-cell-address="LAYERS.AA17"/>
            <calcext:condition calcext:apply-style-name="Grass1" calcext:value="=&quot;01&quot;" calcext:base-cell-address="LAYERS.AA17"/>
            <calcext:condition calcext:apply-style-name="Grass2" calcext:value="=&quot;02&quot;" calcext:base-cell-address="LAYERS.AA17"/>
            <calcext:condition calcext:apply-style-name="Road1" calcext:value="=&quot;03&quot;" calcext:base-cell-address="LAYERS.AA17"/>
            <calcext:condition calcext:apply-style-name="Road2" calcext:value="=&quot;04&quot;" calcext:base-cell-address="LAYERS.AA17"/>
            <calcext:condition calcext:apply-style-name="Wast" calcext:value="=&quot;05&quot;" calcext:base-cell-address="LAYERS.AA17"/>
            <calcext:condition calcext:apply-style-name="Rock" calcext:value="=&quot;06&quot;" calcext:base-cell-address="LAYERS.AA17"/>
            <calcext:condition calcext:apply-style-name="Water" calcext:value="=&quot;07&quot;" calcext:base-cell-address="LAYERS.AA17"/>
            <calcext:condition calcext:apply-style-name="Empty" calcext:value="=&quot;08&quot;" calcext:base-cell-address="LAYERS.AA17"/>
          </calcext:conditional-format>
          <calcext:conditional-format calcext:target-range-address="LAYERS.AB17:LAYERS.AB17">
            <calcext:condition calcext:apply-style-name="Empty" calcext:value="=&quot;00&quot;" calcext:base-cell-address="LAYERS.AB17"/>
            <calcext:condition calcext:apply-style-name="Grass1" calcext:value="=&quot;01&quot;" calcext:base-cell-address="LAYERS.AB17"/>
            <calcext:condition calcext:apply-style-name="Grass2" calcext:value="=&quot;02&quot;" calcext:base-cell-address="LAYERS.AB17"/>
            <calcext:condition calcext:apply-style-name="Road1" calcext:value="=&quot;03&quot;" calcext:base-cell-address="LAYERS.AB17"/>
            <calcext:condition calcext:apply-style-name="Road2" calcext:value="=&quot;04&quot;" calcext:base-cell-address="LAYERS.AB17"/>
            <calcext:condition calcext:apply-style-name="Wast" calcext:value="=&quot;05&quot;" calcext:base-cell-address="LAYERS.AB17"/>
            <calcext:condition calcext:apply-style-name="Rock" calcext:value="=&quot;06&quot;" calcext:base-cell-address="LAYERS.AB17"/>
            <calcext:condition calcext:apply-style-name="Water" calcext:value="=&quot;07&quot;" calcext:base-cell-address="LAYERS.AB17"/>
            <calcext:condition calcext:apply-style-name="Empty" calcext:value="=&quot;08&quot;" calcext:base-cell-address="LAYERS.AB17"/>
          </calcext:conditional-format>
          <calcext:conditional-format calcext:target-range-address="LAYERS.AC17:LAYERS.AC17">
            <calcext:condition calcext:apply-style-name="Empty" calcext:value="=&quot;00&quot;" calcext:base-cell-address="LAYERS.AC17"/>
            <calcext:condition calcext:apply-style-name="Grass1" calcext:value="=&quot;01&quot;" calcext:base-cell-address="LAYERS.AC17"/>
            <calcext:condition calcext:apply-style-name="Grass2" calcext:value="=&quot;02&quot;" calcext:base-cell-address="LAYERS.AC17"/>
            <calcext:condition calcext:apply-style-name="Road1" calcext:value="=&quot;03&quot;" calcext:base-cell-address="LAYERS.AC17"/>
            <calcext:condition calcext:apply-style-name="Road2" calcext:value="=&quot;04&quot;" calcext:base-cell-address="LAYERS.AC17"/>
            <calcext:condition calcext:apply-style-name="Wast" calcext:value="=&quot;05&quot;" calcext:base-cell-address="LAYERS.AC17"/>
            <calcext:condition calcext:apply-style-name="Rock" calcext:value="=&quot;06&quot;" calcext:base-cell-address="LAYERS.AC17"/>
            <calcext:condition calcext:apply-style-name="Water" calcext:value="=&quot;07&quot;" calcext:base-cell-address="LAYERS.AC17"/>
            <calcext:condition calcext:apply-style-name="Empty" calcext:value="=&quot;08&quot;" calcext:base-cell-address="LAYERS.AC17"/>
          </calcext:conditional-format>
          <calcext:conditional-format calcext:target-range-address="LAYERS.AD17:LAYERS.AD17">
            <calcext:condition calcext:apply-style-name="Empty" calcext:value="=&quot;00&quot;" calcext:base-cell-address="LAYERS.AD17"/>
            <calcext:condition calcext:apply-style-name="Grass1" calcext:value="=&quot;01&quot;" calcext:base-cell-address="LAYERS.AD17"/>
            <calcext:condition calcext:apply-style-name="Grass2" calcext:value="=&quot;02&quot;" calcext:base-cell-address="LAYERS.AD17"/>
            <calcext:condition calcext:apply-style-name="Road1" calcext:value="=&quot;03&quot;" calcext:base-cell-address="LAYERS.AD17"/>
            <calcext:condition calcext:apply-style-name="Road2" calcext:value="=&quot;04&quot;" calcext:base-cell-address="LAYERS.AD17"/>
            <calcext:condition calcext:apply-style-name="Wast" calcext:value="=&quot;05&quot;" calcext:base-cell-address="LAYERS.AD17"/>
            <calcext:condition calcext:apply-style-name="Rock" calcext:value="=&quot;06&quot;" calcext:base-cell-address="LAYERS.AD17"/>
            <calcext:condition calcext:apply-style-name="Water" calcext:value="=&quot;07&quot;" calcext:base-cell-address="LAYERS.AD17"/>
            <calcext:condition calcext:apply-style-name="Empty" calcext:value="=&quot;08&quot;" calcext:base-cell-address="LAYERS.AD17"/>
          </calcext:conditional-format>
          <calcext:conditional-format calcext:target-range-address="LAYERS.AE17:LAYERS.AE17">
            <calcext:condition calcext:apply-style-name="Empty" calcext:value="=&quot;00&quot;" calcext:base-cell-address="LAYERS.AE17"/>
            <calcext:condition calcext:apply-style-name="Grass1" calcext:value="=&quot;01&quot;" calcext:base-cell-address="LAYERS.AE17"/>
            <calcext:condition calcext:apply-style-name="Grass2" calcext:value="=&quot;02&quot;" calcext:base-cell-address="LAYERS.AE17"/>
            <calcext:condition calcext:apply-style-name="Road1" calcext:value="=&quot;03&quot;" calcext:base-cell-address="LAYERS.AE17"/>
            <calcext:condition calcext:apply-style-name="Road2" calcext:value="=&quot;04&quot;" calcext:base-cell-address="LAYERS.AE17"/>
            <calcext:condition calcext:apply-style-name="Wast" calcext:value="=&quot;05&quot;" calcext:base-cell-address="LAYERS.AE17"/>
            <calcext:condition calcext:apply-style-name="Rock" calcext:value="=&quot;06&quot;" calcext:base-cell-address="LAYERS.AE17"/>
            <calcext:condition calcext:apply-style-name="Water" calcext:value="=&quot;07&quot;" calcext:base-cell-address="LAYERS.AE17"/>
            <calcext:condition calcext:apply-style-name="Empty" calcext:value="=&quot;08&quot;" calcext:base-cell-address="LAYERS.AE17"/>
          </calcext:conditional-format>
          <calcext:conditional-format calcext:target-range-address="LAYERS.AA18:LAYERS.AA18">
            <calcext:condition calcext:apply-style-name="Empty" calcext:value="=&quot;00&quot;" calcext:base-cell-address="LAYERS.AA18"/>
            <calcext:condition calcext:apply-style-name="Grass1" calcext:value="=&quot;01&quot;" calcext:base-cell-address="LAYERS.AA18"/>
            <calcext:condition calcext:apply-style-name="Grass2" calcext:value="=&quot;02&quot;" calcext:base-cell-address="LAYERS.AA18"/>
            <calcext:condition calcext:apply-style-name="Road1" calcext:value="=&quot;03&quot;" calcext:base-cell-address="LAYERS.AA18"/>
            <calcext:condition calcext:apply-style-name="Road2" calcext:value="=&quot;04&quot;" calcext:base-cell-address="LAYERS.AA18"/>
            <calcext:condition calcext:apply-style-name="Wast" calcext:value="=&quot;05&quot;" calcext:base-cell-address="LAYERS.AA18"/>
            <calcext:condition calcext:apply-style-name="Rock" calcext:value="=&quot;06&quot;" calcext:base-cell-address="LAYERS.AA18"/>
            <calcext:condition calcext:apply-style-name="Water" calcext:value="=&quot;07&quot;" calcext:base-cell-address="LAYERS.AA18"/>
            <calcext:condition calcext:apply-style-name="Empty" calcext:value="=&quot;08&quot;" calcext:base-cell-address="LAYERS.AA18"/>
          </calcext:conditional-format>
          <calcext:conditional-format calcext:target-range-address="LAYERS.AB18:LAYERS.AB18">
            <calcext:condition calcext:apply-style-name="Empty" calcext:value="=&quot;00&quot;" calcext:base-cell-address="LAYERS.AB18"/>
            <calcext:condition calcext:apply-style-name="Grass1" calcext:value="=&quot;01&quot;" calcext:base-cell-address="LAYERS.AB18"/>
            <calcext:condition calcext:apply-style-name="Grass2" calcext:value="=&quot;02&quot;" calcext:base-cell-address="LAYERS.AB18"/>
            <calcext:condition calcext:apply-style-name="Road1" calcext:value="=&quot;03&quot;" calcext:base-cell-address="LAYERS.AB18"/>
            <calcext:condition calcext:apply-style-name="Road2" calcext:value="=&quot;04&quot;" calcext:base-cell-address="LAYERS.AB18"/>
            <calcext:condition calcext:apply-style-name="Wast" calcext:value="=&quot;05&quot;" calcext:base-cell-address="LAYERS.AB18"/>
            <calcext:condition calcext:apply-style-name="Rock" calcext:value="=&quot;06&quot;" calcext:base-cell-address="LAYERS.AB18"/>
            <calcext:condition calcext:apply-style-name="Water" calcext:value="=&quot;07&quot;" calcext:base-cell-address="LAYERS.AB18"/>
            <calcext:condition calcext:apply-style-name="Empty" calcext:value="=&quot;08&quot;" calcext:base-cell-address="LAYERS.AB18"/>
          </calcext:conditional-format>
          <calcext:conditional-format calcext:target-range-address="LAYERS.AC18:LAYERS.AC18">
            <calcext:condition calcext:apply-style-name="Empty" calcext:value="=&quot;00&quot;" calcext:base-cell-address="LAYERS.AC18"/>
            <calcext:condition calcext:apply-style-name="Grass1" calcext:value="=&quot;01&quot;" calcext:base-cell-address="LAYERS.AC18"/>
            <calcext:condition calcext:apply-style-name="Grass2" calcext:value="=&quot;02&quot;" calcext:base-cell-address="LAYERS.AC18"/>
            <calcext:condition calcext:apply-style-name="Road1" calcext:value="=&quot;03&quot;" calcext:base-cell-address="LAYERS.AC18"/>
            <calcext:condition calcext:apply-style-name="Road2" calcext:value="=&quot;04&quot;" calcext:base-cell-address="LAYERS.AC18"/>
            <calcext:condition calcext:apply-style-name="Wast" calcext:value="=&quot;05&quot;" calcext:base-cell-address="LAYERS.AC18"/>
            <calcext:condition calcext:apply-style-name="Rock" calcext:value="=&quot;06&quot;" calcext:base-cell-address="LAYERS.AC18"/>
            <calcext:condition calcext:apply-style-name="Water" calcext:value="=&quot;07&quot;" calcext:base-cell-address="LAYERS.AC18"/>
            <calcext:condition calcext:apply-style-name="Empty" calcext:value="=&quot;08&quot;" calcext:base-cell-address="LAYERS.AC18"/>
          </calcext:conditional-format>
          <calcext:conditional-format calcext:target-range-address="LAYERS.AD18:LAYERS.AD18">
            <calcext:condition calcext:apply-style-name="Empty" calcext:value="=&quot;00&quot;" calcext:base-cell-address="LAYERS.AD18"/>
            <calcext:condition calcext:apply-style-name="Grass1" calcext:value="=&quot;01&quot;" calcext:base-cell-address="LAYERS.AD18"/>
            <calcext:condition calcext:apply-style-name="Grass2" calcext:value="=&quot;02&quot;" calcext:base-cell-address="LAYERS.AD18"/>
            <calcext:condition calcext:apply-style-name="Road1" calcext:value="=&quot;03&quot;" calcext:base-cell-address="LAYERS.AD18"/>
            <calcext:condition calcext:apply-style-name="Road2" calcext:value="=&quot;04&quot;" calcext:base-cell-address="LAYERS.AD18"/>
            <calcext:condition calcext:apply-style-name="Wast" calcext:value="=&quot;05&quot;" calcext:base-cell-address="LAYERS.AD18"/>
            <calcext:condition calcext:apply-style-name="Rock" calcext:value="=&quot;06&quot;" calcext:base-cell-address="LAYERS.AD18"/>
            <calcext:condition calcext:apply-style-name="Water" calcext:value="=&quot;07&quot;" calcext:base-cell-address="LAYERS.AD18"/>
            <calcext:condition calcext:apply-style-name="Empty" calcext:value="=&quot;08&quot;" calcext:base-cell-address="LAYERS.AD18"/>
          </calcext:conditional-format>
          <calcext:conditional-format calcext:target-range-address="LAYERS.AE18:LAYERS.AE18">
            <calcext:condition calcext:apply-style-name="Empty" calcext:value="=&quot;00&quot;" calcext:base-cell-address="LAYERS.AE18"/>
            <calcext:condition calcext:apply-style-name="Grass1" calcext:value="=&quot;01&quot;" calcext:base-cell-address="LAYERS.AE18"/>
            <calcext:condition calcext:apply-style-name="Grass2" calcext:value="=&quot;02&quot;" calcext:base-cell-address="LAYERS.AE18"/>
            <calcext:condition calcext:apply-style-name="Road1" calcext:value="=&quot;03&quot;" calcext:base-cell-address="LAYERS.AE18"/>
            <calcext:condition calcext:apply-style-name="Road2" calcext:value="=&quot;04&quot;" calcext:base-cell-address="LAYERS.AE18"/>
            <calcext:condition calcext:apply-style-name="Wast" calcext:value="=&quot;05&quot;" calcext:base-cell-address="LAYERS.AE18"/>
            <calcext:condition calcext:apply-style-name="Rock" calcext:value="=&quot;06&quot;" calcext:base-cell-address="LAYERS.AE18"/>
            <calcext:condition calcext:apply-style-name="Water" calcext:value="=&quot;07&quot;" calcext:base-cell-address="LAYERS.AE18"/>
            <calcext:condition calcext:apply-style-name="Empty" calcext:value="=&quot;08&quot;" calcext:base-cell-address="LAYERS.AE18"/>
          </calcext:conditional-format>
          <calcext:conditional-format calcext:target-range-address="LAYERS.AA19:LAYERS.AA19">
            <calcext:condition calcext:apply-style-name="Empty" calcext:value="=&quot;00&quot;" calcext:base-cell-address="LAYERS.AA19"/>
            <calcext:condition calcext:apply-style-name="Grass1" calcext:value="=&quot;01&quot;" calcext:base-cell-address="LAYERS.AA19"/>
            <calcext:condition calcext:apply-style-name="Grass2" calcext:value="=&quot;02&quot;" calcext:base-cell-address="LAYERS.AA19"/>
            <calcext:condition calcext:apply-style-name="Road1" calcext:value="=&quot;03&quot;" calcext:base-cell-address="LAYERS.AA19"/>
            <calcext:condition calcext:apply-style-name="Road2" calcext:value="=&quot;04&quot;" calcext:base-cell-address="LAYERS.AA19"/>
            <calcext:condition calcext:apply-style-name="Wast" calcext:value="=&quot;05&quot;" calcext:base-cell-address="LAYERS.AA19"/>
            <calcext:condition calcext:apply-style-name="Rock" calcext:value="=&quot;06&quot;" calcext:base-cell-address="LAYERS.AA19"/>
            <calcext:condition calcext:apply-style-name="Water" calcext:value="=&quot;07&quot;" calcext:base-cell-address="LAYERS.AA19"/>
            <calcext:condition calcext:apply-style-name="Empty" calcext:value="=&quot;08&quot;" calcext:base-cell-address="LAYERS.AA19"/>
          </calcext:conditional-format>
          <calcext:conditional-format calcext:target-range-address="LAYERS.AB19:LAYERS.AB19">
            <calcext:condition calcext:apply-style-name="Empty" calcext:value="=&quot;00&quot;" calcext:base-cell-address="LAYERS.AB19"/>
            <calcext:condition calcext:apply-style-name="Grass1" calcext:value="=&quot;01&quot;" calcext:base-cell-address="LAYERS.AB19"/>
            <calcext:condition calcext:apply-style-name="Grass2" calcext:value="=&quot;02&quot;" calcext:base-cell-address="LAYERS.AB19"/>
            <calcext:condition calcext:apply-style-name="Road1" calcext:value="=&quot;03&quot;" calcext:base-cell-address="LAYERS.AB19"/>
            <calcext:condition calcext:apply-style-name="Road2" calcext:value="=&quot;04&quot;" calcext:base-cell-address="LAYERS.AB19"/>
            <calcext:condition calcext:apply-style-name="Wast" calcext:value="=&quot;05&quot;" calcext:base-cell-address="LAYERS.AB19"/>
            <calcext:condition calcext:apply-style-name="Rock" calcext:value="=&quot;06&quot;" calcext:base-cell-address="LAYERS.AB19"/>
            <calcext:condition calcext:apply-style-name="Water" calcext:value="=&quot;07&quot;" calcext:base-cell-address="LAYERS.AB19"/>
            <calcext:condition calcext:apply-style-name="Empty" calcext:value="=&quot;08&quot;" calcext:base-cell-address="LAYERS.AB19"/>
          </calcext:conditional-format>
          <calcext:conditional-format calcext:target-range-address="LAYERS.AC19:LAYERS.AC19">
            <calcext:condition calcext:apply-style-name="Empty" calcext:value="=&quot;00&quot;" calcext:base-cell-address="LAYERS.AC19"/>
            <calcext:condition calcext:apply-style-name="Grass1" calcext:value="=&quot;01&quot;" calcext:base-cell-address="LAYERS.AC19"/>
            <calcext:condition calcext:apply-style-name="Grass2" calcext:value="=&quot;02&quot;" calcext:base-cell-address="LAYERS.AC19"/>
            <calcext:condition calcext:apply-style-name="Road1" calcext:value="=&quot;03&quot;" calcext:base-cell-address="LAYERS.AC19"/>
            <calcext:condition calcext:apply-style-name="Road2" calcext:value="=&quot;04&quot;" calcext:base-cell-address="LAYERS.AC19"/>
            <calcext:condition calcext:apply-style-name="Wast" calcext:value="=&quot;05&quot;" calcext:base-cell-address="LAYERS.AC19"/>
            <calcext:condition calcext:apply-style-name="Rock" calcext:value="=&quot;06&quot;" calcext:base-cell-address="LAYERS.AC19"/>
            <calcext:condition calcext:apply-style-name="Water" calcext:value="=&quot;07&quot;" calcext:base-cell-address="LAYERS.AC19"/>
            <calcext:condition calcext:apply-style-name="Empty" calcext:value="=&quot;08&quot;" calcext:base-cell-address="LAYERS.AC19"/>
          </calcext:conditional-format>
          <calcext:conditional-format calcext:target-range-address="LAYERS.AD19:LAYERS.AD19">
            <calcext:condition calcext:apply-style-name="Empty" calcext:value="=&quot;00&quot;" calcext:base-cell-address="LAYERS.AD19"/>
            <calcext:condition calcext:apply-style-name="Grass1" calcext:value="=&quot;01&quot;" calcext:base-cell-address="LAYERS.AD19"/>
            <calcext:condition calcext:apply-style-name="Grass2" calcext:value="=&quot;02&quot;" calcext:base-cell-address="LAYERS.AD19"/>
            <calcext:condition calcext:apply-style-name="Road1" calcext:value="=&quot;03&quot;" calcext:base-cell-address="LAYERS.AD19"/>
            <calcext:condition calcext:apply-style-name="Road2" calcext:value="=&quot;04&quot;" calcext:base-cell-address="LAYERS.AD19"/>
            <calcext:condition calcext:apply-style-name="Wast" calcext:value="=&quot;05&quot;" calcext:base-cell-address="LAYERS.AD19"/>
            <calcext:condition calcext:apply-style-name="Rock" calcext:value="=&quot;06&quot;" calcext:base-cell-address="LAYERS.AD19"/>
            <calcext:condition calcext:apply-style-name="Water" calcext:value="=&quot;07&quot;" calcext:base-cell-address="LAYERS.AD19"/>
            <calcext:condition calcext:apply-style-name="Empty" calcext:value="=&quot;08&quot;" calcext:base-cell-address="LAYERS.AD19"/>
          </calcext:conditional-format>
          <calcext:conditional-format calcext:target-range-address="LAYERS.AE19:LAYERS.AE19">
            <calcext:condition calcext:apply-style-name="Empty" calcext:value="=&quot;00&quot;" calcext:base-cell-address="LAYERS.AE19"/>
            <calcext:condition calcext:apply-style-name="Grass1" calcext:value="=&quot;01&quot;" calcext:base-cell-address="LAYERS.AE19"/>
            <calcext:condition calcext:apply-style-name="Grass2" calcext:value="=&quot;02&quot;" calcext:base-cell-address="LAYERS.AE19"/>
            <calcext:condition calcext:apply-style-name="Road1" calcext:value="=&quot;03&quot;" calcext:base-cell-address="LAYERS.AE19"/>
            <calcext:condition calcext:apply-style-name="Road2" calcext:value="=&quot;04&quot;" calcext:base-cell-address="LAYERS.AE19"/>
            <calcext:condition calcext:apply-style-name="Wast" calcext:value="=&quot;05&quot;" calcext:base-cell-address="LAYERS.AE19"/>
            <calcext:condition calcext:apply-style-name="Rock" calcext:value="=&quot;06&quot;" calcext:base-cell-address="LAYERS.AE19"/>
            <calcext:condition calcext:apply-style-name="Water" calcext:value="=&quot;07&quot;" calcext:base-cell-address="LAYERS.AE19"/>
            <calcext:condition calcext:apply-style-name="Empty" calcext:value="=&quot;08&quot;" calcext:base-cell-address="LAYERS.AE19"/>
          </calcext:conditional-format>
          <calcext:conditional-format calcext:target-range-address="LAYERS.AA20:LAYERS.AA20">
            <calcext:condition calcext:apply-style-name="Empty" calcext:value="=&quot;00&quot;" calcext:base-cell-address="LAYERS.AA20"/>
            <calcext:condition calcext:apply-style-name="Grass1" calcext:value="=&quot;01&quot;" calcext:base-cell-address="LAYERS.AA20"/>
            <calcext:condition calcext:apply-style-name="Grass2" calcext:value="=&quot;02&quot;" calcext:base-cell-address="LAYERS.AA20"/>
            <calcext:condition calcext:apply-style-name="Road1" calcext:value="=&quot;03&quot;" calcext:base-cell-address="LAYERS.AA20"/>
            <calcext:condition calcext:apply-style-name="Road2" calcext:value="=&quot;04&quot;" calcext:base-cell-address="LAYERS.AA20"/>
            <calcext:condition calcext:apply-style-name="Wast" calcext:value="=&quot;05&quot;" calcext:base-cell-address="LAYERS.AA20"/>
            <calcext:condition calcext:apply-style-name="Rock" calcext:value="=&quot;06&quot;" calcext:base-cell-address="LAYERS.AA20"/>
            <calcext:condition calcext:apply-style-name="Water" calcext:value="=&quot;07&quot;" calcext:base-cell-address="LAYERS.AA20"/>
            <calcext:condition calcext:apply-style-name="Empty" calcext:value="=&quot;08&quot;" calcext:base-cell-address="LAYERS.AA20"/>
          </calcext:conditional-format>
          <calcext:conditional-format calcext:target-range-address="LAYERS.AB20:LAYERS.AB20">
            <calcext:condition calcext:apply-style-name="Empty" calcext:value="=&quot;00&quot;" calcext:base-cell-address="LAYERS.AB20"/>
            <calcext:condition calcext:apply-style-name="Grass1" calcext:value="=&quot;01&quot;" calcext:base-cell-address="LAYERS.AB20"/>
            <calcext:condition calcext:apply-style-name="Grass2" calcext:value="=&quot;02&quot;" calcext:base-cell-address="LAYERS.AB20"/>
            <calcext:condition calcext:apply-style-name="Road1" calcext:value="=&quot;03&quot;" calcext:base-cell-address="LAYERS.AB20"/>
            <calcext:condition calcext:apply-style-name="Road2" calcext:value="=&quot;04&quot;" calcext:base-cell-address="LAYERS.AB20"/>
            <calcext:condition calcext:apply-style-name="Wast" calcext:value="=&quot;05&quot;" calcext:base-cell-address="LAYERS.AB20"/>
            <calcext:condition calcext:apply-style-name="Rock" calcext:value="=&quot;06&quot;" calcext:base-cell-address="LAYERS.AB20"/>
            <calcext:condition calcext:apply-style-name="Water" calcext:value="=&quot;07&quot;" calcext:base-cell-address="LAYERS.AB20"/>
            <calcext:condition calcext:apply-style-name="Empty" calcext:value="=&quot;08&quot;" calcext:base-cell-address="LAYERS.AB20"/>
          </calcext:conditional-format>
          <calcext:conditional-format calcext:target-range-address="LAYERS.AC20:LAYERS.AC20">
            <calcext:condition calcext:apply-style-name="Empty" calcext:value="=&quot;00&quot;" calcext:base-cell-address="LAYERS.AC20"/>
            <calcext:condition calcext:apply-style-name="Grass1" calcext:value="=&quot;01&quot;" calcext:base-cell-address="LAYERS.AC20"/>
            <calcext:condition calcext:apply-style-name="Grass2" calcext:value="=&quot;02&quot;" calcext:base-cell-address="LAYERS.AC20"/>
            <calcext:condition calcext:apply-style-name="Road1" calcext:value="=&quot;03&quot;" calcext:base-cell-address="LAYERS.AC20"/>
            <calcext:condition calcext:apply-style-name="Road2" calcext:value="=&quot;04&quot;" calcext:base-cell-address="LAYERS.AC20"/>
            <calcext:condition calcext:apply-style-name="Wast" calcext:value="=&quot;05&quot;" calcext:base-cell-address="LAYERS.AC20"/>
            <calcext:condition calcext:apply-style-name="Rock" calcext:value="=&quot;06&quot;" calcext:base-cell-address="LAYERS.AC20"/>
            <calcext:condition calcext:apply-style-name="Water" calcext:value="=&quot;07&quot;" calcext:base-cell-address="LAYERS.AC20"/>
            <calcext:condition calcext:apply-style-name="Empty" calcext:value="=&quot;08&quot;" calcext:base-cell-address="LAYERS.AC20"/>
          </calcext:conditional-format>
          <calcext:conditional-format calcext:target-range-address="LAYERS.AD20:LAYERS.AD20">
            <calcext:condition calcext:apply-style-name="Empty" calcext:value="=&quot;00&quot;" calcext:base-cell-address="LAYERS.AD20"/>
            <calcext:condition calcext:apply-style-name="Grass1" calcext:value="=&quot;01&quot;" calcext:base-cell-address="LAYERS.AD20"/>
            <calcext:condition calcext:apply-style-name="Grass2" calcext:value="=&quot;02&quot;" calcext:base-cell-address="LAYERS.AD20"/>
            <calcext:condition calcext:apply-style-name="Road1" calcext:value="=&quot;03&quot;" calcext:base-cell-address="LAYERS.AD20"/>
            <calcext:condition calcext:apply-style-name="Road2" calcext:value="=&quot;04&quot;" calcext:base-cell-address="LAYERS.AD20"/>
            <calcext:condition calcext:apply-style-name="Wast" calcext:value="=&quot;05&quot;" calcext:base-cell-address="LAYERS.AD20"/>
            <calcext:condition calcext:apply-style-name="Rock" calcext:value="=&quot;06&quot;" calcext:base-cell-address="LAYERS.AD20"/>
            <calcext:condition calcext:apply-style-name="Water" calcext:value="=&quot;07&quot;" calcext:base-cell-address="LAYERS.AD20"/>
            <calcext:condition calcext:apply-style-name="Empty" calcext:value="=&quot;08&quot;" calcext:base-cell-address="LAYERS.AD20"/>
          </calcext:conditional-format>
          <calcext:conditional-format calcext:target-range-address="LAYERS.AA21:LAYERS.AA21">
            <calcext:condition calcext:apply-style-name="Empty" calcext:value="=&quot;00&quot;" calcext:base-cell-address="LAYERS.AA21"/>
            <calcext:condition calcext:apply-style-name="Grass1" calcext:value="=&quot;01&quot;" calcext:base-cell-address="LAYERS.AA21"/>
            <calcext:condition calcext:apply-style-name="Grass2" calcext:value="=&quot;02&quot;" calcext:base-cell-address="LAYERS.AA21"/>
            <calcext:condition calcext:apply-style-name="Road1" calcext:value="=&quot;03&quot;" calcext:base-cell-address="LAYERS.AA21"/>
            <calcext:condition calcext:apply-style-name="Road2" calcext:value="=&quot;04&quot;" calcext:base-cell-address="LAYERS.AA21"/>
            <calcext:condition calcext:apply-style-name="Wast" calcext:value="=&quot;05&quot;" calcext:base-cell-address="LAYERS.AA21"/>
            <calcext:condition calcext:apply-style-name="Rock" calcext:value="=&quot;06&quot;" calcext:base-cell-address="LAYERS.AA21"/>
            <calcext:condition calcext:apply-style-name="Water" calcext:value="=&quot;07&quot;" calcext:base-cell-address="LAYERS.AA21"/>
            <calcext:condition calcext:apply-style-name="Empty" calcext:value="=&quot;08&quot;" calcext:base-cell-address="LAYERS.AA21"/>
          </calcext:conditional-format>
          <calcext:conditional-format calcext:target-range-address="LAYERS.AB21:LAYERS.AB21">
            <calcext:condition calcext:apply-style-name="Empty" calcext:value="=&quot;00&quot;" calcext:base-cell-address="LAYERS.AB21"/>
            <calcext:condition calcext:apply-style-name="Grass1" calcext:value="=&quot;01&quot;" calcext:base-cell-address="LAYERS.AB21"/>
            <calcext:condition calcext:apply-style-name="Grass2" calcext:value="=&quot;02&quot;" calcext:base-cell-address="LAYERS.AB21"/>
            <calcext:condition calcext:apply-style-name="Road1" calcext:value="=&quot;03&quot;" calcext:base-cell-address="LAYERS.AB21"/>
            <calcext:condition calcext:apply-style-name="Road2" calcext:value="=&quot;04&quot;" calcext:base-cell-address="LAYERS.AB21"/>
            <calcext:condition calcext:apply-style-name="Wast" calcext:value="=&quot;05&quot;" calcext:base-cell-address="LAYERS.AB21"/>
            <calcext:condition calcext:apply-style-name="Rock" calcext:value="=&quot;06&quot;" calcext:base-cell-address="LAYERS.AB21"/>
            <calcext:condition calcext:apply-style-name="Water" calcext:value="=&quot;07&quot;" calcext:base-cell-address="LAYERS.AB21"/>
            <calcext:condition calcext:apply-style-name="Empty" calcext:value="=&quot;08&quot;" calcext:base-cell-address="LAYERS.AB21"/>
          </calcext:conditional-format>
          <calcext:conditional-format calcext:target-range-address="LAYERS.AC21:LAYERS.AC21">
            <calcext:condition calcext:apply-style-name="Empty" calcext:value="=&quot;00&quot;" calcext:base-cell-address="LAYERS.AC21"/>
            <calcext:condition calcext:apply-style-name="Grass1" calcext:value="=&quot;01&quot;" calcext:base-cell-address="LAYERS.AC21"/>
            <calcext:condition calcext:apply-style-name="Grass2" calcext:value="=&quot;02&quot;" calcext:base-cell-address="LAYERS.AC21"/>
            <calcext:condition calcext:apply-style-name="Road1" calcext:value="=&quot;03&quot;" calcext:base-cell-address="LAYERS.AC21"/>
            <calcext:condition calcext:apply-style-name="Road2" calcext:value="=&quot;04&quot;" calcext:base-cell-address="LAYERS.AC21"/>
            <calcext:condition calcext:apply-style-name="Wast" calcext:value="=&quot;05&quot;" calcext:base-cell-address="LAYERS.AC21"/>
            <calcext:condition calcext:apply-style-name="Rock" calcext:value="=&quot;06&quot;" calcext:base-cell-address="LAYERS.AC21"/>
            <calcext:condition calcext:apply-style-name="Water" calcext:value="=&quot;07&quot;" calcext:base-cell-address="LAYERS.AC21"/>
            <calcext:condition calcext:apply-style-name="Empty" calcext:value="=&quot;08&quot;" calcext:base-cell-address="LAYERS.AC21"/>
          </calcext:conditional-format>
          <calcext:conditional-format calcext:target-range-address="LAYERS.AD21:LAYERS.AD21">
            <calcext:condition calcext:apply-style-name="Empty" calcext:value="=&quot;00&quot;" calcext:base-cell-address="LAYERS.AD21"/>
            <calcext:condition calcext:apply-style-name="Grass1" calcext:value="=&quot;01&quot;" calcext:base-cell-address="LAYERS.AD21"/>
            <calcext:condition calcext:apply-style-name="Grass2" calcext:value="=&quot;02&quot;" calcext:base-cell-address="LAYERS.AD21"/>
            <calcext:condition calcext:apply-style-name="Road1" calcext:value="=&quot;03&quot;" calcext:base-cell-address="LAYERS.AD21"/>
            <calcext:condition calcext:apply-style-name="Road2" calcext:value="=&quot;04&quot;" calcext:base-cell-address="LAYERS.AD21"/>
            <calcext:condition calcext:apply-style-name="Wast" calcext:value="=&quot;05&quot;" calcext:base-cell-address="LAYERS.AD21"/>
            <calcext:condition calcext:apply-style-name="Rock" calcext:value="=&quot;06&quot;" calcext:base-cell-address="LAYERS.AD21"/>
            <calcext:condition calcext:apply-style-name="Water" calcext:value="=&quot;07&quot;" calcext:base-cell-address="LAYERS.AD21"/>
            <calcext:condition calcext:apply-style-name="Empty" calcext:value="=&quot;08&quot;" calcext:base-cell-address="LAYERS.AD21"/>
          </calcext:conditional-format>
          <calcext:conditional-format calcext:target-range-address="LAYERS.AA22:LAYERS.AA22">
            <calcext:condition calcext:apply-style-name="Empty" calcext:value="=&quot;00&quot;" calcext:base-cell-address="LAYERS.AA22"/>
            <calcext:condition calcext:apply-style-name="Grass1" calcext:value="=&quot;01&quot;" calcext:base-cell-address="LAYERS.AA22"/>
            <calcext:condition calcext:apply-style-name="Grass2" calcext:value="=&quot;02&quot;" calcext:base-cell-address="LAYERS.AA22"/>
            <calcext:condition calcext:apply-style-name="Road1" calcext:value="=&quot;03&quot;" calcext:base-cell-address="LAYERS.AA22"/>
            <calcext:condition calcext:apply-style-name="Road2" calcext:value="=&quot;04&quot;" calcext:base-cell-address="LAYERS.AA22"/>
            <calcext:condition calcext:apply-style-name="Wast" calcext:value="=&quot;05&quot;" calcext:base-cell-address="LAYERS.AA22"/>
            <calcext:condition calcext:apply-style-name="Rock" calcext:value="=&quot;06&quot;" calcext:base-cell-address="LAYERS.AA22"/>
            <calcext:condition calcext:apply-style-name="Water" calcext:value="=&quot;07&quot;" calcext:base-cell-address="LAYERS.AA22"/>
            <calcext:condition calcext:apply-style-name="Empty" calcext:value="=&quot;08&quot;" calcext:base-cell-address="LAYERS.AA22"/>
          </calcext:conditional-format>
          <calcext:conditional-format calcext:target-range-address="LAYERS.AB22:LAYERS.AB22">
            <calcext:condition calcext:apply-style-name="Empty" calcext:value="=&quot;00&quot;" calcext:base-cell-address="LAYERS.AB22"/>
            <calcext:condition calcext:apply-style-name="Grass1" calcext:value="=&quot;01&quot;" calcext:base-cell-address="LAYERS.AB22"/>
            <calcext:condition calcext:apply-style-name="Grass2" calcext:value="=&quot;02&quot;" calcext:base-cell-address="LAYERS.AB22"/>
            <calcext:condition calcext:apply-style-name="Road1" calcext:value="=&quot;03&quot;" calcext:base-cell-address="LAYERS.AB22"/>
            <calcext:condition calcext:apply-style-name="Road2" calcext:value="=&quot;04&quot;" calcext:base-cell-address="LAYERS.AB22"/>
            <calcext:condition calcext:apply-style-name="Wast" calcext:value="=&quot;05&quot;" calcext:base-cell-address="LAYERS.AB22"/>
            <calcext:condition calcext:apply-style-name="Rock" calcext:value="=&quot;06&quot;" calcext:base-cell-address="LAYERS.AB22"/>
            <calcext:condition calcext:apply-style-name="Water" calcext:value="=&quot;07&quot;" calcext:base-cell-address="LAYERS.AB22"/>
            <calcext:condition calcext:apply-style-name="Empty" calcext:value="=&quot;08&quot;" calcext:base-cell-address="LAYERS.AB22"/>
          </calcext:conditional-format>
          <calcext:conditional-format calcext:target-range-address="LAYERS.AC22:LAYERS.AC22">
            <calcext:condition calcext:apply-style-name="Empty" calcext:value="=&quot;00&quot;" calcext:base-cell-address="LAYERS.AC22"/>
            <calcext:condition calcext:apply-style-name="Grass1" calcext:value="=&quot;01&quot;" calcext:base-cell-address="LAYERS.AC22"/>
            <calcext:condition calcext:apply-style-name="Grass2" calcext:value="=&quot;02&quot;" calcext:base-cell-address="LAYERS.AC22"/>
            <calcext:condition calcext:apply-style-name="Road1" calcext:value="=&quot;03&quot;" calcext:base-cell-address="LAYERS.AC22"/>
            <calcext:condition calcext:apply-style-name="Road2" calcext:value="=&quot;04&quot;" calcext:base-cell-address="LAYERS.AC22"/>
            <calcext:condition calcext:apply-style-name="Wast" calcext:value="=&quot;05&quot;" calcext:base-cell-address="LAYERS.AC22"/>
            <calcext:condition calcext:apply-style-name="Rock" calcext:value="=&quot;06&quot;" calcext:base-cell-address="LAYERS.AC22"/>
            <calcext:condition calcext:apply-style-name="Water" calcext:value="=&quot;07&quot;" calcext:base-cell-address="LAYERS.AC22"/>
            <calcext:condition calcext:apply-style-name="Empty" calcext:value="=&quot;08&quot;" calcext:base-cell-address="LAYERS.AC22"/>
          </calcext:conditional-format>
          <calcext:conditional-format calcext:target-range-address="LAYERS.AD22:LAYERS.AD22">
            <calcext:condition calcext:apply-style-name="Empty" calcext:value="=&quot;00&quot;" calcext:base-cell-address="LAYERS.AD22"/>
            <calcext:condition calcext:apply-style-name="Grass1" calcext:value="=&quot;01&quot;" calcext:base-cell-address="LAYERS.AD22"/>
            <calcext:condition calcext:apply-style-name="Grass2" calcext:value="=&quot;02&quot;" calcext:base-cell-address="LAYERS.AD22"/>
            <calcext:condition calcext:apply-style-name="Road1" calcext:value="=&quot;03&quot;" calcext:base-cell-address="LAYERS.AD22"/>
            <calcext:condition calcext:apply-style-name="Road2" calcext:value="=&quot;04&quot;" calcext:base-cell-address="LAYERS.AD22"/>
            <calcext:condition calcext:apply-style-name="Wast" calcext:value="=&quot;05&quot;" calcext:base-cell-address="LAYERS.AD22"/>
            <calcext:condition calcext:apply-style-name="Rock" calcext:value="=&quot;06&quot;" calcext:base-cell-address="LAYERS.AD22"/>
            <calcext:condition calcext:apply-style-name="Water" calcext:value="=&quot;07&quot;" calcext:base-cell-address="LAYERS.AD22"/>
            <calcext:condition calcext:apply-style-name="Empty" calcext:value="=&quot;08&quot;" calcext:base-cell-address="LAYERS.AD22"/>
          </calcext:conditional-format>
          <calcext:conditional-format calcext:target-range-address="LAYERS.AA23:LAYERS.AA23">
            <calcext:condition calcext:apply-style-name="Empty" calcext:value="=&quot;00&quot;" calcext:base-cell-address="LAYERS.AA23"/>
            <calcext:condition calcext:apply-style-name="Grass1" calcext:value="=&quot;01&quot;" calcext:base-cell-address="LAYERS.AA23"/>
            <calcext:condition calcext:apply-style-name="Grass2" calcext:value="=&quot;02&quot;" calcext:base-cell-address="LAYERS.AA23"/>
            <calcext:condition calcext:apply-style-name="Road1" calcext:value="=&quot;03&quot;" calcext:base-cell-address="LAYERS.AA23"/>
            <calcext:condition calcext:apply-style-name="Road2" calcext:value="=&quot;04&quot;" calcext:base-cell-address="LAYERS.AA23"/>
            <calcext:condition calcext:apply-style-name="Wast" calcext:value="=&quot;05&quot;" calcext:base-cell-address="LAYERS.AA23"/>
            <calcext:condition calcext:apply-style-name="Rock" calcext:value="=&quot;06&quot;" calcext:base-cell-address="LAYERS.AA23"/>
            <calcext:condition calcext:apply-style-name="Water" calcext:value="=&quot;07&quot;" calcext:base-cell-address="LAYERS.AA23"/>
            <calcext:condition calcext:apply-style-name="Empty" calcext:value="=&quot;08&quot;" calcext:base-cell-address="LAYERS.AA23"/>
          </calcext:conditional-format>
          <calcext:conditional-format calcext:target-range-address="LAYERS.AB23:LAYERS.AB23">
            <calcext:condition calcext:apply-style-name="Empty" calcext:value="=&quot;00&quot;" calcext:base-cell-address="LAYERS.AB23"/>
            <calcext:condition calcext:apply-style-name="Grass1" calcext:value="=&quot;01&quot;" calcext:base-cell-address="LAYERS.AB23"/>
            <calcext:condition calcext:apply-style-name="Grass2" calcext:value="=&quot;02&quot;" calcext:base-cell-address="LAYERS.AB23"/>
            <calcext:condition calcext:apply-style-name="Road1" calcext:value="=&quot;03&quot;" calcext:base-cell-address="LAYERS.AB23"/>
            <calcext:condition calcext:apply-style-name="Road2" calcext:value="=&quot;04&quot;" calcext:base-cell-address="LAYERS.AB23"/>
            <calcext:condition calcext:apply-style-name="Wast" calcext:value="=&quot;05&quot;" calcext:base-cell-address="LAYERS.AB23"/>
            <calcext:condition calcext:apply-style-name="Rock" calcext:value="=&quot;06&quot;" calcext:base-cell-address="LAYERS.AB23"/>
            <calcext:condition calcext:apply-style-name="Water" calcext:value="=&quot;07&quot;" calcext:base-cell-address="LAYERS.AB23"/>
            <calcext:condition calcext:apply-style-name="Empty" calcext:value="=&quot;08&quot;" calcext:base-cell-address="LAYERS.AB23"/>
          </calcext:conditional-format>
          <calcext:conditional-format calcext:target-range-address="LAYERS.AC23:LAYERS.AC23">
            <calcext:condition calcext:apply-style-name="Empty" calcext:value="=&quot;00&quot;" calcext:base-cell-address="LAYERS.AC23"/>
            <calcext:condition calcext:apply-style-name="Grass1" calcext:value="=&quot;01&quot;" calcext:base-cell-address="LAYERS.AC23"/>
            <calcext:condition calcext:apply-style-name="Grass2" calcext:value="=&quot;02&quot;" calcext:base-cell-address="LAYERS.AC23"/>
            <calcext:condition calcext:apply-style-name="Road1" calcext:value="=&quot;03&quot;" calcext:base-cell-address="LAYERS.AC23"/>
            <calcext:condition calcext:apply-style-name="Road2" calcext:value="=&quot;04&quot;" calcext:base-cell-address="LAYERS.AC23"/>
            <calcext:condition calcext:apply-style-name="Wast" calcext:value="=&quot;05&quot;" calcext:base-cell-address="LAYERS.AC23"/>
            <calcext:condition calcext:apply-style-name="Rock" calcext:value="=&quot;06&quot;" calcext:base-cell-address="LAYERS.AC23"/>
            <calcext:condition calcext:apply-style-name="Water" calcext:value="=&quot;07&quot;" calcext:base-cell-address="LAYERS.AC23"/>
            <calcext:condition calcext:apply-style-name="Empty" calcext:value="=&quot;08&quot;" calcext:base-cell-address="LAYERS.AC23"/>
          </calcext:conditional-format>
          <calcext:conditional-format calcext:target-range-address="LAYERS.AD23:LAYERS.AD23">
            <calcext:condition calcext:apply-style-name="Empty" calcext:value="=&quot;00&quot;" calcext:base-cell-address="LAYERS.AD23"/>
            <calcext:condition calcext:apply-style-name="Grass1" calcext:value="=&quot;01&quot;" calcext:base-cell-address="LAYERS.AD23"/>
            <calcext:condition calcext:apply-style-name="Grass2" calcext:value="=&quot;02&quot;" calcext:base-cell-address="LAYERS.AD23"/>
            <calcext:condition calcext:apply-style-name="Road1" calcext:value="=&quot;03&quot;" calcext:base-cell-address="LAYERS.AD23"/>
            <calcext:condition calcext:apply-style-name="Road2" calcext:value="=&quot;04&quot;" calcext:base-cell-address="LAYERS.AD23"/>
            <calcext:condition calcext:apply-style-name="Wast" calcext:value="=&quot;05&quot;" calcext:base-cell-address="LAYERS.AD23"/>
            <calcext:condition calcext:apply-style-name="Rock" calcext:value="=&quot;06&quot;" calcext:base-cell-address="LAYERS.AD23"/>
            <calcext:condition calcext:apply-style-name="Water" calcext:value="=&quot;07&quot;" calcext:base-cell-address="LAYERS.AD23"/>
            <calcext:condition calcext:apply-style-name="Empty" calcext:value="=&quot;08&quot;" calcext:base-cell-address="LAYERS.AD23"/>
          </calcext:conditional-format>
          <calcext:conditional-format calcext:target-range-address="LAYERS.AA24:LAYERS.AA24">
            <calcext:condition calcext:apply-style-name="Empty" calcext:value="=&quot;00&quot;" calcext:base-cell-address="LAYERS.AA24"/>
            <calcext:condition calcext:apply-style-name="Grass1" calcext:value="=&quot;01&quot;" calcext:base-cell-address="LAYERS.AA24"/>
            <calcext:condition calcext:apply-style-name="Grass2" calcext:value="=&quot;02&quot;" calcext:base-cell-address="LAYERS.AA24"/>
            <calcext:condition calcext:apply-style-name="Road1" calcext:value="=&quot;03&quot;" calcext:base-cell-address="LAYERS.AA24"/>
            <calcext:condition calcext:apply-style-name="Road2" calcext:value="=&quot;04&quot;" calcext:base-cell-address="LAYERS.AA24"/>
            <calcext:condition calcext:apply-style-name="Wast" calcext:value="=&quot;05&quot;" calcext:base-cell-address="LAYERS.AA24"/>
            <calcext:condition calcext:apply-style-name="Rock" calcext:value="=&quot;06&quot;" calcext:base-cell-address="LAYERS.AA24"/>
            <calcext:condition calcext:apply-style-name="Water" calcext:value="=&quot;07&quot;" calcext:base-cell-address="LAYERS.AA24"/>
            <calcext:condition calcext:apply-style-name="Empty" calcext:value="=&quot;08&quot;" calcext:base-cell-address="LAYERS.AA24"/>
          </calcext:conditional-format>
          <calcext:conditional-format calcext:target-range-address="LAYERS.AB24:LAYERS.AB24">
            <calcext:condition calcext:apply-style-name="Empty" calcext:value="=&quot;00&quot;" calcext:base-cell-address="LAYERS.AB24"/>
            <calcext:condition calcext:apply-style-name="Grass1" calcext:value="=&quot;01&quot;" calcext:base-cell-address="LAYERS.AB24"/>
            <calcext:condition calcext:apply-style-name="Grass2" calcext:value="=&quot;02&quot;" calcext:base-cell-address="LAYERS.AB24"/>
            <calcext:condition calcext:apply-style-name="Road1" calcext:value="=&quot;03&quot;" calcext:base-cell-address="LAYERS.AB24"/>
            <calcext:condition calcext:apply-style-name="Road2" calcext:value="=&quot;04&quot;" calcext:base-cell-address="LAYERS.AB24"/>
            <calcext:condition calcext:apply-style-name="Wast" calcext:value="=&quot;05&quot;" calcext:base-cell-address="LAYERS.AB24"/>
            <calcext:condition calcext:apply-style-name="Rock" calcext:value="=&quot;06&quot;" calcext:base-cell-address="LAYERS.AB24"/>
            <calcext:condition calcext:apply-style-name="Water" calcext:value="=&quot;07&quot;" calcext:base-cell-address="LAYERS.AB24"/>
            <calcext:condition calcext:apply-style-name="Empty" calcext:value="=&quot;08&quot;" calcext:base-cell-address="LAYERS.AB24"/>
          </calcext:conditional-format>
          <calcext:conditional-format calcext:target-range-address="LAYERS.AC24:LAYERS.AC24">
            <calcext:condition calcext:apply-style-name="Empty" calcext:value="=&quot;00&quot;" calcext:base-cell-address="LAYERS.AC24"/>
            <calcext:condition calcext:apply-style-name="Grass1" calcext:value="=&quot;01&quot;" calcext:base-cell-address="LAYERS.AC24"/>
            <calcext:condition calcext:apply-style-name="Grass2" calcext:value="=&quot;02&quot;" calcext:base-cell-address="LAYERS.AC24"/>
            <calcext:condition calcext:apply-style-name="Road1" calcext:value="=&quot;03&quot;" calcext:base-cell-address="LAYERS.AC24"/>
            <calcext:condition calcext:apply-style-name="Road2" calcext:value="=&quot;04&quot;" calcext:base-cell-address="LAYERS.AC24"/>
            <calcext:condition calcext:apply-style-name="Wast" calcext:value="=&quot;05&quot;" calcext:base-cell-address="LAYERS.AC24"/>
            <calcext:condition calcext:apply-style-name="Rock" calcext:value="=&quot;06&quot;" calcext:base-cell-address="LAYERS.AC24"/>
            <calcext:condition calcext:apply-style-name="Water" calcext:value="=&quot;07&quot;" calcext:base-cell-address="LAYERS.AC24"/>
            <calcext:condition calcext:apply-style-name="Empty" calcext:value="=&quot;08&quot;" calcext:base-cell-address="LAYERS.AC24"/>
          </calcext:conditional-format>
          <calcext:conditional-format calcext:target-range-address="LAYERS.AD24:LAYERS.AD24">
            <calcext:condition calcext:apply-style-name="Empty" calcext:value="=&quot;00&quot;" calcext:base-cell-address="LAYERS.AD24"/>
            <calcext:condition calcext:apply-style-name="Grass1" calcext:value="=&quot;01&quot;" calcext:base-cell-address="LAYERS.AD24"/>
            <calcext:condition calcext:apply-style-name="Grass2" calcext:value="=&quot;02&quot;" calcext:base-cell-address="LAYERS.AD24"/>
            <calcext:condition calcext:apply-style-name="Road1" calcext:value="=&quot;03&quot;" calcext:base-cell-address="LAYERS.AD24"/>
            <calcext:condition calcext:apply-style-name="Road2" calcext:value="=&quot;04&quot;" calcext:base-cell-address="LAYERS.AD24"/>
            <calcext:condition calcext:apply-style-name="Wast" calcext:value="=&quot;05&quot;" calcext:base-cell-address="LAYERS.AD24"/>
            <calcext:condition calcext:apply-style-name="Rock" calcext:value="=&quot;06&quot;" calcext:base-cell-address="LAYERS.AD24"/>
            <calcext:condition calcext:apply-style-name="Water" calcext:value="=&quot;07&quot;" calcext:base-cell-address="LAYERS.AD24"/>
            <calcext:condition calcext:apply-style-name="Empty" calcext:value="=&quot;08&quot;" calcext:base-cell-address="LAYERS.AD24"/>
          </calcext:conditional-format>
          <calcext:conditional-format calcext:target-range-address="LAYERS.AA25:LAYERS.AA25">
            <calcext:condition calcext:apply-style-name="Empty" calcext:value="=&quot;00&quot;" calcext:base-cell-address="LAYERS.AA25"/>
            <calcext:condition calcext:apply-style-name="Grass1" calcext:value="=&quot;01&quot;" calcext:base-cell-address="LAYERS.AA25"/>
            <calcext:condition calcext:apply-style-name="Grass2" calcext:value="=&quot;02&quot;" calcext:base-cell-address="LAYERS.AA25"/>
            <calcext:condition calcext:apply-style-name="Road1" calcext:value="=&quot;03&quot;" calcext:base-cell-address="LAYERS.AA25"/>
            <calcext:condition calcext:apply-style-name="Road2" calcext:value="=&quot;04&quot;" calcext:base-cell-address="LAYERS.AA25"/>
            <calcext:condition calcext:apply-style-name="Wast" calcext:value="=&quot;05&quot;" calcext:base-cell-address="LAYERS.AA25"/>
            <calcext:condition calcext:apply-style-name="Rock" calcext:value="=&quot;06&quot;" calcext:base-cell-address="LAYERS.AA25"/>
            <calcext:condition calcext:apply-style-name="Water" calcext:value="=&quot;07&quot;" calcext:base-cell-address="LAYERS.AA25"/>
            <calcext:condition calcext:apply-style-name="Empty" calcext:value="=&quot;08&quot;" calcext:base-cell-address="LAYERS.AA25"/>
          </calcext:conditional-format>
          <calcext:conditional-format calcext:target-range-address="LAYERS.AB25:LAYERS.AB25">
            <calcext:condition calcext:apply-style-name="Empty" calcext:value="=&quot;00&quot;" calcext:base-cell-address="LAYERS.AB25"/>
            <calcext:condition calcext:apply-style-name="Grass1" calcext:value="=&quot;01&quot;" calcext:base-cell-address="LAYERS.AB25"/>
            <calcext:condition calcext:apply-style-name="Grass2" calcext:value="=&quot;02&quot;" calcext:base-cell-address="LAYERS.AB25"/>
            <calcext:condition calcext:apply-style-name="Road1" calcext:value="=&quot;03&quot;" calcext:base-cell-address="LAYERS.AB25"/>
            <calcext:condition calcext:apply-style-name="Road2" calcext:value="=&quot;04&quot;" calcext:base-cell-address="LAYERS.AB25"/>
            <calcext:condition calcext:apply-style-name="Wast" calcext:value="=&quot;05&quot;" calcext:base-cell-address="LAYERS.AB25"/>
            <calcext:condition calcext:apply-style-name="Rock" calcext:value="=&quot;06&quot;" calcext:base-cell-address="LAYERS.AB25"/>
            <calcext:condition calcext:apply-style-name="Water" calcext:value="=&quot;07&quot;" calcext:base-cell-address="LAYERS.AB25"/>
            <calcext:condition calcext:apply-style-name="Empty" calcext:value="=&quot;08&quot;" calcext:base-cell-address="LAYERS.AB25"/>
          </calcext:conditional-format>
          <calcext:conditional-format calcext:target-range-address="LAYERS.AC25:LAYERS.AC25">
            <calcext:condition calcext:apply-style-name="Empty" calcext:value="=&quot;00&quot;" calcext:base-cell-address="LAYERS.AC25"/>
            <calcext:condition calcext:apply-style-name="Grass1" calcext:value="=&quot;01&quot;" calcext:base-cell-address="LAYERS.AC25"/>
            <calcext:condition calcext:apply-style-name="Grass2" calcext:value="=&quot;02&quot;" calcext:base-cell-address="LAYERS.AC25"/>
            <calcext:condition calcext:apply-style-name="Road1" calcext:value="=&quot;03&quot;" calcext:base-cell-address="LAYERS.AC25"/>
            <calcext:condition calcext:apply-style-name="Road2" calcext:value="=&quot;04&quot;" calcext:base-cell-address="LAYERS.AC25"/>
            <calcext:condition calcext:apply-style-name="Wast" calcext:value="=&quot;05&quot;" calcext:base-cell-address="LAYERS.AC25"/>
            <calcext:condition calcext:apply-style-name="Rock" calcext:value="=&quot;06&quot;" calcext:base-cell-address="LAYERS.AC25"/>
            <calcext:condition calcext:apply-style-name="Water" calcext:value="=&quot;07&quot;" calcext:base-cell-address="LAYERS.AC25"/>
            <calcext:condition calcext:apply-style-name="Empty" calcext:value="=&quot;08&quot;" calcext:base-cell-address="LAYERS.AC25"/>
          </calcext:conditional-format>
          <calcext:conditional-format calcext:target-range-address="LAYERS.AD25:LAYERS.AD25">
            <calcext:condition calcext:apply-style-name="Empty" calcext:value="=&quot;00&quot;" calcext:base-cell-address="LAYERS.AD25"/>
            <calcext:condition calcext:apply-style-name="Grass1" calcext:value="=&quot;01&quot;" calcext:base-cell-address="LAYERS.AD25"/>
            <calcext:condition calcext:apply-style-name="Grass2" calcext:value="=&quot;02&quot;" calcext:base-cell-address="LAYERS.AD25"/>
            <calcext:condition calcext:apply-style-name="Road1" calcext:value="=&quot;03&quot;" calcext:base-cell-address="LAYERS.AD25"/>
            <calcext:condition calcext:apply-style-name="Road2" calcext:value="=&quot;04&quot;" calcext:base-cell-address="LAYERS.AD25"/>
            <calcext:condition calcext:apply-style-name="Wast" calcext:value="=&quot;05&quot;" calcext:base-cell-address="LAYERS.AD25"/>
            <calcext:condition calcext:apply-style-name="Rock" calcext:value="=&quot;06&quot;" calcext:base-cell-address="LAYERS.AD25"/>
            <calcext:condition calcext:apply-style-name="Water" calcext:value="=&quot;07&quot;" calcext:base-cell-address="LAYERS.AD25"/>
            <calcext:condition calcext:apply-style-name="Empty" calcext:value="=&quot;08&quot;" calcext:base-cell-address="LAYERS.AD25"/>
          </calcext:conditional-format>
          <calcext:conditional-format calcext:target-range-address="LAYERS.AA26:LAYERS.AA26">
            <calcext:condition calcext:apply-style-name="Empty" calcext:value="=&quot;00&quot;" calcext:base-cell-address="LAYERS.AA26"/>
            <calcext:condition calcext:apply-style-name="Grass1" calcext:value="=&quot;01&quot;" calcext:base-cell-address="LAYERS.AA26"/>
            <calcext:condition calcext:apply-style-name="Grass2" calcext:value="=&quot;02&quot;" calcext:base-cell-address="LAYERS.AA26"/>
            <calcext:condition calcext:apply-style-name="Road1" calcext:value="=&quot;03&quot;" calcext:base-cell-address="LAYERS.AA26"/>
            <calcext:condition calcext:apply-style-name="Road2" calcext:value="=&quot;04&quot;" calcext:base-cell-address="LAYERS.AA26"/>
            <calcext:condition calcext:apply-style-name="Wast" calcext:value="=&quot;05&quot;" calcext:base-cell-address="LAYERS.AA26"/>
            <calcext:condition calcext:apply-style-name="Rock" calcext:value="=&quot;06&quot;" calcext:base-cell-address="LAYERS.AA26"/>
            <calcext:condition calcext:apply-style-name="Water" calcext:value="=&quot;07&quot;" calcext:base-cell-address="LAYERS.AA26"/>
            <calcext:condition calcext:apply-style-name="Empty" calcext:value="=&quot;08&quot;" calcext:base-cell-address="LAYERS.AA26"/>
          </calcext:conditional-format>
          <calcext:conditional-format calcext:target-range-address="LAYERS.AB26:LAYERS.AB26">
            <calcext:condition calcext:apply-style-name="Empty" calcext:value="=&quot;00&quot;" calcext:base-cell-address="LAYERS.AB26"/>
            <calcext:condition calcext:apply-style-name="Grass1" calcext:value="=&quot;01&quot;" calcext:base-cell-address="LAYERS.AB26"/>
            <calcext:condition calcext:apply-style-name="Grass2" calcext:value="=&quot;02&quot;" calcext:base-cell-address="LAYERS.AB26"/>
            <calcext:condition calcext:apply-style-name="Road1" calcext:value="=&quot;03&quot;" calcext:base-cell-address="LAYERS.AB26"/>
            <calcext:condition calcext:apply-style-name="Road2" calcext:value="=&quot;04&quot;" calcext:base-cell-address="LAYERS.AB26"/>
            <calcext:condition calcext:apply-style-name="Wast" calcext:value="=&quot;05&quot;" calcext:base-cell-address="LAYERS.AB26"/>
            <calcext:condition calcext:apply-style-name="Rock" calcext:value="=&quot;06&quot;" calcext:base-cell-address="LAYERS.AB26"/>
            <calcext:condition calcext:apply-style-name="Water" calcext:value="=&quot;07&quot;" calcext:base-cell-address="LAYERS.AB26"/>
            <calcext:condition calcext:apply-style-name="Empty" calcext:value="=&quot;08&quot;" calcext:base-cell-address="LAYERS.AB26"/>
          </calcext:conditional-format>
          <calcext:conditional-format calcext:target-range-address="LAYERS.AC26:LAYERS.AC26">
            <calcext:condition calcext:apply-style-name="Empty" calcext:value="=&quot;00&quot;" calcext:base-cell-address="LAYERS.AC26"/>
            <calcext:condition calcext:apply-style-name="Grass1" calcext:value="=&quot;01&quot;" calcext:base-cell-address="LAYERS.AC26"/>
            <calcext:condition calcext:apply-style-name="Grass2" calcext:value="=&quot;02&quot;" calcext:base-cell-address="LAYERS.AC26"/>
            <calcext:condition calcext:apply-style-name="Road1" calcext:value="=&quot;03&quot;" calcext:base-cell-address="LAYERS.AC26"/>
            <calcext:condition calcext:apply-style-name="Road2" calcext:value="=&quot;04&quot;" calcext:base-cell-address="LAYERS.AC26"/>
            <calcext:condition calcext:apply-style-name="Wast" calcext:value="=&quot;05&quot;" calcext:base-cell-address="LAYERS.AC26"/>
            <calcext:condition calcext:apply-style-name="Rock" calcext:value="=&quot;06&quot;" calcext:base-cell-address="LAYERS.AC26"/>
            <calcext:condition calcext:apply-style-name="Water" calcext:value="=&quot;07&quot;" calcext:base-cell-address="LAYERS.AC26"/>
            <calcext:condition calcext:apply-style-name="Empty" calcext:value="=&quot;08&quot;" calcext:base-cell-address="LAYERS.AC26"/>
          </calcext:conditional-format>
          <calcext:conditional-format calcext:target-range-address="LAYERS.AD26:LAYERS.AD26">
            <calcext:condition calcext:apply-style-name="Empty" calcext:value="=&quot;00&quot;" calcext:base-cell-address="LAYERS.AD26"/>
            <calcext:condition calcext:apply-style-name="Grass1" calcext:value="=&quot;01&quot;" calcext:base-cell-address="LAYERS.AD26"/>
            <calcext:condition calcext:apply-style-name="Grass2" calcext:value="=&quot;02&quot;" calcext:base-cell-address="LAYERS.AD26"/>
            <calcext:condition calcext:apply-style-name="Road1" calcext:value="=&quot;03&quot;" calcext:base-cell-address="LAYERS.AD26"/>
            <calcext:condition calcext:apply-style-name="Road2" calcext:value="=&quot;04&quot;" calcext:base-cell-address="LAYERS.AD26"/>
            <calcext:condition calcext:apply-style-name="Wast" calcext:value="=&quot;05&quot;" calcext:base-cell-address="LAYERS.AD26"/>
            <calcext:condition calcext:apply-style-name="Rock" calcext:value="=&quot;06&quot;" calcext:base-cell-address="LAYERS.AD26"/>
            <calcext:condition calcext:apply-style-name="Water" calcext:value="=&quot;07&quot;" calcext:base-cell-address="LAYERS.AD26"/>
            <calcext:condition calcext:apply-style-name="Empty" calcext:value="=&quot;08&quot;" calcext:base-cell-address="LAYERS.AD26"/>
          </calcext:conditional-format>
          <calcext:conditional-format calcext:target-range-address="LAYERS.X6:LAYERS.X6">
            <calcext:condition calcext:apply-style-name="Empty" calcext:value="=&quot;00&quot;" calcext:base-cell-address="LAYERS.X6"/>
            <calcext:condition calcext:apply-style-name="Grass1" calcext:value="=&quot;01&quot;" calcext:base-cell-address="LAYERS.X6"/>
            <calcext:condition calcext:apply-style-name="Grass2" calcext:value="=&quot;02&quot;" calcext:base-cell-address="LAYERS.X6"/>
            <calcext:condition calcext:apply-style-name="Road1" calcext:value="=&quot;03&quot;" calcext:base-cell-address="LAYERS.X6"/>
            <calcext:condition calcext:apply-style-name="Road2" calcext:value="=&quot;04&quot;" calcext:base-cell-address="LAYERS.X6"/>
            <calcext:condition calcext:apply-style-name="Wast" calcext:value="=&quot;05&quot;" calcext:base-cell-address="LAYERS.X6"/>
            <calcext:condition calcext:apply-style-name="Rock" calcext:value="=&quot;06&quot;" calcext:base-cell-address="LAYERS.X6"/>
            <calcext:condition calcext:apply-style-name="Water" calcext:value="=&quot;07&quot;" calcext:base-cell-address="LAYERS.X6"/>
            <calcext:condition calcext:apply-style-name="Empty" calcext:value="=&quot;08&quot;" calcext:base-cell-address="LAYERS.X6"/>
          </calcext:conditional-format>
          <calcext:conditional-format calcext:target-range-address="LAYERS.Y6:LAYERS.Y6">
            <calcext:condition calcext:apply-style-name="Empty" calcext:value="=&quot;00&quot;" calcext:base-cell-address="LAYERS.Y6"/>
            <calcext:condition calcext:apply-style-name="Grass1" calcext:value="=&quot;01&quot;" calcext:base-cell-address="LAYERS.Y6"/>
            <calcext:condition calcext:apply-style-name="Grass2" calcext:value="=&quot;02&quot;" calcext:base-cell-address="LAYERS.Y6"/>
            <calcext:condition calcext:apply-style-name="Road1" calcext:value="=&quot;03&quot;" calcext:base-cell-address="LAYERS.Y6"/>
            <calcext:condition calcext:apply-style-name="Road2" calcext:value="=&quot;04&quot;" calcext:base-cell-address="LAYERS.Y6"/>
            <calcext:condition calcext:apply-style-name="Wast" calcext:value="=&quot;05&quot;" calcext:base-cell-address="LAYERS.Y6"/>
            <calcext:condition calcext:apply-style-name="Rock" calcext:value="=&quot;06&quot;" calcext:base-cell-address="LAYERS.Y6"/>
            <calcext:condition calcext:apply-style-name="Water" calcext:value="=&quot;07&quot;" calcext:base-cell-address="LAYERS.Y6"/>
            <calcext:condition calcext:apply-style-name="Empty" calcext:value="=&quot;08&quot;" calcext:base-cell-address="LAYERS.Y6"/>
          </calcext:conditional-format>
          <calcext:conditional-format calcext:target-range-address="LAYERS.Z6:LAYERS.Z6">
            <calcext:condition calcext:apply-style-name="Empty" calcext:value="=&quot;00&quot;" calcext:base-cell-address="LAYERS.Z6"/>
            <calcext:condition calcext:apply-style-name="Grass1" calcext:value="=&quot;01&quot;" calcext:base-cell-address="LAYERS.Z6"/>
            <calcext:condition calcext:apply-style-name="Grass2" calcext:value="=&quot;02&quot;" calcext:base-cell-address="LAYERS.Z6"/>
            <calcext:condition calcext:apply-style-name="Road1" calcext:value="=&quot;03&quot;" calcext:base-cell-address="LAYERS.Z6"/>
            <calcext:condition calcext:apply-style-name="Road2" calcext:value="=&quot;04&quot;" calcext:base-cell-address="LAYERS.Z6"/>
            <calcext:condition calcext:apply-style-name="Wast" calcext:value="=&quot;05&quot;" calcext:base-cell-address="LAYERS.Z6"/>
            <calcext:condition calcext:apply-style-name="Rock" calcext:value="=&quot;06&quot;" calcext:base-cell-address="LAYERS.Z6"/>
            <calcext:condition calcext:apply-style-name="Water" calcext:value="=&quot;07&quot;" calcext:base-cell-address="LAYERS.Z6"/>
            <calcext:condition calcext:apply-style-name="Empty" calcext:value="=&quot;08&quot;" calcext:base-cell-address="LAYERS.Z6"/>
          </calcext:conditional-format>
          <calcext:conditional-format calcext:target-range-address="LAYERS.AA6:LAYERS.AA6">
            <calcext:condition calcext:apply-style-name="Empty" calcext:value="=&quot;00&quot;" calcext:base-cell-address="LAYERS.AA6"/>
            <calcext:condition calcext:apply-style-name="Grass1" calcext:value="=&quot;01&quot;" calcext:base-cell-address="LAYERS.AA6"/>
            <calcext:condition calcext:apply-style-name="Grass2" calcext:value="=&quot;02&quot;" calcext:base-cell-address="LAYERS.AA6"/>
            <calcext:condition calcext:apply-style-name="Road1" calcext:value="=&quot;03&quot;" calcext:base-cell-address="LAYERS.AA6"/>
            <calcext:condition calcext:apply-style-name="Road2" calcext:value="=&quot;04&quot;" calcext:base-cell-address="LAYERS.AA6"/>
            <calcext:condition calcext:apply-style-name="Wast" calcext:value="=&quot;05&quot;" calcext:base-cell-address="LAYERS.AA6"/>
            <calcext:condition calcext:apply-style-name="Rock" calcext:value="=&quot;06&quot;" calcext:base-cell-address="LAYERS.AA6"/>
            <calcext:condition calcext:apply-style-name="Water" calcext:value="=&quot;07&quot;" calcext:base-cell-address="LAYERS.AA6"/>
            <calcext:condition calcext:apply-style-name="Empty" calcext:value="=&quot;08&quot;" calcext:base-cell-address="LAYERS.AA6"/>
          </calcext:conditional-format>
          <calcext:conditional-format calcext:target-range-address="LAYERS.X7:LAYERS.X7">
            <calcext:condition calcext:apply-style-name="Empty" calcext:value="=&quot;00&quot;" calcext:base-cell-address="LAYERS.X7"/>
            <calcext:condition calcext:apply-style-name="Grass1" calcext:value="=&quot;01&quot;" calcext:base-cell-address="LAYERS.X7"/>
            <calcext:condition calcext:apply-style-name="Grass2" calcext:value="=&quot;02&quot;" calcext:base-cell-address="LAYERS.X7"/>
            <calcext:condition calcext:apply-style-name="Road1" calcext:value="=&quot;03&quot;" calcext:base-cell-address="LAYERS.X7"/>
            <calcext:condition calcext:apply-style-name="Road2" calcext:value="=&quot;04&quot;" calcext:base-cell-address="LAYERS.X7"/>
            <calcext:condition calcext:apply-style-name="Wast" calcext:value="=&quot;05&quot;" calcext:base-cell-address="LAYERS.X7"/>
            <calcext:condition calcext:apply-style-name="Rock" calcext:value="=&quot;06&quot;" calcext:base-cell-address="LAYERS.X7"/>
            <calcext:condition calcext:apply-style-name="Water" calcext:value="=&quot;07&quot;" calcext:base-cell-address="LAYERS.X7"/>
            <calcext:condition calcext:apply-style-name="Empty" calcext:value="=&quot;08&quot;" calcext:base-cell-address="LAYERS.X7"/>
          </calcext:conditional-format>
          <calcext:conditional-format calcext:target-range-address="LAYERS.Y7:LAYERS.Y7">
            <calcext:condition calcext:apply-style-name="Empty" calcext:value="=&quot;00&quot;" calcext:base-cell-address="LAYERS.Y7"/>
            <calcext:condition calcext:apply-style-name="Grass1" calcext:value="=&quot;01&quot;" calcext:base-cell-address="LAYERS.Y7"/>
            <calcext:condition calcext:apply-style-name="Grass2" calcext:value="=&quot;02&quot;" calcext:base-cell-address="LAYERS.Y7"/>
            <calcext:condition calcext:apply-style-name="Road1" calcext:value="=&quot;03&quot;" calcext:base-cell-address="LAYERS.Y7"/>
            <calcext:condition calcext:apply-style-name="Road2" calcext:value="=&quot;04&quot;" calcext:base-cell-address="LAYERS.Y7"/>
            <calcext:condition calcext:apply-style-name="Wast" calcext:value="=&quot;05&quot;" calcext:base-cell-address="LAYERS.Y7"/>
            <calcext:condition calcext:apply-style-name="Rock" calcext:value="=&quot;06&quot;" calcext:base-cell-address="LAYERS.Y7"/>
            <calcext:condition calcext:apply-style-name="Water" calcext:value="=&quot;07&quot;" calcext:base-cell-address="LAYERS.Y7"/>
            <calcext:condition calcext:apply-style-name="Empty" calcext:value="=&quot;08&quot;" calcext:base-cell-address="LAYERS.Y7"/>
          </calcext:conditional-format>
          <calcext:conditional-format calcext:target-range-address="LAYERS.Z7:LAYERS.Z7">
            <calcext:condition calcext:apply-style-name="Empty" calcext:value="=&quot;00&quot;" calcext:base-cell-address="LAYERS.Z7"/>
            <calcext:condition calcext:apply-style-name="Grass1" calcext:value="=&quot;01&quot;" calcext:base-cell-address="LAYERS.Z7"/>
            <calcext:condition calcext:apply-style-name="Grass2" calcext:value="=&quot;02&quot;" calcext:base-cell-address="LAYERS.Z7"/>
            <calcext:condition calcext:apply-style-name="Road1" calcext:value="=&quot;03&quot;" calcext:base-cell-address="LAYERS.Z7"/>
            <calcext:condition calcext:apply-style-name="Road2" calcext:value="=&quot;04&quot;" calcext:base-cell-address="LAYERS.Z7"/>
            <calcext:condition calcext:apply-style-name="Wast" calcext:value="=&quot;05&quot;" calcext:base-cell-address="LAYERS.Z7"/>
            <calcext:condition calcext:apply-style-name="Rock" calcext:value="=&quot;06&quot;" calcext:base-cell-address="LAYERS.Z7"/>
            <calcext:condition calcext:apply-style-name="Water" calcext:value="=&quot;07&quot;" calcext:base-cell-address="LAYERS.Z7"/>
            <calcext:condition calcext:apply-style-name="Empty" calcext:value="=&quot;08&quot;" calcext:base-cell-address="LAYERS.Z7"/>
          </calcext:conditional-format>
          <calcext:conditional-format calcext:target-range-address="LAYERS.AA7:LAYERS.AA7">
            <calcext:condition calcext:apply-style-name="Empty" calcext:value="=&quot;00&quot;" calcext:base-cell-address="LAYERS.AA7"/>
            <calcext:condition calcext:apply-style-name="Grass1" calcext:value="=&quot;01&quot;" calcext:base-cell-address="LAYERS.AA7"/>
            <calcext:condition calcext:apply-style-name="Grass2" calcext:value="=&quot;02&quot;" calcext:base-cell-address="LAYERS.AA7"/>
            <calcext:condition calcext:apply-style-name="Road1" calcext:value="=&quot;03&quot;" calcext:base-cell-address="LAYERS.AA7"/>
            <calcext:condition calcext:apply-style-name="Road2" calcext:value="=&quot;04&quot;" calcext:base-cell-address="LAYERS.AA7"/>
            <calcext:condition calcext:apply-style-name="Wast" calcext:value="=&quot;05&quot;" calcext:base-cell-address="LAYERS.AA7"/>
            <calcext:condition calcext:apply-style-name="Rock" calcext:value="=&quot;06&quot;" calcext:base-cell-address="LAYERS.AA7"/>
            <calcext:condition calcext:apply-style-name="Water" calcext:value="=&quot;07&quot;" calcext:base-cell-address="LAYERS.AA7"/>
            <calcext:condition calcext:apply-style-name="Empty" calcext:value="=&quot;08&quot;" calcext:base-cell-address="LAYERS.AA7"/>
          </calcext:conditional-format>
          <calcext:conditional-format calcext:target-range-address="LAYERS.X8:LAYERS.X8">
            <calcext:condition calcext:apply-style-name="Empty" calcext:value="=&quot;00&quot;" calcext:base-cell-address="LAYERS.X8"/>
            <calcext:condition calcext:apply-style-name="Grass1" calcext:value="=&quot;01&quot;" calcext:base-cell-address="LAYERS.X8"/>
            <calcext:condition calcext:apply-style-name="Grass2" calcext:value="=&quot;02&quot;" calcext:base-cell-address="LAYERS.X8"/>
            <calcext:condition calcext:apply-style-name="Road1" calcext:value="=&quot;03&quot;" calcext:base-cell-address="LAYERS.X8"/>
            <calcext:condition calcext:apply-style-name="Road2" calcext:value="=&quot;04&quot;" calcext:base-cell-address="LAYERS.X8"/>
            <calcext:condition calcext:apply-style-name="Wast" calcext:value="=&quot;05&quot;" calcext:base-cell-address="LAYERS.X8"/>
            <calcext:condition calcext:apply-style-name="Rock" calcext:value="=&quot;06&quot;" calcext:base-cell-address="LAYERS.X8"/>
            <calcext:condition calcext:apply-style-name="Water" calcext:value="=&quot;07&quot;" calcext:base-cell-address="LAYERS.X8"/>
            <calcext:condition calcext:apply-style-name="Empty" calcext:value="=&quot;08&quot;" calcext:base-cell-address="LAYERS.X8"/>
          </calcext:conditional-format>
          <calcext:conditional-format calcext:target-range-address="LAYERS.Y8:LAYERS.Y8">
            <calcext:condition calcext:apply-style-name="Empty" calcext:value="=&quot;00&quot;" calcext:base-cell-address="LAYERS.Y8"/>
            <calcext:condition calcext:apply-style-name="Grass1" calcext:value="=&quot;01&quot;" calcext:base-cell-address="LAYERS.Y8"/>
            <calcext:condition calcext:apply-style-name="Grass2" calcext:value="=&quot;02&quot;" calcext:base-cell-address="LAYERS.Y8"/>
            <calcext:condition calcext:apply-style-name="Road1" calcext:value="=&quot;03&quot;" calcext:base-cell-address="LAYERS.Y8"/>
            <calcext:condition calcext:apply-style-name="Road2" calcext:value="=&quot;04&quot;" calcext:base-cell-address="LAYERS.Y8"/>
            <calcext:condition calcext:apply-style-name="Wast" calcext:value="=&quot;05&quot;" calcext:base-cell-address="LAYERS.Y8"/>
            <calcext:condition calcext:apply-style-name="Rock" calcext:value="=&quot;06&quot;" calcext:base-cell-address="LAYERS.Y8"/>
            <calcext:condition calcext:apply-style-name="Water" calcext:value="=&quot;07&quot;" calcext:base-cell-address="LAYERS.Y8"/>
            <calcext:condition calcext:apply-style-name="Empty" calcext:value="=&quot;08&quot;" calcext:base-cell-address="LAYERS.Y8"/>
          </calcext:conditional-format>
          <calcext:conditional-format calcext:target-range-address="LAYERS.Z8:LAYERS.Z8">
            <calcext:condition calcext:apply-style-name="Empty" calcext:value="=&quot;00&quot;" calcext:base-cell-address="LAYERS.Z8"/>
            <calcext:condition calcext:apply-style-name="Grass1" calcext:value="=&quot;01&quot;" calcext:base-cell-address="LAYERS.Z8"/>
            <calcext:condition calcext:apply-style-name="Grass2" calcext:value="=&quot;02&quot;" calcext:base-cell-address="LAYERS.Z8"/>
            <calcext:condition calcext:apply-style-name="Road1" calcext:value="=&quot;03&quot;" calcext:base-cell-address="LAYERS.Z8"/>
            <calcext:condition calcext:apply-style-name="Road2" calcext:value="=&quot;04&quot;" calcext:base-cell-address="LAYERS.Z8"/>
            <calcext:condition calcext:apply-style-name="Wast" calcext:value="=&quot;05&quot;" calcext:base-cell-address="LAYERS.Z8"/>
            <calcext:condition calcext:apply-style-name="Rock" calcext:value="=&quot;06&quot;" calcext:base-cell-address="LAYERS.Z8"/>
            <calcext:condition calcext:apply-style-name="Water" calcext:value="=&quot;07&quot;" calcext:base-cell-address="LAYERS.Z8"/>
            <calcext:condition calcext:apply-style-name="Empty" calcext:value="=&quot;08&quot;" calcext:base-cell-address="LAYERS.Z8"/>
          </calcext:conditional-format>
          <calcext:conditional-format calcext:target-range-address="LAYERS.AA8:LAYERS.AA8">
            <calcext:condition calcext:apply-style-name="Empty" calcext:value="=&quot;00&quot;" calcext:base-cell-address="LAYERS.AA8"/>
            <calcext:condition calcext:apply-style-name="Grass1" calcext:value="=&quot;01&quot;" calcext:base-cell-address="LAYERS.AA8"/>
            <calcext:condition calcext:apply-style-name="Grass2" calcext:value="=&quot;02&quot;" calcext:base-cell-address="LAYERS.AA8"/>
            <calcext:condition calcext:apply-style-name="Road1" calcext:value="=&quot;03&quot;" calcext:base-cell-address="LAYERS.AA8"/>
            <calcext:condition calcext:apply-style-name="Road2" calcext:value="=&quot;04&quot;" calcext:base-cell-address="LAYERS.AA8"/>
            <calcext:condition calcext:apply-style-name="Wast" calcext:value="=&quot;05&quot;" calcext:base-cell-address="LAYERS.AA8"/>
            <calcext:condition calcext:apply-style-name="Rock" calcext:value="=&quot;06&quot;" calcext:base-cell-address="LAYERS.AA8"/>
            <calcext:condition calcext:apply-style-name="Water" calcext:value="=&quot;07&quot;" calcext:base-cell-address="LAYERS.AA8"/>
            <calcext:condition calcext:apply-style-name="Empty" calcext:value="=&quot;08&quot;" calcext:base-cell-address="LAYERS.AA8"/>
          </calcext:conditional-format>
          <calcext:conditional-format calcext:target-range-address="LAYERS.X9:LAYERS.X9">
            <calcext:condition calcext:apply-style-name="Empty" calcext:value="=&quot;00&quot;" calcext:base-cell-address="LAYERS.X9"/>
            <calcext:condition calcext:apply-style-name="Grass1" calcext:value="=&quot;01&quot;" calcext:base-cell-address="LAYERS.X9"/>
            <calcext:condition calcext:apply-style-name="Grass2" calcext:value="=&quot;02&quot;" calcext:base-cell-address="LAYERS.X9"/>
            <calcext:condition calcext:apply-style-name="Road1" calcext:value="=&quot;03&quot;" calcext:base-cell-address="LAYERS.X9"/>
            <calcext:condition calcext:apply-style-name="Road2" calcext:value="=&quot;04&quot;" calcext:base-cell-address="LAYERS.X9"/>
            <calcext:condition calcext:apply-style-name="Wast" calcext:value="=&quot;05&quot;" calcext:base-cell-address="LAYERS.X9"/>
            <calcext:condition calcext:apply-style-name="Rock" calcext:value="=&quot;06&quot;" calcext:base-cell-address="LAYERS.X9"/>
            <calcext:condition calcext:apply-style-name="Water" calcext:value="=&quot;07&quot;" calcext:base-cell-address="LAYERS.X9"/>
            <calcext:condition calcext:apply-style-name="Empty" calcext:value="=&quot;08&quot;" calcext:base-cell-address="LAYERS.X9"/>
          </calcext:conditional-format>
          <calcext:conditional-format calcext:target-range-address="LAYERS.Y9:LAYERS.Y9">
            <calcext:condition calcext:apply-style-name="Empty" calcext:value="=&quot;00&quot;" calcext:base-cell-address="LAYERS.Y9"/>
            <calcext:condition calcext:apply-style-name="Grass1" calcext:value="=&quot;01&quot;" calcext:base-cell-address="LAYERS.Y9"/>
            <calcext:condition calcext:apply-style-name="Grass2" calcext:value="=&quot;02&quot;" calcext:base-cell-address="LAYERS.Y9"/>
            <calcext:condition calcext:apply-style-name="Road1" calcext:value="=&quot;03&quot;" calcext:base-cell-address="LAYERS.Y9"/>
            <calcext:condition calcext:apply-style-name="Road2" calcext:value="=&quot;04&quot;" calcext:base-cell-address="LAYERS.Y9"/>
            <calcext:condition calcext:apply-style-name="Wast" calcext:value="=&quot;05&quot;" calcext:base-cell-address="LAYERS.Y9"/>
            <calcext:condition calcext:apply-style-name="Rock" calcext:value="=&quot;06&quot;" calcext:base-cell-address="LAYERS.Y9"/>
            <calcext:condition calcext:apply-style-name="Water" calcext:value="=&quot;07&quot;" calcext:base-cell-address="LAYERS.Y9"/>
            <calcext:condition calcext:apply-style-name="Empty" calcext:value="=&quot;08&quot;" calcext:base-cell-address="LAYERS.Y9"/>
          </calcext:conditional-format>
          <calcext:conditional-format calcext:target-range-address="LAYERS.Z9:LAYERS.Z9">
            <calcext:condition calcext:apply-style-name="Empty" calcext:value="=&quot;00&quot;" calcext:base-cell-address="LAYERS.Z9"/>
            <calcext:condition calcext:apply-style-name="Grass1" calcext:value="=&quot;01&quot;" calcext:base-cell-address="LAYERS.Z9"/>
            <calcext:condition calcext:apply-style-name="Grass2" calcext:value="=&quot;02&quot;" calcext:base-cell-address="LAYERS.Z9"/>
            <calcext:condition calcext:apply-style-name="Road1" calcext:value="=&quot;03&quot;" calcext:base-cell-address="LAYERS.Z9"/>
            <calcext:condition calcext:apply-style-name="Road2" calcext:value="=&quot;04&quot;" calcext:base-cell-address="LAYERS.Z9"/>
            <calcext:condition calcext:apply-style-name="Wast" calcext:value="=&quot;05&quot;" calcext:base-cell-address="LAYERS.Z9"/>
            <calcext:condition calcext:apply-style-name="Rock" calcext:value="=&quot;06&quot;" calcext:base-cell-address="LAYERS.Z9"/>
            <calcext:condition calcext:apply-style-name="Water" calcext:value="=&quot;07&quot;" calcext:base-cell-address="LAYERS.Z9"/>
            <calcext:condition calcext:apply-style-name="Empty" calcext:value="=&quot;08&quot;" calcext:base-cell-address="LAYERS.Z9"/>
          </calcext:conditional-format>
          <calcext:conditional-format calcext:target-range-address="LAYERS.AA9:LAYERS.AA9">
            <calcext:condition calcext:apply-style-name="Empty" calcext:value="=&quot;00&quot;" calcext:base-cell-address="LAYERS.AA9"/>
            <calcext:condition calcext:apply-style-name="Grass1" calcext:value="=&quot;01&quot;" calcext:base-cell-address="LAYERS.AA9"/>
            <calcext:condition calcext:apply-style-name="Grass2" calcext:value="=&quot;02&quot;" calcext:base-cell-address="LAYERS.AA9"/>
            <calcext:condition calcext:apply-style-name="Road1" calcext:value="=&quot;03&quot;" calcext:base-cell-address="LAYERS.AA9"/>
            <calcext:condition calcext:apply-style-name="Road2" calcext:value="=&quot;04&quot;" calcext:base-cell-address="LAYERS.AA9"/>
            <calcext:condition calcext:apply-style-name="Wast" calcext:value="=&quot;05&quot;" calcext:base-cell-address="LAYERS.AA9"/>
            <calcext:condition calcext:apply-style-name="Rock" calcext:value="=&quot;06&quot;" calcext:base-cell-address="LAYERS.AA9"/>
            <calcext:condition calcext:apply-style-name="Water" calcext:value="=&quot;07&quot;" calcext:base-cell-address="LAYERS.AA9"/>
            <calcext:condition calcext:apply-style-name="Empty" calcext:value="=&quot;08&quot;" calcext:base-cell-address="LAYERS.AA9"/>
          </calcext:conditional-format>
          <calcext:conditional-format calcext:target-range-address="LAYERS.X10:LAYERS.X10">
            <calcext:condition calcext:apply-style-name="Empty" calcext:value="=&quot;00&quot;" calcext:base-cell-address="LAYERS.X10"/>
            <calcext:condition calcext:apply-style-name="Grass1" calcext:value="=&quot;01&quot;" calcext:base-cell-address="LAYERS.X10"/>
            <calcext:condition calcext:apply-style-name="Grass2" calcext:value="=&quot;02&quot;" calcext:base-cell-address="LAYERS.X10"/>
            <calcext:condition calcext:apply-style-name="Road1" calcext:value="=&quot;03&quot;" calcext:base-cell-address="LAYERS.X10"/>
            <calcext:condition calcext:apply-style-name="Road2" calcext:value="=&quot;04&quot;" calcext:base-cell-address="LAYERS.X10"/>
            <calcext:condition calcext:apply-style-name="Wast" calcext:value="=&quot;05&quot;" calcext:base-cell-address="LAYERS.X10"/>
            <calcext:condition calcext:apply-style-name="Rock" calcext:value="=&quot;06&quot;" calcext:base-cell-address="LAYERS.X10"/>
            <calcext:condition calcext:apply-style-name="Water" calcext:value="=&quot;07&quot;" calcext:base-cell-address="LAYERS.X10"/>
            <calcext:condition calcext:apply-style-name="Empty" calcext:value="=&quot;08&quot;" calcext:base-cell-address="LAYERS.X10"/>
          </calcext:conditional-format>
          <calcext:conditional-format calcext:target-range-address="LAYERS.Y10:LAYERS.Y10">
            <calcext:condition calcext:apply-style-name="Empty" calcext:value="=&quot;00&quot;" calcext:base-cell-address="LAYERS.Y10"/>
            <calcext:condition calcext:apply-style-name="Grass1" calcext:value="=&quot;01&quot;" calcext:base-cell-address="LAYERS.Y10"/>
            <calcext:condition calcext:apply-style-name="Grass2" calcext:value="=&quot;02&quot;" calcext:base-cell-address="LAYERS.Y10"/>
            <calcext:condition calcext:apply-style-name="Road1" calcext:value="=&quot;03&quot;" calcext:base-cell-address="LAYERS.Y10"/>
            <calcext:condition calcext:apply-style-name="Road2" calcext:value="=&quot;04&quot;" calcext:base-cell-address="LAYERS.Y10"/>
            <calcext:condition calcext:apply-style-name="Wast" calcext:value="=&quot;05&quot;" calcext:base-cell-address="LAYERS.Y10"/>
            <calcext:condition calcext:apply-style-name="Rock" calcext:value="=&quot;06&quot;" calcext:base-cell-address="LAYERS.Y10"/>
            <calcext:condition calcext:apply-style-name="Water" calcext:value="=&quot;07&quot;" calcext:base-cell-address="LAYERS.Y10"/>
            <calcext:condition calcext:apply-style-name="Empty" calcext:value="=&quot;08&quot;" calcext:base-cell-address="LAYERS.Y10"/>
          </calcext:conditional-format>
          <calcext:conditional-format calcext:target-range-address="LAYERS.Z10:LAYERS.Z10">
            <calcext:condition calcext:apply-style-name="Empty" calcext:value="=&quot;00&quot;" calcext:base-cell-address="LAYERS.Z10"/>
            <calcext:condition calcext:apply-style-name="Grass1" calcext:value="=&quot;01&quot;" calcext:base-cell-address="LAYERS.Z10"/>
            <calcext:condition calcext:apply-style-name="Grass2" calcext:value="=&quot;02&quot;" calcext:base-cell-address="LAYERS.Z10"/>
            <calcext:condition calcext:apply-style-name="Road1" calcext:value="=&quot;03&quot;" calcext:base-cell-address="LAYERS.Z10"/>
            <calcext:condition calcext:apply-style-name="Road2" calcext:value="=&quot;04&quot;" calcext:base-cell-address="LAYERS.Z10"/>
            <calcext:condition calcext:apply-style-name="Wast" calcext:value="=&quot;05&quot;" calcext:base-cell-address="LAYERS.Z10"/>
            <calcext:condition calcext:apply-style-name="Rock" calcext:value="=&quot;06&quot;" calcext:base-cell-address="LAYERS.Z10"/>
            <calcext:condition calcext:apply-style-name="Water" calcext:value="=&quot;07&quot;" calcext:base-cell-address="LAYERS.Z10"/>
            <calcext:condition calcext:apply-style-name="Empty" calcext:value="=&quot;08&quot;" calcext:base-cell-address="LAYERS.Z10"/>
          </calcext:conditional-format>
          <calcext:conditional-format calcext:target-range-address="LAYERS.AA10:LAYERS.AA10">
            <calcext:condition calcext:apply-style-name="Empty" calcext:value="=&quot;00&quot;" calcext:base-cell-address="LAYERS.AA10"/>
            <calcext:condition calcext:apply-style-name="Grass1" calcext:value="=&quot;01&quot;" calcext:base-cell-address="LAYERS.AA10"/>
            <calcext:condition calcext:apply-style-name="Grass2" calcext:value="=&quot;02&quot;" calcext:base-cell-address="LAYERS.AA10"/>
            <calcext:condition calcext:apply-style-name="Road1" calcext:value="=&quot;03&quot;" calcext:base-cell-address="LAYERS.AA10"/>
            <calcext:condition calcext:apply-style-name="Road2" calcext:value="=&quot;04&quot;" calcext:base-cell-address="LAYERS.AA10"/>
            <calcext:condition calcext:apply-style-name="Wast" calcext:value="=&quot;05&quot;" calcext:base-cell-address="LAYERS.AA10"/>
            <calcext:condition calcext:apply-style-name="Rock" calcext:value="=&quot;06&quot;" calcext:base-cell-address="LAYERS.AA10"/>
            <calcext:condition calcext:apply-style-name="Water" calcext:value="=&quot;07&quot;" calcext:base-cell-address="LAYERS.AA10"/>
            <calcext:condition calcext:apply-style-name="Empty" calcext:value="=&quot;08&quot;" calcext:base-cell-address="LAYERS.AA10"/>
          </calcext:conditional-format>
          <calcext:conditional-format calcext:target-range-address="LAYERS.X11:LAYERS.X11">
            <calcext:condition calcext:apply-style-name="Empty" calcext:value="=&quot;00&quot;" calcext:base-cell-address="LAYERS.X11"/>
            <calcext:condition calcext:apply-style-name="Grass1" calcext:value="=&quot;01&quot;" calcext:base-cell-address="LAYERS.X11"/>
            <calcext:condition calcext:apply-style-name="Grass2" calcext:value="=&quot;02&quot;" calcext:base-cell-address="LAYERS.X11"/>
            <calcext:condition calcext:apply-style-name="Road1" calcext:value="=&quot;03&quot;" calcext:base-cell-address="LAYERS.X11"/>
            <calcext:condition calcext:apply-style-name="Road2" calcext:value="=&quot;04&quot;" calcext:base-cell-address="LAYERS.X11"/>
            <calcext:condition calcext:apply-style-name="Wast" calcext:value="=&quot;05&quot;" calcext:base-cell-address="LAYERS.X11"/>
            <calcext:condition calcext:apply-style-name="Rock" calcext:value="=&quot;06&quot;" calcext:base-cell-address="LAYERS.X11"/>
            <calcext:condition calcext:apply-style-name="Water" calcext:value="=&quot;07&quot;" calcext:base-cell-address="LAYERS.X11"/>
            <calcext:condition calcext:apply-style-name="Empty" calcext:value="=&quot;08&quot;" calcext:base-cell-address="LAYERS.X11"/>
          </calcext:conditional-format>
          <calcext:conditional-format calcext:target-range-address="LAYERS.Y11:LAYERS.Y11">
            <calcext:condition calcext:apply-style-name="Empty" calcext:value="=&quot;00&quot;" calcext:base-cell-address="LAYERS.Y11"/>
            <calcext:condition calcext:apply-style-name="Grass1" calcext:value="=&quot;01&quot;" calcext:base-cell-address="LAYERS.Y11"/>
            <calcext:condition calcext:apply-style-name="Grass2" calcext:value="=&quot;02&quot;" calcext:base-cell-address="LAYERS.Y11"/>
            <calcext:condition calcext:apply-style-name="Road1" calcext:value="=&quot;03&quot;" calcext:base-cell-address="LAYERS.Y11"/>
            <calcext:condition calcext:apply-style-name="Road2" calcext:value="=&quot;04&quot;" calcext:base-cell-address="LAYERS.Y11"/>
            <calcext:condition calcext:apply-style-name="Wast" calcext:value="=&quot;05&quot;" calcext:base-cell-address="LAYERS.Y11"/>
            <calcext:condition calcext:apply-style-name="Rock" calcext:value="=&quot;06&quot;" calcext:base-cell-address="LAYERS.Y11"/>
            <calcext:condition calcext:apply-style-name="Water" calcext:value="=&quot;07&quot;" calcext:base-cell-address="LAYERS.Y11"/>
            <calcext:condition calcext:apply-style-name="Empty" calcext:value="=&quot;08&quot;" calcext:base-cell-address="LAYERS.Y11"/>
          </calcext:conditional-format>
          <calcext:conditional-format calcext:target-range-address="LAYERS.Z11:LAYERS.Z11">
            <calcext:condition calcext:apply-style-name="Empty" calcext:value="=&quot;00&quot;" calcext:base-cell-address="LAYERS.Z11"/>
            <calcext:condition calcext:apply-style-name="Grass1" calcext:value="=&quot;01&quot;" calcext:base-cell-address="LAYERS.Z11"/>
            <calcext:condition calcext:apply-style-name="Grass2" calcext:value="=&quot;02&quot;" calcext:base-cell-address="LAYERS.Z11"/>
            <calcext:condition calcext:apply-style-name="Road1" calcext:value="=&quot;03&quot;" calcext:base-cell-address="LAYERS.Z11"/>
            <calcext:condition calcext:apply-style-name="Road2" calcext:value="=&quot;04&quot;" calcext:base-cell-address="LAYERS.Z11"/>
            <calcext:condition calcext:apply-style-name="Wast" calcext:value="=&quot;05&quot;" calcext:base-cell-address="LAYERS.Z11"/>
            <calcext:condition calcext:apply-style-name="Rock" calcext:value="=&quot;06&quot;" calcext:base-cell-address="LAYERS.Z11"/>
            <calcext:condition calcext:apply-style-name="Water" calcext:value="=&quot;07&quot;" calcext:base-cell-address="LAYERS.Z11"/>
            <calcext:condition calcext:apply-style-name="Empty" calcext:value="=&quot;08&quot;" calcext:base-cell-address="LAYERS.Z11"/>
          </calcext:conditional-format>
          <calcext:conditional-format calcext:target-range-address="LAYERS.AA11:LAYERS.AA11">
            <calcext:condition calcext:apply-style-name="Empty" calcext:value="=&quot;00&quot;" calcext:base-cell-address="LAYERS.AA11"/>
            <calcext:condition calcext:apply-style-name="Grass1" calcext:value="=&quot;01&quot;" calcext:base-cell-address="LAYERS.AA11"/>
            <calcext:condition calcext:apply-style-name="Grass2" calcext:value="=&quot;02&quot;" calcext:base-cell-address="LAYERS.AA11"/>
            <calcext:condition calcext:apply-style-name="Road1" calcext:value="=&quot;03&quot;" calcext:base-cell-address="LAYERS.AA11"/>
            <calcext:condition calcext:apply-style-name="Road2" calcext:value="=&quot;04&quot;" calcext:base-cell-address="LAYERS.AA11"/>
            <calcext:condition calcext:apply-style-name="Wast" calcext:value="=&quot;05&quot;" calcext:base-cell-address="LAYERS.AA11"/>
            <calcext:condition calcext:apply-style-name="Rock" calcext:value="=&quot;06&quot;" calcext:base-cell-address="LAYERS.AA11"/>
            <calcext:condition calcext:apply-style-name="Water" calcext:value="=&quot;07&quot;" calcext:base-cell-address="LAYERS.AA11"/>
            <calcext:condition calcext:apply-style-name="Empty" calcext:value="=&quot;08&quot;" calcext:base-cell-address="LAYERS.AA11"/>
          </calcext:conditional-format>
          <calcext:conditional-format calcext:target-range-address="LAYERS.X12:LAYERS.X12">
            <calcext:condition calcext:apply-style-name="Empty" calcext:value="=&quot;00&quot;" calcext:base-cell-address="LAYERS.X12"/>
            <calcext:condition calcext:apply-style-name="Grass1" calcext:value="=&quot;01&quot;" calcext:base-cell-address="LAYERS.X12"/>
            <calcext:condition calcext:apply-style-name="Grass2" calcext:value="=&quot;02&quot;" calcext:base-cell-address="LAYERS.X12"/>
            <calcext:condition calcext:apply-style-name="Road1" calcext:value="=&quot;03&quot;" calcext:base-cell-address="LAYERS.X12"/>
            <calcext:condition calcext:apply-style-name="Road2" calcext:value="=&quot;04&quot;" calcext:base-cell-address="LAYERS.X12"/>
            <calcext:condition calcext:apply-style-name="Wast" calcext:value="=&quot;05&quot;" calcext:base-cell-address="LAYERS.X12"/>
            <calcext:condition calcext:apply-style-name="Rock" calcext:value="=&quot;06&quot;" calcext:base-cell-address="LAYERS.X12"/>
            <calcext:condition calcext:apply-style-name="Water" calcext:value="=&quot;07&quot;" calcext:base-cell-address="LAYERS.X12"/>
            <calcext:condition calcext:apply-style-name="Empty" calcext:value="=&quot;08&quot;" calcext:base-cell-address="LAYERS.X12"/>
          </calcext:conditional-format>
          <calcext:conditional-format calcext:target-range-address="LAYERS.Y12:LAYERS.Y12">
            <calcext:condition calcext:apply-style-name="Empty" calcext:value="=&quot;00&quot;" calcext:base-cell-address="LAYERS.Y12"/>
            <calcext:condition calcext:apply-style-name="Grass1" calcext:value="=&quot;01&quot;" calcext:base-cell-address="LAYERS.Y12"/>
            <calcext:condition calcext:apply-style-name="Grass2" calcext:value="=&quot;02&quot;" calcext:base-cell-address="LAYERS.Y12"/>
            <calcext:condition calcext:apply-style-name="Road1" calcext:value="=&quot;03&quot;" calcext:base-cell-address="LAYERS.Y12"/>
            <calcext:condition calcext:apply-style-name="Road2" calcext:value="=&quot;04&quot;" calcext:base-cell-address="LAYERS.Y12"/>
            <calcext:condition calcext:apply-style-name="Wast" calcext:value="=&quot;05&quot;" calcext:base-cell-address="LAYERS.Y12"/>
            <calcext:condition calcext:apply-style-name="Rock" calcext:value="=&quot;06&quot;" calcext:base-cell-address="LAYERS.Y12"/>
            <calcext:condition calcext:apply-style-name="Water" calcext:value="=&quot;07&quot;" calcext:base-cell-address="LAYERS.Y12"/>
            <calcext:condition calcext:apply-style-name="Empty" calcext:value="=&quot;08&quot;" calcext:base-cell-address="LAYERS.Y12"/>
          </calcext:conditional-format>
          <calcext:conditional-format calcext:target-range-address="LAYERS.Z12:LAYERS.Z12">
            <calcext:condition calcext:apply-style-name="Empty" calcext:value="=&quot;00&quot;" calcext:base-cell-address="LAYERS.Z12"/>
            <calcext:condition calcext:apply-style-name="Grass1" calcext:value="=&quot;01&quot;" calcext:base-cell-address="LAYERS.Z12"/>
            <calcext:condition calcext:apply-style-name="Grass2" calcext:value="=&quot;02&quot;" calcext:base-cell-address="LAYERS.Z12"/>
            <calcext:condition calcext:apply-style-name="Road1" calcext:value="=&quot;03&quot;" calcext:base-cell-address="LAYERS.Z12"/>
            <calcext:condition calcext:apply-style-name="Road2" calcext:value="=&quot;04&quot;" calcext:base-cell-address="LAYERS.Z12"/>
            <calcext:condition calcext:apply-style-name="Wast" calcext:value="=&quot;05&quot;" calcext:base-cell-address="LAYERS.Z12"/>
            <calcext:condition calcext:apply-style-name="Rock" calcext:value="=&quot;06&quot;" calcext:base-cell-address="LAYERS.Z12"/>
            <calcext:condition calcext:apply-style-name="Water" calcext:value="=&quot;07&quot;" calcext:base-cell-address="LAYERS.Z12"/>
            <calcext:condition calcext:apply-style-name="Empty" calcext:value="=&quot;08&quot;" calcext:base-cell-address="LAYERS.Z12"/>
          </calcext:conditional-format>
          <calcext:conditional-format calcext:target-range-address="LAYERS.AA12:LAYERS.AA12">
            <calcext:condition calcext:apply-style-name="Empty" calcext:value="=&quot;00&quot;" calcext:base-cell-address="LAYERS.AA12"/>
            <calcext:condition calcext:apply-style-name="Grass1" calcext:value="=&quot;01&quot;" calcext:base-cell-address="LAYERS.AA12"/>
            <calcext:condition calcext:apply-style-name="Grass2" calcext:value="=&quot;02&quot;" calcext:base-cell-address="LAYERS.AA12"/>
            <calcext:condition calcext:apply-style-name="Road1" calcext:value="=&quot;03&quot;" calcext:base-cell-address="LAYERS.AA12"/>
            <calcext:condition calcext:apply-style-name="Road2" calcext:value="=&quot;04&quot;" calcext:base-cell-address="LAYERS.AA12"/>
            <calcext:condition calcext:apply-style-name="Wast" calcext:value="=&quot;05&quot;" calcext:base-cell-address="LAYERS.AA12"/>
            <calcext:condition calcext:apply-style-name="Rock" calcext:value="=&quot;06&quot;" calcext:base-cell-address="LAYERS.AA12"/>
            <calcext:condition calcext:apply-style-name="Water" calcext:value="=&quot;07&quot;" calcext:base-cell-address="LAYERS.AA12"/>
            <calcext:condition calcext:apply-style-name="Empty" calcext:value="=&quot;08&quot;" calcext:base-cell-address="LAYERS.AA12"/>
          </calcext:conditional-format>
          <calcext:conditional-format calcext:target-range-address="LAYERS.C3:LAYERS.C3">
            <calcext:condition calcext:apply-style-name="Empty" calcext:value="=&quot;00&quot;" calcext:base-cell-address="LAYERS.C3"/>
            <calcext:condition calcext:apply-style-name="Grass1" calcext:value="=&quot;01&quot;" calcext:base-cell-address="LAYERS.C3"/>
            <calcext:condition calcext:apply-style-name="Grass2" calcext:value="=&quot;02&quot;" calcext:base-cell-address="LAYERS.C3"/>
            <calcext:condition calcext:apply-style-name="Road1" calcext:value="=&quot;03&quot;" calcext:base-cell-address="LAYERS.C3"/>
            <calcext:condition calcext:apply-style-name="Road2" calcext:value="=&quot;04&quot;" calcext:base-cell-address="LAYERS.C3"/>
            <calcext:condition calcext:apply-style-name="Wast" calcext:value="=&quot;05&quot;" calcext:base-cell-address="LAYERS.C3"/>
            <calcext:condition calcext:apply-style-name="Rock" calcext:value="=&quot;06&quot;" calcext:base-cell-address="LAYERS.C3"/>
            <calcext:condition calcext:apply-style-name="Water" calcext:value="=&quot;07&quot;" calcext:base-cell-address="LAYERS.C3"/>
            <calcext:condition calcext:apply-style-name="Empty" calcext:value="=&quot;08&quot;" calcext:base-cell-address="LAYERS.C3"/>
          </calcext:conditional-format>
          <calcext:conditional-format calcext:target-range-address="LAYERS.M25:LAYERS.M25">
            <calcext:condition calcext:apply-style-name="Empty" calcext:value="=&quot;00&quot;" calcext:base-cell-address="LAYERS.M25"/>
            <calcext:condition calcext:apply-style-name="Grass1" calcext:value="=&quot;01&quot;" calcext:base-cell-address="LAYERS.M25"/>
            <calcext:condition calcext:apply-style-name="Grass2" calcext:value="=&quot;02&quot;" calcext:base-cell-address="LAYERS.M25"/>
            <calcext:condition calcext:apply-style-name="Road1" calcext:value="=&quot;03&quot;" calcext:base-cell-address="LAYERS.M25"/>
            <calcext:condition calcext:apply-style-name="Road2" calcext:value="=&quot;04&quot;" calcext:base-cell-address="LAYERS.M25"/>
            <calcext:condition calcext:apply-style-name="Wast" calcext:value="=&quot;05&quot;" calcext:base-cell-address="LAYERS.M25"/>
            <calcext:condition calcext:apply-style-name="Rock" calcext:value="=&quot;06&quot;" calcext:base-cell-address="LAYERS.M25"/>
            <calcext:condition calcext:apply-style-name="Water" calcext:value="=&quot;07&quot;" calcext:base-cell-address="LAYERS.M25"/>
            <calcext:condition calcext:apply-style-name="Empty" calcext:value="=&quot;08&quot;" calcext:base-cell-address="LAYERS.M25"/>
          </calcext:conditional-format>
          <calcext:conditional-format calcext:target-range-address="LAYERS.N25:LAYERS.N25">
            <calcext:condition calcext:apply-style-name="Empty" calcext:value="=&quot;00&quot;" calcext:base-cell-address="LAYERS.N25"/>
            <calcext:condition calcext:apply-style-name="Grass1" calcext:value="=&quot;01&quot;" calcext:base-cell-address="LAYERS.N25"/>
            <calcext:condition calcext:apply-style-name="Grass2" calcext:value="=&quot;02&quot;" calcext:base-cell-address="LAYERS.N25"/>
            <calcext:condition calcext:apply-style-name="Road1" calcext:value="=&quot;03&quot;" calcext:base-cell-address="LAYERS.N25"/>
            <calcext:condition calcext:apply-style-name="Road2" calcext:value="=&quot;04&quot;" calcext:base-cell-address="LAYERS.N25"/>
            <calcext:condition calcext:apply-style-name="Wast" calcext:value="=&quot;05&quot;" calcext:base-cell-address="LAYERS.N25"/>
            <calcext:condition calcext:apply-style-name="Rock" calcext:value="=&quot;06&quot;" calcext:base-cell-address="LAYERS.N25"/>
            <calcext:condition calcext:apply-style-name="Water" calcext:value="=&quot;07&quot;" calcext:base-cell-address="LAYERS.N25"/>
            <calcext:condition calcext:apply-style-name="Empty" calcext:value="=&quot;08&quot;" calcext:base-cell-address="LAYERS.N25"/>
          </calcext:conditional-format>
          <calcext:conditional-format calcext:target-range-address="LAYERS.O25:LAYERS.O25">
            <calcext:condition calcext:apply-style-name="Empty" calcext:value="=&quot;00&quot;" calcext:base-cell-address="LAYERS.O25"/>
            <calcext:condition calcext:apply-style-name="Grass1" calcext:value="=&quot;01&quot;" calcext:base-cell-address="LAYERS.O25"/>
            <calcext:condition calcext:apply-style-name="Grass2" calcext:value="=&quot;02&quot;" calcext:base-cell-address="LAYERS.O25"/>
            <calcext:condition calcext:apply-style-name="Road1" calcext:value="=&quot;03&quot;" calcext:base-cell-address="LAYERS.O25"/>
            <calcext:condition calcext:apply-style-name="Road2" calcext:value="=&quot;04&quot;" calcext:base-cell-address="LAYERS.O25"/>
            <calcext:condition calcext:apply-style-name="Wast" calcext:value="=&quot;05&quot;" calcext:base-cell-address="LAYERS.O25"/>
            <calcext:condition calcext:apply-style-name="Rock" calcext:value="=&quot;06&quot;" calcext:base-cell-address="LAYERS.O25"/>
            <calcext:condition calcext:apply-style-name="Water" calcext:value="=&quot;07&quot;" calcext:base-cell-address="LAYERS.O25"/>
            <calcext:condition calcext:apply-style-name="Empty" calcext:value="=&quot;08&quot;" calcext:base-cell-address="LAYERS.O25"/>
          </calcext:conditional-format>
          <calcext:conditional-format calcext:target-range-address="LAYERS.P25:LAYERS.P25">
            <calcext:condition calcext:apply-style-name="Empty" calcext:value="=&quot;00&quot;" calcext:base-cell-address="LAYERS.P25"/>
            <calcext:condition calcext:apply-style-name="Grass1" calcext:value="=&quot;01&quot;" calcext:base-cell-address="LAYERS.P25"/>
            <calcext:condition calcext:apply-style-name="Grass2" calcext:value="=&quot;02&quot;" calcext:base-cell-address="LAYERS.P25"/>
            <calcext:condition calcext:apply-style-name="Road1" calcext:value="=&quot;03&quot;" calcext:base-cell-address="LAYERS.P25"/>
            <calcext:condition calcext:apply-style-name="Road2" calcext:value="=&quot;04&quot;" calcext:base-cell-address="LAYERS.P25"/>
            <calcext:condition calcext:apply-style-name="Wast" calcext:value="=&quot;05&quot;" calcext:base-cell-address="LAYERS.P25"/>
            <calcext:condition calcext:apply-style-name="Rock" calcext:value="=&quot;06&quot;" calcext:base-cell-address="LAYERS.P25"/>
            <calcext:condition calcext:apply-style-name="Water" calcext:value="=&quot;07&quot;" calcext:base-cell-address="LAYERS.P25"/>
            <calcext:condition calcext:apply-style-name="Empty" calcext:value="=&quot;08&quot;" calcext:base-cell-address="LAYERS.P25"/>
          </calcext:conditional-format>
          <calcext:conditional-format calcext:target-range-address="LAYERS.Q25:LAYERS.Q25">
            <calcext:condition calcext:apply-style-name="Empty" calcext:value="=&quot;00&quot;" calcext:base-cell-address="LAYERS.Q25"/>
            <calcext:condition calcext:apply-style-name="Grass1" calcext:value="=&quot;01&quot;" calcext:base-cell-address="LAYERS.Q25"/>
            <calcext:condition calcext:apply-style-name="Grass2" calcext:value="=&quot;02&quot;" calcext:base-cell-address="LAYERS.Q25"/>
            <calcext:condition calcext:apply-style-name="Road1" calcext:value="=&quot;03&quot;" calcext:base-cell-address="LAYERS.Q25"/>
            <calcext:condition calcext:apply-style-name="Road2" calcext:value="=&quot;04&quot;" calcext:base-cell-address="LAYERS.Q25"/>
            <calcext:condition calcext:apply-style-name="Wast" calcext:value="=&quot;05&quot;" calcext:base-cell-address="LAYERS.Q25"/>
            <calcext:condition calcext:apply-style-name="Rock" calcext:value="=&quot;06&quot;" calcext:base-cell-address="LAYERS.Q25"/>
            <calcext:condition calcext:apply-style-name="Water" calcext:value="=&quot;07&quot;" calcext:base-cell-address="LAYERS.Q25"/>
            <calcext:condition calcext:apply-style-name="Empty" calcext:value="=&quot;08&quot;" calcext:base-cell-address="LAYERS.Q25"/>
          </calcext:conditional-format>
          <calcext:conditional-format calcext:target-range-address="LAYERS.R25:LAYERS.R25">
            <calcext:condition calcext:apply-style-name="Empty" calcext:value="=&quot;00&quot;" calcext:base-cell-address="LAYERS.R25"/>
            <calcext:condition calcext:apply-style-name="Grass1" calcext:value="=&quot;01&quot;" calcext:base-cell-address="LAYERS.R25"/>
            <calcext:condition calcext:apply-style-name="Grass2" calcext:value="=&quot;02&quot;" calcext:base-cell-address="LAYERS.R25"/>
            <calcext:condition calcext:apply-style-name="Road1" calcext:value="=&quot;03&quot;" calcext:base-cell-address="LAYERS.R25"/>
            <calcext:condition calcext:apply-style-name="Road2" calcext:value="=&quot;04&quot;" calcext:base-cell-address="LAYERS.R25"/>
            <calcext:condition calcext:apply-style-name="Wast" calcext:value="=&quot;05&quot;" calcext:base-cell-address="LAYERS.R25"/>
            <calcext:condition calcext:apply-style-name="Rock" calcext:value="=&quot;06&quot;" calcext:base-cell-address="LAYERS.R25"/>
            <calcext:condition calcext:apply-style-name="Water" calcext:value="=&quot;07&quot;" calcext:base-cell-address="LAYERS.R25"/>
            <calcext:condition calcext:apply-style-name="Empty" calcext:value="=&quot;08&quot;" calcext:base-cell-address="LAYERS.R25"/>
          </calcext:conditional-format>
          <calcext:conditional-format calcext:target-range-address="LAYERS.U25:LAYERS.U25">
            <calcext:condition calcext:apply-style-name="Empty" calcext:value="=&quot;00&quot;" calcext:base-cell-address="LAYERS.U25"/>
            <calcext:condition calcext:apply-style-name="Grass1" calcext:value="=&quot;01&quot;" calcext:base-cell-address="LAYERS.U25"/>
            <calcext:condition calcext:apply-style-name="Grass2" calcext:value="=&quot;02&quot;" calcext:base-cell-address="LAYERS.U25"/>
            <calcext:condition calcext:apply-style-name="Road1" calcext:value="=&quot;03&quot;" calcext:base-cell-address="LAYERS.U25"/>
            <calcext:condition calcext:apply-style-name="Road2" calcext:value="=&quot;04&quot;" calcext:base-cell-address="LAYERS.U25"/>
            <calcext:condition calcext:apply-style-name="Wast" calcext:value="=&quot;05&quot;" calcext:base-cell-address="LAYERS.U25"/>
            <calcext:condition calcext:apply-style-name="Rock" calcext:value="=&quot;06&quot;" calcext:base-cell-address="LAYERS.U25"/>
            <calcext:condition calcext:apply-style-name="Water" calcext:value="=&quot;07&quot;" calcext:base-cell-address="LAYERS.U25"/>
            <calcext:condition calcext:apply-style-name="Empty" calcext:value="=&quot;08&quot;" calcext:base-cell-address="LAYERS.U25"/>
          </calcext:conditional-format>
          <calcext:conditional-format calcext:target-range-address="LAYERS.V25:LAYERS.V25">
            <calcext:condition calcext:apply-style-name="Empty" calcext:value="=&quot;00&quot;" calcext:base-cell-address="LAYERS.V25"/>
            <calcext:condition calcext:apply-style-name="Grass1" calcext:value="=&quot;01&quot;" calcext:base-cell-address="LAYERS.V25"/>
            <calcext:condition calcext:apply-style-name="Grass2" calcext:value="=&quot;02&quot;" calcext:base-cell-address="LAYERS.V25"/>
            <calcext:condition calcext:apply-style-name="Road1" calcext:value="=&quot;03&quot;" calcext:base-cell-address="LAYERS.V25"/>
            <calcext:condition calcext:apply-style-name="Road2" calcext:value="=&quot;04&quot;" calcext:base-cell-address="LAYERS.V25"/>
            <calcext:condition calcext:apply-style-name="Wast" calcext:value="=&quot;05&quot;" calcext:base-cell-address="LAYERS.V25"/>
            <calcext:condition calcext:apply-style-name="Rock" calcext:value="=&quot;06&quot;" calcext:base-cell-address="LAYERS.V25"/>
            <calcext:condition calcext:apply-style-name="Water" calcext:value="=&quot;07&quot;" calcext:base-cell-address="LAYERS.V25"/>
            <calcext:condition calcext:apply-style-name="Empty" calcext:value="=&quot;08&quot;" calcext:base-cell-address="LAYERS.V25"/>
          </calcext:conditional-format>
          <calcext:conditional-format calcext:target-range-address="LAYERS.W25:LAYERS.W25">
            <calcext:condition calcext:apply-style-name="Empty" calcext:value="=&quot;00&quot;" calcext:base-cell-address="LAYERS.W25"/>
            <calcext:condition calcext:apply-style-name="Grass1" calcext:value="=&quot;01&quot;" calcext:base-cell-address="LAYERS.W25"/>
            <calcext:condition calcext:apply-style-name="Grass2" calcext:value="=&quot;02&quot;" calcext:base-cell-address="LAYERS.W25"/>
            <calcext:condition calcext:apply-style-name="Road1" calcext:value="=&quot;03&quot;" calcext:base-cell-address="LAYERS.W25"/>
            <calcext:condition calcext:apply-style-name="Road2" calcext:value="=&quot;04&quot;" calcext:base-cell-address="LAYERS.W25"/>
            <calcext:condition calcext:apply-style-name="Wast" calcext:value="=&quot;05&quot;" calcext:base-cell-address="LAYERS.W25"/>
            <calcext:condition calcext:apply-style-name="Rock" calcext:value="=&quot;06&quot;" calcext:base-cell-address="LAYERS.W25"/>
            <calcext:condition calcext:apply-style-name="Water" calcext:value="=&quot;07&quot;" calcext:base-cell-address="LAYERS.W25"/>
            <calcext:condition calcext:apply-style-name="Empty" calcext:value="=&quot;08&quot;" calcext:base-cell-address="LAYERS.W25"/>
          </calcext:conditional-format>
          <calcext:conditional-format calcext:target-range-address="LAYERS.M26:LAYERS.M26">
            <calcext:condition calcext:apply-style-name="Empty" calcext:value="=&quot;00&quot;" calcext:base-cell-address="LAYERS.M26"/>
            <calcext:condition calcext:apply-style-name="Grass1" calcext:value="=&quot;01&quot;" calcext:base-cell-address="LAYERS.M26"/>
            <calcext:condition calcext:apply-style-name="Grass2" calcext:value="=&quot;02&quot;" calcext:base-cell-address="LAYERS.M26"/>
            <calcext:condition calcext:apply-style-name="Road1" calcext:value="=&quot;03&quot;" calcext:base-cell-address="LAYERS.M26"/>
            <calcext:condition calcext:apply-style-name="Road2" calcext:value="=&quot;04&quot;" calcext:base-cell-address="LAYERS.M26"/>
            <calcext:condition calcext:apply-style-name="Wast" calcext:value="=&quot;05&quot;" calcext:base-cell-address="LAYERS.M26"/>
            <calcext:condition calcext:apply-style-name="Rock" calcext:value="=&quot;06&quot;" calcext:base-cell-address="LAYERS.M26"/>
            <calcext:condition calcext:apply-style-name="Water" calcext:value="=&quot;07&quot;" calcext:base-cell-address="LAYERS.M26"/>
            <calcext:condition calcext:apply-style-name="Empty" calcext:value="=&quot;08&quot;" calcext:base-cell-address="LAYERS.M26"/>
          </calcext:conditional-format>
          <calcext:conditional-format calcext:target-range-address="LAYERS.N26:LAYERS.N26">
            <calcext:condition calcext:apply-style-name="Empty" calcext:value="=&quot;00&quot;" calcext:base-cell-address="LAYERS.N26"/>
            <calcext:condition calcext:apply-style-name="Grass1" calcext:value="=&quot;01&quot;" calcext:base-cell-address="LAYERS.N26"/>
            <calcext:condition calcext:apply-style-name="Grass2" calcext:value="=&quot;02&quot;" calcext:base-cell-address="LAYERS.N26"/>
            <calcext:condition calcext:apply-style-name="Road1" calcext:value="=&quot;03&quot;" calcext:base-cell-address="LAYERS.N26"/>
            <calcext:condition calcext:apply-style-name="Road2" calcext:value="=&quot;04&quot;" calcext:base-cell-address="LAYERS.N26"/>
            <calcext:condition calcext:apply-style-name="Wast" calcext:value="=&quot;05&quot;" calcext:base-cell-address="LAYERS.N26"/>
            <calcext:condition calcext:apply-style-name="Rock" calcext:value="=&quot;06&quot;" calcext:base-cell-address="LAYERS.N26"/>
            <calcext:condition calcext:apply-style-name="Water" calcext:value="=&quot;07&quot;" calcext:base-cell-address="LAYERS.N26"/>
            <calcext:condition calcext:apply-style-name="Empty" calcext:value="=&quot;08&quot;" calcext:base-cell-address="LAYERS.N26"/>
          </calcext:conditional-format>
          <calcext:conditional-format calcext:target-range-address="LAYERS.O26:LAYERS.O26">
            <calcext:condition calcext:apply-style-name="Empty" calcext:value="=&quot;00&quot;" calcext:base-cell-address="LAYERS.O26"/>
            <calcext:condition calcext:apply-style-name="Grass1" calcext:value="=&quot;01&quot;" calcext:base-cell-address="LAYERS.O26"/>
            <calcext:condition calcext:apply-style-name="Grass2" calcext:value="=&quot;02&quot;" calcext:base-cell-address="LAYERS.O26"/>
            <calcext:condition calcext:apply-style-name="Road1" calcext:value="=&quot;03&quot;" calcext:base-cell-address="LAYERS.O26"/>
            <calcext:condition calcext:apply-style-name="Road2" calcext:value="=&quot;04&quot;" calcext:base-cell-address="LAYERS.O26"/>
            <calcext:condition calcext:apply-style-name="Wast" calcext:value="=&quot;05&quot;" calcext:base-cell-address="LAYERS.O26"/>
            <calcext:condition calcext:apply-style-name="Rock" calcext:value="=&quot;06&quot;" calcext:base-cell-address="LAYERS.O26"/>
            <calcext:condition calcext:apply-style-name="Water" calcext:value="=&quot;07&quot;" calcext:base-cell-address="LAYERS.O26"/>
            <calcext:condition calcext:apply-style-name="Empty" calcext:value="=&quot;08&quot;" calcext:base-cell-address="LAYERS.O26"/>
          </calcext:conditional-format>
          <calcext:conditional-format calcext:target-range-address="LAYERS.P26:LAYERS.P26">
            <calcext:condition calcext:apply-style-name="Empty" calcext:value="=&quot;00&quot;" calcext:base-cell-address="LAYERS.P26"/>
            <calcext:condition calcext:apply-style-name="Grass1" calcext:value="=&quot;01&quot;" calcext:base-cell-address="LAYERS.P26"/>
            <calcext:condition calcext:apply-style-name="Grass2" calcext:value="=&quot;02&quot;" calcext:base-cell-address="LAYERS.P26"/>
            <calcext:condition calcext:apply-style-name="Road1" calcext:value="=&quot;03&quot;" calcext:base-cell-address="LAYERS.P26"/>
            <calcext:condition calcext:apply-style-name="Road2" calcext:value="=&quot;04&quot;" calcext:base-cell-address="LAYERS.P26"/>
            <calcext:condition calcext:apply-style-name="Wast" calcext:value="=&quot;05&quot;" calcext:base-cell-address="LAYERS.P26"/>
            <calcext:condition calcext:apply-style-name="Rock" calcext:value="=&quot;06&quot;" calcext:base-cell-address="LAYERS.P26"/>
            <calcext:condition calcext:apply-style-name="Water" calcext:value="=&quot;07&quot;" calcext:base-cell-address="LAYERS.P26"/>
            <calcext:condition calcext:apply-style-name="Empty" calcext:value="=&quot;08&quot;" calcext:base-cell-address="LAYERS.P26"/>
          </calcext:conditional-format>
          <calcext:conditional-format calcext:target-range-address="LAYERS.Q26:LAYERS.Q26">
            <calcext:condition calcext:apply-style-name="Empty" calcext:value="=&quot;00&quot;" calcext:base-cell-address="LAYERS.Q26"/>
            <calcext:condition calcext:apply-style-name="Grass1" calcext:value="=&quot;01&quot;" calcext:base-cell-address="LAYERS.Q26"/>
            <calcext:condition calcext:apply-style-name="Grass2" calcext:value="=&quot;02&quot;" calcext:base-cell-address="LAYERS.Q26"/>
            <calcext:condition calcext:apply-style-name="Road1" calcext:value="=&quot;03&quot;" calcext:base-cell-address="LAYERS.Q26"/>
            <calcext:condition calcext:apply-style-name="Road2" calcext:value="=&quot;04&quot;" calcext:base-cell-address="LAYERS.Q26"/>
            <calcext:condition calcext:apply-style-name="Wast" calcext:value="=&quot;05&quot;" calcext:base-cell-address="LAYERS.Q26"/>
            <calcext:condition calcext:apply-style-name="Rock" calcext:value="=&quot;06&quot;" calcext:base-cell-address="LAYERS.Q26"/>
            <calcext:condition calcext:apply-style-name="Water" calcext:value="=&quot;07&quot;" calcext:base-cell-address="LAYERS.Q26"/>
            <calcext:condition calcext:apply-style-name="Empty" calcext:value="=&quot;08&quot;" calcext:base-cell-address="LAYERS.Q26"/>
          </calcext:conditional-format>
          <calcext:conditional-format calcext:target-range-address="LAYERS.R26:LAYERS.R26">
            <calcext:condition calcext:apply-style-name="Empty" calcext:value="=&quot;00&quot;" calcext:base-cell-address="LAYERS.R26"/>
            <calcext:condition calcext:apply-style-name="Grass1" calcext:value="=&quot;01&quot;" calcext:base-cell-address="LAYERS.R26"/>
            <calcext:condition calcext:apply-style-name="Grass2" calcext:value="=&quot;02&quot;" calcext:base-cell-address="LAYERS.R26"/>
            <calcext:condition calcext:apply-style-name="Road1" calcext:value="=&quot;03&quot;" calcext:base-cell-address="LAYERS.R26"/>
            <calcext:condition calcext:apply-style-name="Road2" calcext:value="=&quot;04&quot;" calcext:base-cell-address="LAYERS.R26"/>
            <calcext:condition calcext:apply-style-name="Wast" calcext:value="=&quot;05&quot;" calcext:base-cell-address="LAYERS.R26"/>
            <calcext:condition calcext:apply-style-name="Rock" calcext:value="=&quot;06&quot;" calcext:base-cell-address="LAYERS.R26"/>
            <calcext:condition calcext:apply-style-name="Water" calcext:value="=&quot;07&quot;" calcext:base-cell-address="LAYERS.R26"/>
            <calcext:condition calcext:apply-style-name="Empty" calcext:value="=&quot;08&quot;" calcext:base-cell-address="LAYERS.R26"/>
          </calcext:conditional-format>
          <calcext:conditional-format calcext:target-range-address="LAYERS.S26:LAYERS.S26">
            <calcext:condition calcext:apply-style-name="Empty" calcext:value="=&quot;00&quot;" calcext:base-cell-address="LAYERS.S26"/>
            <calcext:condition calcext:apply-style-name="Grass1" calcext:value="=&quot;01&quot;" calcext:base-cell-address="LAYERS.S26"/>
            <calcext:condition calcext:apply-style-name="Grass2" calcext:value="=&quot;02&quot;" calcext:base-cell-address="LAYERS.S26"/>
            <calcext:condition calcext:apply-style-name="Road1" calcext:value="=&quot;03&quot;" calcext:base-cell-address="LAYERS.S26"/>
            <calcext:condition calcext:apply-style-name="Road2" calcext:value="=&quot;04&quot;" calcext:base-cell-address="LAYERS.S26"/>
            <calcext:condition calcext:apply-style-name="Wast" calcext:value="=&quot;05&quot;" calcext:base-cell-address="LAYERS.S26"/>
            <calcext:condition calcext:apply-style-name="Rock" calcext:value="=&quot;06&quot;" calcext:base-cell-address="LAYERS.S26"/>
            <calcext:condition calcext:apply-style-name="Water" calcext:value="=&quot;07&quot;" calcext:base-cell-address="LAYERS.S26"/>
            <calcext:condition calcext:apply-style-name="Empty" calcext:value="=&quot;08&quot;" calcext:base-cell-address="LAYERS.S26"/>
          </calcext:conditional-format>
          <calcext:conditional-format calcext:target-range-address="LAYERS.T26:LAYERS.T26">
            <calcext:condition calcext:apply-style-name="Empty" calcext:value="=&quot;00&quot;" calcext:base-cell-address="LAYERS.T26"/>
            <calcext:condition calcext:apply-style-name="Grass1" calcext:value="=&quot;01&quot;" calcext:base-cell-address="LAYERS.T26"/>
            <calcext:condition calcext:apply-style-name="Grass2" calcext:value="=&quot;02&quot;" calcext:base-cell-address="LAYERS.T26"/>
            <calcext:condition calcext:apply-style-name="Road1" calcext:value="=&quot;03&quot;" calcext:base-cell-address="LAYERS.T26"/>
            <calcext:condition calcext:apply-style-name="Road2" calcext:value="=&quot;04&quot;" calcext:base-cell-address="LAYERS.T26"/>
            <calcext:condition calcext:apply-style-name="Wast" calcext:value="=&quot;05&quot;" calcext:base-cell-address="LAYERS.T26"/>
            <calcext:condition calcext:apply-style-name="Rock" calcext:value="=&quot;06&quot;" calcext:base-cell-address="LAYERS.T26"/>
            <calcext:condition calcext:apply-style-name="Water" calcext:value="=&quot;07&quot;" calcext:base-cell-address="LAYERS.T26"/>
            <calcext:condition calcext:apply-style-name="Empty" calcext:value="=&quot;08&quot;" calcext:base-cell-address="LAYERS.T26"/>
          </calcext:conditional-format>
          <calcext:conditional-format calcext:target-range-address="LAYERS.U26:LAYERS.U26">
            <calcext:condition calcext:apply-style-name="Empty" calcext:value="=&quot;00&quot;" calcext:base-cell-address="LAYERS.U26"/>
            <calcext:condition calcext:apply-style-name="Grass1" calcext:value="=&quot;01&quot;" calcext:base-cell-address="LAYERS.U26"/>
            <calcext:condition calcext:apply-style-name="Grass2" calcext:value="=&quot;02&quot;" calcext:base-cell-address="LAYERS.U26"/>
            <calcext:condition calcext:apply-style-name="Road1" calcext:value="=&quot;03&quot;" calcext:base-cell-address="LAYERS.U26"/>
            <calcext:condition calcext:apply-style-name="Road2" calcext:value="=&quot;04&quot;" calcext:base-cell-address="LAYERS.U26"/>
            <calcext:condition calcext:apply-style-name="Wast" calcext:value="=&quot;05&quot;" calcext:base-cell-address="LAYERS.U26"/>
            <calcext:condition calcext:apply-style-name="Rock" calcext:value="=&quot;06&quot;" calcext:base-cell-address="LAYERS.U26"/>
            <calcext:condition calcext:apply-style-name="Water" calcext:value="=&quot;07&quot;" calcext:base-cell-address="LAYERS.U26"/>
            <calcext:condition calcext:apply-style-name="Empty" calcext:value="=&quot;08&quot;" calcext:base-cell-address="LAYERS.U26"/>
          </calcext:conditional-format>
          <calcext:conditional-format calcext:target-range-address="LAYERS.V26:LAYERS.V26">
            <calcext:condition calcext:apply-style-name="Empty" calcext:value="=&quot;00&quot;" calcext:base-cell-address="LAYERS.V26"/>
            <calcext:condition calcext:apply-style-name="Grass1" calcext:value="=&quot;01&quot;" calcext:base-cell-address="LAYERS.V26"/>
            <calcext:condition calcext:apply-style-name="Grass2" calcext:value="=&quot;02&quot;" calcext:base-cell-address="LAYERS.V26"/>
            <calcext:condition calcext:apply-style-name="Road1" calcext:value="=&quot;03&quot;" calcext:base-cell-address="LAYERS.V26"/>
            <calcext:condition calcext:apply-style-name="Road2" calcext:value="=&quot;04&quot;" calcext:base-cell-address="LAYERS.V26"/>
            <calcext:condition calcext:apply-style-name="Wast" calcext:value="=&quot;05&quot;" calcext:base-cell-address="LAYERS.V26"/>
            <calcext:condition calcext:apply-style-name="Rock" calcext:value="=&quot;06&quot;" calcext:base-cell-address="LAYERS.V26"/>
            <calcext:condition calcext:apply-style-name="Water" calcext:value="=&quot;07&quot;" calcext:base-cell-address="LAYERS.V26"/>
            <calcext:condition calcext:apply-style-name="Empty" calcext:value="=&quot;08&quot;" calcext:base-cell-address="LAYERS.V26"/>
          </calcext:conditional-format>
          <calcext:conditional-format calcext:target-range-address="LAYERS.W26:LAYERS.W26">
            <calcext:condition calcext:apply-style-name="Empty" calcext:value="=&quot;00&quot;" calcext:base-cell-address="LAYERS.W26"/>
            <calcext:condition calcext:apply-style-name="Grass1" calcext:value="=&quot;01&quot;" calcext:base-cell-address="LAYERS.W26"/>
            <calcext:condition calcext:apply-style-name="Grass2" calcext:value="=&quot;02&quot;" calcext:base-cell-address="LAYERS.W26"/>
            <calcext:condition calcext:apply-style-name="Road1" calcext:value="=&quot;03&quot;" calcext:base-cell-address="LAYERS.W26"/>
            <calcext:condition calcext:apply-style-name="Road2" calcext:value="=&quot;04&quot;" calcext:base-cell-address="LAYERS.W26"/>
            <calcext:condition calcext:apply-style-name="Wast" calcext:value="=&quot;05&quot;" calcext:base-cell-address="LAYERS.W26"/>
            <calcext:condition calcext:apply-style-name="Rock" calcext:value="=&quot;06&quot;" calcext:base-cell-address="LAYERS.W26"/>
            <calcext:condition calcext:apply-style-name="Water" calcext:value="=&quot;07&quot;" calcext:base-cell-address="LAYERS.W26"/>
            <calcext:condition calcext:apply-style-name="Empty" calcext:value="=&quot;08&quot;" calcext:base-cell-address="LAYERS.W26"/>
          </calcext:conditional-format>
          <calcext:conditional-format calcext:target-range-address="LAYERS.M27:LAYERS.M27">
            <calcext:condition calcext:apply-style-name="Empty" calcext:value="=&quot;00&quot;" calcext:base-cell-address="LAYERS.M27"/>
            <calcext:condition calcext:apply-style-name="Grass1" calcext:value="=&quot;01&quot;" calcext:base-cell-address="LAYERS.M27"/>
            <calcext:condition calcext:apply-style-name="Grass2" calcext:value="=&quot;02&quot;" calcext:base-cell-address="LAYERS.M27"/>
            <calcext:condition calcext:apply-style-name="Road1" calcext:value="=&quot;03&quot;" calcext:base-cell-address="LAYERS.M27"/>
            <calcext:condition calcext:apply-style-name="Road2" calcext:value="=&quot;04&quot;" calcext:base-cell-address="LAYERS.M27"/>
            <calcext:condition calcext:apply-style-name="Wast" calcext:value="=&quot;05&quot;" calcext:base-cell-address="LAYERS.M27"/>
            <calcext:condition calcext:apply-style-name="Rock" calcext:value="=&quot;06&quot;" calcext:base-cell-address="LAYERS.M27"/>
            <calcext:condition calcext:apply-style-name="Water" calcext:value="=&quot;07&quot;" calcext:base-cell-address="LAYERS.M27"/>
            <calcext:condition calcext:apply-style-name="Empty" calcext:value="=&quot;08&quot;" calcext:base-cell-address="LAYERS.M27"/>
          </calcext:conditional-format>
          <calcext:conditional-format calcext:target-range-address="LAYERS.N27:LAYERS.N27">
            <calcext:condition calcext:apply-style-name="Empty" calcext:value="=&quot;00&quot;" calcext:base-cell-address="LAYERS.N27"/>
            <calcext:condition calcext:apply-style-name="Grass1" calcext:value="=&quot;01&quot;" calcext:base-cell-address="LAYERS.N27"/>
            <calcext:condition calcext:apply-style-name="Grass2" calcext:value="=&quot;02&quot;" calcext:base-cell-address="LAYERS.N27"/>
            <calcext:condition calcext:apply-style-name="Road1" calcext:value="=&quot;03&quot;" calcext:base-cell-address="LAYERS.N27"/>
            <calcext:condition calcext:apply-style-name="Road2" calcext:value="=&quot;04&quot;" calcext:base-cell-address="LAYERS.N27"/>
            <calcext:condition calcext:apply-style-name="Wast" calcext:value="=&quot;05&quot;" calcext:base-cell-address="LAYERS.N27"/>
            <calcext:condition calcext:apply-style-name="Rock" calcext:value="=&quot;06&quot;" calcext:base-cell-address="LAYERS.N27"/>
            <calcext:condition calcext:apply-style-name="Water" calcext:value="=&quot;07&quot;" calcext:base-cell-address="LAYERS.N27"/>
            <calcext:condition calcext:apply-style-name="Empty" calcext:value="=&quot;08&quot;" calcext:base-cell-address="LAYERS.N27"/>
          </calcext:conditional-format>
          <calcext:conditional-format calcext:target-range-address="LAYERS.O27:LAYERS.O27">
            <calcext:condition calcext:apply-style-name="Empty" calcext:value="=&quot;00&quot;" calcext:base-cell-address="LAYERS.O27"/>
            <calcext:condition calcext:apply-style-name="Grass1" calcext:value="=&quot;01&quot;" calcext:base-cell-address="LAYERS.O27"/>
            <calcext:condition calcext:apply-style-name="Grass2" calcext:value="=&quot;02&quot;" calcext:base-cell-address="LAYERS.O27"/>
            <calcext:condition calcext:apply-style-name="Road1" calcext:value="=&quot;03&quot;" calcext:base-cell-address="LAYERS.O27"/>
            <calcext:condition calcext:apply-style-name="Road2" calcext:value="=&quot;04&quot;" calcext:base-cell-address="LAYERS.O27"/>
            <calcext:condition calcext:apply-style-name="Wast" calcext:value="=&quot;05&quot;" calcext:base-cell-address="LAYERS.O27"/>
            <calcext:condition calcext:apply-style-name="Rock" calcext:value="=&quot;06&quot;" calcext:base-cell-address="LAYERS.O27"/>
            <calcext:condition calcext:apply-style-name="Water" calcext:value="=&quot;07&quot;" calcext:base-cell-address="LAYERS.O27"/>
            <calcext:condition calcext:apply-style-name="Empty" calcext:value="=&quot;08&quot;" calcext:base-cell-address="LAYERS.O27"/>
          </calcext:conditional-format>
          <calcext:conditional-format calcext:target-range-address="LAYERS.P27:LAYERS.P27">
            <calcext:condition calcext:apply-style-name="Empty" calcext:value="=&quot;00&quot;" calcext:base-cell-address="LAYERS.P27"/>
            <calcext:condition calcext:apply-style-name="Grass1" calcext:value="=&quot;01&quot;" calcext:base-cell-address="LAYERS.P27"/>
            <calcext:condition calcext:apply-style-name="Grass2" calcext:value="=&quot;02&quot;" calcext:base-cell-address="LAYERS.P27"/>
            <calcext:condition calcext:apply-style-name="Road1" calcext:value="=&quot;03&quot;" calcext:base-cell-address="LAYERS.P27"/>
            <calcext:condition calcext:apply-style-name="Road2" calcext:value="=&quot;04&quot;" calcext:base-cell-address="LAYERS.P27"/>
            <calcext:condition calcext:apply-style-name="Wast" calcext:value="=&quot;05&quot;" calcext:base-cell-address="LAYERS.P27"/>
            <calcext:condition calcext:apply-style-name="Rock" calcext:value="=&quot;06&quot;" calcext:base-cell-address="LAYERS.P27"/>
            <calcext:condition calcext:apply-style-name="Water" calcext:value="=&quot;07&quot;" calcext:base-cell-address="LAYERS.P27"/>
            <calcext:condition calcext:apply-style-name="Empty" calcext:value="=&quot;08&quot;" calcext:base-cell-address="LAYERS.P27"/>
          </calcext:conditional-format>
          <calcext:conditional-format calcext:target-range-address="LAYERS.Q27:LAYERS.Q27">
            <calcext:condition calcext:apply-style-name="Empty" calcext:value="=&quot;00&quot;" calcext:base-cell-address="LAYERS.Q27"/>
            <calcext:condition calcext:apply-style-name="Grass1" calcext:value="=&quot;01&quot;" calcext:base-cell-address="LAYERS.Q27"/>
            <calcext:condition calcext:apply-style-name="Grass2" calcext:value="=&quot;02&quot;" calcext:base-cell-address="LAYERS.Q27"/>
            <calcext:condition calcext:apply-style-name="Road1" calcext:value="=&quot;03&quot;" calcext:base-cell-address="LAYERS.Q27"/>
            <calcext:condition calcext:apply-style-name="Road2" calcext:value="=&quot;04&quot;" calcext:base-cell-address="LAYERS.Q27"/>
            <calcext:condition calcext:apply-style-name="Wast" calcext:value="=&quot;05&quot;" calcext:base-cell-address="LAYERS.Q27"/>
            <calcext:condition calcext:apply-style-name="Rock" calcext:value="=&quot;06&quot;" calcext:base-cell-address="LAYERS.Q27"/>
            <calcext:condition calcext:apply-style-name="Water" calcext:value="=&quot;07&quot;" calcext:base-cell-address="LAYERS.Q27"/>
            <calcext:condition calcext:apply-style-name="Empty" calcext:value="=&quot;08&quot;" calcext:base-cell-address="LAYERS.Q27"/>
          </calcext:conditional-format>
          <calcext:conditional-format calcext:target-range-address="LAYERS.R27:LAYERS.R27">
            <calcext:condition calcext:apply-style-name="Empty" calcext:value="=&quot;00&quot;" calcext:base-cell-address="LAYERS.R27"/>
            <calcext:condition calcext:apply-style-name="Grass1" calcext:value="=&quot;01&quot;" calcext:base-cell-address="LAYERS.R27"/>
            <calcext:condition calcext:apply-style-name="Grass2" calcext:value="=&quot;02&quot;" calcext:base-cell-address="LAYERS.R27"/>
            <calcext:condition calcext:apply-style-name="Road1" calcext:value="=&quot;03&quot;" calcext:base-cell-address="LAYERS.R27"/>
            <calcext:condition calcext:apply-style-name="Road2" calcext:value="=&quot;04&quot;" calcext:base-cell-address="LAYERS.R27"/>
            <calcext:condition calcext:apply-style-name="Wast" calcext:value="=&quot;05&quot;" calcext:base-cell-address="LAYERS.R27"/>
            <calcext:condition calcext:apply-style-name="Rock" calcext:value="=&quot;06&quot;" calcext:base-cell-address="LAYERS.R27"/>
            <calcext:condition calcext:apply-style-name="Water" calcext:value="=&quot;07&quot;" calcext:base-cell-address="LAYERS.R27"/>
            <calcext:condition calcext:apply-style-name="Empty" calcext:value="=&quot;08&quot;" calcext:base-cell-address="LAYERS.R27"/>
          </calcext:conditional-format>
          <calcext:conditional-format calcext:target-range-address="LAYERS.S27:LAYERS.S27">
            <calcext:condition calcext:apply-style-name="Empty" calcext:value="=&quot;00&quot;" calcext:base-cell-address="LAYERS.S27"/>
            <calcext:condition calcext:apply-style-name="Grass1" calcext:value="=&quot;01&quot;" calcext:base-cell-address="LAYERS.S27"/>
            <calcext:condition calcext:apply-style-name="Grass2" calcext:value="=&quot;02&quot;" calcext:base-cell-address="LAYERS.S27"/>
            <calcext:condition calcext:apply-style-name="Road1" calcext:value="=&quot;03&quot;" calcext:base-cell-address="LAYERS.S27"/>
            <calcext:condition calcext:apply-style-name="Road2" calcext:value="=&quot;04&quot;" calcext:base-cell-address="LAYERS.S27"/>
            <calcext:condition calcext:apply-style-name="Wast" calcext:value="=&quot;05&quot;" calcext:base-cell-address="LAYERS.S27"/>
            <calcext:condition calcext:apply-style-name="Rock" calcext:value="=&quot;06&quot;" calcext:base-cell-address="LAYERS.S27"/>
            <calcext:condition calcext:apply-style-name="Water" calcext:value="=&quot;07&quot;" calcext:base-cell-address="LAYERS.S27"/>
            <calcext:condition calcext:apply-style-name="Empty" calcext:value="=&quot;08&quot;" calcext:base-cell-address="LAYERS.S27"/>
          </calcext:conditional-format>
          <calcext:conditional-format calcext:target-range-address="LAYERS.T27:LAYERS.T27">
            <calcext:condition calcext:apply-style-name="Empty" calcext:value="=&quot;00&quot;" calcext:base-cell-address="LAYERS.T27"/>
            <calcext:condition calcext:apply-style-name="Grass1" calcext:value="=&quot;01&quot;" calcext:base-cell-address="LAYERS.T27"/>
            <calcext:condition calcext:apply-style-name="Grass2" calcext:value="=&quot;02&quot;" calcext:base-cell-address="LAYERS.T27"/>
            <calcext:condition calcext:apply-style-name="Road1" calcext:value="=&quot;03&quot;" calcext:base-cell-address="LAYERS.T27"/>
            <calcext:condition calcext:apply-style-name="Road2" calcext:value="=&quot;04&quot;" calcext:base-cell-address="LAYERS.T27"/>
            <calcext:condition calcext:apply-style-name="Wast" calcext:value="=&quot;05&quot;" calcext:base-cell-address="LAYERS.T27"/>
            <calcext:condition calcext:apply-style-name="Rock" calcext:value="=&quot;06&quot;" calcext:base-cell-address="LAYERS.T27"/>
            <calcext:condition calcext:apply-style-name="Water" calcext:value="=&quot;07&quot;" calcext:base-cell-address="LAYERS.T27"/>
            <calcext:condition calcext:apply-style-name="Empty" calcext:value="=&quot;08&quot;" calcext:base-cell-address="LAYERS.T27"/>
          </calcext:conditional-format>
          <calcext:conditional-format calcext:target-range-address="LAYERS.U27:LAYERS.U27">
            <calcext:condition calcext:apply-style-name="Empty" calcext:value="=&quot;00&quot;" calcext:base-cell-address="LAYERS.U27"/>
            <calcext:condition calcext:apply-style-name="Grass1" calcext:value="=&quot;01&quot;" calcext:base-cell-address="LAYERS.U27"/>
            <calcext:condition calcext:apply-style-name="Grass2" calcext:value="=&quot;02&quot;" calcext:base-cell-address="LAYERS.U27"/>
            <calcext:condition calcext:apply-style-name="Road1" calcext:value="=&quot;03&quot;" calcext:base-cell-address="LAYERS.U27"/>
            <calcext:condition calcext:apply-style-name="Road2" calcext:value="=&quot;04&quot;" calcext:base-cell-address="LAYERS.U27"/>
            <calcext:condition calcext:apply-style-name="Wast" calcext:value="=&quot;05&quot;" calcext:base-cell-address="LAYERS.U27"/>
            <calcext:condition calcext:apply-style-name="Rock" calcext:value="=&quot;06&quot;" calcext:base-cell-address="LAYERS.U27"/>
            <calcext:condition calcext:apply-style-name="Water" calcext:value="=&quot;07&quot;" calcext:base-cell-address="LAYERS.U27"/>
            <calcext:condition calcext:apply-style-name="Empty" calcext:value="=&quot;08&quot;" calcext:base-cell-address="LAYERS.U27"/>
          </calcext:conditional-format>
          <calcext:conditional-format calcext:target-range-address="LAYERS.V27:LAYERS.V27">
            <calcext:condition calcext:apply-style-name="Empty" calcext:value="=&quot;00&quot;" calcext:base-cell-address="LAYERS.V27"/>
            <calcext:condition calcext:apply-style-name="Grass1" calcext:value="=&quot;01&quot;" calcext:base-cell-address="LAYERS.V27"/>
            <calcext:condition calcext:apply-style-name="Grass2" calcext:value="=&quot;02&quot;" calcext:base-cell-address="LAYERS.V27"/>
            <calcext:condition calcext:apply-style-name="Road1" calcext:value="=&quot;03&quot;" calcext:base-cell-address="LAYERS.V27"/>
            <calcext:condition calcext:apply-style-name="Road2" calcext:value="=&quot;04&quot;" calcext:base-cell-address="LAYERS.V27"/>
            <calcext:condition calcext:apply-style-name="Wast" calcext:value="=&quot;05&quot;" calcext:base-cell-address="LAYERS.V27"/>
            <calcext:condition calcext:apply-style-name="Rock" calcext:value="=&quot;06&quot;" calcext:base-cell-address="LAYERS.V27"/>
            <calcext:condition calcext:apply-style-name="Water" calcext:value="=&quot;07&quot;" calcext:base-cell-address="LAYERS.V27"/>
            <calcext:condition calcext:apply-style-name="Empty" calcext:value="=&quot;08&quot;" calcext:base-cell-address="LAYERS.V27"/>
          </calcext:conditional-format>
          <calcext:conditional-format calcext:target-range-address="LAYERS.W27:LAYERS.W27">
            <calcext:condition calcext:apply-style-name="Empty" calcext:value="=&quot;00&quot;" calcext:base-cell-address="LAYERS.W27"/>
            <calcext:condition calcext:apply-style-name="Grass1" calcext:value="=&quot;01&quot;" calcext:base-cell-address="LAYERS.W27"/>
            <calcext:condition calcext:apply-style-name="Grass2" calcext:value="=&quot;02&quot;" calcext:base-cell-address="LAYERS.W27"/>
            <calcext:condition calcext:apply-style-name="Road1" calcext:value="=&quot;03&quot;" calcext:base-cell-address="LAYERS.W27"/>
            <calcext:condition calcext:apply-style-name="Road2" calcext:value="=&quot;04&quot;" calcext:base-cell-address="LAYERS.W27"/>
            <calcext:condition calcext:apply-style-name="Wast" calcext:value="=&quot;05&quot;" calcext:base-cell-address="LAYERS.W27"/>
            <calcext:condition calcext:apply-style-name="Rock" calcext:value="=&quot;06&quot;" calcext:base-cell-address="LAYERS.W27"/>
            <calcext:condition calcext:apply-style-name="Water" calcext:value="=&quot;07&quot;" calcext:base-cell-address="LAYERS.W27"/>
            <calcext:condition calcext:apply-style-name="Empty" calcext:value="=&quot;08&quot;" calcext:base-cell-address="LAYERS.W27"/>
          </calcext:conditional-format>
          <calcext:conditional-format calcext:target-range-address="LAYERS.M28:LAYERS.M28">
            <calcext:condition calcext:apply-style-name="Empty" calcext:value="=&quot;00&quot;" calcext:base-cell-address="LAYERS.M28"/>
            <calcext:condition calcext:apply-style-name="Grass1" calcext:value="=&quot;01&quot;" calcext:base-cell-address="LAYERS.M28"/>
            <calcext:condition calcext:apply-style-name="Grass2" calcext:value="=&quot;02&quot;" calcext:base-cell-address="LAYERS.M28"/>
            <calcext:condition calcext:apply-style-name="Road1" calcext:value="=&quot;03&quot;" calcext:base-cell-address="LAYERS.M28"/>
            <calcext:condition calcext:apply-style-name="Road2" calcext:value="=&quot;04&quot;" calcext:base-cell-address="LAYERS.M28"/>
            <calcext:condition calcext:apply-style-name="Wast" calcext:value="=&quot;05&quot;" calcext:base-cell-address="LAYERS.M28"/>
            <calcext:condition calcext:apply-style-name="Rock" calcext:value="=&quot;06&quot;" calcext:base-cell-address="LAYERS.M28"/>
            <calcext:condition calcext:apply-style-name="Water" calcext:value="=&quot;07&quot;" calcext:base-cell-address="LAYERS.M28"/>
            <calcext:condition calcext:apply-style-name="Empty" calcext:value="=&quot;08&quot;" calcext:base-cell-address="LAYERS.M28"/>
          </calcext:conditional-format>
          <calcext:conditional-format calcext:target-range-address="LAYERS.N28:LAYERS.N28">
            <calcext:condition calcext:apply-style-name="Empty" calcext:value="=&quot;00&quot;" calcext:base-cell-address="LAYERS.N28"/>
            <calcext:condition calcext:apply-style-name="Grass1" calcext:value="=&quot;01&quot;" calcext:base-cell-address="LAYERS.N28"/>
            <calcext:condition calcext:apply-style-name="Grass2" calcext:value="=&quot;02&quot;" calcext:base-cell-address="LAYERS.N28"/>
            <calcext:condition calcext:apply-style-name="Road1" calcext:value="=&quot;03&quot;" calcext:base-cell-address="LAYERS.N28"/>
            <calcext:condition calcext:apply-style-name="Road2" calcext:value="=&quot;04&quot;" calcext:base-cell-address="LAYERS.N28"/>
            <calcext:condition calcext:apply-style-name="Wast" calcext:value="=&quot;05&quot;" calcext:base-cell-address="LAYERS.N28"/>
            <calcext:condition calcext:apply-style-name="Rock" calcext:value="=&quot;06&quot;" calcext:base-cell-address="LAYERS.N28"/>
            <calcext:condition calcext:apply-style-name="Water" calcext:value="=&quot;07&quot;" calcext:base-cell-address="LAYERS.N28"/>
            <calcext:condition calcext:apply-style-name="Empty" calcext:value="=&quot;08&quot;" calcext:base-cell-address="LAYERS.N28"/>
          </calcext:conditional-format>
          <calcext:conditional-format calcext:target-range-address="LAYERS.O28:LAYERS.O28">
            <calcext:condition calcext:apply-style-name="Empty" calcext:value="=&quot;00&quot;" calcext:base-cell-address="LAYERS.O28"/>
            <calcext:condition calcext:apply-style-name="Grass1" calcext:value="=&quot;01&quot;" calcext:base-cell-address="LAYERS.O28"/>
            <calcext:condition calcext:apply-style-name="Grass2" calcext:value="=&quot;02&quot;" calcext:base-cell-address="LAYERS.O28"/>
            <calcext:condition calcext:apply-style-name="Road1" calcext:value="=&quot;03&quot;" calcext:base-cell-address="LAYERS.O28"/>
            <calcext:condition calcext:apply-style-name="Road2" calcext:value="=&quot;04&quot;" calcext:base-cell-address="LAYERS.O28"/>
            <calcext:condition calcext:apply-style-name="Wast" calcext:value="=&quot;05&quot;" calcext:base-cell-address="LAYERS.O28"/>
            <calcext:condition calcext:apply-style-name="Rock" calcext:value="=&quot;06&quot;" calcext:base-cell-address="LAYERS.O28"/>
            <calcext:condition calcext:apply-style-name="Water" calcext:value="=&quot;07&quot;" calcext:base-cell-address="LAYERS.O28"/>
            <calcext:condition calcext:apply-style-name="Empty" calcext:value="=&quot;08&quot;" calcext:base-cell-address="LAYERS.O28"/>
          </calcext:conditional-format>
          <calcext:conditional-format calcext:target-range-address="LAYERS.P28:LAYERS.P28">
            <calcext:condition calcext:apply-style-name="Empty" calcext:value="=&quot;00&quot;" calcext:base-cell-address="LAYERS.P28"/>
            <calcext:condition calcext:apply-style-name="Grass1" calcext:value="=&quot;01&quot;" calcext:base-cell-address="LAYERS.P28"/>
            <calcext:condition calcext:apply-style-name="Grass2" calcext:value="=&quot;02&quot;" calcext:base-cell-address="LAYERS.P28"/>
            <calcext:condition calcext:apply-style-name="Road1" calcext:value="=&quot;03&quot;" calcext:base-cell-address="LAYERS.P28"/>
            <calcext:condition calcext:apply-style-name="Road2" calcext:value="=&quot;04&quot;" calcext:base-cell-address="LAYERS.P28"/>
            <calcext:condition calcext:apply-style-name="Wast" calcext:value="=&quot;05&quot;" calcext:base-cell-address="LAYERS.P28"/>
            <calcext:condition calcext:apply-style-name="Rock" calcext:value="=&quot;06&quot;" calcext:base-cell-address="LAYERS.P28"/>
            <calcext:condition calcext:apply-style-name="Water" calcext:value="=&quot;07&quot;" calcext:base-cell-address="LAYERS.P28"/>
            <calcext:condition calcext:apply-style-name="Empty" calcext:value="=&quot;08&quot;" calcext:base-cell-address="LAYERS.P28"/>
          </calcext:conditional-format>
          <calcext:conditional-format calcext:target-range-address="LAYERS.Q28:LAYERS.Q28">
            <calcext:condition calcext:apply-style-name="Empty" calcext:value="=&quot;00&quot;" calcext:base-cell-address="LAYERS.Q28"/>
            <calcext:condition calcext:apply-style-name="Grass1" calcext:value="=&quot;01&quot;" calcext:base-cell-address="LAYERS.Q28"/>
            <calcext:condition calcext:apply-style-name="Grass2" calcext:value="=&quot;02&quot;" calcext:base-cell-address="LAYERS.Q28"/>
            <calcext:condition calcext:apply-style-name="Road1" calcext:value="=&quot;03&quot;" calcext:base-cell-address="LAYERS.Q28"/>
            <calcext:condition calcext:apply-style-name="Road2" calcext:value="=&quot;04&quot;" calcext:base-cell-address="LAYERS.Q28"/>
            <calcext:condition calcext:apply-style-name="Wast" calcext:value="=&quot;05&quot;" calcext:base-cell-address="LAYERS.Q28"/>
            <calcext:condition calcext:apply-style-name="Rock" calcext:value="=&quot;06&quot;" calcext:base-cell-address="LAYERS.Q28"/>
            <calcext:condition calcext:apply-style-name="Water" calcext:value="=&quot;07&quot;" calcext:base-cell-address="LAYERS.Q28"/>
            <calcext:condition calcext:apply-style-name="Empty" calcext:value="=&quot;08&quot;" calcext:base-cell-address="LAYERS.Q28"/>
          </calcext:conditional-format>
          <calcext:conditional-format calcext:target-range-address="LAYERS.R28:LAYERS.R28">
            <calcext:condition calcext:apply-style-name="Empty" calcext:value="=&quot;00&quot;" calcext:base-cell-address="LAYERS.R28"/>
            <calcext:condition calcext:apply-style-name="Grass1" calcext:value="=&quot;01&quot;" calcext:base-cell-address="LAYERS.R28"/>
            <calcext:condition calcext:apply-style-name="Grass2" calcext:value="=&quot;02&quot;" calcext:base-cell-address="LAYERS.R28"/>
            <calcext:condition calcext:apply-style-name="Road1" calcext:value="=&quot;03&quot;" calcext:base-cell-address="LAYERS.R28"/>
            <calcext:condition calcext:apply-style-name="Road2" calcext:value="=&quot;04&quot;" calcext:base-cell-address="LAYERS.R28"/>
            <calcext:condition calcext:apply-style-name="Wast" calcext:value="=&quot;05&quot;" calcext:base-cell-address="LAYERS.R28"/>
            <calcext:condition calcext:apply-style-name="Rock" calcext:value="=&quot;06&quot;" calcext:base-cell-address="LAYERS.R28"/>
            <calcext:condition calcext:apply-style-name="Water" calcext:value="=&quot;07&quot;" calcext:base-cell-address="LAYERS.R28"/>
            <calcext:condition calcext:apply-style-name="Empty" calcext:value="=&quot;08&quot;" calcext:base-cell-address="LAYERS.R28"/>
          </calcext:conditional-format>
          <calcext:conditional-format calcext:target-range-address="LAYERS.S28:LAYERS.S28">
            <calcext:condition calcext:apply-style-name="Empty" calcext:value="=&quot;00&quot;" calcext:base-cell-address="LAYERS.S28"/>
            <calcext:condition calcext:apply-style-name="Grass1" calcext:value="=&quot;01&quot;" calcext:base-cell-address="LAYERS.S28"/>
            <calcext:condition calcext:apply-style-name="Grass2" calcext:value="=&quot;02&quot;" calcext:base-cell-address="LAYERS.S28"/>
            <calcext:condition calcext:apply-style-name="Road1" calcext:value="=&quot;03&quot;" calcext:base-cell-address="LAYERS.S28"/>
            <calcext:condition calcext:apply-style-name="Road2" calcext:value="=&quot;04&quot;" calcext:base-cell-address="LAYERS.S28"/>
            <calcext:condition calcext:apply-style-name="Wast" calcext:value="=&quot;05&quot;" calcext:base-cell-address="LAYERS.S28"/>
            <calcext:condition calcext:apply-style-name="Rock" calcext:value="=&quot;06&quot;" calcext:base-cell-address="LAYERS.S28"/>
            <calcext:condition calcext:apply-style-name="Water" calcext:value="=&quot;07&quot;" calcext:base-cell-address="LAYERS.S28"/>
            <calcext:condition calcext:apply-style-name="Empty" calcext:value="=&quot;08&quot;" calcext:base-cell-address="LAYERS.S28"/>
          </calcext:conditional-format>
          <calcext:conditional-format calcext:target-range-address="LAYERS.T28:LAYERS.T28">
            <calcext:condition calcext:apply-style-name="Empty" calcext:value="=&quot;00&quot;" calcext:base-cell-address="LAYERS.T28"/>
            <calcext:condition calcext:apply-style-name="Grass1" calcext:value="=&quot;01&quot;" calcext:base-cell-address="LAYERS.T28"/>
            <calcext:condition calcext:apply-style-name="Grass2" calcext:value="=&quot;02&quot;" calcext:base-cell-address="LAYERS.T28"/>
            <calcext:condition calcext:apply-style-name="Road1" calcext:value="=&quot;03&quot;" calcext:base-cell-address="LAYERS.T28"/>
            <calcext:condition calcext:apply-style-name="Road2" calcext:value="=&quot;04&quot;" calcext:base-cell-address="LAYERS.T28"/>
            <calcext:condition calcext:apply-style-name="Wast" calcext:value="=&quot;05&quot;" calcext:base-cell-address="LAYERS.T28"/>
            <calcext:condition calcext:apply-style-name="Rock" calcext:value="=&quot;06&quot;" calcext:base-cell-address="LAYERS.T28"/>
            <calcext:condition calcext:apply-style-name="Water" calcext:value="=&quot;07&quot;" calcext:base-cell-address="LAYERS.T28"/>
            <calcext:condition calcext:apply-style-name="Empty" calcext:value="=&quot;08&quot;" calcext:base-cell-address="LAYERS.T28"/>
          </calcext:conditional-format>
          <calcext:conditional-format calcext:target-range-address="LAYERS.U28:LAYERS.U28">
            <calcext:condition calcext:apply-style-name="Empty" calcext:value="=&quot;00&quot;" calcext:base-cell-address="LAYERS.U28"/>
            <calcext:condition calcext:apply-style-name="Grass1" calcext:value="=&quot;01&quot;" calcext:base-cell-address="LAYERS.U28"/>
            <calcext:condition calcext:apply-style-name="Grass2" calcext:value="=&quot;02&quot;" calcext:base-cell-address="LAYERS.U28"/>
            <calcext:condition calcext:apply-style-name="Road1" calcext:value="=&quot;03&quot;" calcext:base-cell-address="LAYERS.U28"/>
            <calcext:condition calcext:apply-style-name="Road2" calcext:value="=&quot;04&quot;" calcext:base-cell-address="LAYERS.U28"/>
            <calcext:condition calcext:apply-style-name="Wast" calcext:value="=&quot;05&quot;" calcext:base-cell-address="LAYERS.U28"/>
            <calcext:condition calcext:apply-style-name="Rock" calcext:value="=&quot;06&quot;" calcext:base-cell-address="LAYERS.U28"/>
            <calcext:condition calcext:apply-style-name="Water" calcext:value="=&quot;07&quot;" calcext:base-cell-address="LAYERS.U28"/>
            <calcext:condition calcext:apply-style-name="Empty" calcext:value="=&quot;08&quot;" calcext:base-cell-address="LAYERS.U28"/>
          </calcext:conditional-format>
          <calcext:conditional-format calcext:target-range-address="LAYERS.V28:LAYERS.V28">
            <calcext:condition calcext:apply-style-name="Empty" calcext:value="=&quot;00&quot;" calcext:base-cell-address="LAYERS.V28"/>
            <calcext:condition calcext:apply-style-name="Grass1" calcext:value="=&quot;01&quot;" calcext:base-cell-address="LAYERS.V28"/>
            <calcext:condition calcext:apply-style-name="Grass2" calcext:value="=&quot;02&quot;" calcext:base-cell-address="LAYERS.V28"/>
            <calcext:condition calcext:apply-style-name="Road1" calcext:value="=&quot;03&quot;" calcext:base-cell-address="LAYERS.V28"/>
            <calcext:condition calcext:apply-style-name="Road2" calcext:value="=&quot;04&quot;" calcext:base-cell-address="LAYERS.V28"/>
            <calcext:condition calcext:apply-style-name="Wast" calcext:value="=&quot;05&quot;" calcext:base-cell-address="LAYERS.V28"/>
            <calcext:condition calcext:apply-style-name="Rock" calcext:value="=&quot;06&quot;" calcext:base-cell-address="LAYERS.V28"/>
            <calcext:condition calcext:apply-style-name="Water" calcext:value="=&quot;07&quot;" calcext:base-cell-address="LAYERS.V28"/>
            <calcext:condition calcext:apply-style-name="Empty" calcext:value="=&quot;08&quot;" calcext:base-cell-address="LAYERS.V28"/>
          </calcext:conditional-format>
          <calcext:conditional-format calcext:target-range-address="LAYERS.W28:LAYERS.W28">
            <calcext:condition calcext:apply-style-name="Empty" calcext:value="=&quot;00&quot;" calcext:base-cell-address="LAYERS.W28"/>
            <calcext:condition calcext:apply-style-name="Grass1" calcext:value="=&quot;01&quot;" calcext:base-cell-address="LAYERS.W28"/>
            <calcext:condition calcext:apply-style-name="Grass2" calcext:value="=&quot;02&quot;" calcext:base-cell-address="LAYERS.W28"/>
            <calcext:condition calcext:apply-style-name="Road1" calcext:value="=&quot;03&quot;" calcext:base-cell-address="LAYERS.W28"/>
            <calcext:condition calcext:apply-style-name="Road2" calcext:value="=&quot;04&quot;" calcext:base-cell-address="LAYERS.W28"/>
            <calcext:condition calcext:apply-style-name="Wast" calcext:value="=&quot;05&quot;" calcext:base-cell-address="LAYERS.W28"/>
            <calcext:condition calcext:apply-style-name="Rock" calcext:value="=&quot;06&quot;" calcext:base-cell-address="LAYERS.W28"/>
            <calcext:condition calcext:apply-style-name="Water" calcext:value="=&quot;07&quot;" calcext:base-cell-address="LAYERS.W28"/>
            <calcext:condition calcext:apply-style-name="Empty" calcext:value="=&quot;08&quot;" calcext:base-cell-address="LAYERS.W28"/>
          </calcext:conditional-format>
          <calcext:conditional-format calcext:target-range-address="LAYERS.N29:LAYERS.N29">
            <calcext:condition calcext:apply-style-name="Empty" calcext:value="=&quot;00&quot;" calcext:base-cell-address="LAYERS.N29"/>
            <calcext:condition calcext:apply-style-name="Grass1" calcext:value="=&quot;01&quot;" calcext:base-cell-address="LAYERS.N29"/>
            <calcext:condition calcext:apply-style-name="Grass2" calcext:value="=&quot;02&quot;" calcext:base-cell-address="LAYERS.N29"/>
            <calcext:condition calcext:apply-style-name="Road1" calcext:value="=&quot;03&quot;" calcext:base-cell-address="LAYERS.N29"/>
            <calcext:condition calcext:apply-style-name="Road2" calcext:value="=&quot;04&quot;" calcext:base-cell-address="LAYERS.N29"/>
            <calcext:condition calcext:apply-style-name="Wast" calcext:value="=&quot;05&quot;" calcext:base-cell-address="LAYERS.N29"/>
            <calcext:condition calcext:apply-style-name="Rock" calcext:value="=&quot;06&quot;" calcext:base-cell-address="LAYERS.N29"/>
            <calcext:condition calcext:apply-style-name="Water" calcext:value="=&quot;07&quot;" calcext:base-cell-address="LAYERS.N29"/>
            <calcext:condition calcext:apply-style-name="Empty" calcext:value="=&quot;08&quot;" calcext:base-cell-address="LAYERS.N29"/>
          </calcext:conditional-format>
          <calcext:conditional-format calcext:target-range-address="LAYERS.O29:LAYERS.O29">
            <calcext:condition calcext:apply-style-name="Empty" calcext:value="=&quot;00&quot;" calcext:base-cell-address="LAYERS.O29"/>
            <calcext:condition calcext:apply-style-name="Grass1" calcext:value="=&quot;01&quot;" calcext:base-cell-address="LAYERS.O29"/>
            <calcext:condition calcext:apply-style-name="Grass2" calcext:value="=&quot;02&quot;" calcext:base-cell-address="LAYERS.O29"/>
            <calcext:condition calcext:apply-style-name="Road1" calcext:value="=&quot;03&quot;" calcext:base-cell-address="LAYERS.O29"/>
            <calcext:condition calcext:apply-style-name="Road2" calcext:value="=&quot;04&quot;" calcext:base-cell-address="LAYERS.O29"/>
            <calcext:condition calcext:apply-style-name="Wast" calcext:value="=&quot;05&quot;" calcext:base-cell-address="LAYERS.O29"/>
            <calcext:condition calcext:apply-style-name="Rock" calcext:value="=&quot;06&quot;" calcext:base-cell-address="LAYERS.O29"/>
            <calcext:condition calcext:apply-style-name="Water" calcext:value="=&quot;07&quot;" calcext:base-cell-address="LAYERS.O29"/>
            <calcext:condition calcext:apply-style-name="Empty" calcext:value="=&quot;08&quot;" calcext:base-cell-address="LAYERS.O29"/>
          </calcext:conditional-format>
          <calcext:conditional-format calcext:target-range-address="LAYERS.P29:LAYERS.P29">
            <calcext:condition calcext:apply-style-name="Empty" calcext:value="=&quot;00&quot;" calcext:base-cell-address="LAYERS.P29"/>
            <calcext:condition calcext:apply-style-name="Grass1" calcext:value="=&quot;01&quot;" calcext:base-cell-address="LAYERS.P29"/>
            <calcext:condition calcext:apply-style-name="Grass2" calcext:value="=&quot;02&quot;" calcext:base-cell-address="LAYERS.P29"/>
            <calcext:condition calcext:apply-style-name="Road1" calcext:value="=&quot;03&quot;" calcext:base-cell-address="LAYERS.P29"/>
            <calcext:condition calcext:apply-style-name="Road2" calcext:value="=&quot;04&quot;" calcext:base-cell-address="LAYERS.P29"/>
            <calcext:condition calcext:apply-style-name="Wast" calcext:value="=&quot;05&quot;" calcext:base-cell-address="LAYERS.P29"/>
            <calcext:condition calcext:apply-style-name="Rock" calcext:value="=&quot;06&quot;" calcext:base-cell-address="LAYERS.P29"/>
            <calcext:condition calcext:apply-style-name="Water" calcext:value="=&quot;07&quot;" calcext:base-cell-address="LAYERS.P29"/>
            <calcext:condition calcext:apply-style-name="Empty" calcext:value="=&quot;08&quot;" calcext:base-cell-address="LAYERS.P29"/>
          </calcext:conditional-format>
          <calcext:conditional-format calcext:target-range-address="LAYERS.Q29:LAYERS.Q29">
            <calcext:condition calcext:apply-style-name="Empty" calcext:value="=&quot;00&quot;" calcext:base-cell-address="LAYERS.Q29"/>
            <calcext:condition calcext:apply-style-name="Grass1" calcext:value="=&quot;01&quot;" calcext:base-cell-address="LAYERS.Q29"/>
            <calcext:condition calcext:apply-style-name="Grass2" calcext:value="=&quot;02&quot;" calcext:base-cell-address="LAYERS.Q29"/>
            <calcext:condition calcext:apply-style-name="Road1" calcext:value="=&quot;03&quot;" calcext:base-cell-address="LAYERS.Q29"/>
            <calcext:condition calcext:apply-style-name="Road2" calcext:value="=&quot;04&quot;" calcext:base-cell-address="LAYERS.Q29"/>
            <calcext:condition calcext:apply-style-name="Wast" calcext:value="=&quot;05&quot;" calcext:base-cell-address="LAYERS.Q29"/>
            <calcext:condition calcext:apply-style-name="Rock" calcext:value="=&quot;06&quot;" calcext:base-cell-address="LAYERS.Q29"/>
            <calcext:condition calcext:apply-style-name="Water" calcext:value="=&quot;07&quot;" calcext:base-cell-address="LAYERS.Q29"/>
            <calcext:condition calcext:apply-style-name="Empty" calcext:value="=&quot;08&quot;" calcext:base-cell-address="LAYERS.Q29"/>
          </calcext:conditional-format>
          <calcext:conditional-format calcext:target-range-address="LAYERS.R29:LAYERS.R29">
            <calcext:condition calcext:apply-style-name="Empty" calcext:value="=&quot;00&quot;" calcext:base-cell-address="LAYERS.R29"/>
            <calcext:condition calcext:apply-style-name="Grass1" calcext:value="=&quot;01&quot;" calcext:base-cell-address="LAYERS.R29"/>
            <calcext:condition calcext:apply-style-name="Grass2" calcext:value="=&quot;02&quot;" calcext:base-cell-address="LAYERS.R29"/>
            <calcext:condition calcext:apply-style-name="Road1" calcext:value="=&quot;03&quot;" calcext:base-cell-address="LAYERS.R29"/>
            <calcext:condition calcext:apply-style-name="Road2" calcext:value="=&quot;04&quot;" calcext:base-cell-address="LAYERS.R29"/>
            <calcext:condition calcext:apply-style-name="Wast" calcext:value="=&quot;05&quot;" calcext:base-cell-address="LAYERS.R29"/>
            <calcext:condition calcext:apply-style-name="Rock" calcext:value="=&quot;06&quot;" calcext:base-cell-address="LAYERS.R29"/>
            <calcext:condition calcext:apply-style-name="Water" calcext:value="=&quot;07&quot;" calcext:base-cell-address="LAYERS.R29"/>
            <calcext:condition calcext:apply-style-name="Empty" calcext:value="=&quot;08&quot;" calcext:base-cell-address="LAYERS.R29"/>
          </calcext:conditional-format>
          <calcext:conditional-format calcext:target-range-address="LAYERS.S29:LAYERS.S29">
            <calcext:condition calcext:apply-style-name="Empty" calcext:value="=&quot;00&quot;" calcext:base-cell-address="LAYERS.S29"/>
            <calcext:condition calcext:apply-style-name="Grass1" calcext:value="=&quot;01&quot;" calcext:base-cell-address="LAYERS.S29"/>
            <calcext:condition calcext:apply-style-name="Grass2" calcext:value="=&quot;02&quot;" calcext:base-cell-address="LAYERS.S29"/>
            <calcext:condition calcext:apply-style-name="Road1" calcext:value="=&quot;03&quot;" calcext:base-cell-address="LAYERS.S29"/>
            <calcext:condition calcext:apply-style-name="Road2" calcext:value="=&quot;04&quot;" calcext:base-cell-address="LAYERS.S29"/>
            <calcext:condition calcext:apply-style-name="Wast" calcext:value="=&quot;05&quot;" calcext:base-cell-address="LAYERS.S29"/>
            <calcext:condition calcext:apply-style-name="Rock" calcext:value="=&quot;06&quot;" calcext:base-cell-address="LAYERS.S29"/>
            <calcext:condition calcext:apply-style-name="Water" calcext:value="=&quot;07&quot;" calcext:base-cell-address="LAYERS.S29"/>
            <calcext:condition calcext:apply-style-name="Empty" calcext:value="=&quot;08&quot;" calcext:base-cell-address="LAYERS.S29"/>
          </calcext:conditional-format>
          <calcext:conditional-format calcext:target-range-address="LAYERS.T29:LAYERS.T29">
            <calcext:condition calcext:apply-style-name="Empty" calcext:value="=&quot;00&quot;" calcext:base-cell-address="LAYERS.T29"/>
            <calcext:condition calcext:apply-style-name="Grass1" calcext:value="=&quot;01&quot;" calcext:base-cell-address="LAYERS.T29"/>
            <calcext:condition calcext:apply-style-name="Grass2" calcext:value="=&quot;02&quot;" calcext:base-cell-address="LAYERS.T29"/>
            <calcext:condition calcext:apply-style-name="Road1" calcext:value="=&quot;03&quot;" calcext:base-cell-address="LAYERS.T29"/>
            <calcext:condition calcext:apply-style-name="Road2" calcext:value="=&quot;04&quot;" calcext:base-cell-address="LAYERS.T29"/>
            <calcext:condition calcext:apply-style-name="Wast" calcext:value="=&quot;05&quot;" calcext:base-cell-address="LAYERS.T29"/>
            <calcext:condition calcext:apply-style-name="Rock" calcext:value="=&quot;06&quot;" calcext:base-cell-address="LAYERS.T29"/>
            <calcext:condition calcext:apply-style-name="Water" calcext:value="=&quot;07&quot;" calcext:base-cell-address="LAYERS.T29"/>
            <calcext:condition calcext:apply-style-name="Empty" calcext:value="=&quot;08&quot;" calcext:base-cell-address="LAYERS.T29"/>
          </calcext:conditional-format>
          <calcext:conditional-format calcext:target-range-address="LAYERS.U29:LAYERS.U29">
            <calcext:condition calcext:apply-style-name="Empty" calcext:value="=&quot;00&quot;" calcext:base-cell-address="LAYERS.U29"/>
            <calcext:condition calcext:apply-style-name="Grass1" calcext:value="=&quot;01&quot;" calcext:base-cell-address="LAYERS.U29"/>
            <calcext:condition calcext:apply-style-name="Grass2" calcext:value="=&quot;02&quot;" calcext:base-cell-address="LAYERS.U29"/>
            <calcext:condition calcext:apply-style-name="Road1" calcext:value="=&quot;03&quot;" calcext:base-cell-address="LAYERS.U29"/>
            <calcext:condition calcext:apply-style-name="Road2" calcext:value="=&quot;04&quot;" calcext:base-cell-address="LAYERS.U29"/>
            <calcext:condition calcext:apply-style-name="Wast" calcext:value="=&quot;05&quot;" calcext:base-cell-address="LAYERS.U29"/>
            <calcext:condition calcext:apply-style-name="Rock" calcext:value="=&quot;06&quot;" calcext:base-cell-address="LAYERS.U29"/>
            <calcext:condition calcext:apply-style-name="Water" calcext:value="=&quot;07&quot;" calcext:base-cell-address="LAYERS.U29"/>
            <calcext:condition calcext:apply-style-name="Empty" calcext:value="=&quot;08&quot;" calcext:base-cell-address="LAYERS.U29"/>
          </calcext:conditional-format>
          <calcext:conditional-format calcext:target-range-address="LAYERS.V29:LAYERS.V29">
            <calcext:condition calcext:apply-style-name="Empty" calcext:value="=&quot;00&quot;" calcext:base-cell-address="LAYERS.V29"/>
            <calcext:condition calcext:apply-style-name="Grass1" calcext:value="=&quot;01&quot;" calcext:base-cell-address="LAYERS.V29"/>
            <calcext:condition calcext:apply-style-name="Grass2" calcext:value="=&quot;02&quot;" calcext:base-cell-address="LAYERS.V29"/>
            <calcext:condition calcext:apply-style-name="Road1" calcext:value="=&quot;03&quot;" calcext:base-cell-address="LAYERS.V29"/>
            <calcext:condition calcext:apply-style-name="Road2" calcext:value="=&quot;04&quot;" calcext:base-cell-address="LAYERS.V29"/>
            <calcext:condition calcext:apply-style-name="Wast" calcext:value="=&quot;05&quot;" calcext:base-cell-address="LAYERS.V29"/>
            <calcext:condition calcext:apply-style-name="Rock" calcext:value="=&quot;06&quot;" calcext:base-cell-address="LAYERS.V29"/>
            <calcext:condition calcext:apply-style-name="Water" calcext:value="=&quot;07&quot;" calcext:base-cell-address="LAYERS.V29"/>
            <calcext:condition calcext:apply-style-name="Empty" calcext:value="=&quot;08&quot;" calcext:base-cell-address="LAYERS.V29"/>
          </calcext:conditional-format>
          <calcext:conditional-format calcext:target-range-address="LAYERS.W29:LAYERS.W29">
            <calcext:condition calcext:apply-style-name="Empty" calcext:value="=&quot;00&quot;" calcext:base-cell-address="LAYERS.W29"/>
            <calcext:condition calcext:apply-style-name="Grass1" calcext:value="=&quot;01&quot;" calcext:base-cell-address="LAYERS.W29"/>
            <calcext:condition calcext:apply-style-name="Grass2" calcext:value="=&quot;02&quot;" calcext:base-cell-address="LAYERS.W29"/>
            <calcext:condition calcext:apply-style-name="Road1" calcext:value="=&quot;03&quot;" calcext:base-cell-address="LAYERS.W29"/>
            <calcext:condition calcext:apply-style-name="Road2" calcext:value="=&quot;04&quot;" calcext:base-cell-address="LAYERS.W29"/>
            <calcext:condition calcext:apply-style-name="Wast" calcext:value="=&quot;05&quot;" calcext:base-cell-address="LAYERS.W29"/>
            <calcext:condition calcext:apply-style-name="Rock" calcext:value="=&quot;06&quot;" calcext:base-cell-address="LAYERS.W29"/>
            <calcext:condition calcext:apply-style-name="Water" calcext:value="=&quot;07&quot;" calcext:base-cell-address="LAYERS.W29"/>
            <calcext:condition calcext:apply-style-name="Empty" calcext:value="=&quot;08&quot;" calcext:base-cell-address="LAYERS.W29"/>
          </calcext:conditional-format>
          <calcext:conditional-format calcext:target-range-address="LAYERS.X29:LAYERS.X29">
            <calcext:condition calcext:apply-style-name="Empty" calcext:value="=&quot;00&quot;" calcext:base-cell-address="LAYERS.X29"/>
            <calcext:condition calcext:apply-style-name="Grass1" calcext:value="=&quot;01&quot;" calcext:base-cell-address="LAYERS.X29"/>
            <calcext:condition calcext:apply-style-name="Grass2" calcext:value="=&quot;02&quot;" calcext:base-cell-address="LAYERS.X29"/>
            <calcext:condition calcext:apply-style-name="Road1" calcext:value="=&quot;03&quot;" calcext:base-cell-address="LAYERS.X29"/>
            <calcext:condition calcext:apply-style-name="Road2" calcext:value="=&quot;04&quot;" calcext:base-cell-address="LAYERS.X29"/>
            <calcext:condition calcext:apply-style-name="Wast" calcext:value="=&quot;05&quot;" calcext:base-cell-address="LAYERS.X29"/>
            <calcext:condition calcext:apply-style-name="Rock" calcext:value="=&quot;06&quot;" calcext:base-cell-address="LAYERS.X29"/>
            <calcext:condition calcext:apply-style-name="Water" calcext:value="=&quot;07&quot;" calcext:base-cell-address="LAYERS.X29"/>
            <calcext:condition calcext:apply-style-name="Empty" calcext:value="=&quot;08&quot;" calcext:base-cell-address="LAYERS.X29"/>
          </calcext:conditional-format>
          <calcext:conditional-format calcext:target-range-address="LAYERS.S30:LAYERS.S30">
            <calcext:condition calcext:apply-style-name="Empty" calcext:value="=&quot;00&quot;" calcext:base-cell-address="LAYERS.S30"/>
            <calcext:condition calcext:apply-style-name="Grass1" calcext:value="=&quot;01&quot;" calcext:base-cell-address="LAYERS.S30"/>
            <calcext:condition calcext:apply-style-name="Grass2" calcext:value="=&quot;02&quot;" calcext:base-cell-address="LAYERS.S30"/>
            <calcext:condition calcext:apply-style-name="Road1" calcext:value="=&quot;03&quot;" calcext:base-cell-address="LAYERS.S30"/>
            <calcext:condition calcext:apply-style-name="Road2" calcext:value="=&quot;04&quot;" calcext:base-cell-address="LAYERS.S30"/>
            <calcext:condition calcext:apply-style-name="Wast" calcext:value="=&quot;05&quot;" calcext:base-cell-address="LAYERS.S30"/>
            <calcext:condition calcext:apply-style-name="Rock" calcext:value="=&quot;06&quot;" calcext:base-cell-address="LAYERS.S30"/>
            <calcext:condition calcext:apply-style-name="Water" calcext:value="=&quot;07&quot;" calcext:base-cell-address="LAYERS.S30"/>
            <calcext:condition calcext:apply-style-name="Empty" calcext:value="=&quot;08&quot;" calcext:base-cell-address="LAYERS.S30"/>
          </calcext:conditional-format>
          <calcext:conditional-format calcext:target-range-address="LAYERS.T30:LAYERS.T30">
            <calcext:condition calcext:apply-style-name="Empty" calcext:value="=&quot;00&quot;" calcext:base-cell-address="LAYERS.T30"/>
            <calcext:condition calcext:apply-style-name="Grass1" calcext:value="=&quot;01&quot;" calcext:base-cell-address="LAYERS.T30"/>
            <calcext:condition calcext:apply-style-name="Grass2" calcext:value="=&quot;02&quot;" calcext:base-cell-address="LAYERS.T30"/>
            <calcext:condition calcext:apply-style-name="Road1" calcext:value="=&quot;03&quot;" calcext:base-cell-address="LAYERS.T30"/>
            <calcext:condition calcext:apply-style-name="Road2" calcext:value="=&quot;04&quot;" calcext:base-cell-address="LAYERS.T30"/>
            <calcext:condition calcext:apply-style-name="Wast" calcext:value="=&quot;05&quot;" calcext:base-cell-address="LAYERS.T30"/>
            <calcext:condition calcext:apply-style-name="Rock" calcext:value="=&quot;06&quot;" calcext:base-cell-address="LAYERS.T30"/>
            <calcext:condition calcext:apply-style-name="Water" calcext:value="=&quot;07&quot;" calcext:base-cell-address="LAYERS.T30"/>
            <calcext:condition calcext:apply-style-name="Empty" calcext:value="=&quot;08&quot;" calcext:base-cell-address="LAYERS.T30"/>
          </calcext:conditional-format>
          <calcext:conditional-format calcext:target-range-address="LAYERS.U30:LAYERS.U30">
            <calcext:condition calcext:apply-style-name="Empty" calcext:value="=&quot;00&quot;" calcext:base-cell-address="LAYERS.U30"/>
            <calcext:condition calcext:apply-style-name="Grass1" calcext:value="=&quot;01&quot;" calcext:base-cell-address="LAYERS.U30"/>
            <calcext:condition calcext:apply-style-name="Grass2" calcext:value="=&quot;02&quot;" calcext:base-cell-address="LAYERS.U30"/>
            <calcext:condition calcext:apply-style-name="Road1" calcext:value="=&quot;03&quot;" calcext:base-cell-address="LAYERS.U30"/>
            <calcext:condition calcext:apply-style-name="Road2" calcext:value="=&quot;04&quot;" calcext:base-cell-address="LAYERS.U30"/>
            <calcext:condition calcext:apply-style-name="Wast" calcext:value="=&quot;05&quot;" calcext:base-cell-address="LAYERS.U30"/>
            <calcext:condition calcext:apply-style-name="Rock" calcext:value="=&quot;06&quot;" calcext:base-cell-address="LAYERS.U30"/>
            <calcext:condition calcext:apply-style-name="Water" calcext:value="=&quot;07&quot;" calcext:base-cell-address="LAYERS.U30"/>
            <calcext:condition calcext:apply-style-name="Empty" calcext:value="=&quot;08&quot;" calcext:base-cell-address="LAYERS.U30"/>
          </calcext:conditional-format>
          <calcext:conditional-format calcext:target-range-address="LAYERS.V30:LAYERS.V30">
            <calcext:condition calcext:apply-style-name="Empty" calcext:value="=&quot;00&quot;" calcext:base-cell-address="LAYERS.V30"/>
            <calcext:condition calcext:apply-style-name="Grass1" calcext:value="=&quot;01&quot;" calcext:base-cell-address="LAYERS.V30"/>
            <calcext:condition calcext:apply-style-name="Grass2" calcext:value="=&quot;02&quot;" calcext:base-cell-address="LAYERS.V30"/>
            <calcext:condition calcext:apply-style-name="Road1" calcext:value="=&quot;03&quot;" calcext:base-cell-address="LAYERS.V30"/>
            <calcext:condition calcext:apply-style-name="Road2" calcext:value="=&quot;04&quot;" calcext:base-cell-address="LAYERS.V30"/>
            <calcext:condition calcext:apply-style-name="Wast" calcext:value="=&quot;05&quot;" calcext:base-cell-address="LAYERS.V30"/>
            <calcext:condition calcext:apply-style-name="Rock" calcext:value="=&quot;06&quot;" calcext:base-cell-address="LAYERS.V30"/>
            <calcext:condition calcext:apply-style-name="Water" calcext:value="=&quot;07&quot;" calcext:base-cell-address="LAYERS.V30"/>
            <calcext:condition calcext:apply-style-name="Empty" calcext:value="=&quot;08&quot;" calcext:base-cell-address="LAYERS.V30"/>
          </calcext:conditional-format>
          <calcext:conditional-format calcext:target-range-address="LAYERS.W30:LAYERS.W30">
            <calcext:condition calcext:apply-style-name="Empty" calcext:value="=&quot;00&quot;" calcext:base-cell-address="LAYERS.W30"/>
            <calcext:condition calcext:apply-style-name="Grass1" calcext:value="=&quot;01&quot;" calcext:base-cell-address="LAYERS.W30"/>
            <calcext:condition calcext:apply-style-name="Grass2" calcext:value="=&quot;02&quot;" calcext:base-cell-address="LAYERS.W30"/>
            <calcext:condition calcext:apply-style-name="Road1" calcext:value="=&quot;03&quot;" calcext:base-cell-address="LAYERS.W30"/>
            <calcext:condition calcext:apply-style-name="Road2" calcext:value="=&quot;04&quot;" calcext:base-cell-address="LAYERS.W30"/>
            <calcext:condition calcext:apply-style-name="Wast" calcext:value="=&quot;05&quot;" calcext:base-cell-address="LAYERS.W30"/>
            <calcext:condition calcext:apply-style-name="Rock" calcext:value="=&quot;06&quot;" calcext:base-cell-address="LAYERS.W30"/>
            <calcext:condition calcext:apply-style-name="Water" calcext:value="=&quot;07&quot;" calcext:base-cell-address="LAYERS.W30"/>
            <calcext:condition calcext:apply-style-name="Empty" calcext:value="=&quot;08&quot;" calcext:base-cell-address="LAYERS.W30"/>
          </calcext:conditional-format>
          <calcext:conditional-format calcext:target-range-address="LAYERS.X30:LAYERS.X30">
            <calcext:condition calcext:apply-style-name="Empty" calcext:value="=&quot;00&quot;" calcext:base-cell-address="LAYERS.X30"/>
            <calcext:condition calcext:apply-style-name="Grass1" calcext:value="=&quot;01&quot;" calcext:base-cell-address="LAYERS.X30"/>
            <calcext:condition calcext:apply-style-name="Grass2" calcext:value="=&quot;02&quot;" calcext:base-cell-address="LAYERS.X30"/>
            <calcext:condition calcext:apply-style-name="Road1" calcext:value="=&quot;03&quot;" calcext:base-cell-address="LAYERS.X30"/>
            <calcext:condition calcext:apply-style-name="Road2" calcext:value="=&quot;04&quot;" calcext:base-cell-address="LAYERS.X30"/>
            <calcext:condition calcext:apply-style-name="Wast" calcext:value="=&quot;05&quot;" calcext:base-cell-address="LAYERS.X30"/>
            <calcext:condition calcext:apply-style-name="Rock" calcext:value="=&quot;06&quot;" calcext:base-cell-address="LAYERS.X30"/>
            <calcext:condition calcext:apply-style-name="Water" calcext:value="=&quot;07&quot;" calcext:base-cell-address="LAYERS.X30"/>
            <calcext:condition calcext:apply-style-name="Empty" calcext:value="=&quot;08&quot;" calcext:base-cell-address="LAYERS.X30"/>
          </calcext:conditional-format>
          <calcext:conditional-format calcext:target-range-address="LAYERS.T31:LAYERS.T31">
            <calcext:condition calcext:apply-style-name="Empty" calcext:value="=&quot;00&quot;" calcext:base-cell-address="LAYERS.T31"/>
            <calcext:condition calcext:apply-style-name="Grass1" calcext:value="=&quot;01&quot;" calcext:base-cell-address="LAYERS.T31"/>
            <calcext:condition calcext:apply-style-name="Grass2" calcext:value="=&quot;02&quot;" calcext:base-cell-address="LAYERS.T31"/>
            <calcext:condition calcext:apply-style-name="Road1" calcext:value="=&quot;03&quot;" calcext:base-cell-address="LAYERS.T31"/>
            <calcext:condition calcext:apply-style-name="Road2" calcext:value="=&quot;04&quot;" calcext:base-cell-address="LAYERS.T31"/>
            <calcext:condition calcext:apply-style-name="Wast" calcext:value="=&quot;05&quot;" calcext:base-cell-address="LAYERS.T31"/>
            <calcext:condition calcext:apply-style-name="Rock" calcext:value="=&quot;06&quot;" calcext:base-cell-address="LAYERS.T31"/>
            <calcext:condition calcext:apply-style-name="Water" calcext:value="=&quot;07&quot;" calcext:base-cell-address="LAYERS.T31"/>
            <calcext:condition calcext:apply-style-name="Empty" calcext:value="=&quot;08&quot;" calcext:base-cell-address="LAYERS.T31"/>
          </calcext:conditional-format>
          <calcext:conditional-format calcext:target-range-address="LAYERS.U31:LAYERS.U31">
            <calcext:condition calcext:apply-style-name="Empty" calcext:value="=&quot;00&quot;" calcext:base-cell-address="LAYERS.U31"/>
            <calcext:condition calcext:apply-style-name="Grass1" calcext:value="=&quot;01&quot;" calcext:base-cell-address="LAYERS.U31"/>
            <calcext:condition calcext:apply-style-name="Grass2" calcext:value="=&quot;02&quot;" calcext:base-cell-address="LAYERS.U31"/>
            <calcext:condition calcext:apply-style-name="Road1" calcext:value="=&quot;03&quot;" calcext:base-cell-address="LAYERS.U31"/>
            <calcext:condition calcext:apply-style-name="Road2" calcext:value="=&quot;04&quot;" calcext:base-cell-address="LAYERS.U31"/>
            <calcext:condition calcext:apply-style-name="Wast" calcext:value="=&quot;05&quot;" calcext:base-cell-address="LAYERS.U31"/>
            <calcext:condition calcext:apply-style-name="Rock" calcext:value="=&quot;06&quot;" calcext:base-cell-address="LAYERS.U31"/>
            <calcext:condition calcext:apply-style-name="Water" calcext:value="=&quot;07&quot;" calcext:base-cell-address="LAYERS.U31"/>
            <calcext:condition calcext:apply-style-name="Empty" calcext:value="=&quot;08&quot;" calcext:base-cell-address="LAYERS.U31"/>
          </calcext:conditional-format>
          <calcext:conditional-format calcext:target-range-address="LAYERS.V31:LAYERS.V31">
            <calcext:condition calcext:apply-style-name="Empty" calcext:value="=&quot;00&quot;" calcext:base-cell-address="LAYERS.V31"/>
            <calcext:condition calcext:apply-style-name="Grass1" calcext:value="=&quot;01&quot;" calcext:base-cell-address="LAYERS.V31"/>
            <calcext:condition calcext:apply-style-name="Grass2" calcext:value="=&quot;02&quot;" calcext:base-cell-address="LAYERS.V31"/>
            <calcext:condition calcext:apply-style-name="Road1" calcext:value="=&quot;03&quot;" calcext:base-cell-address="LAYERS.V31"/>
            <calcext:condition calcext:apply-style-name="Road2" calcext:value="=&quot;04&quot;" calcext:base-cell-address="LAYERS.V31"/>
            <calcext:condition calcext:apply-style-name="Wast" calcext:value="=&quot;05&quot;" calcext:base-cell-address="LAYERS.V31"/>
            <calcext:condition calcext:apply-style-name="Rock" calcext:value="=&quot;06&quot;" calcext:base-cell-address="LAYERS.V31"/>
            <calcext:condition calcext:apply-style-name="Water" calcext:value="=&quot;07&quot;" calcext:base-cell-address="LAYERS.V31"/>
            <calcext:condition calcext:apply-style-name="Empty" calcext:value="=&quot;08&quot;" calcext:base-cell-address="LAYERS.V31"/>
          </calcext:conditional-format>
          <calcext:conditional-format calcext:target-range-address="LAYERS.W31:LAYERS.W31">
            <calcext:condition calcext:apply-style-name="Empty" calcext:value="=&quot;00&quot;" calcext:base-cell-address="LAYERS.W31"/>
            <calcext:condition calcext:apply-style-name="Grass1" calcext:value="=&quot;01&quot;" calcext:base-cell-address="LAYERS.W31"/>
            <calcext:condition calcext:apply-style-name="Grass2" calcext:value="=&quot;02&quot;" calcext:base-cell-address="LAYERS.W31"/>
            <calcext:condition calcext:apply-style-name="Road1" calcext:value="=&quot;03&quot;" calcext:base-cell-address="LAYERS.W31"/>
            <calcext:condition calcext:apply-style-name="Road2" calcext:value="=&quot;04&quot;" calcext:base-cell-address="LAYERS.W31"/>
            <calcext:condition calcext:apply-style-name="Wast" calcext:value="=&quot;05&quot;" calcext:base-cell-address="LAYERS.W31"/>
            <calcext:condition calcext:apply-style-name="Rock" calcext:value="=&quot;06&quot;" calcext:base-cell-address="LAYERS.W31"/>
            <calcext:condition calcext:apply-style-name="Water" calcext:value="=&quot;07&quot;" calcext:base-cell-address="LAYERS.W31"/>
            <calcext:condition calcext:apply-style-name="Empty" calcext:value="=&quot;08&quot;" calcext:base-cell-address="LAYERS.W31"/>
          </calcext:conditional-format>
          <calcext:conditional-format calcext:target-range-address="LAYERS.X31:LAYERS.X31">
            <calcext:condition calcext:apply-style-name="Empty" calcext:value="=&quot;00&quot;" calcext:base-cell-address="LAYERS.X31"/>
            <calcext:condition calcext:apply-style-name="Grass1" calcext:value="=&quot;01&quot;" calcext:base-cell-address="LAYERS.X31"/>
            <calcext:condition calcext:apply-style-name="Grass2" calcext:value="=&quot;02&quot;" calcext:base-cell-address="LAYERS.X31"/>
            <calcext:condition calcext:apply-style-name="Road1" calcext:value="=&quot;03&quot;" calcext:base-cell-address="LAYERS.X31"/>
            <calcext:condition calcext:apply-style-name="Road2" calcext:value="=&quot;04&quot;" calcext:base-cell-address="LAYERS.X31"/>
            <calcext:condition calcext:apply-style-name="Wast" calcext:value="=&quot;05&quot;" calcext:base-cell-address="LAYERS.X31"/>
            <calcext:condition calcext:apply-style-name="Rock" calcext:value="=&quot;06&quot;" calcext:base-cell-address="LAYERS.X31"/>
            <calcext:condition calcext:apply-style-name="Water" calcext:value="=&quot;07&quot;" calcext:base-cell-address="LAYERS.X31"/>
            <calcext:condition calcext:apply-style-name="Empty" calcext:value="=&quot;08&quot;" calcext:base-cell-address="LAYERS.X31"/>
          </calcext:conditional-format>
          <calcext:conditional-format calcext:target-range-address="LAYERS.Y29:LAYERS.Y29">
            <calcext:condition calcext:apply-style-name="Empty" calcext:value="=&quot;00&quot;" calcext:base-cell-address="LAYERS.Y29"/>
            <calcext:condition calcext:apply-style-name="Grass1" calcext:value="=&quot;01&quot;" calcext:base-cell-address="LAYERS.Y29"/>
            <calcext:condition calcext:apply-style-name="Grass2" calcext:value="=&quot;02&quot;" calcext:base-cell-address="LAYERS.Y29"/>
            <calcext:condition calcext:apply-style-name="Road1" calcext:value="=&quot;03&quot;" calcext:base-cell-address="LAYERS.Y29"/>
            <calcext:condition calcext:apply-style-name="Road2" calcext:value="=&quot;04&quot;" calcext:base-cell-address="LAYERS.Y29"/>
            <calcext:condition calcext:apply-style-name="Wast" calcext:value="=&quot;05&quot;" calcext:base-cell-address="LAYERS.Y29"/>
            <calcext:condition calcext:apply-style-name="Rock" calcext:value="=&quot;06&quot;" calcext:base-cell-address="LAYERS.Y29"/>
            <calcext:condition calcext:apply-style-name="Water" calcext:value="=&quot;07&quot;" calcext:base-cell-address="LAYERS.Y29"/>
            <calcext:condition calcext:apply-style-name="Empty" calcext:value="=&quot;08&quot;" calcext:base-cell-address="LAYERS.Y29"/>
          </calcext:conditional-format>
          <calcext:conditional-format calcext:target-range-address="LAYERS.Z29:LAYERS.Z29">
            <calcext:condition calcext:apply-style-name="Empty" calcext:value="=&quot;00&quot;" calcext:base-cell-address="LAYERS.Z29"/>
            <calcext:condition calcext:apply-style-name="Grass1" calcext:value="=&quot;01&quot;" calcext:base-cell-address="LAYERS.Z29"/>
            <calcext:condition calcext:apply-style-name="Grass2" calcext:value="=&quot;02&quot;" calcext:base-cell-address="LAYERS.Z29"/>
            <calcext:condition calcext:apply-style-name="Road1" calcext:value="=&quot;03&quot;" calcext:base-cell-address="LAYERS.Z29"/>
            <calcext:condition calcext:apply-style-name="Road2" calcext:value="=&quot;04&quot;" calcext:base-cell-address="LAYERS.Z29"/>
            <calcext:condition calcext:apply-style-name="Wast" calcext:value="=&quot;05&quot;" calcext:base-cell-address="LAYERS.Z29"/>
            <calcext:condition calcext:apply-style-name="Rock" calcext:value="=&quot;06&quot;" calcext:base-cell-address="LAYERS.Z29"/>
            <calcext:condition calcext:apply-style-name="Water" calcext:value="=&quot;07&quot;" calcext:base-cell-address="LAYERS.Z29"/>
            <calcext:condition calcext:apply-style-name="Empty" calcext:value="=&quot;08&quot;" calcext:base-cell-address="LAYERS.Z29"/>
          </calcext:conditional-format>
          <calcext:conditional-format calcext:target-range-address="LAYERS.AA29:LAYERS.AA29">
            <calcext:condition calcext:apply-style-name="Empty" calcext:value="=&quot;00&quot;" calcext:base-cell-address="LAYERS.AA29"/>
            <calcext:condition calcext:apply-style-name="Grass1" calcext:value="=&quot;01&quot;" calcext:base-cell-address="LAYERS.AA29"/>
            <calcext:condition calcext:apply-style-name="Grass2" calcext:value="=&quot;02&quot;" calcext:base-cell-address="LAYERS.AA29"/>
            <calcext:condition calcext:apply-style-name="Road1" calcext:value="=&quot;03&quot;" calcext:base-cell-address="LAYERS.AA29"/>
            <calcext:condition calcext:apply-style-name="Road2" calcext:value="=&quot;04&quot;" calcext:base-cell-address="LAYERS.AA29"/>
            <calcext:condition calcext:apply-style-name="Wast" calcext:value="=&quot;05&quot;" calcext:base-cell-address="LAYERS.AA29"/>
            <calcext:condition calcext:apply-style-name="Rock" calcext:value="=&quot;06&quot;" calcext:base-cell-address="LAYERS.AA29"/>
            <calcext:condition calcext:apply-style-name="Water" calcext:value="=&quot;07&quot;" calcext:base-cell-address="LAYERS.AA29"/>
            <calcext:condition calcext:apply-style-name="Empty" calcext:value="=&quot;08&quot;" calcext:base-cell-address="LAYERS.AA29"/>
          </calcext:conditional-format>
          <calcext:conditional-format calcext:target-range-address="LAYERS.AB29:LAYERS.AB29">
            <calcext:condition calcext:apply-style-name="Empty" calcext:value="=&quot;00&quot;" calcext:base-cell-address="LAYERS.AB29"/>
            <calcext:condition calcext:apply-style-name="Grass1" calcext:value="=&quot;01&quot;" calcext:base-cell-address="LAYERS.AB29"/>
            <calcext:condition calcext:apply-style-name="Grass2" calcext:value="=&quot;02&quot;" calcext:base-cell-address="LAYERS.AB29"/>
            <calcext:condition calcext:apply-style-name="Road1" calcext:value="=&quot;03&quot;" calcext:base-cell-address="LAYERS.AB29"/>
            <calcext:condition calcext:apply-style-name="Road2" calcext:value="=&quot;04&quot;" calcext:base-cell-address="LAYERS.AB29"/>
            <calcext:condition calcext:apply-style-name="Wast" calcext:value="=&quot;05&quot;" calcext:base-cell-address="LAYERS.AB29"/>
            <calcext:condition calcext:apply-style-name="Rock" calcext:value="=&quot;06&quot;" calcext:base-cell-address="LAYERS.AB29"/>
            <calcext:condition calcext:apply-style-name="Water" calcext:value="=&quot;07&quot;" calcext:base-cell-address="LAYERS.AB29"/>
            <calcext:condition calcext:apply-style-name="Empty" calcext:value="=&quot;08&quot;" calcext:base-cell-address="LAYERS.AB29"/>
          </calcext:conditional-format>
          <calcext:conditional-format calcext:target-range-address="LAYERS.Y30:LAYERS.Y30">
            <calcext:condition calcext:apply-style-name="Empty" calcext:value="=&quot;00&quot;" calcext:base-cell-address="LAYERS.Y30"/>
            <calcext:condition calcext:apply-style-name="Grass1" calcext:value="=&quot;01&quot;" calcext:base-cell-address="LAYERS.Y30"/>
            <calcext:condition calcext:apply-style-name="Grass2" calcext:value="=&quot;02&quot;" calcext:base-cell-address="LAYERS.Y30"/>
            <calcext:condition calcext:apply-style-name="Road1" calcext:value="=&quot;03&quot;" calcext:base-cell-address="LAYERS.Y30"/>
            <calcext:condition calcext:apply-style-name="Road2" calcext:value="=&quot;04&quot;" calcext:base-cell-address="LAYERS.Y30"/>
            <calcext:condition calcext:apply-style-name="Wast" calcext:value="=&quot;05&quot;" calcext:base-cell-address="LAYERS.Y30"/>
            <calcext:condition calcext:apply-style-name="Rock" calcext:value="=&quot;06&quot;" calcext:base-cell-address="LAYERS.Y30"/>
            <calcext:condition calcext:apply-style-name="Water" calcext:value="=&quot;07&quot;" calcext:base-cell-address="LAYERS.Y30"/>
            <calcext:condition calcext:apply-style-name="Empty" calcext:value="=&quot;08&quot;" calcext:base-cell-address="LAYERS.Y30"/>
          </calcext:conditional-format>
          <calcext:conditional-format calcext:target-range-address="LAYERS.Z30:LAYERS.Z30">
            <calcext:condition calcext:apply-style-name="Empty" calcext:value="=&quot;00&quot;" calcext:base-cell-address="LAYERS.Z30"/>
            <calcext:condition calcext:apply-style-name="Grass1" calcext:value="=&quot;01&quot;" calcext:base-cell-address="LAYERS.Z30"/>
            <calcext:condition calcext:apply-style-name="Grass2" calcext:value="=&quot;02&quot;" calcext:base-cell-address="LAYERS.Z30"/>
            <calcext:condition calcext:apply-style-name="Road1" calcext:value="=&quot;03&quot;" calcext:base-cell-address="LAYERS.Z30"/>
            <calcext:condition calcext:apply-style-name="Road2" calcext:value="=&quot;04&quot;" calcext:base-cell-address="LAYERS.Z30"/>
            <calcext:condition calcext:apply-style-name="Wast" calcext:value="=&quot;05&quot;" calcext:base-cell-address="LAYERS.Z30"/>
            <calcext:condition calcext:apply-style-name="Rock" calcext:value="=&quot;06&quot;" calcext:base-cell-address="LAYERS.Z30"/>
            <calcext:condition calcext:apply-style-name="Water" calcext:value="=&quot;07&quot;" calcext:base-cell-address="LAYERS.Z30"/>
            <calcext:condition calcext:apply-style-name="Empty" calcext:value="=&quot;08&quot;" calcext:base-cell-address="LAYERS.Z30"/>
          </calcext:conditional-format>
          <calcext:conditional-format calcext:target-range-address="LAYERS.AA30:LAYERS.AA30">
            <calcext:condition calcext:apply-style-name="Empty" calcext:value="=&quot;00&quot;" calcext:base-cell-address="LAYERS.AA30"/>
            <calcext:condition calcext:apply-style-name="Grass1" calcext:value="=&quot;01&quot;" calcext:base-cell-address="LAYERS.AA30"/>
            <calcext:condition calcext:apply-style-name="Grass2" calcext:value="=&quot;02&quot;" calcext:base-cell-address="LAYERS.AA30"/>
            <calcext:condition calcext:apply-style-name="Road1" calcext:value="=&quot;03&quot;" calcext:base-cell-address="LAYERS.AA30"/>
            <calcext:condition calcext:apply-style-name="Road2" calcext:value="=&quot;04&quot;" calcext:base-cell-address="LAYERS.AA30"/>
            <calcext:condition calcext:apply-style-name="Wast" calcext:value="=&quot;05&quot;" calcext:base-cell-address="LAYERS.AA30"/>
            <calcext:condition calcext:apply-style-name="Rock" calcext:value="=&quot;06&quot;" calcext:base-cell-address="LAYERS.AA30"/>
            <calcext:condition calcext:apply-style-name="Water" calcext:value="=&quot;07&quot;" calcext:base-cell-address="LAYERS.AA30"/>
            <calcext:condition calcext:apply-style-name="Empty" calcext:value="=&quot;08&quot;" calcext:base-cell-address="LAYERS.AA30"/>
          </calcext:conditional-format>
          <calcext:conditional-format calcext:target-range-address="LAYERS.AB30:LAYERS.AB30">
            <calcext:condition calcext:apply-style-name="Empty" calcext:value="=&quot;00&quot;" calcext:base-cell-address="LAYERS.AB30"/>
            <calcext:condition calcext:apply-style-name="Grass1" calcext:value="=&quot;01&quot;" calcext:base-cell-address="LAYERS.AB30"/>
            <calcext:condition calcext:apply-style-name="Grass2" calcext:value="=&quot;02&quot;" calcext:base-cell-address="LAYERS.AB30"/>
            <calcext:condition calcext:apply-style-name="Road1" calcext:value="=&quot;03&quot;" calcext:base-cell-address="LAYERS.AB30"/>
            <calcext:condition calcext:apply-style-name="Road2" calcext:value="=&quot;04&quot;" calcext:base-cell-address="LAYERS.AB30"/>
            <calcext:condition calcext:apply-style-name="Wast" calcext:value="=&quot;05&quot;" calcext:base-cell-address="LAYERS.AB30"/>
            <calcext:condition calcext:apply-style-name="Rock" calcext:value="=&quot;06&quot;" calcext:base-cell-address="LAYERS.AB30"/>
            <calcext:condition calcext:apply-style-name="Water" calcext:value="=&quot;07&quot;" calcext:base-cell-address="LAYERS.AB30"/>
            <calcext:condition calcext:apply-style-name="Empty" calcext:value="=&quot;08&quot;" calcext:base-cell-address="LAYERS.AB30"/>
          </calcext:conditional-format>
          <calcext:conditional-format calcext:target-range-address="LAYERS.Y31:LAYERS.Y31">
            <calcext:condition calcext:apply-style-name="Empty" calcext:value="=&quot;00&quot;" calcext:base-cell-address="LAYERS.Y31"/>
            <calcext:condition calcext:apply-style-name="Grass1" calcext:value="=&quot;01&quot;" calcext:base-cell-address="LAYERS.Y31"/>
            <calcext:condition calcext:apply-style-name="Grass2" calcext:value="=&quot;02&quot;" calcext:base-cell-address="LAYERS.Y31"/>
            <calcext:condition calcext:apply-style-name="Road1" calcext:value="=&quot;03&quot;" calcext:base-cell-address="LAYERS.Y31"/>
            <calcext:condition calcext:apply-style-name="Road2" calcext:value="=&quot;04&quot;" calcext:base-cell-address="LAYERS.Y31"/>
            <calcext:condition calcext:apply-style-name="Wast" calcext:value="=&quot;05&quot;" calcext:base-cell-address="LAYERS.Y31"/>
            <calcext:condition calcext:apply-style-name="Rock" calcext:value="=&quot;06&quot;" calcext:base-cell-address="LAYERS.Y31"/>
            <calcext:condition calcext:apply-style-name="Water" calcext:value="=&quot;07&quot;" calcext:base-cell-address="LAYERS.Y31"/>
            <calcext:condition calcext:apply-style-name="Empty" calcext:value="=&quot;08&quot;" calcext:base-cell-address="LAYERS.Y31"/>
          </calcext:conditional-format>
          <calcext:conditional-format calcext:target-range-address="LAYERS.Z31:LAYERS.Z31">
            <calcext:condition calcext:apply-style-name="Empty" calcext:value="=&quot;00&quot;" calcext:base-cell-address="LAYERS.Z31"/>
            <calcext:condition calcext:apply-style-name="Grass1" calcext:value="=&quot;01&quot;" calcext:base-cell-address="LAYERS.Z31"/>
            <calcext:condition calcext:apply-style-name="Grass2" calcext:value="=&quot;02&quot;" calcext:base-cell-address="LAYERS.Z31"/>
            <calcext:condition calcext:apply-style-name="Road1" calcext:value="=&quot;03&quot;" calcext:base-cell-address="LAYERS.Z31"/>
            <calcext:condition calcext:apply-style-name="Road2" calcext:value="=&quot;04&quot;" calcext:base-cell-address="LAYERS.Z31"/>
            <calcext:condition calcext:apply-style-name="Wast" calcext:value="=&quot;05&quot;" calcext:base-cell-address="LAYERS.Z31"/>
            <calcext:condition calcext:apply-style-name="Rock" calcext:value="=&quot;06&quot;" calcext:base-cell-address="LAYERS.Z31"/>
            <calcext:condition calcext:apply-style-name="Water" calcext:value="=&quot;07&quot;" calcext:base-cell-address="LAYERS.Z31"/>
            <calcext:condition calcext:apply-style-name="Empty" calcext:value="=&quot;08&quot;" calcext:base-cell-address="LAYERS.Z31"/>
          </calcext:conditional-format>
          <calcext:conditional-format calcext:target-range-address="LAYERS.AA31:LAYERS.AA31">
            <calcext:condition calcext:apply-style-name="Empty" calcext:value="=&quot;00&quot;" calcext:base-cell-address="LAYERS.AA31"/>
            <calcext:condition calcext:apply-style-name="Grass1" calcext:value="=&quot;01&quot;" calcext:base-cell-address="LAYERS.AA31"/>
            <calcext:condition calcext:apply-style-name="Grass2" calcext:value="=&quot;02&quot;" calcext:base-cell-address="LAYERS.AA31"/>
            <calcext:condition calcext:apply-style-name="Road1" calcext:value="=&quot;03&quot;" calcext:base-cell-address="LAYERS.AA31"/>
            <calcext:condition calcext:apply-style-name="Road2" calcext:value="=&quot;04&quot;" calcext:base-cell-address="LAYERS.AA31"/>
            <calcext:condition calcext:apply-style-name="Wast" calcext:value="=&quot;05&quot;" calcext:base-cell-address="LAYERS.AA31"/>
            <calcext:condition calcext:apply-style-name="Rock" calcext:value="=&quot;06&quot;" calcext:base-cell-address="LAYERS.AA31"/>
            <calcext:condition calcext:apply-style-name="Water" calcext:value="=&quot;07&quot;" calcext:base-cell-address="LAYERS.AA31"/>
            <calcext:condition calcext:apply-style-name="Empty" calcext:value="=&quot;08&quot;" calcext:base-cell-address="LAYERS.AA31"/>
          </calcext:conditional-format>
          <calcext:conditional-format calcext:target-range-address="LAYERS.S31:LAYERS.S31">
            <calcext:condition calcext:apply-style-name="Empty" calcext:value="=&quot;00&quot;" calcext:base-cell-address="LAYERS.S31"/>
            <calcext:condition calcext:apply-style-name="Grass1" calcext:value="=&quot;01&quot;" calcext:base-cell-address="LAYERS.S31"/>
            <calcext:condition calcext:apply-style-name="Grass2" calcext:value="=&quot;02&quot;" calcext:base-cell-address="LAYERS.S31"/>
            <calcext:condition calcext:apply-style-name="Road1" calcext:value="=&quot;03&quot;" calcext:base-cell-address="LAYERS.S31"/>
            <calcext:condition calcext:apply-style-name="Road2" calcext:value="=&quot;04&quot;" calcext:base-cell-address="LAYERS.S31"/>
            <calcext:condition calcext:apply-style-name="Wast" calcext:value="=&quot;05&quot;" calcext:base-cell-address="LAYERS.S31"/>
            <calcext:condition calcext:apply-style-name="Rock" calcext:value="=&quot;06&quot;" calcext:base-cell-address="LAYERS.S31"/>
            <calcext:condition calcext:apply-style-name="Water" calcext:value="=&quot;07&quot;" calcext:base-cell-address="LAYERS.S31"/>
            <calcext:condition calcext:apply-style-name="Empty" calcext:value="=&quot;08&quot;" calcext:base-cell-address="LAYERS.S31"/>
          </calcext:conditional-format>
          <calcext:conditional-format calcext:target-range-address="LAYERS.M29:LAYERS.M29">
            <calcext:condition calcext:apply-style-name="Empty" calcext:value="=&quot;00&quot;" calcext:base-cell-address="LAYERS.M29"/>
            <calcext:condition calcext:apply-style-name="Grass1" calcext:value="=&quot;01&quot;" calcext:base-cell-address="LAYERS.M29"/>
            <calcext:condition calcext:apply-style-name="Grass2" calcext:value="=&quot;02&quot;" calcext:base-cell-address="LAYERS.M29"/>
            <calcext:condition calcext:apply-style-name="Road1" calcext:value="=&quot;03&quot;" calcext:base-cell-address="LAYERS.M29"/>
            <calcext:condition calcext:apply-style-name="Road2" calcext:value="=&quot;04&quot;" calcext:base-cell-address="LAYERS.M29"/>
            <calcext:condition calcext:apply-style-name="Wast" calcext:value="=&quot;05&quot;" calcext:base-cell-address="LAYERS.M29"/>
            <calcext:condition calcext:apply-style-name="Rock" calcext:value="=&quot;06&quot;" calcext:base-cell-address="LAYERS.M29"/>
            <calcext:condition calcext:apply-style-name="Water" calcext:value="=&quot;07&quot;" calcext:base-cell-address="LAYERS.M29"/>
            <calcext:condition calcext:apply-style-name="Empty" calcext:value="=&quot;08&quot;" calcext:base-cell-address="LAYERS.M29"/>
          </calcext:conditional-format>
          <calcext:conditional-format calcext:target-range-address="LAYERS.S25:LAYERS.S25">
            <calcext:condition calcext:apply-style-name="Empty" calcext:value="=&quot;00&quot;" calcext:base-cell-address="LAYERS.S25"/>
            <calcext:condition calcext:apply-style-name="Grass1" calcext:value="=&quot;01&quot;" calcext:base-cell-address="LAYERS.S25"/>
            <calcext:condition calcext:apply-style-name="Grass2" calcext:value="=&quot;02&quot;" calcext:base-cell-address="LAYERS.S25"/>
            <calcext:condition calcext:apply-style-name="Road1" calcext:value="=&quot;03&quot;" calcext:base-cell-address="LAYERS.S25"/>
            <calcext:condition calcext:apply-style-name="Road2" calcext:value="=&quot;04&quot;" calcext:base-cell-address="LAYERS.S25"/>
            <calcext:condition calcext:apply-style-name="Wast" calcext:value="=&quot;05&quot;" calcext:base-cell-address="LAYERS.S25"/>
            <calcext:condition calcext:apply-style-name="Rock" calcext:value="=&quot;06&quot;" calcext:base-cell-address="LAYERS.S25"/>
            <calcext:condition calcext:apply-style-name="Water" calcext:value="=&quot;07&quot;" calcext:base-cell-address="LAYERS.S25"/>
            <calcext:condition calcext:apply-style-name="Empty" calcext:value="=&quot;08&quot;" calcext:base-cell-address="LAYERS.S25"/>
          </calcext:conditional-format>
          <calcext:conditional-format calcext:target-range-address="LAYERS.T25:LAYERS.T25">
            <calcext:condition calcext:apply-style-name="Empty" calcext:value="=&quot;00&quot;" calcext:base-cell-address="LAYERS.T25"/>
            <calcext:condition calcext:apply-style-name="Grass1" calcext:value="=&quot;01&quot;" calcext:base-cell-address="LAYERS.T25"/>
            <calcext:condition calcext:apply-style-name="Grass2" calcext:value="=&quot;02&quot;" calcext:base-cell-address="LAYERS.T25"/>
            <calcext:condition calcext:apply-style-name="Road1" calcext:value="=&quot;03&quot;" calcext:base-cell-address="LAYERS.T25"/>
            <calcext:condition calcext:apply-style-name="Road2" calcext:value="=&quot;04&quot;" calcext:base-cell-address="LAYERS.T25"/>
            <calcext:condition calcext:apply-style-name="Wast" calcext:value="=&quot;05&quot;" calcext:base-cell-address="LAYERS.T25"/>
            <calcext:condition calcext:apply-style-name="Rock" calcext:value="=&quot;06&quot;" calcext:base-cell-address="LAYERS.T25"/>
            <calcext:condition calcext:apply-style-name="Water" calcext:value="=&quot;07&quot;" calcext:base-cell-address="LAYERS.T25"/>
            <calcext:condition calcext:apply-style-name="Empty" calcext:value="=&quot;08&quot;" calcext:base-cell-address="LAYERS.T25"/>
          </calcext:conditional-format>
          <calcext:conditional-format calcext:target-range-address="LAYERS.Y32:LAYERS.Y32">
            <calcext:condition calcext:apply-style-name="Empty" calcext:value="=&quot;00&quot;" calcext:base-cell-address="LAYERS.Y32"/>
            <calcext:condition calcext:apply-style-name="Grass1" calcext:value="=&quot;01&quot;" calcext:base-cell-address="LAYERS.Y32"/>
            <calcext:condition calcext:apply-style-name="Grass2" calcext:value="=&quot;02&quot;" calcext:base-cell-address="LAYERS.Y32"/>
            <calcext:condition calcext:apply-style-name="Road1" calcext:value="=&quot;03&quot;" calcext:base-cell-address="LAYERS.Y32"/>
            <calcext:condition calcext:apply-style-name="Road2" calcext:value="=&quot;04&quot;" calcext:base-cell-address="LAYERS.Y32"/>
            <calcext:condition calcext:apply-style-name="Wast" calcext:value="=&quot;05&quot;" calcext:base-cell-address="LAYERS.Y32"/>
            <calcext:condition calcext:apply-style-name="Rock" calcext:value="=&quot;06&quot;" calcext:base-cell-address="LAYERS.Y32"/>
            <calcext:condition calcext:apply-style-name="Water" calcext:value="=&quot;07&quot;" calcext:base-cell-address="LAYERS.Y32"/>
            <calcext:condition calcext:apply-style-name="Empty" calcext:value="=&quot;08&quot;" calcext:base-cell-address="LAYERS.Y32"/>
          </calcext:conditional-format>
          <calcext:conditional-format calcext:target-range-address="LAYERS.Z32:LAYERS.Z32">
            <calcext:condition calcext:apply-style-name="Empty" calcext:value="=&quot;00&quot;" calcext:base-cell-address="LAYERS.Z32"/>
            <calcext:condition calcext:apply-style-name="Grass1" calcext:value="=&quot;01&quot;" calcext:base-cell-address="LAYERS.Z32"/>
            <calcext:condition calcext:apply-style-name="Grass2" calcext:value="=&quot;02&quot;" calcext:base-cell-address="LAYERS.Z32"/>
            <calcext:condition calcext:apply-style-name="Road1" calcext:value="=&quot;03&quot;" calcext:base-cell-address="LAYERS.Z32"/>
            <calcext:condition calcext:apply-style-name="Road2" calcext:value="=&quot;04&quot;" calcext:base-cell-address="LAYERS.Z32"/>
            <calcext:condition calcext:apply-style-name="Wast" calcext:value="=&quot;05&quot;" calcext:base-cell-address="LAYERS.Z32"/>
            <calcext:condition calcext:apply-style-name="Rock" calcext:value="=&quot;06&quot;" calcext:base-cell-address="LAYERS.Z32"/>
            <calcext:condition calcext:apply-style-name="Water" calcext:value="=&quot;07&quot;" calcext:base-cell-address="LAYERS.Z32"/>
            <calcext:condition calcext:apply-style-name="Empty" calcext:value="=&quot;08&quot;" calcext:base-cell-address="LAYERS.Z32"/>
          </calcext:conditional-format>
          <calcext:conditional-format calcext:target-range-address="LAYERS.AA32:LAYERS.AA32">
            <calcext:condition calcext:apply-style-name="Empty" calcext:value="=&quot;00&quot;" calcext:base-cell-address="LAYERS.AA32"/>
            <calcext:condition calcext:apply-style-name="Grass1" calcext:value="=&quot;01&quot;" calcext:base-cell-address="LAYERS.AA32"/>
            <calcext:condition calcext:apply-style-name="Grass2" calcext:value="=&quot;02&quot;" calcext:base-cell-address="LAYERS.AA32"/>
            <calcext:condition calcext:apply-style-name="Road1" calcext:value="=&quot;03&quot;" calcext:base-cell-address="LAYERS.AA32"/>
            <calcext:condition calcext:apply-style-name="Road2" calcext:value="=&quot;04&quot;" calcext:base-cell-address="LAYERS.AA32"/>
            <calcext:condition calcext:apply-style-name="Wast" calcext:value="=&quot;05&quot;" calcext:base-cell-address="LAYERS.AA32"/>
            <calcext:condition calcext:apply-style-name="Rock" calcext:value="=&quot;06&quot;" calcext:base-cell-address="LAYERS.AA32"/>
            <calcext:condition calcext:apply-style-name="Water" calcext:value="=&quot;07&quot;" calcext:base-cell-address="LAYERS.AA32"/>
            <calcext:condition calcext:apply-style-name="Empty" calcext:value="=&quot;08&quot;" calcext:base-cell-address="LAYERS.AA32"/>
          </calcext:conditional-format>
          <calcext:conditional-format calcext:target-range-address="LAYERS.AB32:LAYERS.AB32">
            <calcext:condition calcext:apply-style-name="Empty" calcext:value="=&quot;00&quot;" calcext:base-cell-address="LAYERS.AB32"/>
            <calcext:condition calcext:apply-style-name="Grass1" calcext:value="=&quot;01&quot;" calcext:base-cell-address="LAYERS.AB32"/>
            <calcext:condition calcext:apply-style-name="Grass2" calcext:value="=&quot;02&quot;" calcext:base-cell-address="LAYERS.AB32"/>
            <calcext:condition calcext:apply-style-name="Road1" calcext:value="=&quot;03&quot;" calcext:base-cell-address="LAYERS.AB32"/>
            <calcext:condition calcext:apply-style-name="Road2" calcext:value="=&quot;04&quot;" calcext:base-cell-address="LAYERS.AB32"/>
            <calcext:condition calcext:apply-style-name="Wast" calcext:value="=&quot;05&quot;" calcext:base-cell-address="LAYERS.AB32"/>
            <calcext:condition calcext:apply-style-name="Rock" calcext:value="=&quot;06&quot;" calcext:base-cell-address="LAYERS.AB32"/>
            <calcext:condition calcext:apply-style-name="Water" calcext:value="=&quot;07&quot;" calcext:base-cell-address="LAYERS.AB32"/>
            <calcext:condition calcext:apply-style-name="Empty" calcext:value="=&quot;08&quot;" calcext:base-cell-address="LAYERS.AB32"/>
          </calcext:conditional-format>
          <calcext:conditional-format calcext:target-range-address="LAYERS.AC32:LAYERS.AC32">
            <calcext:condition calcext:apply-style-name="Empty" calcext:value="=&quot;00&quot;" calcext:base-cell-address="LAYERS.AC32"/>
            <calcext:condition calcext:apply-style-name="Grass1" calcext:value="=&quot;01&quot;" calcext:base-cell-address="LAYERS.AC32"/>
            <calcext:condition calcext:apply-style-name="Grass2" calcext:value="=&quot;02&quot;" calcext:base-cell-address="LAYERS.AC32"/>
            <calcext:condition calcext:apply-style-name="Road1" calcext:value="=&quot;03&quot;" calcext:base-cell-address="LAYERS.AC32"/>
            <calcext:condition calcext:apply-style-name="Road2" calcext:value="=&quot;04&quot;" calcext:base-cell-address="LAYERS.AC32"/>
            <calcext:condition calcext:apply-style-name="Wast" calcext:value="=&quot;05&quot;" calcext:base-cell-address="LAYERS.AC32"/>
            <calcext:condition calcext:apply-style-name="Rock" calcext:value="=&quot;06&quot;" calcext:base-cell-address="LAYERS.AC32"/>
            <calcext:condition calcext:apply-style-name="Water" calcext:value="=&quot;07&quot;" calcext:base-cell-address="LAYERS.AC32"/>
            <calcext:condition calcext:apply-style-name="Empty" calcext:value="=&quot;08&quot;" calcext:base-cell-address="LAYERS.AC32"/>
          </calcext:conditional-format>
          <calcext:conditional-format calcext:target-range-address="LAYERS.AD32:LAYERS.AD32">
            <calcext:condition calcext:apply-style-name="Empty" calcext:value="=&quot;00&quot;" calcext:base-cell-address="LAYERS.AD32"/>
            <calcext:condition calcext:apply-style-name="Grass1" calcext:value="=&quot;01&quot;" calcext:base-cell-address="LAYERS.AD32"/>
            <calcext:condition calcext:apply-style-name="Grass2" calcext:value="=&quot;02&quot;" calcext:base-cell-address="LAYERS.AD32"/>
            <calcext:condition calcext:apply-style-name="Road1" calcext:value="=&quot;03&quot;" calcext:base-cell-address="LAYERS.AD32"/>
            <calcext:condition calcext:apply-style-name="Road2" calcext:value="=&quot;04&quot;" calcext:base-cell-address="LAYERS.AD32"/>
            <calcext:condition calcext:apply-style-name="Wast" calcext:value="=&quot;05&quot;" calcext:base-cell-address="LAYERS.AD32"/>
            <calcext:condition calcext:apply-style-name="Rock" calcext:value="=&quot;06&quot;" calcext:base-cell-address="LAYERS.AD32"/>
            <calcext:condition calcext:apply-style-name="Water" calcext:value="=&quot;07&quot;" calcext:base-cell-address="LAYERS.AD32"/>
            <calcext:condition calcext:apply-style-name="Empty" calcext:value="=&quot;08&quot;" calcext:base-cell-address="LAYERS.AD32"/>
          </calcext:conditional-format>
          <calcext:conditional-format calcext:target-range-address="LAYERS.AE32:LAYERS.AE32">
            <calcext:condition calcext:apply-style-name="Empty" calcext:value="=&quot;00&quot;" calcext:base-cell-address="LAYERS.AE32"/>
            <calcext:condition calcext:apply-style-name="Grass1" calcext:value="=&quot;01&quot;" calcext:base-cell-address="LAYERS.AE32"/>
            <calcext:condition calcext:apply-style-name="Grass2" calcext:value="=&quot;02&quot;" calcext:base-cell-address="LAYERS.AE32"/>
            <calcext:condition calcext:apply-style-name="Road1" calcext:value="=&quot;03&quot;" calcext:base-cell-address="LAYERS.AE32"/>
            <calcext:condition calcext:apply-style-name="Road2" calcext:value="=&quot;04&quot;" calcext:base-cell-address="LAYERS.AE32"/>
            <calcext:condition calcext:apply-style-name="Wast" calcext:value="=&quot;05&quot;" calcext:base-cell-address="LAYERS.AE32"/>
            <calcext:condition calcext:apply-style-name="Rock" calcext:value="=&quot;06&quot;" calcext:base-cell-address="LAYERS.AE32"/>
            <calcext:condition calcext:apply-style-name="Water" calcext:value="=&quot;07&quot;" calcext:base-cell-address="LAYERS.AE32"/>
            <calcext:condition calcext:apply-style-name="Empty" calcext:value="=&quot;08&quot;" calcext:base-cell-address="LAYERS.AE32"/>
          </calcext:conditional-format>
          <calcext:conditional-format calcext:target-range-address="LAYERS.AF32:LAYERS.AF32">
            <calcext:condition calcext:apply-style-name="Empty" calcext:value="=&quot;00&quot;" calcext:base-cell-address="LAYERS.AF32"/>
            <calcext:condition calcext:apply-style-name="Grass1" calcext:value="=&quot;01&quot;" calcext:base-cell-address="LAYERS.AF32"/>
            <calcext:condition calcext:apply-style-name="Grass2" calcext:value="=&quot;02&quot;" calcext:base-cell-address="LAYERS.AF32"/>
            <calcext:condition calcext:apply-style-name="Road1" calcext:value="=&quot;03&quot;" calcext:base-cell-address="LAYERS.AF32"/>
            <calcext:condition calcext:apply-style-name="Road2" calcext:value="=&quot;04&quot;" calcext:base-cell-address="LAYERS.AF32"/>
            <calcext:condition calcext:apply-style-name="Wast" calcext:value="=&quot;05&quot;" calcext:base-cell-address="LAYERS.AF32"/>
            <calcext:condition calcext:apply-style-name="Rock" calcext:value="=&quot;06&quot;" calcext:base-cell-address="LAYERS.AF32"/>
            <calcext:condition calcext:apply-style-name="Water" calcext:value="=&quot;07&quot;" calcext:base-cell-address="LAYERS.AF32"/>
            <calcext:condition calcext:apply-style-name="Empty" calcext:value="=&quot;08&quot;" calcext:base-cell-address="LAYERS.AF32"/>
          </calcext:conditional-format>
          <calcext:conditional-format calcext:target-range-address="LAYERS.AE30:LAYERS.AE30">
            <calcext:condition calcext:apply-style-name="Empty" calcext:value="=&quot;00&quot;" calcext:base-cell-address="LAYERS.AE30"/>
            <calcext:condition calcext:apply-style-name="Grass1" calcext:value="=&quot;01&quot;" calcext:base-cell-address="LAYERS.AE30"/>
            <calcext:condition calcext:apply-style-name="Grass2" calcext:value="=&quot;02&quot;" calcext:base-cell-address="LAYERS.AE30"/>
            <calcext:condition calcext:apply-style-name="Road1" calcext:value="=&quot;03&quot;" calcext:base-cell-address="LAYERS.AE30"/>
            <calcext:condition calcext:apply-style-name="Road2" calcext:value="=&quot;04&quot;" calcext:base-cell-address="LAYERS.AE30"/>
            <calcext:condition calcext:apply-style-name="Wast" calcext:value="=&quot;05&quot;" calcext:base-cell-address="LAYERS.AE30"/>
            <calcext:condition calcext:apply-style-name="Rock" calcext:value="=&quot;06&quot;" calcext:base-cell-address="LAYERS.AE30"/>
            <calcext:condition calcext:apply-style-name="Water" calcext:value="=&quot;07&quot;" calcext:base-cell-address="LAYERS.AE30"/>
            <calcext:condition calcext:apply-style-name="Empty" calcext:value="=&quot;08&quot;" calcext:base-cell-address="LAYERS.AE30"/>
          </calcext:conditional-format>
          <calcext:conditional-format calcext:target-range-address="LAYERS.AF30:LAYERS.AF30">
            <calcext:condition calcext:apply-style-name="Empty" calcext:value="=&quot;00&quot;" calcext:base-cell-address="LAYERS.AF30"/>
            <calcext:condition calcext:apply-style-name="Grass1" calcext:value="=&quot;01&quot;" calcext:base-cell-address="LAYERS.AF30"/>
            <calcext:condition calcext:apply-style-name="Grass2" calcext:value="=&quot;02&quot;" calcext:base-cell-address="LAYERS.AF30"/>
            <calcext:condition calcext:apply-style-name="Road1" calcext:value="=&quot;03&quot;" calcext:base-cell-address="LAYERS.AF30"/>
            <calcext:condition calcext:apply-style-name="Road2" calcext:value="=&quot;04&quot;" calcext:base-cell-address="LAYERS.AF30"/>
            <calcext:condition calcext:apply-style-name="Wast" calcext:value="=&quot;05&quot;" calcext:base-cell-address="LAYERS.AF30"/>
            <calcext:condition calcext:apply-style-name="Rock" calcext:value="=&quot;06&quot;" calcext:base-cell-address="LAYERS.AF30"/>
            <calcext:condition calcext:apply-style-name="Water" calcext:value="=&quot;07&quot;" calcext:base-cell-address="LAYERS.AF30"/>
            <calcext:condition calcext:apply-style-name="Empty" calcext:value="=&quot;08&quot;" calcext:base-cell-address="LAYERS.AF30"/>
          </calcext:conditional-format>
          <calcext:conditional-format calcext:target-range-address="LAYERS.AE31:LAYERS.AE31">
            <calcext:condition calcext:apply-style-name="Empty" calcext:value="=&quot;00&quot;" calcext:base-cell-address="LAYERS.AE31"/>
            <calcext:condition calcext:apply-style-name="Grass1" calcext:value="=&quot;01&quot;" calcext:base-cell-address="LAYERS.AE31"/>
            <calcext:condition calcext:apply-style-name="Grass2" calcext:value="=&quot;02&quot;" calcext:base-cell-address="LAYERS.AE31"/>
            <calcext:condition calcext:apply-style-name="Road1" calcext:value="=&quot;03&quot;" calcext:base-cell-address="LAYERS.AE31"/>
            <calcext:condition calcext:apply-style-name="Road2" calcext:value="=&quot;04&quot;" calcext:base-cell-address="LAYERS.AE31"/>
            <calcext:condition calcext:apply-style-name="Wast" calcext:value="=&quot;05&quot;" calcext:base-cell-address="LAYERS.AE31"/>
            <calcext:condition calcext:apply-style-name="Rock" calcext:value="=&quot;06&quot;" calcext:base-cell-address="LAYERS.AE31"/>
            <calcext:condition calcext:apply-style-name="Water" calcext:value="=&quot;07&quot;" calcext:base-cell-address="LAYERS.AE31"/>
            <calcext:condition calcext:apply-style-name="Empty" calcext:value="=&quot;08&quot;" calcext:base-cell-address="LAYERS.AE31"/>
          </calcext:conditional-format>
          <calcext:conditional-format calcext:target-range-address="LAYERS.AF31:LAYERS.AF31">
            <calcext:condition calcext:apply-style-name="Empty" calcext:value="=&quot;00&quot;" calcext:base-cell-address="LAYERS.AF31"/>
            <calcext:condition calcext:apply-style-name="Grass1" calcext:value="=&quot;01&quot;" calcext:base-cell-address="LAYERS.AF31"/>
            <calcext:condition calcext:apply-style-name="Grass2" calcext:value="=&quot;02&quot;" calcext:base-cell-address="LAYERS.AF31"/>
            <calcext:condition calcext:apply-style-name="Road1" calcext:value="=&quot;03&quot;" calcext:base-cell-address="LAYERS.AF31"/>
            <calcext:condition calcext:apply-style-name="Road2" calcext:value="=&quot;04&quot;" calcext:base-cell-address="LAYERS.AF31"/>
            <calcext:condition calcext:apply-style-name="Wast" calcext:value="=&quot;05&quot;" calcext:base-cell-address="LAYERS.AF31"/>
            <calcext:condition calcext:apply-style-name="Rock" calcext:value="=&quot;06&quot;" calcext:base-cell-address="LAYERS.AF31"/>
            <calcext:condition calcext:apply-style-name="Water" calcext:value="=&quot;07&quot;" calcext:base-cell-address="LAYERS.AF31"/>
            <calcext:condition calcext:apply-style-name="Empty" calcext:value="=&quot;08&quot;" calcext:base-cell-address="LAYERS.AF31"/>
          </calcext:conditional-format>
          <calcext:conditional-format calcext:target-range-address="LAYERS.AE27:LAYERS.AE27">
            <calcext:condition calcext:apply-style-name="Empty" calcext:value="=&quot;00&quot;" calcext:base-cell-address="LAYERS.AE27"/>
            <calcext:condition calcext:apply-style-name="Grass1" calcext:value="=&quot;01&quot;" calcext:base-cell-address="LAYERS.AE27"/>
            <calcext:condition calcext:apply-style-name="Grass2" calcext:value="=&quot;02&quot;" calcext:base-cell-address="LAYERS.AE27"/>
            <calcext:condition calcext:apply-style-name="Road1" calcext:value="=&quot;03&quot;" calcext:base-cell-address="LAYERS.AE27"/>
            <calcext:condition calcext:apply-style-name="Road2" calcext:value="=&quot;04&quot;" calcext:base-cell-address="LAYERS.AE27"/>
            <calcext:condition calcext:apply-style-name="Wast" calcext:value="=&quot;05&quot;" calcext:base-cell-address="LAYERS.AE27"/>
            <calcext:condition calcext:apply-style-name="Rock" calcext:value="=&quot;06&quot;" calcext:base-cell-address="LAYERS.AE27"/>
            <calcext:condition calcext:apply-style-name="Water" calcext:value="=&quot;07&quot;" calcext:base-cell-address="LAYERS.AE27"/>
            <calcext:condition calcext:apply-style-name="Empty" calcext:value="=&quot;08&quot;" calcext:base-cell-address="LAYERS.AE27"/>
          </calcext:conditional-format>
          <calcext:conditional-format calcext:target-range-address="LAYERS.AF27:LAYERS.AF27">
            <calcext:condition calcext:apply-style-name="Empty" calcext:value="=&quot;00&quot;" calcext:base-cell-address="LAYERS.AF27"/>
            <calcext:condition calcext:apply-style-name="Grass1" calcext:value="=&quot;01&quot;" calcext:base-cell-address="LAYERS.AF27"/>
            <calcext:condition calcext:apply-style-name="Grass2" calcext:value="=&quot;02&quot;" calcext:base-cell-address="LAYERS.AF27"/>
            <calcext:condition calcext:apply-style-name="Road1" calcext:value="=&quot;03&quot;" calcext:base-cell-address="LAYERS.AF27"/>
            <calcext:condition calcext:apply-style-name="Road2" calcext:value="=&quot;04&quot;" calcext:base-cell-address="LAYERS.AF27"/>
            <calcext:condition calcext:apply-style-name="Wast" calcext:value="=&quot;05&quot;" calcext:base-cell-address="LAYERS.AF27"/>
            <calcext:condition calcext:apply-style-name="Rock" calcext:value="=&quot;06&quot;" calcext:base-cell-address="LAYERS.AF27"/>
            <calcext:condition calcext:apply-style-name="Water" calcext:value="=&quot;07&quot;" calcext:base-cell-address="LAYERS.AF27"/>
            <calcext:condition calcext:apply-style-name="Empty" calcext:value="=&quot;08&quot;" calcext:base-cell-address="LAYERS.AF27"/>
          </calcext:conditional-format>
          <calcext:conditional-format calcext:target-range-address="LAYERS.AE28:LAYERS.AE28">
            <calcext:condition calcext:apply-style-name="Empty" calcext:value="=&quot;00&quot;" calcext:base-cell-address="LAYERS.AE28"/>
            <calcext:condition calcext:apply-style-name="Grass1" calcext:value="=&quot;01&quot;" calcext:base-cell-address="LAYERS.AE28"/>
            <calcext:condition calcext:apply-style-name="Grass2" calcext:value="=&quot;02&quot;" calcext:base-cell-address="LAYERS.AE28"/>
            <calcext:condition calcext:apply-style-name="Road1" calcext:value="=&quot;03&quot;" calcext:base-cell-address="LAYERS.AE28"/>
            <calcext:condition calcext:apply-style-name="Road2" calcext:value="=&quot;04&quot;" calcext:base-cell-address="LAYERS.AE28"/>
            <calcext:condition calcext:apply-style-name="Wast" calcext:value="=&quot;05&quot;" calcext:base-cell-address="LAYERS.AE28"/>
            <calcext:condition calcext:apply-style-name="Rock" calcext:value="=&quot;06&quot;" calcext:base-cell-address="LAYERS.AE28"/>
            <calcext:condition calcext:apply-style-name="Water" calcext:value="=&quot;07&quot;" calcext:base-cell-address="LAYERS.AE28"/>
            <calcext:condition calcext:apply-style-name="Empty" calcext:value="=&quot;08&quot;" calcext:base-cell-address="LAYERS.AE28"/>
          </calcext:conditional-format>
          <calcext:conditional-format calcext:target-range-address="LAYERS.AF28:LAYERS.AF28">
            <calcext:condition calcext:apply-style-name="Empty" calcext:value="=&quot;00&quot;" calcext:base-cell-address="LAYERS.AF28"/>
            <calcext:condition calcext:apply-style-name="Grass1" calcext:value="=&quot;01&quot;" calcext:base-cell-address="LAYERS.AF28"/>
            <calcext:condition calcext:apply-style-name="Grass2" calcext:value="=&quot;02&quot;" calcext:base-cell-address="LAYERS.AF28"/>
            <calcext:condition calcext:apply-style-name="Road1" calcext:value="=&quot;03&quot;" calcext:base-cell-address="LAYERS.AF28"/>
            <calcext:condition calcext:apply-style-name="Road2" calcext:value="=&quot;04&quot;" calcext:base-cell-address="LAYERS.AF28"/>
            <calcext:condition calcext:apply-style-name="Wast" calcext:value="=&quot;05&quot;" calcext:base-cell-address="LAYERS.AF28"/>
            <calcext:condition calcext:apply-style-name="Rock" calcext:value="=&quot;06&quot;" calcext:base-cell-address="LAYERS.AF28"/>
            <calcext:condition calcext:apply-style-name="Water" calcext:value="=&quot;07&quot;" calcext:base-cell-address="LAYERS.AF28"/>
            <calcext:condition calcext:apply-style-name="Empty" calcext:value="=&quot;08&quot;" calcext:base-cell-address="LAYERS.AF28"/>
          </calcext:conditional-format>
          <calcext:conditional-format calcext:target-range-address="LAYERS.AE29:LAYERS.AE29">
            <calcext:condition calcext:apply-style-name="Empty" calcext:value="=&quot;00&quot;" calcext:base-cell-address="LAYERS.AE29"/>
            <calcext:condition calcext:apply-style-name="Grass1" calcext:value="=&quot;01&quot;" calcext:base-cell-address="LAYERS.AE29"/>
            <calcext:condition calcext:apply-style-name="Grass2" calcext:value="=&quot;02&quot;" calcext:base-cell-address="LAYERS.AE29"/>
            <calcext:condition calcext:apply-style-name="Road1" calcext:value="=&quot;03&quot;" calcext:base-cell-address="LAYERS.AE29"/>
            <calcext:condition calcext:apply-style-name="Road2" calcext:value="=&quot;04&quot;" calcext:base-cell-address="LAYERS.AE29"/>
            <calcext:condition calcext:apply-style-name="Wast" calcext:value="=&quot;05&quot;" calcext:base-cell-address="LAYERS.AE29"/>
            <calcext:condition calcext:apply-style-name="Rock" calcext:value="=&quot;06&quot;" calcext:base-cell-address="LAYERS.AE29"/>
            <calcext:condition calcext:apply-style-name="Water" calcext:value="=&quot;07&quot;" calcext:base-cell-address="LAYERS.AE29"/>
            <calcext:condition calcext:apply-style-name="Empty" calcext:value="=&quot;08&quot;" calcext:base-cell-address="LAYERS.AE29"/>
          </calcext:conditional-format>
          <calcext:conditional-format calcext:target-range-address="LAYERS.AF29:LAYERS.AF29">
            <calcext:condition calcext:apply-style-name="Empty" calcext:value="=&quot;00&quot;" calcext:base-cell-address="LAYERS.AF29"/>
            <calcext:condition calcext:apply-style-name="Grass1" calcext:value="=&quot;01&quot;" calcext:base-cell-address="LAYERS.AF29"/>
            <calcext:condition calcext:apply-style-name="Grass2" calcext:value="=&quot;02&quot;" calcext:base-cell-address="LAYERS.AF29"/>
            <calcext:condition calcext:apply-style-name="Road1" calcext:value="=&quot;03&quot;" calcext:base-cell-address="LAYERS.AF29"/>
            <calcext:condition calcext:apply-style-name="Road2" calcext:value="=&quot;04&quot;" calcext:base-cell-address="LAYERS.AF29"/>
            <calcext:condition calcext:apply-style-name="Wast" calcext:value="=&quot;05&quot;" calcext:base-cell-address="LAYERS.AF29"/>
            <calcext:condition calcext:apply-style-name="Rock" calcext:value="=&quot;06&quot;" calcext:base-cell-address="LAYERS.AF29"/>
            <calcext:condition calcext:apply-style-name="Water" calcext:value="=&quot;07&quot;" calcext:base-cell-address="LAYERS.AF29"/>
            <calcext:condition calcext:apply-style-name="Empty" calcext:value="=&quot;08&quot;" calcext:base-cell-address="LAYERS.AF29"/>
          </calcext:conditional-format>
          <calcext:conditional-format calcext:target-range-address="LAYERS.AC29:LAYERS.AC29">
            <calcext:condition calcext:apply-style-name="Empty" calcext:value="=&quot;00&quot;" calcext:base-cell-address="LAYERS.AC29"/>
            <calcext:condition calcext:apply-style-name="Grass1" calcext:value="=&quot;01&quot;" calcext:base-cell-address="LAYERS.AC29"/>
            <calcext:condition calcext:apply-style-name="Grass2" calcext:value="=&quot;02&quot;" calcext:base-cell-address="LAYERS.AC29"/>
            <calcext:condition calcext:apply-style-name="Road1" calcext:value="=&quot;03&quot;" calcext:base-cell-address="LAYERS.AC29"/>
            <calcext:condition calcext:apply-style-name="Road2" calcext:value="=&quot;04&quot;" calcext:base-cell-address="LAYERS.AC29"/>
            <calcext:condition calcext:apply-style-name="Wast" calcext:value="=&quot;05&quot;" calcext:base-cell-address="LAYERS.AC29"/>
            <calcext:condition calcext:apply-style-name="Rock" calcext:value="=&quot;06&quot;" calcext:base-cell-address="LAYERS.AC29"/>
            <calcext:condition calcext:apply-style-name="Water" calcext:value="=&quot;07&quot;" calcext:base-cell-address="LAYERS.AC29"/>
            <calcext:condition calcext:apply-style-name="Empty" calcext:value="=&quot;08&quot;" calcext:base-cell-address="LAYERS.AC29"/>
          </calcext:conditional-format>
          <calcext:conditional-format calcext:target-range-address="LAYERS.AD29:LAYERS.AD29">
            <calcext:condition calcext:apply-style-name="Empty" calcext:value="=&quot;00&quot;" calcext:base-cell-address="LAYERS.AD29"/>
            <calcext:condition calcext:apply-style-name="Grass1" calcext:value="=&quot;01&quot;" calcext:base-cell-address="LAYERS.AD29"/>
            <calcext:condition calcext:apply-style-name="Grass2" calcext:value="=&quot;02&quot;" calcext:base-cell-address="LAYERS.AD29"/>
            <calcext:condition calcext:apply-style-name="Road1" calcext:value="=&quot;03&quot;" calcext:base-cell-address="LAYERS.AD29"/>
            <calcext:condition calcext:apply-style-name="Road2" calcext:value="=&quot;04&quot;" calcext:base-cell-address="LAYERS.AD29"/>
            <calcext:condition calcext:apply-style-name="Wast" calcext:value="=&quot;05&quot;" calcext:base-cell-address="LAYERS.AD29"/>
            <calcext:condition calcext:apply-style-name="Rock" calcext:value="=&quot;06&quot;" calcext:base-cell-address="LAYERS.AD29"/>
            <calcext:condition calcext:apply-style-name="Water" calcext:value="=&quot;07&quot;" calcext:base-cell-address="LAYERS.AD29"/>
            <calcext:condition calcext:apply-style-name="Empty" calcext:value="=&quot;08&quot;" calcext:base-cell-address="LAYERS.AD29"/>
          </calcext:conditional-format>
          <calcext:conditional-format calcext:target-range-address="LAYERS.AC30:LAYERS.AC30">
            <calcext:condition calcext:apply-style-name="Empty" calcext:value="=&quot;00&quot;" calcext:base-cell-address="LAYERS.AC30"/>
            <calcext:condition calcext:apply-style-name="Grass1" calcext:value="=&quot;01&quot;" calcext:base-cell-address="LAYERS.AC30"/>
            <calcext:condition calcext:apply-style-name="Grass2" calcext:value="=&quot;02&quot;" calcext:base-cell-address="LAYERS.AC30"/>
            <calcext:condition calcext:apply-style-name="Road1" calcext:value="=&quot;03&quot;" calcext:base-cell-address="LAYERS.AC30"/>
            <calcext:condition calcext:apply-style-name="Road2" calcext:value="=&quot;04&quot;" calcext:base-cell-address="LAYERS.AC30"/>
            <calcext:condition calcext:apply-style-name="Wast" calcext:value="=&quot;05&quot;" calcext:base-cell-address="LAYERS.AC30"/>
            <calcext:condition calcext:apply-style-name="Rock" calcext:value="=&quot;06&quot;" calcext:base-cell-address="LAYERS.AC30"/>
            <calcext:condition calcext:apply-style-name="Water" calcext:value="=&quot;07&quot;" calcext:base-cell-address="LAYERS.AC30"/>
            <calcext:condition calcext:apply-style-name="Empty" calcext:value="=&quot;08&quot;" calcext:base-cell-address="LAYERS.AC30"/>
          </calcext:conditional-format>
          <calcext:conditional-format calcext:target-range-address="LAYERS.AD30:LAYERS.AD30">
            <calcext:condition calcext:apply-style-name="Empty" calcext:value="=&quot;00&quot;" calcext:base-cell-address="LAYERS.AD30"/>
            <calcext:condition calcext:apply-style-name="Grass1" calcext:value="=&quot;01&quot;" calcext:base-cell-address="LAYERS.AD30"/>
            <calcext:condition calcext:apply-style-name="Grass2" calcext:value="=&quot;02&quot;" calcext:base-cell-address="LAYERS.AD30"/>
            <calcext:condition calcext:apply-style-name="Road1" calcext:value="=&quot;03&quot;" calcext:base-cell-address="LAYERS.AD30"/>
            <calcext:condition calcext:apply-style-name="Road2" calcext:value="=&quot;04&quot;" calcext:base-cell-address="LAYERS.AD30"/>
            <calcext:condition calcext:apply-style-name="Wast" calcext:value="=&quot;05&quot;" calcext:base-cell-address="LAYERS.AD30"/>
            <calcext:condition calcext:apply-style-name="Rock" calcext:value="=&quot;06&quot;" calcext:base-cell-address="LAYERS.AD30"/>
            <calcext:condition calcext:apply-style-name="Water" calcext:value="=&quot;07&quot;" calcext:base-cell-address="LAYERS.AD30"/>
            <calcext:condition calcext:apply-style-name="Empty" calcext:value="=&quot;08&quot;" calcext:base-cell-address="LAYERS.AD30"/>
          </calcext:conditional-format>
          <calcext:conditional-format calcext:target-range-address="LAYERS.AC31:LAYERS.AC31">
            <calcext:condition calcext:apply-style-name="Empty" calcext:value="=&quot;00&quot;" calcext:base-cell-address="LAYERS.AC31"/>
            <calcext:condition calcext:apply-style-name="Grass1" calcext:value="=&quot;01&quot;" calcext:base-cell-address="LAYERS.AC31"/>
            <calcext:condition calcext:apply-style-name="Grass2" calcext:value="=&quot;02&quot;" calcext:base-cell-address="LAYERS.AC31"/>
            <calcext:condition calcext:apply-style-name="Road1" calcext:value="=&quot;03&quot;" calcext:base-cell-address="LAYERS.AC31"/>
            <calcext:condition calcext:apply-style-name="Road2" calcext:value="=&quot;04&quot;" calcext:base-cell-address="LAYERS.AC31"/>
            <calcext:condition calcext:apply-style-name="Wast" calcext:value="=&quot;05&quot;" calcext:base-cell-address="LAYERS.AC31"/>
            <calcext:condition calcext:apply-style-name="Rock" calcext:value="=&quot;06&quot;" calcext:base-cell-address="LAYERS.AC31"/>
            <calcext:condition calcext:apply-style-name="Water" calcext:value="=&quot;07&quot;" calcext:base-cell-address="LAYERS.AC31"/>
            <calcext:condition calcext:apply-style-name="Empty" calcext:value="=&quot;08&quot;" calcext:base-cell-address="LAYERS.AC31"/>
          </calcext:conditional-format>
          <calcext:conditional-format calcext:target-range-address="LAYERS.AD31:LAYERS.AD31">
            <calcext:condition calcext:apply-style-name="Empty" calcext:value="=&quot;00&quot;" calcext:base-cell-address="LAYERS.AD31"/>
            <calcext:condition calcext:apply-style-name="Grass1" calcext:value="=&quot;01&quot;" calcext:base-cell-address="LAYERS.AD31"/>
            <calcext:condition calcext:apply-style-name="Grass2" calcext:value="=&quot;02&quot;" calcext:base-cell-address="LAYERS.AD31"/>
            <calcext:condition calcext:apply-style-name="Road1" calcext:value="=&quot;03&quot;" calcext:base-cell-address="LAYERS.AD31"/>
            <calcext:condition calcext:apply-style-name="Road2" calcext:value="=&quot;04&quot;" calcext:base-cell-address="LAYERS.AD31"/>
            <calcext:condition calcext:apply-style-name="Wast" calcext:value="=&quot;05&quot;" calcext:base-cell-address="LAYERS.AD31"/>
            <calcext:condition calcext:apply-style-name="Rock" calcext:value="=&quot;06&quot;" calcext:base-cell-address="LAYERS.AD31"/>
            <calcext:condition calcext:apply-style-name="Water" calcext:value="=&quot;07&quot;" calcext:base-cell-address="LAYERS.AD31"/>
            <calcext:condition calcext:apply-style-name="Empty" calcext:value="=&quot;08&quot;" calcext:base-cell-address="LAYERS.AD31"/>
          </calcext:conditional-format>
          <calcext:conditional-format calcext:target-range-address="LAYERS.AB31:LAYERS.AB31">
            <calcext:condition calcext:apply-style-name="Empty" calcext:value="=&quot;00&quot;" calcext:base-cell-address="LAYERS.AB31"/>
            <calcext:condition calcext:apply-style-name="Grass1" calcext:value="=&quot;01&quot;" calcext:base-cell-address="LAYERS.AB31"/>
            <calcext:condition calcext:apply-style-name="Grass2" calcext:value="=&quot;02&quot;" calcext:base-cell-address="LAYERS.AB31"/>
            <calcext:condition calcext:apply-style-name="Road1" calcext:value="=&quot;03&quot;" calcext:base-cell-address="LAYERS.AB31"/>
            <calcext:condition calcext:apply-style-name="Road2" calcext:value="=&quot;04&quot;" calcext:base-cell-address="LAYERS.AB31"/>
            <calcext:condition calcext:apply-style-name="Wast" calcext:value="=&quot;05&quot;" calcext:base-cell-address="LAYERS.AB31"/>
            <calcext:condition calcext:apply-style-name="Rock" calcext:value="=&quot;06&quot;" calcext:base-cell-address="LAYERS.AB31"/>
            <calcext:condition calcext:apply-style-name="Water" calcext:value="=&quot;07&quot;" calcext:base-cell-address="LAYERS.AB31"/>
            <calcext:condition calcext:apply-style-name="Empty" calcext:value="=&quot;08&quot;" calcext:base-cell-address="LAYERS.AB31"/>
          </calcext:conditional-format>
          <calcext:conditional-format calcext:target-range-address="LAYERS.AD28:LAYERS.AD28">
            <calcext:condition calcext:apply-style-name="Empty" calcext:value="=&quot;00&quot;" calcext:base-cell-address="LAYERS.AD28"/>
            <calcext:condition calcext:apply-style-name="Grass1" calcext:value="=&quot;01&quot;" calcext:base-cell-address="LAYERS.AD28"/>
            <calcext:condition calcext:apply-style-name="Grass2" calcext:value="=&quot;02&quot;" calcext:base-cell-address="LAYERS.AD28"/>
            <calcext:condition calcext:apply-style-name="Road1" calcext:value="=&quot;03&quot;" calcext:base-cell-address="LAYERS.AD28"/>
            <calcext:condition calcext:apply-style-name="Road2" calcext:value="=&quot;04&quot;" calcext:base-cell-address="LAYERS.AD28"/>
            <calcext:condition calcext:apply-style-name="Wast" calcext:value="=&quot;05&quot;" calcext:base-cell-address="LAYERS.AD28"/>
            <calcext:condition calcext:apply-style-name="Rock" calcext:value="=&quot;06&quot;" calcext:base-cell-address="LAYERS.AD28"/>
            <calcext:condition calcext:apply-style-name="Water" calcext:value="=&quot;07&quot;" calcext:base-cell-address="LAYERS.AD28"/>
            <calcext:condition calcext:apply-style-name="Empty" calcext:value="=&quot;08&quot;" calcext:base-cell-address="LAYERS.AD28"/>
          </calcext:conditional-format>
          <calcext:conditional-format calcext:target-range-address="LAYERS.AE20:LAYERS.AE20">
            <calcext:condition calcext:apply-style-name="Empty" calcext:value="=&quot;00&quot;" calcext:base-cell-address="LAYERS.AE20"/>
            <calcext:condition calcext:apply-style-name="Grass1" calcext:value="=&quot;01&quot;" calcext:base-cell-address="LAYERS.AE20"/>
            <calcext:condition calcext:apply-style-name="Grass2" calcext:value="=&quot;02&quot;" calcext:base-cell-address="LAYERS.AE20"/>
            <calcext:condition calcext:apply-style-name="Road1" calcext:value="=&quot;03&quot;" calcext:base-cell-address="LAYERS.AE20"/>
            <calcext:condition calcext:apply-style-name="Road2" calcext:value="=&quot;04&quot;" calcext:base-cell-address="LAYERS.AE20"/>
            <calcext:condition calcext:apply-style-name="Wast" calcext:value="=&quot;05&quot;" calcext:base-cell-address="LAYERS.AE20"/>
            <calcext:condition calcext:apply-style-name="Rock" calcext:value="=&quot;06&quot;" calcext:base-cell-address="LAYERS.AE20"/>
            <calcext:condition calcext:apply-style-name="Water" calcext:value="=&quot;07&quot;" calcext:base-cell-address="LAYERS.AE20"/>
            <calcext:condition calcext:apply-style-name="Empty" calcext:value="=&quot;08&quot;" calcext:base-cell-address="LAYERS.AE20"/>
          </calcext:conditional-format>
          <calcext:conditional-format calcext:target-range-address="LAYERS.AF20:LAYERS.AF20">
            <calcext:condition calcext:apply-style-name="Empty" calcext:value="=&quot;00&quot;" calcext:base-cell-address="LAYERS.AF20"/>
            <calcext:condition calcext:apply-style-name="Grass1" calcext:value="=&quot;01&quot;" calcext:base-cell-address="LAYERS.AF20"/>
            <calcext:condition calcext:apply-style-name="Grass2" calcext:value="=&quot;02&quot;" calcext:base-cell-address="LAYERS.AF20"/>
            <calcext:condition calcext:apply-style-name="Road1" calcext:value="=&quot;03&quot;" calcext:base-cell-address="LAYERS.AF20"/>
            <calcext:condition calcext:apply-style-name="Road2" calcext:value="=&quot;04&quot;" calcext:base-cell-address="LAYERS.AF20"/>
            <calcext:condition calcext:apply-style-name="Wast" calcext:value="=&quot;05&quot;" calcext:base-cell-address="LAYERS.AF20"/>
            <calcext:condition calcext:apply-style-name="Rock" calcext:value="=&quot;06&quot;" calcext:base-cell-address="LAYERS.AF20"/>
            <calcext:condition calcext:apply-style-name="Water" calcext:value="=&quot;07&quot;" calcext:base-cell-address="LAYERS.AF20"/>
            <calcext:condition calcext:apply-style-name="Empty" calcext:value="=&quot;08&quot;" calcext:base-cell-address="LAYERS.AF20"/>
          </calcext:conditional-format>
          <calcext:conditional-format calcext:target-range-address="LAYERS.AE21:LAYERS.AE21">
            <calcext:condition calcext:apply-style-name="Empty" calcext:value="=&quot;00&quot;" calcext:base-cell-address="LAYERS.AE21"/>
            <calcext:condition calcext:apply-style-name="Grass1" calcext:value="=&quot;01&quot;" calcext:base-cell-address="LAYERS.AE21"/>
            <calcext:condition calcext:apply-style-name="Grass2" calcext:value="=&quot;02&quot;" calcext:base-cell-address="LAYERS.AE21"/>
            <calcext:condition calcext:apply-style-name="Road1" calcext:value="=&quot;03&quot;" calcext:base-cell-address="LAYERS.AE21"/>
            <calcext:condition calcext:apply-style-name="Road2" calcext:value="=&quot;04&quot;" calcext:base-cell-address="LAYERS.AE21"/>
            <calcext:condition calcext:apply-style-name="Wast" calcext:value="=&quot;05&quot;" calcext:base-cell-address="LAYERS.AE21"/>
            <calcext:condition calcext:apply-style-name="Rock" calcext:value="=&quot;06&quot;" calcext:base-cell-address="LAYERS.AE21"/>
            <calcext:condition calcext:apply-style-name="Water" calcext:value="=&quot;07&quot;" calcext:base-cell-address="LAYERS.AE21"/>
            <calcext:condition calcext:apply-style-name="Empty" calcext:value="=&quot;08&quot;" calcext:base-cell-address="LAYERS.AE21"/>
          </calcext:conditional-format>
          <calcext:conditional-format calcext:target-range-address="LAYERS.AF21:LAYERS.AF21">
            <calcext:condition calcext:apply-style-name="Empty" calcext:value="=&quot;00&quot;" calcext:base-cell-address="LAYERS.AF21"/>
            <calcext:condition calcext:apply-style-name="Grass1" calcext:value="=&quot;01&quot;" calcext:base-cell-address="LAYERS.AF21"/>
            <calcext:condition calcext:apply-style-name="Grass2" calcext:value="=&quot;02&quot;" calcext:base-cell-address="LAYERS.AF21"/>
            <calcext:condition calcext:apply-style-name="Road1" calcext:value="=&quot;03&quot;" calcext:base-cell-address="LAYERS.AF21"/>
            <calcext:condition calcext:apply-style-name="Road2" calcext:value="=&quot;04&quot;" calcext:base-cell-address="LAYERS.AF21"/>
            <calcext:condition calcext:apply-style-name="Wast" calcext:value="=&quot;05&quot;" calcext:base-cell-address="LAYERS.AF21"/>
            <calcext:condition calcext:apply-style-name="Rock" calcext:value="=&quot;06&quot;" calcext:base-cell-address="LAYERS.AF21"/>
            <calcext:condition calcext:apply-style-name="Water" calcext:value="=&quot;07&quot;" calcext:base-cell-address="LAYERS.AF21"/>
            <calcext:condition calcext:apply-style-name="Empty" calcext:value="=&quot;08&quot;" calcext:base-cell-address="LAYERS.AF21"/>
          </calcext:conditional-format>
          <calcext:conditional-format calcext:target-range-address="LAYERS.AE22:LAYERS.AE22">
            <calcext:condition calcext:apply-style-name="Empty" calcext:value="=&quot;00&quot;" calcext:base-cell-address="LAYERS.AE22"/>
            <calcext:condition calcext:apply-style-name="Grass1" calcext:value="=&quot;01&quot;" calcext:base-cell-address="LAYERS.AE22"/>
            <calcext:condition calcext:apply-style-name="Grass2" calcext:value="=&quot;02&quot;" calcext:base-cell-address="LAYERS.AE22"/>
            <calcext:condition calcext:apply-style-name="Road1" calcext:value="=&quot;03&quot;" calcext:base-cell-address="LAYERS.AE22"/>
            <calcext:condition calcext:apply-style-name="Road2" calcext:value="=&quot;04&quot;" calcext:base-cell-address="LAYERS.AE22"/>
            <calcext:condition calcext:apply-style-name="Wast" calcext:value="=&quot;05&quot;" calcext:base-cell-address="LAYERS.AE22"/>
            <calcext:condition calcext:apply-style-name="Rock" calcext:value="=&quot;06&quot;" calcext:base-cell-address="LAYERS.AE22"/>
            <calcext:condition calcext:apply-style-name="Water" calcext:value="=&quot;07&quot;" calcext:base-cell-address="LAYERS.AE22"/>
            <calcext:condition calcext:apply-style-name="Empty" calcext:value="=&quot;08&quot;" calcext:base-cell-address="LAYERS.AE22"/>
          </calcext:conditional-format>
          <calcext:conditional-format calcext:target-range-address="LAYERS.AF22:LAYERS.AF22">
            <calcext:condition calcext:apply-style-name="Empty" calcext:value="=&quot;00&quot;" calcext:base-cell-address="LAYERS.AF22"/>
            <calcext:condition calcext:apply-style-name="Grass1" calcext:value="=&quot;01&quot;" calcext:base-cell-address="LAYERS.AF22"/>
            <calcext:condition calcext:apply-style-name="Grass2" calcext:value="=&quot;02&quot;" calcext:base-cell-address="LAYERS.AF22"/>
            <calcext:condition calcext:apply-style-name="Road1" calcext:value="=&quot;03&quot;" calcext:base-cell-address="LAYERS.AF22"/>
            <calcext:condition calcext:apply-style-name="Road2" calcext:value="=&quot;04&quot;" calcext:base-cell-address="LAYERS.AF22"/>
            <calcext:condition calcext:apply-style-name="Wast" calcext:value="=&quot;05&quot;" calcext:base-cell-address="LAYERS.AF22"/>
            <calcext:condition calcext:apply-style-name="Rock" calcext:value="=&quot;06&quot;" calcext:base-cell-address="LAYERS.AF22"/>
            <calcext:condition calcext:apply-style-name="Water" calcext:value="=&quot;07&quot;" calcext:base-cell-address="LAYERS.AF22"/>
            <calcext:condition calcext:apply-style-name="Empty" calcext:value="=&quot;08&quot;" calcext:base-cell-address="LAYERS.AF22"/>
          </calcext:conditional-format>
          <calcext:conditional-format calcext:target-range-address="LAYERS.AE23:LAYERS.AE23">
            <calcext:condition calcext:apply-style-name="Empty" calcext:value="=&quot;00&quot;" calcext:base-cell-address="LAYERS.AE23"/>
            <calcext:condition calcext:apply-style-name="Grass1" calcext:value="=&quot;01&quot;" calcext:base-cell-address="LAYERS.AE23"/>
            <calcext:condition calcext:apply-style-name="Grass2" calcext:value="=&quot;02&quot;" calcext:base-cell-address="LAYERS.AE23"/>
            <calcext:condition calcext:apply-style-name="Road1" calcext:value="=&quot;03&quot;" calcext:base-cell-address="LAYERS.AE23"/>
            <calcext:condition calcext:apply-style-name="Road2" calcext:value="=&quot;04&quot;" calcext:base-cell-address="LAYERS.AE23"/>
            <calcext:condition calcext:apply-style-name="Wast" calcext:value="=&quot;05&quot;" calcext:base-cell-address="LAYERS.AE23"/>
            <calcext:condition calcext:apply-style-name="Rock" calcext:value="=&quot;06&quot;" calcext:base-cell-address="LAYERS.AE23"/>
            <calcext:condition calcext:apply-style-name="Water" calcext:value="=&quot;07&quot;" calcext:base-cell-address="LAYERS.AE23"/>
            <calcext:condition calcext:apply-style-name="Empty" calcext:value="=&quot;08&quot;" calcext:base-cell-address="LAYERS.AE23"/>
          </calcext:conditional-format>
          <calcext:conditional-format calcext:target-range-address="LAYERS.AF23:LAYERS.AF23">
            <calcext:condition calcext:apply-style-name="Empty" calcext:value="=&quot;00&quot;" calcext:base-cell-address="LAYERS.AF23"/>
            <calcext:condition calcext:apply-style-name="Grass1" calcext:value="=&quot;01&quot;" calcext:base-cell-address="LAYERS.AF23"/>
            <calcext:condition calcext:apply-style-name="Grass2" calcext:value="=&quot;02&quot;" calcext:base-cell-address="LAYERS.AF23"/>
            <calcext:condition calcext:apply-style-name="Road1" calcext:value="=&quot;03&quot;" calcext:base-cell-address="LAYERS.AF23"/>
            <calcext:condition calcext:apply-style-name="Road2" calcext:value="=&quot;04&quot;" calcext:base-cell-address="LAYERS.AF23"/>
            <calcext:condition calcext:apply-style-name="Wast" calcext:value="=&quot;05&quot;" calcext:base-cell-address="LAYERS.AF23"/>
            <calcext:condition calcext:apply-style-name="Rock" calcext:value="=&quot;06&quot;" calcext:base-cell-address="LAYERS.AF23"/>
            <calcext:condition calcext:apply-style-name="Water" calcext:value="=&quot;07&quot;" calcext:base-cell-address="LAYERS.AF23"/>
            <calcext:condition calcext:apply-style-name="Empty" calcext:value="=&quot;08&quot;" calcext:base-cell-address="LAYERS.AF23"/>
          </calcext:conditional-format>
          <calcext:conditional-format calcext:target-range-address="LAYERS.AE24:LAYERS.AE24">
            <calcext:condition calcext:apply-style-name="Empty" calcext:value="=&quot;00&quot;" calcext:base-cell-address="LAYERS.AE24"/>
            <calcext:condition calcext:apply-style-name="Grass1" calcext:value="=&quot;01&quot;" calcext:base-cell-address="LAYERS.AE24"/>
            <calcext:condition calcext:apply-style-name="Grass2" calcext:value="=&quot;02&quot;" calcext:base-cell-address="LAYERS.AE24"/>
            <calcext:condition calcext:apply-style-name="Road1" calcext:value="=&quot;03&quot;" calcext:base-cell-address="LAYERS.AE24"/>
            <calcext:condition calcext:apply-style-name="Road2" calcext:value="=&quot;04&quot;" calcext:base-cell-address="LAYERS.AE24"/>
            <calcext:condition calcext:apply-style-name="Wast" calcext:value="=&quot;05&quot;" calcext:base-cell-address="LAYERS.AE24"/>
            <calcext:condition calcext:apply-style-name="Rock" calcext:value="=&quot;06&quot;" calcext:base-cell-address="LAYERS.AE24"/>
            <calcext:condition calcext:apply-style-name="Water" calcext:value="=&quot;07&quot;" calcext:base-cell-address="LAYERS.AE24"/>
            <calcext:condition calcext:apply-style-name="Empty" calcext:value="=&quot;08&quot;" calcext:base-cell-address="LAYERS.AE24"/>
          </calcext:conditional-format>
          <calcext:conditional-format calcext:target-range-address="LAYERS.AF24:LAYERS.AF24">
            <calcext:condition calcext:apply-style-name="Empty" calcext:value="=&quot;00&quot;" calcext:base-cell-address="LAYERS.AF24"/>
            <calcext:condition calcext:apply-style-name="Grass1" calcext:value="=&quot;01&quot;" calcext:base-cell-address="LAYERS.AF24"/>
            <calcext:condition calcext:apply-style-name="Grass2" calcext:value="=&quot;02&quot;" calcext:base-cell-address="LAYERS.AF24"/>
            <calcext:condition calcext:apply-style-name="Road1" calcext:value="=&quot;03&quot;" calcext:base-cell-address="LAYERS.AF24"/>
            <calcext:condition calcext:apply-style-name="Road2" calcext:value="=&quot;04&quot;" calcext:base-cell-address="LAYERS.AF24"/>
            <calcext:condition calcext:apply-style-name="Wast" calcext:value="=&quot;05&quot;" calcext:base-cell-address="LAYERS.AF24"/>
            <calcext:condition calcext:apply-style-name="Rock" calcext:value="=&quot;06&quot;" calcext:base-cell-address="LAYERS.AF24"/>
            <calcext:condition calcext:apply-style-name="Water" calcext:value="=&quot;07&quot;" calcext:base-cell-address="LAYERS.AF24"/>
            <calcext:condition calcext:apply-style-name="Empty" calcext:value="=&quot;08&quot;" calcext:base-cell-address="LAYERS.AF24"/>
          </calcext:conditional-format>
          <calcext:conditional-format calcext:target-range-address="LAYERS.AE25:LAYERS.AE25">
            <calcext:condition calcext:apply-style-name="Empty" calcext:value="=&quot;00&quot;" calcext:base-cell-address="LAYERS.AE25"/>
            <calcext:condition calcext:apply-style-name="Grass1" calcext:value="=&quot;01&quot;" calcext:base-cell-address="LAYERS.AE25"/>
            <calcext:condition calcext:apply-style-name="Grass2" calcext:value="=&quot;02&quot;" calcext:base-cell-address="LAYERS.AE25"/>
            <calcext:condition calcext:apply-style-name="Road1" calcext:value="=&quot;03&quot;" calcext:base-cell-address="LAYERS.AE25"/>
            <calcext:condition calcext:apply-style-name="Road2" calcext:value="=&quot;04&quot;" calcext:base-cell-address="LAYERS.AE25"/>
            <calcext:condition calcext:apply-style-name="Wast" calcext:value="=&quot;05&quot;" calcext:base-cell-address="LAYERS.AE25"/>
            <calcext:condition calcext:apply-style-name="Rock" calcext:value="=&quot;06&quot;" calcext:base-cell-address="LAYERS.AE25"/>
            <calcext:condition calcext:apply-style-name="Water" calcext:value="=&quot;07&quot;" calcext:base-cell-address="LAYERS.AE25"/>
            <calcext:condition calcext:apply-style-name="Empty" calcext:value="=&quot;08&quot;" calcext:base-cell-address="LAYERS.AE25"/>
          </calcext:conditional-format>
          <calcext:conditional-format calcext:target-range-address="LAYERS.AF25:LAYERS.AF25">
            <calcext:condition calcext:apply-style-name="Empty" calcext:value="=&quot;00&quot;" calcext:base-cell-address="LAYERS.AF25"/>
            <calcext:condition calcext:apply-style-name="Grass1" calcext:value="=&quot;01&quot;" calcext:base-cell-address="LAYERS.AF25"/>
            <calcext:condition calcext:apply-style-name="Grass2" calcext:value="=&quot;02&quot;" calcext:base-cell-address="LAYERS.AF25"/>
            <calcext:condition calcext:apply-style-name="Road1" calcext:value="=&quot;03&quot;" calcext:base-cell-address="LAYERS.AF25"/>
            <calcext:condition calcext:apply-style-name="Road2" calcext:value="=&quot;04&quot;" calcext:base-cell-address="LAYERS.AF25"/>
            <calcext:condition calcext:apply-style-name="Wast" calcext:value="=&quot;05&quot;" calcext:base-cell-address="LAYERS.AF25"/>
            <calcext:condition calcext:apply-style-name="Rock" calcext:value="=&quot;06&quot;" calcext:base-cell-address="LAYERS.AF25"/>
            <calcext:condition calcext:apply-style-name="Water" calcext:value="=&quot;07&quot;" calcext:base-cell-address="LAYERS.AF25"/>
            <calcext:condition calcext:apply-style-name="Empty" calcext:value="=&quot;08&quot;" calcext:base-cell-address="LAYERS.AF25"/>
          </calcext:conditional-format>
          <calcext:conditional-format calcext:target-range-address="LAYERS.AE26:LAYERS.AE26">
            <calcext:condition calcext:apply-style-name="Empty" calcext:value="=&quot;00&quot;" calcext:base-cell-address="LAYERS.AE26"/>
            <calcext:condition calcext:apply-style-name="Grass1" calcext:value="=&quot;01&quot;" calcext:base-cell-address="LAYERS.AE26"/>
            <calcext:condition calcext:apply-style-name="Grass2" calcext:value="=&quot;02&quot;" calcext:base-cell-address="LAYERS.AE26"/>
            <calcext:condition calcext:apply-style-name="Road1" calcext:value="=&quot;03&quot;" calcext:base-cell-address="LAYERS.AE26"/>
            <calcext:condition calcext:apply-style-name="Road2" calcext:value="=&quot;04&quot;" calcext:base-cell-address="LAYERS.AE26"/>
            <calcext:condition calcext:apply-style-name="Wast" calcext:value="=&quot;05&quot;" calcext:base-cell-address="LAYERS.AE26"/>
            <calcext:condition calcext:apply-style-name="Rock" calcext:value="=&quot;06&quot;" calcext:base-cell-address="LAYERS.AE26"/>
            <calcext:condition calcext:apply-style-name="Water" calcext:value="=&quot;07&quot;" calcext:base-cell-address="LAYERS.AE26"/>
            <calcext:condition calcext:apply-style-name="Empty" calcext:value="=&quot;08&quot;" calcext:base-cell-address="LAYERS.AE26"/>
          </calcext:conditional-format>
          <calcext:conditional-format calcext:target-range-address="LAYERS.AF26:LAYERS.AF26">
            <calcext:condition calcext:apply-style-name="Empty" calcext:value="=&quot;00&quot;" calcext:base-cell-address="LAYERS.AF26"/>
            <calcext:condition calcext:apply-style-name="Grass1" calcext:value="=&quot;01&quot;" calcext:base-cell-address="LAYERS.AF26"/>
            <calcext:condition calcext:apply-style-name="Grass2" calcext:value="=&quot;02&quot;" calcext:base-cell-address="LAYERS.AF26"/>
            <calcext:condition calcext:apply-style-name="Road1" calcext:value="=&quot;03&quot;" calcext:base-cell-address="LAYERS.AF26"/>
            <calcext:condition calcext:apply-style-name="Road2" calcext:value="=&quot;04&quot;" calcext:base-cell-address="LAYERS.AF26"/>
            <calcext:condition calcext:apply-style-name="Wast" calcext:value="=&quot;05&quot;" calcext:base-cell-address="LAYERS.AF26"/>
            <calcext:condition calcext:apply-style-name="Rock" calcext:value="=&quot;06&quot;" calcext:base-cell-address="LAYERS.AF26"/>
            <calcext:condition calcext:apply-style-name="Water" calcext:value="=&quot;07&quot;" calcext:base-cell-address="LAYERS.AF26"/>
            <calcext:condition calcext:apply-style-name="Empty" calcext:value="=&quot;08&quot;" calcext:base-cell-address="LAYERS.AF26"/>
          </calcext:conditional-format>
          <calcext:conditional-format calcext:target-range-address="LAYERS.AF3:LAYERS.AF3">
            <calcext:condition calcext:apply-style-name="Empty" calcext:value="=&quot;00&quot;" calcext:base-cell-address="LAYERS.AF3"/>
            <calcext:condition calcext:apply-style-name="Grass1" calcext:value="=&quot;01&quot;" calcext:base-cell-address="LAYERS.AF3"/>
            <calcext:condition calcext:apply-style-name="Grass2" calcext:value="=&quot;02&quot;" calcext:base-cell-address="LAYERS.AF3"/>
            <calcext:condition calcext:apply-style-name="Road1" calcext:value="=&quot;03&quot;" calcext:base-cell-address="LAYERS.AF3"/>
            <calcext:condition calcext:apply-style-name="Road2" calcext:value="=&quot;04&quot;" calcext:base-cell-address="LAYERS.AF3"/>
            <calcext:condition calcext:apply-style-name="Wast" calcext:value="=&quot;05&quot;" calcext:base-cell-address="LAYERS.AF3"/>
            <calcext:condition calcext:apply-style-name="Rock" calcext:value="=&quot;06&quot;" calcext:base-cell-address="LAYERS.AF3"/>
            <calcext:condition calcext:apply-style-name="Water" calcext:value="=&quot;07&quot;" calcext:base-cell-address="LAYERS.AF3"/>
            <calcext:condition calcext:apply-style-name="Empty" calcext:value="=&quot;08&quot;" calcext:base-cell-address="LAYERS.AF3"/>
          </calcext:conditional-format>
          <calcext:conditional-format calcext:target-range-address="LAYERS.AF4:LAYERS.AF4">
            <calcext:condition calcext:apply-style-name="Empty" calcext:value="=&quot;00&quot;" calcext:base-cell-address="LAYERS.AF4"/>
            <calcext:condition calcext:apply-style-name="Grass1" calcext:value="=&quot;01&quot;" calcext:base-cell-address="LAYERS.AF4"/>
            <calcext:condition calcext:apply-style-name="Grass2" calcext:value="=&quot;02&quot;" calcext:base-cell-address="LAYERS.AF4"/>
            <calcext:condition calcext:apply-style-name="Road1" calcext:value="=&quot;03&quot;" calcext:base-cell-address="LAYERS.AF4"/>
            <calcext:condition calcext:apply-style-name="Road2" calcext:value="=&quot;04&quot;" calcext:base-cell-address="LAYERS.AF4"/>
            <calcext:condition calcext:apply-style-name="Wast" calcext:value="=&quot;05&quot;" calcext:base-cell-address="LAYERS.AF4"/>
            <calcext:condition calcext:apply-style-name="Rock" calcext:value="=&quot;06&quot;" calcext:base-cell-address="LAYERS.AF4"/>
            <calcext:condition calcext:apply-style-name="Water" calcext:value="=&quot;07&quot;" calcext:base-cell-address="LAYERS.AF4"/>
            <calcext:condition calcext:apply-style-name="Empty" calcext:value="=&quot;08&quot;" calcext:base-cell-address="LAYERS.AF4"/>
          </calcext:conditional-format>
          <calcext:conditional-format calcext:target-range-address="LAYERS.AF5:LAYERS.AF5">
            <calcext:condition calcext:apply-style-name="Empty" calcext:value="=&quot;00&quot;" calcext:base-cell-address="LAYERS.AF5"/>
            <calcext:condition calcext:apply-style-name="Grass1" calcext:value="=&quot;01&quot;" calcext:base-cell-address="LAYERS.AF5"/>
            <calcext:condition calcext:apply-style-name="Grass2" calcext:value="=&quot;02&quot;" calcext:base-cell-address="LAYERS.AF5"/>
            <calcext:condition calcext:apply-style-name="Road1" calcext:value="=&quot;03&quot;" calcext:base-cell-address="LAYERS.AF5"/>
            <calcext:condition calcext:apply-style-name="Road2" calcext:value="=&quot;04&quot;" calcext:base-cell-address="LAYERS.AF5"/>
            <calcext:condition calcext:apply-style-name="Wast" calcext:value="=&quot;05&quot;" calcext:base-cell-address="LAYERS.AF5"/>
            <calcext:condition calcext:apply-style-name="Rock" calcext:value="=&quot;06&quot;" calcext:base-cell-address="LAYERS.AF5"/>
            <calcext:condition calcext:apply-style-name="Water" calcext:value="=&quot;07&quot;" calcext:base-cell-address="LAYERS.AF5"/>
            <calcext:condition calcext:apply-style-name="Empty" calcext:value="=&quot;08&quot;" calcext:base-cell-address="LAYERS.AF5"/>
          </calcext:conditional-format>
          <calcext:conditional-format calcext:target-range-address="LAYERS.AF6:LAYERS.AF6">
            <calcext:condition calcext:apply-style-name="Empty" calcext:value="=&quot;00&quot;" calcext:base-cell-address="LAYERS.AF6"/>
            <calcext:condition calcext:apply-style-name="Grass1" calcext:value="=&quot;01&quot;" calcext:base-cell-address="LAYERS.AF6"/>
            <calcext:condition calcext:apply-style-name="Grass2" calcext:value="=&quot;02&quot;" calcext:base-cell-address="LAYERS.AF6"/>
            <calcext:condition calcext:apply-style-name="Road1" calcext:value="=&quot;03&quot;" calcext:base-cell-address="LAYERS.AF6"/>
            <calcext:condition calcext:apply-style-name="Road2" calcext:value="=&quot;04&quot;" calcext:base-cell-address="LAYERS.AF6"/>
            <calcext:condition calcext:apply-style-name="Wast" calcext:value="=&quot;05&quot;" calcext:base-cell-address="LAYERS.AF6"/>
            <calcext:condition calcext:apply-style-name="Rock" calcext:value="=&quot;06&quot;" calcext:base-cell-address="LAYERS.AF6"/>
            <calcext:condition calcext:apply-style-name="Water" calcext:value="=&quot;07&quot;" calcext:base-cell-address="LAYERS.AF6"/>
            <calcext:condition calcext:apply-style-name="Empty" calcext:value="=&quot;08&quot;" calcext:base-cell-address="LAYERS.AF6"/>
          </calcext:conditional-format>
          <calcext:conditional-format calcext:target-range-address="LAYERS.AF7:LAYERS.AF7">
            <calcext:condition calcext:apply-style-name="Empty" calcext:value="=&quot;00&quot;" calcext:base-cell-address="LAYERS.AF7"/>
            <calcext:condition calcext:apply-style-name="Grass1" calcext:value="=&quot;01&quot;" calcext:base-cell-address="LAYERS.AF7"/>
            <calcext:condition calcext:apply-style-name="Grass2" calcext:value="=&quot;02&quot;" calcext:base-cell-address="LAYERS.AF7"/>
            <calcext:condition calcext:apply-style-name="Road1" calcext:value="=&quot;03&quot;" calcext:base-cell-address="LAYERS.AF7"/>
            <calcext:condition calcext:apply-style-name="Road2" calcext:value="=&quot;04&quot;" calcext:base-cell-address="LAYERS.AF7"/>
            <calcext:condition calcext:apply-style-name="Wast" calcext:value="=&quot;05&quot;" calcext:base-cell-address="LAYERS.AF7"/>
            <calcext:condition calcext:apply-style-name="Rock" calcext:value="=&quot;06&quot;" calcext:base-cell-address="LAYERS.AF7"/>
            <calcext:condition calcext:apply-style-name="Water" calcext:value="=&quot;07&quot;" calcext:base-cell-address="LAYERS.AF7"/>
            <calcext:condition calcext:apply-style-name="Empty" calcext:value="=&quot;08&quot;" calcext:base-cell-address="LAYERS.AF7"/>
          </calcext:conditional-format>
          <calcext:conditional-format calcext:target-range-address="LAYERS.AF8:LAYERS.AF8">
            <calcext:condition calcext:apply-style-name="Empty" calcext:value="=&quot;00&quot;" calcext:base-cell-address="LAYERS.AF8"/>
            <calcext:condition calcext:apply-style-name="Grass1" calcext:value="=&quot;01&quot;" calcext:base-cell-address="LAYERS.AF8"/>
            <calcext:condition calcext:apply-style-name="Grass2" calcext:value="=&quot;02&quot;" calcext:base-cell-address="LAYERS.AF8"/>
            <calcext:condition calcext:apply-style-name="Road1" calcext:value="=&quot;03&quot;" calcext:base-cell-address="LAYERS.AF8"/>
            <calcext:condition calcext:apply-style-name="Road2" calcext:value="=&quot;04&quot;" calcext:base-cell-address="LAYERS.AF8"/>
            <calcext:condition calcext:apply-style-name="Wast" calcext:value="=&quot;05&quot;" calcext:base-cell-address="LAYERS.AF8"/>
            <calcext:condition calcext:apply-style-name="Rock" calcext:value="=&quot;06&quot;" calcext:base-cell-address="LAYERS.AF8"/>
            <calcext:condition calcext:apply-style-name="Water" calcext:value="=&quot;07&quot;" calcext:base-cell-address="LAYERS.AF8"/>
            <calcext:condition calcext:apply-style-name="Empty" calcext:value="=&quot;08&quot;" calcext:base-cell-address="LAYERS.AF8"/>
          </calcext:conditional-format>
          <calcext:conditional-format calcext:target-range-address="LAYERS.AF9:LAYERS.AF9">
            <calcext:condition calcext:apply-style-name="Empty" calcext:value="=&quot;00&quot;" calcext:base-cell-address="LAYERS.AF9"/>
            <calcext:condition calcext:apply-style-name="Grass1" calcext:value="=&quot;01&quot;" calcext:base-cell-address="LAYERS.AF9"/>
            <calcext:condition calcext:apply-style-name="Grass2" calcext:value="=&quot;02&quot;" calcext:base-cell-address="LAYERS.AF9"/>
            <calcext:condition calcext:apply-style-name="Road1" calcext:value="=&quot;03&quot;" calcext:base-cell-address="LAYERS.AF9"/>
            <calcext:condition calcext:apply-style-name="Road2" calcext:value="=&quot;04&quot;" calcext:base-cell-address="LAYERS.AF9"/>
            <calcext:condition calcext:apply-style-name="Wast" calcext:value="=&quot;05&quot;" calcext:base-cell-address="LAYERS.AF9"/>
            <calcext:condition calcext:apply-style-name="Rock" calcext:value="=&quot;06&quot;" calcext:base-cell-address="LAYERS.AF9"/>
            <calcext:condition calcext:apply-style-name="Water" calcext:value="=&quot;07&quot;" calcext:base-cell-address="LAYERS.AF9"/>
            <calcext:condition calcext:apply-style-name="Empty" calcext:value="=&quot;08&quot;" calcext:base-cell-address="LAYERS.AF9"/>
          </calcext:conditional-format>
          <calcext:conditional-format calcext:target-range-address="LAYERS.AF10:LAYERS.AF10">
            <calcext:condition calcext:apply-style-name="Empty" calcext:value="=&quot;00&quot;" calcext:base-cell-address="LAYERS.AF10"/>
            <calcext:condition calcext:apply-style-name="Grass1" calcext:value="=&quot;01&quot;" calcext:base-cell-address="LAYERS.AF10"/>
            <calcext:condition calcext:apply-style-name="Grass2" calcext:value="=&quot;02&quot;" calcext:base-cell-address="LAYERS.AF10"/>
            <calcext:condition calcext:apply-style-name="Road1" calcext:value="=&quot;03&quot;" calcext:base-cell-address="LAYERS.AF10"/>
            <calcext:condition calcext:apply-style-name="Road2" calcext:value="=&quot;04&quot;" calcext:base-cell-address="LAYERS.AF10"/>
            <calcext:condition calcext:apply-style-name="Wast" calcext:value="=&quot;05&quot;" calcext:base-cell-address="LAYERS.AF10"/>
            <calcext:condition calcext:apply-style-name="Rock" calcext:value="=&quot;06&quot;" calcext:base-cell-address="LAYERS.AF10"/>
            <calcext:condition calcext:apply-style-name="Water" calcext:value="=&quot;07&quot;" calcext:base-cell-address="LAYERS.AF10"/>
            <calcext:condition calcext:apply-style-name="Empty" calcext:value="=&quot;08&quot;" calcext:base-cell-address="LAYERS.AF10"/>
          </calcext:conditional-format>
          <calcext:conditional-format calcext:target-range-address="LAYERS.AF11:LAYERS.AF11">
            <calcext:condition calcext:apply-style-name="Empty" calcext:value="=&quot;00&quot;" calcext:base-cell-address="LAYERS.AF11"/>
            <calcext:condition calcext:apply-style-name="Grass1" calcext:value="=&quot;01&quot;" calcext:base-cell-address="LAYERS.AF11"/>
            <calcext:condition calcext:apply-style-name="Grass2" calcext:value="=&quot;02&quot;" calcext:base-cell-address="LAYERS.AF11"/>
            <calcext:condition calcext:apply-style-name="Road1" calcext:value="=&quot;03&quot;" calcext:base-cell-address="LAYERS.AF11"/>
            <calcext:condition calcext:apply-style-name="Road2" calcext:value="=&quot;04&quot;" calcext:base-cell-address="LAYERS.AF11"/>
            <calcext:condition calcext:apply-style-name="Wast" calcext:value="=&quot;05&quot;" calcext:base-cell-address="LAYERS.AF11"/>
            <calcext:condition calcext:apply-style-name="Rock" calcext:value="=&quot;06&quot;" calcext:base-cell-address="LAYERS.AF11"/>
            <calcext:condition calcext:apply-style-name="Water" calcext:value="=&quot;07&quot;" calcext:base-cell-address="LAYERS.AF11"/>
            <calcext:condition calcext:apply-style-name="Empty" calcext:value="=&quot;08&quot;" calcext:base-cell-address="LAYERS.AF11"/>
          </calcext:conditional-format>
          <calcext:conditional-format calcext:target-range-address="LAYERS.AF12:LAYERS.AF12">
            <calcext:condition calcext:apply-style-name="Empty" calcext:value="=&quot;00&quot;" calcext:base-cell-address="LAYERS.AF12"/>
            <calcext:condition calcext:apply-style-name="Grass1" calcext:value="=&quot;01&quot;" calcext:base-cell-address="LAYERS.AF12"/>
            <calcext:condition calcext:apply-style-name="Grass2" calcext:value="=&quot;02&quot;" calcext:base-cell-address="LAYERS.AF12"/>
            <calcext:condition calcext:apply-style-name="Road1" calcext:value="=&quot;03&quot;" calcext:base-cell-address="LAYERS.AF12"/>
            <calcext:condition calcext:apply-style-name="Road2" calcext:value="=&quot;04&quot;" calcext:base-cell-address="LAYERS.AF12"/>
            <calcext:condition calcext:apply-style-name="Wast" calcext:value="=&quot;05&quot;" calcext:base-cell-address="LAYERS.AF12"/>
            <calcext:condition calcext:apply-style-name="Rock" calcext:value="=&quot;06&quot;" calcext:base-cell-address="LAYERS.AF12"/>
            <calcext:condition calcext:apply-style-name="Water" calcext:value="=&quot;07&quot;" calcext:base-cell-address="LAYERS.AF12"/>
            <calcext:condition calcext:apply-style-name="Empty" calcext:value="=&quot;08&quot;" calcext:base-cell-address="LAYERS.AF12"/>
          </calcext:conditional-format>
          <calcext:conditional-format calcext:target-range-address="LAYERS.AF13:LAYERS.AF13">
            <calcext:condition calcext:apply-style-name="Empty" calcext:value="=&quot;00&quot;" calcext:base-cell-address="LAYERS.AF13"/>
            <calcext:condition calcext:apply-style-name="Grass1" calcext:value="=&quot;01&quot;" calcext:base-cell-address="LAYERS.AF13"/>
            <calcext:condition calcext:apply-style-name="Grass2" calcext:value="=&quot;02&quot;" calcext:base-cell-address="LAYERS.AF13"/>
            <calcext:condition calcext:apply-style-name="Road1" calcext:value="=&quot;03&quot;" calcext:base-cell-address="LAYERS.AF13"/>
            <calcext:condition calcext:apply-style-name="Road2" calcext:value="=&quot;04&quot;" calcext:base-cell-address="LAYERS.AF13"/>
            <calcext:condition calcext:apply-style-name="Wast" calcext:value="=&quot;05&quot;" calcext:base-cell-address="LAYERS.AF13"/>
            <calcext:condition calcext:apply-style-name="Rock" calcext:value="=&quot;06&quot;" calcext:base-cell-address="LAYERS.AF13"/>
            <calcext:condition calcext:apply-style-name="Water" calcext:value="=&quot;07&quot;" calcext:base-cell-address="LAYERS.AF13"/>
            <calcext:condition calcext:apply-style-name="Empty" calcext:value="=&quot;08&quot;" calcext:base-cell-address="LAYERS.AF13"/>
          </calcext:conditional-format>
          <calcext:conditional-format calcext:target-range-address="LAYERS.AF14:LAYERS.AF14">
            <calcext:condition calcext:apply-style-name="Empty" calcext:value="=&quot;00&quot;" calcext:base-cell-address="LAYERS.AF14"/>
            <calcext:condition calcext:apply-style-name="Grass1" calcext:value="=&quot;01&quot;" calcext:base-cell-address="LAYERS.AF14"/>
            <calcext:condition calcext:apply-style-name="Grass2" calcext:value="=&quot;02&quot;" calcext:base-cell-address="LAYERS.AF14"/>
            <calcext:condition calcext:apply-style-name="Road1" calcext:value="=&quot;03&quot;" calcext:base-cell-address="LAYERS.AF14"/>
            <calcext:condition calcext:apply-style-name="Road2" calcext:value="=&quot;04&quot;" calcext:base-cell-address="LAYERS.AF14"/>
            <calcext:condition calcext:apply-style-name="Wast" calcext:value="=&quot;05&quot;" calcext:base-cell-address="LAYERS.AF14"/>
            <calcext:condition calcext:apply-style-name="Rock" calcext:value="=&quot;06&quot;" calcext:base-cell-address="LAYERS.AF14"/>
            <calcext:condition calcext:apply-style-name="Water" calcext:value="=&quot;07&quot;" calcext:base-cell-address="LAYERS.AF14"/>
            <calcext:condition calcext:apply-style-name="Empty" calcext:value="=&quot;08&quot;" calcext:base-cell-address="LAYERS.AF14"/>
          </calcext:conditional-format>
          <calcext:conditional-format calcext:target-range-address="LAYERS.AF15:LAYERS.AF15">
            <calcext:condition calcext:apply-style-name="Empty" calcext:value="=&quot;00&quot;" calcext:base-cell-address="LAYERS.AF15"/>
            <calcext:condition calcext:apply-style-name="Grass1" calcext:value="=&quot;01&quot;" calcext:base-cell-address="LAYERS.AF15"/>
            <calcext:condition calcext:apply-style-name="Grass2" calcext:value="=&quot;02&quot;" calcext:base-cell-address="LAYERS.AF15"/>
            <calcext:condition calcext:apply-style-name="Road1" calcext:value="=&quot;03&quot;" calcext:base-cell-address="LAYERS.AF15"/>
            <calcext:condition calcext:apply-style-name="Road2" calcext:value="=&quot;04&quot;" calcext:base-cell-address="LAYERS.AF15"/>
            <calcext:condition calcext:apply-style-name="Wast" calcext:value="=&quot;05&quot;" calcext:base-cell-address="LAYERS.AF15"/>
            <calcext:condition calcext:apply-style-name="Rock" calcext:value="=&quot;06&quot;" calcext:base-cell-address="LAYERS.AF15"/>
            <calcext:condition calcext:apply-style-name="Water" calcext:value="=&quot;07&quot;" calcext:base-cell-address="LAYERS.AF15"/>
            <calcext:condition calcext:apply-style-name="Empty" calcext:value="=&quot;08&quot;" calcext:base-cell-address="LAYERS.AF15"/>
          </calcext:conditional-format>
          <calcext:conditional-format calcext:target-range-address="LAYERS.AF16:LAYERS.AF16">
            <calcext:condition calcext:apply-style-name="Empty" calcext:value="=&quot;00&quot;" calcext:base-cell-address="LAYERS.AF16"/>
            <calcext:condition calcext:apply-style-name="Grass1" calcext:value="=&quot;01&quot;" calcext:base-cell-address="LAYERS.AF16"/>
            <calcext:condition calcext:apply-style-name="Grass2" calcext:value="=&quot;02&quot;" calcext:base-cell-address="LAYERS.AF16"/>
            <calcext:condition calcext:apply-style-name="Road1" calcext:value="=&quot;03&quot;" calcext:base-cell-address="LAYERS.AF16"/>
            <calcext:condition calcext:apply-style-name="Road2" calcext:value="=&quot;04&quot;" calcext:base-cell-address="LAYERS.AF16"/>
            <calcext:condition calcext:apply-style-name="Wast" calcext:value="=&quot;05&quot;" calcext:base-cell-address="LAYERS.AF16"/>
            <calcext:condition calcext:apply-style-name="Rock" calcext:value="=&quot;06&quot;" calcext:base-cell-address="LAYERS.AF16"/>
            <calcext:condition calcext:apply-style-name="Water" calcext:value="=&quot;07&quot;" calcext:base-cell-address="LAYERS.AF16"/>
            <calcext:condition calcext:apply-style-name="Empty" calcext:value="=&quot;08&quot;" calcext:base-cell-address="LAYERS.AF16"/>
          </calcext:conditional-format>
          <calcext:conditional-format calcext:target-range-address="LAYERS.AF17:LAYERS.AF17">
            <calcext:condition calcext:apply-style-name="Empty" calcext:value="=&quot;00&quot;" calcext:base-cell-address="LAYERS.AF17"/>
            <calcext:condition calcext:apply-style-name="Grass1" calcext:value="=&quot;01&quot;" calcext:base-cell-address="LAYERS.AF17"/>
            <calcext:condition calcext:apply-style-name="Grass2" calcext:value="=&quot;02&quot;" calcext:base-cell-address="LAYERS.AF17"/>
            <calcext:condition calcext:apply-style-name="Road1" calcext:value="=&quot;03&quot;" calcext:base-cell-address="LAYERS.AF17"/>
            <calcext:condition calcext:apply-style-name="Road2" calcext:value="=&quot;04&quot;" calcext:base-cell-address="LAYERS.AF17"/>
            <calcext:condition calcext:apply-style-name="Wast" calcext:value="=&quot;05&quot;" calcext:base-cell-address="LAYERS.AF17"/>
            <calcext:condition calcext:apply-style-name="Rock" calcext:value="=&quot;06&quot;" calcext:base-cell-address="LAYERS.AF17"/>
            <calcext:condition calcext:apply-style-name="Water" calcext:value="=&quot;07&quot;" calcext:base-cell-address="LAYERS.AF17"/>
            <calcext:condition calcext:apply-style-name="Empty" calcext:value="=&quot;08&quot;" calcext:base-cell-address="LAYERS.AF17"/>
          </calcext:conditional-format>
          <calcext:conditional-format calcext:target-range-address="LAYERS.AF18:LAYERS.AF18">
            <calcext:condition calcext:apply-style-name="Empty" calcext:value="=&quot;00&quot;" calcext:base-cell-address="LAYERS.AF18"/>
            <calcext:condition calcext:apply-style-name="Grass1" calcext:value="=&quot;01&quot;" calcext:base-cell-address="LAYERS.AF18"/>
            <calcext:condition calcext:apply-style-name="Grass2" calcext:value="=&quot;02&quot;" calcext:base-cell-address="LAYERS.AF18"/>
            <calcext:condition calcext:apply-style-name="Road1" calcext:value="=&quot;03&quot;" calcext:base-cell-address="LAYERS.AF18"/>
            <calcext:condition calcext:apply-style-name="Road2" calcext:value="=&quot;04&quot;" calcext:base-cell-address="LAYERS.AF18"/>
            <calcext:condition calcext:apply-style-name="Wast" calcext:value="=&quot;05&quot;" calcext:base-cell-address="LAYERS.AF18"/>
            <calcext:condition calcext:apply-style-name="Rock" calcext:value="=&quot;06&quot;" calcext:base-cell-address="LAYERS.AF18"/>
            <calcext:condition calcext:apply-style-name="Water" calcext:value="=&quot;07&quot;" calcext:base-cell-address="LAYERS.AF18"/>
            <calcext:condition calcext:apply-style-name="Empty" calcext:value="=&quot;08&quot;" calcext:base-cell-address="LAYERS.AF18"/>
          </calcext:conditional-format>
          <calcext:conditional-format calcext:target-range-address="LAYERS.AF19:LAYERS.AF19">
            <calcext:condition calcext:apply-style-name="Empty" calcext:value="=&quot;00&quot;" calcext:base-cell-address="LAYERS.AF19"/>
            <calcext:condition calcext:apply-style-name="Grass1" calcext:value="=&quot;01&quot;" calcext:base-cell-address="LAYERS.AF19"/>
            <calcext:condition calcext:apply-style-name="Grass2" calcext:value="=&quot;02&quot;" calcext:base-cell-address="LAYERS.AF19"/>
            <calcext:condition calcext:apply-style-name="Road1" calcext:value="=&quot;03&quot;" calcext:base-cell-address="LAYERS.AF19"/>
            <calcext:condition calcext:apply-style-name="Road2" calcext:value="=&quot;04&quot;" calcext:base-cell-address="LAYERS.AF19"/>
            <calcext:condition calcext:apply-style-name="Wast" calcext:value="=&quot;05&quot;" calcext:base-cell-address="LAYERS.AF19"/>
            <calcext:condition calcext:apply-style-name="Rock" calcext:value="=&quot;06&quot;" calcext:base-cell-address="LAYERS.AF19"/>
            <calcext:condition calcext:apply-style-name="Water" calcext:value="=&quot;07&quot;" calcext:base-cell-address="LAYERS.AF19"/>
            <calcext:condition calcext:apply-style-name="Empty" calcext:value="=&quot;08&quot;" calcext:base-cell-address="LAYERS.AF19"/>
          </calcext:conditional-format>
          <calcext:conditional-format calcext:target-range-address="LAYERS.AD3:LAYERS.AD3">
            <calcext:condition calcext:apply-style-name="Empty" calcext:value="=&quot;00&quot;" calcext:base-cell-address="LAYERS.AD3"/>
            <calcext:condition calcext:apply-style-name="Grass1" calcext:value="=&quot;01&quot;" calcext:base-cell-address="LAYERS.AD3"/>
            <calcext:condition calcext:apply-style-name="Grass2" calcext:value="=&quot;02&quot;" calcext:base-cell-address="LAYERS.AD3"/>
            <calcext:condition calcext:apply-style-name="Road1" calcext:value="=&quot;03&quot;" calcext:base-cell-address="LAYERS.AD3"/>
            <calcext:condition calcext:apply-style-name="Road2" calcext:value="=&quot;04&quot;" calcext:base-cell-address="LAYERS.AD3"/>
            <calcext:condition calcext:apply-style-name="Wast" calcext:value="=&quot;05&quot;" calcext:base-cell-address="LAYERS.AD3"/>
            <calcext:condition calcext:apply-style-name="Rock" calcext:value="=&quot;06&quot;" calcext:base-cell-address="LAYERS.AD3"/>
            <calcext:condition calcext:apply-style-name="Water" calcext:value="=&quot;07&quot;" calcext:base-cell-address="LAYERS.AD3"/>
            <calcext:condition calcext:apply-style-name="Empty" calcext:value="=&quot;08&quot;" calcext:base-cell-address="LAYERS.AD3"/>
          </calcext:conditional-format>
          <calcext:conditional-format calcext:target-range-address="LAYERS.AE3:LAYERS.AE3">
            <calcext:condition calcext:apply-style-name="Empty" calcext:value="=&quot;00&quot;" calcext:base-cell-address="LAYERS.AE3"/>
            <calcext:condition calcext:apply-style-name="Grass1" calcext:value="=&quot;01&quot;" calcext:base-cell-address="LAYERS.AE3"/>
            <calcext:condition calcext:apply-style-name="Grass2" calcext:value="=&quot;02&quot;" calcext:base-cell-address="LAYERS.AE3"/>
            <calcext:condition calcext:apply-style-name="Road1" calcext:value="=&quot;03&quot;" calcext:base-cell-address="LAYERS.AE3"/>
            <calcext:condition calcext:apply-style-name="Road2" calcext:value="=&quot;04&quot;" calcext:base-cell-address="LAYERS.AE3"/>
            <calcext:condition calcext:apply-style-name="Wast" calcext:value="=&quot;05&quot;" calcext:base-cell-address="LAYERS.AE3"/>
            <calcext:condition calcext:apply-style-name="Rock" calcext:value="=&quot;06&quot;" calcext:base-cell-address="LAYERS.AE3"/>
            <calcext:condition calcext:apply-style-name="Water" calcext:value="=&quot;07&quot;" calcext:base-cell-address="LAYERS.AE3"/>
            <calcext:condition calcext:apply-style-name="Empty" calcext:value="=&quot;08&quot;" calcext:base-cell-address="LAYERS.AE3"/>
          </calcext:conditional-format>
          <calcext:conditional-format calcext:target-range-address="LAYERS.AD4:LAYERS.AD4">
            <calcext:condition calcext:apply-style-name="Empty" calcext:value="=&quot;00&quot;" calcext:base-cell-address="LAYERS.AD4"/>
            <calcext:condition calcext:apply-style-name="Grass1" calcext:value="=&quot;01&quot;" calcext:base-cell-address="LAYERS.AD4"/>
            <calcext:condition calcext:apply-style-name="Grass2" calcext:value="=&quot;02&quot;" calcext:base-cell-address="LAYERS.AD4"/>
            <calcext:condition calcext:apply-style-name="Road1" calcext:value="=&quot;03&quot;" calcext:base-cell-address="LAYERS.AD4"/>
            <calcext:condition calcext:apply-style-name="Road2" calcext:value="=&quot;04&quot;" calcext:base-cell-address="LAYERS.AD4"/>
            <calcext:condition calcext:apply-style-name="Wast" calcext:value="=&quot;05&quot;" calcext:base-cell-address="LAYERS.AD4"/>
            <calcext:condition calcext:apply-style-name="Rock" calcext:value="=&quot;06&quot;" calcext:base-cell-address="LAYERS.AD4"/>
            <calcext:condition calcext:apply-style-name="Water" calcext:value="=&quot;07&quot;" calcext:base-cell-address="LAYERS.AD4"/>
            <calcext:condition calcext:apply-style-name="Empty" calcext:value="=&quot;08&quot;" calcext:base-cell-address="LAYERS.AD4"/>
          </calcext:conditional-format>
          <calcext:conditional-format calcext:target-range-address="LAYERS.AE4:LAYERS.AE4">
            <calcext:condition calcext:apply-style-name="Empty" calcext:value="=&quot;00&quot;" calcext:base-cell-address="LAYERS.AE4"/>
            <calcext:condition calcext:apply-style-name="Grass1" calcext:value="=&quot;01&quot;" calcext:base-cell-address="LAYERS.AE4"/>
            <calcext:condition calcext:apply-style-name="Grass2" calcext:value="=&quot;02&quot;" calcext:base-cell-address="LAYERS.AE4"/>
            <calcext:condition calcext:apply-style-name="Road1" calcext:value="=&quot;03&quot;" calcext:base-cell-address="LAYERS.AE4"/>
            <calcext:condition calcext:apply-style-name="Road2" calcext:value="=&quot;04&quot;" calcext:base-cell-address="LAYERS.AE4"/>
            <calcext:condition calcext:apply-style-name="Wast" calcext:value="=&quot;05&quot;" calcext:base-cell-address="LAYERS.AE4"/>
            <calcext:condition calcext:apply-style-name="Rock" calcext:value="=&quot;06&quot;" calcext:base-cell-address="LAYERS.AE4"/>
            <calcext:condition calcext:apply-style-name="Water" calcext:value="=&quot;07&quot;" calcext:base-cell-address="LAYERS.AE4"/>
            <calcext:condition calcext:apply-style-name="Empty" calcext:value="=&quot;08&quot;" calcext:base-cell-address="LAYERS.AE4"/>
          </calcext:conditional-format>
          <calcext:conditional-format calcext:target-range-address="LAYERS.AD5:LAYERS.AD5">
            <calcext:condition calcext:apply-style-name="Empty" calcext:value="=&quot;00&quot;" calcext:base-cell-address="LAYERS.AD5"/>
            <calcext:condition calcext:apply-style-name="Grass1" calcext:value="=&quot;01&quot;" calcext:base-cell-address="LAYERS.AD5"/>
            <calcext:condition calcext:apply-style-name="Grass2" calcext:value="=&quot;02&quot;" calcext:base-cell-address="LAYERS.AD5"/>
            <calcext:condition calcext:apply-style-name="Road1" calcext:value="=&quot;03&quot;" calcext:base-cell-address="LAYERS.AD5"/>
            <calcext:condition calcext:apply-style-name="Road2" calcext:value="=&quot;04&quot;" calcext:base-cell-address="LAYERS.AD5"/>
            <calcext:condition calcext:apply-style-name="Wast" calcext:value="=&quot;05&quot;" calcext:base-cell-address="LAYERS.AD5"/>
            <calcext:condition calcext:apply-style-name="Rock" calcext:value="=&quot;06&quot;" calcext:base-cell-address="LAYERS.AD5"/>
            <calcext:condition calcext:apply-style-name="Water" calcext:value="=&quot;07&quot;" calcext:base-cell-address="LAYERS.AD5"/>
            <calcext:condition calcext:apply-style-name="Empty" calcext:value="=&quot;08&quot;" calcext:base-cell-address="LAYERS.AD5"/>
          </calcext:conditional-format>
          <calcext:conditional-format calcext:target-range-address="LAYERS.AE5:LAYERS.AE5">
            <calcext:condition calcext:apply-style-name="Empty" calcext:value="=&quot;00&quot;" calcext:base-cell-address="LAYERS.AE5"/>
            <calcext:condition calcext:apply-style-name="Grass1" calcext:value="=&quot;01&quot;" calcext:base-cell-address="LAYERS.AE5"/>
            <calcext:condition calcext:apply-style-name="Grass2" calcext:value="=&quot;02&quot;" calcext:base-cell-address="LAYERS.AE5"/>
            <calcext:condition calcext:apply-style-name="Road1" calcext:value="=&quot;03&quot;" calcext:base-cell-address="LAYERS.AE5"/>
            <calcext:condition calcext:apply-style-name="Road2" calcext:value="=&quot;04&quot;" calcext:base-cell-address="LAYERS.AE5"/>
            <calcext:condition calcext:apply-style-name="Wast" calcext:value="=&quot;05&quot;" calcext:base-cell-address="LAYERS.AE5"/>
            <calcext:condition calcext:apply-style-name="Rock" calcext:value="=&quot;06&quot;" calcext:base-cell-address="LAYERS.AE5"/>
            <calcext:condition calcext:apply-style-name="Water" calcext:value="=&quot;07&quot;" calcext:base-cell-address="LAYERS.AE5"/>
            <calcext:condition calcext:apply-style-name="Empty" calcext:value="=&quot;08&quot;" calcext:base-cell-address="LAYERS.AE5"/>
          </calcext:conditional-format>
          <calcext:conditional-format calcext:target-range-address="LAYERS.AD6:LAYERS.AD6">
            <calcext:condition calcext:apply-style-name="Empty" calcext:value="=&quot;00&quot;" calcext:base-cell-address="LAYERS.AD6"/>
            <calcext:condition calcext:apply-style-name="Grass1" calcext:value="=&quot;01&quot;" calcext:base-cell-address="LAYERS.AD6"/>
            <calcext:condition calcext:apply-style-name="Grass2" calcext:value="=&quot;02&quot;" calcext:base-cell-address="LAYERS.AD6"/>
            <calcext:condition calcext:apply-style-name="Road1" calcext:value="=&quot;03&quot;" calcext:base-cell-address="LAYERS.AD6"/>
            <calcext:condition calcext:apply-style-name="Road2" calcext:value="=&quot;04&quot;" calcext:base-cell-address="LAYERS.AD6"/>
            <calcext:condition calcext:apply-style-name="Wast" calcext:value="=&quot;05&quot;" calcext:base-cell-address="LAYERS.AD6"/>
            <calcext:condition calcext:apply-style-name="Rock" calcext:value="=&quot;06&quot;" calcext:base-cell-address="LAYERS.AD6"/>
            <calcext:condition calcext:apply-style-name="Water" calcext:value="=&quot;07&quot;" calcext:base-cell-address="LAYERS.AD6"/>
            <calcext:condition calcext:apply-style-name="Empty" calcext:value="=&quot;08&quot;" calcext:base-cell-address="LAYERS.AD6"/>
          </calcext:conditional-format>
          <calcext:conditional-format calcext:target-range-address="LAYERS.AE6:LAYERS.AE6">
            <calcext:condition calcext:apply-style-name="Empty" calcext:value="=&quot;00&quot;" calcext:base-cell-address="LAYERS.AE6"/>
            <calcext:condition calcext:apply-style-name="Grass1" calcext:value="=&quot;01&quot;" calcext:base-cell-address="LAYERS.AE6"/>
            <calcext:condition calcext:apply-style-name="Grass2" calcext:value="=&quot;02&quot;" calcext:base-cell-address="LAYERS.AE6"/>
            <calcext:condition calcext:apply-style-name="Road1" calcext:value="=&quot;03&quot;" calcext:base-cell-address="LAYERS.AE6"/>
            <calcext:condition calcext:apply-style-name="Road2" calcext:value="=&quot;04&quot;" calcext:base-cell-address="LAYERS.AE6"/>
            <calcext:condition calcext:apply-style-name="Wast" calcext:value="=&quot;05&quot;" calcext:base-cell-address="LAYERS.AE6"/>
            <calcext:condition calcext:apply-style-name="Rock" calcext:value="=&quot;06&quot;" calcext:base-cell-address="LAYERS.AE6"/>
            <calcext:condition calcext:apply-style-name="Water" calcext:value="=&quot;07&quot;" calcext:base-cell-address="LAYERS.AE6"/>
            <calcext:condition calcext:apply-style-name="Empty" calcext:value="=&quot;08&quot;" calcext:base-cell-address="LAYERS.AE6"/>
          </calcext:conditional-format>
          <calcext:conditional-format calcext:target-range-address="LAYERS.AE7:LAYERS.AE7">
            <calcext:condition calcext:apply-style-name="Empty" calcext:value="=&quot;00&quot;" calcext:base-cell-address="LAYERS.AE7"/>
            <calcext:condition calcext:apply-style-name="Grass1" calcext:value="=&quot;01&quot;" calcext:base-cell-address="LAYERS.AE7"/>
            <calcext:condition calcext:apply-style-name="Grass2" calcext:value="=&quot;02&quot;" calcext:base-cell-address="LAYERS.AE7"/>
            <calcext:condition calcext:apply-style-name="Road1" calcext:value="=&quot;03&quot;" calcext:base-cell-address="LAYERS.AE7"/>
            <calcext:condition calcext:apply-style-name="Road2" calcext:value="=&quot;04&quot;" calcext:base-cell-address="LAYERS.AE7"/>
            <calcext:condition calcext:apply-style-name="Wast" calcext:value="=&quot;05&quot;" calcext:base-cell-address="LAYERS.AE7"/>
            <calcext:condition calcext:apply-style-name="Rock" calcext:value="=&quot;06&quot;" calcext:base-cell-address="LAYERS.AE7"/>
            <calcext:condition calcext:apply-style-name="Water" calcext:value="=&quot;07&quot;" calcext:base-cell-address="LAYERS.AE7"/>
            <calcext:condition calcext:apply-style-name="Empty" calcext:value="=&quot;08&quot;" calcext:base-cell-address="LAYERS.AE7"/>
          </calcext:conditional-format>
          <calcext:conditional-format calcext:target-range-address="LAYERS.AA3:LAYERS.AA3">
            <calcext:condition calcext:apply-style-name="Empty" calcext:value="=&quot;00&quot;" calcext:base-cell-address="LAYERS.AA3"/>
            <calcext:condition calcext:apply-style-name="Grass1" calcext:value="=&quot;01&quot;" calcext:base-cell-address="LAYERS.AA3"/>
            <calcext:condition calcext:apply-style-name="Grass2" calcext:value="=&quot;02&quot;" calcext:base-cell-address="LAYERS.AA3"/>
            <calcext:condition calcext:apply-style-name="Road1" calcext:value="=&quot;03&quot;" calcext:base-cell-address="LAYERS.AA3"/>
            <calcext:condition calcext:apply-style-name="Road2" calcext:value="=&quot;04&quot;" calcext:base-cell-address="LAYERS.AA3"/>
            <calcext:condition calcext:apply-style-name="Wast" calcext:value="=&quot;05&quot;" calcext:base-cell-address="LAYERS.AA3"/>
            <calcext:condition calcext:apply-style-name="Rock" calcext:value="=&quot;06&quot;" calcext:base-cell-address="LAYERS.AA3"/>
            <calcext:condition calcext:apply-style-name="Water" calcext:value="=&quot;07&quot;" calcext:base-cell-address="LAYERS.AA3"/>
            <calcext:condition calcext:apply-style-name="Empty" calcext:value="=&quot;08&quot;" calcext:base-cell-address="LAYERS.AA3"/>
          </calcext:conditional-format>
          <calcext:conditional-format calcext:target-range-address="LAYERS.AB3:LAYERS.AB3">
            <calcext:condition calcext:apply-style-name="Empty" calcext:value="=&quot;00&quot;" calcext:base-cell-address="LAYERS.AB3"/>
            <calcext:condition calcext:apply-style-name="Grass1" calcext:value="=&quot;01&quot;" calcext:base-cell-address="LAYERS.AB3"/>
            <calcext:condition calcext:apply-style-name="Grass2" calcext:value="=&quot;02&quot;" calcext:base-cell-address="LAYERS.AB3"/>
            <calcext:condition calcext:apply-style-name="Road1" calcext:value="=&quot;03&quot;" calcext:base-cell-address="LAYERS.AB3"/>
            <calcext:condition calcext:apply-style-name="Road2" calcext:value="=&quot;04&quot;" calcext:base-cell-address="LAYERS.AB3"/>
            <calcext:condition calcext:apply-style-name="Wast" calcext:value="=&quot;05&quot;" calcext:base-cell-address="LAYERS.AB3"/>
            <calcext:condition calcext:apply-style-name="Rock" calcext:value="=&quot;06&quot;" calcext:base-cell-address="LAYERS.AB3"/>
            <calcext:condition calcext:apply-style-name="Water" calcext:value="=&quot;07&quot;" calcext:base-cell-address="LAYERS.AB3"/>
            <calcext:condition calcext:apply-style-name="Empty" calcext:value="=&quot;08&quot;" calcext:base-cell-address="LAYERS.AB3"/>
          </calcext:conditional-format>
          <calcext:conditional-format calcext:target-range-address="LAYERS.AC3:LAYERS.AC3">
            <calcext:condition calcext:apply-style-name="Empty" calcext:value="=&quot;00&quot;" calcext:base-cell-address="LAYERS.AC3"/>
            <calcext:condition calcext:apply-style-name="Grass1" calcext:value="=&quot;01&quot;" calcext:base-cell-address="LAYERS.AC3"/>
            <calcext:condition calcext:apply-style-name="Grass2" calcext:value="=&quot;02&quot;" calcext:base-cell-address="LAYERS.AC3"/>
            <calcext:condition calcext:apply-style-name="Road1" calcext:value="=&quot;03&quot;" calcext:base-cell-address="LAYERS.AC3"/>
            <calcext:condition calcext:apply-style-name="Road2" calcext:value="=&quot;04&quot;" calcext:base-cell-address="LAYERS.AC3"/>
            <calcext:condition calcext:apply-style-name="Wast" calcext:value="=&quot;05&quot;" calcext:base-cell-address="LAYERS.AC3"/>
            <calcext:condition calcext:apply-style-name="Rock" calcext:value="=&quot;06&quot;" calcext:base-cell-address="LAYERS.AC3"/>
            <calcext:condition calcext:apply-style-name="Water" calcext:value="=&quot;07&quot;" calcext:base-cell-address="LAYERS.AC3"/>
            <calcext:condition calcext:apply-style-name="Empty" calcext:value="=&quot;08&quot;" calcext:base-cell-address="LAYERS.AC3"/>
          </calcext:conditional-format>
          <calcext:conditional-format calcext:target-range-address="LAYERS.AA4:LAYERS.AA4">
            <calcext:condition calcext:apply-style-name="Empty" calcext:value="=&quot;00&quot;" calcext:base-cell-address="LAYERS.AA4"/>
            <calcext:condition calcext:apply-style-name="Grass1" calcext:value="=&quot;01&quot;" calcext:base-cell-address="LAYERS.AA4"/>
            <calcext:condition calcext:apply-style-name="Grass2" calcext:value="=&quot;02&quot;" calcext:base-cell-address="LAYERS.AA4"/>
            <calcext:condition calcext:apply-style-name="Road1" calcext:value="=&quot;03&quot;" calcext:base-cell-address="LAYERS.AA4"/>
            <calcext:condition calcext:apply-style-name="Road2" calcext:value="=&quot;04&quot;" calcext:base-cell-address="LAYERS.AA4"/>
            <calcext:condition calcext:apply-style-name="Wast" calcext:value="=&quot;05&quot;" calcext:base-cell-address="LAYERS.AA4"/>
            <calcext:condition calcext:apply-style-name="Rock" calcext:value="=&quot;06&quot;" calcext:base-cell-address="LAYERS.AA4"/>
            <calcext:condition calcext:apply-style-name="Water" calcext:value="=&quot;07&quot;" calcext:base-cell-address="LAYERS.AA4"/>
            <calcext:condition calcext:apply-style-name="Empty" calcext:value="=&quot;08&quot;" calcext:base-cell-address="LAYERS.AA4"/>
          </calcext:conditional-format>
          <calcext:conditional-format calcext:target-range-address="LAYERS.AB4:LAYERS.AB4">
            <calcext:condition calcext:apply-style-name="Empty" calcext:value="=&quot;00&quot;" calcext:base-cell-address="LAYERS.AB4"/>
            <calcext:condition calcext:apply-style-name="Grass1" calcext:value="=&quot;01&quot;" calcext:base-cell-address="LAYERS.AB4"/>
            <calcext:condition calcext:apply-style-name="Grass2" calcext:value="=&quot;02&quot;" calcext:base-cell-address="LAYERS.AB4"/>
            <calcext:condition calcext:apply-style-name="Road1" calcext:value="=&quot;03&quot;" calcext:base-cell-address="LAYERS.AB4"/>
            <calcext:condition calcext:apply-style-name="Road2" calcext:value="=&quot;04&quot;" calcext:base-cell-address="LAYERS.AB4"/>
            <calcext:condition calcext:apply-style-name="Wast" calcext:value="=&quot;05&quot;" calcext:base-cell-address="LAYERS.AB4"/>
            <calcext:condition calcext:apply-style-name="Rock" calcext:value="=&quot;06&quot;" calcext:base-cell-address="LAYERS.AB4"/>
            <calcext:condition calcext:apply-style-name="Water" calcext:value="=&quot;07&quot;" calcext:base-cell-address="LAYERS.AB4"/>
            <calcext:condition calcext:apply-style-name="Empty" calcext:value="=&quot;08&quot;" calcext:base-cell-address="LAYERS.AB4"/>
          </calcext:conditional-format>
          <calcext:conditional-format calcext:target-range-address="LAYERS.AC4:LAYERS.AC4">
            <calcext:condition calcext:apply-style-name="Empty" calcext:value="=&quot;00&quot;" calcext:base-cell-address="LAYERS.AC4"/>
            <calcext:condition calcext:apply-style-name="Grass1" calcext:value="=&quot;01&quot;" calcext:base-cell-address="LAYERS.AC4"/>
            <calcext:condition calcext:apply-style-name="Grass2" calcext:value="=&quot;02&quot;" calcext:base-cell-address="LAYERS.AC4"/>
            <calcext:condition calcext:apply-style-name="Road1" calcext:value="=&quot;03&quot;" calcext:base-cell-address="LAYERS.AC4"/>
            <calcext:condition calcext:apply-style-name="Road2" calcext:value="=&quot;04&quot;" calcext:base-cell-address="LAYERS.AC4"/>
            <calcext:condition calcext:apply-style-name="Wast" calcext:value="=&quot;05&quot;" calcext:base-cell-address="LAYERS.AC4"/>
            <calcext:condition calcext:apply-style-name="Rock" calcext:value="=&quot;06&quot;" calcext:base-cell-address="LAYERS.AC4"/>
            <calcext:condition calcext:apply-style-name="Water" calcext:value="=&quot;07&quot;" calcext:base-cell-address="LAYERS.AC4"/>
            <calcext:condition calcext:apply-style-name="Empty" calcext:value="=&quot;08&quot;" calcext:base-cell-address="LAYERS.AC4"/>
          </calcext:conditional-format>
          <calcext:conditional-format calcext:target-range-address="LAYERS.AA5:LAYERS.AA5">
            <calcext:condition calcext:apply-style-name="Empty" calcext:value="=&quot;00&quot;" calcext:base-cell-address="LAYERS.AA5"/>
            <calcext:condition calcext:apply-style-name="Grass1" calcext:value="=&quot;01&quot;" calcext:base-cell-address="LAYERS.AA5"/>
            <calcext:condition calcext:apply-style-name="Grass2" calcext:value="=&quot;02&quot;" calcext:base-cell-address="LAYERS.AA5"/>
            <calcext:condition calcext:apply-style-name="Road1" calcext:value="=&quot;03&quot;" calcext:base-cell-address="LAYERS.AA5"/>
            <calcext:condition calcext:apply-style-name="Road2" calcext:value="=&quot;04&quot;" calcext:base-cell-address="LAYERS.AA5"/>
            <calcext:condition calcext:apply-style-name="Wast" calcext:value="=&quot;05&quot;" calcext:base-cell-address="LAYERS.AA5"/>
            <calcext:condition calcext:apply-style-name="Rock" calcext:value="=&quot;06&quot;" calcext:base-cell-address="LAYERS.AA5"/>
            <calcext:condition calcext:apply-style-name="Water" calcext:value="=&quot;07&quot;" calcext:base-cell-address="LAYERS.AA5"/>
            <calcext:condition calcext:apply-style-name="Empty" calcext:value="=&quot;08&quot;" calcext:base-cell-address="LAYERS.AA5"/>
          </calcext:conditional-format>
          <calcext:conditional-format calcext:target-range-address="LAYERS.AB5:LAYERS.AB5">
            <calcext:condition calcext:apply-style-name="Empty" calcext:value="=&quot;00&quot;" calcext:base-cell-address="LAYERS.AB5"/>
            <calcext:condition calcext:apply-style-name="Grass1" calcext:value="=&quot;01&quot;" calcext:base-cell-address="LAYERS.AB5"/>
            <calcext:condition calcext:apply-style-name="Grass2" calcext:value="=&quot;02&quot;" calcext:base-cell-address="LAYERS.AB5"/>
            <calcext:condition calcext:apply-style-name="Road1" calcext:value="=&quot;03&quot;" calcext:base-cell-address="LAYERS.AB5"/>
            <calcext:condition calcext:apply-style-name="Road2" calcext:value="=&quot;04&quot;" calcext:base-cell-address="LAYERS.AB5"/>
            <calcext:condition calcext:apply-style-name="Wast" calcext:value="=&quot;05&quot;" calcext:base-cell-address="LAYERS.AB5"/>
            <calcext:condition calcext:apply-style-name="Rock" calcext:value="=&quot;06&quot;" calcext:base-cell-address="LAYERS.AB5"/>
            <calcext:condition calcext:apply-style-name="Water" calcext:value="=&quot;07&quot;" calcext:base-cell-address="LAYERS.AB5"/>
            <calcext:condition calcext:apply-style-name="Empty" calcext:value="=&quot;08&quot;" calcext:base-cell-address="LAYERS.AB5"/>
          </calcext:conditional-format>
          <calcext:conditional-format calcext:target-range-address="LAYERS.AC5:LAYERS.AC5">
            <calcext:condition calcext:apply-style-name="Empty" calcext:value="=&quot;00&quot;" calcext:base-cell-address="LAYERS.AC5"/>
            <calcext:condition calcext:apply-style-name="Grass1" calcext:value="=&quot;01&quot;" calcext:base-cell-address="LAYERS.AC5"/>
            <calcext:condition calcext:apply-style-name="Grass2" calcext:value="=&quot;02&quot;" calcext:base-cell-address="LAYERS.AC5"/>
            <calcext:condition calcext:apply-style-name="Road1" calcext:value="=&quot;03&quot;" calcext:base-cell-address="LAYERS.AC5"/>
            <calcext:condition calcext:apply-style-name="Road2" calcext:value="=&quot;04&quot;" calcext:base-cell-address="LAYERS.AC5"/>
            <calcext:condition calcext:apply-style-name="Wast" calcext:value="=&quot;05&quot;" calcext:base-cell-address="LAYERS.AC5"/>
            <calcext:condition calcext:apply-style-name="Rock" calcext:value="=&quot;06&quot;" calcext:base-cell-address="LAYERS.AC5"/>
            <calcext:condition calcext:apply-style-name="Water" calcext:value="=&quot;07&quot;" calcext:base-cell-address="LAYERS.AC5"/>
            <calcext:condition calcext:apply-style-name="Empty" calcext:value="=&quot;08&quot;" calcext:base-cell-address="LAYERS.AC5"/>
          </calcext:conditional-format>
          <calcext:conditional-format calcext:target-range-address="LAYERS.Y3:LAYERS.Y3">
            <calcext:condition calcext:apply-style-name="Empty" calcext:value="=&quot;00&quot;" calcext:base-cell-address="LAYERS.Y3"/>
            <calcext:condition calcext:apply-style-name="Grass1" calcext:value="=&quot;01&quot;" calcext:base-cell-address="LAYERS.Y3"/>
            <calcext:condition calcext:apply-style-name="Grass2" calcext:value="=&quot;02&quot;" calcext:base-cell-address="LAYERS.Y3"/>
            <calcext:condition calcext:apply-style-name="Road1" calcext:value="=&quot;03&quot;" calcext:base-cell-address="LAYERS.Y3"/>
            <calcext:condition calcext:apply-style-name="Road2" calcext:value="=&quot;04&quot;" calcext:base-cell-address="LAYERS.Y3"/>
            <calcext:condition calcext:apply-style-name="Wast" calcext:value="=&quot;05&quot;" calcext:base-cell-address="LAYERS.Y3"/>
            <calcext:condition calcext:apply-style-name="Rock" calcext:value="=&quot;06&quot;" calcext:base-cell-address="LAYERS.Y3"/>
            <calcext:condition calcext:apply-style-name="Water" calcext:value="=&quot;07&quot;" calcext:base-cell-address="LAYERS.Y3"/>
            <calcext:condition calcext:apply-style-name="Empty" calcext:value="=&quot;08&quot;" calcext:base-cell-address="LAYERS.Y3"/>
          </calcext:conditional-format>
          <calcext:conditional-format calcext:target-range-address="LAYERS.Z3:LAYERS.Z3">
            <calcext:condition calcext:apply-style-name="Empty" calcext:value="=&quot;00&quot;" calcext:base-cell-address="LAYERS.Z3"/>
            <calcext:condition calcext:apply-style-name="Grass1" calcext:value="=&quot;01&quot;" calcext:base-cell-address="LAYERS.Z3"/>
            <calcext:condition calcext:apply-style-name="Grass2" calcext:value="=&quot;02&quot;" calcext:base-cell-address="LAYERS.Z3"/>
            <calcext:condition calcext:apply-style-name="Road1" calcext:value="=&quot;03&quot;" calcext:base-cell-address="LAYERS.Z3"/>
            <calcext:condition calcext:apply-style-name="Road2" calcext:value="=&quot;04&quot;" calcext:base-cell-address="LAYERS.Z3"/>
            <calcext:condition calcext:apply-style-name="Wast" calcext:value="=&quot;05&quot;" calcext:base-cell-address="LAYERS.Z3"/>
            <calcext:condition calcext:apply-style-name="Rock" calcext:value="=&quot;06&quot;" calcext:base-cell-address="LAYERS.Z3"/>
            <calcext:condition calcext:apply-style-name="Water" calcext:value="=&quot;07&quot;" calcext:base-cell-address="LAYERS.Z3"/>
            <calcext:condition calcext:apply-style-name="Empty" calcext:value="=&quot;08&quot;" calcext:base-cell-address="LAYERS.Z3"/>
          </calcext:conditional-format>
          <calcext:conditional-format calcext:target-range-address="LAYERS.Y4:LAYERS.Y4">
            <calcext:condition calcext:apply-style-name="Empty" calcext:value="=&quot;00&quot;" calcext:base-cell-address="LAYERS.Y4"/>
            <calcext:condition calcext:apply-style-name="Grass1" calcext:value="=&quot;01&quot;" calcext:base-cell-address="LAYERS.Y4"/>
            <calcext:condition calcext:apply-style-name="Grass2" calcext:value="=&quot;02&quot;" calcext:base-cell-address="LAYERS.Y4"/>
            <calcext:condition calcext:apply-style-name="Road1" calcext:value="=&quot;03&quot;" calcext:base-cell-address="LAYERS.Y4"/>
            <calcext:condition calcext:apply-style-name="Road2" calcext:value="=&quot;04&quot;" calcext:base-cell-address="LAYERS.Y4"/>
            <calcext:condition calcext:apply-style-name="Wast" calcext:value="=&quot;05&quot;" calcext:base-cell-address="LAYERS.Y4"/>
            <calcext:condition calcext:apply-style-name="Rock" calcext:value="=&quot;06&quot;" calcext:base-cell-address="LAYERS.Y4"/>
            <calcext:condition calcext:apply-style-name="Water" calcext:value="=&quot;07&quot;" calcext:base-cell-address="LAYERS.Y4"/>
            <calcext:condition calcext:apply-style-name="Empty" calcext:value="=&quot;08&quot;" calcext:base-cell-address="LAYERS.Y4"/>
          </calcext:conditional-format>
          <calcext:conditional-format calcext:target-range-address="LAYERS.Z4:LAYERS.Z4">
            <calcext:condition calcext:apply-style-name="Empty" calcext:value="=&quot;00&quot;" calcext:base-cell-address="LAYERS.Z4"/>
            <calcext:condition calcext:apply-style-name="Grass1" calcext:value="=&quot;01&quot;" calcext:base-cell-address="LAYERS.Z4"/>
            <calcext:condition calcext:apply-style-name="Grass2" calcext:value="=&quot;02&quot;" calcext:base-cell-address="LAYERS.Z4"/>
            <calcext:condition calcext:apply-style-name="Road1" calcext:value="=&quot;03&quot;" calcext:base-cell-address="LAYERS.Z4"/>
            <calcext:condition calcext:apply-style-name="Road2" calcext:value="=&quot;04&quot;" calcext:base-cell-address="LAYERS.Z4"/>
            <calcext:condition calcext:apply-style-name="Wast" calcext:value="=&quot;05&quot;" calcext:base-cell-address="LAYERS.Z4"/>
            <calcext:condition calcext:apply-style-name="Rock" calcext:value="=&quot;06&quot;" calcext:base-cell-address="LAYERS.Z4"/>
            <calcext:condition calcext:apply-style-name="Water" calcext:value="=&quot;07&quot;" calcext:base-cell-address="LAYERS.Z4"/>
            <calcext:condition calcext:apply-style-name="Empty" calcext:value="=&quot;08&quot;" calcext:base-cell-address="LAYERS.Z4"/>
          </calcext:conditional-format>
          <calcext:conditional-format calcext:target-range-address="LAYERS.J3:LAYERS.J3">
            <calcext:condition calcext:apply-style-name="Empty" calcext:value="=&quot;00&quot;" calcext:base-cell-address="LAYERS.J3"/>
            <calcext:condition calcext:apply-style-name="Grass1" calcext:value="=&quot;01&quot;" calcext:base-cell-address="LAYERS.J3"/>
            <calcext:condition calcext:apply-style-name="Grass2" calcext:value="=&quot;02&quot;" calcext:base-cell-address="LAYERS.J3"/>
            <calcext:condition calcext:apply-style-name="Road1" calcext:value="=&quot;03&quot;" calcext:base-cell-address="LAYERS.J3"/>
            <calcext:condition calcext:apply-style-name="Road2" calcext:value="=&quot;04&quot;" calcext:base-cell-address="LAYERS.J3"/>
            <calcext:condition calcext:apply-style-name="Wast" calcext:value="=&quot;05&quot;" calcext:base-cell-address="LAYERS.J3"/>
            <calcext:condition calcext:apply-style-name="Rock" calcext:value="=&quot;06&quot;" calcext:base-cell-address="LAYERS.J3"/>
            <calcext:condition calcext:apply-style-name="Water" calcext:value="=&quot;07&quot;" calcext:base-cell-address="LAYERS.J3"/>
            <calcext:condition calcext:apply-style-name="Empty" calcext:value="=&quot;08&quot;" calcext:base-cell-address="LAYERS.J3"/>
          </calcext:conditional-format>
          <calcext:conditional-format calcext:target-range-address="LAYERS.K3:LAYERS.K3">
            <calcext:condition calcext:apply-style-name="Empty" calcext:value="=&quot;00&quot;" calcext:base-cell-address="LAYERS.K3"/>
            <calcext:condition calcext:apply-style-name="Grass1" calcext:value="=&quot;01&quot;" calcext:base-cell-address="LAYERS.K3"/>
            <calcext:condition calcext:apply-style-name="Grass2" calcext:value="=&quot;02&quot;" calcext:base-cell-address="LAYERS.K3"/>
            <calcext:condition calcext:apply-style-name="Road1" calcext:value="=&quot;03&quot;" calcext:base-cell-address="LAYERS.K3"/>
            <calcext:condition calcext:apply-style-name="Road2" calcext:value="=&quot;04&quot;" calcext:base-cell-address="LAYERS.K3"/>
            <calcext:condition calcext:apply-style-name="Wast" calcext:value="=&quot;05&quot;" calcext:base-cell-address="LAYERS.K3"/>
            <calcext:condition calcext:apply-style-name="Rock" calcext:value="=&quot;06&quot;" calcext:base-cell-address="LAYERS.K3"/>
            <calcext:condition calcext:apply-style-name="Water" calcext:value="=&quot;07&quot;" calcext:base-cell-address="LAYERS.K3"/>
            <calcext:condition calcext:apply-style-name="Empty" calcext:value="=&quot;08&quot;" calcext:base-cell-address="LAYERS.K3"/>
          </calcext:conditional-format>
          <calcext:conditional-format calcext:target-range-address="LAYERS.L3:LAYERS.L3">
            <calcext:condition calcext:apply-style-name="Empty" calcext:value="=&quot;00&quot;" calcext:base-cell-address="LAYERS.L3"/>
            <calcext:condition calcext:apply-style-name="Grass1" calcext:value="=&quot;01&quot;" calcext:base-cell-address="LAYERS.L3"/>
            <calcext:condition calcext:apply-style-name="Grass2" calcext:value="=&quot;02&quot;" calcext:base-cell-address="LAYERS.L3"/>
            <calcext:condition calcext:apply-style-name="Road1" calcext:value="=&quot;03&quot;" calcext:base-cell-address="LAYERS.L3"/>
            <calcext:condition calcext:apply-style-name="Road2" calcext:value="=&quot;04&quot;" calcext:base-cell-address="LAYERS.L3"/>
            <calcext:condition calcext:apply-style-name="Wast" calcext:value="=&quot;05&quot;" calcext:base-cell-address="LAYERS.L3"/>
            <calcext:condition calcext:apply-style-name="Rock" calcext:value="=&quot;06&quot;" calcext:base-cell-address="LAYERS.L3"/>
            <calcext:condition calcext:apply-style-name="Water" calcext:value="=&quot;07&quot;" calcext:base-cell-address="LAYERS.L3"/>
            <calcext:condition calcext:apply-style-name="Empty" calcext:value="=&quot;08&quot;" calcext:base-cell-address="LAYERS.L3"/>
          </calcext:conditional-format>
          <calcext:conditional-format calcext:target-range-address="LAYERS.M3:LAYERS.M3">
            <calcext:condition calcext:apply-style-name="Empty" calcext:value="=&quot;00&quot;" calcext:base-cell-address="LAYERS.M3"/>
            <calcext:condition calcext:apply-style-name="Grass1" calcext:value="=&quot;01&quot;" calcext:base-cell-address="LAYERS.M3"/>
            <calcext:condition calcext:apply-style-name="Grass2" calcext:value="=&quot;02&quot;" calcext:base-cell-address="LAYERS.M3"/>
            <calcext:condition calcext:apply-style-name="Road1" calcext:value="=&quot;03&quot;" calcext:base-cell-address="LAYERS.M3"/>
            <calcext:condition calcext:apply-style-name="Road2" calcext:value="=&quot;04&quot;" calcext:base-cell-address="LAYERS.M3"/>
            <calcext:condition calcext:apply-style-name="Wast" calcext:value="=&quot;05&quot;" calcext:base-cell-address="LAYERS.M3"/>
            <calcext:condition calcext:apply-style-name="Rock" calcext:value="=&quot;06&quot;" calcext:base-cell-address="LAYERS.M3"/>
            <calcext:condition calcext:apply-style-name="Water" calcext:value="=&quot;07&quot;" calcext:base-cell-address="LAYERS.M3"/>
            <calcext:condition calcext:apply-style-name="Empty" calcext:value="=&quot;08&quot;" calcext:base-cell-address="LAYERS.M3"/>
          </calcext:conditional-format>
          <calcext:conditional-format calcext:target-range-address="LAYERS.N3:LAYERS.N3">
            <calcext:condition calcext:apply-style-name="Empty" calcext:value="=&quot;00&quot;" calcext:base-cell-address="LAYERS.N3"/>
            <calcext:condition calcext:apply-style-name="Grass1" calcext:value="=&quot;01&quot;" calcext:base-cell-address="LAYERS.N3"/>
            <calcext:condition calcext:apply-style-name="Grass2" calcext:value="=&quot;02&quot;" calcext:base-cell-address="LAYERS.N3"/>
            <calcext:condition calcext:apply-style-name="Road1" calcext:value="=&quot;03&quot;" calcext:base-cell-address="LAYERS.N3"/>
            <calcext:condition calcext:apply-style-name="Road2" calcext:value="=&quot;04&quot;" calcext:base-cell-address="LAYERS.N3"/>
            <calcext:condition calcext:apply-style-name="Wast" calcext:value="=&quot;05&quot;" calcext:base-cell-address="LAYERS.N3"/>
            <calcext:condition calcext:apply-style-name="Rock" calcext:value="=&quot;06&quot;" calcext:base-cell-address="LAYERS.N3"/>
            <calcext:condition calcext:apply-style-name="Water" calcext:value="=&quot;07&quot;" calcext:base-cell-address="LAYERS.N3"/>
            <calcext:condition calcext:apply-style-name="Empty" calcext:value="=&quot;08&quot;" calcext:base-cell-address="LAYERS.N3"/>
          </calcext:conditional-format>
          <calcext:conditional-format calcext:target-range-address="LAYERS.O3:LAYERS.O3">
            <calcext:condition calcext:apply-style-name="Empty" calcext:value="=&quot;00&quot;" calcext:base-cell-address="LAYERS.O3"/>
            <calcext:condition calcext:apply-style-name="Grass1" calcext:value="=&quot;01&quot;" calcext:base-cell-address="LAYERS.O3"/>
            <calcext:condition calcext:apply-style-name="Grass2" calcext:value="=&quot;02&quot;" calcext:base-cell-address="LAYERS.O3"/>
            <calcext:condition calcext:apply-style-name="Road1" calcext:value="=&quot;03&quot;" calcext:base-cell-address="LAYERS.O3"/>
            <calcext:condition calcext:apply-style-name="Road2" calcext:value="=&quot;04&quot;" calcext:base-cell-address="LAYERS.O3"/>
            <calcext:condition calcext:apply-style-name="Wast" calcext:value="=&quot;05&quot;" calcext:base-cell-address="LAYERS.O3"/>
            <calcext:condition calcext:apply-style-name="Rock" calcext:value="=&quot;06&quot;" calcext:base-cell-address="LAYERS.O3"/>
            <calcext:condition calcext:apply-style-name="Water" calcext:value="=&quot;07&quot;" calcext:base-cell-address="LAYERS.O3"/>
            <calcext:condition calcext:apply-style-name="Empty" calcext:value="=&quot;08&quot;" calcext:base-cell-address="LAYERS.O3"/>
          </calcext:conditional-format>
          <calcext:conditional-format calcext:target-range-address="LAYERS.P3:LAYERS.P3">
            <calcext:condition calcext:apply-style-name="Empty" calcext:value="=&quot;00&quot;" calcext:base-cell-address="LAYERS.P3"/>
            <calcext:condition calcext:apply-style-name="Grass1" calcext:value="=&quot;01&quot;" calcext:base-cell-address="LAYERS.P3"/>
            <calcext:condition calcext:apply-style-name="Grass2" calcext:value="=&quot;02&quot;" calcext:base-cell-address="LAYERS.P3"/>
            <calcext:condition calcext:apply-style-name="Road1" calcext:value="=&quot;03&quot;" calcext:base-cell-address="LAYERS.P3"/>
            <calcext:condition calcext:apply-style-name="Road2" calcext:value="=&quot;04&quot;" calcext:base-cell-address="LAYERS.P3"/>
            <calcext:condition calcext:apply-style-name="Wast" calcext:value="=&quot;05&quot;" calcext:base-cell-address="LAYERS.P3"/>
            <calcext:condition calcext:apply-style-name="Rock" calcext:value="=&quot;06&quot;" calcext:base-cell-address="LAYERS.P3"/>
            <calcext:condition calcext:apply-style-name="Water" calcext:value="=&quot;07&quot;" calcext:base-cell-address="LAYERS.P3"/>
            <calcext:condition calcext:apply-style-name="Empty" calcext:value="=&quot;08&quot;" calcext:base-cell-address="LAYERS.P3"/>
          </calcext:conditional-format>
          <calcext:conditional-format calcext:target-range-address="LAYERS.Q3:LAYERS.Q3">
            <calcext:condition calcext:apply-style-name="Empty" calcext:value="=&quot;00&quot;" calcext:base-cell-address="LAYERS.Q3"/>
            <calcext:condition calcext:apply-style-name="Grass1" calcext:value="=&quot;01&quot;" calcext:base-cell-address="LAYERS.Q3"/>
            <calcext:condition calcext:apply-style-name="Grass2" calcext:value="=&quot;02&quot;" calcext:base-cell-address="LAYERS.Q3"/>
            <calcext:condition calcext:apply-style-name="Road1" calcext:value="=&quot;03&quot;" calcext:base-cell-address="LAYERS.Q3"/>
            <calcext:condition calcext:apply-style-name="Road2" calcext:value="=&quot;04&quot;" calcext:base-cell-address="LAYERS.Q3"/>
            <calcext:condition calcext:apply-style-name="Wast" calcext:value="=&quot;05&quot;" calcext:base-cell-address="LAYERS.Q3"/>
            <calcext:condition calcext:apply-style-name="Rock" calcext:value="=&quot;06&quot;" calcext:base-cell-address="LAYERS.Q3"/>
            <calcext:condition calcext:apply-style-name="Water" calcext:value="=&quot;07&quot;" calcext:base-cell-address="LAYERS.Q3"/>
            <calcext:condition calcext:apply-style-name="Empty" calcext:value="=&quot;08&quot;" calcext:base-cell-address="LAYERS.Q3"/>
          </calcext:conditional-format>
          <calcext:conditional-format calcext:target-range-address="LAYERS.R3:LAYERS.R3">
            <calcext:condition calcext:apply-style-name="Empty" calcext:value="=&quot;00&quot;" calcext:base-cell-address="LAYERS.R3"/>
            <calcext:condition calcext:apply-style-name="Grass1" calcext:value="=&quot;01&quot;" calcext:base-cell-address="LAYERS.R3"/>
            <calcext:condition calcext:apply-style-name="Grass2" calcext:value="=&quot;02&quot;" calcext:base-cell-address="LAYERS.R3"/>
            <calcext:condition calcext:apply-style-name="Road1" calcext:value="=&quot;03&quot;" calcext:base-cell-address="LAYERS.R3"/>
            <calcext:condition calcext:apply-style-name="Road2" calcext:value="=&quot;04&quot;" calcext:base-cell-address="LAYERS.R3"/>
            <calcext:condition calcext:apply-style-name="Wast" calcext:value="=&quot;05&quot;" calcext:base-cell-address="LAYERS.R3"/>
            <calcext:condition calcext:apply-style-name="Rock" calcext:value="=&quot;06&quot;" calcext:base-cell-address="LAYERS.R3"/>
            <calcext:condition calcext:apply-style-name="Water" calcext:value="=&quot;07&quot;" calcext:base-cell-address="LAYERS.R3"/>
            <calcext:condition calcext:apply-style-name="Empty" calcext:value="=&quot;08&quot;" calcext:base-cell-address="LAYERS.R3"/>
          </calcext:conditional-format>
          <calcext:conditional-format calcext:target-range-address="LAYERS.S3:LAYERS.S3">
            <calcext:condition calcext:apply-style-name="Empty" calcext:value="=&quot;00&quot;" calcext:base-cell-address="LAYERS.S3"/>
            <calcext:condition calcext:apply-style-name="Grass1" calcext:value="=&quot;01&quot;" calcext:base-cell-address="LAYERS.S3"/>
            <calcext:condition calcext:apply-style-name="Grass2" calcext:value="=&quot;02&quot;" calcext:base-cell-address="LAYERS.S3"/>
            <calcext:condition calcext:apply-style-name="Road1" calcext:value="=&quot;03&quot;" calcext:base-cell-address="LAYERS.S3"/>
            <calcext:condition calcext:apply-style-name="Road2" calcext:value="=&quot;04&quot;" calcext:base-cell-address="LAYERS.S3"/>
            <calcext:condition calcext:apply-style-name="Wast" calcext:value="=&quot;05&quot;" calcext:base-cell-address="LAYERS.S3"/>
            <calcext:condition calcext:apply-style-name="Rock" calcext:value="=&quot;06&quot;" calcext:base-cell-address="LAYERS.S3"/>
            <calcext:condition calcext:apply-style-name="Water" calcext:value="=&quot;07&quot;" calcext:base-cell-address="LAYERS.S3"/>
            <calcext:condition calcext:apply-style-name="Empty" calcext:value="=&quot;08&quot;" calcext:base-cell-address="LAYERS.S3"/>
          </calcext:conditional-format>
          <calcext:conditional-format calcext:target-range-address="LAYERS.T3:LAYERS.T3">
            <calcext:condition calcext:apply-style-name="Empty" calcext:value="=&quot;00&quot;" calcext:base-cell-address="LAYERS.T3"/>
            <calcext:condition calcext:apply-style-name="Grass1" calcext:value="=&quot;01&quot;" calcext:base-cell-address="LAYERS.T3"/>
            <calcext:condition calcext:apply-style-name="Grass2" calcext:value="=&quot;02&quot;" calcext:base-cell-address="LAYERS.T3"/>
            <calcext:condition calcext:apply-style-name="Road1" calcext:value="=&quot;03&quot;" calcext:base-cell-address="LAYERS.T3"/>
            <calcext:condition calcext:apply-style-name="Road2" calcext:value="=&quot;04&quot;" calcext:base-cell-address="LAYERS.T3"/>
            <calcext:condition calcext:apply-style-name="Wast" calcext:value="=&quot;05&quot;" calcext:base-cell-address="LAYERS.T3"/>
            <calcext:condition calcext:apply-style-name="Rock" calcext:value="=&quot;06&quot;" calcext:base-cell-address="LAYERS.T3"/>
            <calcext:condition calcext:apply-style-name="Water" calcext:value="=&quot;07&quot;" calcext:base-cell-address="LAYERS.T3"/>
            <calcext:condition calcext:apply-style-name="Empty" calcext:value="=&quot;08&quot;" calcext:base-cell-address="LAYERS.T3"/>
          </calcext:conditional-format>
          <calcext:conditional-format calcext:target-range-address="LAYERS.U3:LAYERS.U3">
            <calcext:condition calcext:apply-style-name="Empty" calcext:value="=&quot;00&quot;" calcext:base-cell-address="LAYERS.U3"/>
            <calcext:condition calcext:apply-style-name="Grass1" calcext:value="=&quot;01&quot;" calcext:base-cell-address="LAYERS.U3"/>
            <calcext:condition calcext:apply-style-name="Grass2" calcext:value="=&quot;02&quot;" calcext:base-cell-address="LAYERS.U3"/>
            <calcext:condition calcext:apply-style-name="Road1" calcext:value="=&quot;03&quot;" calcext:base-cell-address="LAYERS.U3"/>
            <calcext:condition calcext:apply-style-name="Road2" calcext:value="=&quot;04&quot;" calcext:base-cell-address="LAYERS.U3"/>
            <calcext:condition calcext:apply-style-name="Wast" calcext:value="=&quot;05&quot;" calcext:base-cell-address="LAYERS.U3"/>
            <calcext:condition calcext:apply-style-name="Rock" calcext:value="=&quot;06&quot;" calcext:base-cell-address="LAYERS.U3"/>
            <calcext:condition calcext:apply-style-name="Water" calcext:value="=&quot;07&quot;" calcext:base-cell-address="LAYERS.U3"/>
            <calcext:condition calcext:apply-style-name="Empty" calcext:value="=&quot;08&quot;" calcext:base-cell-address="LAYERS.U3"/>
          </calcext:conditional-format>
          <calcext:conditional-format calcext:target-range-address="LAYERS.V3:LAYERS.V3">
            <calcext:condition calcext:apply-style-name="Empty" calcext:value="=&quot;00&quot;" calcext:base-cell-address="LAYERS.V3"/>
            <calcext:condition calcext:apply-style-name="Grass1" calcext:value="=&quot;01&quot;" calcext:base-cell-address="LAYERS.V3"/>
            <calcext:condition calcext:apply-style-name="Grass2" calcext:value="=&quot;02&quot;" calcext:base-cell-address="LAYERS.V3"/>
            <calcext:condition calcext:apply-style-name="Road1" calcext:value="=&quot;03&quot;" calcext:base-cell-address="LAYERS.V3"/>
            <calcext:condition calcext:apply-style-name="Road2" calcext:value="=&quot;04&quot;" calcext:base-cell-address="LAYERS.V3"/>
            <calcext:condition calcext:apply-style-name="Wast" calcext:value="=&quot;05&quot;" calcext:base-cell-address="LAYERS.V3"/>
            <calcext:condition calcext:apply-style-name="Rock" calcext:value="=&quot;06&quot;" calcext:base-cell-address="LAYERS.V3"/>
            <calcext:condition calcext:apply-style-name="Water" calcext:value="=&quot;07&quot;" calcext:base-cell-address="LAYERS.V3"/>
            <calcext:condition calcext:apply-style-name="Empty" calcext:value="=&quot;08&quot;" calcext:base-cell-address="LAYERS.V3"/>
          </calcext:conditional-format>
          <calcext:conditional-format calcext:target-range-address="LAYERS.W3:LAYERS.W3">
            <calcext:condition calcext:apply-style-name="Empty" calcext:value="=&quot;00&quot;" calcext:base-cell-address="LAYERS.W3"/>
            <calcext:condition calcext:apply-style-name="Grass1" calcext:value="=&quot;01&quot;" calcext:base-cell-address="LAYERS.W3"/>
            <calcext:condition calcext:apply-style-name="Grass2" calcext:value="=&quot;02&quot;" calcext:base-cell-address="LAYERS.W3"/>
            <calcext:condition calcext:apply-style-name="Road1" calcext:value="=&quot;03&quot;" calcext:base-cell-address="LAYERS.W3"/>
            <calcext:condition calcext:apply-style-name="Road2" calcext:value="=&quot;04&quot;" calcext:base-cell-address="LAYERS.W3"/>
            <calcext:condition calcext:apply-style-name="Wast" calcext:value="=&quot;05&quot;" calcext:base-cell-address="LAYERS.W3"/>
            <calcext:condition calcext:apply-style-name="Rock" calcext:value="=&quot;06&quot;" calcext:base-cell-address="LAYERS.W3"/>
            <calcext:condition calcext:apply-style-name="Water" calcext:value="=&quot;07&quot;" calcext:base-cell-address="LAYERS.W3"/>
            <calcext:condition calcext:apply-style-name="Empty" calcext:value="=&quot;08&quot;" calcext:base-cell-address="LAYERS.W3"/>
          </calcext:conditional-format>
          <calcext:conditional-format calcext:target-range-address="LAYERS.X3:LAYERS.X3">
            <calcext:condition calcext:apply-style-name="Empty" calcext:value="=&quot;00&quot;" calcext:base-cell-address="LAYERS.X3"/>
            <calcext:condition calcext:apply-style-name="Grass1" calcext:value="=&quot;01&quot;" calcext:base-cell-address="LAYERS.X3"/>
            <calcext:condition calcext:apply-style-name="Grass2" calcext:value="=&quot;02&quot;" calcext:base-cell-address="LAYERS.X3"/>
            <calcext:condition calcext:apply-style-name="Road1" calcext:value="=&quot;03&quot;" calcext:base-cell-address="LAYERS.X3"/>
            <calcext:condition calcext:apply-style-name="Road2" calcext:value="=&quot;04&quot;" calcext:base-cell-address="LAYERS.X3"/>
            <calcext:condition calcext:apply-style-name="Wast" calcext:value="=&quot;05&quot;" calcext:base-cell-address="LAYERS.X3"/>
            <calcext:condition calcext:apply-style-name="Rock" calcext:value="=&quot;06&quot;" calcext:base-cell-address="LAYERS.X3"/>
            <calcext:condition calcext:apply-style-name="Water" calcext:value="=&quot;07&quot;" calcext:base-cell-address="LAYERS.X3"/>
            <calcext:condition calcext:apply-style-name="Empty" calcext:value="=&quot;08&quot;" calcext:base-cell-address="LAYERS.X3"/>
          </calcext:conditional-format>
          <calcext:conditional-format calcext:target-range-address="LAYERS.N4:LAYERS.N4">
            <calcext:condition calcext:apply-style-name="Empty" calcext:value="=&quot;00&quot;" calcext:base-cell-address="LAYERS.N4"/>
            <calcext:condition calcext:apply-style-name="Grass1" calcext:value="=&quot;01&quot;" calcext:base-cell-address="LAYERS.N4"/>
            <calcext:condition calcext:apply-style-name="Grass2" calcext:value="=&quot;02&quot;" calcext:base-cell-address="LAYERS.N4"/>
            <calcext:condition calcext:apply-style-name="Road1" calcext:value="=&quot;03&quot;" calcext:base-cell-address="LAYERS.N4"/>
            <calcext:condition calcext:apply-style-name="Road2" calcext:value="=&quot;04&quot;" calcext:base-cell-address="LAYERS.N4"/>
            <calcext:condition calcext:apply-style-name="Wast" calcext:value="=&quot;05&quot;" calcext:base-cell-address="LAYERS.N4"/>
            <calcext:condition calcext:apply-style-name="Rock" calcext:value="=&quot;06&quot;" calcext:base-cell-address="LAYERS.N4"/>
            <calcext:condition calcext:apply-style-name="Water" calcext:value="=&quot;07&quot;" calcext:base-cell-address="LAYERS.N4"/>
            <calcext:condition calcext:apply-style-name="Empty" calcext:value="=&quot;08&quot;" calcext:base-cell-address="LAYERS.N4"/>
          </calcext:conditional-format>
          <calcext:conditional-format calcext:target-range-address="LAYERS.N5:LAYERS.N5">
            <calcext:condition calcext:apply-style-name="Empty" calcext:value="=&quot;00&quot;" calcext:base-cell-address="LAYERS.N5"/>
            <calcext:condition calcext:apply-style-name="Grass1" calcext:value="=&quot;01&quot;" calcext:base-cell-address="LAYERS.N5"/>
            <calcext:condition calcext:apply-style-name="Grass2" calcext:value="=&quot;02&quot;" calcext:base-cell-address="LAYERS.N5"/>
            <calcext:condition calcext:apply-style-name="Road1" calcext:value="=&quot;03&quot;" calcext:base-cell-address="LAYERS.N5"/>
            <calcext:condition calcext:apply-style-name="Road2" calcext:value="=&quot;04&quot;" calcext:base-cell-address="LAYERS.N5"/>
            <calcext:condition calcext:apply-style-name="Wast" calcext:value="=&quot;05&quot;" calcext:base-cell-address="LAYERS.N5"/>
            <calcext:condition calcext:apply-style-name="Rock" calcext:value="=&quot;06&quot;" calcext:base-cell-address="LAYERS.N5"/>
            <calcext:condition calcext:apply-style-name="Water" calcext:value="=&quot;07&quot;" calcext:base-cell-address="LAYERS.N5"/>
            <calcext:condition calcext:apply-style-name="Empty" calcext:value="=&quot;08&quot;" calcext:base-cell-address="LAYERS.N5"/>
          </calcext:conditional-format>
          <calcext:conditional-format calcext:target-range-address="LAYERS.S4:LAYERS.S4">
            <calcext:condition calcext:apply-style-name="Empty" calcext:value="=&quot;00&quot;" calcext:base-cell-address="LAYERS.S4"/>
            <calcext:condition calcext:apply-style-name="Grass1" calcext:value="=&quot;01&quot;" calcext:base-cell-address="LAYERS.S4"/>
            <calcext:condition calcext:apply-style-name="Grass2" calcext:value="=&quot;02&quot;" calcext:base-cell-address="LAYERS.S4"/>
            <calcext:condition calcext:apply-style-name="Road1" calcext:value="=&quot;03&quot;" calcext:base-cell-address="LAYERS.S4"/>
            <calcext:condition calcext:apply-style-name="Road2" calcext:value="=&quot;04&quot;" calcext:base-cell-address="LAYERS.S4"/>
            <calcext:condition calcext:apply-style-name="Wast" calcext:value="=&quot;05&quot;" calcext:base-cell-address="LAYERS.S4"/>
            <calcext:condition calcext:apply-style-name="Rock" calcext:value="=&quot;06&quot;" calcext:base-cell-address="LAYERS.S4"/>
            <calcext:condition calcext:apply-style-name="Water" calcext:value="=&quot;07&quot;" calcext:base-cell-address="LAYERS.S4"/>
            <calcext:condition calcext:apply-style-name="Empty" calcext:value="=&quot;08&quot;" calcext:base-cell-address="LAYERS.S4"/>
          </calcext:conditional-format>
          <calcext:conditional-format calcext:target-range-address="LAYERS.D3:LAYERS.D3">
            <calcext:condition calcext:apply-style-name="Empty" calcext:value="=&quot;00&quot;" calcext:base-cell-address="LAYERS.D3"/>
            <calcext:condition calcext:apply-style-name="Grass1" calcext:value="=&quot;01&quot;" calcext:base-cell-address="LAYERS.D3"/>
            <calcext:condition calcext:apply-style-name="Grass2" calcext:value="=&quot;02&quot;" calcext:base-cell-address="LAYERS.D3"/>
            <calcext:condition calcext:apply-style-name="Road1" calcext:value="=&quot;03&quot;" calcext:base-cell-address="LAYERS.D3"/>
            <calcext:condition calcext:apply-style-name="Road2" calcext:value="=&quot;04&quot;" calcext:base-cell-address="LAYERS.D3"/>
            <calcext:condition calcext:apply-style-name="Wast" calcext:value="=&quot;05&quot;" calcext:base-cell-address="LAYERS.D3"/>
            <calcext:condition calcext:apply-style-name="Rock" calcext:value="=&quot;06&quot;" calcext:base-cell-address="LAYERS.D3"/>
            <calcext:condition calcext:apply-style-name="Water" calcext:value="=&quot;07&quot;" calcext:base-cell-address="LAYERS.D3"/>
            <calcext:condition calcext:apply-style-name="Empty" calcext:value="=&quot;08&quot;" calcext:base-cell-address="LAYERS.D3"/>
          </calcext:conditional-format>
          <calcext:conditional-format calcext:target-range-address="LAYERS.E3:LAYERS.E3">
            <calcext:condition calcext:apply-style-name="Empty" calcext:value="=&quot;00&quot;" calcext:base-cell-address="LAYERS.E3"/>
            <calcext:condition calcext:apply-style-name="Grass1" calcext:value="=&quot;01&quot;" calcext:base-cell-address="LAYERS.E3"/>
            <calcext:condition calcext:apply-style-name="Grass2" calcext:value="=&quot;02&quot;" calcext:base-cell-address="LAYERS.E3"/>
            <calcext:condition calcext:apply-style-name="Road1" calcext:value="=&quot;03&quot;" calcext:base-cell-address="LAYERS.E3"/>
            <calcext:condition calcext:apply-style-name="Road2" calcext:value="=&quot;04&quot;" calcext:base-cell-address="LAYERS.E3"/>
            <calcext:condition calcext:apply-style-name="Wast" calcext:value="=&quot;05&quot;" calcext:base-cell-address="LAYERS.E3"/>
            <calcext:condition calcext:apply-style-name="Rock" calcext:value="=&quot;06&quot;" calcext:base-cell-address="LAYERS.E3"/>
            <calcext:condition calcext:apply-style-name="Water" calcext:value="=&quot;07&quot;" calcext:base-cell-address="LAYERS.E3"/>
            <calcext:condition calcext:apply-style-name="Empty" calcext:value="=&quot;08&quot;" calcext:base-cell-address="LAYERS.E3"/>
          </calcext:conditional-format>
          <calcext:conditional-format calcext:target-range-address="LAYERS.F3:LAYERS.F3">
            <calcext:condition calcext:apply-style-name="Empty" calcext:value="=&quot;00&quot;" calcext:base-cell-address="LAYERS.F3"/>
            <calcext:condition calcext:apply-style-name="Grass1" calcext:value="=&quot;01&quot;" calcext:base-cell-address="LAYERS.F3"/>
            <calcext:condition calcext:apply-style-name="Grass2" calcext:value="=&quot;02&quot;" calcext:base-cell-address="LAYERS.F3"/>
            <calcext:condition calcext:apply-style-name="Road1" calcext:value="=&quot;03&quot;" calcext:base-cell-address="LAYERS.F3"/>
            <calcext:condition calcext:apply-style-name="Road2" calcext:value="=&quot;04&quot;" calcext:base-cell-address="LAYERS.F3"/>
            <calcext:condition calcext:apply-style-name="Wast" calcext:value="=&quot;05&quot;" calcext:base-cell-address="LAYERS.F3"/>
            <calcext:condition calcext:apply-style-name="Rock" calcext:value="=&quot;06&quot;" calcext:base-cell-address="LAYERS.F3"/>
            <calcext:condition calcext:apply-style-name="Water" calcext:value="=&quot;07&quot;" calcext:base-cell-address="LAYERS.F3"/>
            <calcext:condition calcext:apply-style-name="Empty" calcext:value="=&quot;08&quot;" calcext:base-cell-address="LAYERS.F3"/>
          </calcext:conditional-format>
          <calcext:conditional-format calcext:target-range-address="LAYERS.G3:LAYERS.G3">
            <calcext:condition calcext:apply-style-name="Empty" calcext:value="=&quot;00&quot;" calcext:base-cell-address="LAYERS.G3"/>
            <calcext:condition calcext:apply-style-name="Grass1" calcext:value="=&quot;01&quot;" calcext:base-cell-address="LAYERS.G3"/>
            <calcext:condition calcext:apply-style-name="Grass2" calcext:value="=&quot;02&quot;" calcext:base-cell-address="LAYERS.G3"/>
            <calcext:condition calcext:apply-style-name="Road1" calcext:value="=&quot;03&quot;" calcext:base-cell-address="LAYERS.G3"/>
            <calcext:condition calcext:apply-style-name="Road2" calcext:value="=&quot;04&quot;" calcext:base-cell-address="LAYERS.G3"/>
            <calcext:condition calcext:apply-style-name="Wast" calcext:value="=&quot;05&quot;" calcext:base-cell-address="LAYERS.G3"/>
            <calcext:condition calcext:apply-style-name="Rock" calcext:value="=&quot;06&quot;" calcext:base-cell-address="LAYERS.G3"/>
            <calcext:condition calcext:apply-style-name="Water" calcext:value="=&quot;07&quot;" calcext:base-cell-address="LAYERS.G3"/>
            <calcext:condition calcext:apply-style-name="Empty" calcext:value="=&quot;08&quot;" calcext:base-cell-address="LAYERS.G3"/>
          </calcext:conditional-format>
          <calcext:conditional-format calcext:target-range-address="LAYERS.H3:LAYERS.H3">
            <calcext:condition calcext:apply-style-name="Empty" calcext:value="=&quot;00&quot;" calcext:base-cell-address="LAYERS.H3"/>
            <calcext:condition calcext:apply-style-name="Grass1" calcext:value="=&quot;01&quot;" calcext:base-cell-address="LAYERS.H3"/>
            <calcext:condition calcext:apply-style-name="Grass2" calcext:value="=&quot;02&quot;" calcext:base-cell-address="LAYERS.H3"/>
            <calcext:condition calcext:apply-style-name="Road1" calcext:value="=&quot;03&quot;" calcext:base-cell-address="LAYERS.H3"/>
            <calcext:condition calcext:apply-style-name="Road2" calcext:value="=&quot;04&quot;" calcext:base-cell-address="LAYERS.H3"/>
            <calcext:condition calcext:apply-style-name="Wast" calcext:value="=&quot;05&quot;" calcext:base-cell-address="LAYERS.H3"/>
            <calcext:condition calcext:apply-style-name="Rock" calcext:value="=&quot;06&quot;" calcext:base-cell-address="LAYERS.H3"/>
            <calcext:condition calcext:apply-style-name="Water" calcext:value="=&quot;07&quot;" calcext:base-cell-address="LAYERS.H3"/>
            <calcext:condition calcext:apply-style-name="Empty" calcext:value="=&quot;08&quot;" calcext:base-cell-address="LAYERS.H3"/>
          </calcext:conditional-format>
          <calcext:conditional-format calcext:target-range-address="LAYERS.I3:LAYERS.I3">
            <calcext:condition calcext:apply-style-name="Empty" calcext:value="=&quot;00&quot;" calcext:base-cell-address="LAYERS.I3"/>
            <calcext:condition calcext:apply-style-name="Grass1" calcext:value="=&quot;01&quot;" calcext:base-cell-address="LAYERS.I3"/>
            <calcext:condition calcext:apply-style-name="Grass2" calcext:value="=&quot;02&quot;" calcext:base-cell-address="LAYERS.I3"/>
            <calcext:condition calcext:apply-style-name="Road1" calcext:value="=&quot;03&quot;" calcext:base-cell-address="LAYERS.I3"/>
            <calcext:condition calcext:apply-style-name="Road2" calcext:value="=&quot;04&quot;" calcext:base-cell-address="LAYERS.I3"/>
            <calcext:condition calcext:apply-style-name="Wast" calcext:value="=&quot;05&quot;" calcext:base-cell-address="LAYERS.I3"/>
            <calcext:condition calcext:apply-style-name="Rock" calcext:value="=&quot;06&quot;" calcext:base-cell-address="LAYERS.I3"/>
            <calcext:condition calcext:apply-style-name="Water" calcext:value="=&quot;07&quot;" calcext:base-cell-address="LAYERS.I3"/>
            <calcext:condition calcext:apply-style-name="Empty" calcext:value="=&quot;08&quot;" calcext:base-cell-address="LAYERS.I3"/>
          </calcext:conditional-format>
          <calcext:conditional-format calcext:target-range-address="LAYERS.D4:LAYERS.D4">
            <calcext:condition calcext:apply-style-name="Empty" calcext:value="=&quot;00&quot;" calcext:base-cell-address="LAYERS.D4"/>
            <calcext:condition calcext:apply-style-name="Grass1" calcext:value="=&quot;01&quot;" calcext:base-cell-address="LAYERS.D4"/>
            <calcext:condition calcext:apply-style-name="Grass2" calcext:value="=&quot;02&quot;" calcext:base-cell-address="LAYERS.D4"/>
            <calcext:condition calcext:apply-style-name="Road1" calcext:value="=&quot;03&quot;" calcext:base-cell-address="LAYERS.D4"/>
            <calcext:condition calcext:apply-style-name="Road2" calcext:value="=&quot;04&quot;" calcext:base-cell-address="LAYERS.D4"/>
            <calcext:condition calcext:apply-style-name="Wast" calcext:value="=&quot;05&quot;" calcext:base-cell-address="LAYERS.D4"/>
            <calcext:condition calcext:apply-style-name="Rock" calcext:value="=&quot;06&quot;" calcext:base-cell-address="LAYERS.D4"/>
            <calcext:condition calcext:apply-style-name="Water" calcext:value="=&quot;07&quot;" calcext:base-cell-address="LAYERS.D4"/>
            <calcext:condition calcext:apply-style-name="Empty" calcext:value="=&quot;08&quot;" calcext:base-cell-address="LAYERS.D4"/>
          </calcext:conditional-format>
          <calcext:conditional-format calcext:target-range-address="LAYERS.E4:LAYERS.E4">
            <calcext:condition calcext:apply-style-name="Empty" calcext:value="=&quot;00&quot;" calcext:base-cell-address="LAYERS.E4"/>
            <calcext:condition calcext:apply-style-name="Grass1" calcext:value="=&quot;01&quot;" calcext:base-cell-address="LAYERS.E4"/>
            <calcext:condition calcext:apply-style-name="Grass2" calcext:value="=&quot;02&quot;" calcext:base-cell-address="LAYERS.E4"/>
            <calcext:condition calcext:apply-style-name="Road1" calcext:value="=&quot;03&quot;" calcext:base-cell-address="LAYERS.E4"/>
            <calcext:condition calcext:apply-style-name="Road2" calcext:value="=&quot;04&quot;" calcext:base-cell-address="LAYERS.E4"/>
            <calcext:condition calcext:apply-style-name="Wast" calcext:value="=&quot;05&quot;" calcext:base-cell-address="LAYERS.E4"/>
            <calcext:condition calcext:apply-style-name="Rock" calcext:value="=&quot;06&quot;" calcext:base-cell-address="LAYERS.E4"/>
            <calcext:condition calcext:apply-style-name="Water" calcext:value="=&quot;07&quot;" calcext:base-cell-address="LAYERS.E4"/>
            <calcext:condition calcext:apply-style-name="Empty" calcext:value="=&quot;08&quot;" calcext:base-cell-address="LAYERS.E4"/>
          </calcext:conditional-format>
          <calcext:conditional-format calcext:target-range-address="LAYERS.F4:LAYERS.F4">
            <calcext:condition calcext:apply-style-name="Empty" calcext:value="=&quot;00&quot;" calcext:base-cell-address="LAYERS.F4"/>
            <calcext:condition calcext:apply-style-name="Grass1" calcext:value="=&quot;01&quot;" calcext:base-cell-address="LAYERS.F4"/>
            <calcext:condition calcext:apply-style-name="Grass2" calcext:value="=&quot;02&quot;" calcext:base-cell-address="LAYERS.F4"/>
            <calcext:condition calcext:apply-style-name="Road1" calcext:value="=&quot;03&quot;" calcext:base-cell-address="LAYERS.F4"/>
            <calcext:condition calcext:apply-style-name="Road2" calcext:value="=&quot;04&quot;" calcext:base-cell-address="LAYERS.F4"/>
            <calcext:condition calcext:apply-style-name="Wast" calcext:value="=&quot;05&quot;" calcext:base-cell-address="LAYERS.F4"/>
            <calcext:condition calcext:apply-style-name="Rock" calcext:value="=&quot;06&quot;" calcext:base-cell-address="LAYERS.F4"/>
            <calcext:condition calcext:apply-style-name="Water" calcext:value="=&quot;07&quot;" calcext:base-cell-address="LAYERS.F4"/>
            <calcext:condition calcext:apply-style-name="Empty" calcext:value="=&quot;08&quot;" calcext:base-cell-address="LAYERS.F4"/>
          </calcext:conditional-format>
          <calcext:conditional-format calcext:target-range-address="LAYERS.G4:LAYERS.G4">
            <calcext:condition calcext:apply-style-name="Empty" calcext:value="=&quot;00&quot;" calcext:base-cell-address="LAYERS.G4"/>
            <calcext:condition calcext:apply-style-name="Grass1" calcext:value="=&quot;01&quot;" calcext:base-cell-address="LAYERS.G4"/>
            <calcext:condition calcext:apply-style-name="Grass2" calcext:value="=&quot;02&quot;" calcext:base-cell-address="LAYERS.G4"/>
            <calcext:condition calcext:apply-style-name="Road1" calcext:value="=&quot;03&quot;" calcext:base-cell-address="LAYERS.G4"/>
            <calcext:condition calcext:apply-style-name="Road2" calcext:value="=&quot;04&quot;" calcext:base-cell-address="LAYERS.G4"/>
            <calcext:condition calcext:apply-style-name="Wast" calcext:value="=&quot;05&quot;" calcext:base-cell-address="LAYERS.G4"/>
            <calcext:condition calcext:apply-style-name="Rock" calcext:value="=&quot;06&quot;" calcext:base-cell-address="LAYERS.G4"/>
            <calcext:condition calcext:apply-style-name="Water" calcext:value="=&quot;07&quot;" calcext:base-cell-address="LAYERS.G4"/>
            <calcext:condition calcext:apply-style-name="Empty" calcext:value="=&quot;08&quot;" calcext:base-cell-address="LAYERS.G4"/>
          </calcext:conditional-format>
          <calcext:conditional-format calcext:target-range-address="LAYERS.H4:LAYERS.H4">
            <calcext:condition calcext:apply-style-name="Empty" calcext:value="=&quot;00&quot;" calcext:base-cell-address="LAYERS.H4"/>
            <calcext:condition calcext:apply-style-name="Grass1" calcext:value="=&quot;01&quot;" calcext:base-cell-address="LAYERS.H4"/>
            <calcext:condition calcext:apply-style-name="Grass2" calcext:value="=&quot;02&quot;" calcext:base-cell-address="LAYERS.H4"/>
            <calcext:condition calcext:apply-style-name="Road1" calcext:value="=&quot;03&quot;" calcext:base-cell-address="LAYERS.H4"/>
            <calcext:condition calcext:apply-style-name="Road2" calcext:value="=&quot;04&quot;" calcext:base-cell-address="LAYERS.H4"/>
            <calcext:condition calcext:apply-style-name="Wast" calcext:value="=&quot;05&quot;" calcext:base-cell-address="LAYERS.H4"/>
            <calcext:condition calcext:apply-style-name="Rock" calcext:value="=&quot;06&quot;" calcext:base-cell-address="LAYERS.H4"/>
            <calcext:condition calcext:apply-style-name="Water" calcext:value="=&quot;07&quot;" calcext:base-cell-address="LAYERS.H4"/>
            <calcext:condition calcext:apply-style-name="Empty" calcext:value="=&quot;08&quot;" calcext:base-cell-address="LAYERS.H4"/>
          </calcext:conditional-format>
          <calcext:conditional-format calcext:target-range-address="LAYERS.I4:LAYERS.I4">
            <calcext:condition calcext:apply-style-name="Empty" calcext:value="=&quot;00&quot;" calcext:base-cell-address="LAYERS.I4"/>
            <calcext:condition calcext:apply-style-name="Grass1" calcext:value="=&quot;01&quot;" calcext:base-cell-address="LAYERS.I4"/>
            <calcext:condition calcext:apply-style-name="Grass2" calcext:value="=&quot;02&quot;" calcext:base-cell-address="LAYERS.I4"/>
            <calcext:condition calcext:apply-style-name="Road1" calcext:value="=&quot;03&quot;" calcext:base-cell-address="LAYERS.I4"/>
            <calcext:condition calcext:apply-style-name="Road2" calcext:value="=&quot;04&quot;" calcext:base-cell-address="LAYERS.I4"/>
            <calcext:condition calcext:apply-style-name="Wast" calcext:value="=&quot;05&quot;" calcext:base-cell-address="LAYERS.I4"/>
            <calcext:condition calcext:apply-style-name="Rock" calcext:value="=&quot;06&quot;" calcext:base-cell-address="LAYERS.I4"/>
            <calcext:condition calcext:apply-style-name="Water" calcext:value="=&quot;07&quot;" calcext:base-cell-address="LAYERS.I4"/>
            <calcext:condition calcext:apply-style-name="Empty" calcext:value="=&quot;08&quot;" calcext:base-cell-address="LAYERS.I4"/>
          </calcext:conditional-format>
          <calcext:conditional-format calcext:target-range-address="LAYERS.D5:LAYERS.D5">
            <calcext:condition calcext:apply-style-name="Empty" calcext:value="=&quot;00&quot;" calcext:base-cell-address="LAYERS.D5"/>
            <calcext:condition calcext:apply-style-name="Grass1" calcext:value="=&quot;01&quot;" calcext:base-cell-address="LAYERS.D5"/>
            <calcext:condition calcext:apply-style-name="Grass2" calcext:value="=&quot;02&quot;" calcext:base-cell-address="LAYERS.D5"/>
            <calcext:condition calcext:apply-style-name="Road1" calcext:value="=&quot;03&quot;" calcext:base-cell-address="LAYERS.D5"/>
            <calcext:condition calcext:apply-style-name="Road2" calcext:value="=&quot;04&quot;" calcext:base-cell-address="LAYERS.D5"/>
            <calcext:condition calcext:apply-style-name="Wast" calcext:value="=&quot;05&quot;" calcext:base-cell-address="LAYERS.D5"/>
            <calcext:condition calcext:apply-style-name="Rock" calcext:value="=&quot;06&quot;" calcext:base-cell-address="LAYERS.D5"/>
            <calcext:condition calcext:apply-style-name="Water" calcext:value="=&quot;07&quot;" calcext:base-cell-address="LAYERS.D5"/>
            <calcext:condition calcext:apply-style-name="Empty" calcext:value="=&quot;08&quot;" calcext:base-cell-address="LAYERS.D5"/>
          </calcext:conditional-format>
          <calcext:conditional-format calcext:target-range-address="LAYERS.E5:LAYERS.E5">
            <calcext:condition calcext:apply-style-name="Empty" calcext:value="=&quot;00&quot;" calcext:base-cell-address="LAYERS.E5"/>
            <calcext:condition calcext:apply-style-name="Grass1" calcext:value="=&quot;01&quot;" calcext:base-cell-address="LAYERS.E5"/>
            <calcext:condition calcext:apply-style-name="Grass2" calcext:value="=&quot;02&quot;" calcext:base-cell-address="LAYERS.E5"/>
            <calcext:condition calcext:apply-style-name="Road1" calcext:value="=&quot;03&quot;" calcext:base-cell-address="LAYERS.E5"/>
            <calcext:condition calcext:apply-style-name="Road2" calcext:value="=&quot;04&quot;" calcext:base-cell-address="LAYERS.E5"/>
            <calcext:condition calcext:apply-style-name="Wast" calcext:value="=&quot;05&quot;" calcext:base-cell-address="LAYERS.E5"/>
            <calcext:condition calcext:apply-style-name="Rock" calcext:value="=&quot;06&quot;" calcext:base-cell-address="LAYERS.E5"/>
            <calcext:condition calcext:apply-style-name="Water" calcext:value="=&quot;07&quot;" calcext:base-cell-address="LAYERS.E5"/>
            <calcext:condition calcext:apply-style-name="Empty" calcext:value="=&quot;08&quot;" calcext:base-cell-address="LAYERS.E5"/>
          </calcext:conditional-format>
          <calcext:conditional-format calcext:target-range-address="LAYERS.F5:LAYERS.F5">
            <calcext:condition calcext:apply-style-name="Empty" calcext:value="=&quot;00&quot;" calcext:base-cell-address="LAYERS.F5"/>
            <calcext:condition calcext:apply-style-name="Grass1" calcext:value="=&quot;01&quot;" calcext:base-cell-address="LAYERS.F5"/>
            <calcext:condition calcext:apply-style-name="Grass2" calcext:value="=&quot;02&quot;" calcext:base-cell-address="LAYERS.F5"/>
            <calcext:condition calcext:apply-style-name="Road1" calcext:value="=&quot;03&quot;" calcext:base-cell-address="LAYERS.F5"/>
            <calcext:condition calcext:apply-style-name="Road2" calcext:value="=&quot;04&quot;" calcext:base-cell-address="LAYERS.F5"/>
            <calcext:condition calcext:apply-style-name="Wast" calcext:value="=&quot;05&quot;" calcext:base-cell-address="LAYERS.F5"/>
            <calcext:condition calcext:apply-style-name="Rock" calcext:value="=&quot;06&quot;" calcext:base-cell-address="LAYERS.F5"/>
            <calcext:condition calcext:apply-style-name="Water" calcext:value="=&quot;07&quot;" calcext:base-cell-address="LAYERS.F5"/>
            <calcext:condition calcext:apply-style-name="Empty" calcext:value="=&quot;08&quot;" calcext:base-cell-address="LAYERS.F5"/>
          </calcext:conditional-format>
          <calcext:conditional-format calcext:target-range-address="LAYERS.G5:LAYERS.G5">
            <calcext:condition calcext:apply-style-name="Empty" calcext:value="=&quot;00&quot;" calcext:base-cell-address="LAYERS.G5"/>
            <calcext:condition calcext:apply-style-name="Grass1" calcext:value="=&quot;01&quot;" calcext:base-cell-address="LAYERS.G5"/>
            <calcext:condition calcext:apply-style-name="Grass2" calcext:value="=&quot;02&quot;" calcext:base-cell-address="LAYERS.G5"/>
            <calcext:condition calcext:apply-style-name="Road1" calcext:value="=&quot;03&quot;" calcext:base-cell-address="LAYERS.G5"/>
            <calcext:condition calcext:apply-style-name="Road2" calcext:value="=&quot;04&quot;" calcext:base-cell-address="LAYERS.G5"/>
            <calcext:condition calcext:apply-style-name="Wast" calcext:value="=&quot;05&quot;" calcext:base-cell-address="LAYERS.G5"/>
            <calcext:condition calcext:apply-style-name="Rock" calcext:value="=&quot;06&quot;" calcext:base-cell-address="LAYERS.G5"/>
            <calcext:condition calcext:apply-style-name="Water" calcext:value="=&quot;07&quot;" calcext:base-cell-address="LAYERS.G5"/>
            <calcext:condition calcext:apply-style-name="Empty" calcext:value="=&quot;08&quot;" calcext:base-cell-address="LAYERS.G5"/>
          </calcext:conditional-format>
          <calcext:conditional-format calcext:target-range-address="LAYERS.H5:LAYERS.H5">
            <calcext:condition calcext:apply-style-name="Empty" calcext:value="=&quot;00&quot;" calcext:base-cell-address="LAYERS.H5"/>
            <calcext:condition calcext:apply-style-name="Grass1" calcext:value="=&quot;01&quot;" calcext:base-cell-address="LAYERS.H5"/>
            <calcext:condition calcext:apply-style-name="Grass2" calcext:value="=&quot;02&quot;" calcext:base-cell-address="LAYERS.H5"/>
            <calcext:condition calcext:apply-style-name="Road1" calcext:value="=&quot;03&quot;" calcext:base-cell-address="LAYERS.H5"/>
            <calcext:condition calcext:apply-style-name="Road2" calcext:value="=&quot;04&quot;" calcext:base-cell-address="LAYERS.H5"/>
            <calcext:condition calcext:apply-style-name="Wast" calcext:value="=&quot;05&quot;" calcext:base-cell-address="LAYERS.H5"/>
            <calcext:condition calcext:apply-style-name="Rock" calcext:value="=&quot;06&quot;" calcext:base-cell-address="LAYERS.H5"/>
            <calcext:condition calcext:apply-style-name="Water" calcext:value="=&quot;07&quot;" calcext:base-cell-address="LAYERS.H5"/>
            <calcext:condition calcext:apply-style-name="Empty" calcext:value="=&quot;08&quot;" calcext:base-cell-address="LAYERS.H5"/>
          </calcext:conditional-format>
          <calcext:conditional-format calcext:target-range-address="LAYERS.I5:LAYERS.I5">
            <calcext:condition calcext:apply-style-name="Empty" calcext:value="=&quot;00&quot;" calcext:base-cell-address="LAYERS.I5"/>
            <calcext:condition calcext:apply-style-name="Grass1" calcext:value="=&quot;01&quot;" calcext:base-cell-address="LAYERS.I5"/>
            <calcext:condition calcext:apply-style-name="Grass2" calcext:value="=&quot;02&quot;" calcext:base-cell-address="LAYERS.I5"/>
            <calcext:condition calcext:apply-style-name="Road1" calcext:value="=&quot;03&quot;" calcext:base-cell-address="LAYERS.I5"/>
            <calcext:condition calcext:apply-style-name="Road2" calcext:value="=&quot;04&quot;" calcext:base-cell-address="LAYERS.I5"/>
            <calcext:condition calcext:apply-style-name="Wast" calcext:value="=&quot;05&quot;" calcext:base-cell-address="LAYERS.I5"/>
            <calcext:condition calcext:apply-style-name="Rock" calcext:value="=&quot;06&quot;" calcext:base-cell-address="LAYERS.I5"/>
            <calcext:condition calcext:apply-style-name="Water" calcext:value="=&quot;07&quot;" calcext:base-cell-address="LAYERS.I5"/>
            <calcext:condition calcext:apply-style-name="Empty" calcext:value="=&quot;08&quot;" calcext:base-cell-address="LAYERS.I5"/>
          </calcext:conditional-format>
          <calcext:conditional-format calcext:target-range-address="LAYERS.D6:LAYERS.D6">
            <calcext:condition calcext:apply-style-name="Empty" calcext:value="=&quot;00&quot;" calcext:base-cell-address="LAYERS.D6"/>
            <calcext:condition calcext:apply-style-name="Grass1" calcext:value="=&quot;01&quot;" calcext:base-cell-address="LAYERS.D6"/>
            <calcext:condition calcext:apply-style-name="Grass2" calcext:value="=&quot;02&quot;" calcext:base-cell-address="LAYERS.D6"/>
            <calcext:condition calcext:apply-style-name="Road1" calcext:value="=&quot;03&quot;" calcext:base-cell-address="LAYERS.D6"/>
            <calcext:condition calcext:apply-style-name="Road2" calcext:value="=&quot;04&quot;" calcext:base-cell-address="LAYERS.D6"/>
            <calcext:condition calcext:apply-style-name="Wast" calcext:value="=&quot;05&quot;" calcext:base-cell-address="LAYERS.D6"/>
            <calcext:condition calcext:apply-style-name="Rock" calcext:value="=&quot;06&quot;" calcext:base-cell-address="LAYERS.D6"/>
            <calcext:condition calcext:apply-style-name="Water" calcext:value="=&quot;07&quot;" calcext:base-cell-address="LAYERS.D6"/>
            <calcext:condition calcext:apply-style-name="Empty" calcext:value="=&quot;08&quot;" calcext:base-cell-address="LAYERS.D6"/>
          </calcext:conditional-format>
          <calcext:conditional-format calcext:target-range-address="LAYERS.E6:LAYERS.E6">
            <calcext:condition calcext:apply-style-name="Empty" calcext:value="=&quot;00&quot;" calcext:base-cell-address="LAYERS.E6"/>
            <calcext:condition calcext:apply-style-name="Grass1" calcext:value="=&quot;01&quot;" calcext:base-cell-address="LAYERS.E6"/>
            <calcext:condition calcext:apply-style-name="Grass2" calcext:value="=&quot;02&quot;" calcext:base-cell-address="LAYERS.E6"/>
            <calcext:condition calcext:apply-style-name="Road1" calcext:value="=&quot;03&quot;" calcext:base-cell-address="LAYERS.E6"/>
            <calcext:condition calcext:apply-style-name="Road2" calcext:value="=&quot;04&quot;" calcext:base-cell-address="LAYERS.E6"/>
            <calcext:condition calcext:apply-style-name="Wast" calcext:value="=&quot;05&quot;" calcext:base-cell-address="LAYERS.E6"/>
            <calcext:condition calcext:apply-style-name="Rock" calcext:value="=&quot;06&quot;" calcext:base-cell-address="LAYERS.E6"/>
            <calcext:condition calcext:apply-style-name="Water" calcext:value="=&quot;07&quot;" calcext:base-cell-address="LAYERS.E6"/>
            <calcext:condition calcext:apply-style-name="Empty" calcext:value="=&quot;08&quot;" calcext:base-cell-address="LAYERS.E6"/>
          </calcext:conditional-format>
          <calcext:conditional-format calcext:target-range-address="LAYERS.F6:LAYERS.F6">
            <calcext:condition calcext:apply-style-name="Empty" calcext:value="=&quot;00&quot;" calcext:base-cell-address="LAYERS.F6"/>
            <calcext:condition calcext:apply-style-name="Grass1" calcext:value="=&quot;01&quot;" calcext:base-cell-address="LAYERS.F6"/>
            <calcext:condition calcext:apply-style-name="Grass2" calcext:value="=&quot;02&quot;" calcext:base-cell-address="LAYERS.F6"/>
            <calcext:condition calcext:apply-style-name="Road1" calcext:value="=&quot;03&quot;" calcext:base-cell-address="LAYERS.F6"/>
            <calcext:condition calcext:apply-style-name="Road2" calcext:value="=&quot;04&quot;" calcext:base-cell-address="LAYERS.F6"/>
            <calcext:condition calcext:apply-style-name="Wast" calcext:value="=&quot;05&quot;" calcext:base-cell-address="LAYERS.F6"/>
            <calcext:condition calcext:apply-style-name="Rock" calcext:value="=&quot;06&quot;" calcext:base-cell-address="LAYERS.F6"/>
            <calcext:condition calcext:apply-style-name="Water" calcext:value="=&quot;07&quot;" calcext:base-cell-address="LAYERS.F6"/>
            <calcext:condition calcext:apply-style-name="Empty" calcext:value="=&quot;08&quot;" calcext:base-cell-address="LAYERS.F6"/>
          </calcext:conditional-format>
          <calcext:conditional-format calcext:target-range-address="LAYERS.G6:LAYERS.G6">
            <calcext:condition calcext:apply-style-name="Empty" calcext:value="=&quot;00&quot;" calcext:base-cell-address="LAYERS.G6"/>
            <calcext:condition calcext:apply-style-name="Grass1" calcext:value="=&quot;01&quot;" calcext:base-cell-address="LAYERS.G6"/>
            <calcext:condition calcext:apply-style-name="Grass2" calcext:value="=&quot;02&quot;" calcext:base-cell-address="LAYERS.G6"/>
            <calcext:condition calcext:apply-style-name="Road1" calcext:value="=&quot;03&quot;" calcext:base-cell-address="LAYERS.G6"/>
            <calcext:condition calcext:apply-style-name="Road2" calcext:value="=&quot;04&quot;" calcext:base-cell-address="LAYERS.G6"/>
            <calcext:condition calcext:apply-style-name="Wast" calcext:value="=&quot;05&quot;" calcext:base-cell-address="LAYERS.G6"/>
            <calcext:condition calcext:apply-style-name="Rock" calcext:value="=&quot;06&quot;" calcext:base-cell-address="LAYERS.G6"/>
            <calcext:condition calcext:apply-style-name="Water" calcext:value="=&quot;07&quot;" calcext:base-cell-address="LAYERS.G6"/>
            <calcext:condition calcext:apply-style-name="Empty" calcext:value="=&quot;08&quot;" calcext:base-cell-address="LAYERS.G6"/>
          </calcext:conditional-format>
          <calcext:conditional-format calcext:target-range-address="LAYERS.H6:LAYERS.H6">
            <calcext:condition calcext:apply-style-name="Empty" calcext:value="=&quot;00&quot;" calcext:base-cell-address="LAYERS.H6"/>
            <calcext:condition calcext:apply-style-name="Grass1" calcext:value="=&quot;01&quot;" calcext:base-cell-address="LAYERS.H6"/>
            <calcext:condition calcext:apply-style-name="Grass2" calcext:value="=&quot;02&quot;" calcext:base-cell-address="LAYERS.H6"/>
            <calcext:condition calcext:apply-style-name="Road1" calcext:value="=&quot;03&quot;" calcext:base-cell-address="LAYERS.H6"/>
            <calcext:condition calcext:apply-style-name="Road2" calcext:value="=&quot;04&quot;" calcext:base-cell-address="LAYERS.H6"/>
            <calcext:condition calcext:apply-style-name="Wast" calcext:value="=&quot;05&quot;" calcext:base-cell-address="LAYERS.H6"/>
            <calcext:condition calcext:apply-style-name="Rock" calcext:value="=&quot;06&quot;" calcext:base-cell-address="LAYERS.H6"/>
            <calcext:condition calcext:apply-style-name="Water" calcext:value="=&quot;07&quot;" calcext:base-cell-address="LAYERS.H6"/>
            <calcext:condition calcext:apply-style-name="Empty" calcext:value="=&quot;08&quot;" calcext:base-cell-address="LAYERS.H6"/>
          </calcext:conditional-format>
          <calcext:conditional-format calcext:target-range-address="LAYERS.I6:LAYERS.I6">
            <calcext:condition calcext:apply-style-name="Empty" calcext:value="=&quot;00&quot;" calcext:base-cell-address="LAYERS.I6"/>
            <calcext:condition calcext:apply-style-name="Grass1" calcext:value="=&quot;01&quot;" calcext:base-cell-address="LAYERS.I6"/>
            <calcext:condition calcext:apply-style-name="Grass2" calcext:value="=&quot;02&quot;" calcext:base-cell-address="LAYERS.I6"/>
            <calcext:condition calcext:apply-style-name="Road1" calcext:value="=&quot;03&quot;" calcext:base-cell-address="LAYERS.I6"/>
            <calcext:condition calcext:apply-style-name="Road2" calcext:value="=&quot;04&quot;" calcext:base-cell-address="LAYERS.I6"/>
            <calcext:condition calcext:apply-style-name="Wast" calcext:value="=&quot;05&quot;" calcext:base-cell-address="LAYERS.I6"/>
            <calcext:condition calcext:apply-style-name="Rock" calcext:value="=&quot;06&quot;" calcext:base-cell-address="LAYERS.I6"/>
            <calcext:condition calcext:apply-style-name="Water" calcext:value="=&quot;07&quot;" calcext:base-cell-address="LAYERS.I6"/>
            <calcext:condition calcext:apply-style-name="Empty" calcext:value="=&quot;08&quot;" calcext:base-cell-address="LAYERS.I6"/>
          </calcext:conditional-format>
          <calcext:conditional-format calcext:target-range-address="LAYERS.D7:LAYERS.D7">
            <calcext:condition calcext:apply-style-name="Empty" calcext:value="=&quot;00&quot;" calcext:base-cell-address="LAYERS.D7"/>
            <calcext:condition calcext:apply-style-name="Grass1" calcext:value="=&quot;01&quot;" calcext:base-cell-address="LAYERS.D7"/>
            <calcext:condition calcext:apply-style-name="Grass2" calcext:value="=&quot;02&quot;" calcext:base-cell-address="LAYERS.D7"/>
            <calcext:condition calcext:apply-style-name="Road1" calcext:value="=&quot;03&quot;" calcext:base-cell-address="LAYERS.D7"/>
            <calcext:condition calcext:apply-style-name="Road2" calcext:value="=&quot;04&quot;" calcext:base-cell-address="LAYERS.D7"/>
            <calcext:condition calcext:apply-style-name="Wast" calcext:value="=&quot;05&quot;" calcext:base-cell-address="LAYERS.D7"/>
            <calcext:condition calcext:apply-style-name="Rock" calcext:value="=&quot;06&quot;" calcext:base-cell-address="LAYERS.D7"/>
            <calcext:condition calcext:apply-style-name="Water" calcext:value="=&quot;07&quot;" calcext:base-cell-address="LAYERS.D7"/>
            <calcext:condition calcext:apply-style-name="Empty" calcext:value="=&quot;08&quot;" calcext:base-cell-address="LAYERS.D7"/>
          </calcext:conditional-format>
          <calcext:conditional-format calcext:target-range-address="LAYERS.E7:LAYERS.E7">
            <calcext:condition calcext:apply-style-name="Empty" calcext:value="=&quot;00&quot;" calcext:base-cell-address="LAYERS.E7"/>
            <calcext:condition calcext:apply-style-name="Grass1" calcext:value="=&quot;01&quot;" calcext:base-cell-address="LAYERS.E7"/>
            <calcext:condition calcext:apply-style-name="Grass2" calcext:value="=&quot;02&quot;" calcext:base-cell-address="LAYERS.E7"/>
            <calcext:condition calcext:apply-style-name="Road1" calcext:value="=&quot;03&quot;" calcext:base-cell-address="LAYERS.E7"/>
            <calcext:condition calcext:apply-style-name="Road2" calcext:value="=&quot;04&quot;" calcext:base-cell-address="LAYERS.E7"/>
            <calcext:condition calcext:apply-style-name="Wast" calcext:value="=&quot;05&quot;" calcext:base-cell-address="LAYERS.E7"/>
            <calcext:condition calcext:apply-style-name="Rock" calcext:value="=&quot;06&quot;" calcext:base-cell-address="LAYERS.E7"/>
            <calcext:condition calcext:apply-style-name="Water" calcext:value="=&quot;07&quot;" calcext:base-cell-address="LAYERS.E7"/>
            <calcext:condition calcext:apply-style-name="Empty" calcext:value="=&quot;08&quot;" calcext:base-cell-address="LAYERS.E7"/>
          </calcext:conditional-format>
          <calcext:conditional-format calcext:target-range-address="LAYERS.F7:LAYERS.F7">
            <calcext:condition calcext:apply-style-name="Empty" calcext:value="=&quot;00&quot;" calcext:base-cell-address="LAYERS.F7"/>
            <calcext:condition calcext:apply-style-name="Grass1" calcext:value="=&quot;01&quot;" calcext:base-cell-address="LAYERS.F7"/>
            <calcext:condition calcext:apply-style-name="Grass2" calcext:value="=&quot;02&quot;" calcext:base-cell-address="LAYERS.F7"/>
            <calcext:condition calcext:apply-style-name="Road1" calcext:value="=&quot;03&quot;" calcext:base-cell-address="LAYERS.F7"/>
            <calcext:condition calcext:apply-style-name="Road2" calcext:value="=&quot;04&quot;" calcext:base-cell-address="LAYERS.F7"/>
            <calcext:condition calcext:apply-style-name="Wast" calcext:value="=&quot;05&quot;" calcext:base-cell-address="LAYERS.F7"/>
            <calcext:condition calcext:apply-style-name="Rock" calcext:value="=&quot;06&quot;" calcext:base-cell-address="LAYERS.F7"/>
            <calcext:condition calcext:apply-style-name="Water" calcext:value="=&quot;07&quot;" calcext:base-cell-address="LAYERS.F7"/>
            <calcext:condition calcext:apply-style-name="Empty" calcext:value="=&quot;08&quot;" calcext:base-cell-address="LAYERS.F7"/>
          </calcext:conditional-format>
          <calcext:conditional-format calcext:target-range-address="LAYERS.G7:LAYERS.G7">
            <calcext:condition calcext:apply-style-name="Empty" calcext:value="=&quot;00&quot;" calcext:base-cell-address="LAYERS.G7"/>
            <calcext:condition calcext:apply-style-name="Grass1" calcext:value="=&quot;01&quot;" calcext:base-cell-address="LAYERS.G7"/>
            <calcext:condition calcext:apply-style-name="Grass2" calcext:value="=&quot;02&quot;" calcext:base-cell-address="LAYERS.G7"/>
            <calcext:condition calcext:apply-style-name="Road1" calcext:value="=&quot;03&quot;" calcext:base-cell-address="LAYERS.G7"/>
            <calcext:condition calcext:apply-style-name="Road2" calcext:value="=&quot;04&quot;" calcext:base-cell-address="LAYERS.G7"/>
            <calcext:condition calcext:apply-style-name="Wast" calcext:value="=&quot;05&quot;" calcext:base-cell-address="LAYERS.G7"/>
            <calcext:condition calcext:apply-style-name="Rock" calcext:value="=&quot;06&quot;" calcext:base-cell-address="LAYERS.G7"/>
            <calcext:condition calcext:apply-style-name="Water" calcext:value="=&quot;07&quot;" calcext:base-cell-address="LAYERS.G7"/>
            <calcext:condition calcext:apply-style-name="Empty" calcext:value="=&quot;08&quot;" calcext:base-cell-address="LAYERS.G7"/>
          </calcext:conditional-format>
          <calcext:conditional-format calcext:target-range-address="LAYERS.H7:LAYERS.H7">
            <calcext:condition calcext:apply-style-name="Empty" calcext:value="=&quot;00&quot;" calcext:base-cell-address="LAYERS.H7"/>
            <calcext:condition calcext:apply-style-name="Grass1" calcext:value="=&quot;01&quot;" calcext:base-cell-address="LAYERS.H7"/>
            <calcext:condition calcext:apply-style-name="Grass2" calcext:value="=&quot;02&quot;" calcext:base-cell-address="LAYERS.H7"/>
            <calcext:condition calcext:apply-style-name="Road1" calcext:value="=&quot;03&quot;" calcext:base-cell-address="LAYERS.H7"/>
            <calcext:condition calcext:apply-style-name="Road2" calcext:value="=&quot;04&quot;" calcext:base-cell-address="LAYERS.H7"/>
            <calcext:condition calcext:apply-style-name="Wast" calcext:value="=&quot;05&quot;" calcext:base-cell-address="LAYERS.H7"/>
            <calcext:condition calcext:apply-style-name="Rock" calcext:value="=&quot;06&quot;" calcext:base-cell-address="LAYERS.H7"/>
            <calcext:condition calcext:apply-style-name="Water" calcext:value="=&quot;07&quot;" calcext:base-cell-address="LAYERS.H7"/>
            <calcext:condition calcext:apply-style-name="Empty" calcext:value="=&quot;08&quot;" calcext:base-cell-address="LAYERS.H7"/>
          </calcext:conditional-format>
          <calcext:conditional-format calcext:target-range-address="LAYERS.I7:LAYERS.I7">
            <calcext:condition calcext:apply-style-name="Empty" calcext:value="=&quot;00&quot;" calcext:base-cell-address="LAYERS.I7"/>
            <calcext:condition calcext:apply-style-name="Grass1" calcext:value="=&quot;01&quot;" calcext:base-cell-address="LAYERS.I7"/>
            <calcext:condition calcext:apply-style-name="Grass2" calcext:value="=&quot;02&quot;" calcext:base-cell-address="LAYERS.I7"/>
            <calcext:condition calcext:apply-style-name="Road1" calcext:value="=&quot;03&quot;" calcext:base-cell-address="LAYERS.I7"/>
            <calcext:condition calcext:apply-style-name="Road2" calcext:value="=&quot;04&quot;" calcext:base-cell-address="LAYERS.I7"/>
            <calcext:condition calcext:apply-style-name="Wast" calcext:value="=&quot;05&quot;" calcext:base-cell-address="LAYERS.I7"/>
            <calcext:condition calcext:apply-style-name="Rock" calcext:value="=&quot;06&quot;" calcext:base-cell-address="LAYERS.I7"/>
            <calcext:condition calcext:apply-style-name="Water" calcext:value="=&quot;07&quot;" calcext:base-cell-address="LAYERS.I7"/>
            <calcext:condition calcext:apply-style-name="Empty" calcext:value="=&quot;08&quot;" calcext:base-cell-address="LAYERS.I7"/>
          </calcext:conditional-format>
          <calcext:conditional-format calcext:target-range-address="LAYERS.D8:LAYERS.D8">
            <calcext:condition calcext:apply-style-name="Empty" calcext:value="=&quot;00&quot;" calcext:base-cell-address="LAYERS.D8"/>
            <calcext:condition calcext:apply-style-name="Grass1" calcext:value="=&quot;01&quot;" calcext:base-cell-address="LAYERS.D8"/>
            <calcext:condition calcext:apply-style-name="Grass2" calcext:value="=&quot;02&quot;" calcext:base-cell-address="LAYERS.D8"/>
            <calcext:condition calcext:apply-style-name="Road1" calcext:value="=&quot;03&quot;" calcext:base-cell-address="LAYERS.D8"/>
            <calcext:condition calcext:apply-style-name="Road2" calcext:value="=&quot;04&quot;" calcext:base-cell-address="LAYERS.D8"/>
            <calcext:condition calcext:apply-style-name="Wast" calcext:value="=&quot;05&quot;" calcext:base-cell-address="LAYERS.D8"/>
            <calcext:condition calcext:apply-style-name="Rock" calcext:value="=&quot;06&quot;" calcext:base-cell-address="LAYERS.D8"/>
            <calcext:condition calcext:apply-style-name="Water" calcext:value="=&quot;07&quot;" calcext:base-cell-address="LAYERS.D8"/>
            <calcext:condition calcext:apply-style-name="Empty" calcext:value="=&quot;08&quot;" calcext:base-cell-address="LAYERS.D8"/>
          </calcext:conditional-format>
          <calcext:conditional-format calcext:target-range-address="LAYERS.E8:LAYERS.E8">
            <calcext:condition calcext:apply-style-name="Empty" calcext:value="=&quot;00&quot;" calcext:base-cell-address="LAYERS.E8"/>
            <calcext:condition calcext:apply-style-name="Grass1" calcext:value="=&quot;01&quot;" calcext:base-cell-address="LAYERS.E8"/>
            <calcext:condition calcext:apply-style-name="Grass2" calcext:value="=&quot;02&quot;" calcext:base-cell-address="LAYERS.E8"/>
            <calcext:condition calcext:apply-style-name="Road1" calcext:value="=&quot;03&quot;" calcext:base-cell-address="LAYERS.E8"/>
            <calcext:condition calcext:apply-style-name="Road2" calcext:value="=&quot;04&quot;" calcext:base-cell-address="LAYERS.E8"/>
            <calcext:condition calcext:apply-style-name="Wast" calcext:value="=&quot;05&quot;" calcext:base-cell-address="LAYERS.E8"/>
            <calcext:condition calcext:apply-style-name="Rock" calcext:value="=&quot;06&quot;" calcext:base-cell-address="LAYERS.E8"/>
            <calcext:condition calcext:apply-style-name="Water" calcext:value="=&quot;07&quot;" calcext:base-cell-address="LAYERS.E8"/>
            <calcext:condition calcext:apply-style-name="Empty" calcext:value="=&quot;08&quot;" calcext:base-cell-address="LAYERS.E8"/>
          </calcext:conditional-format>
          <calcext:conditional-format calcext:target-range-address="LAYERS.F8:LAYERS.F8">
            <calcext:condition calcext:apply-style-name="Empty" calcext:value="=&quot;00&quot;" calcext:base-cell-address="LAYERS.F8"/>
            <calcext:condition calcext:apply-style-name="Grass1" calcext:value="=&quot;01&quot;" calcext:base-cell-address="LAYERS.F8"/>
            <calcext:condition calcext:apply-style-name="Grass2" calcext:value="=&quot;02&quot;" calcext:base-cell-address="LAYERS.F8"/>
            <calcext:condition calcext:apply-style-name="Road1" calcext:value="=&quot;03&quot;" calcext:base-cell-address="LAYERS.F8"/>
            <calcext:condition calcext:apply-style-name="Road2" calcext:value="=&quot;04&quot;" calcext:base-cell-address="LAYERS.F8"/>
            <calcext:condition calcext:apply-style-name="Wast" calcext:value="=&quot;05&quot;" calcext:base-cell-address="LAYERS.F8"/>
            <calcext:condition calcext:apply-style-name="Rock" calcext:value="=&quot;06&quot;" calcext:base-cell-address="LAYERS.F8"/>
            <calcext:condition calcext:apply-style-name="Water" calcext:value="=&quot;07&quot;" calcext:base-cell-address="LAYERS.F8"/>
            <calcext:condition calcext:apply-style-name="Empty" calcext:value="=&quot;08&quot;" calcext:base-cell-address="LAYERS.F8"/>
          </calcext:conditional-format>
          <calcext:conditional-format calcext:target-range-address="LAYERS.G8:LAYERS.G8">
            <calcext:condition calcext:apply-style-name="Empty" calcext:value="=&quot;00&quot;" calcext:base-cell-address="LAYERS.G8"/>
            <calcext:condition calcext:apply-style-name="Grass1" calcext:value="=&quot;01&quot;" calcext:base-cell-address="LAYERS.G8"/>
            <calcext:condition calcext:apply-style-name="Grass2" calcext:value="=&quot;02&quot;" calcext:base-cell-address="LAYERS.G8"/>
            <calcext:condition calcext:apply-style-name="Road1" calcext:value="=&quot;03&quot;" calcext:base-cell-address="LAYERS.G8"/>
            <calcext:condition calcext:apply-style-name="Road2" calcext:value="=&quot;04&quot;" calcext:base-cell-address="LAYERS.G8"/>
            <calcext:condition calcext:apply-style-name="Wast" calcext:value="=&quot;05&quot;" calcext:base-cell-address="LAYERS.G8"/>
            <calcext:condition calcext:apply-style-name="Rock" calcext:value="=&quot;06&quot;" calcext:base-cell-address="LAYERS.G8"/>
            <calcext:condition calcext:apply-style-name="Water" calcext:value="=&quot;07&quot;" calcext:base-cell-address="LAYERS.G8"/>
            <calcext:condition calcext:apply-style-name="Empty" calcext:value="=&quot;08&quot;" calcext:base-cell-address="LAYERS.G8"/>
          </calcext:conditional-format>
          <calcext:conditional-format calcext:target-range-address="LAYERS.H8:LAYERS.H8">
            <calcext:condition calcext:apply-style-name="Empty" calcext:value="=&quot;00&quot;" calcext:base-cell-address="LAYERS.H8"/>
            <calcext:condition calcext:apply-style-name="Grass1" calcext:value="=&quot;01&quot;" calcext:base-cell-address="LAYERS.H8"/>
            <calcext:condition calcext:apply-style-name="Grass2" calcext:value="=&quot;02&quot;" calcext:base-cell-address="LAYERS.H8"/>
            <calcext:condition calcext:apply-style-name="Road1" calcext:value="=&quot;03&quot;" calcext:base-cell-address="LAYERS.H8"/>
            <calcext:condition calcext:apply-style-name="Road2" calcext:value="=&quot;04&quot;" calcext:base-cell-address="LAYERS.H8"/>
            <calcext:condition calcext:apply-style-name="Wast" calcext:value="=&quot;05&quot;" calcext:base-cell-address="LAYERS.H8"/>
            <calcext:condition calcext:apply-style-name="Rock" calcext:value="=&quot;06&quot;" calcext:base-cell-address="LAYERS.H8"/>
            <calcext:condition calcext:apply-style-name="Water" calcext:value="=&quot;07&quot;" calcext:base-cell-address="LAYERS.H8"/>
            <calcext:condition calcext:apply-style-name="Empty" calcext:value="=&quot;08&quot;" calcext:base-cell-address="LAYERS.H8"/>
          </calcext:conditional-format>
          <calcext:conditional-format calcext:target-range-address="LAYERS.I8:LAYERS.I8">
            <calcext:condition calcext:apply-style-name="Empty" calcext:value="=&quot;00&quot;" calcext:base-cell-address="LAYERS.I8"/>
            <calcext:condition calcext:apply-style-name="Grass1" calcext:value="=&quot;01&quot;" calcext:base-cell-address="LAYERS.I8"/>
            <calcext:condition calcext:apply-style-name="Grass2" calcext:value="=&quot;02&quot;" calcext:base-cell-address="LAYERS.I8"/>
            <calcext:condition calcext:apply-style-name="Road1" calcext:value="=&quot;03&quot;" calcext:base-cell-address="LAYERS.I8"/>
            <calcext:condition calcext:apply-style-name="Road2" calcext:value="=&quot;04&quot;" calcext:base-cell-address="LAYERS.I8"/>
            <calcext:condition calcext:apply-style-name="Wast" calcext:value="=&quot;05&quot;" calcext:base-cell-address="LAYERS.I8"/>
            <calcext:condition calcext:apply-style-name="Rock" calcext:value="=&quot;06&quot;" calcext:base-cell-address="LAYERS.I8"/>
            <calcext:condition calcext:apply-style-name="Water" calcext:value="=&quot;07&quot;" calcext:base-cell-address="LAYERS.I8"/>
            <calcext:condition calcext:apply-style-name="Empty" calcext:value="=&quot;08&quot;" calcext:base-cell-address="LAYERS.I8"/>
          </calcext:conditional-format>
          <calcext:conditional-format calcext:target-range-address="LAYERS.D9:LAYERS.D9">
            <calcext:condition calcext:apply-style-name="Empty" calcext:value="=&quot;00&quot;" calcext:base-cell-address="LAYERS.D9"/>
            <calcext:condition calcext:apply-style-name="Grass1" calcext:value="=&quot;01&quot;" calcext:base-cell-address="LAYERS.D9"/>
            <calcext:condition calcext:apply-style-name="Grass2" calcext:value="=&quot;02&quot;" calcext:base-cell-address="LAYERS.D9"/>
            <calcext:condition calcext:apply-style-name="Road1" calcext:value="=&quot;03&quot;" calcext:base-cell-address="LAYERS.D9"/>
            <calcext:condition calcext:apply-style-name="Road2" calcext:value="=&quot;04&quot;" calcext:base-cell-address="LAYERS.D9"/>
            <calcext:condition calcext:apply-style-name="Wast" calcext:value="=&quot;05&quot;" calcext:base-cell-address="LAYERS.D9"/>
            <calcext:condition calcext:apply-style-name="Rock" calcext:value="=&quot;06&quot;" calcext:base-cell-address="LAYERS.D9"/>
            <calcext:condition calcext:apply-style-name="Water" calcext:value="=&quot;07&quot;" calcext:base-cell-address="LAYERS.D9"/>
            <calcext:condition calcext:apply-style-name="Empty" calcext:value="=&quot;08&quot;" calcext:base-cell-address="LAYERS.D9"/>
          </calcext:conditional-format>
          <calcext:conditional-format calcext:target-range-address="LAYERS.E9:LAYERS.E9">
            <calcext:condition calcext:apply-style-name="Empty" calcext:value="=&quot;00&quot;" calcext:base-cell-address="LAYERS.E9"/>
            <calcext:condition calcext:apply-style-name="Grass1" calcext:value="=&quot;01&quot;" calcext:base-cell-address="LAYERS.E9"/>
            <calcext:condition calcext:apply-style-name="Grass2" calcext:value="=&quot;02&quot;" calcext:base-cell-address="LAYERS.E9"/>
            <calcext:condition calcext:apply-style-name="Road1" calcext:value="=&quot;03&quot;" calcext:base-cell-address="LAYERS.E9"/>
            <calcext:condition calcext:apply-style-name="Road2" calcext:value="=&quot;04&quot;" calcext:base-cell-address="LAYERS.E9"/>
            <calcext:condition calcext:apply-style-name="Wast" calcext:value="=&quot;05&quot;" calcext:base-cell-address="LAYERS.E9"/>
            <calcext:condition calcext:apply-style-name="Rock" calcext:value="=&quot;06&quot;" calcext:base-cell-address="LAYERS.E9"/>
            <calcext:condition calcext:apply-style-name="Water" calcext:value="=&quot;07&quot;" calcext:base-cell-address="LAYERS.E9"/>
            <calcext:condition calcext:apply-style-name="Empty" calcext:value="=&quot;08&quot;" calcext:base-cell-address="LAYERS.E9"/>
          </calcext:conditional-format>
          <calcext:conditional-format calcext:target-range-address="LAYERS.F9:LAYERS.F9">
            <calcext:condition calcext:apply-style-name="Empty" calcext:value="=&quot;00&quot;" calcext:base-cell-address="LAYERS.F9"/>
            <calcext:condition calcext:apply-style-name="Grass1" calcext:value="=&quot;01&quot;" calcext:base-cell-address="LAYERS.F9"/>
            <calcext:condition calcext:apply-style-name="Grass2" calcext:value="=&quot;02&quot;" calcext:base-cell-address="LAYERS.F9"/>
            <calcext:condition calcext:apply-style-name="Road1" calcext:value="=&quot;03&quot;" calcext:base-cell-address="LAYERS.F9"/>
            <calcext:condition calcext:apply-style-name="Road2" calcext:value="=&quot;04&quot;" calcext:base-cell-address="LAYERS.F9"/>
            <calcext:condition calcext:apply-style-name="Wast" calcext:value="=&quot;05&quot;" calcext:base-cell-address="LAYERS.F9"/>
            <calcext:condition calcext:apply-style-name="Rock" calcext:value="=&quot;06&quot;" calcext:base-cell-address="LAYERS.F9"/>
            <calcext:condition calcext:apply-style-name="Water" calcext:value="=&quot;07&quot;" calcext:base-cell-address="LAYERS.F9"/>
            <calcext:condition calcext:apply-style-name="Empty" calcext:value="=&quot;08&quot;" calcext:base-cell-address="LAYERS.F9"/>
          </calcext:conditional-format>
          <calcext:conditional-format calcext:target-range-address="LAYERS.G9:LAYERS.G9">
            <calcext:condition calcext:apply-style-name="Empty" calcext:value="=&quot;00&quot;" calcext:base-cell-address="LAYERS.G9"/>
            <calcext:condition calcext:apply-style-name="Grass1" calcext:value="=&quot;01&quot;" calcext:base-cell-address="LAYERS.G9"/>
            <calcext:condition calcext:apply-style-name="Grass2" calcext:value="=&quot;02&quot;" calcext:base-cell-address="LAYERS.G9"/>
            <calcext:condition calcext:apply-style-name="Road1" calcext:value="=&quot;03&quot;" calcext:base-cell-address="LAYERS.G9"/>
            <calcext:condition calcext:apply-style-name="Road2" calcext:value="=&quot;04&quot;" calcext:base-cell-address="LAYERS.G9"/>
            <calcext:condition calcext:apply-style-name="Wast" calcext:value="=&quot;05&quot;" calcext:base-cell-address="LAYERS.G9"/>
            <calcext:condition calcext:apply-style-name="Rock" calcext:value="=&quot;06&quot;" calcext:base-cell-address="LAYERS.G9"/>
            <calcext:condition calcext:apply-style-name="Water" calcext:value="=&quot;07&quot;" calcext:base-cell-address="LAYERS.G9"/>
            <calcext:condition calcext:apply-style-name="Empty" calcext:value="=&quot;08&quot;" calcext:base-cell-address="LAYERS.G9"/>
          </calcext:conditional-format>
          <calcext:conditional-format calcext:target-range-address="LAYERS.H9:LAYERS.H9">
            <calcext:condition calcext:apply-style-name="Empty" calcext:value="=&quot;00&quot;" calcext:base-cell-address="LAYERS.H9"/>
            <calcext:condition calcext:apply-style-name="Grass1" calcext:value="=&quot;01&quot;" calcext:base-cell-address="LAYERS.H9"/>
            <calcext:condition calcext:apply-style-name="Grass2" calcext:value="=&quot;02&quot;" calcext:base-cell-address="LAYERS.H9"/>
            <calcext:condition calcext:apply-style-name="Road1" calcext:value="=&quot;03&quot;" calcext:base-cell-address="LAYERS.H9"/>
            <calcext:condition calcext:apply-style-name="Road2" calcext:value="=&quot;04&quot;" calcext:base-cell-address="LAYERS.H9"/>
            <calcext:condition calcext:apply-style-name="Wast" calcext:value="=&quot;05&quot;" calcext:base-cell-address="LAYERS.H9"/>
            <calcext:condition calcext:apply-style-name="Rock" calcext:value="=&quot;06&quot;" calcext:base-cell-address="LAYERS.H9"/>
            <calcext:condition calcext:apply-style-name="Water" calcext:value="=&quot;07&quot;" calcext:base-cell-address="LAYERS.H9"/>
            <calcext:condition calcext:apply-style-name="Empty" calcext:value="=&quot;08&quot;" calcext:base-cell-address="LAYERS.H9"/>
          </calcext:conditional-format>
          <calcext:conditional-format calcext:target-range-address="LAYERS.I9:LAYERS.I9">
            <calcext:condition calcext:apply-style-name="Empty" calcext:value="=&quot;00&quot;" calcext:base-cell-address="LAYERS.I9"/>
            <calcext:condition calcext:apply-style-name="Grass1" calcext:value="=&quot;01&quot;" calcext:base-cell-address="LAYERS.I9"/>
            <calcext:condition calcext:apply-style-name="Grass2" calcext:value="=&quot;02&quot;" calcext:base-cell-address="LAYERS.I9"/>
            <calcext:condition calcext:apply-style-name="Road1" calcext:value="=&quot;03&quot;" calcext:base-cell-address="LAYERS.I9"/>
            <calcext:condition calcext:apply-style-name="Road2" calcext:value="=&quot;04&quot;" calcext:base-cell-address="LAYERS.I9"/>
            <calcext:condition calcext:apply-style-name="Wast" calcext:value="=&quot;05&quot;" calcext:base-cell-address="LAYERS.I9"/>
            <calcext:condition calcext:apply-style-name="Rock" calcext:value="=&quot;06&quot;" calcext:base-cell-address="LAYERS.I9"/>
            <calcext:condition calcext:apply-style-name="Water" calcext:value="=&quot;07&quot;" calcext:base-cell-address="LAYERS.I9"/>
            <calcext:condition calcext:apply-style-name="Empty" calcext:value="=&quot;08&quot;" calcext:base-cell-address="LAYERS.I9"/>
          </calcext:conditional-format>
          <calcext:conditional-format calcext:target-range-address="LAYERS.D10:LAYERS.D10">
            <calcext:condition calcext:apply-style-name="Empty" calcext:value="=&quot;00&quot;" calcext:base-cell-address="LAYERS.D10"/>
            <calcext:condition calcext:apply-style-name="Grass1" calcext:value="=&quot;01&quot;" calcext:base-cell-address="LAYERS.D10"/>
            <calcext:condition calcext:apply-style-name="Grass2" calcext:value="=&quot;02&quot;" calcext:base-cell-address="LAYERS.D10"/>
            <calcext:condition calcext:apply-style-name="Road1" calcext:value="=&quot;03&quot;" calcext:base-cell-address="LAYERS.D10"/>
            <calcext:condition calcext:apply-style-name="Road2" calcext:value="=&quot;04&quot;" calcext:base-cell-address="LAYERS.D10"/>
            <calcext:condition calcext:apply-style-name="Wast" calcext:value="=&quot;05&quot;" calcext:base-cell-address="LAYERS.D10"/>
            <calcext:condition calcext:apply-style-name="Rock" calcext:value="=&quot;06&quot;" calcext:base-cell-address="LAYERS.D10"/>
            <calcext:condition calcext:apply-style-name="Water" calcext:value="=&quot;07&quot;" calcext:base-cell-address="LAYERS.D10"/>
            <calcext:condition calcext:apply-style-name="Empty" calcext:value="=&quot;08&quot;" calcext:base-cell-address="LAYERS.D10"/>
          </calcext:conditional-format>
          <calcext:conditional-format calcext:target-range-address="LAYERS.E10:LAYERS.E10">
            <calcext:condition calcext:apply-style-name="Empty" calcext:value="=&quot;00&quot;" calcext:base-cell-address="LAYERS.E10"/>
            <calcext:condition calcext:apply-style-name="Grass1" calcext:value="=&quot;01&quot;" calcext:base-cell-address="LAYERS.E10"/>
            <calcext:condition calcext:apply-style-name="Grass2" calcext:value="=&quot;02&quot;" calcext:base-cell-address="LAYERS.E10"/>
            <calcext:condition calcext:apply-style-name="Road1" calcext:value="=&quot;03&quot;" calcext:base-cell-address="LAYERS.E10"/>
            <calcext:condition calcext:apply-style-name="Road2" calcext:value="=&quot;04&quot;" calcext:base-cell-address="LAYERS.E10"/>
            <calcext:condition calcext:apply-style-name="Wast" calcext:value="=&quot;05&quot;" calcext:base-cell-address="LAYERS.E10"/>
            <calcext:condition calcext:apply-style-name="Rock" calcext:value="=&quot;06&quot;" calcext:base-cell-address="LAYERS.E10"/>
            <calcext:condition calcext:apply-style-name="Water" calcext:value="=&quot;07&quot;" calcext:base-cell-address="LAYERS.E10"/>
            <calcext:condition calcext:apply-style-name="Empty" calcext:value="=&quot;08&quot;" calcext:base-cell-address="LAYERS.E10"/>
          </calcext:conditional-format>
          <calcext:conditional-format calcext:target-range-address="LAYERS.F10:LAYERS.F10">
            <calcext:condition calcext:apply-style-name="Empty" calcext:value="=&quot;00&quot;" calcext:base-cell-address="LAYERS.F10"/>
            <calcext:condition calcext:apply-style-name="Grass1" calcext:value="=&quot;01&quot;" calcext:base-cell-address="LAYERS.F10"/>
            <calcext:condition calcext:apply-style-name="Grass2" calcext:value="=&quot;02&quot;" calcext:base-cell-address="LAYERS.F10"/>
            <calcext:condition calcext:apply-style-name="Road1" calcext:value="=&quot;03&quot;" calcext:base-cell-address="LAYERS.F10"/>
            <calcext:condition calcext:apply-style-name="Road2" calcext:value="=&quot;04&quot;" calcext:base-cell-address="LAYERS.F10"/>
            <calcext:condition calcext:apply-style-name="Wast" calcext:value="=&quot;05&quot;" calcext:base-cell-address="LAYERS.F10"/>
            <calcext:condition calcext:apply-style-name="Rock" calcext:value="=&quot;06&quot;" calcext:base-cell-address="LAYERS.F10"/>
            <calcext:condition calcext:apply-style-name="Water" calcext:value="=&quot;07&quot;" calcext:base-cell-address="LAYERS.F10"/>
            <calcext:condition calcext:apply-style-name="Empty" calcext:value="=&quot;08&quot;" calcext:base-cell-address="LAYERS.F10"/>
          </calcext:conditional-format>
          <calcext:conditional-format calcext:target-range-address="LAYERS.G10:LAYERS.G10">
            <calcext:condition calcext:apply-style-name="Empty" calcext:value="=&quot;00&quot;" calcext:base-cell-address="LAYERS.G10"/>
            <calcext:condition calcext:apply-style-name="Grass1" calcext:value="=&quot;01&quot;" calcext:base-cell-address="LAYERS.G10"/>
            <calcext:condition calcext:apply-style-name="Grass2" calcext:value="=&quot;02&quot;" calcext:base-cell-address="LAYERS.G10"/>
            <calcext:condition calcext:apply-style-name="Road1" calcext:value="=&quot;03&quot;" calcext:base-cell-address="LAYERS.G10"/>
            <calcext:condition calcext:apply-style-name="Road2" calcext:value="=&quot;04&quot;" calcext:base-cell-address="LAYERS.G10"/>
            <calcext:condition calcext:apply-style-name="Wast" calcext:value="=&quot;05&quot;" calcext:base-cell-address="LAYERS.G10"/>
            <calcext:condition calcext:apply-style-name="Rock" calcext:value="=&quot;06&quot;" calcext:base-cell-address="LAYERS.G10"/>
            <calcext:condition calcext:apply-style-name="Water" calcext:value="=&quot;07&quot;" calcext:base-cell-address="LAYERS.G10"/>
            <calcext:condition calcext:apply-style-name="Empty" calcext:value="=&quot;08&quot;" calcext:base-cell-address="LAYERS.G10"/>
          </calcext:conditional-format>
          <calcext:conditional-format calcext:target-range-address="LAYERS.H10:LAYERS.H10">
            <calcext:condition calcext:apply-style-name="Empty" calcext:value="=&quot;00&quot;" calcext:base-cell-address="LAYERS.H10"/>
            <calcext:condition calcext:apply-style-name="Grass1" calcext:value="=&quot;01&quot;" calcext:base-cell-address="LAYERS.H10"/>
            <calcext:condition calcext:apply-style-name="Grass2" calcext:value="=&quot;02&quot;" calcext:base-cell-address="LAYERS.H10"/>
            <calcext:condition calcext:apply-style-name="Road1" calcext:value="=&quot;03&quot;" calcext:base-cell-address="LAYERS.H10"/>
            <calcext:condition calcext:apply-style-name="Road2" calcext:value="=&quot;04&quot;" calcext:base-cell-address="LAYERS.H10"/>
            <calcext:condition calcext:apply-style-name="Wast" calcext:value="=&quot;05&quot;" calcext:base-cell-address="LAYERS.H10"/>
            <calcext:condition calcext:apply-style-name="Rock" calcext:value="=&quot;06&quot;" calcext:base-cell-address="LAYERS.H10"/>
            <calcext:condition calcext:apply-style-name="Water" calcext:value="=&quot;07&quot;" calcext:base-cell-address="LAYERS.H10"/>
            <calcext:condition calcext:apply-style-name="Empty" calcext:value="=&quot;08&quot;" calcext:base-cell-address="LAYERS.H10"/>
          </calcext:conditional-format>
          <calcext:conditional-format calcext:target-range-address="LAYERS.I10:LAYERS.I10">
            <calcext:condition calcext:apply-style-name="Empty" calcext:value="=&quot;00&quot;" calcext:base-cell-address="LAYERS.I10"/>
            <calcext:condition calcext:apply-style-name="Grass1" calcext:value="=&quot;01&quot;" calcext:base-cell-address="LAYERS.I10"/>
            <calcext:condition calcext:apply-style-name="Grass2" calcext:value="=&quot;02&quot;" calcext:base-cell-address="LAYERS.I10"/>
            <calcext:condition calcext:apply-style-name="Road1" calcext:value="=&quot;03&quot;" calcext:base-cell-address="LAYERS.I10"/>
            <calcext:condition calcext:apply-style-name="Road2" calcext:value="=&quot;04&quot;" calcext:base-cell-address="LAYERS.I10"/>
            <calcext:condition calcext:apply-style-name="Wast" calcext:value="=&quot;05&quot;" calcext:base-cell-address="LAYERS.I10"/>
            <calcext:condition calcext:apply-style-name="Rock" calcext:value="=&quot;06&quot;" calcext:base-cell-address="LAYERS.I10"/>
            <calcext:condition calcext:apply-style-name="Water" calcext:value="=&quot;07&quot;" calcext:base-cell-address="LAYERS.I10"/>
            <calcext:condition calcext:apply-style-name="Empty" calcext:value="=&quot;08&quot;" calcext:base-cell-address="LAYERS.I10"/>
          </calcext:conditional-format>
          <calcext:conditional-format calcext:target-range-address="LAYERS.D11:LAYERS.D11">
            <calcext:condition calcext:apply-style-name="Empty" calcext:value="=&quot;00&quot;" calcext:base-cell-address="LAYERS.D11"/>
            <calcext:condition calcext:apply-style-name="Grass1" calcext:value="=&quot;01&quot;" calcext:base-cell-address="LAYERS.D11"/>
            <calcext:condition calcext:apply-style-name="Grass2" calcext:value="=&quot;02&quot;" calcext:base-cell-address="LAYERS.D11"/>
            <calcext:condition calcext:apply-style-name="Road1" calcext:value="=&quot;03&quot;" calcext:base-cell-address="LAYERS.D11"/>
            <calcext:condition calcext:apply-style-name="Road2" calcext:value="=&quot;04&quot;" calcext:base-cell-address="LAYERS.D11"/>
            <calcext:condition calcext:apply-style-name="Wast" calcext:value="=&quot;05&quot;" calcext:base-cell-address="LAYERS.D11"/>
            <calcext:condition calcext:apply-style-name="Rock" calcext:value="=&quot;06&quot;" calcext:base-cell-address="LAYERS.D11"/>
            <calcext:condition calcext:apply-style-name="Water" calcext:value="=&quot;07&quot;" calcext:base-cell-address="LAYERS.D11"/>
            <calcext:condition calcext:apply-style-name="Empty" calcext:value="=&quot;08&quot;" calcext:base-cell-address="LAYERS.D11"/>
          </calcext:conditional-format>
          <calcext:conditional-format calcext:target-range-address="LAYERS.E11:LAYERS.E11">
            <calcext:condition calcext:apply-style-name="Empty" calcext:value="=&quot;00&quot;" calcext:base-cell-address="LAYERS.E11"/>
            <calcext:condition calcext:apply-style-name="Grass1" calcext:value="=&quot;01&quot;" calcext:base-cell-address="LAYERS.E11"/>
            <calcext:condition calcext:apply-style-name="Grass2" calcext:value="=&quot;02&quot;" calcext:base-cell-address="LAYERS.E11"/>
            <calcext:condition calcext:apply-style-name="Road1" calcext:value="=&quot;03&quot;" calcext:base-cell-address="LAYERS.E11"/>
            <calcext:condition calcext:apply-style-name="Road2" calcext:value="=&quot;04&quot;" calcext:base-cell-address="LAYERS.E11"/>
            <calcext:condition calcext:apply-style-name="Wast" calcext:value="=&quot;05&quot;" calcext:base-cell-address="LAYERS.E11"/>
            <calcext:condition calcext:apply-style-name="Rock" calcext:value="=&quot;06&quot;" calcext:base-cell-address="LAYERS.E11"/>
            <calcext:condition calcext:apply-style-name="Water" calcext:value="=&quot;07&quot;" calcext:base-cell-address="LAYERS.E11"/>
            <calcext:condition calcext:apply-style-name="Empty" calcext:value="=&quot;08&quot;" calcext:base-cell-address="LAYERS.E11"/>
          </calcext:conditional-format>
          <calcext:conditional-format calcext:target-range-address="LAYERS.F11:LAYERS.F11">
            <calcext:condition calcext:apply-style-name="Empty" calcext:value="=&quot;00&quot;" calcext:base-cell-address="LAYERS.F11"/>
            <calcext:condition calcext:apply-style-name="Grass1" calcext:value="=&quot;01&quot;" calcext:base-cell-address="LAYERS.F11"/>
            <calcext:condition calcext:apply-style-name="Grass2" calcext:value="=&quot;02&quot;" calcext:base-cell-address="LAYERS.F11"/>
            <calcext:condition calcext:apply-style-name="Road1" calcext:value="=&quot;03&quot;" calcext:base-cell-address="LAYERS.F11"/>
            <calcext:condition calcext:apply-style-name="Road2" calcext:value="=&quot;04&quot;" calcext:base-cell-address="LAYERS.F11"/>
            <calcext:condition calcext:apply-style-name="Wast" calcext:value="=&quot;05&quot;" calcext:base-cell-address="LAYERS.F11"/>
            <calcext:condition calcext:apply-style-name="Rock" calcext:value="=&quot;06&quot;" calcext:base-cell-address="LAYERS.F11"/>
            <calcext:condition calcext:apply-style-name="Water" calcext:value="=&quot;07&quot;" calcext:base-cell-address="LAYERS.F11"/>
            <calcext:condition calcext:apply-style-name="Empty" calcext:value="=&quot;08&quot;" calcext:base-cell-address="LAYERS.F11"/>
          </calcext:conditional-format>
          <calcext:conditional-format calcext:target-range-address="LAYERS.G11:LAYERS.G11">
            <calcext:condition calcext:apply-style-name="Empty" calcext:value="=&quot;00&quot;" calcext:base-cell-address="LAYERS.G11"/>
            <calcext:condition calcext:apply-style-name="Grass1" calcext:value="=&quot;01&quot;" calcext:base-cell-address="LAYERS.G11"/>
            <calcext:condition calcext:apply-style-name="Grass2" calcext:value="=&quot;02&quot;" calcext:base-cell-address="LAYERS.G11"/>
            <calcext:condition calcext:apply-style-name="Road1" calcext:value="=&quot;03&quot;" calcext:base-cell-address="LAYERS.G11"/>
            <calcext:condition calcext:apply-style-name="Road2" calcext:value="=&quot;04&quot;" calcext:base-cell-address="LAYERS.G11"/>
            <calcext:condition calcext:apply-style-name="Wast" calcext:value="=&quot;05&quot;" calcext:base-cell-address="LAYERS.G11"/>
            <calcext:condition calcext:apply-style-name="Rock" calcext:value="=&quot;06&quot;" calcext:base-cell-address="LAYERS.G11"/>
            <calcext:condition calcext:apply-style-name="Water" calcext:value="=&quot;07&quot;" calcext:base-cell-address="LAYERS.G11"/>
            <calcext:condition calcext:apply-style-name="Empty" calcext:value="=&quot;08&quot;" calcext:base-cell-address="LAYERS.G11"/>
          </calcext:conditional-format>
          <calcext:conditional-format calcext:target-range-address="LAYERS.H11:LAYERS.H11">
            <calcext:condition calcext:apply-style-name="Empty" calcext:value="=&quot;00&quot;" calcext:base-cell-address="LAYERS.H11"/>
            <calcext:condition calcext:apply-style-name="Grass1" calcext:value="=&quot;01&quot;" calcext:base-cell-address="LAYERS.H11"/>
            <calcext:condition calcext:apply-style-name="Grass2" calcext:value="=&quot;02&quot;" calcext:base-cell-address="LAYERS.H11"/>
            <calcext:condition calcext:apply-style-name="Road1" calcext:value="=&quot;03&quot;" calcext:base-cell-address="LAYERS.H11"/>
            <calcext:condition calcext:apply-style-name="Road2" calcext:value="=&quot;04&quot;" calcext:base-cell-address="LAYERS.H11"/>
            <calcext:condition calcext:apply-style-name="Wast" calcext:value="=&quot;05&quot;" calcext:base-cell-address="LAYERS.H11"/>
            <calcext:condition calcext:apply-style-name="Rock" calcext:value="=&quot;06&quot;" calcext:base-cell-address="LAYERS.H11"/>
            <calcext:condition calcext:apply-style-name="Water" calcext:value="=&quot;07&quot;" calcext:base-cell-address="LAYERS.H11"/>
            <calcext:condition calcext:apply-style-name="Empty" calcext:value="=&quot;08&quot;" calcext:base-cell-address="LAYERS.H11"/>
          </calcext:conditional-format>
          <calcext:conditional-format calcext:target-range-address="LAYERS.I11:LAYERS.I11">
            <calcext:condition calcext:apply-style-name="Empty" calcext:value="=&quot;00&quot;" calcext:base-cell-address="LAYERS.I11"/>
            <calcext:condition calcext:apply-style-name="Grass1" calcext:value="=&quot;01&quot;" calcext:base-cell-address="LAYERS.I11"/>
            <calcext:condition calcext:apply-style-name="Grass2" calcext:value="=&quot;02&quot;" calcext:base-cell-address="LAYERS.I11"/>
            <calcext:condition calcext:apply-style-name="Road1" calcext:value="=&quot;03&quot;" calcext:base-cell-address="LAYERS.I11"/>
            <calcext:condition calcext:apply-style-name="Road2" calcext:value="=&quot;04&quot;" calcext:base-cell-address="LAYERS.I11"/>
            <calcext:condition calcext:apply-style-name="Wast" calcext:value="=&quot;05&quot;" calcext:base-cell-address="LAYERS.I11"/>
            <calcext:condition calcext:apply-style-name="Rock" calcext:value="=&quot;06&quot;" calcext:base-cell-address="LAYERS.I11"/>
            <calcext:condition calcext:apply-style-name="Water" calcext:value="=&quot;07&quot;" calcext:base-cell-address="LAYERS.I11"/>
            <calcext:condition calcext:apply-style-name="Empty" calcext:value="=&quot;08&quot;" calcext:base-cell-address="LAYERS.I11"/>
          </calcext:conditional-format>
          <calcext:conditional-format calcext:target-range-address="LAYERS.D12:LAYERS.D12">
            <calcext:condition calcext:apply-style-name="Empty" calcext:value="=&quot;00&quot;" calcext:base-cell-address="LAYERS.D12"/>
            <calcext:condition calcext:apply-style-name="Grass1" calcext:value="=&quot;01&quot;" calcext:base-cell-address="LAYERS.D12"/>
            <calcext:condition calcext:apply-style-name="Grass2" calcext:value="=&quot;02&quot;" calcext:base-cell-address="LAYERS.D12"/>
            <calcext:condition calcext:apply-style-name="Road1" calcext:value="=&quot;03&quot;" calcext:base-cell-address="LAYERS.D12"/>
            <calcext:condition calcext:apply-style-name="Road2" calcext:value="=&quot;04&quot;" calcext:base-cell-address="LAYERS.D12"/>
            <calcext:condition calcext:apply-style-name="Wast" calcext:value="=&quot;05&quot;" calcext:base-cell-address="LAYERS.D12"/>
            <calcext:condition calcext:apply-style-name="Rock" calcext:value="=&quot;06&quot;" calcext:base-cell-address="LAYERS.D12"/>
            <calcext:condition calcext:apply-style-name="Water" calcext:value="=&quot;07&quot;" calcext:base-cell-address="LAYERS.D12"/>
            <calcext:condition calcext:apply-style-name="Empty" calcext:value="=&quot;08&quot;" calcext:base-cell-address="LAYERS.D12"/>
          </calcext:conditional-format>
          <calcext:conditional-format calcext:target-range-address="LAYERS.E12:LAYERS.E12">
            <calcext:condition calcext:apply-style-name="Empty" calcext:value="=&quot;00&quot;" calcext:base-cell-address="LAYERS.E12"/>
            <calcext:condition calcext:apply-style-name="Grass1" calcext:value="=&quot;01&quot;" calcext:base-cell-address="LAYERS.E12"/>
            <calcext:condition calcext:apply-style-name="Grass2" calcext:value="=&quot;02&quot;" calcext:base-cell-address="LAYERS.E12"/>
            <calcext:condition calcext:apply-style-name="Road1" calcext:value="=&quot;03&quot;" calcext:base-cell-address="LAYERS.E12"/>
            <calcext:condition calcext:apply-style-name="Road2" calcext:value="=&quot;04&quot;" calcext:base-cell-address="LAYERS.E12"/>
            <calcext:condition calcext:apply-style-name="Wast" calcext:value="=&quot;05&quot;" calcext:base-cell-address="LAYERS.E12"/>
            <calcext:condition calcext:apply-style-name="Rock" calcext:value="=&quot;06&quot;" calcext:base-cell-address="LAYERS.E12"/>
            <calcext:condition calcext:apply-style-name="Water" calcext:value="=&quot;07&quot;" calcext:base-cell-address="LAYERS.E12"/>
            <calcext:condition calcext:apply-style-name="Empty" calcext:value="=&quot;08&quot;" calcext:base-cell-address="LAYERS.E12"/>
          </calcext:conditional-format>
          <calcext:conditional-format calcext:target-range-address="LAYERS.F12:LAYERS.F12">
            <calcext:condition calcext:apply-style-name="Empty" calcext:value="=&quot;00&quot;" calcext:base-cell-address="LAYERS.F12"/>
            <calcext:condition calcext:apply-style-name="Grass1" calcext:value="=&quot;01&quot;" calcext:base-cell-address="LAYERS.F12"/>
            <calcext:condition calcext:apply-style-name="Grass2" calcext:value="=&quot;02&quot;" calcext:base-cell-address="LAYERS.F12"/>
            <calcext:condition calcext:apply-style-name="Road1" calcext:value="=&quot;03&quot;" calcext:base-cell-address="LAYERS.F12"/>
            <calcext:condition calcext:apply-style-name="Road2" calcext:value="=&quot;04&quot;" calcext:base-cell-address="LAYERS.F12"/>
            <calcext:condition calcext:apply-style-name="Wast" calcext:value="=&quot;05&quot;" calcext:base-cell-address="LAYERS.F12"/>
            <calcext:condition calcext:apply-style-name="Rock" calcext:value="=&quot;06&quot;" calcext:base-cell-address="LAYERS.F12"/>
            <calcext:condition calcext:apply-style-name="Water" calcext:value="=&quot;07&quot;" calcext:base-cell-address="LAYERS.F12"/>
            <calcext:condition calcext:apply-style-name="Empty" calcext:value="=&quot;08&quot;" calcext:base-cell-address="LAYERS.F12"/>
          </calcext:conditional-format>
          <calcext:conditional-format calcext:target-range-address="LAYERS.G12:LAYERS.G12">
            <calcext:condition calcext:apply-style-name="Empty" calcext:value="=&quot;00&quot;" calcext:base-cell-address="LAYERS.G12"/>
            <calcext:condition calcext:apply-style-name="Grass1" calcext:value="=&quot;01&quot;" calcext:base-cell-address="LAYERS.G12"/>
            <calcext:condition calcext:apply-style-name="Grass2" calcext:value="=&quot;02&quot;" calcext:base-cell-address="LAYERS.G12"/>
            <calcext:condition calcext:apply-style-name="Road1" calcext:value="=&quot;03&quot;" calcext:base-cell-address="LAYERS.G12"/>
            <calcext:condition calcext:apply-style-name="Road2" calcext:value="=&quot;04&quot;" calcext:base-cell-address="LAYERS.G12"/>
            <calcext:condition calcext:apply-style-name="Wast" calcext:value="=&quot;05&quot;" calcext:base-cell-address="LAYERS.G12"/>
            <calcext:condition calcext:apply-style-name="Rock" calcext:value="=&quot;06&quot;" calcext:base-cell-address="LAYERS.G12"/>
            <calcext:condition calcext:apply-style-name="Water" calcext:value="=&quot;07&quot;" calcext:base-cell-address="LAYERS.G12"/>
            <calcext:condition calcext:apply-style-name="Empty" calcext:value="=&quot;08&quot;" calcext:base-cell-address="LAYERS.G12"/>
          </calcext:conditional-format>
          <calcext:conditional-format calcext:target-range-address="LAYERS.H12:LAYERS.H12">
            <calcext:condition calcext:apply-style-name="Empty" calcext:value="=&quot;00&quot;" calcext:base-cell-address="LAYERS.H12"/>
            <calcext:condition calcext:apply-style-name="Grass1" calcext:value="=&quot;01&quot;" calcext:base-cell-address="LAYERS.H12"/>
            <calcext:condition calcext:apply-style-name="Grass2" calcext:value="=&quot;02&quot;" calcext:base-cell-address="LAYERS.H12"/>
            <calcext:condition calcext:apply-style-name="Road1" calcext:value="=&quot;03&quot;" calcext:base-cell-address="LAYERS.H12"/>
            <calcext:condition calcext:apply-style-name="Road2" calcext:value="=&quot;04&quot;" calcext:base-cell-address="LAYERS.H12"/>
            <calcext:condition calcext:apply-style-name="Wast" calcext:value="=&quot;05&quot;" calcext:base-cell-address="LAYERS.H12"/>
            <calcext:condition calcext:apply-style-name="Rock" calcext:value="=&quot;06&quot;" calcext:base-cell-address="LAYERS.H12"/>
            <calcext:condition calcext:apply-style-name="Water" calcext:value="=&quot;07&quot;" calcext:base-cell-address="LAYERS.H12"/>
            <calcext:condition calcext:apply-style-name="Empty" calcext:value="=&quot;08&quot;" calcext:base-cell-address="LAYERS.H12"/>
          </calcext:conditional-format>
          <calcext:conditional-format calcext:target-range-address="LAYERS.I12:LAYERS.I12">
            <calcext:condition calcext:apply-style-name="Empty" calcext:value="=&quot;00&quot;" calcext:base-cell-address="LAYERS.I12"/>
            <calcext:condition calcext:apply-style-name="Grass1" calcext:value="=&quot;01&quot;" calcext:base-cell-address="LAYERS.I12"/>
            <calcext:condition calcext:apply-style-name="Grass2" calcext:value="=&quot;02&quot;" calcext:base-cell-address="LAYERS.I12"/>
            <calcext:condition calcext:apply-style-name="Road1" calcext:value="=&quot;03&quot;" calcext:base-cell-address="LAYERS.I12"/>
            <calcext:condition calcext:apply-style-name="Road2" calcext:value="=&quot;04&quot;" calcext:base-cell-address="LAYERS.I12"/>
            <calcext:condition calcext:apply-style-name="Wast" calcext:value="=&quot;05&quot;" calcext:base-cell-address="LAYERS.I12"/>
            <calcext:condition calcext:apply-style-name="Rock" calcext:value="=&quot;06&quot;" calcext:base-cell-address="LAYERS.I12"/>
            <calcext:condition calcext:apply-style-name="Water" calcext:value="=&quot;07&quot;" calcext:base-cell-address="LAYERS.I12"/>
            <calcext:condition calcext:apply-style-name="Empty" calcext:value="=&quot;08&quot;" calcext:base-cell-address="LAYERS.I12"/>
          </calcext:conditional-format>
          <calcext:conditional-format calcext:target-range-address="LAYERS.J6:LAYERS.J6">
            <calcext:condition calcext:apply-style-name="Empty" calcext:value="=&quot;00&quot;" calcext:base-cell-address="LAYERS.J6"/>
            <calcext:condition calcext:apply-style-name="Grass1" calcext:value="=&quot;01&quot;" calcext:base-cell-address="LAYERS.J6"/>
            <calcext:condition calcext:apply-style-name="Grass2" calcext:value="=&quot;02&quot;" calcext:base-cell-address="LAYERS.J6"/>
            <calcext:condition calcext:apply-style-name="Road1" calcext:value="=&quot;03&quot;" calcext:base-cell-address="LAYERS.J6"/>
            <calcext:condition calcext:apply-style-name="Road2" calcext:value="=&quot;04&quot;" calcext:base-cell-address="LAYERS.J6"/>
            <calcext:condition calcext:apply-style-name="Wast" calcext:value="=&quot;05&quot;" calcext:base-cell-address="LAYERS.J6"/>
            <calcext:condition calcext:apply-style-name="Rock" calcext:value="=&quot;06&quot;" calcext:base-cell-address="LAYERS.J6"/>
            <calcext:condition calcext:apply-style-name="Water" calcext:value="=&quot;07&quot;" calcext:base-cell-address="LAYERS.J6"/>
            <calcext:condition calcext:apply-style-name="Empty" calcext:value="=&quot;08&quot;" calcext:base-cell-address="LAYERS.J6"/>
          </calcext:conditional-format>
          <calcext:conditional-format calcext:target-range-address="LAYERS.J7:LAYERS.J7">
            <calcext:condition calcext:apply-style-name="Empty" calcext:value="=&quot;00&quot;" calcext:base-cell-address="LAYERS.J7"/>
            <calcext:condition calcext:apply-style-name="Grass1" calcext:value="=&quot;01&quot;" calcext:base-cell-address="LAYERS.J7"/>
            <calcext:condition calcext:apply-style-name="Grass2" calcext:value="=&quot;02&quot;" calcext:base-cell-address="LAYERS.J7"/>
            <calcext:condition calcext:apply-style-name="Road1" calcext:value="=&quot;03&quot;" calcext:base-cell-address="LAYERS.J7"/>
            <calcext:condition calcext:apply-style-name="Road2" calcext:value="=&quot;04&quot;" calcext:base-cell-address="LAYERS.J7"/>
            <calcext:condition calcext:apply-style-name="Wast" calcext:value="=&quot;05&quot;" calcext:base-cell-address="LAYERS.J7"/>
            <calcext:condition calcext:apply-style-name="Rock" calcext:value="=&quot;06&quot;" calcext:base-cell-address="LAYERS.J7"/>
            <calcext:condition calcext:apply-style-name="Water" calcext:value="=&quot;07&quot;" calcext:base-cell-address="LAYERS.J7"/>
            <calcext:condition calcext:apply-style-name="Empty" calcext:value="=&quot;08&quot;" calcext:base-cell-address="LAYERS.J7"/>
          </calcext:conditional-format>
          <calcext:conditional-format calcext:target-range-address="LAYERS.J8:LAYERS.J8">
            <calcext:condition calcext:apply-style-name="Empty" calcext:value="=&quot;00&quot;" calcext:base-cell-address="LAYERS.J8"/>
            <calcext:condition calcext:apply-style-name="Grass1" calcext:value="=&quot;01&quot;" calcext:base-cell-address="LAYERS.J8"/>
            <calcext:condition calcext:apply-style-name="Grass2" calcext:value="=&quot;02&quot;" calcext:base-cell-address="LAYERS.J8"/>
            <calcext:condition calcext:apply-style-name="Road1" calcext:value="=&quot;03&quot;" calcext:base-cell-address="LAYERS.J8"/>
            <calcext:condition calcext:apply-style-name="Road2" calcext:value="=&quot;04&quot;" calcext:base-cell-address="LAYERS.J8"/>
            <calcext:condition calcext:apply-style-name="Wast" calcext:value="=&quot;05&quot;" calcext:base-cell-address="LAYERS.J8"/>
            <calcext:condition calcext:apply-style-name="Rock" calcext:value="=&quot;06&quot;" calcext:base-cell-address="LAYERS.J8"/>
            <calcext:condition calcext:apply-style-name="Water" calcext:value="=&quot;07&quot;" calcext:base-cell-address="LAYERS.J8"/>
            <calcext:condition calcext:apply-style-name="Empty" calcext:value="=&quot;08&quot;" calcext:base-cell-address="LAYERS.J8"/>
          </calcext:conditional-format>
          <calcext:conditional-format calcext:target-range-address="LAYERS.J9:LAYERS.J9">
            <calcext:condition calcext:apply-style-name="Empty" calcext:value="=&quot;00&quot;" calcext:base-cell-address="LAYERS.J9"/>
            <calcext:condition calcext:apply-style-name="Grass1" calcext:value="=&quot;01&quot;" calcext:base-cell-address="LAYERS.J9"/>
            <calcext:condition calcext:apply-style-name="Grass2" calcext:value="=&quot;02&quot;" calcext:base-cell-address="LAYERS.J9"/>
            <calcext:condition calcext:apply-style-name="Road1" calcext:value="=&quot;03&quot;" calcext:base-cell-address="LAYERS.J9"/>
            <calcext:condition calcext:apply-style-name="Road2" calcext:value="=&quot;04&quot;" calcext:base-cell-address="LAYERS.J9"/>
            <calcext:condition calcext:apply-style-name="Wast" calcext:value="=&quot;05&quot;" calcext:base-cell-address="LAYERS.J9"/>
            <calcext:condition calcext:apply-style-name="Rock" calcext:value="=&quot;06&quot;" calcext:base-cell-address="LAYERS.J9"/>
            <calcext:condition calcext:apply-style-name="Water" calcext:value="=&quot;07&quot;" calcext:base-cell-address="LAYERS.J9"/>
            <calcext:condition calcext:apply-style-name="Empty" calcext:value="=&quot;08&quot;" calcext:base-cell-address="LAYERS.J9"/>
          </calcext:conditional-format>
          <calcext:conditional-format calcext:target-range-address="LAYERS.C4:LAYERS.C4">
            <calcext:condition calcext:apply-style-name="Empty" calcext:value="=&quot;00&quot;" calcext:base-cell-address="LAYERS.C4"/>
            <calcext:condition calcext:apply-style-name="Grass1" calcext:value="=&quot;01&quot;" calcext:base-cell-address="LAYERS.C4"/>
            <calcext:condition calcext:apply-style-name="Grass2" calcext:value="=&quot;02&quot;" calcext:base-cell-address="LAYERS.C4"/>
            <calcext:condition calcext:apply-style-name="Road1" calcext:value="=&quot;03&quot;" calcext:base-cell-address="LAYERS.C4"/>
            <calcext:condition calcext:apply-style-name="Road2" calcext:value="=&quot;04&quot;" calcext:base-cell-address="LAYERS.C4"/>
            <calcext:condition calcext:apply-style-name="Wast" calcext:value="=&quot;05&quot;" calcext:base-cell-address="LAYERS.C4"/>
            <calcext:condition calcext:apply-style-name="Rock" calcext:value="=&quot;06&quot;" calcext:base-cell-address="LAYERS.C4"/>
            <calcext:condition calcext:apply-style-name="Water" calcext:value="=&quot;07&quot;" calcext:base-cell-address="LAYERS.C4"/>
            <calcext:condition calcext:apply-style-name="Empty" calcext:value="=&quot;08&quot;" calcext:base-cell-address="LAYERS.C4"/>
          </calcext:conditional-format>
          <calcext:conditional-format calcext:target-range-address="LAYERS.C5:LAYERS.C5">
            <calcext:condition calcext:apply-style-name="Empty" calcext:value="=&quot;00&quot;" calcext:base-cell-address="LAYERS.C5"/>
            <calcext:condition calcext:apply-style-name="Grass1" calcext:value="=&quot;01&quot;" calcext:base-cell-address="LAYERS.C5"/>
            <calcext:condition calcext:apply-style-name="Grass2" calcext:value="=&quot;02&quot;" calcext:base-cell-address="LAYERS.C5"/>
            <calcext:condition calcext:apply-style-name="Road1" calcext:value="=&quot;03&quot;" calcext:base-cell-address="LAYERS.C5"/>
            <calcext:condition calcext:apply-style-name="Road2" calcext:value="=&quot;04&quot;" calcext:base-cell-address="LAYERS.C5"/>
            <calcext:condition calcext:apply-style-name="Wast" calcext:value="=&quot;05&quot;" calcext:base-cell-address="LAYERS.C5"/>
            <calcext:condition calcext:apply-style-name="Rock" calcext:value="=&quot;06&quot;" calcext:base-cell-address="LAYERS.C5"/>
            <calcext:condition calcext:apply-style-name="Water" calcext:value="=&quot;07&quot;" calcext:base-cell-address="LAYERS.C5"/>
            <calcext:condition calcext:apply-style-name="Empty" calcext:value="=&quot;08&quot;" calcext:base-cell-address="LAYERS.C5"/>
          </calcext:conditional-format>
          <calcext:conditional-format calcext:target-range-address="LAYERS.C6:LAYERS.C6">
            <calcext:condition calcext:apply-style-name="Empty" calcext:value="=&quot;00&quot;" calcext:base-cell-address="LAYERS.C6"/>
            <calcext:condition calcext:apply-style-name="Grass1" calcext:value="=&quot;01&quot;" calcext:base-cell-address="LAYERS.C6"/>
            <calcext:condition calcext:apply-style-name="Grass2" calcext:value="=&quot;02&quot;" calcext:base-cell-address="LAYERS.C6"/>
            <calcext:condition calcext:apply-style-name="Road1" calcext:value="=&quot;03&quot;" calcext:base-cell-address="LAYERS.C6"/>
            <calcext:condition calcext:apply-style-name="Road2" calcext:value="=&quot;04&quot;" calcext:base-cell-address="LAYERS.C6"/>
            <calcext:condition calcext:apply-style-name="Wast" calcext:value="=&quot;05&quot;" calcext:base-cell-address="LAYERS.C6"/>
            <calcext:condition calcext:apply-style-name="Rock" calcext:value="=&quot;06&quot;" calcext:base-cell-address="LAYERS.C6"/>
            <calcext:condition calcext:apply-style-name="Water" calcext:value="=&quot;07&quot;" calcext:base-cell-address="LAYERS.C6"/>
            <calcext:condition calcext:apply-style-name="Empty" calcext:value="=&quot;08&quot;" calcext:base-cell-address="LAYERS.C6"/>
          </calcext:conditional-format>
          <calcext:conditional-format calcext:target-range-address="LAYERS.C7:LAYERS.C7">
            <calcext:condition calcext:apply-style-name="Empty" calcext:value="=&quot;00&quot;" calcext:base-cell-address="LAYERS.C7"/>
            <calcext:condition calcext:apply-style-name="Grass1" calcext:value="=&quot;01&quot;" calcext:base-cell-address="LAYERS.C7"/>
            <calcext:condition calcext:apply-style-name="Grass2" calcext:value="=&quot;02&quot;" calcext:base-cell-address="LAYERS.C7"/>
            <calcext:condition calcext:apply-style-name="Road1" calcext:value="=&quot;03&quot;" calcext:base-cell-address="LAYERS.C7"/>
            <calcext:condition calcext:apply-style-name="Road2" calcext:value="=&quot;04&quot;" calcext:base-cell-address="LAYERS.C7"/>
            <calcext:condition calcext:apply-style-name="Wast" calcext:value="=&quot;05&quot;" calcext:base-cell-address="LAYERS.C7"/>
            <calcext:condition calcext:apply-style-name="Rock" calcext:value="=&quot;06&quot;" calcext:base-cell-address="LAYERS.C7"/>
            <calcext:condition calcext:apply-style-name="Water" calcext:value="=&quot;07&quot;" calcext:base-cell-address="LAYERS.C7"/>
            <calcext:condition calcext:apply-style-name="Empty" calcext:value="=&quot;08&quot;" calcext:base-cell-address="LAYERS.C7"/>
          </calcext:conditional-format>
          <calcext:conditional-format calcext:target-range-address="LAYERS.C8:LAYERS.C8">
            <calcext:condition calcext:apply-style-name="Empty" calcext:value="=&quot;00&quot;" calcext:base-cell-address="LAYERS.C8"/>
            <calcext:condition calcext:apply-style-name="Grass1" calcext:value="=&quot;01&quot;" calcext:base-cell-address="LAYERS.C8"/>
            <calcext:condition calcext:apply-style-name="Grass2" calcext:value="=&quot;02&quot;" calcext:base-cell-address="LAYERS.C8"/>
            <calcext:condition calcext:apply-style-name="Road1" calcext:value="=&quot;03&quot;" calcext:base-cell-address="LAYERS.C8"/>
            <calcext:condition calcext:apply-style-name="Road2" calcext:value="=&quot;04&quot;" calcext:base-cell-address="LAYERS.C8"/>
            <calcext:condition calcext:apply-style-name="Wast" calcext:value="=&quot;05&quot;" calcext:base-cell-address="LAYERS.C8"/>
            <calcext:condition calcext:apply-style-name="Rock" calcext:value="=&quot;06&quot;" calcext:base-cell-address="LAYERS.C8"/>
            <calcext:condition calcext:apply-style-name="Water" calcext:value="=&quot;07&quot;" calcext:base-cell-address="LAYERS.C8"/>
            <calcext:condition calcext:apply-style-name="Empty" calcext:value="=&quot;08&quot;" calcext:base-cell-address="LAYERS.C8"/>
          </calcext:conditional-format>
          <calcext:conditional-format calcext:target-range-address="LAYERS.C9:LAYERS.C9">
            <calcext:condition calcext:apply-style-name="Empty" calcext:value="=&quot;00&quot;" calcext:base-cell-address="LAYERS.C9"/>
            <calcext:condition calcext:apply-style-name="Grass1" calcext:value="=&quot;01&quot;" calcext:base-cell-address="LAYERS.C9"/>
            <calcext:condition calcext:apply-style-name="Grass2" calcext:value="=&quot;02&quot;" calcext:base-cell-address="LAYERS.C9"/>
            <calcext:condition calcext:apply-style-name="Road1" calcext:value="=&quot;03&quot;" calcext:base-cell-address="LAYERS.C9"/>
            <calcext:condition calcext:apply-style-name="Road2" calcext:value="=&quot;04&quot;" calcext:base-cell-address="LAYERS.C9"/>
            <calcext:condition calcext:apply-style-name="Wast" calcext:value="=&quot;05&quot;" calcext:base-cell-address="LAYERS.C9"/>
            <calcext:condition calcext:apply-style-name="Rock" calcext:value="=&quot;06&quot;" calcext:base-cell-address="LAYERS.C9"/>
            <calcext:condition calcext:apply-style-name="Water" calcext:value="=&quot;07&quot;" calcext:base-cell-address="LAYERS.C9"/>
            <calcext:condition calcext:apply-style-name="Empty" calcext:value="=&quot;08&quot;" calcext:base-cell-address="LAYERS.C9"/>
          </calcext:conditional-format>
          <calcext:conditional-format calcext:target-range-address="LAYERS.C10:LAYERS.C10">
            <calcext:condition calcext:apply-style-name="Empty" calcext:value="=&quot;00&quot;" calcext:base-cell-address="LAYERS.C10"/>
            <calcext:condition calcext:apply-style-name="Grass1" calcext:value="=&quot;01&quot;" calcext:base-cell-address="LAYERS.C10"/>
            <calcext:condition calcext:apply-style-name="Grass2" calcext:value="=&quot;02&quot;" calcext:base-cell-address="LAYERS.C10"/>
            <calcext:condition calcext:apply-style-name="Road1" calcext:value="=&quot;03&quot;" calcext:base-cell-address="LAYERS.C10"/>
            <calcext:condition calcext:apply-style-name="Road2" calcext:value="=&quot;04&quot;" calcext:base-cell-address="LAYERS.C10"/>
            <calcext:condition calcext:apply-style-name="Wast" calcext:value="=&quot;05&quot;" calcext:base-cell-address="LAYERS.C10"/>
            <calcext:condition calcext:apply-style-name="Rock" calcext:value="=&quot;06&quot;" calcext:base-cell-address="LAYERS.C10"/>
            <calcext:condition calcext:apply-style-name="Water" calcext:value="=&quot;07&quot;" calcext:base-cell-address="LAYERS.C10"/>
            <calcext:condition calcext:apply-style-name="Empty" calcext:value="=&quot;08&quot;" calcext:base-cell-address="LAYERS.C10"/>
          </calcext:conditional-format>
          <calcext:conditional-format calcext:target-range-address="LAYERS.C11:LAYERS.C11">
            <calcext:condition calcext:apply-style-name="Empty" calcext:value="=&quot;00&quot;" calcext:base-cell-address="LAYERS.C11"/>
            <calcext:condition calcext:apply-style-name="Grass1" calcext:value="=&quot;01&quot;" calcext:base-cell-address="LAYERS.C11"/>
            <calcext:condition calcext:apply-style-name="Grass2" calcext:value="=&quot;02&quot;" calcext:base-cell-address="LAYERS.C11"/>
            <calcext:condition calcext:apply-style-name="Road1" calcext:value="=&quot;03&quot;" calcext:base-cell-address="LAYERS.C11"/>
            <calcext:condition calcext:apply-style-name="Road2" calcext:value="=&quot;04&quot;" calcext:base-cell-address="LAYERS.C11"/>
            <calcext:condition calcext:apply-style-name="Wast" calcext:value="=&quot;05&quot;" calcext:base-cell-address="LAYERS.C11"/>
            <calcext:condition calcext:apply-style-name="Rock" calcext:value="=&quot;06&quot;" calcext:base-cell-address="LAYERS.C11"/>
            <calcext:condition calcext:apply-style-name="Water" calcext:value="=&quot;07&quot;" calcext:base-cell-address="LAYERS.C11"/>
            <calcext:condition calcext:apply-style-name="Empty" calcext:value="=&quot;08&quot;" calcext:base-cell-address="LAYERS.C11"/>
          </calcext:conditional-format>
          <calcext:conditional-format calcext:target-range-address="LAYERS.C12:LAYERS.C12">
            <calcext:condition calcext:apply-style-name="Empty" calcext:value="=&quot;00&quot;" calcext:base-cell-address="LAYERS.C12"/>
            <calcext:condition calcext:apply-style-name="Grass1" calcext:value="=&quot;01&quot;" calcext:base-cell-address="LAYERS.C12"/>
            <calcext:condition calcext:apply-style-name="Grass2" calcext:value="=&quot;02&quot;" calcext:base-cell-address="LAYERS.C12"/>
            <calcext:condition calcext:apply-style-name="Road1" calcext:value="=&quot;03&quot;" calcext:base-cell-address="LAYERS.C12"/>
            <calcext:condition calcext:apply-style-name="Road2" calcext:value="=&quot;04&quot;" calcext:base-cell-address="LAYERS.C12"/>
            <calcext:condition calcext:apply-style-name="Wast" calcext:value="=&quot;05&quot;" calcext:base-cell-address="LAYERS.C12"/>
            <calcext:condition calcext:apply-style-name="Rock" calcext:value="=&quot;06&quot;" calcext:base-cell-address="LAYERS.C12"/>
            <calcext:condition calcext:apply-style-name="Water" calcext:value="=&quot;07&quot;" calcext:base-cell-address="LAYERS.C12"/>
            <calcext:condition calcext:apply-style-name="Empty" calcext:value="=&quot;08&quot;" calcext:base-cell-address="LAYERS.C12"/>
          </calcext:conditional-format>
          <calcext:conditional-format calcext:target-range-address="LAYERS.C13:LAYERS.C13">
            <calcext:condition calcext:apply-style-name="Empty" calcext:value="=&quot;00&quot;" calcext:base-cell-address="LAYERS.C13"/>
            <calcext:condition calcext:apply-style-name="Grass1" calcext:value="=&quot;01&quot;" calcext:base-cell-address="LAYERS.C13"/>
            <calcext:condition calcext:apply-style-name="Grass2" calcext:value="=&quot;02&quot;" calcext:base-cell-address="LAYERS.C13"/>
            <calcext:condition calcext:apply-style-name="Road1" calcext:value="=&quot;03&quot;" calcext:base-cell-address="LAYERS.C13"/>
            <calcext:condition calcext:apply-style-name="Road2" calcext:value="=&quot;04&quot;" calcext:base-cell-address="LAYERS.C13"/>
            <calcext:condition calcext:apply-style-name="Wast" calcext:value="=&quot;05&quot;" calcext:base-cell-address="LAYERS.C13"/>
            <calcext:condition calcext:apply-style-name="Rock" calcext:value="=&quot;06&quot;" calcext:base-cell-address="LAYERS.C13"/>
            <calcext:condition calcext:apply-style-name="Water" calcext:value="=&quot;07&quot;" calcext:base-cell-address="LAYERS.C13"/>
            <calcext:condition calcext:apply-style-name="Empty" calcext:value="=&quot;08&quot;" calcext:base-cell-address="LAYERS.C13"/>
          </calcext:conditional-format>
          <calcext:conditional-format calcext:target-range-address="LAYERS.D13:LAYERS.D13">
            <calcext:condition calcext:apply-style-name="Empty" calcext:value="=&quot;00&quot;" calcext:base-cell-address="LAYERS.D13"/>
            <calcext:condition calcext:apply-style-name="Grass1" calcext:value="=&quot;01&quot;" calcext:base-cell-address="LAYERS.D13"/>
            <calcext:condition calcext:apply-style-name="Grass2" calcext:value="=&quot;02&quot;" calcext:base-cell-address="LAYERS.D13"/>
            <calcext:condition calcext:apply-style-name="Road1" calcext:value="=&quot;03&quot;" calcext:base-cell-address="LAYERS.D13"/>
            <calcext:condition calcext:apply-style-name="Road2" calcext:value="=&quot;04&quot;" calcext:base-cell-address="LAYERS.D13"/>
            <calcext:condition calcext:apply-style-name="Wast" calcext:value="=&quot;05&quot;" calcext:base-cell-address="LAYERS.D13"/>
            <calcext:condition calcext:apply-style-name="Rock" calcext:value="=&quot;06&quot;" calcext:base-cell-address="LAYERS.D13"/>
            <calcext:condition calcext:apply-style-name="Water" calcext:value="=&quot;07&quot;" calcext:base-cell-address="LAYERS.D13"/>
            <calcext:condition calcext:apply-style-name="Empty" calcext:value="=&quot;08&quot;" calcext:base-cell-address="LAYERS.D13"/>
          </calcext:conditional-format>
          <calcext:conditional-format calcext:target-range-address="LAYERS.E13:LAYERS.E13">
            <calcext:condition calcext:apply-style-name="Empty" calcext:value="=&quot;00&quot;" calcext:base-cell-address="LAYERS.E13"/>
            <calcext:condition calcext:apply-style-name="Grass1" calcext:value="=&quot;01&quot;" calcext:base-cell-address="LAYERS.E13"/>
            <calcext:condition calcext:apply-style-name="Grass2" calcext:value="=&quot;02&quot;" calcext:base-cell-address="LAYERS.E13"/>
            <calcext:condition calcext:apply-style-name="Road1" calcext:value="=&quot;03&quot;" calcext:base-cell-address="LAYERS.E13"/>
            <calcext:condition calcext:apply-style-name="Road2" calcext:value="=&quot;04&quot;" calcext:base-cell-address="LAYERS.E13"/>
            <calcext:condition calcext:apply-style-name="Wast" calcext:value="=&quot;05&quot;" calcext:base-cell-address="LAYERS.E13"/>
            <calcext:condition calcext:apply-style-name="Rock" calcext:value="=&quot;06&quot;" calcext:base-cell-address="LAYERS.E13"/>
            <calcext:condition calcext:apply-style-name="Water" calcext:value="=&quot;07&quot;" calcext:base-cell-address="LAYERS.E13"/>
            <calcext:condition calcext:apply-style-name="Empty" calcext:value="=&quot;08&quot;" calcext:base-cell-address="LAYERS.E13"/>
          </calcext:conditional-format>
          <calcext:conditional-format calcext:target-range-address="LAYERS.F13:LAYERS.F13">
            <calcext:condition calcext:apply-style-name="Empty" calcext:value="=&quot;00&quot;" calcext:base-cell-address="LAYERS.F13"/>
            <calcext:condition calcext:apply-style-name="Grass1" calcext:value="=&quot;01&quot;" calcext:base-cell-address="LAYERS.F13"/>
            <calcext:condition calcext:apply-style-name="Grass2" calcext:value="=&quot;02&quot;" calcext:base-cell-address="LAYERS.F13"/>
            <calcext:condition calcext:apply-style-name="Road1" calcext:value="=&quot;03&quot;" calcext:base-cell-address="LAYERS.F13"/>
            <calcext:condition calcext:apply-style-name="Road2" calcext:value="=&quot;04&quot;" calcext:base-cell-address="LAYERS.F13"/>
            <calcext:condition calcext:apply-style-name="Wast" calcext:value="=&quot;05&quot;" calcext:base-cell-address="LAYERS.F13"/>
            <calcext:condition calcext:apply-style-name="Rock" calcext:value="=&quot;06&quot;" calcext:base-cell-address="LAYERS.F13"/>
            <calcext:condition calcext:apply-style-name="Water" calcext:value="=&quot;07&quot;" calcext:base-cell-address="LAYERS.F13"/>
            <calcext:condition calcext:apply-style-name="Empty" calcext:value="=&quot;08&quot;" calcext:base-cell-address="LAYERS.F13"/>
          </calcext:conditional-format>
          <calcext:conditional-format calcext:target-range-address="LAYERS.G13:LAYERS.G13">
            <calcext:condition calcext:apply-style-name="Empty" calcext:value="=&quot;00&quot;" calcext:base-cell-address="LAYERS.G13"/>
            <calcext:condition calcext:apply-style-name="Grass1" calcext:value="=&quot;01&quot;" calcext:base-cell-address="LAYERS.G13"/>
            <calcext:condition calcext:apply-style-name="Grass2" calcext:value="=&quot;02&quot;" calcext:base-cell-address="LAYERS.G13"/>
            <calcext:condition calcext:apply-style-name="Road1" calcext:value="=&quot;03&quot;" calcext:base-cell-address="LAYERS.G13"/>
            <calcext:condition calcext:apply-style-name="Road2" calcext:value="=&quot;04&quot;" calcext:base-cell-address="LAYERS.G13"/>
            <calcext:condition calcext:apply-style-name="Wast" calcext:value="=&quot;05&quot;" calcext:base-cell-address="LAYERS.G13"/>
            <calcext:condition calcext:apply-style-name="Rock" calcext:value="=&quot;06&quot;" calcext:base-cell-address="LAYERS.G13"/>
            <calcext:condition calcext:apply-style-name="Water" calcext:value="=&quot;07&quot;" calcext:base-cell-address="LAYERS.G13"/>
            <calcext:condition calcext:apply-style-name="Empty" calcext:value="=&quot;08&quot;" calcext:base-cell-address="LAYERS.G13"/>
          </calcext:conditional-format>
          <calcext:conditional-format calcext:target-range-address="LAYERS.H13:LAYERS.H13">
            <calcext:condition calcext:apply-style-name="Empty" calcext:value="=&quot;00&quot;" calcext:base-cell-address="LAYERS.H13"/>
            <calcext:condition calcext:apply-style-name="Grass1" calcext:value="=&quot;01&quot;" calcext:base-cell-address="LAYERS.H13"/>
            <calcext:condition calcext:apply-style-name="Grass2" calcext:value="=&quot;02&quot;" calcext:base-cell-address="LAYERS.H13"/>
            <calcext:condition calcext:apply-style-name="Road1" calcext:value="=&quot;03&quot;" calcext:base-cell-address="LAYERS.H13"/>
            <calcext:condition calcext:apply-style-name="Road2" calcext:value="=&quot;04&quot;" calcext:base-cell-address="LAYERS.H13"/>
            <calcext:condition calcext:apply-style-name="Wast" calcext:value="=&quot;05&quot;" calcext:base-cell-address="LAYERS.H13"/>
            <calcext:condition calcext:apply-style-name="Rock" calcext:value="=&quot;06&quot;" calcext:base-cell-address="LAYERS.H13"/>
            <calcext:condition calcext:apply-style-name="Water" calcext:value="=&quot;07&quot;" calcext:base-cell-address="LAYERS.H13"/>
            <calcext:condition calcext:apply-style-name="Empty" calcext:value="=&quot;08&quot;" calcext:base-cell-address="LAYERS.H13"/>
          </calcext:conditional-format>
          <calcext:conditional-format calcext:target-range-address="LAYERS.E14:LAYERS.E14">
            <calcext:condition calcext:apply-style-name="Empty" calcext:value="=&quot;00&quot;" calcext:base-cell-address="LAYERS.E14"/>
            <calcext:condition calcext:apply-style-name="Grass1" calcext:value="=&quot;01&quot;" calcext:base-cell-address="LAYERS.E14"/>
            <calcext:condition calcext:apply-style-name="Grass2" calcext:value="=&quot;02&quot;" calcext:base-cell-address="LAYERS.E14"/>
            <calcext:condition calcext:apply-style-name="Road1" calcext:value="=&quot;03&quot;" calcext:base-cell-address="LAYERS.E14"/>
            <calcext:condition calcext:apply-style-name="Road2" calcext:value="=&quot;04&quot;" calcext:base-cell-address="LAYERS.E14"/>
            <calcext:condition calcext:apply-style-name="Wast" calcext:value="=&quot;05&quot;" calcext:base-cell-address="LAYERS.E14"/>
            <calcext:condition calcext:apply-style-name="Rock" calcext:value="=&quot;06&quot;" calcext:base-cell-address="LAYERS.E14"/>
            <calcext:condition calcext:apply-style-name="Water" calcext:value="=&quot;07&quot;" calcext:base-cell-address="LAYERS.E14"/>
            <calcext:condition calcext:apply-style-name="Empty" calcext:value="=&quot;08&quot;" calcext:base-cell-address="LAYERS.E14"/>
          </calcext:conditional-format>
          <calcext:conditional-format calcext:target-range-address="LAYERS.F14:LAYERS.F14">
            <calcext:condition calcext:apply-style-name="Empty" calcext:value="=&quot;00&quot;" calcext:base-cell-address="LAYERS.F14"/>
            <calcext:condition calcext:apply-style-name="Grass1" calcext:value="=&quot;01&quot;" calcext:base-cell-address="LAYERS.F14"/>
            <calcext:condition calcext:apply-style-name="Grass2" calcext:value="=&quot;02&quot;" calcext:base-cell-address="LAYERS.F14"/>
            <calcext:condition calcext:apply-style-name="Road1" calcext:value="=&quot;03&quot;" calcext:base-cell-address="LAYERS.F14"/>
            <calcext:condition calcext:apply-style-name="Road2" calcext:value="=&quot;04&quot;" calcext:base-cell-address="LAYERS.F14"/>
            <calcext:condition calcext:apply-style-name="Wast" calcext:value="=&quot;05&quot;" calcext:base-cell-address="LAYERS.F14"/>
            <calcext:condition calcext:apply-style-name="Rock" calcext:value="=&quot;06&quot;" calcext:base-cell-address="LAYERS.F14"/>
            <calcext:condition calcext:apply-style-name="Water" calcext:value="=&quot;07&quot;" calcext:base-cell-address="LAYERS.F14"/>
            <calcext:condition calcext:apply-style-name="Empty" calcext:value="=&quot;08&quot;" calcext:base-cell-address="LAYERS.F14"/>
          </calcext:conditional-format>
          <calcext:conditional-format calcext:target-range-address="LAYERS.G14:LAYERS.G14">
            <calcext:condition calcext:apply-style-name="Empty" calcext:value="=&quot;00&quot;" calcext:base-cell-address="LAYERS.G14"/>
            <calcext:condition calcext:apply-style-name="Grass1" calcext:value="=&quot;01&quot;" calcext:base-cell-address="LAYERS.G14"/>
            <calcext:condition calcext:apply-style-name="Grass2" calcext:value="=&quot;02&quot;" calcext:base-cell-address="LAYERS.G14"/>
            <calcext:condition calcext:apply-style-name="Road1" calcext:value="=&quot;03&quot;" calcext:base-cell-address="LAYERS.G14"/>
            <calcext:condition calcext:apply-style-name="Road2" calcext:value="=&quot;04&quot;" calcext:base-cell-address="LAYERS.G14"/>
            <calcext:condition calcext:apply-style-name="Wast" calcext:value="=&quot;05&quot;" calcext:base-cell-address="LAYERS.G14"/>
            <calcext:condition calcext:apply-style-name="Rock" calcext:value="=&quot;06&quot;" calcext:base-cell-address="LAYERS.G14"/>
            <calcext:condition calcext:apply-style-name="Water" calcext:value="=&quot;07&quot;" calcext:base-cell-address="LAYERS.G14"/>
            <calcext:condition calcext:apply-style-name="Empty" calcext:value="=&quot;08&quot;" calcext:base-cell-address="LAYERS.G14"/>
          </calcext:conditional-format>
          <calcext:conditional-format calcext:target-range-address="LAYERS.H14:LAYERS.H14">
            <calcext:condition calcext:apply-style-name="Empty" calcext:value="=&quot;00&quot;" calcext:base-cell-address="LAYERS.H14"/>
            <calcext:condition calcext:apply-style-name="Grass1" calcext:value="=&quot;01&quot;" calcext:base-cell-address="LAYERS.H14"/>
            <calcext:condition calcext:apply-style-name="Grass2" calcext:value="=&quot;02&quot;" calcext:base-cell-address="LAYERS.H14"/>
            <calcext:condition calcext:apply-style-name="Road1" calcext:value="=&quot;03&quot;" calcext:base-cell-address="LAYERS.H14"/>
            <calcext:condition calcext:apply-style-name="Road2" calcext:value="=&quot;04&quot;" calcext:base-cell-address="LAYERS.H14"/>
            <calcext:condition calcext:apply-style-name="Wast" calcext:value="=&quot;05&quot;" calcext:base-cell-address="LAYERS.H14"/>
            <calcext:condition calcext:apply-style-name="Rock" calcext:value="=&quot;06&quot;" calcext:base-cell-address="LAYERS.H14"/>
            <calcext:condition calcext:apply-style-name="Water" calcext:value="=&quot;07&quot;" calcext:base-cell-address="LAYERS.H14"/>
            <calcext:condition calcext:apply-style-name="Empty" calcext:value="=&quot;08&quot;" calcext:base-cell-address="LAYERS.H14"/>
          </calcext:conditional-format>
          <calcext:conditional-format calcext:target-range-address="LAYERS.AG1:LAYERS.AG1 LAYERS.AG34:LAYERS.AG1048546">
            <calcext:condition calcext:apply-style-name="Empty" calcext:value="=&quot;00&quot;" calcext:base-cell-address="LAYERS.AG1"/>
            <calcext:condition calcext:apply-style-name="Grass1" calcext:value="=&quot;01&quot;" calcext:base-cell-address="LAYERS.AG1"/>
            <calcext:condition calcext:apply-style-name="Grass2" calcext:value="=&quot;02&quot;" calcext:base-cell-address="LAYERS.AG1"/>
            <calcext:condition calcext:apply-style-name="Road1" calcext:value="=&quot;03&quot;" calcext:base-cell-address="LAYERS.AG1"/>
            <calcext:condition calcext:apply-style-name="Road2" calcext:value="=&quot;04&quot;" calcext:base-cell-address="LAYERS.AG1"/>
            <calcext:condition calcext:apply-style-name="Wast" calcext:value="=&quot;05&quot;" calcext:base-cell-address="LAYERS.AG1"/>
            <calcext:condition calcext:apply-style-name="Rock" calcext:value="=&quot;06&quot;" calcext:base-cell-address="LAYERS.AG1"/>
            <calcext:condition calcext:apply-style-name="Water" calcext:value="=&quot;07&quot;" calcext:base-cell-address="LAYERS.AG1"/>
            <calcext:condition calcext:apply-style-name="Empty" calcext:value="=&quot;08&quot;" calcext:base-cell-address="LAYERS.AG1"/>
          </calcext:conditional-format>
          <calcext:conditional-format calcext:target-range-address="LAYERS.B1:LAYERS.B1 LAYERS.B34:LAYERS.B1048546">
            <calcext:condition calcext:apply-style-name="Empty" calcext:value="=&quot;00&quot;" calcext:base-cell-address="LAYERS.B1"/>
            <calcext:condition calcext:apply-style-name="Grass1" calcext:value="=&quot;01&quot;" calcext:base-cell-address="LAYERS.B1"/>
            <calcext:condition calcext:apply-style-name="Grass2" calcext:value="=&quot;02&quot;" calcext:base-cell-address="LAYERS.B1"/>
            <calcext:condition calcext:apply-style-name="Road1" calcext:value="=&quot;03&quot;" calcext:base-cell-address="LAYERS.B1"/>
            <calcext:condition calcext:apply-style-name="Road2" calcext:value="=&quot;04&quot;" calcext:base-cell-address="LAYERS.B1"/>
            <calcext:condition calcext:apply-style-name="Wast" calcext:value="=&quot;05&quot;" calcext:base-cell-address="LAYERS.B1"/>
            <calcext:condition calcext:apply-style-name="Rock" calcext:value="=&quot;06&quot;" calcext:base-cell-address="LAYERS.B1"/>
            <calcext:condition calcext:apply-style-name="Water" calcext:value="=&quot;07&quot;" calcext:base-cell-address="LAYERS.B1"/>
            <calcext:condition calcext:apply-style-name="Empty" calcext:value="=&quot;08&quot;" calcext:base-cell-address="LAYERS.B1"/>
          </calcext:conditional-format>
          <calcext:conditional-format calcext:target-range-address="LAYERS.AH33:LAYERS.AMJ33 LAYERS.A33:LAYERS.A33">
            <calcext:condition calcext:apply-style-name="Empty" calcext:value="=&quot;00&quot;" calcext:base-cell-address="LAYERS.A33"/>
            <calcext:condition calcext:apply-style-name="Grass1" calcext:value="=&quot;01&quot;" calcext:base-cell-address="LAYERS.A33"/>
            <calcext:condition calcext:apply-style-name="Grass2" calcext:value="=&quot;02&quot;" calcext:base-cell-address="LAYERS.A33"/>
            <calcext:condition calcext:apply-style-name="Road1" calcext:value="=&quot;03&quot;" calcext:base-cell-address="LAYERS.A33"/>
            <calcext:condition calcext:apply-style-name="Road2" calcext:value="=&quot;04&quot;" calcext:base-cell-address="LAYERS.A33"/>
            <calcext:condition calcext:apply-style-name="Wast" calcext:value="=&quot;05&quot;" calcext:base-cell-address="LAYERS.A33"/>
            <calcext:condition calcext:apply-style-name="Rock" calcext:value="=&quot;06&quot;" calcext:base-cell-address="LAYERS.A33"/>
            <calcext:condition calcext:apply-style-name="Water" calcext:value="=&quot;07&quot;" calcext:base-cell-address="LAYERS.A33"/>
            <calcext:condition calcext:apply-style-name="Empty" calcext:value="=&quot;08&quot;" calcext:base-cell-address="LAYERS.A33"/>
          </calcext:conditional-format>
          <calcext:conditional-format calcext:target-range-address="LAYERS.AH2:LAYERS.AMJ2 LAYERS.A2:LAYERS.A2">
            <calcext:condition calcext:apply-style-name="Empty" calcext:value="=&quot;00&quot;" calcext:base-cell-address="LAYERS.A2"/>
            <calcext:condition calcext:apply-style-name="Grass1" calcext:value="=&quot;01&quot;" calcext:base-cell-address="LAYERS.A2"/>
            <calcext:condition calcext:apply-style-name="Grass2" calcext:value="=&quot;02&quot;" calcext:base-cell-address="LAYERS.A2"/>
            <calcext:condition calcext:apply-style-name="Road1" calcext:value="=&quot;03&quot;" calcext:base-cell-address="LAYERS.A2"/>
            <calcext:condition calcext:apply-style-name="Road2" calcext:value="=&quot;04&quot;" calcext:base-cell-address="LAYERS.A2"/>
            <calcext:condition calcext:apply-style-name="Wast" calcext:value="=&quot;05&quot;" calcext:base-cell-address="LAYERS.A2"/>
            <calcext:condition calcext:apply-style-name="Rock" calcext:value="=&quot;06&quot;" calcext:base-cell-address="LAYERS.A2"/>
            <calcext:condition calcext:apply-style-name="Water" calcext:value="=&quot;07&quot;" calcext:base-cell-address="LAYERS.A2"/>
            <calcext:condition calcext:apply-style-name="Empty" calcext:value="=&quot;08&quot;" calcext:base-cell-address="LAYERS.A2"/>
          </calcext:conditional-format>
          <calcext:conditional-format calcext:target-range-address="LAYERS.B2:LAYERS.B2">
            <calcext:condition calcext:apply-style-name="Empty" calcext:value="=&quot;00&quot;" calcext:base-cell-address="LAYERS.B2"/>
            <calcext:condition calcext:apply-style-name="Grass1" calcext:value="=&quot;01&quot;" calcext:base-cell-address="LAYERS.B2"/>
            <calcext:condition calcext:apply-style-name="Grass2" calcext:value="=&quot;02&quot;" calcext:base-cell-address="LAYERS.B2"/>
            <calcext:condition calcext:apply-style-name="Road1" calcext:value="=&quot;03&quot;" calcext:base-cell-address="LAYERS.B2"/>
            <calcext:condition calcext:apply-style-name="Road2" calcext:value="=&quot;04&quot;" calcext:base-cell-address="LAYERS.B2"/>
            <calcext:condition calcext:apply-style-name="Wast" calcext:value="=&quot;05&quot;" calcext:base-cell-address="LAYERS.B2"/>
            <calcext:condition calcext:apply-style-name="Rock" calcext:value="=&quot;06&quot;" calcext:base-cell-address="LAYERS.B2"/>
            <calcext:condition calcext:apply-style-name="Water" calcext:value="=&quot;07&quot;" calcext:base-cell-address="LAYERS.B2"/>
            <calcext:condition calcext:apply-style-name="Empty" calcext:value="=&quot;08&quot;" calcext:base-cell-address="LAYERS.B2"/>
            <calcext:condition calcext:apply-style-name="Empty" calcext:value="=&quot;-1&quot;" calcext:base-cell-address="LAYERS.B2"/>
          </calcext:conditional-format>
          <calcext:conditional-format calcext:target-range-address="LAYERS.C2:LAYERS.C2">
            <calcext:condition calcext:apply-style-name="Empty" calcext:value="=&quot;00&quot;" calcext:base-cell-address="LAYERS.C2"/>
            <calcext:condition calcext:apply-style-name="Grass1" calcext:value="=&quot;01&quot;" calcext:base-cell-address="LAYERS.C2"/>
            <calcext:condition calcext:apply-style-name="Grass2" calcext:value="=&quot;02&quot;" calcext:base-cell-address="LAYERS.C2"/>
            <calcext:condition calcext:apply-style-name="Road1" calcext:value="=&quot;03&quot;" calcext:base-cell-address="LAYERS.C2"/>
            <calcext:condition calcext:apply-style-name="Road2" calcext:value="=&quot;04&quot;" calcext:base-cell-address="LAYERS.C2"/>
            <calcext:condition calcext:apply-style-name="Wast" calcext:value="=&quot;05&quot;" calcext:base-cell-address="LAYERS.C2"/>
            <calcext:condition calcext:apply-style-name="Rock" calcext:value="=&quot;06&quot;" calcext:base-cell-address="LAYERS.C2"/>
            <calcext:condition calcext:apply-style-name="Water" calcext:value="=&quot;07&quot;" calcext:base-cell-address="LAYERS.C2"/>
            <calcext:condition calcext:apply-style-name="Empty" calcext:value="=&quot;08&quot;" calcext:base-cell-address="LAYERS.C2"/>
            <calcext:condition calcext:apply-style-name="Empty" calcext:value="=&quot;-1&quot;" calcext:base-cell-address="LAYERS.C2"/>
          </calcext:conditional-format>
          <calcext:conditional-format calcext:target-range-address="LAYERS.D2:LAYERS.D2">
            <calcext:condition calcext:apply-style-name="Empty" calcext:value="=&quot;00&quot;" calcext:base-cell-address="LAYERS.D2"/>
            <calcext:condition calcext:apply-style-name="Grass1" calcext:value="=&quot;01&quot;" calcext:base-cell-address="LAYERS.D2"/>
            <calcext:condition calcext:apply-style-name="Grass2" calcext:value="=&quot;02&quot;" calcext:base-cell-address="LAYERS.D2"/>
            <calcext:condition calcext:apply-style-name="Road1" calcext:value="=&quot;03&quot;" calcext:base-cell-address="LAYERS.D2"/>
            <calcext:condition calcext:apply-style-name="Road2" calcext:value="=&quot;04&quot;" calcext:base-cell-address="LAYERS.D2"/>
            <calcext:condition calcext:apply-style-name="Wast" calcext:value="=&quot;05&quot;" calcext:base-cell-address="LAYERS.D2"/>
            <calcext:condition calcext:apply-style-name="Rock" calcext:value="=&quot;06&quot;" calcext:base-cell-address="LAYERS.D2"/>
            <calcext:condition calcext:apply-style-name="Water" calcext:value="=&quot;07&quot;" calcext:base-cell-address="LAYERS.D2"/>
            <calcext:condition calcext:apply-style-name="Empty" calcext:value="=&quot;08&quot;" calcext:base-cell-address="LAYERS.D2"/>
            <calcext:condition calcext:apply-style-name="Empty" calcext:value="=&quot;-1&quot;" calcext:base-cell-address="LAYERS.D2"/>
          </calcext:conditional-format>
          <calcext:conditional-format calcext:target-range-address="LAYERS.E2:LAYERS.E2">
            <calcext:condition calcext:apply-style-name="Empty" calcext:value="=&quot;00&quot;" calcext:base-cell-address="LAYERS.E2"/>
            <calcext:condition calcext:apply-style-name="Grass1" calcext:value="=&quot;01&quot;" calcext:base-cell-address="LAYERS.E2"/>
            <calcext:condition calcext:apply-style-name="Grass2" calcext:value="=&quot;02&quot;" calcext:base-cell-address="LAYERS.E2"/>
            <calcext:condition calcext:apply-style-name="Road1" calcext:value="=&quot;03&quot;" calcext:base-cell-address="LAYERS.E2"/>
            <calcext:condition calcext:apply-style-name="Road2" calcext:value="=&quot;04&quot;" calcext:base-cell-address="LAYERS.E2"/>
            <calcext:condition calcext:apply-style-name="Wast" calcext:value="=&quot;05&quot;" calcext:base-cell-address="LAYERS.E2"/>
            <calcext:condition calcext:apply-style-name="Rock" calcext:value="=&quot;06&quot;" calcext:base-cell-address="LAYERS.E2"/>
            <calcext:condition calcext:apply-style-name="Water" calcext:value="=&quot;07&quot;" calcext:base-cell-address="LAYERS.E2"/>
            <calcext:condition calcext:apply-style-name="Empty" calcext:value="=&quot;08&quot;" calcext:base-cell-address="LAYERS.E2"/>
            <calcext:condition calcext:apply-style-name="Empty" calcext:value="=&quot;-1&quot;" calcext:base-cell-address="LAYERS.E2"/>
          </calcext:conditional-format>
          <calcext:conditional-format calcext:target-range-address="LAYERS.F2:LAYERS.F2">
            <calcext:condition calcext:apply-style-name="Empty" calcext:value="=&quot;00&quot;" calcext:base-cell-address="LAYERS.F2"/>
            <calcext:condition calcext:apply-style-name="Grass1" calcext:value="=&quot;01&quot;" calcext:base-cell-address="LAYERS.F2"/>
            <calcext:condition calcext:apply-style-name="Grass2" calcext:value="=&quot;02&quot;" calcext:base-cell-address="LAYERS.F2"/>
            <calcext:condition calcext:apply-style-name="Road1" calcext:value="=&quot;03&quot;" calcext:base-cell-address="LAYERS.F2"/>
            <calcext:condition calcext:apply-style-name="Road2" calcext:value="=&quot;04&quot;" calcext:base-cell-address="LAYERS.F2"/>
            <calcext:condition calcext:apply-style-name="Wast" calcext:value="=&quot;05&quot;" calcext:base-cell-address="LAYERS.F2"/>
            <calcext:condition calcext:apply-style-name="Rock" calcext:value="=&quot;06&quot;" calcext:base-cell-address="LAYERS.F2"/>
            <calcext:condition calcext:apply-style-name="Water" calcext:value="=&quot;07&quot;" calcext:base-cell-address="LAYERS.F2"/>
            <calcext:condition calcext:apply-style-name="Empty" calcext:value="=&quot;08&quot;" calcext:base-cell-address="LAYERS.F2"/>
            <calcext:condition calcext:apply-style-name="Empty" calcext:value="=&quot;-1&quot;" calcext:base-cell-address="LAYERS.F2"/>
          </calcext:conditional-format>
          <calcext:conditional-format calcext:target-range-address="LAYERS.G2:LAYERS.G2">
            <calcext:condition calcext:apply-style-name="Empty" calcext:value="=&quot;00&quot;" calcext:base-cell-address="LAYERS.G2"/>
            <calcext:condition calcext:apply-style-name="Grass1" calcext:value="=&quot;01&quot;" calcext:base-cell-address="LAYERS.G2"/>
            <calcext:condition calcext:apply-style-name="Grass2" calcext:value="=&quot;02&quot;" calcext:base-cell-address="LAYERS.G2"/>
            <calcext:condition calcext:apply-style-name="Road1" calcext:value="=&quot;03&quot;" calcext:base-cell-address="LAYERS.G2"/>
            <calcext:condition calcext:apply-style-name="Road2" calcext:value="=&quot;04&quot;" calcext:base-cell-address="LAYERS.G2"/>
            <calcext:condition calcext:apply-style-name="Wast" calcext:value="=&quot;05&quot;" calcext:base-cell-address="LAYERS.G2"/>
            <calcext:condition calcext:apply-style-name="Rock" calcext:value="=&quot;06&quot;" calcext:base-cell-address="LAYERS.G2"/>
            <calcext:condition calcext:apply-style-name="Water" calcext:value="=&quot;07&quot;" calcext:base-cell-address="LAYERS.G2"/>
            <calcext:condition calcext:apply-style-name="Empty" calcext:value="=&quot;08&quot;" calcext:base-cell-address="LAYERS.G2"/>
            <calcext:condition calcext:apply-style-name="Empty" calcext:value="=&quot;-1&quot;" calcext:base-cell-address="LAYERS.G2"/>
          </calcext:conditional-format>
          <calcext:conditional-format calcext:target-range-address="LAYERS.H2:LAYERS.H2">
            <calcext:condition calcext:apply-style-name="Empty" calcext:value="=&quot;00&quot;" calcext:base-cell-address="LAYERS.H2"/>
            <calcext:condition calcext:apply-style-name="Grass1" calcext:value="=&quot;01&quot;" calcext:base-cell-address="LAYERS.H2"/>
            <calcext:condition calcext:apply-style-name="Grass2" calcext:value="=&quot;02&quot;" calcext:base-cell-address="LAYERS.H2"/>
            <calcext:condition calcext:apply-style-name="Road1" calcext:value="=&quot;03&quot;" calcext:base-cell-address="LAYERS.H2"/>
            <calcext:condition calcext:apply-style-name="Road2" calcext:value="=&quot;04&quot;" calcext:base-cell-address="LAYERS.H2"/>
            <calcext:condition calcext:apply-style-name="Wast" calcext:value="=&quot;05&quot;" calcext:base-cell-address="LAYERS.H2"/>
            <calcext:condition calcext:apply-style-name="Rock" calcext:value="=&quot;06&quot;" calcext:base-cell-address="LAYERS.H2"/>
            <calcext:condition calcext:apply-style-name="Water" calcext:value="=&quot;07&quot;" calcext:base-cell-address="LAYERS.H2"/>
            <calcext:condition calcext:apply-style-name="Empty" calcext:value="=&quot;08&quot;" calcext:base-cell-address="LAYERS.H2"/>
            <calcext:condition calcext:apply-style-name="Empty" calcext:value="=&quot;-1&quot;" calcext:base-cell-address="LAYERS.H2"/>
          </calcext:conditional-format>
          <calcext:conditional-format calcext:target-range-address="LAYERS.I2:LAYERS.I2">
            <calcext:condition calcext:apply-style-name="Empty" calcext:value="=&quot;00&quot;" calcext:base-cell-address="LAYERS.I2"/>
            <calcext:condition calcext:apply-style-name="Grass1" calcext:value="=&quot;01&quot;" calcext:base-cell-address="LAYERS.I2"/>
            <calcext:condition calcext:apply-style-name="Grass2" calcext:value="=&quot;02&quot;" calcext:base-cell-address="LAYERS.I2"/>
            <calcext:condition calcext:apply-style-name="Road1" calcext:value="=&quot;03&quot;" calcext:base-cell-address="LAYERS.I2"/>
            <calcext:condition calcext:apply-style-name="Road2" calcext:value="=&quot;04&quot;" calcext:base-cell-address="LAYERS.I2"/>
            <calcext:condition calcext:apply-style-name="Wast" calcext:value="=&quot;05&quot;" calcext:base-cell-address="LAYERS.I2"/>
            <calcext:condition calcext:apply-style-name="Rock" calcext:value="=&quot;06&quot;" calcext:base-cell-address="LAYERS.I2"/>
            <calcext:condition calcext:apply-style-name="Water" calcext:value="=&quot;07&quot;" calcext:base-cell-address="LAYERS.I2"/>
            <calcext:condition calcext:apply-style-name="Empty" calcext:value="=&quot;08&quot;" calcext:base-cell-address="LAYERS.I2"/>
            <calcext:condition calcext:apply-style-name="Empty" calcext:value="=&quot;-1&quot;" calcext:base-cell-address="LAYERS.I2"/>
          </calcext:conditional-format>
          <calcext:conditional-format calcext:target-range-address="LAYERS.J2:LAYERS.J2">
            <calcext:condition calcext:apply-style-name="Empty" calcext:value="=&quot;00&quot;" calcext:base-cell-address="LAYERS.J2"/>
            <calcext:condition calcext:apply-style-name="Grass1" calcext:value="=&quot;01&quot;" calcext:base-cell-address="LAYERS.J2"/>
            <calcext:condition calcext:apply-style-name="Grass2" calcext:value="=&quot;02&quot;" calcext:base-cell-address="LAYERS.J2"/>
            <calcext:condition calcext:apply-style-name="Road1" calcext:value="=&quot;03&quot;" calcext:base-cell-address="LAYERS.J2"/>
            <calcext:condition calcext:apply-style-name="Road2" calcext:value="=&quot;04&quot;" calcext:base-cell-address="LAYERS.J2"/>
            <calcext:condition calcext:apply-style-name="Wast" calcext:value="=&quot;05&quot;" calcext:base-cell-address="LAYERS.J2"/>
            <calcext:condition calcext:apply-style-name="Rock" calcext:value="=&quot;06&quot;" calcext:base-cell-address="LAYERS.J2"/>
            <calcext:condition calcext:apply-style-name="Water" calcext:value="=&quot;07&quot;" calcext:base-cell-address="LAYERS.J2"/>
            <calcext:condition calcext:apply-style-name="Empty" calcext:value="=&quot;08&quot;" calcext:base-cell-address="LAYERS.J2"/>
            <calcext:condition calcext:apply-style-name="Empty" calcext:value="=&quot;-1&quot;" calcext:base-cell-address="LAYERS.J2"/>
          </calcext:conditional-format>
          <calcext:conditional-format calcext:target-range-address="LAYERS.K2:LAYERS.K2">
            <calcext:condition calcext:apply-style-name="Empty" calcext:value="=&quot;00&quot;" calcext:base-cell-address="LAYERS.K2"/>
            <calcext:condition calcext:apply-style-name="Grass1" calcext:value="=&quot;01&quot;" calcext:base-cell-address="LAYERS.K2"/>
            <calcext:condition calcext:apply-style-name="Grass2" calcext:value="=&quot;02&quot;" calcext:base-cell-address="LAYERS.K2"/>
            <calcext:condition calcext:apply-style-name="Road1" calcext:value="=&quot;03&quot;" calcext:base-cell-address="LAYERS.K2"/>
            <calcext:condition calcext:apply-style-name="Road2" calcext:value="=&quot;04&quot;" calcext:base-cell-address="LAYERS.K2"/>
            <calcext:condition calcext:apply-style-name="Wast" calcext:value="=&quot;05&quot;" calcext:base-cell-address="LAYERS.K2"/>
            <calcext:condition calcext:apply-style-name="Rock" calcext:value="=&quot;06&quot;" calcext:base-cell-address="LAYERS.K2"/>
            <calcext:condition calcext:apply-style-name="Water" calcext:value="=&quot;07&quot;" calcext:base-cell-address="LAYERS.K2"/>
            <calcext:condition calcext:apply-style-name="Empty" calcext:value="=&quot;08&quot;" calcext:base-cell-address="LAYERS.K2"/>
            <calcext:condition calcext:apply-style-name="Empty" calcext:value="=&quot;-1&quot;" calcext:base-cell-address="LAYERS.K2"/>
          </calcext:conditional-format>
          <calcext:conditional-format calcext:target-range-address="LAYERS.L2:LAYERS.L2">
            <calcext:condition calcext:apply-style-name="Empty" calcext:value="=&quot;00&quot;" calcext:base-cell-address="LAYERS.L2"/>
            <calcext:condition calcext:apply-style-name="Grass1" calcext:value="=&quot;01&quot;" calcext:base-cell-address="LAYERS.L2"/>
            <calcext:condition calcext:apply-style-name="Grass2" calcext:value="=&quot;02&quot;" calcext:base-cell-address="LAYERS.L2"/>
            <calcext:condition calcext:apply-style-name="Road1" calcext:value="=&quot;03&quot;" calcext:base-cell-address="LAYERS.L2"/>
            <calcext:condition calcext:apply-style-name="Road2" calcext:value="=&quot;04&quot;" calcext:base-cell-address="LAYERS.L2"/>
            <calcext:condition calcext:apply-style-name="Wast" calcext:value="=&quot;05&quot;" calcext:base-cell-address="LAYERS.L2"/>
            <calcext:condition calcext:apply-style-name="Rock" calcext:value="=&quot;06&quot;" calcext:base-cell-address="LAYERS.L2"/>
            <calcext:condition calcext:apply-style-name="Water" calcext:value="=&quot;07&quot;" calcext:base-cell-address="LAYERS.L2"/>
            <calcext:condition calcext:apply-style-name="Empty" calcext:value="=&quot;08&quot;" calcext:base-cell-address="LAYERS.L2"/>
            <calcext:condition calcext:apply-style-name="Empty" calcext:value="=&quot;-1&quot;" calcext:base-cell-address="LAYERS.L2"/>
          </calcext:conditional-format>
          <calcext:conditional-format calcext:target-range-address="LAYERS.M2:LAYERS.M2">
            <calcext:condition calcext:apply-style-name="Empty" calcext:value="=&quot;00&quot;" calcext:base-cell-address="LAYERS.M2"/>
            <calcext:condition calcext:apply-style-name="Grass1" calcext:value="=&quot;01&quot;" calcext:base-cell-address="LAYERS.M2"/>
            <calcext:condition calcext:apply-style-name="Grass2" calcext:value="=&quot;02&quot;" calcext:base-cell-address="LAYERS.M2"/>
            <calcext:condition calcext:apply-style-name="Road1" calcext:value="=&quot;03&quot;" calcext:base-cell-address="LAYERS.M2"/>
            <calcext:condition calcext:apply-style-name="Road2" calcext:value="=&quot;04&quot;" calcext:base-cell-address="LAYERS.M2"/>
            <calcext:condition calcext:apply-style-name="Wast" calcext:value="=&quot;05&quot;" calcext:base-cell-address="LAYERS.M2"/>
            <calcext:condition calcext:apply-style-name="Rock" calcext:value="=&quot;06&quot;" calcext:base-cell-address="LAYERS.M2"/>
            <calcext:condition calcext:apply-style-name="Water" calcext:value="=&quot;07&quot;" calcext:base-cell-address="LAYERS.M2"/>
            <calcext:condition calcext:apply-style-name="Empty" calcext:value="=&quot;08&quot;" calcext:base-cell-address="LAYERS.M2"/>
            <calcext:condition calcext:apply-style-name="Empty" calcext:value="=&quot;-1&quot;" calcext:base-cell-address="LAYERS.M2"/>
          </calcext:conditional-format>
          <calcext:conditional-format calcext:target-range-address="LAYERS.N2:LAYERS.N2">
            <calcext:condition calcext:apply-style-name="Empty" calcext:value="=&quot;00&quot;" calcext:base-cell-address="LAYERS.N2"/>
            <calcext:condition calcext:apply-style-name="Grass1" calcext:value="=&quot;01&quot;" calcext:base-cell-address="LAYERS.N2"/>
            <calcext:condition calcext:apply-style-name="Grass2" calcext:value="=&quot;02&quot;" calcext:base-cell-address="LAYERS.N2"/>
            <calcext:condition calcext:apply-style-name="Road1" calcext:value="=&quot;03&quot;" calcext:base-cell-address="LAYERS.N2"/>
            <calcext:condition calcext:apply-style-name="Road2" calcext:value="=&quot;04&quot;" calcext:base-cell-address="LAYERS.N2"/>
            <calcext:condition calcext:apply-style-name="Wast" calcext:value="=&quot;05&quot;" calcext:base-cell-address="LAYERS.N2"/>
            <calcext:condition calcext:apply-style-name="Rock" calcext:value="=&quot;06&quot;" calcext:base-cell-address="LAYERS.N2"/>
            <calcext:condition calcext:apply-style-name="Water" calcext:value="=&quot;07&quot;" calcext:base-cell-address="LAYERS.N2"/>
            <calcext:condition calcext:apply-style-name="Empty" calcext:value="=&quot;08&quot;" calcext:base-cell-address="LAYERS.N2"/>
            <calcext:condition calcext:apply-style-name="Empty" calcext:value="=&quot;-1&quot;" calcext:base-cell-address="LAYERS.N2"/>
          </calcext:conditional-format>
          <calcext:conditional-format calcext:target-range-address="LAYERS.O2:LAYERS.O2">
            <calcext:condition calcext:apply-style-name="Empty" calcext:value="=&quot;00&quot;" calcext:base-cell-address="LAYERS.O2"/>
            <calcext:condition calcext:apply-style-name="Grass1" calcext:value="=&quot;01&quot;" calcext:base-cell-address="LAYERS.O2"/>
            <calcext:condition calcext:apply-style-name="Grass2" calcext:value="=&quot;02&quot;" calcext:base-cell-address="LAYERS.O2"/>
            <calcext:condition calcext:apply-style-name="Road1" calcext:value="=&quot;03&quot;" calcext:base-cell-address="LAYERS.O2"/>
            <calcext:condition calcext:apply-style-name="Road2" calcext:value="=&quot;04&quot;" calcext:base-cell-address="LAYERS.O2"/>
            <calcext:condition calcext:apply-style-name="Wast" calcext:value="=&quot;05&quot;" calcext:base-cell-address="LAYERS.O2"/>
            <calcext:condition calcext:apply-style-name="Rock" calcext:value="=&quot;06&quot;" calcext:base-cell-address="LAYERS.O2"/>
            <calcext:condition calcext:apply-style-name="Water" calcext:value="=&quot;07&quot;" calcext:base-cell-address="LAYERS.O2"/>
            <calcext:condition calcext:apply-style-name="Empty" calcext:value="=&quot;08&quot;" calcext:base-cell-address="LAYERS.O2"/>
            <calcext:condition calcext:apply-style-name="Empty" calcext:value="=&quot;-1&quot;" calcext:base-cell-address="LAYERS.O2"/>
          </calcext:conditional-format>
          <calcext:conditional-format calcext:target-range-address="LAYERS.P2:LAYERS.P2">
            <calcext:condition calcext:apply-style-name="Empty" calcext:value="=&quot;00&quot;" calcext:base-cell-address="LAYERS.P2"/>
            <calcext:condition calcext:apply-style-name="Grass1" calcext:value="=&quot;01&quot;" calcext:base-cell-address="LAYERS.P2"/>
            <calcext:condition calcext:apply-style-name="Grass2" calcext:value="=&quot;02&quot;" calcext:base-cell-address="LAYERS.P2"/>
            <calcext:condition calcext:apply-style-name="Road1" calcext:value="=&quot;03&quot;" calcext:base-cell-address="LAYERS.P2"/>
            <calcext:condition calcext:apply-style-name="Road2" calcext:value="=&quot;04&quot;" calcext:base-cell-address="LAYERS.P2"/>
            <calcext:condition calcext:apply-style-name="Wast" calcext:value="=&quot;05&quot;" calcext:base-cell-address="LAYERS.P2"/>
            <calcext:condition calcext:apply-style-name="Rock" calcext:value="=&quot;06&quot;" calcext:base-cell-address="LAYERS.P2"/>
            <calcext:condition calcext:apply-style-name="Water" calcext:value="=&quot;07&quot;" calcext:base-cell-address="LAYERS.P2"/>
            <calcext:condition calcext:apply-style-name="Empty" calcext:value="=&quot;08&quot;" calcext:base-cell-address="LAYERS.P2"/>
            <calcext:condition calcext:apply-style-name="Empty" calcext:value="=&quot;-1&quot;" calcext:base-cell-address="LAYERS.P2"/>
          </calcext:conditional-format>
          <calcext:conditional-format calcext:target-range-address="LAYERS.Q2:LAYERS.Q2">
            <calcext:condition calcext:apply-style-name="Empty" calcext:value="=&quot;00&quot;" calcext:base-cell-address="LAYERS.Q2"/>
            <calcext:condition calcext:apply-style-name="Grass1" calcext:value="=&quot;01&quot;" calcext:base-cell-address="LAYERS.Q2"/>
            <calcext:condition calcext:apply-style-name="Grass2" calcext:value="=&quot;02&quot;" calcext:base-cell-address="LAYERS.Q2"/>
            <calcext:condition calcext:apply-style-name="Road1" calcext:value="=&quot;03&quot;" calcext:base-cell-address="LAYERS.Q2"/>
            <calcext:condition calcext:apply-style-name="Road2" calcext:value="=&quot;04&quot;" calcext:base-cell-address="LAYERS.Q2"/>
            <calcext:condition calcext:apply-style-name="Wast" calcext:value="=&quot;05&quot;" calcext:base-cell-address="LAYERS.Q2"/>
            <calcext:condition calcext:apply-style-name="Rock" calcext:value="=&quot;06&quot;" calcext:base-cell-address="LAYERS.Q2"/>
            <calcext:condition calcext:apply-style-name="Water" calcext:value="=&quot;07&quot;" calcext:base-cell-address="LAYERS.Q2"/>
            <calcext:condition calcext:apply-style-name="Empty" calcext:value="=&quot;08&quot;" calcext:base-cell-address="LAYERS.Q2"/>
            <calcext:condition calcext:apply-style-name="Empty" calcext:value="=&quot;-1&quot;" calcext:base-cell-address="LAYERS.Q2"/>
          </calcext:conditional-format>
          <calcext:conditional-format calcext:target-range-address="LAYERS.R2:LAYERS.R2">
            <calcext:condition calcext:apply-style-name="Empty" calcext:value="=&quot;00&quot;" calcext:base-cell-address="LAYERS.R2"/>
            <calcext:condition calcext:apply-style-name="Grass1" calcext:value="=&quot;01&quot;" calcext:base-cell-address="LAYERS.R2"/>
            <calcext:condition calcext:apply-style-name="Grass2" calcext:value="=&quot;02&quot;" calcext:base-cell-address="LAYERS.R2"/>
            <calcext:condition calcext:apply-style-name="Road1" calcext:value="=&quot;03&quot;" calcext:base-cell-address="LAYERS.R2"/>
            <calcext:condition calcext:apply-style-name="Road2" calcext:value="=&quot;04&quot;" calcext:base-cell-address="LAYERS.R2"/>
            <calcext:condition calcext:apply-style-name="Wast" calcext:value="=&quot;05&quot;" calcext:base-cell-address="LAYERS.R2"/>
            <calcext:condition calcext:apply-style-name="Rock" calcext:value="=&quot;06&quot;" calcext:base-cell-address="LAYERS.R2"/>
            <calcext:condition calcext:apply-style-name="Water" calcext:value="=&quot;07&quot;" calcext:base-cell-address="LAYERS.R2"/>
            <calcext:condition calcext:apply-style-name="Empty" calcext:value="=&quot;08&quot;" calcext:base-cell-address="LAYERS.R2"/>
            <calcext:condition calcext:apply-style-name="Empty" calcext:value="=&quot;-1&quot;" calcext:base-cell-address="LAYERS.R2"/>
          </calcext:conditional-format>
          <calcext:conditional-format calcext:target-range-address="LAYERS.S2:LAYERS.S2">
            <calcext:condition calcext:apply-style-name="Empty" calcext:value="=&quot;00&quot;" calcext:base-cell-address="LAYERS.S2"/>
            <calcext:condition calcext:apply-style-name="Grass1" calcext:value="=&quot;01&quot;" calcext:base-cell-address="LAYERS.S2"/>
            <calcext:condition calcext:apply-style-name="Grass2" calcext:value="=&quot;02&quot;" calcext:base-cell-address="LAYERS.S2"/>
            <calcext:condition calcext:apply-style-name="Road1" calcext:value="=&quot;03&quot;" calcext:base-cell-address="LAYERS.S2"/>
            <calcext:condition calcext:apply-style-name="Road2" calcext:value="=&quot;04&quot;" calcext:base-cell-address="LAYERS.S2"/>
            <calcext:condition calcext:apply-style-name="Wast" calcext:value="=&quot;05&quot;" calcext:base-cell-address="LAYERS.S2"/>
            <calcext:condition calcext:apply-style-name="Rock" calcext:value="=&quot;06&quot;" calcext:base-cell-address="LAYERS.S2"/>
            <calcext:condition calcext:apply-style-name="Water" calcext:value="=&quot;07&quot;" calcext:base-cell-address="LAYERS.S2"/>
            <calcext:condition calcext:apply-style-name="Empty" calcext:value="=&quot;08&quot;" calcext:base-cell-address="LAYERS.S2"/>
            <calcext:condition calcext:apply-style-name="Empty" calcext:value="=&quot;-1&quot;" calcext:base-cell-address="LAYERS.S2"/>
          </calcext:conditional-format>
          <calcext:conditional-format calcext:target-range-address="LAYERS.T2:LAYERS.T2">
            <calcext:condition calcext:apply-style-name="Empty" calcext:value="=&quot;00&quot;" calcext:base-cell-address="LAYERS.T2"/>
            <calcext:condition calcext:apply-style-name="Grass1" calcext:value="=&quot;01&quot;" calcext:base-cell-address="LAYERS.T2"/>
            <calcext:condition calcext:apply-style-name="Grass2" calcext:value="=&quot;02&quot;" calcext:base-cell-address="LAYERS.T2"/>
            <calcext:condition calcext:apply-style-name="Road1" calcext:value="=&quot;03&quot;" calcext:base-cell-address="LAYERS.T2"/>
            <calcext:condition calcext:apply-style-name="Road2" calcext:value="=&quot;04&quot;" calcext:base-cell-address="LAYERS.T2"/>
            <calcext:condition calcext:apply-style-name="Wast" calcext:value="=&quot;05&quot;" calcext:base-cell-address="LAYERS.T2"/>
            <calcext:condition calcext:apply-style-name="Rock" calcext:value="=&quot;06&quot;" calcext:base-cell-address="LAYERS.T2"/>
            <calcext:condition calcext:apply-style-name="Water" calcext:value="=&quot;07&quot;" calcext:base-cell-address="LAYERS.T2"/>
            <calcext:condition calcext:apply-style-name="Empty" calcext:value="=&quot;08&quot;" calcext:base-cell-address="LAYERS.T2"/>
            <calcext:condition calcext:apply-style-name="Empty" calcext:value="=&quot;-1&quot;" calcext:base-cell-address="LAYERS.T2"/>
          </calcext:conditional-format>
          <calcext:conditional-format calcext:target-range-address="LAYERS.U2:LAYERS.U2">
            <calcext:condition calcext:apply-style-name="Empty" calcext:value="=&quot;00&quot;" calcext:base-cell-address="LAYERS.U2"/>
            <calcext:condition calcext:apply-style-name="Grass1" calcext:value="=&quot;01&quot;" calcext:base-cell-address="LAYERS.U2"/>
            <calcext:condition calcext:apply-style-name="Grass2" calcext:value="=&quot;02&quot;" calcext:base-cell-address="LAYERS.U2"/>
            <calcext:condition calcext:apply-style-name="Road1" calcext:value="=&quot;03&quot;" calcext:base-cell-address="LAYERS.U2"/>
            <calcext:condition calcext:apply-style-name="Road2" calcext:value="=&quot;04&quot;" calcext:base-cell-address="LAYERS.U2"/>
            <calcext:condition calcext:apply-style-name="Wast" calcext:value="=&quot;05&quot;" calcext:base-cell-address="LAYERS.U2"/>
            <calcext:condition calcext:apply-style-name="Rock" calcext:value="=&quot;06&quot;" calcext:base-cell-address="LAYERS.U2"/>
            <calcext:condition calcext:apply-style-name="Water" calcext:value="=&quot;07&quot;" calcext:base-cell-address="LAYERS.U2"/>
            <calcext:condition calcext:apply-style-name="Empty" calcext:value="=&quot;08&quot;" calcext:base-cell-address="LAYERS.U2"/>
            <calcext:condition calcext:apply-style-name="Empty" calcext:value="=&quot;-1&quot;" calcext:base-cell-address="LAYERS.U2"/>
          </calcext:conditional-format>
          <calcext:conditional-format calcext:target-range-address="LAYERS.V2:LAYERS.V2">
            <calcext:condition calcext:apply-style-name="Empty" calcext:value="=&quot;00&quot;" calcext:base-cell-address="LAYERS.V2"/>
            <calcext:condition calcext:apply-style-name="Grass1" calcext:value="=&quot;01&quot;" calcext:base-cell-address="LAYERS.V2"/>
            <calcext:condition calcext:apply-style-name="Grass2" calcext:value="=&quot;02&quot;" calcext:base-cell-address="LAYERS.V2"/>
            <calcext:condition calcext:apply-style-name="Road1" calcext:value="=&quot;03&quot;" calcext:base-cell-address="LAYERS.V2"/>
            <calcext:condition calcext:apply-style-name="Road2" calcext:value="=&quot;04&quot;" calcext:base-cell-address="LAYERS.V2"/>
            <calcext:condition calcext:apply-style-name="Wast" calcext:value="=&quot;05&quot;" calcext:base-cell-address="LAYERS.V2"/>
            <calcext:condition calcext:apply-style-name="Rock" calcext:value="=&quot;06&quot;" calcext:base-cell-address="LAYERS.V2"/>
            <calcext:condition calcext:apply-style-name="Water" calcext:value="=&quot;07&quot;" calcext:base-cell-address="LAYERS.V2"/>
            <calcext:condition calcext:apply-style-name="Empty" calcext:value="=&quot;08&quot;" calcext:base-cell-address="LAYERS.V2"/>
            <calcext:condition calcext:apply-style-name="Empty" calcext:value="=&quot;-1&quot;" calcext:base-cell-address="LAYERS.V2"/>
          </calcext:conditional-format>
          <calcext:conditional-format calcext:target-range-address="LAYERS.W2:LAYERS.W2">
            <calcext:condition calcext:apply-style-name="Empty" calcext:value="=&quot;00&quot;" calcext:base-cell-address="LAYERS.W2"/>
            <calcext:condition calcext:apply-style-name="Grass1" calcext:value="=&quot;01&quot;" calcext:base-cell-address="LAYERS.W2"/>
            <calcext:condition calcext:apply-style-name="Grass2" calcext:value="=&quot;02&quot;" calcext:base-cell-address="LAYERS.W2"/>
            <calcext:condition calcext:apply-style-name="Road1" calcext:value="=&quot;03&quot;" calcext:base-cell-address="LAYERS.W2"/>
            <calcext:condition calcext:apply-style-name="Road2" calcext:value="=&quot;04&quot;" calcext:base-cell-address="LAYERS.W2"/>
            <calcext:condition calcext:apply-style-name="Wast" calcext:value="=&quot;05&quot;" calcext:base-cell-address="LAYERS.W2"/>
            <calcext:condition calcext:apply-style-name="Rock" calcext:value="=&quot;06&quot;" calcext:base-cell-address="LAYERS.W2"/>
            <calcext:condition calcext:apply-style-name="Water" calcext:value="=&quot;07&quot;" calcext:base-cell-address="LAYERS.W2"/>
            <calcext:condition calcext:apply-style-name="Empty" calcext:value="=&quot;08&quot;" calcext:base-cell-address="LAYERS.W2"/>
            <calcext:condition calcext:apply-style-name="Empty" calcext:value="=&quot;-1&quot;" calcext:base-cell-address="LAYERS.W2"/>
          </calcext:conditional-format>
          <calcext:conditional-format calcext:target-range-address="LAYERS.X2:LAYERS.X2">
            <calcext:condition calcext:apply-style-name="Empty" calcext:value="=&quot;00&quot;" calcext:base-cell-address="LAYERS.X2"/>
            <calcext:condition calcext:apply-style-name="Grass1" calcext:value="=&quot;01&quot;" calcext:base-cell-address="LAYERS.X2"/>
            <calcext:condition calcext:apply-style-name="Grass2" calcext:value="=&quot;02&quot;" calcext:base-cell-address="LAYERS.X2"/>
            <calcext:condition calcext:apply-style-name="Road1" calcext:value="=&quot;03&quot;" calcext:base-cell-address="LAYERS.X2"/>
            <calcext:condition calcext:apply-style-name="Road2" calcext:value="=&quot;04&quot;" calcext:base-cell-address="LAYERS.X2"/>
            <calcext:condition calcext:apply-style-name="Wast" calcext:value="=&quot;05&quot;" calcext:base-cell-address="LAYERS.X2"/>
            <calcext:condition calcext:apply-style-name="Rock" calcext:value="=&quot;06&quot;" calcext:base-cell-address="LAYERS.X2"/>
            <calcext:condition calcext:apply-style-name="Water" calcext:value="=&quot;07&quot;" calcext:base-cell-address="LAYERS.X2"/>
            <calcext:condition calcext:apply-style-name="Empty" calcext:value="=&quot;08&quot;" calcext:base-cell-address="LAYERS.X2"/>
            <calcext:condition calcext:apply-style-name="Empty" calcext:value="=&quot;-1&quot;" calcext:base-cell-address="LAYERS.X2"/>
          </calcext:conditional-format>
          <calcext:conditional-format calcext:target-range-address="LAYERS.Y2:LAYERS.Y2">
            <calcext:condition calcext:apply-style-name="Empty" calcext:value="=&quot;00&quot;" calcext:base-cell-address="LAYERS.Y2"/>
            <calcext:condition calcext:apply-style-name="Grass1" calcext:value="=&quot;01&quot;" calcext:base-cell-address="LAYERS.Y2"/>
            <calcext:condition calcext:apply-style-name="Grass2" calcext:value="=&quot;02&quot;" calcext:base-cell-address="LAYERS.Y2"/>
            <calcext:condition calcext:apply-style-name="Road1" calcext:value="=&quot;03&quot;" calcext:base-cell-address="LAYERS.Y2"/>
            <calcext:condition calcext:apply-style-name="Road2" calcext:value="=&quot;04&quot;" calcext:base-cell-address="LAYERS.Y2"/>
            <calcext:condition calcext:apply-style-name="Wast" calcext:value="=&quot;05&quot;" calcext:base-cell-address="LAYERS.Y2"/>
            <calcext:condition calcext:apply-style-name="Rock" calcext:value="=&quot;06&quot;" calcext:base-cell-address="LAYERS.Y2"/>
            <calcext:condition calcext:apply-style-name="Water" calcext:value="=&quot;07&quot;" calcext:base-cell-address="LAYERS.Y2"/>
            <calcext:condition calcext:apply-style-name="Empty" calcext:value="=&quot;08&quot;" calcext:base-cell-address="LAYERS.Y2"/>
            <calcext:condition calcext:apply-style-name="Empty" calcext:value="=&quot;-1&quot;" calcext:base-cell-address="LAYERS.Y2"/>
          </calcext:conditional-format>
          <calcext:conditional-format calcext:target-range-address="LAYERS.Z2:LAYERS.Z2">
            <calcext:condition calcext:apply-style-name="Empty" calcext:value="=&quot;00&quot;" calcext:base-cell-address="LAYERS.Z2"/>
            <calcext:condition calcext:apply-style-name="Grass1" calcext:value="=&quot;01&quot;" calcext:base-cell-address="LAYERS.Z2"/>
            <calcext:condition calcext:apply-style-name="Grass2" calcext:value="=&quot;02&quot;" calcext:base-cell-address="LAYERS.Z2"/>
            <calcext:condition calcext:apply-style-name="Road1" calcext:value="=&quot;03&quot;" calcext:base-cell-address="LAYERS.Z2"/>
            <calcext:condition calcext:apply-style-name="Road2" calcext:value="=&quot;04&quot;" calcext:base-cell-address="LAYERS.Z2"/>
            <calcext:condition calcext:apply-style-name="Wast" calcext:value="=&quot;05&quot;" calcext:base-cell-address="LAYERS.Z2"/>
            <calcext:condition calcext:apply-style-name="Rock" calcext:value="=&quot;06&quot;" calcext:base-cell-address="LAYERS.Z2"/>
            <calcext:condition calcext:apply-style-name="Water" calcext:value="=&quot;07&quot;" calcext:base-cell-address="LAYERS.Z2"/>
            <calcext:condition calcext:apply-style-name="Empty" calcext:value="=&quot;08&quot;" calcext:base-cell-address="LAYERS.Z2"/>
            <calcext:condition calcext:apply-style-name="Empty" calcext:value="=&quot;-1&quot;" calcext:base-cell-address="LAYERS.Z2"/>
          </calcext:conditional-format>
          <calcext:conditional-format calcext:target-range-address="LAYERS.AA2:LAYERS.AA2">
            <calcext:condition calcext:apply-style-name="Empty" calcext:value="=&quot;00&quot;" calcext:base-cell-address="LAYERS.AA2"/>
            <calcext:condition calcext:apply-style-name="Grass1" calcext:value="=&quot;01&quot;" calcext:base-cell-address="LAYERS.AA2"/>
            <calcext:condition calcext:apply-style-name="Grass2" calcext:value="=&quot;02&quot;" calcext:base-cell-address="LAYERS.AA2"/>
            <calcext:condition calcext:apply-style-name="Road1" calcext:value="=&quot;03&quot;" calcext:base-cell-address="LAYERS.AA2"/>
            <calcext:condition calcext:apply-style-name="Road2" calcext:value="=&quot;04&quot;" calcext:base-cell-address="LAYERS.AA2"/>
            <calcext:condition calcext:apply-style-name="Wast" calcext:value="=&quot;05&quot;" calcext:base-cell-address="LAYERS.AA2"/>
            <calcext:condition calcext:apply-style-name="Rock" calcext:value="=&quot;06&quot;" calcext:base-cell-address="LAYERS.AA2"/>
            <calcext:condition calcext:apply-style-name="Water" calcext:value="=&quot;07&quot;" calcext:base-cell-address="LAYERS.AA2"/>
            <calcext:condition calcext:apply-style-name="Empty" calcext:value="=&quot;08&quot;" calcext:base-cell-address="LAYERS.AA2"/>
            <calcext:condition calcext:apply-style-name="Empty" calcext:value="=&quot;-1&quot;" calcext:base-cell-address="LAYERS.AA2"/>
          </calcext:conditional-format>
          <calcext:conditional-format calcext:target-range-address="LAYERS.AB2:LAYERS.AB2">
            <calcext:condition calcext:apply-style-name="Empty" calcext:value="=&quot;00&quot;" calcext:base-cell-address="LAYERS.AB2"/>
            <calcext:condition calcext:apply-style-name="Grass1" calcext:value="=&quot;01&quot;" calcext:base-cell-address="LAYERS.AB2"/>
            <calcext:condition calcext:apply-style-name="Grass2" calcext:value="=&quot;02&quot;" calcext:base-cell-address="LAYERS.AB2"/>
            <calcext:condition calcext:apply-style-name="Road1" calcext:value="=&quot;03&quot;" calcext:base-cell-address="LAYERS.AB2"/>
            <calcext:condition calcext:apply-style-name="Road2" calcext:value="=&quot;04&quot;" calcext:base-cell-address="LAYERS.AB2"/>
            <calcext:condition calcext:apply-style-name="Wast" calcext:value="=&quot;05&quot;" calcext:base-cell-address="LAYERS.AB2"/>
            <calcext:condition calcext:apply-style-name="Rock" calcext:value="=&quot;06&quot;" calcext:base-cell-address="LAYERS.AB2"/>
            <calcext:condition calcext:apply-style-name="Water" calcext:value="=&quot;07&quot;" calcext:base-cell-address="LAYERS.AB2"/>
            <calcext:condition calcext:apply-style-name="Empty" calcext:value="=&quot;08&quot;" calcext:base-cell-address="LAYERS.AB2"/>
            <calcext:condition calcext:apply-style-name="Empty" calcext:value="=&quot;-1&quot;" calcext:base-cell-address="LAYERS.AB2"/>
          </calcext:conditional-format>
          <calcext:conditional-format calcext:target-range-address="LAYERS.AC2:LAYERS.AC2">
            <calcext:condition calcext:apply-style-name="Empty" calcext:value="=&quot;00&quot;" calcext:base-cell-address="LAYERS.AC2"/>
            <calcext:condition calcext:apply-style-name="Grass1" calcext:value="=&quot;01&quot;" calcext:base-cell-address="LAYERS.AC2"/>
            <calcext:condition calcext:apply-style-name="Grass2" calcext:value="=&quot;02&quot;" calcext:base-cell-address="LAYERS.AC2"/>
            <calcext:condition calcext:apply-style-name="Road1" calcext:value="=&quot;03&quot;" calcext:base-cell-address="LAYERS.AC2"/>
            <calcext:condition calcext:apply-style-name="Road2" calcext:value="=&quot;04&quot;" calcext:base-cell-address="LAYERS.AC2"/>
            <calcext:condition calcext:apply-style-name="Wast" calcext:value="=&quot;05&quot;" calcext:base-cell-address="LAYERS.AC2"/>
            <calcext:condition calcext:apply-style-name="Rock" calcext:value="=&quot;06&quot;" calcext:base-cell-address="LAYERS.AC2"/>
            <calcext:condition calcext:apply-style-name="Water" calcext:value="=&quot;07&quot;" calcext:base-cell-address="LAYERS.AC2"/>
            <calcext:condition calcext:apply-style-name="Empty" calcext:value="=&quot;08&quot;" calcext:base-cell-address="LAYERS.AC2"/>
            <calcext:condition calcext:apply-style-name="Empty" calcext:value="=&quot;-1&quot;" calcext:base-cell-address="LAYERS.AC2"/>
          </calcext:conditional-format>
          <calcext:conditional-format calcext:target-range-address="LAYERS.AD2:LAYERS.AD2">
            <calcext:condition calcext:apply-style-name="Empty" calcext:value="=&quot;00&quot;" calcext:base-cell-address="LAYERS.AD2"/>
            <calcext:condition calcext:apply-style-name="Grass1" calcext:value="=&quot;01&quot;" calcext:base-cell-address="LAYERS.AD2"/>
            <calcext:condition calcext:apply-style-name="Grass2" calcext:value="=&quot;02&quot;" calcext:base-cell-address="LAYERS.AD2"/>
            <calcext:condition calcext:apply-style-name="Road1" calcext:value="=&quot;03&quot;" calcext:base-cell-address="LAYERS.AD2"/>
            <calcext:condition calcext:apply-style-name="Road2" calcext:value="=&quot;04&quot;" calcext:base-cell-address="LAYERS.AD2"/>
            <calcext:condition calcext:apply-style-name="Wast" calcext:value="=&quot;05&quot;" calcext:base-cell-address="LAYERS.AD2"/>
            <calcext:condition calcext:apply-style-name="Rock" calcext:value="=&quot;06&quot;" calcext:base-cell-address="LAYERS.AD2"/>
            <calcext:condition calcext:apply-style-name="Water" calcext:value="=&quot;07&quot;" calcext:base-cell-address="LAYERS.AD2"/>
            <calcext:condition calcext:apply-style-name="Empty" calcext:value="=&quot;08&quot;" calcext:base-cell-address="LAYERS.AD2"/>
            <calcext:condition calcext:apply-style-name="Empty" calcext:value="=&quot;-1&quot;" calcext:base-cell-address="LAYERS.AD2"/>
          </calcext:conditional-format>
          <calcext:conditional-format calcext:target-range-address="LAYERS.AE2:LAYERS.AE2">
            <calcext:condition calcext:apply-style-name="Empty" calcext:value="=&quot;00&quot;" calcext:base-cell-address="LAYERS.AE2"/>
            <calcext:condition calcext:apply-style-name="Grass1" calcext:value="=&quot;01&quot;" calcext:base-cell-address="LAYERS.AE2"/>
            <calcext:condition calcext:apply-style-name="Grass2" calcext:value="=&quot;02&quot;" calcext:base-cell-address="LAYERS.AE2"/>
            <calcext:condition calcext:apply-style-name="Road1" calcext:value="=&quot;03&quot;" calcext:base-cell-address="LAYERS.AE2"/>
            <calcext:condition calcext:apply-style-name="Road2" calcext:value="=&quot;04&quot;" calcext:base-cell-address="LAYERS.AE2"/>
            <calcext:condition calcext:apply-style-name="Wast" calcext:value="=&quot;05&quot;" calcext:base-cell-address="LAYERS.AE2"/>
            <calcext:condition calcext:apply-style-name="Rock" calcext:value="=&quot;06&quot;" calcext:base-cell-address="LAYERS.AE2"/>
            <calcext:condition calcext:apply-style-name="Water" calcext:value="=&quot;07&quot;" calcext:base-cell-address="LAYERS.AE2"/>
            <calcext:condition calcext:apply-style-name="Empty" calcext:value="=&quot;08&quot;" calcext:base-cell-address="LAYERS.AE2"/>
            <calcext:condition calcext:apply-style-name="Empty" calcext:value="=&quot;-1&quot;" calcext:base-cell-address="LAYERS.AE2"/>
          </calcext:conditional-format>
          <calcext:conditional-format calcext:target-range-address="LAYERS.AF2:LAYERS.AF2">
            <calcext:condition calcext:apply-style-name="Empty" calcext:value="=&quot;00&quot;" calcext:base-cell-address="LAYERS.AF2"/>
            <calcext:condition calcext:apply-style-name="Grass1" calcext:value="=&quot;01&quot;" calcext:base-cell-address="LAYERS.AF2"/>
            <calcext:condition calcext:apply-style-name="Grass2" calcext:value="=&quot;02&quot;" calcext:base-cell-address="LAYERS.AF2"/>
            <calcext:condition calcext:apply-style-name="Road1" calcext:value="=&quot;03&quot;" calcext:base-cell-address="LAYERS.AF2"/>
            <calcext:condition calcext:apply-style-name="Road2" calcext:value="=&quot;04&quot;" calcext:base-cell-address="LAYERS.AF2"/>
            <calcext:condition calcext:apply-style-name="Wast" calcext:value="=&quot;05&quot;" calcext:base-cell-address="LAYERS.AF2"/>
            <calcext:condition calcext:apply-style-name="Rock" calcext:value="=&quot;06&quot;" calcext:base-cell-address="LAYERS.AF2"/>
            <calcext:condition calcext:apply-style-name="Water" calcext:value="=&quot;07&quot;" calcext:base-cell-address="LAYERS.AF2"/>
            <calcext:condition calcext:apply-style-name="Empty" calcext:value="=&quot;08&quot;" calcext:base-cell-address="LAYERS.AF2"/>
            <calcext:condition calcext:apply-style-name="Empty" calcext:value="=&quot;-1&quot;" calcext:base-cell-address="LAYERS.AF2"/>
          </calcext:conditional-format>
          <calcext:conditional-format calcext:target-range-address="LAYERS.AG2:LAYERS.AG2">
            <calcext:condition calcext:apply-style-name="Empty" calcext:value="=&quot;00&quot;" calcext:base-cell-address="LAYERS.AG2"/>
            <calcext:condition calcext:apply-style-name="Grass1" calcext:value="=&quot;01&quot;" calcext:base-cell-address="LAYERS.AG2"/>
            <calcext:condition calcext:apply-style-name="Grass2" calcext:value="=&quot;02&quot;" calcext:base-cell-address="LAYERS.AG2"/>
            <calcext:condition calcext:apply-style-name="Road1" calcext:value="=&quot;03&quot;" calcext:base-cell-address="LAYERS.AG2"/>
            <calcext:condition calcext:apply-style-name="Road2" calcext:value="=&quot;04&quot;" calcext:base-cell-address="LAYERS.AG2"/>
            <calcext:condition calcext:apply-style-name="Wast" calcext:value="=&quot;05&quot;" calcext:base-cell-address="LAYERS.AG2"/>
            <calcext:condition calcext:apply-style-name="Rock" calcext:value="=&quot;06&quot;" calcext:base-cell-address="LAYERS.AG2"/>
            <calcext:condition calcext:apply-style-name="Water" calcext:value="=&quot;07&quot;" calcext:base-cell-address="LAYERS.AG2"/>
            <calcext:condition calcext:apply-style-name="Empty" calcext:value="=&quot;08&quot;" calcext:base-cell-address="LAYERS.AG2"/>
            <calcext:condition calcext:apply-style-name="Empty" calcext:value="=&quot;-1&quot;" calcext:base-cell-address="LAYERS.AG2"/>
          </calcext:conditional-format>
          <calcext:conditional-format calcext:target-range-address="LAYERS.AG3:LAYERS.AG3">
            <calcext:condition calcext:apply-style-name="Empty" calcext:value="=&quot;00&quot;" calcext:base-cell-address="LAYERS.AG3"/>
            <calcext:condition calcext:apply-style-name="Grass1" calcext:value="=&quot;01&quot;" calcext:base-cell-address="LAYERS.AG3"/>
            <calcext:condition calcext:apply-style-name="Grass2" calcext:value="=&quot;02&quot;" calcext:base-cell-address="LAYERS.AG3"/>
            <calcext:condition calcext:apply-style-name="Road1" calcext:value="=&quot;03&quot;" calcext:base-cell-address="LAYERS.AG3"/>
            <calcext:condition calcext:apply-style-name="Road2" calcext:value="=&quot;04&quot;" calcext:base-cell-address="LAYERS.AG3"/>
            <calcext:condition calcext:apply-style-name="Wast" calcext:value="=&quot;05&quot;" calcext:base-cell-address="LAYERS.AG3"/>
            <calcext:condition calcext:apply-style-name="Rock" calcext:value="=&quot;06&quot;" calcext:base-cell-address="LAYERS.AG3"/>
            <calcext:condition calcext:apply-style-name="Water" calcext:value="=&quot;07&quot;" calcext:base-cell-address="LAYERS.AG3"/>
            <calcext:condition calcext:apply-style-name="Empty" calcext:value="=&quot;08&quot;" calcext:base-cell-address="LAYERS.AG3"/>
            <calcext:condition calcext:apply-style-name="Empty" calcext:value="=&quot;-1&quot;" calcext:base-cell-address="LAYERS.AG3"/>
          </calcext:conditional-format>
          <calcext:conditional-format calcext:target-range-address="LAYERS.AG4:LAYERS.AG4">
            <calcext:condition calcext:apply-style-name="Empty" calcext:value="=&quot;00&quot;" calcext:base-cell-address="LAYERS.AG4"/>
            <calcext:condition calcext:apply-style-name="Grass1" calcext:value="=&quot;01&quot;" calcext:base-cell-address="LAYERS.AG4"/>
            <calcext:condition calcext:apply-style-name="Grass2" calcext:value="=&quot;02&quot;" calcext:base-cell-address="LAYERS.AG4"/>
            <calcext:condition calcext:apply-style-name="Road1" calcext:value="=&quot;03&quot;" calcext:base-cell-address="LAYERS.AG4"/>
            <calcext:condition calcext:apply-style-name="Road2" calcext:value="=&quot;04&quot;" calcext:base-cell-address="LAYERS.AG4"/>
            <calcext:condition calcext:apply-style-name="Wast" calcext:value="=&quot;05&quot;" calcext:base-cell-address="LAYERS.AG4"/>
            <calcext:condition calcext:apply-style-name="Rock" calcext:value="=&quot;06&quot;" calcext:base-cell-address="LAYERS.AG4"/>
            <calcext:condition calcext:apply-style-name="Water" calcext:value="=&quot;07&quot;" calcext:base-cell-address="LAYERS.AG4"/>
            <calcext:condition calcext:apply-style-name="Empty" calcext:value="=&quot;08&quot;" calcext:base-cell-address="LAYERS.AG4"/>
            <calcext:condition calcext:apply-style-name="Empty" calcext:value="=&quot;-1&quot;" calcext:base-cell-address="LAYERS.AG4"/>
          </calcext:conditional-format>
          <calcext:conditional-format calcext:target-range-address="LAYERS.AG5:LAYERS.AG5">
            <calcext:condition calcext:apply-style-name="Empty" calcext:value="=&quot;00&quot;" calcext:base-cell-address="LAYERS.AG5"/>
            <calcext:condition calcext:apply-style-name="Grass1" calcext:value="=&quot;01&quot;" calcext:base-cell-address="LAYERS.AG5"/>
            <calcext:condition calcext:apply-style-name="Grass2" calcext:value="=&quot;02&quot;" calcext:base-cell-address="LAYERS.AG5"/>
            <calcext:condition calcext:apply-style-name="Road1" calcext:value="=&quot;03&quot;" calcext:base-cell-address="LAYERS.AG5"/>
            <calcext:condition calcext:apply-style-name="Road2" calcext:value="=&quot;04&quot;" calcext:base-cell-address="LAYERS.AG5"/>
            <calcext:condition calcext:apply-style-name="Wast" calcext:value="=&quot;05&quot;" calcext:base-cell-address="LAYERS.AG5"/>
            <calcext:condition calcext:apply-style-name="Rock" calcext:value="=&quot;06&quot;" calcext:base-cell-address="LAYERS.AG5"/>
            <calcext:condition calcext:apply-style-name="Water" calcext:value="=&quot;07&quot;" calcext:base-cell-address="LAYERS.AG5"/>
            <calcext:condition calcext:apply-style-name="Empty" calcext:value="=&quot;08&quot;" calcext:base-cell-address="LAYERS.AG5"/>
            <calcext:condition calcext:apply-style-name="Empty" calcext:value="=&quot;-1&quot;" calcext:base-cell-address="LAYERS.AG5"/>
          </calcext:conditional-format>
          <calcext:conditional-format calcext:target-range-address="LAYERS.AG6:LAYERS.AG6">
            <calcext:condition calcext:apply-style-name="Empty" calcext:value="=&quot;00&quot;" calcext:base-cell-address="LAYERS.AG6"/>
            <calcext:condition calcext:apply-style-name="Grass1" calcext:value="=&quot;01&quot;" calcext:base-cell-address="LAYERS.AG6"/>
            <calcext:condition calcext:apply-style-name="Grass2" calcext:value="=&quot;02&quot;" calcext:base-cell-address="LAYERS.AG6"/>
            <calcext:condition calcext:apply-style-name="Road1" calcext:value="=&quot;03&quot;" calcext:base-cell-address="LAYERS.AG6"/>
            <calcext:condition calcext:apply-style-name="Road2" calcext:value="=&quot;04&quot;" calcext:base-cell-address="LAYERS.AG6"/>
            <calcext:condition calcext:apply-style-name="Wast" calcext:value="=&quot;05&quot;" calcext:base-cell-address="LAYERS.AG6"/>
            <calcext:condition calcext:apply-style-name="Rock" calcext:value="=&quot;06&quot;" calcext:base-cell-address="LAYERS.AG6"/>
            <calcext:condition calcext:apply-style-name="Water" calcext:value="=&quot;07&quot;" calcext:base-cell-address="LAYERS.AG6"/>
            <calcext:condition calcext:apply-style-name="Empty" calcext:value="=&quot;08&quot;" calcext:base-cell-address="LAYERS.AG6"/>
            <calcext:condition calcext:apply-style-name="Empty" calcext:value="=&quot;-1&quot;" calcext:base-cell-address="LAYERS.AG6"/>
          </calcext:conditional-format>
          <calcext:conditional-format calcext:target-range-address="LAYERS.AG7:LAYERS.AG7">
            <calcext:condition calcext:apply-style-name="Empty" calcext:value="=&quot;00&quot;" calcext:base-cell-address="LAYERS.AG7"/>
            <calcext:condition calcext:apply-style-name="Grass1" calcext:value="=&quot;01&quot;" calcext:base-cell-address="LAYERS.AG7"/>
            <calcext:condition calcext:apply-style-name="Grass2" calcext:value="=&quot;02&quot;" calcext:base-cell-address="LAYERS.AG7"/>
            <calcext:condition calcext:apply-style-name="Road1" calcext:value="=&quot;03&quot;" calcext:base-cell-address="LAYERS.AG7"/>
            <calcext:condition calcext:apply-style-name="Road2" calcext:value="=&quot;04&quot;" calcext:base-cell-address="LAYERS.AG7"/>
            <calcext:condition calcext:apply-style-name="Wast" calcext:value="=&quot;05&quot;" calcext:base-cell-address="LAYERS.AG7"/>
            <calcext:condition calcext:apply-style-name="Rock" calcext:value="=&quot;06&quot;" calcext:base-cell-address="LAYERS.AG7"/>
            <calcext:condition calcext:apply-style-name="Water" calcext:value="=&quot;07&quot;" calcext:base-cell-address="LAYERS.AG7"/>
            <calcext:condition calcext:apply-style-name="Empty" calcext:value="=&quot;08&quot;" calcext:base-cell-address="LAYERS.AG7"/>
            <calcext:condition calcext:apply-style-name="Empty" calcext:value="=&quot;-1&quot;" calcext:base-cell-address="LAYERS.AG7"/>
          </calcext:conditional-format>
          <calcext:conditional-format calcext:target-range-address="LAYERS.AG8:LAYERS.AG8">
            <calcext:condition calcext:apply-style-name="Empty" calcext:value="=&quot;00&quot;" calcext:base-cell-address="LAYERS.AG8"/>
            <calcext:condition calcext:apply-style-name="Grass1" calcext:value="=&quot;01&quot;" calcext:base-cell-address="LAYERS.AG8"/>
            <calcext:condition calcext:apply-style-name="Grass2" calcext:value="=&quot;02&quot;" calcext:base-cell-address="LAYERS.AG8"/>
            <calcext:condition calcext:apply-style-name="Road1" calcext:value="=&quot;03&quot;" calcext:base-cell-address="LAYERS.AG8"/>
            <calcext:condition calcext:apply-style-name="Road2" calcext:value="=&quot;04&quot;" calcext:base-cell-address="LAYERS.AG8"/>
            <calcext:condition calcext:apply-style-name="Wast" calcext:value="=&quot;05&quot;" calcext:base-cell-address="LAYERS.AG8"/>
            <calcext:condition calcext:apply-style-name="Rock" calcext:value="=&quot;06&quot;" calcext:base-cell-address="LAYERS.AG8"/>
            <calcext:condition calcext:apply-style-name="Water" calcext:value="=&quot;07&quot;" calcext:base-cell-address="LAYERS.AG8"/>
            <calcext:condition calcext:apply-style-name="Empty" calcext:value="=&quot;08&quot;" calcext:base-cell-address="LAYERS.AG8"/>
            <calcext:condition calcext:apply-style-name="Empty" calcext:value="=&quot;-1&quot;" calcext:base-cell-address="LAYERS.AG8"/>
          </calcext:conditional-format>
          <calcext:conditional-format calcext:target-range-address="LAYERS.AG9:LAYERS.AG9">
            <calcext:condition calcext:apply-style-name="Empty" calcext:value="=&quot;00&quot;" calcext:base-cell-address="LAYERS.AG9"/>
            <calcext:condition calcext:apply-style-name="Grass1" calcext:value="=&quot;01&quot;" calcext:base-cell-address="LAYERS.AG9"/>
            <calcext:condition calcext:apply-style-name="Grass2" calcext:value="=&quot;02&quot;" calcext:base-cell-address="LAYERS.AG9"/>
            <calcext:condition calcext:apply-style-name="Road1" calcext:value="=&quot;03&quot;" calcext:base-cell-address="LAYERS.AG9"/>
            <calcext:condition calcext:apply-style-name="Road2" calcext:value="=&quot;04&quot;" calcext:base-cell-address="LAYERS.AG9"/>
            <calcext:condition calcext:apply-style-name="Wast" calcext:value="=&quot;05&quot;" calcext:base-cell-address="LAYERS.AG9"/>
            <calcext:condition calcext:apply-style-name="Rock" calcext:value="=&quot;06&quot;" calcext:base-cell-address="LAYERS.AG9"/>
            <calcext:condition calcext:apply-style-name="Water" calcext:value="=&quot;07&quot;" calcext:base-cell-address="LAYERS.AG9"/>
            <calcext:condition calcext:apply-style-name="Empty" calcext:value="=&quot;08&quot;" calcext:base-cell-address="LAYERS.AG9"/>
            <calcext:condition calcext:apply-style-name="Empty" calcext:value="=&quot;-1&quot;" calcext:base-cell-address="LAYERS.AG9"/>
          </calcext:conditional-format>
          <calcext:conditional-format calcext:target-range-address="LAYERS.AG10:LAYERS.AG10">
            <calcext:condition calcext:apply-style-name="Empty" calcext:value="=&quot;00&quot;" calcext:base-cell-address="LAYERS.AG10"/>
            <calcext:condition calcext:apply-style-name="Grass1" calcext:value="=&quot;01&quot;" calcext:base-cell-address="LAYERS.AG10"/>
            <calcext:condition calcext:apply-style-name="Grass2" calcext:value="=&quot;02&quot;" calcext:base-cell-address="LAYERS.AG10"/>
            <calcext:condition calcext:apply-style-name="Road1" calcext:value="=&quot;03&quot;" calcext:base-cell-address="LAYERS.AG10"/>
            <calcext:condition calcext:apply-style-name="Road2" calcext:value="=&quot;04&quot;" calcext:base-cell-address="LAYERS.AG10"/>
            <calcext:condition calcext:apply-style-name="Wast" calcext:value="=&quot;05&quot;" calcext:base-cell-address="LAYERS.AG10"/>
            <calcext:condition calcext:apply-style-name="Rock" calcext:value="=&quot;06&quot;" calcext:base-cell-address="LAYERS.AG10"/>
            <calcext:condition calcext:apply-style-name="Water" calcext:value="=&quot;07&quot;" calcext:base-cell-address="LAYERS.AG10"/>
            <calcext:condition calcext:apply-style-name="Empty" calcext:value="=&quot;08&quot;" calcext:base-cell-address="LAYERS.AG10"/>
            <calcext:condition calcext:apply-style-name="Empty" calcext:value="=&quot;-1&quot;" calcext:base-cell-address="LAYERS.AG10"/>
          </calcext:conditional-format>
          <calcext:conditional-format calcext:target-range-address="LAYERS.AG11:LAYERS.AG11">
            <calcext:condition calcext:apply-style-name="Empty" calcext:value="=&quot;00&quot;" calcext:base-cell-address="LAYERS.AG11"/>
            <calcext:condition calcext:apply-style-name="Grass1" calcext:value="=&quot;01&quot;" calcext:base-cell-address="LAYERS.AG11"/>
            <calcext:condition calcext:apply-style-name="Grass2" calcext:value="=&quot;02&quot;" calcext:base-cell-address="LAYERS.AG11"/>
            <calcext:condition calcext:apply-style-name="Road1" calcext:value="=&quot;03&quot;" calcext:base-cell-address="LAYERS.AG11"/>
            <calcext:condition calcext:apply-style-name="Road2" calcext:value="=&quot;04&quot;" calcext:base-cell-address="LAYERS.AG11"/>
            <calcext:condition calcext:apply-style-name="Wast" calcext:value="=&quot;05&quot;" calcext:base-cell-address="LAYERS.AG11"/>
            <calcext:condition calcext:apply-style-name="Rock" calcext:value="=&quot;06&quot;" calcext:base-cell-address="LAYERS.AG11"/>
            <calcext:condition calcext:apply-style-name="Water" calcext:value="=&quot;07&quot;" calcext:base-cell-address="LAYERS.AG11"/>
            <calcext:condition calcext:apply-style-name="Empty" calcext:value="=&quot;08&quot;" calcext:base-cell-address="LAYERS.AG11"/>
            <calcext:condition calcext:apply-style-name="Empty" calcext:value="=&quot;-1&quot;" calcext:base-cell-address="LAYERS.AG11"/>
          </calcext:conditional-format>
          <calcext:conditional-format calcext:target-range-address="LAYERS.AG12:LAYERS.AG12">
            <calcext:condition calcext:apply-style-name="Empty" calcext:value="=&quot;00&quot;" calcext:base-cell-address="LAYERS.AG12"/>
            <calcext:condition calcext:apply-style-name="Grass1" calcext:value="=&quot;01&quot;" calcext:base-cell-address="LAYERS.AG12"/>
            <calcext:condition calcext:apply-style-name="Grass2" calcext:value="=&quot;02&quot;" calcext:base-cell-address="LAYERS.AG12"/>
            <calcext:condition calcext:apply-style-name="Road1" calcext:value="=&quot;03&quot;" calcext:base-cell-address="LAYERS.AG12"/>
            <calcext:condition calcext:apply-style-name="Road2" calcext:value="=&quot;04&quot;" calcext:base-cell-address="LAYERS.AG12"/>
            <calcext:condition calcext:apply-style-name="Wast" calcext:value="=&quot;05&quot;" calcext:base-cell-address="LAYERS.AG12"/>
            <calcext:condition calcext:apply-style-name="Rock" calcext:value="=&quot;06&quot;" calcext:base-cell-address="LAYERS.AG12"/>
            <calcext:condition calcext:apply-style-name="Water" calcext:value="=&quot;07&quot;" calcext:base-cell-address="LAYERS.AG12"/>
            <calcext:condition calcext:apply-style-name="Empty" calcext:value="=&quot;08&quot;" calcext:base-cell-address="LAYERS.AG12"/>
            <calcext:condition calcext:apply-style-name="Empty" calcext:value="=&quot;-1&quot;" calcext:base-cell-address="LAYERS.AG12"/>
          </calcext:conditional-format>
          <calcext:conditional-format calcext:target-range-address="LAYERS.AG13:LAYERS.AG13">
            <calcext:condition calcext:apply-style-name="Empty" calcext:value="=&quot;00&quot;" calcext:base-cell-address="LAYERS.AG13"/>
            <calcext:condition calcext:apply-style-name="Grass1" calcext:value="=&quot;01&quot;" calcext:base-cell-address="LAYERS.AG13"/>
            <calcext:condition calcext:apply-style-name="Grass2" calcext:value="=&quot;02&quot;" calcext:base-cell-address="LAYERS.AG13"/>
            <calcext:condition calcext:apply-style-name="Road1" calcext:value="=&quot;03&quot;" calcext:base-cell-address="LAYERS.AG13"/>
            <calcext:condition calcext:apply-style-name="Road2" calcext:value="=&quot;04&quot;" calcext:base-cell-address="LAYERS.AG13"/>
            <calcext:condition calcext:apply-style-name="Wast" calcext:value="=&quot;05&quot;" calcext:base-cell-address="LAYERS.AG13"/>
            <calcext:condition calcext:apply-style-name="Rock" calcext:value="=&quot;06&quot;" calcext:base-cell-address="LAYERS.AG13"/>
            <calcext:condition calcext:apply-style-name="Water" calcext:value="=&quot;07&quot;" calcext:base-cell-address="LAYERS.AG13"/>
            <calcext:condition calcext:apply-style-name="Empty" calcext:value="=&quot;08&quot;" calcext:base-cell-address="LAYERS.AG13"/>
            <calcext:condition calcext:apply-style-name="Empty" calcext:value="=&quot;-1&quot;" calcext:base-cell-address="LAYERS.AG13"/>
          </calcext:conditional-format>
          <calcext:conditional-format calcext:target-range-address="LAYERS.AG14:LAYERS.AG14">
            <calcext:condition calcext:apply-style-name="Empty" calcext:value="=&quot;00&quot;" calcext:base-cell-address="LAYERS.AG14"/>
            <calcext:condition calcext:apply-style-name="Grass1" calcext:value="=&quot;01&quot;" calcext:base-cell-address="LAYERS.AG14"/>
            <calcext:condition calcext:apply-style-name="Grass2" calcext:value="=&quot;02&quot;" calcext:base-cell-address="LAYERS.AG14"/>
            <calcext:condition calcext:apply-style-name="Road1" calcext:value="=&quot;03&quot;" calcext:base-cell-address="LAYERS.AG14"/>
            <calcext:condition calcext:apply-style-name="Road2" calcext:value="=&quot;04&quot;" calcext:base-cell-address="LAYERS.AG14"/>
            <calcext:condition calcext:apply-style-name="Wast" calcext:value="=&quot;05&quot;" calcext:base-cell-address="LAYERS.AG14"/>
            <calcext:condition calcext:apply-style-name="Rock" calcext:value="=&quot;06&quot;" calcext:base-cell-address="LAYERS.AG14"/>
            <calcext:condition calcext:apply-style-name="Water" calcext:value="=&quot;07&quot;" calcext:base-cell-address="LAYERS.AG14"/>
            <calcext:condition calcext:apply-style-name="Empty" calcext:value="=&quot;08&quot;" calcext:base-cell-address="LAYERS.AG14"/>
            <calcext:condition calcext:apply-style-name="Empty" calcext:value="=&quot;-1&quot;" calcext:base-cell-address="LAYERS.AG14"/>
          </calcext:conditional-format>
          <calcext:conditional-format calcext:target-range-address="LAYERS.AG15:LAYERS.AG15">
            <calcext:condition calcext:apply-style-name="Empty" calcext:value="=&quot;00&quot;" calcext:base-cell-address="LAYERS.AG15"/>
            <calcext:condition calcext:apply-style-name="Grass1" calcext:value="=&quot;01&quot;" calcext:base-cell-address="LAYERS.AG15"/>
            <calcext:condition calcext:apply-style-name="Grass2" calcext:value="=&quot;02&quot;" calcext:base-cell-address="LAYERS.AG15"/>
            <calcext:condition calcext:apply-style-name="Road1" calcext:value="=&quot;03&quot;" calcext:base-cell-address="LAYERS.AG15"/>
            <calcext:condition calcext:apply-style-name="Road2" calcext:value="=&quot;04&quot;" calcext:base-cell-address="LAYERS.AG15"/>
            <calcext:condition calcext:apply-style-name="Wast" calcext:value="=&quot;05&quot;" calcext:base-cell-address="LAYERS.AG15"/>
            <calcext:condition calcext:apply-style-name="Rock" calcext:value="=&quot;06&quot;" calcext:base-cell-address="LAYERS.AG15"/>
            <calcext:condition calcext:apply-style-name="Water" calcext:value="=&quot;07&quot;" calcext:base-cell-address="LAYERS.AG15"/>
            <calcext:condition calcext:apply-style-name="Empty" calcext:value="=&quot;08&quot;" calcext:base-cell-address="LAYERS.AG15"/>
            <calcext:condition calcext:apply-style-name="Empty" calcext:value="=&quot;-1&quot;" calcext:base-cell-address="LAYERS.AG15"/>
          </calcext:conditional-format>
          <calcext:conditional-format calcext:target-range-address="LAYERS.AG16:LAYERS.AG16">
            <calcext:condition calcext:apply-style-name="Empty" calcext:value="=&quot;00&quot;" calcext:base-cell-address="LAYERS.AG16"/>
            <calcext:condition calcext:apply-style-name="Grass1" calcext:value="=&quot;01&quot;" calcext:base-cell-address="LAYERS.AG16"/>
            <calcext:condition calcext:apply-style-name="Grass2" calcext:value="=&quot;02&quot;" calcext:base-cell-address="LAYERS.AG16"/>
            <calcext:condition calcext:apply-style-name="Road1" calcext:value="=&quot;03&quot;" calcext:base-cell-address="LAYERS.AG16"/>
            <calcext:condition calcext:apply-style-name="Road2" calcext:value="=&quot;04&quot;" calcext:base-cell-address="LAYERS.AG16"/>
            <calcext:condition calcext:apply-style-name="Wast" calcext:value="=&quot;05&quot;" calcext:base-cell-address="LAYERS.AG16"/>
            <calcext:condition calcext:apply-style-name="Rock" calcext:value="=&quot;06&quot;" calcext:base-cell-address="LAYERS.AG16"/>
            <calcext:condition calcext:apply-style-name="Water" calcext:value="=&quot;07&quot;" calcext:base-cell-address="LAYERS.AG16"/>
            <calcext:condition calcext:apply-style-name="Empty" calcext:value="=&quot;08&quot;" calcext:base-cell-address="LAYERS.AG16"/>
            <calcext:condition calcext:apply-style-name="Empty" calcext:value="=&quot;-1&quot;" calcext:base-cell-address="LAYERS.AG16"/>
          </calcext:conditional-format>
          <calcext:conditional-format calcext:target-range-address="LAYERS.AG17:LAYERS.AG17">
            <calcext:condition calcext:apply-style-name="Empty" calcext:value="=&quot;00&quot;" calcext:base-cell-address="LAYERS.AG17"/>
            <calcext:condition calcext:apply-style-name="Grass1" calcext:value="=&quot;01&quot;" calcext:base-cell-address="LAYERS.AG17"/>
            <calcext:condition calcext:apply-style-name="Grass2" calcext:value="=&quot;02&quot;" calcext:base-cell-address="LAYERS.AG17"/>
            <calcext:condition calcext:apply-style-name="Road1" calcext:value="=&quot;03&quot;" calcext:base-cell-address="LAYERS.AG17"/>
            <calcext:condition calcext:apply-style-name="Road2" calcext:value="=&quot;04&quot;" calcext:base-cell-address="LAYERS.AG17"/>
            <calcext:condition calcext:apply-style-name="Wast" calcext:value="=&quot;05&quot;" calcext:base-cell-address="LAYERS.AG17"/>
            <calcext:condition calcext:apply-style-name="Rock" calcext:value="=&quot;06&quot;" calcext:base-cell-address="LAYERS.AG17"/>
            <calcext:condition calcext:apply-style-name="Water" calcext:value="=&quot;07&quot;" calcext:base-cell-address="LAYERS.AG17"/>
            <calcext:condition calcext:apply-style-name="Empty" calcext:value="=&quot;08&quot;" calcext:base-cell-address="LAYERS.AG17"/>
            <calcext:condition calcext:apply-style-name="Empty" calcext:value="=&quot;-1&quot;" calcext:base-cell-address="LAYERS.AG17"/>
          </calcext:conditional-format>
          <calcext:conditional-format calcext:target-range-address="LAYERS.AG18:LAYERS.AG18">
            <calcext:condition calcext:apply-style-name="Empty" calcext:value="=&quot;00&quot;" calcext:base-cell-address="LAYERS.AG18"/>
            <calcext:condition calcext:apply-style-name="Grass1" calcext:value="=&quot;01&quot;" calcext:base-cell-address="LAYERS.AG18"/>
            <calcext:condition calcext:apply-style-name="Grass2" calcext:value="=&quot;02&quot;" calcext:base-cell-address="LAYERS.AG18"/>
            <calcext:condition calcext:apply-style-name="Road1" calcext:value="=&quot;03&quot;" calcext:base-cell-address="LAYERS.AG18"/>
            <calcext:condition calcext:apply-style-name="Road2" calcext:value="=&quot;04&quot;" calcext:base-cell-address="LAYERS.AG18"/>
            <calcext:condition calcext:apply-style-name="Wast" calcext:value="=&quot;05&quot;" calcext:base-cell-address="LAYERS.AG18"/>
            <calcext:condition calcext:apply-style-name="Rock" calcext:value="=&quot;06&quot;" calcext:base-cell-address="LAYERS.AG18"/>
            <calcext:condition calcext:apply-style-name="Water" calcext:value="=&quot;07&quot;" calcext:base-cell-address="LAYERS.AG18"/>
            <calcext:condition calcext:apply-style-name="Empty" calcext:value="=&quot;08&quot;" calcext:base-cell-address="LAYERS.AG18"/>
            <calcext:condition calcext:apply-style-name="Empty" calcext:value="=&quot;-1&quot;" calcext:base-cell-address="LAYERS.AG18"/>
          </calcext:conditional-format>
          <calcext:conditional-format calcext:target-range-address="LAYERS.AG19:LAYERS.AG19">
            <calcext:condition calcext:apply-style-name="Empty" calcext:value="=&quot;00&quot;" calcext:base-cell-address="LAYERS.AG19"/>
            <calcext:condition calcext:apply-style-name="Grass1" calcext:value="=&quot;01&quot;" calcext:base-cell-address="LAYERS.AG19"/>
            <calcext:condition calcext:apply-style-name="Grass2" calcext:value="=&quot;02&quot;" calcext:base-cell-address="LAYERS.AG19"/>
            <calcext:condition calcext:apply-style-name="Road1" calcext:value="=&quot;03&quot;" calcext:base-cell-address="LAYERS.AG19"/>
            <calcext:condition calcext:apply-style-name="Road2" calcext:value="=&quot;04&quot;" calcext:base-cell-address="LAYERS.AG19"/>
            <calcext:condition calcext:apply-style-name="Wast" calcext:value="=&quot;05&quot;" calcext:base-cell-address="LAYERS.AG19"/>
            <calcext:condition calcext:apply-style-name="Rock" calcext:value="=&quot;06&quot;" calcext:base-cell-address="LAYERS.AG19"/>
            <calcext:condition calcext:apply-style-name="Water" calcext:value="=&quot;07&quot;" calcext:base-cell-address="LAYERS.AG19"/>
            <calcext:condition calcext:apply-style-name="Empty" calcext:value="=&quot;08&quot;" calcext:base-cell-address="LAYERS.AG19"/>
            <calcext:condition calcext:apply-style-name="Empty" calcext:value="=&quot;-1&quot;" calcext:base-cell-address="LAYERS.AG19"/>
          </calcext:conditional-format>
          <calcext:conditional-format calcext:target-range-address="LAYERS.AG20:LAYERS.AG20">
            <calcext:condition calcext:apply-style-name="Empty" calcext:value="=&quot;00&quot;" calcext:base-cell-address="LAYERS.AG20"/>
            <calcext:condition calcext:apply-style-name="Grass1" calcext:value="=&quot;01&quot;" calcext:base-cell-address="LAYERS.AG20"/>
            <calcext:condition calcext:apply-style-name="Grass2" calcext:value="=&quot;02&quot;" calcext:base-cell-address="LAYERS.AG20"/>
            <calcext:condition calcext:apply-style-name="Road1" calcext:value="=&quot;03&quot;" calcext:base-cell-address="LAYERS.AG20"/>
            <calcext:condition calcext:apply-style-name="Road2" calcext:value="=&quot;04&quot;" calcext:base-cell-address="LAYERS.AG20"/>
            <calcext:condition calcext:apply-style-name="Wast" calcext:value="=&quot;05&quot;" calcext:base-cell-address="LAYERS.AG20"/>
            <calcext:condition calcext:apply-style-name="Rock" calcext:value="=&quot;06&quot;" calcext:base-cell-address="LAYERS.AG20"/>
            <calcext:condition calcext:apply-style-name="Water" calcext:value="=&quot;07&quot;" calcext:base-cell-address="LAYERS.AG20"/>
            <calcext:condition calcext:apply-style-name="Empty" calcext:value="=&quot;08&quot;" calcext:base-cell-address="LAYERS.AG20"/>
            <calcext:condition calcext:apply-style-name="Empty" calcext:value="=&quot;-1&quot;" calcext:base-cell-address="LAYERS.AG20"/>
          </calcext:conditional-format>
          <calcext:conditional-format calcext:target-range-address="LAYERS.AG21:LAYERS.AG21">
            <calcext:condition calcext:apply-style-name="Empty" calcext:value="=&quot;00&quot;" calcext:base-cell-address="LAYERS.AG21"/>
            <calcext:condition calcext:apply-style-name="Grass1" calcext:value="=&quot;01&quot;" calcext:base-cell-address="LAYERS.AG21"/>
            <calcext:condition calcext:apply-style-name="Grass2" calcext:value="=&quot;02&quot;" calcext:base-cell-address="LAYERS.AG21"/>
            <calcext:condition calcext:apply-style-name="Road1" calcext:value="=&quot;03&quot;" calcext:base-cell-address="LAYERS.AG21"/>
            <calcext:condition calcext:apply-style-name="Road2" calcext:value="=&quot;04&quot;" calcext:base-cell-address="LAYERS.AG21"/>
            <calcext:condition calcext:apply-style-name="Wast" calcext:value="=&quot;05&quot;" calcext:base-cell-address="LAYERS.AG21"/>
            <calcext:condition calcext:apply-style-name="Rock" calcext:value="=&quot;06&quot;" calcext:base-cell-address="LAYERS.AG21"/>
            <calcext:condition calcext:apply-style-name="Water" calcext:value="=&quot;07&quot;" calcext:base-cell-address="LAYERS.AG21"/>
            <calcext:condition calcext:apply-style-name="Empty" calcext:value="=&quot;08&quot;" calcext:base-cell-address="LAYERS.AG21"/>
            <calcext:condition calcext:apply-style-name="Empty" calcext:value="=&quot;-1&quot;" calcext:base-cell-address="LAYERS.AG21"/>
          </calcext:conditional-format>
          <calcext:conditional-format calcext:target-range-address="LAYERS.AG22:LAYERS.AG22">
            <calcext:condition calcext:apply-style-name="Empty" calcext:value="=&quot;00&quot;" calcext:base-cell-address="LAYERS.AG22"/>
            <calcext:condition calcext:apply-style-name="Grass1" calcext:value="=&quot;01&quot;" calcext:base-cell-address="LAYERS.AG22"/>
            <calcext:condition calcext:apply-style-name="Grass2" calcext:value="=&quot;02&quot;" calcext:base-cell-address="LAYERS.AG22"/>
            <calcext:condition calcext:apply-style-name="Road1" calcext:value="=&quot;03&quot;" calcext:base-cell-address="LAYERS.AG22"/>
            <calcext:condition calcext:apply-style-name="Road2" calcext:value="=&quot;04&quot;" calcext:base-cell-address="LAYERS.AG22"/>
            <calcext:condition calcext:apply-style-name="Wast" calcext:value="=&quot;05&quot;" calcext:base-cell-address="LAYERS.AG22"/>
            <calcext:condition calcext:apply-style-name="Rock" calcext:value="=&quot;06&quot;" calcext:base-cell-address="LAYERS.AG22"/>
            <calcext:condition calcext:apply-style-name="Water" calcext:value="=&quot;07&quot;" calcext:base-cell-address="LAYERS.AG22"/>
            <calcext:condition calcext:apply-style-name="Empty" calcext:value="=&quot;08&quot;" calcext:base-cell-address="LAYERS.AG22"/>
            <calcext:condition calcext:apply-style-name="Empty" calcext:value="=&quot;-1&quot;" calcext:base-cell-address="LAYERS.AG22"/>
          </calcext:conditional-format>
          <calcext:conditional-format calcext:target-range-address="LAYERS.AG23:LAYERS.AG23">
            <calcext:condition calcext:apply-style-name="Empty" calcext:value="=&quot;00&quot;" calcext:base-cell-address="LAYERS.AG23"/>
            <calcext:condition calcext:apply-style-name="Grass1" calcext:value="=&quot;01&quot;" calcext:base-cell-address="LAYERS.AG23"/>
            <calcext:condition calcext:apply-style-name="Grass2" calcext:value="=&quot;02&quot;" calcext:base-cell-address="LAYERS.AG23"/>
            <calcext:condition calcext:apply-style-name="Road1" calcext:value="=&quot;03&quot;" calcext:base-cell-address="LAYERS.AG23"/>
            <calcext:condition calcext:apply-style-name="Road2" calcext:value="=&quot;04&quot;" calcext:base-cell-address="LAYERS.AG23"/>
            <calcext:condition calcext:apply-style-name="Wast" calcext:value="=&quot;05&quot;" calcext:base-cell-address="LAYERS.AG23"/>
            <calcext:condition calcext:apply-style-name="Rock" calcext:value="=&quot;06&quot;" calcext:base-cell-address="LAYERS.AG23"/>
            <calcext:condition calcext:apply-style-name="Water" calcext:value="=&quot;07&quot;" calcext:base-cell-address="LAYERS.AG23"/>
            <calcext:condition calcext:apply-style-name="Empty" calcext:value="=&quot;08&quot;" calcext:base-cell-address="LAYERS.AG23"/>
            <calcext:condition calcext:apply-style-name="Empty" calcext:value="=&quot;-1&quot;" calcext:base-cell-address="LAYERS.AG23"/>
          </calcext:conditional-format>
          <calcext:conditional-format calcext:target-range-address="LAYERS.AG24:LAYERS.AG24">
            <calcext:condition calcext:apply-style-name="Empty" calcext:value="=&quot;00&quot;" calcext:base-cell-address="LAYERS.AG24"/>
            <calcext:condition calcext:apply-style-name="Grass1" calcext:value="=&quot;01&quot;" calcext:base-cell-address="LAYERS.AG24"/>
            <calcext:condition calcext:apply-style-name="Grass2" calcext:value="=&quot;02&quot;" calcext:base-cell-address="LAYERS.AG24"/>
            <calcext:condition calcext:apply-style-name="Road1" calcext:value="=&quot;03&quot;" calcext:base-cell-address="LAYERS.AG24"/>
            <calcext:condition calcext:apply-style-name="Road2" calcext:value="=&quot;04&quot;" calcext:base-cell-address="LAYERS.AG24"/>
            <calcext:condition calcext:apply-style-name="Wast" calcext:value="=&quot;05&quot;" calcext:base-cell-address="LAYERS.AG24"/>
            <calcext:condition calcext:apply-style-name="Rock" calcext:value="=&quot;06&quot;" calcext:base-cell-address="LAYERS.AG24"/>
            <calcext:condition calcext:apply-style-name="Water" calcext:value="=&quot;07&quot;" calcext:base-cell-address="LAYERS.AG24"/>
            <calcext:condition calcext:apply-style-name="Empty" calcext:value="=&quot;08&quot;" calcext:base-cell-address="LAYERS.AG24"/>
            <calcext:condition calcext:apply-style-name="Empty" calcext:value="=&quot;-1&quot;" calcext:base-cell-address="LAYERS.AG24"/>
          </calcext:conditional-format>
          <calcext:conditional-format calcext:target-range-address="LAYERS.AG25:LAYERS.AG25">
            <calcext:condition calcext:apply-style-name="Empty" calcext:value="=&quot;00&quot;" calcext:base-cell-address="LAYERS.AG25"/>
            <calcext:condition calcext:apply-style-name="Grass1" calcext:value="=&quot;01&quot;" calcext:base-cell-address="LAYERS.AG25"/>
            <calcext:condition calcext:apply-style-name="Grass2" calcext:value="=&quot;02&quot;" calcext:base-cell-address="LAYERS.AG25"/>
            <calcext:condition calcext:apply-style-name="Road1" calcext:value="=&quot;03&quot;" calcext:base-cell-address="LAYERS.AG25"/>
            <calcext:condition calcext:apply-style-name="Road2" calcext:value="=&quot;04&quot;" calcext:base-cell-address="LAYERS.AG25"/>
            <calcext:condition calcext:apply-style-name="Wast" calcext:value="=&quot;05&quot;" calcext:base-cell-address="LAYERS.AG25"/>
            <calcext:condition calcext:apply-style-name="Rock" calcext:value="=&quot;06&quot;" calcext:base-cell-address="LAYERS.AG25"/>
            <calcext:condition calcext:apply-style-name="Water" calcext:value="=&quot;07&quot;" calcext:base-cell-address="LAYERS.AG25"/>
            <calcext:condition calcext:apply-style-name="Empty" calcext:value="=&quot;08&quot;" calcext:base-cell-address="LAYERS.AG25"/>
            <calcext:condition calcext:apply-style-name="Empty" calcext:value="=&quot;-1&quot;" calcext:base-cell-address="LAYERS.AG25"/>
          </calcext:conditional-format>
          <calcext:conditional-format calcext:target-range-address="LAYERS.AG26:LAYERS.AG26">
            <calcext:condition calcext:apply-style-name="Empty" calcext:value="=&quot;00&quot;" calcext:base-cell-address="LAYERS.AG26"/>
            <calcext:condition calcext:apply-style-name="Grass1" calcext:value="=&quot;01&quot;" calcext:base-cell-address="LAYERS.AG26"/>
            <calcext:condition calcext:apply-style-name="Grass2" calcext:value="=&quot;02&quot;" calcext:base-cell-address="LAYERS.AG26"/>
            <calcext:condition calcext:apply-style-name="Road1" calcext:value="=&quot;03&quot;" calcext:base-cell-address="LAYERS.AG26"/>
            <calcext:condition calcext:apply-style-name="Road2" calcext:value="=&quot;04&quot;" calcext:base-cell-address="LAYERS.AG26"/>
            <calcext:condition calcext:apply-style-name="Wast" calcext:value="=&quot;05&quot;" calcext:base-cell-address="LAYERS.AG26"/>
            <calcext:condition calcext:apply-style-name="Rock" calcext:value="=&quot;06&quot;" calcext:base-cell-address="LAYERS.AG26"/>
            <calcext:condition calcext:apply-style-name="Water" calcext:value="=&quot;07&quot;" calcext:base-cell-address="LAYERS.AG26"/>
            <calcext:condition calcext:apply-style-name="Empty" calcext:value="=&quot;08&quot;" calcext:base-cell-address="LAYERS.AG26"/>
            <calcext:condition calcext:apply-style-name="Empty" calcext:value="=&quot;-1&quot;" calcext:base-cell-address="LAYERS.AG26"/>
          </calcext:conditional-format>
          <calcext:conditional-format calcext:target-range-address="LAYERS.AG27:LAYERS.AG27">
            <calcext:condition calcext:apply-style-name="Empty" calcext:value="=&quot;00&quot;" calcext:base-cell-address="LAYERS.AG27"/>
            <calcext:condition calcext:apply-style-name="Grass1" calcext:value="=&quot;01&quot;" calcext:base-cell-address="LAYERS.AG27"/>
            <calcext:condition calcext:apply-style-name="Grass2" calcext:value="=&quot;02&quot;" calcext:base-cell-address="LAYERS.AG27"/>
            <calcext:condition calcext:apply-style-name="Road1" calcext:value="=&quot;03&quot;" calcext:base-cell-address="LAYERS.AG27"/>
            <calcext:condition calcext:apply-style-name="Road2" calcext:value="=&quot;04&quot;" calcext:base-cell-address="LAYERS.AG27"/>
            <calcext:condition calcext:apply-style-name="Wast" calcext:value="=&quot;05&quot;" calcext:base-cell-address="LAYERS.AG27"/>
            <calcext:condition calcext:apply-style-name="Rock" calcext:value="=&quot;06&quot;" calcext:base-cell-address="LAYERS.AG27"/>
            <calcext:condition calcext:apply-style-name="Water" calcext:value="=&quot;07&quot;" calcext:base-cell-address="LAYERS.AG27"/>
            <calcext:condition calcext:apply-style-name="Empty" calcext:value="=&quot;08&quot;" calcext:base-cell-address="LAYERS.AG27"/>
            <calcext:condition calcext:apply-style-name="Empty" calcext:value="=&quot;-1&quot;" calcext:base-cell-address="LAYERS.AG27"/>
          </calcext:conditional-format>
          <calcext:conditional-format calcext:target-range-address="LAYERS.AG28:LAYERS.AG28">
            <calcext:condition calcext:apply-style-name="Empty" calcext:value="=&quot;00&quot;" calcext:base-cell-address="LAYERS.AG28"/>
            <calcext:condition calcext:apply-style-name="Grass1" calcext:value="=&quot;01&quot;" calcext:base-cell-address="LAYERS.AG28"/>
            <calcext:condition calcext:apply-style-name="Grass2" calcext:value="=&quot;02&quot;" calcext:base-cell-address="LAYERS.AG28"/>
            <calcext:condition calcext:apply-style-name="Road1" calcext:value="=&quot;03&quot;" calcext:base-cell-address="LAYERS.AG28"/>
            <calcext:condition calcext:apply-style-name="Road2" calcext:value="=&quot;04&quot;" calcext:base-cell-address="LAYERS.AG28"/>
            <calcext:condition calcext:apply-style-name="Wast" calcext:value="=&quot;05&quot;" calcext:base-cell-address="LAYERS.AG28"/>
            <calcext:condition calcext:apply-style-name="Rock" calcext:value="=&quot;06&quot;" calcext:base-cell-address="LAYERS.AG28"/>
            <calcext:condition calcext:apply-style-name="Water" calcext:value="=&quot;07&quot;" calcext:base-cell-address="LAYERS.AG28"/>
            <calcext:condition calcext:apply-style-name="Empty" calcext:value="=&quot;08&quot;" calcext:base-cell-address="LAYERS.AG28"/>
            <calcext:condition calcext:apply-style-name="Empty" calcext:value="=&quot;-1&quot;" calcext:base-cell-address="LAYERS.AG28"/>
          </calcext:conditional-format>
          <calcext:conditional-format calcext:target-range-address="LAYERS.AG29:LAYERS.AG29">
            <calcext:condition calcext:apply-style-name="Empty" calcext:value="=&quot;00&quot;" calcext:base-cell-address="LAYERS.AG29"/>
            <calcext:condition calcext:apply-style-name="Grass1" calcext:value="=&quot;01&quot;" calcext:base-cell-address="LAYERS.AG29"/>
            <calcext:condition calcext:apply-style-name="Grass2" calcext:value="=&quot;02&quot;" calcext:base-cell-address="LAYERS.AG29"/>
            <calcext:condition calcext:apply-style-name="Road1" calcext:value="=&quot;03&quot;" calcext:base-cell-address="LAYERS.AG29"/>
            <calcext:condition calcext:apply-style-name="Road2" calcext:value="=&quot;04&quot;" calcext:base-cell-address="LAYERS.AG29"/>
            <calcext:condition calcext:apply-style-name="Wast" calcext:value="=&quot;05&quot;" calcext:base-cell-address="LAYERS.AG29"/>
            <calcext:condition calcext:apply-style-name="Rock" calcext:value="=&quot;06&quot;" calcext:base-cell-address="LAYERS.AG29"/>
            <calcext:condition calcext:apply-style-name="Water" calcext:value="=&quot;07&quot;" calcext:base-cell-address="LAYERS.AG29"/>
            <calcext:condition calcext:apply-style-name="Empty" calcext:value="=&quot;08&quot;" calcext:base-cell-address="LAYERS.AG29"/>
            <calcext:condition calcext:apply-style-name="Empty" calcext:value="=&quot;-1&quot;" calcext:base-cell-address="LAYERS.AG29"/>
          </calcext:conditional-format>
          <calcext:conditional-format calcext:target-range-address="LAYERS.AG30:LAYERS.AG30">
            <calcext:condition calcext:apply-style-name="Empty" calcext:value="=&quot;00&quot;" calcext:base-cell-address="LAYERS.AG30"/>
            <calcext:condition calcext:apply-style-name="Grass1" calcext:value="=&quot;01&quot;" calcext:base-cell-address="LAYERS.AG30"/>
            <calcext:condition calcext:apply-style-name="Grass2" calcext:value="=&quot;02&quot;" calcext:base-cell-address="LAYERS.AG30"/>
            <calcext:condition calcext:apply-style-name="Road1" calcext:value="=&quot;03&quot;" calcext:base-cell-address="LAYERS.AG30"/>
            <calcext:condition calcext:apply-style-name="Road2" calcext:value="=&quot;04&quot;" calcext:base-cell-address="LAYERS.AG30"/>
            <calcext:condition calcext:apply-style-name="Wast" calcext:value="=&quot;05&quot;" calcext:base-cell-address="LAYERS.AG30"/>
            <calcext:condition calcext:apply-style-name="Rock" calcext:value="=&quot;06&quot;" calcext:base-cell-address="LAYERS.AG30"/>
            <calcext:condition calcext:apply-style-name="Water" calcext:value="=&quot;07&quot;" calcext:base-cell-address="LAYERS.AG30"/>
            <calcext:condition calcext:apply-style-name="Empty" calcext:value="=&quot;08&quot;" calcext:base-cell-address="LAYERS.AG30"/>
            <calcext:condition calcext:apply-style-name="Empty" calcext:value="=&quot;-1&quot;" calcext:base-cell-address="LAYERS.AG30"/>
          </calcext:conditional-format>
          <calcext:conditional-format calcext:target-range-address="LAYERS.AG31:LAYERS.AG31">
            <calcext:condition calcext:apply-style-name="Empty" calcext:value="=&quot;00&quot;" calcext:base-cell-address="LAYERS.AG31"/>
            <calcext:condition calcext:apply-style-name="Grass1" calcext:value="=&quot;01&quot;" calcext:base-cell-address="LAYERS.AG31"/>
            <calcext:condition calcext:apply-style-name="Grass2" calcext:value="=&quot;02&quot;" calcext:base-cell-address="LAYERS.AG31"/>
            <calcext:condition calcext:apply-style-name="Road1" calcext:value="=&quot;03&quot;" calcext:base-cell-address="LAYERS.AG31"/>
            <calcext:condition calcext:apply-style-name="Road2" calcext:value="=&quot;04&quot;" calcext:base-cell-address="LAYERS.AG31"/>
            <calcext:condition calcext:apply-style-name="Wast" calcext:value="=&quot;05&quot;" calcext:base-cell-address="LAYERS.AG31"/>
            <calcext:condition calcext:apply-style-name="Rock" calcext:value="=&quot;06&quot;" calcext:base-cell-address="LAYERS.AG31"/>
            <calcext:condition calcext:apply-style-name="Water" calcext:value="=&quot;07&quot;" calcext:base-cell-address="LAYERS.AG31"/>
            <calcext:condition calcext:apply-style-name="Empty" calcext:value="=&quot;08&quot;" calcext:base-cell-address="LAYERS.AG31"/>
            <calcext:condition calcext:apply-style-name="Empty" calcext:value="=&quot;-1&quot;" calcext:base-cell-address="LAYERS.AG31"/>
          </calcext:conditional-format>
          <calcext:conditional-format calcext:target-range-address="LAYERS.AG32:LAYERS.AG32">
            <calcext:condition calcext:apply-style-name="Empty" calcext:value="=&quot;00&quot;" calcext:base-cell-address="LAYERS.AG32"/>
            <calcext:condition calcext:apply-style-name="Grass1" calcext:value="=&quot;01&quot;" calcext:base-cell-address="LAYERS.AG32"/>
            <calcext:condition calcext:apply-style-name="Grass2" calcext:value="=&quot;02&quot;" calcext:base-cell-address="LAYERS.AG32"/>
            <calcext:condition calcext:apply-style-name="Road1" calcext:value="=&quot;03&quot;" calcext:base-cell-address="LAYERS.AG32"/>
            <calcext:condition calcext:apply-style-name="Road2" calcext:value="=&quot;04&quot;" calcext:base-cell-address="LAYERS.AG32"/>
            <calcext:condition calcext:apply-style-name="Wast" calcext:value="=&quot;05&quot;" calcext:base-cell-address="LAYERS.AG32"/>
            <calcext:condition calcext:apply-style-name="Rock" calcext:value="=&quot;06&quot;" calcext:base-cell-address="LAYERS.AG32"/>
            <calcext:condition calcext:apply-style-name="Water" calcext:value="=&quot;07&quot;" calcext:base-cell-address="LAYERS.AG32"/>
            <calcext:condition calcext:apply-style-name="Empty" calcext:value="=&quot;08&quot;" calcext:base-cell-address="LAYERS.AG32"/>
            <calcext:condition calcext:apply-style-name="Empty" calcext:value="=&quot;-1&quot;" calcext:base-cell-address="LAYERS.AG32"/>
          </calcext:conditional-format>
          <calcext:conditional-format calcext:target-range-address="LAYERS.AG33:LAYERS.AG33">
            <calcext:condition calcext:apply-style-name="Empty" calcext:value="=&quot;00&quot;" calcext:base-cell-address="LAYERS.AG33"/>
            <calcext:condition calcext:apply-style-name="Grass1" calcext:value="=&quot;01&quot;" calcext:base-cell-address="LAYERS.AG33"/>
            <calcext:condition calcext:apply-style-name="Grass2" calcext:value="=&quot;02&quot;" calcext:base-cell-address="LAYERS.AG33"/>
            <calcext:condition calcext:apply-style-name="Road1" calcext:value="=&quot;03&quot;" calcext:base-cell-address="LAYERS.AG33"/>
            <calcext:condition calcext:apply-style-name="Road2" calcext:value="=&quot;04&quot;" calcext:base-cell-address="LAYERS.AG33"/>
            <calcext:condition calcext:apply-style-name="Wast" calcext:value="=&quot;05&quot;" calcext:base-cell-address="LAYERS.AG33"/>
            <calcext:condition calcext:apply-style-name="Rock" calcext:value="=&quot;06&quot;" calcext:base-cell-address="LAYERS.AG33"/>
            <calcext:condition calcext:apply-style-name="Water" calcext:value="=&quot;07&quot;" calcext:base-cell-address="LAYERS.AG33"/>
            <calcext:condition calcext:apply-style-name="Empty" calcext:value="=&quot;08&quot;" calcext:base-cell-address="LAYERS.AG33"/>
            <calcext:condition calcext:apply-style-name="Empty" calcext:value="=&quot;-1&quot;" calcext:base-cell-address="LAYERS.AG33"/>
          </calcext:conditional-format>
          <calcext:conditional-format calcext:target-range-address="LAYERS.B33:LAYERS.B33">
            <calcext:condition calcext:apply-style-name="Empty" calcext:value="=&quot;00&quot;" calcext:base-cell-address="LAYERS.B33"/>
            <calcext:condition calcext:apply-style-name="Grass1" calcext:value="=&quot;01&quot;" calcext:base-cell-address="LAYERS.B33"/>
            <calcext:condition calcext:apply-style-name="Grass2" calcext:value="=&quot;02&quot;" calcext:base-cell-address="LAYERS.B33"/>
            <calcext:condition calcext:apply-style-name="Road1" calcext:value="=&quot;03&quot;" calcext:base-cell-address="LAYERS.B33"/>
            <calcext:condition calcext:apply-style-name="Road2" calcext:value="=&quot;04&quot;" calcext:base-cell-address="LAYERS.B33"/>
            <calcext:condition calcext:apply-style-name="Wast" calcext:value="=&quot;05&quot;" calcext:base-cell-address="LAYERS.B33"/>
            <calcext:condition calcext:apply-style-name="Rock" calcext:value="=&quot;06&quot;" calcext:base-cell-address="LAYERS.B33"/>
            <calcext:condition calcext:apply-style-name="Water" calcext:value="=&quot;07&quot;" calcext:base-cell-address="LAYERS.B33"/>
            <calcext:condition calcext:apply-style-name="Empty" calcext:value="=&quot;08&quot;" calcext:base-cell-address="LAYERS.B33"/>
            <calcext:condition calcext:apply-style-name="Empty" calcext:value="=&quot;-1&quot;" calcext:base-cell-address="LAYERS.B33"/>
          </calcext:conditional-format>
          <calcext:conditional-format calcext:target-range-address="LAYERS.C33:LAYERS.C33">
            <calcext:condition calcext:apply-style-name="Empty" calcext:value="=&quot;00&quot;" calcext:base-cell-address="LAYERS.C33"/>
            <calcext:condition calcext:apply-style-name="Grass1" calcext:value="=&quot;01&quot;" calcext:base-cell-address="LAYERS.C33"/>
            <calcext:condition calcext:apply-style-name="Grass2" calcext:value="=&quot;02&quot;" calcext:base-cell-address="LAYERS.C33"/>
            <calcext:condition calcext:apply-style-name="Road1" calcext:value="=&quot;03&quot;" calcext:base-cell-address="LAYERS.C33"/>
            <calcext:condition calcext:apply-style-name="Road2" calcext:value="=&quot;04&quot;" calcext:base-cell-address="LAYERS.C33"/>
            <calcext:condition calcext:apply-style-name="Wast" calcext:value="=&quot;05&quot;" calcext:base-cell-address="LAYERS.C33"/>
            <calcext:condition calcext:apply-style-name="Rock" calcext:value="=&quot;06&quot;" calcext:base-cell-address="LAYERS.C33"/>
            <calcext:condition calcext:apply-style-name="Water" calcext:value="=&quot;07&quot;" calcext:base-cell-address="LAYERS.C33"/>
            <calcext:condition calcext:apply-style-name="Empty" calcext:value="=&quot;08&quot;" calcext:base-cell-address="LAYERS.C33"/>
            <calcext:condition calcext:apply-style-name="Empty" calcext:value="=&quot;-1&quot;" calcext:base-cell-address="LAYERS.C33"/>
          </calcext:conditional-format>
          <calcext:conditional-format calcext:target-range-address="LAYERS.D33:LAYERS.D33">
            <calcext:condition calcext:apply-style-name="Empty" calcext:value="=&quot;00&quot;" calcext:base-cell-address="LAYERS.D33"/>
            <calcext:condition calcext:apply-style-name="Grass1" calcext:value="=&quot;01&quot;" calcext:base-cell-address="LAYERS.D33"/>
            <calcext:condition calcext:apply-style-name="Grass2" calcext:value="=&quot;02&quot;" calcext:base-cell-address="LAYERS.D33"/>
            <calcext:condition calcext:apply-style-name="Road1" calcext:value="=&quot;03&quot;" calcext:base-cell-address="LAYERS.D33"/>
            <calcext:condition calcext:apply-style-name="Road2" calcext:value="=&quot;04&quot;" calcext:base-cell-address="LAYERS.D33"/>
            <calcext:condition calcext:apply-style-name="Wast" calcext:value="=&quot;05&quot;" calcext:base-cell-address="LAYERS.D33"/>
            <calcext:condition calcext:apply-style-name="Rock" calcext:value="=&quot;06&quot;" calcext:base-cell-address="LAYERS.D33"/>
            <calcext:condition calcext:apply-style-name="Water" calcext:value="=&quot;07&quot;" calcext:base-cell-address="LAYERS.D33"/>
            <calcext:condition calcext:apply-style-name="Empty" calcext:value="=&quot;08&quot;" calcext:base-cell-address="LAYERS.D33"/>
            <calcext:condition calcext:apply-style-name="Empty" calcext:value="=&quot;-1&quot;" calcext:base-cell-address="LAYERS.D33"/>
          </calcext:conditional-format>
          <calcext:conditional-format calcext:target-range-address="LAYERS.E33:LAYERS.E33">
            <calcext:condition calcext:apply-style-name="Empty" calcext:value="=&quot;00&quot;" calcext:base-cell-address="LAYERS.E33"/>
            <calcext:condition calcext:apply-style-name="Grass1" calcext:value="=&quot;01&quot;" calcext:base-cell-address="LAYERS.E33"/>
            <calcext:condition calcext:apply-style-name="Grass2" calcext:value="=&quot;02&quot;" calcext:base-cell-address="LAYERS.E33"/>
            <calcext:condition calcext:apply-style-name="Road1" calcext:value="=&quot;03&quot;" calcext:base-cell-address="LAYERS.E33"/>
            <calcext:condition calcext:apply-style-name="Road2" calcext:value="=&quot;04&quot;" calcext:base-cell-address="LAYERS.E33"/>
            <calcext:condition calcext:apply-style-name="Wast" calcext:value="=&quot;05&quot;" calcext:base-cell-address="LAYERS.E33"/>
            <calcext:condition calcext:apply-style-name="Rock" calcext:value="=&quot;06&quot;" calcext:base-cell-address="LAYERS.E33"/>
            <calcext:condition calcext:apply-style-name="Water" calcext:value="=&quot;07&quot;" calcext:base-cell-address="LAYERS.E33"/>
            <calcext:condition calcext:apply-style-name="Empty" calcext:value="=&quot;08&quot;" calcext:base-cell-address="LAYERS.E33"/>
            <calcext:condition calcext:apply-style-name="Empty" calcext:value="=&quot;-1&quot;" calcext:base-cell-address="LAYERS.E33"/>
          </calcext:conditional-format>
          <calcext:conditional-format calcext:target-range-address="LAYERS.F33:LAYERS.F33">
            <calcext:condition calcext:apply-style-name="Empty" calcext:value="=&quot;00&quot;" calcext:base-cell-address="LAYERS.F33"/>
            <calcext:condition calcext:apply-style-name="Grass1" calcext:value="=&quot;01&quot;" calcext:base-cell-address="LAYERS.F33"/>
            <calcext:condition calcext:apply-style-name="Grass2" calcext:value="=&quot;02&quot;" calcext:base-cell-address="LAYERS.F33"/>
            <calcext:condition calcext:apply-style-name="Road1" calcext:value="=&quot;03&quot;" calcext:base-cell-address="LAYERS.F33"/>
            <calcext:condition calcext:apply-style-name="Road2" calcext:value="=&quot;04&quot;" calcext:base-cell-address="LAYERS.F33"/>
            <calcext:condition calcext:apply-style-name="Wast" calcext:value="=&quot;05&quot;" calcext:base-cell-address="LAYERS.F33"/>
            <calcext:condition calcext:apply-style-name="Rock" calcext:value="=&quot;06&quot;" calcext:base-cell-address="LAYERS.F33"/>
            <calcext:condition calcext:apply-style-name="Water" calcext:value="=&quot;07&quot;" calcext:base-cell-address="LAYERS.F33"/>
            <calcext:condition calcext:apply-style-name="Empty" calcext:value="=&quot;08&quot;" calcext:base-cell-address="LAYERS.F33"/>
            <calcext:condition calcext:apply-style-name="Empty" calcext:value="=&quot;-1&quot;" calcext:base-cell-address="LAYERS.F33"/>
          </calcext:conditional-format>
          <calcext:conditional-format calcext:target-range-address="LAYERS.G33:LAYERS.G33">
            <calcext:condition calcext:apply-style-name="Empty" calcext:value="=&quot;00&quot;" calcext:base-cell-address="LAYERS.G33"/>
            <calcext:condition calcext:apply-style-name="Grass1" calcext:value="=&quot;01&quot;" calcext:base-cell-address="LAYERS.G33"/>
            <calcext:condition calcext:apply-style-name="Grass2" calcext:value="=&quot;02&quot;" calcext:base-cell-address="LAYERS.G33"/>
            <calcext:condition calcext:apply-style-name="Road1" calcext:value="=&quot;03&quot;" calcext:base-cell-address="LAYERS.G33"/>
            <calcext:condition calcext:apply-style-name="Road2" calcext:value="=&quot;04&quot;" calcext:base-cell-address="LAYERS.G33"/>
            <calcext:condition calcext:apply-style-name="Wast" calcext:value="=&quot;05&quot;" calcext:base-cell-address="LAYERS.G33"/>
            <calcext:condition calcext:apply-style-name="Rock" calcext:value="=&quot;06&quot;" calcext:base-cell-address="LAYERS.G33"/>
            <calcext:condition calcext:apply-style-name="Water" calcext:value="=&quot;07&quot;" calcext:base-cell-address="LAYERS.G33"/>
            <calcext:condition calcext:apply-style-name="Empty" calcext:value="=&quot;08&quot;" calcext:base-cell-address="LAYERS.G33"/>
            <calcext:condition calcext:apply-style-name="Empty" calcext:value="=&quot;-1&quot;" calcext:base-cell-address="LAYERS.G33"/>
          </calcext:conditional-format>
          <calcext:conditional-format calcext:target-range-address="LAYERS.H33:LAYERS.H33">
            <calcext:condition calcext:apply-style-name="Empty" calcext:value="=&quot;00&quot;" calcext:base-cell-address="LAYERS.H33"/>
            <calcext:condition calcext:apply-style-name="Grass1" calcext:value="=&quot;01&quot;" calcext:base-cell-address="LAYERS.H33"/>
            <calcext:condition calcext:apply-style-name="Grass2" calcext:value="=&quot;02&quot;" calcext:base-cell-address="LAYERS.H33"/>
            <calcext:condition calcext:apply-style-name="Road1" calcext:value="=&quot;03&quot;" calcext:base-cell-address="LAYERS.H33"/>
            <calcext:condition calcext:apply-style-name="Road2" calcext:value="=&quot;04&quot;" calcext:base-cell-address="LAYERS.H33"/>
            <calcext:condition calcext:apply-style-name="Wast" calcext:value="=&quot;05&quot;" calcext:base-cell-address="LAYERS.H33"/>
            <calcext:condition calcext:apply-style-name="Rock" calcext:value="=&quot;06&quot;" calcext:base-cell-address="LAYERS.H33"/>
            <calcext:condition calcext:apply-style-name="Water" calcext:value="=&quot;07&quot;" calcext:base-cell-address="LAYERS.H33"/>
            <calcext:condition calcext:apply-style-name="Empty" calcext:value="=&quot;08&quot;" calcext:base-cell-address="LAYERS.H33"/>
            <calcext:condition calcext:apply-style-name="Empty" calcext:value="=&quot;-1&quot;" calcext:base-cell-address="LAYERS.H33"/>
          </calcext:conditional-format>
          <calcext:conditional-format calcext:target-range-address="LAYERS.I33:LAYERS.I33">
            <calcext:condition calcext:apply-style-name="Empty" calcext:value="=&quot;00&quot;" calcext:base-cell-address="LAYERS.I33"/>
            <calcext:condition calcext:apply-style-name="Grass1" calcext:value="=&quot;01&quot;" calcext:base-cell-address="LAYERS.I33"/>
            <calcext:condition calcext:apply-style-name="Grass2" calcext:value="=&quot;02&quot;" calcext:base-cell-address="LAYERS.I33"/>
            <calcext:condition calcext:apply-style-name="Road1" calcext:value="=&quot;03&quot;" calcext:base-cell-address="LAYERS.I33"/>
            <calcext:condition calcext:apply-style-name="Road2" calcext:value="=&quot;04&quot;" calcext:base-cell-address="LAYERS.I33"/>
            <calcext:condition calcext:apply-style-name="Wast" calcext:value="=&quot;05&quot;" calcext:base-cell-address="LAYERS.I33"/>
            <calcext:condition calcext:apply-style-name="Rock" calcext:value="=&quot;06&quot;" calcext:base-cell-address="LAYERS.I33"/>
            <calcext:condition calcext:apply-style-name="Water" calcext:value="=&quot;07&quot;" calcext:base-cell-address="LAYERS.I33"/>
            <calcext:condition calcext:apply-style-name="Empty" calcext:value="=&quot;08&quot;" calcext:base-cell-address="LAYERS.I33"/>
            <calcext:condition calcext:apply-style-name="Empty" calcext:value="=&quot;-1&quot;" calcext:base-cell-address="LAYERS.I33"/>
          </calcext:conditional-format>
          <calcext:conditional-format calcext:target-range-address="LAYERS.J33:LAYERS.J33">
            <calcext:condition calcext:apply-style-name="Empty" calcext:value="=&quot;00&quot;" calcext:base-cell-address="LAYERS.J33"/>
            <calcext:condition calcext:apply-style-name="Grass1" calcext:value="=&quot;01&quot;" calcext:base-cell-address="LAYERS.J33"/>
            <calcext:condition calcext:apply-style-name="Grass2" calcext:value="=&quot;02&quot;" calcext:base-cell-address="LAYERS.J33"/>
            <calcext:condition calcext:apply-style-name="Road1" calcext:value="=&quot;03&quot;" calcext:base-cell-address="LAYERS.J33"/>
            <calcext:condition calcext:apply-style-name="Road2" calcext:value="=&quot;04&quot;" calcext:base-cell-address="LAYERS.J33"/>
            <calcext:condition calcext:apply-style-name="Wast" calcext:value="=&quot;05&quot;" calcext:base-cell-address="LAYERS.J33"/>
            <calcext:condition calcext:apply-style-name="Rock" calcext:value="=&quot;06&quot;" calcext:base-cell-address="LAYERS.J33"/>
            <calcext:condition calcext:apply-style-name="Water" calcext:value="=&quot;07&quot;" calcext:base-cell-address="LAYERS.J33"/>
            <calcext:condition calcext:apply-style-name="Empty" calcext:value="=&quot;08&quot;" calcext:base-cell-address="LAYERS.J33"/>
            <calcext:condition calcext:apply-style-name="Empty" calcext:value="=&quot;-1&quot;" calcext:base-cell-address="LAYERS.J33"/>
          </calcext:conditional-format>
          <calcext:conditional-format calcext:target-range-address="LAYERS.K33:LAYERS.K33">
            <calcext:condition calcext:apply-style-name="Empty" calcext:value="=&quot;00&quot;" calcext:base-cell-address="LAYERS.K33"/>
            <calcext:condition calcext:apply-style-name="Grass1" calcext:value="=&quot;01&quot;" calcext:base-cell-address="LAYERS.K33"/>
            <calcext:condition calcext:apply-style-name="Grass2" calcext:value="=&quot;02&quot;" calcext:base-cell-address="LAYERS.K33"/>
            <calcext:condition calcext:apply-style-name="Road1" calcext:value="=&quot;03&quot;" calcext:base-cell-address="LAYERS.K33"/>
            <calcext:condition calcext:apply-style-name="Road2" calcext:value="=&quot;04&quot;" calcext:base-cell-address="LAYERS.K33"/>
            <calcext:condition calcext:apply-style-name="Wast" calcext:value="=&quot;05&quot;" calcext:base-cell-address="LAYERS.K33"/>
            <calcext:condition calcext:apply-style-name="Rock" calcext:value="=&quot;06&quot;" calcext:base-cell-address="LAYERS.K33"/>
            <calcext:condition calcext:apply-style-name="Water" calcext:value="=&quot;07&quot;" calcext:base-cell-address="LAYERS.K33"/>
            <calcext:condition calcext:apply-style-name="Empty" calcext:value="=&quot;08&quot;" calcext:base-cell-address="LAYERS.K33"/>
            <calcext:condition calcext:apply-style-name="Empty" calcext:value="=&quot;-1&quot;" calcext:base-cell-address="LAYERS.K33"/>
          </calcext:conditional-format>
          <calcext:conditional-format calcext:target-range-address="LAYERS.L33:LAYERS.L33">
            <calcext:condition calcext:apply-style-name="Empty" calcext:value="=&quot;00&quot;" calcext:base-cell-address="LAYERS.L33"/>
            <calcext:condition calcext:apply-style-name="Grass1" calcext:value="=&quot;01&quot;" calcext:base-cell-address="LAYERS.L33"/>
            <calcext:condition calcext:apply-style-name="Grass2" calcext:value="=&quot;02&quot;" calcext:base-cell-address="LAYERS.L33"/>
            <calcext:condition calcext:apply-style-name="Road1" calcext:value="=&quot;03&quot;" calcext:base-cell-address="LAYERS.L33"/>
            <calcext:condition calcext:apply-style-name="Road2" calcext:value="=&quot;04&quot;" calcext:base-cell-address="LAYERS.L33"/>
            <calcext:condition calcext:apply-style-name="Wast" calcext:value="=&quot;05&quot;" calcext:base-cell-address="LAYERS.L33"/>
            <calcext:condition calcext:apply-style-name="Rock" calcext:value="=&quot;06&quot;" calcext:base-cell-address="LAYERS.L33"/>
            <calcext:condition calcext:apply-style-name="Water" calcext:value="=&quot;07&quot;" calcext:base-cell-address="LAYERS.L33"/>
            <calcext:condition calcext:apply-style-name="Empty" calcext:value="=&quot;08&quot;" calcext:base-cell-address="LAYERS.L33"/>
            <calcext:condition calcext:apply-style-name="Empty" calcext:value="=&quot;-1&quot;" calcext:base-cell-address="LAYERS.L33"/>
          </calcext:conditional-format>
          <calcext:conditional-format calcext:target-range-address="LAYERS.M33:LAYERS.M33">
            <calcext:condition calcext:apply-style-name="Empty" calcext:value="=&quot;00&quot;" calcext:base-cell-address="LAYERS.M33"/>
            <calcext:condition calcext:apply-style-name="Grass1" calcext:value="=&quot;01&quot;" calcext:base-cell-address="LAYERS.M33"/>
            <calcext:condition calcext:apply-style-name="Grass2" calcext:value="=&quot;02&quot;" calcext:base-cell-address="LAYERS.M33"/>
            <calcext:condition calcext:apply-style-name="Road1" calcext:value="=&quot;03&quot;" calcext:base-cell-address="LAYERS.M33"/>
            <calcext:condition calcext:apply-style-name="Road2" calcext:value="=&quot;04&quot;" calcext:base-cell-address="LAYERS.M33"/>
            <calcext:condition calcext:apply-style-name="Wast" calcext:value="=&quot;05&quot;" calcext:base-cell-address="LAYERS.M33"/>
            <calcext:condition calcext:apply-style-name="Rock" calcext:value="=&quot;06&quot;" calcext:base-cell-address="LAYERS.M33"/>
            <calcext:condition calcext:apply-style-name="Water" calcext:value="=&quot;07&quot;" calcext:base-cell-address="LAYERS.M33"/>
            <calcext:condition calcext:apply-style-name="Empty" calcext:value="=&quot;08&quot;" calcext:base-cell-address="LAYERS.M33"/>
            <calcext:condition calcext:apply-style-name="Empty" calcext:value="=&quot;-1&quot;" calcext:base-cell-address="LAYERS.M33"/>
          </calcext:conditional-format>
          <calcext:conditional-format calcext:target-range-address="LAYERS.N33:LAYERS.N33">
            <calcext:condition calcext:apply-style-name="Empty" calcext:value="=&quot;00&quot;" calcext:base-cell-address="LAYERS.N33"/>
            <calcext:condition calcext:apply-style-name="Grass1" calcext:value="=&quot;01&quot;" calcext:base-cell-address="LAYERS.N33"/>
            <calcext:condition calcext:apply-style-name="Grass2" calcext:value="=&quot;02&quot;" calcext:base-cell-address="LAYERS.N33"/>
            <calcext:condition calcext:apply-style-name="Road1" calcext:value="=&quot;03&quot;" calcext:base-cell-address="LAYERS.N33"/>
            <calcext:condition calcext:apply-style-name="Road2" calcext:value="=&quot;04&quot;" calcext:base-cell-address="LAYERS.N33"/>
            <calcext:condition calcext:apply-style-name="Wast" calcext:value="=&quot;05&quot;" calcext:base-cell-address="LAYERS.N33"/>
            <calcext:condition calcext:apply-style-name="Rock" calcext:value="=&quot;06&quot;" calcext:base-cell-address="LAYERS.N33"/>
            <calcext:condition calcext:apply-style-name="Water" calcext:value="=&quot;07&quot;" calcext:base-cell-address="LAYERS.N33"/>
            <calcext:condition calcext:apply-style-name="Empty" calcext:value="=&quot;08&quot;" calcext:base-cell-address="LAYERS.N33"/>
            <calcext:condition calcext:apply-style-name="Empty" calcext:value="=&quot;-1&quot;" calcext:base-cell-address="LAYERS.N33"/>
          </calcext:conditional-format>
          <calcext:conditional-format calcext:target-range-address="LAYERS.O33:LAYERS.O33">
            <calcext:condition calcext:apply-style-name="Empty" calcext:value="=&quot;00&quot;" calcext:base-cell-address="LAYERS.O33"/>
            <calcext:condition calcext:apply-style-name="Grass1" calcext:value="=&quot;01&quot;" calcext:base-cell-address="LAYERS.O33"/>
            <calcext:condition calcext:apply-style-name="Grass2" calcext:value="=&quot;02&quot;" calcext:base-cell-address="LAYERS.O33"/>
            <calcext:condition calcext:apply-style-name="Road1" calcext:value="=&quot;03&quot;" calcext:base-cell-address="LAYERS.O33"/>
            <calcext:condition calcext:apply-style-name="Road2" calcext:value="=&quot;04&quot;" calcext:base-cell-address="LAYERS.O33"/>
            <calcext:condition calcext:apply-style-name="Wast" calcext:value="=&quot;05&quot;" calcext:base-cell-address="LAYERS.O33"/>
            <calcext:condition calcext:apply-style-name="Rock" calcext:value="=&quot;06&quot;" calcext:base-cell-address="LAYERS.O33"/>
            <calcext:condition calcext:apply-style-name="Water" calcext:value="=&quot;07&quot;" calcext:base-cell-address="LAYERS.O33"/>
            <calcext:condition calcext:apply-style-name="Empty" calcext:value="=&quot;08&quot;" calcext:base-cell-address="LAYERS.O33"/>
            <calcext:condition calcext:apply-style-name="Empty" calcext:value="=&quot;-1&quot;" calcext:base-cell-address="LAYERS.O33"/>
          </calcext:conditional-format>
          <calcext:conditional-format calcext:target-range-address="LAYERS.P33:LAYERS.P33">
            <calcext:condition calcext:apply-style-name="Empty" calcext:value="=&quot;00&quot;" calcext:base-cell-address="LAYERS.P33"/>
            <calcext:condition calcext:apply-style-name="Grass1" calcext:value="=&quot;01&quot;" calcext:base-cell-address="LAYERS.P33"/>
            <calcext:condition calcext:apply-style-name="Grass2" calcext:value="=&quot;02&quot;" calcext:base-cell-address="LAYERS.P33"/>
            <calcext:condition calcext:apply-style-name="Road1" calcext:value="=&quot;03&quot;" calcext:base-cell-address="LAYERS.P33"/>
            <calcext:condition calcext:apply-style-name="Road2" calcext:value="=&quot;04&quot;" calcext:base-cell-address="LAYERS.P33"/>
            <calcext:condition calcext:apply-style-name="Wast" calcext:value="=&quot;05&quot;" calcext:base-cell-address="LAYERS.P33"/>
            <calcext:condition calcext:apply-style-name="Rock" calcext:value="=&quot;06&quot;" calcext:base-cell-address="LAYERS.P33"/>
            <calcext:condition calcext:apply-style-name="Water" calcext:value="=&quot;07&quot;" calcext:base-cell-address="LAYERS.P33"/>
            <calcext:condition calcext:apply-style-name="Empty" calcext:value="=&quot;08&quot;" calcext:base-cell-address="LAYERS.P33"/>
            <calcext:condition calcext:apply-style-name="Empty" calcext:value="=&quot;-1&quot;" calcext:base-cell-address="LAYERS.P33"/>
          </calcext:conditional-format>
          <calcext:conditional-format calcext:target-range-address="LAYERS.Q33:LAYERS.Q33">
            <calcext:condition calcext:apply-style-name="Empty" calcext:value="=&quot;00&quot;" calcext:base-cell-address="LAYERS.Q33"/>
            <calcext:condition calcext:apply-style-name="Grass1" calcext:value="=&quot;01&quot;" calcext:base-cell-address="LAYERS.Q33"/>
            <calcext:condition calcext:apply-style-name="Grass2" calcext:value="=&quot;02&quot;" calcext:base-cell-address="LAYERS.Q33"/>
            <calcext:condition calcext:apply-style-name="Road1" calcext:value="=&quot;03&quot;" calcext:base-cell-address="LAYERS.Q33"/>
            <calcext:condition calcext:apply-style-name="Road2" calcext:value="=&quot;04&quot;" calcext:base-cell-address="LAYERS.Q33"/>
            <calcext:condition calcext:apply-style-name="Wast" calcext:value="=&quot;05&quot;" calcext:base-cell-address="LAYERS.Q33"/>
            <calcext:condition calcext:apply-style-name="Rock" calcext:value="=&quot;06&quot;" calcext:base-cell-address="LAYERS.Q33"/>
            <calcext:condition calcext:apply-style-name="Water" calcext:value="=&quot;07&quot;" calcext:base-cell-address="LAYERS.Q33"/>
            <calcext:condition calcext:apply-style-name="Empty" calcext:value="=&quot;08&quot;" calcext:base-cell-address="LAYERS.Q33"/>
            <calcext:condition calcext:apply-style-name="Empty" calcext:value="=&quot;-1&quot;" calcext:base-cell-address="LAYERS.Q33"/>
          </calcext:conditional-format>
          <calcext:conditional-format calcext:target-range-address="LAYERS.R33:LAYERS.R33">
            <calcext:condition calcext:apply-style-name="Empty" calcext:value="=&quot;00&quot;" calcext:base-cell-address="LAYERS.R33"/>
            <calcext:condition calcext:apply-style-name="Grass1" calcext:value="=&quot;01&quot;" calcext:base-cell-address="LAYERS.R33"/>
            <calcext:condition calcext:apply-style-name="Grass2" calcext:value="=&quot;02&quot;" calcext:base-cell-address="LAYERS.R33"/>
            <calcext:condition calcext:apply-style-name="Road1" calcext:value="=&quot;03&quot;" calcext:base-cell-address="LAYERS.R33"/>
            <calcext:condition calcext:apply-style-name="Road2" calcext:value="=&quot;04&quot;" calcext:base-cell-address="LAYERS.R33"/>
            <calcext:condition calcext:apply-style-name="Wast" calcext:value="=&quot;05&quot;" calcext:base-cell-address="LAYERS.R33"/>
            <calcext:condition calcext:apply-style-name="Rock" calcext:value="=&quot;06&quot;" calcext:base-cell-address="LAYERS.R33"/>
            <calcext:condition calcext:apply-style-name="Water" calcext:value="=&quot;07&quot;" calcext:base-cell-address="LAYERS.R33"/>
            <calcext:condition calcext:apply-style-name="Empty" calcext:value="=&quot;08&quot;" calcext:base-cell-address="LAYERS.R33"/>
            <calcext:condition calcext:apply-style-name="Empty" calcext:value="=&quot;-1&quot;" calcext:base-cell-address="LAYERS.R33"/>
          </calcext:conditional-format>
          <calcext:conditional-format calcext:target-range-address="LAYERS.S33:LAYERS.S33">
            <calcext:condition calcext:apply-style-name="Empty" calcext:value="=&quot;00&quot;" calcext:base-cell-address="LAYERS.S33"/>
            <calcext:condition calcext:apply-style-name="Grass1" calcext:value="=&quot;01&quot;" calcext:base-cell-address="LAYERS.S33"/>
            <calcext:condition calcext:apply-style-name="Grass2" calcext:value="=&quot;02&quot;" calcext:base-cell-address="LAYERS.S33"/>
            <calcext:condition calcext:apply-style-name="Road1" calcext:value="=&quot;03&quot;" calcext:base-cell-address="LAYERS.S33"/>
            <calcext:condition calcext:apply-style-name="Road2" calcext:value="=&quot;04&quot;" calcext:base-cell-address="LAYERS.S33"/>
            <calcext:condition calcext:apply-style-name="Wast" calcext:value="=&quot;05&quot;" calcext:base-cell-address="LAYERS.S33"/>
            <calcext:condition calcext:apply-style-name="Rock" calcext:value="=&quot;06&quot;" calcext:base-cell-address="LAYERS.S33"/>
            <calcext:condition calcext:apply-style-name="Water" calcext:value="=&quot;07&quot;" calcext:base-cell-address="LAYERS.S33"/>
            <calcext:condition calcext:apply-style-name="Empty" calcext:value="=&quot;08&quot;" calcext:base-cell-address="LAYERS.S33"/>
            <calcext:condition calcext:apply-style-name="Empty" calcext:value="=&quot;-1&quot;" calcext:base-cell-address="LAYERS.S33"/>
          </calcext:conditional-format>
          <calcext:conditional-format calcext:target-range-address="LAYERS.T33:LAYERS.T33">
            <calcext:condition calcext:apply-style-name="Empty" calcext:value="=&quot;00&quot;" calcext:base-cell-address="LAYERS.T33"/>
            <calcext:condition calcext:apply-style-name="Grass1" calcext:value="=&quot;01&quot;" calcext:base-cell-address="LAYERS.T33"/>
            <calcext:condition calcext:apply-style-name="Grass2" calcext:value="=&quot;02&quot;" calcext:base-cell-address="LAYERS.T33"/>
            <calcext:condition calcext:apply-style-name="Road1" calcext:value="=&quot;03&quot;" calcext:base-cell-address="LAYERS.T33"/>
            <calcext:condition calcext:apply-style-name="Road2" calcext:value="=&quot;04&quot;" calcext:base-cell-address="LAYERS.T33"/>
            <calcext:condition calcext:apply-style-name="Wast" calcext:value="=&quot;05&quot;" calcext:base-cell-address="LAYERS.T33"/>
            <calcext:condition calcext:apply-style-name="Rock" calcext:value="=&quot;06&quot;" calcext:base-cell-address="LAYERS.T33"/>
            <calcext:condition calcext:apply-style-name="Water" calcext:value="=&quot;07&quot;" calcext:base-cell-address="LAYERS.T33"/>
            <calcext:condition calcext:apply-style-name="Empty" calcext:value="=&quot;08&quot;" calcext:base-cell-address="LAYERS.T33"/>
            <calcext:condition calcext:apply-style-name="Empty" calcext:value="=&quot;-1&quot;" calcext:base-cell-address="LAYERS.T33"/>
          </calcext:conditional-format>
          <calcext:conditional-format calcext:target-range-address="LAYERS.U33:LAYERS.U33">
            <calcext:condition calcext:apply-style-name="Empty" calcext:value="=&quot;00&quot;" calcext:base-cell-address="LAYERS.U33"/>
            <calcext:condition calcext:apply-style-name="Grass1" calcext:value="=&quot;01&quot;" calcext:base-cell-address="LAYERS.U33"/>
            <calcext:condition calcext:apply-style-name="Grass2" calcext:value="=&quot;02&quot;" calcext:base-cell-address="LAYERS.U33"/>
            <calcext:condition calcext:apply-style-name="Road1" calcext:value="=&quot;03&quot;" calcext:base-cell-address="LAYERS.U33"/>
            <calcext:condition calcext:apply-style-name="Road2" calcext:value="=&quot;04&quot;" calcext:base-cell-address="LAYERS.U33"/>
            <calcext:condition calcext:apply-style-name="Wast" calcext:value="=&quot;05&quot;" calcext:base-cell-address="LAYERS.U33"/>
            <calcext:condition calcext:apply-style-name="Rock" calcext:value="=&quot;06&quot;" calcext:base-cell-address="LAYERS.U33"/>
            <calcext:condition calcext:apply-style-name="Water" calcext:value="=&quot;07&quot;" calcext:base-cell-address="LAYERS.U33"/>
            <calcext:condition calcext:apply-style-name="Empty" calcext:value="=&quot;08&quot;" calcext:base-cell-address="LAYERS.U33"/>
            <calcext:condition calcext:apply-style-name="Empty" calcext:value="=&quot;-1&quot;" calcext:base-cell-address="LAYERS.U33"/>
          </calcext:conditional-format>
          <calcext:conditional-format calcext:target-range-address="LAYERS.V33:LAYERS.V33">
            <calcext:condition calcext:apply-style-name="Empty" calcext:value="=&quot;00&quot;" calcext:base-cell-address="LAYERS.V33"/>
            <calcext:condition calcext:apply-style-name="Grass1" calcext:value="=&quot;01&quot;" calcext:base-cell-address="LAYERS.V33"/>
            <calcext:condition calcext:apply-style-name="Grass2" calcext:value="=&quot;02&quot;" calcext:base-cell-address="LAYERS.V33"/>
            <calcext:condition calcext:apply-style-name="Road1" calcext:value="=&quot;03&quot;" calcext:base-cell-address="LAYERS.V33"/>
            <calcext:condition calcext:apply-style-name="Road2" calcext:value="=&quot;04&quot;" calcext:base-cell-address="LAYERS.V33"/>
            <calcext:condition calcext:apply-style-name="Wast" calcext:value="=&quot;05&quot;" calcext:base-cell-address="LAYERS.V33"/>
            <calcext:condition calcext:apply-style-name="Rock" calcext:value="=&quot;06&quot;" calcext:base-cell-address="LAYERS.V33"/>
            <calcext:condition calcext:apply-style-name="Water" calcext:value="=&quot;07&quot;" calcext:base-cell-address="LAYERS.V33"/>
            <calcext:condition calcext:apply-style-name="Empty" calcext:value="=&quot;08&quot;" calcext:base-cell-address="LAYERS.V33"/>
            <calcext:condition calcext:apply-style-name="Empty" calcext:value="=&quot;-1&quot;" calcext:base-cell-address="LAYERS.V33"/>
          </calcext:conditional-format>
          <calcext:conditional-format calcext:target-range-address="LAYERS.W33:LAYERS.W33">
            <calcext:condition calcext:apply-style-name="Empty" calcext:value="=&quot;00&quot;" calcext:base-cell-address="LAYERS.W33"/>
            <calcext:condition calcext:apply-style-name="Grass1" calcext:value="=&quot;01&quot;" calcext:base-cell-address="LAYERS.W33"/>
            <calcext:condition calcext:apply-style-name="Grass2" calcext:value="=&quot;02&quot;" calcext:base-cell-address="LAYERS.W33"/>
            <calcext:condition calcext:apply-style-name="Road1" calcext:value="=&quot;03&quot;" calcext:base-cell-address="LAYERS.W33"/>
            <calcext:condition calcext:apply-style-name="Road2" calcext:value="=&quot;04&quot;" calcext:base-cell-address="LAYERS.W33"/>
            <calcext:condition calcext:apply-style-name="Wast" calcext:value="=&quot;05&quot;" calcext:base-cell-address="LAYERS.W33"/>
            <calcext:condition calcext:apply-style-name="Rock" calcext:value="=&quot;06&quot;" calcext:base-cell-address="LAYERS.W33"/>
            <calcext:condition calcext:apply-style-name="Water" calcext:value="=&quot;07&quot;" calcext:base-cell-address="LAYERS.W33"/>
            <calcext:condition calcext:apply-style-name="Empty" calcext:value="=&quot;08&quot;" calcext:base-cell-address="LAYERS.W33"/>
            <calcext:condition calcext:apply-style-name="Empty" calcext:value="=&quot;-1&quot;" calcext:base-cell-address="LAYERS.W33"/>
          </calcext:conditional-format>
          <calcext:conditional-format calcext:target-range-address="LAYERS.X33:LAYERS.X33">
            <calcext:condition calcext:apply-style-name="Empty" calcext:value="=&quot;00&quot;" calcext:base-cell-address="LAYERS.X33"/>
            <calcext:condition calcext:apply-style-name="Grass1" calcext:value="=&quot;01&quot;" calcext:base-cell-address="LAYERS.X33"/>
            <calcext:condition calcext:apply-style-name="Grass2" calcext:value="=&quot;02&quot;" calcext:base-cell-address="LAYERS.X33"/>
            <calcext:condition calcext:apply-style-name="Road1" calcext:value="=&quot;03&quot;" calcext:base-cell-address="LAYERS.X33"/>
            <calcext:condition calcext:apply-style-name="Road2" calcext:value="=&quot;04&quot;" calcext:base-cell-address="LAYERS.X33"/>
            <calcext:condition calcext:apply-style-name="Wast" calcext:value="=&quot;05&quot;" calcext:base-cell-address="LAYERS.X33"/>
            <calcext:condition calcext:apply-style-name="Rock" calcext:value="=&quot;06&quot;" calcext:base-cell-address="LAYERS.X33"/>
            <calcext:condition calcext:apply-style-name="Water" calcext:value="=&quot;07&quot;" calcext:base-cell-address="LAYERS.X33"/>
            <calcext:condition calcext:apply-style-name="Empty" calcext:value="=&quot;08&quot;" calcext:base-cell-address="LAYERS.X33"/>
            <calcext:condition calcext:apply-style-name="Empty" calcext:value="=&quot;-1&quot;" calcext:base-cell-address="LAYERS.X33"/>
          </calcext:conditional-format>
          <calcext:conditional-format calcext:target-range-address="LAYERS.Y33:LAYERS.Y33">
            <calcext:condition calcext:apply-style-name="Empty" calcext:value="=&quot;00&quot;" calcext:base-cell-address="LAYERS.Y33"/>
            <calcext:condition calcext:apply-style-name="Grass1" calcext:value="=&quot;01&quot;" calcext:base-cell-address="LAYERS.Y33"/>
            <calcext:condition calcext:apply-style-name="Grass2" calcext:value="=&quot;02&quot;" calcext:base-cell-address="LAYERS.Y33"/>
            <calcext:condition calcext:apply-style-name="Road1" calcext:value="=&quot;03&quot;" calcext:base-cell-address="LAYERS.Y33"/>
            <calcext:condition calcext:apply-style-name="Road2" calcext:value="=&quot;04&quot;" calcext:base-cell-address="LAYERS.Y33"/>
            <calcext:condition calcext:apply-style-name="Wast" calcext:value="=&quot;05&quot;" calcext:base-cell-address="LAYERS.Y33"/>
            <calcext:condition calcext:apply-style-name="Rock" calcext:value="=&quot;06&quot;" calcext:base-cell-address="LAYERS.Y33"/>
            <calcext:condition calcext:apply-style-name="Water" calcext:value="=&quot;07&quot;" calcext:base-cell-address="LAYERS.Y33"/>
            <calcext:condition calcext:apply-style-name="Empty" calcext:value="=&quot;08&quot;" calcext:base-cell-address="LAYERS.Y33"/>
            <calcext:condition calcext:apply-style-name="Empty" calcext:value="=&quot;-1&quot;" calcext:base-cell-address="LAYERS.Y33"/>
          </calcext:conditional-format>
          <calcext:conditional-format calcext:target-range-address="LAYERS.Z33:LAYERS.Z33">
            <calcext:condition calcext:apply-style-name="Empty" calcext:value="=&quot;00&quot;" calcext:base-cell-address="LAYERS.Z33"/>
            <calcext:condition calcext:apply-style-name="Grass1" calcext:value="=&quot;01&quot;" calcext:base-cell-address="LAYERS.Z33"/>
            <calcext:condition calcext:apply-style-name="Grass2" calcext:value="=&quot;02&quot;" calcext:base-cell-address="LAYERS.Z33"/>
            <calcext:condition calcext:apply-style-name="Road1" calcext:value="=&quot;03&quot;" calcext:base-cell-address="LAYERS.Z33"/>
            <calcext:condition calcext:apply-style-name="Road2" calcext:value="=&quot;04&quot;" calcext:base-cell-address="LAYERS.Z33"/>
            <calcext:condition calcext:apply-style-name="Wast" calcext:value="=&quot;05&quot;" calcext:base-cell-address="LAYERS.Z33"/>
            <calcext:condition calcext:apply-style-name="Rock" calcext:value="=&quot;06&quot;" calcext:base-cell-address="LAYERS.Z33"/>
            <calcext:condition calcext:apply-style-name="Water" calcext:value="=&quot;07&quot;" calcext:base-cell-address="LAYERS.Z33"/>
            <calcext:condition calcext:apply-style-name="Empty" calcext:value="=&quot;08&quot;" calcext:base-cell-address="LAYERS.Z33"/>
            <calcext:condition calcext:apply-style-name="Empty" calcext:value="=&quot;-1&quot;" calcext:base-cell-address="LAYERS.Z33"/>
          </calcext:conditional-format>
          <calcext:conditional-format calcext:target-range-address="LAYERS.AA33:LAYERS.AA33">
            <calcext:condition calcext:apply-style-name="Empty" calcext:value="=&quot;00&quot;" calcext:base-cell-address="LAYERS.AA33"/>
            <calcext:condition calcext:apply-style-name="Grass1" calcext:value="=&quot;01&quot;" calcext:base-cell-address="LAYERS.AA33"/>
            <calcext:condition calcext:apply-style-name="Grass2" calcext:value="=&quot;02&quot;" calcext:base-cell-address="LAYERS.AA33"/>
            <calcext:condition calcext:apply-style-name="Road1" calcext:value="=&quot;03&quot;" calcext:base-cell-address="LAYERS.AA33"/>
            <calcext:condition calcext:apply-style-name="Road2" calcext:value="=&quot;04&quot;" calcext:base-cell-address="LAYERS.AA33"/>
            <calcext:condition calcext:apply-style-name="Wast" calcext:value="=&quot;05&quot;" calcext:base-cell-address="LAYERS.AA33"/>
            <calcext:condition calcext:apply-style-name="Rock" calcext:value="=&quot;06&quot;" calcext:base-cell-address="LAYERS.AA33"/>
            <calcext:condition calcext:apply-style-name="Water" calcext:value="=&quot;07&quot;" calcext:base-cell-address="LAYERS.AA33"/>
            <calcext:condition calcext:apply-style-name="Empty" calcext:value="=&quot;08&quot;" calcext:base-cell-address="LAYERS.AA33"/>
            <calcext:condition calcext:apply-style-name="Empty" calcext:value="=&quot;-1&quot;" calcext:base-cell-address="LAYERS.AA33"/>
          </calcext:conditional-format>
          <calcext:conditional-format calcext:target-range-address="LAYERS.AB33:LAYERS.AB33">
            <calcext:condition calcext:apply-style-name="Empty" calcext:value="=&quot;00&quot;" calcext:base-cell-address="LAYERS.AB33"/>
            <calcext:condition calcext:apply-style-name="Grass1" calcext:value="=&quot;01&quot;" calcext:base-cell-address="LAYERS.AB33"/>
            <calcext:condition calcext:apply-style-name="Grass2" calcext:value="=&quot;02&quot;" calcext:base-cell-address="LAYERS.AB33"/>
            <calcext:condition calcext:apply-style-name="Road1" calcext:value="=&quot;03&quot;" calcext:base-cell-address="LAYERS.AB33"/>
            <calcext:condition calcext:apply-style-name="Road2" calcext:value="=&quot;04&quot;" calcext:base-cell-address="LAYERS.AB33"/>
            <calcext:condition calcext:apply-style-name="Wast" calcext:value="=&quot;05&quot;" calcext:base-cell-address="LAYERS.AB33"/>
            <calcext:condition calcext:apply-style-name="Rock" calcext:value="=&quot;06&quot;" calcext:base-cell-address="LAYERS.AB33"/>
            <calcext:condition calcext:apply-style-name="Water" calcext:value="=&quot;07&quot;" calcext:base-cell-address="LAYERS.AB33"/>
            <calcext:condition calcext:apply-style-name="Empty" calcext:value="=&quot;08&quot;" calcext:base-cell-address="LAYERS.AB33"/>
            <calcext:condition calcext:apply-style-name="Empty" calcext:value="=&quot;-1&quot;" calcext:base-cell-address="LAYERS.AB33"/>
          </calcext:conditional-format>
          <calcext:conditional-format calcext:target-range-address="LAYERS.AC33:LAYERS.AC33">
            <calcext:condition calcext:apply-style-name="Empty" calcext:value="=&quot;00&quot;" calcext:base-cell-address="LAYERS.AC33"/>
            <calcext:condition calcext:apply-style-name="Grass1" calcext:value="=&quot;01&quot;" calcext:base-cell-address="LAYERS.AC33"/>
            <calcext:condition calcext:apply-style-name="Grass2" calcext:value="=&quot;02&quot;" calcext:base-cell-address="LAYERS.AC33"/>
            <calcext:condition calcext:apply-style-name="Road1" calcext:value="=&quot;03&quot;" calcext:base-cell-address="LAYERS.AC33"/>
            <calcext:condition calcext:apply-style-name="Road2" calcext:value="=&quot;04&quot;" calcext:base-cell-address="LAYERS.AC33"/>
            <calcext:condition calcext:apply-style-name="Wast" calcext:value="=&quot;05&quot;" calcext:base-cell-address="LAYERS.AC33"/>
            <calcext:condition calcext:apply-style-name="Rock" calcext:value="=&quot;06&quot;" calcext:base-cell-address="LAYERS.AC33"/>
            <calcext:condition calcext:apply-style-name="Water" calcext:value="=&quot;07&quot;" calcext:base-cell-address="LAYERS.AC33"/>
            <calcext:condition calcext:apply-style-name="Empty" calcext:value="=&quot;08&quot;" calcext:base-cell-address="LAYERS.AC33"/>
            <calcext:condition calcext:apply-style-name="Empty" calcext:value="=&quot;-1&quot;" calcext:base-cell-address="LAYERS.AC33"/>
          </calcext:conditional-format>
          <calcext:conditional-format calcext:target-range-address="LAYERS.AD33:LAYERS.AD33">
            <calcext:condition calcext:apply-style-name="Empty" calcext:value="=&quot;00&quot;" calcext:base-cell-address="LAYERS.AD33"/>
            <calcext:condition calcext:apply-style-name="Grass1" calcext:value="=&quot;01&quot;" calcext:base-cell-address="LAYERS.AD33"/>
            <calcext:condition calcext:apply-style-name="Grass2" calcext:value="=&quot;02&quot;" calcext:base-cell-address="LAYERS.AD33"/>
            <calcext:condition calcext:apply-style-name="Road1" calcext:value="=&quot;03&quot;" calcext:base-cell-address="LAYERS.AD33"/>
            <calcext:condition calcext:apply-style-name="Road2" calcext:value="=&quot;04&quot;" calcext:base-cell-address="LAYERS.AD33"/>
            <calcext:condition calcext:apply-style-name="Wast" calcext:value="=&quot;05&quot;" calcext:base-cell-address="LAYERS.AD33"/>
            <calcext:condition calcext:apply-style-name="Rock" calcext:value="=&quot;06&quot;" calcext:base-cell-address="LAYERS.AD33"/>
            <calcext:condition calcext:apply-style-name="Water" calcext:value="=&quot;07&quot;" calcext:base-cell-address="LAYERS.AD33"/>
            <calcext:condition calcext:apply-style-name="Empty" calcext:value="=&quot;08&quot;" calcext:base-cell-address="LAYERS.AD33"/>
            <calcext:condition calcext:apply-style-name="Empty" calcext:value="=&quot;-1&quot;" calcext:base-cell-address="LAYERS.AD33"/>
          </calcext:conditional-format>
          <calcext:conditional-format calcext:target-range-address="LAYERS.AE33:LAYERS.AE33">
            <calcext:condition calcext:apply-style-name="Empty" calcext:value="=&quot;00&quot;" calcext:base-cell-address="LAYERS.AE33"/>
            <calcext:condition calcext:apply-style-name="Grass1" calcext:value="=&quot;01&quot;" calcext:base-cell-address="LAYERS.AE33"/>
            <calcext:condition calcext:apply-style-name="Grass2" calcext:value="=&quot;02&quot;" calcext:base-cell-address="LAYERS.AE33"/>
            <calcext:condition calcext:apply-style-name="Road1" calcext:value="=&quot;03&quot;" calcext:base-cell-address="LAYERS.AE33"/>
            <calcext:condition calcext:apply-style-name="Road2" calcext:value="=&quot;04&quot;" calcext:base-cell-address="LAYERS.AE33"/>
            <calcext:condition calcext:apply-style-name="Wast" calcext:value="=&quot;05&quot;" calcext:base-cell-address="LAYERS.AE33"/>
            <calcext:condition calcext:apply-style-name="Rock" calcext:value="=&quot;06&quot;" calcext:base-cell-address="LAYERS.AE33"/>
            <calcext:condition calcext:apply-style-name="Water" calcext:value="=&quot;07&quot;" calcext:base-cell-address="LAYERS.AE33"/>
            <calcext:condition calcext:apply-style-name="Empty" calcext:value="=&quot;08&quot;" calcext:base-cell-address="LAYERS.AE33"/>
            <calcext:condition calcext:apply-style-name="Empty" calcext:value="=&quot;-1&quot;" calcext:base-cell-address="LAYERS.AE33"/>
          </calcext:conditional-format>
          <calcext:conditional-format calcext:target-range-address="LAYERS.AF33:LAYERS.AF33">
            <calcext:condition calcext:apply-style-name="Empty" calcext:value="=&quot;00&quot;" calcext:base-cell-address="LAYERS.AF33"/>
            <calcext:condition calcext:apply-style-name="Grass1" calcext:value="=&quot;01&quot;" calcext:base-cell-address="LAYERS.AF33"/>
            <calcext:condition calcext:apply-style-name="Grass2" calcext:value="=&quot;02&quot;" calcext:base-cell-address="LAYERS.AF33"/>
            <calcext:condition calcext:apply-style-name="Road1" calcext:value="=&quot;03&quot;" calcext:base-cell-address="LAYERS.AF33"/>
            <calcext:condition calcext:apply-style-name="Road2" calcext:value="=&quot;04&quot;" calcext:base-cell-address="LAYERS.AF33"/>
            <calcext:condition calcext:apply-style-name="Wast" calcext:value="=&quot;05&quot;" calcext:base-cell-address="LAYERS.AF33"/>
            <calcext:condition calcext:apply-style-name="Rock" calcext:value="=&quot;06&quot;" calcext:base-cell-address="LAYERS.AF33"/>
            <calcext:condition calcext:apply-style-name="Water" calcext:value="=&quot;07&quot;" calcext:base-cell-address="LAYERS.AF33"/>
            <calcext:condition calcext:apply-style-name="Empty" calcext:value="=&quot;08&quot;" calcext:base-cell-address="LAYERS.AF33"/>
            <calcext:condition calcext:apply-style-name="Empty" calcext:value="=&quot;-1&quot;" calcext:base-cell-address="LAYERS.AF33"/>
          </calcext:conditional-format>
          <calcext:conditional-format calcext:target-range-address="LAYERS.B3:LAYERS.B3">
            <calcext:condition calcext:apply-style-name="Empty" calcext:value="=&quot;00&quot;" calcext:base-cell-address="LAYERS.B3"/>
            <calcext:condition calcext:apply-style-name="Grass1" calcext:value="=&quot;01&quot;" calcext:base-cell-address="LAYERS.B3"/>
            <calcext:condition calcext:apply-style-name="Grass2" calcext:value="=&quot;02&quot;" calcext:base-cell-address="LAYERS.B3"/>
            <calcext:condition calcext:apply-style-name="Road1" calcext:value="=&quot;03&quot;" calcext:base-cell-address="LAYERS.B3"/>
            <calcext:condition calcext:apply-style-name="Road2" calcext:value="=&quot;04&quot;" calcext:base-cell-address="LAYERS.B3"/>
            <calcext:condition calcext:apply-style-name="Wast" calcext:value="=&quot;05&quot;" calcext:base-cell-address="LAYERS.B3"/>
            <calcext:condition calcext:apply-style-name="Rock" calcext:value="=&quot;06&quot;" calcext:base-cell-address="LAYERS.B3"/>
            <calcext:condition calcext:apply-style-name="Water" calcext:value="=&quot;07&quot;" calcext:base-cell-address="LAYERS.B3"/>
            <calcext:condition calcext:apply-style-name="Empty" calcext:value="=&quot;08&quot;" calcext:base-cell-address="LAYERS.B3"/>
            <calcext:condition calcext:apply-style-name="Empty" calcext:value="=&quot;-1&quot;" calcext:base-cell-address="LAYERS.B3"/>
          </calcext:conditional-format>
          <calcext:conditional-format calcext:target-range-address="LAYERS.B4:LAYERS.B4">
            <calcext:condition calcext:apply-style-name="Empty" calcext:value="=&quot;00&quot;" calcext:base-cell-address="LAYERS.B4"/>
            <calcext:condition calcext:apply-style-name="Grass1" calcext:value="=&quot;01&quot;" calcext:base-cell-address="LAYERS.B4"/>
            <calcext:condition calcext:apply-style-name="Grass2" calcext:value="=&quot;02&quot;" calcext:base-cell-address="LAYERS.B4"/>
            <calcext:condition calcext:apply-style-name="Road1" calcext:value="=&quot;03&quot;" calcext:base-cell-address="LAYERS.B4"/>
            <calcext:condition calcext:apply-style-name="Road2" calcext:value="=&quot;04&quot;" calcext:base-cell-address="LAYERS.B4"/>
            <calcext:condition calcext:apply-style-name="Wast" calcext:value="=&quot;05&quot;" calcext:base-cell-address="LAYERS.B4"/>
            <calcext:condition calcext:apply-style-name="Rock" calcext:value="=&quot;06&quot;" calcext:base-cell-address="LAYERS.B4"/>
            <calcext:condition calcext:apply-style-name="Water" calcext:value="=&quot;07&quot;" calcext:base-cell-address="LAYERS.B4"/>
            <calcext:condition calcext:apply-style-name="Empty" calcext:value="=&quot;08&quot;" calcext:base-cell-address="LAYERS.B4"/>
            <calcext:condition calcext:apply-style-name="Empty" calcext:value="=&quot;-1&quot;" calcext:base-cell-address="LAYERS.B4"/>
          </calcext:conditional-format>
          <calcext:conditional-format calcext:target-range-address="LAYERS.B5:LAYERS.B5">
            <calcext:condition calcext:apply-style-name="Empty" calcext:value="=&quot;00&quot;" calcext:base-cell-address="LAYERS.B5"/>
            <calcext:condition calcext:apply-style-name="Grass1" calcext:value="=&quot;01&quot;" calcext:base-cell-address="LAYERS.B5"/>
            <calcext:condition calcext:apply-style-name="Grass2" calcext:value="=&quot;02&quot;" calcext:base-cell-address="LAYERS.B5"/>
            <calcext:condition calcext:apply-style-name="Road1" calcext:value="=&quot;03&quot;" calcext:base-cell-address="LAYERS.B5"/>
            <calcext:condition calcext:apply-style-name="Road2" calcext:value="=&quot;04&quot;" calcext:base-cell-address="LAYERS.B5"/>
            <calcext:condition calcext:apply-style-name="Wast" calcext:value="=&quot;05&quot;" calcext:base-cell-address="LAYERS.B5"/>
            <calcext:condition calcext:apply-style-name="Rock" calcext:value="=&quot;06&quot;" calcext:base-cell-address="LAYERS.B5"/>
            <calcext:condition calcext:apply-style-name="Water" calcext:value="=&quot;07&quot;" calcext:base-cell-address="LAYERS.B5"/>
            <calcext:condition calcext:apply-style-name="Empty" calcext:value="=&quot;08&quot;" calcext:base-cell-address="LAYERS.B5"/>
            <calcext:condition calcext:apply-style-name="Empty" calcext:value="=&quot;-1&quot;" calcext:base-cell-address="LAYERS.B5"/>
          </calcext:conditional-format>
          <calcext:conditional-format calcext:target-range-address="LAYERS.B6:LAYERS.B6">
            <calcext:condition calcext:apply-style-name="Empty" calcext:value="=&quot;00&quot;" calcext:base-cell-address="LAYERS.B6"/>
            <calcext:condition calcext:apply-style-name="Grass1" calcext:value="=&quot;01&quot;" calcext:base-cell-address="LAYERS.B6"/>
            <calcext:condition calcext:apply-style-name="Grass2" calcext:value="=&quot;02&quot;" calcext:base-cell-address="LAYERS.B6"/>
            <calcext:condition calcext:apply-style-name="Road1" calcext:value="=&quot;03&quot;" calcext:base-cell-address="LAYERS.B6"/>
            <calcext:condition calcext:apply-style-name="Road2" calcext:value="=&quot;04&quot;" calcext:base-cell-address="LAYERS.B6"/>
            <calcext:condition calcext:apply-style-name="Wast" calcext:value="=&quot;05&quot;" calcext:base-cell-address="LAYERS.B6"/>
            <calcext:condition calcext:apply-style-name="Rock" calcext:value="=&quot;06&quot;" calcext:base-cell-address="LAYERS.B6"/>
            <calcext:condition calcext:apply-style-name="Water" calcext:value="=&quot;07&quot;" calcext:base-cell-address="LAYERS.B6"/>
            <calcext:condition calcext:apply-style-name="Empty" calcext:value="=&quot;08&quot;" calcext:base-cell-address="LAYERS.B6"/>
            <calcext:condition calcext:apply-style-name="Empty" calcext:value="=&quot;-1&quot;" calcext:base-cell-address="LAYERS.B6"/>
          </calcext:conditional-format>
          <calcext:conditional-format calcext:target-range-address="LAYERS.B7:LAYERS.B7">
            <calcext:condition calcext:apply-style-name="Empty" calcext:value="=&quot;00&quot;" calcext:base-cell-address="LAYERS.B7"/>
            <calcext:condition calcext:apply-style-name="Grass1" calcext:value="=&quot;01&quot;" calcext:base-cell-address="LAYERS.B7"/>
            <calcext:condition calcext:apply-style-name="Grass2" calcext:value="=&quot;02&quot;" calcext:base-cell-address="LAYERS.B7"/>
            <calcext:condition calcext:apply-style-name="Road1" calcext:value="=&quot;03&quot;" calcext:base-cell-address="LAYERS.B7"/>
            <calcext:condition calcext:apply-style-name="Road2" calcext:value="=&quot;04&quot;" calcext:base-cell-address="LAYERS.B7"/>
            <calcext:condition calcext:apply-style-name="Wast" calcext:value="=&quot;05&quot;" calcext:base-cell-address="LAYERS.B7"/>
            <calcext:condition calcext:apply-style-name="Rock" calcext:value="=&quot;06&quot;" calcext:base-cell-address="LAYERS.B7"/>
            <calcext:condition calcext:apply-style-name="Water" calcext:value="=&quot;07&quot;" calcext:base-cell-address="LAYERS.B7"/>
            <calcext:condition calcext:apply-style-name="Empty" calcext:value="=&quot;08&quot;" calcext:base-cell-address="LAYERS.B7"/>
            <calcext:condition calcext:apply-style-name="Empty" calcext:value="=&quot;-1&quot;" calcext:base-cell-address="LAYERS.B7"/>
          </calcext:conditional-format>
          <calcext:conditional-format calcext:target-range-address="LAYERS.B8:LAYERS.B8">
            <calcext:condition calcext:apply-style-name="Empty" calcext:value="=&quot;00&quot;" calcext:base-cell-address="LAYERS.B8"/>
            <calcext:condition calcext:apply-style-name="Grass1" calcext:value="=&quot;01&quot;" calcext:base-cell-address="LAYERS.B8"/>
            <calcext:condition calcext:apply-style-name="Grass2" calcext:value="=&quot;02&quot;" calcext:base-cell-address="LAYERS.B8"/>
            <calcext:condition calcext:apply-style-name="Road1" calcext:value="=&quot;03&quot;" calcext:base-cell-address="LAYERS.B8"/>
            <calcext:condition calcext:apply-style-name="Road2" calcext:value="=&quot;04&quot;" calcext:base-cell-address="LAYERS.B8"/>
            <calcext:condition calcext:apply-style-name="Wast" calcext:value="=&quot;05&quot;" calcext:base-cell-address="LAYERS.B8"/>
            <calcext:condition calcext:apply-style-name="Rock" calcext:value="=&quot;06&quot;" calcext:base-cell-address="LAYERS.B8"/>
            <calcext:condition calcext:apply-style-name="Water" calcext:value="=&quot;07&quot;" calcext:base-cell-address="LAYERS.B8"/>
            <calcext:condition calcext:apply-style-name="Empty" calcext:value="=&quot;08&quot;" calcext:base-cell-address="LAYERS.B8"/>
            <calcext:condition calcext:apply-style-name="Empty" calcext:value="=&quot;-1&quot;" calcext:base-cell-address="LAYERS.B8"/>
          </calcext:conditional-format>
          <calcext:conditional-format calcext:target-range-address="LAYERS.B9:LAYERS.B9">
            <calcext:condition calcext:apply-style-name="Empty" calcext:value="=&quot;00&quot;" calcext:base-cell-address="LAYERS.B9"/>
            <calcext:condition calcext:apply-style-name="Grass1" calcext:value="=&quot;01&quot;" calcext:base-cell-address="LAYERS.B9"/>
            <calcext:condition calcext:apply-style-name="Grass2" calcext:value="=&quot;02&quot;" calcext:base-cell-address="LAYERS.B9"/>
            <calcext:condition calcext:apply-style-name="Road1" calcext:value="=&quot;03&quot;" calcext:base-cell-address="LAYERS.B9"/>
            <calcext:condition calcext:apply-style-name="Road2" calcext:value="=&quot;04&quot;" calcext:base-cell-address="LAYERS.B9"/>
            <calcext:condition calcext:apply-style-name="Wast" calcext:value="=&quot;05&quot;" calcext:base-cell-address="LAYERS.B9"/>
            <calcext:condition calcext:apply-style-name="Rock" calcext:value="=&quot;06&quot;" calcext:base-cell-address="LAYERS.B9"/>
            <calcext:condition calcext:apply-style-name="Water" calcext:value="=&quot;07&quot;" calcext:base-cell-address="LAYERS.B9"/>
            <calcext:condition calcext:apply-style-name="Empty" calcext:value="=&quot;08&quot;" calcext:base-cell-address="LAYERS.B9"/>
            <calcext:condition calcext:apply-style-name="Empty" calcext:value="=&quot;-1&quot;" calcext:base-cell-address="LAYERS.B9"/>
          </calcext:conditional-format>
          <calcext:conditional-format calcext:target-range-address="LAYERS.B10:LAYERS.B10">
            <calcext:condition calcext:apply-style-name="Empty" calcext:value="=&quot;00&quot;" calcext:base-cell-address="LAYERS.B10"/>
            <calcext:condition calcext:apply-style-name="Grass1" calcext:value="=&quot;01&quot;" calcext:base-cell-address="LAYERS.B10"/>
            <calcext:condition calcext:apply-style-name="Grass2" calcext:value="=&quot;02&quot;" calcext:base-cell-address="LAYERS.B10"/>
            <calcext:condition calcext:apply-style-name="Road1" calcext:value="=&quot;03&quot;" calcext:base-cell-address="LAYERS.B10"/>
            <calcext:condition calcext:apply-style-name="Road2" calcext:value="=&quot;04&quot;" calcext:base-cell-address="LAYERS.B10"/>
            <calcext:condition calcext:apply-style-name="Wast" calcext:value="=&quot;05&quot;" calcext:base-cell-address="LAYERS.B10"/>
            <calcext:condition calcext:apply-style-name="Rock" calcext:value="=&quot;06&quot;" calcext:base-cell-address="LAYERS.B10"/>
            <calcext:condition calcext:apply-style-name="Water" calcext:value="=&quot;07&quot;" calcext:base-cell-address="LAYERS.B10"/>
            <calcext:condition calcext:apply-style-name="Empty" calcext:value="=&quot;08&quot;" calcext:base-cell-address="LAYERS.B10"/>
            <calcext:condition calcext:apply-style-name="Empty" calcext:value="=&quot;-1&quot;" calcext:base-cell-address="LAYERS.B10"/>
          </calcext:conditional-format>
          <calcext:conditional-format calcext:target-range-address="LAYERS.B11:LAYERS.B11">
            <calcext:condition calcext:apply-style-name="Empty" calcext:value="=&quot;00&quot;" calcext:base-cell-address="LAYERS.B11"/>
            <calcext:condition calcext:apply-style-name="Grass1" calcext:value="=&quot;01&quot;" calcext:base-cell-address="LAYERS.B11"/>
            <calcext:condition calcext:apply-style-name="Grass2" calcext:value="=&quot;02&quot;" calcext:base-cell-address="LAYERS.B11"/>
            <calcext:condition calcext:apply-style-name="Road1" calcext:value="=&quot;03&quot;" calcext:base-cell-address="LAYERS.B11"/>
            <calcext:condition calcext:apply-style-name="Road2" calcext:value="=&quot;04&quot;" calcext:base-cell-address="LAYERS.B11"/>
            <calcext:condition calcext:apply-style-name="Wast" calcext:value="=&quot;05&quot;" calcext:base-cell-address="LAYERS.B11"/>
            <calcext:condition calcext:apply-style-name="Rock" calcext:value="=&quot;06&quot;" calcext:base-cell-address="LAYERS.B11"/>
            <calcext:condition calcext:apply-style-name="Water" calcext:value="=&quot;07&quot;" calcext:base-cell-address="LAYERS.B11"/>
            <calcext:condition calcext:apply-style-name="Empty" calcext:value="=&quot;08&quot;" calcext:base-cell-address="LAYERS.B11"/>
            <calcext:condition calcext:apply-style-name="Empty" calcext:value="=&quot;-1&quot;" calcext:base-cell-address="LAYERS.B11"/>
          </calcext:conditional-format>
          <calcext:conditional-format calcext:target-range-address="LAYERS.B12:LAYERS.B12">
            <calcext:condition calcext:apply-style-name="Empty" calcext:value="=&quot;00&quot;" calcext:base-cell-address="LAYERS.B12"/>
            <calcext:condition calcext:apply-style-name="Grass1" calcext:value="=&quot;01&quot;" calcext:base-cell-address="LAYERS.B12"/>
            <calcext:condition calcext:apply-style-name="Grass2" calcext:value="=&quot;02&quot;" calcext:base-cell-address="LAYERS.B12"/>
            <calcext:condition calcext:apply-style-name="Road1" calcext:value="=&quot;03&quot;" calcext:base-cell-address="LAYERS.B12"/>
            <calcext:condition calcext:apply-style-name="Road2" calcext:value="=&quot;04&quot;" calcext:base-cell-address="LAYERS.B12"/>
            <calcext:condition calcext:apply-style-name="Wast" calcext:value="=&quot;05&quot;" calcext:base-cell-address="LAYERS.B12"/>
            <calcext:condition calcext:apply-style-name="Rock" calcext:value="=&quot;06&quot;" calcext:base-cell-address="LAYERS.B12"/>
            <calcext:condition calcext:apply-style-name="Water" calcext:value="=&quot;07&quot;" calcext:base-cell-address="LAYERS.B12"/>
            <calcext:condition calcext:apply-style-name="Empty" calcext:value="=&quot;08&quot;" calcext:base-cell-address="LAYERS.B12"/>
            <calcext:condition calcext:apply-style-name="Empty" calcext:value="=&quot;-1&quot;" calcext:base-cell-address="LAYERS.B12"/>
          </calcext:conditional-format>
          <calcext:conditional-format calcext:target-range-address="LAYERS.B13:LAYERS.B13">
            <calcext:condition calcext:apply-style-name="Empty" calcext:value="=&quot;00&quot;" calcext:base-cell-address="LAYERS.B13"/>
            <calcext:condition calcext:apply-style-name="Grass1" calcext:value="=&quot;01&quot;" calcext:base-cell-address="LAYERS.B13"/>
            <calcext:condition calcext:apply-style-name="Grass2" calcext:value="=&quot;02&quot;" calcext:base-cell-address="LAYERS.B13"/>
            <calcext:condition calcext:apply-style-name="Road1" calcext:value="=&quot;03&quot;" calcext:base-cell-address="LAYERS.B13"/>
            <calcext:condition calcext:apply-style-name="Road2" calcext:value="=&quot;04&quot;" calcext:base-cell-address="LAYERS.B13"/>
            <calcext:condition calcext:apply-style-name="Wast" calcext:value="=&quot;05&quot;" calcext:base-cell-address="LAYERS.B13"/>
            <calcext:condition calcext:apply-style-name="Rock" calcext:value="=&quot;06&quot;" calcext:base-cell-address="LAYERS.B13"/>
            <calcext:condition calcext:apply-style-name="Water" calcext:value="=&quot;07&quot;" calcext:base-cell-address="LAYERS.B13"/>
            <calcext:condition calcext:apply-style-name="Empty" calcext:value="=&quot;08&quot;" calcext:base-cell-address="LAYERS.B13"/>
            <calcext:condition calcext:apply-style-name="Empty" calcext:value="=&quot;-1&quot;" calcext:base-cell-address="LAYERS.B13"/>
          </calcext:conditional-format>
          <calcext:conditional-format calcext:target-range-address="LAYERS.B14:LAYERS.B14">
            <calcext:condition calcext:apply-style-name="Empty" calcext:value="=&quot;00&quot;" calcext:base-cell-address="LAYERS.B14"/>
            <calcext:condition calcext:apply-style-name="Grass1" calcext:value="=&quot;01&quot;" calcext:base-cell-address="LAYERS.B14"/>
            <calcext:condition calcext:apply-style-name="Grass2" calcext:value="=&quot;02&quot;" calcext:base-cell-address="LAYERS.B14"/>
            <calcext:condition calcext:apply-style-name="Road1" calcext:value="=&quot;03&quot;" calcext:base-cell-address="LAYERS.B14"/>
            <calcext:condition calcext:apply-style-name="Road2" calcext:value="=&quot;04&quot;" calcext:base-cell-address="LAYERS.B14"/>
            <calcext:condition calcext:apply-style-name="Wast" calcext:value="=&quot;05&quot;" calcext:base-cell-address="LAYERS.B14"/>
            <calcext:condition calcext:apply-style-name="Rock" calcext:value="=&quot;06&quot;" calcext:base-cell-address="LAYERS.B14"/>
            <calcext:condition calcext:apply-style-name="Water" calcext:value="=&quot;07&quot;" calcext:base-cell-address="LAYERS.B14"/>
            <calcext:condition calcext:apply-style-name="Empty" calcext:value="=&quot;08&quot;" calcext:base-cell-address="LAYERS.B14"/>
            <calcext:condition calcext:apply-style-name="Empty" calcext:value="=&quot;-1&quot;" calcext:base-cell-address="LAYERS.B14"/>
          </calcext:conditional-format>
          <calcext:conditional-format calcext:target-range-address="LAYERS.B15:LAYERS.B15">
            <calcext:condition calcext:apply-style-name="Empty" calcext:value="=&quot;00&quot;" calcext:base-cell-address="LAYERS.B15"/>
            <calcext:condition calcext:apply-style-name="Grass1" calcext:value="=&quot;01&quot;" calcext:base-cell-address="LAYERS.B15"/>
            <calcext:condition calcext:apply-style-name="Grass2" calcext:value="=&quot;02&quot;" calcext:base-cell-address="LAYERS.B15"/>
            <calcext:condition calcext:apply-style-name="Road1" calcext:value="=&quot;03&quot;" calcext:base-cell-address="LAYERS.B15"/>
            <calcext:condition calcext:apply-style-name="Road2" calcext:value="=&quot;04&quot;" calcext:base-cell-address="LAYERS.B15"/>
            <calcext:condition calcext:apply-style-name="Wast" calcext:value="=&quot;05&quot;" calcext:base-cell-address="LAYERS.B15"/>
            <calcext:condition calcext:apply-style-name="Rock" calcext:value="=&quot;06&quot;" calcext:base-cell-address="LAYERS.B15"/>
            <calcext:condition calcext:apply-style-name="Water" calcext:value="=&quot;07&quot;" calcext:base-cell-address="LAYERS.B15"/>
            <calcext:condition calcext:apply-style-name="Empty" calcext:value="=&quot;08&quot;" calcext:base-cell-address="LAYERS.B15"/>
            <calcext:condition calcext:apply-style-name="Empty" calcext:value="=&quot;-1&quot;" calcext:base-cell-address="LAYERS.B15"/>
          </calcext:conditional-format>
          <calcext:conditional-format calcext:target-range-address="LAYERS.B16:LAYERS.B16">
            <calcext:condition calcext:apply-style-name="Empty" calcext:value="=&quot;00&quot;" calcext:base-cell-address="LAYERS.B16"/>
            <calcext:condition calcext:apply-style-name="Grass1" calcext:value="=&quot;01&quot;" calcext:base-cell-address="LAYERS.B16"/>
            <calcext:condition calcext:apply-style-name="Grass2" calcext:value="=&quot;02&quot;" calcext:base-cell-address="LAYERS.B16"/>
            <calcext:condition calcext:apply-style-name="Road1" calcext:value="=&quot;03&quot;" calcext:base-cell-address="LAYERS.B16"/>
            <calcext:condition calcext:apply-style-name="Road2" calcext:value="=&quot;04&quot;" calcext:base-cell-address="LAYERS.B16"/>
            <calcext:condition calcext:apply-style-name="Wast" calcext:value="=&quot;05&quot;" calcext:base-cell-address="LAYERS.B16"/>
            <calcext:condition calcext:apply-style-name="Rock" calcext:value="=&quot;06&quot;" calcext:base-cell-address="LAYERS.B16"/>
            <calcext:condition calcext:apply-style-name="Water" calcext:value="=&quot;07&quot;" calcext:base-cell-address="LAYERS.B16"/>
            <calcext:condition calcext:apply-style-name="Empty" calcext:value="=&quot;08&quot;" calcext:base-cell-address="LAYERS.B16"/>
            <calcext:condition calcext:apply-style-name="Empty" calcext:value="=&quot;-1&quot;" calcext:base-cell-address="LAYERS.B16"/>
          </calcext:conditional-format>
          <calcext:conditional-format calcext:target-range-address="LAYERS.B17:LAYERS.B17">
            <calcext:condition calcext:apply-style-name="Empty" calcext:value="=&quot;00&quot;" calcext:base-cell-address="LAYERS.B17"/>
            <calcext:condition calcext:apply-style-name="Grass1" calcext:value="=&quot;01&quot;" calcext:base-cell-address="LAYERS.B17"/>
            <calcext:condition calcext:apply-style-name="Grass2" calcext:value="=&quot;02&quot;" calcext:base-cell-address="LAYERS.B17"/>
            <calcext:condition calcext:apply-style-name="Road1" calcext:value="=&quot;03&quot;" calcext:base-cell-address="LAYERS.B17"/>
            <calcext:condition calcext:apply-style-name="Road2" calcext:value="=&quot;04&quot;" calcext:base-cell-address="LAYERS.B17"/>
            <calcext:condition calcext:apply-style-name="Wast" calcext:value="=&quot;05&quot;" calcext:base-cell-address="LAYERS.B17"/>
            <calcext:condition calcext:apply-style-name="Rock" calcext:value="=&quot;06&quot;" calcext:base-cell-address="LAYERS.B17"/>
            <calcext:condition calcext:apply-style-name="Water" calcext:value="=&quot;07&quot;" calcext:base-cell-address="LAYERS.B17"/>
            <calcext:condition calcext:apply-style-name="Empty" calcext:value="=&quot;08&quot;" calcext:base-cell-address="LAYERS.B17"/>
            <calcext:condition calcext:apply-style-name="Empty" calcext:value="=&quot;-1&quot;" calcext:base-cell-address="LAYERS.B17"/>
          </calcext:conditional-format>
          <calcext:conditional-format calcext:target-range-address="LAYERS.B18:LAYERS.B18">
            <calcext:condition calcext:apply-style-name="Empty" calcext:value="=&quot;00&quot;" calcext:base-cell-address="LAYERS.B18"/>
            <calcext:condition calcext:apply-style-name="Grass1" calcext:value="=&quot;01&quot;" calcext:base-cell-address="LAYERS.B18"/>
            <calcext:condition calcext:apply-style-name="Grass2" calcext:value="=&quot;02&quot;" calcext:base-cell-address="LAYERS.B18"/>
            <calcext:condition calcext:apply-style-name="Road1" calcext:value="=&quot;03&quot;" calcext:base-cell-address="LAYERS.B18"/>
            <calcext:condition calcext:apply-style-name="Road2" calcext:value="=&quot;04&quot;" calcext:base-cell-address="LAYERS.B18"/>
            <calcext:condition calcext:apply-style-name="Wast" calcext:value="=&quot;05&quot;" calcext:base-cell-address="LAYERS.B18"/>
            <calcext:condition calcext:apply-style-name="Rock" calcext:value="=&quot;06&quot;" calcext:base-cell-address="LAYERS.B18"/>
            <calcext:condition calcext:apply-style-name="Water" calcext:value="=&quot;07&quot;" calcext:base-cell-address="LAYERS.B18"/>
            <calcext:condition calcext:apply-style-name="Empty" calcext:value="=&quot;08&quot;" calcext:base-cell-address="LAYERS.B18"/>
            <calcext:condition calcext:apply-style-name="Empty" calcext:value="=&quot;-1&quot;" calcext:base-cell-address="LAYERS.B18"/>
          </calcext:conditional-format>
          <calcext:conditional-format calcext:target-range-address="LAYERS.B19:LAYERS.B19">
            <calcext:condition calcext:apply-style-name="Empty" calcext:value="=&quot;00&quot;" calcext:base-cell-address="LAYERS.B19"/>
            <calcext:condition calcext:apply-style-name="Grass1" calcext:value="=&quot;01&quot;" calcext:base-cell-address="LAYERS.B19"/>
            <calcext:condition calcext:apply-style-name="Grass2" calcext:value="=&quot;02&quot;" calcext:base-cell-address="LAYERS.B19"/>
            <calcext:condition calcext:apply-style-name="Road1" calcext:value="=&quot;03&quot;" calcext:base-cell-address="LAYERS.B19"/>
            <calcext:condition calcext:apply-style-name="Road2" calcext:value="=&quot;04&quot;" calcext:base-cell-address="LAYERS.B19"/>
            <calcext:condition calcext:apply-style-name="Wast" calcext:value="=&quot;05&quot;" calcext:base-cell-address="LAYERS.B19"/>
            <calcext:condition calcext:apply-style-name="Rock" calcext:value="=&quot;06&quot;" calcext:base-cell-address="LAYERS.B19"/>
            <calcext:condition calcext:apply-style-name="Water" calcext:value="=&quot;07&quot;" calcext:base-cell-address="LAYERS.B19"/>
            <calcext:condition calcext:apply-style-name="Empty" calcext:value="=&quot;08&quot;" calcext:base-cell-address="LAYERS.B19"/>
            <calcext:condition calcext:apply-style-name="Empty" calcext:value="=&quot;-1&quot;" calcext:base-cell-address="LAYERS.B19"/>
          </calcext:conditional-format>
          <calcext:conditional-format calcext:target-range-address="LAYERS.B20:LAYERS.B20">
            <calcext:condition calcext:apply-style-name="Empty" calcext:value="=&quot;00&quot;" calcext:base-cell-address="LAYERS.B20"/>
            <calcext:condition calcext:apply-style-name="Grass1" calcext:value="=&quot;01&quot;" calcext:base-cell-address="LAYERS.B20"/>
            <calcext:condition calcext:apply-style-name="Grass2" calcext:value="=&quot;02&quot;" calcext:base-cell-address="LAYERS.B20"/>
            <calcext:condition calcext:apply-style-name="Road1" calcext:value="=&quot;03&quot;" calcext:base-cell-address="LAYERS.B20"/>
            <calcext:condition calcext:apply-style-name="Road2" calcext:value="=&quot;04&quot;" calcext:base-cell-address="LAYERS.B20"/>
            <calcext:condition calcext:apply-style-name="Wast" calcext:value="=&quot;05&quot;" calcext:base-cell-address="LAYERS.B20"/>
            <calcext:condition calcext:apply-style-name="Rock" calcext:value="=&quot;06&quot;" calcext:base-cell-address="LAYERS.B20"/>
            <calcext:condition calcext:apply-style-name="Water" calcext:value="=&quot;07&quot;" calcext:base-cell-address="LAYERS.B20"/>
            <calcext:condition calcext:apply-style-name="Empty" calcext:value="=&quot;08&quot;" calcext:base-cell-address="LAYERS.B20"/>
            <calcext:condition calcext:apply-style-name="Empty" calcext:value="=&quot;-1&quot;" calcext:base-cell-address="LAYERS.B20"/>
          </calcext:conditional-format>
          <calcext:conditional-format calcext:target-range-address="LAYERS.B21:LAYERS.B21">
            <calcext:condition calcext:apply-style-name="Empty" calcext:value="=&quot;00&quot;" calcext:base-cell-address="LAYERS.B21"/>
            <calcext:condition calcext:apply-style-name="Grass1" calcext:value="=&quot;01&quot;" calcext:base-cell-address="LAYERS.B21"/>
            <calcext:condition calcext:apply-style-name="Grass2" calcext:value="=&quot;02&quot;" calcext:base-cell-address="LAYERS.B21"/>
            <calcext:condition calcext:apply-style-name="Road1" calcext:value="=&quot;03&quot;" calcext:base-cell-address="LAYERS.B21"/>
            <calcext:condition calcext:apply-style-name="Road2" calcext:value="=&quot;04&quot;" calcext:base-cell-address="LAYERS.B21"/>
            <calcext:condition calcext:apply-style-name="Wast" calcext:value="=&quot;05&quot;" calcext:base-cell-address="LAYERS.B21"/>
            <calcext:condition calcext:apply-style-name="Rock" calcext:value="=&quot;06&quot;" calcext:base-cell-address="LAYERS.B21"/>
            <calcext:condition calcext:apply-style-name="Water" calcext:value="=&quot;07&quot;" calcext:base-cell-address="LAYERS.B21"/>
            <calcext:condition calcext:apply-style-name="Empty" calcext:value="=&quot;08&quot;" calcext:base-cell-address="LAYERS.B21"/>
            <calcext:condition calcext:apply-style-name="Empty" calcext:value="=&quot;-1&quot;" calcext:base-cell-address="LAYERS.B21"/>
          </calcext:conditional-format>
          <calcext:conditional-format calcext:target-range-address="LAYERS.B22:LAYERS.B22">
            <calcext:condition calcext:apply-style-name="Empty" calcext:value="=&quot;00&quot;" calcext:base-cell-address="LAYERS.B22"/>
            <calcext:condition calcext:apply-style-name="Grass1" calcext:value="=&quot;01&quot;" calcext:base-cell-address="LAYERS.B22"/>
            <calcext:condition calcext:apply-style-name="Grass2" calcext:value="=&quot;02&quot;" calcext:base-cell-address="LAYERS.B22"/>
            <calcext:condition calcext:apply-style-name="Road1" calcext:value="=&quot;03&quot;" calcext:base-cell-address="LAYERS.B22"/>
            <calcext:condition calcext:apply-style-name="Road2" calcext:value="=&quot;04&quot;" calcext:base-cell-address="LAYERS.B22"/>
            <calcext:condition calcext:apply-style-name="Wast" calcext:value="=&quot;05&quot;" calcext:base-cell-address="LAYERS.B22"/>
            <calcext:condition calcext:apply-style-name="Rock" calcext:value="=&quot;06&quot;" calcext:base-cell-address="LAYERS.B22"/>
            <calcext:condition calcext:apply-style-name="Water" calcext:value="=&quot;07&quot;" calcext:base-cell-address="LAYERS.B22"/>
            <calcext:condition calcext:apply-style-name="Empty" calcext:value="=&quot;08&quot;" calcext:base-cell-address="LAYERS.B22"/>
            <calcext:condition calcext:apply-style-name="Empty" calcext:value="=&quot;-1&quot;" calcext:base-cell-address="LAYERS.B22"/>
          </calcext:conditional-format>
          <calcext:conditional-format calcext:target-range-address="LAYERS.B23:LAYERS.B23">
            <calcext:condition calcext:apply-style-name="Empty" calcext:value="=&quot;00&quot;" calcext:base-cell-address="LAYERS.B23"/>
            <calcext:condition calcext:apply-style-name="Grass1" calcext:value="=&quot;01&quot;" calcext:base-cell-address="LAYERS.B23"/>
            <calcext:condition calcext:apply-style-name="Grass2" calcext:value="=&quot;02&quot;" calcext:base-cell-address="LAYERS.B23"/>
            <calcext:condition calcext:apply-style-name="Road1" calcext:value="=&quot;03&quot;" calcext:base-cell-address="LAYERS.B23"/>
            <calcext:condition calcext:apply-style-name="Road2" calcext:value="=&quot;04&quot;" calcext:base-cell-address="LAYERS.B23"/>
            <calcext:condition calcext:apply-style-name="Wast" calcext:value="=&quot;05&quot;" calcext:base-cell-address="LAYERS.B23"/>
            <calcext:condition calcext:apply-style-name="Rock" calcext:value="=&quot;06&quot;" calcext:base-cell-address="LAYERS.B23"/>
            <calcext:condition calcext:apply-style-name="Water" calcext:value="=&quot;07&quot;" calcext:base-cell-address="LAYERS.B23"/>
            <calcext:condition calcext:apply-style-name="Empty" calcext:value="=&quot;08&quot;" calcext:base-cell-address="LAYERS.B23"/>
            <calcext:condition calcext:apply-style-name="Empty" calcext:value="=&quot;-1&quot;" calcext:base-cell-address="LAYERS.B23"/>
          </calcext:conditional-format>
          <calcext:conditional-format calcext:target-range-address="LAYERS.B24:LAYERS.B24">
            <calcext:condition calcext:apply-style-name="Empty" calcext:value="=&quot;00&quot;" calcext:base-cell-address="LAYERS.B24"/>
            <calcext:condition calcext:apply-style-name="Grass1" calcext:value="=&quot;01&quot;" calcext:base-cell-address="LAYERS.B24"/>
            <calcext:condition calcext:apply-style-name="Grass2" calcext:value="=&quot;02&quot;" calcext:base-cell-address="LAYERS.B24"/>
            <calcext:condition calcext:apply-style-name="Road1" calcext:value="=&quot;03&quot;" calcext:base-cell-address="LAYERS.B24"/>
            <calcext:condition calcext:apply-style-name="Road2" calcext:value="=&quot;04&quot;" calcext:base-cell-address="LAYERS.B24"/>
            <calcext:condition calcext:apply-style-name="Wast" calcext:value="=&quot;05&quot;" calcext:base-cell-address="LAYERS.B24"/>
            <calcext:condition calcext:apply-style-name="Rock" calcext:value="=&quot;06&quot;" calcext:base-cell-address="LAYERS.B24"/>
            <calcext:condition calcext:apply-style-name="Water" calcext:value="=&quot;07&quot;" calcext:base-cell-address="LAYERS.B24"/>
            <calcext:condition calcext:apply-style-name="Empty" calcext:value="=&quot;08&quot;" calcext:base-cell-address="LAYERS.B24"/>
            <calcext:condition calcext:apply-style-name="Empty" calcext:value="=&quot;-1&quot;" calcext:base-cell-address="LAYERS.B24"/>
          </calcext:conditional-format>
          <calcext:conditional-format calcext:target-range-address="LAYERS.B25:LAYERS.B25">
            <calcext:condition calcext:apply-style-name="Empty" calcext:value="=&quot;00&quot;" calcext:base-cell-address="LAYERS.B25"/>
            <calcext:condition calcext:apply-style-name="Grass1" calcext:value="=&quot;01&quot;" calcext:base-cell-address="LAYERS.B25"/>
            <calcext:condition calcext:apply-style-name="Grass2" calcext:value="=&quot;02&quot;" calcext:base-cell-address="LAYERS.B25"/>
            <calcext:condition calcext:apply-style-name="Road1" calcext:value="=&quot;03&quot;" calcext:base-cell-address="LAYERS.B25"/>
            <calcext:condition calcext:apply-style-name="Road2" calcext:value="=&quot;04&quot;" calcext:base-cell-address="LAYERS.B25"/>
            <calcext:condition calcext:apply-style-name="Wast" calcext:value="=&quot;05&quot;" calcext:base-cell-address="LAYERS.B25"/>
            <calcext:condition calcext:apply-style-name="Rock" calcext:value="=&quot;06&quot;" calcext:base-cell-address="LAYERS.B25"/>
            <calcext:condition calcext:apply-style-name="Water" calcext:value="=&quot;07&quot;" calcext:base-cell-address="LAYERS.B25"/>
            <calcext:condition calcext:apply-style-name="Empty" calcext:value="=&quot;08&quot;" calcext:base-cell-address="LAYERS.B25"/>
            <calcext:condition calcext:apply-style-name="Empty" calcext:value="=&quot;-1&quot;" calcext:base-cell-address="LAYERS.B25"/>
          </calcext:conditional-format>
          <calcext:conditional-format calcext:target-range-address="LAYERS.B26:LAYERS.B26">
            <calcext:condition calcext:apply-style-name="Empty" calcext:value="=&quot;00&quot;" calcext:base-cell-address="LAYERS.B26"/>
            <calcext:condition calcext:apply-style-name="Grass1" calcext:value="=&quot;01&quot;" calcext:base-cell-address="LAYERS.B26"/>
            <calcext:condition calcext:apply-style-name="Grass2" calcext:value="=&quot;02&quot;" calcext:base-cell-address="LAYERS.B26"/>
            <calcext:condition calcext:apply-style-name="Road1" calcext:value="=&quot;03&quot;" calcext:base-cell-address="LAYERS.B26"/>
            <calcext:condition calcext:apply-style-name="Road2" calcext:value="=&quot;04&quot;" calcext:base-cell-address="LAYERS.B26"/>
            <calcext:condition calcext:apply-style-name="Wast" calcext:value="=&quot;05&quot;" calcext:base-cell-address="LAYERS.B26"/>
            <calcext:condition calcext:apply-style-name="Rock" calcext:value="=&quot;06&quot;" calcext:base-cell-address="LAYERS.B26"/>
            <calcext:condition calcext:apply-style-name="Water" calcext:value="=&quot;07&quot;" calcext:base-cell-address="LAYERS.B26"/>
            <calcext:condition calcext:apply-style-name="Empty" calcext:value="=&quot;08&quot;" calcext:base-cell-address="LAYERS.B26"/>
            <calcext:condition calcext:apply-style-name="Empty" calcext:value="=&quot;-1&quot;" calcext:base-cell-address="LAYERS.B26"/>
          </calcext:conditional-format>
          <calcext:conditional-format calcext:target-range-address="LAYERS.B27:LAYERS.B27">
            <calcext:condition calcext:apply-style-name="Empty" calcext:value="=&quot;00&quot;" calcext:base-cell-address="LAYERS.B27"/>
            <calcext:condition calcext:apply-style-name="Grass1" calcext:value="=&quot;01&quot;" calcext:base-cell-address="LAYERS.B27"/>
            <calcext:condition calcext:apply-style-name="Grass2" calcext:value="=&quot;02&quot;" calcext:base-cell-address="LAYERS.B27"/>
            <calcext:condition calcext:apply-style-name="Road1" calcext:value="=&quot;03&quot;" calcext:base-cell-address="LAYERS.B27"/>
            <calcext:condition calcext:apply-style-name="Road2" calcext:value="=&quot;04&quot;" calcext:base-cell-address="LAYERS.B27"/>
            <calcext:condition calcext:apply-style-name="Wast" calcext:value="=&quot;05&quot;" calcext:base-cell-address="LAYERS.B27"/>
            <calcext:condition calcext:apply-style-name="Rock" calcext:value="=&quot;06&quot;" calcext:base-cell-address="LAYERS.B27"/>
            <calcext:condition calcext:apply-style-name="Water" calcext:value="=&quot;07&quot;" calcext:base-cell-address="LAYERS.B27"/>
            <calcext:condition calcext:apply-style-name="Empty" calcext:value="=&quot;08&quot;" calcext:base-cell-address="LAYERS.B27"/>
            <calcext:condition calcext:apply-style-name="Empty" calcext:value="=&quot;-1&quot;" calcext:base-cell-address="LAYERS.B27"/>
          </calcext:conditional-format>
          <calcext:conditional-format calcext:target-range-address="LAYERS.B28:LAYERS.B28">
            <calcext:condition calcext:apply-style-name="Empty" calcext:value="=&quot;00&quot;" calcext:base-cell-address="LAYERS.B28"/>
            <calcext:condition calcext:apply-style-name="Grass1" calcext:value="=&quot;01&quot;" calcext:base-cell-address="LAYERS.B28"/>
            <calcext:condition calcext:apply-style-name="Grass2" calcext:value="=&quot;02&quot;" calcext:base-cell-address="LAYERS.B28"/>
            <calcext:condition calcext:apply-style-name="Road1" calcext:value="=&quot;03&quot;" calcext:base-cell-address="LAYERS.B28"/>
            <calcext:condition calcext:apply-style-name="Road2" calcext:value="=&quot;04&quot;" calcext:base-cell-address="LAYERS.B28"/>
            <calcext:condition calcext:apply-style-name="Wast" calcext:value="=&quot;05&quot;" calcext:base-cell-address="LAYERS.B28"/>
            <calcext:condition calcext:apply-style-name="Rock" calcext:value="=&quot;06&quot;" calcext:base-cell-address="LAYERS.B28"/>
            <calcext:condition calcext:apply-style-name="Water" calcext:value="=&quot;07&quot;" calcext:base-cell-address="LAYERS.B28"/>
            <calcext:condition calcext:apply-style-name="Empty" calcext:value="=&quot;08&quot;" calcext:base-cell-address="LAYERS.B28"/>
            <calcext:condition calcext:apply-style-name="Empty" calcext:value="=&quot;-1&quot;" calcext:base-cell-address="LAYERS.B28"/>
          </calcext:conditional-format>
          <calcext:conditional-format calcext:target-range-address="LAYERS.B29:LAYERS.B29">
            <calcext:condition calcext:apply-style-name="Empty" calcext:value="=&quot;00&quot;" calcext:base-cell-address="LAYERS.B29"/>
            <calcext:condition calcext:apply-style-name="Grass1" calcext:value="=&quot;01&quot;" calcext:base-cell-address="LAYERS.B29"/>
            <calcext:condition calcext:apply-style-name="Grass2" calcext:value="=&quot;02&quot;" calcext:base-cell-address="LAYERS.B29"/>
            <calcext:condition calcext:apply-style-name="Road1" calcext:value="=&quot;03&quot;" calcext:base-cell-address="LAYERS.B29"/>
            <calcext:condition calcext:apply-style-name="Road2" calcext:value="=&quot;04&quot;" calcext:base-cell-address="LAYERS.B29"/>
            <calcext:condition calcext:apply-style-name="Wast" calcext:value="=&quot;05&quot;" calcext:base-cell-address="LAYERS.B29"/>
            <calcext:condition calcext:apply-style-name="Rock" calcext:value="=&quot;06&quot;" calcext:base-cell-address="LAYERS.B29"/>
            <calcext:condition calcext:apply-style-name="Water" calcext:value="=&quot;07&quot;" calcext:base-cell-address="LAYERS.B29"/>
            <calcext:condition calcext:apply-style-name="Empty" calcext:value="=&quot;08&quot;" calcext:base-cell-address="LAYERS.B29"/>
            <calcext:condition calcext:apply-style-name="Empty" calcext:value="=&quot;-1&quot;" calcext:base-cell-address="LAYERS.B29"/>
          </calcext:conditional-format>
          <calcext:conditional-format calcext:target-range-address="LAYERS.B30:LAYERS.B30">
            <calcext:condition calcext:apply-style-name="Empty" calcext:value="=&quot;00&quot;" calcext:base-cell-address="LAYERS.B30"/>
            <calcext:condition calcext:apply-style-name="Grass1" calcext:value="=&quot;01&quot;" calcext:base-cell-address="LAYERS.B30"/>
            <calcext:condition calcext:apply-style-name="Grass2" calcext:value="=&quot;02&quot;" calcext:base-cell-address="LAYERS.B30"/>
            <calcext:condition calcext:apply-style-name="Road1" calcext:value="=&quot;03&quot;" calcext:base-cell-address="LAYERS.B30"/>
            <calcext:condition calcext:apply-style-name="Road2" calcext:value="=&quot;04&quot;" calcext:base-cell-address="LAYERS.B30"/>
            <calcext:condition calcext:apply-style-name="Wast" calcext:value="=&quot;05&quot;" calcext:base-cell-address="LAYERS.B30"/>
            <calcext:condition calcext:apply-style-name="Rock" calcext:value="=&quot;06&quot;" calcext:base-cell-address="LAYERS.B30"/>
            <calcext:condition calcext:apply-style-name="Water" calcext:value="=&quot;07&quot;" calcext:base-cell-address="LAYERS.B30"/>
            <calcext:condition calcext:apply-style-name="Empty" calcext:value="=&quot;08&quot;" calcext:base-cell-address="LAYERS.B30"/>
            <calcext:condition calcext:apply-style-name="Empty" calcext:value="=&quot;-1&quot;" calcext:base-cell-address="LAYERS.B30"/>
          </calcext:conditional-format>
          <calcext:conditional-format calcext:target-range-address="LAYERS.B31:LAYERS.B31">
            <calcext:condition calcext:apply-style-name="Empty" calcext:value="=&quot;00&quot;" calcext:base-cell-address="LAYERS.B31"/>
            <calcext:condition calcext:apply-style-name="Grass1" calcext:value="=&quot;01&quot;" calcext:base-cell-address="LAYERS.B31"/>
            <calcext:condition calcext:apply-style-name="Grass2" calcext:value="=&quot;02&quot;" calcext:base-cell-address="LAYERS.B31"/>
            <calcext:condition calcext:apply-style-name="Road1" calcext:value="=&quot;03&quot;" calcext:base-cell-address="LAYERS.B31"/>
            <calcext:condition calcext:apply-style-name="Road2" calcext:value="=&quot;04&quot;" calcext:base-cell-address="LAYERS.B31"/>
            <calcext:condition calcext:apply-style-name="Wast" calcext:value="=&quot;05&quot;" calcext:base-cell-address="LAYERS.B31"/>
            <calcext:condition calcext:apply-style-name="Rock" calcext:value="=&quot;06&quot;" calcext:base-cell-address="LAYERS.B31"/>
            <calcext:condition calcext:apply-style-name="Water" calcext:value="=&quot;07&quot;" calcext:base-cell-address="LAYERS.B31"/>
            <calcext:condition calcext:apply-style-name="Empty" calcext:value="=&quot;08&quot;" calcext:base-cell-address="LAYERS.B31"/>
            <calcext:condition calcext:apply-style-name="Empty" calcext:value="=&quot;-1&quot;" calcext:base-cell-address="LAYERS.B31"/>
          </calcext:conditional-format>
          <calcext:conditional-format calcext:target-range-address="LAYERS.B32:LAYERS.B32">
            <calcext:condition calcext:apply-style-name="Empty" calcext:value="=&quot;00&quot;" calcext:base-cell-address="LAYERS.B32"/>
            <calcext:condition calcext:apply-style-name="Grass1" calcext:value="=&quot;01&quot;" calcext:base-cell-address="LAYERS.B32"/>
            <calcext:condition calcext:apply-style-name="Grass2" calcext:value="=&quot;02&quot;" calcext:base-cell-address="LAYERS.B32"/>
            <calcext:condition calcext:apply-style-name="Road1" calcext:value="=&quot;03&quot;" calcext:base-cell-address="LAYERS.B32"/>
            <calcext:condition calcext:apply-style-name="Road2" calcext:value="=&quot;04&quot;" calcext:base-cell-address="LAYERS.B32"/>
            <calcext:condition calcext:apply-style-name="Wast" calcext:value="=&quot;05&quot;" calcext:base-cell-address="LAYERS.B32"/>
            <calcext:condition calcext:apply-style-name="Rock" calcext:value="=&quot;06&quot;" calcext:base-cell-address="LAYERS.B32"/>
            <calcext:condition calcext:apply-style-name="Water" calcext:value="=&quot;07&quot;" calcext:base-cell-address="LAYERS.B32"/>
            <calcext:condition calcext:apply-style-name="Empty" calcext:value="=&quot;08&quot;" calcext:base-cell-address="LAYERS.B32"/>
            <calcext:condition calcext:apply-style-name="Empty" calcext:value="=&quot;-1&quot;" calcext:base-cell-address="LAYERS.B32"/>
          </calcext:conditional-format>
        </calcext:conditional-formats>
      </table:table>
      <table:table table:name="EVENTS" table:style-name="ta1">
        <table:table-column table:style-name="co1" table:default-cell-style-name="ce818"/>
        <table:table-column table:style-name="co2" table:number-columns-repeated="2" table:default-cell-style-name="ce818"/>
        <table:table-column table:style-name="co2" table:default-cell-style-name="ce919"/>
        <table:table-column table:style-name="co2" table:number-columns-repeated="27" table:default-cell-style-name="ce818"/>
        <table:table-column table:style-name="co2" table:default-cell-style-name="ce1817"/>
        <table:table-column table:style-name="co2" table:default-cell-style-name="ce818"/>
        <table:table-column table:style-name="co1" table:default-cell-style-name="ce818"/>
        <table:table-column table:style-name="co3" table:number-columns-repeated="990" table:default-cell-style-name="ce818"/>
        <table:table-row table:style-name="ro1">
          <table:table-cell table:number-columns-repeated="3" table:style-name="ce817" office:value-type="string">
            <text:p>*</text:p>
          </table:table-cell>
          <table:table-cell table:style-name="ce886" office:value-type="string">
            <text:p>*</text:p>
          </table:table-cell>
          <table:table-cell table:number-columns-repeated="27" table:style-name="ce817" office:value-type="string">
            <text:p>*</text:p>
          </table:table-cell>
          <table:table-cell table:style-name="ce1784" office:value-type="string">
            <text:p>*</text:p>
          </table:table-cell>
          <table:table-cell table:number-columns-repeated="2" table:style-name="ce817" office:value-type="string">
            <text:p>*</text:p>
          </table:table-cell>
          <table:table-cell table:style-name="ce817"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22" office:value-type="string">
            <text:p>00</text:p>
          </table:table-cell>
          <table:table-cell table:style-name="ce854" office:value-type="string">
            <text:p>00</text:p>
          </table:table-cell>
          <table:table-cell table:style-name="ce887" office:value-type="string">
            <text:p>00</text:p>
          </table:table-cell>
          <table:table-cell table:style-name="ce920" office:value-type="string">
            <text:p>00</text:p>
          </table:table-cell>
          <table:table-cell table:style-name="ce952" office:value-type="string">
            <text:p>00</text:p>
          </table:table-cell>
          <table:table-cell table:style-name="ce984" office:value-type="string">
            <text:p>00</text:p>
          </table:table-cell>
          <table:table-cell table:style-name="ce1016" office:value-type="string">
            <text:p>00</text:p>
          </table:table-cell>
          <table:table-cell table:style-name="ce1048" office:value-type="string">
            <text:p>00</text:p>
          </table:table-cell>
          <table:table-cell table:style-name="ce1080" office:value-type="string">
            <text:p>00</text:p>
          </table:table-cell>
          <table:table-cell table:style-name="ce1112" office:value-type="string">
            <text:p>00</text:p>
          </table:table-cell>
          <table:table-cell table:style-name="ce1144" office:value-type="string">
            <text:p>00</text:p>
          </table:table-cell>
          <table:table-cell table:style-name="ce1176" office:value-type="string">
            <text:p>00</text:p>
          </table:table-cell>
          <table:table-cell table:style-name="ce1208" office:value-type="string">
            <text:p>00</text:p>
          </table:table-cell>
          <table:table-cell table:style-name="ce1240" office:value-type="string">
            <text:p>00</text:p>
          </table:table-cell>
          <table:table-cell table:style-name="ce1272" office:value-type="string">
            <text:p>00</text:p>
          </table:table-cell>
          <table:table-cell table:style-name="ce1304" office:value-type="string">
            <text:p>00</text:p>
          </table:table-cell>
          <table:table-cell table:style-name="ce1336" office:value-type="string">
            <text:p>00</text:p>
          </table:table-cell>
          <table:table-cell table:style-name="ce1368" office:value-type="string">
            <text:p>00</text:p>
          </table:table-cell>
          <table:table-cell table:style-name="ce1400" office:value-type="string">
            <text:p>00</text:p>
          </table:table-cell>
          <table:table-cell table:style-name="ce1432" office:value-type="string">
            <text:p>00</text:p>
          </table:table-cell>
          <table:table-cell table:style-name="ce1464" office:value-type="string">
            <text:p>00</text:p>
          </table:table-cell>
          <table:table-cell table:style-name="ce1496" office:value-type="string">
            <text:p>00</text:p>
          </table:table-cell>
          <table:table-cell table:style-name="ce1528" office:value-type="string">
            <text:p>00</text:p>
          </table:table-cell>
          <table:table-cell table:style-name="ce1560" office:value-type="string">
            <text:p>00</text:p>
          </table:table-cell>
          <table:table-cell table:style-name="ce1592" office:value-type="string">
            <text:p>00</text:p>
          </table:table-cell>
          <table:table-cell table:style-name="ce1624" office:value-type="string">
            <text:p>00</text:p>
          </table:table-cell>
          <table:table-cell table:style-name="ce1656" office:value-type="string">
            <text:p>00</text:p>
          </table:table-cell>
          <table:table-cell table:style-name="ce1688" office:value-type="string">
            <text:p>00</text:p>
          </table:table-cell>
          <table:table-cell table:style-name="ce1720" office:value-type="string">
            <text:p>00</text:p>
          </table:table-cell>
          <table:table-cell table:style-name="ce1752" office:value-type="string">
            <text:p>00</text:p>
          </table:table-cell>
          <table:table-cell table:style-name="ce1785" office:value-type="string">
            <text:p>00</text:p>
          </table:table-cell>
          <table:table-cell table:style-name="ce1818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table:style-name="ce819" office:value-type="string">
            <text:p>[</text:p>
          </table:table-cell>
          <table:table-cell table:style-name="ce823" office:value-type="float" office:value="10">
            <text:p>10</text:p>
          </table:table-cell>
          <table:table-cell table:style-name="ce855" office:value-type="string">
            <text:p>00</text:p>
          </table:table-cell>
          <table:table-cell table:style-name="ce888" office:value-type="string">
            <text:p>00</text:p>
          </table:table-cell>
          <table:table-cell table:style-name="ce921" office:value-type="string">
            <text:p>00</text:p>
          </table:table-cell>
          <table:table-cell table:style-name="ce953" office:value-type="string">
            <text:p>00</text:p>
          </table:table-cell>
          <table:table-cell table:style-name="ce985" office:value-type="string">
            <text:p>00</text:p>
          </table:table-cell>
          <table:table-cell table:style-name="ce1017" office:value-type="string">
            <text:p>00</text:p>
          </table:table-cell>
          <table:table-cell table:style-name="ce1049" office:value-type="string">
            <text:p>00</text:p>
          </table:table-cell>
          <table:table-cell table:style-name="ce1081" office:value-type="string">
            <text:p>00</text:p>
          </table:table-cell>
          <table:table-cell table:style-name="ce1113" office:value-type="string">
            <text:p>00</text:p>
          </table:table-cell>
          <table:table-cell table:style-name="ce1145" office:value-type="string">
            <text:p>00</text:p>
          </table:table-cell>
          <table:table-cell table:style-name="ce1177" office:value-type="string">
            <text:p>00</text:p>
          </table:table-cell>
          <table:table-cell table:style-name="ce1209" office:value-type="string">
            <text:p>00</text:p>
          </table:table-cell>
          <table:table-cell table:style-name="ce1241" office:value-type="string">
            <text:p>00</text:p>
          </table:table-cell>
          <table:table-cell table:style-name="ce1273" office:value-type="string">
            <text:p>00</text:p>
          </table:table-cell>
          <table:table-cell table:style-name="ce1305" office:value-type="string">
            <text:p>00</text:p>
          </table:table-cell>
          <table:table-cell table:style-name="ce1337" office:value-type="string">
            <text:p>00</text:p>
          </table:table-cell>
          <table:table-cell table:style-name="ce1369" office:value-type="string">
            <text:p>00</text:p>
          </table:table-cell>
          <table:table-cell table:style-name="ce1401" office:value-type="string">
            <text:p>00</text:p>
          </table:table-cell>
          <table:table-cell table:style-name="ce1433" office:value-type="string">
            <text:p>00</text:p>
          </table:table-cell>
          <table:table-cell table:style-name="ce1465" office:value-type="string">
            <text:p>00</text:p>
          </table:table-cell>
          <table:table-cell table:style-name="ce1497" office:value-type="string">
            <text:p>00</text:p>
          </table:table-cell>
          <table:table-cell table:style-name="ce1529" office:value-type="string">
            <text:p>00</text:p>
          </table:table-cell>
          <table:table-cell table:style-name="ce1561" office:value-type="string">
            <text:p>00</text:p>
          </table:table-cell>
          <table:table-cell table:style-name="ce1593" office:value-type="string">
            <text:p>00</text:p>
          </table:table-cell>
          <table:table-cell table:style-name="ce1625" office:value-type="string">
            <text:p>00</text:p>
          </table:table-cell>
          <table:table-cell table:style-name="ce1657" office:value-type="string">
            <text:p>00</text:p>
          </table:table-cell>
          <table:table-cell table:style-name="ce1689" office:value-type="string">
            <text:p>00</text:p>
          </table:table-cell>
          <table:table-cell table:style-name="ce1721" office:value-type="string">
            <text:p>00</text:p>
          </table:table-cell>
          <table:table-cell table:style-name="ce1753" office:value-type="string">
            <text:p>00</text:p>
          </table:table-cell>
          <table:table-cell table:style-name="ce1786" office:value-type="string">
            <text:p>00</text:p>
          </table:table-cell>
          <table:table-cell table:style-name="ce1819" office:value-type="string">
            <text:p>00</text:p>
          </table:table-cell>
          <table:table-cell table:style-name="ce819" office:value-type="string">
            <text:p>]</text:p>
          </table:table-cell>
          <table:table-cell table:style-name="ce819"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24" office:value-type="float" office:value="10">
            <text:p>10</text:p>
          </table:table-cell>
          <table:table-cell table:style-name="ce856" office:value-type="string">
            <text:p>00</text:p>
          </table:table-cell>
          <table:table-cell table:style-name="ce889" office:value-type="string">
            <text:p>00</text:p>
          </table:table-cell>
          <table:table-cell table:style-name="ce922" office:value-type="string">
            <text:p>00</text:p>
          </table:table-cell>
          <table:table-cell table:style-name="ce954" office:value-type="string">
            <text:p>00</text:p>
          </table:table-cell>
          <table:table-cell table:style-name="ce986" office:value-type="string">
            <text:p>00</text:p>
          </table:table-cell>
          <table:table-cell table:style-name="ce1018" office:value-type="string">
            <text:p>00</text:p>
          </table:table-cell>
          <table:table-cell table:style-name="ce1050" office:value-type="string">
            <text:p>00</text:p>
          </table:table-cell>
          <table:table-cell table:style-name="ce1082" office:value-type="string">
            <text:p>00</text:p>
          </table:table-cell>
          <table:table-cell table:style-name="ce1114" office:value-type="string">
            <text:p>00</text:p>
          </table:table-cell>
          <table:table-cell table:style-name="ce1146" office:value-type="string">
            <text:p>00</text:p>
          </table:table-cell>
          <table:table-cell table:style-name="ce1178" office:value-type="string">
            <text:p>00</text:p>
          </table:table-cell>
          <table:table-cell table:style-name="ce1210" office:value-type="string">
            <text:p>00</text:p>
          </table:table-cell>
          <table:table-cell table:style-name="ce1242" office:value-type="string">
            <text:p>00</text:p>
          </table:table-cell>
          <table:table-cell table:style-name="ce1274" office:value-type="string">
            <text:p>00</text:p>
          </table:table-cell>
          <table:table-cell table:style-name="ce1306" office:value-type="string">
            <text:p>00</text:p>
          </table:table-cell>
          <table:table-cell table:style-name="ce1338" office:value-type="string">
            <text:p>00</text:p>
          </table:table-cell>
          <table:table-cell table:style-name="ce1370" office:value-type="string">
            <text:p>00</text:p>
          </table:table-cell>
          <table:table-cell table:style-name="ce1402" office:value-type="string">
            <text:p>00</text:p>
          </table:table-cell>
          <table:table-cell table:style-name="ce1434" office:value-type="string">
            <text:p>00</text:p>
          </table:table-cell>
          <table:table-cell table:style-name="ce1466" office:value-type="string">
            <text:p>00</text:p>
          </table:table-cell>
          <table:table-cell table:style-name="ce1498" office:value-type="string">
            <text:p>00</text:p>
          </table:table-cell>
          <table:table-cell table:style-name="ce1530" office:value-type="string">
            <text:p>00</text:p>
          </table:table-cell>
          <table:table-cell table:style-name="ce1562" office:value-type="string">
            <text:p>00</text:p>
          </table:table-cell>
          <table:table-cell table:style-name="ce1594" office:value-type="string">
            <text:p>00</text:p>
          </table:table-cell>
          <table:table-cell table:style-name="ce1626" office:value-type="string">
            <text:p>00</text:p>
          </table:table-cell>
          <table:table-cell table:style-name="ce1658" office:value-type="string">
            <text:p>00</text:p>
          </table:table-cell>
          <table:table-cell table:style-name="ce1690" office:value-type="string">
            <text:p>00</text:p>
          </table:table-cell>
          <table:table-cell table:style-name="ce1722" office:value-type="string">
            <text:p>00</text:p>
          </table:table-cell>
          <table:table-cell table:style-name="ce1754" office:value-type="string">
            <text:p>00</text:p>
          </table:table-cell>
          <table:table-cell table:style-name="ce1787" office:value-type="string">
            <text:p>00</text:p>
          </table:table-cell>
          <table:table-cell table:style-name="ce1820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25" office:value-type="float" office:value="10">
            <text:p>10</text:p>
          </table:table-cell>
          <table:table-cell table:style-name="ce857" office:value-type="string">
            <text:p>00</text:p>
          </table:table-cell>
          <table:table-cell table:style-name="ce890" office:value-type="string">
            <text:p>00</text:p>
          </table:table-cell>
          <table:table-cell table:style-name="ce923" office:value-type="string">
            <text:p>00</text:p>
          </table:table-cell>
          <table:table-cell table:style-name="ce955" office:value-type="string">
            <text:p>00</text:p>
          </table:table-cell>
          <table:table-cell table:style-name="ce987" office:value-type="string">
            <text:p>00</text:p>
          </table:table-cell>
          <table:table-cell table:style-name="ce1019" office:value-type="string">
            <text:p>00</text:p>
          </table:table-cell>
          <table:table-cell table:style-name="ce1051" office:value-type="string">
            <text:p>00</text:p>
          </table:table-cell>
          <table:table-cell table:style-name="ce1083" office:value-type="string">
            <text:p>00</text:p>
          </table:table-cell>
          <table:table-cell table:style-name="ce1115" office:value-type="string">
            <text:p>00</text:p>
          </table:table-cell>
          <table:table-cell table:style-name="ce1147" office:value-type="string">
            <text:p>00</text:p>
          </table:table-cell>
          <table:table-cell table:style-name="ce1179" office:value-type="string">
            <text:p>00</text:p>
          </table:table-cell>
          <table:table-cell table:style-name="ce1211" office:value-type="string">
            <text:p>00</text:p>
          </table:table-cell>
          <table:table-cell table:style-name="ce1243" office:value-type="string">
            <text:p>00</text:p>
          </table:table-cell>
          <table:table-cell table:style-name="ce1275" office:value-type="string">
            <text:p>00</text:p>
          </table:table-cell>
          <table:table-cell table:style-name="ce1307" office:value-type="string">
            <text:p>00</text:p>
          </table:table-cell>
          <table:table-cell table:style-name="ce1339" office:value-type="string">
            <text:p>00</text:p>
          </table:table-cell>
          <table:table-cell table:style-name="ce1371" office:value-type="string">
            <text:p>00</text:p>
          </table:table-cell>
          <table:table-cell table:style-name="ce1403" office:value-type="string">
            <text:p>00</text:p>
          </table:table-cell>
          <table:table-cell table:style-name="ce1435" office:value-type="string">
            <text:p>00</text:p>
          </table:table-cell>
          <table:table-cell table:style-name="ce1467" office:value-type="string">
            <text:p>00</text:p>
          </table:table-cell>
          <table:table-cell table:style-name="ce1499" office:value-type="string">
            <text:p>00</text:p>
          </table:table-cell>
          <table:table-cell table:style-name="ce1531" office:value-type="string">
            <text:p>00</text:p>
          </table:table-cell>
          <table:table-cell table:style-name="ce1563" office:value-type="string">
            <text:p>00</text:p>
          </table:table-cell>
          <table:table-cell table:style-name="ce1595" office:value-type="string">
            <text:p>00</text:p>
          </table:table-cell>
          <table:table-cell table:style-name="ce1627" office:value-type="string">
            <text:p>00</text:p>
          </table:table-cell>
          <table:table-cell table:style-name="ce1659" office:value-type="string">
            <text:p>00</text:p>
          </table:table-cell>
          <table:table-cell table:style-name="ce1691" office:value-type="string">
            <text:p>00</text:p>
          </table:table-cell>
          <table:table-cell table:style-name="ce1723" office:value-type="string">
            <text:p>00</text:p>
          </table:table-cell>
          <table:table-cell table:style-name="ce1755" office:value-type="string">
            <text:p>00</text:p>
          </table:table-cell>
          <table:table-cell table:style-name="ce1788" office:value-type="string">
            <text:p>00</text:p>
          </table:table-cell>
          <table:table-cell table:style-name="ce1821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26" office:value-type="float" office:value="10">
            <text:p>10</text:p>
          </table:table-cell>
          <table:table-cell table:style-name="ce858" office:value-type="string">
            <text:p>00</text:p>
          </table:table-cell>
          <table:table-cell table:style-name="ce891" office:value-type="string">
            <text:p>00</text:p>
          </table:table-cell>
          <table:table-cell table:style-name="ce924" office:value-type="string">
            <text:p>00</text:p>
          </table:table-cell>
          <table:table-cell table:style-name="ce956" office:value-type="string">
            <text:p>00</text:p>
          </table:table-cell>
          <table:table-cell table:style-name="ce988" office:value-type="string">
            <text:p>00</text:p>
          </table:table-cell>
          <table:table-cell table:style-name="ce1020" office:value-type="string">
            <text:p>00</text:p>
          </table:table-cell>
          <table:table-cell table:style-name="ce1052" office:value-type="string">
            <text:p>00</text:p>
          </table:table-cell>
          <table:table-cell table:style-name="ce1084" office:value-type="string">
            <text:p>00</text:p>
          </table:table-cell>
          <table:table-cell table:style-name="ce1116" office:value-type="string">
            <text:p>00</text:p>
          </table:table-cell>
          <table:table-cell table:style-name="ce1148" office:value-type="string">
            <text:p>00</text:p>
          </table:table-cell>
          <table:table-cell table:style-name="ce1180" office:value-type="string">
            <text:p>00</text:p>
          </table:table-cell>
          <table:table-cell table:style-name="ce1212" office:value-type="string">
            <text:p>00</text:p>
          </table:table-cell>
          <table:table-cell table:style-name="ce1244" office:value-type="string">
            <text:p>00</text:p>
          </table:table-cell>
          <table:table-cell table:style-name="ce1276" office:value-type="string">
            <text:p>00</text:p>
          </table:table-cell>
          <table:table-cell table:style-name="ce1308" office:value-type="string">
            <text:p>00</text:p>
          </table:table-cell>
          <table:table-cell table:style-name="ce1340" office:value-type="string">
            <text:p>00</text:p>
          </table:table-cell>
          <table:table-cell table:style-name="ce1372" office:value-type="string">
            <text:p>00</text:p>
          </table:table-cell>
          <table:table-cell table:style-name="ce1404" office:value-type="string">
            <text:p>00</text:p>
          </table:table-cell>
          <table:table-cell table:style-name="ce1436" office:value-type="string">
            <text:p>00</text:p>
          </table:table-cell>
          <table:table-cell table:style-name="ce1468" office:value-type="string">
            <text:p>00</text:p>
          </table:table-cell>
          <table:table-cell table:style-name="ce1500" office:value-type="string">
            <text:p>00</text:p>
          </table:table-cell>
          <table:table-cell table:style-name="ce1532" office:value-type="string">
            <text:p>00</text:p>
          </table:table-cell>
          <table:table-cell table:style-name="ce1564" office:value-type="string">
            <text:p>00</text:p>
          </table:table-cell>
          <table:table-cell table:style-name="ce1596" office:value-type="string">
            <text:p>00</text:p>
          </table:table-cell>
          <table:table-cell table:style-name="ce1628" office:value-type="string">
            <text:p>00</text:p>
          </table:table-cell>
          <table:table-cell table:style-name="ce1660" office:value-type="string">
            <text:p>00</text:p>
          </table:table-cell>
          <table:table-cell table:style-name="ce1692" office:value-type="string">
            <text:p>00</text:p>
          </table:table-cell>
          <table:table-cell table:style-name="ce1724" office:value-type="string">
            <text:p>00</text:p>
          </table:table-cell>
          <table:table-cell table:style-name="ce1756" office:value-type="string">
            <text:p>00</text:p>
          </table:table-cell>
          <table:table-cell table:style-name="ce1789" office:value-type="string">
            <text:p>00</text:p>
          </table:table-cell>
          <table:table-cell table:style-name="ce1822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27" office:value-type="float" office:value="10">
            <text:p>10</text:p>
          </table:table-cell>
          <table:table-cell table:style-name="ce859" office:value-type="string">
            <text:p>00</text:p>
          </table:table-cell>
          <table:table-cell table:style-name="ce892" office:value-type="string">
            <text:p>00</text:p>
          </table:table-cell>
          <table:table-cell table:style-name="ce925" office:value-type="string">
            <text:p>00</text:p>
          </table:table-cell>
          <table:table-cell table:style-name="ce957" office:value-type="string">
            <text:p>00</text:p>
          </table:table-cell>
          <table:table-cell table:style-name="ce989" office:value-type="string">
            <text:p>00</text:p>
          </table:table-cell>
          <table:table-cell table:style-name="ce1021" office:value-type="string">
            <text:p>00</text:p>
          </table:table-cell>
          <table:table-cell table:style-name="ce1053" office:value-type="string">
            <text:p>00</text:p>
          </table:table-cell>
          <table:table-cell table:style-name="ce1085" office:value-type="string">
            <text:p>00</text:p>
          </table:table-cell>
          <table:table-cell table:style-name="ce1117" office:value-type="string">
            <text:p>00</text:p>
          </table:table-cell>
          <table:table-cell table:style-name="ce1149" office:value-type="string">
            <text:p>00</text:p>
          </table:table-cell>
          <table:table-cell table:style-name="ce1181" office:value-type="string">
            <text:p>00</text:p>
          </table:table-cell>
          <table:table-cell table:style-name="ce1213" office:value-type="string">
            <text:p>00</text:p>
          </table:table-cell>
          <table:table-cell table:style-name="ce1245" office:value-type="string">
            <text:p>00</text:p>
          </table:table-cell>
          <table:table-cell table:style-name="ce1277" office:value-type="string">
            <text:p>00</text:p>
          </table:table-cell>
          <table:table-cell table:style-name="ce1309" office:value-type="string">
            <text:p>00</text:p>
          </table:table-cell>
          <table:table-cell table:style-name="ce1341" office:value-type="string">
            <text:p>00</text:p>
          </table:table-cell>
          <table:table-cell table:style-name="ce1373" office:value-type="string">
            <text:p>00</text:p>
          </table:table-cell>
          <table:table-cell table:style-name="ce1405" office:value-type="string">
            <text:p>00</text:p>
          </table:table-cell>
          <table:table-cell table:style-name="ce1437" office:value-type="string">
            <text:p>00</text:p>
          </table:table-cell>
          <table:table-cell table:style-name="ce1469" office:value-type="string">
            <text:p>00</text:p>
          </table:table-cell>
          <table:table-cell table:style-name="ce1501" office:value-type="string">
            <text:p>00</text:p>
          </table:table-cell>
          <table:table-cell table:style-name="ce1533" office:value-type="string">
            <text:p>00</text:p>
          </table:table-cell>
          <table:table-cell table:style-name="ce1565" office:value-type="string">
            <text:p>00</text:p>
          </table:table-cell>
          <table:table-cell table:style-name="ce1597" office:value-type="string">
            <text:p>00</text:p>
          </table:table-cell>
          <table:table-cell table:style-name="ce1629" office:value-type="string">
            <text:p>00</text:p>
          </table:table-cell>
          <table:table-cell table:style-name="ce1661" office:value-type="string">
            <text:p>00</text:p>
          </table:table-cell>
          <table:table-cell table:style-name="ce1693" office:value-type="string">
            <text:p>00</text:p>
          </table:table-cell>
          <table:table-cell table:style-name="ce1725" office:value-type="string">
            <text:p>00</text:p>
          </table:table-cell>
          <table:table-cell table:style-name="ce1757" office:value-type="string">
            <text:p>00</text:p>
          </table:table-cell>
          <table:table-cell table:style-name="ce1790" office:value-type="string">
            <text:p>00</text:p>
          </table:table-cell>
          <table:table-cell table:style-name="ce1823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28" office:value-type="float" office:value="10">
            <text:p>10</text:p>
          </table:table-cell>
          <table:table-cell table:style-name="ce860" office:value-type="string">
            <text:p>00</text:p>
          </table:table-cell>
          <table:table-cell table:style-name="ce893" office:value-type="string">
            <text:p>00</text:p>
          </table:table-cell>
          <table:table-cell table:style-name="ce926" office:value-type="string">
            <text:p>00</text:p>
          </table:table-cell>
          <table:table-cell table:style-name="ce958" office:value-type="string">
            <text:p>00</text:p>
          </table:table-cell>
          <table:table-cell table:style-name="ce990" office:value-type="string">
            <text:p>00</text:p>
          </table:table-cell>
          <table:table-cell table:style-name="ce1022" office:value-type="string">
            <text:p>00</text:p>
          </table:table-cell>
          <table:table-cell table:style-name="ce1054" office:value-type="string">
            <text:p>00</text:p>
          </table:table-cell>
          <table:table-cell table:style-name="ce1086" office:value-type="string">
            <text:p>00</text:p>
          </table:table-cell>
          <table:table-cell table:style-name="ce1118" office:value-type="string">
            <text:p>00</text:p>
          </table:table-cell>
          <table:table-cell table:style-name="ce1150" office:value-type="string">
            <text:p>00</text:p>
          </table:table-cell>
          <table:table-cell table:style-name="ce1182" office:value-type="string">
            <text:p>00</text:p>
          </table:table-cell>
          <table:table-cell table:style-name="ce1214" office:value-type="string">
            <text:p>00</text:p>
          </table:table-cell>
          <table:table-cell table:style-name="ce1246" office:value-type="string">
            <text:p>00</text:p>
          </table:table-cell>
          <table:table-cell table:style-name="ce1278" office:value-type="string">
            <text:p>00</text:p>
          </table:table-cell>
          <table:table-cell table:style-name="ce1310" office:value-type="string">
            <text:p>00</text:p>
          </table:table-cell>
          <table:table-cell table:style-name="ce1342" office:value-type="string">
            <text:p>00</text:p>
          </table:table-cell>
          <table:table-cell table:style-name="ce1374" office:value-type="string">
            <text:p>00</text:p>
          </table:table-cell>
          <table:table-cell table:style-name="ce1406" office:value-type="string">
            <text:p>00</text:p>
          </table:table-cell>
          <table:table-cell table:style-name="ce1438" office:value-type="string">
            <text:p>00</text:p>
          </table:table-cell>
          <table:table-cell table:style-name="ce1470" office:value-type="string">
            <text:p>00</text:p>
          </table:table-cell>
          <table:table-cell table:style-name="ce1502" office:value-type="string">
            <text:p>00</text:p>
          </table:table-cell>
          <table:table-cell table:style-name="ce1534" office:value-type="string">
            <text:p>00</text:p>
          </table:table-cell>
          <table:table-cell table:style-name="ce1566" office:value-type="string">
            <text:p>00</text:p>
          </table:table-cell>
          <table:table-cell table:style-name="ce1598" office:value-type="string">
            <text:p>00</text:p>
          </table:table-cell>
          <table:table-cell table:style-name="ce1630" office:value-type="string">
            <text:p>00</text:p>
          </table:table-cell>
          <table:table-cell table:style-name="ce1662" office:value-type="string">
            <text:p>00</text:p>
          </table:table-cell>
          <table:table-cell table:style-name="ce1694" office:value-type="string">
            <text:p>00</text:p>
          </table:table-cell>
          <table:table-cell table:style-name="ce1726" office:value-type="string">
            <text:p>00</text:p>
          </table:table-cell>
          <table:table-cell table:style-name="ce1758" office:value-type="string">
            <text:p>00</text:p>
          </table:table-cell>
          <table:table-cell table:style-name="ce1791" office:value-type="string">
            <text:p>00</text:p>
          </table:table-cell>
          <table:table-cell table:style-name="ce1824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29" office:value-type="float" office:value="10">
            <text:p>10</text:p>
          </table:table-cell>
          <table:table-cell table:style-name="ce861" office:value-type="string">
            <text:p>00</text:p>
          </table:table-cell>
          <table:table-cell table:style-name="ce894" office:value-type="string">
            <text:p>00</text:p>
          </table:table-cell>
          <table:table-cell table:style-name="ce927" office:value-type="string">
            <text:p>00</text:p>
          </table:table-cell>
          <table:table-cell table:style-name="ce959" office:value-type="string">
            <text:p>00</text:p>
          </table:table-cell>
          <table:table-cell table:style-name="ce991" office:value-type="string">
            <text:p>00</text:p>
          </table:table-cell>
          <table:table-cell table:style-name="ce1023" office:value-type="string">
            <text:p>00</text:p>
          </table:table-cell>
          <table:table-cell table:style-name="ce1055" office:value-type="string">
            <text:p>00</text:p>
          </table:table-cell>
          <table:table-cell table:style-name="ce1087" office:value-type="string">
            <text:p>00</text:p>
          </table:table-cell>
          <table:table-cell table:style-name="ce1119" office:value-type="string">
            <text:p>00</text:p>
          </table:table-cell>
          <table:table-cell table:style-name="ce1151" office:value-type="string">
            <text:p>00</text:p>
          </table:table-cell>
          <table:table-cell table:style-name="ce1183" office:value-type="string">
            <text:p>00</text:p>
          </table:table-cell>
          <table:table-cell table:style-name="ce1215" office:value-type="string">
            <text:p>00</text:p>
          </table:table-cell>
          <table:table-cell table:style-name="ce1247" office:value-type="string">
            <text:p>00</text:p>
          </table:table-cell>
          <table:table-cell table:style-name="ce1279" office:value-type="string">
            <text:p>00</text:p>
          </table:table-cell>
          <table:table-cell table:style-name="ce1311" office:value-type="string">
            <text:p>00</text:p>
          </table:table-cell>
          <table:table-cell table:style-name="ce1343" office:value-type="string">
            <text:p>00</text:p>
          </table:table-cell>
          <table:table-cell table:style-name="ce1375" office:value-type="string">
            <text:p>00</text:p>
          </table:table-cell>
          <table:table-cell table:style-name="ce1407" office:value-type="string">
            <text:p>00</text:p>
          </table:table-cell>
          <table:table-cell table:style-name="ce1439" office:value-type="string">
            <text:p>00</text:p>
          </table:table-cell>
          <table:table-cell table:style-name="ce1471" office:value-type="string">
            <text:p>00</text:p>
          </table:table-cell>
          <table:table-cell table:style-name="ce1503" office:value-type="string">
            <text:p>00</text:p>
          </table:table-cell>
          <table:table-cell table:style-name="ce1535" office:value-type="string">
            <text:p>00</text:p>
          </table:table-cell>
          <table:table-cell table:style-name="ce1567" office:value-type="string">
            <text:p>00</text:p>
          </table:table-cell>
          <table:table-cell table:style-name="ce1599" office:value-type="string">
            <text:p>00</text:p>
          </table:table-cell>
          <table:table-cell table:style-name="ce1631" office:value-type="string">
            <text:p>00</text:p>
          </table:table-cell>
          <table:table-cell table:style-name="ce1663" office:value-type="string">
            <text:p>00</text:p>
          </table:table-cell>
          <table:table-cell table:style-name="ce1695" office:value-type="string">
            <text:p>00</text:p>
          </table:table-cell>
          <table:table-cell table:style-name="ce1727" office:value-type="string">
            <text:p>00</text:p>
          </table:table-cell>
          <table:table-cell table:style-name="ce1759" office:value-type="string">
            <text:p>00</text:p>
          </table:table-cell>
          <table:table-cell table:style-name="ce1792" office:value-type="string">
            <text:p>00</text:p>
          </table:table-cell>
          <table:table-cell table:style-name="ce1825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30" office:value-type="float" office:value="10">
            <text:p>10</text:p>
          </table:table-cell>
          <table:table-cell table:style-name="ce862" office:value-type="string">
            <text:p>00</text:p>
          </table:table-cell>
          <table:table-cell table:style-name="ce895" office:value-type="string">
            <text:p>00</text:p>
          </table:table-cell>
          <table:table-cell table:style-name="ce928" office:value-type="string">
            <text:p>00</text:p>
          </table:table-cell>
          <table:table-cell table:style-name="ce960" office:value-type="string">
            <text:p>00</text:p>
          </table:table-cell>
          <table:table-cell table:style-name="ce992" office:value-type="string">
            <text:p>00</text:p>
          </table:table-cell>
          <table:table-cell table:style-name="ce1024" office:value-type="string">
            <text:p>00</text:p>
          </table:table-cell>
          <table:table-cell table:style-name="ce1056" office:value-type="string">
            <text:p>00</text:p>
          </table:table-cell>
          <table:table-cell table:style-name="ce1088" office:value-type="string">
            <text:p>00</text:p>
          </table:table-cell>
          <table:table-cell table:style-name="ce1120" office:value-type="string">
            <text:p>00</text:p>
          </table:table-cell>
          <table:table-cell table:style-name="ce1152" office:value-type="string">
            <text:p>00</text:p>
          </table:table-cell>
          <table:table-cell table:style-name="ce1184" office:value-type="string">
            <text:p>00</text:p>
          </table:table-cell>
          <table:table-cell table:style-name="ce1216" office:value-type="string">
            <text:p>00</text:p>
          </table:table-cell>
          <table:table-cell table:style-name="ce1248" office:value-type="string">
            <text:p>00</text:p>
          </table:table-cell>
          <table:table-cell table:style-name="ce1280" office:value-type="string">
            <text:p>00</text:p>
          </table:table-cell>
          <table:table-cell table:style-name="ce1312" office:value-type="string">
            <text:p>00</text:p>
          </table:table-cell>
          <table:table-cell table:style-name="ce1344" office:value-type="string">
            <text:p>00</text:p>
          </table:table-cell>
          <table:table-cell table:style-name="ce1376" office:value-type="string">
            <text:p>00</text:p>
          </table:table-cell>
          <table:table-cell table:style-name="ce1408" office:value-type="string">
            <text:p>00</text:p>
          </table:table-cell>
          <table:table-cell table:style-name="ce1440" office:value-type="string">
            <text:p>00</text:p>
          </table:table-cell>
          <table:table-cell table:style-name="ce1472" office:value-type="string">
            <text:p>00</text:p>
          </table:table-cell>
          <table:table-cell table:style-name="ce1504" office:value-type="string">
            <text:p>00</text:p>
          </table:table-cell>
          <table:table-cell table:style-name="ce1536" office:value-type="string">
            <text:p>00</text:p>
          </table:table-cell>
          <table:table-cell table:style-name="ce1568" office:value-type="string">
            <text:p>00</text:p>
          </table:table-cell>
          <table:table-cell table:style-name="ce1600" office:value-type="string">
            <text:p>00</text:p>
          </table:table-cell>
          <table:table-cell table:style-name="ce1632" office:value-type="string">
            <text:p>00</text:p>
          </table:table-cell>
          <table:table-cell table:style-name="ce1664" office:value-type="string">
            <text:p>00</text:p>
          </table:table-cell>
          <table:table-cell table:style-name="ce1696" office:value-type="string">
            <text:p>00</text:p>
          </table:table-cell>
          <table:table-cell table:style-name="ce1728" office:value-type="string">
            <text:p>00</text:p>
          </table:table-cell>
          <table:table-cell table:style-name="ce1760" office:value-type="string">
            <text:p>00</text:p>
          </table:table-cell>
          <table:table-cell table:style-name="ce1793" office:value-type="string">
            <text:p>00</text:p>
          </table:table-cell>
          <table:table-cell table:style-name="ce1826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31" office:value-type="float" office:value="10">
            <text:p>10</text:p>
          </table:table-cell>
          <table:table-cell table:style-name="ce863" office:value-type="string">
            <text:p>00</text:p>
          </table:table-cell>
          <table:table-cell table:style-name="ce896" office:value-type="string">
            <text:p>00</text:p>
          </table:table-cell>
          <table:table-cell table:style-name="ce929" office:value-type="string">
            <text:p>00</text:p>
          </table:table-cell>
          <table:table-cell table:style-name="ce961" office:value-type="string">
            <text:p>00</text:p>
          </table:table-cell>
          <table:table-cell table:style-name="ce993" office:value-type="string">
            <text:p>00</text:p>
          </table:table-cell>
          <table:table-cell table:style-name="ce1025" office:value-type="string">
            <text:p>00</text:p>
          </table:table-cell>
          <table:table-cell table:style-name="ce1057" office:value-type="string">
            <text:p>00</text:p>
          </table:table-cell>
          <table:table-cell table:style-name="ce1089" office:value-type="string">
            <text:p>00</text:p>
          </table:table-cell>
          <table:table-cell table:style-name="ce1121" office:value-type="string">
            <text:p>00</text:p>
          </table:table-cell>
          <table:table-cell table:style-name="ce1153" office:value-type="string">
            <text:p>00</text:p>
          </table:table-cell>
          <table:table-cell table:style-name="ce1185" office:value-type="string">
            <text:p>00</text:p>
          </table:table-cell>
          <table:table-cell table:style-name="ce1217" office:value-type="string">
            <text:p>00</text:p>
          </table:table-cell>
          <table:table-cell table:style-name="ce1249" office:value-type="string">
            <text:p>00</text:p>
          </table:table-cell>
          <table:table-cell table:style-name="ce1281" office:value-type="string">
            <text:p>00</text:p>
          </table:table-cell>
          <table:table-cell table:style-name="ce1313" office:value-type="string">
            <text:p>00</text:p>
          </table:table-cell>
          <table:table-cell table:style-name="ce1345" office:value-type="string">
            <text:p>00</text:p>
          </table:table-cell>
          <table:table-cell table:style-name="ce1377" office:value-type="string">
            <text:p>00</text:p>
          </table:table-cell>
          <table:table-cell table:style-name="ce1409" office:value-type="string">
            <text:p>00</text:p>
          </table:table-cell>
          <table:table-cell table:style-name="ce1441" office:value-type="string">
            <text:p>00</text:p>
          </table:table-cell>
          <table:table-cell table:style-name="ce1473" office:value-type="string">
            <text:p>00</text:p>
          </table:table-cell>
          <table:table-cell table:style-name="ce1505" office:value-type="string">
            <text:p>00</text:p>
          </table:table-cell>
          <table:table-cell table:style-name="ce1537" office:value-type="string">
            <text:p>00</text:p>
          </table:table-cell>
          <table:table-cell table:style-name="ce1569" office:value-type="string">
            <text:p>00</text:p>
          </table:table-cell>
          <table:table-cell table:style-name="ce1601" office:value-type="string">
            <text:p>00</text:p>
          </table:table-cell>
          <table:table-cell table:style-name="ce1633" office:value-type="string">
            <text:p>00</text:p>
          </table:table-cell>
          <table:table-cell table:style-name="ce1665" office:value-type="string">
            <text:p>00</text:p>
          </table:table-cell>
          <table:table-cell table:style-name="ce1697" office:value-type="string">
            <text:p>00</text:p>
          </table:table-cell>
          <table:table-cell table:style-name="ce1729" office:value-type="string">
            <text:p>00</text:p>
          </table:table-cell>
          <table:table-cell table:style-name="ce1761" office:value-type="string">
            <text:p>00</text:p>
          </table:table-cell>
          <table:table-cell table:style-name="ce1794" office:value-type="string">
            <text:p>00</text:p>
          </table:table-cell>
          <table:table-cell table:style-name="ce1827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32" office:value-type="float" office:value="10">
            <text:p>10</text:p>
          </table:table-cell>
          <table:table-cell table:style-name="ce864" office:value-type="string">
            <text:p>00</text:p>
          </table:table-cell>
          <table:table-cell table:style-name="ce897" office:value-type="string">
            <text:p>00</text:p>
          </table:table-cell>
          <table:table-cell table:style-name="ce930" office:value-type="string">
            <text:p>00</text:p>
          </table:table-cell>
          <table:table-cell table:style-name="ce962" office:value-type="string">
            <text:p>00</text:p>
          </table:table-cell>
          <table:table-cell table:style-name="ce994" office:value-type="string">
            <text:p>00</text:p>
          </table:table-cell>
          <table:table-cell table:style-name="ce1026" office:value-type="string">
            <text:p>00</text:p>
          </table:table-cell>
          <table:table-cell table:style-name="ce1058" office:value-type="string">
            <text:p>00</text:p>
          </table:table-cell>
          <table:table-cell table:style-name="ce1090" office:value-type="string">
            <text:p>00</text:p>
          </table:table-cell>
          <table:table-cell table:style-name="ce1122" office:value-type="string">
            <text:p>00</text:p>
          </table:table-cell>
          <table:table-cell table:style-name="ce1154" office:value-type="string">
            <text:p>00</text:p>
          </table:table-cell>
          <table:table-cell table:style-name="ce1186" office:value-type="string">
            <text:p>00</text:p>
          </table:table-cell>
          <table:table-cell table:style-name="ce1218" office:value-type="string">
            <text:p>00</text:p>
          </table:table-cell>
          <table:table-cell table:style-name="ce1250" office:value-type="string">
            <text:p>00</text:p>
          </table:table-cell>
          <table:table-cell table:style-name="ce1282" office:value-type="string">
            <text:p>00</text:p>
          </table:table-cell>
          <table:table-cell table:style-name="ce1314" office:value-type="string">
            <text:p>00</text:p>
          </table:table-cell>
          <table:table-cell table:style-name="ce1346" office:value-type="string">
            <text:p>00</text:p>
          </table:table-cell>
          <table:table-cell table:style-name="ce1378" office:value-type="string">
            <text:p>00</text:p>
          </table:table-cell>
          <table:table-cell table:style-name="ce1410" office:value-type="string">
            <text:p>00</text:p>
          </table:table-cell>
          <table:table-cell table:style-name="ce1442" office:value-type="string">
            <text:p>00</text:p>
          </table:table-cell>
          <table:table-cell table:style-name="ce1474" office:value-type="string">
            <text:p>00</text:p>
          </table:table-cell>
          <table:table-cell table:style-name="ce1506" office:value-type="string">
            <text:p>00</text:p>
          </table:table-cell>
          <table:table-cell table:style-name="ce1538" office:value-type="string">
            <text:p>00</text:p>
          </table:table-cell>
          <table:table-cell table:style-name="ce1570" office:value-type="string">
            <text:p>00</text:p>
          </table:table-cell>
          <table:table-cell table:style-name="ce1602" office:value-type="string">
            <text:p>00</text:p>
          </table:table-cell>
          <table:table-cell table:style-name="ce1634" office:value-type="string">
            <text:p>00</text:p>
          </table:table-cell>
          <table:table-cell table:style-name="ce1666" office:value-type="string">
            <text:p>00</text:p>
          </table:table-cell>
          <table:table-cell table:style-name="ce1698" office:value-type="string">
            <text:p>00</text:p>
          </table:table-cell>
          <table:table-cell table:style-name="ce1730" office:value-type="string">
            <text:p>00</text:p>
          </table:table-cell>
          <table:table-cell table:style-name="ce1762" office:value-type="string">
            <text:p>00</text:p>
          </table:table-cell>
          <table:table-cell table:style-name="ce1795" office:value-type="string">
            <text:p>00</text:p>
          </table:table-cell>
          <table:table-cell table:style-name="ce1828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33" office:value-type="float" office:value="10">
            <text:p>10</text:p>
          </table:table-cell>
          <table:table-cell table:style-name="ce865" office:value-type="string">
            <text:p>00</text:p>
          </table:table-cell>
          <table:table-cell table:style-name="ce898" office:value-type="string">
            <text:p>00</text:p>
          </table:table-cell>
          <table:table-cell table:style-name="ce931" office:value-type="string">
            <text:p>00</text:p>
          </table:table-cell>
          <table:table-cell table:style-name="ce963" office:value-type="string">
            <text:p>00</text:p>
          </table:table-cell>
          <table:table-cell table:style-name="ce995" office:value-type="string">
            <text:p>00</text:p>
          </table:table-cell>
          <table:table-cell table:style-name="ce1027" office:value-type="string">
            <text:p>00</text:p>
          </table:table-cell>
          <table:table-cell table:style-name="ce1059" office:value-type="string">
            <text:p>00</text:p>
          </table:table-cell>
          <table:table-cell table:style-name="ce1091" office:value-type="string">
            <text:p>00</text:p>
          </table:table-cell>
          <table:table-cell table:style-name="ce1123" office:value-type="string">
            <text:p>00</text:p>
          </table:table-cell>
          <table:table-cell table:style-name="ce1155" office:value-type="string">
            <text:p>00</text:p>
          </table:table-cell>
          <table:table-cell table:style-name="ce1187" office:value-type="string">
            <text:p>00</text:p>
          </table:table-cell>
          <table:table-cell table:style-name="ce1219" office:value-type="string">
            <text:p>00</text:p>
          </table:table-cell>
          <table:table-cell table:style-name="ce1251" office:value-type="string">
            <text:p>00</text:p>
          </table:table-cell>
          <table:table-cell table:style-name="ce1283" office:value-type="string">
            <text:p>00</text:p>
          </table:table-cell>
          <table:table-cell table:style-name="ce1315" office:value-type="string">
            <text:p>00</text:p>
          </table:table-cell>
          <table:table-cell table:style-name="ce1347" office:value-type="string">
            <text:p>00</text:p>
          </table:table-cell>
          <table:table-cell table:style-name="ce1379" office:value-type="string">
            <text:p>00</text:p>
          </table:table-cell>
          <table:table-cell table:style-name="ce1411" office:value-type="string">
            <text:p>00</text:p>
          </table:table-cell>
          <table:table-cell table:style-name="ce1443" office:value-type="string">
            <text:p>00</text:p>
          </table:table-cell>
          <table:table-cell table:style-name="ce1475" office:value-type="string">
            <text:p>00</text:p>
          </table:table-cell>
          <table:table-cell table:style-name="ce1507" office:value-type="string">
            <text:p>00</text:p>
          </table:table-cell>
          <table:table-cell table:style-name="ce1539" office:value-type="string">
            <text:p>00</text:p>
          </table:table-cell>
          <table:table-cell table:style-name="ce1571" office:value-type="string">
            <text:p>00</text:p>
          </table:table-cell>
          <table:table-cell table:style-name="ce1603" office:value-type="string">
            <text:p>00</text:p>
          </table:table-cell>
          <table:table-cell table:style-name="ce1635" office:value-type="string">
            <text:p>00</text:p>
          </table:table-cell>
          <table:table-cell table:style-name="ce1667" office:value-type="string">
            <text:p>00</text:p>
          </table:table-cell>
          <table:table-cell table:style-name="ce1699" office:value-type="string">
            <text:p>00</text:p>
          </table:table-cell>
          <table:table-cell table:style-name="ce1731" office:value-type="string">
            <text:p>00</text:p>
          </table:table-cell>
          <table:table-cell table:style-name="ce1763" office:value-type="string">
            <text:p>00</text:p>
          </table:table-cell>
          <table:table-cell table:style-name="ce1796" office:value-type="string">
            <text:p>00</text:p>
          </table:table-cell>
          <table:table-cell table:style-name="ce1829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34" office:value-type="float" office:value="10">
            <text:p>10</text:p>
          </table:table-cell>
          <table:table-cell table:style-name="ce866" office:value-type="string">
            <text:p>00</text:p>
          </table:table-cell>
          <table:table-cell table:style-name="ce899" office:value-type="string">
            <text:p>00</text:p>
          </table:table-cell>
          <table:table-cell table:style-name="ce932" office:value-type="string">
            <text:p>00</text:p>
          </table:table-cell>
          <table:table-cell table:style-name="ce964" office:value-type="string">
            <text:p>00</text:p>
          </table:table-cell>
          <table:table-cell table:style-name="ce996" office:value-type="string">
            <text:p>00</text:p>
          </table:table-cell>
          <table:table-cell table:style-name="ce1028" office:value-type="string">
            <text:p>00</text:p>
          </table:table-cell>
          <table:table-cell table:style-name="ce1060" office:value-type="string">
            <text:p>00</text:p>
          </table:table-cell>
          <table:table-cell table:style-name="ce1092" office:value-type="string">
            <text:p>00</text:p>
          </table:table-cell>
          <table:table-cell table:style-name="ce1124" office:value-type="string">
            <text:p>00</text:p>
          </table:table-cell>
          <table:table-cell table:style-name="ce1156" office:value-type="string">
            <text:p>00</text:p>
          </table:table-cell>
          <table:table-cell table:style-name="ce1188" office:value-type="string">
            <text:p>00</text:p>
          </table:table-cell>
          <table:table-cell table:style-name="ce1220" office:value-type="string">
            <text:p>00</text:p>
          </table:table-cell>
          <table:table-cell table:style-name="ce1252" office:value-type="string">
            <text:p>00</text:p>
          </table:table-cell>
          <table:table-cell table:style-name="ce1284" office:value-type="string">
            <text:p>00</text:p>
          </table:table-cell>
          <table:table-cell table:style-name="ce1316" office:value-type="string">
            <text:p>00</text:p>
          </table:table-cell>
          <table:table-cell table:style-name="ce1348" office:value-type="string">
            <text:p>00</text:p>
          </table:table-cell>
          <table:table-cell table:style-name="ce1380" office:value-type="string">
            <text:p>00</text:p>
          </table:table-cell>
          <table:table-cell table:style-name="ce1412" office:value-type="string">
            <text:p>00</text:p>
          </table:table-cell>
          <table:table-cell table:style-name="ce1444" office:value-type="string">
            <text:p>00</text:p>
          </table:table-cell>
          <table:table-cell table:style-name="ce1476" office:value-type="string">
            <text:p>00</text:p>
          </table:table-cell>
          <table:table-cell table:style-name="ce1508" office:value-type="string">
            <text:p>00</text:p>
          </table:table-cell>
          <table:table-cell table:style-name="ce1540" office:value-type="string">
            <text:p>00</text:p>
          </table:table-cell>
          <table:table-cell table:style-name="ce1572" office:value-type="string">
            <text:p>00</text:p>
          </table:table-cell>
          <table:table-cell table:style-name="ce1604" office:value-type="string">
            <text:p>00</text:p>
          </table:table-cell>
          <table:table-cell table:style-name="ce1636" office:value-type="string">
            <text:p>00</text:p>
          </table:table-cell>
          <table:table-cell table:style-name="ce1668" office:value-type="string">
            <text:p>00</text:p>
          </table:table-cell>
          <table:table-cell table:style-name="ce1700" office:value-type="string">
            <text:p>00</text:p>
          </table:table-cell>
          <table:table-cell table:style-name="ce1732" office:value-type="string">
            <text:p>00</text:p>
          </table:table-cell>
          <table:table-cell table:style-name="ce1764" office:value-type="string">
            <text:p>00</text:p>
          </table:table-cell>
          <table:table-cell table:style-name="ce1797" office:value-type="string">
            <text:p>00</text:p>
          </table:table-cell>
          <table:table-cell table:style-name="ce1830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35" office:value-type="float" office:value="10">
            <text:p>10</text:p>
          </table:table-cell>
          <table:table-cell table:style-name="ce867" office:value-type="string">
            <text:p>00</text:p>
          </table:table-cell>
          <table:table-cell table:style-name="ce900" office:value-type="string">
            <text:p>00</text:p>
          </table:table-cell>
          <table:table-cell table:style-name="ce933" office:value-type="string">
            <text:p>00</text:p>
          </table:table-cell>
          <table:table-cell table:style-name="ce965" office:value-type="string">
            <text:p>00</text:p>
          </table:table-cell>
          <table:table-cell table:style-name="ce997" office:value-type="string">
            <text:p>00</text:p>
          </table:table-cell>
          <table:table-cell table:style-name="ce1029" office:value-type="string">
            <text:p>00</text:p>
          </table:table-cell>
          <table:table-cell table:style-name="ce1061" office:value-type="string">
            <text:p>00</text:p>
          </table:table-cell>
          <table:table-cell table:style-name="ce1093" office:value-type="string">
            <text:p>00</text:p>
          </table:table-cell>
          <table:table-cell table:style-name="ce1125" office:value-type="string">
            <text:p>00</text:p>
          </table:table-cell>
          <table:table-cell table:style-name="ce1157" office:value-type="string">
            <text:p>00</text:p>
          </table:table-cell>
          <table:table-cell table:style-name="ce1189" office:value-type="string">
            <text:p>00</text:p>
          </table:table-cell>
          <table:table-cell table:style-name="ce1221" office:value-type="string">
            <text:p>00</text:p>
          </table:table-cell>
          <table:table-cell table:style-name="ce1253" office:value-type="string">
            <text:p>00</text:p>
          </table:table-cell>
          <table:table-cell table:style-name="ce1285" office:value-type="string">
            <text:p>00</text:p>
          </table:table-cell>
          <table:table-cell table:style-name="ce1317" office:value-type="string">
            <text:p>00</text:p>
          </table:table-cell>
          <table:table-cell table:style-name="ce1349" office:value-type="string">
            <text:p>00</text:p>
          </table:table-cell>
          <table:table-cell table:style-name="ce1381" office:value-type="string">
            <text:p>00</text:p>
          </table:table-cell>
          <table:table-cell table:style-name="ce1413" office:value-type="string">
            <text:p>00</text:p>
          </table:table-cell>
          <table:table-cell table:style-name="ce1445" office:value-type="string">
            <text:p>00</text:p>
          </table:table-cell>
          <table:table-cell table:style-name="ce1477" office:value-type="string">
            <text:p>00</text:p>
          </table:table-cell>
          <table:table-cell table:style-name="ce1509" office:value-type="string">
            <text:p>00</text:p>
          </table:table-cell>
          <table:table-cell table:style-name="ce1541" office:value-type="string">
            <text:p>00</text:p>
          </table:table-cell>
          <table:table-cell table:style-name="ce1573" office:value-type="string">
            <text:p>00</text:p>
          </table:table-cell>
          <table:table-cell table:style-name="ce1605" office:value-type="string">
            <text:p>00</text:p>
          </table:table-cell>
          <table:table-cell table:style-name="ce1637" office:value-type="string">
            <text:p>00</text:p>
          </table:table-cell>
          <table:table-cell table:style-name="ce1669" office:value-type="string">
            <text:p>00</text:p>
          </table:table-cell>
          <table:table-cell table:style-name="ce1701" office:value-type="string">
            <text:p>00</text:p>
          </table:table-cell>
          <table:table-cell table:style-name="ce1733" office:value-type="string">
            <text:p>00</text:p>
          </table:table-cell>
          <table:table-cell table:style-name="ce1765" office:value-type="string">
            <text:p>00</text:p>
          </table:table-cell>
          <table:table-cell table:style-name="ce1798" office:value-type="string">
            <text:p>00</text:p>
          </table:table-cell>
          <table:table-cell table:style-name="ce1831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36" office:value-type="float" office:value="10">
            <text:p>10</text:p>
          </table:table-cell>
          <table:table-cell table:style-name="ce868" office:value-type="string">
            <text:p>00</text:p>
          </table:table-cell>
          <table:table-cell table:style-name="ce901" office:value-type="string">
            <text:p>00</text:p>
          </table:table-cell>
          <table:table-cell table:style-name="ce934" office:value-type="string">
            <text:p>00</text:p>
          </table:table-cell>
          <table:table-cell table:style-name="ce966" office:value-type="string">
            <text:p>00</text:p>
          </table:table-cell>
          <table:table-cell table:style-name="ce998" office:value-type="string">
            <text:p>00</text:p>
          </table:table-cell>
          <table:table-cell table:style-name="ce1030" office:value-type="string">
            <text:p>00</text:p>
          </table:table-cell>
          <table:table-cell table:style-name="ce1062" office:value-type="string">
            <text:p>00</text:p>
          </table:table-cell>
          <table:table-cell table:style-name="ce1094" office:value-type="string">
            <text:p>00</text:p>
          </table:table-cell>
          <table:table-cell table:style-name="ce1126" office:value-type="string">
            <text:p>00</text:p>
          </table:table-cell>
          <table:table-cell table:style-name="ce1158" office:value-type="string">
            <text:p>00</text:p>
          </table:table-cell>
          <table:table-cell table:style-name="ce1190" office:value-type="string">
            <text:p>00</text:p>
          </table:table-cell>
          <table:table-cell table:style-name="ce1222" office:value-type="string">
            <text:p>00</text:p>
          </table:table-cell>
          <table:table-cell table:style-name="ce1254" office:value-type="string">
            <text:p>00</text:p>
          </table:table-cell>
          <table:table-cell table:style-name="ce1286" office:value-type="string">
            <text:p>00</text:p>
          </table:table-cell>
          <table:table-cell table:style-name="ce1318" office:value-type="string">
            <text:p>00</text:p>
          </table:table-cell>
          <table:table-cell table:style-name="ce1350" office:value-type="string">
            <text:p>00</text:p>
          </table:table-cell>
          <table:table-cell table:style-name="ce1382" office:value-type="string">
            <text:p>00</text:p>
          </table:table-cell>
          <table:table-cell table:style-name="ce1414" office:value-type="string">
            <text:p>00</text:p>
          </table:table-cell>
          <table:table-cell table:style-name="ce1446" office:value-type="string">
            <text:p>00</text:p>
          </table:table-cell>
          <table:table-cell table:style-name="ce1478" office:value-type="string">
            <text:p>00</text:p>
          </table:table-cell>
          <table:table-cell table:style-name="ce1510" office:value-type="string">
            <text:p>00</text:p>
          </table:table-cell>
          <table:table-cell table:style-name="ce1542" office:value-type="string">
            <text:p>00</text:p>
          </table:table-cell>
          <table:table-cell table:style-name="ce1574" office:value-type="string">
            <text:p>00</text:p>
          </table:table-cell>
          <table:table-cell table:style-name="ce1606" office:value-type="string">
            <text:p>00</text:p>
          </table:table-cell>
          <table:table-cell table:style-name="ce1638" office:value-type="string">
            <text:p>00</text:p>
          </table:table-cell>
          <table:table-cell table:style-name="ce1670" office:value-type="string">
            <text:p>00</text:p>
          </table:table-cell>
          <table:table-cell table:style-name="ce1702" office:value-type="string">
            <text:p>00</text:p>
          </table:table-cell>
          <table:table-cell table:style-name="ce1734" office:value-type="string">
            <text:p>00</text:p>
          </table:table-cell>
          <table:table-cell table:style-name="ce1766" office:value-type="string">
            <text:p>00</text:p>
          </table:table-cell>
          <table:table-cell table:style-name="ce1799" office:value-type="string">
            <text:p>00</text:p>
          </table:table-cell>
          <table:table-cell table:style-name="ce1832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37" office:value-type="float" office:value="10">
            <text:p>10</text:p>
          </table:table-cell>
          <table:table-cell table:style-name="ce869" office:value-type="string">
            <text:p>00</text:p>
          </table:table-cell>
          <table:table-cell table:style-name="ce902" office:value-type="string">
            <text:p>00</text:p>
          </table:table-cell>
          <table:table-cell table:style-name="ce935" office:value-type="string">
            <text:p>00</text:p>
          </table:table-cell>
          <table:table-cell table:style-name="ce967" office:value-type="string">
            <text:p>00</text:p>
          </table:table-cell>
          <table:table-cell table:style-name="ce999" office:value-type="string">
            <text:p>00</text:p>
          </table:table-cell>
          <table:table-cell table:style-name="ce1031" office:value-type="string">
            <text:p>00</text:p>
          </table:table-cell>
          <table:table-cell table:style-name="ce1063" office:value-type="string">
            <text:p>00</text:p>
          </table:table-cell>
          <table:table-cell table:style-name="ce1095" office:value-type="string">
            <text:p>00</text:p>
          </table:table-cell>
          <table:table-cell table:style-name="ce1127" office:value-type="string">
            <text:p>00</text:p>
          </table:table-cell>
          <table:table-cell table:style-name="ce1159" office:value-type="string">
            <text:p>00</text:p>
          </table:table-cell>
          <table:table-cell table:style-name="ce1191" office:value-type="string">
            <text:p>00</text:p>
          </table:table-cell>
          <table:table-cell table:style-name="ce1223" office:value-type="string">
            <text:p>00</text:p>
          </table:table-cell>
          <table:table-cell table:style-name="ce1255" office:value-type="string">
            <text:p>00</text:p>
          </table:table-cell>
          <table:table-cell table:style-name="ce1287" office:value-type="string">
            <text:p>00</text:p>
          </table:table-cell>
          <table:table-cell table:style-name="ce1319" office:value-type="string">
            <text:p>00</text:p>
          </table:table-cell>
          <table:table-cell table:style-name="ce1351" office:value-type="string">
            <text:p>00</text:p>
          </table:table-cell>
          <table:table-cell table:style-name="ce1383" office:value-type="string">
            <text:p>00</text:p>
          </table:table-cell>
          <table:table-cell table:style-name="ce1415" office:value-type="string">
            <text:p>00</text:p>
          </table:table-cell>
          <table:table-cell table:style-name="ce1447" office:value-type="string">
            <text:p>00</text:p>
          </table:table-cell>
          <table:table-cell table:style-name="ce1479" office:value-type="string">
            <text:p>00</text:p>
          </table:table-cell>
          <table:table-cell table:style-name="ce1511" office:value-type="string">
            <text:p>00</text:p>
          </table:table-cell>
          <table:table-cell table:style-name="ce1543" office:value-type="string">
            <text:p>00</text:p>
          </table:table-cell>
          <table:table-cell table:style-name="ce1575" office:value-type="string">
            <text:p>00</text:p>
          </table:table-cell>
          <table:table-cell table:style-name="ce1607" office:value-type="string">
            <text:p>00</text:p>
          </table:table-cell>
          <table:table-cell table:style-name="ce1639" office:value-type="string">
            <text:p>00</text:p>
          </table:table-cell>
          <table:table-cell table:style-name="ce1671" office:value-type="string">
            <text:p>00</text:p>
          </table:table-cell>
          <table:table-cell table:style-name="ce1703" office:value-type="string">
            <text:p>00</text:p>
          </table:table-cell>
          <table:table-cell table:style-name="ce1735" office:value-type="string">
            <text:p>00</text:p>
          </table:table-cell>
          <table:table-cell table:style-name="ce1767" office:value-type="string">
            <text:p>00</text:p>
          </table:table-cell>
          <table:table-cell table:style-name="ce1800" office:value-type="string">
            <text:p>00</text:p>
          </table:table-cell>
          <table:table-cell table:style-name="ce1833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38" office:value-type="float" office:value="10">
            <text:p>10</text:p>
          </table:table-cell>
          <table:table-cell table:style-name="ce870" office:value-type="string">
            <text:p>00</text:p>
          </table:table-cell>
          <table:table-cell table:style-name="ce903" office:value-type="string">
            <text:p>00</text:p>
          </table:table-cell>
          <table:table-cell table:style-name="ce936" office:value-type="string">
            <text:p>00</text:p>
          </table:table-cell>
          <table:table-cell table:style-name="ce968" office:value-type="string">
            <text:p>00</text:p>
          </table:table-cell>
          <table:table-cell table:style-name="ce1000" office:value-type="string">
            <text:p>00</text:p>
          </table:table-cell>
          <table:table-cell table:style-name="ce1032" office:value-type="string">
            <text:p>00</text:p>
          </table:table-cell>
          <table:table-cell table:style-name="ce1064" office:value-type="string">
            <text:p>00</text:p>
          </table:table-cell>
          <table:table-cell table:style-name="ce1096" office:value-type="string">
            <text:p>00</text:p>
          </table:table-cell>
          <table:table-cell table:style-name="ce1128" office:value-type="string">
            <text:p>00</text:p>
          </table:table-cell>
          <table:table-cell table:style-name="ce1160" office:value-type="string">
            <text:p>00</text:p>
          </table:table-cell>
          <table:table-cell table:style-name="ce1192" office:value-type="string">
            <text:p>00</text:p>
          </table:table-cell>
          <table:table-cell table:style-name="ce1224" office:value-type="string">
            <text:p>00</text:p>
          </table:table-cell>
          <table:table-cell table:style-name="ce1256" office:value-type="string">
            <text:p>00</text:p>
          </table:table-cell>
          <table:table-cell table:style-name="ce1288" office:value-type="string">
            <text:p>00</text:p>
          </table:table-cell>
          <table:table-cell table:style-name="ce1320" office:value-type="string">
            <text:p>00</text:p>
          </table:table-cell>
          <table:table-cell table:style-name="ce1352" office:value-type="string">
            <text:p>00</text:p>
          </table:table-cell>
          <table:table-cell table:style-name="ce1384" office:value-type="string">
            <text:p>00</text:p>
          </table:table-cell>
          <table:table-cell table:style-name="ce1416" office:value-type="string">
            <text:p>00</text:p>
          </table:table-cell>
          <table:table-cell table:style-name="ce1448" office:value-type="string">
            <text:p>00</text:p>
          </table:table-cell>
          <table:table-cell table:style-name="ce1480" office:value-type="string">
            <text:p>00</text:p>
          </table:table-cell>
          <table:table-cell table:style-name="ce1512" office:value-type="string">
            <text:p>00</text:p>
          </table:table-cell>
          <table:table-cell table:style-name="ce1544" office:value-type="string">
            <text:p>00</text:p>
          </table:table-cell>
          <table:table-cell table:style-name="ce1576" office:value-type="string">
            <text:p>00</text:p>
          </table:table-cell>
          <table:table-cell table:style-name="ce1608" office:value-type="string">
            <text:p>00</text:p>
          </table:table-cell>
          <table:table-cell table:style-name="ce1640" office:value-type="string">
            <text:p>00</text:p>
          </table:table-cell>
          <table:table-cell table:style-name="ce1672" office:value-type="string">
            <text:p>00</text:p>
          </table:table-cell>
          <table:table-cell table:style-name="ce1704" office:value-type="string">
            <text:p>00</text:p>
          </table:table-cell>
          <table:table-cell table:style-name="ce1736" office:value-type="string">
            <text:p>00</text:p>
          </table:table-cell>
          <table:table-cell table:style-name="ce1768" office:value-type="string">
            <text:p>00</text:p>
          </table:table-cell>
          <table:table-cell table:style-name="ce1801" office:value-type="string">
            <text:p>00</text:p>
          </table:table-cell>
          <table:table-cell table:style-name="ce1834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39" office:value-type="float" office:value="10">
            <text:p>10</text:p>
          </table:table-cell>
          <table:table-cell table:style-name="ce871" office:value-type="string">
            <text:p>00</text:p>
          </table:table-cell>
          <table:table-cell table:style-name="ce904" office:value-type="string">
            <text:p>00</text:p>
          </table:table-cell>
          <table:table-cell table:style-name="ce937" office:value-type="string">
            <text:p>00</text:p>
          </table:table-cell>
          <table:table-cell table:style-name="ce969" office:value-type="string">
            <text:p>00</text:p>
          </table:table-cell>
          <table:table-cell table:style-name="ce1001" office:value-type="string">
            <text:p>00</text:p>
          </table:table-cell>
          <table:table-cell table:style-name="ce1033" office:value-type="string">
            <text:p>00</text:p>
          </table:table-cell>
          <table:table-cell table:style-name="ce1065" office:value-type="string">
            <text:p>00</text:p>
          </table:table-cell>
          <table:table-cell table:style-name="ce1097" office:value-type="string">
            <text:p>00</text:p>
          </table:table-cell>
          <table:table-cell table:style-name="ce1129" office:value-type="string">
            <text:p>00</text:p>
          </table:table-cell>
          <table:table-cell table:style-name="ce1161" office:value-type="string">
            <text:p>00</text:p>
          </table:table-cell>
          <table:table-cell table:style-name="ce1193" office:value-type="string">
            <text:p>00</text:p>
          </table:table-cell>
          <table:table-cell table:style-name="ce1225" office:value-type="string">
            <text:p>00</text:p>
          </table:table-cell>
          <table:table-cell table:style-name="ce1257" office:value-type="string">
            <text:p>00</text:p>
          </table:table-cell>
          <table:table-cell table:style-name="ce1289" office:value-type="string">
            <text:p>00</text:p>
          </table:table-cell>
          <table:table-cell table:style-name="ce1321" office:value-type="string">
            <text:p>00</text:p>
          </table:table-cell>
          <table:table-cell table:style-name="ce1353" office:value-type="string">
            <text:p>00</text:p>
          </table:table-cell>
          <table:table-cell table:style-name="ce1385" office:value-type="string">
            <text:p>00</text:p>
          </table:table-cell>
          <table:table-cell table:style-name="ce1417" office:value-type="string">
            <text:p>00</text:p>
          </table:table-cell>
          <table:table-cell table:style-name="ce1449" office:value-type="string">
            <text:p>00</text:p>
          </table:table-cell>
          <table:table-cell table:style-name="ce1481" office:value-type="string">
            <text:p>00</text:p>
          </table:table-cell>
          <table:table-cell table:style-name="ce1513" office:value-type="string">
            <text:p>00</text:p>
          </table:table-cell>
          <table:table-cell table:style-name="ce1545" office:value-type="string">
            <text:p>00</text:p>
          </table:table-cell>
          <table:table-cell table:style-name="ce1577" office:value-type="string">
            <text:p>00</text:p>
          </table:table-cell>
          <table:table-cell table:style-name="ce1609" office:value-type="string">
            <text:p>00</text:p>
          </table:table-cell>
          <table:table-cell table:style-name="ce1641" office:value-type="string">
            <text:p>00</text:p>
          </table:table-cell>
          <table:table-cell table:style-name="ce1673" office:value-type="string">
            <text:p>00</text:p>
          </table:table-cell>
          <table:table-cell table:style-name="ce1705" office:value-type="string">
            <text:p>00</text:p>
          </table:table-cell>
          <table:table-cell table:style-name="ce1737" office:value-type="string">
            <text:p>00</text:p>
          </table:table-cell>
          <table:table-cell table:style-name="ce1769" office:value-type="string">
            <text:p>00</text:p>
          </table:table-cell>
          <table:table-cell table:style-name="ce1802" office:value-type="string">
            <text:p>00</text:p>
          </table:table-cell>
          <table:table-cell table:style-name="ce1835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40" office:value-type="float" office:value="10">
            <text:p>10</text:p>
          </table:table-cell>
          <table:table-cell table:style-name="ce872" office:value-type="string">
            <text:p>00</text:p>
          </table:table-cell>
          <table:table-cell table:style-name="ce905" office:value-type="string">
            <text:p>00</text:p>
          </table:table-cell>
          <table:table-cell table:style-name="ce938" office:value-type="string">
            <text:p>00</text:p>
          </table:table-cell>
          <table:table-cell table:style-name="ce970" office:value-type="string">
            <text:p>00</text:p>
          </table:table-cell>
          <table:table-cell table:style-name="ce1002" office:value-type="string">
            <text:p>00</text:p>
          </table:table-cell>
          <table:table-cell table:style-name="ce1034" office:value-type="string">
            <text:p>00</text:p>
          </table:table-cell>
          <table:table-cell table:style-name="ce1066" office:value-type="string">
            <text:p>00</text:p>
          </table:table-cell>
          <table:table-cell table:style-name="ce1098" office:value-type="string">
            <text:p>00</text:p>
          </table:table-cell>
          <table:table-cell table:style-name="ce1130" office:value-type="string">
            <text:p>00</text:p>
          </table:table-cell>
          <table:table-cell table:style-name="ce1162" office:value-type="string">
            <text:p>00</text:p>
          </table:table-cell>
          <table:table-cell table:style-name="ce1194" office:value-type="string">
            <text:p>00</text:p>
          </table:table-cell>
          <table:table-cell table:style-name="ce1226" office:value-type="string">
            <text:p>00</text:p>
          </table:table-cell>
          <table:table-cell table:style-name="ce1258" office:value-type="string">
            <text:p>00</text:p>
          </table:table-cell>
          <table:table-cell table:style-name="ce1290" office:value-type="string">
            <text:p>00</text:p>
          </table:table-cell>
          <table:table-cell table:style-name="ce1322" office:value-type="string">
            <text:p>00</text:p>
          </table:table-cell>
          <table:table-cell table:style-name="ce1354" office:value-type="string">
            <text:p>00</text:p>
          </table:table-cell>
          <table:table-cell table:style-name="ce1386" office:value-type="string">
            <text:p>00</text:p>
          </table:table-cell>
          <table:table-cell table:style-name="ce1418" office:value-type="string">
            <text:p>00</text:p>
          </table:table-cell>
          <table:table-cell table:style-name="ce1450" office:value-type="string">
            <text:p>00</text:p>
          </table:table-cell>
          <table:table-cell table:style-name="ce1482" office:value-type="string">
            <text:p>00</text:p>
          </table:table-cell>
          <table:table-cell table:style-name="ce1514" office:value-type="string">
            <text:p>00</text:p>
          </table:table-cell>
          <table:table-cell table:style-name="ce1546" office:value-type="string">
            <text:p>00</text:p>
          </table:table-cell>
          <table:table-cell table:style-name="ce1578" office:value-type="string">
            <text:p>00</text:p>
          </table:table-cell>
          <table:table-cell table:style-name="ce1610" office:value-type="string">
            <text:p>00</text:p>
          </table:table-cell>
          <table:table-cell table:style-name="ce1642" office:value-type="string">
            <text:p>00</text:p>
          </table:table-cell>
          <table:table-cell table:style-name="ce1674" office:value-type="string">
            <text:p>00</text:p>
          </table:table-cell>
          <table:table-cell table:style-name="ce1706" office:value-type="string">
            <text:p>00</text:p>
          </table:table-cell>
          <table:table-cell table:style-name="ce1738" office:value-type="string">
            <text:p>00</text:p>
          </table:table-cell>
          <table:table-cell table:style-name="ce1770" office:value-type="string">
            <text:p>00</text:p>
          </table:table-cell>
          <table:table-cell table:style-name="ce1803" office:value-type="string">
            <text:p>00</text:p>
          </table:table-cell>
          <table:table-cell table:style-name="ce1836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41" office:value-type="float" office:value="10">
            <text:p>10</text:p>
          </table:table-cell>
          <table:table-cell table:style-name="ce873" office:value-type="string">
            <text:p>00</text:p>
          </table:table-cell>
          <table:table-cell table:style-name="ce906" office:value-type="string">
            <text:p>00</text:p>
          </table:table-cell>
          <table:table-cell table:style-name="ce939" office:value-type="string">
            <text:p>00</text:p>
          </table:table-cell>
          <table:table-cell table:style-name="ce971" office:value-type="string">
            <text:p>00</text:p>
          </table:table-cell>
          <table:table-cell table:style-name="ce1003" office:value-type="string">
            <text:p>00</text:p>
          </table:table-cell>
          <table:table-cell table:style-name="ce1035" office:value-type="string">
            <text:p>00</text:p>
          </table:table-cell>
          <table:table-cell table:style-name="ce1067" office:value-type="string">
            <text:p>00</text:p>
          </table:table-cell>
          <table:table-cell table:style-name="ce1099" office:value-type="string">
            <text:p>00</text:p>
          </table:table-cell>
          <table:table-cell table:style-name="ce1131" office:value-type="string">
            <text:p>00</text:p>
          </table:table-cell>
          <table:table-cell table:style-name="ce1163" office:value-type="string">
            <text:p>00</text:p>
          </table:table-cell>
          <table:table-cell table:style-name="ce1195" office:value-type="string">
            <text:p>00</text:p>
          </table:table-cell>
          <table:table-cell table:style-name="ce1227" office:value-type="string">
            <text:p>00</text:p>
          </table:table-cell>
          <table:table-cell table:style-name="ce1259" office:value-type="string">
            <text:p>00</text:p>
          </table:table-cell>
          <table:table-cell table:style-name="ce1291" office:value-type="string">
            <text:p>00</text:p>
          </table:table-cell>
          <table:table-cell table:style-name="ce1323" office:value-type="string">
            <text:p>00</text:p>
          </table:table-cell>
          <table:table-cell table:style-name="ce1355" office:value-type="string">
            <text:p>00</text:p>
          </table:table-cell>
          <table:table-cell table:style-name="ce1387" office:value-type="string">
            <text:p>00</text:p>
          </table:table-cell>
          <table:table-cell table:style-name="ce1419" office:value-type="string">
            <text:p>00</text:p>
          </table:table-cell>
          <table:table-cell table:style-name="ce1451" office:value-type="string">
            <text:p>00</text:p>
          </table:table-cell>
          <table:table-cell table:style-name="ce1483" office:value-type="string">
            <text:p>00</text:p>
          </table:table-cell>
          <table:table-cell table:style-name="ce1515" office:value-type="string">
            <text:p>00</text:p>
          </table:table-cell>
          <table:table-cell table:style-name="ce1547" office:value-type="string">
            <text:p>00</text:p>
          </table:table-cell>
          <table:table-cell table:style-name="ce1579" office:value-type="string">
            <text:p>00</text:p>
          </table:table-cell>
          <table:table-cell table:style-name="ce1611" office:value-type="string">
            <text:p>00</text:p>
          </table:table-cell>
          <table:table-cell table:style-name="ce1643" office:value-type="string">
            <text:p>00</text:p>
          </table:table-cell>
          <table:table-cell table:style-name="ce1675" office:value-type="string">
            <text:p>00</text:p>
          </table:table-cell>
          <table:table-cell table:style-name="ce1707" office:value-type="string">
            <text:p>00</text:p>
          </table:table-cell>
          <table:table-cell table:style-name="ce1739" office:value-type="string">
            <text:p>00</text:p>
          </table:table-cell>
          <table:table-cell table:style-name="ce1771" office:value-type="string">
            <text:p>00</text:p>
          </table:table-cell>
          <table:table-cell table:style-name="ce1804" office:value-type="string">
            <text:p>00</text:p>
          </table:table-cell>
          <table:table-cell table:style-name="ce1837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42" office:value-type="float" office:value="10">
            <text:p>10</text:p>
          </table:table-cell>
          <table:table-cell table:style-name="ce874" office:value-type="string">
            <text:p>00</text:p>
          </table:table-cell>
          <table:table-cell table:style-name="ce907" office:value-type="string">
            <text:p>00</text:p>
          </table:table-cell>
          <table:table-cell table:style-name="ce940" office:value-type="string">
            <text:p>00</text:p>
          </table:table-cell>
          <table:table-cell table:style-name="ce972" office:value-type="string">
            <text:p>00</text:p>
          </table:table-cell>
          <table:table-cell table:style-name="ce1004" office:value-type="string">
            <text:p>00</text:p>
          </table:table-cell>
          <table:table-cell table:style-name="ce1036" office:value-type="string">
            <text:p>00</text:p>
          </table:table-cell>
          <table:table-cell table:style-name="ce1068" office:value-type="string">
            <text:p>00</text:p>
          </table:table-cell>
          <table:table-cell table:style-name="ce1100" office:value-type="string">
            <text:p>00</text:p>
          </table:table-cell>
          <table:table-cell table:style-name="ce1132" office:value-type="string">
            <text:p>00</text:p>
          </table:table-cell>
          <table:table-cell table:style-name="ce1164" office:value-type="string">
            <text:p>00</text:p>
          </table:table-cell>
          <table:table-cell table:style-name="ce1196" office:value-type="string">
            <text:p>00</text:p>
          </table:table-cell>
          <table:table-cell table:style-name="ce1228" office:value-type="string">
            <text:p>00</text:p>
          </table:table-cell>
          <table:table-cell table:style-name="ce1260" office:value-type="string">
            <text:p>00</text:p>
          </table:table-cell>
          <table:table-cell table:style-name="ce1292" office:value-type="string">
            <text:p>00</text:p>
          </table:table-cell>
          <table:table-cell table:style-name="ce1324" office:value-type="string">
            <text:p>00</text:p>
          </table:table-cell>
          <table:table-cell table:style-name="ce1356" office:value-type="string">
            <text:p>00</text:p>
          </table:table-cell>
          <table:table-cell table:style-name="ce1388" office:value-type="string">
            <text:p>00</text:p>
          </table:table-cell>
          <table:table-cell table:style-name="ce1420" office:value-type="string">
            <text:p>00</text:p>
          </table:table-cell>
          <table:table-cell table:style-name="ce1452" office:value-type="string">
            <text:p>00</text:p>
          </table:table-cell>
          <table:table-cell table:style-name="ce1484" office:value-type="string">
            <text:p>00</text:p>
          </table:table-cell>
          <table:table-cell table:style-name="ce1516" office:value-type="string">
            <text:p>00</text:p>
          </table:table-cell>
          <table:table-cell table:style-name="ce1548" office:value-type="string">
            <text:p>00</text:p>
          </table:table-cell>
          <table:table-cell table:style-name="ce1580" office:value-type="string">
            <text:p>00</text:p>
          </table:table-cell>
          <table:table-cell table:style-name="ce1612" office:value-type="string">
            <text:p>00</text:p>
          </table:table-cell>
          <table:table-cell table:style-name="ce1644" office:value-type="string">
            <text:p>00</text:p>
          </table:table-cell>
          <table:table-cell table:style-name="ce1676" office:value-type="string">
            <text:p>00</text:p>
          </table:table-cell>
          <table:table-cell table:style-name="ce1708" office:value-type="string">
            <text:p>00</text:p>
          </table:table-cell>
          <table:table-cell table:style-name="ce1740" office:value-type="string">
            <text:p>00</text:p>
          </table:table-cell>
          <table:table-cell table:style-name="ce1772" office:value-type="string">
            <text:p>00</text:p>
          </table:table-cell>
          <table:table-cell table:style-name="ce1805" office:value-type="string">
            <text:p>00</text:p>
          </table:table-cell>
          <table:table-cell table:style-name="ce1838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43" office:value-type="float" office:value="10">
            <text:p>10</text:p>
          </table:table-cell>
          <table:table-cell table:style-name="ce875" office:value-type="string">
            <text:p>00</text:p>
          </table:table-cell>
          <table:table-cell table:style-name="ce908" office:value-type="string">
            <text:p>00</text:p>
          </table:table-cell>
          <table:table-cell table:style-name="ce941" office:value-type="string">
            <text:p>00</text:p>
          </table:table-cell>
          <table:table-cell table:style-name="ce973" office:value-type="string">
            <text:p>00</text:p>
          </table:table-cell>
          <table:table-cell table:style-name="ce1005" office:value-type="string">
            <text:p>00</text:p>
          </table:table-cell>
          <table:table-cell table:style-name="ce1037" office:value-type="string">
            <text:p>00</text:p>
          </table:table-cell>
          <table:table-cell table:style-name="ce1069" office:value-type="string">
            <text:p>00</text:p>
          </table:table-cell>
          <table:table-cell table:style-name="ce1101" office:value-type="string">
            <text:p>00</text:p>
          </table:table-cell>
          <table:table-cell table:style-name="ce1133" office:value-type="string">
            <text:p>00</text:p>
          </table:table-cell>
          <table:table-cell table:style-name="ce1165" office:value-type="string">
            <text:p>00</text:p>
          </table:table-cell>
          <table:table-cell table:style-name="ce1197" office:value-type="string">
            <text:p>00</text:p>
          </table:table-cell>
          <table:table-cell table:style-name="ce1229" office:value-type="string">
            <text:p>00</text:p>
          </table:table-cell>
          <table:table-cell table:style-name="ce1261" office:value-type="string">
            <text:p>00</text:p>
          </table:table-cell>
          <table:table-cell table:style-name="ce1293" office:value-type="string">
            <text:p>00</text:p>
          </table:table-cell>
          <table:table-cell table:style-name="ce1325" office:value-type="string">
            <text:p>00</text:p>
          </table:table-cell>
          <table:table-cell table:style-name="ce1357" office:value-type="string">
            <text:p>00</text:p>
          </table:table-cell>
          <table:table-cell table:style-name="ce1389" office:value-type="string">
            <text:p>00</text:p>
          </table:table-cell>
          <table:table-cell table:style-name="ce1421" office:value-type="string">
            <text:p>00</text:p>
          </table:table-cell>
          <table:table-cell table:style-name="ce1453" office:value-type="string">
            <text:p>00</text:p>
          </table:table-cell>
          <table:table-cell table:style-name="ce1485" office:value-type="string">
            <text:p>00</text:p>
          </table:table-cell>
          <table:table-cell table:style-name="ce1517" office:value-type="string">
            <text:p>00</text:p>
          </table:table-cell>
          <table:table-cell table:style-name="ce1549" office:value-type="string">
            <text:p>00</text:p>
          </table:table-cell>
          <table:table-cell table:style-name="ce1581" office:value-type="string">
            <text:p>00</text:p>
          </table:table-cell>
          <table:table-cell table:style-name="ce1613" office:value-type="string">
            <text:p>00</text:p>
          </table:table-cell>
          <table:table-cell table:style-name="ce1645" office:value-type="string">
            <text:p>00</text:p>
          </table:table-cell>
          <table:table-cell table:style-name="ce1677" office:value-type="string">
            <text:p>00</text:p>
          </table:table-cell>
          <table:table-cell table:style-name="ce1709" office:value-type="string">
            <text:p>00</text:p>
          </table:table-cell>
          <table:table-cell table:style-name="ce1741" office:value-type="string">
            <text:p>00</text:p>
          </table:table-cell>
          <table:table-cell table:style-name="ce1773" office:value-type="string">
            <text:p>00</text:p>
          </table:table-cell>
          <table:table-cell table:style-name="ce1806" office:value-type="string">
            <text:p>00</text:p>
          </table:table-cell>
          <table:table-cell table:style-name="ce1839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44" office:value-type="float" office:value="10">
            <text:p>10</text:p>
          </table:table-cell>
          <table:table-cell table:style-name="ce876" office:value-type="string">
            <text:p>00</text:p>
          </table:table-cell>
          <table:table-cell table:style-name="ce909" office:value-type="string">
            <text:p>00</text:p>
          </table:table-cell>
          <table:table-cell table:style-name="ce942" office:value-type="string">
            <text:p>00</text:p>
          </table:table-cell>
          <table:table-cell table:style-name="ce974" office:value-type="string">
            <text:p>00</text:p>
          </table:table-cell>
          <table:table-cell table:style-name="ce1006" office:value-type="string">
            <text:p>00</text:p>
          </table:table-cell>
          <table:table-cell table:style-name="ce1038" office:value-type="string">
            <text:p>00</text:p>
          </table:table-cell>
          <table:table-cell table:style-name="ce1070" office:value-type="string">
            <text:p>00</text:p>
          </table:table-cell>
          <table:table-cell table:style-name="ce1102" office:value-type="string">
            <text:p>00</text:p>
          </table:table-cell>
          <table:table-cell table:style-name="ce1134" office:value-type="string">
            <text:p>00</text:p>
          </table:table-cell>
          <table:table-cell table:style-name="ce1166" office:value-type="string">
            <text:p>00</text:p>
          </table:table-cell>
          <table:table-cell table:style-name="ce1198" office:value-type="string">
            <text:p>00</text:p>
          </table:table-cell>
          <table:table-cell table:style-name="ce1230" office:value-type="string">
            <text:p>00</text:p>
          </table:table-cell>
          <table:table-cell table:style-name="ce1262" office:value-type="string">
            <text:p>00</text:p>
          </table:table-cell>
          <table:table-cell table:style-name="ce1294" office:value-type="string">
            <text:p>00</text:p>
          </table:table-cell>
          <table:table-cell table:style-name="ce1326" office:value-type="string">
            <text:p>00</text:p>
          </table:table-cell>
          <table:table-cell table:style-name="ce1358" office:value-type="string">
            <text:p>00</text:p>
          </table:table-cell>
          <table:table-cell table:style-name="ce1390" office:value-type="string">
            <text:p>00</text:p>
          </table:table-cell>
          <table:table-cell table:style-name="ce1422" office:value-type="string">
            <text:p>00</text:p>
          </table:table-cell>
          <table:table-cell table:style-name="ce1454" office:value-type="string">
            <text:p>00</text:p>
          </table:table-cell>
          <table:table-cell table:style-name="ce1486" office:value-type="string">
            <text:p>00</text:p>
          </table:table-cell>
          <table:table-cell table:style-name="ce1518" office:value-type="string">
            <text:p>00</text:p>
          </table:table-cell>
          <table:table-cell table:style-name="ce1550" office:value-type="string">
            <text:p>00</text:p>
          </table:table-cell>
          <table:table-cell table:style-name="ce1582" office:value-type="string">
            <text:p>00</text:p>
          </table:table-cell>
          <table:table-cell table:style-name="ce1614" office:value-type="string">
            <text:p>00</text:p>
          </table:table-cell>
          <table:table-cell table:style-name="ce1646" office:value-type="string">
            <text:p>00</text:p>
          </table:table-cell>
          <table:table-cell table:style-name="ce1678" office:value-type="string">
            <text:p>00</text:p>
          </table:table-cell>
          <table:table-cell table:style-name="ce1710" office:value-type="string">
            <text:p>00</text:p>
          </table:table-cell>
          <table:table-cell table:style-name="ce1742" office:value-type="string">
            <text:p>00</text:p>
          </table:table-cell>
          <table:table-cell table:style-name="ce1774" office:value-type="string">
            <text:p>00</text:p>
          </table:table-cell>
          <table:table-cell table:style-name="ce1807" office:value-type="string">
            <text:p>00</text:p>
          </table:table-cell>
          <table:table-cell table:style-name="ce1840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45" office:value-type="float" office:value="10">
            <text:p>10</text:p>
          </table:table-cell>
          <table:table-cell table:style-name="ce877" office:value-type="string">
            <text:p>00</text:p>
          </table:table-cell>
          <table:table-cell table:style-name="ce910" office:value-type="string">
            <text:p>00</text:p>
          </table:table-cell>
          <table:table-cell table:style-name="ce943" office:value-type="string">
            <text:p>00</text:p>
          </table:table-cell>
          <table:table-cell table:style-name="ce975" office:value-type="string">
            <text:p>00</text:p>
          </table:table-cell>
          <table:table-cell table:style-name="ce1007" office:value-type="string">
            <text:p>00</text:p>
          </table:table-cell>
          <table:table-cell table:style-name="ce1039" office:value-type="string">
            <text:p>00</text:p>
          </table:table-cell>
          <table:table-cell table:style-name="ce1071" office:value-type="string">
            <text:p>00</text:p>
          </table:table-cell>
          <table:table-cell table:style-name="ce1103" office:value-type="string">
            <text:p>00</text:p>
          </table:table-cell>
          <table:table-cell table:style-name="ce1135" office:value-type="string">
            <text:p>00</text:p>
          </table:table-cell>
          <table:table-cell table:style-name="ce1167" office:value-type="string">
            <text:p>00</text:p>
          </table:table-cell>
          <table:table-cell table:style-name="ce1199" office:value-type="string">
            <text:p>00</text:p>
          </table:table-cell>
          <table:table-cell table:style-name="ce1231" office:value-type="string">
            <text:p>00</text:p>
          </table:table-cell>
          <table:table-cell table:style-name="ce1263" office:value-type="string">
            <text:p>00</text:p>
          </table:table-cell>
          <table:table-cell table:style-name="ce1295" office:value-type="string">
            <text:p>00</text:p>
          </table:table-cell>
          <table:table-cell table:style-name="ce1327" office:value-type="string">
            <text:p>00</text:p>
          </table:table-cell>
          <table:table-cell table:style-name="ce1359" office:value-type="string">
            <text:p>00</text:p>
          </table:table-cell>
          <table:table-cell table:style-name="ce1391" office:value-type="string">
            <text:p>00</text:p>
          </table:table-cell>
          <table:table-cell table:style-name="ce1423" office:value-type="string">
            <text:p>00</text:p>
          </table:table-cell>
          <table:table-cell table:style-name="ce1455" office:value-type="string">
            <text:p>00</text:p>
          </table:table-cell>
          <table:table-cell table:style-name="ce1487" office:value-type="string">
            <text:p>00</text:p>
          </table:table-cell>
          <table:table-cell table:style-name="ce1519" office:value-type="string">
            <text:p>00</text:p>
          </table:table-cell>
          <table:table-cell table:style-name="ce1551" office:value-type="string">
            <text:p>00</text:p>
          </table:table-cell>
          <table:table-cell table:style-name="ce1583" office:value-type="string">
            <text:p>00</text:p>
          </table:table-cell>
          <table:table-cell table:style-name="ce1615" office:value-type="string">
            <text:p>00</text:p>
          </table:table-cell>
          <table:table-cell table:style-name="ce1647" office:value-type="string">
            <text:p>00</text:p>
          </table:table-cell>
          <table:table-cell table:style-name="ce1679" office:value-type="string">
            <text:p>00</text:p>
          </table:table-cell>
          <table:table-cell table:style-name="ce1711" office:value-type="string">
            <text:p>00</text:p>
          </table:table-cell>
          <table:table-cell table:style-name="ce1743" office:value-type="string">
            <text:p>00</text:p>
          </table:table-cell>
          <table:table-cell table:style-name="ce1775" office:value-type="string">
            <text:p>00</text:p>
          </table:table-cell>
          <table:table-cell table:style-name="ce1808" office:value-type="string">
            <text:p>00</text:p>
          </table:table-cell>
          <table:table-cell table:style-name="ce1841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46" office:value-type="float" office:value="10">
            <text:p>10</text:p>
          </table:table-cell>
          <table:table-cell table:style-name="ce878" office:value-type="string">
            <text:p>00</text:p>
          </table:table-cell>
          <table:table-cell table:style-name="ce911" office:value-type="string">
            <text:p>00</text:p>
          </table:table-cell>
          <table:table-cell table:style-name="ce944" office:value-type="string">
            <text:p>00</text:p>
          </table:table-cell>
          <table:table-cell table:style-name="ce976" office:value-type="string">
            <text:p>00</text:p>
          </table:table-cell>
          <table:table-cell table:style-name="ce1008" office:value-type="string">
            <text:p>00</text:p>
          </table:table-cell>
          <table:table-cell table:style-name="ce1040" office:value-type="string">
            <text:p>00</text:p>
          </table:table-cell>
          <table:table-cell table:style-name="ce1072" office:value-type="string">
            <text:p>00</text:p>
          </table:table-cell>
          <table:table-cell table:style-name="ce1104" office:value-type="string">
            <text:p>00</text:p>
          </table:table-cell>
          <table:table-cell table:style-name="ce1136" office:value-type="string">
            <text:p>00</text:p>
          </table:table-cell>
          <table:table-cell table:style-name="ce1168" office:value-type="string">
            <text:p>00</text:p>
          </table:table-cell>
          <table:table-cell table:style-name="ce1200" office:value-type="string">
            <text:p>00</text:p>
          </table:table-cell>
          <table:table-cell table:style-name="ce1232" office:value-type="string">
            <text:p>00</text:p>
          </table:table-cell>
          <table:table-cell table:style-name="ce1264" office:value-type="string">
            <text:p>00</text:p>
          </table:table-cell>
          <table:table-cell table:style-name="ce1296" office:value-type="string">
            <text:p>00</text:p>
          </table:table-cell>
          <table:table-cell table:style-name="ce1328" office:value-type="string">
            <text:p>00</text:p>
          </table:table-cell>
          <table:table-cell table:style-name="ce1360" office:value-type="string">
            <text:p>00</text:p>
          </table:table-cell>
          <table:table-cell table:style-name="ce1392" office:value-type="string">
            <text:p>00</text:p>
          </table:table-cell>
          <table:table-cell table:style-name="ce1424" office:value-type="string">
            <text:p>00</text:p>
          </table:table-cell>
          <table:table-cell table:style-name="ce1456" office:value-type="string">
            <text:p>00</text:p>
          </table:table-cell>
          <table:table-cell table:style-name="ce1488" office:value-type="string">
            <text:p>00</text:p>
          </table:table-cell>
          <table:table-cell table:style-name="ce1520" office:value-type="string">
            <text:p>00</text:p>
          </table:table-cell>
          <table:table-cell table:style-name="ce1552" office:value-type="string">
            <text:p>00</text:p>
          </table:table-cell>
          <table:table-cell table:style-name="ce1584" office:value-type="string">
            <text:p>00</text:p>
          </table:table-cell>
          <table:table-cell table:style-name="ce1616" office:value-type="string">
            <text:p>00</text:p>
          </table:table-cell>
          <table:table-cell table:style-name="ce1648" office:value-type="string">
            <text:p>00</text:p>
          </table:table-cell>
          <table:table-cell table:style-name="ce1680" office:value-type="string">
            <text:p>00</text:p>
          </table:table-cell>
          <table:table-cell table:style-name="ce1712" office:value-type="string">
            <text:p>00</text:p>
          </table:table-cell>
          <table:table-cell table:style-name="ce1744" office:value-type="string">
            <text:p>00</text:p>
          </table:table-cell>
          <table:table-cell table:style-name="ce1776" office:value-type="string">
            <text:p>00</text:p>
          </table:table-cell>
          <table:table-cell table:style-name="ce1809" office:value-type="string">
            <text:p>00</text:p>
          </table:table-cell>
          <table:table-cell table:style-name="ce1842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47" office:value-type="float" office:value="10">
            <text:p>10</text:p>
          </table:table-cell>
          <table:table-cell table:style-name="ce879" office:value-type="string">
            <text:p>00</text:p>
          </table:table-cell>
          <table:table-cell table:style-name="ce912" office:value-type="string">
            <text:p>00</text:p>
          </table:table-cell>
          <table:table-cell table:style-name="ce945" office:value-type="string">
            <text:p>00</text:p>
          </table:table-cell>
          <table:table-cell table:style-name="ce977" office:value-type="string">
            <text:p>00</text:p>
          </table:table-cell>
          <table:table-cell table:style-name="ce1009" office:value-type="string">
            <text:p>00</text:p>
          </table:table-cell>
          <table:table-cell table:style-name="ce1041" office:value-type="string">
            <text:p>00</text:p>
          </table:table-cell>
          <table:table-cell table:style-name="ce1073" office:value-type="string">
            <text:p>00</text:p>
          </table:table-cell>
          <table:table-cell table:style-name="ce1105" office:value-type="string">
            <text:p>00</text:p>
          </table:table-cell>
          <table:table-cell table:style-name="ce1137" office:value-type="string">
            <text:p>00</text:p>
          </table:table-cell>
          <table:table-cell table:style-name="ce1169" office:value-type="string">
            <text:p>00</text:p>
          </table:table-cell>
          <table:table-cell table:style-name="ce1201" office:value-type="string">
            <text:p>00</text:p>
          </table:table-cell>
          <table:table-cell table:style-name="ce1233" office:value-type="string">
            <text:p>00</text:p>
          </table:table-cell>
          <table:table-cell table:style-name="ce1265" office:value-type="string">
            <text:p>00</text:p>
          </table:table-cell>
          <table:table-cell table:style-name="ce1297" office:value-type="string">
            <text:p>00</text:p>
          </table:table-cell>
          <table:table-cell table:style-name="ce1329" office:value-type="string">
            <text:p>00</text:p>
          </table:table-cell>
          <table:table-cell table:style-name="ce1361" office:value-type="string">
            <text:p>00</text:p>
          </table:table-cell>
          <table:table-cell table:style-name="ce1393" office:value-type="string">
            <text:p>00</text:p>
          </table:table-cell>
          <table:table-cell table:style-name="ce1425" office:value-type="string">
            <text:p>00</text:p>
          </table:table-cell>
          <table:table-cell table:style-name="ce1457" office:value-type="string">
            <text:p>00</text:p>
          </table:table-cell>
          <table:table-cell table:style-name="ce1489" office:value-type="string">
            <text:p>00</text:p>
          </table:table-cell>
          <table:table-cell table:style-name="ce1521" office:value-type="string">
            <text:p>00</text:p>
          </table:table-cell>
          <table:table-cell table:style-name="ce1553" office:value-type="string">
            <text:p>00</text:p>
          </table:table-cell>
          <table:table-cell table:style-name="ce1585" office:value-type="string">
            <text:p>00</text:p>
          </table:table-cell>
          <table:table-cell table:style-name="ce1617" office:value-type="string">
            <text:p>00</text:p>
          </table:table-cell>
          <table:table-cell table:style-name="ce1649" office:value-type="string">
            <text:p>00</text:p>
          </table:table-cell>
          <table:table-cell table:style-name="ce1681" office:value-type="string">
            <text:p>00</text:p>
          </table:table-cell>
          <table:table-cell table:style-name="ce1713" office:value-type="string">
            <text:p>00</text:p>
          </table:table-cell>
          <table:table-cell table:style-name="ce1745" office:value-type="string">
            <text:p>00</text:p>
          </table:table-cell>
          <table:table-cell table:style-name="ce1777" office:value-type="string">
            <text:p>00</text:p>
          </table:table-cell>
          <table:table-cell table:style-name="ce1810" office:value-type="string">
            <text:p>00</text:p>
          </table:table-cell>
          <table:table-cell table:style-name="ce1843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48" office:value-type="string">
            <text:p>00</text:p>
          </table:table-cell>
          <table:table-cell table:style-name="ce880" office:value-type="string">
            <text:p>00</text:p>
          </table:table-cell>
          <table:table-cell table:style-name="ce913" office:value-type="string">
            <text:p>00</text:p>
          </table:table-cell>
          <table:table-cell table:style-name="ce946" office:value-type="string">
            <text:p>00</text:p>
          </table:table-cell>
          <table:table-cell table:style-name="ce978" office:value-type="string">
            <text:p>00</text:p>
          </table:table-cell>
          <table:table-cell table:style-name="ce1010" office:value-type="string">
            <text:p>00</text:p>
          </table:table-cell>
          <table:table-cell table:style-name="ce1042" office:value-type="string">
            <text:p>00</text:p>
          </table:table-cell>
          <table:table-cell table:style-name="ce1074" office:value-type="string">
            <text:p>00</text:p>
          </table:table-cell>
          <table:table-cell table:style-name="ce1106" office:value-type="string">
            <text:p>00</text:p>
          </table:table-cell>
          <table:table-cell table:style-name="ce1138" office:value-type="string">
            <text:p>00</text:p>
          </table:table-cell>
          <table:table-cell table:style-name="ce1170" office:value-type="string">
            <text:p>00</text:p>
          </table:table-cell>
          <table:table-cell table:style-name="ce1202" office:value-type="string">
            <text:p>00</text:p>
          </table:table-cell>
          <table:table-cell table:style-name="ce1234" office:value-type="string">
            <text:p>00</text:p>
          </table:table-cell>
          <table:table-cell table:style-name="ce1266" office:value-type="string">
            <text:p>00</text:p>
          </table:table-cell>
          <table:table-cell table:style-name="ce1298" office:value-type="string">
            <text:p>00</text:p>
          </table:table-cell>
          <table:table-cell table:style-name="ce1330" office:value-type="string">
            <text:p>00</text:p>
          </table:table-cell>
          <table:table-cell table:style-name="ce1362" office:value-type="string">
            <text:p>00</text:p>
          </table:table-cell>
          <table:table-cell table:style-name="ce1394" office:value-type="string">
            <text:p>00</text:p>
          </table:table-cell>
          <table:table-cell table:style-name="ce1426" office:value-type="string">
            <text:p>00</text:p>
          </table:table-cell>
          <table:table-cell table:style-name="ce1458" office:value-type="string">
            <text:p>00</text:p>
          </table:table-cell>
          <table:table-cell table:style-name="ce1490" office:value-type="string">
            <text:p>00</text:p>
          </table:table-cell>
          <table:table-cell table:style-name="ce1522" office:value-type="string">
            <text:p>00</text:p>
          </table:table-cell>
          <table:table-cell table:style-name="ce1554" office:value-type="string">
            <text:p>00</text:p>
          </table:table-cell>
          <table:table-cell table:style-name="ce1586" office:value-type="string">
            <text:p>00</text:p>
          </table:table-cell>
          <table:table-cell table:style-name="ce1618" office:value-type="string">
            <text:p>00</text:p>
          </table:table-cell>
          <table:table-cell table:style-name="ce1650" office:value-type="string">
            <text:p>00</text:p>
          </table:table-cell>
          <table:table-cell table:style-name="ce1682" office:value-type="string">
            <text:p>00</text:p>
          </table:table-cell>
          <table:table-cell table:style-name="ce1714" office:value-type="string">
            <text:p>00</text:p>
          </table:table-cell>
          <table:table-cell table:style-name="ce1746" office:value-type="string">
            <text:p>00</text:p>
          </table:table-cell>
          <table:table-cell table:style-name="ce1778" office:value-type="string">
            <text:p>00</text:p>
          </table:table-cell>
          <table:table-cell table:style-name="ce1811" office:value-type="string">
            <text:p>00</text:p>
          </table:table-cell>
          <table:table-cell table:style-name="ce1844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49" office:value-type="string">
            <text:p>00</text:p>
          </table:table-cell>
          <table:table-cell table:style-name="ce881" office:value-type="string">
            <text:p>00</text:p>
          </table:table-cell>
          <table:table-cell table:style-name="ce914" office:value-type="string">
            <text:p>00</text:p>
          </table:table-cell>
          <table:table-cell table:style-name="ce947" office:value-type="string">
            <text:p>00</text:p>
          </table:table-cell>
          <table:table-cell table:style-name="ce979" office:value-type="string">
            <text:p>00</text:p>
          </table:table-cell>
          <table:table-cell table:style-name="ce1011" office:value-type="string">
            <text:p>00</text:p>
          </table:table-cell>
          <table:table-cell table:style-name="ce1043" office:value-type="string">
            <text:p>00</text:p>
          </table:table-cell>
          <table:table-cell table:style-name="ce1075" office:value-type="string">
            <text:p>00</text:p>
          </table:table-cell>
          <table:table-cell table:style-name="ce1107" office:value-type="string">
            <text:p>00</text:p>
          </table:table-cell>
          <table:table-cell table:style-name="ce1139" office:value-type="string">
            <text:p>00</text:p>
          </table:table-cell>
          <table:table-cell table:style-name="ce1171" office:value-type="string">
            <text:p>00</text:p>
          </table:table-cell>
          <table:table-cell table:style-name="ce1203" office:value-type="string">
            <text:p>00</text:p>
          </table:table-cell>
          <table:table-cell table:style-name="ce1235" office:value-type="string">
            <text:p>00</text:p>
          </table:table-cell>
          <table:table-cell table:style-name="ce1267" office:value-type="string">
            <text:p>00</text:p>
          </table:table-cell>
          <table:table-cell table:style-name="ce1299" office:value-type="string">
            <text:p>00</text:p>
          </table:table-cell>
          <table:table-cell table:style-name="ce1331" office:value-type="string">
            <text:p>00</text:p>
          </table:table-cell>
          <table:table-cell table:style-name="ce1363" office:value-type="string">
            <text:p>00</text:p>
          </table:table-cell>
          <table:table-cell table:style-name="ce1395" office:value-type="string">
            <text:p>00</text:p>
          </table:table-cell>
          <table:table-cell table:style-name="ce1427" office:value-type="string">
            <text:p>00</text:p>
          </table:table-cell>
          <table:table-cell table:style-name="ce1459" office:value-type="string">
            <text:p>00</text:p>
          </table:table-cell>
          <table:table-cell table:style-name="ce1491" office:value-type="string">
            <text:p>00</text:p>
          </table:table-cell>
          <table:table-cell table:style-name="ce1523" office:value-type="string">
            <text:p>00</text:p>
          </table:table-cell>
          <table:table-cell table:style-name="ce1555" office:value-type="string">
            <text:p>00</text:p>
          </table:table-cell>
          <table:table-cell table:style-name="ce1587" office:value-type="string">
            <text:p>00</text:p>
          </table:table-cell>
          <table:table-cell table:style-name="ce1619" office:value-type="string">
            <text:p>00</text:p>
          </table:table-cell>
          <table:table-cell table:style-name="ce1651" office:value-type="string">
            <text:p>00</text:p>
          </table:table-cell>
          <table:table-cell table:style-name="ce1683" office:value-type="string">
            <text:p>00</text:p>
          </table:table-cell>
          <table:table-cell table:style-name="ce1715" office:value-type="string">
            <text:p>00</text:p>
          </table:table-cell>
          <table:table-cell table:style-name="ce1747" office:value-type="string">
            <text:p>00</text:p>
          </table:table-cell>
          <table:table-cell table:style-name="ce1779" office:value-type="string">
            <text:p>00</text:p>
          </table:table-cell>
          <table:table-cell table:style-name="ce1812" office:value-type="string">
            <text:p>00</text:p>
          </table:table-cell>
          <table:table-cell table:style-name="ce1845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50" office:value-type="string">
            <text:p>00</text:p>
          </table:table-cell>
          <table:table-cell table:style-name="ce882" office:value-type="string">
            <text:p>00</text:p>
          </table:table-cell>
          <table:table-cell table:style-name="ce915" office:value-type="string">
            <text:p>00</text:p>
          </table:table-cell>
          <table:table-cell table:style-name="ce948" office:value-type="string">
            <text:p>00</text:p>
          </table:table-cell>
          <table:table-cell table:style-name="ce980" office:value-type="string">
            <text:p>00</text:p>
          </table:table-cell>
          <table:table-cell table:style-name="ce1012" office:value-type="string">
            <text:p>00</text:p>
          </table:table-cell>
          <table:table-cell table:style-name="ce1044" office:value-type="string">
            <text:p>00</text:p>
          </table:table-cell>
          <table:table-cell table:style-name="ce1076" office:value-type="string">
            <text:p>00</text:p>
          </table:table-cell>
          <table:table-cell table:style-name="ce1108" office:value-type="string">
            <text:p>00</text:p>
          </table:table-cell>
          <table:table-cell table:style-name="ce1140" office:value-type="string">
            <text:p>00</text:p>
          </table:table-cell>
          <table:table-cell table:style-name="ce1172" office:value-type="string">
            <text:p>00</text:p>
          </table:table-cell>
          <table:table-cell table:style-name="ce1204" office:value-type="string">
            <text:p>00</text:p>
          </table:table-cell>
          <table:table-cell table:style-name="ce1236" office:value-type="string">
            <text:p>00</text:p>
          </table:table-cell>
          <table:table-cell table:style-name="ce1268" office:value-type="string">
            <text:p>00</text:p>
          </table:table-cell>
          <table:table-cell table:style-name="ce1300" office:value-type="string">
            <text:p>00</text:p>
          </table:table-cell>
          <table:table-cell table:style-name="ce1332" office:value-type="string">
            <text:p>00</text:p>
          </table:table-cell>
          <table:table-cell table:style-name="ce1364" office:value-type="string">
            <text:p>00</text:p>
          </table:table-cell>
          <table:table-cell table:style-name="ce1396" office:value-type="string">
            <text:p>00</text:p>
          </table:table-cell>
          <table:table-cell table:style-name="ce1428" office:value-type="string">
            <text:p>00</text:p>
          </table:table-cell>
          <table:table-cell table:style-name="ce1460" office:value-type="string">
            <text:p>00</text:p>
          </table:table-cell>
          <table:table-cell table:style-name="ce1492" office:value-type="string">
            <text:p>00</text:p>
          </table:table-cell>
          <table:table-cell table:style-name="ce1524" office:value-type="string">
            <text:p>00</text:p>
          </table:table-cell>
          <table:table-cell table:style-name="ce1556" office:value-type="string">
            <text:p>00</text:p>
          </table:table-cell>
          <table:table-cell table:style-name="ce1588" office:value-type="string">
            <text:p>00</text:p>
          </table:table-cell>
          <table:table-cell table:style-name="ce1620" office:value-type="string">
            <text:p>00</text:p>
          </table:table-cell>
          <table:table-cell table:style-name="ce1652" office:value-type="string">
            <text:p>00</text:p>
          </table:table-cell>
          <table:table-cell table:style-name="ce1684" office:value-type="string">
            <text:p>00</text:p>
          </table:table-cell>
          <table:table-cell table:style-name="ce1716" office:value-type="string">
            <text:p>00</text:p>
          </table:table-cell>
          <table:table-cell table:style-name="ce1748" office:value-type="string">
            <text:p>00</text:p>
          </table:table-cell>
          <table:table-cell table:style-name="ce1780" office:value-type="string">
            <text:p>00</text:p>
          </table:table-cell>
          <table:table-cell table:style-name="ce1813" office:value-type="string">
            <text:p>00</text:p>
          </table:table-cell>
          <table:table-cell table:style-name="ce1846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office:value-type="string">
            <text:p>[</text:p>
          </table:table-cell>
          <table:table-cell table:style-name="ce851" office:value-type="string">
            <text:p>00</text:p>
          </table:table-cell>
          <table:table-cell table:style-name="ce883" office:value-type="string">
            <text:p>00</text:p>
          </table:table-cell>
          <table:table-cell table:style-name="ce916" office:value-type="string">
            <text:p>00</text:p>
          </table:table-cell>
          <table:table-cell table:style-name="ce949" office:value-type="string">
            <text:p>00</text:p>
          </table:table-cell>
          <table:table-cell table:style-name="ce981" office:value-type="string">
            <text:p>00</text:p>
          </table:table-cell>
          <table:table-cell table:style-name="ce1013" office:value-type="string">
            <text:p>00</text:p>
          </table:table-cell>
          <table:table-cell table:style-name="ce1045" office:value-type="string">
            <text:p>00</text:p>
          </table:table-cell>
          <table:table-cell table:style-name="ce1077" office:value-type="string">
            <text:p>00</text:p>
          </table:table-cell>
          <table:table-cell table:style-name="ce1109" office:value-type="string">
            <text:p>00</text:p>
          </table:table-cell>
          <table:table-cell table:style-name="ce1141" office:value-type="string">
            <text:p>00</text:p>
          </table:table-cell>
          <table:table-cell table:style-name="ce1173" office:value-type="string">
            <text:p>00</text:p>
          </table:table-cell>
          <table:table-cell table:style-name="ce1205" office:value-type="string">
            <text:p>00</text:p>
          </table:table-cell>
          <table:table-cell table:style-name="ce1237" office:value-type="string">
            <text:p>00</text:p>
          </table:table-cell>
          <table:table-cell table:style-name="ce1269" office:value-type="string">
            <text:p>00</text:p>
          </table:table-cell>
          <table:table-cell table:style-name="ce1301" office:value-type="string">
            <text:p>00</text:p>
          </table:table-cell>
          <table:table-cell table:style-name="ce1333" office:value-type="string">
            <text:p>00</text:p>
          </table:table-cell>
          <table:table-cell table:style-name="ce1365" office:value-type="string">
            <text:p>00</text:p>
          </table:table-cell>
          <table:table-cell table:style-name="ce1397" office:value-type="string">
            <text:p>00</text:p>
          </table:table-cell>
          <table:table-cell table:style-name="ce1429" office:value-type="string">
            <text:p>00</text:p>
          </table:table-cell>
          <table:table-cell table:style-name="ce1461" office:value-type="string">
            <text:p>00</text:p>
          </table:table-cell>
          <table:table-cell table:style-name="ce1493" office:value-type="string">
            <text:p>00</text:p>
          </table:table-cell>
          <table:table-cell table:style-name="ce1525" office:value-type="string">
            <text:p>00</text:p>
          </table:table-cell>
          <table:table-cell table:style-name="ce1557" office:value-type="string">
            <text:p>00</text:p>
          </table:table-cell>
          <table:table-cell table:style-name="ce1589" office:value-type="string">
            <text:p>00</text:p>
          </table:table-cell>
          <table:table-cell table:style-name="ce1621" office:value-type="string">
            <text:p>00</text:p>
          </table:table-cell>
          <table:table-cell table:style-name="ce1653" office:value-type="string">
            <text:p>00</text:p>
          </table:table-cell>
          <table:table-cell table:style-name="ce1685" office:value-type="string">
            <text:p>00</text:p>
          </table:table-cell>
          <table:table-cell table:style-name="ce1717" office:value-type="string">
            <text:p>00</text:p>
          </table:table-cell>
          <table:table-cell table:style-name="ce1749" office:value-type="string">
            <text:p>00</text:p>
          </table:table-cell>
          <table:table-cell table:style-name="ce1781" office:value-type="string">
            <text:p>00</text:p>
          </table:table-cell>
          <table:table-cell table:style-name="ce1814" office:value-type="string">
            <text:p>00</text:p>
          </table:table-cell>
          <table:table-cell table:style-name="ce1847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table:style-name="ce820" office:value-type="string">
            <text:p>[</text:p>
          </table:table-cell>
          <table:table-cell table:style-name="ce852" office:value-type="string">
            <text:p>00</text:p>
          </table:table-cell>
          <table:table-cell table:style-name="ce884" office:value-type="string">
            <text:p>00</text:p>
          </table:table-cell>
          <table:table-cell table:style-name="ce917" office:value-type="string">
            <text:p>00</text:p>
          </table:table-cell>
          <table:table-cell table:style-name="ce950" office:value-type="string">
            <text:p>00</text:p>
          </table:table-cell>
          <table:table-cell table:style-name="ce982" office:value-type="string">
            <text:p>00</text:p>
          </table:table-cell>
          <table:table-cell table:style-name="ce1014" office:value-type="string">
            <text:p>00</text:p>
          </table:table-cell>
          <table:table-cell table:style-name="ce1046" office:value-type="string">
            <text:p>00</text:p>
          </table:table-cell>
          <table:table-cell table:style-name="ce1078" office:value-type="string">
            <text:p>00</text:p>
          </table:table-cell>
          <table:table-cell table:style-name="ce1110" office:value-type="string">
            <text:p>00</text:p>
          </table:table-cell>
          <table:table-cell table:style-name="ce1142" office:value-type="string">
            <text:p>00</text:p>
          </table:table-cell>
          <table:table-cell table:style-name="ce1174" office:value-type="string">
            <text:p>00</text:p>
          </table:table-cell>
          <table:table-cell table:style-name="ce1206" office:value-type="string">
            <text:p>00</text:p>
          </table:table-cell>
          <table:table-cell table:style-name="ce1238" office:value-type="string">
            <text:p>00</text:p>
          </table:table-cell>
          <table:table-cell table:style-name="ce1270" office:value-type="string">
            <text:p>00</text:p>
          </table:table-cell>
          <table:table-cell table:style-name="ce1302" office:value-type="string">
            <text:p>00</text:p>
          </table:table-cell>
          <table:table-cell table:style-name="ce1334" office:value-type="string">
            <text:p>00</text:p>
          </table:table-cell>
          <table:table-cell table:style-name="ce1366" office:value-type="string">
            <text:p>00</text:p>
          </table:table-cell>
          <table:table-cell table:style-name="ce1398" office:value-type="string">
            <text:p>00</text:p>
          </table:table-cell>
          <table:table-cell table:style-name="ce1430" office:value-type="string">
            <text:p>00</text:p>
          </table:table-cell>
          <table:table-cell table:style-name="ce1462" office:value-type="string">
            <text:p>00</text:p>
          </table:table-cell>
          <table:table-cell table:style-name="ce1494" office:value-type="string">
            <text:p>00</text:p>
          </table:table-cell>
          <table:table-cell table:style-name="ce1526" office:value-type="string">
            <text:p>00</text:p>
          </table:table-cell>
          <table:table-cell table:style-name="ce1558" office:value-type="string">
            <text:p>00</text:p>
          </table:table-cell>
          <table:table-cell table:style-name="ce1590" office:value-type="string">
            <text:p>00</text:p>
          </table:table-cell>
          <table:table-cell table:style-name="ce1622" office:value-type="string">
            <text:p>00</text:p>
          </table:table-cell>
          <table:table-cell table:style-name="ce1654" office:value-type="string">
            <text:p>00</text:p>
          </table:table-cell>
          <table:table-cell table:style-name="ce1686" office:value-type="string">
            <text:p>00</text:p>
          </table:table-cell>
          <table:table-cell table:style-name="ce1718" office:value-type="string">
            <text:p>00</text:p>
          </table:table-cell>
          <table:table-cell table:style-name="ce1750" office:value-type="string">
            <text:p>00</text:p>
          </table:table-cell>
          <table:table-cell table:style-name="ce1782" office:value-type="string">
            <text:p>00</text:p>
          </table:table-cell>
          <table:table-cell table:style-name="ce1815" office:value-type="string">
            <text:p>00</text:p>
          </table:table-cell>
          <table:table-cell table:style-name="ce1848" office:value-type="string">
            <text:p>00</text:p>
          </table:table-cell>
          <table:table-cell table:style-name="ce820" office:value-type="string">
            <text:p>]</text:p>
          </table:table-cell>
          <table:table-cell table:style-name="ce820" table:number-columns-repeated="990"/>
        </table:table-row>
        <table:table-row table:style-name="ro2">
          <table:table-cell office:value-type="string">
            <text:p>[</text:p>
          </table:table-cell>
          <table:table-cell table:style-name="ce853" office:value-type="string">
            <text:p>00</text:p>
          </table:table-cell>
          <table:table-cell table:style-name="ce885" office:value-type="string">
            <text:p>00</text:p>
          </table:table-cell>
          <table:table-cell table:style-name="ce918" office:value-type="string">
            <text:p>00</text:p>
          </table:table-cell>
          <table:table-cell table:style-name="ce951" office:value-type="string">
            <text:p>00</text:p>
          </table:table-cell>
          <table:table-cell table:style-name="ce983" office:value-type="string">
            <text:p>00</text:p>
          </table:table-cell>
          <table:table-cell table:style-name="ce1015" office:value-type="string">
            <text:p>00</text:p>
          </table:table-cell>
          <table:table-cell table:style-name="ce1047" office:value-type="string">
            <text:p>00</text:p>
          </table:table-cell>
          <table:table-cell table:style-name="ce1079" office:value-type="string">
            <text:p>00</text:p>
          </table:table-cell>
          <table:table-cell table:style-name="ce1111" office:value-type="string">
            <text:p>00</text:p>
          </table:table-cell>
          <table:table-cell table:style-name="ce1143" office:value-type="string">
            <text:p>00</text:p>
          </table:table-cell>
          <table:table-cell table:style-name="ce1175" office:value-type="string">
            <text:p>00</text:p>
          </table:table-cell>
          <table:table-cell table:style-name="ce1207" office:value-type="string">
            <text:p>00</text:p>
          </table:table-cell>
          <table:table-cell table:style-name="ce1239" office:value-type="string">
            <text:p>00</text:p>
          </table:table-cell>
          <table:table-cell table:style-name="ce1271" office:value-type="string">
            <text:p>00</text:p>
          </table:table-cell>
          <table:table-cell table:style-name="ce1303" office:value-type="string">
            <text:p>00</text:p>
          </table:table-cell>
          <table:table-cell table:style-name="ce1335" office:value-type="string">
            <text:p>00</text:p>
          </table:table-cell>
          <table:table-cell table:style-name="ce1367" office:value-type="string">
            <text:p>00</text:p>
          </table:table-cell>
          <table:table-cell table:style-name="ce1399" office:value-type="string">
            <text:p>00</text:p>
          </table:table-cell>
          <table:table-cell table:style-name="ce1431" office:value-type="string">
            <text:p>00</text:p>
          </table:table-cell>
          <table:table-cell table:style-name="ce1463" office:value-type="string">
            <text:p>00</text:p>
          </table:table-cell>
          <table:table-cell table:style-name="ce1495" office:value-type="string">
            <text:p>00</text:p>
          </table:table-cell>
          <table:table-cell table:style-name="ce1527" office:value-type="string">
            <text:p>00</text:p>
          </table:table-cell>
          <table:table-cell table:style-name="ce1559" office:value-type="string">
            <text:p>00</text:p>
          </table:table-cell>
          <table:table-cell table:style-name="ce1591" office:value-type="string">
            <text:p>00</text:p>
          </table:table-cell>
          <table:table-cell table:style-name="ce1623" office:value-type="string">
            <text:p>00</text:p>
          </table:table-cell>
          <table:table-cell table:style-name="ce1655" office:value-type="string">
            <text:p>00</text:p>
          </table:table-cell>
          <table:table-cell table:style-name="ce1687" office:value-type="string">
            <text:p>00</text:p>
          </table:table-cell>
          <table:table-cell table:style-name="ce1719" office:value-type="string">
            <text:p>00</text:p>
          </table:table-cell>
          <table:table-cell table:style-name="ce1751" office:value-type="string">
            <text:p>00</text:p>
          </table:table-cell>
          <table:table-cell table:style-name="ce1783" office:value-type="string">
            <text:p>00</text:p>
          </table:table-cell>
          <table:table-cell table:style-name="ce1816" office:value-type="string">
            <text:p>00</text:p>
          </table:table-cell>
          <table:table-cell table:style-name="ce1849" office:value-type="string">
            <text:p>00</text:p>
          </table:table-cell>
          <table:table-cell office:value-type="string">
            <text:p>]</text:p>
          </table:table-cell>
          <table:table-cell table:number-columns-repeated="990"/>
        </table:table-row>
        <table:table-row table:style-name="ro1">
          <table:table-cell table:number-columns-repeated="34" office:value-type="string">
            <text:p>*</text:p>
          </table:table-cell>
          <table:table-cell table:number-columns-repeated="990"/>
        </table:table-row>
        <table:table-row table:style-name="ro3" table:number-rows-repeated="1048541">
          <table:table-cell table:number-columns-repeated="1024"/>
        </table:table-row>
        <table:table-row table:style-name="ro4">
          <table:table-cell table:style-name="ce821" table:number-columns-repeated="1024"/>
        </table:table-row>
        <calcext:conditional-formats>
          <calcext:conditional-format calcext:target-range-address="EVENTS.AG1:EVENTS.AMJ1 EVENTS.AG34:EVENTS.AMJ1048575 EVENTS.A33:EVENTS.A33 EVENTS.AH33:EVENTS.AMJ33 EVENTS.A2:EVENTS.A2 EVENTS.AH2:EVENTS.AMJ2 EVENTS.A4:EVENTS.A31 EVENTS.AH4:EVENTS.AMJ31 EVENTS.E1:EVENTS.AE1 EVENTS.E34:EVENTS.AE1048575 EVENTS.A1:EVENTS.C1 EVENTS.A34:EVENTS.C104857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4:EVENTS.B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5:EVENTS.B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6:EVENTS.B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7:EVENTS.B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8:EVENTS.B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9:EVENTS.B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10:EVENTS.B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11:EVENTS.B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12:EVENTS.B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13:EVENTS.B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14:EVENTS.B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15:EVENTS.B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16:EVENTS.B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17:EVENTS.B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18:EVENTS.B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19:EVENTS.B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20:EVENTS.B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21:EVENTS.B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22:EVENTS.B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23:EVENTS.B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24:EVENTS.B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25:EVENTS.B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26:EVENTS.B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27:EVENTS.B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3:EVENTS.A3 EVENTS.AH3:EVENTS.AMJ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3:EVENTS.B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32:EVENTS.A32 EVENTS.AH32:EVENTS.AMJ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2:EVENTS.B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28:EVENTS.B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29:EVENTS.B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30:EVENTS.B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31:EVENTS.B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32:EVENTS.B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B33:EVENTS.B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2:EVENTS.C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2:EVENTS.E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2:EVENTS.F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2:EVENTS.G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2:EVENTS.H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2:EVENTS.I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2:EVENTS.J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2:EVENTS.K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2:EVENTS.L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2:EVENTS.M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2:EVENTS.N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2:EVENTS.O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2:EVENTS.P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2:EVENTS.Q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2:EVENTS.R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2:EVENTS.S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2:EVENTS.T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2:EVENTS.U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2:EVENTS.V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2:EVENTS.W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2:EVENTS.X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2:EVENTS.Y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2:EVENTS.Z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2:EVENTS.AA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2:EVENTS.AB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2:EVENTS.AC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2:EVENTS.AD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2:EVENTS.AE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2:EVENTS.AG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3:EVENTS.C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3:EVENTS.E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3:EVENTS.F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3:EVENTS.G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3:EVENTS.H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3:EVENTS.I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3:EVENTS.J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3:EVENTS.K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3:EVENTS.L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3:EVENTS.M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3:EVENTS.N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3:EVENTS.O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3:EVENTS.P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3:EVENTS.Q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3:EVENTS.R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3:EVENTS.S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3:EVENTS.T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3:EVENTS.U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3:EVENTS.V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3:EVENTS.W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3:EVENTS.X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3:EVENTS.Y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3:EVENTS.Z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3:EVENTS.AA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3:EVENTS.AB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3:EVENTS.AC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3:EVENTS.AD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3:EVENTS.AE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3:EVENTS.AG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4:EVENTS.C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4:EVENTS.E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4:EVENTS.F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4:EVENTS.G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4:EVENTS.H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4:EVENTS.I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4:EVENTS.J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4:EVENTS.K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4:EVENTS.L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4:EVENTS.M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4:EVENTS.N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4:EVENTS.O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4:EVENTS.P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4:EVENTS.Q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4:EVENTS.R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4:EVENTS.S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4:EVENTS.T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4:EVENTS.U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4:EVENTS.V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4:EVENTS.W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4:EVENTS.X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4:EVENTS.Y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4:EVENTS.Z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4:EVENTS.AA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4:EVENTS.AB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4:EVENTS.AC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4:EVENTS.AD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4:EVENTS.AE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4:EVENTS.AG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5:EVENTS.C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5:EVENTS.E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5:EVENTS.F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5:EVENTS.G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5:EVENTS.H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5:EVENTS.I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5:EVENTS.J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5:EVENTS.K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5:EVENTS.L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5:EVENTS.M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5:EVENTS.N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5:EVENTS.O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5:EVENTS.P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5:EVENTS.Q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5:EVENTS.R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5:EVENTS.S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5:EVENTS.T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5:EVENTS.U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5:EVENTS.V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5:EVENTS.W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5:EVENTS.X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5:EVENTS.Y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5:EVENTS.Z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5:EVENTS.AA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5:EVENTS.AB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5:EVENTS.AC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5:EVENTS.AD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5:EVENTS.AE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5:EVENTS.AG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6:EVENTS.C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6:EVENTS.E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6:EVENTS.F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6:EVENTS.G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6:EVENTS.H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6:EVENTS.I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6:EVENTS.J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6:EVENTS.K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6:EVENTS.L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6:EVENTS.M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6:EVENTS.N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6:EVENTS.O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6:EVENTS.P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6:EVENTS.Q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6:EVENTS.R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6:EVENTS.S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6:EVENTS.T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6:EVENTS.U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6:EVENTS.V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6:EVENTS.W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6:EVENTS.X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6:EVENTS.Y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6:EVENTS.Z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6:EVENTS.AA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6:EVENTS.AB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6:EVENTS.AC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6:EVENTS.AD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6:EVENTS.AE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6:EVENTS.AG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7:EVENTS.C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7:EVENTS.E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7:EVENTS.F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7:EVENTS.G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7:EVENTS.H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7:EVENTS.I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7:EVENTS.J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7:EVENTS.K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7:EVENTS.L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7:EVENTS.M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7:EVENTS.N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7:EVENTS.O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7:EVENTS.P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7:EVENTS.Q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7:EVENTS.R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7:EVENTS.S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7:EVENTS.T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7:EVENTS.U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7:EVENTS.V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7:EVENTS.W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7:EVENTS.X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7:EVENTS.Y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7:EVENTS.Z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7:EVENTS.AA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7:EVENTS.AB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7:EVENTS.AC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7:EVENTS.AD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7:EVENTS.AE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7:EVENTS.AG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8:EVENTS.C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8:EVENTS.E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8:EVENTS.F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8:EVENTS.G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8:EVENTS.H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8:EVENTS.I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8:EVENTS.J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8:EVENTS.K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8:EVENTS.L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8:EVENTS.M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8:EVENTS.N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8:EVENTS.O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8:EVENTS.P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8:EVENTS.Q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8:EVENTS.R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8:EVENTS.S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8:EVENTS.T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8:EVENTS.U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8:EVENTS.V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8:EVENTS.W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8:EVENTS.X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8:EVENTS.Y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8:EVENTS.Z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8:EVENTS.AA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8:EVENTS.AB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8:EVENTS.AC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8:EVENTS.AD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8:EVENTS.AE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8:EVENTS.AG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9:EVENTS.C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9:EVENTS.E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9:EVENTS.F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9:EVENTS.G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9:EVENTS.H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9:EVENTS.I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9:EVENTS.J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9:EVENTS.K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9:EVENTS.L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9:EVENTS.M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9:EVENTS.N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9:EVENTS.O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9:EVENTS.P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9:EVENTS.Q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9:EVENTS.R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9:EVENTS.S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9:EVENTS.T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9:EVENTS.U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9:EVENTS.V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9:EVENTS.W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9:EVENTS.X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9:EVENTS.Y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9:EVENTS.Z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9:EVENTS.AA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9:EVENTS.AB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9:EVENTS.AC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9:EVENTS.AD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9:EVENTS.AE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9:EVENTS.AG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10:EVENTS.C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10:EVENTS.E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10:EVENTS.F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10:EVENTS.G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10:EVENTS.H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10:EVENTS.I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10:EVENTS.J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10:EVENTS.K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10:EVENTS.L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10:EVENTS.M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10:EVENTS.N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10:EVENTS.O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10:EVENTS.P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10:EVENTS.Q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10:EVENTS.R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10:EVENTS.S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10:EVENTS.T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10:EVENTS.U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10:EVENTS.V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10:EVENTS.W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10:EVENTS.X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10:EVENTS.Y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10:EVENTS.Z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10:EVENTS.AA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10:EVENTS.AB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10:EVENTS.AC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10:EVENTS.AD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10:EVENTS.AE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10:EVENTS.AG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11:EVENTS.C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11:EVENTS.E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11:EVENTS.F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11:EVENTS.G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11:EVENTS.H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11:EVENTS.I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11:EVENTS.J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11:EVENTS.K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11:EVENTS.L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11:EVENTS.M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11:EVENTS.N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11:EVENTS.O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11:EVENTS.P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11:EVENTS.Q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11:EVENTS.R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11:EVENTS.S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11:EVENTS.T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11:EVENTS.U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11:EVENTS.V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11:EVENTS.W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11:EVENTS.X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11:EVENTS.Y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11:EVENTS.Z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11:EVENTS.AA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11:EVENTS.AB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11:EVENTS.AC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11:EVENTS.AD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11:EVENTS.AE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11:EVENTS.AG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12:EVENTS.C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12:EVENTS.E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12:EVENTS.F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12:EVENTS.G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12:EVENTS.H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12:EVENTS.I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12:EVENTS.J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12:EVENTS.K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12:EVENTS.L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12:EVENTS.M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12:EVENTS.N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12:EVENTS.O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12:EVENTS.P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12:EVENTS.Q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12:EVENTS.R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12:EVENTS.S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12:EVENTS.T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12:EVENTS.U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12:EVENTS.V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12:EVENTS.W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12:EVENTS.X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12:EVENTS.Y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12:EVENTS.Z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12:EVENTS.AA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12:EVENTS.AB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12:EVENTS.AC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12:EVENTS.AD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12:EVENTS.AE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12:EVENTS.AG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13:EVENTS.C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13:EVENTS.E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13:EVENTS.F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13:EVENTS.G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13:EVENTS.H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13:EVENTS.I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13:EVENTS.J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13:EVENTS.K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13:EVENTS.L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13:EVENTS.M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13:EVENTS.N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13:EVENTS.O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13:EVENTS.P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13:EVENTS.Q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13:EVENTS.R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13:EVENTS.S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13:EVENTS.T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13:EVENTS.U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13:EVENTS.V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13:EVENTS.W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13:EVENTS.X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13:EVENTS.Y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13:EVENTS.Z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13:EVENTS.AA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13:EVENTS.AB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13:EVENTS.AC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13:EVENTS.AD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13:EVENTS.AE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13:EVENTS.AG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14:EVENTS.C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14:EVENTS.E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14:EVENTS.F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14:EVENTS.G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14:EVENTS.H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14:EVENTS.I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14:EVENTS.J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14:EVENTS.K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14:EVENTS.L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14:EVENTS.M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14:EVENTS.N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14:EVENTS.O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14:EVENTS.P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14:EVENTS.Q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14:EVENTS.R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14:EVENTS.S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14:EVENTS.T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14:EVENTS.U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14:EVENTS.V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14:EVENTS.W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14:EVENTS.X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14:EVENTS.Y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14:EVENTS.Z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14:EVENTS.AA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14:EVENTS.AB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14:EVENTS.AC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14:EVENTS.AD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14:EVENTS.AE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14:EVENTS.AG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15:EVENTS.C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15:EVENTS.E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15:EVENTS.F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15:EVENTS.G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15:EVENTS.H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15:EVENTS.I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15:EVENTS.J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15:EVENTS.K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15:EVENTS.L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15:EVENTS.M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15:EVENTS.N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15:EVENTS.O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15:EVENTS.P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15:EVENTS.Q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15:EVENTS.R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15:EVENTS.S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15:EVENTS.T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15:EVENTS.U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15:EVENTS.V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15:EVENTS.W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15:EVENTS.X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15:EVENTS.Y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15:EVENTS.Z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15:EVENTS.AA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15:EVENTS.AB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15:EVENTS.AC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15:EVENTS.AD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15:EVENTS.AE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15:EVENTS.AG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16:EVENTS.C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16:EVENTS.E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16:EVENTS.F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16:EVENTS.G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16:EVENTS.H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16:EVENTS.I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16:EVENTS.J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16:EVENTS.K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16:EVENTS.L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16:EVENTS.M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16:EVENTS.N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16:EVENTS.O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16:EVENTS.P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16:EVENTS.Q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16:EVENTS.R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16:EVENTS.S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16:EVENTS.T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16:EVENTS.U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16:EVENTS.V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16:EVENTS.W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16:EVENTS.X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16:EVENTS.Y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16:EVENTS.Z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16:EVENTS.AA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16:EVENTS.AB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16:EVENTS.AC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16:EVENTS.AD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16:EVENTS.AE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16:EVENTS.AG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17:EVENTS.C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17:EVENTS.E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17:EVENTS.F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17:EVENTS.G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17:EVENTS.H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17:EVENTS.I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17:EVENTS.J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17:EVENTS.K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17:EVENTS.L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17:EVENTS.M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17:EVENTS.N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17:EVENTS.O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17:EVENTS.P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17:EVENTS.Q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17:EVENTS.R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17:EVENTS.S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17:EVENTS.T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17:EVENTS.U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17:EVENTS.V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17:EVENTS.W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17:EVENTS.X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17:EVENTS.Y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17:EVENTS.Z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17:EVENTS.AA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17:EVENTS.AB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17:EVENTS.AC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17:EVENTS.AD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17:EVENTS.AE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17:EVENTS.AG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18:EVENTS.C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18:EVENTS.E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18:EVENTS.F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18:EVENTS.G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18:EVENTS.H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18:EVENTS.I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18:EVENTS.J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18:EVENTS.K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18:EVENTS.L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18:EVENTS.M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18:EVENTS.N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18:EVENTS.O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18:EVENTS.P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18:EVENTS.Q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18:EVENTS.R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18:EVENTS.S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18:EVENTS.T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18:EVENTS.U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18:EVENTS.V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18:EVENTS.W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18:EVENTS.X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18:EVENTS.Y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18:EVENTS.Z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18:EVENTS.AA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18:EVENTS.AB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18:EVENTS.AC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18:EVENTS.AD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18:EVENTS.AE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18:EVENTS.AG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19:EVENTS.C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19:EVENTS.E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19:EVENTS.F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19:EVENTS.G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19:EVENTS.H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19:EVENTS.I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19:EVENTS.J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19:EVENTS.K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19:EVENTS.L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19:EVENTS.M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19:EVENTS.N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19:EVENTS.O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19:EVENTS.P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19:EVENTS.Q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19:EVENTS.R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19:EVENTS.S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19:EVENTS.T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19:EVENTS.U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19:EVENTS.V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19:EVENTS.W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19:EVENTS.X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19:EVENTS.Y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19:EVENTS.Z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19:EVENTS.AA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19:EVENTS.AB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19:EVENTS.AC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19:EVENTS.AD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19:EVENTS.AE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19:EVENTS.AG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20:EVENTS.C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20:EVENTS.E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20:EVENTS.F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20:EVENTS.G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20:EVENTS.H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20:EVENTS.I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20:EVENTS.J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20:EVENTS.K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20:EVENTS.L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20:EVENTS.M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20:EVENTS.N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20:EVENTS.O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20:EVENTS.P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20:EVENTS.Q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20:EVENTS.R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20:EVENTS.S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20:EVENTS.T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20:EVENTS.U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20:EVENTS.V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20:EVENTS.W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20:EVENTS.X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20:EVENTS.Y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20:EVENTS.Z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20:EVENTS.AA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20:EVENTS.AB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20:EVENTS.AC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20:EVENTS.AD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20:EVENTS.AE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20:EVENTS.AG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21:EVENTS.C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21:EVENTS.E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21:EVENTS.F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21:EVENTS.G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21:EVENTS.H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21:EVENTS.I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21:EVENTS.J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21:EVENTS.K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21:EVENTS.L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21:EVENTS.M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21:EVENTS.N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21:EVENTS.O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21:EVENTS.P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21:EVENTS.Q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21:EVENTS.R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21:EVENTS.S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21:EVENTS.T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21:EVENTS.U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21:EVENTS.V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21:EVENTS.W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21:EVENTS.X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21:EVENTS.Y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21:EVENTS.Z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21:EVENTS.AA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21:EVENTS.AB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21:EVENTS.AC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21:EVENTS.AD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21:EVENTS.AE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21:EVENTS.AG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22:EVENTS.C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22:EVENTS.E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22:EVENTS.F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22:EVENTS.G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22:EVENTS.H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22:EVENTS.I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22:EVENTS.J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22:EVENTS.K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22:EVENTS.L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22:EVENTS.M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22:EVENTS.N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22:EVENTS.O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22:EVENTS.P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22:EVENTS.Q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22:EVENTS.R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22:EVENTS.S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22:EVENTS.T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22:EVENTS.U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22:EVENTS.V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22:EVENTS.W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22:EVENTS.X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22:EVENTS.Y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22:EVENTS.Z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22:EVENTS.AA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22:EVENTS.AB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22:EVENTS.AC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22:EVENTS.AD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22:EVENTS.AE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22:EVENTS.AG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23:EVENTS.C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23:EVENTS.E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23:EVENTS.F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23:EVENTS.G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23:EVENTS.H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23:EVENTS.I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23:EVENTS.J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23:EVENTS.K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23:EVENTS.L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23:EVENTS.M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23:EVENTS.N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23:EVENTS.O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23:EVENTS.P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23:EVENTS.Q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23:EVENTS.R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23:EVENTS.S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23:EVENTS.T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23:EVENTS.U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23:EVENTS.V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23:EVENTS.W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23:EVENTS.X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23:EVENTS.Y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23:EVENTS.Z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23:EVENTS.AA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23:EVENTS.AB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23:EVENTS.AC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23:EVENTS.AD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23:EVENTS.AE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23:EVENTS.AG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24:EVENTS.C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24:EVENTS.E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24:EVENTS.F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24:EVENTS.G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24:EVENTS.H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24:EVENTS.I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24:EVENTS.J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24:EVENTS.K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24:EVENTS.L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24:EVENTS.M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24:EVENTS.N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24:EVENTS.O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24:EVENTS.P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24:EVENTS.Q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24:EVENTS.R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24:EVENTS.S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24:EVENTS.T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24:EVENTS.U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24:EVENTS.V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24:EVENTS.W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24:EVENTS.X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24:EVENTS.Y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24:EVENTS.Z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24:EVENTS.AA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24:EVENTS.AB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24:EVENTS.AC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24:EVENTS.AD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24:EVENTS.AE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24:EVENTS.AG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25:EVENTS.C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25:EVENTS.E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25:EVENTS.F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25:EVENTS.G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25:EVENTS.H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25:EVENTS.I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25:EVENTS.J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25:EVENTS.K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25:EVENTS.L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25:EVENTS.M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25:EVENTS.N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25:EVENTS.O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25:EVENTS.P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25:EVENTS.Q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25:EVENTS.R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25:EVENTS.S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25:EVENTS.T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25:EVENTS.U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25:EVENTS.V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25:EVENTS.W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25:EVENTS.X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25:EVENTS.Y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25:EVENTS.Z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25:EVENTS.AA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25:EVENTS.AB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25:EVENTS.AC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25:EVENTS.AD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25:EVENTS.AE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25:EVENTS.AG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26:EVENTS.C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26:EVENTS.E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26:EVENTS.F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26:EVENTS.G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26:EVENTS.H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26:EVENTS.I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26:EVENTS.J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26:EVENTS.K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26:EVENTS.L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26:EVENTS.M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26:EVENTS.N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26:EVENTS.O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26:EVENTS.P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26:EVENTS.Q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26:EVENTS.R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26:EVENTS.S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26:EVENTS.T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26:EVENTS.U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26:EVENTS.V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26:EVENTS.W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26:EVENTS.X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26:EVENTS.Y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26:EVENTS.Z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26:EVENTS.AA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26:EVENTS.AB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26:EVENTS.AC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26:EVENTS.AD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26:EVENTS.AE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26:EVENTS.AG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27:EVENTS.C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27:EVENTS.E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27:EVENTS.F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27:EVENTS.G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27:EVENTS.H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27:EVENTS.I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27:EVENTS.J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27:EVENTS.K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27:EVENTS.L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27:EVENTS.M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27:EVENTS.N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27:EVENTS.O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27:EVENTS.P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27:EVENTS.Q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27:EVENTS.R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27:EVENTS.S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27:EVENTS.T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27:EVENTS.U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27:EVENTS.V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27:EVENTS.W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27:EVENTS.X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27:EVENTS.Y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27:EVENTS.Z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27:EVENTS.AA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27:EVENTS.AB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27:EVENTS.AC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27:EVENTS.AD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27:EVENTS.AE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27:EVENTS.AG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28:EVENTS.C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28:EVENTS.E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28:EVENTS.F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28:EVENTS.G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28:EVENTS.H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28:EVENTS.I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28:EVENTS.J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28:EVENTS.K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28:EVENTS.L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28:EVENTS.M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28:EVENTS.N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28:EVENTS.O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28:EVENTS.P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28:EVENTS.Q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28:EVENTS.R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28:EVENTS.S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28:EVENTS.T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28:EVENTS.U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28:EVENTS.V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28:EVENTS.W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28:EVENTS.X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28:EVENTS.Y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28:EVENTS.Z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28:EVENTS.AA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28:EVENTS.AB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28:EVENTS.AC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28:EVENTS.AD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28:EVENTS.AE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28:EVENTS.AG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29:EVENTS.C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29:EVENTS.E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29:EVENTS.F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29:EVENTS.G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29:EVENTS.H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29:EVENTS.I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29:EVENTS.J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29:EVENTS.K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29:EVENTS.L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29:EVENTS.M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29:EVENTS.N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29:EVENTS.O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29:EVENTS.P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29:EVENTS.Q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29:EVENTS.R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29:EVENTS.S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29:EVENTS.T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29:EVENTS.U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29:EVENTS.V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29:EVENTS.W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29:EVENTS.X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29:EVENTS.Y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29:EVENTS.Z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29:EVENTS.AA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29:EVENTS.AB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29:EVENTS.AC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29:EVENTS.AD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29:EVENTS.AE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29:EVENTS.AG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30:EVENTS.C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30:EVENTS.E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30:EVENTS.F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30:EVENTS.G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30:EVENTS.H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30:EVENTS.I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30:EVENTS.J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30:EVENTS.K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30:EVENTS.L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30:EVENTS.M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30:EVENTS.N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30:EVENTS.O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30:EVENTS.P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30:EVENTS.Q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30:EVENTS.R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30:EVENTS.S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30:EVENTS.T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30:EVENTS.U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30:EVENTS.V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30:EVENTS.W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30:EVENTS.X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30:EVENTS.Y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30:EVENTS.Z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30:EVENTS.AA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30:EVENTS.AB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30:EVENTS.AC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30:EVENTS.AD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30:EVENTS.AE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30:EVENTS.AG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31:EVENTS.C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31:EVENTS.E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31:EVENTS.F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31:EVENTS.G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31:EVENTS.H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31:EVENTS.I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31:EVENTS.J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31:EVENTS.K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31:EVENTS.L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31:EVENTS.M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31:EVENTS.N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31:EVENTS.O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31:EVENTS.P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31:EVENTS.Q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31:EVENTS.R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31:EVENTS.S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31:EVENTS.T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31:EVENTS.U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31:EVENTS.V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31:EVENTS.W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31:EVENTS.X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31:EVENTS.Y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31:EVENTS.Z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31:EVENTS.AA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31:EVENTS.AB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31:EVENTS.AC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31:EVENTS.AD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31:EVENTS.AE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31:EVENTS.AG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32:EVENTS.C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32:EVENTS.E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32:EVENTS.F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32:EVENTS.G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32:EVENTS.H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32:EVENTS.I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32:EVENTS.J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32:EVENTS.K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32:EVENTS.L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32:EVENTS.M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32:EVENTS.N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32:EVENTS.O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32:EVENTS.P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32:EVENTS.Q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32:EVENTS.R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32:EVENTS.S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32:EVENTS.T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32:EVENTS.U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32:EVENTS.V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32:EVENTS.W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32:EVENTS.X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32:EVENTS.Y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32:EVENTS.Z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32:EVENTS.AA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32:EVENTS.AB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32:EVENTS.AC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32:EVENTS.AD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32:EVENTS.AE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32:EVENTS.AG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C33:EVENTS.C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E33:EVENTS.E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F33:EVENTS.F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G33:EVENTS.G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H33:EVENTS.H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I33:EVENTS.I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J33:EVENTS.J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K33:EVENTS.K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L33:EVENTS.L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M33:EVENTS.M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N33:EVENTS.N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O33:EVENTS.O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P33:EVENTS.P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Q33:EVENTS.Q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R33:EVENTS.R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S33:EVENTS.S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T33:EVENTS.T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U33:EVENTS.U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V33:EVENTS.V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W33:EVENTS.W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X33:EVENTS.X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Y33:EVENTS.Y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Z33:EVENTS.Z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A33:EVENTS.AA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B33:EVENTS.AB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C33:EVENTS.AC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D33:EVENTS.AD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E33:EVENTS.AE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G33:EVENTS.AG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1:EVENTS.AF1 EVENTS.AF34:EVENTS.AF104857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2:EVENTS.AF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3:EVENTS.AF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4:EVENTS.AF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5:EVENTS.AF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6:EVENTS.AF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7:EVENTS.AF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8:EVENTS.AF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9:EVENTS.AF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10:EVENTS.AF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11:EVENTS.AF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12:EVENTS.AF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13:EVENTS.AF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14:EVENTS.AF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15:EVENTS.AF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16:EVENTS.AF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17:EVENTS.AF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18:EVENTS.AF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19:EVENTS.AF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20:EVENTS.AF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21:EVENTS.AF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22:EVENTS.AF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23:EVENTS.AF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24:EVENTS.AF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25:EVENTS.AF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26:EVENTS.AF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27:EVENTS.AF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28:EVENTS.AF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29:EVENTS.AF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30:EVENTS.AF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31:EVENTS.AF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32:EVENTS.AF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AF33:EVENTS.AF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1:EVENTS.D1 EVENTS.D34:EVENTS.D104857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2:EVENTS.D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3:EVENTS.D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4:EVENTS.D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5:EVENTS.D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6:EVENTS.D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7:EVENTS.D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8:EVENTS.D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9:EVENTS.D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10:EVENTS.D1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11:EVENTS.D1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12:EVENTS.D1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13:EVENTS.D1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14:EVENTS.D1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15:EVENTS.D1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16:EVENTS.D1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17:EVENTS.D1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18:EVENTS.D1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19:EVENTS.D1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20:EVENTS.D2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21:EVENTS.D2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22:EVENTS.D2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23:EVENTS.D2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24:EVENTS.D24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25:EVENTS.D25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26:EVENTS.D26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27:EVENTS.D27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28:EVENTS.D28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29:EVENTS.D29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30:EVENTS.D30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31:EVENTS.D31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32:EVENTS.D32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  <calcext:conditional-format calcext:target-range-address="EVENTS.D33:EVENTS.D33">
            <calcext:condition calcext:apply-style-name="Locked" calcext:value="=&quot;00&quot;" calcext:base-cell-address=""/>
            <calcext:condition calcext:apply-style-name="Free" calcext:value="&gt;9" calcext:base-cell-address="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mpty" style:family="table-cell" style:parent-style-name="Default">
      <style:table-cell-properties fo:background-color="#000000"/>
    </style:style>
    <style:style style:name="Grass1" style:family="table-cell" style:parent-style-name="Default">
      <style:table-cell-properties fo:background-color="#ffff00"/>
      <style:text-properties style:use-window-font-color="true"/>
    </style:style>
    <style:style style:name="Grass2" style:family="table-cell" style:parent-style-name="Default">
      <style:table-cell-properties fo:background-color="#00ff00"/>
    </style:style>
    <style:style style:name="Road1" style:family="table-cell" style:parent-style-name="Default">
      <style:table-cell-properties fo:background-color="#cccccc"/>
    </style:style>
    <style:style style:name="Road2" style:family="table-cell" style:parent-style-name="Default">
      <style:table-cell-properties fo:background-color="#198a8a"/>
    </style:style>
    <style:style style:name="Wast" style:family="table-cell" style:parent-style-name="Default">
      <style:table-cell-properties fo:background-color="#eb613d"/>
    </style:style>
    <style:style style:name="Rock" style:family="table-cell" style:parent-style-name="Default">
      <style:table-cell-properties fo:background-color="#ff0000"/>
    </style:style>
    <style:style style:name="Water" style:family="table-cell" style:parent-style-name="Default">
      <style:table-cell-properties fo:background-color="#0000ff"/>
    </style:style>
    <style:style style:name="Free" style:family="table-cell" style:parent-style-name="Default">
      <style:table-cell-properties fo:background-color="#00ff00"/>
    </style:style>
    <style:style style:name="Event" style:family="table-cell" style:parent-style-name="Default">
      <style:table-cell-properties fo:background-color="#ffff00"/>
    </style:style>
    <style:style style:name="Lock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0">00/00/0000</text:date>, <text:time style:data-style-name="N2" text:time-value="0000-00-00T00:28: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D. Arias</meta:initial-creator>
    <meta:creation-date>2013-07-13T16:26:56</meta:creation-date>
    <dc:date>2013-07-20T00:30:43</dc:date>
    <dc:creator>Luis D. Arias</dc:creator>
    <meta:editing-duration>PT2H32M15S</meta:editing-duration>
    <meta:editing-cycles>21</meta:editing-cycles>
    <meta:generator>LibreOffice/4.0-5$Linux_x86 LibreOffice_project/400m0$Build-305</meta:generator>
    <meta:document-statistic meta:table-count="2" meta:cell-count="2312" meta:object-count="0"/>
  </office:meta>
</office:document-meta>
</file>